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05cm"/>
    </style:style>
    <style:style style:name="co2" style:family="table-column">
      <style:table-column-properties fo:break-before="auto" style:column-width="2.254cm"/>
    </style:style>
    <style:style style:name="co3" style:family="table-column">
      <style:table-column-properties fo:break-before="auto" style:column-width="8.257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1.688cm"/>
    </style:style>
    <style:style style:name="co6" style:family="table-column">
      <style:table-column-properties fo:break-before="auto" style:column-width="2.967cm"/>
    </style:style>
    <style:style style:name="co7" style:family="table-column">
      <style:table-column-properties fo:break-before="auto" style:column-width="2.341cm"/>
    </style:style>
    <style:style style:name="co8" style:family="table-column">
      <style:table-column-properties fo:break-before="auto" style:column-width="2.859cm"/>
    </style:style>
    <style:style style:name="co9" style:family="table-column">
      <style:table-column-properties fo:break-before="auto" style:column-width="3.403cm"/>
    </style:style>
    <style:style style:name="co10" style:family="table-column">
      <style:table-column-properties fo:break-before="auto" style:column-width="3.24cm"/>
    </style:style>
    <style:style style:name="co11" style:family="table-column">
      <style:table-column-properties fo:break-before="auto" style:column-width="1.692cm"/>
    </style:style>
    <style:style style:name="co12" style:family="table-column">
      <style:table-column-properties fo:break-before="auto" style:column-width="2.475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chombala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4ea6b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d4ea6b" style:text-align-source="fix" style:repeat-content="false" fo:wrap-option="wrap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choo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9" table:default-cell-style-name="Default"/>
        <table:table-column table:style-name="co12" table:number-columns-repeated="998" table:default-cell-style-name="Default"/>
        <table:table-column table:style-name="co13" table:number-columns-repeated="5" table:default-cell-style-name="Default"/>
        <table:table-row table:style-name="ro1">
          <table:table-cell table:style-name="ce1" office:value-type="string" calcext:value-type="string">
            <text:p>Sl. No.</text:p>
          </table:table-cell>
          <table:table-cell table:style-name="ce1" office:value-type="string" calcext:value-type="string">
            <text:p>School code</text:p>
          </table:table-cell>
          <table:table-cell table:style-name="ce1" office:value-type="string" calcext:value-type="string">
            <text:p>School name</text:p>
          </table:table-cell>
          <table:table-cell table:style-name="ce1" office:value-type="string" calcext:value-type="string">
            <text:p>School type</text:p>
          </table:table-cell>
          <table:table-cell table:style-name="ce1" office:value-type="string" calcext:value-type="string">
            <text:p>Level Name</text:p>
          </table:table-cell>
          <table:table-cell table:style-name="ce1" office:value-type="string" calcext:value-type="string">
            <text:p>Category</text:p>
          </table:table-cell>
          <table:table-cell table:style-name="ce5" office:value-type="string" calcext:value-type="string">
            <text:p>Sub District</text:p>
          </table:table-cell>
          <table:table-cell table:style-name="ce5" office:value-type="string" calcext:value-type="string">
            <text:p>Name Of HM</text:p>
          </table:table-cell>
          <table:table-cell table:style-name="ce5" office:value-type="string" calcext:value-type="string">
            <text:p>Number Of HM</text:p>
          </table:table-cell>
          <table:table-cell table:style-name="ce5" office:value-type="string" calcext:value-type="string">
            <text:p>Name Of SITC/PSITC</text:p>
          </table:table-cell>
          <table:table-cell table:style-name="ce5" office:value-type="string" calcext:value-type="string">
            <text:p>Number Of SITC/PSITC</text:p>
          </table:table-cell>
          <table:table-cell table:style-name="ce22" table:number-columns-repeated="1012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7" office:value-type="float" office:value="16007" calcext:value-type="float">
            <text:p>16007</text:p>
          </table:table-cell>
          <table:table-cell table:style-name="ce17" office:value-type="string" calcext:value-type="string">
            <text:p>GHSS CHORODE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8 - 12</text:p>
          </table:table-cell>
          <table:table-cell table:style-name="ce17" table:formula="of:=IF([.E2]=&quot;11 - 12&quot;;&quot;HSS&quot;;IF([.E2]=&quot;8 - 12&quot;;&quot;HS, HSS&quot;;IF([.E2]=&quot;8 - 10&quot;;&quot;HS&quot;;IF([.E2]=&quot;1 - 4&quot;;&quot;LP&quot;;IF([.E2]=&quot;5 -7&quot;;&quot;UP&quot;;IF([.E2]=&quot;1 - 5&quot;;&quot;LP, UP&quot;;IF([.E2]=&quot;5 - 10&quot;;&quot;UP, HS&quot;;IF([.E2]=&quot;1 - 7&quot;;&quot;LP, UP&quot;;IF([.E2]=&quot;1 -10&quot;;&quot;LP, UP, HS&quot;;IF([.E2]=&quot;1 - 12&quot;;&quot;LP, UP, HS, HSS&quot;;IF([.E2]=&quot;5 - 12&quot;;&quot;UP, HS, HSS&quot;;&quot;&quot;)))))))))))" office:value-type="string" office:string-value="HS, HSS" calcext:value-type="string">
            <text:p>HS, HSS</text:p>
          </table:table-cell>
          <table:table-cell office:value-type="string" calcext:value-type="string">
            <text:p>Chombala</text:p>
          </table:table-cell>
          <table:table-cell table:number-columns-repeated="1016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17" office:value-type="float" office:value="16011" calcext:value-type="float">
            <text:p>16011</text:p>
          </table:table-cell>
          <table:table-cell table:style-name="ce17" office:value-type="string" calcext:value-type="string">
            <text:p>G V H S S Madapally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12</text:p>
          </table:table-cell>
          <table:table-cell table:style-name="ce17" table:formula="of:=IF([.E3]=&quot;11 - 12&quot;;&quot;HSS&quot;;IF([.E3]=&quot;8 - 12&quot;;&quot;HS, HSS&quot;;IF([.E3]=&quot;8 - 10&quot;;&quot;HS&quot;;IF([.E3]=&quot;1 - 4&quot;;&quot;LP&quot;;IF([.E3]=&quot;5 -7&quot;;&quot;UP&quot;;IF([.E3]=&quot;1 - 5&quot;;&quot;LP, UP&quot;;IF([.E3]=&quot;5 - 10&quot;;&quot;UP, HS&quot;;IF([.E3]=&quot;1 - 7&quot;;&quot;LP, UP&quot;;IF([.E3]=&quot;1 -10&quot;;&quot;LP, UP, HS&quot;;IF([.E3]=&quot;1 - 12&quot;;&quot;LP, UP, HS, HSS&quot;;IF([.E3]=&quot;5 - 12&quot;;&quot;UP, HS, HSS&quot;;&quot;&quot;)))))))))))" office:value-type="string" office:string-value="LP, UP, HS, HSS" calcext:value-type="string">
            <text:p>LP, UP, HS, HSS</text:p>
          </table:table-cell>
          <table:table-cell office:value-type="string" calcext:value-type="string">
            <text:p>Chombala</text:p>
          </table:table-cell>
          <table:table-cell table:number-columns-repeated="1016"/>
        </table:table-row>
        <table:table-row table:style-name="ro2">
          <table:table-cell table:style-name="ce17" office:value-type="float" office:value="3" calcext:value-type="float">
            <text:p>3</text:p>
          </table:table-cell>
          <table:table-cell table:style-name="ce17" office:value-type="float" office:value="16012" calcext:value-type="float">
            <text:p>16012</text:p>
          </table:table-cell>
          <table:table-cell table:style-name="ce17" office:value-type="string" calcext:value-type="string">
            <text:p>GOVT HIGHER SECONDARY SCHOOLMADAPPALLI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5 - 12</text:p>
          </table:table-cell>
          <table:table-cell table:style-name="ce17" table:formula="of:=IF([.E4]=&quot;11 - 12&quot;;&quot;HSS&quot;;IF([.E4]=&quot;8 - 12&quot;;&quot;HS, HSS&quot;;IF([.E4]=&quot;8 - 10&quot;;&quot;HS&quot;;IF([.E4]=&quot;1 - 4&quot;;&quot;LP&quot;;IF([.E4]=&quot;5 -7&quot;;&quot;UP&quot;;IF([.E4]=&quot;1 - 5&quot;;&quot;LP, UP&quot;;IF([.E4]=&quot;5 - 10&quot;;&quot;UP, HS&quot;;IF([.E4]=&quot;1 - 7&quot;;&quot;LP, UP&quot;;IF([.E4]=&quot;1 -10&quot;;&quot;LP, UP, HS&quot;;IF([.E4]=&quot;1 - 12&quot;;&quot;LP, UP, HS, HSS&quot;;IF([.E4]=&quot;5 - 12&quot;;&quot;UP, HS, HSS&quot;;&quot;&quot;)))))))))))" office:value-type="string" office:string-value="UP, HS, HSS" calcext:value-type="string">
            <text:p>UP, HS, HSS</text:p>
          </table:table-cell>
          <table:table-cell office:value-type="string" calcext:value-type="string">
            <text:p>Chombala</text:p>
          </table:table-cell>
          <table:table-cell table:number-columns-repeated="1016"/>
        </table:table-row>
        <table:table-row table:style-name="ro2">
          <table:table-cell table:style-name="ce17" office:value-type="float" office:value="4" calcext:value-type="float">
            <text:p>4</text:p>
          </table:table-cell>
          <table:table-cell table:style-name="ce17" office:value-type="float" office:value="16013" calcext:value-type="float">
            <text:p>16013</text:p>
          </table:table-cell>
          <table:table-cell table:style-name="ce17" office:value-type="string" calcext:value-type="string">
            <text:p>GHSS AZHIYOOR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5 - 10</text:p>
          </table:table-cell>
          <table:table-cell table:style-name="ce17" table:formula="of:=IF([.E5]=&quot;11 - 12&quot;;&quot;HSS&quot;;IF([.E5]=&quot;8 - 12&quot;;&quot;HS, HSS&quot;;IF([.E5]=&quot;8 - 10&quot;;&quot;HS&quot;;IF([.E5]=&quot;1 - 4&quot;;&quot;LP&quot;;IF([.E5]=&quot;5 -7&quot;;&quot;UP&quot;;IF([.E5]=&quot;1 - 5&quot;;&quot;LP, UP&quot;;IF([.E5]=&quot;5 - 10&quot;;&quot;UP, HS&quot;;IF([.E5]=&quot;1 - 7&quot;;&quot;LP, UP&quot;;IF([.E5]=&quot;1 -10&quot;;&quot;LP, UP, HS&quot;;IF([.E5]=&quot;1 - 12&quot;;&quot;LP, UP, HS, HSS&quot;;IF([.E5]=&quot;5 - 12&quot;;&quot;UP, HS, HSS&quot;;&quot;&quot;)))))))))))" office:value-type="string" office:string-value="UP, HS" calcext:value-type="string">
            <text:p>UP, HS</text:p>
          </table:table-cell>
          <table:table-cell office:value-type="string" calcext:value-type="string">
            <text:p>Chombala</text:p>
          </table:table-cell>
          <table:table-cell table:number-columns-repeated="1016"/>
        </table:table-row>
        <table:table-row table:style-name="ro2">
          <table:table-cell table:style-name="ce17" office:value-type="float" office:value="5" calcext:value-type="float">
            <text:p>5</text:p>
          </table:table-cell>
          <table:table-cell table:style-name="ce17" office:value-type="float" office:value="16038" calcext:value-type="float">
            <text:p>16038</text:p>
          </table:table-cell>
          <table:table-cell table:style-name="ce17" office:value-type="string" calcext:value-type="string">
            <text:p>KKM GVHSS ORKKATTERI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8 - 12</text:p>
          </table:table-cell>
          <table:table-cell table:style-name="ce17" table:formula="of:=IF([.E6]=&quot;11 - 12&quot;;&quot;HSS&quot;;IF([.E6]=&quot;8 - 12&quot;;&quot;HS, HSS&quot;;IF([.E6]=&quot;8 - 10&quot;;&quot;HS&quot;;IF([.E6]=&quot;1 - 4&quot;;&quot;LP&quot;;IF([.E6]=&quot;5 -7&quot;;&quot;UP&quot;;IF([.E6]=&quot;1 - 5&quot;;&quot;LP, UP&quot;;IF([.E6]=&quot;5 - 10&quot;;&quot;UP, HS&quot;;IF([.E6]=&quot;1 - 7&quot;;&quot;LP, UP&quot;;IF([.E6]=&quot;1 -10&quot;;&quot;LP, UP, HS&quot;;IF([.E6]=&quot;1 - 12&quot;;&quot;LP, UP, HS, HSS&quot;;IF([.E6]=&quot;5 - 12&quot;;&quot;UP, HS, HSS&quot;;&quot;&quot;)))))))))))" office:value-type="string" office:string-value="HS, HSS" calcext:value-type="string">
            <text:p>HS, HSS</text:p>
          </table:table-cell>
          <table:table-cell office:value-type="string" calcext:value-type="string">
            <text:p>Chombala</text:p>
          </table:table-cell>
          <table:table-cell table:number-columns-repeated="1016"/>
        </table:table-row>
        <table:table-row table:style-name="ro2">
          <table:table-cell table:style-name="ce17" office:value-type="float" office:value="6" calcext:value-type="float">
            <text:p>6</text:p>
          </table:table-cell>
          <table:table-cell table:style-name="ce17" office:value-type="float" office:value="16085" calcext:value-type="float">
            <text:p>16085</text:p>
          </table:table-cell>
          <table:table-cell table:style-name="ce17" office:value-type="string" calcext:value-type="string">
            <text:p>Govt. Model Residential School Kozhikode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5 - 10</text:p>
          </table:table-cell>
          <table:table-cell table:style-name="ce17" table:formula="of:=IF([.E7]=&quot;11 - 12&quot;;&quot;HSS&quot;;IF([.E7]=&quot;8 - 12&quot;;&quot;HS, HSS&quot;;IF([.E7]=&quot;8 - 10&quot;;&quot;HS&quot;;IF([.E7]=&quot;1 - 4&quot;;&quot;LP&quot;;IF([.E7]=&quot;5 -7&quot;;&quot;UP&quot;;IF([.E7]=&quot;1 - 5&quot;;&quot;LP, UP&quot;;IF([.E7]=&quot;5 - 10&quot;;&quot;UP, HS&quot;;IF([.E7]=&quot;1 - 7&quot;;&quot;LP, UP&quot;;IF([.E7]=&quot;1 -10&quot;;&quot;LP, UP, HS&quot;;IF([.E7]=&quot;1 - 12&quot;;&quot;LP, UP, HS, HSS&quot;;IF([.E7]=&quot;5 - 12&quot;;&quot;UP, HS, HSS&quot;;&quot;&quot;)))))))))))" office:value-type="string" office:string-value="UP, HS" calcext:value-type="string">
            <text:p>UP, HS</text:p>
          </table:table-cell>
          <table:table-cell office:value-type="string" calcext:value-type="string">
            <text:p>Chombala</text:p>
          </table:table-cell>
          <table:table-cell table:number-columns-repeated="1016"/>
        </table:table-row>
        <table:table-row table:style-name="ro2">
          <table:table-cell table:style-name="ce17" office:value-type="float" office:value="7" calcext:value-type="float">
            <text:p>7</text:p>
          </table:table-cell>
          <table:table-cell table:style-name="ce17" office:value-type="float" office:value="16204" calcext:value-type="float">
            <text:p>16204</text:p>
          </table:table-cell>
          <table:table-cell table:style-name="ce17" office:value-type="string" calcext:value-type="string">
            <text:p>GLPS MUTTUNGAL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8]=&quot;11 - 12&quot;;&quot;HSS&quot;;IF([.E8]=&quot;8 - 12&quot;;&quot;HS, HSS&quot;;IF([.E8]=&quot;8 - 10&quot;;&quot;HS&quot;;IF([.E8]=&quot;1 - 4&quot;;&quot;LP&quot;;IF([.E8]=&quot;5 -7&quot;;&quot;UP&quot;;IF([.E8]=&quot;1 - 5&quot;;&quot;LP, UP&quot;;IF([.E8]=&quot;5 - 10&quot;;&quot;UP, HS&quot;;IF([.E8]=&quot;1 - 7&quot;;&quot;LP, UP&quot;;IF([.E8]=&quot;1 -10&quot;;&quot;LP, UP, HS&quot;;IF([.E8]=&quot;1 - 12&quot;;&quot;LP, UP, HS, HSS&quot;;IF([.E8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Chombala</text:p>
          </table:table-cell>
          <table:table-cell table:number-columns-repeated="1016"/>
        </table:table-row>
        <table:table-row table:style-name="ro2">
          <table:table-cell table:style-name="ce17" office:value-type="float" office:value="8" calcext:value-type="float">
            <text:p>8</text:p>
          </table:table-cell>
          <table:table-cell table:style-name="ce17" office:value-type="float" office:value="16211" calcext:value-type="float">
            <text:p>16211</text:p>
          </table:table-cell>
          <table:table-cell table:style-name="ce17" office:value-type="string" calcext:value-type="string">
            <text:p>GJBS AZHIYOOR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9]=&quot;11 - 12&quot;;&quot;HSS&quot;;IF([.E9]=&quot;8 - 12&quot;;&quot;HS, HSS&quot;;IF([.E9]=&quot;8 - 10&quot;;&quot;HS&quot;;IF([.E9]=&quot;1 - 4&quot;;&quot;LP&quot;;IF([.E9]=&quot;5 -7&quot;;&quot;UP&quot;;IF([.E9]=&quot;1 - 5&quot;;&quot;LP, UP&quot;;IF([.E9]=&quot;5 - 10&quot;;&quot;UP, HS&quot;;IF([.E9]=&quot;1 - 7&quot;;&quot;LP, UP&quot;;IF([.E9]=&quot;1 -10&quot;;&quot;LP, UP, HS&quot;;IF([.E9]=&quot;1 - 12&quot;;&quot;LP, UP, HS, HSS&quot;;IF([.E9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Chombala</text:p>
          </table:table-cell>
          <table:table-cell table:number-columns-repeated="1016"/>
        </table:table-row>
        <table:table-row table:style-name="ro2">
          <table:table-cell table:style-name="ce17" office:value-type="float" office:value="9" calcext:value-type="float">
            <text:p>9</text:p>
          </table:table-cell>
          <table:table-cell table:style-name="ce17" office:value-type="float" office:value="16212" calcext:value-type="float">
            <text:p>16212</text:p>
          </table:table-cell>
          <table:table-cell table:style-name="ce17" office:value-type="string" calcext:value-type="string">
            <text:p>GMJBS AZHIYOOR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0]=&quot;11 - 12&quot;;&quot;HSS&quot;;IF([.E10]=&quot;8 - 12&quot;;&quot;HS, HSS&quot;;IF([.E10]=&quot;8 - 10&quot;;&quot;HS&quot;;IF([.E10]=&quot;1 - 4&quot;;&quot;LP&quot;;IF([.E10]=&quot;5 -7&quot;;&quot;UP&quot;;IF([.E10]=&quot;1 - 5&quot;;&quot;LP, UP&quot;;IF([.E10]=&quot;5 - 10&quot;;&quot;UP, HS&quot;;IF([.E10]=&quot;1 - 7&quot;;&quot;LP, UP&quot;;IF([.E10]=&quot;1 -10&quot;;&quot;LP, UP, HS&quot;;IF([.E10]=&quot;1 - 12&quot;;&quot;LP, UP, HS, HSS&quot;;IF([.E10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Chombala</text:p>
          </table:table-cell>
          <table:table-cell table:number-columns-repeated="1016"/>
        </table:table-row>
        <table:table-row table:style-name="ro2"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6215" calcext:value-type="float">
            <text:p>16215</text:p>
          </table:table-cell>
          <table:table-cell table:style-name="ce17" office:value-type="string" calcext:value-type="string">
            <text:p>GMJBS ONCHIYAM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1]=&quot;11 - 12&quot;;&quot;HSS&quot;;IF([.E11]=&quot;8 - 12&quot;;&quot;HS, HSS&quot;;IF([.E11]=&quot;8 - 10&quot;;&quot;HS&quot;;IF([.E11]=&quot;1 - 4&quot;;&quot;LP&quot;;IF([.E11]=&quot;5 -7&quot;;&quot;UP&quot;;IF([.E11]=&quot;1 - 5&quot;;&quot;LP, UP&quot;;IF([.E11]=&quot;5 - 10&quot;;&quot;UP, HS&quot;;IF([.E11]=&quot;1 - 7&quot;;&quot;LP, UP&quot;;IF([.E11]=&quot;1 -10&quot;;&quot;LP, UP, HS&quot;;IF([.E11]=&quot;1 - 12&quot;;&quot;LP, UP, HS, HSS&quot;;IF([.E11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Chombala</text:p>
          </table:table-cell>
          <table:table-cell table:number-columns-repeated="1016"/>
        </table:table-row>
        <table:table-row table:style-name="ro2"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6221" calcext:value-type="float">
            <text:p>16221</text:p>
          </table:table-cell>
          <table:table-cell table:style-name="ce17" office:value-type="string" calcext:value-type="string">
            <text:p>GFLPS MADAKKARA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2]=&quot;11 - 12&quot;;&quot;HSS&quot;;IF([.E12]=&quot;8 - 12&quot;;&quot;HS, HSS&quot;;IF([.E12]=&quot;8 - 10&quot;;&quot;HS&quot;;IF([.E12]=&quot;1 - 4&quot;;&quot;LP&quot;;IF([.E12]=&quot;5 -7&quot;;&quot;UP&quot;;IF([.E12]=&quot;1 - 5&quot;;&quot;LP, UP&quot;;IF([.E12]=&quot;5 - 10&quot;;&quot;UP, HS&quot;;IF([.E12]=&quot;1 - 7&quot;;&quot;LP, UP&quot;;IF([.E12]=&quot;1 -10&quot;;&quot;LP, UP, HS&quot;;IF([.E12]=&quot;1 - 12&quot;;&quot;LP, UP, HS, HSS&quot;;IF([.E12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Chombala</text:p>
          </table:table-cell>
          <table:table-cell table:number-columns-repeated="1016"/>
        </table:table-row>
        <table:table-row table:style-name="ro2"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6243" calcext:value-type="float">
            <text:p>16243</text:p>
          </table:table-cell>
          <table:table-cell table:style-name="ce17" office:value-type="string" calcext:value-type="string">
            <text:p>GFLPS MADAPPALLI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5</text:p>
          </table:table-cell>
          <table:table-cell table:style-name="ce17" table:formula="of:=IF([.E13]=&quot;11 - 12&quot;;&quot;HSS&quot;;IF([.E13]=&quot;8 - 12&quot;;&quot;HS, HSS&quot;;IF([.E13]=&quot;8 - 10&quot;;&quot;HS&quot;;IF([.E13]=&quot;1 - 4&quot;;&quot;LP&quot;;IF([.E13]=&quot;5 -7&quot;;&quot;UP&quot;;IF([.E13]=&quot;1 - 5&quot;;&quot;LP, UP&quot;;IF([.E13]=&quot;5 - 10&quot;;&quot;UP, HS&quot;;IF([.E13]=&quot;1 - 7&quot;;&quot;LP, UP&quot;;IF([.E13]=&quot;1 -10&quot;;&quot;LP, UP, HS&quot;;IF([.E13]=&quot;1 - 12&quot;;&quot;LP, UP, HS, HSS&quot;;IF([.E13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Chombala</text:p>
          </table:table-cell>
          <table:table-cell table:number-columns-repeated="1016"/>
        </table:table-row>
        <table:table-row table:style-name="ro2"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6265" calcext:value-type="float">
            <text:p>16265</text:p>
          </table:table-cell>
          <table:table-cell table:style-name="ce17" office:value-type="string" calcext:value-type="string">
            <text:p>GUPS ONCHIYAM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5 -7</text:p>
          </table:table-cell>
          <table:table-cell table:style-name="ce17" table:formula="of:=IF([.E14]=&quot;11 - 12&quot;;&quot;HSS&quot;;IF([.E14]=&quot;8 - 12&quot;;&quot;HS, HSS&quot;;IF([.E14]=&quot;8 - 10&quot;;&quot;HS&quot;;IF([.E14]=&quot;1 - 4&quot;;&quot;LP&quot;;IF([.E14]=&quot;5 -7&quot;;&quot;UP&quot;;IF([.E14]=&quot;1 - 5&quot;;&quot;LP, UP&quot;;IF([.E14]=&quot;5 - 10&quot;;&quot;UP, HS&quot;;IF([.E14]=&quot;1 - 7&quot;;&quot;LP, UP&quot;;IF([.E14]=&quot;1 -10&quot;;&quot;LP, UP, HS&quot;;IF([.E14]=&quot;1 - 12&quot;;&quot;LP, UP, HS, HSS&quot;;IF([.E14]=&quot;5 - 12&quot;;&quot;UP, HS, HSS&quot;;&quot;&quot;)))))))))))" office:value-type="string" office:string-value="UP" calcext:value-type="string">
            <text:p>UP</text:p>
          </table:table-cell>
          <table:table-cell office:value-type="string" calcext:value-type="string">
            <text:p>Chombala</text:p>
          </table:table-cell>
          <table:table-cell table:number-columns-repeated="1016"/>
        </table:table-row>
        <table:table-row table:style-name="ro2"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6032" calcext:value-type="float">
            <text:p>16032</text:p>
          </table:table-cell>
          <table:table-cell table:style-name="ce17" office:value-type="string" calcext:value-type="string">
            <text:p>KADATHANAD RAJAS HS PURAMERI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5 - 12</text:p>
          </table:table-cell>
          <table:table-cell table:style-name="ce17" table:formula="of:=IF([.E15]=&quot;11 - 12&quot;;&quot;HSS&quot;;IF([.E15]=&quot;8 - 12&quot;;&quot;HS, HSS&quot;;IF([.E15]=&quot;8 - 10&quot;;&quot;HS&quot;;IF([.E15]=&quot;1 - 4&quot;;&quot;LP&quot;;IF([.E15]=&quot;5 -7&quot;;&quot;UP&quot;;IF([.E15]=&quot;1 - 5&quot;;&quot;LP, UP&quot;;IF([.E15]=&quot;5 - 10&quot;;&quot;UP, HS&quot;;IF([.E15]=&quot;1 - 7&quot;;&quot;LP, UP&quot;;IF([.E15]=&quot;1 -10&quot;;&quot;LP, UP, HS&quot;;IF([.E15]=&quot;1 - 12&quot;;&quot;LP, UP, HS, HSS&quot;;IF([.E15]=&quot;5 - 12&quot;;&quot;UP, HS, HSS&quot;;&quot;&quot;)))))))))))" office:value-type="string" office:string-value="UP, HS, HSS" calcext:value-type="string">
            <text:p>UP, HS, HSS</text:p>
          </table:table-cell>
          <table:table-cell office:value-type="string" calcext:value-type="string">
            <text:p>Chombala</text:p>
          </table:table-cell>
          <table:table-cell table:number-columns-repeated="1016"/>
        </table:table-row>
        <table:table-row table:style-name="ro2"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201" calcext:value-type="float">
            <text:p>16201</text:p>
          </table:table-cell>
          <table:table-cell table:style-name="ce17" office:value-type="string" calcext:value-type="string">
            <text:p>MUTTUNGAL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6]=&quot;11 - 12&quot;;&quot;HSS&quot;;IF([.E16]=&quot;8 - 12&quot;;&quot;HS, HSS&quot;;IF([.E16]=&quot;8 - 10&quot;;&quot;HS&quot;;IF([.E16]=&quot;1 - 4&quot;;&quot;LP&quot;;IF([.E16]=&quot;5 -7&quot;;&quot;UP&quot;;IF([.E16]=&quot;1 - 5&quot;;&quot;LP, UP&quot;;IF([.E16]=&quot;5 - 10&quot;;&quot;UP, HS&quot;;IF([.E16]=&quot;1 - 7&quot;;&quot;LP, UP&quot;;IF([.E16]=&quot;1 -10&quot;;&quot;LP, UP, HS&quot;;IF([.E16]=&quot;1 - 12&quot;;&quot;LP, UP, HS, HSS&quot;;IF([.E16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Chombala</text:p>
          </table:table-cell>
          <table:table-cell table:number-columns-repeated="1016"/>
        </table:table-row>
        <table:table-row table:style-name="ro2"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6202" calcext:value-type="float">
            <text:p>16202</text:p>
          </table:table-cell>
          <table:table-cell table:style-name="ce17" office:value-type="string" calcext:value-type="string">
            <text:p>MUTTUNGAL VD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7]=&quot;11 - 12&quot;;&quot;HSS&quot;;IF([.E17]=&quot;8 - 12&quot;;&quot;HS, HSS&quot;;IF([.E17]=&quot;8 - 10&quot;;&quot;HS&quot;;IF([.E17]=&quot;1 - 4&quot;;&quot;LP&quot;;IF([.E17]=&quot;5 -7&quot;;&quot;UP&quot;;IF([.E17]=&quot;1 - 5&quot;;&quot;LP, UP&quot;;IF([.E17]=&quot;5 - 10&quot;;&quot;UP, HS&quot;;IF([.E17]=&quot;1 - 7&quot;;&quot;LP, UP&quot;;IF([.E17]=&quot;1 -10&quot;;&quot;LP, UP, HS&quot;;IF([.E17]=&quot;1 - 12&quot;;&quot;LP, UP, HS, HSS&quot;;IF([.E17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Chombala</text:p>
          </table:table-cell>
          <table:table-cell table:number-columns-repeated="1016"/>
        </table:table-row>
        <table:table-row table:style-name="ro2"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6203" calcext:value-type="float">
            <text:p>16203</text:p>
          </table:table-cell>
          <table:table-cell table:style-name="ce17" office:value-type="string" calcext:value-type="string">
            <text:p>VAIKKILASSERI M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8]=&quot;11 - 12&quot;;&quot;HSS&quot;;IF([.E18]=&quot;8 - 12&quot;;&quot;HS, HSS&quot;;IF([.E18]=&quot;8 - 10&quot;;&quot;HS&quot;;IF([.E18]=&quot;1 - 4&quot;;&quot;LP&quot;;IF([.E18]=&quot;5 -7&quot;;&quot;UP&quot;;IF([.E18]=&quot;1 - 5&quot;;&quot;LP, UP&quot;;IF([.E18]=&quot;5 - 10&quot;;&quot;UP, HS&quot;;IF([.E18]=&quot;1 - 7&quot;;&quot;LP, UP&quot;;IF([.E18]=&quot;1 -10&quot;;&quot;LP, UP, HS&quot;;IF([.E18]=&quot;1 - 12&quot;;&quot;LP, UP, HS, HSS&quot;;IF([.E18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Chombala</text:p>
          </table:table-cell>
          <table:table-cell table:number-columns-repeated="1016"/>
        </table:table-row>
        <table:table-row table:style-name="ro2"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6205" calcext:value-type="float">
            <text:p>16205</text:p>
          </table:table-cell>
          <table:table-cell table:style-name="ce17" office:value-type="string" calcext:value-type="string">
            <text:p>VARISSIAKKUNI M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9]=&quot;11 - 12&quot;;&quot;HSS&quot;;IF([.E19]=&quot;8 - 12&quot;;&quot;HS, HSS&quot;;IF([.E19]=&quot;8 - 10&quot;;&quot;HS&quot;;IF([.E19]=&quot;1 - 4&quot;;&quot;LP&quot;;IF([.E19]=&quot;5 -7&quot;;&quot;UP&quot;;IF([.E19]=&quot;1 - 5&quot;;&quot;LP, UP&quot;;IF([.E19]=&quot;5 - 10&quot;;&quot;UP, HS&quot;;IF([.E19]=&quot;1 - 7&quot;;&quot;LP, UP&quot;;IF([.E19]=&quot;1 -10&quot;;&quot;LP, UP, HS&quot;;IF([.E19]=&quot;1 - 12&quot;;&quot;LP, UP, HS, HSS&quot;;IF([.E19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Chombala</text:p>
          </table:table-cell>
          <table:table-cell table:number-columns-repeated="1016"/>
        </table:table-row>
        <table:table-row table:style-name="ro2"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16206" calcext:value-type="float">
            <text:p>16206</text:p>
          </table:table-cell>
          <table:table-cell table:style-name="ce17" office:value-type="string" calcext:value-type="string">
            <text:p>KARAKKAD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20]=&quot;11 - 12&quot;;&quot;HSS&quot;;IF([.E20]=&quot;8 - 12&quot;;&quot;HS, HSS&quot;;IF([.E20]=&quot;8 - 10&quot;;&quot;HS&quot;;IF([.E20]=&quot;1 - 4&quot;;&quot;LP&quot;;IF([.E20]=&quot;5 -7&quot;;&quot;UP&quot;;IF([.E20]=&quot;1 - 5&quot;;&quot;LP, UP&quot;;IF([.E20]=&quot;5 - 10&quot;;&quot;UP, HS&quot;;IF([.E20]=&quot;1 - 7&quot;;&quot;LP, UP&quot;;IF([.E20]=&quot;1 -10&quot;;&quot;LP, UP, HS&quot;;IF([.E20]=&quot;1 - 12&quot;;&quot;LP, UP, HS, HSS&quot;;IF([.E20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Chombala</text:p>
          </table:table-cell>
          <table:table-cell table:number-columns-repeated="1016"/>
        </table:table-row>
        <table:table-row table:style-name="ro2"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16207" calcext:value-type="float">
            <text:p>16207</text:p>
          </table:table-cell>
          <table:table-cell table:style-name="ce17" office:value-type="string" calcext:value-type="string">
            <text:p>SREE NARAYANA LPS CHOMBALA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21]=&quot;11 - 12&quot;;&quot;HSS&quot;;IF([.E21]=&quot;8 - 12&quot;;&quot;HS, HSS&quot;;IF([.E21]=&quot;8 - 10&quot;;&quot;HS&quot;;IF([.E21]=&quot;1 - 4&quot;;&quot;LP&quot;;IF([.E21]=&quot;5 -7&quot;;&quot;UP&quot;;IF([.E21]=&quot;1 - 5&quot;;&quot;LP, UP&quot;;IF([.E21]=&quot;5 - 10&quot;;&quot;UP, HS&quot;;IF([.E21]=&quot;1 - 7&quot;;&quot;LP, UP&quot;;IF([.E21]=&quot;1 -10&quot;;&quot;LP, UP, HS&quot;;IF([.E21]=&quot;1 - 12&quot;;&quot;LP, UP, HS, HSS&quot;;IF([.E21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Chombala</text:p>
          </table:table-cell>
          <table:table-cell table:number-columns-repeated="1016"/>
        </table:table-row>
        <table:table-row table:style-name="ro2"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16209" calcext:value-type="float">
            <text:p>16209</text:p>
          </table:table-cell>
          <table:table-cell table:style-name="ce17" office:value-type="string" calcext:value-type="string">
            <text:p>ANJAMPEEDIKA MLPS AZHIYOOR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22]=&quot;11 - 12&quot;;&quot;HSS&quot;;IF([.E22]=&quot;8 - 12&quot;;&quot;HS, HSS&quot;;IF([.E22]=&quot;8 - 10&quot;;&quot;HS&quot;;IF([.E22]=&quot;1 - 4&quot;;&quot;LP&quot;;IF([.E22]=&quot;5 -7&quot;;&quot;UP&quot;;IF([.E22]=&quot;1 - 5&quot;;&quot;LP, UP&quot;;IF([.E22]=&quot;5 - 10&quot;;&quot;UP, HS&quot;;IF([.E22]=&quot;1 - 7&quot;;&quot;LP, UP&quot;;IF([.E22]=&quot;1 -10&quot;;&quot;LP, UP, HS&quot;;IF([.E22]=&quot;1 - 12&quot;;&quot;LP, UP, HS, HSS&quot;;IF([.E22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Chombala</text:p>
          </table:table-cell>
          <table:table-cell table:number-columns-repeated="1016"/>
        </table:table-row>
        <table:table-row table:style-name="ro2"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16210" calcext:value-type="float">
            <text:p>16210</text:p>
          </table:table-cell>
          <table:table-cell table:style-name="ce17" office:value-type="string" calcext:value-type="string">
            <text:p>CHOMBALA NORTH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23]=&quot;11 - 12&quot;;&quot;HSS&quot;;IF([.E23]=&quot;8 - 12&quot;;&quot;HS, HSS&quot;;IF([.E23]=&quot;8 - 10&quot;;&quot;HS&quot;;IF([.E23]=&quot;1 - 4&quot;;&quot;LP&quot;;IF([.E23]=&quot;5 -7&quot;;&quot;UP&quot;;IF([.E23]=&quot;1 - 5&quot;;&quot;LP, UP&quot;;IF([.E23]=&quot;5 - 10&quot;;&quot;UP, HS&quot;;IF([.E23]=&quot;1 - 7&quot;;&quot;LP, UP&quot;;IF([.E23]=&quot;1 -10&quot;;&quot;LP, UP, HS&quot;;IF([.E23]=&quot;1 - 12&quot;;&quot;LP, UP, HS, HSS&quot;;IF([.E23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Chombala</text:p>
          </table:table-cell>
          <table:table-cell table:number-columns-repeated="1016"/>
        </table:table-row>
        <table:table-row table:style-name="ro2"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16213" calcext:value-type="float">
            <text:p>16213</text:p>
          </table:table-cell>
          <table:table-cell table:style-name="ce17" office:value-type="string" calcext:value-type="string">
            <text:p>CHOMBALA M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24]=&quot;11 - 12&quot;;&quot;HSS&quot;;IF([.E24]=&quot;8 - 12&quot;;&quot;HS, HSS&quot;;IF([.E24]=&quot;8 - 10&quot;;&quot;HS&quot;;IF([.E24]=&quot;1 - 4&quot;;&quot;LP&quot;;IF([.E24]=&quot;5 -7&quot;;&quot;UP&quot;;IF([.E24]=&quot;1 - 5&quot;;&quot;LP, UP&quot;;IF([.E24]=&quot;5 - 10&quot;;&quot;UP, HS&quot;;IF([.E24]=&quot;1 - 7&quot;;&quot;LP, UP&quot;;IF([.E24]=&quot;1 -10&quot;;&quot;LP, UP, HS&quot;;IF([.E24]=&quot;1 - 12&quot;;&quot;LP, UP, HS, HSS&quot;;IF([.E24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Chombala</text:p>
          </table:table-cell>
          <table:table-cell table:number-columns-repeated="1016"/>
        </table:table-row>
        <table:table-row table:style-name="ro2"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16214" calcext:value-type="float">
            <text:p>16214</text:p>
          </table:table-cell>
          <table:table-cell table:style-name="ce17" office:value-type="string" calcext:value-type="string">
            <text:p>CHALIL KANNOKKARA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25]=&quot;11 - 12&quot;;&quot;HSS&quot;;IF([.E25]=&quot;8 - 12&quot;;&quot;HS, HSS&quot;;IF([.E25]=&quot;8 - 10&quot;;&quot;HS&quot;;IF([.E25]=&quot;1 - 4&quot;;&quot;LP&quot;;IF([.E25]=&quot;5 -7&quot;;&quot;UP&quot;;IF([.E25]=&quot;1 - 5&quot;;&quot;LP, UP&quot;;IF([.E25]=&quot;5 - 10&quot;;&quot;UP, HS&quot;;IF([.E25]=&quot;1 - 7&quot;;&quot;LP, UP&quot;;IF([.E25]=&quot;1 -10&quot;;&quot;LP, UP, HS&quot;;IF([.E25]=&quot;1 - 12&quot;;&quot;LP, UP, HS, HSS&quot;;IF([.E25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Chombala</text:p>
          </table:table-cell>
          <table:table-cell table:number-columns-repeated="1016"/>
        </table:table-row>
        <table:table-row table:style-name="ro2"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16216" calcext:value-type="float">
            <text:p>16216</text:p>
          </table:table-cell>
          <table:table-cell table:style-name="ce17" office:value-type="string" calcext:value-type="string">
            <text:p>KARAKKAD M L P 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26]=&quot;11 - 12&quot;;&quot;HSS&quot;;IF([.E26]=&quot;8 - 12&quot;;&quot;HS, HSS&quot;;IF([.E26]=&quot;8 - 10&quot;;&quot;HS&quot;;IF([.E26]=&quot;1 - 4&quot;;&quot;LP&quot;;IF([.E26]=&quot;5 -7&quot;;&quot;UP&quot;;IF([.E26]=&quot;1 - 5&quot;;&quot;LP, UP&quot;;IF([.E26]=&quot;5 - 10&quot;;&quot;UP, HS&quot;;IF([.E26]=&quot;1 - 7&quot;;&quot;LP, UP&quot;;IF([.E26]=&quot;1 -10&quot;;&quot;LP, UP, HS&quot;;IF([.E26]=&quot;1 - 12&quot;;&quot;LP, UP, HS, HSS&quot;;IF([.E26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Chombala</text:p>
          </table:table-cell>
          <table:table-cell table:number-columns-repeated="1016"/>
        </table:table-row>
        <table:table-row table:style-name="ro2"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16217" calcext:value-type="float">
            <text:p>16217</text:p>
          </table:table-cell>
          <table:table-cell table:style-name="ce17" office:value-type="string" calcext:value-type="string">
            <text:p>URALUNGAL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27]=&quot;11 - 12&quot;;&quot;HSS&quot;;IF([.E27]=&quot;8 - 12&quot;;&quot;HS, HSS&quot;;IF([.E27]=&quot;8 - 10&quot;;&quot;HS&quot;;IF([.E27]=&quot;1 - 4&quot;;&quot;LP&quot;;IF([.E27]=&quot;5 -7&quot;;&quot;UP&quot;;IF([.E27]=&quot;1 - 5&quot;;&quot;LP, UP&quot;;IF([.E27]=&quot;5 - 10&quot;;&quot;UP, HS&quot;;IF([.E27]=&quot;1 - 7&quot;;&quot;LP, UP&quot;;IF([.E27]=&quot;1 -10&quot;;&quot;LP, UP, HS&quot;;IF([.E27]=&quot;1 - 12&quot;;&quot;LP, UP, HS, HSS&quot;;IF([.E27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Chombala</text:p>
          </table:table-cell>
          <table:table-cell table:number-columns-repeated="1016"/>
        </table:table-row>
        <table:table-row table:style-name="ro2"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16218" calcext:value-type="float">
            <text:p>16218</text:p>
          </table:table-cell>
          <table:table-cell table:style-name="ce17" office:value-type="string" calcext:value-type="string">
            <text:p>ONCHIYAM DHARMA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28]=&quot;11 - 12&quot;;&quot;HSS&quot;;IF([.E28]=&quot;8 - 12&quot;;&quot;HS, HSS&quot;;IF([.E28]=&quot;8 - 10&quot;;&quot;HS&quot;;IF([.E28]=&quot;1 - 4&quot;;&quot;LP&quot;;IF([.E28]=&quot;5 -7&quot;;&quot;UP&quot;;IF([.E28]=&quot;1 - 5&quot;;&quot;LP, UP&quot;;IF([.E28]=&quot;5 - 10&quot;;&quot;UP, HS&quot;;IF([.E28]=&quot;1 - 7&quot;;&quot;LP, UP&quot;;IF([.E28]=&quot;1 -10&quot;;&quot;LP, UP, HS&quot;;IF([.E28]=&quot;1 - 12&quot;;&quot;LP, UP, HS, HSS&quot;;IF([.E28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Chombala</text:p>
          </table:table-cell>
          <table:table-cell table:number-columns-repeated="1016"/>
        </table:table-row>
        <table:table-row table:style-name="ro2"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16219" calcext:value-type="float">
            <text:p>16219</text:p>
          </table:table-cell>
          <table:table-cell table:style-name="ce17" office:value-type="string" calcext:value-type="string">
            <text:p>KANNOOKKARA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29]=&quot;11 - 12&quot;;&quot;HSS&quot;;IF([.E29]=&quot;8 - 12&quot;;&quot;HS, HSS&quot;;IF([.E29]=&quot;8 - 10&quot;;&quot;HS&quot;;IF([.E29]=&quot;1 - 4&quot;;&quot;LP&quot;;IF([.E29]=&quot;5 -7&quot;;&quot;UP&quot;;IF([.E29]=&quot;1 - 5&quot;;&quot;LP, UP&quot;;IF([.E29]=&quot;5 - 10&quot;;&quot;UP, HS&quot;;IF([.E29]=&quot;1 - 7&quot;;&quot;LP, UP&quot;;IF([.E29]=&quot;1 -10&quot;;&quot;LP, UP, HS&quot;;IF([.E29]=&quot;1 - 12&quot;;&quot;LP, UP, HS, HSS&quot;;IF([.E29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Chombala</text:p>
          </table:table-cell>
          <table:table-cell table:number-columns-repeated="1016"/>
        </table:table-row>
        <table:table-row table:style-name="ro2"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16220" calcext:value-type="float">
            <text:p>16220</text:p>
          </table:table-cell>
          <table:table-cell table:style-name="ce17" office:value-type="string" calcext:value-type="string">
            <text:p>URALUNGAL GNANODAYAM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30]=&quot;11 - 12&quot;;&quot;HSS&quot;;IF([.E30]=&quot;8 - 12&quot;;&quot;HS, HSS&quot;;IF([.E30]=&quot;8 - 10&quot;;&quot;HS&quot;;IF([.E30]=&quot;1 - 4&quot;;&quot;LP&quot;;IF([.E30]=&quot;5 -7&quot;;&quot;UP&quot;;IF([.E30]=&quot;1 - 5&quot;;&quot;LP, UP&quot;;IF([.E30]=&quot;5 - 10&quot;;&quot;UP, HS&quot;;IF([.E30]=&quot;1 - 7&quot;;&quot;LP, UP&quot;;IF([.E30]=&quot;1 -10&quot;;&quot;LP, UP, HS&quot;;IF([.E30]=&quot;1 - 12&quot;;&quot;LP, UP, HS, HSS&quot;;IF([.E30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Chombala</text:p>
          </table:table-cell>
          <table:table-cell table:number-columns-repeated="1016"/>
        </table:table-row>
        <table:table-row table:style-name="ro2"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16222" calcext:value-type="float">
            <text:p>16222</text:p>
          </table:table-cell>
          <table:table-cell table:style-name="ce17" office:value-type="string" calcext:value-type="string">
            <text:p>KARAKKAD A V S L P 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31]=&quot;11 - 12&quot;;&quot;HSS&quot;;IF([.E31]=&quot;8 - 12&quot;;&quot;HS, HSS&quot;;IF([.E31]=&quot;8 - 10&quot;;&quot;HS&quot;;IF([.E31]=&quot;1 - 4&quot;;&quot;LP&quot;;IF([.E31]=&quot;5 -7&quot;;&quot;UP&quot;;IF([.E31]=&quot;1 - 5&quot;;&quot;LP, UP&quot;;IF([.E31]=&quot;5 - 10&quot;;&quot;UP, HS&quot;;IF([.E31]=&quot;1 - 7&quot;;&quot;LP, UP&quot;;IF([.E31]=&quot;1 -10&quot;;&quot;LP, UP, HS&quot;;IF([.E31]=&quot;1 - 12&quot;;&quot;LP, UP, HS, HSS&quot;;IF([.E31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Chombala</text:p>
          </table:table-cell>
          <table:table-cell table:number-columns-repeated="1016"/>
        </table:table-row>
        <table:table-row table:style-name="ro2"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16223" calcext:value-type="float">
            <text:p>16223</text:p>
          </table:table-cell>
          <table:table-cell table:style-name="ce17" office:value-type="string" calcext:value-type="string">
            <text:p>PURAMERI KV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32]=&quot;11 - 12&quot;;&quot;HSS&quot;;IF([.E32]=&quot;8 - 12&quot;;&quot;HS, HSS&quot;;IF([.E32]=&quot;8 - 10&quot;;&quot;HS&quot;;IF([.E32]=&quot;1 - 4&quot;;&quot;LP&quot;;IF([.E32]=&quot;5 -7&quot;;&quot;UP&quot;;IF([.E32]=&quot;1 - 5&quot;;&quot;LP, UP&quot;;IF([.E32]=&quot;5 - 10&quot;;&quot;UP, HS&quot;;IF([.E32]=&quot;1 - 7&quot;;&quot;LP, UP&quot;;IF([.E32]=&quot;1 -10&quot;;&quot;LP, UP, HS&quot;;IF([.E32]=&quot;1 - 12&quot;;&quot;LP, UP, HS, HSS&quot;;IF([.E32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Chombala</text:p>
          </table:table-cell>
          <table:table-cell table:number-columns-repeated="1016"/>
        </table:table-row>
        <table:table-row table:style-name="ro2"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16224" calcext:value-type="float">
            <text:p>16224</text:p>
          </table:table-cell>
          <table:table-cell table:style-name="ce17" office:value-type="string" calcext:value-type="string">
            <text:p>VILATHAPURAM M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33]=&quot;11 - 12&quot;;&quot;HSS&quot;;IF([.E33]=&quot;8 - 12&quot;;&quot;HS, HSS&quot;;IF([.E33]=&quot;8 - 10&quot;;&quot;HS&quot;;IF([.E33]=&quot;1 - 4&quot;;&quot;LP&quot;;IF([.E33]=&quot;5 -7&quot;;&quot;UP&quot;;IF([.E33]=&quot;1 - 5&quot;;&quot;LP, UP&quot;;IF([.E33]=&quot;5 - 10&quot;;&quot;UP, HS&quot;;IF([.E33]=&quot;1 - 7&quot;;&quot;LP, UP&quot;;IF([.E33]=&quot;1 -10&quot;;&quot;LP, UP, HS&quot;;IF([.E33]=&quot;1 - 12&quot;;&quot;LP, UP, HS, HSS&quot;;IF([.E33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Chombala</text:p>
          </table:table-cell>
          <table:table-cell table:number-columns-repeated="1016"/>
        </table:table-row>
        <table:table-row table:style-name="ro2">
          <table:table-cell table:style-name="ce17" office:value-type="float" office:value="33" calcext:value-type="float">
            <text:p>33</text:p>
          </table:table-cell>
          <table:table-cell table:style-name="ce17" office:value-type="float" office:value="16225" calcext:value-type="float">
            <text:p>16225</text:p>
          </table:table-cell>
          <table:table-cell table:style-name="ce17" office:value-type="string" calcext:value-type="string">
            <text:p>KUNINGAD M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34]=&quot;11 - 12&quot;;&quot;HSS&quot;;IF([.E34]=&quot;8 - 12&quot;;&quot;HS, HSS&quot;;IF([.E34]=&quot;8 - 10&quot;;&quot;HS&quot;;IF([.E34]=&quot;1 - 4&quot;;&quot;LP&quot;;IF([.E34]=&quot;5 -7&quot;;&quot;UP&quot;;IF([.E34]=&quot;1 - 5&quot;;&quot;LP, UP&quot;;IF([.E34]=&quot;5 - 10&quot;;&quot;UP, HS&quot;;IF([.E34]=&quot;1 - 7&quot;;&quot;LP, UP&quot;;IF([.E34]=&quot;1 -10&quot;;&quot;LP, UP, HS&quot;;IF([.E34]=&quot;1 - 12&quot;;&quot;LP, UP, HS, HSS&quot;;IF([.E34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Chombala</text:p>
          </table:table-cell>
          <table:table-cell table:number-columns-repeated="1016"/>
        </table:table-row>
        <table:table-row table:style-name="ro2"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16226" calcext:value-type="float">
            <text:p>16226</text:p>
          </table:table-cell>
          <table:table-cell table:style-name="ce17" office:value-type="string" calcext:value-type="string">
            <text:p>VILATHAPURAM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35]=&quot;11 - 12&quot;;&quot;HSS&quot;;IF([.E35]=&quot;8 - 12&quot;;&quot;HS, HSS&quot;;IF([.E35]=&quot;8 - 10&quot;;&quot;HS&quot;;IF([.E35]=&quot;1 - 4&quot;;&quot;LP&quot;;IF([.E35]=&quot;5 -7&quot;;&quot;UP&quot;;IF([.E35]=&quot;1 - 5&quot;;&quot;LP, UP&quot;;IF([.E35]=&quot;5 - 10&quot;;&quot;UP, HS&quot;;IF([.E35]=&quot;1 - 7&quot;;&quot;LP, UP&quot;;IF([.E35]=&quot;1 -10&quot;;&quot;LP, UP, HS&quot;;IF([.E35]=&quot;1 - 12&quot;;&quot;LP, UP, HS, HSS&quot;;IF([.E35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Chombala</text:p>
          </table:table-cell>
          <table:table-cell table:number-columns-repeated="1016"/>
        </table:table-row>
        <table:table-row table:style-name="ro2"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16227" calcext:value-type="float">
            <text:p>16227</text:p>
          </table:table-cell>
          <table:table-cell table:style-name="ce17" office:value-type="string" calcext:value-type="string">
            <text:p>PURAMERI VV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36]=&quot;11 - 12&quot;;&quot;HSS&quot;;IF([.E36]=&quot;8 - 12&quot;;&quot;HS, HSS&quot;;IF([.E36]=&quot;8 - 10&quot;;&quot;HS&quot;;IF([.E36]=&quot;1 - 4&quot;;&quot;LP&quot;;IF([.E36]=&quot;5 -7&quot;;&quot;UP&quot;;IF([.E36]=&quot;1 - 5&quot;;&quot;LP, UP&quot;;IF([.E36]=&quot;5 - 10&quot;;&quot;UP, HS&quot;;IF([.E36]=&quot;1 - 7&quot;;&quot;LP, UP&quot;;IF([.E36]=&quot;1 -10&quot;;&quot;LP, UP, HS&quot;;IF([.E36]=&quot;1 - 12&quot;;&quot;LP, UP, HS, HSS&quot;;IF([.E36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Chombala</text:p>
          </table:table-cell>
          <table:table-cell table:number-columns-repeated="1016"/>
        </table:table-row>
        <table:table-row table:style-name="ro2"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6228" calcext:value-type="float">
            <text:p>16228</text:p>
          </table:table-cell>
          <table:table-cell table:style-name="ce17" office:value-type="string" calcext:value-type="string">
            <text:p>PURAMERI SV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37]=&quot;11 - 12&quot;;&quot;HSS&quot;;IF([.E37]=&quot;8 - 12&quot;;&quot;HS, HSS&quot;;IF([.E37]=&quot;8 - 10&quot;;&quot;HS&quot;;IF([.E37]=&quot;1 - 4&quot;;&quot;LP&quot;;IF([.E37]=&quot;5 -7&quot;;&quot;UP&quot;;IF([.E37]=&quot;1 - 5&quot;;&quot;LP, UP&quot;;IF([.E37]=&quot;5 - 10&quot;;&quot;UP, HS&quot;;IF([.E37]=&quot;1 - 7&quot;;&quot;LP, UP&quot;;IF([.E37]=&quot;1 -10&quot;;&quot;LP, UP, HS&quot;;IF([.E37]=&quot;1 - 12&quot;;&quot;LP, UP, HS, HSS&quot;;IF([.E37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Chombala</text:p>
          </table:table-cell>
          <table:table-cell table:number-columns-repeated="1016"/>
        </table:table-row>
        <table:table-row table:style-name="ro2">
          <table:table-cell table:style-name="ce17" office:value-type="float" office:value="37" calcext:value-type="float">
            <text:p>37</text:p>
          </table:table-cell>
          <table:table-cell table:style-name="ce17" office:value-type="float" office:value="16229" calcext:value-type="float">
            <text:p>16229</text:p>
          </table:table-cell>
          <table:table-cell table:style-name="ce17" office:value-type="string" calcext:value-type="string">
            <text:p>MUTHUVADATHUR M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38]=&quot;11 - 12&quot;;&quot;HSS&quot;;IF([.E38]=&quot;8 - 12&quot;;&quot;HS, HSS&quot;;IF([.E38]=&quot;8 - 10&quot;;&quot;HS&quot;;IF([.E38]=&quot;1 - 4&quot;;&quot;LP&quot;;IF([.E38]=&quot;5 -7&quot;;&quot;UP&quot;;IF([.E38]=&quot;1 - 5&quot;;&quot;LP, UP&quot;;IF([.E38]=&quot;5 - 10&quot;;&quot;UP, HS&quot;;IF([.E38]=&quot;1 - 7&quot;;&quot;LP, UP&quot;;IF([.E38]=&quot;1 -10&quot;;&quot;LP, UP, HS&quot;;IF([.E38]=&quot;1 - 12&quot;;&quot;LP, UP, HS, HSS&quot;;IF([.E38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Chombala</text:p>
          </table:table-cell>
          <table:table-cell table:number-columns-repeated="1016"/>
        </table:table-row>
        <table:table-row table:style-name="ro2"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6230" calcext:value-type="float">
            <text:p>16230</text:p>
          </table:table-cell>
          <table:table-cell table:style-name="ce17" office:value-type="string" calcext:value-type="string">
            <text:p>PUTHIYANGADI M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39]=&quot;11 - 12&quot;;&quot;HSS&quot;;IF([.E39]=&quot;8 - 12&quot;;&quot;HS, HSS&quot;;IF([.E39]=&quot;8 - 10&quot;;&quot;HS&quot;;IF([.E39]=&quot;1 - 4&quot;;&quot;LP&quot;;IF([.E39]=&quot;5 -7&quot;;&quot;UP&quot;;IF([.E39]=&quot;1 - 5&quot;;&quot;LP, UP&quot;;IF([.E39]=&quot;5 - 10&quot;;&quot;UP, HS&quot;;IF([.E39]=&quot;1 - 7&quot;;&quot;LP, UP&quot;;IF([.E39]=&quot;1 -10&quot;;&quot;LP, UP, HS&quot;;IF([.E39]=&quot;1 - 12&quot;;&quot;LP, UP, HS, HSS&quot;;IF([.E39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Chombala</text:p>
          </table:table-cell>
          <table:table-cell table:number-columns-repeated="1016"/>
        </table:table-row>
        <table:table-row table:style-name="ro2">
          <table:table-cell table:style-name="ce17" office:value-type="float" office:value="39" calcext:value-type="float">
            <text:p>39</text:p>
          </table:table-cell>
          <table:table-cell table:style-name="ce17" office:value-type="float" office:value="16231" calcext:value-type="float">
            <text:p>16231</text:p>
          </table:table-cell>
          <table:table-cell table:style-name="ce17" office:value-type="string" calcext:value-type="string">
            <text:p>EDACHERI M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40]=&quot;11 - 12&quot;;&quot;HSS&quot;;IF([.E40]=&quot;8 - 12&quot;;&quot;HS, HSS&quot;;IF([.E40]=&quot;8 - 10&quot;;&quot;HS&quot;;IF([.E40]=&quot;1 - 4&quot;;&quot;LP&quot;;IF([.E40]=&quot;5 -7&quot;;&quot;UP&quot;;IF([.E40]=&quot;1 - 5&quot;;&quot;LP, UP&quot;;IF([.E40]=&quot;5 - 10&quot;;&quot;UP, HS&quot;;IF([.E40]=&quot;1 - 7&quot;;&quot;LP, UP&quot;;IF([.E40]=&quot;1 -10&quot;;&quot;LP, UP, HS&quot;;IF([.E40]=&quot;1 - 12&quot;;&quot;LP, UP, HS, HSS&quot;;IF([.E40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Chombala</text:p>
          </table:table-cell>
          <table:table-cell table:number-columns-repeated="1016"/>
        </table:table-row>
        <table:table-row table:style-name="ro2"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16232" calcext:value-type="float">
            <text:p>16232</text:p>
          </table:table-cell>
          <table:table-cell table:style-name="ce17" office:value-type="string" calcext:value-type="string">
            <text:p>EDACHERI CENTRAL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41]=&quot;11 - 12&quot;;&quot;HSS&quot;;IF([.E41]=&quot;8 - 12&quot;;&quot;HS, HSS&quot;;IF([.E41]=&quot;8 - 10&quot;;&quot;HS&quot;;IF([.E41]=&quot;1 - 4&quot;;&quot;LP&quot;;IF([.E41]=&quot;5 -7&quot;;&quot;UP&quot;;IF([.E41]=&quot;1 - 5&quot;;&quot;LP, UP&quot;;IF([.E41]=&quot;5 - 10&quot;;&quot;UP, HS&quot;;IF([.E41]=&quot;1 - 7&quot;;&quot;LP, UP&quot;;IF([.E41]=&quot;1 -10&quot;;&quot;LP, UP, HS&quot;;IF([.E41]=&quot;1 - 12&quot;;&quot;LP, UP, HS, HSS&quot;;IF([.E41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Chombala</text:p>
          </table:table-cell>
          <table:table-cell table:number-columns-repeated="1016"/>
        </table:table-row>
        <table:table-row table:style-name="ro2"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16233" calcext:value-type="float">
            <text:p>16233</text:p>
          </table:table-cell>
          <table:table-cell table:style-name="ce17" office:value-type="string" calcext:value-type="string">
            <text:p>THURUTHI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42]=&quot;11 - 12&quot;;&quot;HSS&quot;;IF([.E42]=&quot;8 - 12&quot;;&quot;HS, HSS&quot;;IF([.E42]=&quot;8 - 10&quot;;&quot;HS&quot;;IF([.E42]=&quot;1 - 4&quot;;&quot;LP&quot;;IF([.E42]=&quot;5 -7&quot;;&quot;UP&quot;;IF([.E42]=&quot;1 - 5&quot;;&quot;LP, UP&quot;;IF([.E42]=&quot;5 - 10&quot;;&quot;UP, HS&quot;;IF([.E42]=&quot;1 - 7&quot;;&quot;LP, UP&quot;;IF([.E42]=&quot;1 -10&quot;;&quot;LP, UP, HS&quot;;IF([.E42]=&quot;1 - 12&quot;;&quot;LP, UP, HS, HSS&quot;;IF([.E42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Chombala</text:p>
          </table:table-cell>
          <table:table-cell table:number-columns-repeated="1016"/>
        </table:table-row>
        <table:table-row table:style-name="ro2"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16234" calcext:value-type="float">
            <text:p>16234</text:p>
          </table:table-cell>
          <table:table-cell table:style-name="ce17" office:value-type="string" calcext:value-type="string">
            <text:p>NELLACHERI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43]=&quot;11 - 12&quot;;&quot;HSS&quot;;IF([.E43]=&quot;8 - 12&quot;;&quot;HS, HSS&quot;;IF([.E43]=&quot;8 - 10&quot;;&quot;HS&quot;;IF([.E43]=&quot;1 - 4&quot;;&quot;LP&quot;;IF([.E43]=&quot;5 -7&quot;;&quot;UP&quot;;IF([.E43]=&quot;1 - 5&quot;;&quot;LP, UP&quot;;IF([.E43]=&quot;5 - 10&quot;;&quot;UP, HS&quot;;IF([.E43]=&quot;1 - 7&quot;;&quot;LP, UP&quot;;IF([.E43]=&quot;1 -10&quot;;&quot;LP, UP, HS&quot;;IF([.E43]=&quot;1 - 12&quot;;&quot;LP, UP, HS, HSS&quot;;IF([.E43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Chombala</text:p>
          </table:table-cell>
          <table:table-cell table:number-columns-repeated="1016"/>
        </table:table-row>
        <table:table-row table:style-name="ro2"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16235" calcext:value-type="float">
            <text:p>16235</text:p>
          </table:table-cell>
          <table:table-cell table:style-name="ce17" office:value-type="string" calcext:value-type="string">
            <text:p>ERAMALA CENTRAL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44]=&quot;11 - 12&quot;;&quot;HSS&quot;;IF([.E44]=&quot;8 - 12&quot;;&quot;HS, HSS&quot;;IF([.E44]=&quot;8 - 10&quot;;&quot;HS&quot;;IF([.E44]=&quot;1 - 4&quot;;&quot;LP&quot;;IF([.E44]=&quot;5 -7&quot;;&quot;UP&quot;;IF([.E44]=&quot;1 - 5&quot;;&quot;LP, UP&quot;;IF([.E44]=&quot;5 - 10&quot;;&quot;UP, HS&quot;;IF([.E44]=&quot;1 - 7&quot;;&quot;LP, UP&quot;;IF([.E44]=&quot;1 -10&quot;;&quot;LP, UP, HS&quot;;IF([.E44]=&quot;1 - 12&quot;;&quot;LP, UP, HS, HSS&quot;;IF([.E44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Chombala</text:p>
          </table:table-cell>
          <table:table-cell table:number-columns-repeated="1016"/>
        </table:table-row>
        <table:table-row table:style-name="ro2"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16236" calcext:value-type="float">
            <text:p>16236</text:p>
          </table:table-cell>
          <table:table-cell table:style-name="ce17" office:value-type="string" calcext:value-type="string">
            <text:p>MARANKANDY M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45]=&quot;11 - 12&quot;;&quot;HSS&quot;;IF([.E45]=&quot;8 - 12&quot;;&quot;HS, HSS&quot;;IF([.E45]=&quot;8 - 10&quot;;&quot;HS&quot;;IF([.E45]=&quot;1 - 4&quot;;&quot;LP&quot;;IF([.E45]=&quot;5 -7&quot;;&quot;UP&quot;;IF([.E45]=&quot;1 - 5&quot;;&quot;LP, UP&quot;;IF([.E45]=&quot;5 - 10&quot;;&quot;UP, HS&quot;;IF([.E45]=&quot;1 - 7&quot;;&quot;LP, UP&quot;;IF([.E45]=&quot;1 -10&quot;;&quot;LP, UP, HS&quot;;IF([.E45]=&quot;1 - 12&quot;;&quot;LP, UP, HS, HSS&quot;;IF([.E45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Chombala</text:p>
          </table:table-cell>
          <table:table-cell table:number-columns-repeated="1016"/>
        </table:table-row>
        <table:table-row table:style-name="ro2"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16237" calcext:value-type="float">
            <text:p>16237</text:p>
          </table:table-cell>
          <table:table-cell table:style-name="ce17" office:value-type="string" calcext:value-type="string">
            <text:p>KUNNUMMAKKARA M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46]=&quot;11 - 12&quot;;&quot;HSS&quot;;IF([.E46]=&quot;8 - 12&quot;;&quot;HS, HSS&quot;;IF([.E46]=&quot;8 - 10&quot;;&quot;HS&quot;;IF([.E46]=&quot;1 - 4&quot;;&quot;LP&quot;;IF([.E46]=&quot;5 -7&quot;;&quot;UP&quot;;IF([.E46]=&quot;1 - 5&quot;;&quot;LP, UP&quot;;IF([.E46]=&quot;5 - 10&quot;;&quot;UP, HS&quot;;IF([.E46]=&quot;1 - 7&quot;;&quot;LP, UP&quot;;IF([.E46]=&quot;1 -10&quot;;&quot;LP, UP, HS&quot;;IF([.E46]=&quot;1 - 12&quot;;&quot;LP, UP, HS, HSS&quot;;IF([.E46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Chombala</text:p>
          </table:table-cell>
          <table:table-cell table:number-columns-repeated="1016"/>
        </table:table-row>
        <table:table-row table:style-name="ro2"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16238" calcext:value-type="float">
            <text:p>16238</text:p>
          </table:table-cell>
          <table:table-cell table:style-name="ce17" office:value-type="string" calcext:value-type="string">
            <text:p>AZHIYOOR CENTRAL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5</text:p>
          </table:table-cell>
          <table:table-cell table:style-name="ce17" table:formula="of:=IF([.E47]=&quot;11 - 12&quot;;&quot;HSS&quot;;IF([.E47]=&quot;8 - 12&quot;;&quot;HS, HSS&quot;;IF([.E47]=&quot;8 - 10&quot;;&quot;HS&quot;;IF([.E47]=&quot;1 - 4&quot;;&quot;LP&quot;;IF([.E47]=&quot;5 -7&quot;;&quot;UP&quot;;IF([.E47]=&quot;1 - 5&quot;;&quot;LP, UP&quot;;IF([.E47]=&quot;5 - 10&quot;;&quot;UP, HS&quot;;IF([.E47]=&quot;1 - 7&quot;;&quot;LP, UP&quot;;IF([.E47]=&quot;1 -10&quot;;&quot;LP, UP, HS&quot;;IF([.E47]=&quot;1 - 12&quot;;&quot;LP, UP, HS, HSS&quot;;IF([.E47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Chombala</text:p>
          </table:table-cell>
          <table:table-cell table:number-columns-repeated="1016"/>
        </table:table-row>
        <table:table-row table:style-name="ro2"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16239" calcext:value-type="float">
            <text:p>16239</text:p>
          </table:table-cell>
          <table:table-cell table:style-name="ce17" office:value-type="string" calcext:value-type="string">
            <text:p>CHOMBALA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5</text:p>
          </table:table-cell>
          <table:table-cell table:style-name="ce17" table:formula="of:=IF([.E48]=&quot;11 - 12&quot;;&quot;HSS&quot;;IF([.E48]=&quot;8 - 12&quot;;&quot;HS, HSS&quot;;IF([.E48]=&quot;8 - 10&quot;;&quot;HS&quot;;IF([.E48]=&quot;1 - 4&quot;;&quot;LP&quot;;IF([.E48]=&quot;5 -7&quot;;&quot;UP&quot;;IF([.E48]=&quot;1 - 5&quot;;&quot;LP, UP&quot;;IF([.E48]=&quot;5 - 10&quot;;&quot;UP, HS&quot;;IF([.E48]=&quot;1 - 7&quot;;&quot;LP, UP&quot;;IF([.E48]=&quot;1 -10&quot;;&quot;LP, UP, HS&quot;;IF([.E48]=&quot;1 - 12&quot;;&quot;LP, UP, HS, HSS&quot;;IF([.E48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Chombala</text:p>
          </table:table-cell>
          <table:table-cell table:number-columns-repeated="1016"/>
        </table:table-row>
        <table:table-row table:style-name="ro2"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16240" calcext:value-type="float">
            <text:p>16240</text:p>
          </table:table-cell>
          <table:table-cell table:style-name="ce17" office:value-type="string" calcext:value-type="string">
            <text:p>ONCHIYAM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5</text:p>
          </table:table-cell>
          <table:table-cell table:style-name="ce17" table:formula="of:=IF([.E49]=&quot;11 - 12&quot;;&quot;HSS&quot;;IF([.E49]=&quot;8 - 12&quot;;&quot;HS, HSS&quot;;IF([.E49]=&quot;8 - 10&quot;;&quot;HS&quot;;IF([.E49]=&quot;1 - 4&quot;;&quot;LP&quot;;IF([.E49]=&quot;5 -7&quot;;&quot;UP&quot;;IF([.E49]=&quot;1 - 5&quot;;&quot;LP, UP&quot;;IF([.E49]=&quot;5 - 10&quot;;&quot;UP, HS&quot;;IF([.E49]=&quot;1 - 7&quot;;&quot;LP, UP&quot;;IF([.E49]=&quot;1 -10&quot;;&quot;LP, UP, HS&quot;;IF([.E49]=&quot;1 - 12&quot;;&quot;LP, UP, HS, HSS&quot;;IF([.E49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Chombala</text:p>
          </table:table-cell>
          <table:table-cell table:number-columns-repeated="1016"/>
        </table:table-row>
        <table:table-row table:style-name="ro2">
          <table:table-cell table:style-name="ce17" office:value-type="float" office:value="49" calcext:value-type="float">
            <text:p>49</text:p>
          </table:table-cell>
          <table:table-cell table:style-name="ce17" office:value-type="float" office:value="16241" calcext:value-type="float">
            <text:p>16241</text:p>
          </table:table-cell>
          <table:table-cell table:style-name="ce17" office:value-type="string" calcext:value-type="string">
            <text:p>VELLIKKULANGARA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5</text:p>
          </table:table-cell>
          <table:table-cell table:style-name="ce17" table:formula="of:=IF([.E50]=&quot;11 - 12&quot;;&quot;HSS&quot;;IF([.E50]=&quot;8 - 12&quot;;&quot;HS, HSS&quot;;IF([.E50]=&quot;8 - 10&quot;;&quot;HS&quot;;IF([.E50]=&quot;1 - 4&quot;;&quot;LP&quot;;IF([.E50]=&quot;5 -7&quot;;&quot;UP&quot;;IF([.E50]=&quot;1 - 5&quot;;&quot;LP, UP&quot;;IF([.E50]=&quot;5 - 10&quot;;&quot;UP, HS&quot;;IF([.E50]=&quot;1 - 7&quot;;&quot;LP, UP&quot;;IF([.E50]=&quot;1 -10&quot;;&quot;LP, UP, HS&quot;;IF([.E50]=&quot;1 - 12&quot;;&quot;LP, UP, HS, HSS&quot;;IF([.E50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Chombala</text:p>
          </table:table-cell>
          <table:table-cell table:number-columns-repeated="1016"/>
        </table:table-row>
        <table:table-row table:style-name="ro2"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6242" calcext:value-type="float">
            <text:p>16242</text:p>
          </table:table-cell>
          <table:table-cell table:style-name="ce17" office:value-type="string" calcext:value-type="string">
            <text:p>URALUNGAL VIDYAVILASAM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5</text:p>
          </table:table-cell>
          <table:table-cell table:style-name="ce17" table:formula="of:=IF([.E51]=&quot;11 - 12&quot;;&quot;HSS&quot;;IF([.E51]=&quot;8 - 12&quot;;&quot;HS, HSS&quot;;IF([.E51]=&quot;8 - 10&quot;;&quot;HS&quot;;IF([.E51]=&quot;1 - 4&quot;;&quot;LP&quot;;IF([.E51]=&quot;5 -7&quot;;&quot;UP&quot;;IF([.E51]=&quot;1 - 5&quot;;&quot;LP, UP&quot;;IF([.E51]=&quot;5 - 10&quot;;&quot;UP, HS&quot;;IF([.E51]=&quot;1 - 7&quot;;&quot;LP, UP&quot;;IF([.E51]=&quot;1 -10&quot;;&quot;LP, UP, HS&quot;;IF([.E51]=&quot;1 - 12&quot;;&quot;LP, UP, HS, HSS&quot;;IF([.E51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Chombala</text:p>
          </table:table-cell>
          <table:table-cell table:number-columns-repeated="1016"/>
        </table:table-row>
        <table:table-row table:style-name="ro2"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16244" calcext:value-type="float">
            <text:p>16244</text:p>
          </table:table-cell>
          <table:table-cell table:style-name="ce17" office:value-type="string" calcext:value-type="string">
            <text:p>KUNINGAD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5</text:p>
          </table:table-cell>
          <table:table-cell table:style-name="ce17" table:formula="of:=IF([.E52]=&quot;11 - 12&quot;;&quot;HSS&quot;;IF([.E52]=&quot;8 - 12&quot;;&quot;HS, HSS&quot;;IF([.E52]=&quot;8 - 10&quot;;&quot;HS&quot;;IF([.E52]=&quot;1 - 4&quot;;&quot;LP&quot;;IF([.E52]=&quot;5 -7&quot;;&quot;UP&quot;;IF([.E52]=&quot;1 - 5&quot;;&quot;LP, UP&quot;;IF([.E52]=&quot;5 - 10&quot;;&quot;UP, HS&quot;;IF([.E52]=&quot;1 - 7&quot;;&quot;LP, UP&quot;;IF([.E52]=&quot;1 -10&quot;;&quot;LP, UP, HS&quot;;IF([.E52]=&quot;1 - 12&quot;;&quot;LP, UP, HS, HSS&quot;;IF([.E52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Chombala</text:p>
          </table:table-cell>
          <table:table-cell table:number-columns-repeated="1016"/>
        </table:table-row>
        <table:table-row table:style-name="ro2">
          <table:table-cell table:style-name="ce17" office:value-type="float" office:value="52" calcext:value-type="float">
            <text:p>52</text:p>
          </table:table-cell>
          <table:table-cell table:style-name="ce17" office:value-type="float" office:value="16245" calcext:value-type="float">
            <text:p>16245</text:p>
          </table:table-cell>
          <table:table-cell table:style-name="ce17" office:value-type="string" calcext:value-type="string">
            <text:p>PURAMERI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5</text:p>
          </table:table-cell>
          <table:table-cell table:style-name="ce17" table:formula="of:=IF([.E53]=&quot;11 - 12&quot;;&quot;HSS&quot;;IF([.E53]=&quot;8 - 12&quot;;&quot;HS, HSS&quot;;IF([.E53]=&quot;8 - 10&quot;;&quot;HS&quot;;IF([.E53]=&quot;1 - 4&quot;;&quot;LP&quot;;IF([.E53]=&quot;5 -7&quot;;&quot;UP&quot;;IF([.E53]=&quot;1 - 5&quot;;&quot;LP, UP&quot;;IF([.E53]=&quot;5 - 10&quot;;&quot;UP, HS&quot;;IF([.E53]=&quot;1 - 7&quot;;&quot;LP, UP&quot;;IF([.E53]=&quot;1 -10&quot;;&quot;LP, UP, HS&quot;;IF([.E53]=&quot;1 - 12&quot;;&quot;LP, UP, HS, HSS&quot;;IF([.E53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Chombala</text:p>
          </table:table-cell>
          <table:table-cell table:number-columns-repeated="1016"/>
        </table:table-row>
        <table:table-row table:style-name="ro2"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16246" calcext:value-type="float">
            <text:p>16246</text:p>
          </table:table-cell>
          <table:table-cell table:style-name="ce17" office:value-type="string" calcext:value-type="string">
            <text:p>MUTHUVADATHUR VV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5</text:p>
          </table:table-cell>
          <table:table-cell table:style-name="ce17" table:formula="of:=IF([.E54]=&quot;11 - 12&quot;;&quot;HSS&quot;;IF([.E54]=&quot;8 - 12&quot;;&quot;HS, HSS&quot;;IF([.E54]=&quot;8 - 10&quot;;&quot;HS&quot;;IF([.E54]=&quot;1 - 4&quot;;&quot;LP&quot;;IF([.E54]=&quot;5 -7&quot;;&quot;UP&quot;;IF([.E54]=&quot;1 - 5&quot;;&quot;LP, UP&quot;;IF([.E54]=&quot;5 - 10&quot;;&quot;UP, HS&quot;;IF([.E54]=&quot;1 - 7&quot;;&quot;LP, UP&quot;;IF([.E54]=&quot;1 -10&quot;;&quot;LP, UP, HS&quot;;IF([.E54]=&quot;1 - 12&quot;;&quot;LP, UP, HS, HSS&quot;;IF([.E54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Chombala</text:p>
          </table:table-cell>
          <table:table-cell table:number-columns-repeated="1016"/>
        </table:table-row>
        <table:table-row table:style-name="ro2"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16247" calcext:value-type="float">
            <text:p>16247</text:p>
          </table:table-cell>
          <table:table-cell table:style-name="ce17" office:value-type="string" calcext:value-type="string">
            <text:p>ORKKATTERI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5</text:p>
          </table:table-cell>
          <table:table-cell table:style-name="ce17" table:formula="of:=IF([.E55]=&quot;11 - 12&quot;;&quot;HSS&quot;;IF([.E55]=&quot;8 - 12&quot;;&quot;HS, HSS&quot;;IF([.E55]=&quot;8 - 10&quot;;&quot;HS&quot;;IF([.E55]=&quot;1 - 4&quot;;&quot;LP&quot;;IF([.E55]=&quot;5 -7&quot;;&quot;UP&quot;;IF([.E55]=&quot;1 - 5&quot;;&quot;LP, UP&quot;;IF([.E55]=&quot;5 - 10&quot;;&quot;UP, HS&quot;;IF([.E55]=&quot;1 - 7&quot;;&quot;LP, UP&quot;;IF([.E55]=&quot;1 -10&quot;;&quot;LP, UP, HS&quot;;IF([.E55]=&quot;1 - 12&quot;;&quot;LP, UP, HS, HSS&quot;;IF([.E55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Chombala</text:p>
          </table:table-cell>
          <table:table-cell table:number-columns-repeated="1016"/>
        </table:table-row>
        <table:table-row table:style-name="ro2"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16248" calcext:value-type="float">
            <text:p>16248</text:p>
          </table:table-cell>
          <table:table-cell table:style-name="ce17" office:value-type="string" calcext:value-type="string">
            <text:p>THATTOLIKKARA EAST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5</text:p>
          </table:table-cell>
          <table:table-cell table:style-name="ce17" table:formula="of:=IF([.E56]=&quot;11 - 12&quot;;&quot;HSS&quot;;IF([.E56]=&quot;8 - 12&quot;;&quot;HS, HSS&quot;;IF([.E56]=&quot;8 - 10&quot;;&quot;HS&quot;;IF([.E56]=&quot;1 - 4&quot;;&quot;LP&quot;;IF([.E56]=&quot;5 -7&quot;;&quot;UP&quot;;IF([.E56]=&quot;1 - 5&quot;;&quot;LP, UP&quot;;IF([.E56]=&quot;5 - 10&quot;;&quot;UP, HS&quot;;IF([.E56]=&quot;1 - 7&quot;;&quot;LP, UP&quot;;IF([.E56]=&quot;1 -10&quot;;&quot;LP, UP, HS&quot;;IF([.E56]=&quot;1 - 12&quot;;&quot;LP, UP, HS, HSS&quot;;IF([.E56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Chombala</text:p>
          </table:table-cell>
          <table:table-cell table:number-columns-repeated="1016"/>
        </table:table-row>
        <table:table-row table:style-name="ro2">
          <table:table-cell table:style-name="ce17" office:value-type="float" office:value="56" calcext:value-type="float">
            <text:p>56</text:p>
          </table:table-cell>
          <table:table-cell table:style-name="ce17" office:value-type="float" office:value="16249" calcext:value-type="float">
            <text:p>16249</text:p>
          </table:table-cell>
          <table:table-cell table:style-name="ce17" office:value-type="string" calcext:value-type="string">
            <text:p>KUNNUMMAKKARA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5</text:p>
          </table:table-cell>
          <table:table-cell table:style-name="ce17" table:formula="of:=IF([.E57]=&quot;11 - 12&quot;;&quot;HSS&quot;;IF([.E57]=&quot;8 - 12&quot;;&quot;HS, HSS&quot;;IF([.E57]=&quot;8 - 10&quot;;&quot;HS&quot;;IF([.E57]=&quot;1 - 4&quot;;&quot;LP&quot;;IF([.E57]=&quot;5 -7&quot;;&quot;UP&quot;;IF([.E57]=&quot;1 - 5&quot;;&quot;LP, UP&quot;;IF([.E57]=&quot;5 - 10&quot;;&quot;UP, HS&quot;;IF([.E57]=&quot;1 - 7&quot;;&quot;LP, UP&quot;;IF([.E57]=&quot;1 -10&quot;;&quot;LP, UP, HS&quot;;IF([.E57]=&quot;1 - 12&quot;;&quot;LP, UP, HS, HSS&quot;;IF([.E57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Chombala</text:p>
          </table:table-cell>
          <table:table-cell table:number-columns-repeated="1016"/>
        </table:table-row>
        <table:table-row table:style-name="ro2">
          <table:table-cell table:style-name="ce17" office:value-type="float" office:value="57" calcext:value-type="float">
            <text:p>57</text:p>
          </table:table-cell>
          <table:table-cell table:style-name="ce17" office:value-type="float" office:value="16250" calcext:value-type="float">
            <text:p>16250</text:p>
          </table:table-cell>
          <table:table-cell table:style-name="ce17" office:value-type="string" calcext:value-type="string">
            <text:p>ATHIYOOR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5</text:p>
          </table:table-cell>
          <table:table-cell table:style-name="ce17" table:formula="of:=IF([.E58]=&quot;11 - 12&quot;;&quot;HSS&quot;;IF([.E58]=&quot;8 - 12&quot;;&quot;HS, HSS&quot;;IF([.E58]=&quot;8 - 10&quot;;&quot;HS&quot;;IF([.E58]=&quot;1 - 4&quot;;&quot;LP&quot;;IF([.E58]=&quot;5 -7&quot;;&quot;UP&quot;;IF([.E58]=&quot;1 - 5&quot;;&quot;LP, UP&quot;;IF([.E58]=&quot;5 - 10&quot;;&quot;UP, HS&quot;;IF([.E58]=&quot;1 - 7&quot;;&quot;LP, UP&quot;;IF([.E58]=&quot;1 -10&quot;;&quot;LP, UP, HS&quot;;IF([.E58]=&quot;1 - 12&quot;;&quot;LP, UP, HS, HSS&quot;;IF([.E58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Chombala</text:p>
          </table:table-cell>
          <table:table-cell table:number-columns-repeated="1016"/>
        </table:table-row>
        <table:table-row table:style-name="ro2">
          <table:table-cell table:style-name="ce17" office:value-type="float" office:value="58" calcext:value-type="float">
            <text:p>58</text:p>
          </table:table-cell>
          <table:table-cell table:style-name="ce17" office:value-type="float" office:value="16251" calcext:value-type="float">
            <text:p>16251</text:p>
          </table:table-cell>
          <table:table-cell table:style-name="ce17" office:value-type="string" calcext:value-type="string">
            <text:p>KURIKKILAD U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59]=&quot;11 - 12&quot;;&quot;HSS&quot;;IF([.E59]=&quot;8 - 12&quot;;&quot;HS, HSS&quot;;IF([.E59]=&quot;8 - 10&quot;;&quot;HS&quot;;IF([.E59]=&quot;1 - 4&quot;;&quot;LP&quot;;IF([.E59]=&quot;5 -7&quot;;&quot;UP&quot;;IF([.E59]=&quot;1 - 5&quot;;&quot;LP, UP&quot;;IF([.E59]=&quot;5 - 10&quot;;&quot;UP, HS&quot;;IF([.E59]=&quot;1 - 7&quot;;&quot;LP, UP&quot;;IF([.E59]=&quot;1 -10&quot;;&quot;LP, UP, HS&quot;;IF([.E59]=&quot;1 - 12&quot;;&quot;LP, UP, HS, HSS&quot;;IF([.E59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Chombala</text:p>
          </table:table-cell>
          <table:table-cell table:number-columns-repeated="1016"/>
        </table:table-row>
        <table:table-row table:style-name="ro2">
          <table:table-cell table:style-name="ce17" office:value-type="float" office:value="59" calcext:value-type="float">
            <text:p>59</text:p>
          </table:table-cell>
          <table:table-cell table:style-name="ce17" office:value-type="float" office:value="16252" calcext:value-type="float">
            <text:p>16252</text:p>
          </table:table-cell>
          <table:table-cell table:style-name="ce17" office:value-type="string" calcext:value-type="string">
            <text:p>VARISSIAKKUNI U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60]=&quot;11 - 12&quot;;&quot;HSS&quot;;IF([.E60]=&quot;8 - 12&quot;;&quot;HS, HSS&quot;;IF([.E60]=&quot;8 - 10&quot;;&quot;HS&quot;;IF([.E60]=&quot;1 - 4&quot;;&quot;LP&quot;;IF([.E60]=&quot;5 -7&quot;;&quot;UP&quot;;IF([.E60]=&quot;1 - 5&quot;;&quot;LP, UP&quot;;IF([.E60]=&quot;5 - 10&quot;;&quot;UP, HS&quot;;IF([.E60]=&quot;1 - 7&quot;;&quot;LP, UP&quot;;IF([.E60]=&quot;1 -10&quot;;&quot;LP, UP, HS&quot;;IF([.E60]=&quot;1 - 12&quot;;&quot;LP, UP, HS, HSS&quot;;IF([.E60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Chombala</text:p>
          </table:table-cell>
          <table:table-cell table:number-columns-repeated="1016"/>
        </table:table-row>
        <table:table-row table:style-name="ro2"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16253" calcext:value-type="float">
            <text:p>16253</text:p>
          </table:table-cell>
          <table:table-cell table:style-name="ce17" office:value-type="string" calcext:value-type="string">
            <text:p>MUTTUNGAL SOUTH U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61]=&quot;11 - 12&quot;;&quot;HSS&quot;;IF([.E61]=&quot;8 - 12&quot;;&quot;HS, HSS&quot;;IF([.E61]=&quot;8 - 10&quot;;&quot;HS&quot;;IF([.E61]=&quot;1 - 4&quot;;&quot;LP&quot;;IF([.E61]=&quot;5 -7&quot;;&quot;UP&quot;;IF([.E61]=&quot;1 - 5&quot;;&quot;LP, UP&quot;;IF([.E61]=&quot;5 - 10&quot;;&quot;UP, HS&quot;;IF([.E61]=&quot;1 - 7&quot;;&quot;LP, UP&quot;;IF([.E61]=&quot;1 -10&quot;;&quot;LP, UP, HS&quot;;IF([.E61]=&quot;1 - 12&quot;;&quot;LP, UP, HS, HSS&quot;;IF([.E61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Chombala</text:p>
          </table:table-cell>
          <table:table-cell table:number-columns-repeated="1016"/>
        </table:table-row>
        <table:table-row table:style-name="ro2"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16254" calcext:value-type="float">
            <text:p>16254</text:p>
          </table:table-cell>
          <table:table-cell table:style-name="ce17" office:value-type="string" calcext:value-type="string">
            <text:p>VAIKKILASSERY U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62]=&quot;11 - 12&quot;;&quot;HSS&quot;;IF([.E62]=&quot;8 - 12&quot;;&quot;HS, HSS&quot;;IF([.E62]=&quot;8 - 10&quot;;&quot;HS&quot;;IF([.E62]=&quot;1 - 4&quot;;&quot;LP&quot;;IF([.E62]=&quot;5 -7&quot;;&quot;UP&quot;;IF([.E62]=&quot;1 - 5&quot;;&quot;LP, UP&quot;;IF([.E62]=&quot;5 - 10&quot;;&quot;UP, HS&quot;;IF([.E62]=&quot;1 - 7&quot;;&quot;LP, UP&quot;;IF([.E62]=&quot;1 -10&quot;;&quot;LP, UP, HS&quot;;IF([.E62]=&quot;1 - 12&quot;;&quot;LP, UP, HS, HSS&quot;;IF([.E62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Chombala</text:p>
          </table:table-cell>
          <table:table-cell table:number-columns-repeated="1016"/>
        </table:table-row>
        <table:table-row table:style-name="ro2"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16255" calcext:value-type="float">
            <text:p>16255</text:p>
          </table:table-cell>
          <table:table-cell table:style-name="ce17" office:value-type="string" calcext:value-type="string">
            <text:p>AZHIYOOR EAST U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63]=&quot;11 - 12&quot;;&quot;HSS&quot;;IF([.E63]=&quot;8 - 12&quot;;&quot;HS, HSS&quot;;IF([.E63]=&quot;8 - 10&quot;;&quot;HS&quot;;IF([.E63]=&quot;1 - 4&quot;;&quot;LP&quot;;IF([.E63]=&quot;5 -7&quot;;&quot;UP&quot;;IF([.E63]=&quot;1 - 5&quot;;&quot;LP, UP&quot;;IF([.E63]=&quot;5 - 10&quot;;&quot;UP, HS&quot;;IF([.E63]=&quot;1 - 7&quot;;&quot;LP, UP&quot;;IF([.E63]=&quot;1 -10&quot;;&quot;LP, UP, HS&quot;;IF([.E63]=&quot;1 - 12&quot;;&quot;LP, UP, HS, HSS&quot;;IF([.E63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Chombala</text:p>
          </table:table-cell>
          <table:table-cell table:number-columns-repeated="1016"/>
        </table:table-row>
        <table:table-row table:style-name="ro2"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16256" calcext:value-type="float">
            <text:p>16256</text:p>
          </table:table-cell>
          <table:table-cell table:style-name="ce17" office:value-type="string" calcext:value-type="string">
            <text:p>BEMUPS CHOMBALA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64]=&quot;11 - 12&quot;;&quot;HSS&quot;;IF([.E64]=&quot;8 - 12&quot;;&quot;HS, HSS&quot;;IF([.E64]=&quot;8 - 10&quot;;&quot;HS&quot;;IF([.E64]=&quot;1 - 4&quot;;&quot;LP&quot;;IF([.E64]=&quot;5 -7&quot;;&quot;UP&quot;;IF([.E64]=&quot;1 - 5&quot;;&quot;LP, UP&quot;;IF([.E64]=&quot;5 - 10&quot;;&quot;UP, HS&quot;;IF([.E64]=&quot;1 - 7&quot;;&quot;LP, UP&quot;;IF([.E64]=&quot;1 -10&quot;;&quot;LP, UP, HS&quot;;IF([.E64]=&quot;1 - 12&quot;;&quot;LP, UP, HS, HSS&quot;;IF([.E64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Chombala</text:p>
          </table:table-cell>
          <table:table-cell table:number-columns-repeated="1016"/>
        </table:table-row>
        <table:table-row table:style-name="ro2"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16257" calcext:value-type="float">
            <text:p>16257</text:p>
          </table:table-cell>
          <table:table-cell table:style-name="ce17" office:value-type="string" calcext:value-type="string">
            <text:p>KALLAMALA U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65]=&quot;11 - 12&quot;;&quot;HSS&quot;;IF([.E65]=&quot;8 - 12&quot;;&quot;HS, HSS&quot;;IF([.E65]=&quot;8 - 10&quot;;&quot;HS&quot;;IF([.E65]=&quot;1 - 4&quot;;&quot;LP&quot;;IF([.E65]=&quot;5 -7&quot;;&quot;UP&quot;;IF([.E65]=&quot;1 - 5&quot;;&quot;LP, UP&quot;;IF([.E65]=&quot;5 - 10&quot;;&quot;UP, HS&quot;;IF([.E65]=&quot;1 - 7&quot;;&quot;LP, UP&quot;;IF([.E65]=&quot;1 -10&quot;;&quot;LP, UP, HS&quot;;IF([.E65]=&quot;1 - 12&quot;;&quot;LP, UP, HS, HSS&quot;;IF([.E65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Chombala</text:p>
          </table:table-cell>
          <table:table-cell table:number-columns-repeated="1016"/>
        </table:table-row>
        <table:table-row table:style-name="ro2"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16258" calcext:value-type="float">
            <text:p>16258</text:p>
          </table:table-cell>
          <table:table-cell table:style-name="ce17" office:value-type="string" calcext:value-type="string">
            <text:p>PANADEMMAL MU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66]=&quot;11 - 12&quot;;&quot;HSS&quot;;IF([.E66]=&quot;8 - 12&quot;;&quot;HS, HSS&quot;;IF([.E66]=&quot;8 - 10&quot;;&quot;HS&quot;;IF([.E66]=&quot;1 - 4&quot;;&quot;LP&quot;;IF([.E66]=&quot;5 -7&quot;;&quot;UP&quot;;IF([.E66]=&quot;1 - 5&quot;;&quot;LP, UP&quot;;IF([.E66]=&quot;5 - 10&quot;;&quot;UP, HS&quot;;IF([.E66]=&quot;1 - 7&quot;;&quot;LP, UP&quot;;IF([.E66]=&quot;1 -10&quot;;&quot;LP, UP, HS&quot;;IF([.E66]=&quot;1 - 12&quot;;&quot;LP, UP, HS, HSS&quot;;IF([.E66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Chombala</text:p>
          </table:table-cell>
          <table:table-cell table:number-columns-repeated="1016"/>
        </table:table-row>
        <table:table-row table:style-name="ro2"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16259" calcext:value-type="float">
            <text:p>16259</text:p>
          </table:table-cell>
          <table:table-cell table:style-name="ce17" office:value-type="string" calcext:value-type="string">
            <text:p>NARIKKUNNU U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67]=&quot;11 - 12&quot;;&quot;HSS&quot;;IF([.E67]=&quot;8 - 12&quot;;&quot;HS, HSS&quot;;IF([.E67]=&quot;8 - 10&quot;;&quot;HS&quot;;IF([.E67]=&quot;1 - 4&quot;;&quot;LP&quot;;IF([.E67]=&quot;5 -7&quot;;&quot;UP&quot;;IF([.E67]=&quot;1 - 5&quot;;&quot;LP, UP&quot;;IF([.E67]=&quot;5 - 10&quot;;&quot;UP, HS&quot;;IF([.E67]=&quot;1 - 7&quot;;&quot;LP, UP&quot;;IF([.E67]=&quot;1 -10&quot;;&quot;LP, UP, HS&quot;;IF([.E67]=&quot;1 - 12&quot;;&quot;LP, UP, HS, HSS&quot;;IF([.E67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Chombala</text:p>
          </table:table-cell>
          <table:table-cell table:number-columns-repeated="1016"/>
        </table:table-row>
        <table:table-row table:style-name="ro2"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16260" calcext:value-type="float">
            <text:p>16260</text:p>
          </table:table-cell>
          <table:table-cell table:style-name="ce17" office:value-type="string" calcext:value-type="string">
            <text:p>EDACHERI NORTH U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68]=&quot;11 - 12&quot;;&quot;HSS&quot;;IF([.E68]=&quot;8 - 12&quot;;&quot;HS, HSS&quot;;IF([.E68]=&quot;8 - 10&quot;;&quot;HS&quot;;IF([.E68]=&quot;1 - 4&quot;;&quot;LP&quot;;IF([.E68]=&quot;5 -7&quot;;&quot;UP&quot;;IF([.E68]=&quot;1 - 5&quot;;&quot;LP, UP&quot;;IF([.E68]=&quot;5 - 10&quot;;&quot;UP, HS&quot;;IF([.E68]=&quot;1 - 7&quot;;&quot;LP, UP&quot;;IF([.E68]=&quot;1 -10&quot;;&quot;LP, UP, HS&quot;;IF([.E68]=&quot;1 - 12&quot;;&quot;LP, UP, HS, HSS&quot;;IF([.E68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Chombala</text:p>
          </table:table-cell>
          <table:table-cell table:number-columns-repeated="1016"/>
        </table:table-row>
        <table:table-row table:style-name="ro2"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16261" calcext:value-type="float">
            <text:p>16261</text:p>
          </table:table-cell>
          <table:table-cell table:style-name="ce17" office:value-type="string" calcext:value-type="string">
            <text:p>ERAMALA U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69]=&quot;11 - 12&quot;;&quot;HSS&quot;;IF([.E69]=&quot;8 - 12&quot;;&quot;HS, HSS&quot;;IF([.E69]=&quot;8 - 10&quot;;&quot;HS&quot;;IF([.E69]=&quot;1 - 4&quot;;&quot;LP&quot;;IF([.E69]=&quot;5 -7&quot;;&quot;UP&quot;;IF([.E69]=&quot;1 - 5&quot;;&quot;LP, UP&quot;;IF([.E69]=&quot;5 - 10&quot;;&quot;UP, HS&quot;;IF([.E69]=&quot;1 - 7&quot;;&quot;LP, UP&quot;;IF([.E69]=&quot;1 -10&quot;;&quot;LP, UP, HS&quot;;IF([.E69]=&quot;1 - 12&quot;;&quot;LP, UP, HS, HSS&quot;;IF([.E69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Chombala</text:p>
          </table:table-cell>
          <table:table-cell table:number-columns-repeated="1016"/>
        </table:table-row>
        <table:table-row table:style-name="ro2"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16262" calcext:value-type="float">
            <text:p>16262</text:p>
          </table:table-cell>
          <table:table-cell table:style-name="ce17" office:value-type="string" calcext:value-type="string">
            <text:p>ORKKATTERI NORTH U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70]=&quot;11 - 12&quot;;&quot;HSS&quot;;IF([.E70]=&quot;8 - 12&quot;;&quot;HS, HSS&quot;;IF([.E70]=&quot;8 - 10&quot;;&quot;HS&quot;;IF([.E70]=&quot;1 - 4&quot;;&quot;LP&quot;;IF([.E70]=&quot;5 -7&quot;;&quot;UP&quot;;IF([.E70]=&quot;1 - 5&quot;;&quot;LP, UP&quot;;IF([.E70]=&quot;5 - 10&quot;;&quot;UP, HS&quot;;IF([.E70]=&quot;1 - 7&quot;;&quot;LP, UP&quot;;IF([.E70]=&quot;1 -10&quot;;&quot;LP, UP, HS&quot;;IF([.E70]=&quot;1 - 12&quot;;&quot;LP, UP, HS, HSS&quot;;IF([.E70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Chombala</text:p>
          </table:table-cell>
          <table:table-cell table:number-columns-repeated="1016"/>
        </table:table-row>
        <table:table-row table:style-name="ro2"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16263" calcext:value-type="float">
            <text:p>16263</text:p>
          </table:table-cell>
          <table:table-cell table:style-name="ce17" office:value-type="string" calcext:value-type="string">
            <text:p>P.K Memorial U.P.S.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71]=&quot;11 - 12&quot;;&quot;HSS&quot;;IF([.E71]=&quot;8 - 12&quot;;&quot;HS, HSS&quot;;IF([.E71]=&quot;8 - 10&quot;;&quot;HS&quot;;IF([.E71]=&quot;1 - 4&quot;;&quot;LP&quot;;IF([.E71]=&quot;5 -7&quot;;&quot;UP&quot;;IF([.E71]=&quot;1 - 5&quot;;&quot;LP, UP&quot;;IF([.E71]=&quot;5 - 10&quot;;&quot;UP, HS&quot;;IF([.E71]=&quot;1 - 7&quot;;&quot;LP, UP&quot;;IF([.E71]=&quot;1 -10&quot;;&quot;LP, UP, HS&quot;;IF([.E71]=&quot;1 - 12&quot;;&quot;LP, UP, HS, HSS&quot;;IF([.E71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Chombala</text:p>
          </table:table-cell>
          <table:table-cell table:number-columns-repeated="1016"/>
        </table:table-row>
        <table:table-row table:style-name="ro2"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16264" calcext:value-type="float">
            <text:p>16264</text:p>
          </table:table-cell>
          <table:table-cell table:style-name="ce17" office:value-type="string" calcext:value-type="string">
            <text:p>THATTOLIKKARA U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72]=&quot;11 - 12&quot;;&quot;HSS&quot;;IF([.E72]=&quot;8 - 12&quot;;&quot;HS, HSS&quot;;IF([.E72]=&quot;8 - 10&quot;;&quot;HS&quot;;IF([.E72]=&quot;1 - 4&quot;;&quot;LP&quot;;IF([.E72]=&quot;5 -7&quot;;&quot;UP&quot;;IF([.E72]=&quot;1 - 5&quot;;&quot;LP, UP&quot;;IF([.E72]=&quot;5 - 10&quot;;&quot;UP, HS&quot;;IF([.E72]=&quot;1 - 7&quot;;&quot;LP, UP&quot;;IF([.E72]=&quot;1 -10&quot;;&quot;LP, UP, HS&quot;;IF([.E72]=&quot;1 - 12&quot;;&quot;LP, UP, HS, HSS&quot;;IF([.E72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Chombala</text:p>
          </table:table-cell>
          <table:table-cell table:number-columns-repeated="1016"/>
        </table:table-row>
        <table:table-row table:style-name="ro2"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16266" calcext:value-type="float">
            <text:p>16266</text:p>
          </table:table-cell>
          <table:table-cell table:style-name="ce17" office:value-type="string" calcext:value-type="string">
            <text:p>MUTHUVADATHUR MU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5 -7</text:p>
          </table:table-cell>
          <table:table-cell table:style-name="ce17" table:formula="of:=IF([.E73]=&quot;11 - 12&quot;;&quot;HSS&quot;;IF([.E73]=&quot;8 - 12&quot;;&quot;HS, HSS&quot;;IF([.E73]=&quot;8 - 10&quot;;&quot;HS&quot;;IF([.E73]=&quot;1 - 4&quot;;&quot;LP&quot;;IF([.E73]=&quot;5 -7&quot;;&quot;UP&quot;;IF([.E73]=&quot;1 - 5&quot;;&quot;LP, UP&quot;;IF([.E73]=&quot;5 - 10&quot;;&quot;UP, HS&quot;;IF([.E73]=&quot;1 - 7&quot;;&quot;LP, UP&quot;;IF([.E73]=&quot;1 -10&quot;;&quot;LP, UP, HS&quot;;IF([.E73]=&quot;1 - 12&quot;;&quot;LP, UP, HS, HSS&quot;;IF([.E73]=&quot;5 - 12&quot;;&quot;UP, HS, HSS&quot;;&quot;&quot;)))))))))))" office:value-type="string" office:string-value="UP" calcext:value-type="string">
            <text:p>UP</text:p>
          </table:table-cell>
          <table:table-cell office:value-type="string" calcext:value-type="string">
            <text:p>Chombala</text:p>
          </table:table-cell>
          <table:table-cell table:number-columns-repeated="1016"/>
        </table:table-row>
        <table:table-row table:style-name="ro2"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99933" calcext:value-type="float">
            <text:p>99933</text:p>
          </table:table-cell>
          <table:table-cell table:style-name="ce17" office:value-type="string" calcext:value-type="string">
            <text:p>Sampoorna Test School Vatakara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5 - 10</text:p>
          </table:table-cell>
          <table:table-cell table:style-name="ce17" table:formula="of:=IF([.E74]=&quot;11 - 12&quot;;&quot;HSS&quot;;IF([.E74]=&quot;8 - 12&quot;;&quot;HS, HSS&quot;;IF([.E74]=&quot;8 - 10&quot;;&quot;HS&quot;;IF([.E74]=&quot;1 - 4&quot;;&quot;LP&quot;;IF([.E74]=&quot;5 -7&quot;;&quot;UP&quot;;IF([.E74]=&quot;1 - 5&quot;;&quot;LP, UP&quot;;IF([.E74]=&quot;5 - 10&quot;;&quot;UP, HS&quot;;IF([.E74]=&quot;1 - 7&quot;;&quot;LP, UP&quot;;IF([.E74]=&quot;1 -10&quot;;&quot;LP, UP, HS&quot;;IF([.E74]=&quot;1 - 12&quot;;&quot;LP, UP, HS, HSS&quot;;IF([.E74]=&quot;5 - 12&quot;;&quot;UP, HS, HSS&quot;;&quot;&quot;)))))))))))" office:value-type="string" office:string-value="UP, HS" calcext:value-type="string">
            <text:p>UP, HS</text:p>
          </table:table-cell>
          <table:table-cell office:value-type="string" calcext:value-type="string">
            <text:p>Chombala</text:p>
          </table:table-cell>
          <table:table-cell table:number-columns-repeated="1016"/>
        </table:table-row>
        <table:table-row table:style-name="ro2"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16268" calcext:value-type="float">
            <text:p>16268</text:p>
          </table:table-cell>
          <table:table-cell table:style-name="ce17" office:value-type="string" calcext:value-type="string">
            <text:p>Right Choice School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75]=&quot;11 - 12&quot;;&quot;HSS&quot;;IF([.E75]=&quot;8 - 12&quot;;&quot;HS, HSS&quot;;IF([.E75]=&quot;8 - 10&quot;;&quot;HS&quot;;IF([.E75]=&quot;1 - 4&quot;;&quot;LP&quot;;IF([.E75]=&quot;5 -7&quot;;&quot;UP&quot;;IF([.E75]=&quot;1 - 5&quot;;&quot;LP, UP&quot;;IF([.E75]=&quot;5 - 10&quot;;&quot;UP, HS&quot;;IF([.E75]=&quot;1 - 7&quot;;&quot;LP, UP&quot;;IF([.E75]=&quot;1 -10&quot;;&quot;LP, UP, HS&quot;;IF([.E75]=&quot;1 - 12&quot;;&quot;LP, UP, HS, HSS&quot;;IF([.E75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Chombala</text:p>
          </table:table-cell>
          <table:table-cell table:number-columns-repeated="1016"/>
        </table:table-row>
        <table:table-row table:style-name="ro2"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16269" calcext:value-type="float">
            <text:p>16269</text:p>
          </table:table-cell>
          <table:table-cell table:style-name="ce17" office:value-type="string" calcext:value-type="string">
            <text:p>M M ORPHANAGE ENGLISH MEDIUMSCHOOL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76]=&quot;11 - 12&quot;;&quot;HSS&quot;;IF([.E76]=&quot;8 - 12&quot;;&quot;HS, HSS&quot;;IF([.E76]=&quot;8 - 10&quot;;&quot;HS&quot;;IF([.E76]=&quot;1 - 4&quot;;&quot;LP&quot;;IF([.E76]=&quot;5 -7&quot;;&quot;UP&quot;;IF([.E76]=&quot;1 - 5&quot;;&quot;LP, UP&quot;;IF([.E76]=&quot;5 - 10&quot;;&quot;UP, HS&quot;;IF([.E76]=&quot;1 - 7&quot;;&quot;LP, UP&quot;;IF([.E76]=&quot;1 -10&quot;;&quot;LP, UP, HS&quot;;IF([.E76]=&quot;1 - 12&quot;;&quot;LP, UP, HS, HSS&quot;;IF([.E76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Chombala</text:p>
          </table:table-cell>
          <table:table-cell table:number-columns-repeated="1016"/>
        </table:table-row>
        <table:table-row table:style-name="ro2"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16270" calcext:value-type="float">
            <text:p>16270</text:p>
          </table:table-cell>
          <table:table-cell table:style-name="ce17" office:value-type="string" calcext:value-type="string">
            <text:p>BLOSSOMS ENGLISH SCHOOL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77]=&quot;11 - 12&quot;;&quot;HSS&quot;;IF([.E77]=&quot;8 - 12&quot;;&quot;HS, HSS&quot;;IF([.E77]=&quot;8 - 10&quot;;&quot;HS&quot;;IF([.E77]=&quot;1 - 4&quot;;&quot;LP&quot;;IF([.E77]=&quot;5 -7&quot;;&quot;UP&quot;;IF([.E77]=&quot;1 - 5&quot;;&quot;LP, UP&quot;;IF([.E77]=&quot;5 - 10&quot;;&quot;UP, HS&quot;;IF([.E77]=&quot;1 - 7&quot;;&quot;LP, UP&quot;;IF([.E77]=&quot;1 -10&quot;;&quot;LP, UP, HS&quot;;IF([.E77]=&quot;1 - 12&quot;;&quot;LP, UP, HS, HSS&quot;;IF([.E77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Chombala</text:p>
          </table:table-cell>
          <table:table-cell table:number-columns-repeated="1016"/>
        </table:table-row>
        <table:table-row table:style-name="ro2"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16274" calcext:value-type="float">
            <text:p>16274</text:p>
          </table:table-cell>
          <table:table-cell table:style-name="ce17" office:value-type="string" calcext:value-type="string">
            <text:p>Buds Special School forMentally Retarded Eramala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5 - 10</text:p>
          </table:table-cell>
          <table:table-cell table:style-name="ce17" table:formula="of:=IF([.E78]=&quot;11 - 12&quot;;&quot;HSS&quot;;IF([.E78]=&quot;8 - 12&quot;;&quot;HS, HSS&quot;;IF([.E78]=&quot;8 - 10&quot;;&quot;HS&quot;;IF([.E78]=&quot;1 - 4&quot;;&quot;LP&quot;;IF([.E78]=&quot;5 -7&quot;;&quot;UP&quot;;IF([.E78]=&quot;1 - 5&quot;;&quot;LP, UP&quot;;IF([.E78]=&quot;5 - 10&quot;;&quot;UP, HS&quot;;IF([.E78]=&quot;1 - 7&quot;;&quot;LP, UP&quot;;IF([.E78]=&quot;1 -10&quot;;&quot;LP, UP, HS&quot;;IF([.E78]=&quot;1 - 12&quot;;&quot;LP, UP, HS, HSS&quot;;IF([.E78]=&quot;5 - 12&quot;;&quot;UP, HS, HSS&quot;;&quot;&quot;)))))))))))" office:value-type="string" office:string-value="UP, HS" calcext:value-type="string">
            <text:p>UP, HS</text:p>
          </table:table-cell>
          <table:table-cell office:value-type="string" calcext:value-type="string">
            <text:p>Chombala</text:p>
          </table:table-cell>
          <table:table-cell table:number-columns-repeated="1016"/>
        </table:table-row>
        <table:table-row table:style-name="ro2"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16275" calcext:value-type="float">
            <text:p>16275</text:p>
          </table:table-cell>
          <table:table-cell table:style-name="ce17" office:value-type="string" calcext:value-type="string">
            <text:p>Buds Special School ForMentally Retarded Onchiyam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5 - 10</text:p>
          </table:table-cell>
          <table:table-cell table:style-name="ce17" table:formula="of:=IF([.E79]=&quot;11 - 12&quot;;&quot;HSS&quot;;IF([.E79]=&quot;8 - 12&quot;;&quot;HS, HSS&quot;;IF([.E79]=&quot;8 - 10&quot;;&quot;HS&quot;;IF([.E79]=&quot;1 - 4&quot;;&quot;LP&quot;;IF([.E79]=&quot;5 -7&quot;;&quot;UP&quot;;IF([.E79]=&quot;1 - 5&quot;;&quot;LP, UP&quot;;IF([.E79]=&quot;5 - 10&quot;;&quot;UP, HS&quot;;IF([.E79]=&quot;1 - 7&quot;;&quot;LP, UP&quot;;IF([.E79]=&quot;1 -10&quot;;&quot;LP, UP, HS&quot;;IF([.E79]=&quot;1 - 12&quot;;&quot;LP, UP, HS, HSS&quot;;IF([.E79]=&quot;5 - 12&quot;;&quot;UP, HS, HSS&quot;;&quot;&quot;)))))))))))" office:value-type="string" office:string-value="UP, HS" calcext:value-type="string">
            <text:p>UP, HS</text:p>
          </table:table-cell>
          <table:table-cell office:value-type="string" calcext:value-type="string">
            <text:p>Chombala</text:p>
          </table:table-cell>
          <table:table-cell table:number-columns-repeated="1016"/>
        </table:table-row>
        <table:table-row table:style-name="ro2">
          <table:table-cell table:style-name="ce17" office:value-type="float" office:value="79" calcext:value-type="float">
            <text:p>79</text:p>
          </table:table-cell>
          <table:table-cell table:style-name="ce17" office:value-type="float" office:value="16276" calcext:value-type="float">
            <text:p>16276</text:p>
          </table:table-cell>
          <table:table-cell table:style-name="ce17" office:value-type="string" calcext:value-type="string">
            <text:p>Buds Special School ForMentally Retarded Chorode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5 - 10</text:p>
          </table:table-cell>
          <table:table-cell table:style-name="ce17" table:formula="of:=IF([.E80]=&quot;11 - 12&quot;;&quot;HSS&quot;;IF([.E80]=&quot;8 - 12&quot;;&quot;HS, HSS&quot;;IF([.E80]=&quot;8 - 10&quot;;&quot;HS&quot;;IF([.E80]=&quot;1 - 4&quot;;&quot;LP&quot;;IF([.E80]=&quot;5 -7&quot;;&quot;UP&quot;;IF([.E80]=&quot;1 - 5&quot;;&quot;LP, UP&quot;;IF([.E80]=&quot;5 - 10&quot;;&quot;UP, HS&quot;;IF([.E80]=&quot;1 - 7&quot;;&quot;LP, UP&quot;;IF([.E80]=&quot;1 -10&quot;;&quot;LP, UP, HS&quot;;IF([.E80]=&quot;1 - 12&quot;;&quot;LP, UP, HS, HSS&quot;;IF([.E80]=&quot;5 - 12&quot;;&quot;UP, HS, HSS&quot;;&quot;&quot;)))))))))))" office:value-type="string" office:string-value="UP, HS" calcext:value-type="string">
            <text:p>UP, HS</text:p>
          </table:table-cell>
          <table:table-cell office:value-type="string" calcext:value-type="string">
            <text:p>Chombala</text:p>
          </table:table-cell>
          <table:table-cell table:number-columns-repeated="1016"/>
        </table:table-row>
        <table:table-row table:style-name="ro2"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16045" calcext:value-type="float">
            <text:p>16045</text:p>
          </table:table-cell>
          <table:table-cell table:style-name="ce17" office:value-type="string" calcext:value-type="string">
            <text:p>GRFTHS KOYILANDY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8 - 10</text:p>
          </table:table-cell>
          <table:table-cell table:style-name="ce17" table:formula="of:=IF([.E81]=&quot;11 - 12&quot;;&quot;HSS&quot;;IF([.E81]=&quot;8 - 12&quot;;&quot;HS, HSS&quot;;IF([.E81]=&quot;8 - 10&quot;;&quot;HS&quot;;IF([.E81]=&quot;1 - 4&quot;;&quot;LP&quot;;IF([.E81]=&quot;5 -7&quot;;&quot;UP&quot;;IF([.E81]=&quot;1 - 5&quot;;&quot;LP, UP&quot;;IF([.E81]=&quot;5 - 10&quot;;&quot;UP, HS&quot;;IF([.E81]=&quot;1 - 7&quot;;&quot;LP, UP&quot;;IF([.E81]=&quot;1 -10&quot;;&quot;LP, UP, HS&quot;;IF([.E81]=&quot;1 - 12&quot;;&quot;LP, UP, HS, HSS&quot;;IF([.E81]=&quot;5 - 12&quot;;&quot;UP, HS, HSS&quot;;&quot;&quot;)))))))))))" office:value-type="string" office:string-value="HS" calcext:value-type="string">
            <text:p>HS</text:p>
          </table:table-cell>
          <table:table-cell office:value-type="string" calcext:value-type="string">
            <text:p>Koyilandi</text:p>
          </table:table-cell>
          <table:table-cell table:number-columns-repeated="1016"/>
        </table:table-row>
        <table:table-row table:style-name="ro2">
          <table:table-cell table:style-name="ce17" office:value-type="float" office:value="81" calcext:value-type="float">
            <text:p>81</text:p>
          </table:table-cell>
          <table:table-cell table:style-name="ce17" office:value-type="float" office:value="16046" calcext:value-type="float">
            <text:p>16046</text:p>
          </table:table-cell>
          <table:table-cell table:style-name="ce17" office:value-type="string" calcext:value-type="string">
            <text:p>G V H S S KOYILANDY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5 - 12</text:p>
          </table:table-cell>
          <table:table-cell table:style-name="ce17" table:formula="of:=IF([.E82]=&quot;11 - 12&quot;;&quot;HSS&quot;;IF([.E82]=&quot;8 - 12&quot;;&quot;HS, HSS&quot;;IF([.E82]=&quot;8 - 10&quot;;&quot;HS&quot;;IF([.E82]=&quot;1 - 4&quot;;&quot;LP&quot;;IF([.E82]=&quot;5 -7&quot;;&quot;UP&quot;;IF([.E82]=&quot;1 - 5&quot;;&quot;LP, UP&quot;;IF([.E82]=&quot;5 - 10&quot;;&quot;UP, HS&quot;;IF([.E82]=&quot;1 - 7&quot;;&quot;LP, UP&quot;;IF([.E82]=&quot;1 -10&quot;;&quot;LP, UP, HS&quot;;IF([.E82]=&quot;1 - 12&quot;;&quot;LP, UP, HS, HSS&quot;;IF([.E82]=&quot;5 - 12&quot;;&quot;UP, HS, HSS&quot;;&quot;&quot;)))))))))))" office:value-type="string" office:string-value="UP, HS, HSS" calcext:value-type="string">
            <text:p>UP, HS, HSS</text:p>
          </table:table-cell>
          <table:table-cell office:value-type="string" calcext:value-type="string">
            <text:p>Koyilandi</text:p>
          </table:table-cell>
          <table:table-cell table:number-columns-repeated="1016"/>
        </table:table-row>
        <table:table-row table:style-name="ro2">
          <table:table-cell table:style-name="ce17" office:value-type="float" office:value="82" calcext:value-type="float">
            <text:p>82</text:p>
          </table:table-cell>
          <table:table-cell table:style-name="ce17" office:value-type="float" office:value="16047" calcext:value-type="float">
            <text:p>16047</text:p>
          </table:table-cell>
          <table:table-cell table:style-name="ce17" office:value-type="string" calcext:value-type="string">
            <text:p>G H S S Panthalayani Koyilandy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5 - 12</text:p>
          </table:table-cell>
          <table:table-cell table:style-name="ce17" table:formula="of:=IF([.E83]=&quot;11 - 12&quot;;&quot;HSS&quot;;IF([.E83]=&quot;8 - 12&quot;;&quot;HS, HSS&quot;;IF([.E83]=&quot;8 - 10&quot;;&quot;HS&quot;;IF([.E83]=&quot;1 - 4&quot;;&quot;LP&quot;;IF([.E83]=&quot;5 -7&quot;;&quot;UP&quot;;IF([.E83]=&quot;1 - 5&quot;;&quot;LP, UP&quot;;IF([.E83]=&quot;5 - 10&quot;;&quot;UP, HS&quot;;IF([.E83]=&quot;1 - 7&quot;;&quot;LP, UP&quot;;IF([.E83]=&quot;1 -10&quot;;&quot;LP, UP, HS&quot;;IF([.E83]=&quot;1 - 12&quot;;&quot;LP, UP, HS, HSS&quot;;IF([.E83]=&quot;5 - 12&quot;;&quot;UP, HS, HSS&quot;;&quot;&quot;)))))))))))" office:value-type="string" office:string-value="UP, HS, HSS" calcext:value-type="string">
            <text:p>UP, HS, HSS</text:p>
          </table:table-cell>
          <table:table-cell office:value-type="string" calcext:value-type="string">
            <text:p>Koyilandi</text:p>
          </table:table-cell>
          <table:table-cell table:number-columns-repeated="1016"/>
        </table:table-row>
        <table:table-row table:style-name="ro2">
          <table:table-cell table:style-name="ce17" office:value-type="float" office:value="83" calcext:value-type="float">
            <text:p>83</text:p>
          </table:table-cell>
          <table:table-cell table:style-name="ce17" office:value-type="float" office:value="16048" calcext:value-type="float">
            <text:p>16048</text:p>
          </table:table-cell>
          <table:table-cell table:style-name="ce17" office:value-type="string" calcext:value-type="string">
            <text:p>G M V H S S KOYILANDY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12</text:p>
          </table:table-cell>
          <table:table-cell table:style-name="ce17" table:formula="of:=IF([.E84]=&quot;11 - 12&quot;;&quot;HSS&quot;;IF([.E84]=&quot;8 - 12&quot;;&quot;HS, HSS&quot;;IF([.E84]=&quot;8 - 10&quot;;&quot;HS&quot;;IF([.E84]=&quot;1 - 4&quot;;&quot;LP&quot;;IF([.E84]=&quot;5 -7&quot;;&quot;UP&quot;;IF([.E84]=&quot;1 - 5&quot;;&quot;LP, UP&quot;;IF([.E84]=&quot;5 - 10&quot;;&quot;UP, HS&quot;;IF([.E84]=&quot;1 - 7&quot;;&quot;LP, UP&quot;;IF([.E84]=&quot;1 -10&quot;;&quot;LP, UP, HS&quot;;IF([.E84]=&quot;1 - 12&quot;;&quot;LP, UP, HS, HSS&quot;;IF([.E84]=&quot;5 - 12&quot;;&quot;UP, HS, HSS&quot;;&quot;&quot;)))))))))))" office:value-type="string" office:string-value="LP, UP, HS, HSS" calcext:value-type="string">
            <text:p>LP, UP, HS, HSS</text:p>
          </table:table-cell>
          <table:table-cell office:value-type="string" calcext:value-type="string">
            <text:p>Koyilandi</text:p>
          </table:table-cell>
          <table:table-cell table:number-columns-repeated="1016"/>
        </table:table-row>
        <table:table-row table:style-name="ro2">
          <table:table-cell table:style-name="ce17" office:value-type="float" office:value="84" calcext:value-type="float">
            <text:p>84</text:p>
          </table:table-cell>
          <table:table-cell table:style-name="ce17" office:value-type="float" office:value="16057" calcext:value-type="float">
            <text:p>16057</text:p>
          </table:table-cell>
          <table:table-cell table:style-name="ce17" office:value-type="string" calcext:value-type="string">
            <text:p>GVHSS ATHOLI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5 - 12</text:p>
          </table:table-cell>
          <table:table-cell table:style-name="ce17" table:formula="of:=IF([.E85]=&quot;11 - 12&quot;;&quot;HSS&quot;;IF([.E85]=&quot;8 - 12&quot;;&quot;HS, HSS&quot;;IF([.E85]=&quot;8 - 10&quot;;&quot;HS&quot;;IF([.E85]=&quot;1 - 4&quot;;&quot;LP&quot;;IF([.E85]=&quot;5 -7&quot;;&quot;UP&quot;;IF([.E85]=&quot;1 - 5&quot;;&quot;LP, UP&quot;;IF([.E85]=&quot;5 - 10&quot;;&quot;UP, HS&quot;;IF([.E85]=&quot;1 - 7&quot;;&quot;LP, UP&quot;;IF([.E85]=&quot;1 -10&quot;;&quot;LP, UP, HS&quot;;IF([.E85]=&quot;1 - 12&quot;;&quot;LP, UP, HS, HSS&quot;;IF([.E85]=&quot;5 - 12&quot;;&quot;UP, HS, HSS&quot;;&quot;&quot;)))))))))))" office:value-type="string" office:string-value="UP, HS, HSS" calcext:value-type="string">
            <text:p>UP, HS, HSS</text:p>
          </table:table-cell>
          <table:table-cell office:value-type="string" calcext:value-type="string">
            <text:p>Koyilandi</text:p>
          </table:table-cell>
          <table:table-cell table:number-columns-repeated="1016"/>
        </table:table-row>
        <table:table-row table:style-name="ro2">
          <table:table-cell table:style-name="ce17" office:value-type="float" office:value="85" calcext:value-type="float">
            <text:p>85</text:p>
          </table:table-cell>
          <table:table-cell table:style-name="ce17" office:value-type="float" office:value="16301" calcext:value-type="float">
            <text:p>16301</text:p>
          </table:table-cell>
          <table:table-cell table:style-name="ce17" office:value-type="string" calcext:value-type="string">
            <text:p>GLPS ATHOLI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86]=&quot;11 - 12&quot;;&quot;HSS&quot;;IF([.E86]=&quot;8 - 12&quot;;&quot;HS, HSS&quot;;IF([.E86]=&quot;8 - 10&quot;;&quot;HS&quot;;IF([.E86]=&quot;1 - 4&quot;;&quot;LP&quot;;IF([.E86]=&quot;5 -7&quot;;&quot;UP&quot;;IF([.E86]=&quot;1 - 5&quot;;&quot;LP, UP&quot;;IF([.E86]=&quot;5 - 10&quot;;&quot;UP, HS&quot;;IF([.E86]=&quot;1 - 7&quot;;&quot;LP, UP&quot;;IF([.E86]=&quot;1 -10&quot;;&quot;LP, UP, HS&quot;;IF([.E86]=&quot;1 - 12&quot;;&quot;LP, UP, HS, HSS&quot;;IF([.E86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yilandi</text:p>
          </table:table-cell>
          <table:table-cell table:number-columns-repeated="1016"/>
        </table:table-row>
        <table:table-row table:style-name="ro2">
          <table:table-cell table:style-name="ce17" office:value-type="float" office:value="86" calcext:value-type="float">
            <text:p>86</text:p>
          </table:table-cell>
          <table:table-cell table:style-name="ce17" office:value-type="float" office:value="16302" calcext:value-type="float">
            <text:p>16302</text:p>
          </table:table-cell>
          <table:table-cell table:style-name="ce17" office:value-type="string" calcext:value-type="string">
            <text:p>GLPS EZHUKUDIKKAL.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87]=&quot;11 - 12&quot;;&quot;HSS&quot;;IF([.E87]=&quot;8 - 12&quot;;&quot;HS, HSS&quot;;IF([.E87]=&quot;8 - 10&quot;;&quot;HS&quot;;IF([.E87]=&quot;1 - 4&quot;;&quot;LP&quot;;IF([.E87]=&quot;5 -7&quot;;&quot;UP&quot;;IF([.E87]=&quot;1 - 5&quot;;&quot;LP, UP&quot;;IF([.E87]=&quot;5 - 10&quot;;&quot;UP, HS&quot;;IF([.E87]=&quot;1 - 7&quot;;&quot;LP, UP&quot;;IF([.E87]=&quot;1 -10&quot;;&quot;LP, UP, HS&quot;;IF([.E87]=&quot;1 - 12&quot;;&quot;LP, UP, HS, HSS&quot;;IF([.E87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yilandi</text:p>
          </table:table-cell>
          <table:table-cell table:number-columns-repeated="1016"/>
        </table:table-row>
        <table:table-row table:style-name="ro2">
          <table:table-cell table:style-name="ce17" office:value-type="float" office:value="87" calcext:value-type="float">
            <text:p>87</text:p>
          </table:table-cell>
          <table:table-cell table:style-name="ce17" office:value-type="float" office:value="16303" calcext:value-type="float">
            <text:p>16303</text:p>
          </table:table-cell>
          <table:table-cell table:style-name="ce17" office:value-type="string" calcext:value-type="string">
            <text:p>GMLPS KOLLAM.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88]=&quot;11 - 12&quot;;&quot;HSS&quot;;IF([.E88]=&quot;8 - 12&quot;;&quot;HS, HSS&quot;;IF([.E88]=&quot;8 - 10&quot;;&quot;HS&quot;;IF([.E88]=&quot;1 - 4&quot;;&quot;LP&quot;;IF([.E88]=&quot;5 -7&quot;;&quot;UP&quot;;IF([.E88]=&quot;1 - 5&quot;;&quot;LP, UP&quot;;IF([.E88]=&quot;5 - 10&quot;;&quot;UP, HS&quot;;IF([.E88]=&quot;1 - 7&quot;;&quot;LP, UP&quot;;IF([.E88]=&quot;1 -10&quot;;&quot;LP, UP, HS&quot;;IF([.E88]=&quot;1 - 12&quot;;&quot;LP, UP, HS, HSS&quot;;IF([.E88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yilandi</text:p>
          </table:table-cell>
          <table:table-cell table:number-columns-repeated="1016"/>
        </table:table-row>
        <table:table-row table:style-name="ro2">
          <table:table-cell table:style-name="ce17" office:value-type="float" office:value="88" calcext:value-type="float">
            <text:p>88</text:p>
          </table:table-cell>
          <table:table-cell table:style-name="ce17" office:value-type="float" office:value="16304" calcext:value-type="float">
            <text:p>16304</text:p>
          </table:table-cell>
          <table:table-cell table:style-name="ce17" office:value-type="string" calcext:value-type="string">
            <text:p>GLPS KOTHAMANGALAM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89]=&quot;11 - 12&quot;;&quot;HSS&quot;;IF([.E89]=&quot;8 - 12&quot;;&quot;HS, HSS&quot;;IF([.E89]=&quot;8 - 10&quot;;&quot;HS&quot;;IF([.E89]=&quot;1 - 4&quot;;&quot;LP&quot;;IF([.E89]=&quot;5 -7&quot;;&quot;UP&quot;;IF([.E89]=&quot;1 - 5&quot;;&quot;LP, UP&quot;;IF([.E89]=&quot;5 - 10&quot;;&quot;UP, HS&quot;;IF([.E89]=&quot;1 - 7&quot;;&quot;LP, UP&quot;;IF([.E89]=&quot;1 -10&quot;;&quot;LP, UP, HS&quot;;IF([.E89]=&quot;1 - 12&quot;;&quot;LP, UP, HS, HSS&quot;;IF([.E89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yilandi</text:p>
          </table:table-cell>
          <table:table-cell table:number-columns-repeated="1016"/>
        </table:table-row>
        <table:table-row table:style-name="ro2">
          <table:table-cell table:style-name="ce17" office:value-type="float" office:value="89" calcext:value-type="float">
            <text:p>89</text:p>
          </table:table-cell>
          <table:table-cell table:style-name="ce17" office:value-type="float" office:value="16305" calcext:value-type="float">
            <text:p>16305</text:p>
          </table:table-cell>
          <table:table-cell table:style-name="ce17" office:value-type="string" calcext:value-type="string">
            <text:p>GLPS KAKKANCHERY..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90]=&quot;11 - 12&quot;;&quot;HSS&quot;;IF([.E90]=&quot;8 - 12&quot;;&quot;HS, HSS&quot;;IF([.E90]=&quot;8 - 10&quot;;&quot;HS&quot;;IF([.E90]=&quot;1 - 4&quot;;&quot;LP&quot;;IF([.E90]=&quot;5 -7&quot;;&quot;UP&quot;;IF([.E90]=&quot;1 - 5&quot;;&quot;LP, UP&quot;;IF([.E90]=&quot;5 - 10&quot;;&quot;UP, HS&quot;;IF([.E90]=&quot;1 - 7&quot;;&quot;LP, UP&quot;;IF([.E90]=&quot;1 -10&quot;;&quot;LP, UP, HS&quot;;IF([.E90]=&quot;1 - 12&quot;;&quot;LP, UP, HS, HSS&quot;;IF([.E90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yilandi</text:p>
          </table:table-cell>
          <table:table-cell table:number-columns-repeated="1016"/>
        </table:table-row>
        <table:table-row table:style-name="ro2"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16306" calcext:value-type="float">
            <text:p>16306</text:p>
          </table:table-cell>
          <table:table-cell table:style-name="ce17" office:value-type="string" calcext:value-type="string">
            <text:p>GFLPS KANNANKADAVE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91]=&quot;11 - 12&quot;;&quot;HSS&quot;;IF([.E91]=&quot;8 - 12&quot;;&quot;HS, HSS&quot;;IF([.E91]=&quot;8 - 10&quot;;&quot;HS&quot;;IF([.E91]=&quot;1 - 4&quot;;&quot;LP&quot;;IF([.E91]=&quot;5 -7&quot;;&quot;UP&quot;;IF([.E91]=&quot;1 - 5&quot;;&quot;LP, UP&quot;;IF([.E91]=&quot;5 - 10&quot;;&quot;UP, HS&quot;;IF([.E91]=&quot;1 - 7&quot;;&quot;LP, UP&quot;;IF([.E91]=&quot;1 -10&quot;;&quot;LP, UP, HS&quot;;IF([.E91]=&quot;1 - 12&quot;;&quot;LP, UP, HS, HSS&quot;;IF([.E91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yilandi</text:p>
          </table:table-cell>
          <table:table-cell table:number-columns-repeated="1016"/>
        </table:table-row>
        <table:table-row table:style-name="ro2">
          <table:table-cell table:style-name="ce17" office:value-type="float" office:value="91" calcext:value-type="float">
            <text:p>91</text:p>
          </table:table-cell>
          <table:table-cell table:style-name="ce17" office:value-type="float" office:value="16307" calcext:value-type="float">
            <text:p>16307</text:p>
          </table:table-cell>
          <table:table-cell table:style-name="ce17" office:value-type="string" calcext:value-type="string">
            <text:p>GWLPS KOLAKKAD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92]=&quot;11 - 12&quot;;&quot;HSS&quot;;IF([.E92]=&quot;8 - 12&quot;;&quot;HS, HSS&quot;;IF([.E92]=&quot;8 - 10&quot;;&quot;HS&quot;;IF([.E92]=&quot;1 - 4&quot;;&quot;LP&quot;;IF([.E92]=&quot;5 -7&quot;;&quot;UP&quot;;IF([.E92]=&quot;1 - 5&quot;;&quot;LP, UP&quot;;IF([.E92]=&quot;5 - 10&quot;;&quot;UP, HS&quot;;IF([.E92]=&quot;1 - 7&quot;;&quot;LP, UP&quot;;IF([.E92]=&quot;1 -10&quot;;&quot;LP, UP, HS&quot;;IF([.E92]=&quot;1 - 12&quot;;&quot;LP, UP, HS, HSS&quot;;IF([.E92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yilandi</text:p>
          </table:table-cell>
          <table:table-cell table:number-columns-repeated="1016"/>
        </table:table-row>
        <table:table-row table:style-name="ro2">
          <table:table-cell table:style-name="ce17" office:value-type="float" office:value="92" calcext:value-type="float">
            <text:p>92</text:p>
          </table:table-cell>
          <table:table-cell table:style-name="ce17" office:value-type="float" office:value="16308" calcext:value-type="float">
            <text:p>16308</text:p>
          </table:table-cell>
          <table:table-cell table:style-name="ce17" office:value-type="string" calcext:value-type="string">
            <text:p>GLPS MARUTHUR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93]=&quot;11 - 12&quot;;&quot;HSS&quot;;IF([.E93]=&quot;8 - 12&quot;;&quot;HS, HSS&quot;;IF([.E93]=&quot;8 - 10&quot;;&quot;HS&quot;;IF([.E93]=&quot;1 - 4&quot;;&quot;LP&quot;;IF([.E93]=&quot;5 -7&quot;;&quot;UP&quot;;IF([.E93]=&quot;1 - 5&quot;;&quot;LP, UP&quot;;IF([.E93]=&quot;5 - 10&quot;;&quot;UP, HS&quot;;IF([.E93]=&quot;1 - 7&quot;;&quot;LP, UP&quot;;IF([.E93]=&quot;1 -10&quot;;&quot;LP, UP, HS&quot;;IF([.E93]=&quot;1 - 12&quot;;&quot;LP, UP, HS, HSS&quot;;IF([.E93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yilandi</text:p>
          </table:table-cell>
          <table:table-cell table:number-columns-repeated="1016"/>
        </table:table-row>
        <table:table-row table:style-name="ro2">
          <table:table-cell table:style-name="ce17" office:value-type="float" office:value="93" calcext:value-type="float">
            <text:p>93</text:p>
          </table:table-cell>
          <table:table-cell table:style-name="ce17" office:value-type="float" office:value="16309" calcext:value-type="float">
            <text:p>16309</text:p>
          </table:table-cell>
          <table:table-cell table:style-name="ce17" office:value-type="string" calcext:value-type="string">
            <text:p>GLPS MATAKKARA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94]=&quot;11 - 12&quot;;&quot;HSS&quot;;IF([.E94]=&quot;8 - 12&quot;;&quot;HS, HSS&quot;;IF([.E94]=&quot;8 - 10&quot;;&quot;HS&quot;;IF([.E94]=&quot;1 - 4&quot;;&quot;LP&quot;;IF([.E94]=&quot;5 -7&quot;;&quot;UP&quot;;IF([.E94]=&quot;1 - 5&quot;;&quot;LP, UP&quot;;IF([.E94]=&quot;5 - 10&quot;;&quot;UP, HS&quot;;IF([.E94]=&quot;1 - 7&quot;;&quot;LP, UP&quot;;IF([.E94]=&quot;1 -10&quot;;&quot;LP, UP, HS&quot;;IF([.E94]=&quot;1 - 12&quot;;&quot;LP, UP, HS, HSS&quot;;IF([.E94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yilandi</text:p>
          </table:table-cell>
          <table:table-cell table:number-columns-repeated="1016"/>
        </table:table-row>
        <table:table-row table:style-name="ro2">
          <table:table-cell table:style-name="ce17" office:value-type="float" office:value="94" calcext:value-type="float">
            <text:p>94</text:p>
          </table:table-cell>
          <table:table-cell table:style-name="ce17" office:value-type="float" office:value="16310" calcext:value-type="float">
            <text:p>16310</text:p>
          </table:table-cell>
          <table:table-cell table:style-name="ce17" office:value-type="string" calcext:value-type="string">
            <text:p>GMLPS PANTHALAYANI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95]=&quot;11 - 12&quot;;&quot;HSS&quot;;IF([.E95]=&quot;8 - 12&quot;;&quot;HS, HSS&quot;;IF([.E95]=&quot;8 - 10&quot;;&quot;HS&quot;;IF([.E95]=&quot;1 - 4&quot;;&quot;LP&quot;;IF([.E95]=&quot;5 -7&quot;;&quot;UP&quot;;IF([.E95]=&quot;1 - 5&quot;;&quot;LP, UP&quot;;IF([.E95]=&quot;5 - 10&quot;;&quot;UP, HS&quot;;IF([.E95]=&quot;1 - 7&quot;;&quot;LP, UP&quot;;IF([.E95]=&quot;1 -10&quot;;&quot;LP, UP, HS&quot;;IF([.E95]=&quot;1 - 12&quot;;&quot;LP, UP, HS, HSS&quot;;IF([.E95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yilandi</text:p>
          </table:table-cell>
          <table:table-cell table:number-columns-repeated="1016"/>
        </table:table-row>
        <table:table-row table:style-name="ro2">
          <table:table-cell table:style-name="ce17" office:value-type="float" office:value="95" calcext:value-type="float">
            <text:p>95</text:p>
          </table:table-cell>
          <table:table-cell table:style-name="ce17" office:value-type="float" office:value="16311" calcext:value-type="float">
            <text:p>16311</text:p>
          </table:table-cell>
          <table:table-cell table:style-name="ce17" office:value-type="string" calcext:value-type="string">
            <text:p>GLPS PUTHENCHERY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96]=&quot;11 - 12&quot;;&quot;HSS&quot;;IF([.E96]=&quot;8 - 12&quot;;&quot;HS, HSS&quot;;IF([.E96]=&quot;8 - 10&quot;;&quot;HS&quot;;IF([.E96]=&quot;1 - 4&quot;;&quot;LP&quot;;IF([.E96]=&quot;5 -7&quot;;&quot;UP&quot;;IF([.E96]=&quot;1 - 5&quot;;&quot;LP, UP&quot;;IF([.E96]=&quot;5 - 10&quot;;&quot;UP, HS&quot;;IF([.E96]=&quot;1 - 7&quot;;&quot;LP, UP&quot;;IF([.E96]=&quot;1 -10&quot;;&quot;LP, UP, HS&quot;;IF([.E96]=&quot;1 - 12&quot;;&quot;LP, UP, HS, HSS&quot;;IF([.E96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yilandi</text:p>
          </table:table-cell>
          <table:table-cell table:number-columns-repeated="1016"/>
        </table:table-row>
        <table:table-row table:style-name="ro2">
          <table:table-cell table:style-name="ce17" office:value-type="float" office:value="96" calcext:value-type="float">
            <text:p>96</text:p>
          </table:table-cell>
          <table:table-cell table:style-name="ce17" office:value-type="float" office:value="16312" calcext:value-type="float">
            <text:p>16312</text:p>
          </table:table-cell>
          <table:table-cell table:style-name="ce17" office:value-type="string" calcext:value-type="string">
            <text:p>GLPS THIRUVANGOOR WEST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97]=&quot;11 - 12&quot;;&quot;HSS&quot;;IF([.E97]=&quot;8 - 12&quot;;&quot;HS, HSS&quot;;IF([.E97]=&quot;8 - 10&quot;;&quot;HS&quot;;IF([.E97]=&quot;1 - 4&quot;;&quot;LP&quot;;IF([.E97]=&quot;5 -7&quot;;&quot;UP&quot;;IF([.E97]=&quot;1 - 5&quot;;&quot;LP, UP&quot;;IF([.E97]=&quot;5 - 10&quot;;&quot;UP, HS&quot;;IF([.E97]=&quot;1 - 7&quot;;&quot;LP, UP&quot;;IF([.E97]=&quot;1 -10&quot;;&quot;LP, UP, HS&quot;;IF([.E97]=&quot;1 - 12&quot;;&quot;LP, UP, HS, HSS&quot;;IF([.E97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yilandi</text:p>
          </table:table-cell>
          <table:table-cell table:number-columns-repeated="1016"/>
        </table:table-row>
        <table:table-row table:style-name="ro2">
          <table:table-cell table:style-name="ce17" office:value-type="float" office:value="97" calcext:value-type="float">
            <text:p>97</text:p>
          </table:table-cell>
          <table:table-cell table:style-name="ce17" office:value-type="float" office:value="16337" calcext:value-type="float">
            <text:p>16337</text:p>
          </table:table-cell>
          <table:table-cell table:style-name="ce17" office:value-type="string" calcext:value-type="string">
            <text:p>GUPS ANTHATTA .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98]=&quot;11 - 12&quot;;&quot;HSS&quot;;IF([.E98]=&quot;8 - 12&quot;;&quot;HS, HSS&quot;;IF([.E98]=&quot;8 - 10&quot;;&quot;HS&quot;;IF([.E98]=&quot;1 - 4&quot;;&quot;LP&quot;;IF([.E98]=&quot;5 -7&quot;;&quot;UP&quot;;IF([.E98]=&quot;1 - 5&quot;;&quot;LP, UP&quot;;IF([.E98]=&quot;5 - 10&quot;;&quot;UP, HS&quot;;IF([.E98]=&quot;1 - 7&quot;;&quot;LP, UP&quot;;IF([.E98]=&quot;1 -10&quot;;&quot;LP, UP, HS&quot;;IF([.E98]=&quot;1 - 12&quot;;&quot;LP, UP, HS, HSS&quot;;IF([.E98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oyilandi</text:p>
          </table:table-cell>
          <table:table-cell table:number-columns-repeated="1016"/>
        </table:table-row>
        <table:table-row table:style-name="ro2">
          <table:table-cell table:style-name="ce17" office:value-type="float" office:value="98" calcext:value-type="float">
            <text:p>98</text:p>
          </table:table-cell>
          <table:table-cell table:style-name="ce17" office:value-type="float" office:value="16338" calcext:value-type="float">
            <text:p>16338</text:p>
          </table:table-cell>
          <table:table-cell table:style-name="ce17" office:value-type="string" calcext:value-type="string">
            <text:p>GMUPS KAPPAD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99]=&quot;11 - 12&quot;;&quot;HSS&quot;;IF([.E99]=&quot;8 - 12&quot;;&quot;HS, HSS&quot;;IF([.E99]=&quot;8 - 10&quot;;&quot;HS&quot;;IF([.E99]=&quot;1 - 4&quot;;&quot;LP&quot;;IF([.E99]=&quot;5 -7&quot;;&quot;UP&quot;;IF([.E99]=&quot;1 - 5&quot;;&quot;LP, UP&quot;;IF([.E99]=&quot;5 - 10&quot;;&quot;UP, HS&quot;;IF([.E99]=&quot;1 - 7&quot;;&quot;LP, UP&quot;;IF([.E99]=&quot;1 -10&quot;;&quot;LP, UP, HS&quot;;IF([.E99]=&quot;1 - 12&quot;;&quot;LP, UP, HS, HSS&quot;;IF([.E99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oyilandi</text:p>
          </table:table-cell>
          <table:table-cell table:number-columns-repeated="1016"/>
        </table:table-row>
        <table:table-row table:style-name="ro2">
          <table:table-cell table:style-name="ce17" office:value-type="float" office:value="99" calcext:value-type="float">
            <text:p>99</text:p>
          </table:table-cell>
          <table:table-cell table:style-name="ce17" office:value-type="float" office:value="16339" calcext:value-type="float">
            <text:p>16339</text:p>
          </table:table-cell>
          <table:table-cell table:style-name="ce17" office:value-type="string" calcext:value-type="string">
            <text:p>GUPS KANNUR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100]=&quot;11 - 12&quot;;&quot;HSS&quot;;IF([.E100]=&quot;8 - 12&quot;;&quot;HS, HSS&quot;;IF([.E100]=&quot;8 - 10&quot;;&quot;HS&quot;;IF([.E100]=&quot;1 - 4&quot;;&quot;LP&quot;;IF([.E100]=&quot;5 -7&quot;;&quot;UP&quot;;IF([.E100]=&quot;1 - 5&quot;;&quot;LP, UP&quot;;IF([.E100]=&quot;5 - 10&quot;;&quot;UP, HS&quot;;IF([.E100]=&quot;1 - 7&quot;;&quot;LP, UP&quot;;IF([.E100]=&quot;1 -10&quot;;&quot;LP, UP, HS&quot;;IF([.E100]=&quot;1 - 12&quot;;&quot;LP, UP, HS, HSS&quot;;IF([.E100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oyilandi</text:p>
          </table:table-cell>
          <table:table-cell table:number-columns-repeated="1016"/>
        </table:table-row>
        <table:table-row table:style-name="ro2"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6340" calcext:value-type="float">
            <text:p>16340</text:p>
          </table:table-cell>
          <table:table-cell table:style-name="ce17" office:value-type="string" calcext:value-type="string">
            <text:p>GFUPS KORAPUZHA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101]=&quot;11 - 12&quot;;&quot;HSS&quot;;IF([.E101]=&quot;8 - 12&quot;;&quot;HS, HSS&quot;;IF([.E101]=&quot;8 - 10&quot;;&quot;HS&quot;;IF([.E101]=&quot;1 - 4&quot;;&quot;LP&quot;;IF([.E101]=&quot;5 -7&quot;;&quot;UP&quot;;IF([.E101]=&quot;1 - 5&quot;;&quot;LP, UP&quot;;IF([.E101]=&quot;5 - 10&quot;;&quot;UP, HS&quot;;IF([.E101]=&quot;1 - 7&quot;;&quot;LP, UP&quot;;IF([.E101]=&quot;1 -10&quot;;&quot;LP, UP, HS&quot;;IF([.E101]=&quot;1 - 12&quot;;&quot;LP, UP, HS, HSS&quot;;IF([.E101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oyilandi</text:p>
          </table:table-cell>
          <table:table-cell table:number-columns-repeated="1016"/>
        </table:table-row>
        <table:table-row table:style-name="ro2">
          <table:table-cell table:style-name="ce17" office:value-type="float" office:value="101" calcext:value-type="float">
            <text:p>101</text:p>
          </table:table-cell>
          <table:table-cell table:style-name="ce17" office:value-type="float" office:value="16341" calcext:value-type="float">
            <text:p>16341</text:p>
          </table:table-cell>
          <table:table-cell table:style-name="ce17" office:value-type="string" calcext:value-type="string">
            <text:p>G M U P S VELUR.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102]=&quot;11 - 12&quot;;&quot;HSS&quot;;IF([.E102]=&quot;8 - 12&quot;;&quot;HS, HSS&quot;;IF([.E102]=&quot;8 - 10&quot;;&quot;HS&quot;;IF([.E102]=&quot;1 - 4&quot;;&quot;LP&quot;;IF([.E102]=&quot;5 -7&quot;;&quot;UP&quot;;IF([.E102]=&quot;1 - 5&quot;;&quot;LP, UP&quot;;IF([.E102]=&quot;5 - 10&quot;;&quot;UP, HS&quot;;IF([.E102]=&quot;1 - 7&quot;;&quot;LP, UP&quot;;IF([.E102]=&quot;1 -10&quot;;&quot;LP, UP, HS&quot;;IF([.E102]=&quot;1 - 12&quot;;&quot;LP, UP, HS, HSS&quot;;IF([.E102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oyilandi</text:p>
          </table:table-cell>
          <table:table-cell table:number-columns-repeated="1016"/>
        </table:table-row>
        <table:table-row table:style-name="ro2">
          <table:table-cell table:style-name="ce17" office:value-type="float" office:value="102" calcext:value-type="float">
            <text:p>102</text:p>
          </table:table-cell>
          <table:table-cell table:style-name="ce17" office:value-type="float" office:value="16342" calcext:value-type="float">
            <text:p>16342</text:p>
          </table:table-cell>
          <table:table-cell table:style-name="ce17" office:value-type="string" calcext:value-type="string">
            <text:p>GFUPS KOYILANDY.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103]=&quot;11 - 12&quot;;&quot;HSS&quot;;IF([.E103]=&quot;8 - 12&quot;;&quot;HS, HSS&quot;;IF([.E103]=&quot;8 - 10&quot;;&quot;HS&quot;;IF([.E103]=&quot;1 - 4&quot;;&quot;LP&quot;;IF([.E103]=&quot;5 -7&quot;;&quot;UP&quot;;IF([.E103]=&quot;1 - 5&quot;;&quot;LP, UP&quot;;IF([.E103]=&quot;5 - 10&quot;;&quot;UP, HS&quot;;IF([.E103]=&quot;1 - 7&quot;;&quot;LP, UP&quot;;IF([.E103]=&quot;1 -10&quot;;&quot;LP, UP, HS&quot;;IF([.E103]=&quot;1 - 12&quot;;&quot;LP, UP, HS, HSS&quot;;IF([.E103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oyilandi</text:p>
          </table:table-cell>
          <table:table-cell table:number-columns-repeated="1016"/>
        </table:table-row>
        <table:table-row table:style-name="ro2">
          <table:table-cell table:style-name="ce17" office:value-type="float" office:value="103" calcext:value-type="float">
            <text:p>103</text:p>
          </table:table-cell>
          <table:table-cell table:style-name="ce17" office:value-type="float" office:value="16343" calcext:value-type="float">
            <text:p>16343</text:p>
          </table:table-cell>
          <table:table-cell table:style-name="ce17" office:value-type="string" calcext:value-type="string">
            <text:p>GUPS OLLUR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104]=&quot;11 - 12&quot;;&quot;HSS&quot;;IF([.E104]=&quot;8 - 12&quot;;&quot;HS, HSS&quot;;IF([.E104]=&quot;8 - 10&quot;;&quot;HS&quot;;IF([.E104]=&quot;1 - 4&quot;;&quot;LP&quot;;IF([.E104]=&quot;5 -7&quot;;&quot;UP&quot;;IF([.E104]=&quot;1 - 5&quot;;&quot;LP, UP&quot;;IF([.E104]=&quot;5 - 10&quot;;&quot;UP, HS&quot;;IF([.E104]=&quot;1 - 7&quot;;&quot;LP, UP&quot;;IF([.E104]=&quot;1 -10&quot;;&quot;LP, UP, HS&quot;;IF([.E104]=&quot;1 - 12&quot;;&quot;LP, UP, HS, HSS&quot;;IF([.E104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oyilandi</text:p>
          </table:table-cell>
          <table:table-cell table:number-columns-repeated="1016"/>
        </table:table-row>
        <table:table-row table:style-name="ro2">
          <table:table-cell table:style-name="ce17" office:value-type="float" office:value="104" calcext:value-type="float">
            <text:p>104</text:p>
          </table:table-cell>
          <table:table-cell table:style-name="ce17" office:value-type="float" office:value="16364" calcext:value-type="float">
            <text:p>16364</text:p>
          </table:table-cell>
          <table:table-cell table:style-name="ce17" office:value-type="string" calcext:value-type="string">
            <text:p>GUPS KAKKANCHERY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5 -7</text:p>
          </table:table-cell>
          <table:table-cell table:style-name="ce17" table:formula="of:=IF([.E105]=&quot;11 - 12&quot;;&quot;HSS&quot;;IF([.E105]=&quot;8 - 12&quot;;&quot;HS, HSS&quot;;IF([.E105]=&quot;8 - 10&quot;;&quot;HS&quot;;IF([.E105]=&quot;1 - 4&quot;;&quot;LP&quot;;IF([.E105]=&quot;5 -7&quot;;&quot;UP&quot;;IF([.E105]=&quot;1 - 5&quot;;&quot;LP, UP&quot;;IF([.E105]=&quot;5 - 10&quot;;&quot;UP, HS&quot;;IF([.E105]=&quot;1 - 7&quot;;&quot;LP, UP&quot;;IF([.E105]=&quot;1 -10&quot;;&quot;LP, UP, HS&quot;;IF([.E105]=&quot;1 - 12&quot;;&quot;LP, UP, HS, HSS&quot;;IF([.E105]=&quot;5 - 12&quot;;&quot;UP, HS, HSS&quot;;&quot;&quot;)))))))))))" office:value-type="string" office:string-value="UP" calcext:value-type="string">
            <text:p>UP</text:p>
          </table:table-cell>
          <table:table-cell office:value-type="string" calcext:value-type="string">
            <text:p>Koyilandi</text:p>
          </table:table-cell>
          <table:table-cell table:number-columns-repeated="1016"/>
        </table:table-row>
        <table:table-row table:style-name="ro2">
          <table:table-cell table:style-name="ce17" office:value-type="float" office:value="105" calcext:value-type="float">
            <text:p>105</text:p>
          </table:table-cell>
          <table:table-cell table:style-name="ce17" office:value-type="float" office:value="16036" calcext:value-type="float">
            <text:p>16036</text:p>
          </table:table-cell>
          <table:table-cell table:style-name="ce17" office:value-type="string" calcext:value-type="string">
            <text:p>KPMSM H S S ARIKKULAM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8 - 12</text:p>
          </table:table-cell>
          <table:table-cell table:style-name="ce17" table:formula="of:=IF([.E106]=&quot;11 - 12&quot;;&quot;HSS&quot;;IF([.E106]=&quot;8 - 12&quot;;&quot;HS, HSS&quot;;IF([.E106]=&quot;8 - 10&quot;;&quot;HS&quot;;IF([.E106]=&quot;1 - 4&quot;;&quot;LP&quot;;IF([.E106]=&quot;5 -7&quot;;&quot;UP&quot;;IF([.E106]=&quot;1 - 5&quot;;&quot;LP, UP&quot;;IF([.E106]=&quot;5 - 10&quot;;&quot;UP, HS&quot;;IF([.E106]=&quot;1 - 7&quot;;&quot;LP, UP&quot;;IF([.E106]=&quot;1 -10&quot;;&quot;LP, UP, HS&quot;;IF([.E106]=&quot;1 - 12&quot;;&quot;LP, UP, HS, HSS&quot;;IF([.E106]=&quot;5 - 12&quot;;&quot;UP, HS, HSS&quot;;&quot;&quot;)))))))))))" office:value-type="string" office:string-value="HS, HSS" calcext:value-type="string">
            <text:p>HS, HSS</text:p>
          </table:table-cell>
          <table:table-cell office:value-type="string" calcext:value-type="string">
            <text:p>Koyilandi</text:p>
          </table:table-cell>
          <table:table-cell table:number-columns-repeated="1016"/>
        </table:table-row>
        <table:table-row table:style-name="ro2">
          <table:table-cell table:style-name="ce17" office:value-type="float" office:value="106" calcext:value-type="float">
            <text:p>106</text:p>
          </table:table-cell>
          <table:table-cell table:style-name="ce17" office:value-type="float" office:value="16052" calcext:value-type="float">
            <text:p>16052</text:p>
          </table:table-cell>
          <table:table-cell table:style-name="ce17" office:value-type="string" calcext:value-type="string">
            <text:p>POILKAVE H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8 - 12</text:p>
          </table:table-cell>
          <table:table-cell table:style-name="ce17" table:formula="of:=IF([.E107]=&quot;11 - 12&quot;;&quot;HSS&quot;;IF([.E107]=&quot;8 - 12&quot;;&quot;HS, HSS&quot;;IF([.E107]=&quot;8 - 10&quot;;&quot;HS&quot;;IF([.E107]=&quot;1 - 4&quot;;&quot;LP&quot;;IF([.E107]=&quot;5 -7&quot;;&quot;UP&quot;;IF([.E107]=&quot;1 - 5&quot;;&quot;LP, UP&quot;;IF([.E107]=&quot;5 - 10&quot;;&quot;UP, HS&quot;;IF([.E107]=&quot;1 - 7&quot;;&quot;LP, UP&quot;;IF([.E107]=&quot;1 -10&quot;;&quot;LP, UP, HS&quot;;IF([.E107]=&quot;1 - 12&quot;;&quot;LP, UP, HS, HSS&quot;;IF([.E107]=&quot;5 - 12&quot;;&quot;UP, HS, HSS&quot;;&quot;&quot;)))))))))))" office:value-type="string" office:string-value="HS, HSS" calcext:value-type="string">
            <text:p>HS, HSS</text:p>
          </table:table-cell>
          <table:table-cell office:value-type="string" calcext:value-type="string">
            <text:p>Koyilandi</text:p>
          </table:table-cell>
          <table:table-cell table:number-columns-repeated="1016"/>
        </table:table-row>
        <table:table-row table:style-name="ro2">
          <table:table-cell table:style-name="ce17" office:value-type="float" office:value="107" calcext:value-type="float">
            <text:p>107</text:p>
          </table:table-cell>
          <table:table-cell table:style-name="ce17" office:value-type="float" office:value="16054" calcext:value-type="float">
            <text:p>16054</text:p>
          </table:table-cell>
          <table:table-cell table:style-name="ce17" office:value-type="string" calcext:value-type="string">
            <text:p>THIRUVANGOOR H S 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12</text:p>
          </table:table-cell>
          <table:table-cell table:style-name="ce17" table:formula="of:=IF([.E108]=&quot;11 - 12&quot;;&quot;HSS&quot;;IF([.E108]=&quot;8 - 12&quot;;&quot;HS, HSS&quot;;IF([.E108]=&quot;8 - 10&quot;;&quot;HS&quot;;IF([.E108]=&quot;1 - 4&quot;;&quot;LP&quot;;IF([.E108]=&quot;5 -7&quot;;&quot;UP&quot;;IF([.E108]=&quot;1 - 5&quot;;&quot;LP, UP&quot;;IF([.E108]=&quot;5 - 10&quot;;&quot;UP, HS&quot;;IF([.E108]=&quot;1 - 7&quot;;&quot;LP, UP&quot;;IF([.E108]=&quot;1 -10&quot;;&quot;LP, UP, HS&quot;;IF([.E108]=&quot;1 - 12&quot;;&quot;LP, UP, HS, HSS&quot;;IF([.E108]=&quot;5 - 12&quot;;&quot;UP, HS, HSS&quot;;&quot;&quot;)))))))))))" office:value-type="string" office:string-value="LP, UP, HS, HSS" calcext:value-type="string">
            <text:p>LP, UP, HS, HSS</text:p>
          </table:table-cell>
          <table:table-cell office:value-type="string" calcext:value-type="string">
            <text:p>Koyilandi</text:p>
          </table:table-cell>
          <table:table-cell table:number-columns-repeated="1016"/>
        </table:table-row>
        <table:table-row table:style-name="ro2">
          <table:table-cell table:style-name="ce17" office:value-type="float" office:value="108" calcext:value-type="float">
            <text:p>108</text:p>
          </table:table-cell>
          <table:table-cell table:style-name="ce17" office:value-type="float" office:value="16313" calcext:value-type="float">
            <text:p>16313</text:p>
          </table:table-cell>
          <table:table-cell table:style-name="ce17" office:value-type="string" calcext:value-type="string">
            <text:p>ARIKKULAM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09]=&quot;11 - 12&quot;;&quot;HSS&quot;;IF([.E109]=&quot;8 - 12&quot;;&quot;HS, HSS&quot;;IF([.E109]=&quot;8 - 10&quot;;&quot;HS&quot;;IF([.E109]=&quot;1 - 4&quot;;&quot;LP&quot;;IF([.E109]=&quot;5 -7&quot;;&quot;UP&quot;;IF([.E109]=&quot;1 - 5&quot;;&quot;LP, UP&quot;;IF([.E109]=&quot;5 - 10&quot;;&quot;UP, HS&quot;;IF([.E109]=&quot;1 - 7&quot;;&quot;LP, UP&quot;;IF([.E109]=&quot;1 -10&quot;;&quot;LP, UP, HS&quot;;IF([.E109]=&quot;1 - 12&quot;;&quot;LP, UP, HS, HSS&quot;;IF([.E109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yilandi</text:p>
          </table:table-cell>
          <table:table-cell table:number-columns-repeated="1016"/>
        </table:table-row>
        <table:table-row table:style-name="ro2">
          <table:table-cell table:style-name="ce17" office:value-type="float" office:value="109" calcext:value-type="float">
            <text:p>109</text:p>
          </table:table-cell>
          <table:table-cell table:style-name="ce17" office:value-type="float" office:value="16314" calcext:value-type="float">
            <text:p>16314</text:p>
          </table:table-cell>
          <table:table-cell table:style-name="ce17" office:value-type="string" calcext:value-type="string">
            <text:p>CHENIYERI M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10]=&quot;11 - 12&quot;;&quot;HSS&quot;;IF([.E110]=&quot;8 - 12&quot;;&quot;HS, HSS&quot;;IF([.E110]=&quot;8 - 10&quot;;&quot;HS&quot;;IF([.E110]=&quot;1 - 4&quot;;&quot;LP&quot;;IF([.E110]=&quot;5 -7&quot;;&quot;UP&quot;;IF([.E110]=&quot;1 - 5&quot;;&quot;LP, UP&quot;;IF([.E110]=&quot;5 - 10&quot;;&quot;UP, HS&quot;;IF([.E110]=&quot;1 - 7&quot;;&quot;LP, UP&quot;;IF([.E110]=&quot;1 -10&quot;;&quot;LP, UP, HS&quot;;IF([.E110]=&quot;1 - 12&quot;;&quot;LP, UP, HS, HSS&quot;;IF([.E110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yilandi</text:p>
          </table:table-cell>
          <table:table-cell table:number-columns-repeated="1016"/>
        </table:table-row>
        <table:table-row table:style-name="ro2">
          <table:table-cell table:style-name="ce17" office:value-type="float" office:value="110" calcext:value-type="float">
            <text:p>110</text:p>
          </table:table-cell>
          <table:table-cell table:style-name="ce17" office:value-type="float" office:value="16315" calcext:value-type="float">
            <text:p>16315</text:p>
          </table:table-cell>
          <table:table-cell table:style-name="ce17" office:value-type="string" calcext:value-type="string">
            <text:p>EDAKKULAM VIDYA THARANGINI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11]=&quot;11 - 12&quot;;&quot;HSS&quot;;IF([.E111]=&quot;8 - 12&quot;;&quot;HS, HSS&quot;;IF([.E111]=&quot;8 - 10&quot;;&quot;HS&quot;;IF([.E111]=&quot;1 - 4&quot;;&quot;LP&quot;;IF([.E111]=&quot;5 -7&quot;;&quot;UP&quot;;IF([.E111]=&quot;1 - 5&quot;;&quot;LP, UP&quot;;IF([.E111]=&quot;5 - 10&quot;;&quot;UP, HS&quot;;IF([.E111]=&quot;1 - 7&quot;;&quot;LP, UP&quot;;IF([.E111]=&quot;1 -10&quot;;&quot;LP, UP, HS&quot;;IF([.E111]=&quot;1 - 12&quot;;&quot;LP, UP, HS, HSS&quot;;IF([.E111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yilandi</text:p>
          </table:table-cell>
          <table:table-cell table:number-columns-repeated="1016"/>
        </table:table-row>
        <table:table-row table:style-name="ro2">
          <table:table-cell table:style-name="ce17" office:value-type="float" office:value="111" calcext:value-type="float">
            <text:p>111</text:p>
          </table:table-cell>
          <table:table-cell table:style-name="ce17" office:value-type="float" office:value="16316" calcext:value-type="float">
            <text:p>16316</text:p>
          </table:table-cell>
          <table:table-cell table:style-name="ce17" office:value-type="string" calcext:value-type="string">
            <text:p>ELATTERI A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12]=&quot;11 - 12&quot;;&quot;HSS&quot;;IF([.E112]=&quot;8 - 12&quot;;&quot;HS, HSS&quot;;IF([.E112]=&quot;8 - 10&quot;;&quot;HS&quot;;IF([.E112]=&quot;1 - 4&quot;;&quot;LP&quot;;IF([.E112]=&quot;5 -7&quot;;&quot;UP&quot;;IF([.E112]=&quot;1 - 5&quot;;&quot;LP, UP&quot;;IF([.E112]=&quot;5 - 10&quot;;&quot;UP, HS&quot;;IF([.E112]=&quot;1 - 7&quot;;&quot;LP, UP&quot;;IF([.E112]=&quot;1 -10&quot;;&quot;LP, UP, HS&quot;;IF([.E112]=&quot;1 - 12&quot;;&quot;LP, UP, HS, HSS&quot;;IF([.E112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yilandi</text:p>
          </table:table-cell>
          <table:table-cell table:number-columns-repeated="1016"/>
        </table:table-row>
        <table:table-row table:style-name="ro2">
          <table:table-cell table:style-name="ce17" office:value-type="float" office:value="112" calcext:value-type="float">
            <text:p>112</text:p>
          </table:table-cell>
          <table:table-cell table:style-name="ce17" office:value-type="float" office:value="16317" calcext:value-type="float">
            <text:p>16317</text:p>
          </table:table-cell>
          <table:table-cell table:style-name="ce17" office:value-type="string" calcext:value-type="string">
            <text:p>KARAYAD EAST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13]=&quot;11 - 12&quot;;&quot;HSS&quot;;IF([.E113]=&quot;8 - 12&quot;;&quot;HS, HSS&quot;;IF([.E113]=&quot;8 - 10&quot;;&quot;HS&quot;;IF([.E113]=&quot;1 - 4&quot;;&quot;LP&quot;;IF([.E113]=&quot;5 -7&quot;;&quot;UP&quot;;IF([.E113]=&quot;1 - 5&quot;;&quot;LP, UP&quot;;IF([.E113]=&quot;5 - 10&quot;;&quot;UP, HS&quot;;IF([.E113]=&quot;1 - 7&quot;;&quot;LP, UP&quot;;IF([.E113]=&quot;1 -10&quot;;&quot;LP, UP, HS&quot;;IF([.E113]=&quot;1 - 12&quot;;&quot;LP, UP, HS, HSS&quot;;IF([.E113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yilandi</text:p>
          </table:table-cell>
          <table:table-cell table:number-columns-repeated="1016"/>
        </table:table-row>
        <table:table-row table:style-name="ro2">
          <table:table-cell table:style-name="ce17" office:value-type="float" office:value="113" calcext:value-type="float">
            <text:p>113</text:p>
          </table:table-cell>
          <table:table-cell table:style-name="ce17" office:value-type="float" office:value="16318" calcext:value-type="float">
            <text:p>16318</text:p>
          </table:table-cell>
          <table:table-cell table:style-name="ce17" office:value-type="string" calcext:value-type="string">
            <text:p>KARAYAD A L P 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14]=&quot;11 - 12&quot;;&quot;HSS&quot;;IF([.E114]=&quot;8 - 12&quot;;&quot;HS, HSS&quot;;IF([.E114]=&quot;8 - 10&quot;;&quot;HS&quot;;IF([.E114]=&quot;1 - 4&quot;;&quot;LP&quot;;IF([.E114]=&quot;5 -7&quot;;&quot;UP&quot;;IF([.E114]=&quot;1 - 5&quot;;&quot;LP, UP&quot;;IF([.E114]=&quot;5 - 10&quot;;&quot;UP, HS&quot;;IF([.E114]=&quot;1 - 7&quot;;&quot;LP, UP&quot;;IF([.E114]=&quot;1 -10&quot;;&quot;LP, UP, HS&quot;;IF([.E114]=&quot;1 - 12&quot;;&quot;LP, UP, HS, HSS&quot;;IF([.E114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yilandi</text:p>
          </table:table-cell>
          <table:table-cell table:number-columns-repeated="1016"/>
        </table:table-row>
        <table:table-row table:style-name="ro2">
          <table:table-cell table:style-name="ce17" office:value-type="float" office:value="114" calcext:value-type="float">
            <text:p>114</text:p>
          </table:table-cell>
          <table:table-cell table:style-name="ce17" office:value-type="float" office:value="16319" calcext:value-type="float">
            <text:p>16319</text:p>
          </table:table-cell>
          <table:table-cell table:style-name="ce17" office:value-type="string" calcext:value-type="string">
            <text:p>KOLAKKAD MIXED A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15]=&quot;11 - 12&quot;;&quot;HSS&quot;;IF([.E115]=&quot;8 - 12&quot;;&quot;HS, HSS&quot;;IF([.E115]=&quot;8 - 10&quot;;&quot;HS&quot;;IF([.E115]=&quot;1 - 4&quot;;&quot;LP&quot;;IF([.E115]=&quot;5 -7&quot;;&quot;UP&quot;;IF([.E115]=&quot;1 - 5&quot;;&quot;LP, UP&quot;;IF([.E115]=&quot;5 - 10&quot;;&quot;UP, HS&quot;;IF([.E115]=&quot;1 - 7&quot;;&quot;LP, UP&quot;;IF([.E115]=&quot;1 -10&quot;;&quot;LP, UP, HS&quot;;IF([.E115]=&quot;1 - 12&quot;;&quot;LP, UP, HS, HSS&quot;;IF([.E115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yilandi</text:p>
          </table:table-cell>
          <table:table-cell table:number-columns-repeated="1016"/>
        </table:table-row>
        <table:table-row table:style-name="ro2">
          <table:table-cell table:style-name="ce17" office:value-type="float" office:value="115" calcext:value-type="float">
            <text:p>115</text:p>
          </table:table-cell>
          <table:table-cell table:style-name="ce17" office:value-type="float" office:value="16320" calcext:value-type="float">
            <text:p>16320</text:p>
          </table:table-cell>
          <table:table-cell table:style-name="ce17" office:value-type="string" calcext:value-type="string">
            <text:p>KOLLAM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16]=&quot;11 - 12&quot;;&quot;HSS&quot;;IF([.E116]=&quot;8 - 12&quot;;&quot;HS, HSS&quot;;IF([.E116]=&quot;8 - 10&quot;;&quot;HS&quot;;IF([.E116]=&quot;1 - 4&quot;;&quot;LP&quot;;IF([.E116]=&quot;5 -7&quot;;&quot;UP&quot;;IF([.E116]=&quot;1 - 5&quot;;&quot;LP, UP&quot;;IF([.E116]=&quot;5 - 10&quot;;&quot;UP, HS&quot;;IF([.E116]=&quot;1 - 7&quot;;&quot;LP, UP&quot;;IF([.E116]=&quot;1 -10&quot;;&quot;LP, UP, HS&quot;;IF([.E116]=&quot;1 - 12&quot;;&quot;LP, UP, HS, HSS&quot;;IF([.E116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yilandi</text:p>
          </table:table-cell>
          <table:table-cell table:number-columns-repeated="1016"/>
        </table:table-row>
        <table:table-row table:style-name="ro2">
          <table:table-cell table:style-name="ce17" office:value-type="float" office:value="116" calcext:value-type="float">
            <text:p>116</text:p>
          </table:table-cell>
          <table:table-cell table:style-name="ce17" office:value-type="float" office:value="16321" calcext:value-type="float">
            <text:p>16321</text:p>
          </table:table-cell>
          <table:table-cell table:style-name="ce17" office:value-type="string" calcext:value-type="string">
            <text:p>KOTHAMANGALAM SOUTH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17]=&quot;11 - 12&quot;;&quot;HSS&quot;;IF([.E117]=&quot;8 - 12&quot;;&quot;HS, HSS&quot;;IF([.E117]=&quot;8 - 10&quot;;&quot;HS&quot;;IF([.E117]=&quot;1 - 4&quot;;&quot;LP&quot;;IF([.E117]=&quot;5 -7&quot;;&quot;UP&quot;;IF([.E117]=&quot;1 - 5&quot;;&quot;LP, UP&quot;;IF([.E117]=&quot;5 - 10&quot;;&quot;UP, HS&quot;;IF([.E117]=&quot;1 - 7&quot;;&quot;LP, UP&quot;;IF([.E117]=&quot;1 -10&quot;;&quot;LP, UP, HS&quot;;IF([.E117]=&quot;1 - 12&quot;;&quot;LP, UP, HS, HSS&quot;;IF([.E117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yilandi</text:p>
          </table:table-cell>
          <table:table-cell table:number-columns-repeated="1016"/>
        </table:table-row>
        <table:table-row table:style-name="ro2">
          <table:table-cell table:style-name="ce17" office:value-type="float" office:value="117" calcext:value-type="float">
            <text:p>117</text:p>
          </table:table-cell>
          <table:table-cell table:style-name="ce17" office:value-type="float" office:value="16322" calcext:value-type="float">
            <text:p>16322</text:p>
          </table:table-cell>
          <table:table-cell table:style-name="ce17" office:value-type="string" calcext:value-type="string">
            <text:p>KOLATHUR KV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18]=&quot;11 - 12&quot;;&quot;HSS&quot;;IF([.E118]=&quot;8 - 12&quot;;&quot;HS, HSS&quot;;IF([.E118]=&quot;8 - 10&quot;;&quot;HS&quot;;IF([.E118]=&quot;1 - 4&quot;;&quot;LP&quot;;IF([.E118]=&quot;5 -7&quot;;&quot;UP&quot;;IF([.E118]=&quot;1 - 5&quot;;&quot;LP, UP&quot;;IF([.E118]=&quot;5 - 10&quot;;&quot;UP, HS&quot;;IF([.E118]=&quot;1 - 7&quot;;&quot;LP, UP&quot;;IF([.E118]=&quot;1 -10&quot;;&quot;LP, UP, HS&quot;;IF([.E118]=&quot;1 - 12&quot;;&quot;LP, UP, HS, HSS&quot;;IF([.E118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yilandi</text:p>
          </table:table-cell>
          <table:table-cell table:number-columns-repeated="1016"/>
        </table:table-row>
        <table:table-row table:style-name="ro2">
          <table:table-cell table:style-name="ce17" office:value-type="float" office:value="118" calcext:value-type="float">
            <text:p>118</text:p>
          </table:table-cell>
          <table:table-cell table:style-name="ce17" office:value-type="float" office:value="16323" calcext:value-type="float">
            <text:p>16323</text:p>
          </table:table-cell>
          <table:table-cell table:style-name="ce17" office:value-type="string" calcext:value-type="string">
            <text:p>KONGANNUR A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19]=&quot;11 - 12&quot;;&quot;HSS&quot;;IF([.E119]=&quot;8 - 12&quot;;&quot;HS, HSS&quot;;IF([.E119]=&quot;8 - 10&quot;;&quot;HS&quot;;IF([.E119]=&quot;1 - 4&quot;;&quot;LP&quot;;IF([.E119]=&quot;5 -7&quot;;&quot;UP&quot;;IF([.E119]=&quot;1 - 5&quot;;&quot;LP, UP&quot;;IF([.E119]=&quot;5 - 10&quot;;&quot;UP, HS&quot;;IF([.E119]=&quot;1 - 7&quot;;&quot;LP, UP&quot;;IF([.E119]=&quot;1 -10&quot;;&quot;LP, UP, HS&quot;;IF([.E119]=&quot;1 - 12&quot;;&quot;LP, UP, HS, HSS&quot;;IF([.E119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yilandi</text:p>
          </table:table-cell>
          <table:table-cell table:number-columns-repeated="1016"/>
        </table:table-row>
        <table:table-row table:style-name="ro2">
          <table:table-cell table:style-name="ce17" office:value-type="float" office:value="119" calcext:value-type="float">
            <text:p>119</text:p>
          </table:table-cell>
          <table:table-cell table:style-name="ce17" office:value-type="float" office:value="16324" calcext:value-type="float">
            <text:p>16324</text:p>
          </table:table-cell>
          <table:table-cell table:style-name="ce17" office:value-type="string" calcext:value-type="string">
            <text:p>KUNNATHARA M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20]=&quot;11 - 12&quot;;&quot;HSS&quot;;IF([.E120]=&quot;8 - 12&quot;;&quot;HS, HSS&quot;;IF([.E120]=&quot;8 - 10&quot;;&quot;HS&quot;;IF([.E120]=&quot;1 - 4&quot;;&quot;LP&quot;;IF([.E120]=&quot;5 -7&quot;;&quot;UP&quot;;IF([.E120]=&quot;1 - 5&quot;;&quot;LP, UP&quot;;IF([.E120]=&quot;5 - 10&quot;;&quot;UP, HS&quot;;IF([.E120]=&quot;1 - 7&quot;;&quot;LP, UP&quot;;IF([.E120]=&quot;1 -10&quot;;&quot;LP, UP, HS&quot;;IF([.E120]=&quot;1 - 12&quot;;&quot;LP, UP, HS, HSS&quot;;IF([.E120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yilandi</text:p>
          </table:table-cell>
          <table:table-cell table:number-columns-repeated="1016"/>
        </table:table-row>
        <table:table-row table:style-name="ro2"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6325" calcext:value-type="float">
            <text:p>16325</text:p>
          </table:table-cell>
          <table:table-cell table:style-name="ce17" office:value-type="string" calcext:value-type="string">
            <text:p>MELUR A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21]=&quot;11 - 12&quot;;&quot;HSS&quot;;IF([.E121]=&quot;8 - 12&quot;;&quot;HS, HSS&quot;;IF([.E121]=&quot;8 - 10&quot;;&quot;HS&quot;;IF([.E121]=&quot;1 - 4&quot;;&quot;LP&quot;;IF([.E121]=&quot;5 -7&quot;;&quot;UP&quot;;IF([.E121]=&quot;1 - 5&quot;;&quot;LP, UP&quot;;IF([.E121]=&quot;5 - 10&quot;;&quot;UP, HS&quot;;IF([.E121]=&quot;1 - 7&quot;;&quot;LP, UP&quot;;IF([.E121]=&quot;1 -10&quot;;&quot;LP, UP, HS&quot;;IF([.E121]=&quot;1 - 12&quot;;&quot;LP, UP, HS, HSS&quot;;IF([.E121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yilandi</text:p>
          </table:table-cell>
          <table:table-cell table:number-columns-repeated="1016"/>
        </table:table-row>
        <table:table-row table:style-name="ro2">
          <table:table-cell table:style-name="ce17" office:value-type="float" office:value="121" calcext:value-type="float">
            <text:p>121</text:p>
          </table:table-cell>
          <table:table-cell table:style-name="ce17" office:value-type="float" office:value="16326" calcext:value-type="float">
            <text:p>16326</text:p>
          </table:table-cell>
          <table:table-cell table:style-name="ce17" office:value-type="string" calcext:value-type="string">
            <text:p>PERUVATTUR A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22]=&quot;11 - 12&quot;;&quot;HSS&quot;;IF([.E122]=&quot;8 - 12&quot;;&quot;HS, HSS&quot;;IF([.E122]=&quot;8 - 10&quot;;&quot;HS&quot;;IF([.E122]=&quot;1 - 4&quot;;&quot;LP&quot;;IF([.E122]=&quot;5 -7&quot;;&quot;UP&quot;;IF([.E122]=&quot;1 - 5&quot;;&quot;LP, UP&quot;;IF([.E122]=&quot;5 - 10&quot;;&quot;UP, HS&quot;;IF([.E122]=&quot;1 - 7&quot;;&quot;LP, UP&quot;;IF([.E122]=&quot;1 -10&quot;;&quot;LP, UP, HS&quot;;IF([.E122]=&quot;1 - 12&quot;;&quot;LP, UP, HS, HSS&quot;;IF([.E122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yilandi</text:p>
          </table:table-cell>
          <table:table-cell table:number-columns-repeated="1016"/>
        </table:table-row>
        <table:table-row table:style-name="ro2">
          <table:table-cell table:style-name="ce17" office:value-type="float" office:value="122" calcext:value-type="float">
            <text:p>122</text:p>
          </table:table-cell>
          <table:table-cell table:style-name="ce17" office:value-type="float" office:value="16327" calcext:value-type="float">
            <text:p>16327</text:p>
          </table:table-cell>
          <table:table-cell table:style-name="ce17" office:value-type="string" calcext:value-type="string">
            <text:p>PULIYANCHERY SOUTH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23]=&quot;11 - 12&quot;;&quot;HSS&quot;;IF([.E123]=&quot;8 - 12&quot;;&quot;HS, HSS&quot;;IF([.E123]=&quot;8 - 10&quot;;&quot;HS&quot;;IF([.E123]=&quot;1 - 4&quot;;&quot;LP&quot;;IF([.E123]=&quot;5 -7&quot;;&quot;UP&quot;;IF([.E123]=&quot;1 - 5&quot;;&quot;LP, UP&quot;;IF([.E123]=&quot;5 - 10&quot;;&quot;UP, HS&quot;;IF([.E123]=&quot;1 - 7&quot;;&quot;LP, UP&quot;;IF([.E123]=&quot;1 -10&quot;;&quot;LP, UP, HS&quot;;IF([.E123]=&quot;1 - 12&quot;;&quot;LP, UP, HS, HSS&quot;;IF([.E123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yilandi</text:p>
          </table:table-cell>
          <table:table-cell table:number-columns-repeated="1016"/>
        </table:table-row>
        <table:table-row table:style-name="ro2">
          <table:table-cell table:style-name="ce17" office:value-type="float" office:value="123" calcext:value-type="float">
            <text:p>123</text:p>
          </table:table-cell>
          <table:table-cell table:style-name="ce17" office:value-type="float" office:value="16328" calcext:value-type="float">
            <text:p>16328</text:p>
          </table:table-cell>
          <table:table-cell table:style-name="ce17" office:value-type="string" calcext:value-type="string">
            <text:p>THUVAKKODE A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24]=&quot;11 - 12&quot;;&quot;HSS&quot;;IF([.E124]=&quot;8 - 12&quot;;&quot;HS, HSS&quot;;IF([.E124]=&quot;8 - 10&quot;;&quot;HS&quot;;IF([.E124]=&quot;1 - 4&quot;;&quot;LP&quot;;IF([.E124]=&quot;5 -7&quot;;&quot;UP&quot;;IF([.E124]=&quot;1 - 5&quot;;&quot;LP, UP&quot;;IF([.E124]=&quot;5 - 10&quot;;&quot;UP, HS&quot;;IF([.E124]=&quot;1 - 7&quot;;&quot;LP, UP&quot;;IF([.E124]=&quot;1 -10&quot;;&quot;LP, UP, HS&quot;;IF([.E124]=&quot;1 - 12&quot;;&quot;LP, UP, HS, HSS&quot;;IF([.E124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yilandi</text:p>
          </table:table-cell>
          <table:table-cell table:number-columns-repeated="1016"/>
        </table:table-row>
        <table:table-row table:style-name="ro2">
          <table:table-cell table:style-name="ce17" office:value-type="float" office:value="124" calcext:value-type="float">
            <text:p>124</text:p>
          </table:table-cell>
          <table:table-cell table:style-name="ce17" office:value-type="float" office:value="16329" calcext:value-type="float">
            <text:p>16329</text:p>
          </table:table-cell>
          <table:table-cell table:style-name="ce17" office:value-type="string" calcext:value-type="string">
            <text:p>THORAYI A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25]=&quot;11 - 12&quot;;&quot;HSS&quot;;IF([.E125]=&quot;8 - 12&quot;;&quot;HS, HSS&quot;;IF([.E125]=&quot;8 - 10&quot;;&quot;HS&quot;;IF([.E125]=&quot;1 - 4&quot;;&quot;LP&quot;;IF([.E125]=&quot;5 -7&quot;;&quot;UP&quot;;IF([.E125]=&quot;1 - 5&quot;;&quot;LP, UP&quot;;IF([.E125]=&quot;5 - 10&quot;;&quot;UP, HS&quot;;IF([.E125]=&quot;1 - 7&quot;;&quot;LP, UP&quot;;IF([.E125]=&quot;1 -10&quot;;&quot;LP, UP, HS&quot;;IF([.E125]=&quot;1 - 12&quot;;&quot;LP, UP, HS, HSS&quot;;IF([.E125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yilandi</text:p>
          </table:table-cell>
          <table:table-cell table:number-columns-repeated="1016"/>
        </table:table-row>
        <table:table-row table:style-name="ro2">
          <table:table-cell table:style-name="ce17" office:value-type="float" office:value="125" calcext:value-type="float">
            <text:p>125</text:p>
          </table:table-cell>
          <table:table-cell table:style-name="ce17" office:value-type="float" office:value="16330" calcext:value-type="float">
            <text:p>16330</text:p>
          </table:table-cell>
          <table:table-cell table:style-name="ce17" office:value-type="string" calcext:value-type="string">
            <text:p>THORAYI M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26]=&quot;11 - 12&quot;;&quot;HSS&quot;;IF([.E126]=&quot;8 - 12&quot;;&quot;HS, HSS&quot;;IF([.E126]=&quot;8 - 10&quot;;&quot;HS&quot;;IF([.E126]=&quot;1 - 4&quot;;&quot;LP&quot;;IF([.E126]=&quot;5 -7&quot;;&quot;UP&quot;;IF([.E126]=&quot;1 - 5&quot;;&quot;LP, UP&quot;;IF([.E126]=&quot;5 - 10&quot;;&quot;UP, HS&quot;;IF([.E126]=&quot;1 - 7&quot;;&quot;LP, UP&quot;;IF([.E126]=&quot;1 -10&quot;;&quot;LP, UP, HS&quot;;IF([.E126]=&quot;1 - 12&quot;;&quot;LP, UP, HS, HSS&quot;;IF([.E126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yilandi</text:p>
          </table:table-cell>
          <table:table-cell table:number-columns-repeated="1016"/>
        </table:table-row>
        <table:table-row table:style-name="ro2">
          <table:table-cell table:style-name="ce17" office:value-type="float" office:value="126" calcext:value-type="float">
            <text:p>126</text:p>
          </table:table-cell>
          <table:table-cell table:style-name="ce17" office:value-type="float" office:value="16331" calcext:value-type="float">
            <text:p>16331</text:p>
          </table:table-cell>
          <table:table-cell table:style-name="ce17" office:value-type="string" calcext:value-type="string">
            <text:p>UTTERY A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27]=&quot;11 - 12&quot;;&quot;HSS&quot;;IF([.E127]=&quot;8 - 12&quot;;&quot;HS, HSS&quot;;IF([.E127]=&quot;8 - 10&quot;;&quot;HS&quot;;IF([.E127]=&quot;1 - 4&quot;;&quot;LP&quot;;IF([.E127]=&quot;5 -7&quot;;&quot;UP&quot;;IF([.E127]=&quot;1 - 5&quot;;&quot;LP, UP&quot;;IF([.E127]=&quot;5 - 10&quot;;&quot;UP, HS&quot;;IF([.E127]=&quot;1 - 7&quot;;&quot;LP, UP&quot;;IF([.E127]=&quot;1 -10&quot;;&quot;LP, UP, HS&quot;;IF([.E127]=&quot;1 - 12&quot;;&quot;LP, UP, HS, HSS&quot;;IF([.E127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yilandi</text:p>
          </table:table-cell>
          <table:table-cell table:number-columns-repeated="1016"/>
        </table:table-row>
        <table:table-row table:style-name="ro2">
          <table:table-cell table:style-name="ce17" office:value-type="float" office:value="127" calcext:value-type="float">
            <text:p>127</text:p>
          </table:table-cell>
          <table:table-cell table:style-name="ce17" office:value-type="float" office:value="16332" calcext:value-type="float">
            <text:p>16332</text:p>
          </table:table-cell>
          <table:table-cell table:style-name="ce17" office:value-type="string" calcext:value-type="string">
            <text:p>VAKAMOLI A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28]=&quot;11 - 12&quot;;&quot;HSS&quot;;IF([.E128]=&quot;8 - 12&quot;;&quot;HS, HSS&quot;;IF([.E128]=&quot;8 - 10&quot;;&quot;HS&quot;;IF([.E128]=&quot;1 - 4&quot;;&quot;LP&quot;;IF([.E128]=&quot;5 -7&quot;;&quot;UP&quot;;IF([.E128]=&quot;1 - 5&quot;;&quot;LP, UP&quot;;IF([.E128]=&quot;5 - 10&quot;;&quot;UP, HS&quot;;IF([.E128]=&quot;1 - 7&quot;;&quot;LP, UP&quot;;IF([.E128]=&quot;1 -10&quot;;&quot;LP, UP, HS&quot;;IF([.E128]=&quot;1 - 12&quot;;&quot;LP, UP, HS, HSS&quot;;IF([.E128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yilandi</text:p>
          </table:table-cell>
          <table:table-cell table:number-columns-repeated="1016"/>
        </table:table-row>
        <table:table-row table:style-name="ro2">
          <table:table-cell table:style-name="ce17" office:value-type="float" office:value="128" calcext:value-type="float">
            <text:p>128</text:p>
          </table:table-cell>
          <table:table-cell table:style-name="ce17" office:value-type="float" office:value="16333" calcext:value-type="float">
            <text:p>16333</text:p>
          </table:table-cell>
          <table:table-cell table:style-name="ce17" office:value-type="string" calcext:value-type="string">
            <text:p>VIYYUR A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29]=&quot;11 - 12&quot;;&quot;HSS&quot;;IF([.E129]=&quot;8 - 12&quot;;&quot;HS, HSS&quot;;IF([.E129]=&quot;8 - 10&quot;;&quot;HS&quot;;IF([.E129]=&quot;1 - 4&quot;;&quot;LP&quot;;IF([.E129]=&quot;5 -7&quot;;&quot;UP&quot;;IF([.E129]=&quot;1 - 5&quot;;&quot;LP, UP&quot;;IF([.E129]=&quot;5 - 10&quot;;&quot;UP, HS&quot;;IF([.E129]=&quot;1 - 7&quot;;&quot;LP, UP&quot;;IF([.E129]=&quot;1 -10&quot;;&quot;LP, UP, HS&quot;;IF([.E129]=&quot;1 - 12&quot;;&quot;LP, UP, HS, HSS&quot;;IF([.E129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yilandi</text:p>
          </table:table-cell>
          <table:table-cell table:number-columns-repeated="1016"/>
        </table:table-row>
        <table:table-row table:style-name="ro2">
          <table:table-cell table:style-name="ce17" office:value-type="float" office:value="129" calcext:value-type="float">
            <text:p>129</text:p>
          </table:table-cell>
          <table:table-cell table:style-name="ce17" office:value-type="float" office:value="16334" calcext:value-type="float">
            <text:p>16334</text:p>
          </table:table-cell>
          <table:table-cell table:style-name="ce17" office:value-type="string" calcext:value-type="string">
            <text:p>VELUR WEST A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30]=&quot;11 - 12&quot;;&quot;HSS&quot;;IF([.E130]=&quot;8 - 12&quot;;&quot;HS, HSS&quot;;IF([.E130]=&quot;8 - 10&quot;;&quot;HS&quot;;IF([.E130]=&quot;1 - 4&quot;;&quot;LP&quot;;IF([.E130]=&quot;5 -7&quot;;&quot;UP&quot;;IF([.E130]=&quot;1 - 5&quot;;&quot;LP, UP&quot;;IF([.E130]=&quot;5 - 10&quot;;&quot;UP, HS&quot;;IF([.E130]=&quot;1 - 7&quot;;&quot;LP, UP&quot;;IF([.E130]=&quot;1 -10&quot;;&quot;LP, UP, HS&quot;;IF([.E130]=&quot;1 - 12&quot;;&quot;LP, UP, HS, HSS&quot;;IF([.E130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yilandi</text:p>
          </table:table-cell>
          <table:table-cell table:number-columns-repeated="1016"/>
        </table:table-row>
        <table:table-row table:style-name="ro2">
          <table:table-cell table:style-name="ce17" office:value-type="float" office:value="130" calcext:value-type="float">
            <text:p>130</text:p>
          </table:table-cell>
          <table:table-cell table:style-name="ce17" office:value-type="float" office:value="16335" calcext:value-type="float">
            <text:p>16335</text:p>
          </table:table-cell>
          <table:table-cell table:style-name="ce17" office:value-type="string" calcext:value-type="string">
            <text:p>KAKKANCHERY A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5</text:p>
          </table:table-cell>
          <table:table-cell table:style-name="ce17" table:formula="of:=IF([.E131]=&quot;11 - 12&quot;;&quot;HSS&quot;;IF([.E131]=&quot;8 - 12&quot;;&quot;HS, HSS&quot;;IF([.E131]=&quot;8 - 10&quot;;&quot;HS&quot;;IF([.E131]=&quot;1 - 4&quot;;&quot;LP&quot;;IF([.E131]=&quot;5 -7&quot;;&quot;UP&quot;;IF([.E131]=&quot;1 - 5&quot;;&quot;LP, UP&quot;;IF([.E131]=&quot;5 - 10&quot;;&quot;UP, HS&quot;;IF([.E131]=&quot;1 - 7&quot;;&quot;LP, UP&quot;;IF([.E131]=&quot;1 -10&quot;;&quot;LP, UP, HS&quot;;IF([.E131]=&quot;1 - 12&quot;;&quot;LP, UP, HS, HSS&quot;;IF([.E131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oyilandi</text:p>
          </table:table-cell>
          <table:table-cell table:number-columns-repeated="1016"/>
        </table:table-row>
        <table:table-row table:style-name="ro2">
          <table:table-cell table:style-name="ce17" office:value-type="float" office:value="131" calcext:value-type="float">
            <text:p>131</text:p>
          </table:table-cell>
          <table:table-cell table:style-name="ce17" office:value-type="float" office:value="16336" calcext:value-type="float">
            <text:p>16336</text:p>
          </table:table-cell>
          <table:table-cell table:style-name="ce17" office:value-type="string" calcext:value-type="string">
            <text:p>KARAYAD M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5</text:p>
          </table:table-cell>
          <table:table-cell table:style-name="ce17" table:formula="of:=IF([.E132]=&quot;11 - 12&quot;;&quot;HSS&quot;;IF([.E132]=&quot;8 - 12&quot;;&quot;HS, HSS&quot;;IF([.E132]=&quot;8 - 10&quot;;&quot;HS&quot;;IF([.E132]=&quot;1 - 4&quot;;&quot;LP&quot;;IF([.E132]=&quot;5 -7&quot;;&quot;UP&quot;;IF([.E132]=&quot;1 - 5&quot;;&quot;LP, UP&quot;;IF([.E132]=&quot;5 - 10&quot;;&quot;UP, HS&quot;;IF([.E132]=&quot;1 - 7&quot;;&quot;LP, UP&quot;;IF([.E132]=&quot;1 -10&quot;;&quot;LP, UP, HS&quot;;IF([.E132]=&quot;1 - 12&quot;;&quot;LP, UP, HS, HSS&quot;;IF([.E132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oyilandi</text:p>
          </table:table-cell>
          <table:table-cell table:number-columns-repeated="1016"/>
        </table:table-row>
        <table:table-row table:style-name="ro2">
          <table:table-cell table:style-name="ce17" office:value-type="float" office:value="132" calcext:value-type="float">
            <text:p>132</text:p>
          </table:table-cell>
          <table:table-cell table:style-name="ce17" office:value-type="float" office:value="16344" calcext:value-type="float">
            <text:p>16344</text:p>
          </table:table-cell>
          <table:table-cell table:style-name="ce17" office:value-type="string" calcext:value-type="string">
            <text:p>ARIKKULAM U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133]=&quot;11 - 12&quot;;&quot;HSS&quot;;IF([.E133]=&quot;8 - 12&quot;;&quot;HS, HSS&quot;;IF([.E133]=&quot;8 - 10&quot;;&quot;HS&quot;;IF([.E133]=&quot;1 - 4&quot;;&quot;LP&quot;;IF([.E133]=&quot;5 -7&quot;;&quot;UP&quot;;IF([.E133]=&quot;1 - 5&quot;;&quot;LP, UP&quot;;IF([.E133]=&quot;5 - 10&quot;;&quot;UP, HS&quot;;IF([.E133]=&quot;1 - 7&quot;;&quot;LP, UP&quot;;IF([.E133]=&quot;1 -10&quot;;&quot;LP, UP, HS&quot;;IF([.E133]=&quot;1 - 12&quot;;&quot;LP, UP, HS, HSS&quot;;IF([.E133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oyilandi</text:p>
          </table:table-cell>
          <table:table-cell table:number-columns-repeated="1016"/>
        </table:table-row>
        <table:table-row table:style-name="ro2">
          <table:table-cell table:style-name="ce17" office:value-type="float" office:value="133" calcext:value-type="float">
            <text:p>133</text:p>
          </table:table-cell>
          <table:table-cell table:style-name="ce17" office:value-type="float" office:value="16345" calcext:value-type="float">
            <text:p>16345</text:p>
          </table:table-cell>
          <table:table-cell table:style-name="ce17" office:value-type="string" calcext:value-type="string">
            <text:p>CHEMANCHERY U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134]=&quot;11 - 12&quot;;&quot;HSS&quot;;IF([.E134]=&quot;8 - 12&quot;;&quot;HS, HSS&quot;;IF([.E134]=&quot;8 - 10&quot;;&quot;HS&quot;;IF([.E134]=&quot;1 - 4&quot;;&quot;LP&quot;;IF([.E134]=&quot;5 -7&quot;;&quot;UP&quot;;IF([.E134]=&quot;1 - 5&quot;;&quot;LP, UP&quot;;IF([.E134]=&quot;5 - 10&quot;;&quot;UP, HS&quot;;IF([.E134]=&quot;1 - 7&quot;;&quot;LP, UP&quot;;IF([.E134]=&quot;1 -10&quot;;&quot;LP, UP, HS&quot;;IF([.E134]=&quot;1 - 12&quot;;&quot;LP, UP, HS, HSS&quot;;IF([.E134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oyilandi</text:p>
          </table:table-cell>
          <table:table-cell table:number-columns-repeated="1016"/>
        </table:table-row>
        <table:table-row table:style-name="ro2">
          <table:table-cell table:style-name="ce17" office:value-type="float" office:value="134" calcext:value-type="float">
            <text:p>134</text:p>
          </table:table-cell>
          <table:table-cell table:style-name="ce17" office:value-type="float" office:value="16346" calcext:value-type="float">
            <text:p>16346</text:p>
          </table:table-cell>
          <table:table-cell table:style-name="ce17" office:value-type="string" calcext:value-type="string">
            <text:p>CHEMANCHERY EAST U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135]=&quot;11 - 12&quot;;&quot;HSS&quot;;IF([.E135]=&quot;8 - 12&quot;;&quot;HS, HSS&quot;;IF([.E135]=&quot;8 - 10&quot;;&quot;HS&quot;;IF([.E135]=&quot;1 - 4&quot;;&quot;LP&quot;;IF([.E135]=&quot;5 -7&quot;;&quot;UP&quot;;IF([.E135]=&quot;1 - 5&quot;;&quot;LP, UP&quot;;IF([.E135]=&quot;5 - 10&quot;;&quot;UP, HS&quot;;IF([.E135]=&quot;1 - 7&quot;;&quot;LP, UP&quot;;IF([.E135]=&quot;1 -10&quot;;&quot;LP, UP, HS&quot;;IF([.E135]=&quot;1 - 12&quot;;&quot;LP, UP, HS, HSS&quot;;IF([.E135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oyilandi</text:p>
          </table:table-cell>
          <table:table-cell table:number-columns-repeated="1016"/>
        </table:table-row>
        <table:table-row table:style-name="ro2">
          <table:table-cell table:style-name="ce17" office:value-type="float" office:value="135" calcext:value-type="float">
            <text:p>135</text:p>
          </table:table-cell>
          <table:table-cell table:style-name="ce17" office:value-type="float" office:value="16347" calcext:value-type="float">
            <text:p>16347</text:p>
          </table:table-cell>
          <table:table-cell table:style-name="ce17" office:value-type="string" calcext:value-type="string">
            <text:p>CHEMANCHERY KOLAKKAD U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136]=&quot;11 - 12&quot;;&quot;HSS&quot;;IF([.E136]=&quot;8 - 12&quot;;&quot;HS, HSS&quot;;IF([.E136]=&quot;8 - 10&quot;;&quot;HS&quot;;IF([.E136]=&quot;1 - 4&quot;;&quot;LP&quot;;IF([.E136]=&quot;5 -7&quot;;&quot;UP&quot;;IF([.E136]=&quot;1 - 5&quot;;&quot;LP, UP&quot;;IF([.E136]=&quot;5 - 10&quot;;&quot;UP, HS&quot;;IF([.E136]=&quot;1 - 7&quot;;&quot;LP, UP&quot;;IF([.E136]=&quot;1 -10&quot;;&quot;LP, UP, HS&quot;;IF([.E136]=&quot;1 - 12&quot;;&quot;LP, UP, HS, HSS&quot;;IF([.E136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oyilandi</text:p>
          </table:table-cell>
          <table:table-cell table:number-columns-repeated="1016"/>
        </table:table-row>
        <table:table-row table:style-name="ro2">
          <table:table-cell table:style-name="ce17" office:value-type="float" office:value="136" calcext:value-type="float">
            <text:p>136</text:p>
          </table:table-cell>
          <table:table-cell table:style-name="ce17" office:value-type="float" office:value="16348" calcext:value-type="float">
            <text:p>16348</text:p>
          </table:table-cell>
          <table:table-cell table:style-name="ce17" office:value-type="string" calcext:value-type="string">
            <text:p>CHENGOTTUKAVE EAST U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137]=&quot;11 - 12&quot;;&quot;HSS&quot;;IF([.E137]=&quot;8 - 12&quot;;&quot;HS, HSS&quot;;IF([.E137]=&quot;8 - 10&quot;;&quot;HS&quot;;IF([.E137]=&quot;1 - 4&quot;;&quot;LP&quot;;IF([.E137]=&quot;5 -7&quot;;&quot;UP&quot;;IF([.E137]=&quot;1 - 5&quot;;&quot;LP, UP&quot;;IF([.E137]=&quot;5 - 10&quot;;&quot;UP, HS&quot;;IF([.E137]=&quot;1 - 7&quot;;&quot;LP, UP&quot;;IF([.E137]=&quot;1 -10&quot;;&quot;LP, UP, HS&quot;;IF([.E137]=&quot;1 - 12&quot;;&quot;LP, UP, HS, HSS&quot;;IF([.E137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oyilandi</text:p>
          </table:table-cell>
          <table:table-cell table:number-columns-repeated="1016"/>
        </table:table-row>
        <table:table-row table:style-name="ro2">
          <table:table-cell table:style-name="ce17" office:value-type="float" office:value="137" calcext:value-type="float">
            <text:p>137</text:p>
          </table:table-cell>
          <table:table-cell table:style-name="ce17" office:value-type="float" office:value="16349" calcext:value-type="float">
            <text:p>16349</text:p>
          </table:table-cell>
          <table:table-cell table:style-name="ce17" office:value-type="string" calcext:value-type="string">
            <text:p>CHELIYA U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138]=&quot;11 - 12&quot;;&quot;HSS&quot;;IF([.E138]=&quot;8 - 12&quot;;&quot;HS, HSS&quot;;IF([.E138]=&quot;8 - 10&quot;;&quot;HS&quot;;IF([.E138]=&quot;1 - 4&quot;;&quot;LP&quot;;IF([.E138]=&quot;5 -7&quot;;&quot;UP&quot;;IF([.E138]=&quot;1 - 5&quot;;&quot;LP, UP&quot;;IF([.E138]=&quot;5 - 10&quot;;&quot;UP, HS&quot;;IF([.E138]=&quot;1 - 7&quot;;&quot;LP, UP&quot;;IF([.E138]=&quot;1 -10&quot;;&quot;LP, UP, HS&quot;;IF([.E138]=&quot;1 - 12&quot;;&quot;LP, UP, HS, HSS&quot;;IF([.E138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oyilandi</text:p>
          </table:table-cell>
          <table:table-cell table:number-columns-repeated="1016"/>
        </table:table-row>
        <table:table-row table:style-name="ro2">
          <table:table-cell table:style-name="ce17" office:value-type="float" office:value="138" calcext:value-type="float">
            <text:p>138</text:p>
          </table:table-cell>
          <table:table-cell table:style-name="ce17" office:value-type="float" office:value="16350" calcext:value-type="float">
            <text:p>16350</text:p>
          </table:table-cell>
          <table:table-cell table:style-name="ce17" office:value-type="string" calcext:value-type="string">
            <text:p>KOLLAM U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139]=&quot;11 - 12&quot;;&quot;HSS&quot;;IF([.E139]=&quot;8 - 12&quot;;&quot;HS, HSS&quot;;IF([.E139]=&quot;8 - 10&quot;;&quot;HS&quot;;IF([.E139]=&quot;1 - 4&quot;;&quot;LP&quot;;IF([.E139]=&quot;5 -7&quot;;&quot;UP&quot;;IF([.E139]=&quot;1 - 5&quot;;&quot;LP, UP&quot;;IF([.E139]=&quot;5 - 10&quot;;&quot;UP, HS&quot;;IF([.E139]=&quot;1 - 7&quot;;&quot;LP, UP&quot;;IF([.E139]=&quot;1 -10&quot;;&quot;LP, UP, HS&quot;;IF([.E139]=&quot;1 - 12&quot;;&quot;LP, UP, HS, HSS&quot;;IF([.E139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oyilandi</text:p>
          </table:table-cell>
          <table:table-cell table:number-columns-repeated="1016"/>
        </table:table-row>
        <table:table-row table:style-name="ro2">
          <table:table-cell table:style-name="ce17" office:value-type="float" office:value="139" calcext:value-type="float">
            <text:p>139</text:p>
          </table:table-cell>
          <table:table-cell table:style-name="ce17" office:value-type="float" office:value="16351" calcext:value-type="float">
            <text:p>16351</text:p>
          </table:table-cell>
          <table:table-cell table:style-name="ce17" office:value-type="string" calcext:value-type="string">
            <text:p>KURUVANGAD SOUTH U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140]=&quot;11 - 12&quot;;&quot;HSS&quot;;IF([.E140]=&quot;8 - 12&quot;;&quot;HS, HSS&quot;;IF([.E140]=&quot;8 - 10&quot;;&quot;HS&quot;;IF([.E140]=&quot;1 - 4&quot;;&quot;LP&quot;;IF([.E140]=&quot;5 -7&quot;;&quot;UP&quot;;IF([.E140]=&quot;1 - 5&quot;;&quot;LP, UP&quot;;IF([.E140]=&quot;5 - 10&quot;;&quot;UP, HS&quot;;IF([.E140]=&quot;1 - 7&quot;;&quot;LP, UP&quot;;IF([.E140]=&quot;1 -10&quot;;&quot;LP, UP, HS&quot;;IF([.E140]=&quot;1 - 12&quot;;&quot;LP, UP, HS, HSS&quot;;IF([.E140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oyilandi</text:p>
          </table:table-cell>
          <table:table-cell table:number-columns-repeated="1016"/>
        </table:table-row>
        <table:table-row table:style-name="ro2">
          <table:table-cell table:style-name="ce17" office:value-type="float" office:value="140" calcext:value-type="float">
            <text:p>140</text:p>
          </table:table-cell>
          <table:table-cell table:style-name="ce17" office:value-type="float" office:value="16352" calcext:value-type="float">
            <text:p>16352</text:p>
          </table:table-cell>
          <table:table-cell table:style-name="ce17" office:value-type="string" calcext:value-type="string">
            <text:p>KURUVANGAD CENTRAL U P School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141]=&quot;11 - 12&quot;;&quot;HSS&quot;;IF([.E141]=&quot;8 - 12&quot;;&quot;HS, HSS&quot;;IF([.E141]=&quot;8 - 10&quot;;&quot;HS&quot;;IF([.E141]=&quot;1 - 4&quot;;&quot;LP&quot;;IF([.E141]=&quot;5 -7&quot;;&quot;UP&quot;;IF([.E141]=&quot;1 - 5&quot;;&quot;LP, UP&quot;;IF([.E141]=&quot;5 - 10&quot;;&quot;UP, HS&quot;;IF([.E141]=&quot;1 - 7&quot;;&quot;LP, UP&quot;;IF([.E141]=&quot;1 -10&quot;;&quot;LP, UP, HS&quot;;IF([.E141]=&quot;1 - 12&quot;;&quot;LP, UP, HS, HSS&quot;;IF([.E141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oyilandi</text:p>
          </table:table-cell>
          <table:table-cell table:number-columns-repeated="1016"/>
        </table:table-row>
        <table:table-row table:style-name="ro2">
          <table:table-cell table:style-name="ce17" office:value-type="float" office:value="141" calcext:value-type="float">
            <text:p>141</text:p>
          </table:table-cell>
          <table:table-cell table:style-name="ce17" office:value-type="float" office:value="16353" calcext:value-type="float">
            <text:p>16353</text:p>
          </table:table-cell>
          <table:table-cell table:style-name="ce17" office:value-type="string" calcext:value-type="string">
            <text:p>KAVUMVATTAM MU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142]=&quot;11 - 12&quot;;&quot;HSS&quot;;IF([.E142]=&quot;8 - 12&quot;;&quot;HS, HSS&quot;;IF([.E142]=&quot;8 - 10&quot;;&quot;HS&quot;;IF([.E142]=&quot;1 - 4&quot;;&quot;LP&quot;;IF([.E142]=&quot;5 -7&quot;;&quot;UP&quot;;IF([.E142]=&quot;1 - 5&quot;;&quot;LP, UP&quot;;IF([.E142]=&quot;5 - 10&quot;;&quot;UP, HS&quot;;IF([.E142]=&quot;1 - 7&quot;;&quot;LP, UP&quot;;IF([.E142]=&quot;1 -10&quot;;&quot;LP, UP, HS&quot;;IF([.E142]=&quot;1 - 12&quot;;&quot;LP, UP, HS, HSS&quot;;IF([.E142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oyilandi</text:p>
          </table:table-cell>
          <table:table-cell table:number-columns-repeated="1016"/>
        </table:table-row>
        <table:table-row table:style-name="ro2">
          <table:table-cell table:style-name="ce17" office:value-type="float" office:value="142" calcext:value-type="float">
            <text:p>142</text:p>
          </table:table-cell>
          <table:table-cell table:style-name="ce17" office:value-type="float" office:value="16354" calcext:value-type="float">
            <text:p>16354</text:p>
          </table:table-cell>
          <table:table-cell table:style-name="ce17" office:value-type="string" calcext:value-type="string">
            <text:p>KAVUMVATTAM U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143]=&quot;11 - 12&quot;;&quot;HSS&quot;;IF([.E143]=&quot;8 - 12&quot;;&quot;HS, HSS&quot;;IF([.E143]=&quot;8 - 10&quot;;&quot;HS&quot;;IF([.E143]=&quot;1 - 4&quot;;&quot;LP&quot;;IF([.E143]=&quot;5 -7&quot;;&quot;UP&quot;;IF([.E143]=&quot;1 - 5&quot;;&quot;LP, UP&quot;;IF([.E143]=&quot;5 - 10&quot;;&quot;UP, HS&quot;;IF([.E143]=&quot;1 - 7&quot;;&quot;LP, UP&quot;;IF([.E143]=&quot;1 -10&quot;;&quot;LP, UP, HS&quot;;IF([.E143]=&quot;1 - 12&quot;;&quot;LP, UP, HS, HSS&quot;;IF([.E143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oyilandi</text:p>
          </table:table-cell>
          <table:table-cell table:number-columns-repeated="1016"/>
        </table:table-row>
        <table:table-row table:style-name="ro2">
          <table:table-cell table:style-name="ce17" office:value-type="float" office:value="143" calcext:value-type="float">
            <text:p>143</text:p>
          </table:table-cell>
          <table:table-cell table:style-name="ce17" office:value-type="float" office:value="16355" calcext:value-type="float">
            <text:p>16355</text:p>
          </table:table-cell>
          <table:table-cell table:style-name="ce17" office:value-type="string" calcext:value-type="string">
            <text:p>K.K.KIDAVE MEMORIAL UPS.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144]=&quot;11 - 12&quot;;&quot;HSS&quot;;IF([.E144]=&quot;8 - 12&quot;;&quot;HS, HSS&quot;;IF([.E144]=&quot;8 - 10&quot;;&quot;HS&quot;;IF([.E144]=&quot;1 - 4&quot;;&quot;LP&quot;;IF([.E144]=&quot;5 -7&quot;;&quot;UP&quot;;IF([.E144]=&quot;1 - 5&quot;;&quot;LP, UP&quot;;IF([.E144]=&quot;5 - 10&quot;;&quot;UP, HS&quot;;IF([.E144]=&quot;1 - 7&quot;;&quot;LP, UP&quot;;IF([.E144]=&quot;1 -10&quot;;&quot;LP, UP, HS&quot;;IF([.E144]=&quot;1 - 12&quot;;&quot;LP, UP, HS, HSS&quot;;IF([.E144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oyilandi</text:p>
          </table:table-cell>
          <table:table-cell table:number-columns-repeated="1016"/>
        </table:table-row>
        <table:table-row table:style-name="ro2">
          <table:table-cell table:style-name="ce17" office:value-type="float" office:value="144" calcext:value-type="float">
            <text:p>144</text:p>
          </table:table-cell>
          <table:table-cell table:style-name="ce17" office:value-type="float" office:value="16356" calcext:value-type="float">
            <text:p>16356</text:p>
          </table:table-cell>
          <table:table-cell table:style-name="ce17" office:value-type="string" calcext:value-type="string">
            <text:p>EDAKKARA KOLAKKAD U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145]=&quot;11 - 12&quot;;&quot;HSS&quot;;IF([.E145]=&quot;8 - 12&quot;;&quot;HS, HSS&quot;;IF([.E145]=&quot;8 - 10&quot;;&quot;HS&quot;;IF([.E145]=&quot;1 - 4&quot;;&quot;LP&quot;;IF([.E145]=&quot;5 -7&quot;;&quot;UP&quot;;IF([.E145]=&quot;1 - 5&quot;;&quot;LP, UP&quot;;IF([.E145]=&quot;5 - 10&quot;;&quot;UP, HS&quot;;IF([.E145]=&quot;1 - 7&quot;;&quot;LP, UP&quot;;IF([.E145]=&quot;1 -10&quot;;&quot;LP, UP, HS&quot;;IF([.E145]=&quot;1 - 12&quot;;&quot;LP, UP, HS, HSS&quot;;IF([.E145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oyilandi</text:p>
          </table:table-cell>
          <table:table-cell table:number-columns-repeated="1016"/>
        </table:table-row>
        <table:table-row table:style-name="ro2">
          <table:table-cell table:style-name="ce17" office:value-type="float" office:value="145" calcext:value-type="float">
            <text:p>145</text:p>
          </table:table-cell>
          <table:table-cell table:style-name="ce17" office:value-type="float" office:value="16357" calcext:value-type="float">
            <text:p>16357</text:p>
          </table:table-cell>
          <table:table-cell table:style-name="ce17" office:value-type="string" calcext:value-type="string">
            <text:p>MODAKKALLUR UPS.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146]=&quot;11 - 12&quot;;&quot;HSS&quot;;IF([.E146]=&quot;8 - 12&quot;;&quot;HS, HSS&quot;;IF([.E146]=&quot;8 - 10&quot;;&quot;HS&quot;;IF([.E146]=&quot;1 - 4&quot;;&quot;LP&quot;;IF([.E146]=&quot;5 -7&quot;;&quot;UP&quot;;IF([.E146]=&quot;1 - 5&quot;;&quot;LP, UP&quot;;IF([.E146]=&quot;5 - 10&quot;;&quot;UP, HS&quot;;IF([.E146]=&quot;1 - 7&quot;;&quot;LP, UP&quot;;IF([.E146]=&quot;1 -10&quot;;&quot;LP, UP, HS&quot;;IF([.E146]=&quot;1 - 12&quot;;&quot;LP, UP, HS, HSS&quot;;IF([.E146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oyilandi</text:p>
          </table:table-cell>
          <table:table-cell table:number-columns-repeated="1016"/>
        </table:table-row>
        <table:table-row table:style-name="ro2">
          <table:table-cell table:style-name="ce17" office:value-type="float" office:value="146" calcext:value-type="float">
            <text:p>146</text:p>
          </table:table-cell>
          <table:table-cell table:style-name="ce17" office:value-type="float" office:value="16358" calcext:value-type="float">
            <text:p>16358</text:p>
          </table:table-cell>
          <table:table-cell table:style-name="ce17" office:value-type="string" calcext:value-type="string">
            <text:p>B E M U P School Koyilandy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147]=&quot;11 - 12&quot;;&quot;HSS&quot;;IF([.E147]=&quot;8 - 12&quot;;&quot;HS, HSS&quot;;IF([.E147]=&quot;8 - 10&quot;;&quot;HS&quot;;IF([.E147]=&quot;1 - 4&quot;;&quot;LP&quot;;IF([.E147]=&quot;5 -7&quot;;&quot;UP&quot;;IF([.E147]=&quot;1 - 5&quot;;&quot;LP, UP&quot;;IF([.E147]=&quot;5 - 10&quot;;&quot;UP, HS&quot;;IF([.E147]=&quot;1 - 7&quot;;&quot;LP, UP&quot;;IF([.E147]=&quot;1 -10&quot;;&quot;LP, UP, HS&quot;;IF([.E147]=&quot;1 - 12&quot;;&quot;LP, UP, HS, HSS&quot;;IF([.E147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oyilandi</text:p>
          </table:table-cell>
          <table:table-cell table:number-columns-repeated="1016"/>
        </table:table-row>
        <table:table-row table:style-name="ro2">
          <table:table-cell table:style-name="ce17" office:value-type="float" office:value="147" calcext:value-type="float">
            <text:p>147</text:p>
          </table:table-cell>
          <table:table-cell table:style-name="ce17" office:value-type="float" office:value="16359" calcext:value-type="float">
            <text:p>16359</text:p>
          </table:table-cell>
          <table:table-cell table:style-name="ce17" office:value-type="string" calcext:value-type="string">
            <text:p>POILKAVE UPS.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148]=&quot;11 - 12&quot;;&quot;HSS&quot;;IF([.E148]=&quot;8 - 12&quot;;&quot;HS, HSS&quot;;IF([.E148]=&quot;8 - 10&quot;;&quot;HS&quot;;IF([.E148]=&quot;1 - 4&quot;;&quot;LP&quot;;IF([.E148]=&quot;5 -7&quot;;&quot;UP&quot;;IF([.E148]=&quot;1 - 5&quot;;&quot;LP, UP&quot;;IF([.E148]=&quot;5 - 10&quot;;&quot;UP, HS&quot;;IF([.E148]=&quot;1 - 7&quot;;&quot;LP, UP&quot;;IF([.E148]=&quot;1 -10&quot;;&quot;LP, UP, HS&quot;;IF([.E148]=&quot;1 - 12&quot;;&quot;LP, UP, HS, HSS&quot;;IF([.E148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oyilandi</text:p>
          </table:table-cell>
          <table:table-cell table:number-columns-repeated="1016"/>
        </table:table-row>
        <table:table-row table:style-name="ro2">
          <table:table-cell table:style-name="ce17" office:value-type="float" office:value="148" calcext:value-type="float">
            <text:p>148</text:p>
          </table:table-cell>
          <table:table-cell table:style-name="ce17" office:value-type="float" office:value="16360" calcext:value-type="float">
            <text:p>16360</text:p>
          </table:table-cell>
          <table:table-cell table:style-name="ce17" office:value-type="string" calcext:value-type="string">
            <text:p>PULIYANCHERY U P 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149]=&quot;11 - 12&quot;;&quot;HSS&quot;;IF([.E149]=&quot;8 - 12&quot;;&quot;HS, HSS&quot;;IF([.E149]=&quot;8 - 10&quot;;&quot;HS&quot;;IF([.E149]=&quot;1 - 4&quot;;&quot;LP&quot;;IF([.E149]=&quot;5 -7&quot;;&quot;UP&quot;;IF([.E149]=&quot;1 - 5&quot;;&quot;LP, UP&quot;;IF([.E149]=&quot;5 - 10&quot;;&quot;UP, HS&quot;;IF([.E149]=&quot;1 - 7&quot;;&quot;LP, UP&quot;;IF([.E149]=&quot;1 -10&quot;;&quot;LP, UP, HS&quot;;IF([.E149]=&quot;1 - 12&quot;;&quot;LP, UP, HS, HSS&quot;;IF([.E149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oyilandi</text:p>
          </table:table-cell>
          <table:table-cell table:number-columns-repeated="1016"/>
        </table:table-row>
        <table:table-row table:style-name="ro2">
          <table:table-cell table:style-name="ce17" office:value-type="float" office:value="149" calcext:value-type="float">
            <text:p>149</text:p>
          </table:table-cell>
          <table:table-cell table:style-name="ce17" office:value-type="float" office:value="16361" calcext:value-type="float">
            <text:p>16361</text:p>
          </table:table-cell>
          <table:table-cell table:style-name="ce17" office:value-type="string" calcext:value-type="string">
            <text:p>THIRUVANGOOR U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150]=&quot;11 - 12&quot;;&quot;HSS&quot;;IF([.E150]=&quot;8 - 12&quot;;&quot;HS, HSS&quot;;IF([.E150]=&quot;8 - 10&quot;;&quot;HS&quot;;IF([.E150]=&quot;1 - 4&quot;;&quot;LP&quot;;IF([.E150]=&quot;5 -7&quot;;&quot;UP&quot;;IF([.E150]=&quot;1 - 5&quot;;&quot;LP, UP&quot;;IF([.E150]=&quot;5 - 10&quot;;&quot;UP, HS&quot;;IF([.E150]=&quot;1 - 7&quot;;&quot;LP, UP&quot;;IF([.E150]=&quot;1 -10&quot;;&quot;LP, UP, HS&quot;;IF([.E150]=&quot;1 - 12&quot;;&quot;LP, UP, HS, HSS&quot;;IF([.E150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oyilandi</text:p>
          </table:table-cell>
          <table:table-cell table:number-columns-repeated="1016"/>
        </table:table-row>
        <table:table-row table:style-name="ro2"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16362" calcext:value-type="float">
            <text:p>16362</text:p>
          </table:table-cell>
          <table:table-cell table:style-name="ce17" office:value-type="string" calcext:value-type="string">
            <text:p>URALLOOR MU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151]=&quot;11 - 12&quot;;&quot;HSS&quot;;IF([.E151]=&quot;8 - 12&quot;;&quot;HS, HSS&quot;;IF([.E151]=&quot;8 - 10&quot;;&quot;HS&quot;;IF([.E151]=&quot;1 - 4&quot;;&quot;LP&quot;;IF([.E151]=&quot;5 -7&quot;;&quot;UP&quot;;IF([.E151]=&quot;1 - 5&quot;;&quot;LP, UP&quot;;IF([.E151]=&quot;5 - 10&quot;;&quot;UP, HS&quot;;IF([.E151]=&quot;1 - 7&quot;;&quot;LP, UP&quot;;IF([.E151]=&quot;1 -10&quot;;&quot;LP, UP, HS&quot;;IF([.E151]=&quot;1 - 12&quot;;&quot;LP, UP, HS, HSS&quot;;IF([.E151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oyilandi</text:p>
          </table:table-cell>
          <table:table-cell table:number-columns-repeated="1016"/>
        </table:table-row>
        <table:table-row table:style-name="ro2">
          <table:table-cell table:style-name="ce17" office:value-type="float" office:value="151" calcext:value-type="float">
            <text:p>151</text:p>
          </table:table-cell>
          <table:table-cell table:style-name="ce17" office:value-type="float" office:value="16363" calcext:value-type="float">
            <text:p>16363</text:p>
          </table:table-cell>
          <table:table-cell table:style-name="ce17" office:value-type="string" calcext:value-type="string">
            <text:p>VENGALAM U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152]=&quot;11 - 12&quot;;&quot;HSS&quot;;IF([.E152]=&quot;8 - 12&quot;;&quot;HS, HSS&quot;;IF([.E152]=&quot;8 - 10&quot;;&quot;HS&quot;;IF([.E152]=&quot;1 - 4&quot;;&quot;LP&quot;;IF([.E152]=&quot;5 -7&quot;;&quot;UP&quot;;IF([.E152]=&quot;1 - 5&quot;;&quot;LP, UP&quot;;IF([.E152]=&quot;5 - 10&quot;;&quot;UP, HS&quot;;IF([.E152]=&quot;1 - 7&quot;;&quot;LP, UP&quot;;IF([.E152]=&quot;1 -10&quot;;&quot;LP, UP, HS&quot;;IF([.E152]=&quot;1 - 12&quot;;&quot;LP, UP, HS, HSS&quot;;IF([.E152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oyilandi</text:p>
          </table:table-cell>
          <table:table-cell table:number-columns-repeated="1016"/>
        </table:table-row>
        <table:table-row table:style-name="ro2">
          <table:table-cell table:style-name="ce17" office:value-type="float" office:value="152" calcext:value-type="float">
            <text:p>152</text:p>
          </table:table-cell>
          <table:table-cell table:style-name="ce17" office:value-type="float" office:value="16365" calcext:value-type="float">
            <text:p>16365</text:p>
          </table:table-cell>
          <table:table-cell table:style-name="ce17" office:value-type="string" calcext:value-type="string">
            <text:p>KARAYAD U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5 -7</text:p>
          </table:table-cell>
          <table:table-cell table:style-name="ce17" table:formula="of:=IF([.E153]=&quot;11 - 12&quot;;&quot;HSS&quot;;IF([.E153]=&quot;8 - 12&quot;;&quot;HS, HSS&quot;;IF([.E153]=&quot;8 - 10&quot;;&quot;HS&quot;;IF([.E153]=&quot;1 - 4&quot;;&quot;LP&quot;;IF([.E153]=&quot;5 -7&quot;;&quot;UP&quot;;IF([.E153]=&quot;1 - 5&quot;;&quot;LP, UP&quot;;IF([.E153]=&quot;5 - 10&quot;;&quot;UP, HS&quot;;IF([.E153]=&quot;1 - 7&quot;;&quot;LP, UP&quot;;IF([.E153]=&quot;1 -10&quot;;&quot;LP, UP, HS&quot;;IF([.E153]=&quot;1 - 12&quot;;&quot;LP, UP, HS, HSS&quot;;IF([.E153]=&quot;5 - 12&quot;;&quot;UP, HS, HSS&quot;;&quot;&quot;)))))))))))" office:value-type="string" office:string-value="UP" calcext:value-type="string">
            <text:p>UP</text:p>
          </table:table-cell>
          <table:table-cell office:value-type="string" calcext:value-type="string">
            <text:p>Koyilandi</text:p>
          </table:table-cell>
          <table:table-cell table:number-columns-repeated="1016"/>
        </table:table-row>
        <table:table-row table:style-name="ro2">
          <table:table-cell table:style-name="ce17" office:value-type="float" office:value="153" calcext:value-type="float">
            <text:p>153</text:p>
          </table:table-cell>
          <table:table-cell table:style-name="ce17" office:value-type="float" office:value="16053" calcext:value-type="float">
            <text:p>16053</text:p>
          </table:table-cell>
          <table:table-cell table:style-name="ce17" office:value-type="string" calcext:value-type="string">
            <text:p>ILAHIYA HSS KAPPAD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1 - 12</text:p>
          </table:table-cell>
          <table:table-cell table:style-name="ce17" table:formula="of:=IF([.E154]=&quot;11 - 12&quot;;&quot;HSS&quot;;IF([.E154]=&quot;8 - 12&quot;;&quot;HS, HSS&quot;;IF([.E154]=&quot;8 - 10&quot;;&quot;HS&quot;;IF([.E154]=&quot;1 - 4&quot;;&quot;LP&quot;;IF([.E154]=&quot;5 -7&quot;;&quot;UP&quot;;IF([.E154]=&quot;1 - 5&quot;;&quot;LP, UP&quot;;IF([.E154]=&quot;5 - 10&quot;;&quot;UP, HS&quot;;IF([.E154]=&quot;1 - 7&quot;;&quot;LP, UP&quot;;IF([.E154]=&quot;1 -10&quot;;&quot;LP, UP, HS&quot;;IF([.E154]=&quot;1 - 12&quot;;&quot;LP, UP, HS, HSS&quot;;IF([.E154]=&quot;5 - 12&quot;;&quot;UP, HS, HSS&quot;;&quot;&quot;)))))))))))" office:value-type="string" office:string-value="LP, UP, HS, HSS" calcext:value-type="string">
            <text:p>LP, UP, HS, HSS</text:p>
          </table:table-cell>
          <table:table-cell office:value-type="string" calcext:value-type="string">
            <text:p>Koyilandi</text:p>
          </table:table-cell>
          <table:table-cell table:number-columns-repeated="1016"/>
        </table:table-row>
        <table:table-row table:style-name="ro2">
          <table:table-cell table:style-name="ce17" office:value-type="float" office:value="154" calcext:value-type="float">
            <text:p>154</text:p>
          </table:table-cell>
          <table:table-cell table:style-name="ce17" office:value-type="float" office:value="16081" calcext:value-type="float">
            <text:p>16081</text:p>
          </table:table-cell>
          <table:table-cell table:style-name="ce17" office:value-type="string" calcext:value-type="string">
            <text:p>I C S SECONDARY SCHOOLKOYILANDY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1 -10</text:p>
          </table:table-cell>
          <table:table-cell table:style-name="ce17" table:formula="of:=IF([.E155]=&quot;11 - 12&quot;;&quot;HSS&quot;;IF([.E155]=&quot;8 - 12&quot;;&quot;HS, HSS&quot;;IF([.E155]=&quot;8 - 10&quot;;&quot;HS&quot;;IF([.E155]=&quot;1 - 4&quot;;&quot;LP&quot;;IF([.E155]=&quot;5 -7&quot;;&quot;UP&quot;;IF([.E155]=&quot;1 - 5&quot;;&quot;LP, UP&quot;;IF([.E155]=&quot;5 - 10&quot;;&quot;UP, HS&quot;;IF([.E155]=&quot;1 - 7&quot;;&quot;LP, UP&quot;;IF([.E155]=&quot;1 -10&quot;;&quot;LP, UP, HS&quot;;IF([.E155]=&quot;1 - 12&quot;;&quot;LP, UP, HS, HSS&quot;;IF([.E155]=&quot;5 - 12&quot;;&quot;UP, HS, HSS&quot;;&quot;&quot;)))))))))))" office:value-type="string" office:string-value="LP, UP, HS" calcext:value-type="string">
            <text:p>LP, UP, HS</text:p>
          </table:table-cell>
          <table:table-cell office:value-type="string" calcext:value-type="string">
            <text:p>Koyilandi</text:p>
          </table:table-cell>
          <table:table-cell table:number-columns-repeated="1016"/>
        </table:table-row>
        <table:table-row table:style-name="ro2">
          <table:table-cell table:style-name="ce17" office:value-type="float" office:value="155" calcext:value-type="float">
            <text:p>155</text:p>
          </table:table-cell>
          <table:table-cell table:style-name="ce17" office:value-type="float" office:value="16367" calcext:value-type="float">
            <text:p>16367</text:p>
          </table:table-cell>
          <table:table-cell table:style-name="ce17" office:value-type="string" calcext:value-type="string">
            <text:p>ILAHIYA ENGLISH SCHOOL, ATHOLI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156]=&quot;11 - 12&quot;;&quot;HSS&quot;;IF([.E156]=&quot;8 - 12&quot;;&quot;HS, HSS&quot;;IF([.E156]=&quot;8 - 10&quot;;&quot;HS&quot;;IF([.E156]=&quot;1 - 4&quot;;&quot;LP&quot;;IF([.E156]=&quot;5 -7&quot;;&quot;UP&quot;;IF([.E156]=&quot;1 - 5&quot;;&quot;LP, UP&quot;;IF([.E156]=&quot;5 - 10&quot;;&quot;UP, HS&quot;;IF([.E156]=&quot;1 - 7&quot;;&quot;LP, UP&quot;;IF([.E156]=&quot;1 -10&quot;;&quot;LP, UP, HS&quot;;IF([.E156]=&quot;1 - 12&quot;;&quot;LP, UP, HS, HSS&quot;;IF([.E156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oyilandi</text:p>
          </table:table-cell>
          <table:table-cell table:number-columns-repeated="1016"/>
        </table:table-row>
        <table:table-row table:style-name="ro2">
          <table:table-cell table:style-name="ce17" office:value-type="float" office:value="156" calcext:value-type="float">
            <text:p>156</text:p>
          </table:table-cell>
          <table:table-cell table:style-name="ce17" office:value-type="float" office:value="16368" calcext:value-type="float">
            <text:p>16368</text:p>
          </table:table-cell>
          <table:table-cell table:style-name="ce17" office:value-type="string" calcext:value-type="string">
            <text:p>ILAHIYA ENGLISH MEDIUM SCHOOL,KOYILANDY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57]=&quot;11 - 12&quot;;&quot;HSS&quot;;IF([.E157]=&quot;8 - 12&quot;;&quot;HS, HSS&quot;;IF([.E157]=&quot;8 - 10&quot;;&quot;HS&quot;;IF([.E157]=&quot;1 - 4&quot;;&quot;LP&quot;;IF([.E157]=&quot;5 -7&quot;;&quot;UP&quot;;IF([.E157]=&quot;1 - 5&quot;;&quot;LP, UP&quot;;IF([.E157]=&quot;5 - 10&quot;;&quot;UP, HS&quot;;IF([.E157]=&quot;1 - 7&quot;;&quot;LP, UP&quot;;IF([.E157]=&quot;1 -10&quot;;&quot;LP, UP, HS&quot;;IF([.E157]=&quot;1 - 12&quot;;&quot;LP, UP, HS, HSS&quot;;IF([.E157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yilandi</text:p>
          </table:table-cell>
          <table:table-cell table:number-columns-repeated="1016"/>
        </table:table-row>
        <table:table-row table:style-name="ro2">
          <table:table-cell table:style-name="ce17" office:value-type="float" office:value="157" calcext:value-type="float">
            <text:p>157</text:p>
          </table:table-cell>
          <table:table-cell table:style-name="ce17" office:value-type="float" office:value="16369" calcext:value-type="float">
            <text:p>16369</text:p>
          </table:table-cell>
          <table:table-cell table:style-name="ce17" office:value-type="string" calcext:value-type="string">
            <text:p>MSS PUBLIC SCHOOL, VENGALAM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158]=&quot;11 - 12&quot;;&quot;HSS&quot;;IF([.E158]=&quot;8 - 12&quot;;&quot;HS, HSS&quot;;IF([.E158]=&quot;8 - 10&quot;;&quot;HS&quot;;IF([.E158]=&quot;1 - 4&quot;;&quot;LP&quot;;IF([.E158]=&quot;5 -7&quot;;&quot;UP&quot;;IF([.E158]=&quot;1 - 5&quot;;&quot;LP, UP&quot;;IF([.E158]=&quot;5 - 10&quot;;&quot;UP, HS&quot;;IF([.E158]=&quot;1 - 7&quot;;&quot;LP, UP&quot;;IF([.E158]=&quot;1 -10&quot;;&quot;LP, UP, HS&quot;;IF([.E158]=&quot;1 - 12&quot;;&quot;LP, UP, HS, HSS&quot;;IF([.E158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oyilandi</text:p>
          </table:table-cell>
          <table:table-cell table:number-columns-repeated="1016"/>
        </table:table-row>
        <table:table-row table:style-name="ro2">
          <table:table-cell table:style-name="ce17" office:value-type="float" office:value="158" calcext:value-type="float">
            <text:p>158</text:p>
          </table:table-cell>
          <table:table-cell table:style-name="ce17" office:value-type="float" office:value="16370" calcext:value-type="float">
            <text:p>16370</text:p>
          </table:table-cell>
          <table:table-cell table:style-name="ce17" office:value-type="string" calcext:value-type="string">
            <text:p>Sreeramananda School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59]=&quot;11 - 12&quot;;&quot;HSS&quot;;IF([.E159]=&quot;8 - 12&quot;;&quot;HS, HSS&quot;;IF([.E159]=&quot;8 - 10&quot;;&quot;HS&quot;;IF([.E159]=&quot;1 - 4&quot;;&quot;LP&quot;;IF([.E159]=&quot;5 -7&quot;;&quot;UP&quot;;IF([.E159]=&quot;1 - 5&quot;;&quot;LP, UP&quot;;IF([.E159]=&quot;5 - 10&quot;;&quot;UP, HS&quot;;IF([.E159]=&quot;1 - 7&quot;;&quot;LP, UP&quot;;IF([.E159]=&quot;1 -10&quot;;&quot;LP, UP, HS&quot;;IF([.E159]=&quot;1 - 12&quot;;&quot;LP, UP, HS, HSS&quot;;IF([.E159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yilandi</text:p>
          </table:table-cell>
          <table:table-cell table:number-columns-repeated="1016"/>
        </table:table-row>
        <table:table-row table:style-name="ro2">
          <table:table-cell table:style-name="ce17" office:value-type="float" office:value="159" calcext:value-type="float">
            <text:p>159</text:p>
          </table:table-cell>
          <table:table-cell table:style-name="ce17" office:value-type="float" office:value="16375" calcext:value-type="float">
            <text:p>16375</text:p>
          </table:table-cell>
          <table:table-cell table:style-name="ce17" office:value-type="string" calcext:value-type="string">
            <text:p>Nest Special School Koyilandy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1 -10</text:p>
          </table:table-cell>
          <table:table-cell table:style-name="ce17" table:formula="of:=IF([.E160]=&quot;11 - 12&quot;;&quot;HSS&quot;;IF([.E160]=&quot;8 - 12&quot;;&quot;HS, HSS&quot;;IF([.E160]=&quot;8 - 10&quot;;&quot;HS&quot;;IF([.E160]=&quot;1 - 4&quot;;&quot;LP&quot;;IF([.E160]=&quot;5 -7&quot;;&quot;UP&quot;;IF([.E160]=&quot;1 - 5&quot;;&quot;LP, UP&quot;;IF([.E160]=&quot;5 - 10&quot;;&quot;UP, HS&quot;;IF([.E160]=&quot;1 - 7&quot;;&quot;LP, UP&quot;;IF([.E160]=&quot;1 -10&quot;;&quot;LP, UP, HS&quot;;IF([.E160]=&quot;1 - 12&quot;;&quot;LP, UP, HS, HSS&quot;;IF([.E160]=&quot;5 - 12&quot;;&quot;UP, HS, HSS&quot;;&quot;&quot;)))))))))))" office:value-type="string" office:string-value="LP, UP, HS" calcext:value-type="string">
            <text:p>LP, UP, HS</text:p>
          </table:table-cell>
          <table:table-cell office:value-type="string" calcext:value-type="string">
            <text:p>Koyilandi</text:p>
          </table:table-cell>
          <table:table-cell table:number-columns-repeated="1016"/>
        </table:table-row>
        <table:table-row table:style-name="ro2">
          <table:table-cell table:style-name="ce17" office:value-type="float" office:value="160" calcext:value-type="float">
            <text:p>160</text:p>
          </table:table-cell>
          <table:table-cell table:style-name="ce17" office:value-type="float" office:value="10303" calcext:value-type="float">
            <text:p>10303</text:p>
          </table:table-cell>
          <table:table-cell table:style-name="ce17" office:value-type="string" calcext:value-type="string">
            <text:p>Dr. B R Ambedkar Govt.Model Residential School ,Girls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5 - 10</text:p>
          </table:table-cell>
          <table:table-cell table:style-name="ce17" table:formula="of:=IF([.E161]=&quot;11 - 12&quot;;&quot;HSS&quot;;IF([.E161]=&quot;8 - 12&quot;;&quot;HS, HSS&quot;;IF([.E161]=&quot;8 - 10&quot;;&quot;HS&quot;;IF([.E161]=&quot;1 - 4&quot;;&quot;LP&quot;;IF([.E161]=&quot;5 -7&quot;;&quot;UP&quot;;IF([.E161]=&quot;1 - 5&quot;;&quot;LP, UP&quot;;IF([.E161]=&quot;5 - 10&quot;;&quot;UP, HS&quot;;IF([.E161]=&quot;1 - 7&quot;;&quot;LP, UP&quot;;IF([.E161]=&quot;1 -10&quot;;&quot;LP, UP, HS&quot;;IF([.E161]=&quot;1 - 12&quot;;&quot;LP, UP, HS, HSS&quot;;IF([.E161]=&quot;5 - 12&quot;;&quot;UP, HS, HSS&quot;;&quot;&quot;)))))))))))" office:value-type="string" office:string-value="UP, HS" calcext:value-type="string">
            <text:p>UP, HS</text:p>
          </table:table-cell>
          <table:table-cell office:value-type="string" calcext:value-type="string">
            <text:p>Kunnummal</text:p>
          </table:table-cell>
          <table:table-cell table:number-columns-repeated="1016"/>
        </table:table-row>
        <table:table-row table:style-name="ro2">
          <table:table-cell table:style-name="ce17" office:value-type="float" office:value="161" calcext:value-type="float">
            <text:p>161</text:p>
          </table:table-cell>
          <table:table-cell table:style-name="ce17" office:value-type="float" office:value="16068" calcext:value-type="float">
            <text:p>16068</text:p>
          </table:table-cell>
          <table:table-cell table:style-name="ce17" office:value-type="string" calcext:value-type="string">
            <text:p>GHSS KUTTYADI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8 - 12</text:p>
          </table:table-cell>
          <table:table-cell table:style-name="ce17" table:formula="of:=IF([.E162]=&quot;11 - 12&quot;;&quot;HSS&quot;;IF([.E162]=&quot;8 - 12&quot;;&quot;HS, HSS&quot;;IF([.E162]=&quot;8 - 10&quot;;&quot;HS&quot;;IF([.E162]=&quot;1 - 4&quot;;&quot;LP&quot;;IF([.E162]=&quot;5 -7&quot;;&quot;UP&quot;;IF([.E162]=&quot;1 - 5&quot;;&quot;LP, UP&quot;;IF([.E162]=&quot;5 - 10&quot;;&quot;UP, HS&quot;;IF([.E162]=&quot;1 - 7&quot;;&quot;LP, UP&quot;;IF([.E162]=&quot;1 -10&quot;;&quot;LP, UP, HS&quot;;IF([.E162]=&quot;1 - 12&quot;;&quot;LP, UP, HS, HSS&quot;;IF([.E162]=&quot;5 - 12&quot;;&quot;UP, HS, HSS&quot;;&quot;&quot;)))))))))))" office:value-type="string" office:string-value="HS, HSS" calcext:value-type="string">
            <text:p>HS, HSS</text:p>
          </table:table-cell>
          <table:table-cell office:value-type="string" calcext:value-type="string">
            <text:p>Kunnummal</text:p>
          </table:table-cell>
          <table:table-cell table:number-columns-repeated="1016"/>
        </table:table-row>
        <table:table-row table:style-name="ro2">
          <table:table-cell table:style-name="ce17" office:value-type="float" office:value="162" calcext:value-type="float">
            <text:p>162</text:p>
          </table:table-cell>
          <table:table-cell table:style-name="ce17" office:value-type="float" office:value="16083" calcext:value-type="float">
            <text:p>16083</text:p>
          </table:table-cell>
          <table:table-cell table:style-name="ce17" office:value-type="string" calcext:value-type="string">
            <text:p>G H S KAVILAMPARA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10</text:p>
          </table:table-cell>
          <table:table-cell table:style-name="ce17" table:formula="of:=IF([.E163]=&quot;11 - 12&quot;;&quot;HSS&quot;;IF([.E163]=&quot;8 - 12&quot;;&quot;HS, HSS&quot;;IF([.E163]=&quot;8 - 10&quot;;&quot;HS&quot;;IF([.E163]=&quot;1 - 4&quot;;&quot;LP&quot;;IF([.E163]=&quot;5 -7&quot;;&quot;UP&quot;;IF([.E163]=&quot;1 - 5&quot;;&quot;LP, UP&quot;;IF([.E163]=&quot;5 - 10&quot;;&quot;UP, HS&quot;;IF([.E163]=&quot;1 - 7&quot;;&quot;LP, UP&quot;;IF([.E163]=&quot;1 -10&quot;;&quot;LP, UP, HS&quot;;IF([.E163]=&quot;1 - 12&quot;;&quot;LP, UP, HS, HSS&quot;;IF([.E163]=&quot;5 - 12&quot;;&quot;UP, HS, HSS&quot;;&quot;&quot;)))))))))))" office:value-type="string" office:string-value="LP, UP, HS" calcext:value-type="string">
            <text:p>LP, UP, HS</text:p>
          </table:table-cell>
          <table:table-cell office:value-type="string" calcext:value-type="string">
            <text:p>Kunnummal</text:p>
          </table:table-cell>
          <table:table-cell table:number-columns-repeated="1016"/>
        </table:table-row>
        <table:table-row table:style-name="ro2">
          <table:table-cell table:style-name="ce17" office:value-type="float" office:value="163" calcext:value-type="float">
            <text:p>163</text:p>
          </table:table-cell>
          <table:table-cell table:style-name="ce17" office:value-type="float" office:value="16405" calcext:value-type="float">
            <text:p>16405</text:p>
          </table:table-cell>
          <table:table-cell table:style-name="ce17" office:value-type="string" calcext:value-type="string">
            <text:p>GLPS KARANDOT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64]=&quot;11 - 12&quot;;&quot;HSS&quot;;IF([.E164]=&quot;8 - 12&quot;;&quot;HS, HSS&quot;;IF([.E164]=&quot;8 - 10&quot;;&quot;HS&quot;;IF([.E164]=&quot;1 - 4&quot;;&quot;LP&quot;;IF([.E164]=&quot;5 -7&quot;;&quot;UP&quot;;IF([.E164]=&quot;1 - 5&quot;;&quot;LP, UP&quot;;IF([.E164]=&quot;5 - 10&quot;;&quot;UP, HS&quot;;IF([.E164]=&quot;1 - 7&quot;;&quot;LP, UP&quot;;IF([.E164]=&quot;1 -10&quot;;&quot;LP, UP, HS&quot;;IF([.E164]=&quot;1 - 12&quot;;&quot;LP, UP, HS, HSS&quot;;IF([.E164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unnummal</text:p>
          </table:table-cell>
          <table:table-cell table:number-columns-repeated="1016"/>
        </table:table-row>
        <table:table-row table:style-name="ro2">
          <table:table-cell table:style-name="ce17" office:value-type="float" office:value="164" calcext:value-type="float">
            <text:p>164</text:p>
          </table:table-cell>
          <table:table-cell table:style-name="ce17" office:value-type="float" office:value="16407" calcext:value-type="float">
            <text:p>16407</text:p>
          </table:table-cell>
          <table:table-cell table:style-name="ce17" office:value-type="string" calcext:value-type="string">
            <text:p>GLPS CHEEKKONNUMMAL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65]=&quot;11 - 12&quot;;&quot;HSS&quot;;IF([.E165]=&quot;8 - 12&quot;;&quot;HS, HSS&quot;;IF([.E165]=&quot;8 - 10&quot;;&quot;HS&quot;;IF([.E165]=&quot;1 - 4&quot;;&quot;LP&quot;;IF([.E165]=&quot;5 -7&quot;;&quot;UP&quot;;IF([.E165]=&quot;1 - 5&quot;;&quot;LP, UP&quot;;IF([.E165]=&quot;5 - 10&quot;;&quot;UP, HS&quot;;IF([.E165]=&quot;1 - 7&quot;;&quot;LP, UP&quot;;IF([.E165]=&quot;1 -10&quot;;&quot;LP, UP, HS&quot;;IF([.E165]=&quot;1 - 12&quot;;&quot;LP, UP, HS, HSS&quot;;IF([.E165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unnummal</text:p>
          </table:table-cell>
          <table:table-cell table:number-columns-repeated="1016"/>
        </table:table-row>
        <table:table-row table:style-name="ro2">
          <table:table-cell table:style-name="ce17" office:value-type="float" office:value="165" calcext:value-type="float">
            <text:p>165</text:p>
          </table:table-cell>
          <table:table-cell table:style-name="ce17" office:value-type="float" office:value="16409" calcext:value-type="float">
            <text:p>16409</text:p>
          </table:table-cell>
          <table:table-cell table:style-name="ce17" office:value-type="string" calcext:value-type="string">
            <text:p>GLPS THINOOR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66]=&quot;11 - 12&quot;;&quot;HSS&quot;;IF([.E166]=&quot;8 - 12&quot;;&quot;HS, HSS&quot;;IF([.E166]=&quot;8 - 10&quot;;&quot;HS&quot;;IF([.E166]=&quot;1 - 4&quot;;&quot;LP&quot;;IF([.E166]=&quot;5 -7&quot;;&quot;UP&quot;;IF([.E166]=&quot;1 - 5&quot;;&quot;LP, UP&quot;;IF([.E166]=&quot;5 - 10&quot;;&quot;UP, HS&quot;;IF([.E166]=&quot;1 - 7&quot;;&quot;LP, UP&quot;;IF([.E166]=&quot;1 -10&quot;;&quot;LP, UP, HS&quot;;IF([.E166]=&quot;1 - 12&quot;;&quot;LP, UP, HS, HSS&quot;;IF([.E166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unnummal</text:p>
          </table:table-cell>
          <table:table-cell table:number-columns-repeated="1016"/>
        </table:table-row>
        <table:table-row table:style-name="ro2">
          <table:table-cell table:style-name="ce17" office:value-type="float" office:value="166" calcext:value-type="float">
            <text:p>166</text:p>
          </table:table-cell>
          <table:table-cell table:style-name="ce17" office:value-type="float" office:value="16412" calcext:value-type="float">
            <text:p>16412</text:p>
          </table:table-cell>
          <table:table-cell table:style-name="ce17" office:value-type="string" calcext:value-type="string">
            <text:p>GLPS KUMBALACHOLA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67]=&quot;11 - 12&quot;;&quot;HSS&quot;;IF([.E167]=&quot;8 - 12&quot;;&quot;HS, HSS&quot;;IF([.E167]=&quot;8 - 10&quot;;&quot;HS&quot;;IF([.E167]=&quot;1 - 4&quot;;&quot;LP&quot;;IF([.E167]=&quot;5 -7&quot;;&quot;UP&quot;;IF([.E167]=&quot;1 - 5&quot;;&quot;LP, UP&quot;;IF([.E167]=&quot;5 - 10&quot;;&quot;UP, HS&quot;;IF([.E167]=&quot;1 - 7&quot;;&quot;LP, UP&quot;;IF([.E167]=&quot;1 -10&quot;;&quot;LP, UP, HS&quot;;IF([.E167]=&quot;1 - 12&quot;;&quot;LP, UP, HS, HSS&quot;;IF([.E167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unnummal</text:p>
          </table:table-cell>
          <table:table-cell table:number-columns-repeated="1016"/>
        </table:table-row>
        <table:table-row table:style-name="ro2">
          <table:table-cell table:style-name="ce17" office:value-type="float" office:value="167" calcext:value-type="float">
            <text:p>167</text:p>
          </table:table-cell>
          <table:table-cell table:style-name="ce17" office:value-type="float" office:value="16413" calcext:value-type="float">
            <text:p>16413</text:p>
          </table:table-cell>
          <table:table-cell table:style-name="ce17" office:value-type="string" calcext:value-type="string">
            <text:p>GSTS THINOOR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68]=&quot;11 - 12&quot;;&quot;HSS&quot;;IF([.E168]=&quot;8 - 12&quot;;&quot;HS, HSS&quot;;IF([.E168]=&quot;8 - 10&quot;;&quot;HS&quot;;IF([.E168]=&quot;1 - 4&quot;;&quot;LP&quot;;IF([.E168]=&quot;5 -7&quot;;&quot;UP&quot;;IF([.E168]=&quot;1 - 5&quot;;&quot;LP, UP&quot;;IF([.E168]=&quot;5 - 10&quot;;&quot;UP, HS&quot;;IF([.E168]=&quot;1 - 7&quot;;&quot;LP, UP&quot;;IF([.E168]=&quot;1 -10&quot;;&quot;LP, UP, HS&quot;;IF([.E168]=&quot;1 - 12&quot;;&quot;LP, UP, HS, HSS&quot;;IF([.E168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unnummal</text:p>
          </table:table-cell>
          <table:table-cell table:number-columns-repeated="1016"/>
        </table:table-row>
        <table:table-row table:style-name="ro2">
          <table:table-cell table:style-name="ce17" office:value-type="float" office:value="168" calcext:value-type="float">
            <text:p>168</text:p>
          </table:table-cell>
          <table:table-cell table:style-name="ce17" office:value-type="float" office:value="16415" calcext:value-type="float">
            <text:p>16415</text:p>
          </table:table-cell>
          <table:table-cell table:style-name="ce17" office:value-type="string" calcext:value-type="string">
            <text:p>GLPS KOODALIL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69]=&quot;11 - 12&quot;;&quot;HSS&quot;;IF([.E169]=&quot;8 - 12&quot;;&quot;HS, HSS&quot;;IF([.E169]=&quot;8 - 10&quot;;&quot;HS&quot;;IF([.E169]=&quot;1 - 4&quot;;&quot;LP&quot;;IF([.E169]=&quot;5 -7&quot;;&quot;UP&quot;;IF([.E169]=&quot;1 - 5&quot;;&quot;LP, UP&quot;;IF([.E169]=&quot;5 - 10&quot;;&quot;UP, HS&quot;;IF([.E169]=&quot;1 - 7&quot;;&quot;LP, UP&quot;;IF([.E169]=&quot;1 -10&quot;;&quot;LP, UP, HS&quot;;IF([.E169]=&quot;1 - 12&quot;;&quot;LP, UP, HS, HSS&quot;;IF([.E169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unnummal</text:p>
          </table:table-cell>
          <table:table-cell table:number-columns-repeated="1016"/>
        </table:table-row>
        <table:table-row table:style-name="ro2">
          <table:table-cell table:style-name="ce17" office:value-type="float" office:value="169" calcext:value-type="float">
            <text:p>169</text:p>
          </table:table-cell>
          <table:table-cell table:style-name="ce17" office:value-type="float" office:value="16420" calcext:value-type="float">
            <text:p>16420</text:p>
          </table:table-cell>
          <table:table-cell table:style-name="ce17" office:value-type="string" calcext:value-type="string">
            <text:p>GLPS MARUTHONKARA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70]=&quot;11 - 12&quot;;&quot;HSS&quot;;IF([.E170]=&quot;8 - 12&quot;;&quot;HS, HSS&quot;;IF([.E170]=&quot;8 - 10&quot;;&quot;HS&quot;;IF([.E170]=&quot;1 - 4&quot;;&quot;LP&quot;;IF([.E170]=&quot;5 -7&quot;;&quot;UP&quot;;IF([.E170]=&quot;1 - 5&quot;;&quot;LP, UP&quot;;IF([.E170]=&quot;5 - 10&quot;;&quot;UP, HS&quot;;IF([.E170]=&quot;1 - 7&quot;;&quot;LP, UP&quot;;IF([.E170]=&quot;1 -10&quot;;&quot;LP, UP, HS&quot;;IF([.E170]=&quot;1 - 12&quot;;&quot;LP, UP, HS, HSS&quot;;IF([.E170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unnummal</text:p>
          </table:table-cell>
          <table:table-cell table:number-columns-repeated="1016"/>
        </table:table-row>
        <table:table-row table:style-name="ro2">
          <table:table-cell table:style-name="ce17" office:value-type="float" office:value="170" calcext:value-type="float">
            <text:p>170</text:p>
          </table:table-cell>
          <table:table-cell table:style-name="ce17" office:value-type="float" office:value="16421" calcext:value-type="float">
            <text:p>16421</text:p>
          </table:table-cell>
          <table:table-cell table:style-name="ce17" office:value-type="string" calcext:value-type="string">
            <text:p>GLPS KOTHODE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71]=&quot;11 - 12&quot;;&quot;HSS&quot;;IF([.E171]=&quot;8 - 12&quot;;&quot;HS, HSS&quot;;IF([.E171]=&quot;8 - 10&quot;;&quot;HS&quot;;IF([.E171]=&quot;1 - 4&quot;;&quot;LP&quot;;IF([.E171]=&quot;5 -7&quot;;&quot;UP&quot;;IF([.E171]=&quot;1 - 5&quot;;&quot;LP, UP&quot;;IF([.E171]=&quot;5 - 10&quot;;&quot;UP, HS&quot;;IF([.E171]=&quot;1 - 7&quot;;&quot;LP, UP&quot;;IF([.E171]=&quot;1 -10&quot;;&quot;LP, UP, HS&quot;;IF([.E171]=&quot;1 - 12&quot;;&quot;LP, UP, HS, HSS&quot;;IF([.E171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unnummal</text:p>
          </table:table-cell>
          <table:table-cell table:number-columns-repeated="1016"/>
        </table:table-row>
        <table:table-row table:style-name="ro2">
          <table:table-cell table:style-name="ce17" office:value-type="float" office:value="171" calcext:value-type="float">
            <text:p>171</text:p>
          </table:table-cell>
          <table:table-cell table:style-name="ce17" office:value-type="float" office:value="16422" calcext:value-type="float">
            <text:p>16422</text:p>
          </table:table-cell>
          <table:table-cell table:style-name="ce17" office:value-type="string" calcext:value-type="string">
            <text:p>GLPS MOILATHARA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72]=&quot;11 - 12&quot;;&quot;HSS&quot;;IF([.E172]=&quot;8 - 12&quot;;&quot;HS, HSS&quot;;IF([.E172]=&quot;8 - 10&quot;;&quot;HS&quot;;IF([.E172]=&quot;1 - 4&quot;;&quot;LP&quot;;IF([.E172]=&quot;5 -7&quot;;&quot;UP&quot;;IF([.E172]=&quot;1 - 5&quot;;&quot;LP, UP&quot;;IF([.E172]=&quot;5 - 10&quot;;&quot;UP, HS&quot;;IF([.E172]=&quot;1 - 7&quot;;&quot;LP, UP&quot;;IF([.E172]=&quot;1 -10&quot;;&quot;LP, UP, HS&quot;;IF([.E172]=&quot;1 - 12&quot;;&quot;LP, UP, HS, HSS&quot;;IF([.E172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unnummal</text:p>
          </table:table-cell>
          <table:table-cell table:number-columns-repeated="1016"/>
        </table:table-row>
        <table:table-row table:style-name="ro2">
          <table:table-cell table:style-name="ce17" office:value-type="float" office:value="172" calcext:value-type="float">
            <text:p>172</text:p>
          </table:table-cell>
          <table:table-cell table:style-name="ce17" office:value-type="float" office:value="16423" calcext:value-type="float">
            <text:p>16423</text:p>
          </table:table-cell>
          <table:table-cell table:style-name="ce17" office:value-type="string" calcext:value-type="string">
            <text:p>GLPS MANNUR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73]=&quot;11 - 12&quot;;&quot;HSS&quot;;IF([.E173]=&quot;8 - 12&quot;;&quot;HS, HSS&quot;;IF([.E173]=&quot;8 - 10&quot;;&quot;HS&quot;;IF([.E173]=&quot;1 - 4&quot;;&quot;LP&quot;;IF([.E173]=&quot;5 -7&quot;;&quot;UP&quot;;IF([.E173]=&quot;1 - 5&quot;;&quot;LP, UP&quot;;IF([.E173]=&quot;5 - 10&quot;;&quot;UP, HS&quot;;IF([.E173]=&quot;1 - 7&quot;;&quot;LP, UP&quot;;IF([.E173]=&quot;1 -10&quot;;&quot;LP, UP, HS&quot;;IF([.E173]=&quot;1 - 12&quot;;&quot;LP, UP, HS, HSS&quot;;IF([.E173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unnummal</text:p>
          </table:table-cell>
          <table:table-cell table:number-columns-repeated="1016"/>
        </table:table-row>
        <table:table-row table:style-name="ro2">
          <table:table-cell table:style-name="ce17" office:value-type="float" office:value="173" calcext:value-type="float">
            <text:p>173</text:p>
          </table:table-cell>
          <table:table-cell table:style-name="ce17" office:value-type="float" office:value="16426" calcext:value-type="float">
            <text:p>16426</text:p>
          </table:table-cell>
          <table:table-cell table:style-name="ce17" office:value-type="string" calcext:value-type="string">
            <text:p>GLPS KURICHAKAM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74]=&quot;11 - 12&quot;;&quot;HSS&quot;;IF([.E174]=&quot;8 - 12&quot;;&quot;HS, HSS&quot;;IF([.E174]=&quot;8 - 10&quot;;&quot;HS&quot;;IF([.E174]=&quot;1 - 4&quot;;&quot;LP&quot;;IF([.E174]=&quot;5 -7&quot;;&quot;UP&quot;;IF([.E174]=&quot;1 - 5&quot;;&quot;LP, UP&quot;;IF([.E174]=&quot;5 - 10&quot;;&quot;UP, HS&quot;;IF([.E174]=&quot;1 - 7&quot;;&quot;LP, UP&quot;;IF([.E174]=&quot;1 -10&quot;;&quot;LP, UP, HS&quot;;IF([.E174]=&quot;1 - 12&quot;;&quot;LP, UP, HS, HSS&quot;;IF([.E174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unnummal</text:p>
          </table:table-cell>
          <table:table-cell table:number-columns-repeated="1016"/>
        </table:table-row>
        <table:table-row table:style-name="ro2">
          <table:table-cell table:style-name="ce17" office:value-type="float" office:value="174" calcext:value-type="float">
            <text:p>174</text:p>
          </table:table-cell>
          <table:table-cell table:style-name="ce17" office:value-type="float" office:value="16427" calcext:value-type="float">
            <text:p>16427</text:p>
          </table:table-cell>
          <table:table-cell table:style-name="ce17" office:value-type="string" calcext:value-type="string">
            <text:p>GLPS ARAMBOL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75]=&quot;11 - 12&quot;;&quot;HSS&quot;;IF([.E175]=&quot;8 - 12&quot;;&quot;HS, HSS&quot;;IF([.E175]=&quot;8 - 10&quot;;&quot;HS&quot;;IF([.E175]=&quot;1 - 4&quot;;&quot;LP&quot;;IF([.E175]=&quot;5 -7&quot;;&quot;UP&quot;;IF([.E175]=&quot;1 - 5&quot;;&quot;LP, UP&quot;;IF([.E175]=&quot;5 - 10&quot;;&quot;UP, HS&quot;;IF([.E175]=&quot;1 - 7&quot;;&quot;LP, UP&quot;;IF([.E175]=&quot;1 -10&quot;;&quot;LP, UP, HS&quot;;IF([.E175]=&quot;1 - 12&quot;;&quot;LP, UP, HS, HSS&quot;;IF([.E175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unnummal</text:p>
          </table:table-cell>
          <table:table-cell table:number-columns-repeated="1016"/>
        </table:table-row>
        <table:table-row table:style-name="ro2">
          <table:table-cell table:style-name="ce17" office:value-type="float" office:value="175" calcext:value-type="float">
            <text:p>175</text:p>
          </table:table-cell>
          <table:table-cell table:style-name="ce17" office:value-type="float" office:value="16433" calcext:value-type="float">
            <text:p>16433</text:p>
          </table:table-cell>
          <table:table-cell table:style-name="ce17" office:value-type="string" calcext:value-type="string">
            <text:p>GLPS CHERAPURAM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76]=&quot;11 - 12&quot;;&quot;HSS&quot;;IF([.E176]=&quot;8 - 12&quot;;&quot;HS, HSS&quot;;IF([.E176]=&quot;8 - 10&quot;;&quot;HS&quot;;IF([.E176]=&quot;1 - 4&quot;;&quot;LP&quot;;IF([.E176]=&quot;5 -7&quot;;&quot;UP&quot;;IF([.E176]=&quot;1 - 5&quot;;&quot;LP, UP&quot;;IF([.E176]=&quot;5 - 10&quot;;&quot;UP, HS&quot;;IF([.E176]=&quot;1 - 7&quot;;&quot;LP, UP&quot;;IF([.E176]=&quot;1 -10&quot;;&quot;LP, UP, HS&quot;;IF([.E176]=&quot;1 - 12&quot;;&quot;LP, UP, HS, HSS&quot;;IF([.E176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unnummal</text:p>
          </table:table-cell>
          <table:table-cell table:number-columns-repeated="1016"/>
        </table:table-row>
        <table:table-row table:style-name="ro2">
          <table:table-cell table:style-name="ce17" office:value-type="float" office:value="176" calcext:value-type="float">
            <text:p>176</text:p>
          </table:table-cell>
          <table:table-cell table:style-name="ce17" office:value-type="float" office:value="16447" calcext:value-type="float">
            <text:p>16447</text:p>
          </table:table-cell>
          <table:table-cell table:style-name="ce17" office:value-type="string" calcext:value-type="string">
            <text:p>GLPS VADAKKUMPAD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77]=&quot;11 - 12&quot;;&quot;HSS&quot;;IF([.E177]=&quot;8 - 12&quot;;&quot;HS, HSS&quot;;IF([.E177]=&quot;8 - 10&quot;;&quot;HS&quot;;IF([.E177]=&quot;1 - 4&quot;;&quot;LP&quot;;IF([.E177]=&quot;5 -7&quot;;&quot;UP&quot;;IF([.E177]=&quot;1 - 5&quot;;&quot;LP, UP&quot;;IF([.E177]=&quot;5 - 10&quot;;&quot;UP, HS&quot;;IF([.E177]=&quot;1 - 7&quot;;&quot;LP, UP&quot;;IF([.E177]=&quot;1 -10&quot;;&quot;LP, UP, HS&quot;;IF([.E177]=&quot;1 - 12&quot;;&quot;LP, UP, HS, HSS&quot;;IF([.E177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unnummal</text:p>
          </table:table-cell>
          <table:table-cell table:number-columns-repeated="1016"/>
        </table:table-row>
        <table:table-row table:style-name="ro2">
          <table:table-cell table:style-name="ce17" office:value-type="float" office:value="177" calcext:value-type="float">
            <text:p>177</text:p>
          </table:table-cell>
          <table:table-cell table:style-name="ce17" office:value-type="float" office:value="16448" calcext:value-type="float">
            <text:p>16448</text:p>
          </table:table-cell>
          <table:table-cell table:style-name="ce17" office:value-type="string" calcext:value-type="string">
            <text:p>GHWLPS CHANGAROTH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78]=&quot;11 - 12&quot;;&quot;HSS&quot;;IF([.E178]=&quot;8 - 12&quot;;&quot;HS, HSS&quot;;IF([.E178]=&quot;8 - 10&quot;;&quot;HS&quot;;IF([.E178]=&quot;1 - 4&quot;;&quot;LP&quot;;IF([.E178]=&quot;5 -7&quot;;&quot;UP&quot;;IF([.E178]=&quot;1 - 5&quot;;&quot;LP, UP&quot;;IF([.E178]=&quot;5 - 10&quot;;&quot;UP, HS&quot;;IF([.E178]=&quot;1 - 7&quot;;&quot;LP, UP&quot;;IF([.E178]=&quot;1 -10&quot;;&quot;LP, UP, HS&quot;;IF([.E178]=&quot;1 - 12&quot;;&quot;LP, UP, HS, HSS&quot;;IF([.E178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unnummal</text:p>
          </table:table-cell>
          <table:table-cell table:number-columns-repeated="1016"/>
        </table:table-row>
        <table:table-row table:style-name="ro2">
          <table:table-cell table:style-name="ce17" office:value-type="float" office:value="178" calcext:value-type="float">
            <text:p>178</text:p>
          </table:table-cell>
          <table:table-cell table:style-name="ce17" office:value-type="float" office:value="16449" calcext:value-type="float">
            <text:p>16449</text:p>
          </table:table-cell>
          <table:table-cell table:style-name="ce17" office:value-type="string" calcext:value-type="string">
            <text:p>GLPS KUNNASSERI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79]=&quot;11 - 12&quot;;&quot;HSS&quot;;IF([.E179]=&quot;8 - 12&quot;;&quot;HS, HSS&quot;;IF([.E179]=&quot;8 - 10&quot;;&quot;HS&quot;;IF([.E179]=&quot;1 - 4&quot;;&quot;LP&quot;;IF([.E179]=&quot;5 -7&quot;;&quot;UP&quot;;IF([.E179]=&quot;1 - 5&quot;;&quot;LP, UP&quot;;IF([.E179]=&quot;5 - 10&quot;;&quot;UP, HS&quot;;IF([.E179]=&quot;1 - 7&quot;;&quot;LP, UP&quot;;IF([.E179]=&quot;1 -10&quot;;&quot;LP, UP, HS&quot;;IF([.E179]=&quot;1 - 12&quot;;&quot;LP, UP, HS, HSS&quot;;IF([.E179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unnummal</text:p>
          </table:table-cell>
          <table:table-cell table:number-columns-repeated="1016"/>
        </table:table-row>
        <table:table-row table:style-name="ro2">
          <table:table-cell table:style-name="ce17" office:value-type="float" office:value="179" calcext:value-type="float">
            <text:p>179</text:p>
          </table:table-cell>
          <table:table-cell table:style-name="ce17" office:value-type="float" office:value="16451" calcext:value-type="float">
            <text:p>16451</text:p>
          </table:table-cell>
          <table:table-cell table:style-name="ce17" office:value-type="string" calcext:value-type="string">
            <text:p>GLPS CHERIYAKUMBALAM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80]=&quot;11 - 12&quot;;&quot;HSS&quot;;IF([.E180]=&quot;8 - 12&quot;;&quot;HS, HSS&quot;;IF([.E180]=&quot;8 - 10&quot;;&quot;HS&quot;;IF([.E180]=&quot;1 - 4&quot;;&quot;LP&quot;;IF([.E180]=&quot;5 -7&quot;;&quot;UP&quot;;IF([.E180]=&quot;1 - 5&quot;;&quot;LP, UP&quot;;IF([.E180]=&quot;5 - 10&quot;;&quot;UP, HS&quot;;IF([.E180]=&quot;1 - 7&quot;;&quot;LP, UP&quot;;IF([.E180]=&quot;1 -10&quot;;&quot;LP, UP, HS&quot;;IF([.E180]=&quot;1 - 12&quot;;&quot;LP, UP, HS, HSS&quot;;IF([.E180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unnummal</text:p>
          </table:table-cell>
          <table:table-cell table:number-columns-repeated="1016"/>
        </table:table-row>
        <table:table-row table:style-name="ro2">
          <table:table-cell table:style-name="ce17" office:value-type="float" office:value="180" calcext:value-type="float">
            <text:p>180</text:p>
          </table:table-cell>
          <table:table-cell table:style-name="ce17" office:value-type="float" office:value="16465" calcext:value-type="float">
            <text:p>16465</text:p>
          </table:table-cell>
          <table:table-cell table:style-name="ce17" office:value-type="string" calcext:value-type="string">
            <text:p>GUPS KUNDUTHODE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181]=&quot;11 - 12&quot;;&quot;HSS&quot;;IF([.E181]=&quot;8 - 12&quot;;&quot;HS, HSS&quot;;IF([.E181]=&quot;8 - 10&quot;;&quot;HS&quot;;IF([.E181]=&quot;1 - 4&quot;;&quot;LP&quot;;IF([.E181]=&quot;5 -7&quot;;&quot;UP&quot;;IF([.E181]=&quot;1 - 5&quot;;&quot;LP, UP&quot;;IF([.E181]=&quot;5 - 10&quot;;&quot;UP, HS&quot;;IF([.E181]=&quot;1 - 7&quot;;&quot;LP, UP&quot;;IF([.E181]=&quot;1 -10&quot;;&quot;LP, UP, HS&quot;;IF([.E181]=&quot;1 - 12&quot;;&quot;LP, UP, HS, HSS&quot;;IF([.E181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unnummal</text:p>
          </table:table-cell>
          <table:table-cell table:number-columns-repeated="1016"/>
        </table:table-row>
        <table:table-row table:style-name="ro2">
          <table:table-cell table:style-name="ce17" office:value-type="float" office:value="181" calcext:value-type="float">
            <text:p>181</text:p>
          </table:table-cell>
          <table:table-cell table:style-name="ce17" office:value-type="float" office:value="16469" calcext:value-type="float">
            <text:p>16469</text:p>
          </table:table-cell>
          <table:table-cell table:style-name="ce17" office:value-type="string" calcext:value-type="string">
            <text:p>Othayoth Chikkini MemorialGovernment U P SchoolCherukunnu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182]=&quot;11 - 12&quot;;&quot;HSS&quot;;IF([.E182]=&quot;8 - 12&quot;;&quot;HS, HSS&quot;;IF([.E182]=&quot;8 - 10&quot;;&quot;HS&quot;;IF([.E182]=&quot;1 - 4&quot;;&quot;LP&quot;;IF([.E182]=&quot;5 -7&quot;;&quot;UP&quot;;IF([.E182]=&quot;1 - 5&quot;;&quot;LP, UP&quot;;IF([.E182]=&quot;5 - 10&quot;;&quot;UP, HS&quot;;IF([.E182]=&quot;1 - 7&quot;;&quot;LP, UP&quot;;IF([.E182]=&quot;1 -10&quot;;&quot;LP, UP, HS&quot;;IF([.E182]=&quot;1 - 12&quot;;&quot;LP, UP, HS, HSS&quot;;IF([.E182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unnummal</text:p>
          </table:table-cell>
          <table:table-cell table:number-columns-repeated="1016"/>
        </table:table-row>
        <table:table-row table:style-name="ro2">
          <table:table-cell table:style-name="ce17" office:value-type="float" office:value="182" calcext:value-type="float">
            <text:p>182</text:p>
          </table:table-cell>
          <table:table-cell table:style-name="ce17" office:value-type="float" office:value="16470" calcext:value-type="float">
            <text:p>16470</text:p>
          </table:table-cell>
          <table:table-cell table:style-name="ce17" office:value-type="string" calcext:value-type="string">
            <text:p>GUPS VATTOLI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183]=&quot;11 - 12&quot;;&quot;HSS&quot;;IF([.E183]=&quot;8 - 12&quot;;&quot;HS, HSS&quot;;IF([.E183]=&quot;8 - 10&quot;;&quot;HS&quot;;IF([.E183]=&quot;1 - 4&quot;;&quot;LP&quot;;IF([.E183]=&quot;5 -7&quot;;&quot;UP&quot;;IF([.E183]=&quot;1 - 5&quot;;&quot;LP, UP&quot;;IF([.E183]=&quot;5 - 10&quot;;&quot;UP, HS&quot;;IF([.E183]=&quot;1 - 7&quot;;&quot;LP, UP&quot;;IF([.E183]=&quot;1 -10&quot;;&quot;LP, UP, HS&quot;;IF([.E183]=&quot;1 - 12&quot;;&quot;LP, UP, HS, HSS&quot;;IF([.E183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unnummal</text:p>
          </table:table-cell>
          <table:table-cell table:number-columns-repeated="1016"/>
        </table:table-row>
        <table:table-row table:style-name="ro2">
          <table:table-cell table:style-name="ce17" office:value-type="float" office:value="183" calcext:value-type="float">
            <text:p>183</text:p>
          </table:table-cell>
          <table:table-cell table:style-name="ce17" office:value-type="float" office:value="16478" calcext:value-type="float">
            <text:p>16478</text:p>
          </table:table-cell>
          <table:table-cell table:style-name="ce17" office:value-type="string" calcext:value-type="string">
            <text:p>MGLC Pasukkadav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84]=&quot;11 - 12&quot;;&quot;HSS&quot;;IF([.E184]=&quot;8 - 12&quot;;&quot;HS, HSS&quot;;IF([.E184]=&quot;8 - 10&quot;;&quot;HS&quot;;IF([.E184]=&quot;1 - 4&quot;;&quot;LP&quot;;IF([.E184]=&quot;5 -7&quot;;&quot;UP&quot;;IF([.E184]=&quot;1 - 5&quot;;&quot;LP, UP&quot;;IF([.E184]=&quot;5 - 10&quot;;&quot;UP, HS&quot;;IF([.E184]=&quot;1 - 7&quot;;&quot;LP, UP&quot;;IF([.E184]=&quot;1 -10&quot;;&quot;LP, UP, HS&quot;;IF([.E184]=&quot;1 - 12&quot;;&quot;LP, UP, HS, HSS&quot;;IF([.E184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unnummal</text:p>
          </table:table-cell>
          <table:table-cell table:number-columns-repeated="1016"/>
        </table:table-row>
        <table:table-row table:style-name="ro2">
          <table:table-cell table:style-name="ce17" office:value-type="float" office:value="184" calcext:value-type="float">
            <text:p>184</text:p>
          </table:table-cell>
          <table:table-cell table:style-name="ce17" office:value-type="float" office:value="16061" calcext:value-type="float">
            <text:p>16061</text:p>
          </table:table-cell>
          <table:table-cell table:style-name="ce17" office:value-type="string" calcext:value-type="string">
            <text:p>NATIONAL HSS VATTOLI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5 - 12</text:p>
          </table:table-cell>
          <table:table-cell table:style-name="ce17" table:formula="of:=IF([.E185]=&quot;11 - 12&quot;;&quot;HSS&quot;;IF([.E185]=&quot;8 - 12&quot;;&quot;HS, HSS&quot;;IF([.E185]=&quot;8 - 10&quot;;&quot;HS&quot;;IF([.E185]=&quot;1 - 4&quot;;&quot;LP&quot;;IF([.E185]=&quot;5 -7&quot;;&quot;UP&quot;;IF([.E185]=&quot;1 - 5&quot;;&quot;LP, UP&quot;;IF([.E185]=&quot;5 - 10&quot;;&quot;UP, HS&quot;;IF([.E185]=&quot;1 - 7&quot;;&quot;LP, UP&quot;;IF([.E185]=&quot;1 -10&quot;;&quot;LP, UP, HS&quot;;IF([.E185]=&quot;1 - 12&quot;;&quot;LP, UP, HS, HSS&quot;;IF([.E185]=&quot;5 - 12&quot;;&quot;UP, HS, HSS&quot;;&quot;&quot;)))))))))))" office:value-type="string" office:string-value="UP, HS, HSS" calcext:value-type="string">
            <text:p>UP, HS, HSS</text:p>
          </table:table-cell>
          <table:table-cell office:value-type="string" calcext:value-type="string">
            <text:p>Kunnummal</text:p>
          </table:table-cell>
          <table:table-cell table:number-columns-repeated="1016"/>
        </table:table-row>
        <table:table-row table:style-name="ro2">
          <table:table-cell table:style-name="ce17" office:value-type="float" office:value="185" calcext:value-type="float">
            <text:p>185</text:p>
          </table:table-cell>
          <table:table-cell table:style-name="ce17" office:value-type="float" office:value="16062" calcext:value-type="float">
            <text:p>16062</text:p>
          </table:table-cell>
          <table:table-cell table:style-name="ce17" office:value-type="string" calcext:value-type="string">
            <text:p>KPES HIGH SCHOOL KAYAKKODY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8 - 12</text:p>
          </table:table-cell>
          <table:table-cell table:style-name="ce17" table:formula="of:=IF([.E186]=&quot;11 - 12&quot;;&quot;HSS&quot;;IF([.E186]=&quot;8 - 12&quot;;&quot;HS, HSS&quot;;IF([.E186]=&quot;8 - 10&quot;;&quot;HS&quot;;IF([.E186]=&quot;1 - 4&quot;;&quot;LP&quot;;IF([.E186]=&quot;5 -7&quot;;&quot;UP&quot;;IF([.E186]=&quot;1 - 5&quot;;&quot;LP, UP&quot;;IF([.E186]=&quot;5 - 10&quot;;&quot;UP, HS&quot;;IF([.E186]=&quot;1 - 7&quot;;&quot;LP, UP&quot;;IF([.E186]=&quot;1 -10&quot;;&quot;LP, UP, HS&quot;;IF([.E186]=&quot;1 - 12&quot;;&quot;LP, UP, HS, HSS&quot;;IF([.E186]=&quot;5 - 12&quot;;&quot;UP, HS, HSS&quot;;&quot;&quot;)))))))))))" office:value-type="string" office:string-value="HS, HSS" calcext:value-type="string">
            <text:p>HS, HSS</text:p>
          </table:table-cell>
          <table:table-cell office:value-type="string" calcext:value-type="string">
            <text:p>Kunnummal</text:p>
          </table:table-cell>
          <table:table-cell table:number-columns-repeated="1016"/>
        </table:table-row>
        <table:table-row table:style-name="ro2">
          <table:table-cell table:style-name="ce17" office:value-type="float" office:value="186" calcext:value-type="float">
            <text:p>186</text:p>
          </table:table-cell>
          <table:table-cell table:style-name="ce17" office:value-type="float" office:value="16063" calcext:value-type="float">
            <text:p>16063</text:p>
          </table:table-cell>
          <table:table-cell table:style-name="ce17" office:value-type="string" calcext:value-type="string">
            <text:p>SANSKRIT H S VATTOLI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5 - 10</text:p>
          </table:table-cell>
          <table:table-cell table:style-name="ce17" table:formula="of:=IF([.E187]=&quot;11 - 12&quot;;&quot;HSS&quot;;IF([.E187]=&quot;8 - 12&quot;;&quot;HS, HSS&quot;;IF([.E187]=&quot;8 - 10&quot;;&quot;HS&quot;;IF([.E187]=&quot;1 - 4&quot;;&quot;LP&quot;;IF([.E187]=&quot;5 -7&quot;;&quot;UP&quot;;IF([.E187]=&quot;1 - 5&quot;;&quot;LP, UP&quot;;IF([.E187]=&quot;5 - 10&quot;;&quot;UP, HS&quot;;IF([.E187]=&quot;1 - 7&quot;;&quot;LP, UP&quot;;IF([.E187]=&quot;1 -10&quot;;&quot;LP, UP, HS&quot;;IF([.E187]=&quot;1 - 12&quot;;&quot;LP, UP, HS, HSS&quot;;IF([.E187]=&quot;5 - 12&quot;;&quot;UP, HS, HSS&quot;;&quot;&quot;)))))))))))" office:value-type="string" office:string-value="UP, HS" calcext:value-type="string">
            <text:p>UP, HS</text:p>
          </table:table-cell>
          <table:table-cell office:value-type="string" calcext:value-type="string">
            <text:p>Kunnummal</text:p>
          </table:table-cell>
          <table:table-cell table:number-columns-repeated="1016"/>
        </table:table-row>
        <table:table-row table:style-name="ro2">
          <table:table-cell table:style-name="ce17" office:value-type="float" office:value="187" calcext:value-type="float">
            <text:p>187</text:p>
          </table:table-cell>
          <table:table-cell table:style-name="ce17" office:value-type="float" office:value="16064" calcext:value-type="float">
            <text:p>16064</text:p>
          </table:table-cell>
          <table:table-cell table:style-name="ce17" office:value-type="string" calcext:value-type="string">
            <text:p>RNMHS NARIPATTA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8 - 12</text:p>
          </table:table-cell>
          <table:table-cell table:style-name="ce17" table:formula="of:=IF([.E188]=&quot;11 - 12&quot;;&quot;HSS&quot;;IF([.E188]=&quot;8 - 12&quot;;&quot;HS, HSS&quot;;IF([.E188]=&quot;8 - 10&quot;;&quot;HS&quot;;IF([.E188]=&quot;1 - 4&quot;;&quot;LP&quot;;IF([.E188]=&quot;5 -7&quot;;&quot;UP&quot;;IF([.E188]=&quot;1 - 5&quot;;&quot;LP, UP&quot;;IF([.E188]=&quot;5 - 10&quot;;&quot;UP, HS&quot;;IF([.E188]=&quot;1 - 7&quot;;&quot;LP, UP&quot;;IF([.E188]=&quot;1 -10&quot;;&quot;LP, UP, HS&quot;;IF([.E188]=&quot;1 - 12&quot;;&quot;LP, UP, HS, HSS&quot;;IF([.E188]=&quot;5 - 12&quot;;&quot;UP, HS, HSS&quot;;&quot;&quot;)))))))))))" office:value-type="string" office:string-value="HS, HSS" calcext:value-type="string">
            <text:p>HS, HSS</text:p>
          </table:table-cell>
          <table:table-cell office:value-type="string" calcext:value-type="string">
            <text:p>Kunnummal</text:p>
          </table:table-cell>
          <table:table-cell table:number-columns-repeated="1016"/>
        </table:table-row>
        <table:table-row table:style-name="ro2">
          <table:table-cell table:style-name="ce17" office:value-type="float" office:value="188" calcext:value-type="float">
            <text:p>188</text:p>
          </table:table-cell>
          <table:table-cell table:style-name="ce17" office:value-type="float" office:value="16065" calcext:value-type="float">
            <text:p>16065</text:p>
          </table:table-cell>
          <table:table-cell table:style-name="ce17" office:value-type="string" calcext:value-type="string">
            <text:p>ST. MARY`S HS MARUTHONKARA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5 - 12</text:p>
          </table:table-cell>
          <table:table-cell table:style-name="ce17" table:formula="of:=IF([.E189]=&quot;11 - 12&quot;;&quot;HSS&quot;;IF([.E189]=&quot;8 - 12&quot;;&quot;HS, HSS&quot;;IF([.E189]=&quot;8 - 10&quot;;&quot;HS&quot;;IF([.E189]=&quot;1 - 4&quot;;&quot;LP&quot;;IF([.E189]=&quot;5 -7&quot;;&quot;UP&quot;;IF([.E189]=&quot;1 - 5&quot;;&quot;LP, UP&quot;;IF([.E189]=&quot;5 - 10&quot;;&quot;UP, HS&quot;;IF([.E189]=&quot;1 - 7&quot;;&quot;LP, UP&quot;;IF([.E189]=&quot;1 -10&quot;;&quot;LP, UP, HS&quot;;IF([.E189]=&quot;1 - 12&quot;;&quot;LP, UP, HS, HSS&quot;;IF([.E189]=&quot;5 - 12&quot;;&quot;UP, HS, HSS&quot;;&quot;&quot;)))))))))))" office:value-type="string" office:string-value="UP, HS, HSS" calcext:value-type="string">
            <text:p>UP, HS, HSS</text:p>
          </table:table-cell>
          <table:table-cell office:value-type="string" calcext:value-type="string">
            <text:p>Kunnummal</text:p>
          </table:table-cell>
          <table:table-cell table:number-columns-repeated="1016"/>
        </table:table-row>
        <table:table-row table:style-name="ro2">
          <table:table-cell table:style-name="ce17" office:value-type="float" office:value="189" calcext:value-type="float">
            <text:p>189</text:p>
          </table:table-cell>
          <table:table-cell table:style-name="ce17" office:value-type="float" office:value="16066" calcext:value-type="float">
            <text:p>16066</text:p>
          </table:table-cell>
          <table:table-cell table:style-name="ce17" office:value-type="string" calcext:value-type="string">
            <text:p>HOLY FAMILY HSS PADATHUKADAVU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8 - 10</text:p>
          </table:table-cell>
          <table:table-cell table:style-name="ce17" table:formula="of:=IF([.E190]=&quot;11 - 12&quot;;&quot;HSS&quot;;IF([.E190]=&quot;8 - 12&quot;;&quot;HS, HSS&quot;;IF([.E190]=&quot;8 - 10&quot;;&quot;HS&quot;;IF([.E190]=&quot;1 - 4&quot;;&quot;LP&quot;;IF([.E190]=&quot;5 -7&quot;;&quot;UP&quot;;IF([.E190]=&quot;1 - 5&quot;;&quot;LP, UP&quot;;IF([.E190]=&quot;5 - 10&quot;;&quot;UP, HS&quot;;IF([.E190]=&quot;1 - 7&quot;;&quot;LP, UP&quot;;IF([.E190]=&quot;1 -10&quot;;&quot;LP, UP, HS&quot;;IF([.E190]=&quot;1 - 12&quot;;&quot;LP, UP, HS, HSS&quot;;IF([.E190]=&quot;5 - 12&quot;;&quot;UP, HS, HSS&quot;;&quot;&quot;)))))))))))" office:value-type="string" office:string-value="HS" calcext:value-type="string">
            <text:p>HS</text:p>
          </table:table-cell>
          <table:table-cell office:value-type="string" calcext:value-type="string">
            <text:p>Kunnummal</text:p>
          </table:table-cell>
          <table:table-cell table:number-columns-repeated="1016"/>
        </table:table-row>
        <table:table-row table:style-name="ro2">
          <table:table-cell table:style-name="ce17" office:value-type="float" office:value="190" calcext:value-type="float">
            <text:p>190</text:p>
          </table:table-cell>
          <table:table-cell table:style-name="ce17" office:value-type="float" office:value="16067" calcext:value-type="float">
            <text:p>16067</text:p>
          </table:table-cell>
          <table:table-cell table:style-name="ce17" office:value-type="string" calcext:value-type="string">
            <text:p>PT CHACKO M HS KUNDUTHODE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8 - 10</text:p>
          </table:table-cell>
          <table:table-cell table:style-name="ce17" table:formula="of:=IF([.E191]=&quot;11 - 12&quot;;&quot;HSS&quot;;IF([.E191]=&quot;8 - 12&quot;;&quot;HS, HSS&quot;;IF([.E191]=&quot;8 - 10&quot;;&quot;HS&quot;;IF([.E191]=&quot;1 - 4&quot;;&quot;LP&quot;;IF([.E191]=&quot;5 -7&quot;;&quot;UP&quot;;IF([.E191]=&quot;1 - 5&quot;;&quot;LP, UP&quot;;IF([.E191]=&quot;5 - 10&quot;;&quot;UP, HS&quot;;IF([.E191]=&quot;1 - 7&quot;;&quot;LP, UP&quot;;IF([.E191]=&quot;1 -10&quot;;&quot;LP, UP, HS&quot;;IF([.E191]=&quot;1 - 12&quot;;&quot;LP, UP, HS, HSS&quot;;IF([.E191]=&quot;5 - 12&quot;;&quot;UP, HS, HSS&quot;;&quot;&quot;)))))))))))" office:value-type="string" office:string-value="HS" calcext:value-type="string">
            <text:p>HS</text:p>
          </table:table-cell>
          <table:table-cell office:value-type="string" calcext:value-type="string">
            <text:p>Kunnummal</text:p>
          </table:table-cell>
          <table:table-cell table:number-columns-repeated="1016"/>
        </table:table-row>
        <table:table-row table:style-name="ro2">
          <table:table-cell table:style-name="ce17" office:value-type="float" office:value="191" calcext:value-type="float">
            <text:p>191</text:p>
          </table:table-cell>
          <table:table-cell table:style-name="ce17" office:value-type="float" office:value="16069" calcext:value-type="float">
            <text:p>16069</text:p>
          </table:table-cell>
          <table:table-cell table:style-name="ce17" office:value-type="string" calcext:value-type="string">
            <text:p>Vadakkumpad H 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5 - 12</text:p>
          </table:table-cell>
          <table:table-cell table:style-name="ce17" table:formula="of:=IF([.E192]=&quot;11 - 12&quot;;&quot;HSS&quot;;IF([.E192]=&quot;8 - 12&quot;;&quot;HS, HSS&quot;;IF([.E192]=&quot;8 - 10&quot;;&quot;HS&quot;;IF([.E192]=&quot;1 - 4&quot;;&quot;LP&quot;;IF([.E192]=&quot;5 -7&quot;;&quot;UP&quot;;IF([.E192]=&quot;1 - 5&quot;;&quot;LP, UP&quot;;IF([.E192]=&quot;5 - 10&quot;;&quot;UP, HS&quot;;IF([.E192]=&quot;1 - 7&quot;;&quot;LP, UP&quot;;IF([.E192]=&quot;1 -10&quot;;&quot;LP, UP, HS&quot;;IF([.E192]=&quot;1 - 12&quot;;&quot;LP, UP, HS, HSS&quot;;IF([.E192]=&quot;5 - 12&quot;;&quot;UP, HS, HSS&quot;;&quot;&quot;)))))))))))" office:value-type="string" office:string-value="UP, HS, HSS" calcext:value-type="string">
            <text:p>UP, HS, HSS</text:p>
          </table:table-cell>
          <table:table-cell office:value-type="string" calcext:value-type="string">
            <text:p>Kunnummal</text:p>
          </table:table-cell>
          <table:table-cell table:number-columns-repeated="1016"/>
        </table:table-row>
        <table:table-row table:style-name="ro2">
          <table:table-cell table:style-name="ce17" office:value-type="float" office:value="192" calcext:value-type="float">
            <text:p>192</text:p>
          </table:table-cell>
          <table:table-cell table:style-name="ce17" office:value-type="float" office:value="16073" calcext:value-type="float">
            <text:p>16073</text:p>
          </table:table-cell>
          <table:table-cell table:style-name="ce17" office:value-type="string" calcext:value-type="string">
            <text:p>VELOM H S CHERAPURAM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8 - 12</text:p>
          </table:table-cell>
          <table:table-cell table:style-name="ce17" table:formula="of:=IF([.E193]=&quot;11 - 12&quot;;&quot;HSS&quot;;IF([.E193]=&quot;8 - 12&quot;;&quot;HS, HSS&quot;;IF([.E193]=&quot;8 - 10&quot;;&quot;HS&quot;;IF([.E193]=&quot;1 - 4&quot;;&quot;LP&quot;;IF([.E193]=&quot;5 -7&quot;;&quot;UP&quot;;IF([.E193]=&quot;1 - 5&quot;;&quot;LP, UP&quot;;IF([.E193]=&quot;5 - 10&quot;;&quot;UP, HS&quot;;IF([.E193]=&quot;1 - 7&quot;;&quot;LP, UP&quot;;IF([.E193]=&quot;1 -10&quot;;&quot;LP, UP, HS&quot;;IF([.E193]=&quot;1 - 12&quot;;&quot;LP, UP, HS, HSS&quot;;IF([.E193]=&quot;5 - 12&quot;;&quot;UP, HS, HSS&quot;;&quot;&quot;)))))))))))" office:value-type="string" office:string-value="HS, HSS" calcext:value-type="string">
            <text:p>HS, HSS</text:p>
          </table:table-cell>
          <table:table-cell office:value-type="string" calcext:value-type="string">
            <text:p>Kunnummal</text:p>
          </table:table-cell>
          <table:table-cell table:number-columns-repeated="1016"/>
        </table:table-row>
        <table:table-row table:style-name="ro2">
          <table:table-cell table:style-name="ce17" office:value-type="float" office:value="193" calcext:value-type="float">
            <text:p>193</text:p>
          </table:table-cell>
          <table:table-cell table:style-name="ce17" office:value-type="float" office:value="16076" calcext:value-type="float">
            <text:p>16076</text:p>
          </table:table-cell>
          <table:table-cell table:style-name="ce17" office:value-type="string" calcext:value-type="string">
            <text:p>A.J.J.M. HS CHATHANKOTTU NADA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5 - 12</text:p>
          </table:table-cell>
          <table:table-cell table:style-name="ce17" table:formula="of:=IF([.E194]=&quot;11 - 12&quot;;&quot;HSS&quot;;IF([.E194]=&quot;8 - 12&quot;;&quot;HS, HSS&quot;;IF([.E194]=&quot;8 - 10&quot;;&quot;HS&quot;;IF([.E194]=&quot;1 - 4&quot;;&quot;LP&quot;;IF([.E194]=&quot;5 -7&quot;;&quot;UP&quot;;IF([.E194]=&quot;1 - 5&quot;;&quot;LP, UP&quot;;IF([.E194]=&quot;5 - 10&quot;;&quot;UP, HS&quot;;IF([.E194]=&quot;1 - 7&quot;;&quot;LP, UP&quot;;IF([.E194]=&quot;1 -10&quot;;&quot;LP, UP, HS&quot;;IF([.E194]=&quot;1 - 12&quot;;&quot;LP, UP, HS, HSS&quot;;IF([.E194]=&quot;5 - 12&quot;;&quot;UP, HS, HSS&quot;;&quot;&quot;)))))))))))" office:value-type="string" office:string-value="UP, HS, HSS" calcext:value-type="string">
            <text:p>UP, HS, HSS</text:p>
          </table:table-cell>
          <table:table-cell office:value-type="string" calcext:value-type="string">
            <text:p>Kunnummal</text:p>
          </table:table-cell>
          <table:table-cell table:number-columns-repeated="1016"/>
        </table:table-row>
        <table:table-row table:style-name="ro2">
          <table:table-cell table:style-name="ce17" office:value-type="float" office:value="194" calcext:value-type="float">
            <text:p>194</text:p>
          </table:table-cell>
          <table:table-cell table:style-name="ce17" office:value-type="float" office:value="16401" calcext:value-type="float">
            <text:p>16401</text:p>
          </table:table-cell>
          <table:table-cell table:style-name="ce17" office:value-type="string" calcext:value-type="string">
            <text:p>LPS PATTERKULANGARA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95]=&quot;11 - 12&quot;;&quot;HSS&quot;;IF([.E195]=&quot;8 - 12&quot;;&quot;HS, HSS&quot;;IF([.E195]=&quot;8 - 10&quot;;&quot;HS&quot;;IF([.E195]=&quot;1 - 4&quot;;&quot;LP&quot;;IF([.E195]=&quot;5 -7&quot;;&quot;UP&quot;;IF([.E195]=&quot;1 - 5&quot;;&quot;LP, UP&quot;;IF([.E195]=&quot;5 - 10&quot;;&quot;UP, HS&quot;;IF([.E195]=&quot;1 - 7&quot;;&quot;LP, UP&quot;;IF([.E195]=&quot;1 -10&quot;;&quot;LP, UP, HS&quot;;IF([.E195]=&quot;1 - 12&quot;;&quot;LP, UP, HS, HSS&quot;;IF([.E195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unnummal</text:p>
          </table:table-cell>
          <table:table-cell table:number-columns-repeated="1016"/>
        </table:table-row>
        <table:table-row table:style-name="ro2">
          <table:table-cell table:style-name="ce17" office:value-type="float" office:value="195" calcext:value-type="float">
            <text:p>195</text:p>
          </table:table-cell>
          <table:table-cell table:style-name="ce17" office:value-type="float" office:value="16402" calcext:value-type="float">
            <text:p>16402</text:p>
          </table:table-cell>
          <table:table-cell table:style-name="ce17" office:value-type="string" calcext:value-type="string">
            <text:p>LVLPS AKKAL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96]=&quot;11 - 12&quot;;&quot;HSS&quot;;IF([.E196]=&quot;8 - 12&quot;;&quot;HS, HSS&quot;;IF([.E196]=&quot;8 - 10&quot;;&quot;HS&quot;;IF([.E196]=&quot;1 - 4&quot;;&quot;LP&quot;;IF([.E196]=&quot;5 -7&quot;;&quot;UP&quot;;IF([.E196]=&quot;1 - 5&quot;;&quot;LP, UP&quot;;IF([.E196]=&quot;5 - 10&quot;;&quot;UP, HS&quot;;IF([.E196]=&quot;1 - 7&quot;;&quot;LP, UP&quot;;IF([.E196]=&quot;1 -10&quot;;&quot;LP, UP, HS&quot;;IF([.E196]=&quot;1 - 12&quot;;&quot;LP, UP, HS, HSS&quot;;IF([.E196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unnummal</text:p>
          </table:table-cell>
          <table:table-cell table:number-columns-repeated="1016"/>
        </table:table-row>
        <table:table-row table:style-name="ro2">
          <table:table-cell table:style-name="ce17" office:value-type="float" office:value="196" calcext:value-type="float">
            <text:p>196</text:p>
          </table:table-cell>
          <table:table-cell table:style-name="ce17" office:value-type="float" office:value="16403" calcext:value-type="float">
            <text:p>16403</text:p>
          </table:table-cell>
          <table:table-cell table:style-name="ce17" office:value-type="string" calcext:value-type="string">
            <text:p>LPS KOVAKKUNNU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97]=&quot;11 - 12&quot;;&quot;HSS&quot;;IF([.E197]=&quot;8 - 12&quot;;&quot;HS, HSS&quot;;IF([.E197]=&quot;8 - 10&quot;;&quot;HS&quot;;IF([.E197]=&quot;1 - 4&quot;;&quot;LP&quot;;IF([.E197]=&quot;5 -7&quot;;&quot;UP&quot;;IF([.E197]=&quot;1 - 5&quot;;&quot;LP, UP&quot;;IF([.E197]=&quot;5 - 10&quot;;&quot;UP, HS&quot;;IF([.E197]=&quot;1 - 7&quot;;&quot;LP, UP&quot;;IF([.E197]=&quot;1 -10&quot;;&quot;LP, UP, HS&quot;;IF([.E197]=&quot;1 - 12&quot;;&quot;LP, UP, HS, HSS&quot;;IF([.E197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unnummal</text:p>
          </table:table-cell>
          <table:table-cell table:number-columns-repeated="1016"/>
        </table:table-row>
        <table:table-row table:style-name="ro2">
          <table:table-cell table:style-name="ce17" office:value-type="float" office:value="197" calcext:value-type="float">
            <text:p>197</text:p>
          </table:table-cell>
          <table:table-cell table:style-name="ce17" office:value-type="float" office:value="16404" calcext:value-type="float">
            <text:p>16404</text:p>
          </table:table-cell>
          <table:table-cell table:style-name="ce17" office:value-type="string" calcext:value-type="string">
            <text:p>LPS NEDUMANNUR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98]=&quot;11 - 12&quot;;&quot;HSS&quot;;IF([.E198]=&quot;8 - 12&quot;;&quot;HS, HSS&quot;;IF([.E198]=&quot;8 - 10&quot;;&quot;HS&quot;;IF([.E198]=&quot;1 - 4&quot;;&quot;LP&quot;;IF([.E198]=&quot;5 -7&quot;;&quot;UP&quot;;IF([.E198]=&quot;1 - 5&quot;;&quot;LP, UP&quot;;IF([.E198]=&quot;5 - 10&quot;;&quot;UP, HS&quot;;IF([.E198]=&quot;1 - 7&quot;;&quot;LP, UP&quot;;IF([.E198]=&quot;1 -10&quot;;&quot;LP, UP, HS&quot;;IF([.E198]=&quot;1 - 12&quot;;&quot;LP, UP, HS, HSS&quot;;IF([.E198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unnummal</text:p>
          </table:table-cell>
          <table:table-cell table:number-columns-repeated="1016"/>
        </table:table-row>
        <table:table-row table:style-name="ro2">
          <table:table-cell table:style-name="ce17" office:value-type="float" office:value="198" calcext:value-type="float">
            <text:p>198</text:p>
          </table:table-cell>
          <table:table-cell table:style-name="ce17" office:value-type="float" office:value="16406" calcext:value-type="float">
            <text:p>16406</text:p>
          </table:table-cell>
          <table:table-cell table:style-name="ce17" office:value-type="string" calcext:value-type="string">
            <text:p>L P S THALEEKARA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99]=&quot;11 - 12&quot;;&quot;HSS&quot;;IF([.E199]=&quot;8 - 12&quot;;&quot;HS, HSS&quot;;IF([.E199]=&quot;8 - 10&quot;;&quot;HS&quot;;IF([.E199]=&quot;1 - 4&quot;;&quot;LP&quot;;IF([.E199]=&quot;5 -7&quot;;&quot;UP&quot;;IF([.E199]=&quot;1 - 5&quot;;&quot;LP, UP&quot;;IF([.E199]=&quot;5 - 10&quot;;&quot;UP, HS&quot;;IF([.E199]=&quot;1 - 7&quot;;&quot;LP, UP&quot;;IF([.E199]=&quot;1 -10&quot;;&quot;LP, UP, HS&quot;;IF([.E199]=&quot;1 - 12&quot;;&quot;LP, UP, HS, HSS&quot;;IF([.E199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unnummal</text:p>
          </table:table-cell>
          <table:table-cell table:number-columns-repeated="1016"/>
        </table:table-row>
        <table:table-row table:style-name="ro2">
          <table:table-cell table:style-name="ce17" office:value-type="float" office:value="199" calcext:value-type="float">
            <text:p>199</text:p>
          </table:table-cell>
          <table:table-cell table:style-name="ce17" office:value-type="float" office:value="16408" calcext:value-type="float">
            <text:p>16408</text:p>
          </table:table-cell>
          <table:table-cell table:style-name="ce17" office:value-type="string" calcext:value-type="string">
            <text:p>LPS CHEEKKONNU WEST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200]=&quot;11 - 12&quot;;&quot;HSS&quot;;IF([.E200]=&quot;8 - 12&quot;;&quot;HS, HSS&quot;;IF([.E200]=&quot;8 - 10&quot;;&quot;HS&quot;;IF([.E200]=&quot;1 - 4&quot;;&quot;LP&quot;;IF([.E200]=&quot;5 -7&quot;;&quot;UP&quot;;IF([.E200]=&quot;1 - 5&quot;;&quot;LP, UP&quot;;IF([.E200]=&quot;5 - 10&quot;;&quot;UP, HS&quot;;IF([.E200]=&quot;1 - 7&quot;;&quot;LP, UP&quot;;IF([.E200]=&quot;1 -10&quot;;&quot;LP, UP, HS&quot;;IF([.E200]=&quot;1 - 12&quot;;&quot;LP, UP, HS, HSS&quot;;IF([.E200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unnummal</text:p>
          </table:table-cell>
          <table:table-cell table:number-columns-repeated="1016"/>
        </table:table-row>
        <table:table-row table:style-name="ro2"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16410" calcext:value-type="float">
            <text:p>16410</text:p>
          </table:table-cell>
          <table:table-cell table:style-name="ce17" office:value-type="string" calcext:value-type="string">
            <text:p>MLPS NARIPPATTA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201]=&quot;11 - 12&quot;;&quot;HSS&quot;;IF([.E201]=&quot;8 - 12&quot;;&quot;HS, HSS&quot;;IF([.E201]=&quot;8 - 10&quot;;&quot;HS&quot;;IF([.E201]=&quot;1 - 4&quot;;&quot;LP&quot;;IF([.E201]=&quot;5 -7&quot;;&quot;UP&quot;;IF([.E201]=&quot;1 - 5&quot;;&quot;LP, UP&quot;;IF([.E201]=&quot;5 - 10&quot;;&quot;UP, HS&quot;;IF([.E201]=&quot;1 - 7&quot;;&quot;LP, UP&quot;;IF([.E201]=&quot;1 -10&quot;;&quot;LP, UP, HS&quot;;IF([.E201]=&quot;1 - 12&quot;;&quot;LP, UP, HS, HSS&quot;;IF([.E201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unnummal</text:p>
          </table:table-cell>
          <table:table-cell table:number-columns-repeated="1016"/>
        </table:table-row>
        <table:table-row table:style-name="ro2">
          <table:table-cell table:style-name="ce17" office:value-type="float" office:value="201" calcext:value-type="float">
            <text:p>201</text:p>
          </table:table-cell>
          <table:table-cell table:style-name="ce17" office:value-type="float" office:value="16411" calcext:value-type="float">
            <text:p>16411</text:p>
          </table:table-cell>
          <table:table-cell table:style-name="ce17" office:value-type="string" calcext:value-type="string">
            <text:p>MLPS CHEEKKONNU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202]=&quot;11 - 12&quot;;&quot;HSS&quot;;IF([.E202]=&quot;8 - 12&quot;;&quot;HS, HSS&quot;;IF([.E202]=&quot;8 - 10&quot;;&quot;HS&quot;;IF([.E202]=&quot;1 - 4&quot;;&quot;LP&quot;;IF([.E202]=&quot;5 -7&quot;;&quot;UP&quot;;IF([.E202]=&quot;1 - 5&quot;;&quot;LP, UP&quot;;IF([.E202]=&quot;5 - 10&quot;;&quot;UP, HS&quot;;IF([.E202]=&quot;1 - 7&quot;;&quot;LP, UP&quot;;IF([.E202]=&quot;1 -10&quot;;&quot;LP, UP, HS&quot;;IF([.E202]=&quot;1 - 12&quot;;&quot;LP, UP, HS, HSS&quot;;IF([.E202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unnummal</text:p>
          </table:table-cell>
          <table:table-cell table:number-columns-repeated="1016"/>
        </table:table-row>
        <table:table-row table:style-name="ro2">
          <table:table-cell table:style-name="ce17" office:value-type="float" office:value="202" calcext:value-type="float">
            <text:p>202</text:p>
          </table:table-cell>
          <table:table-cell table:style-name="ce17" office:value-type="float" office:value="16414" calcext:value-type="float">
            <text:p>16414</text:p>
          </table:table-cell>
          <table:table-cell table:style-name="ce17" office:value-type="string" calcext:value-type="string">
            <text:p>LPS NARIPATTA SOUTH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203]=&quot;11 - 12&quot;;&quot;HSS&quot;;IF([.E203]=&quot;8 - 12&quot;;&quot;HS, HSS&quot;;IF([.E203]=&quot;8 - 10&quot;;&quot;HS&quot;;IF([.E203]=&quot;1 - 4&quot;;&quot;LP&quot;;IF([.E203]=&quot;5 -7&quot;;&quot;UP&quot;;IF([.E203]=&quot;1 - 5&quot;;&quot;LP, UP&quot;;IF([.E203]=&quot;5 - 10&quot;;&quot;UP, HS&quot;;IF([.E203]=&quot;1 - 7&quot;;&quot;LP, UP&quot;;IF([.E203]=&quot;1 -10&quot;;&quot;LP, UP, HS&quot;;IF([.E203]=&quot;1 - 12&quot;;&quot;LP, UP, HS, HSS&quot;;IF([.E203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unnummal</text:p>
          </table:table-cell>
          <table:table-cell table:number-columns-repeated="1016"/>
        </table:table-row>
        <table:table-row table:style-name="ro2">
          <table:table-cell table:style-name="ce17" office:value-type="float" office:value="203" calcext:value-type="float">
            <text:p>203</text:p>
          </table:table-cell>
          <table:table-cell table:style-name="ce17" office:value-type="float" office:value="16416" calcext:value-type="float">
            <text:p>16416</text:p>
          </table:table-cell>
          <table:table-cell table:style-name="ce17" office:value-type="string" calcext:value-type="string">
            <text:p>ST MARYS LPS KARINGAD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204]=&quot;11 - 12&quot;;&quot;HSS&quot;;IF([.E204]=&quot;8 - 12&quot;;&quot;HS, HSS&quot;;IF([.E204]=&quot;8 - 10&quot;;&quot;HS&quot;;IF([.E204]=&quot;1 - 4&quot;;&quot;LP&quot;;IF([.E204]=&quot;5 -7&quot;;&quot;UP&quot;;IF([.E204]=&quot;1 - 5&quot;;&quot;LP, UP&quot;;IF([.E204]=&quot;5 - 10&quot;;&quot;UP, HS&quot;;IF([.E204]=&quot;1 - 7&quot;;&quot;LP, UP&quot;;IF([.E204]=&quot;1 -10&quot;;&quot;LP, UP, HS&quot;;IF([.E204]=&quot;1 - 12&quot;;&quot;LP, UP, HS, HSS&quot;;IF([.E204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unnummal</text:p>
          </table:table-cell>
          <table:table-cell table:number-columns-repeated="1016"/>
        </table:table-row>
        <table:table-row table:style-name="ro2">
          <table:table-cell table:style-name="ce17" office:value-type="float" office:value="204" calcext:value-type="float">
            <text:p>204</text:p>
          </table:table-cell>
          <table:table-cell table:style-name="ce17" office:value-type="float" office:value="16417" calcext:value-type="float">
            <text:p>16417</text:p>
          </table:table-cell>
          <table:table-cell table:style-name="ce17" office:value-type="string" calcext:value-type="string">
            <text:p>ST. JOSEPHS LPS POOTHAMPARA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205]=&quot;11 - 12&quot;;&quot;HSS&quot;;IF([.E205]=&quot;8 - 12&quot;;&quot;HS, HSS&quot;;IF([.E205]=&quot;8 - 10&quot;;&quot;HS&quot;;IF([.E205]=&quot;1 - 4&quot;;&quot;LP&quot;;IF([.E205]=&quot;5 -7&quot;;&quot;UP&quot;;IF([.E205]=&quot;1 - 5&quot;;&quot;LP, UP&quot;;IF([.E205]=&quot;5 - 10&quot;;&quot;UP, HS&quot;;IF([.E205]=&quot;1 - 7&quot;;&quot;LP, UP&quot;;IF([.E205]=&quot;1 -10&quot;;&quot;LP, UP, HS&quot;;IF([.E205]=&quot;1 - 12&quot;;&quot;LP, UP, HS, HSS&quot;;IF([.E205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unnummal</text:p>
          </table:table-cell>
          <table:table-cell table:number-columns-repeated="1016"/>
        </table:table-row>
        <table:table-row table:style-name="ro2">
          <table:table-cell table:style-name="ce17" office:value-type="float" office:value="205" calcext:value-type="float">
            <text:p>205</text:p>
          </table:table-cell>
          <table:table-cell table:style-name="ce17" office:value-type="float" office:value="16418" calcext:value-type="float">
            <text:p>16418</text:p>
          </table:table-cell>
          <table:table-cell table:style-name="ce17" office:value-type="string" calcext:value-type="string">
            <text:p>MLPS ADUKKATH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206]=&quot;11 - 12&quot;;&quot;HSS&quot;;IF([.E206]=&quot;8 - 12&quot;;&quot;HS, HSS&quot;;IF([.E206]=&quot;8 - 10&quot;;&quot;HS&quot;;IF([.E206]=&quot;1 - 4&quot;;&quot;LP&quot;;IF([.E206]=&quot;5 -7&quot;;&quot;UP&quot;;IF([.E206]=&quot;1 - 5&quot;;&quot;LP, UP&quot;;IF([.E206]=&quot;5 - 10&quot;;&quot;UP, HS&quot;;IF([.E206]=&quot;1 - 7&quot;;&quot;LP, UP&quot;;IF([.E206]=&quot;1 -10&quot;;&quot;LP, UP, HS&quot;;IF([.E206]=&quot;1 - 12&quot;;&quot;LP, UP, HS, HSS&quot;;IF([.E206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unnummal</text:p>
          </table:table-cell>
          <table:table-cell table:number-columns-repeated="1016"/>
        </table:table-row>
        <table:table-row table:style-name="ro2">
          <table:table-cell table:style-name="ce17" office:value-type="float" office:value="206" calcext:value-type="float">
            <text:p>206</text:p>
          </table:table-cell>
          <table:table-cell table:style-name="ce17" office:value-type="float" office:value="16419" calcext:value-type="float">
            <text:p>16419</text:p>
          </table:table-cell>
          <table:table-cell table:style-name="ce17" office:value-type="string" calcext:value-type="string">
            <text:p>LPS KALLAT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207]=&quot;11 - 12&quot;;&quot;HSS&quot;;IF([.E207]=&quot;8 - 12&quot;;&quot;HS, HSS&quot;;IF([.E207]=&quot;8 - 10&quot;;&quot;HS&quot;;IF([.E207]=&quot;1 - 4&quot;;&quot;LP&quot;;IF([.E207]=&quot;5 -7&quot;;&quot;UP&quot;;IF([.E207]=&quot;1 - 5&quot;;&quot;LP, UP&quot;;IF([.E207]=&quot;5 - 10&quot;;&quot;UP, HS&quot;;IF([.E207]=&quot;1 - 7&quot;;&quot;LP, UP&quot;;IF([.E207]=&quot;1 -10&quot;;&quot;LP, UP, HS&quot;;IF([.E207]=&quot;1 - 12&quot;;&quot;LP, UP, HS, HSS&quot;;IF([.E207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unnummal</text:p>
          </table:table-cell>
          <table:table-cell table:number-columns-repeated="1016"/>
        </table:table-row>
        <table:table-row table:style-name="ro2">
          <table:table-cell table:style-name="ce17" office:value-type="float" office:value="207" calcext:value-type="float">
            <text:p>207</text:p>
          </table:table-cell>
          <table:table-cell table:style-name="ce17" office:value-type="float" office:value="16424" calcext:value-type="float">
            <text:p>16424</text:p>
          </table:table-cell>
          <table:table-cell table:style-name="ce17" office:value-type="string" calcext:value-type="string">
            <text:p>ST MARYS LPS MARUTHONKARA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208]=&quot;11 - 12&quot;;&quot;HSS&quot;;IF([.E208]=&quot;8 - 12&quot;;&quot;HS, HSS&quot;;IF([.E208]=&quot;8 - 10&quot;;&quot;HS&quot;;IF([.E208]=&quot;1 - 4&quot;;&quot;LP&quot;;IF([.E208]=&quot;5 -7&quot;;&quot;UP&quot;;IF([.E208]=&quot;1 - 5&quot;;&quot;LP, UP&quot;;IF([.E208]=&quot;5 - 10&quot;;&quot;UP, HS&quot;;IF([.E208]=&quot;1 - 7&quot;;&quot;LP, UP&quot;;IF([.E208]=&quot;1 -10&quot;;&quot;LP, UP, HS&quot;;IF([.E208]=&quot;1 - 12&quot;;&quot;LP, UP, HS, HSS&quot;;IF([.E208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unnummal</text:p>
          </table:table-cell>
          <table:table-cell table:number-columns-repeated="1016"/>
        </table:table-row>
        <table:table-row table:style-name="ro2">
          <table:table-cell table:style-name="ce17" office:value-type="float" office:value="208" calcext:value-type="float">
            <text:p>208</text:p>
          </table:table-cell>
          <table:table-cell table:style-name="ce17" office:value-type="float" office:value="16425" calcext:value-type="float">
            <text:p>16425</text:p>
          </table:table-cell>
          <table:table-cell table:style-name="ce17" office:value-type="string" calcext:value-type="string">
            <text:p>LPS ADUKKATH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209]=&quot;11 - 12&quot;;&quot;HSS&quot;;IF([.E209]=&quot;8 - 12&quot;;&quot;HS, HSS&quot;;IF([.E209]=&quot;8 - 10&quot;;&quot;HS&quot;;IF([.E209]=&quot;1 - 4&quot;;&quot;LP&quot;;IF([.E209]=&quot;5 -7&quot;;&quot;UP&quot;;IF([.E209]=&quot;1 - 5&quot;;&quot;LP, UP&quot;;IF([.E209]=&quot;5 - 10&quot;;&quot;UP, HS&quot;;IF([.E209]=&quot;1 - 7&quot;;&quot;LP, UP&quot;;IF([.E209]=&quot;1 -10&quot;;&quot;LP, UP, HS&quot;;IF([.E209]=&quot;1 - 12&quot;;&quot;LP, UP, HS, HSS&quot;;IF([.E209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unnummal</text:p>
          </table:table-cell>
          <table:table-cell table:number-columns-repeated="1016"/>
        </table:table-row>
        <table:table-row table:style-name="ro2">
          <table:table-cell table:style-name="ce17" office:value-type="float" office:value="209" calcext:value-type="float">
            <text:p>209</text:p>
          </table:table-cell>
          <table:table-cell table:style-name="ce17" office:value-type="float" office:value="16428" calcext:value-type="float">
            <text:p>16428</text:p>
          </table:table-cell>
          <table:table-cell table:style-name="ce17" office:value-type="string" calcext:value-type="string">
            <text:p>MLPS CHERAPURAM NORTH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210]=&quot;11 - 12&quot;;&quot;HSS&quot;;IF([.E210]=&quot;8 - 12&quot;;&quot;HS, HSS&quot;;IF([.E210]=&quot;8 - 10&quot;;&quot;HS&quot;;IF([.E210]=&quot;1 - 4&quot;;&quot;LP&quot;;IF([.E210]=&quot;5 -7&quot;;&quot;UP&quot;;IF([.E210]=&quot;1 - 5&quot;;&quot;LP, UP&quot;;IF([.E210]=&quot;5 - 10&quot;;&quot;UP, HS&quot;;IF([.E210]=&quot;1 - 7&quot;;&quot;LP, UP&quot;;IF([.E210]=&quot;1 -10&quot;;&quot;LP, UP, HS&quot;;IF([.E210]=&quot;1 - 12&quot;;&quot;LP, UP, HS, HSS&quot;;IF([.E210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unnummal</text:p>
          </table:table-cell>
          <table:table-cell table:number-columns-repeated="1016"/>
        </table:table-row>
        <table:table-row table:style-name="ro2">
          <table:table-cell table:style-name="ce17" office:value-type="float" office:value="210" calcext:value-type="float">
            <text:p>210</text:p>
          </table:table-cell>
          <table:table-cell table:style-name="ce17" office:value-type="float" office:value="16429" calcext:value-type="float">
            <text:p>16429</text:p>
          </table:table-cell>
          <table:table-cell table:style-name="ce17" office:value-type="string" calcext:value-type="string">
            <text:p>MLPS CHERAPURAM EAST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211]=&quot;11 - 12&quot;;&quot;HSS&quot;;IF([.E211]=&quot;8 - 12&quot;;&quot;HS, HSS&quot;;IF([.E211]=&quot;8 - 10&quot;;&quot;HS&quot;;IF([.E211]=&quot;1 - 4&quot;;&quot;LP&quot;;IF([.E211]=&quot;5 -7&quot;;&quot;UP&quot;;IF([.E211]=&quot;1 - 5&quot;;&quot;LP, UP&quot;;IF([.E211]=&quot;5 - 10&quot;;&quot;UP, HS&quot;;IF([.E211]=&quot;1 - 7&quot;;&quot;LP, UP&quot;;IF([.E211]=&quot;1 -10&quot;;&quot;LP, UP, HS&quot;;IF([.E211]=&quot;1 - 12&quot;;&quot;LP, UP, HS, HSS&quot;;IF([.E211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unnummal</text:p>
          </table:table-cell>
          <table:table-cell table:number-columns-repeated="1016"/>
        </table:table-row>
        <table:table-row table:style-name="ro2">
          <table:table-cell table:style-name="ce17" office:value-type="float" office:value="211" calcext:value-type="float">
            <text:p>211</text:p>
          </table:table-cell>
          <table:table-cell table:style-name="ce17" office:value-type="float" office:value="16430" calcext:value-type="float">
            <text:p>16430</text:p>
          </table:table-cell>
          <table:table-cell table:style-name="ce17" office:value-type="string" calcext:value-type="string">
            <text:p>LPS VELOM SOUTH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212]=&quot;11 - 12&quot;;&quot;HSS&quot;;IF([.E212]=&quot;8 - 12&quot;;&quot;HS, HSS&quot;;IF([.E212]=&quot;8 - 10&quot;;&quot;HS&quot;;IF([.E212]=&quot;1 - 4&quot;;&quot;LP&quot;;IF([.E212]=&quot;5 -7&quot;;&quot;UP&quot;;IF([.E212]=&quot;1 - 5&quot;;&quot;LP, UP&quot;;IF([.E212]=&quot;5 - 10&quot;;&quot;UP, HS&quot;;IF([.E212]=&quot;1 - 7&quot;;&quot;LP, UP&quot;;IF([.E212]=&quot;1 -10&quot;;&quot;LP, UP, HS&quot;;IF([.E212]=&quot;1 - 12&quot;;&quot;LP, UP, HS, HSS&quot;;IF([.E212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unnummal</text:p>
          </table:table-cell>
          <table:table-cell table:number-columns-repeated="1016"/>
        </table:table-row>
        <table:table-row table:style-name="ro2">
          <table:table-cell table:style-name="ce17" office:value-type="float" office:value="212" calcext:value-type="float">
            <text:p>212</text:p>
          </table:table-cell>
          <table:table-cell table:style-name="ce17" office:value-type="float" office:value="16431" calcext:value-type="float">
            <text:p>16431</text:p>
          </table:table-cell>
          <table:table-cell table:style-name="ce17" office:value-type="string" calcext:value-type="string">
            <text:p>MDLPS VELOM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213]=&quot;11 - 12&quot;;&quot;HSS&quot;;IF([.E213]=&quot;8 - 12&quot;;&quot;HS, HSS&quot;;IF([.E213]=&quot;8 - 10&quot;;&quot;HS&quot;;IF([.E213]=&quot;1 - 4&quot;;&quot;LP&quot;;IF([.E213]=&quot;5 -7&quot;;&quot;UP&quot;;IF([.E213]=&quot;1 - 5&quot;;&quot;LP, UP&quot;;IF([.E213]=&quot;5 - 10&quot;;&quot;UP, HS&quot;;IF([.E213]=&quot;1 - 7&quot;;&quot;LP, UP&quot;;IF([.E213]=&quot;1 -10&quot;;&quot;LP, UP, HS&quot;;IF([.E213]=&quot;1 - 12&quot;;&quot;LP, UP, HS, HSS&quot;;IF([.E213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unnummal</text:p>
          </table:table-cell>
          <table:table-cell table:number-columns-repeated="1016"/>
        </table:table-row>
        <table:table-row table:style-name="ro2">
          <table:table-cell table:style-name="ce17" office:value-type="float" office:value="213" calcext:value-type="float">
            <text:p>213</text:p>
          </table:table-cell>
          <table:table-cell table:style-name="ce17" office:value-type="float" office:value="16432" calcext:value-type="float">
            <text:p>16432</text:p>
          </table:table-cell>
          <table:table-cell table:style-name="ce17" office:value-type="string" calcext:value-type="string">
            <text:p>CHERAPURAM NEW LP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214]=&quot;11 - 12&quot;;&quot;HSS&quot;;IF([.E214]=&quot;8 - 12&quot;;&quot;HS, HSS&quot;;IF([.E214]=&quot;8 - 10&quot;;&quot;HS&quot;;IF([.E214]=&quot;1 - 4&quot;;&quot;LP&quot;;IF([.E214]=&quot;5 -7&quot;;&quot;UP&quot;;IF([.E214]=&quot;1 - 5&quot;;&quot;LP, UP&quot;;IF([.E214]=&quot;5 - 10&quot;;&quot;UP, HS&quot;;IF([.E214]=&quot;1 - 7&quot;;&quot;LP, UP&quot;;IF([.E214]=&quot;1 -10&quot;;&quot;LP, UP, HS&quot;;IF([.E214]=&quot;1 - 12&quot;;&quot;LP, UP, HS, HSS&quot;;IF([.E214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unnummal</text:p>
          </table:table-cell>
          <table:table-cell table:number-columns-repeated="1016"/>
        </table:table-row>
        <table:table-row table:style-name="ro2">
          <table:table-cell table:style-name="ce17" office:value-type="float" office:value="214" calcext:value-type="float">
            <text:p>214</text:p>
          </table:table-cell>
          <table:table-cell table:style-name="ce17" office:value-type="float" office:value="16434" calcext:value-type="float">
            <text:p>16434</text:p>
          </table:table-cell>
          <table:table-cell table:style-name="ce17" office:value-type="string" calcext:value-type="string">
            <text:p>MLPS CHERAPURAM SOUTH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215]=&quot;11 - 12&quot;;&quot;HSS&quot;;IF([.E215]=&quot;8 - 12&quot;;&quot;HS, HSS&quot;;IF([.E215]=&quot;8 - 10&quot;;&quot;HS&quot;;IF([.E215]=&quot;1 - 4&quot;;&quot;LP&quot;;IF([.E215]=&quot;5 -7&quot;;&quot;UP&quot;;IF([.E215]=&quot;1 - 5&quot;;&quot;LP, UP&quot;;IF([.E215]=&quot;5 - 10&quot;;&quot;UP, HS&quot;;IF([.E215]=&quot;1 - 7&quot;;&quot;LP, UP&quot;;IF([.E215]=&quot;1 -10&quot;;&quot;LP, UP, HS&quot;;IF([.E215]=&quot;1 - 12&quot;;&quot;LP, UP, HS, HSS&quot;;IF([.E215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unnummal</text:p>
          </table:table-cell>
          <table:table-cell table:number-columns-repeated="1016"/>
        </table:table-row>
        <table:table-row table:style-name="ro2">
          <table:table-cell table:style-name="ce17" office:value-type="float" office:value="215" calcext:value-type="float">
            <text:p>215</text:p>
          </table:table-cell>
          <table:table-cell table:style-name="ce17" office:value-type="float" office:value="16435" calcext:value-type="float">
            <text:p>16435</text:p>
          </table:table-cell>
          <table:table-cell table:style-name="ce17" office:value-type="string" calcext:value-type="string">
            <text:p>LPS VATTOLI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216]=&quot;11 - 12&quot;;&quot;HSS&quot;;IF([.E216]=&quot;8 - 12&quot;;&quot;HS, HSS&quot;;IF([.E216]=&quot;8 - 10&quot;;&quot;HS&quot;;IF([.E216]=&quot;1 - 4&quot;;&quot;LP&quot;;IF([.E216]=&quot;5 -7&quot;;&quot;UP&quot;;IF([.E216]=&quot;1 - 5&quot;;&quot;LP, UP&quot;;IF([.E216]=&quot;5 - 10&quot;;&quot;UP, HS&quot;;IF([.E216]=&quot;1 - 7&quot;;&quot;LP, UP&quot;;IF([.E216]=&quot;1 -10&quot;;&quot;LP, UP, HS&quot;;IF([.E216]=&quot;1 - 12&quot;;&quot;LP, UP, HS, HSS&quot;;IF([.E216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unnummal</text:p>
          </table:table-cell>
          <table:table-cell table:number-columns-repeated="1016"/>
        </table:table-row>
        <table:table-row table:style-name="ro2">
          <table:table-cell table:style-name="ce17" office:value-type="float" office:value="216" calcext:value-type="float">
            <text:p>216</text:p>
          </table:table-cell>
          <table:table-cell table:style-name="ce17" office:value-type="float" office:value="16436" calcext:value-type="float">
            <text:p>16436</text:p>
          </table:table-cell>
          <table:table-cell table:style-name="ce17" office:value-type="string" calcext:value-type="string">
            <text:p>MLPS KUNNUMMAL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217]=&quot;11 - 12&quot;;&quot;HSS&quot;;IF([.E217]=&quot;8 - 12&quot;;&quot;HS, HSS&quot;;IF([.E217]=&quot;8 - 10&quot;;&quot;HS&quot;;IF([.E217]=&quot;1 - 4&quot;;&quot;LP&quot;;IF([.E217]=&quot;5 -7&quot;;&quot;UP&quot;;IF([.E217]=&quot;1 - 5&quot;;&quot;LP, UP&quot;;IF([.E217]=&quot;5 - 10&quot;;&quot;UP, HS&quot;;IF([.E217]=&quot;1 - 7&quot;;&quot;LP, UP&quot;;IF([.E217]=&quot;1 -10&quot;;&quot;LP, UP, HS&quot;;IF([.E217]=&quot;1 - 12&quot;;&quot;LP, UP, HS, HSS&quot;;IF([.E217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unnummal</text:p>
          </table:table-cell>
          <table:table-cell table:number-columns-repeated="1016"/>
        </table:table-row>
        <table:table-row table:style-name="ro2">
          <table:table-cell table:style-name="ce17" office:value-type="float" office:value="217" calcext:value-type="float">
            <text:p>217</text:p>
          </table:table-cell>
          <table:table-cell table:style-name="ce17" office:value-type="float" office:value="16437" calcext:value-type="float">
            <text:p>16437</text:p>
          </table:table-cell>
          <table:table-cell table:style-name="ce17" office:value-type="string" calcext:value-type="string">
            <text:p>LPS PARAYIL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218]=&quot;11 - 12&quot;;&quot;HSS&quot;;IF([.E218]=&quot;8 - 12&quot;;&quot;HS, HSS&quot;;IF([.E218]=&quot;8 - 10&quot;;&quot;HS&quot;;IF([.E218]=&quot;1 - 4&quot;;&quot;LP&quot;;IF([.E218]=&quot;5 -7&quot;;&quot;UP&quot;;IF([.E218]=&quot;1 - 5&quot;;&quot;LP, UP&quot;;IF([.E218]=&quot;5 - 10&quot;;&quot;UP, HS&quot;;IF([.E218]=&quot;1 - 7&quot;;&quot;LP, UP&quot;;IF([.E218]=&quot;1 -10&quot;;&quot;LP, UP, HS&quot;;IF([.E218]=&quot;1 - 12&quot;;&quot;LP, UP, HS, HSS&quot;;IF([.E218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unnummal</text:p>
          </table:table-cell>
          <table:table-cell table:number-columns-repeated="1016"/>
        </table:table-row>
        <table:table-row table:style-name="ro2">
          <table:table-cell table:style-name="ce17" office:value-type="float" office:value="218" calcext:value-type="float">
            <text:p>218</text:p>
          </table:table-cell>
          <table:table-cell table:style-name="ce17" office:value-type="float" office:value="16438" calcext:value-type="float">
            <text:p>16438</text:p>
          </table:table-cell>
          <table:table-cell table:style-name="ce17" office:value-type="string" calcext:value-type="string">
            <text:p>LVLPS KUNNUMMAL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219]=&quot;11 - 12&quot;;&quot;HSS&quot;;IF([.E219]=&quot;8 - 12&quot;;&quot;HS, HSS&quot;;IF([.E219]=&quot;8 - 10&quot;;&quot;HS&quot;;IF([.E219]=&quot;1 - 4&quot;;&quot;LP&quot;;IF([.E219]=&quot;5 -7&quot;;&quot;UP&quot;;IF([.E219]=&quot;1 - 5&quot;;&quot;LP, UP&quot;;IF([.E219]=&quot;5 - 10&quot;;&quot;UP, HS&quot;;IF([.E219]=&quot;1 - 7&quot;;&quot;LP, UP&quot;;IF([.E219]=&quot;1 -10&quot;;&quot;LP, UP, HS&quot;;IF([.E219]=&quot;1 - 12&quot;;&quot;LP, UP, HS, HSS&quot;;IF([.E219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unnummal</text:p>
          </table:table-cell>
          <table:table-cell table:number-columns-repeated="1016"/>
        </table:table-row>
        <table:table-row table:style-name="ro2">
          <table:table-cell table:style-name="ce17" office:value-type="float" office:value="219" calcext:value-type="float">
            <text:p>219</text:p>
          </table:table-cell>
          <table:table-cell table:style-name="ce17" office:value-type="float" office:value="16439" calcext:value-type="float">
            <text:p>16439</text:p>
          </table:table-cell>
          <table:table-cell table:style-name="ce17" office:value-type="string" calcext:value-type="string">
            <text:p>LPS MOKERI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220]=&quot;11 - 12&quot;;&quot;HSS&quot;;IF([.E220]=&quot;8 - 12&quot;;&quot;HS, HSS&quot;;IF([.E220]=&quot;8 - 10&quot;;&quot;HS&quot;;IF([.E220]=&quot;1 - 4&quot;;&quot;LP&quot;;IF([.E220]=&quot;5 -7&quot;;&quot;UP&quot;;IF([.E220]=&quot;1 - 5&quot;;&quot;LP, UP&quot;;IF([.E220]=&quot;5 - 10&quot;;&quot;UP, HS&quot;;IF([.E220]=&quot;1 - 7&quot;;&quot;LP, UP&quot;;IF([.E220]=&quot;1 -10&quot;;&quot;LP, UP, HS&quot;;IF([.E220]=&quot;1 - 12&quot;;&quot;LP, UP, HS, HSS&quot;;IF([.E220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unnummal</text:p>
          </table:table-cell>
          <table:table-cell table:number-columns-repeated="1016"/>
        </table:table-row>
        <table:table-row table:style-name="ro2">
          <table:table-cell table:style-name="ce17" office:value-type="float" office:value="220" calcext:value-type="float">
            <text:p>220</text:p>
          </table:table-cell>
          <table:table-cell table:style-name="ce17" office:value-type="float" office:value="16440" calcext:value-type="float">
            <text:p>16440</text:p>
          </table:table-cell>
          <table:table-cell table:style-name="ce17" office:value-type="string" calcext:value-type="string">
            <text:p>KUNNUMMAL SOUTH MLP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221]=&quot;11 - 12&quot;;&quot;HSS&quot;;IF([.E221]=&quot;8 - 12&quot;;&quot;HS, HSS&quot;;IF([.E221]=&quot;8 - 10&quot;;&quot;HS&quot;;IF([.E221]=&quot;1 - 4&quot;;&quot;LP&quot;;IF([.E221]=&quot;5 -7&quot;;&quot;UP&quot;;IF([.E221]=&quot;1 - 5&quot;;&quot;LP, UP&quot;;IF([.E221]=&quot;5 - 10&quot;;&quot;UP, HS&quot;;IF([.E221]=&quot;1 - 7&quot;;&quot;LP, UP&quot;;IF([.E221]=&quot;1 -10&quot;;&quot;LP, UP, HS&quot;;IF([.E221]=&quot;1 - 12&quot;;&quot;LP, UP, HS, HSS&quot;;IF([.E221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unnummal</text:p>
          </table:table-cell>
          <table:table-cell table:number-columns-repeated="1016"/>
        </table:table-row>
        <table:table-row table:style-name="ro2">
          <table:table-cell table:style-name="ce17" office:value-type="float" office:value="221" calcext:value-type="float">
            <text:p>221</text:p>
          </table:table-cell>
          <table:table-cell table:style-name="ce17" office:value-type="float" office:value="16441" calcext:value-type="float">
            <text:p>16441</text:p>
          </table:table-cell>
          <table:table-cell table:style-name="ce17" office:value-type="string" calcext:value-type="string">
            <text:p>LPS URATH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222]=&quot;11 - 12&quot;;&quot;HSS&quot;;IF([.E222]=&quot;8 - 12&quot;;&quot;HS, HSS&quot;;IF([.E222]=&quot;8 - 10&quot;;&quot;HS&quot;;IF([.E222]=&quot;1 - 4&quot;;&quot;LP&quot;;IF([.E222]=&quot;5 -7&quot;;&quot;UP&quot;;IF([.E222]=&quot;1 - 5&quot;;&quot;LP, UP&quot;;IF([.E222]=&quot;5 - 10&quot;;&quot;UP, HS&quot;;IF([.E222]=&quot;1 - 7&quot;;&quot;LP, UP&quot;;IF([.E222]=&quot;1 -10&quot;;&quot;LP, UP, HS&quot;;IF([.E222]=&quot;1 - 12&quot;;&quot;LP, UP, HS, HSS&quot;;IF([.E222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unnummal</text:p>
          </table:table-cell>
          <table:table-cell table:number-columns-repeated="1016"/>
        </table:table-row>
        <table:table-row table:style-name="ro2">
          <table:table-cell table:style-name="ce17" office:value-type="float" office:value="222" calcext:value-type="float">
            <text:p>222</text:p>
          </table:table-cell>
          <table:table-cell table:style-name="ce17" office:value-type="float" office:value="16442" calcext:value-type="float">
            <text:p>16442</text:p>
          </table:table-cell>
          <table:table-cell table:style-name="ce17" office:value-type="string" calcext:value-type="string">
            <text:p>LPS NITTOOR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223]=&quot;11 - 12&quot;;&quot;HSS&quot;;IF([.E223]=&quot;8 - 12&quot;;&quot;HS, HSS&quot;;IF([.E223]=&quot;8 - 10&quot;;&quot;HS&quot;;IF([.E223]=&quot;1 - 4&quot;;&quot;LP&quot;;IF([.E223]=&quot;5 -7&quot;;&quot;UP&quot;;IF([.E223]=&quot;1 - 5&quot;;&quot;LP, UP&quot;;IF([.E223]=&quot;5 - 10&quot;;&quot;UP, HS&quot;;IF([.E223]=&quot;1 - 7&quot;;&quot;LP, UP&quot;;IF([.E223]=&quot;1 -10&quot;;&quot;LP, UP, HS&quot;;IF([.E223]=&quot;1 - 12&quot;;&quot;LP, UP, HS, HSS&quot;;IF([.E223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unnummal</text:p>
          </table:table-cell>
          <table:table-cell table:number-columns-repeated="1016"/>
        </table:table-row>
        <table:table-row table:style-name="ro2">
          <table:table-cell table:style-name="ce17" office:value-type="float" office:value="223" calcext:value-type="float">
            <text:p>223</text:p>
          </table:table-cell>
          <table:table-cell table:style-name="ce17" office:value-type="float" office:value="16443" calcext:value-type="float">
            <text:p>16443</text:p>
          </table:table-cell>
          <table:table-cell table:style-name="ce17" office:value-type="string" calcext:value-type="string">
            <text:p>MLPS NITTOOR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224]=&quot;11 - 12&quot;;&quot;HSS&quot;;IF([.E224]=&quot;8 - 12&quot;;&quot;HS, HSS&quot;;IF([.E224]=&quot;8 - 10&quot;;&quot;HS&quot;;IF([.E224]=&quot;1 - 4&quot;;&quot;LP&quot;;IF([.E224]=&quot;5 -7&quot;;&quot;UP&quot;;IF([.E224]=&quot;1 - 5&quot;;&quot;LP, UP&quot;;IF([.E224]=&quot;5 - 10&quot;;&quot;UP, HS&quot;;IF([.E224]=&quot;1 - 7&quot;;&quot;LP, UP&quot;;IF([.E224]=&quot;1 -10&quot;;&quot;LP, UP, HS&quot;;IF([.E224]=&quot;1 - 12&quot;;&quot;LP, UP, HS, HSS&quot;;IF([.E224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unnummal</text:p>
          </table:table-cell>
          <table:table-cell table:number-columns-repeated="1016"/>
        </table:table-row>
        <table:table-row table:style-name="ro2">
          <table:table-cell table:style-name="ce17" office:value-type="float" office:value="224" calcext:value-type="float">
            <text:p>224</text:p>
          </table:table-cell>
          <table:table-cell table:style-name="ce17" office:value-type="float" office:value="16444" calcext:value-type="float">
            <text:p>16444</text:p>
          </table:table-cell>
          <table:table-cell table:style-name="ce17" office:value-type="string" calcext:value-type="string">
            <text:p>LPS VATAYAM SOUTH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225]=&quot;11 - 12&quot;;&quot;HSS&quot;;IF([.E225]=&quot;8 - 12&quot;;&quot;HS, HSS&quot;;IF([.E225]=&quot;8 - 10&quot;;&quot;HS&quot;;IF([.E225]=&quot;1 - 4&quot;;&quot;LP&quot;;IF([.E225]=&quot;5 -7&quot;;&quot;UP&quot;;IF([.E225]=&quot;1 - 5&quot;;&quot;LP, UP&quot;;IF([.E225]=&quot;5 - 10&quot;;&quot;UP, HS&quot;;IF([.E225]=&quot;1 - 7&quot;;&quot;LP, UP&quot;;IF([.E225]=&quot;1 -10&quot;;&quot;LP, UP, HS&quot;;IF([.E225]=&quot;1 - 12&quot;;&quot;LP, UP, HS, HSS&quot;;IF([.E225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unnummal</text:p>
          </table:table-cell>
          <table:table-cell table:number-columns-repeated="1016"/>
        </table:table-row>
        <table:table-row table:style-name="ro2">
          <table:table-cell table:style-name="ce17" office:value-type="float" office:value="225" calcext:value-type="float">
            <text:p>225</text:p>
          </table:table-cell>
          <table:table-cell table:style-name="ce17" office:value-type="float" office:value="16445" calcext:value-type="float">
            <text:p>16445</text:p>
          </table:table-cell>
          <table:table-cell table:style-name="ce17" office:value-type="string" calcext:value-type="string">
            <text:p>LPS VATAYAM NORTH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226]=&quot;11 - 12&quot;;&quot;HSS&quot;;IF([.E226]=&quot;8 - 12&quot;;&quot;HS, HSS&quot;;IF([.E226]=&quot;8 - 10&quot;;&quot;HS&quot;;IF([.E226]=&quot;1 - 4&quot;;&quot;LP&quot;;IF([.E226]=&quot;5 -7&quot;;&quot;UP&quot;;IF([.E226]=&quot;1 - 5&quot;;&quot;LP, UP&quot;;IF([.E226]=&quot;5 - 10&quot;;&quot;UP, HS&quot;;IF([.E226]=&quot;1 - 7&quot;;&quot;LP, UP&quot;;IF([.E226]=&quot;1 -10&quot;;&quot;LP, UP, HS&quot;;IF([.E226]=&quot;1 - 12&quot;;&quot;LP, UP, HS, HSS&quot;;IF([.E226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unnummal</text:p>
          </table:table-cell>
          <table:table-cell table:number-columns-repeated="1016"/>
        </table:table-row>
        <table:table-row table:style-name="ro2">
          <table:table-cell table:style-name="ce17" office:value-type="float" office:value="226" calcext:value-type="float">
            <text:p>226</text:p>
          </table:table-cell>
          <table:table-cell table:style-name="ce17" office:value-type="float" office:value="16446" calcext:value-type="float">
            <text:p>16446</text:p>
          </table:table-cell>
          <table:table-cell table:style-name="ce17" office:value-type="string" calcext:value-type="string">
            <text:p>LPS KANNATTY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227]=&quot;11 - 12&quot;;&quot;HSS&quot;;IF([.E227]=&quot;8 - 12&quot;;&quot;HS, HSS&quot;;IF([.E227]=&quot;8 - 10&quot;;&quot;HS&quot;;IF([.E227]=&quot;1 - 4&quot;;&quot;LP&quot;;IF([.E227]=&quot;5 -7&quot;;&quot;UP&quot;;IF([.E227]=&quot;1 - 5&quot;;&quot;LP, UP&quot;;IF([.E227]=&quot;5 - 10&quot;;&quot;UP, HS&quot;;IF([.E227]=&quot;1 - 7&quot;;&quot;LP, UP&quot;;IF([.E227]=&quot;1 -10&quot;;&quot;LP, UP, HS&quot;;IF([.E227]=&quot;1 - 12&quot;;&quot;LP, UP, HS, HSS&quot;;IF([.E227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unnummal</text:p>
          </table:table-cell>
          <table:table-cell table:number-columns-repeated="1016"/>
        </table:table-row>
        <table:table-row table:style-name="ro2">
          <table:table-cell table:style-name="ce17" office:value-type="float" office:value="227" calcext:value-type="float">
            <text:p>227</text:p>
          </table:table-cell>
          <table:table-cell table:style-name="ce17" office:value-type="float" office:value="16450" calcext:value-type="float">
            <text:p>16450</text:p>
          </table:table-cell>
          <table:table-cell table:style-name="ce17" office:value-type="string" calcext:value-type="string">
            <text:p>MLPS PALLERI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228]=&quot;11 - 12&quot;;&quot;HSS&quot;;IF([.E228]=&quot;8 - 12&quot;;&quot;HS, HSS&quot;;IF([.E228]=&quot;8 - 10&quot;;&quot;HS&quot;;IF([.E228]=&quot;1 - 4&quot;;&quot;LP&quot;;IF([.E228]=&quot;5 -7&quot;;&quot;UP&quot;;IF([.E228]=&quot;1 - 5&quot;;&quot;LP, UP&quot;;IF([.E228]=&quot;5 - 10&quot;;&quot;UP, HS&quot;;IF([.E228]=&quot;1 - 7&quot;;&quot;LP, UP&quot;;IF([.E228]=&quot;1 -10&quot;;&quot;LP, UP, HS&quot;;IF([.E228]=&quot;1 - 12&quot;;&quot;LP, UP, HS, HSS&quot;;IF([.E228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unnummal</text:p>
          </table:table-cell>
          <table:table-cell table:number-columns-repeated="1016"/>
        </table:table-row>
        <table:table-row table:style-name="ro2">
          <table:table-cell table:style-name="ce17" office:value-type="float" office:value="228" calcext:value-type="float">
            <text:p>228</text:p>
          </table:table-cell>
          <table:table-cell table:style-name="ce17" office:value-type="float" office:value="16452" calcext:value-type="float">
            <text:p>16452</text:p>
          </table:table-cell>
          <table:table-cell table:style-name="ce17" office:value-type="string" calcext:value-type="string">
            <text:p>LPS AVADUKKA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229]=&quot;11 - 12&quot;;&quot;HSS&quot;;IF([.E229]=&quot;8 - 12&quot;;&quot;HS, HSS&quot;;IF([.E229]=&quot;8 - 10&quot;;&quot;HS&quot;;IF([.E229]=&quot;1 - 4&quot;;&quot;LP&quot;;IF([.E229]=&quot;5 -7&quot;;&quot;UP&quot;;IF([.E229]=&quot;1 - 5&quot;;&quot;LP, UP&quot;;IF([.E229]=&quot;5 - 10&quot;;&quot;UP, HS&quot;;IF([.E229]=&quot;1 - 7&quot;;&quot;LP, UP&quot;;IF([.E229]=&quot;1 -10&quot;;&quot;LP, UP, HS&quot;;IF([.E229]=&quot;1 - 12&quot;;&quot;LP, UP, HS, HSS&quot;;IF([.E229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unnummal</text:p>
          </table:table-cell>
          <table:table-cell table:number-columns-repeated="1016"/>
        </table:table-row>
        <table:table-row table:style-name="ro2">
          <table:table-cell table:style-name="ce17" office:value-type="float" office:value="229" calcext:value-type="float">
            <text:p>229</text:p>
          </table:table-cell>
          <table:table-cell table:style-name="ce17" office:value-type="float" office:value="16453" calcext:value-type="float">
            <text:p>16453</text:p>
          </table:table-cell>
          <table:table-cell table:style-name="ce17" office:value-type="string" calcext:value-type="string">
            <text:p>LPS PALERI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230]=&quot;11 - 12&quot;;&quot;HSS&quot;;IF([.E230]=&quot;8 - 12&quot;;&quot;HS, HSS&quot;;IF([.E230]=&quot;8 - 10&quot;;&quot;HS&quot;;IF([.E230]=&quot;1 - 4&quot;;&quot;LP&quot;;IF([.E230]=&quot;5 -7&quot;;&quot;UP&quot;;IF([.E230]=&quot;1 - 5&quot;;&quot;LP, UP&quot;;IF([.E230]=&quot;5 - 10&quot;;&quot;UP, HS&quot;;IF([.E230]=&quot;1 - 7&quot;;&quot;LP, UP&quot;;IF([.E230]=&quot;1 -10&quot;;&quot;LP, UP, HS&quot;;IF([.E230]=&quot;1 - 12&quot;;&quot;LP, UP, HS, HSS&quot;;IF([.E230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unnummal</text:p>
          </table:table-cell>
          <table:table-cell table:number-columns-repeated="1016"/>
        </table:table-row>
        <table:table-row table:style-name="ro2">
          <table:table-cell table:style-name="ce17" office:value-type="float" office:value="230" calcext:value-type="float">
            <text:p>230</text:p>
          </table:table-cell>
          <table:table-cell table:style-name="ce17" office:value-type="float" office:value="16454" calcext:value-type="float">
            <text:p>16454</text:p>
          </table:table-cell>
          <table:table-cell table:style-name="ce17" office:value-type="string" calcext:value-type="string">
            <text:p>LPS KADIYANGAD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231]=&quot;11 - 12&quot;;&quot;HSS&quot;;IF([.E231]=&quot;8 - 12&quot;;&quot;HS, HSS&quot;;IF([.E231]=&quot;8 - 10&quot;;&quot;HS&quot;;IF([.E231]=&quot;1 - 4&quot;;&quot;LP&quot;;IF([.E231]=&quot;5 -7&quot;;&quot;UP&quot;;IF([.E231]=&quot;1 - 5&quot;;&quot;LP, UP&quot;;IF([.E231]=&quot;5 - 10&quot;;&quot;UP, HS&quot;;IF([.E231]=&quot;1 - 7&quot;;&quot;LP, UP&quot;;IF([.E231]=&quot;1 -10&quot;;&quot;LP, UP, HS&quot;;IF([.E231]=&quot;1 - 12&quot;;&quot;LP, UP, HS, HSS&quot;;IF([.E231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unnummal</text:p>
          </table:table-cell>
          <table:table-cell table:number-columns-repeated="1016"/>
        </table:table-row>
        <table:table-row table:style-name="ro2">
          <table:table-cell table:style-name="ce17" office:value-type="float" office:value="231" calcext:value-type="float">
            <text:p>231</text:p>
          </table:table-cell>
          <table:table-cell table:style-name="ce17" office:value-type="float" office:value="16455" calcext:value-type="float">
            <text:p>16455</text:p>
          </table:table-cell>
          <table:table-cell table:style-name="ce17" office:value-type="string" calcext:value-type="string">
            <text:p>MLPS ALAKKAD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5</text:p>
          </table:table-cell>
          <table:table-cell table:style-name="ce17" table:formula="of:=IF([.E232]=&quot;11 - 12&quot;;&quot;HSS&quot;;IF([.E232]=&quot;8 - 12&quot;;&quot;HS, HSS&quot;;IF([.E232]=&quot;8 - 10&quot;;&quot;HS&quot;;IF([.E232]=&quot;1 - 4&quot;;&quot;LP&quot;;IF([.E232]=&quot;5 -7&quot;;&quot;UP&quot;;IF([.E232]=&quot;1 - 5&quot;;&quot;LP, UP&quot;;IF([.E232]=&quot;5 - 10&quot;;&quot;UP, HS&quot;;IF([.E232]=&quot;1 - 7&quot;;&quot;LP, UP&quot;;IF([.E232]=&quot;1 -10&quot;;&quot;LP, UP, HS&quot;;IF([.E232]=&quot;1 - 12&quot;;&quot;LP, UP, HS, HSS&quot;;IF([.E232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unnummal</text:p>
          </table:table-cell>
          <table:table-cell table:number-columns-repeated="1016"/>
        </table:table-row>
        <table:table-row table:style-name="ro2">
          <table:table-cell table:style-name="ce17" office:value-type="float" office:value="232" calcext:value-type="float">
            <text:p>232</text:p>
          </table:table-cell>
          <table:table-cell table:style-name="ce17" office:value-type="float" office:value="16456" calcext:value-type="float">
            <text:p>16456</text:p>
          </table:table-cell>
          <table:table-cell table:style-name="ce17" office:value-type="string" calcext:value-type="string">
            <text:p>LPS DEVARKOVIL WEST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5</text:p>
          </table:table-cell>
          <table:table-cell table:style-name="ce17" table:formula="of:=IF([.E233]=&quot;11 - 12&quot;;&quot;HSS&quot;;IF([.E233]=&quot;8 - 12&quot;;&quot;HS, HSS&quot;;IF([.E233]=&quot;8 - 10&quot;;&quot;HS&quot;;IF([.E233]=&quot;1 - 4&quot;;&quot;LP&quot;;IF([.E233]=&quot;5 -7&quot;;&quot;UP&quot;;IF([.E233]=&quot;1 - 5&quot;;&quot;LP, UP&quot;;IF([.E233]=&quot;5 - 10&quot;;&quot;UP, HS&quot;;IF([.E233]=&quot;1 - 7&quot;;&quot;LP, UP&quot;;IF([.E233]=&quot;1 -10&quot;;&quot;LP, UP, HS&quot;;IF([.E233]=&quot;1 - 12&quot;;&quot;LP, UP, HS, HSS&quot;;IF([.E233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unnummal</text:p>
          </table:table-cell>
          <table:table-cell table:number-columns-repeated="1016"/>
        </table:table-row>
        <table:table-row table:style-name="ro2">
          <table:table-cell table:style-name="ce17" office:value-type="float" office:value="233" calcext:value-type="float">
            <text:p>233</text:p>
          </table:table-cell>
          <table:table-cell table:style-name="ce17" office:value-type="float" office:value="16457" calcext:value-type="float">
            <text:p>16457</text:p>
          </table:table-cell>
          <table:table-cell table:style-name="ce17" office:value-type="string" calcext:value-type="string">
            <text:p>LPS NARIPPATTA NORTH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5</text:p>
          </table:table-cell>
          <table:table-cell table:style-name="ce17" table:formula="of:=IF([.E234]=&quot;11 - 12&quot;;&quot;HSS&quot;;IF([.E234]=&quot;8 - 12&quot;;&quot;HS, HSS&quot;;IF([.E234]=&quot;8 - 10&quot;;&quot;HS&quot;;IF([.E234]=&quot;1 - 4&quot;;&quot;LP&quot;;IF([.E234]=&quot;5 -7&quot;;&quot;UP&quot;;IF([.E234]=&quot;1 - 5&quot;;&quot;LP, UP&quot;;IF([.E234]=&quot;5 - 10&quot;;&quot;UP, HS&quot;;IF([.E234]=&quot;1 - 7&quot;;&quot;LP, UP&quot;;IF([.E234]=&quot;1 -10&quot;;&quot;LP, UP, HS&quot;;IF([.E234]=&quot;1 - 12&quot;;&quot;LP, UP, HS, HSS&quot;;IF([.E234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unnummal</text:p>
          </table:table-cell>
          <table:table-cell table:number-columns-repeated="1016"/>
        </table:table-row>
        <table:table-row table:style-name="ro2">
          <table:table-cell table:style-name="ce17" office:value-type="float" office:value="234" calcext:value-type="float">
            <text:p>234</text:p>
          </table:table-cell>
          <table:table-cell table:style-name="ce17" office:value-type="float" office:value="16458" calcext:value-type="float">
            <text:p>16458</text:p>
          </table:table-cell>
          <table:table-cell table:style-name="ce17" office:value-type="string" calcext:value-type="string">
            <text:p>ST THOMAS LPS ANAKKULAM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5</text:p>
          </table:table-cell>
          <table:table-cell table:style-name="ce17" table:formula="of:=IF([.E235]=&quot;11 - 12&quot;;&quot;HSS&quot;;IF([.E235]=&quot;8 - 12&quot;;&quot;HS, HSS&quot;;IF([.E235]=&quot;8 - 10&quot;;&quot;HS&quot;;IF([.E235]=&quot;1 - 4&quot;;&quot;LP&quot;;IF([.E235]=&quot;5 -7&quot;;&quot;UP&quot;;IF([.E235]=&quot;1 - 5&quot;;&quot;LP, UP&quot;;IF([.E235]=&quot;5 - 10&quot;;&quot;UP, HS&quot;;IF([.E235]=&quot;1 - 7&quot;;&quot;LP, UP&quot;;IF([.E235]=&quot;1 -10&quot;;&quot;LP, UP, HS&quot;;IF([.E235]=&quot;1 - 12&quot;;&quot;LP, UP, HS, HSS&quot;;IF([.E235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unnummal</text:p>
          </table:table-cell>
          <table:table-cell table:number-columns-repeated="1016"/>
        </table:table-row>
        <table:table-row table:style-name="ro2">
          <table:table-cell table:style-name="ce17" office:value-type="float" office:value="235" calcext:value-type="float">
            <text:p>235</text:p>
          </table:table-cell>
          <table:table-cell table:style-name="ce17" office:value-type="float" office:value="16459" calcext:value-type="float">
            <text:p>16459</text:p>
          </table:table-cell>
          <table:table-cell table:style-name="ce17" office:value-type="string" calcext:value-type="string">
            <text:p>MLPS CHEEKKUNNU EAST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5</text:p>
          </table:table-cell>
          <table:table-cell table:style-name="ce17" table:formula="of:=IF([.E236]=&quot;11 - 12&quot;;&quot;HSS&quot;;IF([.E236]=&quot;8 - 12&quot;;&quot;HS, HSS&quot;;IF([.E236]=&quot;8 - 10&quot;;&quot;HS&quot;;IF([.E236]=&quot;1 - 4&quot;;&quot;LP&quot;;IF([.E236]=&quot;5 -7&quot;;&quot;UP&quot;;IF([.E236]=&quot;1 - 5&quot;;&quot;LP, UP&quot;;IF([.E236]=&quot;5 - 10&quot;;&quot;UP, HS&quot;;IF([.E236]=&quot;1 - 7&quot;;&quot;LP, UP&quot;;IF([.E236]=&quot;1 -10&quot;;&quot;LP, UP, HS&quot;;IF([.E236]=&quot;1 - 12&quot;;&quot;LP, UP, HS, HSS&quot;;IF([.E236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unnummal</text:p>
          </table:table-cell>
          <table:table-cell table:number-columns-repeated="1016"/>
        </table:table-row>
        <table:table-row table:style-name="ro2">
          <table:table-cell table:style-name="ce17" office:value-type="float" office:value="236" calcext:value-type="float">
            <text:p>236</text:p>
          </table:table-cell>
          <table:table-cell table:style-name="ce17" office:value-type="float" office:value="16460" calcext:value-type="float">
            <text:p>16460</text:p>
          </table:table-cell>
          <table:table-cell table:style-name="ce17" office:value-type="string" calcext:value-type="string">
            <text:p>UPS CHANGARAMKULAM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237]=&quot;11 - 12&quot;;&quot;HSS&quot;;IF([.E237]=&quot;8 - 12&quot;;&quot;HS, HSS&quot;;IF([.E237]=&quot;8 - 10&quot;;&quot;HS&quot;;IF([.E237]=&quot;1 - 4&quot;;&quot;LP&quot;;IF([.E237]=&quot;5 -7&quot;;&quot;UP&quot;;IF([.E237]=&quot;1 - 5&quot;;&quot;LP, UP&quot;;IF([.E237]=&quot;5 - 10&quot;;&quot;UP, HS&quot;;IF([.E237]=&quot;1 - 7&quot;;&quot;LP, UP&quot;;IF([.E237]=&quot;1 -10&quot;;&quot;LP, UP, HS&quot;;IF([.E237]=&quot;1 - 12&quot;;&quot;LP, UP, HS, HSS&quot;;IF([.E237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unnummal</text:p>
          </table:table-cell>
          <table:table-cell table:number-columns-repeated="1016"/>
        </table:table-row>
        <table:table-row table:style-name="ro2">
          <table:table-cell table:style-name="ce17" office:value-type="float" office:value="237" calcext:value-type="float">
            <text:p>237</text:p>
          </table:table-cell>
          <table:table-cell table:style-name="ce17" office:value-type="float" office:value="16461" calcext:value-type="float">
            <text:p>16461</text:p>
          </table:table-cell>
          <table:table-cell table:style-name="ce17" office:value-type="string" calcext:value-type="string">
            <text:p>AMUPS KAYAKKODI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238]=&quot;11 - 12&quot;;&quot;HSS&quot;;IF([.E238]=&quot;8 - 12&quot;;&quot;HS, HSS&quot;;IF([.E238]=&quot;8 - 10&quot;;&quot;HS&quot;;IF([.E238]=&quot;1 - 4&quot;;&quot;LP&quot;;IF([.E238]=&quot;5 -7&quot;;&quot;UP&quot;;IF([.E238]=&quot;1 - 5&quot;;&quot;LP, UP&quot;;IF([.E238]=&quot;5 - 10&quot;;&quot;UP, HS&quot;;IF([.E238]=&quot;1 - 7&quot;;&quot;LP, UP&quot;;IF([.E238]=&quot;1 -10&quot;;&quot;LP, UP, HS&quot;;IF([.E238]=&quot;1 - 12&quot;;&quot;LP, UP, HS, HSS&quot;;IF([.E238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unnummal</text:p>
          </table:table-cell>
          <table:table-cell table:number-columns-repeated="1016"/>
        </table:table-row>
        <table:table-row table:style-name="ro2">
          <table:table-cell table:style-name="ce17" office:value-type="float" office:value="238" calcext:value-type="float">
            <text:p>238</text:p>
          </table:table-cell>
          <table:table-cell table:style-name="ce17" office:value-type="float" office:value="16462" calcext:value-type="float">
            <text:p>16462</text:p>
          </table:table-cell>
          <table:table-cell table:style-name="ce17" office:value-type="string" calcext:value-type="string">
            <text:p>K V K M M U PSchool,Deverkovil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239]=&quot;11 - 12&quot;;&quot;HSS&quot;;IF([.E239]=&quot;8 - 12&quot;;&quot;HS, HSS&quot;;IF([.E239]=&quot;8 - 10&quot;;&quot;HS&quot;;IF([.E239]=&quot;1 - 4&quot;;&quot;LP&quot;;IF([.E239]=&quot;5 -7&quot;;&quot;UP&quot;;IF([.E239]=&quot;1 - 5&quot;;&quot;LP, UP&quot;;IF([.E239]=&quot;5 - 10&quot;;&quot;UP, HS&quot;;IF([.E239]=&quot;1 - 7&quot;;&quot;LP, UP&quot;;IF([.E239]=&quot;1 -10&quot;;&quot;LP, UP, HS&quot;;IF([.E239]=&quot;1 - 12&quot;;&quot;LP, UP, HS, HSS&quot;;IF([.E239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unnummal</text:p>
          </table:table-cell>
          <table:table-cell table:number-columns-repeated="1016"/>
        </table:table-row>
        <table:table-row table:style-name="ro2">
          <table:table-cell table:style-name="ce17" office:value-type="float" office:value="239" calcext:value-type="float">
            <text:p>239</text:p>
          </table:table-cell>
          <table:table-cell table:style-name="ce17" office:value-type="float" office:value="16463" calcext:value-type="float">
            <text:p>16463</text:p>
          </table:table-cell>
          <table:table-cell table:style-name="ce17" office:value-type="string" calcext:value-type="string">
            <text:p>UPS NARIPPATTA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240]=&quot;11 - 12&quot;;&quot;HSS&quot;;IF([.E240]=&quot;8 - 12&quot;;&quot;HS, HSS&quot;;IF([.E240]=&quot;8 - 10&quot;;&quot;HS&quot;;IF([.E240]=&quot;1 - 4&quot;;&quot;LP&quot;;IF([.E240]=&quot;5 -7&quot;;&quot;UP&quot;;IF([.E240]=&quot;1 - 5&quot;;&quot;LP, UP&quot;;IF([.E240]=&quot;5 - 10&quot;;&quot;UP, HS&quot;;IF([.E240]=&quot;1 - 7&quot;;&quot;LP, UP&quot;;IF([.E240]=&quot;1 -10&quot;;&quot;LP, UP, HS&quot;;IF([.E240]=&quot;1 - 12&quot;;&quot;LP, UP, HS, HSS&quot;;IF([.E240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unnummal</text:p>
          </table:table-cell>
          <table:table-cell table:number-columns-repeated="1016"/>
        </table:table-row>
        <table:table-row table:style-name="ro2">
          <table:table-cell table:style-name="ce17" office:value-type="float" office:value="240" calcext:value-type="float">
            <text:p>240</text:p>
          </table:table-cell>
          <table:table-cell table:style-name="ce17" office:value-type="float" office:value="16464" calcext:value-type="float">
            <text:p>16464</text:p>
          </table:table-cell>
          <table:table-cell table:style-name="ce17" office:value-type="string" calcext:value-type="string">
            <text:p>U P S CHEEKKONNU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241]=&quot;11 - 12&quot;;&quot;HSS&quot;;IF([.E241]=&quot;8 - 12&quot;;&quot;HS, HSS&quot;;IF([.E241]=&quot;8 - 10&quot;;&quot;HS&quot;;IF([.E241]=&quot;1 - 4&quot;;&quot;LP&quot;;IF([.E241]=&quot;5 -7&quot;;&quot;UP&quot;;IF([.E241]=&quot;1 - 5&quot;;&quot;LP, UP&quot;;IF([.E241]=&quot;5 - 10&quot;;&quot;UP, HS&quot;;IF([.E241]=&quot;1 - 7&quot;;&quot;LP, UP&quot;;IF([.E241]=&quot;1 -10&quot;;&quot;LP, UP, HS&quot;;IF([.E241]=&quot;1 - 12&quot;;&quot;LP, UP, HS, HSS&quot;;IF([.E241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unnummal</text:p>
          </table:table-cell>
          <table:table-cell table:number-columns-repeated="1016"/>
        </table:table-row>
        <table:table-row table:style-name="ro2">
          <table:table-cell table:style-name="ce17" office:value-type="float" office:value="241" calcext:value-type="float">
            <text:p>241</text:p>
          </table:table-cell>
          <table:table-cell table:style-name="ce17" office:value-type="float" office:value="16467" calcext:value-type="float">
            <text:p>16467</text:p>
          </table:table-cell>
          <table:table-cell table:style-name="ce17" office:value-type="string" calcext:value-type="string">
            <text:p>LFUPS PASSUKADAVU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242]=&quot;11 - 12&quot;;&quot;HSS&quot;;IF([.E242]=&quot;8 - 12&quot;;&quot;HS, HSS&quot;;IF([.E242]=&quot;8 - 10&quot;;&quot;HS&quot;;IF([.E242]=&quot;1 - 4&quot;;&quot;LP&quot;;IF([.E242]=&quot;5 -7&quot;;&quot;UP&quot;;IF([.E242]=&quot;1 - 5&quot;;&quot;LP, UP&quot;;IF([.E242]=&quot;5 - 10&quot;;&quot;UP, HS&quot;;IF([.E242]=&quot;1 - 7&quot;;&quot;LP, UP&quot;;IF([.E242]=&quot;1 -10&quot;;&quot;LP, UP, HS&quot;;IF([.E242]=&quot;1 - 12&quot;;&quot;LP, UP, HS, HSS&quot;;IF([.E242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unnummal</text:p>
          </table:table-cell>
          <table:table-cell table:number-columns-repeated="1016"/>
        </table:table-row>
        <table:table-row table:style-name="ro2">
          <table:table-cell table:style-name="ce17" office:value-type="float" office:value="242" calcext:value-type="float">
            <text:p>242</text:p>
          </table:table-cell>
          <table:table-cell table:style-name="ce17" office:value-type="float" office:value="16468" calcext:value-type="float">
            <text:p>16468</text:p>
          </table:table-cell>
          <table:table-cell table:style-name="ce17" office:value-type="string" calcext:value-type="string">
            <text:p>UPS CHERAPURAM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243]=&quot;11 - 12&quot;;&quot;HSS&quot;;IF([.E243]=&quot;8 - 12&quot;;&quot;HS, HSS&quot;;IF([.E243]=&quot;8 - 10&quot;;&quot;HS&quot;;IF([.E243]=&quot;1 - 4&quot;;&quot;LP&quot;;IF([.E243]=&quot;5 -7&quot;;&quot;UP&quot;;IF([.E243]=&quot;1 - 5&quot;;&quot;LP, UP&quot;;IF([.E243]=&quot;5 - 10&quot;;&quot;UP, HS&quot;;IF([.E243]=&quot;1 - 7&quot;;&quot;LP, UP&quot;;IF([.E243]=&quot;1 -10&quot;;&quot;LP, UP, HS&quot;;IF([.E243]=&quot;1 - 12&quot;;&quot;LP, UP, HS, HSS&quot;;IF([.E243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unnummal</text:p>
          </table:table-cell>
          <table:table-cell table:number-columns-repeated="1016"/>
        </table:table-row>
        <table:table-row table:style-name="ro2">
          <table:table-cell table:style-name="ce17" office:value-type="float" office:value="243" calcext:value-type="float">
            <text:p>243</text:p>
          </table:table-cell>
          <table:table-cell table:style-name="ce17" office:value-type="float" office:value="16471" calcext:value-type="float">
            <text:p>16471</text:p>
          </table:table-cell>
          <table:table-cell table:style-name="ce17" office:value-type="string" calcext:value-type="string">
            <text:p>UPS PATHIRAPPATTA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244]=&quot;11 - 12&quot;;&quot;HSS&quot;;IF([.E244]=&quot;8 - 12&quot;;&quot;HS, HSS&quot;;IF([.E244]=&quot;8 - 10&quot;;&quot;HS&quot;;IF([.E244]=&quot;1 - 4&quot;;&quot;LP&quot;;IF([.E244]=&quot;5 -7&quot;;&quot;UP&quot;;IF([.E244]=&quot;1 - 5&quot;;&quot;LP, UP&quot;;IF([.E244]=&quot;5 - 10&quot;;&quot;UP, HS&quot;;IF([.E244]=&quot;1 - 7&quot;;&quot;LP, UP&quot;;IF([.E244]=&quot;1 -10&quot;;&quot;LP, UP, HS&quot;;IF([.E244]=&quot;1 - 12&quot;;&quot;LP, UP, HS, HSS&quot;;IF([.E244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unnummal</text:p>
          </table:table-cell>
          <table:table-cell table:number-columns-repeated="1016"/>
        </table:table-row>
        <table:table-row table:style-name="ro2">
          <table:table-cell table:style-name="ce17" office:value-type="float" office:value="244" calcext:value-type="float">
            <text:p>244</text:p>
          </table:table-cell>
          <table:table-cell table:style-name="ce17" office:value-type="float" office:value="16472" calcext:value-type="float">
            <text:p>16472</text:p>
          </table:table-cell>
          <table:table-cell table:style-name="ce17" office:value-type="string" calcext:value-type="string">
            <text:p>MIUPS KUTTIADI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245]=&quot;11 - 12&quot;;&quot;HSS&quot;;IF([.E245]=&quot;8 - 12&quot;;&quot;HS, HSS&quot;;IF([.E245]=&quot;8 - 10&quot;;&quot;HS&quot;;IF([.E245]=&quot;1 - 4&quot;;&quot;LP&quot;;IF([.E245]=&quot;5 -7&quot;;&quot;UP&quot;;IF([.E245]=&quot;1 - 5&quot;;&quot;LP, UP&quot;;IF([.E245]=&quot;5 - 10&quot;;&quot;UP, HS&quot;;IF([.E245]=&quot;1 - 7&quot;;&quot;LP, UP&quot;;IF([.E245]=&quot;1 -10&quot;;&quot;LP, UP, HS&quot;;IF([.E245]=&quot;1 - 12&quot;;&quot;LP, UP, HS, HSS&quot;;IF([.E245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unnummal</text:p>
          </table:table-cell>
          <table:table-cell table:number-columns-repeated="1016"/>
        </table:table-row>
        <table:table-row table:style-name="ro2">
          <table:table-cell table:style-name="ce17" office:value-type="float" office:value="245" calcext:value-type="float">
            <text:p>245</text:p>
          </table:table-cell>
          <table:table-cell table:style-name="ce17" office:value-type="float" office:value="16473" calcext:value-type="float">
            <text:p>16473</text:p>
          </table:table-cell>
          <table:table-cell table:style-name="ce17" office:value-type="string" calcext:value-type="string">
            <text:p>UPS NADUPOYIL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246]=&quot;11 - 12&quot;;&quot;HSS&quot;;IF([.E246]=&quot;8 - 12&quot;;&quot;HS, HSS&quot;;IF([.E246]=&quot;8 - 10&quot;;&quot;HS&quot;;IF([.E246]=&quot;1 - 4&quot;;&quot;LP&quot;;IF([.E246]=&quot;5 -7&quot;;&quot;UP&quot;;IF([.E246]=&quot;1 - 5&quot;;&quot;LP, UP&quot;;IF([.E246]=&quot;5 - 10&quot;;&quot;UP, HS&quot;;IF([.E246]=&quot;1 - 7&quot;;&quot;LP, UP&quot;;IF([.E246]=&quot;1 -10&quot;;&quot;LP, UP, HS&quot;;IF([.E246]=&quot;1 - 12&quot;;&quot;LP, UP, HS, HSS&quot;;IF([.E246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unnummal</text:p>
          </table:table-cell>
          <table:table-cell table:number-columns-repeated="1016"/>
        </table:table-row>
        <table:table-row table:style-name="ro2">
          <table:table-cell table:style-name="ce17" office:value-type="float" office:value="246" calcext:value-type="float">
            <text:p>246</text:p>
          </table:table-cell>
          <table:table-cell table:style-name="ce17" office:value-type="float" office:value="16474" calcext:value-type="float">
            <text:p>16474</text:p>
          </table:table-cell>
          <table:table-cell table:style-name="ce17" office:value-type="string" calcext:value-type="string">
            <text:p>HFUPS CHANGAROTH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247]=&quot;11 - 12&quot;;&quot;HSS&quot;;IF([.E247]=&quot;8 - 12&quot;;&quot;HS, HSS&quot;;IF([.E247]=&quot;8 - 10&quot;;&quot;HS&quot;;IF([.E247]=&quot;1 - 4&quot;;&quot;LP&quot;;IF([.E247]=&quot;5 -7&quot;;&quot;UP&quot;;IF([.E247]=&quot;1 - 5&quot;;&quot;LP, UP&quot;;IF([.E247]=&quot;5 - 10&quot;;&quot;UP, HS&quot;;IF([.E247]=&quot;1 - 7&quot;;&quot;LP, UP&quot;;IF([.E247]=&quot;1 -10&quot;;&quot;LP, UP, HS&quot;;IF([.E247]=&quot;1 - 12&quot;;&quot;LP, UP, HS, HSS&quot;;IF([.E247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unnummal</text:p>
          </table:table-cell>
          <table:table-cell table:number-columns-repeated="1016"/>
        </table:table-row>
        <table:table-row table:style-name="ro2">
          <table:table-cell table:style-name="ce17" office:value-type="float" office:value="247" calcext:value-type="float">
            <text:p>247</text:p>
          </table:table-cell>
          <table:table-cell table:style-name="ce17" office:value-type="float" office:value="16475" calcext:value-type="float">
            <text:p>16475</text:p>
          </table:table-cell>
          <table:table-cell table:style-name="ce17" office:value-type="string" calcext:value-type="string">
            <text:p>MUPS CHANGAROTH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248]=&quot;11 - 12&quot;;&quot;HSS&quot;;IF([.E248]=&quot;8 - 12&quot;;&quot;HS, HSS&quot;;IF([.E248]=&quot;8 - 10&quot;;&quot;HS&quot;;IF([.E248]=&quot;1 - 4&quot;;&quot;LP&quot;;IF([.E248]=&quot;5 -7&quot;;&quot;UP&quot;;IF([.E248]=&quot;1 - 5&quot;;&quot;LP, UP&quot;;IF([.E248]=&quot;5 - 10&quot;;&quot;UP, HS&quot;;IF([.E248]=&quot;1 - 7&quot;;&quot;LP, UP&quot;;IF([.E248]=&quot;1 -10&quot;;&quot;LP, UP, HS&quot;;IF([.E248]=&quot;1 - 12&quot;;&quot;LP, UP, HS, HSS&quot;;IF([.E248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unnummal</text:p>
          </table:table-cell>
          <table:table-cell table:number-columns-repeated="1016"/>
        </table:table-row>
        <table:table-row table:style-name="ro2">
          <table:table-cell table:style-name="ce17" office:value-type="float" office:value="248" calcext:value-type="float">
            <text:p>248</text:p>
          </table:table-cell>
          <table:table-cell table:style-name="ce17" office:value-type="float" office:value="16476" calcext:value-type="float">
            <text:p>16476</text:p>
          </table:table-cell>
          <table:table-cell table:style-name="ce17" office:value-type="string" calcext:value-type="string">
            <text:p>MAMUPS ADUKKATH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5 -7</text:p>
          </table:table-cell>
          <table:table-cell table:style-name="ce17" table:formula="of:=IF([.E249]=&quot;11 - 12&quot;;&quot;HSS&quot;;IF([.E249]=&quot;8 - 12&quot;;&quot;HS, HSS&quot;;IF([.E249]=&quot;8 - 10&quot;;&quot;HS&quot;;IF([.E249]=&quot;1 - 4&quot;;&quot;LP&quot;;IF([.E249]=&quot;5 -7&quot;;&quot;UP&quot;;IF([.E249]=&quot;1 - 5&quot;;&quot;LP, UP&quot;;IF([.E249]=&quot;5 - 10&quot;;&quot;UP, HS&quot;;IF([.E249]=&quot;1 - 7&quot;;&quot;LP, UP&quot;;IF([.E249]=&quot;1 -10&quot;;&quot;LP, UP, HS&quot;;IF([.E249]=&quot;1 - 12&quot;;&quot;LP, UP, HS, HSS&quot;;IF([.E249]=&quot;5 - 12&quot;;&quot;UP, HS, HSS&quot;;&quot;&quot;)))))))))))" office:value-type="string" office:string-value="UP" calcext:value-type="string">
            <text:p>UP</text:p>
          </table:table-cell>
          <table:table-cell office:value-type="string" calcext:value-type="string">
            <text:p>Kunnummal</text:p>
          </table:table-cell>
          <table:table-cell table:number-columns-repeated="1016"/>
        </table:table-row>
        <table:table-row table:style-name="ro2">
          <table:table-cell table:style-name="ce17" office:value-type="float" office:value="249" calcext:value-type="float">
            <text:p>249</text:p>
          </table:table-cell>
          <table:table-cell table:style-name="ce17" office:value-type="float" office:value="10302" calcext:value-type="float">
            <text:p>10302</text:p>
          </table:table-cell>
          <table:table-cell table:style-name="ce17" office:value-type="string" calcext:value-type="string">
            <text:p>Hi-Tech HSS Vattoli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11 - 12</text:p>
          </table:table-cell>
          <table:table-cell table:style-name="ce17" table:formula="of:=IF([.E250]=&quot;11 - 12&quot;;&quot;HSS&quot;;IF([.E250]=&quot;8 - 12&quot;;&quot;HS, HSS&quot;;IF([.E250]=&quot;8 - 10&quot;;&quot;HS&quot;;IF([.E250]=&quot;1 - 4&quot;;&quot;LP&quot;;IF([.E250]=&quot;5 -7&quot;;&quot;UP&quot;;IF([.E250]=&quot;1 - 5&quot;;&quot;LP, UP&quot;;IF([.E250]=&quot;5 - 10&quot;;&quot;UP, HS&quot;;IF([.E250]=&quot;1 - 7&quot;;&quot;LP, UP&quot;;IF([.E250]=&quot;1 -10&quot;;&quot;LP, UP, HS&quot;;IF([.E250]=&quot;1 - 12&quot;;&quot;LP, UP, HS, HSS&quot;;IF([.E250]=&quot;5 - 12&quot;;&quot;UP, HS, HSS&quot;;&quot;&quot;)))))))))))" office:value-type="string" office:string-value="HSS" calcext:value-type="string">
            <text:p>HSS</text:p>
          </table:table-cell>
          <table:table-cell office:value-type="string" calcext:value-type="string">
            <text:p>Kunnummal</text:p>
          </table:table-cell>
          <table:table-cell table:number-columns-repeated="1016"/>
        </table:table-row>
        <table:table-row table:style-name="ro2">
          <table:table-cell table:style-name="ce17" office:value-type="float" office:value="250" calcext:value-type="float">
            <text:p>250</text:p>
          </table:table-cell>
          <table:table-cell table:style-name="ce17" office:value-type="float" office:value="16480" calcext:value-type="float">
            <text:p>16480</text:p>
          </table:table-cell>
          <table:table-cell table:style-name="ce17" office:value-type="string" calcext:value-type="string">
            <text:p>NATIONAL ENGLISH MEDIUMSCHOOL, VATTOLI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251]=&quot;11 - 12&quot;;&quot;HSS&quot;;IF([.E251]=&quot;8 - 12&quot;;&quot;HS, HSS&quot;;IF([.E251]=&quot;8 - 10&quot;;&quot;HS&quot;;IF([.E251]=&quot;1 - 4&quot;;&quot;LP&quot;;IF([.E251]=&quot;5 -7&quot;;&quot;UP&quot;;IF([.E251]=&quot;1 - 5&quot;;&quot;LP, UP&quot;;IF([.E251]=&quot;5 - 10&quot;;&quot;UP, HS&quot;;IF([.E251]=&quot;1 - 7&quot;;&quot;LP, UP&quot;;IF([.E251]=&quot;1 -10&quot;;&quot;LP, UP, HS&quot;;IF([.E251]=&quot;1 - 12&quot;;&quot;LP, UP, HS, HSS&quot;;IF([.E251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unnummal</text:p>
          </table:table-cell>
          <table:table-cell table:number-columns-repeated="1016"/>
        </table:table-row>
        <table:table-row table:style-name="ro2">
          <table:table-cell table:style-name="ce17" office:value-type="float" office:value="251" calcext:value-type="float">
            <text:p>251</text:p>
          </table:table-cell>
          <table:table-cell table:style-name="ce17" office:value-type="float" office:value="16014" calcext:value-type="float">
            <text:p>16014</text:p>
          </table:table-cell>
          <table:table-cell table:style-name="ce17" office:value-type="string" calcext:value-type="string">
            <text:p>G.V.H.S.S MEPPAYUR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5 - 12</text:p>
          </table:table-cell>
          <table:table-cell table:style-name="ce17" table:formula="of:=IF([.E252]=&quot;11 - 12&quot;;&quot;HSS&quot;;IF([.E252]=&quot;8 - 12&quot;;&quot;HS, HSS&quot;;IF([.E252]=&quot;8 - 10&quot;;&quot;HS&quot;;IF([.E252]=&quot;1 - 4&quot;;&quot;LP&quot;;IF([.E252]=&quot;5 -7&quot;;&quot;UP&quot;;IF([.E252]=&quot;1 - 5&quot;;&quot;LP, UP&quot;;IF([.E252]=&quot;5 - 10&quot;;&quot;UP, HS&quot;;IF([.E252]=&quot;1 - 7&quot;;&quot;LP, UP&quot;;IF([.E252]=&quot;1 -10&quot;;&quot;LP, UP, HS&quot;;IF([.E252]=&quot;1 - 12&quot;;&quot;LP, UP, HS, HSS&quot;;IF([.E252]=&quot;5 - 12&quot;;&quot;UP, HS, HSS&quot;;&quot;&quot;)))))))))))" office:value-type="string" office:string-value="UP, HS, HSS" calcext:value-type="string">
            <text:p>UP, HS, HSS</text:p>
          </table:table-cell>
          <table:table-cell office:value-type="string" calcext:value-type="string">
            <text:p>Melady</text:p>
          </table:table-cell>
          <table:table-cell table:number-columns-repeated="1016"/>
        </table:table-row>
        <table:table-row table:style-name="ro2">
          <table:table-cell table:style-name="ce17" office:value-type="float" office:value="252" calcext:value-type="float">
            <text:p>252</text:p>
          </table:table-cell>
          <table:table-cell table:style-name="ce17" office:value-type="float" office:value="16016" calcext:value-type="float">
            <text:p>16016</text:p>
          </table:table-cell>
          <table:table-cell table:style-name="ce17" office:value-type="string" calcext:value-type="string">
            <text:p>G.H.S S AVALA KUTTOTH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8 - 12</text:p>
          </table:table-cell>
          <table:table-cell table:style-name="ce17" table:formula="of:=IF([.E253]=&quot;11 - 12&quot;;&quot;HSS&quot;;IF([.E253]=&quot;8 - 12&quot;;&quot;HS, HSS&quot;;IF([.E253]=&quot;8 - 10&quot;;&quot;HS&quot;;IF([.E253]=&quot;1 - 4&quot;;&quot;LP&quot;;IF([.E253]=&quot;5 -7&quot;;&quot;UP&quot;;IF([.E253]=&quot;1 - 5&quot;;&quot;LP, UP&quot;;IF([.E253]=&quot;5 - 10&quot;;&quot;UP, HS&quot;;IF([.E253]=&quot;1 - 7&quot;;&quot;LP, UP&quot;;IF([.E253]=&quot;1 -10&quot;;&quot;LP, UP, HS&quot;;IF([.E253]=&quot;1 - 12&quot;;&quot;LP, UP, HS, HSS&quot;;IF([.E253]=&quot;5 - 12&quot;;&quot;UP, HS, HSS&quot;;&quot;&quot;)))))))))))" office:value-type="string" office:string-value="HS, HSS" calcext:value-type="string">
            <text:p>HS, HSS</text:p>
          </table:table-cell>
          <table:table-cell office:value-type="string" calcext:value-type="string">
            <text:p>Melady</text:p>
          </table:table-cell>
          <table:table-cell table:number-columns-repeated="1016"/>
        </table:table-row>
        <table:table-row table:style-name="ro2">
          <table:table-cell table:style-name="ce17" office:value-type="float" office:value="253" calcext:value-type="float">
            <text:p>253</text:p>
          </table:table-cell>
          <table:table-cell table:style-name="ce17" office:value-type="float" office:value="16055" calcext:value-type="float">
            <text:p>16055</text:p>
          </table:table-cell>
          <table:table-cell table:style-name="ce17" office:value-type="string" calcext:value-type="string">
            <text:p>G.V.H.S.S PAYYOLI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8 - 12</text:p>
          </table:table-cell>
          <table:table-cell table:style-name="ce17" table:formula="of:=IF([.E254]=&quot;11 - 12&quot;;&quot;HSS&quot;;IF([.E254]=&quot;8 - 12&quot;;&quot;HS, HSS&quot;;IF([.E254]=&quot;8 - 10&quot;;&quot;HS&quot;;IF([.E254]=&quot;1 - 4&quot;;&quot;LP&quot;;IF([.E254]=&quot;5 -7&quot;;&quot;UP&quot;;IF([.E254]=&quot;1 - 5&quot;;&quot;LP, UP&quot;;IF([.E254]=&quot;5 - 10&quot;;&quot;UP, HS&quot;;IF([.E254]=&quot;1 - 7&quot;;&quot;LP, UP&quot;;IF([.E254]=&quot;1 -10&quot;;&quot;LP, UP, HS&quot;;IF([.E254]=&quot;1 - 12&quot;;&quot;LP, UP, HS, HSS&quot;;IF([.E254]=&quot;5 - 12&quot;;&quot;UP, HS, HSS&quot;;&quot;&quot;)))))))))))" office:value-type="string" office:string-value="HS, HSS" calcext:value-type="string">
            <text:p>HS, HSS</text:p>
          </table:table-cell>
          <table:table-cell office:value-type="string" calcext:value-type="string">
            <text:p>Melady</text:p>
          </table:table-cell>
          <table:table-cell table:number-columns-repeated="1016"/>
        </table:table-row>
        <table:table-row table:style-name="ro2">
          <table:table-cell table:style-name="ce17" office:value-type="float" office:value="254" calcext:value-type="float">
            <text:p>254</text:p>
          </table:table-cell>
          <table:table-cell table:style-name="ce17" office:value-type="float" office:value="16082" calcext:value-type="float">
            <text:p>16082</text:p>
          </table:table-cell>
          <table:table-cell table:style-name="ce17" office:value-type="string" calcext:value-type="string">
            <text:p>GHS VANMUGHAM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10</text:p>
          </table:table-cell>
          <table:table-cell table:style-name="ce17" table:formula="of:=IF([.E255]=&quot;11 - 12&quot;;&quot;HSS&quot;;IF([.E255]=&quot;8 - 12&quot;;&quot;HS, HSS&quot;;IF([.E255]=&quot;8 - 10&quot;;&quot;HS&quot;;IF([.E255]=&quot;1 - 4&quot;;&quot;LP&quot;;IF([.E255]=&quot;5 -7&quot;;&quot;UP&quot;;IF([.E255]=&quot;1 - 5&quot;;&quot;LP, UP&quot;;IF([.E255]=&quot;5 - 10&quot;;&quot;UP, HS&quot;;IF([.E255]=&quot;1 - 7&quot;;&quot;LP, UP&quot;;IF([.E255]=&quot;1 -10&quot;;&quot;LP, UP, HS&quot;;IF([.E255]=&quot;1 - 12&quot;;&quot;LP, UP, HS, HSS&quot;;IF([.E255]=&quot;5 - 12&quot;;&quot;UP, HS, HSS&quot;;&quot;&quot;)))))))))))" office:value-type="string" office:string-value="LP, UP, HS" calcext:value-type="string">
            <text:p>LP, UP, HS</text:p>
          </table:table-cell>
          <table:table-cell office:value-type="string" calcext:value-type="string">
            <text:p>Melady</text:p>
          </table:table-cell>
          <table:table-cell table:number-columns-repeated="1016"/>
        </table:table-row>
        <table:table-row table:style-name="ro2">
          <table:table-cell table:style-name="ce17" office:value-type="float" office:value="255" calcext:value-type="float">
            <text:p>255</text:p>
          </table:table-cell>
          <table:table-cell table:style-name="ce17" office:value-type="float" office:value="16084" calcext:value-type="float">
            <text:p>16084</text:p>
          </table:table-cell>
          <table:table-cell table:style-name="ce17" office:value-type="string" calcext:value-type="string">
            <text:p>G.H.S CHERUVANNUR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5 - 10</text:p>
          </table:table-cell>
          <table:table-cell table:style-name="ce17" table:formula="of:=IF([.E256]=&quot;11 - 12&quot;;&quot;HSS&quot;;IF([.E256]=&quot;8 - 12&quot;;&quot;HS, HSS&quot;;IF([.E256]=&quot;8 - 10&quot;;&quot;HS&quot;;IF([.E256]=&quot;1 - 4&quot;;&quot;LP&quot;;IF([.E256]=&quot;5 -7&quot;;&quot;UP&quot;;IF([.E256]=&quot;1 - 5&quot;;&quot;LP, UP&quot;;IF([.E256]=&quot;5 - 10&quot;;&quot;UP, HS&quot;;IF([.E256]=&quot;1 - 7&quot;;&quot;LP, UP&quot;;IF([.E256]=&quot;1 -10&quot;;&quot;LP, UP, HS&quot;;IF([.E256]=&quot;1 - 12&quot;;&quot;LP, UP, HS, HSS&quot;;IF([.E256]=&quot;5 - 12&quot;;&quot;UP, HS, HSS&quot;;&quot;&quot;)))))))))))" office:value-type="string" office:string-value="UP, HS" calcext:value-type="string">
            <text:p>UP, HS</text:p>
          </table:table-cell>
          <table:table-cell office:value-type="string" calcext:value-type="string">
            <text:p>Melady</text:p>
          </table:table-cell>
          <table:table-cell table:number-columns-repeated="1016"/>
        </table:table-row>
        <table:table-row table:style-name="ro2">
          <table:table-cell table:style-name="ce17" office:value-type="float" office:value="256" calcext:value-type="float">
            <text:p>256</text:p>
          </table:table-cell>
          <table:table-cell table:style-name="ce17" office:value-type="float" office:value="16502" calcext:value-type="float">
            <text:p>16502</text:p>
          </table:table-cell>
          <table:table-cell table:style-name="ce17" office:value-type="string" calcext:value-type="string">
            <text:p>TECHNICAL HS PAYYOLI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8 - 10</text:p>
          </table:table-cell>
          <table:table-cell table:style-name="ce17" table:formula="of:=IF([.E257]=&quot;11 - 12&quot;;&quot;HSS&quot;;IF([.E257]=&quot;8 - 12&quot;;&quot;HS, HSS&quot;;IF([.E257]=&quot;8 - 10&quot;;&quot;HS&quot;;IF([.E257]=&quot;1 - 4&quot;;&quot;LP&quot;;IF([.E257]=&quot;5 -7&quot;;&quot;UP&quot;;IF([.E257]=&quot;1 - 5&quot;;&quot;LP, UP&quot;;IF([.E257]=&quot;5 - 10&quot;;&quot;UP, HS&quot;;IF([.E257]=&quot;1 - 7&quot;;&quot;LP, UP&quot;;IF([.E257]=&quot;1 -10&quot;;&quot;LP, UP, HS&quot;;IF([.E257]=&quot;1 - 12&quot;;&quot;LP, UP, HS, HSS&quot;;IF([.E257]=&quot;5 - 12&quot;;&quot;UP, HS, HSS&quot;;&quot;&quot;)))))))))))" office:value-type="string" office:string-value="HS" calcext:value-type="string">
            <text:p>HS</text:p>
          </table:table-cell>
          <table:table-cell office:value-type="string" calcext:value-type="string">
            <text:p>Melady</text:p>
          </table:table-cell>
          <table:table-cell table:number-columns-repeated="1016"/>
        </table:table-row>
        <table:table-row table:style-name="ro2">
          <table:table-cell table:style-name="ce17" office:value-type="float" office:value="257" calcext:value-type="float">
            <text:p>257</text:p>
          </table:table-cell>
          <table:table-cell table:style-name="ce17" office:value-type="float" office:value="16524" calcext:value-type="float">
            <text:p>16524</text:p>
          </table:table-cell>
          <table:table-cell table:style-name="ce17" office:value-type="string" calcext:value-type="string">
            <text:p>MUKAPPUR G.L.P SCHOOL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258]=&quot;11 - 12&quot;;&quot;HSS&quot;;IF([.E258]=&quot;8 - 12&quot;;&quot;HS, HSS&quot;;IF([.E258]=&quot;8 - 10&quot;;&quot;HS&quot;;IF([.E258]=&quot;1 - 4&quot;;&quot;LP&quot;;IF([.E258]=&quot;5 -7&quot;;&quot;UP&quot;;IF([.E258]=&quot;1 - 5&quot;;&quot;LP, UP&quot;;IF([.E258]=&quot;5 - 10&quot;;&quot;UP, HS&quot;;IF([.E258]=&quot;1 - 7&quot;;&quot;LP, UP&quot;;IF([.E258]=&quot;1 -10&quot;;&quot;LP, UP, HS&quot;;IF([.E258]=&quot;1 - 12&quot;;&quot;LP, UP, HS, HSS&quot;;IF([.E258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Melady</text:p>
          </table:table-cell>
          <table:table-cell table:number-columns-repeated="1016"/>
        </table:table-row>
        <table:table-row table:style-name="ro2">
          <table:table-cell table:style-name="ce17" office:value-type="float" office:value="258" calcext:value-type="float">
            <text:p>258</text:p>
          </table:table-cell>
          <table:table-cell table:style-name="ce17" office:value-type="float" office:value="16541" calcext:value-type="float">
            <text:p>16541</text:p>
          </table:table-cell>
          <table:table-cell table:style-name="ce17" office:value-type="string" calcext:value-type="string">
            <text:p>PURAKKAL PARAKKAD G.L.P SCHOOL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259]=&quot;11 - 12&quot;;&quot;HSS&quot;;IF([.E259]=&quot;8 - 12&quot;;&quot;HS, HSS&quot;;IF([.E259]=&quot;8 - 10&quot;;&quot;HS&quot;;IF([.E259]=&quot;1 - 4&quot;;&quot;LP&quot;;IF([.E259]=&quot;5 -7&quot;;&quot;UP&quot;;IF([.E259]=&quot;1 - 5&quot;;&quot;LP, UP&quot;;IF([.E259]=&quot;5 - 10&quot;;&quot;UP, HS&quot;;IF([.E259]=&quot;1 - 7&quot;;&quot;LP, UP&quot;;IF([.E259]=&quot;1 -10&quot;;&quot;LP, UP, HS&quot;;IF([.E259]=&quot;1 - 12&quot;;&quot;LP, UP, HS, HSS&quot;;IF([.E259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Melady</text:p>
          </table:table-cell>
          <table:table-cell table:number-columns-repeated="1016"/>
        </table:table-row>
        <table:table-row table:style-name="ro2">
          <table:table-cell table:style-name="ce17" office:value-type="float" office:value="259" calcext:value-type="float">
            <text:p>259</text:p>
          </table:table-cell>
          <table:table-cell table:style-name="ce17" office:value-type="float" office:value="16543" calcext:value-type="float">
            <text:p>16543</text:p>
          </table:table-cell>
          <table:table-cell table:style-name="ce17" office:value-type="string" calcext:value-type="string">
            <text:p>THRIKKOTUR WEST G.L.P SCHOOL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260]=&quot;11 - 12&quot;;&quot;HSS&quot;;IF([.E260]=&quot;8 - 12&quot;;&quot;HS, HSS&quot;;IF([.E260]=&quot;8 - 10&quot;;&quot;HS&quot;;IF([.E260]=&quot;1 - 4&quot;;&quot;LP&quot;;IF([.E260]=&quot;5 -7&quot;;&quot;UP&quot;;IF([.E260]=&quot;1 - 5&quot;;&quot;LP, UP&quot;;IF([.E260]=&quot;5 - 10&quot;;&quot;UP, HS&quot;;IF([.E260]=&quot;1 - 7&quot;;&quot;LP, UP&quot;;IF([.E260]=&quot;1 -10&quot;;&quot;LP, UP, HS&quot;;IF([.E260]=&quot;1 - 12&quot;;&quot;LP, UP, HS, HSS&quot;;IF([.E260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Melady</text:p>
          </table:table-cell>
          <table:table-cell table:number-columns-repeated="1016"/>
        </table:table-row>
        <table:table-row table:style-name="ro2">
          <table:table-cell table:style-name="ce17" office:value-type="float" office:value="260" calcext:value-type="float">
            <text:p>260</text:p>
          </table:table-cell>
          <table:table-cell table:style-name="ce17" office:value-type="float" office:value="16545" calcext:value-type="float">
            <text:p>16545</text:p>
          </table:table-cell>
          <table:table-cell table:style-name="ce17" office:value-type="string" calcext:value-type="string">
            <text:p>THURAYUR G.W.L.P SCHOOL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261]=&quot;11 - 12&quot;;&quot;HSS&quot;;IF([.E261]=&quot;8 - 12&quot;;&quot;HS, HSS&quot;;IF([.E261]=&quot;8 - 10&quot;;&quot;HS&quot;;IF([.E261]=&quot;1 - 4&quot;;&quot;LP&quot;;IF([.E261]=&quot;5 -7&quot;;&quot;UP&quot;;IF([.E261]=&quot;1 - 5&quot;;&quot;LP, UP&quot;;IF([.E261]=&quot;5 - 10&quot;;&quot;UP, HS&quot;;IF([.E261]=&quot;1 - 7&quot;;&quot;LP, UP&quot;;IF([.E261]=&quot;1 -10&quot;;&quot;LP, UP, HS&quot;;IF([.E261]=&quot;1 - 12&quot;;&quot;LP, UP, HS, HSS&quot;;IF([.E261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Melady</text:p>
          </table:table-cell>
          <table:table-cell table:number-columns-repeated="1016"/>
        </table:table-row>
        <table:table-row table:style-name="ro2">
          <table:table-cell table:style-name="ce17" office:value-type="float" office:value="261" calcext:value-type="float">
            <text:p>261</text:p>
          </table:table-cell>
          <table:table-cell table:style-name="ce17" office:value-type="float" office:value="16550" calcext:value-type="float">
            <text:p>16550</text:p>
          </table:table-cell>
          <table:table-cell table:style-name="ce17" office:value-type="string" calcext:value-type="string">
            <text:p>VILAYATTUR G.L.P.SCHOOL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262]=&quot;11 - 12&quot;;&quot;HSS&quot;;IF([.E262]=&quot;8 - 12&quot;;&quot;HS, HSS&quot;;IF([.E262]=&quot;8 - 10&quot;;&quot;HS&quot;;IF([.E262]=&quot;1 - 4&quot;;&quot;LP&quot;;IF([.E262]=&quot;5 -7&quot;;&quot;UP&quot;;IF([.E262]=&quot;1 - 5&quot;;&quot;LP, UP&quot;;IF([.E262]=&quot;5 - 10&quot;;&quot;UP, HS&quot;;IF([.E262]=&quot;1 - 7&quot;;&quot;LP, UP&quot;;IF([.E262]=&quot;1 -10&quot;;&quot;LP, UP, HS&quot;;IF([.E262]=&quot;1 - 12&quot;;&quot;LP, UP, HS, HSS&quot;;IF([.E262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Melady</text:p>
          </table:table-cell>
          <table:table-cell table:number-columns-repeated="1016"/>
        </table:table-row>
        <table:table-row table:style-name="ro2">
          <table:table-cell table:style-name="ce17" office:value-type="float" office:value="262" calcext:value-type="float">
            <text:p>262</text:p>
          </table:table-cell>
          <table:table-cell table:style-name="ce17" office:value-type="float" office:value="16552" calcext:value-type="float">
            <text:p>16552</text:p>
          </table:table-cell>
          <table:table-cell table:style-name="ce17" office:value-type="string" calcext:value-type="string">
            <text:p>MELADI G.F.L.P SCHOOL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5</text:p>
          </table:table-cell>
          <table:table-cell table:style-name="ce17" table:formula="of:=IF([.E263]=&quot;11 - 12&quot;;&quot;HSS&quot;;IF([.E263]=&quot;8 - 12&quot;;&quot;HS, HSS&quot;;IF([.E263]=&quot;8 - 10&quot;;&quot;HS&quot;;IF([.E263]=&quot;1 - 4&quot;;&quot;LP&quot;;IF([.E263]=&quot;5 -7&quot;;&quot;UP&quot;;IF([.E263]=&quot;1 - 5&quot;;&quot;LP, UP&quot;;IF([.E263]=&quot;5 - 10&quot;;&quot;UP, HS&quot;;IF([.E263]=&quot;1 - 7&quot;;&quot;LP, UP&quot;;IF([.E263]=&quot;1 -10&quot;;&quot;LP, UP, HS&quot;;IF([.E263]=&quot;1 - 12&quot;;&quot;LP, UP, HS, HSS&quot;;IF([.E263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Melady</text:p>
          </table:table-cell>
          <table:table-cell table:number-columns-repeated="1016"/>
        </table:table-row>
        <table:table-row table:style-name="ro2">
          <table:table-cell table:style-name="ce17" office:value-type="float" office:value="263" calcext:value-type="float">
            <text:p>263</text:p>
          </table:table-cell>
          <table:table-cell table:style-name="ce17" office:value-type="float" office:value="16557" calcext:value-type="float">
            <text:p>16557</text:p>
          </table:table-cell>
          <table:table-cell table:style-name="ce17" office:value-type="string" calcext:value-type="string">
            <text:p>G.U.P SCHOOL KIZHUR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264]=&quot;11 - 12&quot;;&quot;HSS&quot;;IF([.E264]=&quot;8 - 12&quot;;&quot;HS, HSS&quot;;IF([.E264]=&quot;8 - 10&quot;;&quot;HS&quot;;IF([.E264]=&quot;1 - 4&quot;;&quot;LP&quot;;IF([.E264]=&quot;5 -7&quot;;&quot;UP&quot;;IF([.E264]=&quot;1 - 5&quot;;&quot;LP, UP&quot;;IF([.E264]=&quot;5 - 10&quot;;&quot;UP, HS&quot;;IF([.E264]=&quot;1 - 7&quot;;&quot;LP, UP&quot;;IF([.E264]=&quot;1 -10&quot;;&quot;LP, UP, HS&quot;;IF([.E264]=&quot;1 - 12&quot;;&quot;LP, UP, HS, HSS&quot;;IF([.E264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Melady</text:p>
          </table:table-cell>
          <table:table-cell table:number-columns-repeated="1016"/>
        </table:table-row>
        <table:table-row table:style-name="ro2">
          <table:table-cell table:style-name="ce17" office:value-type="float" office:value="264" calcext:value-type="float">
            <text:p>264</text:p>
          </table:table-cell>
          <table:table-cell table:style-name="ce17" office:value-type="float" office:value="16569" calcext:value-type="float">
            <text:p>16569</text:p>
          </table:table-cell>
          <table:table-cell table:style-name="ce17" office:value-type="string" calcext:value-type="string">
            <text:p>S.N.B.M G.U.P SCHOOL MELADY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265]=&quot;11 - 12&quot;;&quot;HSS&quot;;IF([.E265]=&quot;8 - 12&quot;;&quot;HS, HSS&quot;;IF([.E265]=&quot;8 - 10&quot;;&quot;HS&quot;;IF([.E265]=&quot;1 - 4&quot;;&quot;LP&quot;;IF([.E265]=&quot;5 -7&quot;;&quot;UP&quot;;IF([.E265]=&quot;1 - 5&quot;;&quot;LP, UP&quot;;IF([.E265]=&quot;5 - 10&quot;;&quot;UP, HS&quot;;IF([.E265]=&quot;1 - 7&quot;;&quot;LP, UP&quot;;IF([.E265]=&quot;1 -10&quot;;&quot;LP, UP, HS&quot;;IF([.E265]=&quot;1 - 12&quot;;&quot;LP, UP, HS, HSS&quot;;IF([.E265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Melady</text:p>
          </table:table-cell>
          <table:table-cell table:number-columns-repeated="1016"/>
        </table:table-row>
        <table:table-row table:style-name="ro2">
          <table:table-cell table:style-name="ce17" office:value-type="float" office:value="265" calcext:value-type="float">
            <text:p>265</text:p>
          </table:table-cell>
          <table:table-cell table:style-name="ce17" office:value-type="float" office:value="16574" calcext:value-type="float">
            <text:p>16574</text:p>
          </table:table-cell>
          <table:table-cell table:style-name="ce17" office:value-type="string" calcext:value-type="string">
            <text:p>G.U.P.S CHERUVANNOOR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5 -7</text:p>
          </table:table-cell>
          <table:table-cell table:style-name="ce17" table:formula="of:=IF([.E266]=&quot;11 - 12&quot;;&quot;HSS&quot;;IF([.E266]=&quot;8 - 12&quot;;&quot;HS, HSS&quot;;IF([.E266]=&quot;8 - 10&quot;;&quot;HS&quot;;IF([.E266]=&quot;1 - 4&quot;;&quot;LP&quot;;IF([.E266]=&quot;5 -7&quot;;&quot;UP&quot;;IF([.E266]=&quot;1 - 5&quot;;&quot;LP, UP&quot;;IF([.E266]=&quot;5 - 10&quot;;&quot;UP, HS&quot;;IF([.E266]=&quot;1 - 7&quot;;&quot;LP, UP&quot;;IF([.E266]=&quot;1 -10&quot;;&quot;LP, UP, HS&quot;;IF([.E266]=&quot;1 - 12&quot;;&quot;LP, UP, HS, HSS&quot;;IF([.E266]=&quot;5 - 12&quot;;&quot;UP, HS, HSS&quot;;&quot;&quot;)))))))))))" office:value-type="string" office:string-value="UP" calcext:value-type="string">
            <text:p>UP</text:p>
          </table:table-cell>
          <table:table-cell office:value-type="string" calcext:value-type="string">
            <text:p>Melady</text:p>
          </table:table-cell>
          <table:table-cell table:number-columns-repeated="1016"/>
        </table:table-row>
        <table:table-row table:style-name="ro2">
          <table:table-cell table:style-name="ce17" office:value-type="float" office:value="266" calcext:value-type="float">
            <text:p>266</text:p>
          </table:table-cell>
          <table:table-cell table:style-name="ce17" office:value-type="float" office:value="16575" calcext:value-type="float">
            <text:p>16575</text:p>
          </table:table-cell>
          <table:table-cell table:style-name="ce17" office:value-type="string" calcext:value-type="string">
            <text:p>G.U.P SCHOOL THURAYUR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5 -7</text:p>
          </table:table-cell>
          <table:table-cell table:style-name="ce17" table:formula="of:=IF([.E267]=&quot;11 - 12&quot;;&quot;HSS&quot;;IF([.E267]=&quot;8 - 12&quot;;&quot;HS, HSS&quot;;IF([.E267]=&quot;8 - 10&quot;;&quot;HS&quot;;IF([.E267]=&quot;1 - 4&quot;;&quot;LP&quot;;IF([.E267]=&quot;5 -7&quot;;&quot;UP&quot;;IF([.E267]=&quot;1 - 5&quot;;&quot;LP, UP&quot;;IF([.E267]=&quot;5 - 10&quot;;&quot;UP, HS&quot;;IF([.E267]=&quot;1 - 7&quot;;&quot;LP, UP&quot;;IF([.E267]=&quot;1 -10&quot;;&quot;LP, UP, HS&quot;;IF([.E267]=&quot;1 - 12&quot;;&quot;LP, UP, HS, HSS&quot;;IF([.E267]=&quot;5 - 12&quot;;&quot;UP, HS, HSS&quot;;&quot;&quot;)))))))))))" office:value-type="string" office:string-value="UP" calcext:value-type="string">
            <text:p>UP</text:p>
          </table:table-cell>
          <table:table-cell office:value-type="string" calcext:value-type="string">
            <text:p>Melady</text:p>
          </table:table-cell>
          <table:table-cell table:number-columns-repeated="1016"/>
        </table:table-row>
        <table:table-row table:style-name="ro2">
          <table:table-cell table:style-name="ce17" office:value-type="float" office:value="267" calcext:value-type="float">
            <text:p>267</text:p>
          </table:table-cell>
          <table:table-cell table:style-name="ce17" office:value-type="float" office:value="16577" calcext:value-type="float">
            <text:p>16577</text:p>
          </table:table-cell>
          <table:table-cell table:style-name="ce17" office:value-type="string" calcext:value-type="string">
            <text:p>GOVT. MLP SCHOOL AVALA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268]=&quot;11 - 12&quot;;&quot;HSS&quot;;IF([.E268]=&quot;8 - 12&quot;;&quot;HS, HSS&quot;;IF([.E268]=&quot;8 - 10&quot;;&quot;HS&quot;;IF([.E268]=&quot;1 - 4&quot;;&quot;LP&quot;;IF([.E268]=&quot;5 -7&quot;;&quot;UP&quot;;IF([.E268]=&quot;1 - 5&quot;;&quot;LP, UP&quot;;IF([.E268]=&quot;5 - 10&quot;;&quot;UP, HS&quot;;IF([.E268]=&quot;1 - 7&quot;;&quot;LP, UP&quot;;IF([.E268]=&quot;1 -10&quot;;&quot;LP, UP, HS&quot;;IF([.E268]=&quot;1 - 12&quot;;&quot;LP, UP, HS, HSS&quot;;IF([.E268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Melady</text:p>
          </table:table-cell>
          <table:table-cell table:number-columns-repeated="1016"/>
        </table:table-row>
        <table:table-row table:style-name="ro2">
          <table:table-cell table:style-name="ce17" office:value-type="float" office:value="268" calcext:value-type="float">
            <text:p>268</text:p>
          </table:table-cell>
          <table:table-cell table:style-name="ce17" office:value-type="float" office:value="16578" calcext:value-type="float">
            <text:p>16578</text:p>
          </table:table-cell>
          <table:table-cell table:style-name="ce17" office:value-type="string" calcext:value-type="string">
            <text:p>GOVT WELFARE LP SCHOOL AYANIKKAD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269]=&quot;11 - 12&quot;;&quot;HSS&quot;;IF([.E269]=&quot;8 - 12&quot;;&quot;HS, HSS&quot;;IF([.E269]=&quot;8 - 10&quot;;&quot;HS&quot;;IF([.E269]=&quot;1 - 4&quot;;&quot;LP&quot;;IF([.E269]=&quot;5 -7&quot;;&quot;UP&quot;;IF([.E269]=&quot;1 - 5&quot;;&quot;LP, UP&quot;;IF([.E269]=&quot;5 - 10&quot;;&quot;UP, HS&quot;;IF([.E269]=&quot;1 - 7&quot;;&quot;LP, UP&quot;;IF([.E269]=&quot;1 -10&quot;;&quot;LP, UP, HS&quot;;IF([.E269]=&quot;1 - 12&quot;;&quot;LP, UP, HS, HSS&quot;;IF([.E269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Melady</text:p>
          </table:table-cell>
          <table:table-cell table:number-columns-repeated="1016"/>
        </table:table-row>
        <table:table-row table:style-name="ro2">
          <table:table-cell table:style-name="ce17" office:value-type="float" office:value="269" calcext:value-type="float">
            <text:p>269</text:p>
          </table:table-cell>
          <table:table-cell table:style-name="ce17" office:value-type="float" office:value="16051" calcext:value-type="float">
            <text:p>16051</text:p>
          </table:table-cell>
          <table:table-cell table:style-name="ce17" office:value-type="string" calcext:value-type="string">
            <text:p>S.V.A.H.S NADUVATHUR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8 - 12</text:p>
          </table:table-cell>
          <table:table-cell table:style-name="ce17" table:formula="of:=IF([.E270]=&quot;11 - 12&quot;;&quot;HSS&quot;;IF([.E270]=&quot;8 - 12&quot;;&quot;HS, HSS&quot;;IF([.E270]=&quot;8 - 10&quot;;&quot;HS&quot;;IF([.E270]=&quot;1 - 4&quot;;&quot;LP&quot;;IF([.E270]=&quot;5 -7&quot;;&quot;UP&quot;;IF([.E270]=&quot;1 - 5&quot;;&quot;LP, UP&quot;;IF([.E270]=&quot;5 - 10&quot;;&quot;UP, HS&quot;;IF([.E270]=&quot;1 - 7&quot;;&quot;LP, UP&quot;;IF([.E270]=&quot;1 -10&quot;;&quot;LP, UP, HS&quot;;IF([.E270]=&quot;1 - 12&quot;;&quot;LP, UP, HS, HSS&quot;;IF([.E270]=&quot;5 - 12&quot;;&quot;UP, HS, HSS&quot;;&quot;&quot;)))))))))))" office:value-type="string" office:string-value="HS, HSS" calcext:value-type="string">
            <text:p>HS, HSS</text:p>
          </table:table-cell>
          <table:table-cell office:value-type="string" calcext:value-type="string">
            <text:p>Melady</text:p>
          </table:table-cell>
          <table:table-cell table:number-columns-repeated="1016"/>
        </table:table-row>
        <table:table-row table:style-name="ro2">
          <table:table-cell table:style-name="ce17" office:value-type="float" office:value="270" calcext:value-type="float">
            <text:p>270</text:p>
          </table:table-cell>
          <table:table-cell table:style-name="ce17" office:value-type="float" office:value="16071" calcext:value-type="float">
            <text:p>16071</text:p>
          </table:table-cell>
          <table:table-cell table:style-name="ce17" office:value-type="string" calcext:value-type="string">
            <text:p>C.K.G.M.H.S CHINGAPURAM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12</text:p>
          </table:table-cell>
          <table:table-cell table:style-name="ce17" table:formula="of:=IF([.E271]=&quot;11 - 12&quot;;&quot;HSS&quot;;IF([.E271]=&quot;8 - 12&quot;;&quot;HS, HSS&quot;;IF([.E271]=&quot;8 - 10&quot;;&quot;HS&quot;;IF([.E271]=&quot;1 - 4&quot;;&quot;LP&quot;;IF([.E271]=&quot;5 -7&quot;;&quot;UP&quot;;IF([.E271]=&quot;1 - 5&quot;;&quot;LP, UP&quot;;IF([.E271]=&quot;5 - 10&quot;;&quot;UP, HS&quot;;IF([.E271]=&quot;1 - 7&quot;;&quot;LP, UP&quot;;IF([.E271]=&quot;1 -10&quot;;&quot;LP, UP, HS&quot;;IF([.E271]=&quot;1 - 12&quot;;&quot;LP, UP, HS, HSS&quot;;IF([.E271]=&quot;5 - 12&quot;;&quot;UP, HS, HSS&quot;;&quot;&quot;)))))))))))" office:value-type="string" office:string-value="LP, UP, HS, HSS" calcext:value-type="string">
            <text:p>LP, UP, HS, HSS</text:p>
          </table:table-cell>
          <table:table-cell office:value-type="string" calcext:value-type="string">
            <text:p>Melady</text:p>
          </table:table-cell>
          <table:table-cell table:number-columns-repeated="1016"/>
        </table:table-row>
        <table:table-row table:style-name="ro2">
          <table:table-cell table:style-name="ce17" office:value-type="float" office:value="271" calcext:value-type="float">
            <text:p>271</text:p>
          </table:table-cell>
          <table:table-cell table:style-name="ce17" office:value-type="float" office:value="16074" calcext:value-type="float">
            <text:p>16074</text:p>
          </table:table-cell>
          <table:table-cell table:style-name="ce17" office:value-type="string" calcext:value-type="string">
            <text:p>B.T.M.H.S THURAYUR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8 - 12</text:p>
          </table:table-cell>
          <table:table-cell table:style-name="ce17" table:formula="of:=IF([.E272]=&quot;11 - 12&quot;;&quot;HSS&quot;;IF([.E272]=&quot;8 - 12&quot;;&quot;HS, HSS&quot;;IF([.E272]=&quot;8 - 10&quot;;&quot;HS&quot;;IF([.E272]=&quot;1 - 4&quot;;&quot;LP&quot;;IF([.E272]=&quot;5 -7&quot;;&quot;UP&quot;;IF([.E272]=&quot;1 - 5&quot;;&quot;LP, UP&quot;;IF([.E272]=&quot;5 - 10&quot;;&quot;UP, HS&quot;;IF([.E272]=&quot;1 - 7&quot;;&quot;LP, UP&quot;;IF([.E272]=&quot;1 -10&quot;;&quot;LP, UP, HS&quot;;IF([.E272]=&quot;1 - 12&quot;;&quot;LP, UP, HS, HSS&quot;;IF([.E272]=&quot;5 - 12&quot;;&quot;UP, HS, HSS&quot;;&quot;&quot;)))))))))))" office:value-type="string" office:string-value="HS, HSS" calcext:value-type="string">
            <text:p>HS, HSS</text:p>
          </table:table-cell>
          <table:table-cell office:value-type="string" calcext:value-type="string">
            <text:p>Melady</text:p>
          </table:table-cell>
          <table:table-cell table:number-columns-repeated="1016"/>
        </table:table-row>
        <table:table-row table:style-name="ro2">
          <table:table-cell table:style-name="ce17" office:value-type="float" office:value="272" calcext:value-type="float">
            <text:p>272</text:p>
          </table:table-cell>
          <table:table-cell table:style-name="ce17" office:value-type="float" office:value="16503" calcext:value-type="float">
            <text:p>16503</text:p>
          </table:table-cell>
          <table:table-cell table:style-name="ce17" office:value-type="string" calcext:value-type="string">
            <text:p>AYANIKKAD A.L.P SCHOOL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273]=&quot;11 - 12&quot;;&quot;HSS&quot;;IF([.E273]=&quot;8 - 12&quot;;&quot;HS, HSS&quot;;IF([.E273]=&quot;8 - 10&quot;;&quot;HS&quot;;IF([.E273]=&quot;1 - 4&quot;;&quot;LP&quot;;IF([.E273]=&quot;5 -7&quot;;&quot;UP&quot;;IF([.E273]=&quot;1 - 5&quot;;&quot;LP, UP&quot;;IF([.E273]=&quot;5 - 10&quot;;&quot;UP, HS&quot;;IF([.E273]=&quot;1 - 7&quot;;&quot;LP, UP&quot;;IF([.E273]=&quot;1 -10&quot;;&quot;LP, UP, HS&quot;;IF([.E273]=&quot;1 - 12&quot;;&quot;LP, UP, HS, HSS&quot;;IF([.E273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Melady</text:p>
          </table:table-cell>
          <table:table-cell table:number-columns-repeated="1016"/>
        </table:table-row>
        <table:table-row table:style-name="ro2">
          <table:table-cell table:style-name="ce17" office:value-type="float" office:value="273" calcext:value-type="float">
            <text:p>273</text:p>
          </table:table-cell>
          <table:table-cell table:style-name="ce17" office:value-type="float" office:value="16504" calcext:value-type="float">
            <text:p>16504</text:p>
          </table:table-cell>
          <table:table-cell table:style-name="ce17" office:value-type="string" calcext:value-type="string">
            <text:p>AYANIKKAD M.L.P SCHOOL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274]=&quot;11 - 12&quot;;&quot;HSS&quot;;IF([.E274]=&quot;8 - 12&quot;;&quot;HS, HSS&quot;;IF([.E274]=&quot;8 - 10&quot;;&quot;HS&quot;;IF([.E274]=&quot;1 - 4&quot;;&quot;LP&quot;;IF([.E274]=&quot;5 -7&quot;;&quot;UP&quot;;IF([.E274]=&quot;1 - 5&quot;;&quot;LP, UP&quot;;IF([.E274]=&quot;5 - 10&quot;;&quot;UP, HS&quot;;IF([.E274]=&quot;1 - 7&quot;;&quot;LP, UP&quot;;IF([.E274]=&quot;1 -10&quot;;&quot;LP, UP, HS&quot;;IF([.E274]=&quot;1 - 12&quot;;&quot;LP, UP, HS, HSS&quot;;IF([.E274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Melady</text:p>
          </table:table-cell>
          <table:table-cell table:number-columns-repeated="1016"/>
        </table:table-row>
        <table:table-row table:style-name="ro2">
          <table:table-cell table:style-name="ce17" office:value-type="float" office:value="274" calcext:value-type="float">
            <text:p>274</text:p>
          </table:table-cell>
          <table:table-cell table:style-name="ce17" office:value-type="float" office:value="16505" calcext:value-type="float">
            <text:p>16505</text:p>
          </table:table-cell>
          <table:table-cell table:style-name="ce17" office:value-type="string" calcext:value-type="string">
            <text:p>CHANGARAM VELLY M.L.P SCHOOL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275]=&quot;11 - 12&quot;;&quot;HSS&quot;;IF([.E275]=&quot;8 - 12&quot;;&quot;HS, HSS&quot;;IF([.E275]=&quot;8 - 10&quot;;&quot;HS&quot;;IF([.E275]=&quot;1 - 4&quot;;&quot;LP&quot;;IF([.E275]=&quot;5 -7&quot;;&quot;UP&quot;;IF([.E275]=&quot;1 - 5&quot;;&quot;LP, UP&quot;;IF([.E275]=&quot;5 - 10&quot;;&quot;UP, HS&quot;;IF([.E275]=&quot;1 - 7&quot;;&quot;LP, UP&quot;;IF([.E275]=&quot;1 -10&quot;;&quot;LP, UP, HS&quot;;IF([.E275]=&quot;1 - 12&quot;;&quot;LP, UP, HS, HSS&quot;;IF([.E275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Melady</text:p>
          </table:table-cell>
          <table:table-cell table:number-columns-repeated="1016"/>
        </table:table-row>
        <table:table-row table:style-name="ro2">
          <table:table-cell table:style-name="ce17" office:value-type="float" office:value="275" calcext:value-type="float">
            <text:p>275</text:p>
          </table:table-cell>
          <table:table-cell table:style-name="ce17" office:value-type="float" office:value="16506" calcext:value-type="float">
            <text:p>16506</text:p>
          </table:table-cell>
          <table:table-cell table:style-name="ce17" office:value-type="string" calcext:value-type="string">
            <text:p>CHAVATTA.M.L.P SCHOOL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276]=&quot;11 - 12&quot;;&quot;HSS&quot;;IF([.E276]=&quot;8 - 12&quot;;&quot;HS, HSS&quot;;IF([.E276]=&quot;8 - 10&quot;;&quot;HS&quot;;IF([.E276]=&quot;1 - 4&quot;;&quot;LP&quot;;IF([.E276]=&quot;5 -7&quot;;&quot;UP&quot;;IF([.E276]=&quot;1 - 5&quot;;&quot;LP, UP&quot;;IF([.E276]=&quot;5 - 10&quot;;&quot;UP, HS&quot;;IF([.E276]=&quot;1 - 7&quot;;&quot;LP, UP&quot;;IF([.E276]=&quot;1 -10&quot;;&quot;LP, UP, HS&quot;;IF([.E276]=&quot;1 - 12&quot;;&quot;LP, UP, HS, HSS&quot;;IF([.E276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Melady</text:p>
          </table:table-cell>
          <table:table-cell table:number-columns-repeated="1016"/>
        </table:table-row>
        <table:table-row table:style-name="ro2">
          <table:table-cell table:style-name="ce17" office:value-type="float" office:value="276" calcext:value-type="float">
            <text:p>276</text:p>
          </table:table-cell>
          <table:table-cell table:style-name="ce17" office:value-type="float" office:value="16507" calcext:value-type="float">
            <text:p>16507</text:p>
          </table:table-cell>
          <table:table-cell table:style-name="ce17" office:value-type="string" calcext:value-type="string">
            <text:p>CHERUVANNUR A.L.P SCHOOL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277]=&quot;11 - 12&quot;;&quot;HSS&quot;;IF([.E277]=&quot;8 - 12&quot;;&quot;HS, HSS&quot;;IF([.E277]=&quot;8 - 10&quot;;&quot;HS&quot;;IF([.E277]=&quot;1 - 4&quot;;&quot;LP&quot;;IF([.E277]=&quot;5 -7&quot;;&quot;UP&quot;;IF([.E277]=&quot;1 - 5&quot;;&quot;LP, UP&quot;;IF([.E277]=&quot;5 - 10&quot;;&quot;UP, HS&quot;;IF([.E277]=&quot;1 - 7&quot;;&quot;LP, UP&quot;;IF([.E277]=&quot;1 -10&quot;;&quot;LP, UP, HS&quot;;IF([.E277]=&quot;1 - 12&quot;;&quot;LP, UP, HS, HSS&quot;;IF([.E277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Melady</text:p>
          </table:table-cell>
          <table:table-cell table:number-columns-repeated="1016"/>
        </table:table-row>
        <table:table-row table:style-name="ro2">
          <table:table-cell table:style-name="ce17" office:value-type="float" office:value="277" calcext:value-type="float">
            <text:p>277</text:p>
          </table:table-cell>
          <table:table-cell table:style-name="ce17" office:value-type="float" office:value="16508" calcext:value-type="float">
            <text:p>16508</text:p>
          </table:table-cell>
          <table:table-cell table:style-name="ce17" office:value-type="string" calcext:value-type="string">
            <text:p>CHERUVANNUR NORTH.M.L.P SCHOOL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278]=&quot;11 - 12&quot;;&quot;HSS&quot;;IF([.E278]=&quot;8 - 12&quot;;&quot;HS, HSS&quot;;IF([.E278]=&quot;8 - 10&quot;;&quot;HS&quot;;IF([.E278]=&quot;1 - 4&quot;;&quot;LP&quot;;IF([.E278]=&quot;5 -7&quot;;&quot;UP&quot;;IF([.E278]=&quot;1 - 5&quot;;&quot;LP, UP&quot;;IF([.E278]=&quot;5 - 10&quot;;&quot;UP, HS&quot;;IF([.E278]=&quot;1 - 7&quot;;&quot;LP, UP&quot;;IF([.E278]=&quot;1 -10&quot;;&quot;LP, UP, HS&quot;;IF([.E278]=&quot;1 - 12&quot;;&quot;LP, UP, HS, HSS&quot;;IF([.E278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Melady</text:p>
          </table:table-cell>
          <table:table-cell table:number-columns-repeated="1016"/>
        </table:table-row>
        <table:table-row table:style-name="ro2">
          <table:table-cell table:style-name="ce17" office:value-type="float" office:value="278" calcext:value-type="float">
            <text:p>278</text:p>
          </table:table-cell>
          <table:table-cell table:style-name="ce17" office:value-type="float" office:value="16509" calcext:value-type="float">
            <text:p>16509</text:p>
          </table:table-cell>
          <table:table-cell table:style-name="ce17" office:value-type="string" calcext:value-type="string">
            <text:p>CHERUVANNUR WEST L.P SCHOOL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279]=&quot;11 - 12&quot;;&quot;HSS&quot;;IF([.E279]=&quot;8 - 12&quot;;&quot;HS, HSS&quot;;IF([.E279]=&quot;8 - 10&quot;;&quot;HS&quot;;IF([.E279]=&quot;1 - 4&quot;;&quot;LP&quot;;IF([.E279]=&quot;5 -7&quot;;&quot;UP&quot;;IF([.E279]=&quot;1 - 5&quot;;&quot;LP, UP&quot;;IF([.E279]=&quot;5 - 10&quot;;&quot;UP, HS&quot;;IF([.E279]=&quot;1 - 7&quot;;&quot;LP, UP&quot;;IF([.E279]=&quot;1 -10&quot;;&quot;LP, UP, HS&quot;;IF([.E279]=&quot;1 - 12&quot;;&quot;LP, UP, HS, HSS&quot;;IF([.E279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Melady</text:p>
          </table:table-cell>
          <table:table-cell table:number-columns-repeated="1016"/>
        </table:table-row>
        <table:table-row table:style-name="ro2">
          <table:table-cell table:style-name="ce17" office:value-type="float" office:value="279" calcext:value-type="float">
            <text:p>279</text:p>
          </table:table-cell>
          <table:table-cell table:style-name="ce17" office:value-type="float" office:value="16510" calcext:value-type="float">
            <text:p>16510</text:p>
          </table:table-cell>
          <table:table-cell table:style-name="ce17" office:value-type="string" calcext:value-type="string">
            <text:p>MOODADI HAJI P.K MOIDUMEMORIAL L.P SCHOOL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280]=&quot;11 - 12&quot;;&quot;HSS&quot;;IF([.E280]=&quot;8 - 12&quot;;&quot;HS, HSS&quot;;IF([.E280]=&quot;8 - 10&quot;;&quot;HS&quot;;IF([.E280]=&quot;1 - 4&quot;;&quot;LP&quot;;IF([.E280]=&quot;5 -7&quot;;&quot;UP&quot;;IF([.E280]=&quot;1 - 5&quot;;&quot;LP, UP&quot;;IF([.E280]=&quot;5 - 10&quot;;&quot;UP, HS&quot;;IF([.E280]=&quot;1 - 7&quot;;&quot;LP, UP&quot;;IF([.E280]=&quot;1 -10&quot;;&quot;LP, UP, HS&quot;;IF([.E280]=&quot;1 - 12&quot;;&quot;LP, UP, HS, HSS&quot;;IF([.E280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Melady</text:p>
          </table:table-cell>
          <table:table-cell table:number-columns-repeated="1016"/>
        </table:table-row>
        <table:table-row table:style-name="ro2">
          <table:table-cell table:style-name="ce17" office:value-type="float" office:value="280" calcext:value-type="float">
            <text:p>280</text:p>
          </table:table-cell>
          <table:table-cell table:style-name="ce17" office:value-type="float" office:value="16511" calcext:value-type="float">
            <text:p>16511</text:p>
          </table:table-cell>
          <table:table-cell table:style-name="ce17" office:value-type="string" calcext:value-type="string">
            <text:p>IRINGATH M.L.P SCHOOL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281]=&quot;11 - 12&quot;;&quot;HSS&quot;;IF([.E281]=&quot;8 - 12&quot;;&quot;HS, HSS&quot;;IF([.E281]=&quot;8 - 10&quot;;&quot;HS&quot;;IF([.E281]=&quot;1 - 4&quot;;&quot;LP&quot;;IF([.E281]=&quot;5 -7&quot;;&quot;UP&quot;;IF([.E281]=&quot;1 - 5&quot;;&quot;LP, UP&quot;;IF([.E281]=&quot;5 - 10&quot;;&quot;UP, HS&quot;;IF([.E281]=&quot;1 - 7&quot;;&quot;LP, UP&quot;;IF([.E281]=&quot;1 -10&quot;;&quot;LP, UP, HS&quot;;IF([.E281]=&quot;1 - 12&quot;;&quot;LP, UP, HS, HSS&quot;;IF([.E281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Melady</text:p>
          </table:table-cell>
          <table:table-cell table:number-columns-repeated="1016"/>
        </table:table-row>
        <table:table-row table:style-name="ro2">
          <table:table-cell table:style-name="ce17" office:value-type="float" office:value="281" calcext:value-type="float">
            <text:p>281</text:p>
          </table:table-cell>
          <table:table-cell table:style-name="ce17" office:value-type="float" office:value="16512" calcext:value-type="float">
            <text:p>16512</text:p>
          </table:table-cell>
          <table:table-cell table:style-name="ce17" office:value-type="string" calcext:value-type="string">
            <text:p>KANNAM KULAM A.L.P SCHOOL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282]=&quot;11 - 12&quot;;&quot;HSS&quot;;IF([.E282]=&quot;8 - 12&quot;;&quot;HS, HSS&quot;;IF([.E282]=&quot;8 - 10&quot;;&quot;HS&quot;;IF([.E282]=&quot;1 - 4&quot;;&quot;LP&quot;;IF([.E282]=&quot;5 -7&quot;;&quot;UP&quot;;IF([.E282]=&quot;1 - 5&quot;;&quot;LP, UP&quot;;IF([.E282]=&quot;5 - 10&quot;;&quot;UP, HS&quot;;IF([.E282]=&quot;1 - 7&quot;;&quot;LP, UP&quot;;IF([.E282]=&quot;1 -10&quot;;&quot;LP, UP, HS&quot;;IF([.E282]=&quot;1 - 12&quot;;&quot;LP, UP, HS, HSS&quot;;IF([.E282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Melady</text:p>
          </table:table-cell>
          <table:table-cell table:number-columns-repeated="1016"/>
        </table:table-row>
        <table:table-row table:style-name="ro2">
          <table:table-cell table:style-name="ce17" office:value-type="float" office:value="282" calcext:value-type="float">
            <text:p>282</text:p>
          </table:table-cell>
          <table:table-cell table:style-name="ce17" office:value-type="float" office:value="16513" calcext:value-type="float">
            <text:p>16513</text:p>
          </table:table-cell>
          <table:table-cell table:style-name="ce17" office:value-type="string" calcext:value-type="string">
            <text:p>KAYALAD L.P SCHOOL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283]=&quot;11 - 12&quot;;&quot;HSS&quot;;IF([.E283]=&quot;8 - 12&quot;;&quot;HS, HSS&quot;;IF([.E283]=&quot;8 - 10&quot;;&quot;HS&quot;;IF([.E283]=&quot;1 - 4&quot;;&quot;LP&quot;;IF([.E283]=&quot;5 -7&quot;;&quot;UP&quot;;IF([.E283]=&quot;1 - 5&quot;;&quot;LP, UP&quot;;IF([.E283]=&quot;5 - 10&quot;;&quot;UP, HS&quot;;IF([.E283]=&quot;1 - 7&quot;;&quot;LP, UP&quot;;IF([.E283]=&quot;1 -10&quot;;&quot;LP, UP, HS&quot;;IF([.E283]=&quot;1 - 12&quot;;&quot;LP, UP, HS, HSS&quot;;IF([.E283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Melady</text:p>
          </table:table-cell>
          <table:table-cell table:number-columns-repeated="1016"/>
        </table:table-row>
        <table:table-row table:style-name="ro2">
          <table:table-cell table:style-name="ce17" office:value-type="float" office:value="283" calcext:value-type="float">
            <text:p>283</text:p>
          </table:table-cell>
          <table:table-cell table:style-name="ce17" office:value-type="float" office:value="16514" calcext:value-type="float">
            <text:p>16514</text:p>
          </table:table-cell>
          <table:table-cell table:style-name="ce17" office:value-type="string" calcext:value-type="string">
            <text:p>KEEZHARIYUR M.L.P SCHOOL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284]=&quot;11 - 12&quot;;&quot;HSS&quot;;IF([.E284]=&quot;8 - 12&quot;;&quot;HS, HSS&quot;;IF([.E284]=&quot;8 - 10&quot;;&quot;HS&quot;;IF([.E284]=&quot;1 - 4&quot;;&quot;LP&quot;;IF([.E284]=&quot;5 -7&quot;;&quot;UP&quot;;IF([.E284]=&quot;1 - 5&quot;;&quot;LP, UP&quot;;IF([.E284]=&quot;5 - 10&quot;;&quot;UP, HS&quot;;IF([.E284]=&quot;1 - 7&quot;;&quot;LP, UP&quot;;IF([.E284]=&quot;1 -10&quot;;&quot;LP, UP, HS&quot;;IF([.E284]=&quot;1 - 12&quot;;&quot;LP, UP, HS, HSS&quot;;IF([.E284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Melady</text:p>
          </table:table-cell>
          <table:table-cell table:number-columns-repeated="1016"/>
        </table:table-row>
        <table:table-row table:style-name="ro2">
          <table:table-cell table:style-name="ce17" office:value-type="float" office:value="284" calcext:value-type="float">
            <text:p>284</text:p>
          </table:table-cell>
          <table:table-cell table:style-name="ce17" office:value-type="float" office:value="16515" calcext:value-type="float">
            <text:p>16515</text:p>
          </table:table-cell>
          <table:table-cell table:style-name="ce17" office:value-type="string" calcext:value-type="string">
            <text:p>KEEZHARIYUR WEST M.L.P SCHOOL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285]=&quot;11 - 12&quot;;&quot;HSS&quot;;IF([.E285]=&quot;8 - 12&quot;;&quot;HS, HSS&quot;;IF([.E285]=&quot;8 - 10&quot;;&quot;HS&quot;;IF([.E285]=&quot;1 - 4&quot;;&quot;LP&quot;;IF([.E285]=&quot;5 -7&quot;;&quot;UP&quot;;IF([.E285]=&quot;1 - 5&quot;;&quot;LP, UP&quot;;IF([.E285]=&quot;5 - 10&quot;;&quot;UP, HS&quot;;IF([.E285]=&quot;1 - 7&quot;;&quot;LP, UP&quot;;IF([.E285]=&quot;1 -10&quot;;&quot;LP, UP, HS&quot;;IF([.E285]=&quot;1 - 12&quot;;&quot;LP, UP, HS, HSS&quot;;IF([.E285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Melady</text:p>
          </table:table-cell>
          <table:table-cell table:number-columns-repeated="1016"/>
        </table:table-row>
        <table:table-row table:style-name="ro2">
          <table:table-cell table:style-name="ce17" office:value-type="float" office:value="285" calcext:value-type="float">
            <text:p>285</text:p>
          </table:table-cell>
          <table:table-cell table:style-name="ce17" office:value-type="float" office:value="16516" calcext:value-type="float">
            <text:p>16516</text:p>
          </table:table-cell>
          <table:table-cell table:style-name="ce17" office:value-type="string" calcext:value-type="string">
            <text:p>KEEZHPAYUR WEST L.P SCHOOL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286]=&quot;11 - 12&quot;;&quot;HSS&quot;;IF([.E286]=&quot;8 - 12&quot;;&quot;HS, HSS&quot;;IF([.E286]=&quot;8 - 10&quot;;&quot;HS&quot;;IF([.E286]=&quot;1 - 4&quot;;&quot;LP&quot;;IF([.E286]=&quot;5 -7&quot;;&quot;UP&quot;;IF([.E286]=&quot;1 - 5&quot;;&quot;LP, UP&quot;;IF([.E286]=&quot;5 - 10&quot;;&quot;UP, HS&quot;;IF([.E286]=&quot;1 - 7&quot;;&quot;LP, UP&quot;;IF([.E286]=&quot;1 -10&quot;;&quot;LP, UP, HS&quot;;IF([.E286]=&quot;1 - 12&quot;;&quot;LP, UP, HS, HSS&quot;;IF([.E286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Melady</text:p>
          </table:table-cell>
          <table:table-cell table:number-columns-repeated="1016"/>
        </table:table-row>
        <table:table-row table:style-name="ro2">
          <table:table-cell table:style-name="ce17" office:value-type="float" office:value="286" calcext:value-type="float">
            <text:p>286</text:p>
          </table:table-cell>
          <table:table-cell table:style-name="ce17" office:value-type="float" office:value="16517" calcext:value-type="float">
            <text:p>16517</text:p>
          </table:table-cell>
          <table:table-cell table:style-name="ce17" office:value-type="string" calcext:value-type="string">
            <text:p>KULUPPA A.L.P SCHOOL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287]=&quot;11 - 12&quot;;&quot;HSS&quot;;IF([.E287]=&quot;8 - 12&quot;;&quot;HS, HSS&quot;;IF([.E287]=&quot;8 - 10&quot;;&quot;HS&quot;;IF([.E287]=&quot;1 - 4&quot;;&quot;LP&quot;;IF([.E287]=&quot;5 -7&quot;;&quot;UP&quot;;IF([.E287]=&quot;1 - 5&quot;;&quot;LP, UP&quot;;IF([.E287]=&quot;5 - 10&quot;;&quot;UP, HS&quot;;IF([.E287]=&quot;1 - 7&quot;;&quot;LP, UP&quot;;IF([.E287]=&quot;1 -10&quot;;&quot;LP, UP, HS&quot;;IF([.E287]=&quot;1 - 12&quot;;&quot;LP, UP, HS, HSS&quot;;IF([.E287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Melady</text:p>
          </table:table-cell>
          <table:table-cell table:number-columns-repeated="1016"/>
        </table:table-row>
        <table:table-row table:style-name="ro2">
          <table:table-cell table:style-name="ce17" office:value-type="float" office:value="287" calcext:value-type="float">
            <text:p>287</text:p>
          </table:table-cell>
          <table:table-cell table:style-name="ce17" office:value-type="float" office:value="16518" calcext:value-type="float">
            <text:p>16518</text:p>
          </table:table-cell>
          <table:table-cell table:style-name="ce17" office:value-type="string" calcext:value-type="string">
            <text:p>MELADI A.L.P SCHOOL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288]=&quot;11 - 12&quot;;&quot;HSS&quot;;IF([.E288]=&quot;8 - 12&quot;;&quot;HS, HSS&quot;;IF([.E288]=&quot;8 - 10&quot;;&quot;HS&quot;;IF([.E288]=&quot;1 - 4&quot;;&quot;LP&quot;;IF([.E288]=&quot;5 -7&quot;;&quot;UP&quot;;IF([.E288]=&quot;1 - 5&quot;;&quot;LP, UP&quot;;IF([.E288]=&quot;5 - 10&quot;;&quot;UP, HS&quot;;IF([.E288]=&quot;1 - 7&quot;;&quot;LP, UP&quot;;IF([.E288]=&quot;1 -10&quot;;&quot;LP, UP, HS&quot;;IF([.E288]=&quot;1 - 12&quot;;&quot;LP, UP, HS, HSS&quot;;IF([.E288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Melady</text:p>
          </table:table-cell>
          <table:table-cell table:number-columns-repeated="1016"/>
        </table:table-row>
        <table:table-row table:style-name="ro2">
          <table:table-cell table:style-name="ce17" office:value-type="float" office:value="288" calcext:value-type="float">
            <text:p>288</text:p>
          </table:table-cell>
          <table:table-cell table:style-name="ce17" office:value-type="float" office:value="16519" calcext:value-type="float">
            <text:p>16519</text:p>
          </table:table-cell>
          <table:table-cell table:style-name="ce17" office:value-type="string" calcext:value-type="string">
            <text:p>MELADI M.L.P SCHOOL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289]=&quot;11 - 12&quot;;&quot;HSS&quot;;IF([.E289]=&quot;8 - 12&quot;;&quot;HS, HSS&quot;;IF([.E289]=&quot;8 - 10&quot;;&quot;HS&quot;;IF([.E289]=&quot;1 - 4&quot;;&quot;LP&quot;;IF([.E289]=&quot;5 -7&quot;;&quot;UP&quot;;IF([.E289]=&quot;1 - 5&quot;;&quot;LP, UP&quot;;IF([.E289]=&quot;5 - 10&quot;;&quot;UP, HS&quot;;IF([.E289]=&quot;1 - 7&quot;;&quot;LP, UP&quot;;IF([.E289]=&quot;1 -10&quot;;&quot;LP, UP, HS&quot;;IF([.E289]=&quot;1 - 12&quot;;&quot;LP, UP, HS, HSS&quot;;IF([.E289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Melady</text:p>
          </table:table-cell>
          <table:table-cell table:number-columns-repeated="1016"/>
        </table:table-row>
        <table:table-row table:style-name="ro2">
          <table:table-cell table:style-name="ce17" office:value-type="float" office:value="289" calcext:value-type="float">
            <text:p>289</text:p>
          </table:table-cell>
          <table:table-cell table:style-name="ce17" office:value-type="float" office:value="16520" calcext:value-type="float">
            <text:p>16520</text:p>
          </table:table-cell>
          <table:table-cell table:style-name="ce17" office:value-type="string" calcext:value-type="string">
            <text:p>MEPPAYUR EAST L.P SCHOOL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290]=&quot;11 - 12&quot;;&quot;HSS&quot;;IF([.E290]=&quot;8 - 12&quot;;&quot;HS, HSS&quot;;IF([.E290]=&quot;8 - 10&quot;;&quot;HS&quot;;IF([.E290]=&quot;1 - 4&quot;;&quot;LP&quot;;IF([.E290]=&quot;5 -7&quot;;&quot;UP&quot;;IF([.E290]=&quot;1 - 5&quot;;&quot;LP, UP&quot;;IF([.E290]=&quot;5 - 10&quot;;&quot;UP, HS&quot;;IF([.E290]=&quot;1 - 7&quot;;&quot;LP, UP&quot;;IF([.E290]=&quot;1 -10&quot;;&quot;LP, UP, HS&quot;;IF([.E290]=&quot;1 - 12&quot;;&quot;LP, UP, HS, HSS&quot;;IF([.E290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Melady</text:p>
          </table:table-cell>
          <table:table-cell table:number-columns-repeated="1016"/>
        </table:table-row>
        <table:table-row table:style-name="ro2">
          <table:table-cell table:style-name="ce17" office:value-type="float" office:value="290" calcext:value-type="float">
            <text:p>290</text:p>
          </table:table-cell>
          <table:table-cell table:style-name="ce17" office:value-type="float" office:value="16521" calcext:value-type="float">
            <text:p>16521</text:p>
          </table:table-cell>
          <table:table-cell table:style-name="ce17" office:value-type="string" calcext:value-type="string">
            <text:p>MEPPAYUR L.P SCHOOL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291]=&quot;11 - 12&quot;;&quot;HSS&quot;;IF([.E291]=&quot;8 - 12&quot;;&quot;HS, HSS&quot;;IF([.E291]=&quot;8 - 10&quot;;&quot;HS&quot;;IF([.E291]=&quot;1 - 4&quot;;&quot;LP&quot;;IF([.E291]=&quot;5 -7&quot;;&quot;UP&quot;;IF([.E291]=&quot;1 - 5&quot;;&quot;LP, UP&quot;;IF([.E291]=&quot;5 - 10&quot;;&quot;UP, HS&quot;;IF([.E291]=&quot;1 - 7&quot;;&quot;LP, UP&quot;;IF([.E291]=&quot;1 -10&quot;;&quot;LP, UP, HS&quot;;IF([.E291]=&quot;1 - 12&quot;;&quot;LP, UP, HS, HSS&quot;;IF([.E291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Melady</text:p>
          </table:table-cell>
          <table:table-cell table:number-columns-repeated="1016"/>
        </table:table-row>
        <table:table-row table:style-name="ro2">
          <table:table-cell table:style-name="ce17" office:value-type="float" office:value="291" calcext:value-type="float">
            <text:p>291</text:p>
          </table:table-cell>
          <table:table-cell table:style-name="ce17" office:value-type="float" office:value="16522" calcext:value-type="float">
            <text:p>16522</text:p>
          </table:table-cell>
          <table:table-cell table:style-name="ce17" office:value-type="string" calcext:value-type="string">
            <text:p>MEPPAYUR NORTH M.L.P SCHOOL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292]=&quot;11 - 12&quot;;&quot;HSS&quot;;IF([.E292]=&quot;8 - 12&quot;;&quot;HS, HSS&quot;;IF([.E292]=&quot;8 - 10&quot;;&quot;HS&quot;;IF([.E292]=&quot;1 - 4&quot;;&quot;LP&quot;;IF([.E292]=&quot;5 -7&quot;;&quot;UP&quot;;IF([.E292]=&quot;1 - 5&quot;;&quot;LP, UP&quot;;IF([.E292]=&quot;5 - 10&quot;;&quot;UP, HS&quot;;IF([.E292]=&quot;1 - 7&quot;;&quot;LP, UP&quot;;IF([.E292]=&quot;1 -10&quot;;&quot;LP, UP, HS&quot;;IF([.E292]=&quot;1 - 12&quot;;&quot;LP, UP, HS, HSS&quot;;IF([.E292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Melady</text:p>
          </table:table-cell>
          <table:table-cell table:number-columns-repeated="1016"/>
        </table:table-row>
        <table:table-row table:style-name="ro2">
          <table:table-cell table:style-name="ce17" office:value-type="float" office:value="292" calcext:value-type="float">
            <text:p>292</text:p>
          </table:table-cell>
          <table:table-cell table:style-name="ce17" office:value-type="float" office:value="16523" calcext:value-type="float">
            <text:p>16523</text:p>
          </table:table-cell>
          <table:table-cell table:style-name="ce17" office:value-type="string" calcext:value-type="string">
            <text:p>MOODADI SOUTH L.P SCHOOL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293]=&quot;11 - 12&quot;;&quot;HSS&quot;;IF([.E293]=&quot;8 - 12&quot;;&quot;HS, HSS&quot;;IF([.E293]=&quot;8 - 10&quot;;&quot;HS&quot;;IF([.E293]=&quot;1 - 4&quot;;&quot;LP&quot;;IF([.E293]=&quot;5 -7&quot;;&quot;UP&quot;;IF([.E293]=&quot;1 - 5&quot;;&quot;LP, UP&quot;;IF([.E293]=&quot;5 - 10&quot;;&quot;UP, HS&quot;;IF([.E293]=&quot;1 - 7&quot;;&quot;LP, UP&quot;;IF([.E293]=&quot;1 -10&quot;;&quot;LP, UP, HS&quot;;IF([.E293]=&quot;1 - 12&quot;;&quot;LP, UP, HS, HSS&quot;;IF([.E293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Melady</text:p>
          </table:table-cell>
          <table:table-cell table:number-columns-repeated="1016"/>
        </table:table-row>
        <table:table-row table:style-name="ro2">
          <table:table-cell table:style-name="ce17" office:value-type="float" office:value="293" calcext:value-type="float">
            <text:p>293</text:p>
          </table:table-cell>
          <table:table-cell table:style-name="ce17" office:value-type="float" office:value="16525" calcext:value-type="float">
            <text:p>16525</text:p>
          </table:table-cell>
          <table:table-cell table:style-name="ce17" office:value-type="string" calcext:value-type="string">
            <text:p>MUYIPPOTH EAST L.P SCHOOL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294]=&quot;11 - 12&quot;;&quot;HSS&quot;;IF([.E294]=&quot;8 - 12&quot;;&quot;HS, HSS&quot;;IF([.E294]=&quot;8 - 10&quot;;&quot;HS&quot;;IF([.E294]=&quot;1 - 4&quot;;&quot;LP&quot;;IF([.E294]=&quot;5 -7&quot;;&quot;UP&quot;;IF([.E294]=&quot;1 - 5&quot;;&quot;LP, UP&quot;;IF([.E294]=&quot;5 - 10&quot;;&quot;UP, HS&quot;;IF([.E294]=&quot;1 - 7&quot;;&quot;LP, UP&quot;;IF([.E294]=&quot;1 -10&quot;;&quot;LP, UP, HS&quot;;IF([.E294]=&quot;1 - 12&quot;;&quot;LP, UP, HS, HSS&quot;;IF([.E294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Melady</text:p>
          </table:table-cell>
          <table:table-cell table:number-columns-repeated="1016"/>
        </table:table-row>
        <table:table-row table:style-name="ro2">
          <table:table-cell table:style-name="ce17" office:value-type="float" office:value="294" calcext:value-type="float">
            <text:p>294</text:p>
          </table:table-cell>
          <table:table-cell table:style-name="ce17" office:value-type="float" office:value="16526" calcext:value-type="float">
            <text:p>16526</text:p>
          </table:table-cell>
          <table:table-cell table:style-name="ce17" office:value-type="string" calcext:value-type="string">
            <text:p>MUYIPPOTH L.P SCHOOL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295]=&quot;11 - 12&quot;;&quot;HSS&quot;;IF([.E295]=&quot;8 - 12&quot;;&quot;HS, HSS&quot;;IF([.E295]=&quot;8 - 10&quot;;&quot;HS&quot;;IF([.E295]=&quot;1 - 4&quot;;&quot;LP&quot;;IF([.E295]=&quot;5 -7&quot;;&quot;UP&quot;;IF([.E295]=&quot;1 - 5&quot;;&quot;LP, UP&quot;;IF([.E295]=&quot;5 - 10&quot;;&quot;UP, HS&quot;;IF([.E295]=&quot;1 - 7&quot;;&quot;LP, UP&quot;;IF([.E295]=&quot;1 -10&quot;;&quot;LP, UP, HS&quot;;IF([.E295]=&quot;1 - 12&quot;;&quot;LP, UP, HS, HSS&quot;;IF([.E295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Melady</text:p>
          </table:table-cell>
          <table:table-cell table:number-columns-repeated="1016"/>
        </table:table-row>
        <table:table-row table:style-name="ro2">
          <table:table-cell table:style-name="ce17" office:value-type="float" office:value="295" calcext:value-type="float">
            <text:p>295</text:p>
          </table:table-cell>
          <table:table-cell table:style-name="ce17" office:value-type="float" office:value="16527" calcext:value-type="float">
            <text:p>16527</text:p>
          </table:table-cell>
          <table:table-cell table:style-name="ce17" office:value-type="string" calcext:value-type="string">
            <text:p>NADUVATHUR EAST L.P SCHOOL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296]=&quot;11 - 12&quot;;&quot;HSS&quot;;IF([.E296]=&quot;8 - 12&quot;;&quot;HS, HSS&quot;;IF([.E296]=&quot;8 - 10&quot;;&quot;HS&quot;;IF([.E296]=&quot;1 - 4&quot;;&quot;LP&quot;;IF([.E296]=&quot;5 -7&quot;;&quot;UP&quot;;IF([.E296]=&quot;1 - 5&quot;;&quot;LP, UP&quot;;IF([.E296]=&quot;5 - 10&quot;;&quot;UP, HS&quot;;IF([.E296]=&quot;1 - 7&quot;;&quot;LP, UP&quot;;IF([.E296]=&quot;1 -10&quot;;&quot;LP, UP, HS&quot;;IF([.E296]=&quot;1 - 12&quot;;&quot;LP, UP, HS, HSS&quot;;IF([.E296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Melady</text:p>
          </table:table-cell>
          <table:table-cell table:number-columns-repeated="1016"/>
        </table:table-row>
        <table:table-row table:style-name="ro2">
          <table:table-cell table:style-name="ce17" office:value-type="float" office:value="296" calcext:value-type="float">
            <text:p>296</text:p>
          </table:table-cell>
          <table:table-cell table:style-name="ce17" office:value-type="float" office:value="16528" calcext:value-type="float">
            <text:p>16528</text:p>
          </table:table-cell>
          <table:table-cell table:style-name="ce17" office:value-type="string" calcext:value-type="string">
            <text:p>NADUVATHUR SOUTH L.P SCHOOL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297]=&quot;11 - 12&quot;;&quot;HSS&quot;;IF([.E297]=&quot;8 - 12&quot;;&quot;HS, HSS&quot;;IF([.E297]=&quot;8 - 10&quot;;&quot;HS&quot;;IF([.E297]=&quot;1 - 4&quot;;&quot;LP&quot;;IF([.E297]=&quot;5 -7&quot;;&quot;UP&quot;;IF([.E297]=&quot;1 - 5&quot;;&quot;LP, UP&quot;;IF([.E297]=&quot;5 - 10&quot;;&quot;UP, HS&quot;;IF([.E297]=&quot;1 - 7&quot;;&quot;LP, UP&quot;;IF([.E297]=&quot;1 -10&quot;;&quot;LP, UP, HS&quot;;IF([.E297]=&quot;1 - 12&quot;;&quot;LP, UP, HS, HSS&quot;;IF([.E297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Melady</text:p>
          </table:table-cell>
          <table:table-cell table:number-columns-repeated="1016"/>
        </table:table-row>
        <table:table-row table:style-name="ro2">
          <table:table-cell table:style-name="ce17" office:value-type="float" office:value="297" calcext:value-type="float">
            <text:p>297</text:p>
          </table:table-cell>
          <table:table-cell table:style-name="ce17" office:value-type="float" office:value="16529" calcext:value-type="float">
            <text:p>16529</text:p>
          </table:table-cell>
          <table:table-cell table:style-name="ce17" office:value-type="string" calcext:value-type="string">
            <text:p>NARAKKODE A.L.P SCHOOL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298]=&quot;11 - 12&quot;;&quot;HSS&quot;;IF([.E298]=&quot;8 - 12&quot;;&quot;HS, HSS&quot;;IF([.E298]=&quot;8 - 10&quot;;&quot;HS&quot;;IF([.E298]=&quot;1 - 4&quot;;&quot;LP&quot;;IF([.E298]=&quot;5 -7&quot;;&quot;UP&quot;;IF([.E298]=&quot;1 - 5&quot;;&quot;LP, UP&quot;;IF([.E298]=&quot;5 - 10&quot;;&quot;UP, HS&quot;;IF([.E298]=&quot;1 - 7&quot;;&quot;LP, UP&quot;;IF([.E298]=&quot;1 -10&quot;;&quot;LP, UP, HS&quot;;IF([.E298]=&quot;1 - 12&quot;;&quot;LP, UP, HS, HSS&quot;;IF([.E298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Melady</text:p>
          </table:table-cell>
          <table:table-cell table:number-columns-repeated="1016"/>
        </table:table-row>
        <table:table-row table:style-name="ro2">
          <table:table-cell table:style-name="ce17" office:value-type="float" office:value="298" calcext:value-type="float">
            <text:p>298</text:p>
          </table:table-cell>
          <table:table-cell table:style-name="ce17" office:value-type="float" office:value="16530" calcext:value-type="float">
            <text:p>16530</text:p>
          </table:table-cell>
          <table:table-cell table:style-name="ce17" office:value-type="string" calcext:value-type="string">
            <text:p>NIDUMBOYIL M.L.P SCHOOL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299]=&quot;11 - 12&quot;;&quot;HSS&quot;;IF([.E299]=&quot;8 - 12&quot;;&quot;HS, HSS&quot;;IF([.E299]=&quot;8 - 10&quot;;&quot;HS&quot;;IF([.E299]=&quot;1 - 4&quot;;&quot;LP&quot;;IF([.E299]=&quot;5 -7&quot;;&quot;UP&quot;;IF([.E299]=&quot;1 - 5&quot;;&quot;LP, UP&quot;;IF([.E299]=&quot;5 - 10&quot;;&quot;UP, HS&quot;;IF([.E299]=&quot;1 - 7&quot;;&quot;LP, UP&quot;;IF([.E299]=&quot;1 -10&quot;;&quot;LP, UP, HS&quot;;IF([.E299]=&quot;1 - 12&quot;;&quot;LP, UP, HS, HSS&quot;;IF([.E299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Melady</text:p>
          </table:table-cell>
          <table:table-cell table:number-columns-repeated="1016"/>
        </table:table-row>
        <table:table-row table:style-name="ro2">
          <table:table-cell table:style-name="ce17" office:value-type="float" office:value="299" calcext:value-type="float">
            <text:p>299</text:p>
          </table:table-cell>
          <table:table-cell table:style-name="ce17" office:value-type="float" office:value="16531" calcext:value-type="float">
            <text:p>16531</text:p>
          </table:table-cell>
          <table:table-cell table:style-name="ce17" office:value-type="string" calcext:value-type="string">
            <text:p>PALLIKKARA A. L.P SCHOOL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300]=&quot;11 - 12&quot;;&quot;HSS&quot;;IF([.E300]=&quot;8 - 12&quot;;&quot;HS, HSS&quot;;IF([.E300]=&quot;8 - 10&quot;;&quot;HS&quot;;IF([.E300]=&quot;1 - 4&quot;;&quot;LP&quot;;IF([.E300]=&quot;5 -7&quot;;&quot;UP&quot;;IF([.E300]=&quot;1 - 5&quot;;&quot;LP, UP&quot;;IF([.E300]=&quot;5 - 10&quot;;&quot;UP, HS&quot;;IF([.E300]=&quot;1 - 7&quot;;&quot;LP, UP&quot;;IF([.E300]=&quot;1 -10&quot;;&quot;LP, UP, HS&quot;;IF([.E300]=&quot;1 - 12&quot;;&quot;LP, UP, HS, HSS&quot;;IF([.E300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Melady</text:p>
          </table:table-cell>
          <table:table-cell table:number-columns-repeated="1016"/>
        </table:table-row>
        <table:table-row table:style-name="ro2">
          <table:table-cell table:style-name="ce17" office:value-type="float" office:value="300" calcext:value-type="float">
            <text:p>300</text:p>
          </table:table-cell>
          <table:table-cell table:style-name="ce17" office:value-type="float" office:value="16532" calcext:value-type="float">
            <text:p>16532</text:p>
          </table:table-cell>
          <table:table-cell table:style-name="ce17" office:value-type="string" calcext:value-type="string">
            <text:p>PALLIKKARA CENTRAL. L.P SCHOOL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301]=&quot;11 - 12&quot;;&quot;HSS&quot;;IF([.E301]=&quot;8 - 12&quot;;&quot;HS, HSS&quot;;IF([.E301]=&quot;8 - 10&quot;;&quot;HS&quot;;IF([.E301]=&quot;1 - 4&quot;;&quot;LP&quot;;IF([.E301]=&quot;5 -7&quot;;&quot;UP&quot;;IF([.E301]=&quot;1 - 5&quot;;&quot;LP, UP&quot;;IF([.E301]=&quot;5 - 10&quot;;&quot;UP, HS&quot;;IF([.E301]=&quot;1 - 7&quot;;&quot;LP, UP&quot;;IF([.E301]=&quot;1 -10&quot;;&quot;LP, UP, HS&quot;;IF([.E301]=&quot;1 - 12&quot;;&quot;LP, UP, HS, HSS&quot;;IF([.E301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Melady</text:p>
          </table:table-cell>
          <table:table-cell table:number-columns-repeated="1016"/>
        </table:table-row>
        <table:table-row table:style-name="ro2">
          <table:table-cell table:style-name="ce17" office:value-type="float" office:value="301" calcext:value-type="float">
            <text:p>301</text:p>
          </table:table-cell>
          <table:table-cell table:style-name="ce17" office:value-type="float" office:value="16533" calcext:value-type="float">
            <text:p>16533</text:p>
          </table:table-cell>
          <table:table-cell table:style-name="ce17" office:value-type="string" calcext:value-type="string">
            <text:p>PALLIKKUNI M.L.P SCHOOL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302]=&quot;11 - 12&quot;;&quot;HSS&quot;;IF([.E302]=&quot;8 - 12&quot;;&quot;HS, HSS&quot;;IF([.E302]=&quot;8 - 10&quot;;&quot;HS&quot;;IF([.E302]=&quot;1 - 4&quot;;&quot;LP&quot;;IF([.E302]=&quot;5 -7&quot;;&quot;UP&quot;;IF([.E302]=&quot;1 - 5&quot;;&quot;LP, UP&quot;;IF([.E302]=&quot;5 - 10&quot;;&quot;UP, HS&quot;;IF([.E302]=&quot;1 - 7&quot;;&quot;LP, UP&quot;;IF([.E302]=&quot;1 -10&quot;;&quot;LP, UP, HS&quot;;IF([.E302]=&quot;1 - 12&quot;;&quot;LP, UP, HS, HSS&quot;;IF([.E302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Melady</text:p>
          </table:table-cell>
          <table:table-cell table:number-columns-repeated="1016"/>
        </table:table-row>
        <table:table-row table:style-name="ro2">
          <table:table-cell table:style-name="ce17" office:value-type="float" office:value="302" calcext:value-type="float">
            <text:p>302</text:p>
          </table:table-cell>
          <table:table-cell table:style-name="ce17" office:value-type="float" office:value="16534" calcext:value-type="float">
            <text:p>16534</text:p>
          </table:table-cell>
          <table:table-cell table:style-name="ce17" office:value-type="string" calcext:value-type="string">
            <text:p>PALUR L.P SCHOOL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303]=&quot;11 - 12&quot;;&quot;HSS&quot;;IF([.E303]=&quot;8 - 12&quot;;&quot;HS, HSS&quot;;IF([.E303]=&quot;8 - 10&quot;;&quot;HS&quot;;IF([.E303]=&quot;1 - 4&quot;;&quot;LP&quot;;IF([.E303]=&quot;5 -7&quot;;&quot;UP&quot;;IF([.E303]=&quot;1 - 5&quot;;&quot;LP, UP&quot;;IF([.E303]=&quot;5 - 10&quot;;&quot;UP, HS&quot;;IF([.E303]=&quot;1 - 7&quot;;&quot;LP, UP&quot;;IF([.E303]=&quot;1 -10&quot;;&quot;LP, UP, HS&quot;;IF([.E303]=&quot;1 - 12&quot;;&quot;LP, UP, HS, HSS&quot;;IF([.E303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Melady</text:p>
          </table:table-cell>
          <table:table-cell table:number-columns-repeated="1016"/>
        </table:table-row>
        <table:table-row table:style-name="ro2">
          <table:table-cell table:style-name="ce17" office:value-type="float" office:value="303" calcext:value-type="float">
            <text:p>303</text:p>
          </table:table-cell>
          <table:table-cell table:style-name="ce17" office:value-type="float" office:value="16535" calcext:value-type="float">
            <text:p>16535</text:p>
          </table:table-cell>
          <table:table-cell table:style-name="ce17" office:value-type="string" calcext:value-type="string">
            <text:p>PAMBIRIKUNNU.L.P SCHOOL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304]=&quot;11 - 12&quot;;&quot;HSS&quot;;IF([.E304]=&quot;8 - 12&quot;;&quot;HS, HSS&quot;;IF([.E304]=&quot;8 - 10&quot;;&quot;HS&quot;;IF([.E304]=&quot;1 - 4&quot;;&quot;LP&quot;;IF([.E304]=&quot;5 -7&quot;;&quot;UP&quot;;IF([.E304]=&quot;1 - 5&quot;;&quot;LP, UP&quot;;IF([.E304]=&quot;5 - 10&quot;;&quot;UP, HS&quot;;IF([.E304]=&quot;1 - 7&quot;;&quot;LP, UP&quot;;IF([.E304]=&quot;1 -10&quot;;&quot;LP, UP, HS&quot;;IF([.E304]=&quot;1 - 12&quot;;&quot;LP, UP, HS, HSS&quot;;IF([.E304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Melady</text:p>
          </table:table-cell>
          <table:table-cell table:number-columns-repeated="1016"/>
        </table:table-row>
        <table:table-row table:style-name="ro2">
          <table:table-cell table:style-name="ce17" office:value-type="float" office:value="304" calcext:value-type="float">
            <text:p>304</text:p>
          </table:table-cell>
          <table:table-cell table:style-name="ce17" office:value-type="float" office:value="16536" calcext:value-type="float">
            <text:p>16536</text:p>
          </table:table-cell>
          <table:table-cell table:style-name="ce17" office:value-type="string" calcext:value-type="string">
            <text:p>PAYYOLI M.L.P SCHOOL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305]=&quot;11 - 12&quot;;&quot;HSS&quot;;IF([.E305]=&quot;8 - 12&quot;;&quot;HS, HSS&quot;;IF([.E305]=&quot;8 - 10&quot;;&quot;HS&quot;;IF([.E305]=&quot;1 - 4&quot;;&quot;LP&quot;;IF([.E305]=&quot;5 -7&quot;;&quot;UP&quot;;IF([.E305]=&quot;1 - 5&quot;;&quot;LP, UP&quot;;IF([.E305]=&quot;5 - 10&quot;;&quot;UP, HS&quot;;IF([.E305]=&quot;1 - 7&quot;;&quot;LP, UP&quot;;IF([.E305]=&quot;1 -10&quot;;&quot;LP, UP, HS&quot;;IF([.E305]=&quot;1 - 12&quot;;&quot;LP, UP, HS, HSS&quot;;IF([.E305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Melady</text:p>
          </table:table-cell>
          <table:table-cell table:number-columns-repeated="1016"/>
        </table:table-row>
        <table:table-row table:style-name="ro2">
          <table:table-cell table:style-name="ce17" office:value-type="float" office:value="305" calcext:value-type="float">
            <text:p>305</text:p>
          </table:table-cell>
          <table:table-cell table:style-name="ce17" office:value-type="float" office:value="16537" calcext:value-type="float">
            <text:p>16537</text:p>
          </table:table-cell>
          <table:table-cell table:style-name="ce17" office:value-type="string" calcext:value-type="string">
            <text:p>Gems ALP School Payyoli Angadi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306]=&quot;11 - 12&quot;;&quot;HSS&quot;;IF([.E306]=&quot;8 - 12&quot;;&quot;HS, HSS&quot;;IF([.E306]=&quot;8 - 10&quot;;&quot;HS&quot;;IF([.E306]=&quot;1 - 4&quot;;&quot;LP&quot;;IF([.E306]=&quot;5 -7&quot;;&quot;UP&quot;;IF([.E306]=&quot;1 - 5&quot;;&quot;LP, UP&quot;;IF([.E306]=&quot;5 - 10&quot;;&quot;UP, HS&quot;;IF([.E306]=&quot;1 - 7&quot;;&quot;LP, UP&quot;;IF([.E306]=&quot;1 -10&quot;;&quot;LP, UP, HS&quot;;IF([.E306]=&quot;1 - 12&quot;;&quot;LP, UP, HS, HSS&quot;;IF([.E306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Melady</text:p>
          </table:table-cell>
          <table:table-cell table:number-columns-repeated="1016"/>
        </table:table-row>
        <table:table-row table:style-name="ro2">
          <table:table-cell table:style-name="ce17" office:value-type="float" office:value="306" calcext:value-type="float">
            <text:p>306</text:p>
          </table:table-cell>
          <table:table-cell table:style-name="ce17" office:value-type="float" office:value="16538" calcext:value-type="float">
            <text:p>16538</text:p>
          </table:table-cell>
          <table:table-cell table:style-name="ce17" office:value-type="string" calcext:value-type="string">
            <text:p>PURAKKAD M.L.P SCHOOL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307]=&quot;11 - 12&quot;;&quot;HSS&quot;;IF([.E307]=&quot;8 - 12&quot;;&quot;HS, HSS&quot;;IF([.E307]=&quot;8 - 10&quot;;&quot;HS&quot;;IF([.E307]=&quot;1 - 4&quot;;&quot;LP&quot;;IF([.E307]=&quot;5 -7&quot;;&quot;UP&quot;;IF([.E307]=&quot;1 - 5&quot;;&quot;LP, UP&quot;;IF([.E307]=&quot;5 - 10&quot;;&quot;UP, HS&quot;;IF([.E307]=&quot;1 - 7&quot;;&quot;LP, UP&quot;;IF([.E307]=&quot;1 -10&quot;;&quot;LP, UP, HS&quot;;IF([.E307]=&quot;1 - 12&quot;;&quot;LP, UP, HS, HSS&quot;;IF([.E307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Melady</text:p>
          </table:table-cell>
          <table:table-cell table:number-columns-repeated="1016"/>
        </table:table-row>
        <table:table-row table:style-name="ro2">
          <table:table-cell table:style-name="ce17" office:value-type="float" office:value="307" calcext:value-type="float">
            <text:p>307</text:p>
          </table:table-cell>
          <table:table-cell table:style-name="ce17" office:value-type="float" office:value="16539" calcext:value-type="float">
            <text:p>16539</text:p>
          </table:table-cell>
          <table:table-cell table:style-name="ce17" office:value-type="string" calcext:value-type="string">
            <text:p>PURAKKAD NORTH L.P SCHOOL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308]=&quot;11 - 12&quot;;&quot;HSS&quot;;IF([.E308]=&quot;8 - 12&quot;;&quot;HS, HSS&quot;;IF([.E308]=&quot;8 - 10&quot;;&quot;HS&quot;;IF([.E308]=&quot;1 - 4&quot;;&quot;LP&quot;;IF([.E308]=&quot;5 -7&quot;;&quot;UP&quot;;IF([.E308]=&quot;1 - 5&quot;;&quot;LP, UP&quot;;IF([.E308]=&quot;5 - 10&quot;;&quot;UP, HS&quot;;IF([.E308]=&quot;1 - 7&quot;;&quot;LP, UP&quot;;IF([.E308]=&quot;1 -10&quot;;&quot;LP, UP, HS&quot;;IF([.E308]=&quot;1 - 12&quot;;&quot;LP, UP, HS, HSS&quot;;IF([.E308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Melady</text:p>
          </table:table-cell>
          <table:table-cell table:number-columns-repeated="1016"/>
        </table:table-row>
        <table:table-row table:style-name="ro2">
          <table:table-cell table:style-name="ce17" office:value-type="float" office:value="308" calcext:value-type="float">
            <text:p>308</text:p>
          </table:table-cell>
          <table:table-cell table:style-name="ce17" office:value-type="float" office:value="16540" calcext:value-type="float">
            <text:p>16540</text:p>
          </table:table-cell>
          <table:table-cell table:style-name="ce17" office:value-type="string" calcext:value-type="string">
            <text:p>PURAKKAD SOUTH L.P SCHOOL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309]=&quot;11 - 12&quot;;&quot;HSS&quot;;IF([.E309]=&quot;8 - 12&quot;;&quot;HS, HSS&quot;;IF([.E309]=&quot;8 - 10&quot;;&quot;HS&quot;;IF([.E309]=&quot;1 - 4&quot;;&quot;LP&quot;;IF([.E309]=&quot;5 -7&quot;;&quot;UP&quot;;IF([.E309]=&quot;1 - 5&quot;;&quot;LP, UP&quot;;IF([.E309]=&quot;5 - 10&quot;;&quot;UP, HS&quot;;IF([.E309]=&quot;1 - 7&quot;;&quot;LP, UP&quot;;IF([.E309]=&quot;1 -10&quot;;&quot;LP, UP, HS&quot;;IF([.E309]=&quot;1 - 12&quot;;&quot;LP, UP, HS, HSS&quot;;IF([.E309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Melady</text:p>
          </table:table-cell>
          <table:table-cell table:number-columns-repeated="1016"/>
        </table:table-row>
        <table:table-row table:style-name="ro2">
          <table:table-cell table:style-name="ce17" office:value-type="float" office:value="309" calcext:value-type="float">
            <text:p>309</text:p>
          </table:table-cell>
          <table:table-cell table:style-name="ce17" office:value-type="float" office:value="16542" calcext:value-type="float">
            <text:p>16542</text:p>
          </table:table-cell>
          <table:table-cell table:style-name="ce17" office:value-type="string" calcext:value-type="string">
            <text:p>THIKKODI M.L.P SCHOOL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310]=&quot;11 - 12&quot;;&quot;HSS&quot;;IF([.E310]=&quot;8 - 12&quot;;&quot;HS, HSS&quot;;IF([.E310]=&quot;8 - 10&quot;;&quot;HS&quot;;IF([.E310]=&quot;1 - 4&quot;;&quot;LP&quot;;IF([.E310]=&quot;5 -7&quot;;&quot;UP&quot;;IF([.E310]=&quot;1 - 5&quot;;&quot;LP, UP&quot;;IF([.E310]=&quot;5 - 10&quot;;&quot;UP, HS&quot;;IF([.E310]=&quot;1 - 7&quot;;&quot;LP, UP&quot;;IF([.E310]=&quot;1 -10&quot;;&quot;LP, UP, HS&quot;;IF([.E310]=&quot;1 - 12&quot;;&quot;LP, UP, HS, HSS&quot;;IF([.E310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Melady</text:p>
          </table:table-cell>
          <table:table-cell table:number-columns-repeated="1016"/>
        </table:table-row>
        <table:table-row table:style-name="ro2">
          <table:table-cell table:style-name="ce17" office:value-type="float" office:value="310" calcext:value-type="float">
            <text:p>310</text:p>
          </table:table-cell>
          <table:table-cell table:style-name="ce17" office:value-type="float" office:value="16544" calcext:value-type="float">
            <text:p>16544</text:p>
          </table:table-cell>
          <table:table-cell table:style-name="ce17" office:value-type="string" calcext:value-type="string">
            <text:p>THURAYUR A.L.P SCHOOL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311]=&quot;11 - 12&quot;;&quot;HSS&quot;;IF([.E311]=&quot;8 - 12&quot;;&quot;HS, HSS&quot;;IF([.E311]=&quot;8 - 10&quot;;&quot;HS&quot;;IF([.E311]=&quot;1 - 4&quot;;&quot;LP&quot;;IF([.E311]=&quot;5 -7&quot;;&quot;UP&quot;;IF([.E311]=&quot;1 - 5&quot;;&quot;LP, UP&quot;;IF([.E311]=&quot;5 - 10&quot;;&quot;UP, HS&quot;;IF([.E311]=&quot;1 - 7&quot;;&quot;LP, UP&quot;;IF([.E311]=&quot;1 -10&quot;;&quot;LP, UP, HS&quot;;IF([.E311]=&quot;1 - 12&quot;;&quot;LP, UP, HS, HSS&quot;;IF([.E311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Melady</text:p>
          </table:table-cell>
          <table:table-cell table:number-columns-repeated="1016"/>
        </table:table-row>
        <table:table-row table:style-name="ro2">
          <table:table-cell table:style-name="ce17" office:value-type="float" office:value="311" calcext:value-type="float">
            <text:p>311</text:p>
          </table:table-cell>
          <table:table-cell table:style-name="ce17" office:value-type="float" office:value="16546" calcext:value-type="float">
            <text:p>16546</text:p>
          </table:table-cell>
          <table:table-cell table:style-name="ce17" office:value-type="string" calcext:value-type="string">
            <text:p>VANMUKAM ELAMPILAD L.P SCHOOL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312]=&quot;11 - 12&quot;;&quot;HSS&quot;;IF([.E312]=&quot;8 - 12&quot;;&quot;HS, HSS&quot;;IF([.E312]=&quot;8 - 10&quot;;&quot;HS&quot;;IF([.E312]=&quot;1 - 4&quot;;&quot;LP&quot;;IF([.E312]=&quot;5 -7&quot;;&quot;UP&quot;;IF([.E312]=&quot;1 - 5&quot;;&quot;LP, UP&quot;;IF([.E312]=&quot;5 - 10&quot;;&quot;UP, HS&quot;;IF([.E312]=&quot;1 - 7&quot;;&quot;LP, UP&quot;;IF([.E312]=&quot;1 -10&quot;;&quot;LP, UP, HS&quot;;IF([.E312]=&quot;1 - 12&quot;;&quot;LP, UP, HS, HSS&quot;;IF([.E312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Melady</text:p>
          </table:table-cell>
          <table:table-cell table:number-columns-repeated="1016"/>
        </table:table-row>
        <table:table-row table:style-name="ro2">
          <table:table-cell table:style-name="ce17" office:value-type="float" office:value="312" calcext:value-type="float">
            <text:p>312</text:p>
          </table:table-cell>
          <table:table-cell table:style-name="ce17" office:value-type="float" office:value="16547" calcext:value-type="float">
            <text:p>16547</text:p>
          </table:table-cell>
          <table:table-cell table:style-name="ce17" office:value-type="string" calcext:value-type="string">
            <text:p>VEERAVANCHERY L.P SCHOOL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313]=&quot;11 - 12&quot;;&quot;HSS&quot;;IF([.E313]=&quot;8 - 12&quot;;&quot;HS, HSS&quot;;IF([.E313]=&quot;8 - 10&quot;;&quot;HS&quot;;IF([.E313]=&quot;1 - 4&quot;;&quot;LP&quot;;IF([.E313]=&quot;5 -7&quot;;&quot;UP&quot;;IF([.E313]=&quot;1 - 5&quot;;&quot;LP, UP&quot;;IF([.E313]=&quot;5 - 10&quot;;&quot;UP, HS&quot;;IF([.E313]=&quot;1 - 7&quot;;&quot;LP, UP&quot;;IF([.E313]=&quot;1 -10&quot;;&quot;LP, UP, HS&quot;;IF([.E313]=&quot;1 - 12&quot;;&quot;LP, UP, HS, HSS&quot;;IF([.E313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Melady</text:p>
          </table:table-cell>
          <table:table-cell table:number-columns-repeated="1016"/>
        </table:table-row>
        <table:table-row table:style-name="ro2">
          <table:table-cell table:style-name="ce17" office:value-type="float" office:value="313" calcext:value-type="float">
            <text:p>313</text:p>
          </table:table-cell>
          <table:table-cell table:style-name="ce17" office:value-type="float" office:value="16548" calcext:value-type="float">
            <text:p>16548</text:p>
          </table:table-cell>
          <table:table-cell table:style-name="ce17" office:value-type="string" calcext:value-type="string">
            <text:p>VENNAROT L.P SCHOOL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314]=&quot;11 - 12&quot;;&quot;HSS&quot;;IF([.E314]=&quot;8 - 12&quot;;&quot;HS, HSS&quot;;IF([.E314]=&quot;8 - 10&quot;;&quot;HS&quot;;IF([.E314]=&quot;1 - 4&quot;;&quot;LP&quot;;IF([.E314]=&quot;5 -7&quot;;&quot;UP&quot;;IF([.E314]=&quot;1 - 5&quot;;&quot;LP, UP&quot;;IF([.E314]=&quot;5 - 10&quot;;&quot;UP, HS&quot;;IF([.E314]=&quot;1 - 7&quot;;&quot;LP, UP&quot;;IF([.E314]=&quot;1 -10&quot;;&quot;LP, UP, HS&quot;;IF([.E314]=&quot;1 - 12&quot;;&quot;LP, UP, HS, HSS&quot;;IF([.E314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Melady</text:p>
          </table:table-cell>
          <table:table-cell table:number-columns-repeated="1016"/>
        </table:table-row>
        <table:table-row table:style-name="ro2">
          <table:table-cell table:style-name="ce17" office:value-type="float" office:value="314" calcext:value-type="float">
            <text:p>314</text:p>
          </table:table-cell>
          <table:table-cell table:style-name="ce17" office:value-type="float" office:value="16549" calcext:value-type="float">
            <text:p>16549</text:p>
          </table:table-cell>
          <table:table-cell table:style-name="ce17" office:value-type="string" calcext:value-type="string">
            <text:p>VILAYATTUR ELAMPILAD L.PSCHOOL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315]=&quot;11 - 12&quot;;&quot;HSS&quot;;IF([.E315]=&quot;8 - 12&quot;;&quot;HS, HSS&quot;;IF([.E315]=&quot;8 - 10&quot;;&quot;HS&quot;;IF([.E315]=&quot;1 - 4&quot;;&quot;LP&quot;;IF([.E315]=&quot;5 -7&quot;;&quot;UP&quot;;IF([.E315]=&quot;1 - 5&quot;;&quot;LP, UP&quot;;IF([.E315]=&quot;5 - 10&quot;;&quot;UP, HS&quot;;IF([.E315]=&quot;1 - 7&quot;;&quot;LP, UP&quot;;IF([.E315]=&quot;1 -10&quot;;&quot;LP, UP, HS&quot;;IF([.E315]=&quot;1 - 12&quot;;&quot;LP, UP, HS, HSS&quot;;IF([.E315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Melady</text:p>
          </table:table-cell>
          <table:table-cell table:number-columns-repeated="1016"/>
        </table:table-row>
        <table:table-row table:style-name="ro2">
          <table:table-cell table:style-name="ce17" office:value-type="float" office:value="315" calcext:value-type="float">
            <text:p>315</text:p>
          </table:table-cell>
          <table:table-cell table:style-name="ce17" office:value-type="float" office:value="16551" calcext:value-type="float">
            <text:p>16551</text:p>
          </table:table-cell>
          <table:table-cell table:style-name="ce17" office:value-type="string" calcext:value-type="string">
            <text:p>AVALA KUTTOTH L.P SCHOOL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5</text:p>
          </table:table-cell>
          <table:table-cell table:style-name="ce17" table:formula="of:=IF([.E316]=&quot;11 - 12&quot;;&quot;HSS&quot;;IF([.E316]=&quot;8 - 12&quot;;&quot;HS, HSS&quot;;IF([.E316]=&quot;8 - 10&quot;;&quot;HS&quot;;IF([.E316]=&quot;1 - 4&quot;;&quot;LP&quot;;IF([.E316]=&quot;5 -7&quot;;&quot;UP&quot;;IF([.E316]=&quot;1 - 5&quot;;&quot;LP, UP&quot;;IF([.E316]=&quot;5 - 10&quot;;&quot;UP, HS&quot;;IF([.E316]=&quot;1 - 7&quot;;&quot;LP, UP&quot;;IF([.E316]=&quot;1 -10&quot;;&quot;LP, UP, HS&quot;;IF([.E316]=&quot;1 - 12&quot;;&quot;LP, UP, HS, HSS&quot;;IF([.E316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Melady</text:p>
          </table:table-cell>
          <table:table-cell table:number-columns-repeated="1016"/>
        </table:table-row>
        <table:table-row table:style-name="ro2">
          <table:table-cell table:style-name="ce17" office:value-type="float" office:value="316" calcext:value-type="float">
            <text:p>316</text:p>
          </table:table-cell>
          <table:table-cell table:style-name="ce17" office:value-type="float" office:value="16553" calcext:value-type="float">
            <text:p>16553</text:p>
          </table:table-cell>
          <table:table-cell table:style-name="ce17" office:value-type="string" calcext:value-type="string">
            <text:p>AVALA U.P SCHOOL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317]=&quot;11 - 12&quot;;&quot;HSS&quot;;IF([.E317]=&quot;8 - 12&quot;;&quot;HS, HSS&quot;;IF([.E317]=&quot;8 - 10&quot;;&quot;HS&quot;;IF([.E317]=&quot;1 - 4&quot;;&quot;LP&quot;;IF([.E317]=&quot;5 -7&quot;;&quot;UP&quot;;IF([.E317]=&quot;1 - 5&quot;;&quot;LP, UP&quot;;IF([.E317]=&quot;5 - 10&quot;;&quot;UP, HS&quot;;IF([.E317]=&quot;1 - 7&quot;;&quot;LP, UP&quot;;IF([.E317]=&quot;1 -10&quot;;&quot;LP, UP, HS&quot;;IF([.E317]=&quot;1 - 12&quot;;&quot;LP, UP, HS, HSS&quot;;IF([.E317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Melady</text:p>
          </table:table-cell>
          <table:table-cell table:number-columns-repeated="1016"/>
        </table:table-row>
        <table:table-row table:style-name="ro2">
          <table:table-cell table:style-name="ce17" office:value-type="float" office:value="317" calcext:value-type="float">
            <text:p>317</text:p>
          </table:table-cell>
          <table:table-cell table:style-name="ce17" office:value-type="float" office:value="16554" calcext:value-type="float">
            <text:p>16554</text:p>
          </table:table-cell>
          <table:table-cell table:style-name="ce17" office:value-type="string" calcext:value-type="string">
            <text:p>AYANIKKAD WEST U.P SCHOOL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318]=&quot;11 - 12&quot;;&quot;HSS&quot;;IF([.E318]=&quot;8 - 12&quot;;&quot;HS, HSS&quot;;IF([.E318]=&quot;8 - 10&quot;;&quot;HS&quot;;IF([.E318]=&quot;1 - 4&quot;;&quot;LP&quot;;IF([.E318]=&quot;5 -7&quot;;&quot;UP&quot;;IF([.E318]=&quot;1 - 5&quot;;&quot;LP, UP&quot;;IF([.E318]=&quot;5 - 10&quot;;&quot;UP, HS&quot;;IF([.E318]=&quot;1 - 7&quot;;&quot;LP, UP&quot;;IF([.E318]=&quot;1 -10&quot;;&quot;LP, UP, HS&quot;;IF([.E318]=&quot;1 - 12&quot;;&quot;LP, UP, HS, HSS&quot;;IF([.E318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Melady</text:p>
          </table:table-cell>
          <table:table-cell table:number-columns-repeated="1016"/>
        </table:table-row>
        <table:table-row table:style-name="ro2">
          <table:table-cell table:style-name="ce17" office:value-type="float" office:value="318" calcext:value-type="float">
            <text:p>318</text:p>
          </table:table-cell>
          <table:table-cell table:style-name="ce17" office:value-type="float" office:value="16555" calcext:value-type="float">
            <text:p>16555</text:p>
          </table:table-cell>
          <table:table-cell table:style-name="ce17" office:value-type="string" calcext:value-type="string">
            <text:p>AYYAPPAN KAVU U.P SCHOOL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319]=&quot;11 - 12&quot;;&quot;HSS&quot;;IF([.E319]=&quot;8 - 12&quot;;&quot;HS, HSS&quot;;IF([.E319]=&quot;8 - 10&quot;;&quot;HS&quot;;IF([.E319]=&quot;1 - 4&quot;;&quot;LP&quot;;IF([.E319]=&quot;5 -7&quot;;&quot;UP&quot;;IF([.E319]=&quot;1 - 5&quot;;&quot;LP, UP&quot;;IF([.E319]=&quot;5 - 10&quot;;&quot;UP, HS&quot;;IF([.E319]=&quot;1 - 7&quot;;&quot;LP, UP&quot;;IF([.E319]=&quot;1 -10&quot;;&quot;LP, UP, HS&quot;;IF([.E319]=&quot;1 - 12&quot;;&quot;LP, UP, HS, HSS&quot;;IF([.E319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Melady</text:p>
          </table:table-cell>
          <table:table-cell table:number-columns-repeated="1016"/>
        </table:table-row>
        <table:table-row table:style-name="ro2">
          <table:table-cell table:style-name="ce17" office:value-type="float" office:value="319" calcext:value-type="float">
            <text:p>319</text:p>
          </table:table-cell>
          <table:table-cell table:style-name="ce17" office:value-type="float" office:value="16556" calcext:value-type="float">
            <text:p>16556</text:p>
          </table:table-cell>
          <table:table-cell table:style-name="ce17" office:value-type="string" calcext:value-type="string">
            <text:p>B.K N.M.U.P SCHOOL NIDUMBOYIL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320]=&quot;11 - 12&quot;;&quot;HSS&quot;;IF([.E320]=&quot;8 - 12&quot;;&quot;HS, HSS&quot;;IF([.E320]=&quot;8 - 10&quot;;&quot;HS&quot;;IF([.E320]=&quot;1 - 4&quot;;&quot;LP&quot;;IF([.E320]=&quot;5 -7&quot;;&quot;UP&quot;;IF([.E320]=&quot;1 - 5&quot;;&quot;LP, UP&quot;;IF([.E320]=&quot;5 - 10&quot;;&quot;UP, HS&quot;;IF([.E320]=&quot;1 - 7&quot;;&quot;LP, UP&quot;;IF([.E320]=&quot;1 -10&quot;;&quot;LP, UP, HS&quot;;IF([.E320]=&quot;1 - 12&quot;;&quot;LP, UP, HS, HSS&quot;;IF([.E320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Melady</text:p>
          </table:table-cell>
          <table:table-cell table:number-columns-repeated="1016"/>
        </table:table-row>
        <table:table-row table:style-name="ro2">
          <table:table-cell table:style-name="ce17" office:value-type="float" office:value="320" calcext:value-type="float">
            <text:p>320</text:p>
          </table:table-cell>
          <table:table-cell table:style-name="ce17" office:value-type="float" office:value="16559" calcext:value-type="float">
            <text:p>16559</text:p>
          </table:table-cell>
          <table:table-cell table:style-name="ce17" office:value-type="string" calcext:value-type="string">
            <text:p>GOKHALE U.P SCHOOL MUDADI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321]=&quot;11 - 12&quot;;&quot;HSS&quot;;IF([.E321]=&quot;8 - 12&quot;;&quot;HS, HSS&quot;;IF([.E321]=&quot;8 - 10&quot;;&quot;HS&quot;;IF([.E321]=&quot;1 - 4&quot;;&quot;LP&quot;;IF([.E321]=&quot;5 -7&quot;;&quot;UP&quot;;IF([.E321]=&quot;1 - 5&quot;;&quot;LP, UP&quot;;IF([.E321]=&quot;5 - 10&quot;;&quot;UP, HS&quot;;IF([.E321]=&quot;1 - 7&quot;;&quot;LP, UP&quot;;IF([.E321]=&quot;1 -10&quot;;&quot;LP, UP, HS&quot;;IF([.E321]=&quot;1 - 12&quot;;&quot;LP, UP, HS, HSS&quot;;IF([.E321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Melady</text:p>
          </table:table-cell>
          <table:table-cell table:number-columns-repeated="1016"/>
        </table:table-row>
        <table:table-row table:style-name="ro2">
          <table:table-cell table:style-name="ce17" office:value-type="float" office:value="321" calcext:value-type="float">
            <text:p>321</text:p>
          </table:table-cell>
          <table:table-cell table:style-name="ce17" office:value-type="float" office:value="16560" calcext:value-type="float">
            <text:p>16560</text:p>
          </table:table-cell>
          <table:table-cell table:style-name="ce17" office:value-type="string" calcext:value-type="string">
            <text:p>IRINGATH U.P SCHOOL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322]=&quot;11 - 12&quot;;&quot;HSS&quot;;IF([.E322]=&quot;8 - 12&quot;;&quot;HS, HSS&quot;;IF([.E322]=&quot;8 - 10&quot;;&quot;HS&quot;;IF([.E322]=&quot;1 - 4&quot;;&quot;LP&quot;;IF([.E322]=&quot;5 -7&quot;;&quot;UP&quot;;IF([.E322]=&quot;1 - 5&quot;;&quot;LP, UP&quot;;IF([.E322]=&quot;5 - 10&quot;;&quot;UP, HS&quot;;IF([.E322]=&quot;1 - 7&quot;;&quot;LP, UP&quot;;IF([.E322]=&quot;1 -10&quot;;&quot;LP, UP, HS&quot;;IF([.E322]=&quot;1 - 12&quot;;&quot;LP, UP, HS, HSS&quot;;IF([.E322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Melady</text:p>
          </table:table-cell>
          <table:table-cell table:number-columns-repeated="1016"/>
        </table:table-row>
        <table:table-row table:style-name="ro2">
          <table:table-cell table:style-name="ce17" office:value-type="float" office:value="322" calcext:value-type="float">
            <text:p>322</text:p>
          </table:table-cell>
          <table:table-cell table:style-name="ce17" office:value-type="float" office:value="16561" calcext:value-type="float">
            <text:p>16561</text:p>
          </table:table-cell>
          <table:table-cell table:style-name="ce17" office:value-type="string" calcext:value-type="string">
            <text:p>K.G.M.S U.P SCHOOLKOZHUKKALLUR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323]=&quot;11 - 12&quot;;&quot;HSS&quot;;IF([.E323]=&quot;8 - 12&quot;;&quot;HS, HSS&quot;;IF([.E323]=&quot;8 - 10&quot;;&quot;HS&quot;;IF([.E323]=&quot;1 - 4&quot;;&quot;LP&quot;;IF([.E323]=&quot;5 -7&quot;;&quot;UP&quot;;IF([.E323]=&quot;1 - 5&quot;;&quot;LP, UP&quot;;IF([.E323]=&quot;5 - 10&quot;;&quot;UP, HS&quot;;IF([.E323]=&quot;1 - 7&quot;;&quot;LP, UP&quot;;IF([.E323]=&quot;1 -10&quot;;&quot;LP, UP, HS&quot;;IF([.E323]=&quot;1 - 12&quot;;&quot;LP, UP, HS, HSS&quot;;IF([.E323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Melady</text:p>
          </table:table-cell>
          <table:table-cell table:number-columns-repeated="1016"/>
        </table:table-row>
        <table:table-row table:style-name="ro2">
          <table:table-cell table:style-name="ce17" office:value-type="float" office:value="323" calcext:value-type="float">
            <text:p>323</text:p>
          </table:table-cell>
          <table:table-cell table:style-name="ce17" office:value-type="float" office:value="16562" calcext:value-type="float">
            <text:p>16562</text:p>
          </table:table-cell>
          <table:table-cell table:style-name="ce17" office:value-type="string" calcext:value-type="string">
            <text:p>KANNOTH U.P SCHOOL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324]=&quot;11 - 12&quot;;&quot;HSS&quot;;IF([.E324]=&quot;8 - 12&quot;;&quot;HS, HSS&quot;;IF([.E324]=&quot;8 - 10&quot;;&quot;HS&quot;;IF([.E324]=&quot;1 - 4&quot;;&quot;LP&quot;;IF([.E324]=&quot;5 -7&quot;;&quot;UP&quot;;IF([.E324]=&quot;1 - 5&quot;;&quot;LP, UP&quot;;IF([.E324]=&quot;5 - 10&quot;;&quot;UP, HS&quot;;IF([.E324]=&quot;1 - 7&quot;;&quot;LP, UP&quot;;IF([.E324]=&quot;1 -10&quot;;&quot;LP, UP, HS&quot;;IF([.E324]=&quot;1 - 12&quot;;&quot;LP, UP, HS, HSS&quot;;IF([.E324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Melady</text:p>
          </table:table-cell>
          <table:table-cell table:number-columns-repeated="1016"/>
        </table:table-row>
        <table:table-row table:style-name="ro2">
          <table:table-cell table:style-name="ce17" office:value-type="float" office:value="324" calcext:value-type="float">
            <text:p>324</text:p>
          </table:table-cell>
          <table:table-cell table:style-name="ce17" office:value-type="float" office:value="16563" calcext:value-type="float">
            <text:p>16563</text:p>
          </table:table-cell>
          <table:table-cell table:style-name="ce17" office:value-type="string" calcext:value-type="string">
            <text:p>KIZHUR A.U.P SCHOOL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325]=&quot;11 - 12&quot;;&quot;HSS&quot;;IF([.E325]=&quot;8 - 12&quot;;&quot;HS, HSS&quot;;IF([.E325]=&quot;8 - 10&quot;;&quot;HS&quot;;IF([.E325]=&quot;1 - 4&quot;;&quot;LP&quot;;IF([.E325]=&quot;5 -7&quot;;&quot;UP&quot;;IF([.E325]=&quot;1 - 5&quot;;&quot;LP, UP&quot;;IF([.E325]=&quot;5 - 10&quot;;&quot;UP, HS&quot;;IF([.E325]=&quot;1 - 7&quot;;&quot;LP, UP&quot;;IF([.E325]=&quot;1 -10&quot;;&quot;LP, UP, HS&quot;;IF([.E325]=&quot;1 - 12&quot;;&quot;LP, UP, HS, HSS&quot;;IF([.E325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Melady</text:p>
          </table:table-cell>
          <table:table-cell table:number-columns-repeated="1016"/>
        </table:table-row>
        <table:table-row table:style-name="ro2">
          <table:table-cell table:style-name="ce17" office:value-type="float" office:value="325" calcext:value-type="float">
            <text:p>325</text:p>
          </table:table-cell>
          <table:table-cell table:style-name="ce17" office:value-type="float" office:value="16564" calcext:value-type="float">
            <text:p>16564</text:p>
          </table:table-cell>
          <table:table-cell table:style-name="ce17" office:value-type="string" calcext:value-type="string">
            <text:p>MUCHUKUNNU NORTH U.P SCHOOL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326]=&quot;11 - 12&quot;;&quot;HSS&quot;;IF([.E326]=&quot;8 - 12&quot;;&quot;HS, HSS&quot;;IF([.E326]=&quot;8 - 10&quot;;&quot;HS&quot;;IF([.E326]=&quot;1 - 4&quot;;&quot;LP&quot;;IF([.E326]=&quot;5 -7&quot;;&quot;UP&quot;;IF([.E326]=&quot;1 - 5&quot;;&quot;LP, UP&quot;;IF([.E326]=&quot;5 - 10&quot;;&quot;UP, HS&quot;;IF([.E326]=&quot;1 - 7&quot;;&quot;LP, UP&quot;;IF([.E326]=&quot;1 -10&quot;;&quot;LP, UP, HS&quot;;IF([.E326]=&quot;1 - 12&quot;;&quot;LP, UP, HS, HSS&quot;;IF([.E326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Melady</text:p>
          </table:table-cell>
          <table:table-cell table:number-columns-repeated="1016"/>
        </table:table-row>
        <table:table-row table:style-name="ro2">
          <table:table-cell table:style-name="ce17" office:value-type="float" office:value="326" calcext:value-type="float">
            <text:p>326</text:p>
          </table:table-cell>
          <table:table-cell table:style-name="ce17" office:value-type="float" office:value="16565" calcext:value-type="float">
            <text:p>16565</text:p>
          </table:table-cell>
          <table:table-cell table:style-name="ce17" office:value-type="string" calcext:value-type="string">
            <text:p>MUCHUKUNNU U.P SCHOOL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327]=&quot;11 - 12&quot;;&quot;HSS&quot;;IF([.E327]=&quot;8 - 12&quot;;&quot;HS, HSS&quot;;IF([.E327]=&quot;8 - 10&quot;;&quot;HS&quot;;IF([.E327]=&quot;1 - 4&quot;;&quot;LP&quot;;IF([.E327]=&quot;5 -7&quot;;&quot;UP&quot;;IF([.E327]=&quot;1 - 5&quot;;&quot;LP, UP&quot;;IF([.E327]=&quot;5 - 10&quot;;&quot;UP, HS&quot;;IF([.E327]=&quot;1 - 7&quot;;&quot;LP, UP&quot;;IF([.E327]=&quot;1 -10&quot;;&quot;LP, UP, HS&quot;;IF([.E327]=&quot;1 - 12&quot;;&quot;LP, UP, HS, HSS&quot;;IF([.E327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Melady</text:p>
          </table:table-cell>
          <table:table-cell table:number-columns-repeated="1016"/>
        </table:table-row>
        <table:table-row table:style-name="ro2">
          <table:table-cell table:style-name="ce17" office:value-type="float" office:value="327" calcext:value-type="float">
            <text:p>327</text:p>
          </table:table-cell>
          <table:table-cell table:style-name="ce17" office:value-type="float" office:value="16566" calcext:value-type="float">
            <text:p>16566</text:p>
          </table:table-cell>
          <table:table-cell table:style-name="ce17" office:value-type="string" calcext:value-type="string">
            <text:p>MUYIPPOTH M.U.P SCHOOL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328]=&quot;11 - 12&quot;;&quot;HSS&quot;;IF([.E328]=&quot;8 - 12&quot;;&quot;HS, HSS&quot;;IF([.E328]=&quot;8 - 10&quot;;&quot;HS&quot;;IF([.E328]=&quot;1 - 4&quot;;&quot;LP&quot;;IF([.E328]=&quot;5 -7&quot;;&quot;UP&quot;;IF([.E328]=&quot;1 - 5&quot;;&quot;LP, UP&quot;;IF([.E328]=&quot;5 - 10&quot;;&quot;UP, HS&quot;;IF([.E328]=&quot;1 - 7&quot;;&quot;LP, UP&quot;;IF([.E328]=&quot;1 -10&quot;;&quot;LP, UP, HS&quot;;IF([.E328]=&quot;1 - 12&quot;;&quot;LP, UP, HS, HSS&quot;;IF([.E328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Melady</text:p>
          </table:table-cell>
          <table:table-cell table:number-columns-repeated="1016"/>
        </table:table-row>
        <table:table-row table:style-name="ro2">
          <table:table-cell table:style-name="ce17" office:value-type="float" office:value="328" calcext:value-type="float">
            <text:p>328</text:p>
          </table:table-cell>
          <table:table-cell table:style-name="ce17" office:value-type="float" office:value="16567" calcext:value-type="float">
            <text:p>16567</text:p>
          </table:table-cell>
          <table:table-cell table:style-name="ce17" office:value-type="string" calcext:value-type="string">
            <text:p>NAMBRATHKARA U.P SCHOOL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329]=&quot;11 - 12&quot;;&quot;HSS&quot;;IF([.E329]=&quot;8 - 12&quot;;&quot;HS, HSS&quot;;IF([.E329]=&quot;8 - 10&quot;;&quot;HS&quot;;IF([.E329]=&quot;1 - 4&quot;;&quot;LP&quot;;IF([.E329]=&quot;5 -7&quot;;&quot;UP&quot;;IF([.E329]=&quot;1 - 5&quot;;&quot;LP, UP&quot;;IF([.E329]=&quot;5 - 10&quot;;&quot;UP, HS&quot;;IF([.E329]=&quot;1 - 7&quot;;&quot;LP, UP&quot;;IF([.E329]=&quot;1 -10&quot;;&quot;LP, UP, HS&quot;;IF([.E329]=&quot;1 - 12&quot;;&quot;LP, UP, HS, HSS&quot;;IF([.E329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Melady</text:p>
          </table:table-cell>
          <table:table-cell table:number-columns-repeated="1016"/>
        </table:table-row>
        <table:table-row table:style-name="ro2">
          <table:table-cell table:style-name="ce17" office:value-type="float" office:value="329" calcext:value-type="float">
            <text:p>329</text:p>
          </table:table-cell>
          <table:table-cell table:style-name="ce17" office:value-type="float" office:value="16568" calcext:value-type="float">
            <text:p>16568</text:p>
          </table:table-cell>
          <table:table-cell table:style-name="ce17" office:value-type="string" calcext:value-type="string">
            <text:p>NADUVATHUR U.P SCHOOL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330]=&quot;11 - 12&quot;;&quot;HSS&quot;;IF([.E330]=&quot;8 - 12&quot;;&quot;HS, HSS&quot;;IF([.E330]=&quot;8 - 10&quot;;&quot;HS&quot;;IF([.E330]=&quot;1 - 4&quot;;&quot;LP&quot;;IF([.E330]=&quot;5 -7&quot;;&quot;UP&quot;;IF([.E330]=&quot;1 - 5&quot;;&quot;LP, UP&quot;;IF([.E330]=&quot;5 - 10&quot;;&quot;UP, HS&quot;;IF([.E330]=&quot;1 - 7&quot;;&quot;LP, UP&quot;;IF([.E330]=&quot;1 -10&quot;;&quot;LP, UP, HS&quot;;IF([.E330]=&quot;1 - 12&quot;;&quot;LP, UP, HS, HSS&quot;;IF([.E330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Melady</text:p>
          </table:table-cell>
          <table:table-cell table:number-columns-repeated="1016"/>
        </table:table-row>
        <table:table-row table:style-name="ro2">
          <table:table-cell table:style-name="ce17" office:value-type="float" office:value="330" calcext:value-type="float">
            <text:p>330</text:p>
          </table:table-cell>
          <table:table-cell table:style-name="ce17" office:value-type="float" office:value="16570" calcext:value-type="float">
            <text:p>16570</text:p>
          </table:table-cell>
          <table:table-cell table:style-name="ce17" office:value-type="string" calcext:value-type="string">
            <text:p>THRIKKOTUR A.U.P SCHOOL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331]=&quot;11 - 12&quot;;&quot;HSS&quot;;IF([.E331]=&quot;8 - 12&quot;;&quot;HS, HSS&quot;;IF([.E331]=&quot;8 - 10&quot;;&quot;HS&quot;;IF([.E331]=&quot;1 - 4&quot;;&quot;LP&quot;;IF([.E331]=&quot;5 -7&quot;;&quot;UP&quot;;IF([.E331]=&quot;1 - 5&quot;;&quot;LP, UP&quot;;IF([.E331]=&quot;5 - 10&quot;;&quot;UP, HS&quot;;IF([.E331]=&quot;1 - 7&quot;;&quot;LP, UP&quot;;IF([.E331]=&quot;1 -10&quot;;&quot;LP, UP, HS&quot;;IF([.E331]=&quot;1 - 12&quot;;&quot;LP, UP, HS, HSS&quot;;IF([.E331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Melady</text:p>
          </table:table-cell>
          <table:table-cell table:number-columns-repeated="1016"/>
        </table:table-row>
        <table:table-row table:style-name="ro2">
          <table:table-cell table:style-name="ce17" office:value-type="float" office:value="331" calcext:value-type="float">
            <text:p>331</text:p>
          </table:table-cell>
          <table:table-cell table:style-name="ce17" office:value-type="float" office:value="16571" calcext:value-type="float">
            <text:p>16571</text:p>
          </table:table-cell>
          <table:table-cell table:style-name="ce17" office:value-type="string" calcext:value-type="string">
            <text:p>VANMUKAM KODIKKAL A.M.U.PSCHOOL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332]=&quot;11 - 12&quot;;&quot;HSS&quot;;IF([.E332]=&quot;8 - 12&quot;;&quot;HS, HSS&quot;;IF([.E332]=&quot;8 - 10&quot;;&quot;HS&quot;;IF([.E332]=&quot;1 - 4&quot;;&quot;LP&quot;;IF([.E332]=&quot;5 -7&quot;;&quot;UP&quot;;IF([.E332]=&quot;1 - 5&quot;;&quot;LP, UP&quot;;IF([.E332]=&quot;5 - 10&quot;;&quot;UP, HS&quot;;IF([.E332]=&quot;1 - 7&quot;;&quot;LP, UP&quot;;IF([.E332]=&quot;1 -10&quot;;&quot;LP, UP, HS&quot;;IF([.E332]=&quot;1 - 12&quot;;&quot;LP, UP, HS, HSS&quot;;IF([.E332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Melady</text:p>
          </table:table-cell>
          <table:table-cell table:number-columns-repeated="1016"/>
        </table:table-row>
        <table:table-row table:style-name="ro2">
          <table:table-cell table:style-name="ce17" office:value-type="float" office:value="332" calcext:value-type="float">
            <text:p>332</text:p>
          </table:table-cell>
          <table:table-cell table:style-name="ce17" office:value-type="float" office:value="16572" calcext:value-type="float">
            <text:p>16572</text:p>
          </table:table-cell>
          <table:table-cell table:style-name="ce17" office:value-type="string" calcext:value-type="string">
            <text:p>VEEMANGALAM U.P SCHOOL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333]=&quot;11 - 12&quot;;&quot;HSS&quot;;IF([.E333]=&quot;8 - 12&quot;;&quot;HS, HSS&quot;;IF([.E333]=&quot;8 - 10&quot;;&quot;HS&quot;;IF([.E333]=&quot;1 - 4&quot;;&quot;LP&quot;;IF([.E333]=&quot;5 -7&quot;;&quot;UP&quot;;IF([.E333]=&quot;1 - 5&quot;;&quot;LP, UP&quot;;IF([.E333]=&quot;5 - 10&quot;;&quot;UP, HS&quot;;IF([.E333]=&quot;1 - 7&quot;;&quot;LP, UP&quot;;IF([.E333]=&quot;1 -10&quot;;&quot;LP, UP, HS&quot;;IF([.E333]=&quot;1 - 12&quot;;&quot;LP, UP, HS, HSS&quot;;IF([.E333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Melady</text:p>
          </table:table-cell>
          <table:table-cell table:number-columns-repeated="1016"/>
        </table:table-row>
        <table:table-row table:style-name="ro2">
          <table:table-cell table:style-name="ce17" office:value-type="float" office:value="333" calcext:value-type="float">
            <text:p>333</text:p>
          </table:table-cell>
          <table:table-cell table:style-name="ce17" office:value-type="float" office:value="16573" calcext:value-type="float">
            <text:p>16573</text:p>
          </table:table-cell>
          <table:table-cell table:style-name="ce17" office:value-type="string" calcext:value-type="string">
            <text:p>VILAYATUR ELAMPILAD M.U.PSCHOOL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334]=&quot;11 - 12&quot;;&quot;HSS&quot;;IF([.E334]=&quot;8 - 12&quot;;&quot;HS, HSS&quot;;IF([.E334]=&quot;8 - 10&quot;;&quot;HS&quot;;IF([.E334]=&quot;1 - 4&quot;;&quot;LP&quot;;IF([.E334]=&quot;5 -7&quot;;&quot;UP&quot;;IF([.E334]=&quot;1 - 5&quot;;&quot;LP, UP&quot;;IF([.E334]=&quot;5 - 10&quot;;&quot;UP, HS&quot;;IF([.E334]=&quot;1 - 7&quot;;&quot;LP, UP&quot;;IF([.E334]=&quot;1 -10&quot;;&quot;LP, UP, HS&quot;;IF([.E334]=&quot;1 - 12&quot;;&quot;LP, UP, HS, HSS&quot;;IF([.E334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Melady</text:p>
          </table:table-cell>
          <table:table-cell table:number-columns-repeated="1016"/>
        </table:table-row>
        <table:table-row table:style-name="ro2">
          <table:table-cell table:style-name="ce17" office:value-type="float" office:value="334" calcext:value-type="float">
            <text:p>334</text:p>
          </table:table-cell>
          <table:table-cell table:style-name="ce17" office:value-type="float" office:value="16576" calcext:value-type="float">
            <text:p>16576</text:p>
          </table:table-cell>
          <table:table-cell table:style-name="ce17" office:value-type="string" calcext:value-type="string">
            <text:p>KEEZHPAYUR A.U.P SCHOOL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5 -7</text:p>
          </table:table-cell>
          <table:table-cell table:style-name="ce17" table:formula="of:=IF([.E335]=&quot;11 - 12&quot;;&quot;HSS&quot;;IF([.E335]=&quot;8 - 12&quot;;&quot;HS, HSS&quot;;IF([.E335]=&quot;8 - 10&quot;;&quot;HS&quot;;IF([.E335]=&quot;1 - 4&quot;;&quot;LP&quot;;IF([.E335]=&quot;5 -7&quot;;&quot;UP&quot;;IF([.E335]=&quot;1 - 5&quot;;&quot;LP, UP&quot;;IF([.E335]=&quot;5 - 10&quot;;&quot;UP, HS&quot;;IF([.E335]=&quot;1 - 7&quot;;&quot;LP, UP&quot;;IF([.E335]=&quot;1 -10&quot;;&quot;LP, UP, HS&quot;;IF([.E335]=&quot;1 - 12&quot;;&quot;LP, UP, HS, HSS&quot;;IF([.E335]=&quot;5 - 12&quot;;&quot;UP, HS, HSS&quot;;&quot;&quot;)))))))))))" office:value-type="string" office:string-value="UP" calcext:value-type="string">
            <text:p>UP</text:p>
          </table:table-cell>
          <table:table-cell office:value-type="string" calcext:value-type="string">
            <text:p>Melady</text:p>
          </table:table-cell>
          <table:table-cell table:number-columns-repeated="1016"/>
        </table:table-row>
        <table:table-row table:style-name="ro2">
          <table:table-cell table:style-name="ce17" office:value-type="float" office:value="335" calcext:value-type="float">
            <text:p>335</text:p>
          </table:table-cell>
          <table:table-cell table:style-name="ce17" office:value-type="float" office:value="10130" calcext:value-type="float">
            <text:p>10130</text:p>
          </table:table-cell>
          <table:table-cell table:style-name="ce17" office:value-type="string" calcext:value-type="string">
            <text:p>I P C HIGHER SECONDARYSCHOOL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11 - 12</text:p>
          </table:table-cell>
          <table:table-cell table:style-name="ce17" table:formula="of:=IF([.E336]=&quot;11 - 12&quot;;&quot;HSS&quot;;IF([.E336]=&quot;8 - 12&quot;;&quot;HS, HSS&quot;;IF([.E336]=&quot;8 - 10&quot;;&quot;HS&quot;;IF([.E336]=&quot;1 - 4&quot;;&quot;LP&quot;;IF([.E336]=&quot;5 -7&quot;;&quot;UP&quot;;IF([.E336]=&quot;1 - 5&quot;;&quot;LP, UP&quot;;IF([.E336]=&quot;5 - 10&quot;;&quot;UP, HS&quot;;IF([.E336]=&quot;1 - 7&quot;;&quot;LP, UP&quot;;IF([.E336]=&quot;1 -10&quot;;&quot;LP, UP, HS&quot;;IF([.E336]=&quot;1 - 12&quot;;&quot;LP, UP, HS, HSS&quot;;IF([.E336]=&quot;5 - 12&quot;;&quot;UP, HS, HSS&quot;;&quot;&quot;)))))))))))" office:value-type="string" office:string-value="HSS" calcext:value-type="string">
            <text:p>HSS</text:p>
          </table:table-cell>
          <table:table-cell office:value-type="string" calcext:value-type="string">
            <text:p>Melady</text:p>
          </table:table-cell>
          <table:table-cell table:number-columns-repeated="1016"/>
        </table:table-row>
        <table:table-row table:style-name="ro2">
          <table:table-cell table:style-name="ce17" office:value-type="float" office:value="336" calcext:value-type="float">
            <text:p>336</text:p>
          </table:table-cell>
          <table:table-cell table:style-name="ce17" office:value-type="float" office:value="16015" calcext:value-type="float">
            <text:p>16015</text:p>
          </table:table-cell>
          <table:table-cell table:style-name="ce17" office:value-type="string" calcext:value-type="string">
            <text:p>SALAFI H.S.KULUPPA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8 - 10</text:p>
          </table:table-cell>
          <table:table-cell table:style-name="ce17" table:formula="of:=IF([.E337]=&quot;11 - 12&quot;;&quot;HSS&quot;;IF([.E337]=&quot;8 - 12&quot;;&quot;HS, HSS&quot;;IF([.E337]=&quot;8 - 10&quot;;&quot;HS&quot;;IF([.E337]=&quot;1 - 4&quot;;&quot;LP&quot;;IF([.E337]=&quot;5 -7&quot;;&quot;UP&quot;;IF([.E337]=&quot;1 - 5&quot;;&quot;LP, UP&quot;;IF([.E337]=&quot;5 - 10&quot;;&quot;UP, HS&quot;;IF([.E337]=&quot;1 - 7&quot;;&quot;LP, UP&quot;;IF([.E337]=&quot;1 -10&quot;;&quot;LP, UP, HS&quot;;IF([.E337]=&quot;1 - 12&quot;;&quot;LP, UP, HS, HSS&quot;;IF([.E337]=&quot;5 - 12&quot;;&quot;UP, HS, HSS&quot;;&quot;&quot;)))))))))))" office:value-type="string" office:string-value="HS" calcext:value-type="string">
            <text:p>HS</text:p>
          </table:table-cell>
          <table:table-cell office:value-type="string" calcext:value-type="string">
            <text:p>Melady</text:p>
          </table:table-cell>
          <table:table-cell table:number-columns-repeated="1016"/>
        </table:table-row>
        <table:table-row table:style-name="ro2">
          <table:table-cell table:style-name="ce17" office:value-type="float" office:value="337" calcext:value-type="float">
            <text:p>337</text:p>
          </table:table-cell>
          <table:table-cell table:style-name="ce17" office:value-type="float" office:value="16090" calcext:value-type="float">
            <text:p>16090</text:p>
          </table:table-cell>
          <table:table-cell table:style-name="ce17" office:value-type="string" calcext:value-type="string">
            <text:p>Vidya Sadanam Model SchoolPurakkad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1 -10</text:p>
          </table:table-cell>
          <table:table-cell table:style-name="ce17" table:formula="of:=IF([.E338]=&quot;11 - 12&quot;;&quot;HSS&quot;;IF([.E338]=&quot;8 - 12&quot;;&quot;HS, HSS&quot;;IF([.E338]=&quot;8 - 10&quot;;&quot;HS&quot;;IF([.E338]=&quot;1 - 4&quot;;&quot;LP&quot;;IF([.E338]=&quot;5 -7&quot;;&quot;UP&quot;;IF([.E338]=&quot;1 - 5&quot;;&quot;LP, UP&quot;;IF([.E338]=&quot;5 - 10&quot;;&quot;UP, HS&quot;;IF([.E338]=&quot;1 - 7&quot;;&quot;LP, UP&quot;;IF([.E338]=&quot;1 -10&quot;;&quot;LP, UP, HS&quot;;IF([.E338]=&quot;1 - 12&quot;;&quot;LP, UP, HS, HSS&quot;;IF([.E338]=&quot;5 - 12&quot;;&quot;UP, HS, HSS&quot;;&quot;&quot;)))))))))))" office:value-type="string" office:string-value="LP, UP, HS" calcext:value-type="string">
            <text:p>LP, UP, HS</text:p>
          </table:table-cell>
          <table:table-cell office:value-type="string" calcext:value-type="string">
            <text:p>Melady</text:p>
          </table:table-cell>
          <table:table-cell table:number-columns-repeated="1016"/>
        </table:table-row>
        <table:table-row table:style-name="ro2">
          <table:table-cell table:style-name="ce17" office:value-type="float" office:value="338" calcext:value-type="float">
            <text:p>338</text:p>
          </table:table-cell>
          <table:table-cell table:style-name="ce17" office:value-type="float" office:value="16579" calcext:value-type="float">
            <text:p>16579</text:p>
          </table:table-cell>
          <table:table-cell table:style-name="ce17" office:value-type="string" calcext:value-type="string">
            <text:p>Sacred Heart U P School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339]=&quot;11 - 12&quot;;&quot;HSS&quot;;IF([.E339]=&quot;8 - 12&quot;;&quot;HS, HSS&quot;;IF([.E339]=&quot;8 - 10&quot;;&quot;HS&quot;;IF([.E339]=&quot;1 - 4&quot;;&quot;LP&quot;;IF([.E339]=&quot;5 -7&quot;;&quot;UP&quot;;IF([.E339]=&quot;1 - 5&quot;;&quot;LP, UP&quot;;IF([.E339]=&quot;5 - 10&quot;;&quot;UP, HS&quot;;IF([.E339]=&quot;1 - 7&quot;;&quot;LP, UP&quot;;IF([.E339]=&quot;1 -10&quot;;&quot;LP, UP, HS&quot;;IF([.E339]=&quot;1 - 12&quot;;&quot;LP, UP, HS, HSS&quot;;IF([.E339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Melady</text:p>
          </table:table-cell>
          <table:table-cell table:number-columns-repeated="1016"/>
        </table:table-row>
        <table:table-row table:style-name="ro2">
          <table:table-cell table:style-name="ce17" office:value-type="float" office:value="339" calcext:value-type="float">
            <text:p>339</text:p>
          </table:table-cell>
          <table:table-cell table:style-name="ce17" office:value-type="float" office:value="16580" calcext:value-type="float">
            <text:p>16580</text:p>
          </table:table-cell>
          <table:table-cell table:style-name="ce17" office:value-type="string" calcext:value-type="string">
            <text:p>SANTHISADANAM School forDifferently Abled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1 - 12</text:p>
          </table:table-cell>
          <table:table-cell table:style-name="ce17" table:formula="of:=IF([.E340]=&quot;11 - 12&quot;;&quot;HSS&quot;;IF([.E340]=&quot;8 - 12&quot;;&quot;HS, HSS&quot;;IF([.E340]=&quot;8 - 10&quot;;&quot;HS&quot;;IF([.E340]=&quot;1 - 4&quot;;&quot;LP&quot;;IF([.E340]=&quot;5 -7&quot;;&quot;UP&quot;;IF([.E340]=&quot;1 - 5&quot;;&quot;LP, UP&quot;;IF([.E340]=&quot;5 - 10&quot;;&quot;UP, HS&quot;;IF([.E340]=&quot;1 - 7&quot;;&quot;LP, UP&quot;;IF([.E340]=&quot;1 -10&quot;;&quot;LP, UP, HS&quot;;IF([.E340]=&quot;1 - 12&quot;;&quot;LP, UP, HS, HSS&quot;;IF([.E340]=&quot;5 - 12&quot;;&quot;UP, HS, HSS&quot;;&quot;&quot;)))))))))))" office:value-type="string" office:string-value="LP, UP, HS, HSS" calcext:value-type="string">
            <text:p>LP, UP, HS, HSS</text:p>
          </table:table-cell>
          <table:table-cell office:value-type="string" calcext:value-type="string">
            <text:p>Melady</text:p>
          </table:table-cell>
          <table:table-cell table:number-columns-repeated="1016"/>
        </table:table-row>
        <table:table-row table:style-name="ro2">
          <table:table-cell table:style-name="ce17" office:value-type="float" office:value="340" calcext:value-type="float">
            <text:p>340</text:p>
          </table:table-cell>
          <table:table-cell table:style-name="ce17" office:value-type="float" office:value="16040" calcext:value-type="float">
            <text:p>16040</text:p>
          </table:table-cell>
          <table:table-cell table:style-name="ce17" office:value-type="string" calcext:value-type="string">
            <text:p>GHSS KALLACHI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8 - 12</text:p>
          </table:table-cell>
          <table:table-cell table:style-name="ce17" table:formula="of:=IF([.E341]=&quot;11 - 12&quot;;&quot;HSS&quot;;IF([.E341]=&quot;8 - 12&quot;;&quot;HS, HSS&quot;;IF([.E341]=&quot;8 - 10&quot;;&quot;HS&quot;;IF([.E341]=&quot;1 - 4&quot;;&quot;LP&quot;;IF([.E341]=&quot;5 -7&quot;;&quot;UP&quot;;IF([.E341]=&quot;1 - 5&quot;;&quot;LP, UP&quot;;IF([.E341]=&quot;5 - 10&quot;;&quot;UP, HS&quot;;IF([.E341]=&quot;1 - 7&quot;;&quot;LP, UP&quot;;IF([.E341]=&quot;1 -10&quot;;&quot;LP, UP, HS&quot;;IF([.E341]=&quot;1 - 12&quot;;&quot;LP, UP, HS, HSS&quot;;IF([.E341]=&quot;5 - 12&quot;;&quot;UP, HS, HSS&quot;;&quot;&quot;)))))))))))" office:value-type="string" office:string-value="HS, HSS" calcext:value-type="string">
            <text:p>HS, HSS</text:p>
          </table:table-cell>
          <table:table-cell office:value-type="string" calcext:value-type="string">
            <text:p>Nadapuram</text:p>
          </table:table-cell>
          <table:table-cell table:number-columns-repeated="1016"/>
        </table:table-row>
        <table:table-row table:style-name="ro2">
          <table:table-cell table:style-name="ce17" office:value-type="float" office:value="341" calcext:value-type="float">
            <text:p>341</text:p>
          </table:table-cell>
          <table:table-cell table:style-name="ce17" office:value-type="float" office:value="16041" calcext:value-type="float">
            <text:p>16041</text:p>
          </table:table-cell>
          <table:table-cell table:style-name="ce17" office:value-type="string" calcext:value-type="string">
            <text:p>GHSS VALAYAM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5 - 12</text:p>
          </table:table-cell>
          <table:table-cell table:style-name="ce17" table:formula="of:=IF([.E342]=&quot;11 - 12&quot;;&quot;HSS&quot;;IF([.E342]=&quot;8 - 12&quot;;&quot;HS, HSS&quot;;IF([.E342]=&quot;8 - 10&quot;;&quot;HS&quot;;IF([.E342]=&quot;1 - 4&quot;;&quot;LP&quot;;IF([.E342]=&quot;5 -7&quot;;&quot;UP&quot;;IF([.E342]=&quot;1 - 5&quot;;&quot;LP, UP&quot;;IF([.E342]=&quot;5 - 10&quot;;&quot;UP, HS&quot;;IF([.E342]=&quot;1 - 7&quot;;&quot;LP, UP&quot;;IF([.E342]=&quot;1 -10&quot;;&quot;LP, UP, HS&quot;;IF([.E342]=&quot;1 - 12&quot;;&quot;LP, UP, HS, HSS&quot;;IF([.E342]=&quot;5 - 12&quot;;&quot;UP, HS, HSS&quot;;&quot;&quot;)))))))))))" office:value-type="string" office:string-value="UP, HS, HSS" calcext:value-type="string">
            <text:p>UP, HS, HSS</text:p>
          </table:table-cell>
          <table:table-cell office:value-type="string" calcext:value-type="string">
            <text:p>Nadapuram</text:p>
          </table:table-cell>
          <table:table-cell table:number-columns-repeated="1016"/>
        </table:table-row>
        <table:table-row table:style-name="ro2">
          <table:table-cell table:style-name="ce17" office:value-type="float" office:value="342" calcext:value-type="float">
            <text:p>342</text:p>
          </table:table-cell>
          <table:table-cell table:style-name="ce17" office:value-type="float" office:value="16080" calcext:value-type="float">
            <text:p>16080</text:p>
          </table:table-cell>
          <table:table-cell table:style-name="ce17" office:value-type="string" calcext:value-type="string">
            <text:p>GHSS VELLIYODE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12</text:p>
          </table:table-cell>
          <table:table-cell table:style-name="ce17" table:formula="of:=IF([.E343]=&quot;11 - 12&quot;;&quot;HSS&quot;;IF([.E343]=&quot;8 - 12&quot;;&quot;HS, HSS&quot;;IF([.E343]=&quot;8 - 10&quot;;&quot;HS&quot;;IF([.E343]=&quot;1 - 4&quot;;&quot;LP&quot;;IF([.E343]=&quot;5 -7&quot;;&quot;UP&quot;;IF([.E343]=&quot;1 - 5&quot;;&quot;LP, UP&quot;;IF([.E343]=&quot;5 - 10&quot;;&quot;UP, HS&quot;;IF([.E343]=&quot;1 - 7&quot;;&quot;LP, UP&quot;;IF([.E343]=&quot;1 -10&quot;;&quot;LP, UP, HS&quot;;IF([.E343]=&quot;1 - 12&quot;;&quot;LP, UP, HS, HSS&quot;;IF([.E343]=&quot;5 - 12&quot;;&quot;UP, HS, HSS&quot;;&quot;&quot;)))))))))))" office:value-type="string" office:string-value="LP, UP, HS, HSS" calcext:value-type="string">
            <text:p>LP, UP, HS, HSS</text:p>
          </table:table-cell>
          <table:table-cell office:value-type="string" calcext:value-type="string">
            <text:p>Nadapuram</text:p>
          </table:table-cell>
          <table:table-cell table:number-columns-repeated="1016"/>
        </table:table-row>
        <table:table-row table:style-name="ro2">
          <table:table-cell table:style-name="ce17" office:value-type="float" office:value="343" calcext:value-type="float">
            <text:p>343</text:p>
          </table:table-cell>
          <table:table-cell table:style-name="ce17" office:value-type="float" office:value="16601" calcext:value-type="float">
            <text:p>16601</text:p>
          </table:table-cell>
          <table:table-cell table:style-name="ce17" office:value-type="string" calcext:value-type="string">
            <text:p>GLPS CHEKKIAD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344]=&quot;11 - 12&quot;;&quot;HSS&quot;;IF([.E344]=&quot;8 - 12&quot;;&quot;HS, HSS&quot;;IF([.E344]=&quot;8 - 10&quot;;&quot;HS&quot;;IF([.E344]=&quot;1 - 4&quot;;&quot;LP&quot;;IF([.E344]=&quot;5 -7&quot;;&quot;UP&quot;;IF([.E344]=&quot;1 - 5&quot;;&quot;LP, UP&quot;;IF([.E344]=&quot;5 - 10&quot;;&quot;UP, HS&quot;;IF([.E344]=&quot;1 - 7&quot;;&quot;LP, UP&quot;;IF([.E344]=&quot;1 -10&quot;;&quot;LP, UP, HS&quot;;IF([.E344]=&quot;1 - 12&quot;;&quot;LP, UP, HS, HSS&quot;;IF([.E344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Nadapuram</text:p>
          </table:table-cell>
          <table:table-cell table:number-columns-repeated="1016"/>
        </table:table-row>
        <table:table-row table:style-name="ro2">
          <table:table-cell table:style-name="ce17" office:value-type="float" office:value="344" calcext:value-type="float">
            <text:p>344</text:p>
          </table:table-cell>
          <table:table-cell table:style-name="ce17" office:value-type="float" office:value="16602" calcext:value-type="float">
            <text:p>16602</text:p>
          </table:table-cell>
          <table:table-cell table:style-name="ce17" office:value-type="string" calcext:value-type="string">
            <text:p>GLPS CHUZHALI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345]=&quot;11 - 12&quot;;&quot;HSS&quot;;IF([.E345]=&quot;8 - 12&quot;;&quot;HS, HSS&quot;;IF([.E345]=&quot;8 - 10&quot;;&quot;HS&quot;;IF([.E345]=&quot;1 - 4&quot;;&quot;LP&quot;;IF([.E345]=&quot;5 -7&quot;;&quot;UP&quot;;IF([.E345]=&quot;1 - 5&quot;;&quot;LP, UP&quot;;IF([.E345]=&quot;5 - 10&quot;;&quot;UP, HS&quot;;IF([.E345]=&quot;1 - 7&quot;;&quot;LP, UP&quot;;IF([.E345]=&quot;1 -10&quot;;&quot;LP, UP, HS&quot;;IF([.E345]=&quot;1 - 12&quot;;&quot;LP, UP, HS, HSS&quot;;IF([.E345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Nadapuram</text:p>
          </table:table-cell>
          <table:table-cell table:number-columns-repeated="1016"/>
        </table:table-row>
        <table:table-row table:style-name="ro2">
          <table:table-cell table:style-name="ce17" office:value-type="float" office:value="345" calcext:value-type="float">
            <text:p>345</text:p>
          </table:table-cell>
          <table:table-cell table:style-name="ce17" office:value-type="float" office:value="16603" calcext:value-type="float">
            <text:p>16603</text:p>
          </table:table-cell>
          <table:table-cell table:style-name="ce17" office:value-type="string" calcext:value-type="string">
            <text:p>GMLPS KANNANKAI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346]=&quot;11 - 12&quot;;&quot;HSS&quot;;IF([.E346]=&quot;8 - 12&quot;;&quot;HS, HSS&quot;;IF([.E346]=&quot;8 - 10&quot;;&quot;HS&quot;;IF([.E346]=&quot;1 - 4&quot;;&quot;LP&quot;;IF([.E346]=&quot;5 -7&quot;;&quot;UP&quot;;IF([.E346]=&quot;1 - 5&quot;;&quot;LP, UP&quot;;IF([.E346]=&quot;5 - 10&quot;;&quot;UP, HS&quot;;IF([.E346]=&quot;1 - 7&quot;;&quot;LP, UP&quot;;IF([.E346]=&quot;1 -10&quot;;&quot;LP, UP, HS&quot;;IF([.E346]=&quot;1 - 12&quot;;&quot;LP, UP, HS, HSS&quot;;IF([.E346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Nadapuram</text:p>
          </table:table-cell>
          <table:table-cell table:number-columns-repeated="1016"/>
        </table:table-row>
        <table:table-row table:style-name="ro2">
          <table:table-cell table:style-name="ce17" office:value-type="float" office:value="346" calcext:value-type="float">
            <text:p>346</text:p>
          </table:table-cell>
          <table:table-cell table:style-name="ce17" office:value-type="float" office:value="16604" calcext:value-type="float">
            <text:p>16604</text:p>
          </table:table-cell>
          <table:table-cell table:style-name="ce17" office:value-type="string" calcext:value-type="string">
            <text:p>GLPS PALUR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347]=&quot;11 - 12&quot;;&quot;HSS&quot;;IF([.E347]=&quot;8 - 12&quot;;&quot;HS, HSS&quot;;IF([.E347]=&quot;8 - 10&quot;;&quot;HS&quot;;IF([.E347]=&quot;1 - 4&quot;;&quot;LP&quot;;IF([.E347]=&quot;5 -7&quot;;&quot;UP&quot;;IF([.E347]=&quot;1 - 5&quot;;&quot;LP, UP&quot;;IF([.E347]=&quot;5 - 10&quot;;&quot;UP, HS&quot;;IF([.E347]=&quot;1 - 7&quot;;&quot;LP, UP&quot;;IF([.E347]=&quot;1 -10&quot;;&quot;LP, UP, HS&quot;;IF([.E347]=&quot;1 - 12&quot;;&quot;LP, UP, HS, HSS&quot;;IF([.E347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Nadapuram</text:p>
          </table:table-cell>
          <table:table-cell table:number-columns-repeated="1016"/>
        </table:table-row>
        <table:table-row table:style-name="ro2">
          <table:table-cell table:style-name="ce17" office:value-type="float" office:value="347" calcext:value-type="float">
            <text:p>347</text:p>
          </table:table-cell>
          <table:table-cell table:style-name="ce17" office:value-type="float" office:value="16605" calcext:value-type="float">
            <text:p>16605</text:p>
          </table:table-cell>
          <table:table-cell table:style-name="ce17" office:value-type="string" calcext:value-type="string">
            <text:p>GMLPS TUNERI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348]=&quot;11 - 12&quot;;&quot;HSS&quot;;IF([.E348]=&quot;8 - 12&quot;;&quot;HS, HSS&quot;;IF([.E348]=&quot;8 - 10&quot;;&quot;HS&quot;;IF([.E348]=&quot;1 - 4&quot;;&quot;LP&quot;;IF([.E348]=&quot;5 -7&quot;;&quot;UP&quot;;IF([.E348]=&quot;1 - 5&quot;;&quot;LP, UP&quot;;IF([.E348]=&quot;5 - 10&quot;;&quot;UP, HS&quot;;IF([.E348]=&quot;1 - 7&quot;;&quot;LP, UP&quot;;IF([.E348]=&quot;1 -10&quot;;&quot;LP, UP, HS&quot;;IF([.E348]=&quot;1 - 12&quot;;&quot;LP, UP, HS, HSS&quot;;IF([.E348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Nadapuram</text:p>
          </table:table-cell>
          <table:table-cell table:number-columns-repeated="1016"/>
        </table:table-row>
        <table:table-row table:style-name="ro2">
          <table:table-cell table:style-name="ce17" office:value-type="float" office:value="348" calcext:value-type="float">
            <text:p>348</text:p>
          </table:table-cell>
          <table:table-cell table:style-name="ce17" office:value-type="float" office:value="16606" calcext:value-type="float">
            <text:p>16606</text:p>
          </table:table-cell>
          <table:table-cell table:style-name="ce17" office:value-type="string" calcext:value-type="string">
            <text:p>GLPS PULIYAVIL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349]=&quot;11 - 12&quot;;&quot;HSS&quot;;IF([.E349]=&quot;8 - 12&quot;;&quot;HS, HSS&quot;;IF([.E349]=&quot;8 - 10&quot;;&quot;HS&quot;;IF([.E349]=&quot;1 - 4&quot;;&quot;LP&quot;;IF([.E349]=&quot;5 -7&quot;;&quot;UP&quot;;IF([.E349]=&quot;1 - 5&quot;;&quot;LP, UP&quot;;IF([.E349]=&quot;5 - 10&quot;;&quot;UP, HS&quot;;IF([.E349]=&quot;1 - 7&quot;;&quot;LP, UP&quot;;IF([.E349]=&quot;1 -10&quot;;&quot;LP, UP, HS&quot;;IF([.E349]=&quot;1 - 12&quot;;&quot;LP, UP, HS, HSS&quot;;IF([.E349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Nadapuram</text:p>
          </table:table-cell>
          <table:table-cell table:number-columns-repeated="1016"/>
        </table:table-row>
        <table:table-row table:style-name="ro2">
          <table:table-cell table:style-name="ce17" office:value-type="float" office:value="349" calcext:value-type="float">
            <text:p>349</text:p>
          </table:table-cell>
          <table:table-cell table:style-name="ce17" office:value-type="float" office:value="16607" calcext:value-type="float">
            <text:p>16607</text:p>
          </table:table-cell>
          <table:table-cell table:style-name="ce17" office:value-type="string" calcext:value-type="string">
            <text:p>G W L P S VALAYAM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350]=&quot;11 - 12&quot;;&quot;HSS&quot;;IF([.E350]=&quot;8 - 12&quot;;&quot;HS, HSS&quot;;IF([.E350]=&quot;8 - 10&quot;;&quot;HS&quot;;IF([.E350]=&quot;1 - 4&quot;;&quot;LP&quot;;IF([.E350]=&quot;5 -7&quot;;&quot;UP&quot;;IF([.E350]=&quot;1 - 5&quot;;&quot;LP, UP&quot;;IF([.E350]=&quot;5 - 10&quot;;&quot;UP, HS&quot;;IF([.E350]=&quot;1 - 7&quot;;&quot;LP, UP&quot;;IF([.E350]=&quot;1 -10&quot;;&quot;LP, UP, HS&quot;;IF([.E350]=&quot;1 - 12&quot;;&quot;LP, UP, HS, HSS&quot;;IF([.E350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Nadapuram</text:p>
          </table:table-cell>
          <table:table-cell table:number-columns-repeated="1016"/>
        </table:table-row>
        <table:table-row table:style-name="ro2">
          <table:table-cell table:style-name="ce17" office:value-type="float" office:value="350" calcext:value-type="float">
            <text:p>350</text:p>
          </table:table-cell>
          <table:table-cell table:style-name="ce17" office:value-type="float" office:value="16608" calcext:value-type="float">
            <text:p>16608</text:p>
          </table:table-cell>
          <table:table-cell table:style-name="ce17" office:value-type="string" calcext:value-type="string">
            <text:p>GWLPS VELLIYODE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351]=&quot;11 - 12&quot;;&quot;HSS&quot;;IF([.E351]=&quot;8 - 12&quot;;&quot;HS, HSS&quot;;IF([.E351]=&quot;8 - 10&quot;;&quot;HS&quot;;IF([.E351]=&quot;1 - 4&quot;;&quot;LP&quot;;IF([.E351]=&quot;5 -7&quot;;&quot;UP&quot;;IF([.E351]=&quot;1 - 5&quot;;&quot;LP, UP&quot;;IF([.E351]=&quot;5 - 10&quot;;&quot;UP, HS&quot;;IF([.E351]=&quot;1 - 7&quot;;&quot;LP, UP&quot;;IF([.E351]=&quot;1 -10&quot;;&quot;LP, UP, HS&quot;;IF([.E351]=&quot;1 - 12&quot;;&quot;LP, UP, HS, HSS&quot;;IF([.E351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Nadapuram</text:p>
          </table:table-cell>
          <table:table-cell table:number-columns-repeated="1016"/>
        </table:table-row>
        <table:table-row table:style-name="ro2">
          <table:table-cell table:style-name="ce17" office:value-type="float" office:value="351" calcext:value-type="float">
            <text:p>351</text:p>
          </table:table-cell>
          <table:table-cell table:style-name="ce17" office:value-type="float" office:value="16661" calcext:value-type="float">
            <text:p>16661</text:p>
          </table:table-cell>
          <table:table-cell table:style-name="ce17" office:value-type="string" calcext:value-type="string">
            <text:p>GUPS KALLACHI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352]=&quot;11 - 12&quot;;&quot;HSS&quot;;IF([.E352]=&quot;8 - 12&quot;;&quot;HS, HSS&quot;;IF([.E352]=&quot;8 - 10&quot;;&quot;HS&quot;;IF([.E352]=&quot;1 - 4&quot;;&quot;LP&quot;;IF([.E352]=&quot;5 -7&quot;;&quot;UP&quot;;IF([.E352]=&quot;1 - 5&quot;;&quot;LP, UP&quot;;IF([.E352]=&quot;5 - 10&quot;;&quot;UP, HS&quot;;IF([.E352]=&quot;1 - 7&quot;;&quot;LP, UP&quot;;IF([.E352]=&quot;1 -10&quot;;&quot;LP, UP, HS&quot;;IF([.E352]=&quot;1 - 12&quot;;&quot;LP, UP, HS, HSS&quot;;IF([.E352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Nadapuram</text:p>
          </table:table-cell>
          <table:table-cell table:number-columns-repeated="1016"/>
        </table:table-row>
        <table:table-row table:style-name="ro2">
          <table:table-cell table:style-name="ce17" office:value-type="float" office:value="352" calcext:value-type="float">
            <text:p>352</text:p>
          </table:table-cell>
          <table:table-cell table:style-name="ce17" office:value-type="float" office:value="16662" calcext:value-type="float">
            <text:p>16662</text:p>
          </table:table-cell>
          <table:table-cell table:style-name="ce17" office:value-type="string" calcext:value-type="string">
            <text:p>GUPS NADAPURAM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353]=&quot;11 - 12&quot;;&quot;HSS&quot;;IF([.E353]=&quot;8 - 12&quot;;&quot;HS, HSS&quot;;IF([.E353]=&quot;8 - 10&quot;;&quot;HS&quot;;IF([.E353]=&quot;1 - 4&quot;;&quot;LP&quot;;IF([.E353]=&quot;5 -7&quot;;&quot;UP&quot;;IF([.E353]=&quot;1 - 5&quot;;&quot;LP, UP&quot;;IF([.E353]=&quot;5 - 10&quot;;&quot;UP, HS&quot;;IF([.E353]=&quot;1 - 7&quot;;&quot;LP, UP&quot;;IF([.E353]=&quot;1 -10&quot;;&quot;LP, UP, HS&quot;;IF([.E353]=&quot;1 - 12&quot;;&quot;LP, UP, HS, HSS&quot;;IF([.E353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Nadapuram</text:p>
          </table:table-cell>
          <table:table-cell table:number-columns-repeated="1016"/>
        </table:table-row>
        <table:table-row table:style-name="ro2">
          <table:table-cell table:style-name="ce17" office:value-type="float" office:value="353" calcext:value-type="float">
            <text:p>353</text:p>
          </table:table-cell>
          <table:table-cell table:style-name="ce17" office:value-type="float" office:value="16663" calcext:value-type="float">
            <text:p>16663</text:p>
          </table:table-cell>
          <table:table-cell table:style-name="ce17" office:value-type="string" calcext:value-type="string">
            <text:p>GMUPS PARAKKADAVU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354]=&quot;11 - 12&quot;;&quot;HSS&quot;;IF([.E354]=&quot;8 - 12&quot;;&quot;HS, HSS&quot;;IF([.E354]=&quot;8 - 10&quot;;&quot;HS&quot;;IF([.E354]=&quot;1 - 4&quot;;&quot;LP&quot;;IF([.E354]=&quot;5 -7&quot;;&quot;UP&quot;;IF([.E354]=&quot;1 - 5&quot;;&quot;LP, UP&quot;;IF([.E354]=&quot;5 - 10&quot;;&quot;UP, HS&quot;;IF([.E354]=&quot;1 - 7&quot;;&quot;LP, UP&quot;;IF([.E354]=&quot;1 -10&quot;;&quot;LP, UP, HS&quot;;IF([.E354]=&quot;1 - 12&quot;;&quot;LP, UP, HS, HSS&quot;;IF([.E354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Nadapuram</text:p>
          </table:table-cell>
          <table:table-cell table:number-columns-repeated="1016"/>
        </table:table-row>
        <table:table-row table:style-name="ro2">
          <table:table-cell table:style-name="ce17" office:value-type="float" office:value="354" calcext:value-type="float">
            <text:p>354</text:p>
          </table:table-cell>
          <table:table-cell table:style-name="ce17" office:value-type="float" office:value="16034" calcext:value-type="float">
            <text:p>16034</text:p>
          </table:table-cell>
          <table:table-cell table:style-name="ce17" office:value-type="string" calcext:value-type="string">
            <text:p>T I M G H S S NADAPURAM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8 - 12</text:p>
          </table:table-cell>
          <table:table-cell table:style-name="ce17" table:formula="of:=IF([.E355]=&quot;11 - 12&quot;;&quot;HSS&quot;;IF([.E355]=&quot;8 - 12&quot;;&quot;HS, HSS&quot;;IF([.E355]=&quot;8 - 10&quot;;&quot;HS&quot;;IF([.E355]=&quot;1 - 4&quot;;&quot;LP&quot;;IF([.E355]=&quot;5 -7&quot;;&quot;UP&quot;;IF([.E355]=&quot;1 - 5&quot;;&quot;LP, UP&quot;;IF([.E355]=&quot;5 - 10&quot;;&quot;UP, HS&quot;;IF([.E355]=&quot;1 - 7&quot;;&quot;LP, UP&quot;;IF([.E355]=&quot;1 -10&quot;;&quot;LP, UP, HS&quot;;IF([.E355]=&quot;1 - 12&quot;;&quot;LP, UP, HS, HSS&quot;;IF([.E355]=&quot;5 - 12&quot;;&quot;UP, HS, HSS&quot;;&quot;&quot;)))))))))))" office:value-type="string" office:string-value="HS, HSS" calcext:value-type="string">
            <text:p>HS, HSS</text:p>
          </table:table-cell>
          <table:table-cell office:value-type="string" calcext:value-type="string">
            <text:p>Nadapuram</text:p>
          </table:table-cell>
          <table:table-cell table:number-columns-repeated="1016"/>
        </table:table-row>
        <table:table-row table:style-name="ro2">
          <table:table-cell table:style-name="ce17" office:value-type="float" office:value="355" calcext:value-type="float">
            <text:p>355</text:p>
          </table:table-cell>
          <table:table-cell table:style-name="ce17" office:value-type="float" office:value="16035" calcext:value-type="float">
            <text:p>16035</text:p>
          </table:table-cell>
          <table:table-cell table:style-name="ce17" office:value-type="string" calcext:value-type="string">
            <text:p>M I M HSS PERODE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8 - 12</text:p>
          </table:table-cell>
          <table:table-cell table:style-name="ce17" table:formula="of:=IF([.E356]=&quot;11 - 12&quot;;&quot;HSS&quot;;IF([.E356]=&quot;8 - 12&quot;;&quot;HS, HSS&quot;;IF([.E356]=&quot;8 - 10&quot;;&quot;HS&quot;;IF([.E356]=&quot;1 - 4&quot;;&quot;LP&quot;;IF([.E356]=&quot;5 -7&quot;;&quot;UP&quot;;IF([.E356]=&quot;1 - 5&quot;;&quot;LP, UP&quot;;IF([.E356]=&quot;5 - 10&quot;;&quot;UP, HS&quot;;IF([.E356]=&quot;1 - 7&quot;;&quot;LP, UP&quot;;IF([.E356]=&quot;1 -10&quot;;&quot;LP, UP, HS&quot;;IF([.E356]=&quot;1 - 12&quot;;&quot;LP, UP, HS, HSS&quot;;IF([.E356]=&quot;5 - 12&quot;;&quot;UP, HS, HSS&quot;;&quot;&quot;)))))))))))" office:value-type="string" office:string-value="HS, HSS" calcext:value-type="string">
            <text:p>HS, HSS</text:p>
          </table:table-cell>
          <table:table-cell office:value-type="string" calcext:value-type="string">
            <text:p>Nadapuram</text:p>
          </table:table-cell>
          <table:table-cell table:number-columns-repeated="1016"/>
        </table:table-row>
        <table:table-row table:style-name="ro2">
          <table:table-cell table:style-name="ce17" office:value-type="float" office:value="356" calcext:value-type="float">
            <text:p>356</text:p>
          </table:table-cell>
          <table:table-cell table:style-name="ce17" office:value-type="float" office:value="16039" calcext:value-type="float">
            <text:p>16039</text:p>
          </table:table-cell>
          <table:table-cell table:style-name="ce17" office:value-type="string" calcext:value-type="string">
            <text:p>IRINGANNUR H S 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5 - 12</text:p>
          </table:table-cell>
          <table:table-cell table:style-name="ce17" table:formula="of:=IF([.E357]=&quot;11 - 12&quot;;&quot;HSS&quot;;IF([.E357]=&quot;8 - 12&quot;;&quot;HS, HSS&quot;;IF([.E357]=&quot;8 - 10&quot;;&quot;HS&quot;;IF([.E357]=&quot;1 - 4&quot;;&quot;LP&quot;;IF([.E357]=&quot;5 -7&quot;;&quot;UP&quot;;IF([.E357]=&quot;1 - 5&quot;;&quot;LP, UP&quot;;IF([.E357]=&quot;5 - 10&quot;;&quot;UP, HS&quot;;IF([.E357]=&quot;1 - 7&quot;;&quot;LP, UP&quot;;IF([.E357]=&quot;1 -10&quot;;&quot;LP, UP, HS&quot;;IF([.E357]=&quot;1 - 12&quot;;&quot;LP, UP, HS, HSS&quot;;IF([.E357]=&quot;5 - 12&quot;;&quot;UP, HS, HSS&quot;;&quot;&quot;)))))))))))" office:value-type="string" office:string-value="UP, HS, HSS" calcext:value-type="string">
            <text:p>UP, HS, HSS</text:p>
          </table:table-cell>
          <table:table-cell office:value-type="string" calcext:value-type="string">
            <text:p>Nadapuram</text:p>
          </table:table-cell>
          <table:table-cell table:number-columns-repeated="1016"/>
        </table:table-row>
        <table:table-row table:style-name="ro2">
          <table:table-cell table:style-name="ce17" office:value-type="float" office:value="357" calcext:value-type="float">
            <text:p>357</text:p>
          </table:table-cell>
          <table:table-cell table:style-name="ce17" office:value-type="float" office:value="16042" calcext:value-type="float">
            <text:p>16042</text:p>
          </table:table-cell>
          <table:table-cell table:style-name="ce17" office:value-type="string" calcext:value-type="string">
            <text:p>S I H S S Ummathur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8 - 12</text:p>
          </table:table-cell>
          <table:table-cell table:style-name="ce17" table:formula="of:=IF([.E358]=&quot;11 - 12&quot;;&quot;HSS&quot;;IF([.E358]=&quot;8 - 12&quot;;&quot;HS, HSS&quot;;IF([.E358]=&quot;8 - 10&quot;;&quot;HS&quot;;IF([.E358]=&quot;1 - 4&quot;;&quot;LP&quot;;IF([.E358]=&quot;5 -7&quot;;&quot;UP&quot;;IF([.E358]=&quot;1 - 5&quot;;&quot;LP, UP&quot;;IF([.E358]=&quot;5 - 10&quot;;&quot;UP, HS&quot;;IF([.E358]=&quot;1 - 7&quot;;&quot;LP, UP&quot;;IF([.E358]=&quot;1 -10&quot;;&quot;LP, UP, HS&quot;;IF([.E358]=&quot;1 - 12&quot;;&quot;LP, UP, HS, HSS&quot;;IF([.E358]=&quot;5 - 12&quot;;&quot;UP, HS, HSS&quot;;&quot;&quot;)))))))))))" office:value-type="string" office:string-value="HS, HSS" calcext:value-type="string">
            <text:p>HS, HSS</text:p>
          </table:table-cell>
          <table:table-cell office:value-type="string" calcext:value-type="string">
            <text:p>Nadapuram</text:p>
          </table:table-cell>
          <table:table-cell table:number-columns-repeated="1016"/>
        </table:table-row>
        <table:table-row table:style-name="ro2">
          <table:table-cell table:style-name="ce17" office:value-type="float" office:value="358" calcext:value-type="float">
            <text:p>358</text:p>
          </table:table-cell>
          <table:table-cell table:style-name="ce17" office:value-type="float" office:value="16044" calcext:value-type="float">
            <text:p>16044</text:p>
          </table:table-cell>
          <table:table-cell table:style-name="ce17" office:value-type="string" calcext:value-type="string">
            <text:p>ST.GEORGE'S HS VILANGAD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10</text:p>
          </table:table-cell>
          <table:table-cell table:style-name="ce17" table:formula="of:=IF([.E359]=&quot;11 - 12&quot;;&quot;HSS&quot;;IF([.E359]=&quot;8 - 12&quot;;&quot;HS, HSS&quot;;IF([.E359]=&quot;8 - 10&quot;;&quot;HS&quot;;IF([.E359]=&quot;1 - 4&quot;;&quot;LP&quot;;IF([.E359]=&quot;5 -7&quot;;&quot;UP&quot;;IF([.E359]=&quot;1 - 5&quot;;&quot;LP, UP&quot;;IF([.E359]=&quot;5 - 10&quot;;&quot;UP, HS&quot;;IF([.E359]=&quot;1 - 7&quot;;&quot;LP, UP&quot;;IF([.E359]=&quot;1 -10&quot;;&quot;LP, UP, HS&quot;;IF([.E359]=&quot;1 - 12&quot;;&quot;LP, UP, HS, HSS&quot;;IF([.E359]=&quot;5 - 12&quot;;&quot;UP, HS, HSS&quot;;&quot;&quot;)))))))))))" office:value-type="string" office:string-value="LP, UP, HS" calcext:value-type="string">
            <text:p>LP, UP, HS</text:p>
          </table:table-cell>
          <table:table-cell office:value-type="string" calcext:value-type="string">
            <text:p>Nadapuram</text:p>
          </table:table-cell>
          <table:table-cell table:number-columns-repeated="1016"/>
        </table:table-row>
        <table:table-row table:style-name="ro2">
          <table:table-cell table:style-name="ce17" office:value-type="float" office:value="359" calcext:value-type="float">
            <text:p>359</text:p>
          </table:table-cell>
          <table:table-cell table:style-name="ce17" office:value-type="float" office:value="16079" calcext:value-type="float">
            <text:p>16079</text:p>
          </table:table-cell>
          <table:table-cell table:style-name="ce17" office:value-type="string" calcext:value-type="string">
            <text:p>CRESCENT HSS VANIMAL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8 - 12</text:p>
          </table:table-cell>
          <table:table-cell table:style-name="ce17" table:formula="of:=IF([.E360]=&quot;11 - 12&quot;;&quot;HSS&quot;;IF([.E360]=&quot;8 - 12&quot;;&quot;HS, HSS&quot;;IF([.E360]=&quot;8 - 10&quot;;&quot;HS&quot;;IF([.E360]=&quot;1 - 4&quot;;&quot;LP&quot;;IF([.E360]=&quot;5 -7&quot;;&quot;UP&quot;;IF([.E360]=&quot;1 - 5&quot;;&quot;LP, UP&quot;;IF([.E360]=&quot;5 - 10&quot;;&quot;UP, HS&quot;;IF([.E360]=&quot;1 - 7&quot;;&quot;LP, UP&quot;;IF([.E360]=&quot;1 -10&quot;;&quot;LP, UP, HS&quot;;IF([.E360]=&quot;1 - 12&quot;;&quot;LP, UP, HS, HSS&quot;;IF([.E360]=&quot;5 - 12&quot;;&quot;UP, HS, HSS&quot;;&quot;&quot;)))))))))))" office:value-type="string" office:string-value="HS, HSS" calcext:value-type="string">
            <text:p>HS, HSS</text:p>
          </table:table-cell>
          <table:table-cell office:value-type="string" calcext:value-type="string">
            <text:p>Nadapuram</text:p>
          </table:table-cell>
          <table:table-cell table:number-columns-repeated="1016"/>
        </table:table-row>
        <table:table-row table:style-name="ro2">
          <table:table-cell table:style-name="ce17" office:value-type="float" office:value="360" calcext:value-type="float">
            <text:p>360</text:p>
          </table:table-cell>
          <table:table-cell table:style-name="ce17" office:value-type="float" office:value="16609" calcext:value-type="float">
            <text:p>16609</text:p>
          </table:table-cell>
          <table:table-cell table:style-name="ce17" office:value-type="string" calcext:value-type="string">
            <text:p>ARUR M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361]=&quot;11 - 12&quot;;&quot;HSS&quot;;IF([.E361]=&quot;8 - 12&quot;;&quot;HS, HSS&quot;;IF([.E361]=&quot;8 - 10&quot;;&quot;HS&quot;;IF([.E361]=&quot;1 - 4&quot;;&quot;LP&quot;;IF([.E361]=&quot;5 -7&quot;;&quot;UP&quot;;IF([.E361]=&quot;1 - 5&quot;;&quot;LP, UP&quot;;IF([.E361]=&quot;5 - 10&quot;;&quot;UP, HS&quot;;IF([.E361]=&quot;1 - 7&quot;;&quot;LP, UP&quot;;IF([.E361]=&quot;1 -10&quot;;&quot;LP, UP, HS&quot;;IF([.E361]=&quot;1 - 12&quot;;&quot;LP, UP, HS, HSS&quot;;IF([.E361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Nadapuram</text:p>
          </table:table-cell>
          <table:table-cell table:number-columns-repeated="1016"/>
        </table:table-row>
        <table:table-row table:style-name="ro2">
          <table:table-cell table:style-name="ce17" office:value-type="float" office:value="361" calcext:value-type="float">
            <text:p>361</text:p>
          </table:table-cell>
          <table:table-cell table:style-name="ce17" office:value-type="float" office:value="16610" calcext:value-type="float">
            <text:p>16610</text:p>
          </table:table-cell>
          <table:table-cell table:style-name="ce17" office:value-type="string" calcext:value-type="string">
            <text:p>KKMMLPS ARUR <text:s/>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362]=&quot;11 - 12&quot;;&quot;HSS&quot;;IF([.E362]=&quot;8 - 12&quot;;&quot;HS, HSS&quot;;IF([.E362]=&quot;8 - 10&quot;;&quot;HS&quot;;IF([.E362]=&quot;1 - 4&quot;;&quot;LP&quot;;IF([.E362]=&quot;5 -7&quot;;&quot;UP&quot;;IF([.E362]=&quot;1 - 5&quot;;&quot;LP, UP&quot;;IF([.E362]=&quot;5 - 10&quot;;&quot;UP, HS&quot;;IF([.E362]=&quot;1 - 7&quot;;&quot;LP, UP&quot;;IF([.E362]=&quot;1 -10&quot;;&quot;LP, UP, HS&quot;;IF([.E362]=&quot;1 - 12&quot;;&quot;LP, UP, HS, HSS&quot;;IF([.E362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Nadapuram</text:p>
          </table:table-cell>
          <table:table-cell table:number-columns-repeated="1016"/>
        </table:table-row>
        <table:table-row table:style-name="ro2">
          <table:table-cell table:style-name="ce17" office:value-type="float" office:value="362" calcext:value-type="float">
            <text:p>362</text:p>
          </table:table-cell>
          <table:table-cell table:style-name="ce17" office:value-type="float" office:value="16611" calcext:value-type="float">
            <text:p>16611</text:p>
          </table:table-cell>
          <table:table-cell table:style-name="ce17" office:value-type="string" calcext:value-type="string">
            <text:p>BHOOMIVATHUKKAL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363]=&quot;11 - 12&quot;;&quot;HSS&quot;;IF([.E363]=&quot;8 - 12&quot;;&quot;HS, HSS&quot;;IF([.E363]=&quot;8 - 10&quot;;&quot;HS&quot;;IF([.E363]=&quot;1 - 4&quot;;&quot;LP&quot;;IF([.E363]=&quot;5 -7&quot;;&quot;UP&quot;;IF([.E363]=&quot;1 - 5&quot;;&quot;LP, UP&quot;;IF([.E363]=&quot;5 - 10&quot;;&quot;UP, HS&quot;;IF([.E363]=&quot;1 - 7&quot;;&quot;LP, UP&quot;;IF([.E363]=&quot;1 -10&quot;;&quot;LP, UP, HS&quot;;IF([.E363]=&quot;1 - 12&quot;;&quot;LP, UP, HS, HSS&quot;;IF([.E363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Nadapuram</text:p>
          </table:table-cell>
          <table:table-cell table:number-columns-repeated="1016"/>
        </table:table-row>
        <table:table-row table:style-name="ro2">
          <table:table-cell table:style-name="ce17" office:value-type="float" office:value="363" calcext:value-type="float">
            <text:p>363</text:p>
          </table:table-cell>
          <table:table-cell table:style-name="ce17" office:value-type="float" office:value="16612" calcext:value-type="float">
            <text:p>16612</text:p>
          </table:table-cell>
          <table:table-cell table:style-name="ce17" office:value-type="string" calcext:value-type="string">
            <text:p>CHALIYATPOYIL NATIONAL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364]=&quot;11 - 12&quot;;&quot;HSS&quot;;IF([.E364]=&quot;8 - 12&quot;;&quot;HS, HSS&quot;;IF([.E364]=&quot;8 - 10&quot;;&quot;HS&quot;;IF([.E364]=&quot;1 - 4&quot;;&quot;LP&quot;;IF([.E364]=&quot;5 -7&quot;;&quot;UP&quot;;IF([.E364]=&quot;1 - 5&quot;;&quot;LP, UP&quot;;IF([.E364]=&quot;5 - 10&quot;;&quot;UP, HS&quot;;IF([.E364]=&quot;1 - 7&quot;;&quot;LP, UP&quot;;IF([.E364]=&quot;1 -10&quot;;&quot;LP, UP, HS&quot;;IF([.E364]=&quot;1 - 12&quot;;&quot;LP, UP, HS, HSS&quot;;IF([.E364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Nadapuram</text:p>
          </table:table-cell>
          <table:table-cell table:number-columns-repeated="1016"/>
        </table:table-row>
        <table:table-row table:style-name="ro2">
          <table:table-cell table:style-name="ce17" office:value-type="float" office:value="364" calcext:value-type="float">
            <text:p>364</text:p>
          </table:table-cell>
          <table:table-cell table:style-name="ce17" office:value-type="float" office:value="16613" calcext:value-type="float">
            <text:p>16613</text:p>
          </table:table-cell>
          <table:table-cell table:style-name="ce17" office:value-type="string" calcext:value-type="string">
            <text:p>CHEKKIAD EAST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365]=&quot;11 - 12&quot;;&quot;HSS&quot;;IF([.E365]=&quot;8 - 12&quot;;&quot;HS, HSS&quot;;IF([.E365]=&quot;8 - 10&quot;;&quot;HS&quot;;IF([.E365]=&quot;1 - 4&quot;;&quot;LP&quot;;IF([.E365]=&quot;5 -7&quot;;&quot;UP&quot;;IF([.E365]=&quot;1 - 5&quot;;&quot;LP, UP&quot;;IF([.E365]=&quot;5 - 10&quot;;&quot;UP, HS&quot;;IF([.E365]=&quot;1 - 7&quot;;&quot;LP, UP&quot;;IF([.E365]=&quot;1 -10&quot;;&quot;LP, UP, HS&quot;;IF([.E365]=&quot;1 - 12&quot;;&quot;LP, UP, HS, HSS&quot;;IF([.E365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Nadapuram</text:p>
          </table:table-cell>
          <table:table-cell table:number-columns-repeated="1016"/>
        </table:table-row>
        <table:table-row table:style-name="ro2">
          <table:table-cell table:style-name="ce17" office:value-type="float" office:value="365" calcext:value-type="float">
            <text:p>365</text:p>
          </table:table-cell>
          <table:table-cell table:style-name="ce17" office:value-type="float" office:value="16614" calcext:value-type="float">
            <text:p>16614</text:p>
          </table:table-cell>
          <table:table-cell table:style-name="ce17" office:value-type="string" calcext:value-type="string">
            <text:p>CHEKKIAD SOUTH M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366]=&quot;11 - 12&quot;;&quot;HSS&quot;;IF([.E366]=&quot;8 - 12&quot;;&quot;HS, HSS&quot;;IF([.E366]=&quot;8 - 10&quot;;&quot;HS&quot;;IF([.E366]=&quot;1 - 4&quot;;&quot;LP&quot;;IF([.E366]=&quot;5 -7&quot;;&quot;UP&quot;;IF([.E366]=&quot;1 - 5&quot;;&quot;LP, UP&quot;;IF([.E366]=&quot;5 - 10&quot;;&quot;UP, HS&quot;;IF([.E366]=&quot;1 - 7&quot;;&quot;LP, UP&quot;;IF([.E366]=&quot;1 -10&quot;;&quot;LP, UP, HS&quot;;IF([.E366]=&quot;1 - 12&quot;;&quot;LP, UP, HS, HSS&quot;;IF([.E366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Nadapuram</text:p>
          </table:table-cell>
          <table:table-cell table:number-columns-repeated="1016"/>
        </table:table-row>
        <table:table-row table:style-name="ro2">
          <table:table-cell table:style-name="ce17" office:value-type="float" office:value="366" calcext:value-type="float">
            <text:p>366</text:p>
          </table:table-cell>
          <table:table-cell table:style-name="ce17" office:value-type="float" office:value="16615" calcext:value-type="float">
            <text:p>16615</text:p>
          </table:table-cell>
          <table:table-cell table:style-name="ce17" office:value-type="string" calcext:value-type="string">
            <text:p>CHERUMOTH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367]=&quot;11 - 12&quot;;&quot;HSS&quot;;IF([.E367]=&quot;8 - 12&quot;;&quot;HS, HSS&quot;;IF([.E367]=&quot;8 - 10&quot;;&quot;HS&quot;;IF([.E367]=&quot;1 - 4&quot;;&quot;LP&quot;;IF([.E367]=&quot;5 -7&quot;;&quot;UP&quot;;IF([.E367]=&quot;1 - 5&quot;;&quot;LP, UP&quot;;IF([.E367]=&quot;5 - 10&quot;;&quot;UP, HS&quot;;IF([.E367]=&quot;1 - 7&quot;;&quot;LP, UP&quot;;IF([.E367]=&quot;1 -10&quot;;&quot;LP, UP, HS&quot;;IF([.E367]=&quot;1 - 12&quot;;&quot;LP, UP, HS, HSS&quot;;IF([.E367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Nadapuram</text:p>
          </table:table-cell>
          <table:table-cell table:number-columns-repeated="1016"/>
        </table:table-row>
        <table:table-row table:style-name="ro2">
          <table:table-cell table:style-name="ce17" office:value-type="float" office:value="367" calcext:value-type="float">
            <text:p>367</text:p>
          </table:table-cell>
          <table:table-cell table:style-name="ce17" office:value-type="float" office:value="16616" calcext:value-type="float">
            <text:p>16616</text:p>
          </table:table-cell>
          <table:table-cell table:style-name="ce17" office:value-type="string" calcext:value-type="string">
            <text:p>CHIYYUR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368]=&quot;11 - 12&quot;;&quot;HSS&quot;;IF([.E368]=&quot;8 - 12&quot;;&quot;HS, HSS&quot;;IF([.E368]=&quot;8 - 10&quot;;&quot;HS&quot;;IF([.E368]=&quot;1 - 4&quot;;&quot;LP&quot;;IF([.E368]=&quot;5 -7&quot;;&quot;UP&quot;;IF([.E368]=&quot;1 - 5&quot;;&quot;LP, UP&quot;;IF([.E368]=&quot;5 - 10&quot;;&quot;UP, HS&quot;;IF([.E368]=&quot;1 - 7&quot;;&quot;LP, UP&quot;;IF([.E368]=&quot;1 -10&quot;;&quot;LP, UP, HS&quot;;IF([.E368]=&quot;1 - 12&quot;;&quot;LP, UP, HS, HSS&quot;;IF([.E368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Nadapuram</text:p>
          </table:table-cell>
          <table:table-cell table:number-columns-repeated="1016"/>
        </table:table-row>
        <table:table-row table:style-name="ro2">
          <table:table-cell table:style-name="ce17" office:value-type="float" office:value="368" calcext:value-type="float">
            <text:p>368</text:p>
          </table:table-cell>
          <table:table-cell table:style-name="ce17" office:value-type="float" office:value="16617" calcext:value-type="float">
            <text:p>16617</text:p>
          </table:table-cell>
          <table:table-cell table:style-name="ce17" office:value-type="string" calcext:value-type="string">
            <text:p>ELAYADAM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369]=&quot;11 - 12&quot;;&quot;HSS&quot;;IF([.E369]=&quot;8 - 12&quot;;&quot;HS, HSS&quot;;IF([.E369]=&quot;8 - 10&quot;;&quot;HS&quot;;IF([.E369]=&quot;1 - 4&quot;;&quot;LP&quot;;IF([.E369]=&quot;5 -7&quot;;&quot;UP&quot;;IF([.E369]=&quot;1 - 5&quot;;&quot;LP, UP&quot;;IF([.E369]=&quot;5 - 10&quot;;&quot;UP, HS&quot;;IF([.E369]=&quot;1 - 7&quot;;&quot;LP, UP&quot;;IF([.E369]=&quot;1 -10&quot;;&quot;LP, UP, HS&quot;;IF([.E369]=&quot;1 - 12&quot;;&quot;LP, UP, HS, HSS&quot;;IF([.E369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Nadapuram</text:p>
          </table:table-cell>
          <table:table-cell table:number-columns-repeated="1016"/>
        </table:table-row>
        <table:table-row table:style-name="ro2">
          <table:table-cell table:style-name="ce17" office:value-type="float" office:value="369" calcext:value-type="float">
            <text:p>369</text:p>
          </table:table-cell>
          <table:table-cell table:style-name="ce17" office:value-type="float" office:value="16618" calcext:value-type="float">
            <text:p>16618</text:p>
          </table:table-cell>
          <table:table-cell table:style-name="ce17" office:value-type="string" calcext:value-type="string">
            <text:p>ELAYADAM M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370]=&quot;11 - 12&quot;;&quot;HSS&quot;;IF([.E370]=&quot;8 - 12&quot;;&quot;HS, HSS&quot;;IF([.E370]=&quot;8 - 10&quot;;&quot;HS&quot;;IF([.E370]=&quot;1 - 4&quot;;&quot;LP&quot;;IF([.E370]=&quot;5 -7&quot;;&quot;UP&quot;;IF([.E370]=&quot;1 - 5&quot;;&quot;LP, UP&quot;;IF([.E370]=&quot;5 - 10&quot;;&quot;UP, HS&quot;;IF([.E370]=&quot;1 - 7&quot;;&quot;LP, UP&quot;;IF([.E370]=&quot;1 -10&quot;;&quot;LP, UP, HS&quot;;IF([.E370]=&quot;1 - 12&quot;;&quot;LP, UP, HS, HSS&quot;;IF([.E370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Nadapuram</text:p>
          </table:table-cell>
          <table:table-cell table:number-columns-repeated="1016"/>
        </table:table-row>
        <table:table-row table:style-name="ro2">
          <table:table-cell table:style-name="ce17" office:value-type="float" office:value="370" calcext:value-type="float">
            <text:p>370</text:p>
          </table:table-cell>
          <table:table-cell table:style-name="ce17" office:value-type="float" office:value="16619" calcext:value-type="float">
            <text:p>16619</text:p>
          </table:table-cell>
          <table:table-cell table:style-name="ce17" office:value-type="string" calcext:value-type="string">
            <text:p>ELAYADAM BV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371]=&quot;11 - 12&quot;;&quot;HSS&quot;;IF([.E371]=&quot;8 - 12&quot;;&quot;HS, HSS&quot;;IF([.E371]=&quot;8 - 10&quot;;&quot;HS&quot;;IF([.E371]=&quot;1 - 4&quot;;&quot;LP&quot;;IF([.E371]=&quot;5 -7&quot;;&quot;UP&quot;;IF([.E371]=&quot;1 - 5&quot;;&quot;LP, UP&quot;;IF([.E371]=&quot;5 - 10&quot;;&quot;UP, HS&quot;;IF([.E371]=&quot;1 - 7&quot;;&quot;LP, UP&quot;;IF([.E371]=&quot;1 -10&quot;;&quot;LP, UP, HS&quot;;IF([.E371]=&quot;1 - 12&quot;;&quot;LP, UP, HS, HSS&quot;;IF([.E371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Nadapuram</text:p>
          </table:table-cell>
          <table:table-cell table:number-columns-repeated="1016"/>
        </table:table-row>
        <table:table-row table:style-name="ro2">
          <table:table-cell table:style-name="ce17" office:value-type="float" office:value="371" calcext:value-type="float">
            <text:p>371</text:p>
          </table:table-cell>
          <table:table-cell table:style-name="ce17" office:value-type="float" office:value="16620" calcext:value-type="float">
            <text:p>16620</text:p>
          </table:table-cell>
          <table:table-cell table:style-name="ce17" office:value-type="string" calcext:value-type="string">
            <text:p>IRINGANNUR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372]=&quot;11 - 12&quot;;&quot;HSS&quot;;IF([.E372]=&quot;8 - 12&quot;;&quot;HS, HSS&quot;;IF([.E372]=&quot;8 - 10&quot;;&quot;HS&quot;;IF([.E372]=&quot;1 - 4&quot;;&quot;LP&quot;;IF([.E372]=&quot;5 -7&quot;;&quot;UP&quot;;IF([.E372]=&quot;1 - 5&quot;;&quot;LP, UP&quot;;IF([.E372]=&quot;5 - 10&quot;;&quot;UP, HS&quot;;IF([.E372]=&quot;1 - 7&quot;;&quot;LP, UP&quot;;IF([.E372]=&quot;1 -10&quot;;&quot;LP, UP, HS&quot;;IF([.E372]=&quot;1 - 12&quot;;&quot;LP, UP, HS, HSS&quot;;IF([.E372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Nadapuram</text:p>
          </table:table-cell>
          <table:table-cell table:number-columns-repeated="1016"/>
        </table:table-row>
        <table:table-row table:style-name="ro2">
          <table:table-cell table:style-name="ce17" office:value-type="float" office:value="372" calcext:value-type="float">
            <text:p>372</text:p>
          </table:table-cell>
          <table:table-cell table:style-name="ce17" office:value-type="float" office:value="16621" calcext:value-type="float">
            <text:p>16621</text:p>
          </table:table-cell>
          <table:table-cell table:style-name="ce17" office:value-type="string" calcext:value-type="string">
            <text:p>KACHERI NORTH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373]=&quot;11 - 12&quot;;&quot;HSS&quot;;IF([.E373]=&quot;8 - 12&quot;;&quot;HS, HSS&quot;;IF([.E373]=&quot;8 - 10&quot;;&quot;HS&quot;;IF([.E373]=&quot;1 - 4&quot;;&quot;LP&quot;;IF([.E373]=&quot;5 -7&quot;;&quot;UP&quot;;IF([.E373]=&quot;1 - 5&quot;;&quot;LP, UP&quot;;IF([.E373]=&quot;5 - 10&quot;;&quot;UP, HS&quot;;IF([.E373]=&quot;1 - 7&quot;;&quot;LP, UP&quot;;IF([.E373]=&quot;1 -10&quot;;&quot;LP, UP, HS&quot;;IF([.E373]=&quot;1 - 12&quot;;&quot;LP, UP, HS, HSS&quot;;IF([.E373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Nadapuram</text:p>
          </table:table-cell>
          <table:table-cell table:number-columns-repeated="1016"/>
        </table:table-row>
        <table:table-row table:style-name="ro2">
          <table:table-cell table:style-name="ce17" office:value-type="float" office:value="373" calcext:value-type="float">
            <text:p>373</text:p>
          </table:table-cell>
          <table:table-cell table:style-name="ce17" office:value-type="float" office:value="16622" calcext:value-type="float">
            <text:p>16622</text:p>
          </table:table-cell>
          <table:table-cell table:style-name="ce17" office:value-type="string" calcext:value-type="string">
            <text:p>KAKKAMVELLI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374]=&quot;11 - 12&quot;;&quot;HSS&quot;;IF([.E374]=&quot;8 - 12&quot;;&quot;HS, HSS&quot;;IF([.E374]=&quot;8 - 10&quot;;&quot;HS&quot;;IF([.E374]=&quot;1 - 4&quot;;&quot;LP&quot;;IF([.E374]=&quot;5 -7&quot;;&quot;UP&quot;;IF([.E374]=&quot;1 - 5&quot;;&quot;LP, UP&quot;;IF([.E374]=&quot;5 - 10&quot;;&quot;UP, HS&quot;;IF([.E374]=&quot;1 - 7&quot;;&quot;LP, UP&quot;;IF([.E374]=&quot;1 -10&quot;;&quot;LP, UP, HS&quot;;IF([.E374]=&quot;1 - 12&quot;;&quot;LP, UP, HS, HSS&quot;;IF([.E374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Nadapuram</text:p>
          </table:table-cell>
          <table:table-cell table:number-columns-repeated="1016"/>
        </table:table-row>
        <table:table-row table:style-name="ro2">
          <table:table-cell table:style-name="ce17" office:value-type="float" office:value="374" calcext:value-type="float">
            <text:p>374</text:p>
          </table:table-cell>
          <table:table-cell table:style-name="ce17" office:value-type="float" office:value="16623" calcext:value-type="float">
            <text:p>16623</text:p>
          </table:table-cell>
          <table:table-cell table:style-name="ce17" office:value-type="string" calcext:value-type="string">
            <text:p>KALLACHIMMAL M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375]=&quot;11 - 12&quot;;&quot;HSS&quot;;IF([.E375]=&quot;8 - 12&quot;;&quot;HS, HSS&quot;;IF([.E375]=&quot;8 - 10&quot;;&quot;HS&quot;;IF([.E375]=&quot;1 - 4&quot;;&quot;LP&quot;;IF([.E375]=&quot;5 -7&quot;;&quot;UP&quot;;IF([.E375]=&quot;1 - 5&quot;;&quot;LP, UP&quot;;IF([.E375]=&quot;5 - 10&quot;;&quot;UP, HS&quot;;IF([.E375]=&quot;1 - 7&quot;;&quot;LP, UP&quot;;IF([.E375]=&quot;1 -10&quot;;&quot;LP, UP, HS&quot;;IF([.E375]=&quot;1 - 12&quot;;&quot;LP, UP, HS, HSS&quot;;IF([.E375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Nadapuram</text:p>
          </table:table-cell>
          <table:table-cell table:number-columns-repeated="1016"/>
        </table:table-row>
        <table:table-row table:style-name="ro2">
          <table:table-cell table:style-name="ce17" office:value-type="float" office:value="375" calcext:value-type="float">
            <text:p>375</text:p>
          </table:table-cell>
          <table:table-cell table:style-name="ce17" office:value-type="float" office:value="16624" calcext:value-type="float">
            <text:p>16624</text:p>
          </table:table-cell>
          <table:table-cell table:style-name="ce17" office:value-type="string" calcext:value-type="string">
            <text:p>KODIYURA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376]=&quot;11 - 12&quot;;&quot;HSS&quot;;IF([.E376]=&quot;8 - 12&quot;;&quot;HS, HSS&quot;;IF([.E376]=&quot;8 - 10&quot;;&quot;HS&quot;;IF([.E376]=&quot;1 - 4&quot;;&quot;LP&quot;;IF([.E376]=&quot;5 -7&quot;;&quot;UP&quot;;IF([.E376]=&quot;1 - 5&quot;;&quot;LP, UP&quot;;IF([.E376]=&quot;5 - 10&quot;;&quot;UP, HS&quot;;IF([.E376]=&quot;1 - 7&quot;;&quot;LP, UP&quot;;IF([.E376]=&quot;1 -10&quot;;&quot;LP, UP, HS&quot;;IF([.E376]=&quot;1 - 12&quot;;&quot;LP, UP, HS, HSS&quot;;IF([.E376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Nadapuram</text:p>
          </table:table-cell>
          <table:table-cell table:number-columns-repeated="1016"/>
        </table:table-row>
        <table:table-row table:style-name="ro2">
          <table:table-cell table:style-name="ce17" office:value-type="float" office:value="376" calcext:value-type="float">
            <text:p>376</text:p>
          </table:table-cell>
          <table:table-cell table:style-name="ce17" office:value-type="float" office:value="16625" calcext:value-type="float">
            <text:p>16625</text:p>
          </table:table-cell>
          <table:table-cell table:style-name="ce17" office:value-type="string" calcext:value-type="string">
            <text:p>KUMMANCODE EAST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377]=&quot;11 - 12&quot;;&quot;HSS&quot;;IF([.E377]=&quot;8 - 12&quot;;&quot;HS, HSS&quot;;IF([.E377]=&quot;8 - 10&quot;;&quot;HS&quot;;IF([.E377]=&quot;1 - 4&quot;;&quot;LP&quot;;IF([.E377]=&quot;5 -7&quot;;&quot;UP&quot;;IF([.E377]=&quot;1 - 5&quot;;&quot;LP, UP&quot;;IF([.E377]=&quot;5 - 10&quot;;&quot;UP, HS&quot;;IF([.E377]=&quot;1 - 7&quot;;&quot;LP, UP&quot;;IF([.E377]=&quot;1 -10&quot;;&quot;LP, UP, HS&quot;;IF([.E377]=&quot;1 - 12&quot;;&quot;LP, UP, HS, HSS&quot;;IF([.E377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Nadapuram</text:p>
          </table:table-cell>
          <table:table-cell table:number-columns-repeated="1016"/>
        </table:table-row>
        <table:table-row table:style-name="ro2">
          <table:table-cell table:style-name="ce17" office:value-type="float" office:value="377" calcext:value-type="float">
            <text:p>377</text:p>
          </table:table-cell>
          <table:table-cell table:style-name="ce17" office:value-type="float" office:value="16626" calcext:value-type="float">
            <text:p>16626</text:p>
          </table:table-cell>
          <table:table-cell table:style-name="ce17" office:value-type="string" calcext:value-type="string">
            <text:p>KUMMANCODE SOUTH M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378]=&quot;11 - 12&quot;;&quot;HSS&quot;;IF([.E378]=&quot;8 - 12&quot;;&quot;HS, HSS&quot;;IF([.E378]=&quot;8 - 10&quot;;&quot;HS&quot;;IF([.E378]=&quot;1 - 4&quot;;&quot;LP&quot;;IF([.E378]=&quot;5 -7&quot;;&quot;UP&quot;;IF([.E378]=&quot;1 - 5&quot;;&quot;LP, UP&quot;;IF([.E378]=&quot;5 - 10&quot;;&quot;UP, HS&quot;;IF([.E378]=&quot;1 - 7&quot;;&quot;LP, UP&quot;;IF([.E378]=&quot;1 -10&quot;;&quot;LP, UP, HS&quot;;IF([.E378]=&quot;1 - 12&quot;;&quot;LP, UP, HS, HSS&quot;;IF([.E378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Nadapuram</text:p>
          </table:table-cell>
          <table:table-cell table:number-columns-repeated="1016"/>
        </table:table-row>
        <table:table-row table:style-name="ro2">
          <table:table-cell table:style-name="ce17" office:value-type="float" office:value="378" calcext:value-type="float">
            <text:p>378</text:p>
          </table:table-cell>
          <table:table-cell table:style-name="ce17" office:value-type="float" office:value="16627" calcext:value-type="float">
            <text:p>16627</text:p>
          </table:table-cell>
          <table:table-cell table:style-name="ce17" office:value-type="string" calcext:value-type="string">
            <text:p>KUTTIPPURAM A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379]=&quot;11 - 12&quot;;&quot;HSS&quot;;IF([.E379]=&quot;8 - 12&quot;;&quot;HS, HSS&quot;;IF([.E379]=&quot;8 - 10&quot;;&quot;HS&quot;;IF([.E379]=&quot;1 - 4&quot;;&quot;LP&quot;;IF([.E379]=&quot;5 -7&quot;;&quot;UP&quot;;IF([.E379]=&quot;1 - 5&quot;;&quot;LP, UP&quot;;IF([.E379]=&quot;5 - 10&quot;;&quot;UP, HS&quot;;IF([.E379]=&quot;1 - 7&quot;;&quot;LP, UP&quot;;IF([.E379]=&quot;1 -10&quot;;&quot;LP, UP, HS&quot;;IF([.E379]=&quot;1 - 12&quot;;&quot;LP, UP, HS, HSS&quot;;IF([.E379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Nadapuram</text:p>
          </table:table-cell>
          <table:table-cell table:number-columns-repeated="1016"/>
        </table:table-row>
        <table:table-row table:style-name="ro2">
          <table:table-cell table:style-name="ce17" office:value-type="float" office:value="379" calcext:value-type="float">
            <text:p>379</text:p>
          </table:table-cell>
          <table:table-cell table:style-name="ce17" office:value-type="float" office:value="16628" calcext:value-type="float">
            <text:p>16628</text:p>
          </table:table-cell>
          <table:table-cell table:style-name="ce17" office:value-type="string" calcext:value-type="string">
            <text:p>KUYITHERI M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380]=&quot;11 - 12&quot;;&quot;HSS&quot;;IF([.E380]=&quot;8 - 12&quot;;&quot;HS, HSS&quot;;IF([.E380]=&quot;8 - 10&quot;;&quot;HS&quot;;IF([.E380]=&quot;1 - 4&quot;;&quot;LP&quot;;IF([.E380]=&quot;5 -7&quot;;&quot;UP&quot;;IF([.E380]=&quot;1 - 5&quot;;&quot;LP, UP&quot;;IF([.E380]=&quot;5 - 10&quot;;&quot;UP, HS&quot;;IF([.E380]=&quot;1 - 7&quot;;&quot;LP, UP&quot;;IF([.E380]=&quot;1 -10&quot;;&quot;LP, UP, HS&quot;;IF([.E380]=&quot;1 - 12&quot;;&quot;LP, UP, HS, HSS&quot;;IF([.E380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Nadapuram</text:p>
          </table:table-cell>
          <table:table-cell table:number-columns-repeated="1016"/>
        </table:table-row>
        <table:table-row table:style-name="ro2">
          <table:table-cell table:style-name="ce17" office:value-type="float" office:value="380" calcext:value-type="float">
            <text:p>380</text:p>
          </table:table-cell>
          <table:table-cell table:style-name="ce17" office:value-type="float" office:value="16629" calcext:value-type="float">
            <text:p>16629</text:p>
          </table:table-cell>
          <table:table-cell table:style-name="ce17" office:value-type="string" calcext:value-type="string">
            <text:p>MUDAVANTHERY M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381]=&quot;11 - 12&quot;;&quot;HSS&quot;;IF([.E381]=&quot;8 - 12&quot;;&quot;HS, HSS&quot;;IF([.E381]=&quot;8 - 10&quot;;&quot;HS&quot;;IF([.E381]=&quot;1 - 4&quot;;&quot;LP&quot;;IF([.E381]=&quot;5 -7&quot;;&quot;UP&quot;;IF([.E381]=&quot;1 - 5&quot;;&quot;LP, UP&quot;;IF([.E381]=&quot;5 - 10&quot;;&quot;UP, HS&quot;;IF([.E381]=&quot;1 - 7&quot;;&quot;LP, UP&quot;;IF([.E381]=&quot;1 -10&quot;;&quot;LP, UP, HS&quot;;IF([.E381]=&quot;1 - 12&quot;;&quot;LP, UP, HS, HSS&quot;;IF([.E381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Nadapuram</text:p>
          </table:table-cell>
          <table:table-cell table:number-columns-repeated="1016"/>
        </table:table-row>
        <table:table-row table:style-name="ro2">
          <table:table-cell table:style-name="ce17" office:value-type="float" office:value="381" calcext:value-type="float">
            <text:p>381</text:p>
          </table:table-cell>
          <table:table-cell table:style-name="ce17" office:value-type="float" office:value="16630" calcext:value-type="float">
            <text:p>16630</text:p>
          </table:table-cell>
          <table:table-cell table:style-name="ce17" office:value-type="string" calcext:value-type="string">
            <text:p>NADAPURAM NORTH M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382]=&quot;11 - 12&quot;;&quot;HSS&quot;;IF([.E382]=&quot;8 - 12&quot;;&quot;HS, HSS&quot;;IF([.E382]=&quot;8 - 10&quot;;&quot;HS&quot;;IF([.E382]=&quot;1 - 4&quot;;&quot;LP&quot;;IF([.E382]=&quot;5 -7&quot;;&quot;UP&quot;;IF([.E382]=&quot;1 - 5&quot;;&quot;LP, UP&quot;;IF([.E382]=&quot;5 - 10&quot;;&quot;UP, HS&quot;;IF([.E382]=&quot;1 - 7&quot;;&quot;LP, UP&quot;;IF([.E382]=&quot;1 -10&quot;;&quot;LP, UP, HS&quot;;IF([.E382]=&quot;1 - 12&quot;;&quot;LP, UP, HS, HSS&quot;;IF([.E382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Nadapuram</text:p>
          </table:table-cell>
          <table:table-cell table:number-columns-repeated="1016"/>
        </table:table-row>
        <table:table-row table:style-name="ro2">
          <table:table-cell table:style-name="ce17" office:value-type="float" office:value="382" calcext:value-type="float">
            <text:p>382</text:p>
          </table:table-cell>
          <table:table-cell table:style-name="ce17" office:value-type="float" office:value="16631" calcext:value-type="float">
            <text:p>16631</text:p>
          </table:table-cell>
          <table:table-cell table:style-name="ce17" office:value-type="string" calcext:value-type="string">
            <text:p>NADAPURAM SOUTH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383]=&quot;11 - 12&quot;;&quot;HSS&quot;;IF([.E383]=&quot;8 - 12&quot;;&quot;HS, HSS&quot;;IF([.E383]=&quot;8 - 10&quot;;&quot;HS&quot;;IF([.E383]=&quot;1 - 4&quot;;&quot;LP&quot;;IF([.E383]=&quot;5 -7&quot;;&quot;UP&quot;;IF([.E383]=&quot;1 - 5&quot;;&quot;LP, UP&quot;;IF([.E383]=&quot;5 - 10&quot;;&quot;UP, HS&quot;;IF([.E383]=&quot;1 - 7&quot;;&quot;LP, UP&quot;;IF([.E383]=&quot;1 -10&quot;;&quot;LP, UP, HS&quot;;IF([.E383]=&quot;1 - 12&quot;;&quot;LP, UP, HS, HSS&quot;;IF([.E383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Nadapuram</text:p>
          </table:table-cell>
          <table:table-cell table:number-columns-repeated="1016"/>
        </table:table-row>
        <table:table-row table:style-name="ro2">
          <table:table-cell table:style-name="ce17" office:value-type="float" office:value="383" calcext:value-type="float">
            <text:p>383</text:p>
          </table:table-cell>
          <table:table-cell table:style-name="ce17" office:value-type="float" office:value="16632" calcext:value-type="float">
            <text:p>16632</text:p>
          </table:table-cell>
          <table:table-cell table:style-name="ce17" office:value-type="string" calcext:value-type="string">
            <text:p>NARIKKATTERI LV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384]=&quot;11 - 12&quot;;&quot;HSS&quot;;IF([.E384]=&quot;8 - 12&quot;;&quot;HS, HSS&quot;;IF([.E384]=&quot;8 - 10&quot;;&quot;HS&quot;;IF([.E384]=&quot;1 - 4&quot;;&quot;LP&quot;;IF([.E384]=&quot;5 -7&quot;;&quot;UP&quot;;IF([.E384]=&quot;1 - 5&quot;;&quot;LP, UP&quot;;IF([.E384]=&quot;5 - 10&quot;;&quot;UP, HS&quot;;IF([.E384]=&quot;1 - 7&quot;;&quot;LP, UP&quot;;IF([.E384]=&quot;1 -10&quot;;&quot;LP, UP, HS&quot;;IF([.E384]=&quot;1 - 12&quot;;&quot;LP, UP, HS, HSS&quot;;IF([.E384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Nadapuram</text:p>
          </table:table-cell>
          <table:table-cell table:number-columns-repeated="1016"/>
        </table:table-row>
        <table:table-row table:style-name="ro2">
          <table:table-cell table:style-name="ce17" office:value-type="float" office:value="384" calcext:value-type="float">
            <text:p>384</text:p>
          </table:table-cell>
          <table:table-cell table:style-name="ce17" office:value-type="float" office:value="16633" calcext:value-type="float">
            <text:p>16633</text:p>
          </table:table-cell>
          <table:table-cell table:style-name="ce17" office:value-type="string" calcext:value-type="string">
            <text:p>NEDUMPARAMBA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385]=&quot;11 - 12&quot;;&quot;HSS&quot;;IF([.E385]=&quot;8 - 12&quot;;&quot;HS, HSS&quot;;IF([.E385]=&quot;8 - 10&quot;;&quot;HS&quot;;IF([.E385]=&quot;1 - 4&quot;;&quot;LP&quot;;IF([.E385]=&quot;5 -7&quot;;&quot;UP&quot;;IF([.E385]=&quot;1 - 5&quot;;&quot;LP, UP&quot;;IF([.E385]=&quot;5 - 10&quot;;&quot;UP, HS&quot;;IF([.E385]=&quot;1 - 7&quot;;&quot;LP, UP&quot;;IF([.E385]=&quot;1 -10&quot;;&quot;LP, UP, HS&quot;;IF([.E385]=&quot;1 - 12&quot;;&quot;LP, UP, HS, HSS&quot;;IF([.E385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Nadapuram</text:p>
          </table:table-cell>
          <table:table-cell table:number-columns-repeated="1016"/>
        </table:table-row>
        <table:table-row table:style-name="ro2">
          <table:table-cell table:style-name="ce17" office:value-type="float" office:value="385" calcext:value-type="float">
            <text:p>385</text:p>
          </table:table-cell>
          <table:table-cell table:style-name="ce17" office:value-type="float" office:value="16634" calcext:value-type="float">
            <text:p>16634</text:p>
          </table:table-cell>
          <table:table-cell table:style-name="ce17" office:value-type="string" calcext:value-type="string">
            <text:p>PARAPPOYIL M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386]=&quot;11 - 12&quot;;&quot;HSS&quot;;IF([.E386]=&quot;8 - 12&quot;;&quot;HS, HSS&quot;;IF([.E386]=&quot;8 - 10&quot;;&quot;HS&quot;;IF([.E386]=&quot;1 - 4&quot;;&quot;LP&quot;;IF([.E386]=&quot;5 -7&quot;;&quot;UP&quot;;IF([.E386]=&quot;1 - 5&quot;;&quot;LP, UP&quot;;IF([.E386]=&quot;5 - 10&quot;;&quot;UP, HS&quot;;IF([.E386]=&quot;1 - 7&quot;;&quot;LP, UP&quot;;IF([.E386]=&quot;1 -10&quot;;&quot;LP, UP, HS&quot;;IF([.E386]=&quot;1 - 12&quot;;&quot;LP, UP, HS, HSS&quot;;IF([.E386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Nadapuram</text:p>
          </table:table-cell>
          <table:table-cell table:number-columns-repeated="1016"/>
        </table:table-row>
        <table:table-row table:style-name="ro2">
          <table:table-cell table:style-name="ce17" office:value-type="float" office:value="386" calcext:value-type="float">
            <text:p>386</text:p>
          </table:table-cell>
          <table:table-cell table:style-name="ce17" office:value-type="float" office:value="16635" calcext:value-type="float">
            <text:p>16635</text:p>
          </table:table-cell>
          <table:table-cell table:style-name="ce17" office:value-type="string" calcext:value-type="string">
            <text:p>PERODE M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387]=&quot;11 - 12&quot;;&quot;HSS&quot;;IF([.E387]=&quot;8 - 12&quot;;&quot;HS, HSS&quot;;IF([.E387]=&quot;8 - 10&quot;;&quot;HS&quot;;IF([.E387]=&quot;1 - 4&quot;;&quot;LP&quot;;IF([.E387]=&quot;5 -7&quot;;&quot;UP&quot;;IF([.E387]=&quot;1 - 5&quot;;&quot;LP, UP&quot;;IF([.E387]=&quot;5 - 10&quot;;&quot;UP, HS&quot;;IF([.E387]=&quot;1 - 7&quot;;&quot;LP, UP&quot;;IF([.E387]=&quot;1 -10&quot;;&quot;LP, UP, HS&quot;;IF([.E387]=&quot;1 - 12&quot;;&quot;LP, UP, HS, HSS&quot;;IF([.E387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Nadapuram</text:p>
          </table:table-cell>
          <table:table-cell table:number-columns-repeated="1016"/>
        </table:table-row>
        <table:table-row table:style-name="ro2">
          <table:table-cell table:style-name="ce17" office:value-type="float" office:value="387" calcext:value-type="float">
            <text:p>387</text:p>
          </table:table-cell>
          <table:table-cell table:style-name="ce17" office:value-type="float" office:value="16636" calcext:value-type="float">
            <text:p>16636</text:p>
          </table:table-cell>
          <table:table-cell table:style-name="ce17" office:value-type="string" calcext:value-type="string">
            <text:p>PERUMUNDACHERY M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388]=&quot;11 - 12&quot;;&quot;HSS&quot;;IF([.E388]=&quot;8 - 12&quot;;&quot;HS, HSS&quot;;IF([.E388]=&quot;8 - 10&quot;;&quot;HS&quot;;IF([.E388]=&quot;1 - 4&quot;;&quot;LP&quot;;IF([.E388]=&quot;5 -7&quot;;&quot;UP&quot;;IF([.E388]=&quot;1 - 5&quot;;&quot;LP, UP&quot;;IF([.E388]=&quot;5 - 10&quot;;&quot;UP, HS&quot;;IF([.E388]=&quot;1 - 7&quot;;&quot;LP, UP&quot;;IF([.E388]=&quot;1 -10&quot;;&quot;LP, UP, HS&quot;;IF([.E388]=&quot;1 - 12&quot;;&quot;LP, UP, HS, HSS&quot;;IF([.E388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Nadapuram</text:p>
          </table:table-cell>
          <table:table-cell table:number-columns-repeated="1016"/>
        </table:table-row>
        <table:table-row table:style-name="ro2">
          <table:table-cell table:style-name="ce17" office:value-type="float" office:value="388" calcext:value-type="float">
            <text:p>388</text:p>
          </table:table-cell>
          <table:table-cell table:style-name="ce17" office:value-type="float" office:value="16637" calcext:value-type="float">
            <text:p>16637</text:p>
          </table:table-cell>
          <table:table-cell table:style-name="ce17" office:value-type="string" calcext:value-type="string">
            <text:p>PERUMUNDACHERY SV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389]=&quot;11 - 12&quot;;&quot;HSS&quot;;IF([.E389]=&quot;8 - 12&quot;;&quot;HS, HSS&quot;;IF([.E389]=&quot;8 - 10&quot;;&quot;HS&quot;;IF([.E389]=&quot;1 - 4&quot;;&quot;LP&quot;;IF([.E389]=&quot;5 -7&quot;;&quot;UP&quot;;IF([.E389]=&quot;1 - 5&quot;;&quot;LP, UP&quot;;IF([.E389]=&quot;5 - 10&quot;;&quot;UP, HS&quot;;IF([.E389]=&quot;1 - 7&quot;;&quot;LP, UP&quot;;IF([.E389]=&quot;1 -10&quot;;&quot;LP, UP, HS&quot;;IF([.E389]=&quot;1 - 12&quot;;&quot;LP, UP, HS, HSS&quot;;IF([.E389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Nadapuram</text:p>
          </table:table-cell>
          <table:table-cell table:number-columns-repeated="1016"/>
        </table:table-row>
        <table:table-row table:style-name="ro2">
          <table:table-cell table:style-name="ce17" office:value-type="float" office:value="389" calcext:value-type="float">
            <text:p>389</text:p>
          </table:table-cell>
          <table:table-cell table:style-name="ce17" office:value-type="float" office:value="16638" calcext:value-type="float">
            <text:p>16638</text:p>
          </table:table-cell>
          <table:table-cell table:style-name="ce17" office:value-type="string" calcext:value-type="string">
            <text:p>POOVAMVAYAL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390]=&quot;11 - 12&quot;;&quot;HSS&quot;;IF([.E390]=&quot;8 - 12&quot;;&quot;HS, HSS&quot;;IF([.E390]=&quot;8 - 10&quot;;&quot;HS&quot;;IF([.E390]=&quot;1 - 4&quot;;&quot;LP&quot;;IF([.E390]=&quot;5 -7&quot;;&quot;UP&quot;;IF([.E390]=&quot;1 - 5&quot;;&quot;LP, UP&quot;;IF([.E390]=&quot;5 - 10&quot;;&quot;UP, HS&quot;;IF([.E390]=&quot;1 - 7&quot;;&quot;LP, UP&quot;;IF([.E390]=&quot;1 -10&quot;;&quot;LP, UP, HS&quot;;IF([.E390]=&quot;1 - 12&quot;;&quot;LP, UP, HS, HSS&quot;;IF([.E390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Nadapuram</text:p>
          </table:table-cell>
          <table:table-cell table:number-columns-repeated="1016"/>
        </table:table-row>
        <table:table-row table:style-name="ro2">
          <table:table-cell table:style-name="ce17" office:value-type="float" office:value="390" calcext:value-type="float">
            <text:p>390</text:p>
          </table:table-cell>
          <table:table-cell table:style-name="ce17" office:value-type="float" office:value="16639" calcext:value-type="float">
            <text:p>16639</text:p>
          </table:table-cell>
          <table:table-cell table:style-name="ce17" office:value-type="string" calcext:value-type="string">
            <text:p>TUNERI WEST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391]=&quot;11 - 12&quot;;&quot;HSS&quot;;IF([.E391]=&quot;8 - 12&quot;;&quot;HS, HSS&quot;;IF([.E391]=&quot;8 - 10&quot;;&quot;HS&quot;;IF([.E391]=&quot;1 - 4&quot;;&quot;LP&quot;;IF([.E391]=&quot;5 -7&quot;;&quot;UP&quot;;IF([.E391]=&quot;1 - 5&quot;;&quot;LP, UP&quot;;IF([.E391]=&quot;5 - 10&quot;;&quot;UP, HS&quot;;IF([.E391]=&quot;1 - 7&quot;;&quot;LP, UP&quot;;IF([.E391]=&quot;1 -10&quot;;&quot;LP, UP, HS&quot;;IF([.E391]=&quot;1 - 12&quot;;&quot;LP, UP, HS, HSS&quot;;IF([.E391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Nadapuram</text:p>
          </table:table-cell>
          <table:table-cell table:number-columns-repeated="1016"/>
        </table:table-row>
        <table:table-row table:style-name="ro2">
          <table:table-cell table:style-name="ce17" office:value-type="float" office:value="391" calcext:value-type="float">
            <text:p>391</text:p>
          </table:table-cell>
          <table:table-cell table:style-name="ce17" office:value-type="float" office:value="16640" calcext:value-type="float">
            <text:p>16640</text:p>
          </table:table-cell>
          <table:table-cell table:style-name="ce17" office:value-type="string" calcext:value-type="string">
            <text:p>VALAYAM M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392]=&quot;11 - 12&quot;;&quot;HSS&quot;;IF([.E392]=&quot;8 - 12&quot;;&quot;HS, HSS&quot;;IF([.E392]=&quot;8 - 10&quot;;&quot;HS&quot;;IF([.E392]=&quot;1 - 4&quot;;&quot;LP&quot;;IF([.E392]=&quot;5 -7&quot;;&quot;UP&quot;;IF([.E392]=&quot;1 - 5&quot;;&quot;LP, UP&quot;;IF([.E392]=&quot;5 - 10&quot;;&quot;UP, HS&quot;;IF([.E392]=&quot;1 - 7&quot;;&quot;LP, UP&quot;;IF([.E392]=&quot;1 -10&quot;;&quot;LP, UP, HS&quot;;IF([.E392]=&quot;1 - 12&quot;;&quot;LP, UP, HS, HSS&quot;;IF([.E392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Nadapuram</text:p>
          </table:table-cell>
          <table:table-cell table:number-columns-repeated="1016"/>
        </table:table-row>
        <table:table-row table:style-name="ro2">
          <table:table-cell table:style-name="ce17" office:value-type="float" office:value="392" calcext:value-type="float">
            <text:p>392</text:p>
          </table:table-cell>
          <table:table-cell table:style-name="ce17" office:value-type="float" office:value="16641" calcext:value-type="float">
            <text:p>16641</text:p>
          </table:table-cell>
          <table:table-cell table:style-name="ce17" office:value-type="string" calcext:value-type="string">
            <text:p>VALAYAM NORTH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393]=&quot;11 - 12&quot;;&quot;HSS&quot;;IF([.E393]=&quot;8 - 12&quot;;&quot;HS, HSS&quot;;IF([.E393]=&quot;8 - 10&quot;;&quot;HS&quot;;IF([.E393]=&quot;1 - 4&quot;;&quot;LP&quot;;IF([.E393]=&quot;5 -7&quot;;&quot;UP&quot;;IF([.E393]=&quot;1 - 5&quot;;&quot;LP, UP&quot;;IF([.E393]=&quot;5 - 10&quot;;&quot;UP, HS&quot;;IF([.E393]=&quot;1 - 7&quot;;&quot;LP, UP&quot;;IF([.E393]=&quot;1 -10&quot;;&quot;LP, UP, HS&quot;;IF([.E393]=&quot;1 - 12&quot;;&quot;LP, UP, HS, HSS&quot;;IF([.E393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Nadapuram</text:p>
          </table:table-cell>
          <table:table-cell table:number-columns-repeated="1016"/>
        </table:table-row>
        <table:table-row table:style-name="ro2">
          <table:table-cell table:style-name="ce17" office:value-type="float" office:value="393" calcext:value-type="float">
            <text:p>393</text:p>
          </table:table-cell>
          <table:table-cell table:style-name="ce17" office:value-type="float" office:value="16642" calcext:value-type="float">
            <text:p>16642</text:p>
          </table:table-cell>
          <table:table-cell table:style-name="ce17" office:value-type="string" calcext:value-type="string">
            <text:p>VELLIYODE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394]=&quot;11 - 12&quot;;&quot;HSS&quot;;IF([.E394]=&quot;8 - 12&quot;;&quot;HS, HSS&quot;;IF([.E394]=&quot;8 - 10&quot;;&quot;HS&quot;;IF([.E394]=&quot;1 - 4&quot;;&quot;LP&quot;;IF([.E394]=&quot;5 -7&quot;;&quot;UP&quot;;IF([.E394]=&quot;1 - 5&quot;;&quot;LP, UP&quot;;IF([.E394]=&quot;5 - 10&quot;;&quot;UP, HS&quot;;IF([.E394]=&quot;1 - 7&quot;;&quot;LP, UP&quot;;IF([.E394]=&quot;1 -10&quot;;&quot;LP, UP, HS&quot;;IF([.E394]=&quot;1 - 12&quot;;&quot;LP, UP, HS, HSS&quot;;IF([.E394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Nadapuram</text:p>
          </table:table-cell>
          <table:table-cell table:number-columns-repeated="1016"/>
        </table:table-row>
        <table:table-row table:style-name="ro2">
          <table:table-cell table:style-name="ce17" office:value-type="float" office:value="394" calcext:value-type="float">
            <text:p>394</text:p>
          </table:table-cell>
          <table:table-cell table:style-name="ce17" office:value-type="float" office:value="16643" calcext:value-type="float">
            <text:p>16643</text:p>
          </table:table-cell>
          <table:table-cell table:style-name="ce17" office:value-type="string" calcext:value-type="string">
            <text:p>VELLUR M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395]=&quot;11 - 12&quot;;&quot;HSS&quot;;IF([.E395]=&quot;8 - 12&quot;;&quot;HS, HSS&quot;;IF([.E395]=&quot;8 - 10&quot;;&quot;HS&quot;;IF([.E395]=&quot;1 - 4&quot;;&quot;LP&quot;;IF([.E395]=&quot;5 -7&quot;;&quot;UP&quot;;IF([.E395]=&quot;1 - 5&quot;;&quot;LP, UP&quot;;IF([.E395]=&quot;5 - 10&quot;;&quot;UP, HS&quot;;IF([.E395]=&quot;1 - 7&quot;;&quot;LP, UP&quot;;IF([.E395]=&quot;1 -10&quot;;&quot;LP, UP, HS&quot;;IF([.E395]=&quot;1 - 12&quot;;&quot;LP, UP, HS, HSS&quot;;IF([.E395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Nadapuram</text:p>
          </table:table-cell>
          <table:table-cell table:number-columns-repeated="1016"/>
        </table:table-row>
        <table:table-row table:style-name="ro2">
          <table:table-cell table:style-name="ce17" office:value-type="float" office:value="395" calcext:value-type="float">
            <text:p>395</text:p>
          </table:table-cell>
          <table:table-cell table:style-name="ce17" office:value-type="float" office:value="16644" calcext:value-type="float">
            <text:p>16644</text:p>
          </table:table-cell>
          <table:table-cell table:style-name="ce17" office:value-type="string" calcext:value-type="string">
            <text:p>VELLUR NORTH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396]=&quot;11 - 12&quot;;&quot;HSS&quot;;IF([.E396]=&quot;8 - 12&quot;;&quot;HS, HSS&quot;;IF([.E396]=&quot;8 - 10&quot;;&quot;HS&quot;;IF([.E396]=&quot;1 - 4&quot;;&quot;LP&quot;;IF([.E396]=&quot;5 -7&quot;;&quot;UP&quot;;IF([.E396]=&quot;1 - 5&quot;;&quot;LP, UP&quot;;IF([.E396]=&quot;5 - 10&quot;;&quot;UP, HS&quot;;IF([.E396]=&quot;1 - 7&quot;;&quot;LP, UP&quot;;IF([.E396]=&quot;1 -10&quot;;&quot;LP, UP, HS&quot;;IF([.E396]=&quot;1 - 12&quot;;&quot;LP, UP, HS, HSS&quot;;IF([.E396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Nadapuram</text:p>
          </table:table-cell>
          <table:table-cell table:number-columns-repeated="1016"/>
        </table:table-row>
        <table:table-row table:style-name="ro2">
          <table:table-cell table:style-name="ce17" office:value-type="float" office:value="396" calcext:value-type="float">
            <text:p>396</text:p>
          </table:table-cell>
          <table:table-cell table:style-name="ce17" office:value-type="float" office:value="16645" calcext:value-type="float">
            <text:p>16645</text:p>
          </table:table-cell>
          <table:table-cell table:style-name="ce17" office:value-type="string" calcext:value-type="string">
            <text:p>VELLUR SOUTH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397]=&quot;11 - 12&quot;;&quot;HSS&quot;;IF([.E397]=&quot;8 - 12&quot;;&quot;HS, HSS&quot;;IF([.E397]=&quot;8 - 10&quot;;&quot;HS&quot;;IF([.E397]=&quot;1 - 4&quot;;&quot;LP&quot;;IF([.E397]=&quot;5 -7&quot;;&quot;UP&quot;;IF([.E397]=&quot;1 - 5&quot;;&quot;LP, UP&quot;;IF([.E397]=&quot;5 - 10&quot;;&quot;UP, HS&quot;;IF([.E397]=&quot;1 - 7&quot;;&quot;LP, UP&quot;;IF([.E397]=&quot;1 -10&quot;;&quot;LP, UP, HS&quot;;IF([.E397]=&quot;1 - 12&quot;;&quot;LP, UP, HS, HSS&quot;;IF([.E397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Nadapuram</text:p>
          </table:table-cell>
          <table:table-cell table:number-columns-repeated="1016"/>
        </table:table-row>
        <table:table-row table:style-name="ro2">
          <table:table-cell table:style-name="ce17" office:value-type="float" office:value="397" calcext:value-type="float">
            <text:p>397</text:p>
          </table:table-cell>
          <table:table-cell table:style-name="ce17" office:value-type="float" office:value="16646" calcext:value-type="float">
            <text:p>16646</text:p>
          </table:table-cell>
          <table:table-cell table:style-name="ce17" office:value-type="string" calcext:value-type="string">
            <text:p>VEVAM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398]=&quot;11 - 12&quot;;&quot;HSS&quot;;IF([.E398]=&quot;8 - 12&quot;;&quot;HS, HSS&quot;;IF([.E398]=&quot;8 - 10&quot;;&quot;HS&quot;;IF([.E398]=&quot;1 - 4&quot;;&quot;LP&quot;;IF([.E398]=&quot;5 -7&quot;;&quot;UP&quot;;IF([.E398]=&quot;1 - 5&quot;;&quot;LP, UP&quot;;IF([.E398]=&quot;5 - 10&quot;;&quot;UP, HS&quot;;IF([.E398]=&quot;1 - 7&quot;;&quot;LP, UP&quot;;IF([.E398]=&quot;1 -10&quot;;&quot;LP, UP, HS&quot;;IF([.E398]=&quot;1 - 12&quot;;&quot;LP, UP, HS, HSS&quot;;IF([.E398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Nadapuram</text:p>
          </table:table-cell>
          <table:table-cell table:number-columns-repeated="1016"/>
        </table:table-row>
        <table:table-row table:style-name="ro2">
          <table:table-cell table:style-name="ce17" office:value-type="float" office:value="398" calcext:value-type="float">
            <text:p>398</text:p>
          </table:table-cell>
          <table:table-cell table:style-name="ce17" office:value-type="float" office:value="16647" calcext:value-type="float">
            <text:p>16647</text:p>
          </table:table-cell>
          <table:table-cell table:style-name="ce17" office:value-type="string" calcext:value-type="string">
            <text:p>BHOOMIVATHUKKAL M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5</text:p>
          </table:table-cell>
          <table:table-cell table:style-name="ce17" table:formula="of:=IF([.E399]=&quot;11 - 12&quot;;&quot;HSS&quot;;IF([.E399]=&quot;8 - 12&quot;;&quot;HS, HSS&quot;;IF([.E399]=&quot;8 - 10&quot;;&quot;HS&quot;;IF([.E399]=&quot;1 - 4&quot;;&quot;LP&quot;;IF([.E399]=&quot;5 -7&quot;;&quot;UP&quot;;IF([.E399]=&quot;1 - 5&quot;;&quot;LP, UP&quot;;IF([.E399]=&quot;5 - 10&quot;;&quot;UP, HS&quot;;IF([.E399]=&quot;1 - 7&quot;;&quot;LP, UP&quot;;IF([.E399]=&quot;1 -10&quot;;&quot;LP, UP, HS&quot;;IF([.E399]=&quot;1 - 12&quot;;&quot;LP, UP, HS, HSS&quot;;IF([.E399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Nadapuram</text:p>
          </table:table-cell>
          <table:table-cell table:number-columns-repeated="1016"/>
        </table:table-row>
        <table:table-row table:style-name="ro2">
          <table:table-cell table:style-name="ce17" office:value-type="float" office:value="399" calcext:value-type="float">
            <text:p>399</text:p>
          </table:table-cell>
          <table:table-cell table:style-name="ce17" office:value-type="float" office:value="16648" calcext:value-type="float">
            <text:p>16648</text:p>
          </table:table-cell>
          <table:table-cell table:style-name="ce17" office:value-type="string" calcext:value-type="string">
            <text:p>CHELAKKAD M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5</text:p>
          </table:table-cell>
          <table:table-cell table:style-name="ce17" table:formula="of:=IF([.E400]=&quot;11 - 12&quot;;&quot;HSS&quot;;IF([.E400]=&quot;8 - 12&quot;;&quot;HS, HSS&quot;;IF([.E400]=&quot;8 - 10&quot;;&quot;HS&quot;;IF([.E400]=&quot;1 - 4&quot;;&quot;LP&quot;;IF([.E400]=&quot;5 -7&quot;;&quot;UP&quot;;IF([.E400]=&quot;1 - 5&quot;;&quot;LP, UP&quot;;IF([.E400]=&quot;5 - 10&quot;;&quot;UP, HS&quot;;IF([.E400]=&quot;1 - 7&quot;;&quot;LP, UP&quot;;IF([.E400]=&quot;1 -10&quot;;&quot;LP, UP, HS&quot;;IF([.E400]=&quot;1 - 12&quot;;&quot;LP, UP, HS, HSS&quot;;IF([.E400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Nadapuram</text:p>
          </table:table-cell>
          <table:table-cell table:number-columns-repeated="1016"/>
        </table:table-row>
        <table:table-row table:style-name="ro2">
          <table:table-cell table:style-name="ce17" office:value-type="float" office:value="400" calcext:value-type="float">
            <text:p>400</text:p>
          </table:table-cell>
          <table:table-cell table:style-name="ce17" office:value-type="float" office:value="16649" calcext:value-type="float">
            <text:p>16649</text:p>
          </table:table-cell>
          <table:table-cell table:style-name="ce17" office:value-type="string" calcext:value-type="string">
            <text:p>CHELAKKAD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5</text:p>
          </table:table-cell>
          <table:table-cell table:style-name="ce17" table:formula="of:=IF([.E401]=&quot;11 - 12&quot;;&quot;HSS&quot;;IF([.E401]=&quot;8 - 12&quot;;&quot;HS, HSS&quot;;IF([.E401]=&quot;8 - 10&quot;;&quot;HS&quot;;IF([.E401]=&quot;1 - 4&quot;;&quot;LP&quot;;IF([.E401]=&quot;5 -7&quot;;&quot;UP&quot;;IF([.E401]=&quot;1 - 5&quot;;&quot;LP, UP&quot;;IF([.E401]=&quot;5 - 10&quot;;&quot;UP, HS&quot;;IF([.E401]=&quot;1 - 7&quot;;&quot;LP, UP&quot;;IF([.E401]=&quot;1 -10&quot;;&quot;LP, UP, HS&quot;;IF([.E401]=&quot;1 - 12&quot;;&quot;LP, UP, HS, HSS&quot;;IF([.E401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Nadapuram</text:p>
          </table:table-cell>
          <table:table-cell table:number-columns-repeated="1016"/>
        </table:table-row>
        <table:table-row table:style-name="ro2">
          <table:table-cell table:style-name="ce17" office:value-type="float" office:value="401" calcext:value-type="float">
            <text:p>401</text:p>
          </table:table-cell>
          <table:table-cell table:style-name="ce17" office:value-type="float" office:value="16650" calcext:value-type="float">
            <text:p>16650</text:p>
          </table:table-cell>
          <table:table-cell table:style-name="ce17" office:value-type="string" calcext:value-type="string">
            <text:p>CHERUMOTH M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5</text:p>
          </table:table-cell>
          <table:table-cell table:style-name="ce17" table:formula="of:=IF([.E402]=&quot;11 - 12&quot;;&quot;HSS&quot;;IF([.E402]=&quot;8 - 12&quot;;&quot;HS, HSS&quot;;IF([.E402]=&quot;8 - 10&quot;;&quot;HS&quot;;IF([.E402]=&quot;1 - 4&quot;;&quot;LP&quot;;IF([.E402]=&quot;5 -7&quot;;&quot;UP&quot;;IF([.E402]=&quot;1 - 5&quot;;&quot;LP, UP&quot;;IF([.E402]=&quot;5 - 10&quot;;&quot;UP, HS&quot;;IF([.E402]=&quot;1 - 7&quot;;&quot;LP, UP&quot;;IF([.E402]=&quot;1 -10&quot;;&quot;LP, UP, HS&quot;;IF([.E402]=&quot;1 - 12&quot;;&quot;LP, UP, HS, HSS&quot;;IF([.E402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Nadapuram</text:p>
          </table:table-cell>
          <table:table-cell table:number-columns-repeated="1016"/>
        </table:table-row>
        <table:table-row table:style-name="ro2">
          <table:table-cell table:style-name="ce17" office:value-type="float" office:value="402" calcext:value-type="float">
            <text:p>402</text:p>
          </table:table-cell>
          <table:table-cell table:style-name="ce17" office:value-type="float" office:value="16651" calcext:value-type="float">
            <text:p>16651</text:p>
          </table:table-cell>
          <table:table-cell table:style-name="ce17" office:value-type="string" calcext:value-type="string">
            <text:p>CHERUVALLUR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5</text:p>
          </table:table-cell>
          <table:table-cell table:style-name="ce17" table:formula="of:=IF([.E403]=&quot;11 - 12&quot;;&quot;HSS&quot;;IF([.E403]=&quot;8 - 12&quot;;&quot;HS, HSS&quot;;IF([.E403]=&quot;8 - 10&quot;;&quot;HS&quot;;IF([.E403]=&quot;1 - 4&quot;;&quot;LP&quot;;IF([.E403]=&quot;5 -7&quot;;&quot;UP&quot;;IF([.E403]=&quot;1 - 5&quot;;&quot;LP, UP&quot;;IF([.E403]=&quot;5 - 10&quot;;&quot;UP, HS&quot;;IF([.E403]=&quot;1 - 7&quot;;&quot;LP, UP&quot;;IF([.E403]=&quot;1 -10&quot;;&quot;LP, UP, HS&quot;;IF([.E403]=&quot;1 - 12&quot;;&quot;LP, UP, HS, HSS&quot;;IF([.E403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Nadapuram</text:p>
          </table:table-cell>
          <table:table-cell table:number-columns-repeated="1016"/>
        </table:table-row>
        <table:table-row table:style-name="ro2">
          <table:table-cell table:style-name="ce17" office:value-type="float" office:value="403" calcext:value-type="float">
            <text:p>403</text:p>
          </table:table-cell>
          <table:table-cell table:style-name="ce17" office:value-type="float" office:value="16652" calcext:value-type="float">
            <text:p>16652</text:p>
          </table:table-cell>
          <table:table-cell table:style-name="ce17" office:value-type="string" calcext:value-type="string">
            <text:p>IRINGANNUR WEST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5</text:p>
          </table:table-cell>
          <table:table-cell table:style-name="ce17" table:formula="of:=IF([.E404]=&quot;11 - 12&quot;;&quot;HSS&quot;;IF([.E404]=&quot;8 - 12&quot;;&quot;HS, HSS&quot;;IF([.E404]=&quot;8 - 10&quot;;&quot;HS&quot;;IF([.E404]=&quot;1 - 4&quot;;&quot;LP&quot;;IF([.E404]=&quot;5 -7&quot;;&quot;UP&quot;;IF([.E404]=&quot;1 - 5&quot;;&quot;LP, UP&quot;;IF([.E404]=&quot;5 - 10&quot;;&quot;UP, HS&quot;;IF([.E404]=&quot;1 - 7&quot;;&quot;LP, UP&quot;;IF([.E404]=&quot;1 -10&quot;;&quot;LP, UP, HS&quot;;IF([.E404]=&quot;1 - 12&quot;;&quot;LP, UP, HS, HSS&quot;;IF([.E404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Nadapuram</text:p>
          </table:table-cell>
          <table:table-cell table:number-columns-repeated="1016"/>
        </table:table-row>
        <table:table-row table:style-name="ro2">
          <table:table-cell table:style-name="ce17" office:value-type="float" office:value="404" calcext:value-type="float">
            <text:p>404</text:p>
          </table:table-cell>
          <table:table-cell table:style-name="ce17" office:value-type="float" office:value="16653" calcext:value-type="float">
            <text:p>16653</text:p>
          </table:table-cell>
          <table:table-cell table:style-name="ce17" office:value-type="string" calcext:value-type="string">
            <text:p>JATHIYERI M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5</text:p>
          </table:table-cell>
          <table:table-cell table:style-name="ce17" table:formula="of:=IF([.E405]=&quot;11 - 12&quot;;&quot;HSS&quot;;IF([.E405]=&quot;8 - 12&quot;;&quot;HS, HSS&quot;;IF([.E405]=&quot;8 - 10&quot;;&quot;HS&quot;;IF([.E405]=&quot;1 - 4&quot;;&quot;LP&quot;;IF([.E405]=&quot;5 -7&quot;;&quot;UP&quot;;IF([.E405]=&quot;1 - 5&quot;;&quot;LP, UP&quot;;IF([.E405]=&quot;5 - 10&quot;;&quot;UP, HS&quot;;IF([.E405]=&quot;1 - 7&quot;;&quot;LP, UP&quot;;IF([.E405]=&quot;1 -10&quot;;&quot;LP, UP, HS&quot;;IF([.E405]=&quot;1 - 12&quot;;&quot;LP, UP, HS, HSS&quot;;IF([.E405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Nadapuram</text:p>
          </table:table-cell>
          <table:table-cell table:number-columns-repeated="1016"/>
        </table:table-row>
        <table:table-row table:style-name="ro2">
          <table:table-cell table:style-name="ce17" office:value-type="float" office:value="405" calcext:value-type="float">
            <text:p>405</text:p>
          </table:table-cell>
          <table:table-cell table:style-name="ce17" office:value-type="float" office:value="16654" calcext:value-type="float">
            <text:p>16654</text:p>
          </table:table-cell>
          <table:table-cell table:style-name="ce17" office:value-type="string" calcext:value-type="string">
            <text:p>KODENCHERY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5</text:p>
          </table:table-cell>
          <table:table-cell table:style-name="ce17" table:formula="of:=IF([.E406]=&quot;11 - 12&quot;;&quot;HSS&quot;;IF([.E406]=&quot;8 - 12&quot;;&quot;HS, HSS&quot;;IF([.E406]=&quot;8 - 10&quot;;&quot;HS&quot;;IF([.E406]=&quot;1 - 4&quot;;&quot;LP&quot;;IF([.E406]=&quot;5 -7&quot;;&quot;UP&quot;;IF([.E406]=&quot;1 - 5&quot;;&quot;LP, UP&quot;;IF([.E406]=&quot;5 - 10&quot;;&quot;UP, HS&quot;;IF([.E406]=&quot;1 - 7&quot;;&quot;LP, UP&quot;;IF([.E406]=&quot;1 -10&quot;;&quot;LP, UP, HS&quot;;IF([.E406]=&quot;1 - 12&quot;;&quot;LP, UP, HS, HSS&quot;;IF([.E406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Nadapuram</text:p>
          </table:table-cell>
          <table:table-cell table:number-columns-repeated="1016"/>
        </table:table-row>
        <table:table-row table:style-name="ro2">
          <table:table-cell table:style-name="ce17" office:value-type="float" office:value="406" calcext:value-type="float">
            <text:p>406</text:p>
          </table:table-cell>
          <table:table-cell table:style-name="ce17" office:value-type="float" office:value="16655" calcext:value-type="float">
            <text:p>16655</text:p>
          </table:table-cell>
          <table:table-cell table:style-name="ce17" office:value-type="string" calcext:value-type="string">
            <text:p>MUDAVANTHERI SV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5</text:p>
          </table:table-cell>
          <table:table-cell table:style-name="ce17" table:formula="of:=IF([.E407]=&quot;11 - 12&quot;;&quot;HSS&quot;;IF([.E407]=&quot;8 - 12&quot;;&quot;HS, HSS&quot;;IF([.E407]=&quot;8 - 10&quot;;&quot;HS&quot;;IF([.E407]=&quot;1 - 4&quot;;&quot;LP&quot;;IF([.E407]=&quot;5 -7&quot;;&quot;UP&quot;;IF([.E407]=&quot;1 - 5&quot;;&quot;LP, UP&quot;;IF([.E407]=&quot;5 - 10&quot;;&quot;UP, HS&quot;;IF([.E407]=&quot;1 - 7&quot;;&quot;LP, UP&quot;;IF([.E407]=&quot;1 -10&quot;;&quot;LP, UP, HS&quot;;IF([.E407]=&quot;1 - 12&quot;;&quot;LP, UP, HS, HSS&quot;;IF([.E407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Nadapuram</text:p>
          </table:table-cell>
          <table:table-cell table:number-columns-repeated="1016"/>
        </table:table-row>
        <table:table-row table:style-name="ro2">
          <table:table-cell table:style-name="ce17" office:value-type="float" office:value="407" calcext:value-type="float">
            <text:p>407</text:p>
          </table:table-cell>
          <table:table-cell table:style-name="ce17" office:value-type="float" office:value="16656" calcext:value-type="float">
            <text:p>16656</text:p>
          </table:table-cell>
          <table:table-cell table:style-name="ce17" office:value-type="string" calcext:value-type="string">
            <text:p>NARIKKATTERI M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5</text:p>
          </table:table-cell>
          <table:table-cell table:style-name="ce17" table:formula="of:=IF([.E408]=&quot;11 - 12&quot;;&quot;HSS&quot;;IF([.E408]=&quot;8 - 12&quot;;&quot;HS, HSS&quot;;IF([.E408]=&quot;8 - 10&quot;;&quot;HS&quot;;IF([.E408]=&quot;1 - 4&quot;;&quot;LP&quot;;IF([.E408]=&quot;5 -7&quot;;&quot;UP&quot;;IF([.E408]=&quot;1 - 5&quot;;&quot;LP, UP&quot;;IF([.E408]=&quot;5 - 10&quot;;&quot;UP, HS&quot;;IF([.E408]=&quot;1 - 7&quot;;&quot;LP, UP&quot;;IF([.E408]=&quot;1 -10&quot;;&quot;LP, UP, HS&quot;;IF([.E408]=&quot;1 - 12&quot;;&quot;LP, UP, HS, HSS&quot;;IF([.E408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Nadapuram</text:p>
          </table:table-cell>
          <table:table-cell table:number-columns-repeated="1016"/>
        </table:table-row>
        <table:table-row table:style-name="ro2">
          <table:table-cell table:style-name="ce17" office:value-type="float" office:value="408" calcext:value-type="float">
            <text:p>408</text:p>
          </table:table-cell>
          <table:table-cell table:style-name="ce17" office:value-type="float" office:value="16657" calcext:value-type="float">
            <text:p>16657</text:p>
          </table:table-cell>
          <table:table-cell table:style-name="ce17" office:value-type="string" calcext:value-type="string">
            <text:p>PERUMUNDACHERY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5</text:p>
          </table:table-cell>
          <table:table-cell table:style-name="ce17" table:formula="of:=IF([.E409]=&quot;11 - 12&quot;;&quot;HSS&quot;;IF([.E409]=&quot;8 - 12&quot;;&quot;HS, HSS&quot;;IF([.E409]=&quot;8 - 10&quot;;&quot;HS&quot;;IF([.E409]=&quot;1 - 4&quot;;&quot;LP&quot;;IF([.E409]=&quot;5 -7&quot;;&quot;UP&quot;;IF([.E409]=&quot;1 - 5&quot;;&quot;LP, UP&quot;;IF([.E409]=&quot;5 - 10&quot;;&quot;UP, HS&quot;;IF([.E409]=&quot;1 - 7&quot;;&quot;LP, UP&quot;;IF([.E409]=&quot;1 -10&quot;;&quot;LP, UP, HS&quot;;IF([.E409]=&quot;1 - 12&quot;;&quot;LP, UP, HS, HSS&quot;;IF([.E409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Nadapuram</text:p>
          </table:table-cell>
          <table:table-cell table:number-columns-repeated="1016"/>
        </table:table-row>
        <table:table-row table:style-name="ro2">
          <table:table-cell table:style-name="ce17" office:value-type="float" office:value="409" calcext:value-type="float">
            <text:p>409</text:p>
          </table:table-cell>
          <table:table-cell table:style-name="ce17" office:value-type="float" office:value="16658" calcext:value-type="float">
            <text:p>16658</text:p>
          </table:table-cell>
          <table:table-cell table:style-name="ce17" office:value-type="string" calcext:value-type="string">
            <text:p>UMMATHUR M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5</text:p>
          </table:table-cell>
          <table:table-cell table:style-name="ce17" table:formula="of:=IF([.E410]=&quot;11 - 12&quot;;&quot;HSS&quot;;IF([.E410]=&quot;8 - 12&quot;;&quot;HS, HSS&quot;;IF([.E410]=&quot;8 - 10&quot;;&quot;HS&quot;;IF([.E410]=&quot;1 - 4&quot;;&quot;LP&quot;;IF([.E410]=&quot;5 -7&quot;;&quot;UP&quot;;IF([.E410]=&quot;1 - 5&quot;;&quot;LP, UP&quot;;IF([.E410]=&quot;5 - 10&quot;;&quot;UP, HS&quot;;IF([.E410]=&quot;1 - 7&quot;;&quot;LP, UP&quot;;IF([.E410]=&quot;1 -10&quot;;&quot;LP, UP, HS&quot;;IF([.E410]=&quot;1 - 12&quot;;&quot;LP, UP, HS, HSS&quot;;IF([.E410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Nadapuram</text:p>
          </table:table-cell>
          <table:table-cell table:number-columns-repeated="1016"/>
        </table:table-row>
        <table:table-row table:style-name="ro2">
          <table:table-cell table:style-name="ce17" office:value-type="float" office:value="410" calcext:value-type="float">
            <text:p>410</text:p>
          </table:table-cell>
          <table:table-cell table:style-name="ce17" office:value-type="float" office:value="16659" calcext:value-type="float">
            <text:p>16659</text:p>
          </table:table-cell>
          <table:table-cell table:style-name="ce17" office:value-type="string" calcext:value-type="string">
            <text:p>VARIKKOLI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5</text:p>
          </table:table-cell>
          <table:table-cell table:style-name="ce17" table:formula="of:=IF([.E411]=&quot;11 - 12&quot;;&quot;HSS&quot;;IF([.E411]=&quot;8 - 12&quot;;&quot;HS, HSS&quot;;IF([.E411]=&quot;8 - 10&quot;;&quot;HS&quot;;IF([.E411]=&quot;1 - 4&quot;;&quot;LP&quot;;IF([.E411]=&quot;5 -7&quot;;&quot;UP&quot;;IF([.E411]=&quot;1 - 5&quot;;&quot;LP, UP&quot;;IF([.E411]=&quot;5 - 10&quot;;&quot;UP, HS&quot;;IF([.E411]=&quot;1 - 7&quot;;&quot;LP, UP&quot;;IF([.E411]=&quot;1 -10&quot;;&quot;LP, UP, HS&quot;;IF([.E411]=&quot;1 - 12&quot;;&quot;LP, UP, HS, HSS&quot;;IF([.E411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Nadapuram</text:p>
          </table:table-cell>
          <table:table-cell table:number-columns-repeated="1016"/>
        </table:table-row>
        <table:table-row table:style-name="ro2">
          <table:table-cell table:style-name="ce17" office:value-type="float" office:value="411" calcext:value-type="float">
            <text:p>411</text:p>
          </table:table-cell>
          <table:table-cell table:style-name="ce17" office:value-type="float" office:value="16660" calcext:value-type="float">
            <text:p>16660</text:p>
          </table:table-cell>
          <table:table-cell table:style-name="ce17" office:value-type="string" calcext:value-type="string">
            <text:p>VISHNUMANGALAM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5</text:p>
          </table:table-cell>
          <table:table-cell table:style-name="ce17" table:formula="of:=IF([.E412]=&quot;11 - 12&quot;;&quot;HSS&quot;;IF([.E412]=&quot;8 - 12&quot;;&quot;HS, HSS&quot;;IF([.E412]=&quot;8 - 10&quot;;&quot;HS&quot;;IF([.E412]=&quot;1 - 4&quot;;&quot;LP&quot;;IF([.E412]=&quot;5 -7&quot;;&quot;UP&quot;;IF([.E412]=&quot;1 - 5&quot;;&quot;LP, UP&quot;;IF([.E412]=&quot;5 - 10&quot;;&quot;UP, HS&quot;;IF([.E412]=&quot;1 - 7&quot;;&quot;LP, UP&quot;;IF([.E412]=&quot;1 -10&quot;;&quot;LP, UP, HS&quot;;IF([.E412]=&quot;1 - 12&quot;;&quot;LP, UP, HS, HSS&quot;;IF([.E412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Nadapuram</text:p>
          </table:table-cell>
          <table:table-cell table:number-columns-repeated="1016"/>
        </table:table-row>
        <table:table-row table:style-name="ro2">
          <table:table-cell table:style-name="ce17" office:value-type="float" office:value="412" calcext:value-type="float">
            <text:p>412</text:p>
          </table:table-cell>
          <table:table-cell table:style-name="ce17" office:value-type="float" office:value="16664" calcext:value-type="float">
            <text:p>16664</text:p>
          </table:table-cell>
          <table:table-cell table:style-name="ce17" office:value-type="string" calcext:value-type="string">
            <text:p>ARUR U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413]=&quot;11 - 12&quot;;&quot;HSS&quot;;IF([.E413]=&quot;8 - 12&quot;;&quot;HS, HSS&quot;;IF([.E413]=&quot;8 - 10&quot;;&quot;HS&quot;;IF([.E413]=&quot;1 - 4&quot;;&quot;LP&quot;;IF([.E413]=&quot;5 -7&quot;;&quot;UP&quot;;IF([.E413]=&quot;1 - 5&quot;;&quot;LP, UP&quot;;IF([.E413]=&quot;5 - 10&quot;;&quot;UP, HS&quot;;IF([.E413]=&quot;1 - 7&quot;;&quot;LP, UP&quot;;IF([.E413]=&quot;1 -10&quot;;&quot;LP, UP, HS&quot;;IF([.E413]=&quot;1 - 12&quot;;&quot;LP, UP, HS, HSS&quot;;IF([.E413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Nadapuram</text:p>
          </table:table-cell>
          <table:table-cell table:number-columns-repeated="1016"/>
        </table:table-row>
        <table:table-row table:style-name="ro2">
          <table:table-cell table:style-name="ce17" office:value-type="float" office:value="413" calcext:value-type="float">
            <text:p>413</text:p>
          </table:table-cell>
          <table:table-cell table:style-name="ce17" office:value-type="float" office:value="16665" calcext:value-type="float">
            <text:p>16665</text:p>
          </table:table-cell>
          <table:table-cell table:style-name="ce17" office:value-type="string" calcext:value-type="string">
            <text:p>CCUPS NADAPURAM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414]=&quot;11 - 12&quot;;&quot;HSS&quot;;IF([.E414]=&quot;8 - 12&quot;;&quot;HS, HSS&quot;;IF([.E414]=&quot;8 - 10&quot;;&quot;HS&quot;;IF([.E414]=&quot;1 - 4&quot;;&quot;LP&quot;;IF([.E414]=&quot;5 -7&quot;;&quot;UP&quot;;IF([.E414]=&quot;1 - 5&quot;;&quot;LP, UP&quot;;IF([.E414]=&quot;5 - 10&quot;;&quot;UP, HS&quot;;IF([.E414]=&quot;1 - 7&quot;;&quot;LP, UP&quot;;IF([.E414]=&quot;1 -10&quot;;&quot;LP, UP, HS&quot;;IF([.E414]=&quot;1 - 12&quot;;&quot;LP, UP, HS, HSS&quot;;IF([.E414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Nadapuram</text:p>
          </table:table-cell>
          <table:table-cell table:number-columns-repeated="1016"/>
        </table:table-row>
        <table:table-row table:style-name="ro2">
          <table:table-cell table:style-name="ce17" office:value-type="float" office:value="414" calcext:value-type="float">
            <text:p>414</text:p>
          </table:table-cell>
          <table:table-cell table:style-name="ce17" office:value-type="float" office:value="16666" calcext:value-type="float">
            <text:p>16666</text:p>
          </table:table-cell>
          <table:table-cell table:style-name="ce17" office:value-type="string" calcext:value-type="string">
            <text:p>KACHERI U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415]=&quot;11 - 12&quot;;&quot;HSS&quot;;IF([.E415]=&quot;8 - 12&quot;;&quot;HS, HSS&quot;;IF([.E415]=&quot;8 - 10&quot;;&quot;HS&quot;;IF([.E415]=&quot;1 - 4&quot;;&quot;LP&quot;;IF([.E415]=&quot;5 -7&quot;;&quot;UP&quot;;IF([.E415]=&quot;1 - 5&quot;;&quot;LP, UP&quot;;IF([.E415]=&quot;5 - 10&quot;;&quot;UP, HS&quot;;IF([.E415]=&quot;1 - 7&quot;;&quot;LP, UP&quot;;IF([.E415]=&quot;1 -10&quot;;&quot;LP, UP, HS&quot;;IF([.E415]=&quot;1 - 12&quot;;&quot;LP, UP, HS, HSS&quot;;IF([.E415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Nadapuram</text:p>
          </table:table-cell>
          <table:table-cell table:number-columns-repeated="1016"/>
        </table:table-row>
        <table:table-row table:style-name="ro2">
          <table:table-cell table:style-name="ce17" office:value-type="float" office:value="415" calcext:value-type="float">
            <text:p>415</text:p>
          </table:table-cell>
          <table:table-cell table:style-name="ce17" office:value-type="float" office:value="16667" calcext:value-type="float">
            <text:p>16667</text:p>
          </table:table-cell>
          <table:table-cell table:style-name="ce17" office:value-type="string" calcext:value-type="string">
            <text:p>KURUVANTHERI U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416]=&quot;11 - 12&quot;;&quot;HSS&quot;;IF([.E416]=&quot;8 - 12&quot;;&quot;HS, HSS&quot;;IF([.E416]=&quot;8 - 10&quot;;&quot;HS&quot;;IF([.E416]=&quot;1 - 4&quot;;&quot;LP&quot;;IF([.E416]=&quot;5 -7&quot;;&quot;UP&quot;;IF([.E416]=&quot;1 - 5&quot;;&quot;LP, UP&quot;;IF([.E416]=&quot;5 - 10&quot;;&quot;UP, HS&quot;;IF([.E416]=&quot;1 - 7&quot;;&quot;LP, UP&quot;;IF([.E416]=&quot;1 -10&quot;;&quot;LP, UP, HS&quot;;IF([.E416]=&quot;1 - 12&quot;;&quot;LP, UP, HS, HSS&quot;;IF([.E416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Nadapuram</text:p>
          </table:table-cell>
          <table:table-cell table:number-columns-repeated="1016"/>
        </table:table-row>
        <table:table-row table:style-name="ro2">
          <table:table-cell table:style-name="ce17" office:value-type="float" office:value="416" calcext:value-type="float">
            <text:p>416</text:p>
          </table:table-cell>
          <table:table-cell table:style-name="ce17" office:value-type="float" office:value="16668" calcext:value-type="float">
            <text:p>16668</text:p>
          </table:table-cell>
          <table:table-cell table:style-name="ce17" office:value-type="string" calcext:value-type="string">
            <text:p>THANAKKOTTUR U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417]=&quot;11 - 12&quot;;&quot;HSS&quot;;IF([.E417]=&quot;8 - 12&quot;;&quot;HS, HSS&quot;;IF([.E417]=&quot;8 - 10&quot;;&quot;HS&quot;;IF([.E417]=&quot;1 - 4&quot;;&quot;LP&quot;;IF([.E417]=&quot;5 -7&quot;;&quot;UP&quot;;IF([.E417]=&quot;1 - 5&quot;;&quot;LP, UP&quot;;IF([.E417]=&quot;5 - 10&quot;;&quot;UP, HS&quot;;IF([.E417]=&quot;1 - 7&quot;;&quot;LP, UP&quot;;IF([.E417]=&quot;1 -10&quot;;&quot;LP, UP, HS&quot;;IF([.E417]=&quot;1 - 12&quot;;&quot;LP, UP, HS, HSS&quot;;IF([.E417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Nadapuram</text:p>
          </table:table-cell>
          <table:table-cell table:number-columns-repeated="1016"/>
        </table:table-row>
        <table:table-row table:style-name="ro2">
          <table:table-cell table:style-name="ce17" office:value-type="float" office:value="417" calcext:value-type="float">
            <text:p>417</text:p>
          </table:table-cell>
          <table:table-cell table:style-name="ce17" office:value-type="float" office:value="16669" calcext:value-type="float">
            <text:p>16669</text:p>
          </table:table-cell>
          <table:table-cell table:style-name="ce17" office:value-type="string" calcext:value-type="string">
            <text:p>TUNERI E V U P 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418]=&quot;11 - 12&quot;;&quot;HSS&quot;;IF([.E418]=&quot;8 - 12&quot;;&quot;HS, HSS&quot;;IF([.E418]=&quot;8 - 10&quot;;&quot;HS&quot;;IF([.E418]=&quot;1 - 4&quot;;&quot;LP&quot;;IF([.E418]=&quot;5 -7&quot;;&quot;UP&quot;;IF([.E418]=&quot;1 - 5&quot;;&quot;LP, UP&quot;;IF([.E418]=&quot;5 - 10&quot;;&quot;UP, HS&quot;;IF([.E418]=&quot;1 - 7&quot;;&quot;LP, UP&quot;;IF([.E418]=&quot;1 -10&quot;;&quot;LP, UP, HS&quot;;IF([.E418]=&quot;1 - 12&quot;;&quot;LP, UP, HS, HSS&quot;;IF([.E418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Nadapuram</text:p>
          </table:table-cell>
          <table:table-cell table:number-columns-repeated="1016"/>
        </table:table-row>
        <table:table-row table:style-name="ro2">
          <table:table-cell table:style-name="ce17" office:value-type="float" office:value="418" calcext:value-type="float">
            <text:p>418</text:p>
          </table:table-cell>
          <table:table-cell table:style-name="ce17" office:value-type="float" office:value="16670" calcext:value-type="float">
            <text:p>16670</text:p>
          </table:table-cell>
          <table:table-cell table:style-name="ce17" office:value-type="string" calcext:value-type="string">
            <text:p>VALAYAM U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419]=&quot;11 - 12&quot;;&quot;HSS&quot;;IF([.E419]=&quot;8 - 12&quot;;&quot;HS, HSS&quot;;IF([.E419]=&quot;8 - 10&quot;;&quot;HS&quot;;IF([.E419]=&quot;1 - 4&quot;;&quot;LP&quot;;IF([.E419]=&quot;5 -7&quot;;&quot;UP&quot;;IF([.E419]=&quot;1 - 5&quot;;&quot;LP, UP&quot;;IF([.E419]=&quot;5 - 10&quot;;&quot;UP, HS&quot;;IF([.E419]=&quot;1 - 7&quot;;&quot;LP, UP&quot;;IF([.E419]=&quot;1 -10&quot;;&quot;LP, UP, HS&quot;;IF([.E419]=&quot;1 - 12&quot;;&quot;LP, UP, HS, HSS&quot;;IF([.E419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Nadapuram</text:p>
          </table:table-cell>
          <table:table-cell table:number-columns-repeated="1016"/>
        </table:table-row>
        <table:table-row table:style-name="ro2">
          <table:table-cell table:style-name="ce17" office:value-type="float" office:value="419" calcext:value-type="float">
            <text:p>419</text:p>
          </table:table-cell>
          <table:table-cell table:style-name="ce17" office:value-type="float" office:value="16671" calcext:value-type="float">
            <text:p>16671</text:p>
          </table:table-cell>
          <table:table-cell table:style-name="ce17" office:value-type="string" calcext:value-type="string">
            <text:p>VANIMEL MU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420]=&quot;11 - 12&quot;;&quot;HSS&quot;;IF([.E420]=&quot;8 - 12&quot;;&quot;HS, HSS&quot;;IF([.E420]=&quot;8 - 10&quot;;&quot;HS&quot;;IF([.E420]=&quot;1 - 4&quot;;&quot;LP&quot;;IF([.E420]=&quot;5 -7&quot;;&quot;UP&quot;;IF([.E420]=&quot;1 - 5&quot;;&quot;LP, UP&quot;;IF([.E420]=&quot;5 - 10&quot;;&quot;UP, HS&quot;;IF([.E420]=&quot;1 - 7&quot;;&quot;LP, UP&quot;;IF([.E420]=&quot;1 -10&quot;;&quot;LP, UP, HS&quot;;IF([.E420]=&quot;1 - 12&quot;;&quot;LP, UP, HS, HSS&quot;;IF([.E420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Nadapuram</text:p>
          </table:table-cell>
          <table:table-cell table:number-columns-repeated="1016"/>
        </table:table-row>
        <table:table-row table:style-name="ro2">
          <table:table-cell table:style-name="ce17" office:value-type="float" office:value="420" calcext:value-type="float">
            <text:p>420</text:p>
          </table:table-cell>
          <table:table-cell table:style-name="ce17" office:value-type="float" office:value="10131" calcext:value-type="float">
            <text:p>10131</text:p>
          </table:table-cell>
          <table:table-cell table:style-name="ce17" office:value-type="string" calcext:value-type="string">
            <text:p>Darul Huda EM H S S Nadapuram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11 - 12</text:p>
          </table:table-cell>
          <table:table-cell table:style-name="ce17" table:formula="of:=IF([.E421]=&quot;11 - 12&quot;;&quot;HSS&quot;;IF([.E421]=&quot;8 - 12&quot;;&quot;HS, HSS&quot;;IF([.E421]=&quot;8 - 10&quot;;&quot;HS&quot;;IF([.E421]=&quot;1 - 4&quot;;&quot;LP&quot;;IF([.E421]=&quot;5 -7&quot;;&quot;UP&quot;;IF([.E421]=&quot;1 - 5&quot;;&quot;LP, UP&quot;;IF([.E421]=&quot;5 - 10&quot;;&quot;UP, HS&quot;;IF([.E421]=&quot;1 - 7&quot;;&quot;LP, UP&quot;;IF([.E421]=&quot;1 -10&quot;;&quot;LP, UP, HS&quot;;IF([.E421]=&quot;1 - 12&quot;;&quot;LP, UP, HS, HSS&quot;;IF([.E421]=&quot;5 - 12&quot;;&quot;UP, HS, HSS&quot;;&quot;&quot;)))))))))))" office:value-type="string" office:string-value="HSS" calcext:value-type="string">
            <text:p>HSS</text:p>
          </table:table-cell>
          <table:table-cell office:value-type="string" calcext:value-type="string">
            <text:p>Nadapuram</text:p>
          </table:table-cell>
          <table:table-cell table:number-columns-repeated="1016"/>
        </table:table-row>
        <table:table-row table:style-name="ro2">
          <table:table-cell table:style-name="ce17" office:value-type="float" office:value="421" calcext:value-type="float">
            <text:p>421</text:p>
          </table:table-cell>
          <table:table-cell table:style-name="ce17" office:value-type="float" office:value="16043" calcext:value-type="float">
            <text:p>16043</text:p>
          </table:table-cell>
          <table:table-cell table:style-name="ce17" office:value-type="string" calcext:value-type="string">
            <text:p>SIACOLLEGE HS UMMATHUR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5 - 10</text:p>
          </table:table-cell>
          <table:table-cell table:style-name="ce17" table:formula="of:=IF([.E422]=&quot;11 - 12&quot;;&quot;HSS&quot;;IF([.E422]=&quot;8 - 12&quot;;&quot;HS, HSS&quot;;IF([.E422]=&quot;8 - 10&quot;;&quot;HS&quot;;IF([.E422]=&quot;1 - 4&quot;;&quot;LP&quot;;IF([.E422]=&quot;5 -7&quot;;&quot;UP&quot;;IF([.E422]=&quot;1 - 5&quot;;&quot;LP, UP&quot;;IF([.E422]=&quot;5 - 10&quot;;&quot;UP, HS&quot;;IF([.E422]=&quot;1 - 7&quot;;&quot;LP, UP&quot;;IF([.E422]=&quot;1 -10&quot;;&quot;LP, UP, HS&quot;;IF([.E422]=&quot;1 - 12&quot;;&quot;LP, UP, HS, HSS&quot;;IF([.E422]=&quot;5 - 12&quot;;&quot;UP, HS, HSS&quot;;&quot;&quot;)))))))))))" office:value-type="string" office:string-value="UP, HS" calcext:value-type="string">
            <text:p>UP, HS</text:p>
          </table:table-cell>
          <table:table-cell office:value-type="string" calcext:value-type="string">
            <text:p>Nadapuram</text:p>
          </table:table-cell>
          <table:table-cell table:number-columns-repeated="1016"/>
        </table:table-row>
        <table:table-row table:style-name="ro2">
          <table:table-cell table:style-name="ce17" office:value-type="float" office:value="422" calcext:value-type="float">
            <text:p>422</text:p>
          </table:table-cell>
          <table:table-cell table:style-name="ce17" office:value-type="float" office:value="16672" calcext:value-type="float">
            <text:p>16672</text:p>
          </table:table-cell>
          <table:table-cell table:style-name="ce17" office:value-type="string" calcext:value-type="string">
            <text:p>AL HUDA UPS(UNAIDED)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423]=&quot;11 - 12&quot;;&quot;HSS&quot;;IF([.E423]=&quot;8 - 12&quot;;&quot;HS, HSS&quot;;IF([.E423]=&quot;8 - 10&quot;;&quot;HS&quot;;IF([.E423]=&quot;1 - 4&quot;;&quot;LP&quot;;IF([.E423]=&quot;5 -7&quot;;&quot;UP&quot;;IF([.E423]=&quot;1 - 5&quot;;&quot;LP, UP&quot;;IF([.E423]=&quot;5 - 10&quot;;&quot;UP, HS&quot;;IF([.E423]=&quot;1 - 7&quot;;&quot;LP, UP&quot;;IF([.E423]=&quot;1 -10&quot;;&quot;LP, UP, HS&quot;;IF([.E423]=&quot;1 - 12&quot;;&quot;LP, UP, HS, HSS&quot;;IF([.E423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Nadapuram</text:p>
          </table:table-cell>
          <table:table-cell table:number-columns-repeated="1016"/>
        </table:table-row>
        <table:table-row table:style-name="ro2">
          <table:table-cell table:style-name="ce17" office:value-type="float" office:value="423" calcext:value-type="float">
            <text:p>423</text:p>
          </table:table-cell>
          <table:table-cell table:style-name="ce17" office:value-type="float" office:value="16674" calcext:value-type="float">
            <text:p>16674</text:p>
          </table:table-cell>
          <table:table-cell table:style-name="ce17" office:value-type="string" calcext:value-type="string">
            <text:p>Global Public School,Vanimel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424]=&quot;11 - 12&quot;;&quot;HSS&quot;;IF([.E424]=&quot;8 - 12&quot;;&quot;HS, HSS&quot;;IF([.E424]=&quot;8 - 10&quot;;&quot;HS&quot;;IF([.E424]=&quot;1 - 4&quot;;&quot;LP&quot;;IF([.E424]=&quot;5 -7&quot;;&quot;UP&quot;;IF([.E424]=&quot;1 - 5&quot;;&quot;LP, UP&quot;;IF([.E424]=&quot;5 - 10&quot;;&quot;UP, HS&quot;;IF([.E424]=&quot;1 - 7&quot;;&quot;LP, UP&quot;;IF([.E424]=&quot;1 -10&quot;;&quot;LP, UP, HS&quot;;IF([.E424]=&quot;1 - 12&quot;;&quot;LP, UP, HS, HSS&quot;;IF([.E424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Nadapuram</text:p>
          </table:table-cell>
          <table:table-cell table:number-columns-repeated="1016"/>
        </table:table-row>
        <table:table-row table:style-name="ro2">
          <table:table-cell table:style-name="ce17" office:value-type="float" office:value="424" calcext:value-type="float">
            <text:p>424</text:p>
          </table:table-cell>
          <table:table-cell table:style-name="ce17" office:value-type="float" office:value="16741" calcext:value-type="float">
            <text:p>16741</text:p>
          </table:table-cell>
          <table:table-cell table:style-name="ce17" office:value-type="string" calcext:value-type="string">
            <text:p>Govt. LPS. Vellukkara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425]=&quot;11 - 12&quot;;&quot;HSS&quot;;IF([.E425]=&quot;8 - 12&quot;;&quot;HS, HSS&quot;;IF([.E425]=&quot;8 - 10&quot;;&quot;HS&quot;;IF([.E425]=&quot;1 - 4&quot;;&quot;LP&quot;;IF([.E425]=&quot;5 -7&quot;;&quot;UP&quot;;IF([.E425]=&quot;1 - 5&quot;;&quot;LP, UP&quot;;IF([.E425]=&quot;5 - 10&quot;;&quot;UP, HS&quot;;IF([.E425]=&quot;1 - 7&quot;;&quot;LP, UP&quot;;IF([.E425]=&quot;1 -10&quot;;&quot;LP, UP, HS&quot;;IF([.E425]=&quot;1 - 12&quot;;&quot;LP, UP, HS, HSS&quot;;IF([.E425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Thodannur</text:p>
          </table:table-cell>
          <table:table-cell table:number-columns-repeated="1016"/>
        </table:table-row>
        <table:table-row table:style-name="ro2">
          <table:table-cell table:style-name="ce17" office:value-type="float" office:value="425" calcext:value-type="float">
            <text:p>425</text:p>
          </table:table-cell>
          <table:table-cell table:style-name="ce17" office:value-type="float" office:value="16764" calcext:value-type="float">
            <text:p>16764</text:p>
          </table:table-cell>
          <table:table-cell table:style-name="ce17" office:value-type="string" calcext:value-type="string">
            <text:p>T G P Govt. UP SchoolPaingottayi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426]=&quot;11 - 12&quot;;&quot;HSS&quot;;IF([.E426]=&quot;8 - 12&quot;;&quot;HS, HSS&quot;;IF([.E426]=&quot;8 - 10&quot;;&quot;HS&quot;;IF([.E426]=&quot;1 - 4&quot;;&quot;LP&quot;;IF([.E426]=&quot;5 -7&quot;;&quot;UP&quot;;IF([.E426]=&quot;1 - 5&quot;;&quot;LP, UP&quot;;IF([.E426]=&quot;5 - 10&quot;;&quot;UP, HS&quot;;IF([.E426]=&quot;1 - 7&quot;;&quot;LP, UP&quot;;IF([.E426]=&quot;1 -10&quot;;&quot;LP, UP, HS&quot;;IF([.E426]=&quot;1 - 12&quot;;&quot;LP, UP, HS, HSS&quot;;IF([.E426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Thodannur</text:p>
          </table:table-cell>
          <table:table-cell table:number-columns-repeated="1016"/>
        </table:table-row>
        <table:table-row table:style-name="ro2">
          <table:table-cell table:style-name="ce17" office:value-type="float" office:value="426" calcext:value-type="float">
            <text:p>426</text:p>
          </table:table-cell>
          <table:table-cell table:style-name="ce17" office:value-type="float" office:value="16765" calcext:value-type="float">
            <text:p>16765</text:p>
          </table:table-cell>
          <table:table-cell table:style-name="ce17" office:value-type="string" calcext:value-type="string">
            <text:p>Govt. UP School Parambil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427]=&quot;11 - 12&quot;;&quot;HSS&quot;;IF([.E427]=&quot;8 - 12&quot;;&quot;HS, HSS&quot;;IF([.E427]=&quot;8 - 10&quot;;&quot;HS&quot;;IF([.E427]=&quot;1 - 4&quot;;&quot;LP&quot;;IF([.E427]=&quot;5 -7&quot;;&quot;UP&quot;;IF([.E427]=&quot;1 - 5&quot;;&quot;LP, UP&quot;;IF([.E427]=&quot;5 - 10&quot;;&quot;UP, HS&quot;;IF([.E427]=&quot;1 - 7&quot;;&quot;LP, UP&quot;;IF([.E427]=&quot;1 -10&quot;;&quot;LP, UP, HS&quot;;IF([.E427]=&quot;1 - 12&quot;;&quot;LP, UP, HS, HSS&quot;;IF([.E427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Thodannur</text:p>
          </table:table-cell>
          <table:table-cell table:number-columns-repeated="1016"/>
        </table:table-row>
        <table:table-row table:style-name="ro2">
          <table:table-cell table:style-name="ce17" office:value-type="float" office:value="427" calcext:value-type="float">
            <text:p>427</text:p>
          </table:table-cell>
          <table:table-cell table:style-name="ce17" office:value-type="float" office:value="16766" calcext:value-type="float">
            <text:p>16766</text:p>
          </table:table-cell>
          <table:table-cell table:style-name="ce17" office:value-type="string" calcext:value-type="string">
            <text:p>Govt. Moppila UP SchoolThiruvallur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428]=&quot;11 - 12&quot;;&quot;HSS&quot;;IF([.E428]=&quot;8 - 12&quot;;&quot;HS, HSS&quot;;IF([.E428]=&quot;8 - 10&quot;;&quot;HS&quot;;IF([.E428]=&quot;1 - 4&quot;;&quot;LP&quot;;IF([.E428]=&quot;5 -7&quot;;&quot;UP&quot;;IF([.E428]=&quot;1 - 5&quot;;&quot;LP, UP&quot;;IF([.E428]=&quot;5 - 10&quot;;&quot;UP, HS&quot;;IF([.E428]=&quot;1 - 7&quot;;&quot;LP, UP&quot;;IF([.E428]=&quot;1 -10&quot;;&quot;LP, UP, HS&quot;;IF([.E428]=&quot;1 - 12&quot;;&quot;LP, UP, HS, HSS&quot;;IF([.E428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Thodannur</text:p>
          </table:table-cell>
          <table:table-cell table:number-columns-repeated="1016"/>
        </table:table-row>
        <table:table-row table:style-name="ro2">
          <table:table-cell table:style-name="ce17" office:value-type="float" office:value="428" calcext:value-type="float">
            <text:p>428</text:p>
          </table:table-cell>
          <table:table-cell table:style-name="ce17" office:value-type="float" office:value="16008" calcext:value-type="float">
            <text:p>16008</text:p>
          </table:table-cell>
          <table:table-cell table:style-name="ce17" office:value-type="string" calcext:value-type="string">
            <text:p>Emjay V H S schoolVilliappally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8 - 12</text:p>
          </table:table-cell>
          <table:table-cell table:style-name="ce17" table:formula="of:=IF([.E429]=&quot;11 - 12&quot;;&quot;HSS&quot;;IF([.E429]=&quot;8 - 12&quot;;&quot;HS, HSS&quot;;IF([.E429]=&quot;8 - 10&quot;;&quot;HS&quot;;IF([.E429]=&quot;1 - 4&quot;;&quot;LP&quot;;IF([.E429]=&quot;5 -7&quot;;&quot;UP&quot;;IF([.E429]=&quot;1 - 5&quot;;&quot;LP, UP&quot;;IF([.E429]=&quot;5 - 10&quot;;&quot;UP, HS&quot;;IF([.E429]=&quot;1 - 7&quot;;&quot;LP, UP&quot;;IF([.E429]=&quot;1 -10&quot;;&quot;LP, UP, HS&quot;;IF([.E429]=&quot;1 - 12&quot;;&quot;LP, UP, HS, HSS&quot;;IF([.E429]=&quot;5 - 12&quot;;&quot;UP, HS, HSS&quot;;&quot;&quot;)))))))))))" office:value-type="string" office:string-value="HS, HSS" calcext:value-type="string">
            <text:p>HS, HSS</text:p>
          </table:table-cell>
          <table:table-cell office:value-type="string" calcext:value-type="string">
            <text:p>Thodannur</text:p>
          </table:table-cell>
          <table:table-cell table:number-columns-repeated="1016"/>
        </table:table-row>
        <table:table-row table:style-name="ro2">
          <table:table-cell table:style-name="ce17" office:value-type="float" office:value="429" calcext:value-type="float">
            <text:p>429</text:p>
          </table:table-cell>
          <table:table-cell table:style-name="ce17" office:value-type="float" office:value="16010" calcext:value-type="float">
            <text:p>16010</text:p>
          </table:table-cell>
          <table:table-cell table:style-name="ce17" office:value-type="string" calcext:value-type="string">
            <text:p>Memunda H S 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5 - 12</text:p>
          </table:table-cell>
          <table:table-cell table:style-name="ce17" table:formula="of:=IF([.E430]=&quot;11 - 12&quot;;&quot;HSS&quot;;IF([.E430]=&quot;8 - 12&quot;;&quot;HS, HSS&quot;;IF([.E430]=&quot;8 - 10&quot;;&quot;HS&quot;;IF([.E430]=&quot;1 - 4&quot;;&quot;LP&quot;;IF([.E430]=&quot;5 -7&quot;;&quot;UP&quot;;IF([.E430]=&quot;1 - 5&quot;;&quot;LP, UP&quot;;IF([.E430]=&quot;5 - 10&quot;;&quot;UP, HS&quot;;IF([.E430]=&quot;1 - 7&quot;;&quot;LP, UP&quot;;IF([.E430]=&quot;1 -10&quot;;&quot;LP, UP, HS&quot;;IF([.E430]=&quot;1 - 12&quot;;&quot;LP, UP, HS, HSS&quot;;IF([.E430]=&quot;5 - 12&quot;;&quot;UP, HS, HSS&quot;;&quot;&quot;)))))))))))" office:value-type="string" office:string-value="UP, HS, HSS" calcext:value-type="string">
            <text:p>UP, HS, HSS</text:p>
          </table:table-cell>
          <table:table-cell office:value-type="string" calcext:value-type="string">
            <text:p>Thodannur</text:p>
          </table:table-cell>
          <table:table-cell table:number-columns-repeated="1016"/>
        </table:table-row>
        <table:table-row table:style-name="ro2">
          <table:table-cell table:style-name="ce17" office:value-type="float" office:value="430" calcext:value-type="float">
            <text:p>430</text:p>
          </table:table-cell>
          <table:table-cell table:style-name="ce17" office:value-type="float" office:value="16033" calcext:value-type="float">
            <text:p>16033</text:p>
          </table:table-cell>
          <table:table-cell table:style-name="ce17" office:value-type="string" calcext:value-type="string">
            <text:p>R A C H S S Katameri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8 - 12</text:p>
          </table:table-cell>
          <table:table-cell table:style-name="ce17" table:formula="of:=IF([.E431]=&quot;11 - 12&quot;;&quot;HSS&quot;;IF([.E431]=&quot;8 - 12&quot;;&quot;HS, HSS&quot;;IF([.E431]=&quot;8 - 10&quot;;&quot;HS&quot;;IF([.E431]=&quot;1 - 4&quot;;&quot;LP&quot;;IF([.E431]=&quot;5 -7&quot;;&quot;UP&quot;;IF([.E431]=&quot;1 - 5&quot;;&quot;LP, UP&quot;;IF([.E431]=&quot;5 - 10&quot;;&quot;UP, HS&quot;;IF([.E431]=&quot;1 - 7&quot;;&quot;LP, UP&quot;;IF([.E431]=&quot;1 -10&quot;;&quot;LP, UP, HS&quot;;IF([.E431]=&quot;1 - 12&quot;;&quot;LP, UP, HS, HSS&quot;;IF([.E431]=&quot;5 - 12&quot;;&quot;UP, HS, HSS&quot;;&quot;&quot;)))))))))))" office:value-type="string" office:string-value="HS, HSS" calcext:value-type="string">
            <text:p>HS, HSS</text:p>
          </table:table-cell>
          <table:table-cell office:value-type="string" calcext:value-type="string">
            <text:p>Thodannur</text:p>
          </table:table-cell>
          <table:table-cell table:number-columns-repeated="1016"/>
        </table:table-row>
        <table:table-row table:style-name="ro2">
          <table:table-cell table:style-name="ce17" office:value-type="float" office:value="431" calcext:value-type="float">
            <text:p>431</text:p>
          </table:table-cell>
          <table:table-cell table:style-name="ce17" office:value-type="float" office:value="16059" calcext:value-type="float">
            <text:p>16059</text:p>
          </table:table-cell>
          <table:table-cell table:style-name="ce17" office:value-type="string" calcext:value-type="string">
            <text:p>S. N. H.S.S. Thiruvallur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5 - 12</text:p>
          </table:table-cell>
          <table:table-cell table:style-name="ce17" table:formula="of:=IF([.E432]=&quot;11 - 12&quot;;&quot;HSS&quot;;IF([.E432]=&quot;8 - 12&quot;;&quot;HS, HSS&quot;;IF([.E432]=&quot;8 - 10&quot;;&quot;HS&quot;;IF([.E432]=&quot;1 - 4&quot;;&quot;LP&quot;;IF([.E432]=&quot;5 -7&quot;;&quot;UP&quot;;IF([.E432]=&quot;1 - 5&quot;;&quot;LP, UP&quot;;IF([.E432]=&quot;5 - 10&quot;;&quot;UP, HS&quot;;IF([.E432]=&quot;1 - 7&quot;;&quot;LP, UP&quot;;IF([.E432]=&quot;1 -10&quot;;&quot;LP, UP, HS&quot;;IF([.E432]=&quot;1 - 12&quot;;&quot;LP, UP, HS, HSS&quot;;IF([.E432]=&quot;5 - 12&quot;;&quot;UP, HS, HSS&quot;;&quot;&quot;)))))))))))" office:value-type="string" office:string-value="UP, HS, HSS" calcext:value-type="string">
            <text:p>UP, HS, HSS</text:p>
          </table:table-cell>
          <table:table-cell office:value-type="string" calcext:value-type="string">
            <text:p>Thodannur</text:p>
          </table:table-cell>
          <table:table-cell table:number-columns-repeated="1016"/>
        </table:table-row>
        <table:table-row table:style-name="ro2">
          <table:table-cell table:style-name="ce17" office:value-type="float" office:value="432" calcext:value-type="float">
            <text:p>432</text:p>
          </table:table-cell>
          <table:table-cell table:style-name="ce17" office:value-type="float" office:value="16060" calcext:value-type="float">
            <text:p>16060</text:p>
          </table:table-cell>
          <table:table-cell table:style-name="ce17" office:value-type="string" calcext:value-type="string">
            <text:p>Rahmaniya H S Ayancheri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12</text:p>
          </table:table-cell>
          <table:table-cell table:style-name="ce17" table:formula="of:=IF([.E433]=&quot;11 - 12&quot;;&quot;HSS&quot;;IF([.E433]=&quot;8 - 12&quot;;&quot;HS, HSS&quot;;IF([.E433]=&quot;8 - 10&quot;;&quot;HS&quot;;IF([.E433]=&quot;1 - 4&quot;;&quot;LP&quot;;IF([.E433]=&quot;5 -7&quot;;&quot;UP&quot;;IF([.E433]=&quot;1 - 5&quot;;&quot;LP, UP&quot;;IF([.E433]=&quot;5 - 10&quot;;&quot;UP, HS&quot;;IF([.E433]=&quot;1 - 7&quot;;&quot;LP, UP&quot;;IF([.E433]=&quot;1 -10&quot;;&quot;LP, UP, HS&quot;;IF([.E433]=&quot;1 - 12&quot;;&quot;LP, UP, HS, HSS&quot;;IF([.E433]=&quot;5 - 12&quot;;&quot;UP, HS, HSS&quot;;&quot;&quot;)))))))))))" office:value-type="string" office:string-value="LP, UP, HS, HSS" calcext:value-type="string">
            <text:p>LP, UP, HS, HSS</text:p>
          </table:table-cell>
          <table:table-cell office:value-type="string" calcext:value-type="string">
            <text:p>Thodannur</text:p>
          </table:table-cell>
          <table:table-cell table:number-columns-repeated="1016"/>
        </table:table-row>
        <table:table-row table:style-name="ro2">
          <table:table-cell table:style-name="ce17" office:value-type="float" office:value="433" calcext:value-type="float">
            <text:p>433</text:p>
          </table:table-cell>
          <table:table-cell table:style-name="ce17" office:value-type="float" office:value="16701" calcext:value-type="float">
            <text:p>16701</text:p>
          </table:table-cell>
          <table:table-cell table:style-name="ce17" office:value-type="string" calcext:value-type="string">
            <text:p>Arangot MLP School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434]=&quot;11 - 12&quot;;&quot;HSS&quot;;IF([.E434]=&quot;8 - 12&quot;;&quot;HS, HSS&quot;;IF([.E434]=&quot;8 - 10&quot;;&quot;HS&quot;;IF([.E434]=&quot;1 - 4&quot;;&quot;LP&quot;;IF([.E434]=&quot;5 -7&quot;;&quot;UP&quot;;IF([.E434]=&quot;1 - 5&quot;;&quot;LP, UP&quot;;IF([.E434]=&quot;5 - 10&quot;;&quot;UP, HS&quot;;IF([.E434]=&quot;1 - 7&quot;;&quot;LP, UP&quot;;IF([.E434]=&quot;1 -10&quot;;&quot;LP, UP, HS&quot;;IF([.E434]=&quot;1 - 12&quot;;&quot;LP, UP, HS, HSS&quot;;IF([.E434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Thodannur</text:p>
          </table:table-cell>
          <table:table-cell table:number-columns-repeated="1016"/>
        </table:table-row>
        <table:table-row table:style-name="ro2">
          <table:table-cell table:style-name="ce17" office:value-type="float" office:value="434" calcext:value-type="float">
            <text:p>434</text:p>
          </table:table-cell>
          <table:table-cell table:style-name="ce17" office:value-type="float" office:value="16702" calcext:value-type="float">
            <text:p>16702</text:p>
          </table:table-cell>
          <table:table-cell table:style-name="ce17" office:value-type="string" calcext:value-type="string">
            <text:p>Ayancheri L. P.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435]=&quot;11 - 12&quot;;&quot;HSS&quot;;IF([.E435]=&quot;8 - 12&quot;;&quot;HS, HSS&quot;;IF([.E435]=&quot;8 - 10&quot;;&quot;HS&quot;;IF([.E435]=&quot;1 - 4&quot;;&quot;LP&quot;;IF([.E435]=&quot;5 -7&quot;;&quot;UP&quot;;IF([.E435]=&quot;1 - 5&quot;;&quot;LP, UP&quot;;IF([.E435]=&quot;5 - 10&quot;;&quot;UP, HS&quot;;IF([.E435]=&quot;1 - 7&quot;;&quot;LP, UP&quot;;IF([.E435]=&quot;1 -10&quot;;&quot;LP, UP, HS&quot;;IF([.E435]=&quot;1 - 12&quot;;&quot;LP, UP, HS, HSS&quot;;IF([.E435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Thodannur</text:p>
          </table:table-cell>
          <table:table-cell table:number-columns-repeated="1016"/>
        </table:table-row>
        <table:table-row table:style-name="ro2">
          <table:table-cell table:style-name="ce17" office:value-type="float" office:value="435" calcext:value-type="float">
            <text:p>435</text:p>
          </table:table-cell>
          <table:table-cell table:style-name="ce17" office:value-type="float" office:value="16703" calcext:value-type="float">
            <text:p>16703</text:p>
          </table:table-cell>
          <table:table-cell table:style-name="ce17" office:value-type="string" calcext:value-type="string">
            <text:p>Ayancheri No. 1. L. P.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436]=&quot;11 - 12&quot;;&quot;HSS&quot;;IF([.E436]=&quot;8 - 12&quot;;&quot;HS, HSS&quot;;IF([.E436]=&quot;8 - 10&quot;;&quot;HS&quot;;IF([.E436]=&quot;1 - 4&quot;;&quot;LP&quot;;IF([.E436]=&quot;5 -7&quot;;&quot;UP&quot;;IF([.E436]=&quot;1 - 5&quot;;&quot;LP, UP&quot;;IF([.E436]=&quot;5 - 10&quot;;&quot;UP, HS&quot;;IF([.E436]=&quot;1 - 7&quot;;&quot;LP, UP&quot;;IF([.E436]=&quot;1 -10&quot;;&quot;LP, UP, HS&quot;;IF([.E436]=&quot;1 - 12&quot;;&quot;LP, UP, HS, HSS&quot;;IF([.E436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Thodannur</text:p>
          </table:table-cell>
          <table:table-cell table:number-columns-repeated="1016"/>
        </table:table-row>
        <table:table-row table:style-name="ro2">
          <table:table-cell table:style-name="ce17" office:value-type="float" office:value="436" calcext:value-type="float">
            <text:p>436</text:p>
          </table:table-cell>
          <table:table-cell table:style-name="ce17" office:value-type="float" office:value="16704" calcext:value-type="float">
            <text:p>16704</text:p>
          </table:table-cell>
          <table:table-cell table:style-name="ce17" office:value-type="string" calcext:value-type="string">
            <text:p>Ayancheri D.V. L. P.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437]=&quot;11 - 12&quot;;&quot;HSS&quot;;IF([.E437]=&quot;8 - 12&quot;;&quot;HS, HSS&quot;;IF([.E437]=&quot;8 - 10&quot;;&quot;HS&quot;;IF([.E437]=&quot;1 - 4&quot;;&quot;LP&quot;;IF([.E437]=&quot;5 -7&quot;;&quot;UP&quot;;IF([.E437]=&quot;1 - 5&quot;;&quot;LP, UP&quot;;IF([.E437]=&quot;5 - 10&quot;;&quot;UP, HS&quot;;IF([.E437]=&quot;1 - 7&quot;;&quot;LP, UP&quot;;IF([.E437]=&quot;1 -10&quot;;&quot;LP, UP, HS&quot;;IF([.E437]=&quot;1 - 12&quot;;&quot;LP, UP, HS, HSS&quot;;IF([.E437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Thodannur</text:p>
          </table:table-cell>
          <table:table-cell table:number-columns-repeated="1016"/>
        </table:table-row>
        <table:table-row table:style-name="ro2">
          <table:table-cell table:style-name="ce17" office:value-type="float" office:value="437" calcext:value-type="float">
            <text:p>437</text:p>
          </table:table-cell>
          <table:table-cell table:style-name="ce17" office:value-type="float" office:value="16705" calcext:value-type="float">
            <text:p>16705</text:p>
          </table:table-cell>
          <table:table-cell table:style-name="ce17" office:value-type="string" calcext:value-type="string">
            <text:p>Ayancheri M. L. P.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438]=&quot;11 - 12&quot;;&quot;HSS&quot;;IF([.E438]=&quot;8 - 12&quot;;&quot;HS, HSS&quot;;IF([.E438]=&quot;8 - 10&quot;;&quot;HS&quot;;IF([.E438]=&quot;1 - 4&quot;;&quot;LP&quot;;IF([.E438]=&quot;5 -7&quot;;&quot;UP&quot;;IF([.E438]=&quot;1 - 5&quot;;&quot;LP, UP&quot;;IF([.E438]=&quot;5 - 10&quot;;&quot;UP, HS&quot;;IF([.E438]=&quot;1 - 7&quot;;&quot;LP, UP&quot;;IF([.E438]=&quot;1 -10&quot;;&quot;LP, UP, HS&quot;;IF([.E438]=&quot;1 - 12&quot;;&quot;LP, UP, HS, HSS&quot;;IF([.E438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Thodannur</text:p>
          </table:table-cell>
          <table:table-cell table:number-columns-repeated="1016"/>
        </table:table-row>
        <table:table-row table:style-name="ro2">
          <table:table-cell table:style-name="ce17" office:value-type="float" office:value="438" calcext:value-type="float">
            <text:p>438</text:p>
          </table:table-cell>
          <table:table-cell table:style-name="ce17" office:value-type="float" office:value="16706" calcext:value-type="float">
            <text:p>16706</text:p>
          </table:table-cell>
          <table:table-cell table:style-name="ce17" office:value-type="string" calcext:value-type="string">
            <text:p>Abdulla Memorial M L P SchoolKanjirattuthara Thiruvalloor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439]=&quot;11 - 12&quot;;&quot;HSS&quot;;IF([.E439]=&quot;8 - 12&quot;;&quot;HS, HSS&quot;;IF([.E439]=&quot;8 - 10&quot;;&quot;HS&quot;;IF([.E439]=&quot;1 - 4&quot;;&quot;LP&quot;;IF([.E439]=&quot;5 -7&quot;;&quot;UP&quot;;IF([.E439]=&quot;1 - 5&quot;;&quot;LP, UP&quot;;IF([.E439]=&quot;5 - 10&quot;;&quot;UP, HS&quot;;IF([.E439]=&quot;1 - 7&quot;;&quot;LP, UP&quot;;IF([.E439]=&quot;1 -10&quot;;&quot;LP, UP, HS&quot;;IF([.E439]=&quot;1 - 12&quot;;&quot;LP, UP, HS, HSS&quot;;IF([.E439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Thodannur</text:p>
          </table:table-cell>
          <table:table-cell table:number-columns-repeated="1016"/>
        </table:table-row>
        <table:table-row table:style-name="ro2">
          <table:table-cell table:style-name="ce17" office:value-type="float" office:value="439" calcext:value-type="float">
            <text:p>439</text:p>
          </table:table-cell>
          <table:table-cell table:style-name="ce17" office:value-type="float" office:value="16707" calcext:value-type="float">
            <text:p>16707</text:p>
          </table:table-cell>
          <table:table-cell table:style-name="ce17" office:value-type="string" calcext:value-type="string">
            <text:p>Chathoth M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440]=&quot;11 - 12&quot;;&quot;HSS&quot;;IF([.E440]=&quot;8 - 12&quot;;&quot;HS, HSS&quot;;IF([.E440]=&quot;8 - 10&quot;;&quot;HS&quot;;IF([.E440]=&quot;1 - 4&quot;;&quot;LP&quot;;IF([.E440]=&quot;5 -7&quot;;&quot;UP&quot;;IF([.E440]=&quot;1 - 5&quot;;&quot;LP, UP&quot;;IF([.E440]=&quot;5 - 10&quot;;&quot;UP, HS&quot;;IF([.E440]=&quot;1 - 7&quot;;&quot;LP, UP&quot;;IF([.E440]=&quot;1 -10&quot;;&quot;LP, UP, HS&quot;;IF([.E440]=&quot;1 - 12&quot;;&quot;LP, UP, HS, HSS&quot;;IF([.E440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Thodannur</text:p>
          </table:table-cell>
          <table:table-cell table:number-columns-repeated="1016"/>
        </table:table-row>
        <table:table-row table:style-name="ro2">
          <table:table-cell table:style-name="ce17" office:value-type="float" office:value="440" calcext:value-type="float">
            <text:p>440</text:p>
          </table:table-cell>
          <table:table-cell table:style-name="ce17" office:value-type="float" office:value="16708" calcext:value-type="float">
            <text:p>16708</text:p>
          </table:table-cell>
          <table:table-cell table:style-name="ce17" office:value-type="string" calcext:value-type="string">
            <text:p>Chemmarathur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441]=&quot;11 - 12&quot;;&quot;HSS&quot;;IF([.E441]=&quot;8 - 12&quot;;&quot;HS, HSS&quot;;IF([.E441]=&quot;8 - 10&quot;;&quot;HS&quot;;IF([.E441]=&quot;1 - 4&quot;;&quot;LP&quot;;IF([.E441]=&quot;5 -7&quot;;&quot;UP&quot;;IF([.E441]=&quot;1 - 5&quot;;&quot;LP, UP&quot;;IF([.E441]=&quot;5 - 10&quot;;&quot;UP, HS&quot;;IF([.E441]=&quot;1 - 7&quot;;&quot;LP, UP&quot;;IF([.E441]=&quot;1 -10&quot;;&quot;LP, UP, HS&quot;;IF([.E441]=&quot;1 - 12&quot;;&quot;LP, UP, HS, HSS&quot;;IF([.E441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Thodannur</text:p>
          </table:table-cell>
          <table:table-cell table:number-columns-repeated="1016"/>
        </table:table-row>
        <table:table-row table:style-name="ro2">
          <table:table-cell table:style-name="ce17" office:value-type="float" office:value="441" calcext:value-type="float">
            <text:p>441</text:p>
          </table:table-cell>
          <table:table-cell table:style-name="ce17" office:value-type="float" office:value="16709" calcext:value-type="float">
            <text:p>16709</text:p>
          </table:table-cell>
          <table:table-cell table:style-name="ce17" office:value-type="string" calcext:value-type="string">
            <text:p>Chemmarathur W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442]=&quot;11 - 12&quot;;&quot;HSS&quot;;IF([.E442]=&quot;8 - 12&quot;;&quot;HS, HSS&quot;;IF([.E442]=&quot;8 - 10&quot;;&quot;HS&quot;;IF([.E442]=&quot;1 - 4&quot;;&quot;LP&quot;;IF([.E442]=&quot;5 -7&quot;;&quot;UP&quot;;IF([.E442]=&quot;1 - 5&quot;;&quot;LP, UP&quot;;IF([.E442]=&quot;5 - 10&quot;;&quot;UP, HS&quot;;IF([.E442]=&quot;1 - 7&quot;;&quot;LP, UP&quot;;IF([.E442]=&quot;1 -10&quot;;&quot;LP, UP, HS&quot;;IF([.E442]=&quot;1 - 12&quot;;&quot;LP, UP, HS, HSS&quot;;IF([.E442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Thodannur</text:p>
          </table:table-cell>
          <table:table-cell table:number-columns-repeated="1016"/>
        </table:table-row>
        <table:table-row table:style-name="ro2">
          <table:table-cell table:style-name="ce17" office:value-type="float" office:value="442" calcext:value-type="float">
            <text:p>442</text:p>
          </table:table-cell>
          <table:table-cell table:style-name="ce17" office:value-type="float" office:value="16710" calcext:value-type="float">
            <text:p>16710</text:p>
          </table:table-cell>
          <table:table-cell table:style-name="ce17" office:value-type="string" calcext:value-type="string">
            <text:p>Chemmarathur M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443]=&quot;11 - 12&quot;;&quot;HSS&quot;;IF([.E443]=&quot;8 - 12&quot;;&quot;HS, HSS&quot;;IF([.E443]=&quot;8 - 10&quot;;&quot;HS&quot;;IF([.E443]=&quot;1 - 4&quot;;&quot;LP&quot;;IF([.E443]=&quot;5 -7&quot;;&quot;UP&quot;;IF([.E443]=&quot;1 - 5&quot;;&quot;LP, UP&quot;;IF([.E443]=&quot;5 - 10&quot;;&quot;UP, HS&quot;;IF([.E443]=&quot;1 - 7&quot;;&quot;LP, UP&quot;;IF([.E443]=&quot;1 -10&quot;;&quot;LP, UP, HS&quot;;IF([.E443]=&quot;1 - 12&quot;;&quot;LP, UP, HS, HSS&quot;;IF([.E443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Thodannur</text:p>
          </table:table-cell>
          <table:table-cell table:number-columns-repeated="1016"/>
        </table:table-row>
        <table:table-row table:style-name="ro2">
          <table:table-cell table:style-name="ce17" office:value-type="float" office:value="443" calcext:value-type="float">
            <text:p>443</text:p>
          </table:table-cell>
          <table:table-cell table:style-name="ce17" office:value-type="float" office:value="16711" calcext:value-type="float">
            <text:p>16711</text:p>
          </table:table-cell>
          <table:table-cell table:style-name="ce17" office:value-type="string" calcext:value-type="string">
            <text:p>Chiravattam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444]=&quot;11 - 12&quot;;&quot;HSS&quot;;IF([.E444]=&quot;8 - 12&quot;;&quot;HS, HSS&quot;;IF([.E444]=&quot;8 - 10&quot;;&quot;HS&quot;;IF([.E444]=&quot;1 - 4&quot;;&quot;LP&quot;;IF([.E444]=&quot;5 -7&quot;;&quot;UP&quot;;IF([.E444]=&quot;1 - 5&quot;;&quot;LP, UP&quot;;IF([.E444]=&quot;5 - 10&quot;;&quot;UP, HS&quot;;IF([.E444]=&quot;1 - 7&quot;;&quot;LP, UP&quot;;IF([.E444]=&quot;1 -10&quot;;&quot;LP, UP, HS&quot;;IF([.E444]=&quot;1 - 12&quot;;&quot;LP, UP, HS, HSS&quot;;IF([.E444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Thodannur</text:p>
          </table:table-cell>
          <table:table-cell table:number-columns-repeated="1016"/>
        </table:table-row>
        <table:table-row table:style-name="ro2">
          <table:table-cell table:style-name="ce17" office:value-type="float" office:value="444" calcext:value-type="float">
            <text:p>444</text:p>
          </table:table-cell>
          <table:table-cell table:style-name="ce17" office:value-type="float" office:value="16712" calcext:value-type="float">
            <text:p>16712</text:p>
          </table:table-cell>
          <table:table-cell table:style-name="ce17" office:value-type="string" calcext:value-type="string">
            <text:p>Edathumkara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445]=&quot;11 - 12&quot;;&quot;HSS&quot;;IF([.E445]=&quot;8 - 12&quot;;&quot;HS, HSS&quot;;IF([.E445]=&quot;8 - 10&quot;;&quot;HS&quot;;IF([.E445]=&quot;1 - 4&quot;;&quot;LP&quot;;IF([.E445]=&quot;5 -7&quot;;&quot;UP&quot;;IF([.E445]=&quot;1 - 5&quot;;&quot;LP, UP&quot;;IF([.E445]=&quot;5 - 10&quot;;&quot;UP, HS&quot;;IF([.E445]=&quot;1 - 7&quot;;&quot;LP, UP&quot;;IF([.E445]=&quot;1 -10&quot;;&quot;LP, UP, HS&quot;;IF([.E445]=&quot;1 - 12&quot;;&quot;LP, UP, HS, HSS&quot;;IF([.E445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Thodannur</text:p>
          </table:table-cell>
          <table:table-cell table:number-columns-repeated="1016"/>
        </table:table-row>
        <table:table-row table:style-name="ro2">
          <table:table-cell table:style-name="ce17" office:value-type="float" office:value="445" calcext:value-type="float">
            <text:p>445</text:p>
          </table:table-cell>
          <table:table-cell table:style-name="ce17" office:value-type="float" office:value="16713" calcext:value-type="float">
            <text:p>16713</text:p>
          </table:table-cell>
          <table:table-cell table:style-name="ce17" office:value-type="string" calcext:value-type="string">
            <text:p>Katameri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446]=&quot;11 - 12&quot;;&quot;HSS&quot;;IF([.E446]=&quot;8 - 12&quot;;&quot;HS, HSS&quot;;IF([.E446]=&quot;8 - 10&quot;;&quot;HS&quot;;IF([.E446]=&quot;1 - 4&quot;;&quot;LP&quot;;IF([.E446]=&quot;5 -7&quot;;&quot;UP&quot;;IF([.E446]=&quot;1 - 5&quot;;&quot;LP, UP&quot;;IF([.E446]=&quot;5 - 10&quot;;&quot;UP, HS&quot;;IF([.E446]=&quot;1 - 7&quot;;&quot;LP, UP&quot;;IF([.E446]=&quot;1 -10&quot;;&quot;LP, UP, HS&quot;;IF([.E446]=&quot;1 - 12&quot;;&quot;LP, UP, HS, HSS&quot;;IF([.E446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Thodannur</text:p>
          </table:table-cell>
          <table:table-cell table:number-columns-repeated="1016"/>
        </table:table-row>
        <table:table-row table:style-name="ro2">
          <table:table-cell table:style-name="ce17" office:value-type="float" office:value="446" calcext:value-type="float">
            <text:p>446</text:p>
          </table:table-cell>
          <table:table-cell table:style-name="ce17" office:value-type="float" office:value="16714" calcext:value-type="float">
            <text:p>16714</text:p>
          </table:table-cell>
          <table:table-cell table:style-name="ce17" office:value-type="string" calcext:value-type="string">
            <text:p>Katameri SM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447]=&quot;11 - 12&quot;;&quot;HSS&quot;;IF([.E447]=&quot;8 - 12&quot;;&quot;HS, HSS&quot;;IF([.E447]=&quot;8 - 10&quot;;&quot;HS&quot;;IF([.E447]=&quot;1 - 4&quot;;&quot;LP&quot;;IF([.E447]=&quot;5 -7&quot;;&quot;UP&quot;;IF([.E447]=&quot;1 - 5&quot;;&quot;LP, UP&quot;;IF([.E447]=&quot;5 - 10&quot;;&quot;UP, HS&quot;;IF([.E447]=&quot;1 - 7&quot;;&quot;LP, UP&quot;;IF([.E447]=&quot;1 -10&quot;;&quot;LP, UP, HS&quot;;IF([.E447]=&quot;1 - 12&quot;;&quot;LP, UP, HS, HSS&quot;;IF([.E447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Thodannur</text:p>
          </table:table-cell>
          <table:table-cell table:number-columns-repeated="1016"/>
        </table:table-row>
        <table:table-row table:style-name="ro2">
          <table:table-cell table:style-name="ce17" office:value-type="float" office:value="447" calcext:value-type="float">
            <text:p>447</text:p>
          </table:table-cell>
          <table:table-cell table:style-name="ce17" office:value-type="float" office:value="16715" calcext:value-type="float">
            <text:p>16715</text:p>
          </table:table-cell>
          <table:table-cell table:style-name="ce17" office:value-type="string" calcext:value-type="string">
            <text:p>Kannambathkara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448]=&quot;11 - 12&quot;;&quot;HSS&quot;;IF([.E448]=&quot;8 - 12&quot;;&quot;HS, HSS&quot;;IF([.E448]=&quot;8 - 10&quot;;&quot;HS&quot;;IF([.E448]=&quot;1 - 4&quot;;&quot;LP&quot;;IF([.E448]=&quot;5 -7&quot;;&quot;UP&quot;;IF([.E448]=&quot;1 - 5&quot;;&quot;LP, UP&quot;;IF([.E448]=&quot;5 - 10&quot;;&quot;UP, HS&quot;;IF([.E448]=&quot;1 - 7&quot;;&quot;LP, UP&quot;;IF([.E448]=&quot;1 -10&quot;;&quot;LP, UP, HS&quot;;IF([.E448]=&quot;1 - 12&quot;;&quot;LP, UP, HS, HSS&quot;;IF([.E448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Thodannur</text:p>
          </table:table-cell>
          <table:table-cell table:number-columns-repeated="1016"/>
        </table:table-row>
        <table:table-row table:style-name="ro2">
          <table:table-cell table:style-name="ce17" office:value-type="float" office:value="448" calcext:value-type="float">
            <text:p>448</text:p>
          </table:table-cell>
          <table:table-cell table:style-name="ce17" office:value-type="float" office:value="16716" calcext:value-type="float">
            <text:p>16716</text:p>
          </table:table-cell>
          <table:table-cell table:style-name="ce17" office:value-type="string" calcext:value-type="string">
            <text:p>Karthikapally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449]=&quot;11 - 12&quot;;&quot;HSS&quot;;IF([.E449]=&quot;8 - 12&quot;;&quot;HS, HSS&quot;;IF([.E449]=&quot;8 - 10&quot;;&quot;HS&quot;;IF([.E449]=&quot;1 - 4&quot;;&quot;LP&quot;;IF([.E449]=&quot;5 -7&quot;;&quot;UP&quot;;IF([.E449]=&quot;1 - 5&quot;;&quot;LP, UP&quot;;IF([.E449]=&quot;5 - 10&quot;;&quot;UP, HS&quot;;IF([.E449]=&quot;1 - 7&quot;;&quot;LP, UP&quot;;IF([.E449]=&quot;1 -10&quot;;&quot;LP, UP, HS&quot;;IF([.E449]=&quot;1 - 12&quot;;&quot;LP, UP, HS, HSS&quot;;IF([.E449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Thodannur</text:p>
          </table:table-cell>
          <table:table-cell table:number-columns-repeated="1016"/>
        </table:table-row>
        <table:table-row table:style-name="ro2">
          <table:table-cell table:style-name="ce17" office:value-type="float" office:value="449" calcext:value-type="float">
            <text:p>449</text:p>
          </table:table-cell>
          <table:table-cell table:style-name="ce17" office:value-type="float" office:value="16717" calcext:value-type="float">
            <text:p>16717</text:p>
          </table:table-cell>
          <table:table-cell table:style-name="ce17" office:value-type="string" calcext:value-type="string">
            <text:p>Kavil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450]=&quot;11 - 12&quot;;&quot;HSS&quot;;IF([.E450]=&quot;8 - 12&quot;;&quot;HS, HSS&quot;;IF([.E450]=&quot;8 - 10&quot;;&quot;HS&quot;;IF([.E450]=&quot;1 - 4&quot;;&quot;LP&quot;;IF([.E450]=&quot;5 -7&quot;;&quot;UP&quot;;IF([.E450]=&quot;1 - 5&quot;;&quot;LP, UP&quot;;IF([.E450]=&quot;5 - 10&quot;;&quot;UP, HS&quot;;IF([.E450]=&quot;1 - 7&quot;;&quot;LP, UP&quot;;IF([.E450]=&quot;1 -10&quot;;&quot;LP, UP, HS&quot;;IF([.E450]=&quot;1 - 12&quot;;&quot;LP, UP, HS, HSS&quot;;IF([.E450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Thodannur</text:p>
          </table:table-cell>
          <table:table-cell table:number-columns-repeated="1016"/>
        </table:table-row>
        <table:table-row table:style-name="ro2">
          <table:table-cell table:style-name="ce17" office:value-type="float" office:value="450" calcext:value-type="float">
            <text:p>450</text:p>
          </table:table-cell>
          <table:table-cell table:style-name="ce17" office:value-type="float" office:value="16718" calcext:value-type="float">
            <text:p>16718</text:p>
          </table:table-cell>
          <table:table-cell table:style-name="ce17" office:value-type="string" calcext:value-type="string">
            <text:p>Kolathur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451]=&quot;11 - 12&quot;;&quot;HSS&quot;;IF([.E451]=&quot;8 - 12&quot;;&quot;HS, HSS&quot;;IF([.E451]=&quot;8 - 10&quot;;&quot;HS&quot;;IF([.E451]=&quot;1 - 4&quot;;&quot;LP&quot;;IF([.E451]=&quot;5 -7&quot;;&quot;UP&quot;;IF([.E451]=&quot;1 - 5&quot;;&quot;LP, UP&quot;;IF([.E451]=&quot;5 - 10&quot;;&quot;UP, HS&quot;;IF([.E451]=&quot;1 - 7&quot;;&quot;LP, UP&quot;;IF([.E451]=&quot;1 -10&quot;;&quot;LP, UP, HS&quot;;IF([.E451]=&quot;1 - 12&quot;;&quot;LP, UP, HS, HSS&quot;;IF([.E451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Thodannur</text:p>
          </table:table-cell>
          <table:table-cell table:number-columns-repeated="1016"/>
        </table:table-row>
        <table:table-row table:style-name="ro2">
          <table:table-cell table:style-name="ce17" office:value-type="float" office:value="451" calcext:value-type="float">
            <text:p>451</text:p>
          </table:table-cell>
          <table:table-cell table:style-name="ce17" office:value-type="float" office:value="16719" calcext:value-type="float">
            <text:p>16719</text:p>
          </table:table-cell>
          <table:table-cell table:style-name="ce17" office:value-type="string" calcext:value-type="string">
            <text:p>Kottappally M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452]=&quot;11 - 12&quot;;&quot;HSS&quot;;IF([.E452]=&quot;8 - 12&quot;;&quot;HS, HSS&quot;;IF([.E452]=&quot;8 - 10&quot;;&quot;HS&quot;;IF([.E452]=&quot;1 - 4&quot;;&quot;LP&quot;;IF([.E452]=&quot;5 -7&quot;;&quot;UP&quot;;IF([.E452]=&quot;1 - 5&quot;;&quot;LP, UP&quot;;IF([.E452]=&quot;5 - 10&quot;;&quot;UP, HS&quot;;IF([.E452]=&quot;1 - 7&quot;;&quot;LP, UP&quot;;IF([.E452]=&quot;1 -10&quot;;&quot;LP, UP, HS&quot;;IF([.E452]=&quot;1 - 12&quot;;&quot;LP, UP, HS, HSS&quot;;IF([.E452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Thodannur</text:p>
          </table:table-cell>
          <table:table-cell table:number-columns-repeated="1016"/>
        </table:table-row>
        <table:table-row table:style-name="ro2">
          <table:table-cell table:style-name="ce17" office:value-type="float" office:value="452" calcext:value-type="float">
            <text:p>452</text:p>
          </table:table-cell>
          <table:table-cell table:style-name="ce17" office:value-type="float" office:value="16720" calcext:value-type="float">
            <text:p>16720</text:p>
          </table:table-cell>
          <table:table-cell table:style-name="ce17" office:value-type="string" calcext:value-type="string">
            <text:p>Kurunthodi M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453]=&quot;11 - 12&quot;;&quot;HSS&quot;;IF([.E453]=&quot;8 - 12&quot;;&quot;HS, HSS&quot;;IF([.E453]=&quot;8 - 10&quot;;&quot;HS&quot;;IF([.E453]=&quot;1 - 4&quot;;&quot;LP&quot;;IF([.E453]=&quot;5 -7&quot;;&quot;UP&quot;;IF([.E453]=&quot;1 - 5&quot;;&quot;LP, UP&quot;;IF([.E453]=&quot;5 - 10&quot;;&quot;UP, HS&quot;;IF([.E453]=&quot;1 - 7&quot;;&quot;LP, UP&quot;;IF([.E453]=&quot;1 -10&quot;;&quot;LP, UP, HS&quot;;IF([.E453]=&quot;1 - 12&quot;;&quot;LP, UP, HS, HSS&quot;;IF([.E453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Thodannur</text:p>
          </table:table-cell>
          <table:table-cell table:number-columns-repeated="1016"/>
        </table:table-row>
        <table:table-row table:style-name="ro2">
          <table:table-cell table:style-name="ce17" office:value-type="float" office:value="453" calcext:value-type="float">
            <text:p>453</text:p>
          </table:table-cell>
          <table:table-cell table:style-name="ce17" office:value-type="float" office:value="16721" calcext:value-type="float">
            <text:p>16721</text:p>
          </table:table-cell>
          <table:table-cell table:style-name="ce17" office:value-type="string" calcext:value-type="string">
            <text:p>Kurinhaliyodu Pallikkuni M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454]=&quot;11 - 12&quot;;&quot;HSS&quot;;IF([.E454]=&quot;8 - 12&quot;;&quot;HS, HSS&quot;;IF([.E454]=&quot;8 - 10&quot;;&quot;HS&quot;;IF([.E454]=&quot;1 - 4&quot;;&quot;LP&quot;;IF([.E454]=&quot;5 -7&quot;;&quot;UP&quot;;IF([.E454]=&quot;1 - 5&quot;;&quot;LP, UP&quot;;IF([.E454]=&quot;5 - 10&quot;;&quot;UP, HS&quot;;IF([.E454]=&quot;1 - 7&quot;;&quot;LP, UP&quot;;IF([.E454]=&quot;1 -10&quot;;&quot;LP, UP, HS&quot;;IF([.E454]=&quot;1 - 12&quot;;&quot;LP, UP, HS, HSS&quot;;IF([.E454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Thodannur</text:p>
          </table:table-cell>
          <table:table-cell table:number-columns-repeated="1016"/>
        </table:table-row>
        <table:table-row table:style-name="ro2">
          <table:table-cell table:style-name="ce17" office:value-type="float" office:value="454" calcext:value-type="float">
            <text:p>454</text:p>
          </table:table-cell>
          <table:table-cell table:style-name="ce17" office:value-type="float" office:value="16722" calcext:value-type="float">
            <text:p>16722</text:p>
          </table:table-cell>
          <table:table-cell table:style-name="ce17" office:value-type="string" calcext:value-type="string">
            <text:p>Mandarathur M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455]=&quot;11 - 12&quot;;&quot;HSS&quot;;IF([.E455]=&quot;8 - 12&quot;;&quot;HS, HSS&quot;;IF([.E455]=&quot;8 - 10&quot;;&quot;HS&quot;;IF([.E455]=&quot;1 - 4&quot;;&quot;LP&quot;;IF([.E455]=&quot;5 -7&quot;;&quot;UP&quot;;IF([.E455]=&quot;1 - 5&quot;;&quot;LP, UP&quot;;IF([.E455]=&quot;5 - 10&quot;;&quot;UP, HS&quot;;IF([.E455]=&quot;1 - 7&quot;;&quot;LP, UP&quot;;IF([.E455]=&quot;1 -10&quot;;&quot;LP, UP, HS&quot;;IF([.E455]=&quot;1 - 12&quot;;&quot;LP, UP, HS, HSS&quot;;IF([.E455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Thodannur</text:p>
          </table:table-cell>
          <table:table-cell table:number-columns-repeated="1016"/>
        </table:table-row>
        <table:table-row table:style-name="ro2">
          <table:table-cell table:style-name="ce17" office:value-type="float" office:value="455" calcext:value-type="float">
            <text:p>455</text:p>
          </table:table-cell>
          <table:table-cell table:style-name="ce17" office:value-type="float" office:value="16723" calcext:value-type="float">
            <text:p>16723</text:p>
          </table:table-cell>
          <table:table-cell table:style-name="ce17" office:value-type="string" calcext:value-type="string">
            <text:p>Mayyannur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456]=&quot;11 - 12&quot;;&quot;HSS&quot;;IF([.E456]=&quot;8 - 12&quot;;&quot;HS, HSS&quot;;IF([.E456]=&quot;8 - 10&quot;;&quot;HS&quot;;IF([.E456]=&quot;1 - 4&quot;;&quot;LP&quot;;IF([.E456]=&quot;5 -7&quot;;&quot;UP&quot;;IF([.E456]=&quot;1 - 5&quot;;&quot;LP, UP&quot;;IF([.E456]=&quot;5 - 10&quot;;&quot;UP, HS&quot;;IF([.E456]=&quot;1 - 7&quot;;&quot;LP, UP&quot;;IF([.E456]=&quot;1 -10&quot;;&quot;LP, UP, HS&quot;;IF([.E456]=&quot;1 - 12&quot;;&quot;LP, UP, HS, HSS&quot;;IF([.E456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Thodannur</text:p>
          </table:table-cell>
          <table:table-cell table:number-columns-repeated="1016"/>
        </table:table-row>
        <table:table-row table:style-name="ro2">
          <table:table-cell table:style-name="ce17" office:value-type="float" office:value="456" calcext:value-type="float">
            <text:p>456</text:p>
          </table:table-cell>
          <table:table-cell table:style-name="ce17" office:value-type="float" office:value="16724" calcext:value-type="float">
            <text:p>16724</text:p>
          </table:table-cell>
          <table:table-cell table:style-name="ce17" office:value-type="string" calcext:value-type="string">
            <text:p>Memunda East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457]=&quot;11 - 12&quot;;&quot;HSS&quot;;IF([.E457]=&quot;8 - 12&quot;;&quot;HS, HSS&quot;;IF([.E457]=&quot;8 - 10&quot;;&quot;HS&quot;;IF([.E457]=&quot;1 - 4&quot;;&quot;LP&quot;;IF([.E457]=&quot;5 -7&quot;;&quot;UP&quot;;IF([.E457]=&quot;1 - 5&quot;;&quot;LP, UP&quot;;IF([.E457]=&quot;5 - 10&quot;;&quot;UP, HS&quot;;IF([.E457]=&quot;1 - 7&quot;;&quot;LP, UP&quot;;IF([.E457]=&quot;1 -10&quot;;&quot;LP, UP, HS&quot;;IF([.E457]=&quot;1 - 12&quot;;&quot;LP, UP, HS, HSS&quot;;IF([.E457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Thodannur</text:p>
          </table:table-cell>
          <table:table-cell table:number-columns-repeated="1016"/>
        </table:table-row>
        <table:table-row table:style-name="ro2">
          <table:table-cell table:style-name="ce17" office:value-type="float" office:value="457" calcext:value-type="float">
            <text:p>457</text:p>
          </table:table-cell>
          <table:table-cell table:style-name="ce17" office:value-type="float" office:value="16725" calcext:value-type="float">
            <text:p>16725</text:p>
          </table:table-cell>
          <table:table-cell table:style-name="ce17" office:value-type="string" calcext:value-type="string">
            <text:p>Mudappilavil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458]=&quot;11 - 12&quot;;&quot;HSS&quot;;IF([.E458]=&quot;8 - 12&quot;;&quot;HS, HSS&quot;;IF([.E458]=&quot;8 - 10&quot;;&quot;HS&quot;;IF([.E458]=&quot;1 - 4&quot;;&quot;LP&quot;;IF([.E458]=&quot;5 -7&quot;;&quot;UP&quot;;IF([.E458]=&quot;1 - 5&quot;;&quot;LP, UP&quot;;IF([.E458]=&quot;5 - 10&quot;;&quot;UP, HS&quot;;IF([.E458]=&quot;1 - 7&quot;;&quot;LP, UP&quot;;IF([.E458]=&quot;1 -10&quot;;&quot;LP, UP, HS&quot;;IF([.E458]=&quot;1 - 12&quot;;&quot;LP, UP, HS, HSS&quot;;IF([.E458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Thodannur</text:p>
          </table:table-cell>
          <table:table-cell table:number-columns-repeated="1016"/>
        </table:table-row>
        <table:table-row table:style-name="ro2">
          <table:table-cell table:style-name="ce17" office:value-type="float" office:value="458" calcext:value-type="float">
            <text:p>458</text:p>
          </table:table-cell>
          <table:table-cell table:style-name="ce17" office:value-type="float" office:value="16726" calcext:value-type="float">
            <text:p>16726</text:p>
          </table:table-cell>
          <table:table-cell table:style-name="ce17" office:value-type="string" calcext:value-type="string">
            <text:p>Mudappilavil N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459]=&quot;11 - 12&quot;;&quot;HSS&quot;;IF([.E459]=&quot;8 - 12&quot;;&quot;HS, HSS&quot;;IF([.E459]=&quot;8 - 10&quot;;&quot;HS&quot;;IF([.E459]=&quot;1 - 4&quot;;&quot;LP&quot;;IF([.E459]=&quot;5 -7&quot;;&quot;UP&quot;;IF([.E459]=&quot;1 - 5&quot;;&quot;LP, UP&quot;;IF([.E459]=&quot;5 - 10&quot;;&quot;UP, HS&quot;;IF([.E459]=&quot;1 - 7&quot;;&quot;LP, UP&quot;;IF([.E459]=&quot;1 -10&quot;;&quot;LP, UP, HS&quot;;IF([.E459]=&quot;1 - 12&quot;;&quot;LP, UP, HS, HSS&quot;;IF([.E459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Thodannur</text:p>
          </table:table-cell>
          <table:table-cell table:number-columns-repeated="1016"/>
        </table:table-row>
        <table:table-row table:style-name="ro2">
          <table:table-cell table:style-name="ce17" office:value-type="float" office:value="459" calcext:value-type="float">
            <text:p>459</text:p>
          </table:table-cell>
          <table:table-cell table:style-name="ce17" office:value-type="float" office:value="16727" calcext:value-type="float">
            <text:p>16727</text:p>
          </table:table-cell>
          <table:table-cell table:style-name="ce17" office:value-type="string" calcext:value-type="string">
            <text:p>Muyipra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460]=&quot;11 - 12&quot;;&quot;HSS&quot;;IF([.E460]=&quot;8 - 12&quot;;&quot;HS, HSS&quot;;IF([.E460]=&quot;8 - 10&quot;;&quot;HS&quot;;IF([.E460]=&quot;1 - 4&quot;;&quot;LP&quot;;IF([.E460]=&quot;5 -7&quot;;&quot;UP&quot;;IF([.E460]=&quot;1 - 5&quot;;&quot;LP, UP&quot;;IF([.E460]=&quot;5 - 10&quot;;&quot;UP, HS&quot;;IF([.E460]=&quot;1 - 7&quot;;&quot;LP, UP&quot;;IF([.E460]=&quot;1 -10&quot;;&quot;LP, UP, HS&quot;;IF([.E460]=&quot;1 - 12&quot;;&quot;LP, UP, HS, HSS&quot;;IF([.E460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Thodannur</text:p>
          </table:table-cell>
          <table:table-cell table:number-columns-repeated="1016"/>
        </table:table-row>
        <table:table-row table:style-name="ro2">
          <table:table-cell table:style-name="ce17" office:value-type="float" office:value="460" calcext:value-type="float">
            <text:p>460</text:p>
          </table:table-cell>
          <table:table-cell table:style-name="ce17" office:value-type="float" office:value="16728" calcext:value-type="float">
            <text:p>16728</text:p>
          </table:table-cell>
          <table:table-cell table:style-name="ce17" office:value-type="string" calcext:value-type="string">
            <text:p>Nalomkorol M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461]=&quot;11 - 12&quot;;&quot;HSS&quot;;IF([.E461]=&quot;8 - 12&quot;;&quot;HS, HSS&quot;;IF([.E461]=&quot;8 - 10&quot;;&quot;HS&quot;;IF([.E461]=&quot;1 - 4&quot;;&quot;LP&quot;;IF([.E461]=&quot;5 -7&quot;;&quot;UP&quot;;IF([.E461]=&quot;1 - 5&quot;;&quot;LP, UP&quot;;IF([.E461]=&quot;5 - 10&quot;;&quot;UP, HS&quot;;IF([.E461]=&quot;1 - 7&quot;;&quot;LP, UP&quot;;IF([.E461]=&quot;1 -10&quot;;&quot;LP, UP, HS&quot;;IF([.E461]=&quot;1 - 12&quot;;&quot;LP, UP, HS, HSS&quot;;IF([.E461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Thodannur</text:p>
          </table:table-cell>
          <table:table-cell table:number-columns-repeated="1016"/>
        </table:table-row>
        <table:table-row table:style-name="ro2">
          <table:table-cell table:style-name="ce17" office:value-type="float" office:value="461" calcext:value-type="float">
            <text:p>461</text:p>
          </table:table-cell>
          <table:table-cell table:style-name="ce17" office:value-type="float" office:value="16729" calcext:value-type="float">
            <text:p>16729</text:p>
          </table:table-cell>
          <table:table-cell table:style-name="ce17" office:value-type="string" calcext:value-type="string">
            <text:p>Nidumbramanna M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462]=&quot;11 - 12&quot;;&quot;HSS&quot;;IF([.E462]=&quot;8 - 12&quot;;&quot;HS, HSS&quot;;IF([.E462]=&quot;8 - 10&quot;;&quot;HS&quot;;IF([.E462]=&quot;1 - 4&quot;;&quot;LP&quot;;IF([.E462]=&quot;5 -7&quot;;&quot;UP&quot;;IF([.E462]=&quot;1 - 5&quot;;&quot;LP, UP&quot;;IF([.E462]=&quot;5 - 10&quot;;&quot;UP, HS&quot;;IF([.E462]=&quot;1 - 7&quot;;&quot;LP, UP&quot;;IF([.E462]=&quot;1 -10&quot;;&quot;LP, UP, HS&quot;;IF([.E462]=&quot;1 - 12&quot;;&quot;LP, UP, HS, HSS&quot;;IF([.E462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Thodannur</text:p>
          </table:table-cell>
          <table:table-cell table:number-columns-repeated="1016"/>
        </table:table-row>
        <table:table-row table:style-name="ro2">
          <table:table-cell table:style-name="ce17" office:value-type="float" office:value="462" calcext:value-type="float">
            <text:p>462</text:p>
          </table:table-cell>
          <table:table-cell table:style-name="ce17" office:value-type="float" office:value="16730" calcext:value-type="float">
            <text:p>16730</text:p>
          </table:table-cell>
          <table:table-cell table:style-name="ce17" office:value-type="string" calcext:value-type="string">
            <text:p>Ponmeri West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463]=&quot;11 - 12&quot;;&quot;HSS&quot;;IF([.E463]=&quot;8 - 12&quot;;&quot;HS, HSS&quot;;IF([.E463]=&quot;8 - 10&quot;;&quot;HS&quot;;IF([.E463]=&quot;1 - 4&quot;;&quot;LP&quot;;IF([.E463]=&quot;5 -7&quot;;&quot;UP&quot;;IF([.E463]=&quot;1 - 5&quot;;&quot;LP, UP&quot;;IF([.E463]=&quot;5 - 10&quot;;&quot;UP, HS&quot;;IF([.E463]=&quot;1 - 7&quot;;&quot;LP, UP&quot;;IF([.E463]=&quot;1 -10&quot;;&quot;LP, UP, HS&quot;;IF([.E463]=&quot;1 - 12&quot;;&quot;LP, UP, HS, HSS&quot;;IF([.E463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Thodannur</text:p>
          </table:table-cell>
          <table:table-cell table:number-columns-repeated="1016"/>
        </table:table-row>
        <table:table-row table:style-name="ro2">
          <table:table-cell table:style-name="ce17" office:value-type="float" office:value="463" calcext:value-type="float">
            <text:p>463</text:p>
          </table:table-cell>
          <table:table-cell table:style-name="ce17" office:value-type="float" office:value="16731" calcext:value-type="float">
            <text:p>16731</text:p>
          </table:table-cell>
          <table:table-cell table:style-name="ce17" office:value-type="string" calcext:value-type="string">
            <text:p>Ponmeri M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464]=&quot;11 - 12&quot;;&quot;HSS&quot;;IF([.E464]=&quot;8 - 12&quot;;&quot;HS, HSS&quot;;IF([.E464]=&quot;8 - 10&quot;;&quot;HS&quot;;IF([.E464]=&quot;1 - 4&quot;;&quot;LP&quot;;IF([.E464]=&quot;5 -7&quot;;&quot;UP&quot;;IF([.E464]=&quot;1 - 5&quot;;&quot;LP, UP&quot;;IF([.E464]=&quot;5 - 10&quot;;&quot;UP, HS&quot;;IF([.E464]=&quot;1 - 7&quot;;&quot;LP, UP&quot;;IF([.E464]=&quot;1 -10&quot;;&quot;LP, UP, HS&quot;;IF([.E464]=&quot;1 - 12&quot;;&quot;LP, UP, HS, HSS&quot;;IF([.E464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Thodannur</text:p>
          </table:table-cell>
          <table:table-cell table:number-columns-repeated="1016"/>
        </table:table-row>
        <table:table-row table:style-name="ro2">
          <table:table-cell table:style-name="ce17" office:value-type="float" office:value="464" calcext:value-type="float">
            <text:p>464</text:p>
          </table:table-cell>
          <table:table-cell table:style-name="ce17" office:value-type="float" office:value="16732" calcext:value-type="float">
            <text:p>16732</text:p>
          </table:table-cell>
          <table:table-cell table:style-name="ce17" office:value-type="string" calcext:value-type="string">
            <text:p>S. N. LPS Thiruvallur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465]=&quot;11 - 12&quot;;&quot;HSS&quot;;IF([.E465]=&quot;8 - 12&quot;;&quot;HS, HSS&quot;;IF([.E465]=&quot;8 - 10&quot;;&quot;HS&quot;;IF([.E465]=&quot;1 - 4&quot;;&quot;LP&quot;;IF([.E465]=&quot;5 -7&quot;;&quot;UP&quot;;IF([.E465]=&quot;1 - 5&quot;;&quot;LP, UP&quot;;IF([.E465]=&quot;5 - 10&quot;;&quot;UP, HS&quot;;IF([.E465]=&quot;1 - 7&quot;;&quot;LP, UP&quot;;IF([.E465]=&quot;1 -10&quot;;&quot;LP, UP, HS&quot;;IF([.E465]=&quot;1 - 12&quot;;&quot;LP, UP, HS, HSS&quot;;IF([.E465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Thodannur</text:p>
          </table:table-cell>
          <table:table-cell table:number-columns-repeated="1016"/>
        </table:table-row>
        <table:table-row table:style-name="ro2">
          <table:table-cell table:style-name="ce17" office:value-type="float" office:value="465" calcext:value-type="float">
            <text:p>465</text:p>
          </table:table-cell>
          <table:table-cell table:style-name="ce17" office:value-type="float" office:value="16733" calcext:value-type="float">
            <text:p>16733</text:p>
          </table:table-cell>
          <table:table-cell table:style-name="ce17" office:value-type="string" calcext:value-type="string">
            <text:p>Thiruvallur N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466]=&quot;11 - 12&quot;;&quot;HSS&quot;;IF([.E466]=&quot;8 - 12&quot;;&quot;HS, HSS&quot;;IF([.E466]=&quot;8 - 10&quot;;&quot;HS&quot;;IF([.E466]=&quot;1 - 4&quot;;&quot;LP&quot;;IF([.E466]=&quot;5 -7&quot;;&quot;UP&quot;;IF([.E466]=&quot;1 - 5&quot;;&quot;LP, UP&quot;;IF([.E466]=&quot;5 - 10&quot;;&quot;UP, HS&quot;;IF([.E466]=&quot;1 - 7&quot;;&quot;LP, UP&quot;;IF([.E466]=&quot;1 -10&quot;;&quot;LP, UP, HS&quot;;IF([.E466]=&quot;1 - 12&quot;;&quot;LP, UP, HS, HSS&quot;;IF([.E466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Thodannur</text:p>
          </table:table-cell>
          <table:table-cell table:number-columns-repeated="1016"/>
        </table:table-row>
        <table:table-row table:style-name="ro2">
          <table:table-cell table:style-name="ce17" office:value-type="float" office:value="466" calcext:value-type="float">
            <text:p>466</text:p>
          </table:table-cell>
          <table:table-cell table:style-name="ce17" office:value-type="float" office:value="16734" calcext:value-type="float">
            <text:p>16734</text:p>
          </table:table-cell>
          <table:table-cell table:style-name="ce17" office:value-type="string" calcext:value-type="string">
            <text:p>Thodannur M L P 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467]=&quot;11 - 12&quot;;&quot;HSS&quot;;IF([.E467]=&quot;8 - 12&quot;;&quot;HS, HSS&quot;;IF([.E467]=&quot;8 - 10&quot;;&quot;HS&quot;;IF([.E467]=&quot;1 - 4&quot;;&quot;LP&quot;;IF([.E467]=&quot;5 -7&quot;;&quot;UP&quot;;IF([.E467]=&quot;1 - 5&quot;;&quot;LP, UP&quot;;IF([.E467]=&quot;5 - 10&quot;;&quot;UP, HS&quot;;IF([.E467]=&quot;1 - 7&quot;;&quot;LP, UP&quot;;IF([.E467]=&quot;1 -10&quot;;&quot;LP, UP, HS&quot;;IF([.E467]=&quot;1 - 12&quot;;&quot;LP, UP, HS, HSS&quot;;IF([.E467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Thodannur</text:p>
          </table:table-cell>
          <table:table-cell table:number-columns-repeated="1016"/>
        </table:table-row>
        <table:table-row table:style-name="ro2">
          <table:table-cell table:style-name="ce17" office:value-type="float" office:value="467" calcext:value-type="float">
            <text:p>467</text:p>
          </table:table-cell>
          <table:table-cell table:style-name="ce17" office:value-type="float" office:value="16735" calcext:value-type="float">
            <text:p>16735</text:p>
          </table:table-cell>
          <table:table-cell table:style-name="ce17" office:value-type="string" calcext:value-type="string">
            <text:p>Valliad East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468]=&quot;11 - 12&quot;;&quot;HSS&quot;;IF([.E468]=&quot;8 - 12&quot;;&quot;HS, HSS&quot;;IF([.E468]=&quot;8 - 10&quot;;&quot;HS&quot;;IF([.E468]=&quot;1 - 4&quot;;&quot;LP&quot;;IF([.E468]=&quot;5 -7&quot;;&quot;UP&quot;;IF([.E468]=&quot;1 - 5&quot;;&quot;LP, UP&quot;;IF([.E468]=&quot;5 - 10&quot;;&quot;UP, HS&quot;;IF([.E468]=&quot;1 - 7&quot;;&quot;LP, UP&quot;;IF([.E468]=&quot;1 -10&quot;;&quot;LP, UP, HS&quot;;IF([.E468]=&quot;1 - 12&quot;;&quot;LP, UP, HS, HSS&quot;;IF([.E468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Thodannur</text:p>
          </table:table-cell>
          <table:table-cell table:number-columns-repeated="1016"/>
        </table:table-row>
        <table:table-row table:style-name="ro2">
          <table:table-cell table:style-name="ce17" office:value-type="float" office:value="468" calcext:value-type="float">
            <text:p>468</text:p>
          </table:table-cell>
          <table:table-cell table:style-name="ce17" office:value-type="float" office:value="16736" calcext:value-type="float">
            <text:p>16736</text:p>
          </table:table-cell>
          <table:table-cell table:style-name="ce17" office:value-type="string" calcext:value-type="string">
            <text:p>Valliad M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469]=&quot;11 - 12&quot;;&quot;HSS&quot;;IF([.E469]=&quot;8 - 12&quot;;&quot;HS, HSS&quot;;IF([.E469]=&quot;8 - 10&quot;;&quot;HS&quot;;IF([.E469]=&quot;1 - 4&quot;;&quot;LP&quot;;IF([.E469]=&quot;5 -7&quot;;&quot;UP&quot;;IF([.E469]=&quot;1 - 5&quot;;&quot;LP, UP&quot;;IF([.E469]=&quot;5 - 10&quot;;&quot;UP, HS&quot;;IF([.E469]=&quot;1 - 7&quot;;&quot;LP, UP&quot;;IF([.E469]=&quot;1 -10&quot;;&quot;LP, UP, HS&quot;;IF([.E469]=&quot;1 - 12&quot;;&quot;LP, UP, HS, HSS&quot;;IF([.E469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Thodannur</text:p>
          </table:table-cell>
          <table:table-cell table:number-columns-repeated="1016"/>
        </table:table-row>
        <table:table-row table:style-name="ro2">
          <table:table-cell table:style-name="ce17" office:value-type="float" office:value="469" calcext:value-type="float">
            <text:p>469</text:p>
          </table:table-cell>
          <table:table-cell table:style-name="ce17" office:value-type="float" office:value="16737" calcext:value-type="float">
            <text:p>16737</text:p>
          </table:table-cell>
          <table:table-cell table:style-name="ce17" office:value-type="string" calcext:value-type="string">
            <text:p>Valliad North M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470]=&quot;11 - 12&quot;;&quot;HSS&quot;;IF([.E470]=&quot;8 - 12&quot;;&quot;HS, HSS&quot;;IF([.E470]=&quot;8 - 10&quot;;&quot;HS&quot;;IF([.E470]=&quot;1 - 4&quot;;&quot;LP&quot;;IF([.E470]=&quot;5 -7&quot;;&quot;UP&quot;;IF([.E470]=&quot;1 - 5&quot;;&quot;LP, UP&quot;;IF([.E470]=&quot;5 - 10&quot;;&quot;UP, HS&quot;;IF([.E470]=&quot;1 - 7&quot;;&quot;LP, UP&quot;;IF([.E470]=&quot;1 -10&quot;;&quot;LP, UP, HS&quot;;IF([.E470]=&quot;1 - 12&quot;;&quot;LP, UP, HS, HSS&quot;;IF([.E470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Thodannur</text:p>
          </table:table-cell>
          <table:table-cell table:number-columns-repeated="1016"/>
        </table:table-row>
        <table:table-row table:style-name="ro2">
          <table:table-cell table:style-name="ce17" office:value-type="float" office:value="470" calcext:value-type="float">
            <text:p>470</text:p>
          </table:table-cell>
          <table:table-cell table:style-name="ce17" office:value-type="float" office:value="16738" calcext:value-type="float">
            <text:p>16738</text:p>
          </table:table-cell>
          <table:table-cell table:style-name="ce17" office:value-type="string" calcext:value-type="string">
            <text:p>Villiappally S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471]=&quot;11 - 12&quot;;&quot;HSS&quot;;IF([.E471]=&quot;8 - 12&quot;;&quot;HS, HSS&quot;;IF([.E471]=&quot;8 - 10&quot;;&quot;HS&quot;;IF([.E471]=&quot;1 - 4&quot;;&quot;LP&quot;;IF([.E471]=&quot;5 -7&quot;;&quot;UP&quot;;IF([.E471]=&quot;1 - 5&quot;;&quot;LP, UP&quot;;IF([.E471]=&quot;5 - 10&quot;;&quot;UP, HS&quot;;IF([.E471]=&quot;1 - 7&quot;;&quot;LP, UP&quot;;IF([.E471]=&quot;1 -10&quot;;&quot;LP, UP, HS&quot;;IF([.E471]=&quot;1 - 12&quot;;&quot;LP, UP, HS, HSS&quot;;IF([.E471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Thodannur</text:p>
          </table:table-cell>
          <table:table-cell table:number-columns-repeated="1016"/>
        </table:table-row>
        <table:table-row table:style-name="ro2">
          <table:table-cell table:style-name="ce17" office:value-type="float" office:value="471" calcext:value-type="float">
            <text:p>471</text:p>
          </table:table-cell>
          <table:table-cell table:style-name="ce17" office:value-type="float" office:value="16739" calcext:value-type="float">
            <text:p>16739</text:p>
          </table:table-cell>
          <table:table-cell table:style-name="ce17" office:value-type="string" calcext:value-type="string">
            <text:p>Villiappally M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472]=&quot;11 - 12&quot;;&quot;HSS&quot;;IF([.E472]=&quot;8 - 12&quot;;&quot;HS, HSS&quot;;IF([.E472]=&quot;8 - 10&quot;;&quot;HS&quot;;IF([.E472]=&quot;1 - 4&quot;;&quot;LP&quot;;IF([.E472]=&quot;5 -7&quot;;&quot;UP&quot;;IF([.E472]=&quot;1 - 5&quot;;&quot;LP, UP&quot;;IF([.E472]=&quot;5 - 10&quot;;&quot;UP, HS&quot;;IF([.E472]=&quot;1 - 7&quot;;&quot;LP, UP&quot;;IF([.E472]=&quot;1 -10&quot;;&quot;LP, UP, HS&quot;;IF([.E472]=&quot;1 - 12&quot;;&quot;LP, UP, HS, HSS&quot;;IF([.E472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Thodannur</text:p>
          </table:table-cell>
          <table:table-cell table:number-columns-repeated="1016"/>
        </table:table-row>
        <table:table-row table:style-name="ro2">
          <table:table-cell table:style-name="ce17" office:value-type="float" office:value="472" calcext:value-type="float">
            <text:p>472</text:p>
          </table:table-cell>
          <table:table-cell table:style-name="ce17" office:value-type="float" office:value="16740" calcext:value-type="float">
            <text:p>16740</text:p>
          </table:table-cell>
          <table:table-cell table:style-name="ce17" office:value-type="string" calcext:value-type="string">
            <text:p>Villiappally West M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473]=&quot;11 - 12&quot;;&quot;HSS&quot;;IF([.E473]=&quot;8 - 12&quot;;&quot;HS, HSS&quot;;IF([.E473]=&quot;8 - 10&quot;;&quot;HS&quot;;IF([.E473]=&quot;1 - 4&quot;;&quot;LP&quot;;IF([.E473]=&quot;5 -7&quot;;&quot;UP&quot;;IF([.E473]=&quot;1 - 5&quot;;&quot;LP, UP&quot;;IF([.E473]=&quot;5 - 10&quot;;&quot;UP, HS&quot;;IF([.E473]=&quot;1 - 7&quot;;&quot;LP, UP&quot;;IF([.E473]=&quot;1 -10&quot;;&quot;LP, UP, HS&quot;;IF([.E473]=&quot;1 - 12&quot;;&quot;LP, UP, HS, HSS&quot;;IF([.E473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Thodannur</text:p>
          </table:table-cell>
          <table:table-cell table:number-columns-repeated="1016"/>
        </table:table-row>
        <table:table-row table:style-name="ro2">
          <table:table-cell table:style-name="ce17" office:value-type="float" office:value="473" calcext:value-type="float">
            <text:p>473</text:p>
          </table:table-cell>
          <table:table-cell table:style-name="ce17" office:value-type="float" office:value="16742" calcext:value-type="float">
            <text:p>16742</text:p>
          </table:table-cell>
          <table:table-cell table:style-name="ce17" office:value-type="string" calcext:value-type="string">
            <text:p>Kakkunnath M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5</text:p>
          </table:table-cell>
          <table:table-cell table:style-name="ce17" table:formula="of:=IF([.E474]=&quot;11 - 12&quot;;&quot;HSS&quot;;IF([.E474]=&quot;8 - 12&quot;;&quot;HS, HSS&quot;;IF([.E474]=&quot;8 - 10&quot;;&quot;HS&quot;;IF([.E474]=&quot;1 - 4&quot;;&quot;LP&quot;;IF([.E474]=&quot;5 -7&quot;;&quot;UP&quot;;IF([.E474]=&quot;1 - 5&quot;;&quot;LP, UP&quot;;IF([.E474]=&quot;5 - 10&quot;;&quot;UP, HS&quot;;IF([.E474]=&quot;1 - 7&quot;;&quot;LP, UP&quot;;IF([.E474]=&quot;1 -10&quot;;&quot;LP, UP, HS&quot;;IF([.E474]=&quot;1 - 12&quot;;&quot;LP, UP, HS, HSS&quot;;IF([.E474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Thodannur</text:p>
          </table:table-cell>
          <table:table-cell table:number-columns-repeated="1016"/>
        </table:table-row>
        <table:table-row table:style-name="ro2">
          <table:table-cell table:style-name="ce17" office:value-type="float" office:value="474" calcext:value-type="float">
            <text:p>474</text:p>
          </table:table-cell>
          <table:table-cell table:style-name="ce17" office:value-type="float" office:value="16743" calcext:value-type="float">
            <text:p>16743</text:p>
          </table:table-cell>
          <table:table-cell table:style-name="ce17" office:value-type="string" calcext:value-type="string">
            <text:p>Karthikappally N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5</text:p>
          </table:table-cell>
          <table:table-cell table:style-name="ce17" table:formula="of:=IF([.E475]=&quot;11 - 12&quot;;&quot;HSS&quot;;IF([.E475]=&quot;8 - 12&quot;;&quot;HS, HSS&quot;;IF([.E475]=&quot;8 - 10&quot;;&quot;HS&quot;;IF([.E475]=&quot;1 - 4&quot;;&quot;LP&quot;;IF([.E475]=&quot;5 -7&quot;;&quot;UP&quot;;IF([.E475]=&quot;1 - 5&quot;;&quot;LP, UP&quot;;IF([.E475]=&quot;5 - 10&quot;;&quot;UP, HS&quot;;IF([.E475]=&quot;1 - 7&quot;;&quot;LP, UP&quot;;IF([.E475]=&quot;1 -10&quot;;&quot;LP, UP, HS&quot;;IF([.E475]=&quot;1 - 12&quot;;&quot;LP, UP, HS, HSS&quot;;IF([.E475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Thodannur</text:p>
          </table:table-cell>
          <table:table-cell table:number-columns-repeated="1016"/>
        </table:table-row>
        <table:table-row table:style-name="ro2">
          <table:table-cell table:style-name="ce17" office:value-type="float" office:value="475" calcext:value-type="float">
            <text:p>475</text:p>
          </table:table-cell>
          <table:table-cell table:style-name="ce17" office:value-type="float" office:value="16744" calcext:value-type="float">
            <text:p>16744</text:p>
          </table:table-cell>
          <table:table-cell table:style-name="ce17" office:value-type="string" calcext:value-type="string">
            <text:p>Karthikappally NM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5</text:p>
          </table:table-cell>
          <table:table-cell table:style-name="ce17" table:formula="of:=IF([.E476]=&quot;11 - 12&quot;;&quot;HSS&quot;;IF([.E476]=&quot;8 - 12&quot;;&quot;HS, HSS&quot;;IF([.E476]=&quot;8 - 10&quot;;&quot;HS&quot;;IF([.E476]=&quot;1 - 4&quot;;&quot;LP&quot;;IF([.E476]=&quot;5 -7&quot;;&quot;UP&quot;;IF([.E476]=&quot;1 - 5&quot;;&quot;LP, UP&quot;;IF([.E476]=&quot;5 - 10&quot;;&quot;UP, HS&quot;;IF([.E476]=&quot;1 - 7&quot;;&quot;LP, UP&quot;;IF([.E476]=&quot;1 -10&quot;;&quot;LP, UP, HS&quot;;IF([.E476]=&quot;1 - 12&quot;;&quot;LP, UP, HS, HSS&quot;;IF([.E476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Thodannur</text:p>
          </table:table-cell>
          <table:table-cell table:number-columns-repeated="1016"/>
        </table:table-row>
        <table:table-row table:style-name="ro2">
          <table:table-cell table:style-name="ce17" office:value-type="float" office:value="476" calcext:value-type="float">
            <text:p>476</text:p>
          </table:table-cell>
          <table:table-cell table:style-name="ce17" office:value-type="float" office:value="16745" calcext:value-type="float">
            <text:p>16745</text:p>
          </table:table-cell>
          <table:table-cell table:style-name="ce17" office:value-type="string" calcext:value-type="string">
            <text:p>Kottappally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5</text:p>
          </table:table-cell>
          <table:table-cell table:style-name="ce17" table:formula="of:=IF([.E477]=&quot;11 - 12&quot;;&quot;HSS&quot;;IF([.E477]=&quot;8 - 12&quot;;&quot;HS, HSS&quot;;IF([.E477]=&quot;8 - 10&quot;;&quot;HS&quot;;IF([.E477]=&quot;1 - 4&quot;;&quot;LP&quot;;IF([.E477]=&quot;5 -7&quot;;&quot;UP&quot;;IF([.E477]=&quot;1 - 5&quot;;&quot;LP, UP&quot;;IF([.E477]=&quot;5 - 10&quot;;&quot;UP, HS&quot;;IF([.E477]=&quot;1 - 7&quot;;&quot;LP, UP&quot;;IF([.E477]=&quot;1 -10&quot;;&quot;LP, UP, HS&quot;;IF([.E477]=&quot;1 - 12&quot;;&quot;LP, UP, HS, HSS&quot;;IF([.E477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Thodannur</text:p>
          </table:table-cell>
          <table:table-cell table:number-columns-repeated="1016"/>
        </table:table-row>
        <table:table-row table:style-name="ro2">
          <table:table-cell table:style-name="ce17" office:value-type="float" office:value="477" calcext:value-type="float">
            <text:p>477</text:p>
          </table:table-cell>
          <table:table-cell table:style-name="ce17" office:value-type="float" office:value="16746" calcext:value-type="float">
            <text:p>16746</text:p>
          </table:table-cell>
          <table:table-cell table:style-name="ce17" office:value-type="string" calcext:value-type="string">
            <text:p>Mayyannur No. 1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5</text:p>
          </table:table-cell>
          <table:table-cell table:style-name="ce17" table:formula="of:=IF([.E478]=&quot;11 - 12&quot;;&quot;HSS&quot;;IF([.E478]=&quot;8 - 12&quot;;&quot;HS, HSS&quot;;IF([.E478]=&quot;8 - 10&quot;;&quot;HS&quot;;IF([.E478]=&quot;1 - 4&quot;;&quot;LP&quot;;IF([.E478]=&quot;5 -7&quot;;&quot;UP&quot;;IF([.E478]=&quot;1 - 5&quot;;&quot;LP, UP&quot;;IF([.E478]=&quot;5 - 10&quot;;&quot;UP, HS&quot;;IF([.E478]=&quot;1 - 7&quot;;&quot;LP, UP&quot;;IF([.E478]=&quot;1 -10&quot;;&quot;LP, UP, HS&quot;;IF([.E478]=&quot;1 - 12&quot;;&quot;LP, UP, HS, HSS&quot;;IF([.E478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Thodannur</text:p>
          </table:table-cell>
          <table:table-cell table:number-columns-repeated="1016"/>
        </table:table-row>
        <table:table-row table:style-name="ro2">
          <table:table-cell table:style-name="ce17" office:value-type="float" office:value="478" calcext:value-type="float">
            <text:p>478</text:p>
          </table:table-cell>
          <table:table-cell table:style-name="ce17" office:value-type="float" office:value="16747" calcext:value-type="float">
            <text:p>16747</text:p>
          </table:table-cell>
          <table:table-cell table:style-name="ce17" office:value-type="string" calcext:value-type="string">
            <text:p>Muyipra PV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5</text:p>
          </table:table-cell>
          <table:table-cell table:style-name="ce17" table:formula="of:=IF([.E479]=&quot;11 - 12&quot;;&quot;HSS&quot;;IF([.E479]=&quot;8 - 12&quot;;&quot;HS, HSS&quot;;IF([.E479]=&quot;8 - 10&quot;;&quot;HS&quot;;IF([.E479]=&quot;1 - 4&quot;;&quot;LP&quot;;IF([.E479]=&quot;5 -7&quot;;&quot;UP&quot;;IF([.E479]=&quot;1 - 5&quot;;&quot;LP, UP&quot;;IF([.E479]=&quot;5 - 10&quot;;&quot;UP, HS&quot;;IF([.E479]=&quot;1 - 7&quot;;&quot;LP, UP&quot;;IF([.E479]=&quot;1 -10&quot;;&quot;LP, UP, HS&quot;;IF([.E479]=&quot;1 - 12&quot;;&quot;LP, UP, HS, HSS&quot;;IF([.E479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Thodannur</text:p>
          </table:table-cell>
          <table:table-cell table:number-columns-repeated="1016"/>
        </table:table-row>
        <table:table-row table:style-name="ro2">
          <table:table-cell table:style-name="ce17" office:value-type="float" office:value="479" calcext:value-type="float">
            <text:p>479</text:p>
          </table:table-cell>
          <table:table-cell table:style-name="ce17" office:value-type="float" office:value="16748" calcext:value-type="float">
            <text:p>16748</text:p>
          </table:table-cell>
          <table:table-cell table:style-name="ce17" office:value-type="string" calcext:value-type="string">
            <text:p>Parambil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5</text:p>
          </table:table-cell>
          <table:table-cell table:style-name="ce17" table:formula="of:=IF([.E480]=&quot;11 - 12&quot;;&quot;HSS&quot;;IF([.E480]=&quot;8 - 12&quot;;&quot;HS, HSS&quot;;IF([.E480]=&quot;8 - 10&quot;;&quot;HS&quot;;IF([.E480]=&quot;1 - 4&quot;;&quot;LP&quot;;IF([.E480]=&quot;5 -7&quot;;&quot;UP&quot;;IF([.E480]=&quot;1 - 5&quot;;&quot;LP, UP&quot;;IF([.E480]=&quot;5 - 10&quot;;&quot;UP, HS&quot;;IF([.E480]=&quot;1 - 7&quot;;&quot;LP, UP&quot;;IF([.E480]=&quot;1 -10&quot;;&quot;LP, UP, HS&quot;;IF([.E480]=&quot;1 - 12&quot;;&quot;LP, UP, HS, HSS&quot;;IF([.E480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Thodannur</text:p>
          </table:table-cell>
          <table:table-cell table:number-columns-repeated="1016"/>
        </table:table-row>
        <table:table-row table:style-name="ro2">
          <table:table-cell table:style-name="ce17" office:value-type="float" office:value="480" calcext:value-type="float">
            <text:p>480</text:p>
          </table:table-cell>
          <table:table-cell table:style-name="ce17" office:value-type="float" office:value="16749" calcext:value-type="float">
            <text:p>16749</text:p>
          </table:table-cell>
          <table:table-cell table:style-name="ce17" office:value-type="string" calcext:value-type="string">
            <text:p>Ponmeri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5</text:p>
          </table:table-cell>
          <table:table-cell table:style-name="ce17" table:formula="of:=IF([.E481]=&quot;11 - 12&quot;;&quot;HSS&quot;;IF([.E481]=&quot;8 - 12&quot;;&quot;HS, HSS&quot;;IF([.E481]=&quot;8 - 10&quot;;&quot;HS&quot;;IF([.E481]=&quot;1 - 4&quot;;&quot;LP&quot;;IF([.E481]=&quot;5 -7&quot;;&quot;UP&quot;;IF([.E481]=&quot;1 - 5&quot;;&quot;LP, UP&quot;;IF([.E481]=&quot;5 - 10&quot;;&quot;UP, HS&quot;;IF([.E481]=&quot;1 - 7&quot;;&quot;LP, UP&quot;;IF([.E481]=&quot;1 -10&quot;;&quot;LP, UP, HS&quot;;IF([.E481]=&quot;1 - 12&quot;;&quot;LP, UP, HS, HSS&quot;;IF([.E481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Thodannur</text:p>
          </table:table-cell>
          <table:table-cell table:number-columns-repeated="1016"/>
        </table:table-row>
        <table:table-row table:style-name="ro2">
          <table:table-cell table:style-name="ce17" office:value-type="float" office:value="481" calcext:value-type="float">
            <text:p>481</text:p>
          </table:table-cell>
          <table:table-cell table:style-name="ce17" office:value-type="float" office:value="16750" calcext:value-type="float">
            <text:p>16750</text:p>
          </table:table-cell>
          <table:table-cell table:style-name="ce17" office:value-type="string" calcext:value-type="string">
            <text:p>Thirumana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5</text:p>
          </table:table-cell>
          <table:table-cell table:style-name="ce17" table:formula="of:=IF([.E482]=&quot;11 - 12&quot;;&quot;HSS&quot;;IF([.E482]=&quot;8 - 12&quot;;&quot;HS, HSS&quot;;IF([.E482]=&quot;8 - 10&quot;;&quot;HS&quot;;IF([.E482]=&quot;1 - 4&quot;;&quot;LP&quot;;IF([.E482]=&quot;5 -7&quot;;&quot;UP&quot;;IF([.E482]=&quot;1 - 5&quot;;&quot;LP, UP&quot;;IF([.E482]=&quot;5 - 10&quot;;&quot;UP, HS&quot;;IF([.E482]=&quot;1 - 7&quot;;&quot;LP, UP&quot;;IF([.E482]=&quot;1 -10&quot;;&quot;LP, UP, HS&quot;;IF([.E482]=&quot;1 - 12&quot;;&quot;LP, UP, HS, HSS&quot;;IF([.E482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Thodannur</text:p>
          </table:table-cell>
          <table:table-cell table:number-columns-repeated="1016"/>
        </table:table-row>
        <table:table-row table:style-name="ro2">
          <table:table-cell table:style-name="ce17" office:value-type="float" office:value="482" calcext:value-type="float">
            <text:p>482</text:p>
          </table:table-cell>
          <table:table-cell table:style-name="ce17" office:value-type="float" office:value="16751" calcext:value-type="float">
            <text:p>16751</text:p>
          </table:table-cell>
          <table:table-cell table:style-name="ce17" office:value-type="string" calcext:value-type="string">
            <text:p>Valliad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5</text:p>
          </table:table-cell>
          <table:table-cell table:style-name="ce17" table:formula="of:=IF([.E483]=&quot;11 - 12&quot;;&quot;HSS&quot;;IF([.E483]=&quot;8 - 12&quot;;&quot;HS, HSS&quot;;IF([.E483]=&quot;8 - 10&quot;;&quot;HS&quot;;IF([.E483]=&quot;1 - 4&quot;;&quot;LP&quot;;IF([.E483]=&quot;5 -7&quot;;&quot;UP&quot;;IF([.E483]=&quot;1 - 5&quot;;&quot;LP, UP&quot;;IF([.E483]=&quot;5 - 10&quot;;&quot;UP, HS&quot;;IF([.E483]=&quot;1 - 7&quot;;&quot;LP, UP&quot;;IF([.E483]=&quot;1 -10&quot;;&quot;LP, UP, HS&quot;;IF([.E483]=&quot;1 - 12&quot;;&quot;LP, UP, HS, HSS&quot;;IF([.E483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Thodannur</text:p>
          </table:table-cell>
          <table:table-cell table:number-columns-repeated="1016"/>
        </table:table-row>
        <table:table-row table:style-name="ro2">
          <table:table-cell table:style-name="ce17" office:value-type="float" office:value="483" calcext:value-type="float">
            <text:p>483</text:p>
          </table:table-cell>
          <table:table-cell table:style-name="ce17" office:value-type="float" office:value="16752" calcext:value-type="float">
            <text:p>16752</text:p>
          </table:table-cell>
          <table:table-cell table:style-name="ce17" office:value-type="string" calcext:value-type="string">
            <text:p>Cheekilode U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484]=&quot;11 - 12&quot;;&quot;HSS&quot;;IF([.E484]=&quot;8 - 12&quot;;&quot;HS, HSS&quot;;IF([.E484]=&quot;8 - 10&quot;;&quot;HS&quot;;IF([.E484]=&quot;1 - 4&quot;;&quot;LP&quot;;IF([.E484]=&quot;5 -7&quot;;&quot;UP&quot;;IF([.E484]=&quot;1 - 5&quot;;&quot;LP, UP&quot;;IF([.E484]=&quot;5 - 10&quot;;&quot;UP, HS&quot;;IF([.E484]=&quot;1 - 7&quot;;&quot;LP, UP&quot;;IF([.E484]=&quot;1 -10&quot;;&quot;LP, UP, HS&quot;;IF([.E484]=&quot;1 - 12&quot;;&quot;LP, UP, HS, HSS&quot;;IF([.E484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Thodannur</text:p>
          </table:table-cell>
          <table:table-cell table:number-columns-repeated="1016"/>
        </table:table-row>
        <table:table-row table:style-name="ro2">
          <table:table-cell table:style-name="ce17" office:value-type="float" office:value="484" calcext:value-type="float">
            <text:p>484</text:p>
          </table:table-cell>
          <table:table-cell table:style-name="ce17" office:value-type="float" office:value="16753" calcext:value-type="float">
            <text:p>16753</text:p>
          </table:table-cell>
          <table:table-cell table:style-name="ce17" office:value-type="string" calcext:value-type="string">
            <text:p>Katameri U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485]=&quot;11 - 12&quot;;&quot;HSS&quot;;IF([.E485]=&quot;8 - 12&quot;;&quot;HS, HSS&quot;;IF([.E485]=&quot;8 - 10&quot;;&quot;HS&quot;;IF([.E485]=&quot;1 - 4&quot;;&quot;LP&quot;;IF([.E485]=&quot;5 -7&quot;;&quot;UP&quot;;IF([.E485]=&quot;1 - 5&quot;;&quot;LP, UP&quot;;IF([.E485]=&quot;5 - 10&quot;;&quot;UP, HS&quot;;IF([.E485]=&quot;1 - 7&quot;;&quot;LP, UP&quot;;IF([.E485]=&quot;1 -10&quot;;&quot;LP, UP, HS&quot;;IF([.E485]=&quot;1 - 12&quot;;&quot;LP, UP, HS, HSS&quot;;IF([.E485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Thodannur</text:p>
          </table:table-cell>
          <table:table-cell table:number-columns-repeated="1016"/>
        </table:table-row>
        <table:table-row table:style-name="ro2">
          <table:table-cell table:style-name="ce17" office:value-type="float" office:value="485" calcext:value-type="float">
            <text:p>485</text:p>
          </table:table-cell>
          <table:table-cell table:style-name="ce17" office:value-type="float" office:value="16754" calcext:value-type="float">
            <text:p>16754</text:p>
          </table:table-cell>
          <table:table-cell table:style-name="ce17" office:value-type="string" calcext:value-type="string">
            <text:p>Katameri MU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486]=&quot;11 - 12&quot;;&quot;HSS&quot;;IF([.E486]=&quot;8 - 12&quot;;&quot;HS, HSS&quot;;IF([.E486]=&quot;8 - 10&quot;;&quot;HS&quot;;IF([.E486]=&quot;1 - 4&quot;;&quot;LP&quot;;IF([.E486]=&quot;5 -7&quot;;&quot;UP&quot;;IF([.E486]=&quot;1 - 5&quot;;&quot;LP, UP&quot;;IF([.E486]=&quot;5 - 10&quot;;&quot;UP, HS&quot;;IF([.E486]=&quot;1 - 7&quot;;&quot;LP, UP&quot;;IF([.E486]=&quot;1 -10&quot;;&quot;LP, UP, HS&quot;;IF([.E486]=&quot;1 - 12&quot;;&quot;LP, UP, HS, HSS&quot;;IF([.E486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Thodannur</text:p>
          </table:table-cell>
          <table:table-cell table:number-columns-repeated="1016"/>
        </table:table-row>
        <table:table-row table:style-name="ro2">
          <table:table-cell table:style-name="ce17" office:value-type="float" office:value="486" calcext:value-type="float">
            <text:p>486</text:p>
          </table:table-cell>
          <table:table-cell table:style-name="ce17" office:value-type="float" office:value="16755" calcext:value-type="float">
            <text:p>16755</text:p>
          </table:table-cell>
          <table:table-cell table:style-name="ce17" office:value-type="string" calcext:value-type="string">
            <text:p>Karthikappally No. 1 U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487]=&quot;11 - 12&quot;;&quot;HSS&quot;;IF([.E487]=&quot;8 - 12&quot;;&quot;HS, HSS&quot;;IF([.E487]=&quot;8 - 10&quot;;&quot;HS&quot;;IF([.E487]=&quot;1 - 4&quot;;&quot;LP&quot;;IF([.E487]=&quot;5 -7&quot;;&quot;UP&quot;;IF([.E487]=&quot;1 - 5&quot;;&quot;LP, UP&quot;;IF([.E487]=&quot;5 - 10&quot;;&quot;UP, HS&quot;;IF([.E487]=&quot;1 - 7&quot;;&quot;LP, UP&quot;;IF([.E487]=&quot;1 -10&quot;;&quot;LP, UP, HS&quot;;IF([.E487]=&quot;1 - 12&quot;;&quot;LP, UP, HS, HSS&quot;;IF([.E487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Thodannur</text:p>
          </table:table-cell>
          <table:table-cell table:number-columns-repeated="1016"/>
        </table:table-row>
        <table:table-row table:style-name="ro2">
          <table:table-cell table:style-name="ce17" office:value-type="float" office:value="487" calcext:value-type="float">
            <text:p>487</text:p>
          </table:table-cell>
          <table:table-cell table:style-name="ce17" office:value-type="float" office:value="16756" calcext:value-type="float">
            <text:p>16756</text:p>
          </table:table-cell>
          <table:table-cell table:style-name="ce17" office:value-type="string" calcext:value-type="string">
            <text:p>Keezhal U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488]=&quot;11 - 12&quot;;&quot;HSS&quot;;IF([.E488]=&quot;8 - 12&quot;;&quot;HS, HSS&quot;;IF([.E488]=&quot;8 - 10&quot;;&quot;HS&quot;;IF([.E488]=&quot;1 - 4&quot;;&quot;LP&quot;;IF([.E488]=&quot;5 -7&quot;;&quot;UP&quot;;IF([.E488]=&quot;1 - 5&quot;;&quot;LP, UP&quot;;IF([.E488]=&quot;5 - 10&quot;;&quot;UP, HS&quot;;IF([.E488]=&quot;1 - 7&quot;;&quot;LP, UP&quot;;IF([.E488]=&quot;1 -10&quot;;&quot;LP, UP, HS&quot;;IF([.E488]=&quot;1 - 12&quot;;&quot;LP, UP, HS, HSS&quot;;IF([.E488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Thodannur</text:p>
          </table:table-cell>
          <table:table-cell table:number-columns-repeated="1016"/>
        </table:table-row>
        <table:table-row table:style-name="ro2">
          <table:table-cell table:style-name="ce17" office:value-type="float" office:value="488" calcext:value-type="float">
            <text:p>488</text:p>
          </table:table-cell>
          <table:table-cell table:style-name="ce17" office:value-type="float" office:value="16757" calcext:value-type="float">
            <text:p>16757</text:p>
          </table:table-cell>
          <table:table-cell table:style-name="ce17" office:value-type="string" calcext:value-type="string">
            <text:p>Keezhal DVU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489]=&quot;11 - 12&quot;;&quot;HSS&quot;;IF([.E489]=&quot;8 - 12&quot;;&quot;HS, HSS&quot;;IF([.E489]=&quot;8 - 10&quot;;&quot;HS&quot;;IF([.E489]=&quot;1 - 4&quot;;&quot;LP&quot;;IF([.E489]=&quot;5 -7&quot;;&quot;UP&quot;;IF([.E489]=&quot;1 - 5&quot;;&quot;LP, UP&quot;;IF([.E489]=&quot;5 - 10&quot;;&quot;UP, HS&quot;;IF([.E489]=&quot;1 - 7&quot;;&quot;LP, UP&quot;;IF([.E489]=&quot;1 -10&quot;;&quot;LP, UP, HS&quot;;IF([.E489]=&quot;1 - 12&quot;;&quot;LP, UP, HS, HSS&quot;;IF([.E489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Thodannur</text:p>
          </table:table-cell>
          <table:table-cell table:number-columns-repeated="1016"/>
        </table:table-row>
        <table:table-row table:style-name="ro2">
          <table:table-cell table:style-name="ce17" office:value-type="float" office:value="489" calcext:value-type="float">
            <text:p>489</text:p>
          </table:table-cell>
          <table:table-cell table:style-name="ce17" office:value-type="float" office:value="16758" calcext:value-type="float">
            <text:p>16758</text:p>
          </table:table-cell>
          <table:table-cell table:style-name="ce17" office:value-type="string" calcext:value-type="string">
            <text:p>Kurunthodi U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490]=&quot;11 - 12&quot;;&quot;HSS&quot;;IF([.E490]=&quot;8 - 12&quot;;&quot;HS, HSS&quot;;IF([.E490]=&quot;8 - 10&quot;;&quot;HS&quot;;IF([.E490]=&quot;1 - 4&quot;;&quot;LP&quot;;IF([.E490]=&quot;5 -7&quot;;&quot;UP&quot;;IF([.E490]=&quot;1 - 5&quot;;&quot;LP, UP&quot;;IF([.E490]=&quot;5 - 10&quot;;&quot;UP, HS&quot;;IF([.E490]=&quot;1 - 7&quot;;&quot;LP, UP&quot;;IF([.E490]=&quot;1 -10&quot;;&quot;LP, UP, HS&quot;;IF([.E490]=&quot;1 - 12&quot;;&quot;LP, UP, HS, HSS&quot;;IF([.E490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Thodannur</text:p>
          </table:table-cell>
          <table:table-cell table:number-columns-repeated="1016"/>
        </table:table-row>
        <table:table-row table:style-name="ro2">
          <table:table-cell table:style-name="ce17" office:value-type="float" office:value="490" calcext:value-type="float">
            <text:p>490</text:p>
          </table:table-cell>
          <table:table-cell table:style-name="ce17" office:value-type="float" office:value="16759" calcext:value-type="float">
            <text:p>16759</text:p>
          </table:table-cell>
          <table:table-cell table:style-name="ce17" office:value-type="string" calcext:value-type="string">
            <text:p>MCM UP School Mayyannur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491]=&quot;11 - 12&quot;;&quot;HSS&quot;;IF([.E491]=&quot;8 - 12&quot;;&quot;HS, HSS&quot;;IF([.E491]=&quot;8 - 10&quot;;&quot;HS&quot;;IF([.E491]=&quot;1 - 4&quot;;&quot;LP&quot;;IF([.E491]=&quot;5 -7&quot;;&quot;UP&quot;;IF([.E491]=&quot;1 - 5&quot;;&quot;LP, UP&quot;;IF([.E491]=&quot;5 - 10&quot;;&quot;UP, HS&quot;;IF([.E491]=&quot;1 - 7&quot;;&quot;LP, UP&quot;;IF([.E491]=&quot;1 -10&quot;;&quot;LP, UP, HS&quot;;IF([.E491]=&quot;1 - 12&quot;;&quot;LP, UP, HS, HSS&quot;;IF([.E491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Thodannur</text:p>
          </table:table-cell>
          <table:table-cell table:number-columns-repeated="1016"/>
        </table:table-row>
        <table:table-row table:style-name="ro2">
          <table:table-cell table:style-name="ce17" office:value-type="float" office:value="491" calcext:value-type="float">
            <text:p>491</text:p>
          </table:table-cell>
          <table:table-cell table:style-name="ce17" office:value-type="float" office:value="16760" calcext:value-type="float">
            <text:p>16760</text:p>
          </table:table-cell>
          <table:table-cell table:style-name="ce17" office:value-type="string" calcext:value-type="string">
            <text:p>Ponniath MU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492]=&quot;11 - 12&quot;;&quot;HSS&quot;;IF([.E492]=&quot;8 - 12&quot;;&quot;HS, HSS&quot;;IF([.E492]=&quot;8 - 10&quot;;&quot;HS&quot;;IF([.E492]=&quot;1 - 4&quot;;&quot;LP&quot;;IF([.E492]=&quot;5 -7&quot;;&quot;UP&quot;;IF([.E492]=&quot;1 - 5&quot;;&quot;LP, UP&quot;;IF([.E492]=&quot;5 - 10&quot;;&quot;UP, HS&quot;;IF([.E492]=&quot;1 - 7&quot;;&quot;LP, UP&quot;;IF([.E492]=&quot;1 -10&quot;;&quot;LP, UP, HS&quot;;IF([.E492]=&quot;1 - 12&quot;;&quot;LP, UP, HS, HSS&quot;;IF([.E492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Thodannur</text:p>
          </table:table-cell>
          <table:table-cell table:number-columns-repeated="1016"/>
        </table:table-row>
        <table:table-row table:style-name="ro2">
          <table:table-cell table:style-name="ce17" office:value-type="float" office:value="492" calcext:value-type="float">
            <text:p>492</text:p>
          </table:table-cell>
          <table:table-cell table:style-name="ce17" office:value-type="float" office:value="16761" calcext:value-type="float">
            <text:p>16761</text:p>
          </table:table-cell>
          <table:table-cell table:style-name="ce17" office:value-type="string" calcext:value-type="string">
            <text:p>SOUMYATHA MEMORIAL UP SCHOOL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493]=&quot;11 - 12&quot;;&quot;HSS&quot;;IF([.E493]=&quot;8 - 12&quot;;&quot;HS, HSS&quot;;IF([.E493]=&quot;8 - 10&quot;;&quot;HS&quot;;IF([.E493]=&quot;1 - 4&quot;;&quot;LP&quot;;IF([.E493]=&quot;5 -7&quot;;&quot;UP&quot;;IF([.E493]=&quot;1 - 5&quot;;&quot;LP, UP&quot;;IF([.E493]=&quot;5 - 10&quot;;&quot;UP, HS&quot;;IF([.E493]=&quot;1 - 7&quot;;&quot;LP, UP&quot;;IF([.E493]=&quot;1 -10&quot;;&quot;LP, UP, HS&quot;;IF([.E493]=&quot;1 - 12&quot;;&quot;LP, UP, HS, HSS&quot;;IF([.E493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Thodannur</text:p>
          </table:table-cell>
          <table:table-cell table:number-columns-repeated="1016"/>
        </table:table-row>
        <table:table-row table:style-name="ro2">
          <table:table-cell table:style-name="ce17" office:value-type="float" office:value="493" calcext:value-type="float">
            <text:p>493</text:p>
          </table:table-cell>
          <table:table-cell table:style-name="ce17" office:value-type="float" office:value="16762" calcext:value-type="float">
            <text:p>16762</text:p>
          </table:table-cell>
          <table:table-cell table:style-name="ce17" office:value-type="string" calcext:value-type="string">
            <text:p>Thodannur U P 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494]=&quot;11 - 12&quot;;&quot;HSS&quot;;IF([.E494]=&quot;8 - 12&quot;;&quot;HS, HSS&quot;;IF([.E494]=&quot;8 - 10&quot;;&quot;HS&quot;;IF([.E494]=&quot;1 - 4&quot;;&quot;LP&quot;;IF([.E494]=&quot;5 -7&quot;;&quot;UP&quot;;IF([.E494]=&quot;1 - 5&quot;;&quot;LP, UP&quot;;IF([.E494]=&quot;5 - 10&quot;;&quot;UP, HS&quot;;IF([.E494]=&quot;1 - 7&quot;;&quot;LP, UP&quot;;IF([.E494]=&quot;1 -10&quot;;&quot;LP, UP, HS&quot;;IF([.E494]=&quot;1 - 12&quot;;&quot;LP, UP, HS, HSS&quot;;IF([.E494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Thodannur</text:p>
          </table:table-cell>
          <table:table-cell table:number-columns-repeated="1016"/>
        </table:table-row>
        <table:table-row table:style-name="ro2">
          <table:table-cell table:style-name="ce17" office:value-type="float" office:value="494" calcext:value-type="float">
            <text:p>494</text:p>
          </table:table-cell>
          <table:table-cell table:style-name="ce17" office:value-type="float" office:value="16763" calcext:value-type="float">
            <text:p>16763</text:p>
          </table:table-cell>
          <table:table-cell table:style-name="ce17" office:value-type="string" calcext:value-type="string">
            <text:p>Villiappally U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495]=&quot;11 - 12&quot;;&quot;HSS&quot;;IF([.E495]=&quot;8 - 12&quot;;&quot;HS, HSS&quot;;IF([.E495]=&quot;8 - 10&quot;;&quot;HS&quot;;IF([.E495]=&quot;1 - 4&quot;;&quot;LP&quot;;IF([.E495]=&quot;5 -7&quot;;&quot;UP&quot;;IF([.E495]=&quot;1 - 5&quot;;&quot;LP, UP&quot;;IF([.E495]=&quot;5 - 10&quot;;&quot;UP, HS&quot;;IF([.E495]=&quot;1 - 7&quot;;&quot;LP, UP&quot;;IF([.E495]=&quot;1 -10&quot;;&quot;LP, UP, HS&quot;;IF([.E495]=&quot;1 - 12&quot;;&quot;LP, UP, HS, HSS&quot;;IF([.E495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Thodannur</text:p>
          </table:table-cell>
          <table:table-cell table:number-columns-repeated="1016"/>
        </table:table-row>
        <table:table-row table:style-name="ro2">
          <table:table-cell table:style-name="ce17" office:value-type="float" office:value="495" calcext:value-type="float">
            <text:p>495</text:p>
          </table:table-cell>
          <table:table-cell table:style-name="ce17" office:value-type="float" office:value="16767" calcext:value-type="float">
            <text:p>16767</text:p>
          </table:table-cell>
          <table:table-cell table:style-name="ce17" office:value-type="string" calcext:value-type="string">
            <text:p>Mandarathur U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496]=&quot;11 - 12&quot;;&quot;HSS&quot;;IF([.E496]=&quot;8 - 12&quot;;&quot;HS, HSS&quot;;IF([.E496]=&quot;8 - 10&quot;;&quot;HS&quot;;IF([.E496]=&quot;1 - 4&quot;;&quot;LP&quot;;IF([.E496]=&quot;5 -7&quot;;&quot;UP&quot;;IF([.E496]=&quot;1 - 5&quot;;&quot;LP, UP&quot;;IF([.E496]=&quot;5 - 10&quot;;&quot;UP, HS&quot;;IF([.E496]=&quot;1 - 7&quot;;&quot;LP, UP&quot;;IF([.E496]=&quot;1 -10&quot;;&quot;LP, UP, HS&quot;;IF([.E496]=&quot;1 - 12&quot;;&quot;LP, UP, HS, HSS&quot;;IF([.E496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Thodannur</text:p>
          </table:table-cell>
          <table:table-cell table:number-columns-repeated="1016"/>
        </table:table-row>
        <table:table-row table:style-name="ro2">
          <table:table-cell table:style-name="ce17" office:value-type="float" office:value="496" calcext:value-type="float">
            <text:p>496</text:p>
          </table:table-cell>
          <table:table-cell table:style-name="ce17" office:value-type="float" office:value="16768" calcext:value-type="float">
            <text:p>16768</text:p>
          </table:table-cell>
          <table:table-cell table:style-name="ce17" office:value-type="string" calcext:value-type="string">
            <text:p>Valliad U.P.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5 -7</text:p>
          </table:table-cell>
          <table:table-cell table:style-name="ce17" table:formula="of:=IF([.E497]=&quot;11 - 12&quot;;&quot;HSS&quot;;IF([.E497]=&quot;8 - 12&quot;;&quot;HS, HSS&quot;;IF([.E497]=&quot;8 - 10&quot;;&quot;HS&quot;;IF([.E497]=&quot;1 - 4&quot;;&quot;LP&quot;;IF([.E497]=&quot;5 -7&quot;;&quot;UP&quot;;IF([.E497]=&quot;1 - 5&quot;;&quot;LP, UP&quot;;IF([.E497]=&quot;5 - 10&quot;;&quot;UP, HS&quot;;IF([.E497]=&quot;1 - 7&quot;;&quot;LP, UP&quot;;IF([.E497]=&quot;1 -10&quot;;&quot;LP, UP, HS&quot;;IF([.E497]=&quot;1 - 12&quot;;&quot;LP, UP, HS, HSS&quot;;IF([.E497]=&quot;5 - 12&quot;;&quot;UP, HS, HSS&quot;;&quot;&quot;)))))))))))" office:value-type="string" office:string-value="UP" calcext:value-type="string">
            <text:p>UP</text:p>
          </table:table-cell>
          <table:table-cell office:value-type="string" calcext:value-type="string">
            <text:p>Thodannur</text:p>
          </table:table-cell>
          <table:table-cell table:number-columns-repeated="1016"/>
        </table:table-row>
        <table:table-row table:style-name="ro2">
          <table:table-cell table:style-name="ce17" office:value-type="float" office:value="497" calcext:value-type="float">
            <text:p>497</text:p>
          </table:table-cell>
          <table:table-cell table:style-name="ce17" office:value-type="float" office:value="16769" calcext:value-type="float">
            <text:p>16769</text:p>
          </table:table-cell>
          <table:table-cell table:style-name="ce17" office:value-type="string" calcext:value-type="string">
            <text:p>BRIGHT SCHOOL VALLIAD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1 -10</text:p>
          </table:table-cell>
          <table:table-cell table:style-name="ce17" table:formula="of:=IF([.E498]=&quot;11 - 12&quot;;&quot;HSS&quot;;IF([.E498]=&quot;8 - 12&quot;;&quot;HS, HSS&quot;;IF([.E498]=&quot;8 - 10&quot;;&quot;HS&quot;;IF([.E498]=&quot;1 - 4&quot;;&quot;LP&quot;;IF([.E498]=&quot;5 -7&quot;;&quot;UP&quot;;IF([.E498]=&quot;1 - 5&quot;;&quot;LP, UP&quot;;IF([.E498]=&quot;5 - 10&quot;;&quot;UP, HS&quot;;IF([.E498]=&quot;1 - 7&quot;;&quot;LP, UP&quot;;IF([.E498]=&quot;1 -10&quot;;&quot;LP, UP, HS&quot;;IF([.E498]=&quot;1 - 12&quot;;&quot;LP, UP, HS, HSS&quot;;IF([.E498]=&quot;5 - 12&quot;;&quot;UP, HS, HSS&quot;;&quot;&quot;)))))))))))" office:value-type="string" office:string-value="LP, UP, HS" calcext:value-type="string">
            <text:p>LP, UP, HS</text:p>
          </table:table-cell>
          <table:table-cell office:value-type="string" calcext:value-type="string">
            <text:p>Thodannur</text:p>
          </table:table-cell>
          <table:table-cell table:number-columns-repeated="1016"/>
        </table:table-row>
        <table:table-row table:style-name="ro2">
          <table:table-cell table:style-name="ce17" office:value-type="float" office:value="498" calcext:value-type="float">
            <text:p>498</text:p>
          </table:table-cell>
          <table:table-cell table:style-name="ce17" office:value-type="float" office:value="16004" calcext:value-type="float">
            <text:p>16004</text:p>
          </table:table-cell>
          <table:table-cell table:style-name="ce17" office:value-type="string" calcext:value-type="string">
            <text:p>GOVT. Sanskrit HSS Vatakara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5 - 12</text:p>
          </table:table-cell>
          <table:table-cell table:style-name="ce17" table:formula="of:=IF([.E499]=&quot;11 - 12&quot;;&quot;HSS&quot;;IF([.E499]=&quot;8 - 12&quot;;&quot;HS, HSS&quot;;IF([.E499]=&quot;8 - 10&quot;;&quot;HS&quot;;IF([.E499]=&quot;1 - 4&quot;;&quot;LP&quot;;IF([.E499]=&quot;5 -7&quot;;&quot;UP&quot;;IF([.E499]=&quot;1 - 5&quot;;&quot;LP, UP&quot;;IF([.E499]=&quot;5 - 10&quot;;&quot;UP, HS&quot;;IF([.E499]=&quot;1 - 7&quot;;&quot;LP, UP&quot;;IF([.E499]=&quot;1 -10&quot;;&quot;LP, UP, HS&quot;;IF([.E499]=&quot;1 - 12&quot;;&quot;LP, UP, HS, HSS&quot;;IF([.E499]=&quot;5 - 12&quot;;&quot;UP, HS, HSS&quot;;&quot;&quot;)))))))))))" office:value-type="string" office:string-value="UP, HS, HSS" calcext:value-type="string">
            <text:p>UP, HS, HSS</text:p>
          </table:table-cell>
          <table:table-cell office:value-type="string" calcext:value-type="string">
            <text:p>Vatakara</text:p>
          </table:table-cell>
          <table:table-cell table:number-columns-repeated="1016"/>
        </table:table-row>
        <table:table-row table:style-name="ro2">
          <table:table-cell table:style-name="ce17" office:value-type="float" office:value="499" calcext:value-type="float">
            <text:p>499</text:p>
          </table:table-cell>
          <table:table-cell table:style-name="ce17" office:value-type="float" office:value="16006" calcext:value-type="float">
            <text:p>16006</text:p>
          </table:table-cell>
          <table:table-cell table:style-name="ce17" office:value-type="string" calcext:value-type="string">
            <text:p>Govt HSS Vatakara Puthur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5 - 12</text:p>
          </table:table-cell>
          <table:table-cell table:style-name="ce17" table:formula="of:=IF([.E500]=&quot;11 - 12&quot;;&quot;HSS&quot;;IF([.E500]=&quot;8 - 12&quot;;&quot;HS, HSS&quot;;IF([.E500]=&quot;8 - 10&quot;;&quot;HS&quot;;IF([.E500]=&quot;1 - 4&quot;;&quot;LP&quot;;IF([.E500]=&quot;5 -7&quot;;&quot;UP&quot;;IF([.E500]=&quot;1 - 5&quot;;&quot;LP, UP&quot;;IF([.E500]=&quot;5 - 10&quot;;&quot;UP, HS&quot;;IF([.E500]=&quot;1 - 7&quot;;&quot;LP, UP&quot;;IF([.E500]=&quot;1 -10&quot;;&quot;LP, UP, HS&quot;;IF([.E500]=&quot;1 - 12&quot;;&quot;LP, UP, HS, HSS&quot;;IF([.E500]=&quot;5 - 12&quot;;&quot;UP, HS, HSS&quot;;&quot;&quot;)))))))))))" office:value-type="string" office:string-value="UP, HS, HSS" calcext:value-type="string">
            <text:p>UP, HS, HSS</text:p>
          </table:table-cell>
          <table:table-cell office:value-type="string" calcext:value-type="string">
            <text:p>Vatakara</text:p>
          </table:table-cell>
          <table:table-cell table:number-columns-repeated="1016"/>
        </table:table-row>
        <table:table-row table:style-name="ro2">
          <table:table-cell table:style-name="ce17" office:value-type="float" office:value="500" calcext:value-type="float">
            <text:p>500</text:p>
          </table:table-cell>
          <table:table-cell table:style-name="ce17" office:value-type="float" office:value="16009" calcext:value-type="float">
            <text:p>16009</text:p>
          </table:table-cell>
          <table:table-cell table:style-name="ce17" office:value-type="string" calcext:value-type="string">
            <text:p>JNM Govt.HSS Puduppanam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8 - 12</text:p>
          </table:table-cell>
          <table:table-cell table:style-name="ce17" table:formula="of:=IF([.E501]=&quot;11 - 12&quot;;&quot;HSS&quot;;IF([.E501]=&quot;8 - 12&quot;;&quot;HS, HSS&quot;;IF([.E501]=&quot;8 - 10&quot;;&quot;HS&quot;;IF([.E501]=&quot;1 - 4&quot;;&quot;LP&quot;;IF([.E501]=&quot;5 -7&quot;;&quot;UP&quot;;IF([.E501]=&quot;1 - 5&quot;;&quot;LP, UP&quot;;IF([.E501]=&quot;5 - 10&quot;;&quot;UP, HS&quot;;IF([.E501]=&quot;1 - 7&quot;;&quot;LP, UP&quot;;IF([.E501]=&quot;1 -10&quot;;&quot;LP, UP, HS&quot;;IF([.E501]=&quot;1 - 12&quot;;&quot;LP, UP, HS, HSS&quot;;IF([.E501]=&quot;5 - 12&quot;;&quot;UP, HS, HSS&quot;;&quot;&quot;)))))))))))" office:value-type="string" office:string-value="HS, HSS" calcext:value-type="string">
            <text:p>HS, HSS</text:p>
          </table:table-cell>
          <table:table-cell office:value-type="string" calcext:value-type="string">
            <text:p>Vatakara</text:p>
          </table:table-cell>
          <table:table-cell table:number-columns-repeated="1016"/>
        </table:table-row>
        <table:table-row table:style-name="ro2">
          <table:table-cell table:style-name="ce17" office:value-type="float" office:value="501" calcext:value-type="float">
            <text:p>501</text:p>
          </table:table-cell>
          <table:table-cell table:style-name="ce17" office:value-type="float" office:value="16056" calcext:value-type="float">
            <text:p>16056</text:p>
          </table:table-cell>
          <table:table-cell table:style-name="ce17" office:value-type="string" calcext:value-type="string">
            <text:p>Maniyur Panchayth HSS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8 - 12</text:p>
          </table:table-cell>
          <table:table-cell table:style-name="ce17" table:formula="of:=IF([.E502]=&quot;11 - 12&quot;;&quot;HSS&quot;;IF([.E502]=&quot;8 - 12&quot;;&quot;HS, HSS&quot;;IF([.E502]=&quot;8 - 10&quot;;&quot;HS&quot;;IF([.E502]=&quot;1 - 4&quot;;&quot;LP&quot;;IF([.E502]=&quot;5 -7&quot;;&quot;UP&quot;;IF([.E502]=&quot;1 - 5&quot;;&quot;LP, UP&quot;;IF([.E502]=&quot;5 - 10&quot;;&quot;UP, HS&quot;;IF([.E502]=&quot;1 - 7&quot;;&quot;LP, UP&quot;;IF([.E502]=&quot;1 -10&quot;;&quot;LP, UP, HS&quot;;IF([.E502]=&quot;1 - 12&quot;;&quot;LP, UP, HS, HSS&quot;;IF([.E502]=&quot;5 - 12&quot;;&quot;UP, HS, HSS&quot;;&quot;&quot;)))))))))))" office:value-type="string" office:string-value="HS, HSS" calcext:value-type="string">
            <text:p>HS, HSS</text:p>
          </table:table-cell>
          <table:table-cell office:value-type="string" calcext:value-type="string">
            <text:p>Vatakara</text:p>
          </table:table-cell>
          <table:table-cell table:number-columns-repeated="1016"/>
        </table:table-row>
        <table:table-row table:style-name="ro2">
          <table:table-cell table:style-name="ce17" office:value-type="float" office:value="502" calcext:value-type="float">
            <text:p>502</text:p>
          </table:table-cell>
          <table:table-cell table:style-name="ce17" office:value-type="float" office:value="16501" calcext:value-type="float">
            <text:p>16501</text:p>
          </table:table-cell>
          <table:table-cell table:style-name="ce17" office:value-type="string" calcext:value-type="string">
            <text:p>TECHNICAL H S VADAKARA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8 - 12</text:p>
          </table:table-cell>
          <table:table-cell table:style-name="ce17" table:formula="of:=IF([.E503]=&quot;11 - 12&quot;;&quot;HSS&quot;;IF([.E503]=&quot;8 - 12&quot;;&quot;HS, HSS&quot;;IF([.E503]=&quot;8 - 10&quot;;&quot;HS&quot;;IF([.E503]=&quot;1 - 4&quot;;&quot;LP&quot;;IF([.E503]=&quot;5 -7&quot;;&quot;UP&quot;;IF([.E503]=&quot;1 - 5&quot;;&quot;LP, UP&quot;;IF([.E503]=&quot;5 - 10&quot;;&quot;UP, HS&quot;;IF([.E503]=&quot;1 - 7&quot;;&quot;LP, UP&quot;;IF([.E503]=&quot;1 -10&quot;;&quot;LP, UP, HS&quot;;IF([.E503]=&quot;1 - 12&quot;;&quot;LP, UP, HS, HSS&quot;;IF([.E503]=&quot;5 - 12&quot;;&quot;UP, HS, HSS&quot;;&quot;&quot;)))))))))))" office:value-type="string" office:string-value="HS, HSS" calcext:value-type="string">
            <text:p>HS, HSS</text:p>
          </table:table-cell>
          <table:table-cell office:value-type="string" calcext:value-type="string">
            <text:p>Vatakara</text:p>
          </table:table-cell>
          <table:table-cell table:number-columns-repeated="1016"/>
        </table:table-row>
        <table:table-row table:style-name="ro2">
          <table:table-cell table:style-name="ce17" office:value-type="float" office:value="503" calcext:value-type="float">
            <text:p>503</text:p>
          </table:table-cell>
          <table:table-cell table:style-name="ce17" office:value-type="float" office:value="16852" calcext:value-type="float">
            <text:p>16852</text:p>
          </table:table-cell>
          <table:table-cell table:style-name="ce17" office:value-type="string" calcext:value-type="string">
            <text:p>Govt.FLPS Kuriyadi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5</text:p>
          </table:table-cell>
          <table:table-cell table:style-name="ce17" table:formula="of:=IF([.E504]=&quot;11 - 12&quot;;&quot;HSS&quot;;IF([.E504]=&quot;8 - 12&quot;;&quot;HS, HSS&quot;;IF([.E504]=&quot;8 - 10&quot;;&quot;HS&quot;;IF([.E504]=&quot;1 - 4&quot;;&quot;LP&quot;;IF([.E504]=&quot;5 -7&quot;;&quot;UP&quot;;IF([.E504]=&quot;1 - 5&quot;;&quot;LP, UP&quot;;IF([.E504]=&quot;5 - 10&quot;;&quot;UP, HS&quot;;IF([.E504]=&quot;1 - 7&quot;;&quot;LP, UP&quot;;IF([.E504]=&quot;1 -10&quot;;&quot;LP, UP, HS&quot;;IF([.E504]=&quot;1 - 12&quot;;&quot;LP, UP, HS, HSS&quot;;IF([.E504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Vatakara</text:p>
          </table:table-cell>
          <table:table-cell table:number-columns-repeated="1016"/>
        </table:table-row>
        <table:table-row table:style-name="ro2">
          <table:table-cell table:style-name="ce17" office:value-type="float" office:value="504" calcext:value-type="float">
            <text:p>504</text:p>
          </table:table-cell>
          <table:table-cell table:style-name="ce17" office:value-type="float" office:value="16001" calcext:value-type="float">
            <text:p>16001</text:p>
          </table:table-cell>
          <table:table-cell table:style-name="ce17" office:value-type="string" calcext:value-type="string">
            <text:p>BEM HS Vatakara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5 - 12</text:p>
          </table:table-cell>
          <table:table-cell table:style-name="ce17" table:formula="of:=IF([.E505]=&quot;11 - 12&quot;;&quot;HSS&quot;;IF([.E505]=&quot;8 - 12&quot;;&quot;HS, HSS&quot;;IF([.E505]=&quot;8 - 10&quot;;&quot;HS&quot;;IF([.E505]=&quot;1 - 4&quot;;&quot;LP&quot;;IF([.E505]=&quot;5 -7&quot;;&quot;UP&quot;;IF([.E505]=&quot;1 - 5&quot;;&quot;LP, UP&quot;;IF([.E505]=&quot;5 - 10&quot;;&quot;UP, HS&quot;;IF([.E505]=&quot;1 - 7&quot;;&quot;LP, UP&quot;;IF([.E505]=&quot;1 -10&quot;;&quot;LP, UP, HS&quot;;IF([.E505]=&quot;1 - 12&quot;;&quot;LP, UP, HS, HSS&quot;;IF([.E505]=&quot;5 - 12&quot;;&quot;UP, HS, HSS&quot;;&quot;&quot;)))))))))))" office:value-type="string" office:string-value="UP, HS, HSS" calcext:value-type="string">
            <text:p>UP, HS, HSS</text:p>
          </table:table-cell>
          <table:table-cell office:value-type="string" calcext:value-type="string">
            <text:p>Vatakara</text:p>
          </table:table-cell>
          <table:table-cell table:number-columns-repeated="1016"/>
        </table:table-row>
        <table:table-row table:style-name="ro2">
          <table:table-cell table:style-name="ce17" office:value-type="float" office:value="505" calcext:value-type="float">
            <text:p>505</text:p>
          </table:table-cell>
          <table:table-cell table:style-name="ce17" office:value-type="float" office:value="16002" calcext:value-type="float">
            <text:p>16002</text:p>
          </table:table-cell>
          <table:table-cell table:style-name="ce17" office:value-type="string" calcext:value-type="string">
            <text:p>St.Antony`s GHS Vatakara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5 - 10</text:p>
          </table:table-cell>
          <table:table-cell table:style-name="ce17" table:formula="of:=IF([.E506]=&quot;11 - 12&quot;;&quot;HSS&quot;;IF([.E506]=&quot;8 - 12&quot;;&quot;HS, HSS&quot;;IF([.E506]=&quot;8 - 10&quot;;&quot;HS&quot;;IF([.E506]=&quot;1 - 4&quot;;&quot;LP&quot;;IF([.E506]=&quot;5 -7&quot;;&quot;UP&quot;;IF([.E506]=&quot;1 - 5&quot;;&quot;LP, UP&quot;;IF([.E506]=&quot;5 - 10&quot;;&quot;UP, HS&quot;;IF([.E506]=&quot;1 - 7&quot;;&quot;LP, UP&quot;;IF([.E506]=&quot;1 -10&quot;;&quot;LP, UP, HS&quot;;IF([.E506]=&quot;1 - 12&quot;;&quot;LP, UP, HS, HSS&quot;;IF([.E506]=&quot;5 - 12&quot;;&quot;UP, HS, HSS&quot;;&quot;&quot;)))))))))))" office:value-type="string" office:string-value="UP, HS" calcext:value-type="string">
            <text:p>UP, HS</text:p>
          </table:table-cell>
          <table:table-cell office:value-type="string" calcext:value-type="string">
            <text:p>Vatakara</text:p>
          </table:table-cell>
          <table:table-cell table:number-columns-repeated="1016"/>
        </table:table-row>
        <table:table-row table:style-name="ro2">
          <table:table-cell table:style-name="ce17" office:value-type="float" office:value="506" calcext:value-type="float">
            <text:p>506</text:p>
          </table:table-cell>
          <table:table-cell table:style-name="ce17" office:value-type="float" office:value="16003" calcext:value-type="float">
            <text:p>16003</text:p>
          </table:table-cell>
          <table:table-cell table:style-name="ce17" office:value-type="string" calcext:value-type="string">
            <text:p>M U M V H S S Vatakara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5 - 12</text:p>
          </table:table-cell>
          <table:table-cell table:style-name="ce17" table:formula="of:=IF([.E507]=&quot;11 - 12&quot;;&quot;HSS&quot;;IF([.E507]=&quot;8 - 12&quot;;&quot;HS, HSS&quot;;IF([.E507]=&quot;8 - 10&quot;;&quot;HS&quot;;IF([.E507]=&quot;1 - 4&quot;;&quot;LP&quot;;IF([.E507]=&quot;5 -7&quot;;&quot;UP&quot;;IF([.E507]=&quot;1 - 5&quot;;&quot;LP, UP&quot;;IF([.E507]=&quot;5 - 10&quot;;&quot;UP, HS&quot;;IF([.E507]=&quot;1 - 7&quot;;&quot;LP, UP&quot;;IF([.E507]=&quot;1 -10&quot;;&quot;LP, UP, HS&quot;;IF([.E507]=&quot;1 - 12&quot;;&quot;LP, UP, HS, HSS&quot;;IF([.E507]=&quot;5 - 12&quot;;&quot;UP, HS, HSS&quot;;&quot;&quot;)))))))))))" office:value-type="string" office:string-value="UP, HS, HSS" calcext:value-type="string">
            <text:p>UP, HS, HSS</text:p>
          </table:table-cell>
          <table:table-cell office:value-type="string" calcext:value-type="string">
            <text:p>Vatakara</text:p>
          </table:table-cell>
          <table:table-cell table:number-columns-repeated="1016"/>
        </table:table-row>
        <table:table-row table:style-name="ro2">
          <table:table-cell table:style-name="ce17" office:value-type="float" office:value="507" calcext:value-type="float">
            <text:p>507</text:p>
          </table:table-cell>
          <table:table-cell table:style-name="ce17" office:value-type="float" office:value="16077" calcext:value-type="float">
            <text:p>16077</text:p>
          </table:table-cell>
          <table:table-cell table:style-name="ce17" office:value-type="string" calcext:value-type="string">
            <text:p>K M H S Kottakkal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12</text:p>
          </table:table-cell>
          <table:table-cell table:style-name="ce17" table:formula="of:=IF([.E508]=&quot;11 - 12&quot;;&quot;HSS&quot;;IF([.E508]=&quot;8 - 12&quot;;&quot;HS, HSS&quot;;IF([.E508]=&quot;8 - 10&quot;;&quot;HS&quot;;IF([.E508]=&quot;1 - 4&quot;;&quot;LP&quot;;IF([.E508]=&quot;5 -7&quot;;&quot;UP&quot;;IF([.E508]=&quot;1 - 5&quot;;&quot;LP, UP&quot;;IF([.E508]=&quot;5 - 10&quot;;&quot;UP, HS&quot;;IF([.E508]=&quot;1 - 7&quot;;&quot;LP, UP&quot;;IF([.E508]=&quot;1 -10&quot;;&quot;LP, UP, HS&quot;;IF([.E508]=&quot;1 - 12&quot;;&quot;LP, UP, HS, HSS&quot;;IF([.E508]=&quot;5 - 12&quot;;&quot;UP, HS, HSS&quot;;&quot;&quot;)))))))))))" office:value-type="string" office:string-value="LP, UP, HS, HSS" calcext:value-type="string">
            <text:p>LP, UP, HS, HSS</text:p>
          </table:table-cell>
          <table:table-cell office:value-type="string" calcext:value-type="string">
            <text:p>Vatakara</text:p>
          </table:table-cell>
          <table:table-cell table:number-columns-repeated="1016"/>
        </table:table-row>
        <table:table-row table:style-name="ro2">
          <table:table-cell table:style-name="ce17" office:value-type="float" office:value="508" calcext:value-type="float">
            <text:p>508</text:p>
          </table:table-cell>
          <table:table-cell table:style-name="ce17" office:value-type="float" office:value="16801" calcext:value-type="float">
            <text:p>16801</text:p>
          </table:table-cell>
          <table:table-cell table:style-name="ce17" office:value-type="string" calcext:value-type="string">
            <text:p>Arakkilad East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509]=&quot;11 - 12&quot;;&quot;HSS&quot;;IF([.E509]=&quot;8 - 12&quot;;&quot;HS, HSS&quot;;IF([.E509]=&quot;8 - 10&quot;;&quot;HS&quot;;IF([.E509]=&quot;1 - 4&quot;;&quot;LP&quot;;IF([.E509]=&quot;5 -7&quot;;&quot;UP&quot;;IF([.E509]=&quot;1 - 5&quot;;&quot;LP, UP&quot;;IF([.E509]=&quot;5 - 10&quot;;&quot;UP, HS&quot;;IF([.E509]=&quot;1 - 7&quot;;&quot;LP, UP&quot;;IF([.E509]=&quot;1 -10&quot;;&quot;LP, UP, HS&quot;;IF([.E509]=&quot;1 - 12&quot;;&quot;LP, UP, HS, HSS&quot;;IF([.E509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Vatakara</text:p>
          </table:table-cell>
          <table:table-cell table:number-columns-repeated="1016"/>
        </table:table-row>
        <table:table-row table:style-name="ro2">
          <table:table-cell table:style-name="ce17" office:value-type="float" office:value="509" calcext:value-type="float">
            <text:p>509</text:p>
          </table:table-cell>
          <table:table-cell table:style-name="ce17" office:value-type="float" office:value="16802" calcext:value-type="float">
            <text:p>16802</text:p>
          </table:table-cell>
          <table:table-cell table:style-name="ce17" office:value-type="string" calcext:value-type="string">
            <text:p>Arakkilad JB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510]=&quot;11 - 12&quot;;&quot;HSS&quot;;IF([.E510]=&quot;8 - 12&quot;;&quot;HS, HSS&quot;;IF([.E510]=&quot;8 - 10&quot;;&quot;HS&quot;;IF([.E510]=&quot;1 - 4&quot;;&quot;LP&quot;;IF([.E510]=&quot;5 -7&quot;;&quot;UP&quot;;IF([.E510]=&quot;1 - 5&quot;;&quot;LP, UP&quot;;IF([.E510]=&quot;5 - 10&quot;;&quot;UP, HS&quot;;IF([.E510]=&quot;1 - 7&quot;;&quot;LP, UP&quot;;IF([.E510]=&quot;1 -10&quot;;&quot;LP, UP, HS&quot;;IF([.E510]=&quot;1 - 12&quot;;&quot;LP, UP, HS, HSS&quot;;IF([.E510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Vatakara</text:p>
          </table:table-cell>
          <table:table-cell table:number-columns-repeated="1016"/>
        </table:table-row>
        <table:table-row table:style-name="ro2">
          <table:table-cell table:style-name="ce17" office:value-type="float" office:value="510" calcext:value-type="float">
            <text:p>510</text:p>
          </table:table-cell>
          <table:table-cell table:style-name="ce17" office:value-type="float" office:value="16803" calcext:value-type="float">
            <text:p>16803</text:p>
          </table:table-cell>
          <table:table-cell table:style-name="ce17" office:value-type="string" calcext:value-type="string">
            <text:p>BEM LPS Moorad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511]=&quot;11 - 12&quot;;&quot;HSS&quot;;IF([.E511]=&quot;8 - 12&quot;;&quot;HS, HSS&quot;;IF([.E511]=&quot;8 - 10&quot;;&quot;HS&quot;;IF([.E511]=&quot;1 - 4&quot;;&quot;LP&quot;;IF([.E511]=&quot;5 -7&quot;;&quot;UP&quot;;IF([.E511]=&quot;1 - 5&quot;;&quot;LP, UP&quot;;IF([.E511]=&quot;5 - 10&quot;;&quot;UP, HS&quot;;IF([.E511]=&quot;1 - 7&quot;;&quot;LP, UP&quot;;IF([.E511]=&quot;1 -10&quot;;&quot;LP, UP, HS&quot;;IF([.E511]=&quot;1 - 12&quot;;&quot;LP, UP, HS, HSS&quot;;IF([.E511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Vatakara</text:p>
          </table:table-cell>
          <table:table-cell table:number-columns-repeated="1016"/>
        </table:table-row>
        <table:table-row table:style-name="ro2">
          <table:table-cell table:style-name="ce17" office:value-type="float" office:value="511" calcext:value-type="float">
            <text:p>511</text:p>
          </table:table-cell>
          <table:table-cell table:style-name="ce17" office:value-type="float" office:value="16804" calcext:value-type="float">
            <text:p>16804</text:p>
          </table:table-cell>
          <table:table-cell table:style-name="ce17" office:value-type="string" calcext:value-type="string">
            <text:p>Cheenamveedu North JB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5</text:p>
          </table:table-cell>
          <table:table-cell table:style-name="ce17" table:formula="of:=IF([.E512]=&quot;11 - 12&quot;;&quot;HSS&quot;;IF([.E512]=&quot;8 - 12&quot;;&quot;HS, HSS&quot;;IF([.E512]=&quot;8 - 10&quot;;&quot;HS&quot;;IF([.E512]=&quot;1 - 4&quot;;&quot;LP&quot;;IF([.E512]=&quot;5 -7&quot;;&quot;UP&quot;;IF([.E512]=&quot;1 - 5&quot;;&quot;LP, UP&quot;;IF([.E512]=&quot;5 - 10&quot;;&quot;UP, HS&quot;;IF([.E512]=&quot;1 - 7&quot;;&quot;LP, UP&quot;;IF([.E512]=&quot;1 -10&quot;;&quot;LP, UP, HS&quot;;IF([.E512]=&quot;1 - 12&quot;;&quot;LP, UP, HS, HSS&quot;;IF([.E512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Vatakara</text:p>
          </table:table-cell>
          <table:table-cell table:number-columns-repeated="1016"/>
        </table:table-row>
        <table:table-row table:style-name="ro2">
          <table:table-cell table:style-name="ce17" office:value-type="float" office:value="512" calcext:value-type="float">
            <text:p>512</text:p>
          </table:table-cell>
          <table:table-cell table:style-name="ce17" office:value-type="float" office:value="16805" calcext:value-type="float">
            <text:p>16805</text:p>
          </table:table-cell>
          <table:table-cell table:style-name="ce17" office:value-type="string" calcext:value-type="string">
            <text:p>Chennamangalam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513]=&quot;11 - 12&quot;;&quot;HSS&quot;;IF([.E513]=&quot;8 - 12&quot;;&quot;HS, HSS&quot;;IF([.E513]=&quot;8 - 10&quot;;&quot;HS&quot;;IF([.E513]=&quot;1 - 4&quot;;&quot;LP&quot;;IF([.E513]=&quot;5 -7&quot;;&quot;UP&quot;;IF([.E513]=&quot;1 - 5&quot;;&quot;LP, UP&quot;;IF([.E513]=&quot;5 - 10&quot;;&quot;UP, HS&quot;;IF([.E513]=&quot;1 - 7&quot;;&quot;LP, UP&quot;;IF([.E513]=&quot;1 -10&quot;;&quot;LP, UP, HS&quot;;IF([.E513]=&quot;1 - 12&quot;;&quot;LP, UP, HS, HSS&quot;;IF([.E513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Vatakara</text:p>
          </table:table-cell>
          <table:table-cell table:number-columns-repeated="1016"/>
        </table:table-row>
        <table:table-row table:style-name="ro2">
          <table:table-cell table:style-name="ce17" office:value-type="float" office:value="513" calcext:value-type="float">
            <text:p>513</text:p>
          </table:table-cell>
          <table:table-cell table:style-name="ce17" office:value-type="float" office:value="16806" calcext:value-type="float">
            <text:p>16806</text:p>
          </table:table-cell>
          <table:table-cell table:style-name="ce17" office:value-type="string" calcext:value-type="string">
            <text:p>Cherandathur M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514]=&quot;11 - 12&quot;;&quot;HSS&quot;;IF([.E514]=&quot;8 - 12&quot;;&quot;HS, HSS&quot;;IF([.E514]=&quot;8 - 10&quot;;&quot;HS&quot;;IF([.E514]=&quot;1 - 4&quot;;&quot;LP&quot;;IF([.E514]=&quot;5 -7&quot;;&quot;UP&quot;;IF([.E514]=&quot;1 - 5&quot;;&quot;LP, UP&quot;;IF([.E514]=&quot;5 - 10&quot;;&quot;UP, HS&quot;;IF([.E514]=&quot;1 - 7&quot;;&quot;LP, UP&quot;;IF([.E514]=&quot;1 -10&quot;;&quot;LP, UP, HS&quot;;IF([.E514]=&quot;1 - 12&quot;;&quot;LP, UP, HS, HSS&quot;;IF([.E514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Vatakara</text:p>
          </table:table-cell>
          <table:table-cell table:number-columns-repeated="1016"/>
        </table:table-row>
        <table:table-row table:style-name="ro2">
          <table:table-cell table:style-name="ce17" office:value-type="float" office:value="514" calcext:value-type="float">
            <text:p>514</text:p>
          </table:table-cell>
          <table:table-cell table:style-name="ce17" office:value-type="float" office:value="16807" calcext:value-type="float">
            <text:p>16807</text:p>
          </table:table-cell>
          <table:table-cell table:style-name="ce17" office:value-type="string" calcext:value-type="string">
            <text:p>Chorode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515]=&quot;11 - 12&quot;;&quot;HSS&quot;;IF([.E515]=&quot;8 - 12&quot;;&quot;HS, HSS&quot;;IF([.E515]=&quot;8 - 10&quot;;&quot;HS&quot;;IF([.E515]=&quot;1 - 4&quot;;&quot;LP&quot;;IF([.E515]=&quot;5 -7&quot;;&quot;UP&quot;;IF([.E515]=&quot;1 - 5&quot;;&quot;LP, UP&quot;;IF([.E515]=&quot;5 - 10&quot;;&quot;UP, HS&quot;;IF([.E515]=&quot;1 - 7&quot;;&quot;LP, UP&quot;;IF([.E515]=&quot;1 -10&quot;;&quot;LP, UP, HS&quot;;IF([.E515]=&quot;1 - 12&quot;;&quot;LP, UP, HS, HSS&quot;;IF([.E515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Vatakara</text:p>
          </table:table-cell>
          <table:table-cell table:number-columns-repeated="1016"/>
        </table:table-row>
        <table:table-row table:style-name="ro2">
          <table:table-cell table:style-name="ce17" office:value-type="float" office:value="515" calcext:value-type="float">
            <text:p>515</text:p>
          </table:table-cell>
          <table:table-cell table:style-name="ce17" office:value-type="float" office:value="16808" calcext:value-type="float">
            <text:p>16808</text:p>
          </table:table-cell>
          <table:table-cell table:style-name="ce17" office:value-type="string" calcext:value-type="string">
            <text:p>Elempilad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516]=&quot;11 - 12&quot;;&quot;HSS&quot;;IF([.E516]=&quot;8 - 12&quot;;&quot;HS, HSS&quot;;IF([.E516]=&quot;8 - 10&quot;;&quot;HS&quot;;IF([.E516]=&quot;1 - 4&quot;;&quot;LP&quot;;IF([.E516]=&quot;5 -7&quot;;&quot;UP&quot;;IF([.E516]=&quot;1 - 5&quot;;&quot;LP, UP&quot;;IF([.E516]=&quot;5 - 10&quot;;&quot;UP, HS&quot;;IF([.E516]=&quot;1 - 7&quot;;&quot;LP, UP&quot;;IF([.E516]=&quot;1 -10&quot;;&quot;LP, UP, HS&quot;;IF([.E516]=&quot;1 - 12&quot;;&quot;LP, UP, HS, HSS&quot;;IF([.E516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Vatakara</text:p>
          </table:table-cell>
          <table:table-cell table:number-columns-repeated="1016"/>
        </table:table-row>
        <table:table-row table:style-name="ro2">
          <table:table-cell table:style-name="ce17" office:value-type="float" office:value="516" calcext:value-type="float">
            <text:p>516</text:p>
          </table:table-cell>
          <table:table-cell table:style-name="ce17" office:value-type="float" office:value="16809" calcext:value-type="float">
            <text:p>16809</text:p>
          </table:table-cell>
          <table:table-cell table:style-name="ce17" office:value-type="string" calcext:value-type="string">
            <text:p>Elempilad M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517]=&quot;11 - 12&quot;;&quot;HSS&quot;;IF([.E517]=&quot;8 - 12&quot;;&quot;HS, HSS&quot;;IF([.E517]=&quot;8 - 10&quot;;&quot;HS&quot;;IF([.E517]=&quot;1 - 4&quot;;&quot;LP&quot;;IF([.E517]=&quot;5 -7&quot;;&quot;UP&quot;;IF([.E517]=&quot;1 - 5&quot;;&quot;LP, UP&quot;;IF([.E517]=&quot;5 - 10&quot;;&quot;UP, HS&quot;;IF([.E517]=&quot;1 - 7&quot;;&quot;LP, UP&quot;;IF([.E517]=&quot;1 -10&quot;;&quot;LP, UP, HS&quot;;IF([.E517]=&quot;1 - 12&quot;;&quot;LP, UP, HS, HSS&quot;;IF([.E517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Vatakara</text:p>
          </table:table-cell>
          <table:table-cell table:number-columns-repeated="1016"/>
        </table:table-row>
        <table:table-row table:style-name="ro2">
          <table:table-cell table:style-name="ce17" office:value-type="float" office:value="517" calcext:value-type="float">
            <text:p>517</text:p>
          </table:table-cell>
          <table:table-cell table:style-name="ce17" office:value-type="float" office:value="16810" calcext:value-type="float">
            <text:p>16810</text:p>
          </table:table-cell>
          <table:table-cell table:style-name="ce17" office:value-type="string" calcext:value-type="string">
            <text:p>Erapuram M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518]=&quot;11 - 12&quot;;&quot;HSS&quot;;IF([.E518]=&quot;8 - 12&quot;;&quot;HS, HSS&quot;;IF([.E518]=&quot;8 - 10&quot;;&quot;HS&quot;;IF([.E518]=&quot;1 - 4&quot;;&quot;LP&quot;;IF([.E518]=&quot;5 -7&quot;;&quot;UP&quot;;IF([.E518]=&quot;1 - 5&quot;;&quot;LP, UP&quot;;IF([.E518]=&quot;5 - 10&quot;;&quot;UP, HS&quot;;IF([.E518]=&quot;1 - 7&quot;;&quot;LP, UP&quot;;IF([.E518]=&quot;1 -10&quot;;&quot;LP, UP, HS&quot;;IF([.E518]=&quot;1 - 12&quot;;&quot;LP, UP, HS, HSS&quot;;IF([.E518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Vatakara</text:p>
          </table:table-cell>
          <table:table-cell table:number-columns-repeated="1016"/>
        </table:table-row>
        <table:table-row table:style-name="ro2">
          <table:table-cell table:style-name="ce17" office:value-type="float" office:value="518" calcext:value-type="float">
            <text:p>518</text:p>
          </table:table-cell>
          <table:table-cell table:style-name="ce17" office:value-type="float" office:value="16811" calcext:value-type="float">
            <text:p>16811</text:p>
          </table:table-cell>
          <table:table-cell table:style-name="ce17" office:value-type="string" calcext:value-type="string">
            <text:p>Erapuram SV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519]=&quot;11 - 12&quot;;&quot;HSS&quot;;IF([.E519]=&quot;8 - 12&quot;;&quot;HS, HSS&quot;;IF([.E519]=&quot;8 - 10&quot;;&quot;HS&quot;;IF([.E519]=&quot;1 - 4&quot;;&quot;LP&quot;;IF([.E519]=&quot;5 -7&quot;;&quot;UP&quot;;IF([.E519]=&quot;1 - 5&quot;;&quot;LP, UP&quot;;IF([.E519]=&quot;5 - 10&quot;;&quot;UP, HS&quot;;IF([.E519]=&quot;1 - 7&quot;;&quot;LP, UP&quot;;IF([.E519]=&quot;1 -10&quot;;&quot;LP, UP, HS&quot;;IF([.E519]=&quot;1 - 12&quot;;&quot;LP, UP, HS, HSS&quot;;IF([.E519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Vatakara</text:p>
          </table:table-cell>
          <table:table-cell table:number-columns-repeated="1016"/>
        </table:table-row>
        <table:table-row table:style-name="ro2">
          <table:table-cell table:style-name="ce17" office:value-type="float" office:value="519" calcext:value-type="float">
            <text:p>519</text:p>
          </table:table-cell>
          <table:table-cell table:style-name="ce17" office:value-type="float" office:value="16812" calcext:value-type="float">
            <text:p>16812</text:p>
          </table:table-cell>
          <table:table-cell table:style-name="ce17" office:value-type="string" calcext:value-type="string">
            <text:p>GVC JBS Vatakara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520]=&quot;11 - 12&quot;;&quot;HSS&quot;;IF([.E520]=&quot;8 - 12&quot;;&quot;HS, HSS&quot;;IF([.E520]=&quot;8 - 10&quot;;&quot;HS&quot;;IF([.E520]=&quot;1 - 4&quot;;&quot;LP&quot;;IF([.E520]=&quot;5 -7&quot;;&quot;UP&quot;;IF([.E520]=&quot;1 - 5&quot;;&quot;LP, UP&quot;;IF([.E520]=&quot;5 - 10&quot;;&quot;UP, HS&quot;;IF([.E520]=&quot;1 - 7&quot;;&quot;LP, UP&quot;;IF([.E520]=&quot;1 -10&quot;;&quot;LP, UP, HS&quot;;IF([.E520]=&quot;1 - 12&quot;;&quot;LP, UP, HS, HSS&quot;;IF([.E520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Vatakara</text:p>
          </table:table-cell>
          <table:table-cell table:number-columns-repeated="1016"/>
        </table:table-row>
        <table:table-row table:style-name="ro2">
          <table:table-cell table:style-name="ce17" office:value-type="float" office:value="520" calcext:value-type="float">
            <text:p>520</text:p>
          </table:table-cell>
          <table:table-cell table:style-name="ce17" office:value-type="float" office:value="16813" calcext:value-type="float">
            <text:p>16813</text:p>
          </table:table-cell>
          <table:table-cell table:style-name="ce17" office:value-type="string" calcext:value-type="string">
            <text:p>GV JBS Vatakara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521]=&quot;11 - 12&quot;;&quot;HSS&quot;;IF([.E521]=&quot;8 - 12&quot;;&quot;HS, HSS&quot;;IF([.E521]=&quot;8 - 10&quot;;&quot;HS&quot;;IF([.E521]=&quot;1 - 4&quot;;&quot;LP&quot;;IF([.E521]=&quot;5 -7&quot;;&quot;UP&quot;;IF([.E521]=&quot;1 - 5&quot;;&quot;LP, UP&quot;;IF([.E521]=&quot;5 - 10&quot;;&quot;UP, HS&quot;;IF([.E521]=&quot;1 - 7&quot;;&quot;LP, UP&quot;;IF([.E521]=&quot;1 -10&quot;;&quot;LP, UP, HS&quot;;IF([.E521]=&quot;1 - 12&quot;;&quot;LP, UP, HS, HSS&quot;;IF([.E521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Vatakara</text:p>
          </table:table-cell>
          <table:table-cell table:number-columns-repeated="1016"/>
        </table:table-row>
        <table:table-row table:style-name="ro2">
          <table:table-cell table:style-name="ce17" office:value-type="float" office:value="521" calcext:value-type="float">
            <text:p>521</text:p>
          </table:table-cell>
          <table:table-cell table:style-name="ce17" office:value-type="float" office:value="16814" calcext:value-type="float">
            <text:p>16814</text:p>
          </table:table-cell>
          <table:table-cell table:style-name="ce17" office:value-type="string" calcext:value-type="string">
            <text:p>Iringal Arunodayam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522]=&quot;11 - 12&quot;;&quot;HSS&quot;;IF([.E522]=&quot;8 - 12&quot;;&quot;HS, HSS&quot;;IF([.E522]=&quot;8 - 10&quot;;&quot;HS&quot;;IF([.E522]=&quot;1 - 4&quot;;&quot;LP&quot;;IF([.E522]=&quot;5 -7&quot;;&quot;UP&quot;;IF([.E522]=&quot;1 - 5&quot;;&quot;LP, UP&quot;;IF([.E522]=&quot;5 - 10&quot;;&quot;UP, HS&quot;;IF([.E522]=&quot;1 - 7&quot;;&quot;LP, UP&quot;;IF([.E522]=&quot;1 -10&quot;;&quot;LP, UP, HS&quot;;IF([.E522]=&quot;1 - 12&quot;;&quot;LP, UP, HS, HSS&quot;;IF([.E522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Vatakara</text:p>
          </table:table-cell>
          <table:table-cell table:number-columns-repeated="1016"/>
        </table:table-row>
        <table:table-row table:style-name="ro2">
          <table:table-cell table:style-name="ce17" office:value-type="float" office:value="522" calcext:value-type="float">
            <text:p>522</text:p>
          </table:table-cell>
          <table:table-cell table:style-name="ce17" office:value-type="float" office:value="16815" calcext:value-type="float">
            <text:p>16815</text:p>
          </table:table-cell>
          <table:table-cell table:style-name="ce17" office:value-type="string" calcext:value-type="string">
            <text:p>Iringal East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523]=&quot;11 - 12&quot;;&quot;HSS&quot;;IF([.E523]=&quot;8 - 12&quot;;&quot;HS, HSS&quot;;IF([.E523]=&quot;8 - 10&quot;;&quot;HS&quot;;IF([.E523]=&quot;1 - 4&quot;;&quot;LP&quot;;IF([.E523]=&quot;5 -7&quot;;&quot;UP&quot;;IF([.E523]=&quot;1 - 5&quot;;&quot;LP, UP&quot;;IF([.E523]=&quot;5 - 10&quot;;&quot;UP, HS&quot;;IF([.E523]=&quot;1 - 7&quot;;&quot;LP, UP&quot;;IF([.E523]=&quot;1 -10&quot;;&quot;LP, UP, HS&quot;;IF([.E523]=&quot;1 - 12&quot;;&quot;LP, UP, HS, HSS&quot;;IF([.E523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Vatakara</text:p>
          </table:table-cell>
          <table:table-cell table:number-columns-repeated="1016"/>
        </table:table-row>
        <table:table-row table:style-name="ro2">
          <table:table-cell table:style-name="ce17" office:value-type="float" office:value="523" calcext:value-type="float">
            <text:p>523</text:p>
          </table:table-cell>
          <table:table-cell table:style-name="ce17" office:value-type="float" office:value="16816" calcext:value-type="float">
            <text:p>16816</text:p>
          </table:table-cell>
          <table:table-cell table:style-name="ce17" office:value-type="string" calcext:value-type="string">
            <text:p>Iringal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524]=&quot;11 - 12&quot;;&quot;HSS&quot;;IF([.E524]=&quot;8 - 12&quot;;&quot;HS, HSS&quot;;IF([.E524]=&quot;8 - 10&quot;;&quot;HS&quot;;IF([.E524]=&quot;1 - 4&quot;;&quot;LP&quot;;IF([.E524]=&quot;5 -7&quot;;&quot;UP&quot;;IF([.E524]=&quot;1 - 5&quot;;&quot;LP, UP&quot;;IF([.E524]=&quot;5 - 10&quot;;&quot;UP, HS&quot;;IF([.E524]=&quot;1 - 7&quot;;&quot;LP, UP&quot;;IF([.E524]=&quot;1 -10&quot;;&quot;LP, UP, HS&quot;;IF([.E524]=&quot;1 - 12&quot;;&quot;LP, UP, HS, HSS&quot;;IF([.E524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Vatakara</text:p>
          </table:table-cell>
          <table:table-cell table:number-columns-repeated="1016"/>
        </table:table-row>
        <table:table-row table:style-name="ro2">
          <table:table-cell table:style-name="ce17" office:value-type="float" office:value="524" calcext:value-type="float">
            <text:p>524</text:p>
          </table:table-cell>
          <table:table-cell table:style-name="ce17" office:value-type="float" office:value="16817" calcext:value-type="float">
            <text:p>16817</text:p>
          </table:table-cell>
          <table:table-cell table:style-name="ce17" office:value-type="string" calcext:value-type="string">
            <text:p>Iringal North Mopla L P 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525]=&quot;11 - 12&quot;;&quot;HSS&quot;;IF([.E525]=&quot;8 - 12&quot;;&quot;HS, HSS&quot;;IF([.E525]=&quot;8 - 10&quot;;&quot;HS&quot;;IF([.E525]=&quot;1 - 4&quot;;&quot;LP&quot;;IF([.E525]=&quot;5 -7&quot;;&quot;UP&quot;;IF([.E525]=&quot;1 - 5&quot;;&quot;LP, UP&quot;;IF([.E525]=&quot;5 - 10&quot;;&quot;UP, HS&quot;;IF([.E525]=&quot;1 - 7&quot;;&quot;LP, UP&quot;;IF([.E525]=&quot;1 -10&quot;;&quot;LP, UP, HS&quot;;IF([.E525]=&quot;1 - 12&quot;;&quot;LP, UP, HS, HSS&quot;;IF([.E525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Vatakara</text:p>
          </table:table-cell>
          <table:table-cell table:number-columns-repeated="1016"/>
        </table:table-row>
        <table:table-row table:style-name="ro2">
          <table:table-cell table:style-name="ce17" office:value-type="float" office:value="525" calcext:value-type="float">
            <text:p>525</text:p>
          </table:table-cell>
          <table:table-cell table:style-name="ce17" office:value-type="float" office:value="16818" calcext:value-type="float">
            <text:p>16818</text:p>
          </table:table-cell>
          <table:table-cell table:style-name="ce17" office:value-type="string" calcext:value-type="string">
            <text:p>Kottakadappuram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526]=&quot;11 - 12&quot;;&quot;HSS&quot;;IF([.E526]=&quot;8 - 12&quot;;&quot;HS, HSS&quot;;IF([.E526]=&quot;8 - 10&quot;;&quot;HS&quot;;IF([.E526]=&quot;1 - 4&quot;;&quot;LP&quot;;IF([.E526]=&quot;5 -7&quot;;&quot;UP&quot;;IF([.E526]=&quot;1 - 5&quot;;&quot;LP, UP&quot;;IF([.E526]=&quot;5 - 10&quot;;&quot;UP, HS&quot;;IF([.E526]=&quot;1 - 7&quot;;&quot;LP, UP&quot;;IF([.E526]=&quot;1 -10&quot;;&quot;LP, UP, HS&quot;;IF([.E526]=&quot;1 - 12&quot;;&quot;LP, UP, HS, HSS&quot;;IF([.E526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Vatakara</text:p>
          </table:table-cell>
          <table:table-cell table:number-columns-repeated="1016"/>
        </table:table-row>
        <table:table-row table:style-name="ro2">
          <table:table-cell table:style-name="ce17" office:value-type="float" office:value="526" calcext:value-type="float">
            <text:p>526</text:p>
          </table:table-cell>
          <table:table-cell table:style-name="ce17" office:value-type="float" office:value="16819" calcext:value-type="float">
            <text:p>16819</text:p>
          </table:table-cell>
          <table:table-cell table:style-name="ce17" office:value-type="string" calcext:value-type="string">
            <text:p>Kottakkal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527]=&quot;11 - 12&quot;;&quot;HSS&quot;;IF([.E527]=&quot;8 - 12&quot;;&quot;HS, HSS&quot;;IF([.E527]=&quot;8 - 10&quot;;&quot;HS&quot;;IF([.E527]=&quot;1 - 4&quot;;&quot;LP&quot;;IF([.E527]=&quot;5 -7&quot;;&quot;UP&quot;;IF([.E527]=&quot;1 - 5&quot;;&quot;LP, UP&quot;;IF([.E527]=&quot;5 - 10&quot;;&quot;UP, HS&quot;;IF([.E527]=&quot;1 - 7&quot;;&quot;LP, UP&quot;;IF([.E527]=&quot;1 -10&quot;;&quot;LP, UP, HS&quot;;IF([.E527]=&quot;1 - 12&quot;;&quot;LP, UP, HS, HSS&quot;;IF([.E527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Vatakara</text:p>
          </table:table-cell>
          <table:table-cell table:number-columns-repeated="1016"/>
        </table:table-row>
        <table:table-row table:style-name="ro2">
          <table:table-cell table:style-name="ce17" office:value-type="float" office:value="527" calcext:value-type="float">
            <text:p>527</text:p>
          </table:table-cell>
          <table:table-cell table:style-name="ce17" office:value-type="float" office:value="16820" calcext:value-type="float">
            <text:p>16820</text:p>
          </table:table-cell>
          <table:table-cell table:style-name="ce17" office:value-type="string" calcext:value-type="string">
            <text:p>Kunnathkara M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528]=&quot;11 - 12&quot;;&quot;HSS&quot;;IF([.E528]=&quot;8 - 12&quot;;&quot;HS, HSS&quot;;IF([.E528]=&quot;8 - 10&quot;;&quot;HS&quot;;IF([.E528]=&quot;1 - 4&quot;;&quot;LP&quot;;IF([.E528]=&quot;5 -7&quot;;&quot;UP&quot;;IF([.E528]=&quot;1 - 5&quot;;&quot;LP, UP&quot;;IF([.E528]=&quot;5 - 10&quot;;&quot;UP, HS&quot;;IF([.E528]=&quot;1 - 7&quot;;&quot;LP, UP&quot;;IF([.E528]=&quot;1 -10&quot;;&quot;LP, UP, HS&quot;;IF([.E528]=&quot;1 - 12&quot;;&quot;LP, UP, HS, HSS&quot;;IF([.E528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Vatakara</text:p>
          </table:table-cell>
          <table:table-cell table:number-columns-repeated="1016"/>
        </table:table-row>
        <table:table-row table:style-name="ro2">
          <table:table-cell table:style-name="ce17" office:value-type="float" office:value="528" calcext:value-type="float">
            <text:p>528</text:p>
          </table:table-cell>
          <table:table-cell table:style-name="ce17" office:value-type="float" office:value="16821" calcext:value-type="float">
            <text:p>16821</text:p>
          </table:table-cell>
          <table:table-cell table:style-name="ce17" office:value-type="string" calcext:value-type="string">
            <text:p>Maniyur East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529]=&quot;11 - 12&quot;;&quot;HSS&quot;;IF([.E529]=&quot;8 - 12&quot;;&quot;HS, HSS&quot;;IF([.E529]=&quot;8 - 10&quot;;&quot;HS&quot;;IF([.E529]=&quot;1 - 4&quot;;&quot;LP&quot;;IF([.E529]=&quot;5 -7&quot;;&quot;UP&quot;;IF([.E529]=&quot;1 - 5&quot;;&quot;LP, UP&quot;;IF([.E529]=&quot;5 - 10&quot;;&quot;UP, HS&quot;;IF([.E529]=&quot;1 - 7&quot;;&quot;LP, UP&quot;;IF([.E529]=&quot;1 -10&quot;;&quot;LP, UP, HS&quot;;IF([.E529]=&quot;1 - 12&quot;;&quot;LP, UP, HS, HSS&quot;;IF([.E529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Vatakara</text:p>
          </table:table-cell>
          <table:table-cell table:number-columns-repeated="1016"/>
        </table:table-row>
        <table:table-row table:style-name="ro2">
          <table:table-cell table:style-name="ce17" office:value-type="float" office:value="529" calcext:value-type="float">
            <text:p>529</text:p>
          </table:table-cell>
          <table:table-cell table:style-name="ce17" office:value-type="float" office:value="16822" calcext:value-type="float">
            <text:p>16822</text:p>
          </table:table-cell>
          <table:table-cell table:style-name="ce17" office:value-type="string" calcext:value-type="string">
            <text:p>Maniyur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530]=&quot;11 - 12&quot;;&quot;HSS&quot;;IF([.E530]=&quot;8 - 12&quot;;&quot;HS, HSS&quot;;IF([.E530]=&quot;8 - 10&quot;;&quot;HS&quot;;IF([.E530]=&quot;1 - 4&quot;;&quot;LP&quot;;IF([.E530]=&quot;5 -7&quot;;&quot;UP&quot;;IF([.E530]=&quot;1 - 5&quot;;&quot;LP, UP&quot;;IF([.E530]=&quot;5 - 10&quot;;&quot;UP, HS&quot;;IF([.E530]=&quot;1 - 7&quot;;&quot;LP, UP&quot;;IF([.E530]=&quot;1 -10&quot;;&quot;LP, UP, HS&quot;;IF([.E530]=&quot;1 - 12&quot;;&quot;LP, UP, HS, HSS&quot;;IF([.E530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Vatakara</text:p>
          </table:table-cell>
          <table:table-cell table:number-columns-repeated="1016"/>
        </table:table-row>
        <table:table-row table:style-name="ro2">
          <table:table-cell table:style-name="ce17" office:value-type="float" office:value="530" calcext:value-type="float">
            <text:p>530</text:p>
          </table:table-cell>
          <table:table-cell table:style-name="ce17" office:value-type="float" office:value="16823" calcext:value-type="float">
            <text:p>16823</text:p>
          </table:table-cell>
          <table:table-cell table:style-name="ce17" office:value-type="string" calcext:value-type="string">
            <text:p>Maniyur M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531]=&quot;11 - 12&quot;;&quot;HSS&quot;;IF([.E531]=&quot;8 - 12&quot;;&quot;HS, HSS&quot;;IF([.E531]=&quot;8 - 10&quot;;&quot;HS&quot;;IF([.E531]=&quot;1 - 4&quot;;&quot;LP&quot;;IF([.E531]=&quot;5 -7&quot;;&quot;UP&quot;;IF([.E531]=&quot;1 - 5&quot;;&quot;LP, UP&quot;;IF([.E531]=&quot;5 - 10&quot;;&quot;UP, HS&quot;;IF([.E531]=&quot;1 - 7&quot;;&quot;LP, UP&quot;;IF([.E531]=&quot;1 -10&quot;;&quot;LP, UP, HS&quot;;IF([.E531]=&quot;1 - 12&quot;;&quot;LP, UP, HS, HSS&quot;;IF([.E531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Vatakara</text:p>
          </table:table-cell>
          <table:table-cell table:number-columns-repeated="1016"/>
        </table:table-row>
        <table:table-row table:style-name="ro2">
          <table:table-cell table:style-name="ce17" office:value-type="float" office:value="531" calcext:value-type="float">
            <text:p>531</text:p>
          </table:table-cell>
          <table:table-cell table:style-name="ce17" office:value-type="float" office:value="16824" calcext:value-type="float">
            <text:p>16824</text:p>
          </table:table-cell>
          <table:table-cell table:style-name="ce17" office:value-type="string" calcext:value-type="string">
            <text:p>Maniyur North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532]=&quot;11 - 12&quot;;&quot;HSS&quot;;IF([.E532]=&quot;8 - 12&quot;;&quot;HS, HSS&quot;;IF([.E532]=&quot;8 - 10&quot;;&quot;HS&quot;;IF([.E532]=&quot;1 - 4&quot;;&quot;LP&quot;;IF([.E532]=&quot;5 -7&quot;;&quot;UP&quot;;IF([.E532]=&quot;1 - 5&quot;;&quot;LP, UP&quot;;IF([.E532]=&quot;5 - 10&quot;;&quot;UP, HS&quot;;IF([.E532]=&quot;1 - 7&quot;;&quot;LP, UP&quot;;IF([.E532]=&quot;1 -10&quot;;&quot;LP, UP, HS&quot;;IF([.E532]=&quot;1 - 12&quot;;&quot;LP, UP, HS, HSS&quot;;IF([.E532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Vatakara</text:p>
          </table:table-cell>
          <table:table-cell table:number-columns-repeated="1016"/>
        </table:table-row>
        <table:table-row table:style-name="ro2">
          <table:table-cell table:style-name="ce17" office:value-type="float" office:value="532" calcext:value-type="float">
            <text:p>532</text:p>
          </table:table-cell>
          <table:table-cell table:style-name="ce17" office:value-type="float" office:value="16825" calcext:value-type="float">
            <text:p>16825</text:p>
          </table:table-cell>
          <table:table-cell table:style-name="ce17" office:value-type="string" calcext:value-type="string">
            <text:p>Meppayil SV JB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533]=&quot;11 - 12&quot;;&quot;HSS&quot;;IF([.E533]=&quot;8 - 12&quot;;&quot;HS, HSS&quot;;IF([.E533]=&quot;8 - 10&quot;;&quot;HS&quot;;IF([.E533]=&quot;1 - 4&quot;;&quot;LP&quot;;IF([.E533]=&quot;5 -7&quot;;&quot;UP&quot;;IF([.E533]=&quot;1 - 5&quot;;&quot;LP, UP&quot;;IF([.E533]=&quot;5 - 10&quot;;&quot;UP, HS&quot;;IF([.E533]=&quot;1 - 7&quot;;&quot;LP, UP&quot;;IF([.E533]=&quot;1 -10&quot;;&quot;LP, UP, HS&quot;;IF([.E533]=&quot;1 - 12&quot;;&quot;LP, UP, HS, HSS&quot;;IF([.E533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Vatakara</text:p>
          </table:table-cell>
          <table:table-cell table:number-columns-repeated="1016"/>
        </table:table-row>
        <table:table-row table:style-name="ro2">
          <table:table-cell table:style-name="ce17" office:value-type="float" office:value="533" calcext:value-type="float">
            <text:p>533</text:p>
          </table:table-cell>
          <table:table-cell table:style-name="ce17" office:value-type="float" office:value="16826" calcext:value-type="float">
            <text:p>16826</text:p>
          </table:table-cell>
          <table:table-cell table:style-name="ce17" office:value-type="string" calcext:value-type="string">
            <text:p>Moorad M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534]=&quot;11 - 12&quot;;&quot;HSS&quot;;IF([.E534]=&quot;8 - 12&quot;;&quot;HS, HSS&quot;;IF([.E534]=&quot;8 - 10&quot;;&quot;HS&quot;;IF([.E534]=&quot;1 - 4&quot;;&quot;LP&quot;;IF([.E534]=&quot;5 -7&quot;;&quot;UP&quot;;IF([.E534]=&quot;1 - 5&quot;;&quot;LP, UP&quot;;IF([.E534]=&quot;5 - 10&quot;;&quot;UP, HS&quot;;IF([.E534]=&quot;1 - 7&quot;;&quot;LP, UP&quot;;IF([.E534]=&quot;1 -10&quot;;&quot;LP, UP, HS&quot;;IF([.E534]=&quot;1 - 12&quot;;&quot;LP, UP, HS, HSS&quot;;IF([.E534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Vatakara</text:p>
          </table:table-cell>
          <table:table-cell table:number-columns-repeated="1016"/>
        </table:table-row>
        <table:table-row table:style-name="ro2">
          <table:table-cell table:style-name="ce17" office:value-type="float" office:value="534" calcext:value-type="float">
            <text:p>534</text:p>
          </table:table-cell>
          <table:table-cell table:style-name="ce17" office:value-type="float" office:value="16827" calcext:value-type="float">
            <text:p>16827</text:p>
          </table:table-cell>
          <table:table-cell table:style-name="ce17" office:value-type="string" calcext:value-type="string">
            <text:p>Mukacheri Bhagam JB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535]=&quot;11 - 12&quot;;&quot;HSS&quot;;IF([.E535]=&quot;8 - 12&quot;;&quot;HS, HSS&quot;;IF([.E535]=&quot;8 - 10&quot;;&quot;HS&quot;;IF([.E535]=&quot;1 - 4&quot;;&quot;LP&quot;;IF([.E535]=&quot;5 -7&quot;;&quot;UP&quot;;IF([.E535]=&quot;1 - 5&quot;;&quot;LP, UP&quot;;IF([.E535]=&quot;5 - 10&quot;;&quot;UP, HS&quot;;IF([.E535]=&quot;1 - 7&quot;;&quot;LP, UP&quot;;IF([.E535]=&quot;1 -10&quot;;&quot;LP, UP, HS&quot;;IF([.E535]=&quot;1 - 12&quot;;&quot;LP, UP, HS, HSS&quot;;IF([.E535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Vatakara</text:p>
          </table:table-cell>
          <table:table-cell table:number-columns-repeated="1016"/>
        </table:table-row>
        <table:table-row table:style-name="ro2">
          <table:table-cell table:style-name="ce17" office:value-type="float" office:value="535" calcext:value-type="float">
            <text:p>535</text:p>
          </table:table-cell>
          <table:table-cell table:style-name="ce17" office:value-type="float" office:value="16828" calcext:value-type="float">
            <text:p>16828</text:p>
          </table:table-cell>
          <table:table-cell table:style-name="ce17" office:value-type="string" calcext:value-type="string">
            <text:p>Mukkola Bhagam JB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536]=&quot;11 - 12&quot;;&quot;HSS&quot;;IF([.E536]=&quot;8 - 12&quot;;&quot;HS, HSS&quot;;IF([.E536]=&quot;8 - 10&quot;;&quot;HS&quot;;IF([.E536]=&quot;1 - 4&quot;;&quot;LP&quot;;IF([.E536]=&quot;5 -7&quot;;&quot;UP&quot;;IF([.E536]=&quot;1 - 5&quot;;&quot;LP, UP&quot;;IF([.E536]=&quot;5 - 10&quot;;&quot;UP, HS&quot;;IF([.E536]=&quot;1 - 7&quot;;&quot;LP, UP&quot;;IF([.E536]=&quot;1 -10&quot;;&quot;LP, UP, HS&quot;;IF([.E536]=&quot;1 - 12&quot;;&quot;LP, UP, HS, HSS&quot;;IF([.E536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Vatakara</text:p>
          </table:table-cell>
          <table:table-cell table:number-columns-repeated="1016"/>
        </table:table-row>
        <table:table-row table:style-name="ro2">
          <table:table-cell table:style-name="ce17" office:value-type="float" office:value="536" calcext:value-type="float">
            <text:p>536</text:p>
          </table:table-cell>
          <table:table-cell table:style-name="ce17" office:value-type="float" office:value="16829" calcext:value-type="float">
            <text:p>16829</text:p>
          </table:table-cell>
          <table:table-cell table:style-name="ce17" office:value-type="string" calcext:value-type="string">
            <text:p>MUM JBS Vatakara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537]=&quot;11 - 12&quot;;&quot;HSS&quot;;IF([.E537]=&quot;8 - 12&quot;;&quot;HS, HSS&quot;;IF([.E537]=&quot;8 - 10&quot;;&quot;HS&quot;;IF([.E537]=&quot;1 - 4&quot;;&quot;LP&quot;;IF([.E537]=&quot;5 -7&quot;;&quot;UP&quot;;IF([.E537]=&quot;1 - 5&quot;;&quot;LP, UP&quot;;IF([.E537]=&quot;5 - 10&quot;;&quot;UP, HS&quot;;IF([.E537]=&quot;1 - 7&quot;;&quot;LP, UP&quot;;IF([.E537]=&quot;1 -10&quot;;&quot;LP, UP, HS&quot;;IF([.E537]=&quot;1 - 12&quot;;&quot;LP, UP, HS, HSS&quot;;IF([.E537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Vatakara</text:p>
          </table:table-cell>
          <table:table-cell table:number-columns-repeated="1016"/>
        </table:table-row>
        <table:table-row table:style-name="ro2">
          <table:table-cell table:style-name="ce17" office:value-type="float" office:value="537" calcext:value-type="float">
            <text:p>537</text:p>
          </table:table-cell>
          <table:table-cell table:style-name="ce17" office:value-type="float" office:value="16830" calcext:value-type="float">
            <text:p>16830</text:p>
          </table:table-cell>
          <table:table-cell table:style-name="ce17" office:value-type="string" calcext:value-type="string">
            <text:p>Nadakkuthazha JB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538]=&quot;11 - 12&quot;;&quot;HSS&quot;;IF([.E538]=&quot;8 - 12&quot;;&quot;HS, HSS&quot;;IF([.E538]=&quot;8 - 10&quot;;&quot;HS&quot;;IF([.E538]=&quot;1 - 4&quot;;&quot;LP&quot;;IF([.E538]=&quot;5 -7&quot;;&quot;UP&quot;;IF([.E538]=&quot;1 - 5&quot;;&quot;LP, UP&quot;;IF([.E538]=&quot;5 - 10&quot;;&quot;UP, HS&quot;;IF([.E538]=&quot;1 - 7&quot;;&quot;LP, UP&quot;;IF([.E538]=&quot;1 -10&quot;;&quot;LP, UP, HS&quot;;IF([.E538]=&quot;1 - 12&quot;;&quot;LP, UP, HS, HSS&quot;;IF([.E538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Vatakara</text:p>
          </table:table-cell>
          <table:table-cell table:number-columns-repeated="1016"/>
        </table:table-row>
        <table:table-row table:style-name="ro2">
          <table:table-cell table:style-name="ce17" office:value-type="float" office:value="538" calcext:value-type="float">
            <text:p>538</text:p>
          </table:table-cell>
          <table:table-cell table:style-name="ce17" office:value-type="float" office:value="16831" calcext:value-type="float">
            <text:p>16831</text:p>
          </table:table-cell>
          <table:table-cell table:style-name="ce17" office:value-type="string" calcext:value-type="string">
            <text:p>Pakkayil JB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539]=&quot;11 - 12&quot;;&quot;HSS&quot;;IF([.E539]=&quot;8 - 12&quot;;&quot;HS, HSS&quot;;IF([.E539]=&quot;8 - 10&quot;;&quot;HS&quot;;IF([.E539]=&quot;1 - 4&quot;;&quot;LP&quot;;IF([.E539]=&quot;5 -7&quot;;&quot;UP&quot;;IF([.E539]=&quot;1 - 5&quot;;&quot;LP, UP&quot;;IF([.E539]=&quot;5 - 10&quot;;&quot;UP, HS&quot;;IF([.E539]=&quot;1 - 7&quot;;&quot;LP, UP&quot;;IF([.E539]=&quot;1 -10&quot;;&quot;LP, UP, HS&quot;;IF([.E539]=&quot;1 - 12&quot;;&quot;LP, UP, HS, HSS&quot;;IF([.E539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Vatakara</text:p>
          </table:table-cell>
          <table:table-cell table:number-columns-repeated="1016"/>
        </table:table-row>
        <table:table-row table:style-name="ro2">
          <table:table-cell table:style-name="ce17" office:value-type="float" office:value="539" calcext:value-type="float">
            <text:p>539</text:p>
          </table:table-cell>
          <table:table-cell table:style-name="ce17" office:value-type="float" office:value="16832" calcext:value-type="float">
            <text:p>16832</text:p>
          </table:table-cell>
          <table:table-cell table:style-name="ce17" office:value-type="string" calcext:value-type="string">
            <text:p>Palayad DSS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540]=&quot;11 - 12&quot;;&quot;HSS&quot;;IF([.E540]=&quot;8 - 12&quot;;&quot;HS, HSS&quot;;IF([.E540]=&quot;8 - 10&quot;;&quot;HS&quot;;IF([.E540]=&quot;1 - 4&quot;;&quot;LP&quot;;IF([.E540]=&quot;5 -7&quot;;&quot;UP&quot;;IF([.E540]=&quot;1 - 5&quot;;&quot;LP, UP&quot;;IF([.E540]=&quot;5 - 10&quot;;&quot;UP, HS&quot;;IF([.E540]=&quot;1 - 7&quot;;&quot;LP, UP&quot;;IF([.E540]=&quot;1 -10&quot;;&quot;LP, UP, HS&quot;;IF([.E540]=&quot;1 - 12&quot;;&quot;LP, UP, HS, HSS&quot;;IF([.E540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Vatakara</text:p>
          </table:table-cell>
          <table:table-cell table:number-columns-repeated="1016"/>
        </table:table-row>
        <table:table-row table:style-name="ro2">
          <table:table-cell table:style-name="ce17" office:value-type="float" office:value="540" calcext:value-type="float">
            <text:p>540</text:p>
          </table:table-cell>
          <table:table-cell table:style-name="ce17" office:value-type="float" office:value="16833" calcext:value-type="float">
            <text:p>16833</text:p>
          </table:table-cell>
          <table:table-cell table:style-name="ce17" office:value-type="string" calcext:value-type="string">
            <text:p>Palayad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541]=&quot;11 - 12&quot;;&quot;HSS&quot;;IF([.E541]=&quot;8 - 12&quot;;&quot;HS, HSS&quot;;IF([.E541]=&quot;8 - 10&quot;;&quot;HS&quot;;IF([.E541]=&quot;1 - 4&quot;;&quot;LP&quot;;IF([.E541]=&quot;5 -7&quot;;&quot;UP&quot;;IF([.E541]=&quot;1 - 5&quot;;&quot;LP, UP&quot;;IF([.E541]=&quot;5 - 10&quot;;&quot;UP, HS&quot;;IF([.E541]=&quot;1 - 7&quot;;&quot;LP, UP&quot;;IF([.E541]=&quot;1 -10&quot;;&quot;LP, UP, HS&quot;;IF([.E541]=&quot;1 - 12&quot;;&quot;LP, UP, HS, HSS&quot;;IF([.E541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Vatakara</text:p>
          </table:table-cell>
          <table:table-cell table:number-columns-repeated="1016"/>
        </table:table-row>
        <table:table-row table:style-name="ro2">
          <table:table-cell table:style-name="ce17" office:value-type="float" office:value="541" calcext:value-type="float">
            <text:p>541</text:p>
          </table:table-cell>
          <table:table-cell table:style-name="ce17" office:value-type="float" office:value="16834" calcext:value-type="float">
            <text:p>16834</text:p>
          </table:table-cell>
          <table:table-cell table:style-name="ce17" office:value-type="string" calcext:value-type="string">
            <text:p>Pathiyarakkara M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542]=&quot;11 - 12&quot;;&quot;HSS&quot;;IF([.E542]=&quot;8 - 12&quot;;&quot;HS, HSS&quot;;IF([.E542]=&quot;8 - 10&quot;;&quot;HS&quot;;IF([.E542]=&quot;1 - 4&quot;;&quot;LP&quot;;IF([.E542]=&quot;5 -7&quot;;&quot;UP&quot;;IF([.E542]=&quot;1 - 5&quot;;&quot;LP, UP&quot;;IF([.E542]=&quot;5 - 10&quot;;&quot;UP, HS&quot;;IF([.E542]=&quot;1 - 7&quot;;&quot;LP, UP&quot;;IF([.E542]=&quot;1 -10&quot;;&quot;LP, UP, HS&quot;;IF([.E542]=&quot;1 - 12&quot;;&quot;LP, UP, HS, HSS&quot;;IF([.E542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Vatakara</text:p>
          </table:table-cell>
          <table:table-cell table:number-columns-repeated="1016"/>
        </table:table-row>
        <table:table-row table:style-name="ro2">
          <table:table-cell table:style-name="ce17" office:value-type="float" office:value="542" calcext:value-type="float">
            <text:p>542</text:p>
          </table:table-cell>
          <table:table-cell table:style-name="ce17" office:value-type="float" office:value="16835" calcext:value-type="float">
            <text:p>16835</text:p>
          </table:table-cell>
          <table:table-cell table:style-name="ce17" office:value-type="string" calcext:value-type="string">
            <text:p>Purankara MJB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543]=&quot;11 - 12&quot;;&quot;HSS&quot;;IF([.E543]=&quot;8 - 12&quot;;&quot;HS, HSS&quot;;IF([.E543]=&quot;8 - 10&quot;;&quot;HS&quot;;IF([.E543]=&quot;1 - 4&quot;;&quot;LP&quot;;IF([.E543]=&quot;5 -7&quot;;&quot;UP&quot;;IF([.E543]=&quot;1 - 5&quot;;&quot;LP, UP&quot;;IF([.E543]=&quot;5 - 10&quot;;&quot;UP, HS&quot;;IF([.E543]=&quot;1 - 7&quot;;&quot;LP, UP&quot;;IF([.E543]=&quot;1 -10&quot;;&quot;LP, UP, HS&quot;;IF([.E543]=&quot;1 - 12&quot;;&quot;LP, UP, HS, HSS&quot;;IF([.E543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Vatakara</text:p>
          </table:table-cell>
          <table:table-cell table:number-columns-repeated="1016"/>
        </table:table-row>
        <table:table-row table:style-name="ro2">
          <table:table-cell table:style-name="ce17" office:value-type="float" office:value="543" calcext:value-type="float">
            <text:p>543</text:p>
          </table:table-cell>
          <table:table-cell table:style-name="ce17" office:value-type="float" office:value="16836" calcext:value-type="float">
            <text:p>16836</text:p>
          </table:table-cell>
          <table:table-cell table:style-name="ce17" office:value-type="string" calcext:value-type="string">
            <text:p>Puthiyappu JB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544]=&quot;11 - 12&quot;;&quot;HSS&quot;;IF([.E544]=&quot;8 - 12&quot;;&quot;HS, HSS&quot;;IF([.E544]=&quot;8 - 10&quot;;&quot;HS&quot;;IF([.E544]=&quot;1 - 4&quot;;&quot;LP&quot;;IF([.E544]=&quot;5 -7&quot;;&quot;UP&quot;;IF([.E544]=&quot;1 - 5&quot;;&quot;LP, UP&quot;;IF([.E544]=&quot;5 - 10&quot;;&quot;UP, HS&quot;;IF([.E544]=&quot;1 - 7&quot;;&quot;LP, UP&quot;;IF([.E544]=&quot;1 -10&quot;;&quot;LP, UP, HS&quot;;IF([.E544]=&quot;1 - 12&quot;;&quot;LP, UP, HS, HSS&quot;;IF([.E544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Vatakara</text:p>
          </table:table-cell>
          <table:table-cell table:number-columns-repeated="1016"/>
        </table:table-row>
        <table:table-row table:style-name="ro2">
          <table:table-cell table:style-name="ce17" office:value-type="float" office:value="544" calcext:value-type="float">
            <text:p>544</text:p>
          </table:table-cell>
          <table:table-cell table:style-name="ce17" office:value-type="float" office:value="16837" calcext:value-type="float">
            <text:p>16837</text:p>
          </table:table-cell>
          <table:table-cell table:style-name="ce17" office:value-type="string" calcext:value-type="string">
            <text:p>Puthur JB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545]=&quot;11 - 12&quot;;&quot;HSS&quot;;IF([.E545]=&quot;8 - 12&quot;;&quot;HS, HSS&quot;;IF([.E545]=&quot;8 - 10&quot;;&quot;HS&quot;;IF([.E545]=&quot;1 - 4&quot;;&quot;LP&quot;;IF([.E545]=&quot;5 -7&quot;;&quot;UP&quot;;IF([.E545]=&quot;1 - 5&quot;;&quot;LP, UP&quot;;IF([.E545]=&quot;5 - 10&quot;;&quot;UP, HS&quot;;IF([.E545]=&quot;1 - 7&quot;;&quot;LP, UP&quot;;IF([.E545]=&quot;1 -10&quot;;&quot;LP, UP, HS&quot;;IF([.E545]=&quot;1 - 12&quot;;&quot;LP, UP, HS, HSS&quot;;IF([.E545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Vatakara</text:p>
          </table:table-cell>
          <table:table-cell table:number-columns-repeated="1016"/>
        </table:table-row>
        <table:table-row table:style-name="ro2">
          <table:table-cell table:style-name="ce17" office:value-type="float" office:value="545" calcext:value-type="float">
            <text:p>545</text:p>
          </table:table-cell>
          <table:table-cell table:style-name="ce17" office:value-type="float" office:value="16838" calcext:value-type="float">
            <text:p>16838</text:p>
          </table:table-cell>
          <table:table-cell table:style-name="ce17" office:value-type="string" calcext:value-type="string">
            <text:p>S P H Vilasam J B 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546]=&quot;11 - 12&quot;;&quot;HSS&quot;;IF([.E546]=&quot;8 - 12&quot;;&quot;HS, HSS&quot;;IF([.E546]=&quot;8 - 10&quot;;&quot;HS&quot;;IF([.E546]=&quot;1 - 4&quot;;&quot;LP&quot;;IF([.E546]=&quot;5 -7&quot;;&quot;UP&quot;;IF([.E546]=&quot;1 - 5&quot;;&quot;LP, UP&quot;;IF([.E546]=&quot;5 - 10&quot;;&quot;UP, HS&quot;;IF([.E546]=&quot;1 - 7&quot;;&quot;LP, UP&quot;;IF([.E546]=&quot;1 -10&quot;;&quot;LP, UP, HS&quot;;IF([.E546]=&quot;1 - 12&quot;;&quot;LP, UP, HS, HSS&quot;;IF([.E546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Vatakara</text:p>
          </table:table-cell>
          <table:table-cell table:number-columns-repeated="1016"/>
        </table:table-row>
        <table:table-row table:style-name="ro2">
          <table:table-cell table:style-name="ce17" office:value-type="float" office:value="546" calcext:value-type="float">
            <text:p>546</text:p>
          </table:table-cell>
          <table:table-cell table:style-name="ce17" office:value-type="float" office:value="16839" calcext:value-type="float">
            <text:p>16839</text:p>
          </table:table-cell>
          <table:table-cell table:style-name="ce17" office:value-type="string" calcext:value-type="string">
            <text:p>St.Antony`s JBS Vatakara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547]=&quot;11 - 12&quot;;&quot;HSS&quot;;IF([.E547]=&quot;8 - 12&quot;;&quot;HS, HSS&quot;;IF([.E547]=&quot;8 - 10&quot;;&quot;HS&quot;;IF([.E547]=&quot;1 - 4&quot;;&quot;LP&quot;;IF([.E547]=&quot;5 -7&quot;;&quot;UP&quot;;IF([.E547]=&quot;1 - 5&quot;;&quot;LP, UP&quot;;IF([.E547]=&quot;5 - 10&quot;;&quot;UP, HS&quot;;IF([.E547]=&quot;1 - 7&quot;;&quot;LP, UP&quot;;IF([.E547]=&quot;1 -10&quot;;&quot;LP, UP, HS&quot;;IF([.E547]=&quot;1 - 12&quot;;&quot;LP, UP, HS, HSS&quot;;IF([.E547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Vatakara</text:p>
          </table:table-cell>
          <table:table-cell table:number-columns-repeated="1016"/>
        </table:table-row>
        <table:table-row table:style-name="ro2">
          <table:table-cell table:style-name="ce17" office:value-type="float" office:value="547" calcext:value-type="float">
            <text:p>547</text:p>
          </table:table-cell>
          <table:table-cell table:style-name="ce17" office:value-type="float" office:value="16840" calcext:value-type="float">
            <text:p>16840</text:p>
          </table:table-cell>
          <table:table-cell table:style-name="ce17" office:value-type="string" calcext:value-type="string">
            <text:p>Thazheppalii Bhagam JB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548]=&quot;11 - 12&quot;;&quot;HSS&quot;;IF([.E548]=&quot;8 - 12&quot;;&quot;HS, HSS&quot;;IF([.E548]=&quot;8 - 10&quot;;&quot;HS&quot;;IF([.E548]=&quot;1 - 4&quot;;&quot;LP&quot;;IF([.E548]=&quot;5 -7&quot;;&quot;UP&quot;;IF([.E548]=&quot;1 - 5&quot;;&quot;LP, UP&quot;;IF([.E548]=&quot;5 - 10&quot;;&quot;UP, HS&quot;;IF([.E548]=&quot;1 - 7&quot;;&quot;LP, UP&quot;;IF([.E548]=&quot;1 -10&quot;;&quot;LP, UP, HS&quot;;IF([.E548]=&quot;1 - 12&quot;;&quot;LP, UP, HS, HSS&quot;;IF([.E548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Vatakara</text:p>
          </table:table-cell>
          <table:table-cell table:number-columns-repeated="1016"/>
        </table:table-row>
        <table:table-row table:style-name="ro2">
          <table:table-cell table:style-name="ce17" office:value-type="float" office:value="548" calcext:value-type="float">
            <text:p>548</text:p>
          </table:table-cell>
          <table:table-cell table:style-name="ce17" office:value-type="float" office:value="16841" calcext:value-type="float">
            <text:p>16841</text:p>
          </table:table-cell>
          <table:table-cell table:style-name="ce17" office:value-type="string" calcext:value-type="string">
            <text:p>Vatakara East JB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549]=&quot;11 - 12&quot;;&quot;HSS&quot;;IF([.E549]=&quot;8 - 12&quot;;&quot;HS, HSS&quot;;IF([.E549]=&quot;8 - 10&quot;;&quot;HS&quot;;IF([.E549]=&quot;1 - 4&quot;;&quot;LP&quot;;IF([.E549]=&quot;5 -7&quot;;&quot;UP&quot;;IF([.E549]=&quot;1 - 5&quot;;&quot;LP, UP&quot;;IF([.E549]=&quot;5 - 10&quot;;&quot;UP, HS&quot;;IF([.E549]=&quot;1 - 7&quot;;&quot;LP, UP&quot;;IF([.E549]=&quot;1 -10&quot;;&quot;LP, UP, HS&quot;;IF([.E549]=&quot;1 - 12&quot;;&quot;LP, UP, HS, HSS&quot;;IF([.E549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Vatakara</text:p>
          </table:table-cell>
          <table:table-cell table:number-columns-repeated="1016"/>
        </table:table-row>
        <table:table-row table:style-name="ro2">
          <table:table-cell table:style-name="ce17" office:value-type="float" office:value="549" calcext:value-type="float">
            <text:p>549</text:p>
          </table:table-cell>
          <table:table-cell table:style-name="ce17" office:value-type="float" office:value="16842" calcext:value-type="float">
            <text:p>16842</text:p>
          </table:table-cell>
          <table:table-cell table:style-name="ce17" office:value-type="string" calcext:value-type="string">
            <text:p>Vatakara South JB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550]=&quot;11 - 12&quot;;&quot;HSS&quot;;IF([.E550]=&quot;8 - 12&quot;;&quot;HS, HSS&quot;;IF([.E550]=&quot;8 - 10&quot;;&quot;HS&quot;;IF([.E550]=&quot;1 - 4&quot;;&quot;LP&quot;;IF([.E550]=&quot;5 -7&quot;;&quot;UP&quot;;IF([.E550]=&quot;1 - 5&quot;;&quot;LP, UP&quot;;IF([.E550]=&quot;5 - 10&quot;;&quot;UP, HS&quot;;IF([.E550]=&quot;1 - 7&quot;;&quot;LP, UP&quot;;IF([.E550]=&quot;1 -10&quot;;&quot;LP, UP, HS&quot;;IF([.E550]=&quot;1 - 12&quot;;&quot;LP, UP, HS, HSS&quot;;IF([.E550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Vatakara</text:p>
          </table:table-cell>
          <table:table-cell table:number-columns-repeated="1016"/>
        </table:table-row>
        <table:table-row table:style-name="ro2">
          <table:table-cell table:style-name="ce17" office:value-type="float" office:value="550" calcext:value-type="float">
            <text:p>550</text:p>
          </table:table-cell>
          <table:table-cell table:style-name="ce17" office:value-type="float" office:value="16843" calcext:value-type="float">
            <text:p>16843</text:p>
          </table:table-cell>
          <table:table-cell table:style-name="ce17" office:value-type="string" calcext:value-type="string">
            <text:p>Vatakara west JB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551]=&quot;11 - 12&quot;;&quot;HSS&quot;;IF([.E551]=&quot;8 - 12&quot;;&quot;HS, HSS&quot;;IF([.E551]=&quot;8 - 10&quot;;&quot;HS&quot;;IF([.E551]=&quot;1 - 4&quot;;&quot;LP&quot;;IF([.E551]=&quot;5 -7&quot;;&quot;UP&quot;;IF([.E551]=&quot;1 - 5&quot;;&quot;LP, UP&quot;;IF([.E551]=&quot;5 - 10&quot;;&quot;UP, HS&quot;;IF([.E551]=&quot;1 - 7&quot;;&quot;LP, UP&quot;;IF([.E551]=&quot;1 -10&quot;;&quot;LP, UP, HS&quot;;IF([.E551]=&quot;1 - 12&quot;;&quot;LP, UP, HS, HSS&quot;;IF([.E551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Vatakara</text:p>
          </table:table-cell>
          <table:table-cell table:number-columns-repeated="1016"/>
        </table:table-row>
        <table:table-row table:style-name="ro2">
          <table:table-cell table:style-name="ce17" office:value-type="float" office:value="551" calcext:value-type="float">
            <text:p>551</text:p>
          </table:table-cell>
          <table:table-cell table:style-name="ce17" office:value-type="float" office:value="16844" calcext:value-type="float">
            <text:p>16844</text:p>
          </table:table-cell>
          <table:table-cell table:style-name="ce17" office:value-type="string" calcext:value-type="string">
            <text:p>Valappil Bhagam JB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552]=&quot;11 - 12&quot;;&quot;HSS&quot;;IF([.E552]=&quot;8 - 12&quot;;&quot;HS, HSS&quot;;IF([.E552]=&quot;8 - 10&quot;;&quot;HS&quot;;IF([.E552]=&quot;1 - 4&quot;;&quot;LP&quot;;IF([.E552]=&quot;5 -7&quot;;&quot;UP&quot;;IF([.E552]=&quot;1 - 5&quot;;&quot;LP, UP&quot;;IF([.E552]=&quot;5 - 10&quot;;&quot;UP, HS&quot;;IF([.E552]=&quot;1 - 7&quot;;&quot;LP, UP&quot;;IF([.E552]=&quot;1 -10&quot;;&quot;LP, UP, HS&quot;;IF([.E552]=&quot;1 - 12&quot;;&quot;LP, UP, HS, HSS&quot;;IF([.E552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Vatakara</text:p>
          </table:table-cell>
          <table:table-cell table:number-columns-repeated="1016"/>
        </table:table-row>
        <table:table-row table:style-name="ro2">
          <table:table-cell table:style-name="ce17" office:value-type="float" office:value="552" calcext:value-type="float">
            <text:p>552</text:p>
          </table:table-cell>
          <table:table-cell table:style-name="ce17" office:value-type="float" office:value="16845" calcext:value-type="float">
            <text:p>16845</text:p>
          </table:table-cell>
          <table:table-cell table:style-name="ce17" office:value-type="string" calcext:value-type="string">
            <text:p>Cheenamveedu MJB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553]=&quot;11 - 12&quot;;&quot;HSS&quot;;IF([.E553]=&quot;8 - 12&quot;;&quot;HS, HSS&quot;;IF([.E553]=&quot;8 - 10&quot;;&quot;HS&quot;;IF([.E553]=&quot;1 - 4&quot;;&quot;LP&quot;;IF([.E553]=&quot;5 -7&quot;;&quot;UP&quot;;IF([.E553]=&quot;1 - 5&quot;;&quot;LP, UP&quot;;IF([.E553]=&quot;5 - 10&quot;;&quot;UP, HS&quot;;IF([.E553]=&quot;1 - 7&quot;;&quot;LP, UP&quot;;IF([.E553]=&quot;1 -10&quot;;&quot;LP, UP, HS&quot;;IF([.E553]=&quot;1 - 12&quot;;&quot;LP, UP, HS, HSS&quot;;IF([.E553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Vatakara</text:p>
          </table:table-cell>
          <table:table-cell table:number-columns-repeated="1016"/>
        </table:table-row>
        <table:table-row table:style-name="ro2">
          <table:table-cell table:style-name="ce17" office:value-type="float" office:value="553" calcext:value-type="float">
            <text:p>553</text:p>
          </table:table-cell>
          <table:table-cell table:style-name="ce17" office:value-type="float" office:value="16846" calcext:value-type="float">
            <text:p>16846</text:p>
          </table:table-cell>
          <table:table-cell table:style-name="ce17" office:value-type="string" calcext:value-type="string">
            <text:p>Arakkilad SV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5</text:p>
          </table:table-cell>
          <table:table-cell table:style-name="ce17" table:formula="of:=IF([.E554]=&quot;11 - 12&quot;;&quot;HSS&quot;;IF([.E554]=&quot;8 - 12&quot;;&quot;HS, HSS&quot;;IF([.E554]=&quot;8 - 10&quot;;&quot;HS&quot;;IF([.E554]=&quot;1 - 4&quot;;&quot;LP&quot;;IF([.E554]=&quot;5 -7&quot;;&quot;UP&quot;;IF([.E554]=&quot;1 - 5&quot;;&quot;LP, UP&quot;;IF([.E554]=&quot;5 - 10&quot;;&quot;UP, HS&quot;;IF([.E554]=&quot;1 - 7&quot;;&quot;LP, UP&quot;;IF([.E554]=&quot;1 -10&quot;;&quot;LP, UP, HS&quot;;IF([.E554]=&quot;1 - 12&quot;;&quot;LP, UP, HS, HSS&quot;;IF([.E554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Vatakara</text:p>
          </table:table-cell>
          <table:table-cell table:number-columns-repeated="1016"/>
        </table:table-row>
        <table:table-row table:style-name="ro2">
          <table:table-cell table:style-name="ce17" office:value-type="float" office:value="554" calcext:value-type="float">
            <text:p>554</text:p>
          </table:table-cell>
          <table:table-cell table:style-name="ce17" office:value-type="float" office:value="16847" calcext:value-type="float">
            <text:p>16847</text:p>
          </table:table-cell>
          <table:table-cell table:style-name="ce17" office:value-type="string" calcext:value-type="string">
            <text:p>Cherandathur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5</text:p>
          </table:table-cell>
          <table:table-cell table:style-name="ce17" table:formula="of:=IF([.E555]=&quot;11 - 12&quot;;&quot;HSS&quot;;IF([.E555]=&quot;8 - 12&quot;;&quot;HS, HSS&quot;;IF([.E555]=&quot;8 - 10&quot;;&quot;HS&quot;;IF([.E555]=&quot;1 - 4&quot;;&quot;LP&quot;;IF([.E555]=&quot;5 -7&quot;;&quot;UP&quot;;IF([.E555]=&quot;1 - 5&quot;;&quot;LP, UP&quot;;IF([.E555]=&quot;5 - 10&quot;;&quot;UP, HS&quot;;IF([.E555]=&quot;1 - 7&quot;;&quot;LP, UP&quot;;IF([.E555]=&quot;1 -10&quot;;&quot;LP, UP, HS&quot;;IF([.E555]=&quot;1 - 12&quot;;&quot;LP, UP, HS, HSS&quot;;IF([.E555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Vatakara</text:p>
          </table:table-cell>
          <table:table-cell table:number-columns-repeated="1016"/>
        </table:table-row>
        <table:table-row table:style-name="ro2">
          <table:table-cell table:style-name="ce17" office:value-type="float" office:value="555" calcext:value-type="float">
            <text:p>555</text:p>
          </table:table-cell>
          <table:table-cell table:style-name="ce17" office:value-type="float" office:value="16848" calcext:value-type="float">
            <text:p>16848</text:p>
          </table:table-cell>
          <table:table-cell table:style-name="ce17" office:value-type="string" calcext:value-type="string">
            <text:p>Karuvancheri North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5</text:p>
          </table:table-cell>
          <table:table-cell table:style-name="ce17" table:formula="of:=IF([.E556]=&quot;11 - 12&quot;;&quot;HSS&quot;;IF([.E556]=&quot;8 - 12&quot;;&quot;HS, HSS&quot;;IF([.E556]=&quot;8 - 10&quot;;&quot;HS&quot;;IF([.E556]=&quot;1 - 4&quot;;&quot;LP&quot;;IF([.E556]=&quot;5 -7&quot;;&quot;UP&quot;;IF([.E556]=&quot;1 - 5&quot;;&quot;LP, UP&quot;;IF([.E556]=&quot;5 - 10&quot;;&quot;UP, HS&quot;;IF([.E556]=&quot;1 - 7&quot;;&quot;LP, UP&quot;;IF([.E556]=&quot;1 -10&quot;;&quot;LP, UP, HS&quot;;IF([.E556]=&quot;1 - 12&quot;;&quot;LP, UP, HS, HSS&quot;;IF([.E556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Vatakara</text:p>
          </table:table-cell>
          <table:table-cell table:number-columns-repeated="1016"/>
        </table:table-row>
        <table:table-row table:style-name="ro2">
          <table:table-cell table:style-name="ce17" office:value-type="float" office:value="556" calcext:value-type="float">
            <text:p>556</text:p>
          </table:table-cell>
          <table:table-cell table:style-name="ce17" office:value-type="float" office:value="16849" calcext:value-type="float">
            <text:p>16849</text:p>
          </table:table-cell>
          <table:table-cell table:style-name="ce17" office:value-type="string" calcext:value-type="string">
            <text:p>Palayad No. 1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5</text:p>
          </table:table-cell>
          <table:table-cell table:style-name="ce17" table:formula="of:=IF([.E557]=&quot;11 - 12&quot;;&quot;HSS&quot;;IF([.E557]=&quot;8 - 12&quot;;&quot;HS, HSS&quot;;IF([.E557]=&quot;8 - 10&quot;;&quot;HS&quot;;IF([.E557]=&quot;1 - 4&quot;;&quot;LP&quot;;IF([.E557]=&quot;5 -7&quot;;&quot;UP&quot;;IF([.E557]=&quot;1 - 5&quot;;&quot;LP, UP&quot;;IF([.E557]=&quot;5 - 10&quot;;&quot;UP, HS&quot;;IF([.E557]=&quot;1 - 7&quot;;&quot;LP, UP&quot;;IF([.E557]=&quot;1 -10&quot;;&quot;LP, UP, HS&quot;;IF([.E557]=&quot;1 - 12&quot;;&quot;LP, UP, HS, HSS&quot;;IF([.E557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Vatakara</text:p>
          </table:table-cell>
          <table:table-cell table:number-columns-repeated="1016"/>
        </table:table-row>
        <table:table-row table:style-name="ro2">
          <table:table-cell table:style-name="ce17" office:value-type="float" office:value="557" calcext:value-type="float">
            <text:p>557</text:p>
          </table:table-cell>
          <table:table-cell table:style-name="ce17" office:value-type="float" office:value="16850" calcext:value-type="float">
            <text:p>16850</text:p>
          </table:table-cell>
          <table:table-cell table:style-name="ce17" office:value-type="string" calcext:value-type="string">
            <text:p>Purankara JB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5</text:p>
          </table:table-cell>
          <table:table-cell table:style-name="ce17" table:formula="of:=IF([.E558]=&quot;11 - 12&quot;;&quot;HSS&quot;;IF([.E558]=&quot;8 - 12&quot;;&quot;HS, HSS&quot;;IF([.E558]=&quot;8 - 10&quot;;&quot;HS&quot;;IF([.E558]=&quot;1 - 4&quot;;&quot;LP&quot;;IF([.E558]=&quot;5 -7&quot;;&quot;UP&quot;;IF([.E558]=&quot;1 - 5&quot;;&quot;LP, UP&quot;;IF([.E558]=&quot;5 - 10&quot;;&quot;UP, HS&quot;;IF([.E558]=&quot;1 - 7&quot;;&quot;LP, UP&quot;;IF([.E558]=&quot;1 -10&quot;;&quot;LP, UP, HS&quot;;IF([.E558]=&quot;1 - 12&quot;;&quot;LP, UP, HS, HSS&quot;;IF([.E558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Vatakara</text:p>
          </table:table-cell>
          <table:table-cell table:number-columns-repeated="1016"/>
        </table:table-row>
        <table:table-row table:style-name="ro2">
          <table:table-cell table:style-name="ce17" office:value-type="float" office:value="558" calcext:value-type="float">
            <text:p>558</text:p>
          </table:table-cell>
          <table:table-cell table:style-name="ce17" office:value-type="float" office:value="16851" calcext:value-type="float">
            <text:p>16851</text:p>
          </table:table-cell>
          <table:table-cell table:style-name="ce17" office:value-type="string" calcext:value-type="string">
            <text:p>Thondikulangara 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5</text:p>
          </table:table-cell>
          <table:table-cell table:style-name="ce17" table:formula="of:=IF([.E559]=&quot;11 - 12&quot;;&quot;HSS&quot;;IF([.E559]=&quot;8 - 12&quot;;&quot;HS, HSS&quot;;IF([.E559]=&quot;8 - 10&quot;;&quot;HS&quot;;IF([.E559]=&quot;1 - 4&quot;;&quot;LP&quot;;IF([.E559]=&quot;5 -7&quot;;&quot;UP&quot;;IF([.E559]=&quot;1 - 5&quot;;&quot;LP, UP&quot;;IF([.E559]=&quot;5 - 10&quot;;&quot;UP, HS&quot;;IF([.E559]=&quot;1 - 7&quot;;&quot;LP, UP&quot;;IF([.E559]=&quot;1 -10&quot;;&quot;LP, UP, HS&quot;;IF([.E559]=&quot;1 - 12&quot;;&quot;LP, UP, HS, HSS&quot;;IF([.E559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Vatakara</text:p>
          </table:table-cell>
          <table:table-cell table:number-columns-repeated="1016"/>
        </table:table-row>
        <table:table-row table:style-name="ro2">
          <table:table-cell table:style-name="ce17" office:value-type="float" office:value="559" calcext:value-type="float">
            <text:p>559</text:p>
          </table:table-cell>
          <table:table-cell table:style-name="ce17" office:value-type="float" office:value="16853" calcext:value-type="float">
            <text:p>16853</text:p>
          </table:table-cell>
          <table:table-cell table:style-name="ce17" office:value-type="string" calcext:value-type="string">
            <text:p>Avikkal SB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560]=&quot;11 - 12&quot;;&quot;HSS&quot;;IF([.E560]=&quot;8 - 12&quot;;&quot;HS, HSS&quot;;IF([.E560]=&quot;8 - 10&quot;;&quot;HS&quot;;IF([.E560]=&quot;1 - 4&quot;;&quot;LP&quot;;IF([.E560]=&quot;5 -7&quot;;&quot;UP&quot;;IF([.E560]=&quot;1 - 5&quot;;&quot;LP, UP&quot;;IF([.E560]=&quot;5 - 10&quot;;&quot;UP, HS&quot;;IF([.E560]=&quot;1 - 7&quot;;&quot;LP, UP&quot;;IF([.E560]=&quot;1 -10&quot;;&quot;LP, UP, HS&quot;;IF([.E560]=&quot;1 - 12&quot;;&quot;LP, UP, HS, HSS&quot;;IF([.E560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Vatakara</text:p>
          </table:table-cell>
          <table:table-cell table:number-columns-repeated="1016"/>
        </table:table-row>
        <table:table-row table:style-name="ro2">
          <table:table-cell table:style-name="ce17" office:value-type="float" office:value="560" calcext:value-type="float">
            <text:p>560</text:p>
          </table:table-cell>
          <table:table-cell table:style-name="ce17" office:value-type="float" office:value="16854" calcext:value-type="float">
            <text:p>16854</text:p>
          </table:table-cell>
          <table:table-cell table:style-name="ce17" office:value-type="string" calcext:value-type="string">
            <text:p>Cheenamveedu U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561]=&quot;11 - 12&quot;;&quot;HSS&quot;;IF([.E561]=&quot;8 - 12&quot;;&quot;HS, HSS&quot;;IF([.E561]=&quot;8 - 10&quot;;&quot;HS&quot;;IF([.E561]=&quot;1 - 4&quot;;&quot;LP&quot;;IF([.E561]=&quot;5 -7&quot;;&quot;UP&quot;;IF([.E561]=&quot;1 - 5&quot;;&quot;LP, UP&quot;;IF([.E561]=&quot;5 - 10&quot;;&quot;UP, HS&quot;;IF([.E561]=&quot;1 - 7&quot;;&quot;LP, UP&quot;;IF([.E561]=&quot;1 -10&quot;;&quot;LP, UP, HS&quot;;IF([.E561]=&quot;1 - 12&quot;;&quot;LP, UP, HS, HSS&quot;;IF([.E561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Vatakara</text:p>
          </table:table-cell>
          <table:table-cell table:number-columns-repeated="1016"/>
        </table:table-row>
        <table:table-row table:style-name="ro2">
          <table:table-cell table:style-name="ce17" office:value-type="float" office:value="561" calcext:value-type="float">
            <text:p>561</text:p>
          </table:table-cell>
          <table:table-cell table:style-name="ce17" office:value-type="float" office:value="16855" calcext:value-type="float">
            <text:p>16855</text:p>
          </table:table-cell>
          <table:table-cell table:style-name="ce17" office:value-type="string" calcext:value-type="string">
            <text:p>Chettiath U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562]=&quot;11 - 12&quot;;&quot;HSS&quot;;IF([.E562]=&quot;8 - 12&quot;;&quot;HS, HSS&quot;;IF([.E562]=&quot;8 - 10&quot;;&quot;HS&quot;;IF([.E562]=&quot;1 - 4&quot;;&quot;LP&quot;;IF([.E562]=&quot;5 -7&quot;;&quot;UP&quot;;IF([.E562]=&quot;1 - 5&quot;;&quot;LP, UP&quot;;IF([.E562]=&quot;5 - 10&quot;;&quot;UP, HS&quot;;IF([.E562]=&quot;1 - 7&quot;;&quot;LP, UP&quot;;IF([.E562]=&quot;1 -10&quot;;&quot;LP, UP, HS&quot;;IF([.E562]=&quot;1 - 12&quot;;&quot;LP, UP, HS, HSS&quot;;IF([.E562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Vatakara</text:p>
          </table:table-cell>
          <table:table-cell table:number-columns-repeated="1016"/>
        </table:table-row>
        <table:table-row table:style-name="ro2">
          <table:table-cell table:style-name="ce17" office:value-type="float" office:value="562" calcext:value-type="float">
            <text:p>562</text:p>
          </table:table-cell>
          <table:table-cell table:style-name="ce17" office:value-type="float" office:value="16856" calcext:value-type="float">
            <text:p>16856</text:p>
          </table:table-cell>
          <table:table-cell table:style-name="ce17" office:value-type="string" calcext:value-type="string">
            <text:p>Gujarthi SB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563]=&quot;11 - 12&quot;;&quot;HSS&quot;;IF([.E563]=&quot;8 - 12&quot;;&quot;HS, HSS&quot;;IF([.E563]=&quot;8 - 10&quot;;&quot;HS&quot;;IF([.E563]=&quot;1 - 4&quot;;&quot;LP&quot;;IF([.E563]=&quot;5 -7&quot;;&quot;UP&quot;;IF([.E563]=&quot;1 - 5&quot;;&quot;LP, UP&quot;;IF([.E563]=&quot;5 - 10&quot;;&quot;UP, HS&quot;;IF([.E563]=&quot;1 - 7&quot;;&quot;LP, UP&quot;;IF([.E563]=&quot;1 -10&quot;;&quot;LP, UP, HS&quot;;IF([.E563]=&quot;1 - 12&quot;;&quot;LP, UP, HS, HSS&quot;;IF([.E563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Vatakara</text:p>
          </table:table-cell>
          <table:table-cell table:number-columns-repeated="1016"/>
        </table:table-row>
        <table:table-row table:style-name="ro2">
          <table:table-cell table:style-name="ce17" office:value-type="float" office:value="563" calcext:value-type="float">
            <text:p>563</text:p>
          </table:table-cell>
          <table:table-cell table:style-name="ce17" office:value-type="float" office:value="16857" calcext:value-type="float">
            <text:p>16857</text:p>
          </table:table-cell>
          <table:table-cell table:style-name="ce17" office:value-type="string" calcext:value-type="string">
            <text:p>KAM UPS Chorode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564]=&quot;11 - 12&quot;;&quot;HSS&quot;;IF([.E564]=&quot;8 - 12&quot;;&quot;HS, HSS&quot;;IF([.E564]=&quot;8 - 10&quot;;&quot;HS&quot;;IF([.E564]=&quot;1 - 4&quot;;&quot;LP&quot;;IF([.E564]=&quot;5 -7&quot;;&quot;UP&quot;;IF([.E564]=&quot;1 - 5&quot;;&quot;LP, UP&quot;;IF([.E564]=&quot;5 - 10&quot;;&quot;UP, HS&quot;;IF([.E564]=&quot;1 - 7&quot;;&quot;LP, UP&quot;;IF([.E564]=&quot;1 -10&quot;;&quot;LP, UP, HS&quot;;IF([.E564]=&quot;1 - 12&quot;;&quot;LP, UP, HS, HSS&quot;;IF([.E564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Vatakara</text:p>
          </table:table-cell>
          <table:table-cell table:number-columns-repeated="1016"/>
        </table:table-row>
        <table:table-row table:style-name="ro2">
          <table:table-cell table:style-name="ce17" office:value-type="float" office:value="564" calcext:value-type="float">
            <text:p>564</text:p>
          </table:table-cell>
          <table:table-cell table:style-name="ce17" office:value-type="float" office:value="16858" calcext:value-type="float">
            <text:p>16858</text:p>
          </table:table-cell>
          <table:table-cell table:style-name="ce17" office:value-type="string" calcext:value-type="string">
            <text:p>Karuvancheri U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565]=&quot;11 - 12&quot;;&quot;HSS&quot;;IF([.E565]=&quot;8 - 12&quot;;&quot;HS, HSS&quot;;IF([.E565]=&quot;8 - 10&quot;;&quot;HS&quot;;IF([.E565]=&quot;1 - 4&quot;;&quot;LP&quot;;IF([.E565]=&quot;5 -7&quot;;&quot;UP&quot;;IF([.E565]=&quot;1 - 5&quot;;&quot;LP, UP&quot;;IF([.E565]=&quot;5 - 10&quot;;&quot;UP, HS&quot;;IF([.E565]=&quot;1 - 7&quot;;&quot;LP, UP&quot;;IF([.E565]=&quot;1 -10&quot;;&quot;LP, UP, HS&quot;;IF([.E565]=&quot;1 - 12&quot;;&quot;LP, UP, HS, HSS&quot;;IF([.E565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Vatakara</text:p>
          </table:table-cell>
          <table:table-cell table:number-columns-repeated="1016"/>
        </table:table-row>
        <table:table-row table:style-name="ro2">
          <table:table-cell table:style-name="ce17" office:value-type="float" office:value="565" calcext:value-type="float">
            <text:p>565</text:p>
          </table:table-cell>
          <table:table-cell table:style-name="ce17" office:value-type="float" office:value="16859" calcext:value-type="float">
            <text:p>16859</text:p>
          </table:table-cell>
          <table:table-cell table:style-name="ce17" office:value-type="string" calcext:value-type="string">
            <text:p>Mannathkavu U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566]=&quot;11 - 12&quot;;&quot;HSS&quot;;IF([.E566]=&quot;8 - 12&quot;;&quot;HS, HSS&quot;;IF([.E566]=&quot;8 - 10&quot;;&quot;HS&quot;;IF([.E566]=&quot;1 - 4&quot;;&quot;LP&quot;;IF([.E566]=&quot;5 -7&quot;;&quot;UP&quot;;IF([.E566]=&quot;1 - 5&quot;;&quot;LP, UP&quot;;IF([.E566]=&quot;5 - 10&quot;;&quot;UP, HS&quot;;IF([.E566]=&quot;1 - 7&quot;;&quot;LP, UP&quot;;IF([.E566]=&quot;1 -10&quot;;&quot;LP, UP, HS&quot;;IF([.E566]=&quot;1 - 12&quot;;&quot;LP, UP, HS, HSS&quot;;IF([.E566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Vatakara</text:p>
          </table:table-cell>
          <table:table-cell table:number-columns-repeated="1016"/>
        </table:table-row>
        <table:table-row table:style-name="ro2">
          <table:table-cell table:style-name="ce17" office:value-type="float" office:value="566" calcext:value-type="float">
            <text:p>566</text:p>
          </table:table-cell>
          <table:table-cell table:style-name="ce17" office:value-type="float" office:value="16860" calcext:value-type="float">
            <text:p>16860</text:p>
          </table:table-cell>
          <table:table-cell table:style-name="ce17" office:value-type="string" calcext:value-type="string">
            <text:p>Meppayil East SB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567]=&quot;11 - 12&quot;;&quot;HSS&quot;;IF([.E567]=&quot;8 - 12&quot;;&quot;HS, HSS&quot;;IF([.E567]=&quot;8 - 10&quot;;&quot;HS&quot;;IF([.E567]=&quot;1 - 4&quot;;&quot;LP&quot;;IF([.E567]=&quot;5 -7&quot;;&quot;UP&quot;;IF([.E567]=&quot;1 - 5&quot;;&quot;LP, UP&quot;;IF([.E567]=&quot;5 - 10&quot;;&quot;UP, HS&quot;;IF([.E567]=&quot;1 - 7&quot;;&quot;LP, UP&quot;;IF([.E567]=&quot;1 -10&quot;;&quot;LP, UP, HS&quot;;IF([.E567]=&quot;1 - 12&quot;;&quot;LP, UP, HS, HSS&quot;;IF([.E567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Vatakara</text:p>
          </table:table-cell>
          <table:table-cell table:number-columns-repeated="1016"/>
        </table:table-row>
        <table:table-row table:style-name="ro2">
          <table:table-cell table:style-name="ce17" office:value-type="float" office:value="567" calcext:value-type="float">
            <text:p>567</text:p>
          </table:table-cell>
          <table:table-cell table:style-name="ce17" office:value-type="float" office:value="16861" calcext:value-type="float">
            <text:p>16861</text:p>
          </table:table-cell>
          <table:table-cell table:style-name="ce17" office:value-type="string" calcext:value-type="string">
            <text:p>Meppayil SB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568]=&quot;11 - 12&quot;;&quot;HSS&quot;;IF([.E568]=&quot;8 - 12&quot;;&quot;HS, HSS&quot;;IF([.E568]=&quot;8 - 10&quot;;&quot;HS&quot;;IF([.E568]=&quot;1 - 4&quot;;&quot;LP&quot;;IF([.E568]=&quot;5 -7&quot;;&quot;UP&quot;;IF([.E568]=&quot;1 - 5&quot;;&quot;LP, UP&quot;;IF([.E568]=&quot;5 - 10&quot;;&quot;UP, HS&quot;;IF([.E568]=&quot;1 - 7&quot;;&quot;LP, UP&quot;;IF([.E568]=&quot;1 -10&quot;;&quot;LP, UP, HS&quot;;IF([.E568]=&quot;1 - 12&quot;;&quot;LP, UP, HS, HSS&quot;;IF([.E568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Vatakara</text:p>
          </table:table-cell>
          <table:table-cell table:number-columns-repeated="1016"/>
        </table:table-row>
        <table:table-row table:style-name="ro2">
          <table:table-cell table:style-name="ce17" office:value-type="float" office:value="568" calcext:value-type="float">
            <text:p>568</text:p>
          </table:table-cell>
          <table:table-cell table:style-name="ce17" office:value-type="float" office:value="16862" calcext:value-type="float">
            <text:p>16862</text:p>
          </table:table-cell>
          <table:table-cell table:style-name="ce17" office:value-type="string" calcext:value-type="string">
            <text:p>Muduvana U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569]=&quot;11 - 12&quot;;&quot;HSS&quot;;IF([.E569]=&quot;8 - 12&quot;;&quot;HS, HSS&quot;;IF([.E569]=&quot;8 - 10&quot;;&quot;HS&quot;;IF([.E569]=&quot;1 - 4&quot;;&quot;LP&quot;;IF([.E569]=&quot;5 -7&quot;;&quot;UP&quot;;IF([.E569]=&quot;1 - 5&quot;;&quot;LP, UP&quot;;IF([.E569]=&quot;5 - 10&quot;;&quot;UP, HS&quot;;IF([.E569]=&quot;1 - 7&quot;;&quot;LP, UP&quot;;IF([.E569]=&quot;1 -10&quot;;&quot;LP, UP, HS&quot;;IF([.E569]=&quot;1 - 12&quot;;&quot;LP, UP, HS, HSS&quot;;IF([.E569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Vatakara</text:p>
          </table:table-cell>
          <table:table-cell table:number-columns-repeated="1016"/>
        </table:table-row>
        <table:table-row table:style-name="ro2">
          <table:table-cell table:style-name="ce17" office:value-type="float" office:value="569" calcext:value-type="float">
            <text:p>569</text:p>
          </table:table-cell>
          <table:table-cell table:style-name="ce17" office:value-type="float" office:value="16863" calcext:value-type="float">
            <text:p>16863</text:p>
          </table:table-cell>
          <table:table-cell table:style-name="ce17" office:value-type="string" calcext:value-type="string">
            <text:p>Nadakkuthazha MU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570]=&quot;11 - 12&quot;;&quot;HSS&quot;;IF([.E570]=&quot;8 - 12&quot;;&quot;HS, HSS&quot;;IF([.E570]=&quot;8 - 10&quot;;&quot;HS&quot;;IF([.E570]=&quot;1 - 4&quot;;&quot;LP&quot;;IF([.E570]=&quot;5 -7&quot;;&quot;UP&quot;;IF([.E570]=&quot;1 - 5&quot;;&quot;LP, UP&quot;;IF([.E570]=&quot;5 - 10&quot;;&quot;UP, HS&quot;;IF([.E570]=&quot;1 - 7&quot;;&quot;LP, UP&quot;;IF([.E570]=&quot;1 -10&quot;;&quot;LP, UP, HS&quot;;IF([.E570]=&quot;1 - 12&quot;;&quot;LP, UP, HS, HSS&quot;;IF([.E570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Vatakara</text:p>
          </table:table-cell>
          <table:table-cell table:number-columns-repeated="1016"/>
        </table:table-row>
        <table:table-row table:style-name="ro2">
          <table:table-cell table:style-name="ce17" office:value-type="float" office:value="570" calcext:value-type="float">
            <text:p>570</text:p>
          </table:table-cell>
          <table:table-cell table:style-name="ce17" office:value-type="float" office:value="16864" calcext:value-type="float">
            <text:p>16864</text:p>
          </table:table-cell>
          <table:table-cell table:style-name="ce17" office:value-type="string" calcext:value-type="string">
            <text:p>Pulinholi SB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571]=&quot;11 - 12&quot;;&quot;HSS&quot;;IF([.E571]=&quot;8 - 12&quot;;&quot;HS, HSS&quot;;IF([.E571]=&quot;8 - 10&quot;;&quot;HS&quot;;IF([.E571]=&quot;1 - 4&quot;;&quot;LP&quot;;IF([.E571]=&quot;5 -7&quot;;&quot;UP&quot;;IF([.E571]=&quot;1 - 5&quot;;&quot;LP, UP&quot;;IF([.E571]=&quot;5 - 10&quot;;&quot;UP, HS&quot;;IF([.E571]=&quot;1 - 7&quot;;&quot;LP, UP&quot;;IF([.E571]=&quot;1 -10&quot;;&quot;LP, UP, HS&quot;;IF([.E571]=&quot;1 - 12&quot;;&quot;LP, UP, HS, HSS&quot;;IF([.E571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Vatakara</text:p>
          </table:table-cell>
          <table:table-cell table:number-columns-repeated="1016"/>
        </table:table-row>
        <table:table-row table:style-name="ro2">
          <table:table-cell table:style-name="ce17" office:value-type="float" office:value="571" calcext:value-type="float">
            <text:p>571</text:p>
          </table:table-cell>
          <table:table-cell table:style-name="ce17" office:value-type="float" office:value="16865" calcext:value-type="float">
            <text:p>16865</text:p>
          </table:table-cell>
          <table:table-cell table:style-name="ce17" office:value-type="string" calcext:value-type="string">
            <text:p>Puduppanam North SB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572]=&quot;11 - 12&quot;;&quot;HSS&quot;;IF([.E572]=&quot;8 - 12&quot;;&quot;HS, HSS&quot;;IF([.E572]=&quot;8 - 10&quot;;&quot;HS&quot;;IF([.E572]=&quot;1 - 4&quot;;&quot;LP&quot;;IF([.E572]=&quot;5 -7&quot;;&quot;UP&quot;;IF([.E572]=&quot;1 - 5&quot;;&quot;LP, UP&quot;;IF([.E572]=&quot;5 - 10&quot;;&quot;UP, HS&quot;;IF([.E572]=&quot;1 - 7&quot;;&quot;LP, UP&quot;;IF([.E572]=&quot;1 -10&quot;;&quot;LP, UP, HS&quot;;IF([.E572]=&quot;1 - 12&quot;;&quot;LP, UP, HS, HSS&quot;;IF([.E572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Vatakara</text:p>
          </table:table-cell>
          <table:table-cell table:number-columns-repeated="1016"/>
        </table:table-row>
        <table:table-row table:style-name="ro2">
          <table:table-cell table:style-name="ce17" office:value-type="float" office:value="572" calcext:value-type="float">
            <text:p>572</text:p>
          </table:table-cell>
          <table:table-cell table:style-name="ce17" office:value-type="float" office:value="16866" calcext:value-type="float">
            <text:p>16866</text:p>
          </table:table-cell>
          <table:table-cell table:style-name="ce17" office:value-type="string" calcext:value-type="string">
            <text:p>Puduppanam SB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573]=&quot;11 - 12&quot;;&quot;HSS&quot;;IF([.E573]=&quot;8 - 12&quot;;&quot;HS, HSS&quot;;IF([.E573]=&quot;8 - 10&quot;;&quot;HS&quot;;IF([.E573]=&quot;1 - 4&quot;;&quot;LP&quot;;IF([.E573]=&quot;5 -7&quot;;&quot;UP&quot;;IF([.E573]=&quot;1 - 5&quot;;&quot;LP, UP&quot;;IF([.E573]=&quot;5 - 10&quot;;&quot;UP, HS&quot;;IF([.E573]=&quot;1 - 7&quot;;&quot;LP, UP&quot;;IF([.E573]=&quot;1 -10&quot;;&quot;LP, UP, HS&quot;;IF([.E573]=&quot;1 - 12&quot;;&quot;LP, UP, HS, HSS&quot;;IF([.E573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Vatakara</text:p>
          </table:table-cell>
          <table:table-cell table:number-columns-repeated="1016"/>
        </table:table-row>
        <table:table-row table:style-name="ro2">
          <table:table-cell table:style-name="ce17" office:value-type="float" office:value="573" calcext:value-type="float">
            <text:p>573</text:p>
          </table:table-cell>
          <table:table-cell table:style-name="ce17" office:value-type="float" office:value="16867" calcext:value-type="float">
            <text:p>16867</text:p>
          </table:table-cell>
          <table:table-cell table:style-name="ce17" office:value-type="string" calcext:value-type="string">
            <text:p>SGMSBS Vatakara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574]=&quot;11 - 12&quot;;&quot;HSS&quot;;IF([.E574]=&quot;8 - 12&quot;;&quot;HS, HSS&quot;;IF([.E574]=&quot;8 - 10&quot;;&quot;HS&quot;;IF([.E574]=&quot;1 - 4&quot;;&quot;LP&quot;;IF([.E574]=&quot;5 -7&quot;;&quot;UP&quot;;IF([.E574]=&quot;1 - 5&quot;;&quot;LP, UP&quot;;IF([.E574]=&quot;5 - 10&quot;;&quot;UP, HS&quot;;IF([.E574]=&quot;1 - 7&quot;;&quot;LP, UP&quot;;IF([.E574]=&quot;1 -10&quot;;&quot;LP, UP, HS&quot;;IF([.E574]=&quot;1 - 12&quot;;&quot;LP, UP, HS, HSS&quot;;IF([.E574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Vatakara</text:p>
          </table:table-cell>
          <table:table-cell table:number-columns-repeated="1016"/>
        </table:table-row>
        <table:table-row table:style-name="ro2">
          <table:table-cell table:style-name="ce17" office:value-type="float" office:value="574" calcext:value-type="float">
            <text:p>574</text:p>
          </table:table-cell>
          <table:table-cell table:style-name="ce17" office:value-type="float" office:value="16868" calcext:value-type="float">
            <text:p>16868</text:p>
          </table:table-cell>
          <table:table-cell table:style-name="ce17" office:value-type="string" calcext:value-type="string">
            <text:p>Thazhekalari U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575]=&quot;11 - 12&quot;;&quot;HSS&quot;;IF([.E575]=&quot;8 - 12&quot;;&quot;HS, HSS&quot;;IF([.E575]=&quot;8 - 10&quot;;&quot;HS&quot;;IF([.E575]=&quot;1 - 4&quot;;&quot;LP&quot;;IF([.E575]=&quot;5 -7&quot;;&quot;UP&quot;;IF([.E575]=&quot;1 - 5&quot;;&quot;LP, UP&quot;;IF([.E575]=&quot;5 - 10&quot;;&quot;UP, HS&quot;;IF([.E575]=&quot;1 - 7&quot;;&quot;LP, UP&quot;;IF([.E575]=&quot;1 -10&quot;;&quot;LP, UP, HS&quot;;IF([.E575]=&quot;1 - 12&quot;;&quot;LP, UP, HS, HSS&quot;;IF([.E575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Vatakara</text:p>
          </table:table-cell>
          <table:table-cell table:number-columns-repeated="1016"/>
        </table:table-row>
        <table:table-row table:style-name="ro2">
          <table:table-cell table:style-name="ce17" office:value-type="float" office:value="575" calcext:value-type="float">
            <text:p>575</text:p>
          </table:table-cell>
          <table:table-cell table:style-name="ce17" office:value-type="float" office:value="16869" calcext:value-type="float">
            <text:p>16869</text:p>
          </table:table-cell>
          <table:table-cell table:style-name="ce17" office:value-type="string" calcext:value-type="string">
            <text:p>Iringal SS U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5 -7</text:p>
          </table:table-cell>
          <table:table-cell table:style-name="ce17" table:formula="of:=IF([.E576]=&quot;11 - 12&quot;;&quot;HSS&quot;;IF([.E576]=&quot;8 - 12&quot;;&quot;HS, HSS&quot;;IF([.E576]=&quot;8 - 10&quot;;&quot;HS&quot;;IF([.E576]=&quot;1 - 4&quot;;&quot;LP&quot;;IF([.E576]=&quot;5 -7&quot;;&quot;UP&quot;;IF([.E576]=&quot;1 - 5&quot;;&quot;LP, UP&quot;;IF([.E576]=&quot;5 - 10&quot;;&quot;UP, HS&quot;;IF([.E576]=&quot;1 - 7&quot;;&quot;LP, UP&quot;;IF([.E576]=&quot;1 -10&quot;;&quot;LP, UP, HS&quot;;IF([.E576]=&quot;1 - 12&quot;;&quot;LP, UP, HS, HSS&quot;;IF([.E576]=&quot;5 - 12&quot;;&quot;UP, HS, HSS&quot;;&quot;&quot;)))))))))))" office:value-type="string" office:string-value="UP" calcext:value-type="string">
            <text:p>UP</text:p>
          </table:table-cell>
          <table:table-cell office:value-type="string" calcext:value-type="string">
            <text:p>Vatakara</text:p>
          </table:table-cell>
          <table:table-cell table:number-columns-repeated="1016"/>
        </table:table-row>
        <table:table-row table:style-name="ro2">
          <table:table-cell table:style-name="ce17" office:value-type="float" office:value="576" calcext:value-type="float">
            <text:p>576</text:p>
          </table:table-cell>
          <table:table-cell table:style-name="ce17" office:value-type="float" office:value="16870" calcext:value-type="float">
            <text:p>16870</text:p>
          </table:table-cell>
          <table:table-cell table:style-name="ce17" office:value-type="string" calcext:value-type="string">
            <text:p>Maniyur U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5 -7</text:p>
          </table:table-cell>
          <table:table-cell table:style-name="ce17" table:formula="of:=IF([.E577]=&quot;11 - 12&quot;;&quot;HSS&quot;;IF([.E577]=&quot;8 - 12&quot;;&quot;HS, HSS&quot;;IF([.E577]=&quot;8 - 10&quot;;&quot;HS&quot;;IF([.E577]=&quot;1 - 4&quot;;&quot;LP&quot;;IF([.E577]=&quot;5 -7&quot;;&quot;UP&quot;;IF([.E577]=&quot;1 - 5&quot;;&quot;LP, UP&quot;;IF([.E577]=&quot;5 - 10&quot;;&quot;UP, HS&quot;;IF([.E577]=&quot;1 - 7&quot;;&quot;LP, UP&quot;;IF([.E577]=&quot;1 -10&quot;;&quot;LP, UP, HS&quot;;IF([.E577]=&quot;1 - 12&quot;;&quot;LP, UP, HS, HSS&quot;;IF([.E577]=&quot;5 - 12&quot;;&quot;UP, HS, HSS&quot;;&quot;&quot;)))))))))))" office:value-type="string" office:string-value="UP" calcext:value-type="string">
            <text:p>UP</text:p>
          </table:table-cell>
          <table:table-cell office:value-type="string" calcext:value-type="string">
            <text:p>Vatakara</text:p>
          </table:table-cell>
          <table:table-cell table:number-columns-repeated="1016"/>
        </table:table-row>
        <table:table-row table:style-name="ro2">
          <table:table-cell table:style-name="ce17" office:value-type="float" office:value="577" calcext:value-type="float">
            <text:p>577</text:p>
          </table:table-cell>
          <table:table-cell table:style-name="ce17" office:value-type="float" office:value="16873" calcext:value-type="float">
            <text:p>16873</text:p>
          </table:table-cell>
          <table:table-cell table:style-name="ce17" office:value-type="string" calcext:value-type="string">
            <text:p>ROTARY SCHOOL FOR HEARINGIMPAIRED,BADAGARA <text:s/>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578]=&quot;11 - 12&quot;;&quot;HSS&quot;;IF([.E578]=&quot;8 - 12&quot;;&quot;HS, HSS&quot;;IF([.E578]=&quot;8 - 10&quot;;&quot;HS&quot;;IF([.E578]=&quot;1 - 4&quot;;&quot;LP&quot;;IF([.E578]=&quot;5 -7&quot;;&quot;UP&quot;;IF([.E578]=&quot;1 - 5&quot;;&quot;LP, UP&quot;;IF([.E578]=&quot;5 - 10&quot;;&quot;UP, HS&quot;;IF([.E578]=&quot;1 - 7&quot;;&quot;LP, UP&quot;;IF([.E578]=&quot;1 -10&quot;;&quot;LP, UP, HS&quot;;IF([.E578]=&quot;1 - 12&quot;;&quot;LP, UP, HS, HSS&quot;;IF([.E578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Vatakara</text:p>
          </table:table-cell>
          <table:table-cell table:number-columns-repeated="1016"/>
        </table:table-row>
        <table:table-row table:style-name="ro2">
          <table:table-cell table:style-name="ce17" office:value-type="float" office:value="578" calcext:value-type="float">
            <text:p>578</text:p>
          </table:table-cell>
          <table:table-cell table:style-name="ce17" office:value-type="float" office:value="16005" calcext:value-type="float">
            <text:p>16005</text:p>
          </table:table-cell>
          <table:table-cell table:style-name="ce17" office:value-type="string" calcext:value-type="string">
            <text:p>Sree Narayana HSS Vatakara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5 - 12</text:p>
          </table:table-cell>
          <table:table-cell table:style-name="ce17" table:formula="of:=IF([.E579]=&quot;11 - 12&quot;;&quot;HSS&quot;;IF([.E579]=&quot;8 - 12&quot;;&quot;HS, HSS&quot;;IF([.E579]=&quot;8 - 10&quot;;&quot;HS&quot;;IF([.E579]=&quot;1 - 4&quot;;&quot;LP&quot;;IF([.E579]=&quot;5 -7&quot;;&quot;UP&quot;;IF([.E579]=&quot;1 - 5&quot;;&quot;LP, UP&quot;;IF([.E579]=&quot;5 - 10&quot;;&quot;UP, HS&quot;;IF([.E579]=&quot;1 - 7&quot;;&quot;LP, UP&quot;;IF([.E579]=&quot;1 -10&quot;;&quot;LP, UP, HS&quot;;IF([.E579]=&quot;1 - 12&quot;;&quot;LP, UP, HS, HSS&quot;;IF([.E579]=&quot;5 - 12&quot;;&quot;UP, HS, HSS&quot;;&quot;&quot;)))))))))))" office:value-type="string" office:string-value="UP, HS, HSS" calcext:value-type="string">
            <text:p>UP, HS, HSS</text:p>
          </table:table-cell>
          <table:table-cell office:value-type="string" calcext:value-type="string">
            <text:p>Vatakara</text:p>
          </table:table-cell>
          <table:table-cell table:number-columns-repeated="1016"/>
        </table:table-row>
        <table:table-row table:style-name="ro2">
          <table:table-cell table:style-name="ce17" office:value-type="float" office:value="579" calcext:value-type="float">
            <text:p>579</text:p>
          </table:table-cell>
          <table:table-cell table:style-name="ce17" office:value-type="float" office:value="16078" calcext:value-type="float">
            <text:p>16078</text:p>
          </table:table-cell>
          <table:table-cell table:style-name="ce17" office:value-type="string" calcext:value-type="string">
            <text:p>Islamic Academy E H SKottakkal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1 - 12</text:p>
          </table:table-cell>
          <table:table-cell table:style-name="ce17" table:formula="of:=IF([.E580]=&quot;11 - 12&quot;;&quot;HSS&quot;;IF([.E580]=&quot;8 - 12&quot;;&quot;HS, HSS&quot;;IF([.E580]=&quot;8 - 10&quot;;&quot;HS&quot;;IF([.E580]=&quot;1 - 4&quot;;&quot;LP&quot;;IF([.E580]=&quot;5 -7&quot;;&quot;UP&quot;;IF([.E580]=&quot;1 - 5&quot;;&quot;LP, UP&quot;;IF([.E580]=&quot;5 - 10&quot;;&quot;UP, HS&quot;;IF([.E580]=&quot;1 - 7&quot;;&quot;LP, UP&quot;;IF([.E580]=&quot;1 -10&quot;;&quot;LP, UP, HS&quot;;IF([.E580]=&quot;1 - 12&quot;;&quot;LP, UP, HS, HSS&quot;;IF([.E580]=&quot;5 - 12&quot;;&quot;UP, HS, HSS&quot;;&quot;&quot;)))))))))))" office:value-type="string" office:string-value="LP, UP, HS, HSS" calcext:value-type="string">
            <text:p>LP, UP, HS, HSS</text:p>
          </table:table-cell>
          <table:table-cell office:value-type="string" calcext:value-type="string">
            <text:p>Vatakara</text:p>
          </table:table-cell>
          <table:table-cell table:number-columns-repeated="1016"/>
        </table:table-row>
        <table:table-row table:style-name="ro2">
          <table:table-cell table:style-name="ce17" office:value-type="float" office:value="580" calcext:value-type="float">
            <text:p>580</text:p>
          </table:table-cell>
          <table:table-cell table:style-name="ce17" office:value-type="float" office:value="16871" calcext:value-type="float">
            <text:p>16871</text:p>
          </table:table-cell>
          <table:table-cell table:style-name="ce17" office:value-type="string" calcext:value-type="string">
            <text:p>VIVA School for MentallyChallenged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581]=&quot;11 - 12&quot;;&quot;HSS&quot;;IF([.E581]=&quot;8 - 12&quot;;&quot;HS, HSS&quot;;IF([.E581]=&quot;8 - 10&quot;;&quot;HS&quot;;IF([.E581]=&quot;1 - 4&quot;;&quot;LP&quot;;IF([.E581]=&quot;5 -7&quot;;&quot;UP&quot;;IF([.E581]=&quot;1 - 5&quot;;&quot;LP, UP&quot;;IF([.E581]=&quot;5 - 10&quot;;&quot;UP, HS&quot;;IF([.E581]=&quot;1 - 7&quot;;&quot;LP, UP&quot;;IF([.E581]=&quot;1 -10&quot;;&quot;LP, UP, HS&quot;;IF([.E581]=&quot;1 - 12&quot;;&quot;LP, UP, HS, HSS&quot;;IF([.E581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Vatakara</text:p>
          </table:table-cell>
          <table:table-cell table:number-columns-repeated="1016"/>
        </table:table-row>
        <table:table-row table:style-name="ro2">
          <table:table-cell table:style-name="ce17" office:value-type="float" office:value="581" calcext:value-type="float">
            <text:p>581</text:p>
          </table:table-cell>
          <table:table-cell table:style-name="ce17" office:value-type="float" office:value="16874" calcext:value-type="float">
            <text:p>16874</text:p>
          </table:table-cell>
          <table:table-cell table:style-name="ce17" office:value-type="string" calcext:value-type="string">
            <text:p>Sree Narayana English MediumLP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582]=&quot;11 - 12&quot;;&quot;HSS&quot;;IF([.E582]=&quot;8 - 12&quot;;&quot;HS, HSS&quot;;IF([.E582]=&quot;8 - 10&quot;;&quot;HS&quot;;IF([.E582]=&quot;1 - 4&quot;;&quot;LP&quot;;IF([.E582]=&quot;5 -7&quot;;&quot;UP&quot;;IF([.E582]=&quot;1 - 5&quot;;&quot;LP, UP&quot;;IF([.E582]=&quot;5 - 10&quot;;&quot;UP, HS&quot;;IF([.E582]=&quot;1 - 7&quot;;&quot;LP, UP&quot;;IF([.E582]=&quot;1 -10&quot;;&quot;LP, UP, HS&quot;;IF([.E582]=&quot;1 - 12&quot;;&quot;LP, UP, HS, HSS&quot;;IF([.E582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Vatakara</text:p>
          </table:table-cell>
          <table:table-cell table:number-columns-repeated="1016"/>
        </table:table-row>
        <table:table-row table:style-name="ro2">
          <table:table-cell table:style-name="ce17" office:value-type="float" office:value="582" calcext:value-type="float">
            <text:p>582</text:p>
          </table:table-cell>
          <table:table-cell table:style-name="ce17" office:value-type="float" office:value="16875" calcext:value-type="float">
            <text:p>16875</text:p>
          </table:table-cell>
          <table:table-cell table:style-name="ce17" office:value-type="string" calcext:value-type="string">
            <text:p>St Antony's English Medium LP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583]=&quot;11 - 12&quot;;&quot;HSS&quot;;IF([.E583]=&quot;8 - 12&quot;;&quot;HS, HSS&quot;;IF([.E583]=&quot;8 - 10&quot;;&quot;HS&quot;;IF([.E583]=&quot;1 - 4&quot;;&quot;LP&quot;;IF([.E583]=&quot;5 -7&quot;;&quot;UP&quot;;IF([.E583]=&quot;1 - 5&quot;;&quot;LP, UP&quot;;IF([.E583]=&quot;5 - 10&quot;;&quot;UP, HS&quot;;IF([.E583]=&quot;1 - 7&quot;;&quot;LP, UP&quot;;IF([.E583]=&quot;1 -10&quot;;&quot;LP, UP, HS&quot;;IF([.E583]=&quot;1 - 12&quot;;&quot;LP, UP, HS, HSS&quot;;IF([.E583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Vatakara</text:p>
          </table:table-cell>
          <table:table-cell table:number-columns-repeated="1016"/>
        </table:table-row>
        <table:table-row table:style-name="ro2">
          <table:table-cell table:style-name="ce17" office:value-type="float" office:value="583" calcext:value-type="float">
            <text:p>583</text:p>
          </table:table-cell>
          <table:table-cell table:style-name="ce17" office:value-type="float" office:value="17001" calcext:value-type="float">
            <text:p>17001</text:p>
          </table:table-cell>
          <table:table-cell table:style-name="ce17" office:value-type="string" calcext:value-type="string">
            <text:p>Govt.Ganapat B.H.S Chalapuram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5 - 10</text:p>
          </table:table-cell>
          <table:table-cell table:style-name="ce17" table:formula="of:=IF([.E584]=&quot;11 - 12&quot;;&quot;HSS&quot;;IF([.E584]=&quot;8 - 12&quot;;&quot;HS, HSS&quot;;IF([.E584]=&quot;8 - 10&quot;;&quot;HS&quot;;IF([.E584]=&quot;1 - 4&quot;;&quot;LP&quot;;IF([.E584]=&quot;5 -7&quot;;&quot;UP&quot;;IF([.E584]=&quot;1 - 5&quot;;&quot;LP, UP&quot;;IF([.E584]=&quot;5 - 10&quot;;&quot;UP, HS&quot;;IF([.E584]=&quot;1 - 7&quot;;&quot;LP, UP&quot;;IF([.E584]=&quot;1 -10&quot;;&quot;LP, UP, HS&quot;;IF([.E584]=&quot;1 - 12&quot;;&quot;LP, UP, HS, HSS&quot;;IF([.E584]=&quot;5 - 12&quot;;&quot;UP, HS, HSS&quot;;&quot;&quot;)))))))))))" office:value-type="string" office:string-value="UP, HS" calcext:value-type="string">
            <text:p>UP, HS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584" calcext:value-type="float">
            <text:p>584</text:p>
          </table:table-cell>
          <table:table-cell table:style-name="ce17" office:value-type="float" office:value="17002" calcext:value-type="float">
            <text:p>17002</text:p>
          </table:table-cell>
          <table:table-cell table:style-name="ce17" office:value-type="string" calcext:value-type="string">
            <text:p>G. G. H. S.S Kallai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5 - 12</text:p>
          </table:table-cell>
          <table:table-cell table:style-name="ce17" table:formula="of:=IF([.E585]=&quot;11 - 12&quot;;&quot;HSS&quot;;IF([.E585]=&quot;8 - 12&quot;;&quot;HS, HSS&quot;;IF([.E585]=&quot;8 - 10&quot;;&quot;HS&quot;;IF([.E585]=&quot;1 - 4&quot;;&quot;LP&quot;;IF([.E585]=&quot;5 -7&quot;;&quot;UP&quot;;IF([.E585]=&quot;1 - 5&quot;;&quot;LP, UP&quot;;IF([.E585]=&quot;5 - 10&quot;;&quot;UP, HS&quot;;IF([.E585]=&quot;1 - 7&quot;;&quot;LP, UP&quot;;IF([.E585]=&quot;1 -10&quot;;&quot;LP, UP, HS&quot;;IF([.E585]=&quot;1 - 12&quot;;&quot;LP, UP, HS, HSS&quot;;IF([.E585]=&quot;5 - 12&quot;;&quot;UP, HS, HSS&quot;;&quot;&quot;)))))))))))" office:value-type="string" office:string-value="UP, HS, HSS" calcext:value-type="string">
            <text:p>UP, HS, HSS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585" calcext:value-type="float">
            <text:p>585</text:p>
          </table:table-cell>
          <table:table-cell table:style-name="ce17" office:value-type="float" office:value="17003" calcext:value-type="float">
            <text:p>17003</text:p>
          </table:table-cell>
          <table:table-cell table:style-name="ce17" office:value-type="string" calcext:value-type="string">
            <text:p>G. V. H. S. S Meenchanda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12</text:p>
          </table:table-cell>
          <table:table-cell table:style-name="ce17" table:formula="of:=IF([.E586]=&quot;11 - 12&quot;;&quot;HSS&quot;;IF([.E586]=&quot;8 - 12&quot;;&quot;HS, HSS&quot;;IF([.E586]=&quot;8 - 10&quot;;&quot;HS&quot;;IF([.E586]=&quot;1 - 4&quot;;&quot;LP&quot;;IF([.E586]=&quot;5 -7&quot;;&quot;UP&quot;;IF([.E586]=&quot;1 - 5&quot;;&quot;LP, UP&quot;;IF([.E586]=&quot;5 - 10&quot;;&quot;UP, HS&quot;;IF([.E586]=&quot;1 - 7&quot;;&quot;LP, UP&quot;;IF([.E586]=&quot;1 -10&quot;;&quot;LP, UP, HS&quot;;IF([.E586]=&quot;1 - 12&quot;;&quot;LP, UP, HS, HSS&quot;;IF([.E586]=&quot;5 - 12&quot;;&quot;UP, HS, HSS&quot;;&quot;&quot;)))))))))))" office:value-type="string" office:string-value="LP, UP, HS, HSS" calcext:value-type="string">
            <text:p>LP, UP, HS, HSS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586" calcext:value-type="float">
            <text:p>586</text:p>
          </table:table-cell>
          <table:table-cell table:style-name="ce17" office:value-type="float" office:value="17004" calcext:value-type="float">
            <text:p>17004</text:p>
          </table:table-cell>
          <table:table-cell table:style-name="ce17" office:value-type="string" calcext:value-type="string">
            <text:p>G. V. H. S. S. Payyanakkal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12</text:p>
          </table:table-cell>
          <table:table-cell table:style-name="ce17" table:formula="of:=IF([.E587]=&quot;11 - 12&quot;;&quot;HSS&quot;;IF([.E587]=&quot;8 - 12&quot;;&quot;HS, HSS&quot;;IF([.E587]=&quot;8 - 10&quot;;&quot;HS&quot;;IF([.E587]=&quot;1 - 4&quot;;&quot;LP&quot;;IF([.E587]=&quot;5 -7&quot;;&quot;UP&quot;;IF([.E587]=&quot;1 - 5&quot;;&quot;LP, UP&quot;;IF([.E587]=&quot;5 - 10&quot;;&quot;UP, HS&quot;;IF([.E587]=&quot;1 - 7&quot;;&quot;LP, UP&quot;;IF([.E587]=&quot;1 -10&quot;;&quot;LP, UP, HS&quot;;IF([.E587]=&quot;1 - 12&quot;;&quot;LP, UP, HS, HSS&quot;;IF([.E587]=&quot;5 - 12&quot;;&quot;UP, HS, HSS&quot;;&quot;&quot;)))))))))))" office:value-type="string" office:string-value="LP, UP, HS, HSS" calcext:value-type="string">
            <text:p>LP, UP, HS, HSS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587" calcext:value-type="float">
            <text:p>587</text:p>
          </table:table-cell>
          <table:table-cell table:style-name="ce17" office:value-type="float" office:value="17005" calcext:value-type="float">
            <text:p>17005</text:p>
          </table:table-cell>
          <table:table-cell table:style-name="ce17" office:value-type="string" calcext:value-type="string">
            <text:p>G H S S Azhchavattom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5 - 12</text:p>
          </table:table-cell>
          <table:table-cell table:style-name="ce17" table:formula="of:=IF([.E588]=&quot;11 - 12&quot;;&quot;HSS&quot;;IF([.E588]=&quot;8 - 12&quot;;&quot;HS, HSS&quot;;IF([.E588]=&quot;8 - 10&quot;;&quot;HS&quot;;IF([.E588]=&quot;1 - 4&quot;;&quot;LP&quot;;IF([.E588]=&quot;5 -7&quot;;&quot;UP&quot;;IF([.E588]=&quot;1 - 5&quot;;&quot;LP, UP&quot;;IF([.E588]=&quot;5 - 10&quot;;&quot;UP, HS&quot;;IF([.E588]=&quot;1 - 7&quot;;&quot;LP, UP&quot;;IF([.E588]=&quot;1 -10&quot;;&quot;LP, UP, HS&quot;;IF([.E588]=&quot;1 - 12&quot;;&quot;LP, UP, HS, HSS&quot;;IF([.E588]=&quot;5 - 12&quot;;&quot;UP, HS, HSS&quot;;&quot;&quot;)))))))))))" office:value-type="string" office:string-value="UP, HS, HSS" calcext:value-type="string">
            <text:p>UP, HS, HSS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588" calcext:value-type="float">
            <text:p>588</text:p>
          </table:table-cell>
          <table:table-cell table:style-name="ce17" office:value-type="float" office:value="17007" calcext:value-type="float">
            <text:p>17007</text:p>
          </table:table-cell>
          <table:table-cell table:style-name="ce17" office:value-type="string" calcext:value-type="string">
            <text:p>G. V. H. S. S Kinassery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5 - 12</text:p>
          </table:table-cell>
          <table:table-cell table:style-name="ce17" table:formula="of:=IF([.E589]=&quot;11 - 12&quot;;&quot;HSS&quot;;IF([.E589]=&quot;8 - 12&quot;;&quot;HS, HSS&quot;;IF([.E589]=&quot;8 - 10&quot;;&quot;HS&quot;;IF([.E589]=&quot;1 - 4&quot;;&quot;LP&quot;;IF([.E589]=&quot;5 -7&quot;;&quot;UP&quot;;IF([.E589]=&quot;1 - 5&quot;;&quot;LP, UP&quot;;IF([.E589]=&quot;5 - 10&quot;;&quot;UP, HS&quot;;IF([.E589]=&quot;1 - 7&quot;;&quot;LP, UP&quot;;IF([.E589]=&quot;1 -10&quot;;&quot;LP, UP, HS&quot;;IF([.E589]=&quot;1 - 12&quot;;&quot;LP, UP, HS, HSS&quot;;IF([.E589]=&quot;5 - 12&quot;;&quot;UP, HS, HSS&quot;;&quot;&quot;)))))))))))" office:value-type="string" office:string-value="UP, HS, HSS" calcext:value-type="string">
            <text:p>UP, HS, HSS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589" calcext:value-type="float">
            <text:p>589</text:p>
          </table:table-cell>
          <table:table-cell table:style-name="ce17" office:value-type="float" office:value="17010" calcext:value-type="float">
            <text:p>17010</text:p>
          </table:table-cell>
          <table:table-cell table:style-name="ce17" office:value-type="string" calcext:value-type="string">
            <text:p>G. V. H. S. S. For GirlsNadakkavu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5 - 12</text:p>
          </table:table-cell>
          <table:table-cell table:style-name="ce17" table:formula="of:=IF([.E590]=&quot;11 - 12&quot;;&quot;HSS&quot;;IF([.E590]=&quot;8 - 12&quot;;&quot;HS, HSS&quot;;IF([.E590]=&quot;8 - 10&quot;;&quot;HS&quot;;IF([.E590]=&quot;1 - 4&quot;;&quot;LP&quot;;IF([.E590]=&quot;5 -7&quot;;&quot;UP&quot;;IF([.E590]=&quot;1 - 5&quot;;&quot;LP, UP&quot;;IF([.E590]=&quot;5 - 10&quot;;&quot;UP, HS&quot;;IF([.E590]=&quot;1 - 7&quot;;&quot;LP, UP&quot;;IF([.E590]=&quot;1 -10&quot;;&quot;LP, UP, HS&quot;;IF([.E590]=&quot;1 - 12&quot;;&quot;LP, UP, HS, HSS&quot;;IF([.E590]=&quot;5 - 12&quot;;&quot;UP, HS, HSS&quot;;&quot;&quot;)))))))))))" office:value-type="string" office:string-value="UP, HS, HSS" calcext:value-type="string">
            <text:p>UP, HS, HSS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590" calcext:value-type="float">
            <text:p>590</text:p>
          </table:table-cell>
          <table:table-cell table:style-name="ce17" office:value-type="float" office:value="17013" calcext:value-type="float">
            <text:p>17013</text:p>
          </table:table-cell>
          <table:table-cell table:style-name="ce17" office:value-type="string" calcext:value-type="string">
            <text:p>G. H. S. S. Easthill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8 - 12</text:p>
          </table:table-cell>
          <table:table-cell table:style-name="ce17" table:formula="of:=IF([.E591]=&quot;11 - 12&quot;;&quot;HSS&quot;;IF([.E591]=&quot;8 - 12&quot;;&quot;HS, HSS&quot;;IF([.E591]=&quot;8 - 10&quot;;&quot;HS&quot;;IF([.E591]=&quot;1 - 4&quot;;&quot;LP&quot;;IF([.E591]=&quot;5 -7&quot;;&quot;UP&quot;;IF([.E591]=&quot;1 - 5&quot;;&quot;LP, UP&quot;;IF([.E591]=&quot;5 - 10&quot;;&quot;UP, HS&quot;;IF([.E591]=&quot;1 - 7&quot;;&quot;LP, UP&quot;;IF([.E591]=&quot;1 -10&quot;;&quot;LP, UP, HS&quot;;IF([.E591]=&quot;1 - 12&quot;;&quot;LP, UP, HS, HSS&quot;;IF([.E591]=&quot;5 - 12&quot;;&quot;UP, HS, HSS&quot;;&quot;&quot;)))))))))))" office:value-type="string" office:string-value="HS, HSS" calcext:value-type="string">
            <text:p>HS, HSS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591" calcext:value-type="float">
            <text:p>591</text:p>
          </table:table-cell>
          <table:table-cell table:style-name="ce17" office:value-type="float" office:value="17015" calcext:value-type="float">
            <text:p>17015</text:p>
          </table:table-cell>
          <table:table-cell table:style-name="ce17" office:value-type="string" calcext:value-type="string">
            <text:p>G. H. S.S Karaparamba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5 - 12</text:p>
          </table:table-cell>
          <table:table-cell table:style-name="ce17" table:formula="of:=IF([.E592]=&quot;11 - 12&quot;;&quot;HSS&quot;;IF([.E592]=&quot;8 - 12&quot;;&quot;HS, HSS&quot;;IF([.E592]=&quot;8 - 10&quot;;&quot;HS&quot;;IF([.E592]=&quot;1 - 4&quot;;&quot;LP&quot;;IF([.E592]=&quot;5 -7&quot;;&quot;UP&quot;;IF([.E592]=&quot;1 - 5&quot;;&quot;LP, UP&quot;;IF([.E592]=&quot;5 - 10&quot;;&quot;UP, HS&quot;;IF([.E592]=&quot;1 - 7&quot;;&quot;LP, UP&quot;;IF([.E592]=&quot;1 -10&quot;;&quot;LP, UP, HS&quot;;IF([.E592]=&quot;1 - 12&quot;;&quot;LP, UP, HS, HSS&quot;;IF([.E592]=&quot;5 - 12&quot;;&quot;UP, HS, HSS&quot;;&quot;&quot;)))))))))))" office:value-type="string" office:string-value="UP, HS, HSS" calcext:value-type="string">
            <text:p>UP, HS, HSS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592" calcext:value-type="float">
            <text:p>592</text:p>
          </table:table-cell>
          <table:table-cell table:style-name="ce17" office:value-type="float" office:value="17017" calcext:value-type="float">
            <text:p>17017</text:p>
          </table:table-cell>
          <table:table-cell table:style-name="ce17" office:value-type="string" calcext:value-type="string">
            <text:p>G. G. Model G. H. S. S.Chalappuram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5 - 12</text:p>
          </table:table-cell>
          <table:table-cell table:style-name="ce17" table:formula="of:=IF([.E593]=&quot;11 - 12&quot;;&quot;HSS&quot;;IF([.E593]=&quot;8 - 12&quot;;&quot;HS, HSS&quot;;IF([.E593]=&quot;8 - 10&quot;;&quot;HS&quot;;IF([.E593]=&quot;1 - 4&quot;;&quot;LP&quot;;IF([.E593]=&quot;5 -7&quot;;&quot;UP&quot;;IF([.E593]=&quot;1 - 5&quot;;&quot;LP, UP&quot;;IF([.E593]=&quot;5 - 10&quot;;&quot;UP, HS&quot;;IF([.E593]=&quot;1 - 7&quot;;&quot;LP, UP&quot;;IF([.E593]=&quot;1 -10&quot;;&quot;LP, UP, HS&quot;;IF([.E593]=&quot;1 - 12&quot;;&quot;LP, UP, HS, HSS&quot;;IF([.E593]=&quot;5 - 12&quot;;&quot;UP, HS, HSS&quot;;&quot;&quot;)))))))))))" office:value-type="string" office:string-value="UP, HS, HSS" calcext:value-type="string">
            <text:p>UP, HS, HSS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593" calcext:value-type="float">
            <text:p>593</text:p>
          </table:table-cell>
          <table:table-cell table:style-name="ce17" office:value-type="float" office:value="17021" calcext:value-type="float">
            <text:p>17021</text:p>
          </table:table-cell>
          <table:table-cell table:style-name="ce17" office:value-type="string" calcext:value-type="string">
            <text:p>Govt Model H. S. S. Kozhikode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8 - 12</text:p>
          </table:table-cell>
          <table:table-cell table:style-name="ce17" table:formula="of:=IF([.E594]=&quot;11 - 12&quot;;&quot;HSS&quot;;IF([.E594]=&quot;8 - 12&quot;;&quot;HS, HSS&quot;;IF([.E594]=&quot;8 - 10&quot;;&quot;HS&quot;;IF([.E594]=&quot;1 - 4&quot;;&quot;LP&quot;;IF([.E594]=&quot;5 -7&quot;;&quot;UP&quot;;IF([.E594]=&quot;1 - 5&quot;;&quot;LP, UP&quot;;IF([.E594]=&quot;5 - 10&quot;;&quot;UP, HS&quot;;IF([.E594]=&quot;1 - 7&quot;;&quot;LP, UP&quot;;IF([.E594]=&quot;1 -10&quot;;&quot;LP, UP, HS&quot;;IF([.E594]=&quot;1 - 12&quot;;&quot;LP, UP, HS, HSS&quot;;IF([.E594]=&quot;5 - 12&quot;;&quot;UP, HS, HSS&quot;;&quot;&quot;)))))))))))" office:value-type="string" office:string-value="HS, HSS" calcext:value-type="string">
            <text:p>HS, HSS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594" calcext:value-type="float">
            <text:p>594</text:p>
          </table:table-cell>
          <table:table-cell table:style-name="ce17" office:value-type="float" office:value="17024" calcext:value-type="float">
            <text:p>17024</text:p>
          </table:table-cell>
          <table:table-cell table:style-name="ce17" office:value-type="string" calcext:value-type="string">
            <text:p>G. V. H. S.S Kuttichira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12</text:p>
          </table:table-cell>
          <table:table-cell table:style-name="ce17" table:formula="of:=IF([.E595]=&quot;11 - 12&quot;;&quot;HSS&quot;;IF([.E595]=&quot;8 - 12&quot;;&quot;HS, HSS&quot;;IF([.E595]=&quot;8 - 10&quot;;&quot;HS&quot;;IF([.E595]=&quot;1 - 4&quot;;&quot;LP&quot;;IF([.E595]=&quot;5 -7&quot;;&quot;UP&quot;;IF([.E595]=&quot;1 - 5&quot;;&quot;LP, UP&quot;;IF([.E595]=&quot;5 - 10&quot;;&quot;UP, HS&quot;;IF([.E595]=&quot;1 - 7&quot;;&quot;LP, UP&quot;;IF([.E595]=&quot;1 -10&quot;;&quot;LP, UP, HS&quot;;IF([.E595]=&quot;1 - 12&quot;;&quot;LP, UP, HS, HSS&quot;;IF([.E595]=&quot;5 - 12&quot;;&quot;UP, HS, HSS&quot;;&quot;&quot;)))))))))))" office:value-type="string" office:string-value="LP, UP, HS, HSS" calcext:value-type="string">
            <text:p>LP, UP, HS, HSS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595" calcext:value-type="float">
            <text:p>595</text:p>
          </table:table-cell>
          <table:table-cell table:style-name="ce17" office:value-type="float" office:value="17037" calcext:value-type="float">
            <text:p>17037</text:p>
          </table:table-cell>
          <table:table-cell table:style-name="ce17" office:value-type="string" calcext:value-type="string">
            <text:p>Govt. Achuthan G. H. SChalappuram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5 - 12</text:p>
          </table:table-cell>
          <table:table-cell table:style-name="ce17" table:formula="of:=IF([.E596]=&quot;11 - 12&quot;;&quot;HSS&quot;;IF([.E596]=&quot;8 - 12&quot;;&quot;HS, HSS&quot;;IF([.E596]=&quot;8 - 10&quot;;&quot;HS&quot;;IF([.E596]=&quot;1 - 4&quot;;&quot;LP&quot;;IF([.E596]=&quot;5 -7&quot;;&quot;UP&quot;;IF([.E596]=&quot;1 - 5&quot;;&quot;LP, UP&quot;;IF([.E596]=&quot;5 - 10&quot;;&quot;UP, HS&quot;;IF([.E596]=&quot;1 - 7&quot;;&quot;LP, UP&quot;;IF([.E596]=&quot;1 -10&quot;;&quot;LP, UP, HS&quot;;IF([.E596]=&quot;1 - 12&quot;;&quot;LP, UP, HS, HSS&quot;;IF([.E596]=&quot;5 - 12&quot;;&quot;UP, HS, HSS&quot;;&quot;&quot;)))))))))))" office:value-type="string" office:string-value="UP, HS, HSS" calcext:value-type="string">
            <text:p>UP, HS, HSS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596" calcext:value-type="float">
            <text:p>596</text:p>
          </table:table-cell>
          <table:table-cell table:style-name="ce17" office:value-type="float" office:value="17201" calcext:value-type="float">
            <text:p>17201</text:p>
          </table:table-cell>
          <table:table-cell table:style-name="ce17" office:value-type="string" calcext:value-type="string">
            <text:p>G. G. L. P. S. East Kallai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597]=&quot;11 - 12&quot;;&quot;HSS&quot;;IF([.E597]=&quot;8 - 12&quot;;&quot;HS, HSS&quot;;IF([.E597]=&quot;8 - 10&quot;;&quot;HS&quot;;IF([.E597]=&quot;1 - 4&quot;;&quot;LP&quot;;IF([.E597]=&quot;5 -7&quot;;&quot;UP&quot;;IF([.E597]=&quot;1 - 5&quot;;&quot;LP, UP&quot;;IF([.E597]=&quot;5 - 10&quot;;&quot;UP, HS&quot;;IF([.E597]=&quot;1 - 7&quot;;&quot;LP, UP&quot;;IF([.E597]=&quot;1 -10&quot;;&quot;LP, UP, HS&quot;;IF([.E597]=&quot;1 - 12&quot;;&quot;LP, UP, HS, HSS&quot;;IF([.E597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597" calcext:value-type="float">
            <text:p>597</text:p>
          </table:table-cell>
          <table:table-cell table:style-name="ce17" office:value-type="float" office:value="17202" calcext:value-type="float">
            <text:p>17202</text:p>
          </table:table-cell>
          <table:table-cell table:style-name="ce17" office:value-type="string" calcext:value-type="string">
            <text:p>G. A.G .L. P. S. Chalappuram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598]=&quot;11 - 12&quot;;&quot;HSS&quot;;IF([.E598]=&quot;8 - 12&quot;;&quot;HS, HSS&quot;;IF([.E598]=&quot;8 - 10&quot;;&quot;HS&quot;;IF([.E598]=&quot;1 - 4&quot;;&quot;LP&quot;;IF([.E598]=&quot;5 -7&quot;;&quot;UP&quot;;IF([.E598]=&quot;1 - 5&quot;;&quot;LP, UP&quot;;IF([.E598]=&quot;5 - 10&quot;;&quot;UP, HS&quot;;IF([.E598]=&quot;1 - 7&quot;;&quot;LP, UP&quot;;IF([.E598]=&quot;1 -10&quot;;&quot;LP, UP, HS&quot;;IF([.E598]=&quot;1 - 12&quot;;&quot;LP, UP, HS, HSS&quot;;IF([.E598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598" calcext:value-type="float">
            <text:p>598</text:p>
          </table:table-cell>
          <table:table-cell table:style-name="ce17" office:value-type="float" office:value="17203" calcext:value-type="float">
            <text:p>17203</text:p>
          </table:table-cell>
          <table:table-cell table:style-name="ce17" office:value-type="string" calcext:value-type="string">
            <text:p>G. L. P. S. Azhchavattam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599]=&quot;11 - 12&quot;;&quot;HSS&quot;;IF([.E599]=&quot;8 - 12&quot;;&quot;HS, HSS&quot;;IF([.E599]=&quot;8 - 10&quot;;&quot;HS&quot;;IF([.E599]=&quot;1 - 4&quot;;&quot;LP&quot;;IF([.E599]=&quot;5 -7&quot;;&quot;UP&quot;;IF([.E599]=&quot;1 - 5&quot;;&quot;LP, UP&quot;;IF([.E599]=&quot;5 - 10&quot;;&quot;UP, HS&quot;;IF([.E599]=&quot;1 - 7&quot;;&quot;LP, UP&quot;;IF([.E599]=&quot;1 -10&quot;;&quot;LP, UP, HS&quot;;IF([.E599]=&quot;1 - 12&quot;;&quot;LP, UP, HS, HSS&quot;;IF([.E599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599" calcext:value-type="float">
            <text:p>599</text:p>
          </table:table-cell>
          <table:table-cell table:style-name="ce17" office:value-type="float" office:value="17204" calcext:value-type="float">
            <text:p>17204</text:p>
          </table:table-cell>
          <table:table-cell table:style-name="ce17" office:value-type="string" calcext:value-type="string">
            <text:p>G. L. P. S. Byraikulam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600]=&quot;11 - 12&quot;;&quot;HSS&quot;;IF([.E600]=&quot;8 - 12&quot;;&quot;HS, HSS&quot;;IF([.E600]=&quot;8 - 10&quot;;&quot;HS&quot;;IF([.E600]=&quot;1 - 4&quot;;&quot;LP&quot;;IF([.E600]=&quot;5 -7&quot;;&quot;UP&quot;;IF([.E600]=&quot;1 - 5&quot;;&quot;LP, UP&quot;;IF([.E600]=&quot;5 - 10&quot;;&quot;UP, HS&quot;;IF([.E600]=&quot;1 - 7&quot;;&quot;LP, UP&quot;;IF([.E600]=&quot;1 -10&quot;;&quot;LP, UP, HS&quot;;IF([.E600]=&quot;1 - 12&quot;;&quot;LP, UP, HS, HSS&quot;;IF([.E600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600" calcext:value-type="float">
            <text:p>600</text:p>
          </table:table-cell>
          <table:table-cell table:style-name="ce17" office:value-type="float" office:value="17205" calcext:value-type="float">
            <text:p>17205</text:p>
          </table:table-cell>
          <table:table-cell table:style-name="ce17" office:value-type="string" calcext:value-type="string">
            <text:p>G. L. P. S. Kacheri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601]=&quot;11 - 12&quot;;&quot;HSS&quot;;IF([.E601]=&quot;8 - 12&quot;;&quot;HS, HSS&quot;;IF([.E601]=&quot;8 - 10&quot;;&quot;HS&quot;;IF([.E601]=&quot;1 - 4&quot;;&quot;LP&quot;;IF([.E601]=&quot;5 -7&quot;;&quot;UP&quot;;IF([.E601]=&quot;1 - 5&quot;;&quot;LP, UP&quot;;IF([.E601]=&quot;5 - 10&quot;;&quot;UP, HS&quot;;IF([.E601]=&quot;1 - 7&quot;;&quot;LP, UP&quot;;IF([.E601]=&quot;1 -10&quot;;&quot;LP, UP, HS&quot;;IF([.E601]=&quot;1 - 12&quot;;&quot;LP, UP, HS, HSS&quot;;IF([.E601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601" calcext:value-type="float">
            <text:p>601</text:p>
          </table:table-cell>
          <table:table-cell table:style-name="ce17" office:value-type="float" office:value="17206" calcext:value-type="float">
            <text:p>17206</text:p>
          </table:table-cell>
          <table:table-cell table:style-name="ce17" office:value-type="string" calcext:value-type="string">
            <text:p>G. L. P. S. Kacherikkunnu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602]=&quot;11 - 12&quot;;&quot;HSS&quot;;IF([.E602]=&quot;8 - 12&quot;;&quot;HS, HSS&quot;;IF([.E602]=&quot;8 - 10&quot;;&quot;HS&quot;;IF([.E602]=&quot;1 - 4&quot;;&quot;LP&quot;;IF([.E602]=&quot;5 -7&quot;;&quot;UP&quot;;IF([.E602]=&quot;1 - 5&quot;;&quot;LP, UP&quot;;IF([.E602]=&quot;5 - 10&quot;;&quot;UP, HS&quot;;IF([.E602]=&quot;1 - 7&quot;;&quot;LP, UP&quot;;IF([.E602]=&quot;1 -10&quot;;&quot;LP, UP, HS&quot;;IF([.E602]=&quot;1 - 12&quot;;&quot;LP, UP, HS, HSS&quot;;IF([.E602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602" calcext:value-type="float">
            <text:p>602</text:p>
          </table:table-cell>
          <table:table-cell table:style-name="ce17" office:value-type="float" office:value="17207" calcext:value-type="float">
            <text:p>17207</text:p>
          </table:table-cell>
          <table:table-cell table:style-name="ce17" office:value-type="string" calcext:value-type="string">
            <text:p>G. L. P. S. Kannancheri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603]=&quot;11 - 12&quot;;&quot;HSS&quot;;IF([.E603]=&quot;8 - 12&quot;;&quot;HS, HSS&quot;;IF([.E603]=&quot;8 - 10&quot;;&quot;HS&quot;;IF([.E603]=&quot;1 - 4&quot;;&quot;LP&quot;;IF([.E603]=&quot;5 -7&quot;;&quot;UP&quot;;IF([.E603]=&quot;1 - 5&quot;;&quot;LP, UP&quot;;IF([.E603]=&quot;5 - 10&quot;;&quot;UP, HS&quot;;IF([.E603]=&quot;1 - 7&quot;;&quot;LP, UP&quot;;IF([.E603]=&quot;1 -10&quot;;&quot;LP, UP, HS&quot;;IF([.E603]=&quot;1 - 12&quot;;&quot;LP, UP, HS, HSS&quot;;IF([.E603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603" calcext:value-type="float">
            <text:p>603</text:p>
          </table:table-cell>
          <table:table-cell table:style-name="ce17" office:value-type="float" office:value="17208" calcext:value-type="float">
            <text:p>17208</text:p>
          </table:table-cell>
          <table:table-cell table:style-name="ce17" office:value-type="string" calcext:value-type="string">
            <text:p>G. L. P. S. Kappakkal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604]=&quot;11 - 12&quot;;&quot;HSS&quot;;IF([.E604]=&quot;8 - 12&quot;;&quot;HS, HSS&quot;;IF([.E604]=&quot;8 - 10&quot;;&quot;HS&quot;;IF([.E604]=&quot;1 - 4&quot;;&quot;LP&quot;;IF([.E604]=&quot;5 -7&quot;;&quot;UP&quot;;IF([.E604]=&quot;1 - 5&quot;;&quot;LP, UP&quot;;IF([.E604]=&quot;5 - 10&quot;;&quot;UP, HS&quot;;IF([.E604]=&quot;1 - 7&quot;;&quot;LP, UP&quot;;IF([.E604]=&quot;1 -10&quot;;&quot;LP, UP, HS&quot;;IF([.E604]=&quot;1 - 12&quot;;&quot;LP, UP, HS, HSS&quot;;IF([.E604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604" calcext:value-type="float">
            <text:p>604</text:p>
          </table:table-cell>
          <table:table-cell table:style-name="ce17" office:value-type="float" office:value="17209" calcext:value-type="float">
            <text:p>17209</text:p>
          </table:table-cell>
          <table:table-cell table:style-name="ce17" office:value-type="string" calcext:value-type="string">
            <text:p>G. L. P. S. Karaparamba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605]=&quot;11 - 12&quot;;&quot;HSS&quot;;IF([.E605]=&quot;8 - 12&quot;;&quot;HS, HSS&quot;;IF([.E605]=&quot;8 - 10&quot;;&quot;HS&quot;;IF([.E605]=&quot;1 - 4&quot;;&quot;LP&quot;;IF([.E605]=&quot;5 -7&quot;;&quot;UP&quot;;IF([.E605]=&quot;1 - 5&quot;;&quot;LP, UP&quot;;IF([.E605]=&quot;5 - 10&quot;;&quot;UP, HS&quot;;IF([.E605]=&quot;1 - 7&quot;;&quot;LP, UP&quot;;IF([.E605]=&quot;1 -10&quot;;&quot;LP, UP, HS&quot;;IF([.E605]=&quot;1 - 12&quot;;&quot;LP, UP, HS, HSS&quot;;IF([.E605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605" calcext:value-type="float">
            <text:p>605</text:p>
          </table:table-cell>
          <table:table-cell table:style-name="ce17" office:value-type="float" office:value="17210" calcext:value-type="float">
            <text:p>17210</text:p>
          </table:table-cell>
          <table:table-cell table:style-name="ce17" office:value-type="string" calcext:value-type="string">
            <text:p>G. L. P. S. Kinasseri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606]=&quot;11 - 12&quot;;&quot;HSS&quot;;IF([.E606]=&quot;8 - 12&quot;;&quot;HS, HSS&quot;;IF([.E606]=&quot;8 - 10&quot;;&quot;HS&quot;;IF([.E606]=&quot;1 - 4&quot;;&quot;LP&quot;;IF([.E606]=&quot;5 -7&quot;;&quot;UP&quot;;IF([.E606]=&quot;1 - 5&quot;;&quot;LP, UP&quot;;IF([.E606]=&quot;5 - 10&quot;;&quot;UP, HS&quot;;IF([.E606]=&quot;1 - 7&quot;;&quot;LP, UP&quot;;IF([.E606]=&quot;1 -10&quot;;&quot;LP, UP, HS&quot;;IF([.E606]=&quot;1 - 12&quot;;&quot;LP, UP, HS, HSS&quot;;IF([.E606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606" calcext:value-type="float">
            <text:p>606</text:p>
          </table:table-cell>
          <table:table-cell table:style-name="ce17" office:value-type="float" office:value="17211" calcext:value-type="float">
            <text:p>17211</text:p>
          </table:table-cell>
          <table:table-cell table:style-name="ce17" office:value-type="string" calcext:value-type="string">
            <text:p>G. L. P. S. Kottummal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607]=&quot;11 - 12&quot;;&quot;HSS&quot;;IF([.E607]=&quot;8 - 12&quot;;&quot;HS, HSS&quot;;IF([.E607]=&quot;8 - 10&quot;;&quot;HS&quot;;IF([.E607]=&quot;1 - 4&quot;;&quot;LP&quot;;IF([.E607]=&quot;5 -7&quot;;&quot;UP&quot;;IF([.E607]=&quot;1 - 5&quot;;&quot;LP, UP&quot;;IF([.E607]=&quot;5 - 10&quot;;&quot;UP, HS&quot;;IF([.E607]=&quot;1 - 7&quot;;&quot;LP, UP&quot;;IF([.E607]=&quot;1 -10&quot;;&quot;LP, UP, HS&quot;;IF([.E607]=&quot;1 - 12&quot;;&quot;LP, UP, HS, HSS&quot;;IF([.E607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607" calcext:value-type="float">
            <text:p>607</text:p>
          </table:table-cell>
          <table:table-cell table:style-name="ce17" office:value-type="float" office:value="17212" calcext:value-type="float">
            <text:p>17212</text:p>
          </table:table-cell>
          <table:table-cell table:style-name="ce17" office:value-type="string" calcext:value-type="string">
            <text:p>G. L. P. S. Pallikandi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608]=&quot;11 - 12&quot;;&quot;HSS&quot;;IF([.E608]=&quot;8 - 12&quot;;&quot;HS, HSS&quot;;IF([.E608]=&quot;8 - 10&quot;;&quot;HS&quot;;IF([.E608]=&quot;1 - 4&quot;;&quot;LP&quot;;IF([.E608]=&quot;5 -7&quot;;&quot;UP&quot;;IF([.E608]=&quot;1 - 5&quot;;&quot;LP, UP&quot;;IF([.E608]=&quot;5 - 10&quot;;&quot;UP, HS&quot;;IF([.E608]=&quot;1 - 7&quot;;&quot;LP, UP&quot;;IF([.E608]=&quot;1 -10&quot;;&quot;LP, UP, HS&quot;;IF([.E608]=&quot;1 - 12&quot;;&quot;LP, UP, HS, HSS&quot;;IF([.E608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608" calcext:value-type="float">
            <text:p>608</text:p>
          </table:table-cell>
          <table:table-cell table:style-name="ce17" office:value-type="float" office:value="17213" calcext:value-type="float">
            <text:p>17213</text:p>
          </table:table-cell>
          <table:table-cell table:style-name="ce17" office:value-type="string" calcext:value-type="string">
            <text:p>G. L. P. S. Vellayil East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609]=&quot;11 - 12&quot;;&quot;HSS&quot;;IF([.E609]=&quot;8 - 12&quot;;&quot;HS, HSS&quot;;IF([.E609]=&quot;8 - 10&quot;;&quot;HS&quot;;IF([.E609]=&quot;1 - 4&quot;;&quot;LP&quot;;IF([.E609]=&quot;5 -7&quot;;&quot;UP&quot;;IF([.E609]=&quot;1 - 5&quot;;&quot;LP, UP&quot;;IF([.E609]=&quot;5 - 10&quot;;&quot;UP, HS&quot;;IF([.E609]=&quot;1 - 7&quot;;&quot;LP, UP&quot;;IF([.E609]=&quot;1 -10&quot;;&quot;LP, UP, HS&quot;;IF([.E609]=&quot;1 - 12&quot;;&quot;LP, UP, HS, HSS&quot;;IF([.E609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609" calcext:value-type="float">
            <text:p>609</text:p>
          </table:table-cell>
          <table:table-cell table:style-name="ce17" office:value-type="float" office:value="17214" calcext:value-type="float">
            <text:p>17214</text:p>
          </table:table-cell>
          <table:table-cell table:style-name="ce17" office:value-type="string" calcext:value-type="string">
            <text:p>G. L. P. S.Thoppayil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610]=&quot;11 - 12&quot;;&quot;HSS&quot;;IF([.E610]=&quot;8 - 12&quot;;&quot;HS, HSS&quot;;IF([.E610]=&quot;8 - 10&quot;;&quot;HS&quot;;IF([.E610]=&quot;1 - 4&quot;;&quot;LP&quot;;IF([.E610]=&quot;5 -7&quot;;&quot;UP&quot;;IF([.E610]=&quot;1 - 5&quot;;&quot;LP, UP&quot;;IF([.E610]=&quot;5 - 10&quot;;&quot;UP, HS&quot;;IF([.E610]=&quot;1 - 7&quot;;&quot;LP, UP&quot;;IF([.E610]=&quot;1 -10&quot;;&quot;LP, UP, HS&quot;;IF([.E610]=&quot;1 - 12&quot;;&quot;LP, UP, HS, HSS&quot;;IF([.E610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610" calcext:value-type="float">
            <text:p>610</text:p>
          </table:table-cell>
          <table:table-cell table:style-name="ce17" office:value-type="float" office:value="17215" calcext:value-type="float">
            <text:p>17215</text:p>
          </table:table-cell>
          <table:table-cell table:style-name="ce17" office:value-type="string" calcext:value-type="string">
            <text:p>G. L. P.S. Parappil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611]=&quot;11 - 12&quot;;&quot;HSS&quot;;IF([.E611]=&quot;8 - 12&quot;;&quot;HS, HSS&quot;;IF([.E611]=&quot;8 - 10&quot;;&quot;HS&quot;;IF([.E611]=&quot;1 - 4&quot;;&quot;LP&quot;;IF([.E611]=&quot;5 -7&quot;;&quot;UP&quot;;IF([.E611]=&quot;1 - 5&quot;;&quot;LP, UP&quot;;IF([.E611]=&quot;5 - 10&quot;;&quot;UP, HS&quot;;IF([.E611]=&quot;1 - 7&quot;;&quot;LP, UP&quot;;IF([.E611]=&quot;1 -10&quot;;&quot;LP, UP, HS&quot;;IF([.E611]=&quot;1 - 12&quot;;&quot;LP, UP, HS, HSS&quot;;IF([.E611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611" calcext:value-type="float">
            <text:p>611</text:p>
          </table:table-cell>
          <table:table-cell table:style-name="ce17" office:value-type="float" office:value="17234" calcext:value-type="float">
            <text:p>17234</text:p>
          </table:table-cell>
          <table:table-cell table:style-name="ce17" office:value-type="string" calcext:value-type="string">
            <text:p>G. G. U. P. S. Pokkunnu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612]=&quot;11 - 12&quot;;&quot;HSS&quot;;IF([.E612]=&quot;8 - 12&quot;;&quot;HS, HSS&quot;;IF([.E612]=&quot;8 - 10&quot;;&quot;HS&quot;;IF([.E612]=&quot;1 - 4&quot;;&quot;LP&quot;;IF([.E612]=&quot;5 -7&quot;;&quot;UP&quot;;IF([.E612]=&quot;1 - 5&quot;;&quot;LP, UP&quot;;IF([.E612]=&quot;5 - 10&quot;;&quot;UP, HS&quot;;IF([.E612]=&quot;1 - 7&quot;;&quot;LP, UP&quot;;IF([.E612]=&quot;1 -10&quot;;&quot;LP, UP, HS&quot;;IF([.E612]=&quot;1 - 12&quot;;&quot;LP, UP, HS, HSS&quot;;IF([.E612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612" calcext:value-type="float">
            <text:p>612</text:p>
          </table:table-cell>
          <table:table-cell table:style-name="ce17" office:value-type="float" office:value="17235" calcext:value-type="float">
            <text:p>17235</text:p>
          </table:table-cell>
          <table:table-cell table:style-name="ce17" office:value-type="string" calcext:value-type="string">
            <text:p>G. U. P. S. Bilathikulam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613]=&quot;11 - 12&quot;;&quot;HSS&quot;;IF([.E613]=&quot;8 - 12&quot;;&quot;HS, HSS&quot;;IF([.E613]=&quot;8 - 10&quot;;&quot;HS&quot;;IF([.E613]=&quot;1 - 4&quot;;&quot;LP&quot;;IF([.E613]=&quot;5 -7&quot;;&quot;UP&quot;;IF([.E613]=&quot;1 - 5&quot;;&quot;LP, UP&quot;;IF([.E613]=&quot;5 - 10&quot;;&quot;UP, HS&quot;;IF([.E613]=&quot;1 - 7&quot;;&quot;LP, UP&quot;;IF([.E613]=&quot;1 -10&quot;;&quot;LP, UP, HS&quot;;IF([.E613]=&quot;1 - 12&quot;;&quot;LP, UP, HS, HSS&quot;;IF([.E613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613" calcext:value-type="float">
            <text:p>613</text:p>
          </table:table-cell>
          <table:table-cell table:style-name="ce17" office:value-type="float" office:value="17236" calcext:value-type="float">
            <text:p>17236</text:p>
          </table:table-cell>
          <table:table-cell table:style-name="ce17" office:value-type="string" calcext:value-type="string">
            <text:p>G. U. P. S. Chindhavalappu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614]=&quot;11 - 12&quot;;&quot;HSS&quot;;IF([.E614]=&quot;8 - 12&quot;;&quot;HS, HSS&quot;;IF([.E614]=&quot;8 - 10&quot;;&quot;HS&quot;;IF([.E614]=&quot;1 - 4&quot;;&quot;LP&quot;;IF([.E614]=&quot;5 -7&quot;;&quot;UP&quot;;IF([.E614]=&quot;1 - 5&quot;;&quot;LP, UP&quot;;IF([.E614]=&quot;5 - 10&quot;;&quot;UP, HS&quot;;IF([.E614]=&quot;1 - 7&quot;;&quot;LP, UP&quot;;IF([.E614]=&quot;1 -10&quot;;&quot;LP, UP, HS&quot;;IF([.E614]=&quot;1 - 12&quot;;&quot;LP, UP, HS, HSS&quot;;IF([.E614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614" calcext:value-type="float">
            <text:p>614</text:p>
          </table:table-cell>
          <table:table-cell table:style-name="ce17" office:value-type="float" office:value="17237" calcext:value-type="float">
            <text:p>17237</text:p>
          </table:table-cell>
          <table:table-cell table:style-name="ce17" office:value-type="string" calcext:value-type="string">
            <text:p>G. U. P. S. Civil Station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615]=&quot;11 - 12&quot;;&quot;HSS&quot;;IF([.E615]=&quot;8 - 12&quot;;&quot;HS, HSS&quot;;IF([.E615]=&quot;8 - 10&quot;;&quot;HS&quot;;IF([.E615]=&quot;1 - 4&quot;;&quot;LP&quot;;IF([.E615]=&quot;5 -7&quot;;&quot;UP&quot;;IF([.E615]=&quot;1 - 5&quot;;&quot;LP, UP&quot;;IF([.E615]=&quot;5 - 10&quot;;&quot;UP, HS&quot;;IF([.E615]=&quot;1 - 7&quot;;&quot;LP, UP&quot;;IF([.E615]=&quot;1 -10&quot;;&quot;LP, UP, HS&quot;;IF([.E615]=&quot;1 - 12&quot;;&quot;LP, UP, HS, HSS&quot;;IF([.E615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615" calcext:value-type="float">
            <text:p>615</text:p>
          </table:table-cell>
          <table:table-cell table:style-name="ce17" office:value-type="float" office:value="17238" calcext:value-type="float">
            <text:p>17238</text:p>
          </table:table-cell>
          <table:table-cell table:style-name="ce17" office:value-type="string" calcext:value-type="string">
            <text:p>G. U. P. S. Kallai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616]=&quot;11 - 12&quot;;&quot;HSS&quot;;IF([.E616]=&quot;8 - 12&quot;;&quot;HS, HSS&quot;;IF([.E616]=&quot;8 - 10&quot;;&quot;HS&quot;;IF([.E616]=&quot;1 - 4&quot;;&quot;LP&quot;;IF([.E616]=&quot;5 -7&quot;;&quot;UP&quot;;IF([.E616]=&quot;1 - 5&quot;;&quot;LP, UP&quot;;IF([.E616]=&quot;5 - 10&quot;;&quot;UP, HS&quot;;IF([.E616]=&quot;1 - 7&quot;;&quot;LP, UP&quot;;IF([.E616]=&quot;1 -10&quot;;&quot;LP, UP, HS&quot;;IF([.E616]=&quot;1 - 12&quot;;&quot;LP, UP, HS, HSS&quot;;IF([.E616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616" calcext:value-type="float">
            <text:p>616</text:p>
          </table:table-cell>
          <table:table-cell table:style-name="ce17" office:value-type="float" office:value="17239" calcext:value-type="float">
            <text:p>17239</text:p>
          </table:table-cell>
          <table:table-cell table:style-name="ce17" office:value-type="string" calcext:value-type="string">
            <text:p>G. U. P. S. Kundungal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617]=&quot;11 - 12&quot;;&quot;HSS&quot;;IF([.E617]=&quot;8 - 12&quot;;&quot;HS, HSS&quot;;IF([.E617]=&quot;8 - 10&quot;;&quot;HS&quot;;IF([.E617]=&quot;1 - 4&quot;;&quot;LP&quot;;IF([.E617]=&quot;5 -7&quot;;&quot;UP&quot;;IF([.E617]=&quot;1 - 5&quot;;&quot;LP, UP&quot;;IF([.E617]=&quot;5 - 10&quot;;&quot;UP, HS&quot;;IF([.E617]=&quot;1 - 7&quot;;&quot;LP, UP&quot;;IF([.E617]=&quot;1 -10&quot;;&quot;LP, UP, HS&quot;;IF([.E617]=&quot;1 - 12&quot;;&quot;LP, UP, HS, HSS&quot;;IF([.E617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617" calcext:value-type="float">
            <text:p>617</text:p>
          </table:table-cell>
          <table:table-cell table:style-name="ce17" office:value-type="float" office:value="17240" calcext:value-type="float">
            <text:p>17240</text:p>
          </table:table-cell>
          <table:table-cell table:style-name="ce17" office:value-type="string" calcext:value-type="string">
            <text:p>G. U. P. S. Nadakkavu East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618]=&quot;11 - 12&quot;;&quot;HSS&quot;;IF([.E618]=&quot;8 - 12&quot;;&quot;HS, HSS&quot;;IF([.E618]=&quot;8 - 10&quot;;&quot;HS&quot;;IF([.E618]=&quot;1 - 4&quot;;&quot;LP&quot;;IF([.E618]=&quot;5 -7&quot;;&quot;UP&quot;;IF([.E618]=&quot;1 - 5&quot;;&quot;LP, UP&quot;;IF([.E618]=&quot;5 - 10&quot;;&quot;UP, HS&quot;;IF([.E618]=&quot;1 - 7&quot;;&quot;LP, UP&quot;;IF([.E618]=&quot;1 -10&quot;;&quot;LP, UP, HS&quot;;IF([.E618]=&quot;1 - 12&quot;;&quot;LP, UP, HS, HSS&quot;;IF([.E618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618" calcext:value-type="float">
            <text:p>618</text:p>
          </table:table-cell>
          <table:table-cell table:style-name="ce17" office:value-type="float" office:value="17241" calcext:value-type="float">
            <text:p>17241</text:p>
          </table:table-cell>
          <table:table-cell table:style-name="ce17" office:value-type="string" calcext:value-type="string">
            <text:p>G. U. P. S. Panniyankara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619]=&quot;11 - 12&quot;;&quot;HSS&quot;;IF([.E619]=&quot;8 - 12&quot;;&quot;HS, HSS&quot;;IF([.E619]=&quot;8 - 10&quot;;&quot;HS&quot;;IF([.E619]=&quot;1 - 4&quot;;&quot;LP&quot;;IF([.E619]=&quot;5 -7&quot;;&quot;UP&quot;;IF([.E619]=&quot;1 - 5&quot;;&quot;LP, UP&quot;;IF([.E619]=&quot;5 - 10&quot;;&quot;UP, HS&quot;;IF([.E619]=&quot;1 - 7&quot;;&quot;LP, UP&quot;;IF([.E619]=&quot;1 -10&quot;;&quot;LP, UP, HS&quot;;IF([.E619]=&quot;1 - 12&quot;;&quot;LP, UP, HS, HSS&quot;;IF([.E619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619" calcext:value-type="float">
            <text:p>619</text:p>
          </table:table-cell>
          <table:table-cell table:style-name="ce17" office:value-type="float" office:value="17242" calcext:value-type="float">
            <text:p>17242</text:p>
          </table:table-cell>
          <table:table-cell table:style-name="ce17" office:value-type="string" calcext:value-type="string">
            <text:p>G. U. P. S. Thali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620]=&quot;11 - 12&quot;;&quot;HSS&quot;;IF([.E620]=&quot;8 - 12&quot;;&quot;HS, HSS&quot;;IF([.E620]=&quot;8 - 10&quot;;&quot;HS&quot;;IF([.E620]=&quot;1 - 4&quot;;&quot;LP&quot;;IF([.E620]=&quot;5 -7&quot;;&quot;UP&quot;;IF([.E620]=&quot;1 - 5&quot;;&quot;LP, UP&quot;;IF([.E620]=&quot;5 - 10&quot;;&quot;UP, HS&quot;;IF([.E620]=&quot;1 - 7&quot;;&quot;LP, UP&quot;;IF([.E620]=&quot;1 -10&quot;;&quot;LP, UP, HS&quot;;IF([.E620]=&quot;1 - 12&quot;;&quot;LP, UP, HS, HSS&quot;;IF([.E620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620" calcext:value-type="float">
            <text:p>620</text:p>
          </table:table-cell>
          <table:table-cell table:style-name="ce17" office:value-type="float" office:value="17243" calcext:value-type="float">
            <text:p>17243</text:p>
          </table:table-cell>
          <table:table-cell table:style-name="ce17" office:value-type="string" calcext:value-type="string">
            <text:p>G. U. P. S. Thiruvannur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621]=&quot;11 - 12&quot;;&quot;HSS&quot;;IF([.E621]=&quot;8 - 12&quot;;&quot;HS, HSS&quot;;IF([.E621]=&quot;8 - 10&quot;;&quot;HS&quot;;IF([.E621]=&quot;1 - 4&quot;;&quot;LP&quot;;IF([.E621]=&quot;5 -7&quot;;&quot;UP&quot;;IF([.E621]=&quot;1 - 5&quot;;&quot;LP, UP&quot;;IF([.E621]=&quot;5 - 10&quot;;&quot;UP, HS&quot;;IF([.E621]=&quot;1 - 7&quot;;&quot;LP, UP&quot;;IF([.E621]=&quot;1 -10&quot;;&quot;LP, UP, HS&quot;;IF([.E621]=&quot;1 - 12&quot;;&quot;LP, UP, HS, HSS&quot;;IF([.E621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621" calcext:value-type="float">
            <text:p>621</text:p>
          </table:table-cell>
          <table:table-cell table:style-name="ce17" office:value-type="float" office:value="17244" calcext:value-type="float">
            <text:p>17244</text:p>
          </table:table-cell>
          <table:table-cell table:style-name="ce17" office:value-type="string" calcext:value-type="string">
            <text:p>G. F. U. P. S. Vellayil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622]=&quot;11 - 12&quot;;&quot;HSS&quot;;IF([.E622]=&quot;8 - 12&quot;;&quot;HS, HSS&quot;;IF([.E622]=&quot;8 - 10&quot;;&quot;HS&quot;;IF([.E622]=&quot;1 - 4&quot;;&quot;LP&quot;;IF([.E622]=&quot;5 -7&quot;;&quot;UP&quot;;IF([.E622]=&quot;1 - 5&quot;;&quot;LP, UP&quot;;IF([.E622]=&quot;5 - 10&quot;;&quot;UP, HS&quot;;IF([.E622]=&quot;1 - 7&quot;;&quot;LP, UP&quot;;IF([.E622]=&quot;1 -10&quot;;&quot;LP, UP, HS&quot;;IF([.E622]=&quot;1 - 12&quot;;&quot;LP, UP, HS, HSS&quot;;IF([.E622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622" calcext:value-type="float">
            <text:p>622</text:p>
          </table:table-cell>
          <table:table-cell table:style-name="ce17" office:value-type="float" office:value="17245" calcext:value-type="float">
            <text:p>17245</text:p>
          </table:table-cell>
          <table:table-cell table:style-name="ce17" office:value-type="string" calcext:value-type="string">
            <text:p>G. U. P. S. Vellayil West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623]=&quot;11 - 12&quot;;&quot;HSS&quot;;IF([.E623]=&quot;8 - 12&quot;;&quot;HS, HSS&quot;;IF([.E623]=&quot;8 - 10&quot;;&quot;HS&quot;;IF([.E623]=&quot;1 - 4&quot;;&quot;LP&quot;;IF([.E623]=&quot;5 -7&quot;;&quot;UP&quot;;IF([.E623]=&quot;1 - 5&quot;;&quot;LP, UP&quot;;IF([.E623]=&quot;5 - 10&quot;;&quot;UP, HS&quot;;IF([.E623]=&quot;1 - 7&quot;;&quot;LP, UP&quot;;IF([.E623]=&quot;1 -10&quot;;&quot;LP, UP, HS&quot;;IF([.E623]=&quot;1 - 12&quot;;&quot;LP, UP, HS, HSS&quot;;IF([.E623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623" calcext:value-type="float">
            <text:p>623</text:p>
          </table:table-cell>
          <table:table-cell table:style-name="ce17" office:value-type="float" office:value="17246" calcext:value-type="float">
            <text:p>17246</text:p>
          </table:table-cell>
          <table:table-cell table:style-name="ce17" office:value-type="string" calcext:value-type="string">
            <text:p>G. U. P. S. Malapparamba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624]=&quot;11 - 12&quot;;&quot;HSS&quot;;IF([.E624]=&quot;8 - 12&quot;;&quot;HS, HSS&quot;;IF([.E624]=&quot;8 - 10&quot;;&quot;HS&quot;;IF([.E624]=&quot;1 - 4&quot;;&quot;LP&quot;;IF([.E624]=&quot;5 -7&quot;;&quot;UP&quot;;IF([.E624]=&quot;1 - 5&quot;;&quot;LP, UP&quot;;IF([.E624]=&quot;5 - 10&quot;;&quot;UP, HS&quot;;IF([.E624]=&quot;1 - 7&quot;;&quot;LP, UP&quot;;IF([.E624]=&quot;1 -10&quot;;&quot;LP, UP, HS&quot;;IF([.E624]=&quot;1 - 12&quot;;&quot;LP, UP, HS, HSS&quot;;IF([.E624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624" calcext:value-type="float">
            <text:p>624</text:p>
          </table:table-cell>
          <table:table-cell table:style-name="ce17" office:value-type="float" office:value="17258" calcext:value-type="float">
            <text:p>17258</text:p>
          </table:table-cell>
          <table:table-cell table:style-name="ce17" office:value-type="string" calcext:value-type="string">
            <text:p>Govt. U. P. School Palat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5 -7</text:p>
          </table:table-cell>
          <table:table-cell table:style-name="ce17" table:formula="of:=IF([.E625]=&quot;11 - 12&quot;;&quot;HSS&quot;;IF([.E625]=&quot;8 - 12&quot;;&quot;HS, HSS&quot;;IF([.E625]=&quot;8 - 10&quot;;&quot;HS&quot;;IF([.E625]=&quot;1 - 4&quot;;&quot;LP&quot;;IF([.E625]=&quot;5 -7&quot;;&quot;UP&quot;;IF([.E625]=&quot;1 - 5&quot;;&quot;LP, UP&quot;;IF([.E625]=&quot;5 - 10&quot;;&quot;UP, HS&quot;;IF([.E625]=&quot;1 - 7&quot;;&quot;LP, UP&quot;;IF([.E625]=&quot;1 -10&quot;;&quot;LP, UP, HS&quot;;IF([.E625]=&quot;1 - 12&quot;;&quot;LP, UP, HS, HSS&quot;;IF([.E625]=&quot;5 - 12&quot;;&quot;UP, HS, HSS&quot;;&quot;&quot;)))))))))))" office:value-type="string" office:string-value="UP" calcext:value-type="string">
            <text:p>UP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625" calcext:value-type="float">
            <text:p>625</text:p>
          </table:table-cell>
          <table:table-cell table:style-name="ce17" office:value-type="float" office:value="17261" calcext:value-type="float">
            <text:p>17261</text:p>
          </table:table-cell>
          <table:table-cell table:style-name="ce17" office:value-type="string" calcext:value-type="string">
            <text:p>GTTI(Men) Kozhikode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626]=&quot;11 - 12&quot;;&quot;HSS&quot;;IF([.E626]=&quot;8 - 12&quot;;&quot;HS, HSS&quot;;IF([.E626]=&quot;8 - 10&quot;;&quot;HS&quot;;IF([.E626]=&quot;1 - 4&quot;;&quot;LP&quot;;IF([.E626]=&quot;5 -7&quot;;&quot;UP&quot;;IF([.E626]=&quot;1 - 5&quot;;&quot;LP, UP&quot;;IF([.E626]=&quot;5 - 10&quot;;&quot;UP, HS&quot;;IF([.E626]=&quot;1 - 7&quot;;&quot;LP, UP&quot;;IF([.E626]=&quot;1 -10&quot;;&quot;LP, UP, HS&quot;;IF([.E626]=&quot;1 - 12&quot;;&quot;LP, UP, HS, HSS&quot;;IF([.E626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626" calcext:value-type="float">
            <text:p>626</text:p>
          </table:table-cell>
          <table:table-cell table:style-name="ce17" office:value-type="float" office:value="17262" calcext:value-type="float">
            <text:p>17262</text:p>
          </table:table-cell>
          <table:table-cell table:style-name="ce17" office:value-type="string" calcext:value-type="string">
            <text:p>GTTI(Women) Nadakkavu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627]=&quot;11 - 12&quot;;&quot;HSS&quot;;IF([.E627]=&quot;8 - 12&quot;;&quot;HS, HSS&quot;;IF([.E627]=&quot;8 - 10&quot;;&quot;HS&quot;;IF([.E627]=&quot;1 - 4&quot;;&quot;LP&quot;;IF([.E627]=&quot;5 -7&quot;;&quot;UP&quot;;IF([.E627]=&quot;1 - 5&quot;;&quot;LP, UP&quot;;IF([.E627]=&quot;5 - 10&quot;;&quot;UP, HS&quot;;IF([.E627]=&quot;1 - 7&quot;;&quot;LP, UP&quot;;IF([.E627]=&quot;1 -10&quot;;&quot;LP, UP, HS&quot;;IF([.E627]=&quot;1 - 12&quot;;&quot;LP, UP, HS, HSS&quot;;IF([.E627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627" calcext:value-type="float">
            <text:p>627</text:p>
          </table:table-cell>
          <table:table-cell table:style-name="ce17" office:value-type="float" office:value="17265" calcext:value-type="float">
            <text:p>17265</text:p>
          </table:table-cell>
          <table:table-cell table:style-name="ce17" office:value-type="string" calcext:value-type="string">
            <text:p>Technical Higher SecondarySchool Thiruthiyad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1 - 12</text:p>
          </table:table-cell>
          <table:table-cell table:style-name="ce17" table:formula="of:=IF([.E628]=&quot;11 - 12&quot;;&quot;HSS&quot;;IF([.E628]=&quot;8 - 12&quot;;&quot;HS, HSS&quot;;IF([.E628]=&quot;8 - 10&quot;;&quot;HS&quot;;IF([.E628]=&quot;1 - 4&quot;;&quot;LP&quot;;IF([.E628]=&quot;5 -7&quot;;&quot;UP&quot;;IF([.E628]=&quot;1 - 5&quot;;&quot;LP, UP&quot;;IF([.E628]=&quot;5 - 10&quot;;&quot;UP, HS&quot;;IF([.E628]=&quot;1 - 7&quot;;&quot;LP, UP&quot;;IF([.E628]=&quot;1 -10&quot;;&quot;LP, UP, HS&quot;;IF([.E628]=&quot;1 - 12&quot;;&quot;LP, UP, HS, HSS&quot;;IF([.E628]=&quot;5 - 12&quot;;&quot;UP, HS, HSS&quot;;&quot;&quot;)))))))))))" office:value-type="string" office:string-value="HSS" calcext:value-type="string">
            <text:p>HSS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628" calcext:value-type="float">
            <text:p>628</text:p>
          </table:table-cell>
          <table:table-cell table:style-name="ce17" office:value-type="float" office:value="17501" calcext:value-type="float">
            <text:p>17501</text:p>
          </table:table-cell>
          <table:table-cell table:style-name="ce17" office:value-type="string" calcext:value-type="string">
            <text:p>TECHNICAL HS KOZHIKODE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8 - 10</text:p>
          </table:table-cell>
          <table:table-cell table:style-name="ce17" table:formula="of:=IF([.E629]=&quot;11 - 12&quot;;&quot;HSS&quot;;IF([.E629]=&quot;8 - 12&quot;;&quot;HS, HSS&quot;;IF([.E629]=&quot;8 - 10&quot;;&quot;HS&quot;;IF([.E629]=&quot;1 - 4&quot;;&quot;LP&quot;;IF([.E629]=&quot;5 -7&quot;;&quot;UP&quot;;IF([.E629]=&quot;1 - 5&quot;;&quot;LP, UP&quot;;IF([.E629]=&quot;5 - 10&quot;;&quot;UP, HS&quot;;IF([.E629]=&quot;1 - 7&quot;;&quot;LP, UP&quot;;IF([.E629]=&quot;1 -10&quot;;&quot;LP, UP, HS&quot;;IF([.E629]=&quot;1 - 12&quot;;&quot;LP, UP, HS, HSS&quot;;IF([.E629]=&quot;5 - 12&quot;;&quot;UP, HS, HSS&quot;;&quot;&quot;)))))))))))" office:value-type="string" office:string-value="HS" calcext:value-type="string">
            <text:p>HS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629" calcext:value-type="float">
            <text:p>629</text:p>
          </table:table-cell>
          <table:table-cell table:style-name="ce17" office:value-type="float" office:value="17008" calcext:value-type="float">
            <text:p>17008</text:p>
          </table:table-cell>
          <table:table-cell table:style-name="ce17" office:value-type="string" calcext:value-type="string">
            <text:p>Ramakrishna Mission H. S. 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5 - 12</text:p>
          </table:table-cell>
          <table:table-cell table:style-name="ce17" table:formula="of:=IF([.E630]=&quot;11 - 12&quot;;&quot;HSS&quot;;IF([.E630]=&quot;8 - 12&quot;;&quot;HS, HSS&quot;;IF([.E630]=&quot;8 - 10&quot;;&quot;HS&quot;;IF([.E630]=&quot;1 - 4&quot;;&quot;LP&quot;;IF([.E630]=&quot;5 -7&quot;;&quot;UP&quot;;IF([.E630]=&quot;1 - 5&quot;;&quot;LP, UP&quot;;IF([.E630]=&quot;5 - 10&quot;;&quot;UP, HS&quot;;IF([.E630]=&quot;1 - 7&quot;;&quot;LP, UP&quot;;IF([.E630]=&quot;1 -10&quot;;&quot;LP, UP, HS&quot;;IF([.E630]=&quot;1 - 12&quot;;&quot;LP, UP, HS, HSS&quot;;IF([.E630]=&quot;5 - 12&quot;;&quot;UP, HS, HSS&quot;;&quot;&quot;)))))))))))" office:value-type="string" office:string-value="UP, HS, HSS" calcext:value-type="string">
            <text:p>UP, HS, HSS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630" calcext:value-type="float">
            <text:p>630</text:p>
          </table:table-cell>
          <table:table-cell table:style-name="ce17" office:value-type="float" office:value="17011" calcext:value-type="float">
            <text:p>17011</text:p>
          </table:table-cell>
          <table:table-cell table:style-name="ce17" office:value-type="string" calcext:value-type="string">
            <text:p>Providence Girls H. S. 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5 - 12</text:p>
          </table:table-cell>
          <table:table-cell table:style-name="ce17" table:formula="of:=IF([.E631]=&quot;11 - 12&quot;;&quot;HSS&quot;;IF([.E631]=&quot;8 - 12&quot;;&quot;HS, HSS&quot;;IF([.E631]=&quot;8 - 10&quot;;&quot;HS&quot;;IF([.E631]=&quot;1 - 4&quot;;&quot;LP&quot;;IF([.E631]=&quot;5 -7&quot;;&quot;UP&quot;;IF([.E631]=&quot;1 - 5&quot;;&quot;LP, UP&quot;;IF([.E631]=&quot;5 - 10&quot;;&quot;UP, HS&quot;;IF([.E631]=&quot;1 - 7&quot;;&quot;LP, UP&quot;;IF([.E631]=&quot;1 -10&quot;;&quot;LP, UP, HS&quot;;IF([.E631]=&quot;1 - 12&quot;;&quot;LP, UP, HS, HSS&quot;;IF([.E631]=&quot;5 - 12&quot;;&quot;UP, HS, HSS&quot;;&quot;&quot;)))))))))))" office:value-type="string" office:string-value="UP, HS, HSS" calcext:value-type="string">
            <text:p>UP, HS, HSS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631" calcext:value-type="float">
            <text:p>631</text:p>
          </table:table-cell>
          <table:table-cell table:style-name="ce17" office:value-type="float" office:value="17012" calcext:value-type="float">
            <text:p>17012</text:p>
          </table:table-cell>
          <table:table-cell table:style-name="ce17" office:value-type="string" calcext:value-type="string">
            <text:p>St. Vincent's Colony Girls H S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5 - 12</text:p>
          </table:table-cell>
          <table:table-cell table:style-name="ce17" table:formula="of:=IF([.E632]=&quot;11 - 12&quot;;&quot;HSS&quot;;IF([.E632]=&quot;8 - 12&quot;;&quot;HS, HSS&quot;;IF([.E632]=&quot;8 - 10&quot;;&quot;HS&quot;;IF([.E632]=&quot;1 - 4&quot;;&quot;LP&quot;;IF([.E632]=&quot;5 -7&quot;;&quot;UP&quot;;IF([.E632]=&quot;1 - 5&quot;;&quot;LP, UP&quot;;IF([.E632]=&quot;5 - 10&quot;;&quot;UP, HS&quot;;IF([.E632]=&quot;1 - 7&quot;;&quot;LP, UP&quot;;IF([.E632]=&quot;1 -10&quot;;&quot;LP, UP, HS&quot;;IF([.E632]=&quot;1 - 12&quot;;&quot;LP, UP, HS, HSS&quot;;IF([.E632]=&quot;5 - 12&quot;;&quot;UP, HS, HSS&quot;;&quot;&quot;)))))))))))" office:value-type="string" office:string-value="UP, HS, HSS" calcext:value-type="string">
            <text:p>UP, HS, HSS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632" calcext:value-type="float">
            <text:p>632</text:p>
          </table:table-cell>
          <table:table-cell table:style-name="ce17" office:value-type="float" office:value="17014" calcext:value-type="float">
            <text:p>17014</text:p>
          </table:table-cell>
          <table:table-cell table:style-name="ce17" office:value-type="string" calcext:value-type="string">
            <text:p>St. Michael's H. S.S Westhill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12</text:p>
          </table:table-cell>
          <table:table-cell table:style-name="ce17" table:formula="of:=IF([.E633]=&quot;11 - 12&quot;;&quot;HSS&quot;;IF([.E633]=&quot;8 - 12&quot;;&quot;HS, HSS&quot;;IF([.E633]=&quot;8 - 10&quot;;&quot;HS&quot;;IF([.E633]=&quot;1 - 4&quot;;&quot;LP&quot;;IF([.E633]=&quot;5 -7&quot;;&quot;UP&quot;;IF([.E633]=&quot;1 - 5&quot;;&quot;LP, UP&quot;;IF([.E633]=&quot;5 - 10&quot;;&quot;UP, HS&quot;;IF([.E633]=&quot;1 - 7&quot;;&quot;LP, UP&quot;;IF([.E633]=&quot;1 -10&quot;;&quot;LP, UP, HS&quot;;IF([.E633]=&quot;1 - 12&quot;;&quot;LP, UP, HS, HSS&quot;;IF([.E633]=&quot;5 - 12&quot;;&quot;UP, HS, HSS&quot;;&quot;&quot;)))))))))))" office:value-type="string" office:string-value="LP, UP, HS, HSS" calcext:value-type="string">
            <text:p>LP, UP, HS, HSS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633" calcext:value-type="float">
            <text:p>633</text:p>
          </table:table-cell>
          <table:table-cell table:style-name="ce17" office:value-type="float" office:value="17016" calcext:value-type="float">
            <text:p>17016</text:p>
          </table:table-cell>
          <table:table-cell table:style-name="ce17" office:value-type="string" calcext:value-type="string">
            <text:p>B. E. M. G. H. S. S. Calicut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5 - 10</text:p>
          </table:table-cell>
          <table:table-cell table:style-name="ce17" table:formula="of:=IF([.E634]=&quot;11 - 12&quot;;&quot;HSS&quot;;IF([.E634]=&quot;8 - 12&quot;;&quot;HS, HSS&quot;;IF([.E634]=&quot;8 - 10&quot;;&quot;HS&quot;;IF([.E634]=&quot;1 - 4&quot;;&quot;LP&quot;;IF([.E634]=&quot;5 -7&quot;;&quot;UP&quot;;IF([.E634]=&quot;1 - 5&quot;;&quot;LP, UP&quot;;IF([.E634]=&quot;5 - 10&quot;;&quot;UP, HS&quot;;IF([.E634]=&quot;1 - 7&quot;;&quot;LP, UP&quot;;IF([.E634]=&quot;1 -10&quot;;&quot;LP, UP, HS&quot;;IF([.E634]=&quot;1 - 12&quot;;&quot;LP, UP, HS, HSS&quot;;IF([.E634]=&quot;5 - 12&quot;;&quot;UP, HS, HSS&quot;;&quot;&quot;)))))))))))" office:value-type="string" office:string-value="UP, HS" calcext:value-type="string">
            <text:p>UP, HS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634" calcext:value-type="float">
            <text:p>634</text:p>
          </table:table-cell>
          <table:table-cell table:style-name="ce17" office:value-type="float" office:value="17018" calcext:value-type="float">
            <text:p>17018</text:p>
          </table:table-cell>
          <table:table-cell table:style-name="ce17" office:value-type="string" calcext:value-type="string">
            <text:p>St. Joseph's Boys' H. S. S.Calicut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5 - 12</text:p>
          </table:table-cell>
          <table:table-cell table:style-name="ce17" table:formula="of:=IF([.E635]=&quot;11 - 12&quot;;&quot;HSS&quot;;IF([.E635]=&quot;8 - 12&quot;;&quot;HS, HSS&quot;;IF([.E635]=&quot;8 - 10&quot;;&quot;HS&quot;;IF([.E635]=&quot;1 - 4&quot;;&quot;LP&quot;;IF([.E635]=&quot;5 -7&quot;;&quot;UP&quot;;IF([.E635]=&quot;1 - 5&quot;;&quot;LP, UP&quot;;IF([.E635]=&quot;5 - 10&quot;;&quot;UP, HS&quot;;IF([.E635]=&quot;1 - 7&quot;;&quot;LP, UP&quot;;IF([.E635]=&quot;1 -10&quot;;&quot;LP, UP, HS&quot;;IF([.E635]=&quot;1 - 12&quot;;&quot;LP, UP, HS, HSS&quot;;IF([.E635]=&quot;5 - 12&quot;;&quot;UP, HS, HSS&quot;;&quot;&quot;)))))))))))" office:value-type="string" office:string-value="UP, HS, HSS" calcext:value-type="string">
            <text:p>UP, HS, HSS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635" calcext:value-type="float">
            <text:p>635</text:p>
          </table:table-cell>
          <table:table-cell table:style-name="ce17" office:value-type="float" office:value="17020" calcext:value-type="float">
            <text:p>17020</text:p>
          </table:table-cell>
          <table:table-cell table:style-name="ce17" office:value-type="string" calcext:value-type="string">
            <text:p>St. Joseph`s Anglo IndianGirls H. S. 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12</text:p>
          </table:table-cell>
          <table:table-cell table:style-name="ce17" table:formula="of:=IF([.E636]=&quot;11 - 12&quot;;&quot;HSS&quot;;IF([.E636]=&quot;8 - 12&quot;;&quot;HS, HSS&quot;;IF([.E636]=&quot;8 - 10&quot;;&quot;HS&quot;;IF([.E636]=&quot;1 - 4&quot;;&quot;LP&quot;;IF([.E636]=&quot;5 -7&quot;;&quot;UP&quot;;IF([.E636]=&quot;1 - 5&quot;;&quot;LP, UP&quot;;IF([.E636]=&quot;5 - 10&quot;;&quot;UP, HS&quot;;IF([.E636]=&quot;1 - 7&quot;;&quot;LP, UP&quot;;IF([.E636]=&quot;1 -10&quot;;&quot;LP, UP, HS&quot;;IF([.E636]=&quot;1 - 12&quot;;&quot;LP, UP, HS, HSS&quot;;IF([.E636]=&quot;5 - 12&quot;;&quot;UP, HS, HSS&quot;;&quot;&quot;)))))))))))" office:value-type="string" office:string-value="LP, UP, HS, HSS" calcext:value-type="string">
            <text:p>LP, UP, HS, HSS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636" calcext:value-type="float">
            <text:p>636</text:p>
          </table:table-cell>
          <table:table-cell table:style-name="ce17" office:value-type="float" office:value="17022" calcext:value-type="float">
            <text:p>17022</text:p>
          </table:table-cell>
          <table:table-cell table:style-name="ce17" office:value-type="string" calcext:value-type="string">
            <text:p>M. M. V. H. S.S Kozhikode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5 - 12</text:p>
          </table:table-cell>
          <table:table-cell table:style-name="ce17" table:formula="of:=IF([.E637]=&quot;11 - 12&quot;;&quot;HSS&quot;;IF([.E637]=&quot;8 - 12&quot;;&quot;HS, HSS&quot;;IF([.E637]=&quot;8 - 10&quot;;&quot;HS&quot;;IF([.E637]=&quot;1 - 4&quot;;&quot;LP&quot;;IF([.E637]=&quot;5 -7&quot;;&quot;UP&quot;;IF([.E637]=&quot;1 - 5&quot;;&quot;LP, UP&quot;;IF([.E637]=&quot;5 - 10&quot;;&quot;UP, HS&quot;;IF([.E637]=&quot;1 - 7&quot;;&quot;LP, UP&quot;;IF([.E637]=&quot;1 -10&quot;;&quot;LP, UP, HS&quot;;IF([.E637]=&quot;1 - 12&quot;;&quot;LP, UP, HS, HSS&quot;;IF([.E637]=&quot;5 - 12&quot;;&quot;UP, HS, HSS&quot;;&quot;&quot;)))))))))))" office:value-type="string" office:string-value="UP, HS, HSS" calcext:value-type="string">
            <text:p>UP, HS, HSS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637" calcext:value-type="float">
            <text:p>637</text:p>
          </table:table-cell>
          <table:table-cell table:style-name="ce17" office:value-type="float" office:value="17028" calcext:value-type="float">
            <text:p>17028</text:p>
          </table:table-cell>
          <table:table-cell table:style-name="ce17" office:value-type="string" calcext:value-type="string">
            <text:p>Zamorin's H. S. S. Kozhikode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5 - 12</text:p>
          </table:table-cell>
          <table:table-cell table:style-name="ce17" table:formula="of:=IF([.E638]=&quot;11 - 12&quot;;&quot;HSS&quot;;IF([.E638]=&quot;8 - 12&quot;;&quot;HS, HSS&quot;;IF([.E638]=&quot;8 - 10&quot;;&quot;HS&quot;;IF([.E638]=&quot;1 - 4&quot;;&quot;LP&quot;;IF([.E638]=&quot;5 -7&quot;;&quot;UP&quot;;IF([.E638]=&quot;1 - 5&quot;;&quot;LP, UP&quot;;IF([.E638]=&quot;5 - 10&quot;;&quot;UP, HS&quot;;IF([.E638]=&quot;1 - 7&quot;;&quot;LP, UP&quot;;IF([.E638]=&quot;1 -10&quot;;&quot;LP, UP, HS&quot;;IF([.E638]=&quot;1 - 12&quot;;&quot;LP, UP, HS, HSS&quot;;IF([.E638]=&quot;5 - 12&quot;;&quot;UP, HS, HSS&quot;;&quot;&quot;)))))))))))" office:value-type="string" office:string-value="UP, HS, HSS" calcext:value-type="string">
            <text:p>UP, HS, HSS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638" calcext:value-type="float">
            <text:p>638</text:p>
          </table:table-cell>
          <table:table-cell table:style-name="ce17" office:value-type="float" office:value="17038" calcext:value-type="float">
            <text:p>17038</text:p>
          </table:table-cell>
          <table:table-cell table:style-name="ce17" office:value-type="string" calcext:value-type="string">
            <text:p>M. C. C. H.S.S .Calicut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5 - 12</text:p>
          </table:table-cell>
          <table:table-cell table:style-name="ce17" table:formula="of:=IF([.E639]=&quot;11 - 12&quot;;&quot;HSS&quot;;IF([.E639]=&quot;8 - 12&quot;;&quot;HS, HSS&quot;;IF([.E639]=&quot;8 - 10&quot;;&quot;HS&quot;;IF([.E639]=&quot;1 - 4&quot;;&quot;LP&quot;;IF([.E639]=&quot;5 -7&quot;;&quot;UP&quot;;IF([.E639]=&quot;1 - 5&quot;;&quot;LP, UP&quot;;IF([.E639]=&quot;5 - 10&quot;;&quot;UP, HS&quot;;IF([.E639]=&quot;1 - 7&quot;;&quot;LP, UP&quot;;IF([.E639]=&quot;1 -10&quot;;&quot;LP, UP, HS&quot;;IF([.E639]=&quot;1 - 12&quot;;&quot;LP, UP, HS, HSS&quot;;IF([.E639]=&quot;5 - 12&quot;;&quot;UP, HS, HSS&quot;;&quot;&quot;)))))))))))" office:value-type="string" office:string-value="UP, HS, HSS" calcext:value-type="string">
            <text:p>UP, HS, HSS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639" calcext:value-type="float">
            <text:p>639</text:p>
          </table:table-cell>
          <table:table-cell table:style-name="ce17" office:value-type="float" office:value="17091" calcext:value-type="float">
            <text:p>17091</text:p>
          </table:table-cell>
          <table:table-cell table:style-name="ce17" office:value-type="string" calcext:value-type="string">
            <text:p>Himayathul Islam H. S. 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12</text:p>
          </table:table-cell>
          <table:table-cell table:style-name="ce17" table:formula="of:=IF([.E640]=&quot;11 - 12&quot;;&quot;HSS&quot;;IF([.E640]=&quot;8 - 12&quot;;&quot;HS, HSS&quot;;IF([.E640]=&quot;8 - 10&quot;;&quot;HS&quot;;IF([.E640]=&quot;1 - 4&quot;;&quot;LP&quot;;IF([.E640]=&quot;5 -7&quot;;&quot;UP&quot;;IF([.E640]=&quot;1 - 5&quot;;&quot;LP, UP&quot;;IF([.E640]=&quot;5 - 10&quot;;&quot;UP, HS&quot;;IF([.E640]=&quot;1 - 7&quot;;&quot;LP, UP&quot;;IF([.E640]=&quot;1 -10&quot;;&quot;LP, UP, HS&quot;;IF([.E640]=&quot;1 - 12&quot;;&quot;LP, UP, HS, HSS&quot;;IF([.E640]=&quot;5 - 12&quot;;&quot;UP, HS, HSS&quot;;&quot;&quot;)))))))))))" office:value-type="string" office:string-value="LP, UP, HS, HSS" calcext:value-type="string">
            <text:p>LP, UP, HS, HSS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640" calcext:value-type="float">
            <text:p>640</text:p>
          </table:table-cell>
          <table:table-cell table:style-name="ce17" office:value-type="float" office:value="17092" calcext:value-type="float">
            <text:p>17092</text:p>
          </table:table-cell>
          <table:table-cell table:style-name="ce17" office:value-type="string" calcext:value-type="string">
            <text:p>Calicut Girls H.S.S.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5 - 12</text:p>
          </table:table-cell>
          <table:table-cell table:style-name="ce17" table:formula="of:=IF([.E641]=&quot;11 - 12&quot;;&quot;HSS&quot;;IF([.E641]=&quot;8 - 12&quot;;&quot;HS, HSS&quot;;IF([.E641]=&quot;8 - 10&quot;;&quot;HS&quot;;IF([.E641]=&quot;1 - 4&quot;;&quot;LP&quot;;IF([.E641]=&quot;5 -7&quot;;&quot;UP&quot;;IF([.E641]=&quot;1 - 5&quot;;&quot;LP, UP&quot;;IF([.E641]=&quot;5 - 10&quot;;&quot;UP, HS&quot;;IF([.E641]=&quot;1 - 7&quot;;&quot;LP, UP&quot;;IF([.E641]=&quot;1 -10&quot;;&quot;LP, UP, HS&quot;;IF([.E641]=&quot;1 - 12&quot;;&quot;LP, UP, HS, HSS&quot;;IF([.E641]=&quot;5 - 12&quot;;&quot;UP, HS, HSS&quot;;&quot;&quot;)))))))))))" office:value-type="string" office:string-value="UP, HS, HSS" calcext:value-type="string">
            <text:p>UP, HS, HSS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641" calcext:value-type="float">
            <text:p>641</text:p>
          </table:table-cell>
          <table:table-cell table:style-name="ce17" office:value-type="float" office:value="17216" calcext:value-type="float">
            <text:p>17216</text:p>
          </table:table-cell>
          <table:table-cell table:style-name="ce17" office:value-type="string" calcext:value-type="string">
            <text:p>B. E. M. Girls L. P. 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642]=&quot;11 - 12&quot;;&quot;HSS&quot;;IF([.E642]=&quot;8 - 12&quot;;&quot;HS, HSS&quot;;IF([.E642]=&quot;8 - 10&quot;;&quot;HS&quot;;IF([.E642]=&quot;1 - 4&quot;;&quot;LP&quot;;IF([.E642]=&quot;5 -7&quot;;&quot;UP&quot;;IF([.E642]=&quot;1 - 5&quot;;&quot;LP, UP&quot;;IF([.E642]=&quot;5 - 10&quot;;&quot;UP, HS&quot;;IF([.E642]=&quot;1 - 7&quot;;&quot;LP, UP&quot;;IF([.E642]=&quot;1 -10&quot;;&quot;LP, UP, HS&quot;;IF([.E642]=&quot;1 - 12&quot;;&quot;LP, UP, HS, HSS&quot;;IF([.E642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642" calcext:value-type="float">
            <text:p>642</text:p>
          </table:table-cell>
          <table:table-cell table:style-name="ce17" office:value-type="float" office:value="17217" calcext:value-type="float">
            <text:p>17217</text:p>
          </table:table-cell>
          <table:table-cell table:style-name="ce17" office:value-type="string" calcext:value-type="string">
            <text:p>B. E. M. L. P. SchoolKozhikode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643]=&quot;11 - 12&quot;;&quot;HSS&quot;;IF([.E643]=&quot;8 - 12&quot;;&quot;HS, HSS&quot;;IF([.E643]=&quot;8 - 10&quot;;&quot;HS&quot;;IF([.E643]=&quot;1 - 4&quot;;&quot;LP&quot;;IF([.E643]=&quot;5 -7&quot;;&quot;UP&quot;;IF([.E643]=&quot;1 - 5&quot;;&quot;LP, UP&quot;;IF([.E643]=&quot;5 - 10&quot;;&quot;UP, HS&quot;;IF([.E643]=&quot;1 - 7&quot;;&quot;LP, UP&quot;;IF([.E643]=&quot;1 -10&quot;;&quot;LP, UP, HS&quot;;IF([.E643]=&quot;1 - 12&quot;;&quot;LP, UP, HS, HSS&quot;;IF([.E643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643" calcext:value-type="float">
            <text:p>643</text:p>
          </table:table-cell>
          <table:table-cell table:style-name="ce17" office:value-type="float" office:value="17218" calcext:value-type="float">
            <text:p>17218</text:p>
          </table:table-cell>
          <table:table-cell table:style-name="ce17" office:value-type="string" calcext:value-type="string">
            <text:p>Christuraja L. P. 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644]=&quot;11 - 12&quot;;&quot;HSS&quot;;IF([.E644]=&quot;8 - 12&quot;;&quot;HS, HSS&quot;;IF([.E644]=&quot;8 - 10&quot;;&quot;HS&quot;;IF([.E644]=&quot;1 - 4&quot;;&quot;LP&quot;;IF([.E644]=&quot;5 -7&quot;;&quot;UP&quot;;IF([.E644]=&quot;1 - 5&quot;;&quot;LP, UP&quot;;IF([.E644]=&quot;5 - 10&quot;;&quot;UP, HS&quot;;IF([.E644]=&quot;1 - 7&quot;;&quot;LP, UP&quot;;IF([.E644]=&quot;1 -10&quot;;&quot;LP, UP, HS&quot;;IF([.E644]=&quot;1 - 12&quot;;&quot;LP, UP, HS, HSS&quot;;IF([.E644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644" calcext:value-type="float">
            <text:p>644</text:p>
          </table:table-cell>
          <table:table-cell table:style-name="ce17" office:value-type="float" office:value="17219" calcext:value-type="float">
            <text:p>17219</text:p>
          </table:table-cell>
          <table:table-cell table:style-name="ce17" office:value-type="string" calcext:value-type="string">
            <text:p>Francis Road A. L. P. 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645]=&quot;11 - 12&quot;;&quot;HSS&quot;;IF([.E645]=&quot;8 - 12&quot;;&quot;HS, HSS&quot;;IF([.E645]=&quot;8 - 10&quot;;&quot;HS&quot;;IF([.E645]=&quot;1 - 4&quot;;&quot;LP&quot;;IF([.E645]=&quot;5 -7&quot;;&quot;UP&quot;;IF([.E645]=&quot;1 - 5&quot;;&quot;LP, UP&quot;;IF([.E645]=&quot;5 - 10&quot;;&quot;UP, HS&quot;;IF([.E645]=&quot;1 - 7&quot;;&quot;LP, UP&quot;;IF([.E645]=&quot;1 -10&quot;;&quot;LP, UP, HS&quot;;IF([.E645]=&quot;1 - 12&quot;;&quot;LP, UP, HS, HSS&quot;;IF([.E645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645" calcext:value-type="float">
            <text:p>645</text:p>
          </table:table-cell>
          <table:table-cell table:style-name="ce17" office:value-type="float" office:value="17220" calcext:value-type="float">
            <text:p>17220</text:p>
          </table:table-cell>
          <table:table-cell table:style-name="ce17" office:value-type="string" calcext:value-type="string">
            <text:p>Ganapath L. P. S. West Kallai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646]=&quot;11 - 12&quot;;&quot;HSS&quot;;IF([.E646]=&quot;8 - 12&quot;;&quot;HS, HSS&quot;;IF([.E646]=&quot;8 - 10&quot;;&quot;HS&quot;;IF([.E646]=&quot;1 - 4&quot;;&quot;LP&quot;;IF([.E646]=&quot;5 -7&quot;;&quot;UP&quot;;IF([.E646]=&quot;1 - 5&quot;;&quot;LP, UP&quot;;IF([.E646]=&quot;5 - 10&quot;;&quot;UP, HS&quot;;IF([.E646]=&quot;1 - 7&quot;;&quot;LP, UP&quot;;IF([.E646]=&quot;1 -10&quot;;&quot;LP, UP, HS&quot;;IF([.E646]=&quot;1 - 12&quot;;&quot;LP, UP, HS, HSS&quot;;IF([.E646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646" calcext:value-type="float">
            <text:p>646</text:p>
          </table:table-cell>
          <table:table-cell table:style-name="ce17" office:value-type="float" office:value="17221" calcext:value-type="float">
            <text:p>17221</text:p>
          </table:table-cell>
          <table:table-cell table:style-name="ce17" office:value-type="string" calcext:value-type="string">
            <text:p>Ganapath L. P. S. Chalappuram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647]=&quot;11 - 12&quot;;&quot;HSS&quot;;IF([.E647]=&quot;8 - 12&quot;;&quot;HS, HSS&quot;;IF([.E647]=&quot;8 - 10&quot;;&quot;HS&quot;;IF([.E647]=&quot;1 - 4&quot;;&quot;LP&quot;;IF([.E647]=&quot;5 -7&quot;;&quot;UP&quot;;IF([.E647]=&quot;1 - 5&quot;;&quot;LP, UP&quot;;IF([.E647]=&quot;5 - 10&quot;;&quot;UP, HS&quot;;IF([.E647]=&quot;1 - 7&quot;;&quot;LP, UP&quot;;IF([.E647]=&quot;1 -10&quot;;&quot;LP, UP, HS&quot;;IF([.E647]=&quot;1 - 12&quot;;&quot;LP, UP, HS, HSS&quot;;IF([.E647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647" calcext:value-type="float">
            <text:p>647</text:p>
          </table:table-cell>
          <table:table-cell table:style-name="ce17" office:value-type="float" office:value="17223" calcext:value-type="float">
            <text:p>17223</text:p>
          </table:table-cell>
          <table:table-cell table:style-name="ce17" office:value-type="string" calcext:value-type="string">
            <text:p>Kommeri. A. L. P. 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648]=&quot;11 - 12&quot;;&quot;HSS&quot;;IF([.E648]=&quot;8 - 12&quot;;&quot;HS, HSS&quot;;IF([.E648]=&quot;8 - 10&quot;;&quot;HS&quot;;IF([.E648]=&quot;1 - 4&quot;;&quot;LP&quot;;IF([.E648]=&quot;5 -7&quot;;&quot;UP&quot;;IF([.E648]=&quot;1 - 5&quot;;&quot;LP, UP&quot;;IF([.E648]=&quot;5 - 10&quot;;&quot;UP, HS&quot;;IF([.E648]=&quot;1 - 7&quot;;&quot;LP, UP&quot;;IF([.E648]=&quot;1 -10&quot;;&quot;LP, UP, HS&quot;;IF([.E648]=&quot;1 - 12&quot;;&quot;LP, UP, HS, HSS&quot;;IF([.E648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648" calcext:value-type="float">
            <text:p>648</text:p>
          </table:table-cell>
          <table:table-cell table:style-name="ce17" office:value-type="float" office:value="17224" calcext:value-type="float">
            <text:p>17224</text:p>
          </table:table-cell>
          <table:table-cell table:style-name="ce17" office:value-type="string" calcext:value-type="string">
            <text:p>M. C. C. L. P. 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649]=&quot;11 - 12&quot;;&quot;HSS&quot;;IF([.E649]=&quot;8 - 12&quot;;&quot;HS, HSS&quot;;IF([.E649]=&quot;8 - 10&quot;;&quot;HS&quot;;IF([.E649]=&quot;1 - 4&quot;;&quot;LP&quot;;IF([.E649]=&quot;5 -7&quot;;&quot;UP&quot;;IF([.E649]=&quot;1 - 5&quot;;&quot;LP, UP&quot;;IF([.E649]=&quot;5 - 10&quot;;&quot;UP, HS&quot;;IF([.E649]=&quot;1 - 7&quot;;&quot;LP, UP&quot;;IF([.E649]=&quot;1 -10&quot;;&quot;LP, UP, HS&quot;;IF([.E649]=&quot;1 - 12&quot;;&quot;LP, UP, HS, HSS&quot;;IF([.E649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649" calcext:value-type="float">
            <text:p>649</text:p>
          </table:table-cell>
          <table:table-cell table:style-name="ce17" office:value-type="float" office:value="17225" calcext:value-type="float">
            <text:p>17225</text:p>
          </table:table-cell>
          <table:table-cell table:style-name="ce17" office:value-type="string" calcext:value-type="string">
            <text:p>M. M. L. P. S Parappil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650]=&quot;11 - 12&quot;;&quot;HSS&quot;;IF([.E650]=&quot;8 - 12&quot;;&quot;HS, HSS&quot;;IF([.E650]=&quot;8 - 10&quot;;&quot;HS&quot;;IF([.E650]=&quot;1 - 4&quot;;&quot;LP&quot;;IF([.E650]=&quot;5 -7&quot;;&quot;UP&quot;;IF([.E650]=&quot;1 - 5&quot;;&quot;LP, UP&quot;;IF([.E650]=&quot;5 - 10&quot;;&quot;UP, HS&quot;;IF([.E650]=&quot;1 - 7&quot;;&quot;LP, UP&quot;;IF([.E650]=&quot;1 -10&quot;;&quot;LP, UP, HS&quot;;IF([.E650]=&quot;1 - 12&quot;;&quot;LP, UP, HS, HSS&quot;;IF([.E650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650" calcext:value-type="float">
            <text:p>650</text:p>
          </table:table-cell>
          <table:table-cell table:style-name="ce17" office:value-type="float" office:value="17226" calcext:value-type="float">
            <text:p>17226</text:p>
          </table:table-cell>
          <table:table-cell table:style-name="ce17" office:value-type="string" calcext:value-type="string">
            <text:p>Mathrubhandhu V. S. L. P. 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651]=&quot;11 - 12&quot;;&quot;HSS&quot;;IF([.E651]=&quot;8 - 12&quot;;&quot;HS, HSS&quot;;IF([.E651]=&quot;8 - 10&quot;;&quot;HS&quot;;IF([.E651]=&quot;1 - 4&quot;;&quot;LP&quot;;IF([.E651]=&quot;5 -7&quot;;&quot;UP&quot;;IF([.E651]=&quot;1 - 5&quot;;&quot;LP, UP&quot;;IF([.E651]=&quot;5 - 10&quot;;&quot;UP, HS&quot;;IF([.E651]=&quot;1 - 7&quot;;&quot;LP, UP&quot;;IF([.E651]=&quot;1 -10&quot;;&quot;LP, UP, HS&quot;;IF([.E651]=&quot;1 - 12&quot;;&quot;LP, UP, HS, HSS&quot;;IF([.E651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651" calcext:value-type="float">
            <text:p>651</text:p>
          </table:table-cell>
          <table:table-cell table:style-name="ce17" office:value-type="float" office:value="17227" calcext:value-type="float">
            <text:p>17227</text:p>
          </table:table-cell>
          <table:table-cell table:style-name="ce17" office:value-type="string" calcext:value-type="string">
            <text:p>Muneerul Islam L. P. S.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652]=&quot;11 - 12&quot;;&quot;HSS&quot;;IF([.E652]=&quot;8 - 12&quot;;&quot;HS, HSS&quot;;IF([.E652]=&quot;8 - 10&quot;;&quot;HS&quot;;IF([.E652]=&quot;1 - 4&quot;;&quot;LP&quot;;IF([.E652]=&quot;5 -7&quot;;&quot;UP&quot;;IF([.E652]=&quot;1 - 5&quot;;&quot;LP, UP&quot;;IF([.E652]=&quot;5 - 10&quot;;&quot;UP, HS&quot;;IF([.E652]=&quot;1 - 7&quot;;&quot;LP, UP&quot;;IF([.E652]=&quot;1 -10&quot;;&quot;LP, UP, HS&quot;;IF([.E652]=&quot;1 - 12&quot;;&quot;LP, UP, HS, HSS&quot;;IF([.E652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652" calcext:value-type="float">
            <text:p>652</text:p>
          </table:table-cell>
          <table:table-cell table:style-name="ce17" office:value-type="float" office:value="17228" calcext:value-type="float">
            <text:p>17228</text:p>
          </table:table-cell>
          <table:table-cell table:style-name="ce17" office:value-type="string" calcext:value-type="string">
            <text:p>Providence L. P. 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653]=&quot;11 - 12&quot;;&quot;HSS&quot;;IF([.E653]=&quot;8 - 12&quot;;&quot;HS, HSS&quot;;IF([.E653]=&quot;8 - 10&quot;;&quot;HS&quot;;IF([.E653]=&quot;1 - 4&quot;;&quot;LP&quot;;IF([.E653]=&quot;5 -7&quot;;&quot;UP&quot;;IF([.E653]=&quot;1 - 5&quot;;&quot;LP, UP&quot;;IF([.E653]=&quot;5 - 10&quot;;&quot;UP, HS&quot;;IF([.E653]=&quot;1 - 7&quot;;&quot;LP, UP&quot;;IF([.E653]=&quot;1 -10&quot;;&quot;LP, UP, HS&quot;;IF([.E653]=&quot;1 - 12&quot;;&quot;LP, UP, HS, HSS&quot;;IF([.E653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653" calcext:value-type="float">
            <text:p>653</text:p>
          </table:table-cell>
          <table:table-cell table:style-name="ce17" office:value-type="float" office:value="17229" calcext:value-type="float">
            <text:p>17229</text:p>
          </table:table-cell>
          <table:table-cell table:style-name="ce17" office:value-type="string" calcext:value-type="string">
            <text:p>S. R. K. M. L. P. 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654]=&quot;11 - 12&quot;;&quot;HSS&quot;;IF([.E654]=&quot;8 - 12&quot;;&quot;HS, HSS&quot;;IF([.E654]=&quot;8 - 10&quot;;&quot;HS&quot;;IF([.E654]=&quot;1 - 4&quot;;&quot;LP&quot;;IF([.E654]=&quot;5 -7&quot;;&quot;UP&quot;;IF([.E654]=&quot;1 - 5&quot;;&quot;LP, UP&quot;;IF([.E654]=&quot;5 - 10&quot;;&quot;UP, HS&quot;;IF([.E654]=&quot;1 - 7&quot;;&quot;LP, UP&quot;;IF([.E654]=&quot;1 -10&quot;;&quot;LP, UP, HS&quot;;IF([.E654]=&quot;1 - 12&quot;;&quot;LP, UP, HS, HSS&quot;;IF([.E654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654" calcext:value-type="float">
            <text:p>654</text:p>
          </table:table-cell>
          <table:table-cell table:style-name="ce17" office:value-type="float" office:value="17230" calcext:value-type="float">
            <text:p>17230</text:p>
          </table:table-cell>
          <table:table-cell table:style-name="ce17" office:value-type="string" calcext:value-type="string">
            <text:p>Sankaravilasam A. L. P. 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655]=&quot;11 - 12&quot;;&quot;HSS&quot;;IF([.E655]=&quot;8 - 12&quot;;&quot;HS, HSS&quot;;IF([.E655]=&quot;8 - 10&quot;;&quot;HS&quot;;IF([.E655]=&quot;1 - 4&quot;;&quot;LP&quot;;IF([.E655]=&quot;5 -7&quot;;&quot;UP&quot;;IF([.E655]=&quot;1 - 5&quot;;&quot;LP, UP&quot;;IF([.E655]=&quot;5 - 10&quot;;&quot;UP, HS&quot;;IF([.E655]=&quot;1 - 7&quot;;&quot;LP, UP&quot;;IF([.E655]=&quot;1 -10&quot;;&quot;LP, UP, HS&quot;;IF([.E655]=&quot;1 - 12&quot;;&quot;LP, UP, HS, HSS&quot;;IF([.E655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655" calcext:value-type="float">
            <text:p>655</text:p>
          </table:table-cell>
          <table:table-cell table:style-name="ce17" office:value-type="float" office:value="17231" calcext:value-type="float">
            <text:p>17231</text:p>
          </table:table-cell>
          <table:table-cell table:style-name="ce17" office:value-type="string" calcext:value-type="string">
            <text:p>St.Josephs L. P. S.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656]=&quot;11 - 12&quot;;&quot;HSS&quot;;IF([.E656]=&quot;8 - 12&quot;;&quot;HS, HSS&quot;;IF([.E656]=&quot;8 - 10&quot;;&quot;HS&quot;;IF([.E656]=&quot;1 - 4&quot;;&quot;LP&quot;;IF([.E656]=&quot;5 -7&quot;;&quot;UP&quot;;IF([.E656]=&quot;1 - 5&quot;;&quot;LP, UP&quot;;IF([.E656]=&quot;5 - 10&quot;;&quot;UP, HS&quot;;IF([.E656]=&quot;1 - 7&quot;;&quot;LP, UP&quot;;IF([.E656]=&quot;1 -10&quot;;&quot;LP, UP, HS&quot;;IF([.E656]=&quot;1 - 12&quot;;&quot;LP, UP, HS, HSS&quot;;IF([.E656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656" calcext:value-type="float">
            <text:p>656</text:p>
          </table:table-cell>
          <table:table-cell table:style-name="ce17" office:value-type="float" office:value="17232" calcext:value-type="float">
            <text:p>17232</text:p>
          </table:table-cell>
          <table:table-cell table:style-name="ce17" office:value-type="string" calcext:value-type="string">
            <text:p>Talikulangara A. L. P. 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657]=&quot;11 - 12&quot;;&quot;HSS&quot;;IF([.E657]=&quot;8 - 12&quot;;&quot;HS, HSS&quot;;IF([.E657]=&quot;8 - 10&quot;;&quot;HS&quot;;IF([.E657]=&quot;1 - 4&quot;;&quot;LP&quot;;IF([.E657]=&quot;5 -7&quot;;&quot;UP&quot;;IF([.E657]=&quot;1 - 5&quot;;&quot;LP, UP&quot;;IF([.E657]=&quot;5 - 10&quot;;&quot;UP, HS&quot;;IF([.E657]=&quot;1 - 7&quot;;&quot;LP, UP&quot;;IF([.E657]=&quot;1 -10&quot;;&quot;LP, UP, HS&quot;;IF([.E657]=&quot;1 - 12&quot;;&quot;LP, UP, HS, HSS&quot;;IF([.E657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657" calcext:value-type="float">
            <text:p>657</text:p>
          </table:table-cell>
          <table:table-cell table:style-name="ce17" office:value-type="float" office:value="17247" calcext:value-type="float">
            <text:p>17247</text:p>
          </table:table-cell>
          <table:table-cell table:style-name="ce17" office:value-type="string" calcext:value-type="string">
            <text:p>Atma A. U. P. S. Karaparamba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658]=&quot;11 - 12&quot;;&quot;HSS&quot;;IF([.E658]=&quot;8 - 12&quot;;&quot;HS, HSS&quot;;IF([.E658]=&quot;8 - 10&quot;;&quot;HS&quot;;IF([.E658]=&quot;1 - 4&quot;;&quot;LP&quot;;IF([.E658]=&quot;5 -7&quot;;&quot;UP&quot;;IF([.E658]=&quot;1 - 5&quot;;&quot;LP, UP&quot;;IF([.E658]=&quot;5 - 10&quot;;&quot;UP, HS&quot;;IF([.E658]=&quot;1 - 7&quot;;&quot;LP, UP&quot;;IF([.E658]=&quot;1 -10&quot;;&quot;LP, UP, HS&quot;;IF([.E658]=&quot;1 - 12&quot;;&quot;LP, UP, HS, HSS&quot;;IF([.E658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658" calcext:value-type="float">
            <text:p>658</text:p>
          </table:table-cell>
          <table:table-cell table:style-name="ce17" office:value-type="float" office:value="17248" calcext:value-type="float">
            <text:p>17248</text:p>
          </table:table-cell>
          <table:table-cell table:style-name="ce17" office:value-type="string" calcext:value-type="string">
            <text:p>B. E. M. U. P. S Bilathikulam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659]=&quot;11 - 12&quot;;&quot;HSS&quot;;IF([.E659]=&quot;8 - 12&quot;;&quot;HS, HSS&quot;;IF([.E659]=&quot;8 - 10&quot;;&quot;HS&quot;;IF([.E659]=&quot;1 - 4&quot;;&quot;LP&quot;;IF([.E659]=&quot;5 -7&quot;;&quot;UP&quot;;IF([.E659]=&quot;1 - 5&quot;;&quot;LP, UP&quot;;IF([.E659]=&quot;5 - 10&quot;;&quot;UP, HS&quot;;IF([.E659]=&quot;1 - 7&quot;;&quot;LP, UP&quot;;IF([.E659]=&quot;1 -10&quot;;&quot;LP, UP, HS&quot;;IF([.E659]=&quot;1 - 12&quot;;&quot;LP, UP, HS, HSS&quot;;IF([.E659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659" calcext:value-type="float">
            <text:p>659</text:p>
          </table:table-cell>
          <table:table-cell table:style-name="ce17" office:value-type="float" office:value="17249" calcext:value-type="float">
            <text:p>17249</text:p>
          </table:table-cell>
          <table:table-cell table:style-name="ce17" office:value-type="string" calcext:value-type="string">
            <text:p>B. E. M. U. P. S Puthiyara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660]=&quot;11 - 12&quot;;&quot;HSS&quot;;IF([.E660]=&quot;8 - 12&quot;;&quot;HS, HSS&quot;;IF([.E660]=&quot;8 - 10&quot;;&quot;HS&quot;;IF([.E660]=&quot;1 - 4&quot;;&quot;LP&quot;;IF([.E660]=&quot;5 -7&quot;;&quot;UP&quot;;IF([.E660]=&quot;1 - 5&quot;;&quot;LP, UP&quot;;IF([.E660]=&quot;5 - 10&quot;;&quot;UP, HS&quot;;IF([.E660]=&quot;1 - 7&quot;;&quot;LP, UP&quot;;IF([.E660]=&quot;1 -10&quot;;&quot;LP, UP, HS&quot;;IF([.E660]=&quot;1 - 12&quot;;&quot;LP, UP, HS, HSS&quot;;IF([.E660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660" calcext:value-type="float">
            <text:p>660</text:p>
          </table:table-cell>
          <table:table-cell table:style-name="ce17" office:value-type="float" office:value="17250" calcext:value-type="float">
            <text:p>17250</text:p>
          </table:table-cell>
          <table:table-cell table:style-name="ce17" office:value-type="string" calcext:value-type="string">
            <text:p>Govindapuram A. U. P. 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661]=&quot;11 - 12&quot;;&quot;HSS&quot;;IF([.E661]=&quot;8 - 12&quot;;&quot;HS, HSS&quot;;IF([.E661]=&quot;8 - 10&quot;;&quot;HS&quot;;IF([.E661]=&quot;1 - 4&quot;;&quot;LP&quot;;IF([.E661]=&quot;5 -7&quot;;&quot;UP&quot;;IF([.E661]=&quot;1 - 5&quot;;&quot;LP, UP&quot;;IF([.E661]=&quot;5 - 10&quot;;&quot;UP, HS&quot;;IF([.E661]=&quot;1 - 7&quot;;&quot;LP, UP&quot;;IF([.E661]=&quot;1 -10&quot;;&quot;LP, UP, HS&quot;;IF([.E661]=&quot;1 - 12&quot;;&quot;LP, UP, HS, HSS&quot;;IF([.E661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661" calcext:value-type="float">
            <text:p>661</text:p>
          </table:table-cell>
          <table:table-cell table:style-name="ce17" office:value-type="float" office:value="17251" calcext:value-type="float">
            <text:p>17251</text:p>
          </table:table-cell>
          <table:table-cell table:style-name="ce17" office:value-type="string" calcext:value-type="string">
            <text:p>M. I. U. P. S. Mooriyad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662]=&quot;11 - 12&quot;;&quot;HSS&quot;;IF([.E662]=&quot;8 - 12&quot;;&quot;HS, HSS&quot;;IF([.E662]=&quot;8 - 10&quot;;&quot;HS&quot;;IF([.E662]=&quot;1 - 4&quot;;&quot;LP&quot;;IF([.E662]=&quot;5 -7&quot;;&quot;UP&quot;;IF([.E662]=&quot;1 - 5&quot;;&quot;LP, UP&quot;;IF([.E662]=&quot;5 - 10&quot;;&quot;UP, HS&quot;;IF([.E662]=&quot;1 - 7&quot;;&quot;LP, UP&quot;;IF([.E662]=&quot;1 -10&quot;;&quot;LP, UP, HS&quot;;IF([.E662]=&quot;1 - 12&quot;;&quot;LP, UP, HS, HSS&quot;;IF([.E662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662" calcext:value-type="float">
            <text:p>662</text:p>
          </table:table-cell>
          <table:table-cell table:style-name="ce17" office:value-type="float" office:value="17252" calcext:value-type="float">
            <text:p>17252</text:p>
          </table:table-cell>
          <table:table-cell table:style-name="ce17" office:value-type="string" calcext:value-type="string">
            <text:p>N. M. U. P. S. Kallai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663]=&quot;11 - 12&quot;;&quot;HSS&quot;;IF([.E663]=&quot;8 - 12&quot;;&quot;HS, HSS&quot;;IF([.E663]=&quot;8 - 10&quot;;&quot;HS&quot;;IF([.E663]=&quot;1 - 4&quot;;&quot;LP&quot;;IF([.E663]=&quot;5 -7&quot;;&quot;UP&quot;;IF([.E663]=&quot;1 - 5&quot;;&quot;LP, UP&quot;;IF([.E663]=&quot;5 - 10&quot;;&quot;UP, HS&quot;;IF([.E663]=&quot;1 - 7&quot;;&quot;LP, UP&quot;;IF([.E663]=&quot;1 -10&quot;;&quot;LP, UP, HS&quot;;IF([.E663]=&quot;1 - 12&quot;;&quot;LP, UP, HS, HSS&quot;;IF([.E663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663" calcext:value-type="float">
            <text:p>663</text:p>
          </table:table-cell>
          <table:table-cell table:style-name="ce17" office:value-type="float" office:value="17253" calcext:value-type="float">
            <text:p>17253</text:p>
          </table:table-cell>
          <table:table-cell table:style-name="ce17" office:value-type="string" calcext:value-type="string">
            <text:p>St. Angelas A. U. P. S.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664]=&quot;11 - 12&quot;;&quot;HSS&quot;;IF([.E664]=&quot;8 - 12&quot;;&quot;HS, HSS&quot;;IF([.E664]=&quot;8 - 10&quot;;&quot;HS&quot;;IF([.E664]=&quot;1 - 4&quot;;&quot;LP&quot;;IF([.E664]=&quot;5 -7&quot;;&quot;UP&quot;;IF([.E664]=&quot;1 - 5&quot;;&quot;LP, UP&quot;;IF([.E664]=&quot;5 - 10&quot;;&quot;UP, HS&quot;;IF([.E664]=&quot;1 - 7&quot;;&quot;LP, UP&quot;;IF([.E664]=&quot;1 -10&quot;;&quot;LP, UP, HS&quot;;IF([.E664]=&quot;1 - 12&quot;;&quot;LP, UP, HS, HSS&quot;;IF([.E664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664" calcext:value-type="float">
            <text:p>664</text:p>
          </table:table-cell>
          <table:table-cell table:style-name="ce17" office:value-type="float" office:value="17254" calcext:value-type="float">
            <text:p>17254</text:p>
          </table:table-cell>
          <table:table-cell table:style-name="ce17" office:value-type="string" calcext:value-type="string">
            <text:p>St.Antonys A. U. P. S.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665]=&quot;11 - 12&quot;;&quot;HSS&quot;;IF([.E665]=&quot;8 - 12&quot;;&quot;HS, HSS&quot;;IF([.E665]=&quot;8 - 10&quot;;&quot;HS&quot;;IF([.E665]=&quot;1 - 4&quot;;&quot;LP&quot;;IF([.E665]=&quot;5 -7&quot;;&quot;UP&quot;;IF([.E665]=&quot;1 - 5&quot;;&quot;LP, UP&quot;;IF([.E665]=&quot;5 - 10&quot;;&quot;UP, HS&quot;;IF([.E665]=&quot;1 - 7&quot;;&quot;LP, UP&quot;;IF([.E665]=&quot;1 -10&quot;;&quot;LP, UP, HS&quot;;IF([.E665]=&quot;1 - 12&quot;;&quot;LP, UP, HS, HSS&quot;;IF([.E665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665" calcext:value-type="float">
            <text:p>665</text:p>
          </table:table-cell>
          <table:table-cell table:style-name="ce17" office:value-type="float" office:value="17263" calcext:value-type="float">
            <text:p>17263</text:p>
          </table:table-cell>
          <table:table-cell table:style-name="ce17" office:value-type="string" calcext:value-type="string">
            <text:p>St.Vincent Colony T T ICalicut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666]=&quot;11 - 12&quot;;&quot;HSS&quot;;IF([.E666]=&quot;8 - 12&quot;;&quot;HS, HSS&quot;;IF([.E666]=&quot;8 - 10&quot;;&quot;HS&quot;;IF([.E666]=&quot;1 - 4&quot;;&quot;LP&quot;;IF([.E666]=&quot;5 -7&quot;;&quot;UP&quot;;IF([.E666]=&quot;1 - 5&quot;;&quot;LP, UP&quot;;IF([.E666]=&quot;5 - 10&quot;;&quot;UP, HS&quot;;IF([.E666]=&quot;1 - 7&quot;;&quot;LP, UP&quot;;IF([.E666]=&quot;1 -10&quot;;&quot;LP, UP, HS&quot;;IF([.E666]=&quot;1 - 12&quot;;&quot;LP, UP, HS, HSS&quot;;IF([.E666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666" calcext:value-type="float">
            <text:p>666</text:p>
          </table:table-cell>
          <table:table-cell table:style-name="ce17" office:value-type="float" office:value="17603" calcext:value-type="float">
            <text:p>17603</text:p>
          </table:table-cell>
          <table:table-cell table:style-name="ce17" office:value-type="string" calcext:value-type="string">
            <text:p>Karuna Speach and HearingSchool,Eranhipalam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12</text:p>
          </table:table-cell>
          <table:table-cell table:style-name="ce17" table:formula="of:=IF([.E667]=&quot;11 - 12&quot;;&quot;HSS&quot;;IF([.E667]=&quot;8 - 12&quot;;&quot;HS, HSS&quot;;IF([.E667]=&quot;8 - 10&quot;;&quot;HS&quot;;IF([.E667]=&quot;1 - 4&quot;;&quot;LP&quot;;IF([.E667]=&quot;5 -7&quot;;&quot;UP&quot;;IF([.E667]=&quot;1 - 5&quot;;&quot;LP, UP&quot;;IF([.E667]=&quot;5 - 10&quot;;&quot;UP, HS&quot;;IF([.E667]=&quot;1 - 7&quot;;&quot;LP, UP&quot;;IF([.E667]=&quot;1 -10&quot;;&quot;LP, UP, HS&quot;;IF([.E667]=&quot;1 - 12&quot;;&quot;LP, UP, HS, HSS&quot;;IF([.E667]=&quot;5 - 12&quot;;&quot;UP, HS, HSS&quot;;&quot;&quot;)))))))))))" office:value-type="string" office:string-value="LP, UP, HS, HSS" calcext:value-type="string">
            <text:p>LP, UP, HS, HSS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667" calcext:value-type="float">
            <text:p>667</text:p>
          </table:table-cell>
          <table:table-cell table:style-name="ce17" office:value-type="float" office:value="17009" calcext:value-type="float">
            <text:p>17009</text:p>
          </table:table-cell>
          <table:table-cell table:style-name="ce17" office:value-type="string" calcext:value-type="string">
            <text:p>N. S. S. H. S. S Meenchanda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1 - 12</text:p>
          </table:table-cell>
          <table:table-cell table:style-name="ce17" table:formula="of:=IF([.E668]=&quot;11 - 12&quot;;&quot;HSS&quot;;IF([.E668]=&quot;8 - 12&quot;;&quot;HS, HSS&quot;;IF([.E668]=&quot;8 - 10&quot;;&quot;HS&quot;;IF([.E668]=&quot;1 - 4&quot;;&quot;LP&quot;;IF([.E668]=&quot;5 -7&quot;;&quot;UP&quot;;IF([.E668]=&quot;1 - 5&quot;;&quot;LP, UP&quot;;IF([.E668]=&quot;5 - 10&quot;;&quot;UP, HS&quot;;IF([.E668]=&quot;1 - 7&quot;;&quot;LP, UP&quot;;IF([.E668]=&quot;1 -10&quot;;&quot;LP, UP, HS&quot;;IF([.E668]=&quot;1 - 12&quot;;&quot;LP, UP, HS, HSS&quot;;IF([.E668]=&quot;5 - 12&quot;;&quot;UP, HS, HSS&quot;;&quot;&quot;)))))))))))" office:value-type="string" office:string-value="LP, UP, HS, HSS" calcext:value-type="string">
            <text:p>LP, UP, HS, HSS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668" calcext:value-type="float">
            <text:p>668</text:p>
          </table:table-cell>
          <table:table-cell table:style-name="ce17" office:value-type="float" office:value="17019" calcext:value-type="float">
            <text:p>17019</text:p>
          </table:table-cell>
          <table:table-cell table:style-name="ce17" office:value-type="string" calcext:value-type="string">
            <text:p>Sree Gujarathi Vidyalaya H. S.S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5 - 12</text:p>
          </table:table-cell>
          <table:table-cell table:style-name="ce17" table:formula="of:=IF([.E669]=&quot;11 - 12&quot;;&quot;HSS&quot;;IF([.E669]=&quot;8 - 12&quot;;&quot;HS, HSS&quot;;IF([.E669]=&quot;8 - 10&quot;;&quot;HS&quot;;IF([.E669]=&quot;1 - 4&quot;;&quot;LP&quot;;IF([.E669]=&quot;5 -7&quot;;&quot;UP&quot;;IF([.E669]=&quot;1 - 5&quot;;&quot;LP, UP&quot;;IF([.E669]=&quot;5 - 10&quot;;&quot;UP, HS&quot;;IF([.E669]=&quot;1 - 7&quot;;&quot;LP, UP&quot;;IF([.E669]=&quot;1 -10&quot;;&quot;LP, UP, HS&quot;;IF([.E669]=&quot;1 - 12&quot;;&quot;LP, UP, HS, HSS&quot;;IF([.E669]=&quot;5 - 12&quot;;&quot;UP, HS, HSS&quot;;&quot;&quot;)))))))))))" office:value-type="string" office:string-value="UP, HS, HSS" calcext:value-type="string">
            <text:p>UP, HS, HSS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669" calcext:value-type="float">
            <text:p>669</text:p>
          </table:table-cell>
          <table:table-cell table:style-name="ce17" office:value-type="float" office:value="17029" calcext:value-type="float">
            <text:p>17029</text:p>
          </table:table-cell>
          <table:table-cell table:style-name="ce17" office:value-type="string" calcext:value-type="string">
            <text:p>Dr.Ayyathan Gopalan M. E. M.H. S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1 -10</text:p>
          </table:table-cell>
          <table:table-cell table:style-name="ce17" table:formula="of:=IF([.E670]=&quot;11 - 12&quot;;&quot;HSS&quot;;IF([.E670]=&quot;8 - 12&quot;;&quot;HS, HSS&quot;;IF([.E670]=&quot;8 - 10&quot;;&quot;HS&quot;;IF([.E670]=&quot;1 - 4&quot;;&quot;LP&quot;;IF([.E670]=&quot;5 -7&quot;;&quot;UP&quot;;IF([.E670]=&quot;1 - 5&quot;;&quot;LP, UP&quot;;IF([.E670]=&quot;5 - 10&quot;;&quot;UP, HS&quot;;IF([.E670]=&quot;1 - 7&quot;;&quot;LP, UP&quot;;IF([.E670]=&quot;1 -10&quot;;&quot;LP, UP, HS&quot;;IF([.E670]=&quot;1 - 12&quot;;&quot;LP, UP, HS, HSS&quot;;IF([.E670]=&quot;5 - 12&quot;;&quot;UP, HS, HSS&quot;;&quot;&quot;)))))))))))" office:value-type="string" office:string-value="LP, UP, HS" calcext:value-type="string">
            <text:p>LP, UP, HS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670" calcext:value-type="float">
            <text:p>670</text:p>
          </table:table-cell>
          <table:table-cell table:style-name="ce17" office:value-type="float" office:value="17106" calcext:value-type="float">
            <text:p>17106</text:p>
          </table:table-cell>
          <table:table-cell table:style-name="ce17" office:value-type="string" calcext:value-type="string">
            <text:p>J D T ISLAM IQRAA ENGLISHMEDIUM HIGH SCHOOL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1 -10</text:p>
          </table:table-cell>
          <table:table-cell table:style-name="ce17" table:formula="of:=IF([.E671]=&quot;11 - 12&quot;;&quot;HSS&quot;;IF([.E671]=&quot;8 - 12&quot;;&quot;HS, HSS&quot;;IF([.E671]=&quot;8 - 10&quot;;&quot;HS&quot;;IF([.E671]=&quot;1 - 4&quot;;&quot;LP&quot;;IF([.E671]=&quot;5 -7&quot;;&quot;UP&quot;;IF([.E671]=&quot;1 - 5&quot;;&quot;LP, UP&quot;;IF([.E671]=&quot;5 - 10&quot;;&quot;UP, HS&quot;;IF([.E671]=&quot;1 - 7&quot;;&quot;LP, UP&quot;;IF([.E671]=&quot;1 -10&quot;;&quot;LP, UP, HS&quot;;IF([.E671]=&quot;1 - 12&quot;;&quot;LP, UP, HS, HSS&quot;;IF([.E671]=&quot;5 - 12&quot;;&quot;UP, HS, HSS&quot;;&quot;&quot;)))))))))))" office:value-type="string" office:string-value="LP, UP, HS" calcext:value-type="string">
            <text:p>LP, UP, HS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671" calcext:value-type="float">
            <text:p>671</text:p>
          </table:table-cell>
          <table:table-cell table:style-name="ce17" office:value-type="float" office:value="17116" calcext:value-type="float">
            <text:p>17116</text:p>
          </table:table-cell>
          <table:table-cell table:style-name="ce17" office:value-type="string" calcext:value-type="string">
            <text:p>Markaz International School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1 -10</text:p>
          </table:table-cell>
          <table:table-cell table:style-name="ce17" table:formula="of:=IF([.E672]=&quot;11 - 12&quot;;&quot;HSS&quot;;IF([.E672]=&quot;8 - 12&quot;;&quot;HS, HSS&quot;;IF([.E672]=&quot;8 - 10&quot;;&quot;HS&quot;;IF([.E672]=&quot;1 - 4&quot;;&quot;LP&quot;;IF([.E672]=&quot;5 -7&quot;;&quot;UP&quot;;IF([.E672]=&quot;1 - 5&quot;;&quot;LP, UP&quot;;IF([.E672]=&quot;5 - 10&quot;;&quot;UP, HS&quot;;IF([.E672]=&quot;1 - 7&quot;;&quot;LP, UP&quot;;IF([.E672]=&quot;1 -10&quot;;&quot;LP, UP, HS&quot;;IF([.E672]=&quot;1 - 12&quot;;&quot;LP, UP, HS, HSS&quot;;IF([.E672]=&quot;5 - 12&quot;;&quot;UP, HS, HSS&quot;;&quot;&quot;)))))))))))" office:value-type="string" office:string-value="LP, UP, HS" calcext:value-type="string">
            <text:p>LP, UP, HS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672" calcext:value-type="float">
            <text:p>672</text:p>
          </table:table-cell>
          <table:table-cell table:style-name="ce17" office:value-type="float" office:value="17117" calcext:value-type="float">
            <text:p>17117</text:p>
          </table:table-cell>
          <table:table-cell table:style-name="ce17" office:value-type="string" calcext:value-type="string">
            <text:p>OLIVE ENGLISH MEDIUM HIGHSCHOOL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1 -10</text:p>
          </table:table-cell>
          <table:table-cell table:style-name="ce17" table:formula="of:=IF([.E673]=&quot;11 - 12&quot;;&quot;HSS&quot;;IF([.E673]=&quot;8 - 12&quot;;&quot;HS, HSS&quot;;IF([.E673]=&quot;8 - 10&quot;;&quot;HS&quot;;IF([.E673]=&quot;1 - 4&quot;;&quot;LP&quot;;IF([.E673]=&quot;5 -7&quot;;&quot;UP&quot;;IF([.E673]=&quot;1 - 5&quot;;&quot;LP, UP&quot;;IF([.E673]=&quot;5 - 10&quot;;&quot;UP, HS&quot;;IF([.E673]=&quot;1 - 7&quot;;&quot;LP, UP&quot;;IF([.E673]=&quot;1 -10&quot;;&quot;LP, UP, HS&quot;;IF([.E673]=&quot;1 - 12&quot;;&quot;LP, UP, HS, HSS&quot;;IF([.E673]=&quot;5 - 12&quot;;&quot;UP, HS, HSS&quot;;&quot;&quot;)))))))))))" office:value-type="string" office:string-value="LP, UP, HS" calcext:value-type="string">
            <text:p>LP, UP, HS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673" calcext:value-type="float">
            <text:p>673</text:p>
          </table:table-cell>
          <table:table-cell table:style-name="ce17" office:value-type="float" office:value="17233" calcext:value-type="float">
            <text:p>17233</text:p>
          </table:table-cell>
          <table:table-cell table:style-name="ce17" office:value-type="string" calcext:value-type="string">
            <text:p>N. S. S. E.M.School Chalappuram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674]=&quot;11 - 12&quot;;&quot;HSS&quot;;IF([.E674]=&quot;8 - 12&quot;;&quot;HS, HSS&quot;;IF([.E674]=&quot;8 - 10&quot;;&quot;HS&quot;;IF([.E674]=&quot;1 - 4&quot;;&quot;LP&quot;;IF([.E674]=&quot;5 -7&quot;;&quot;UP&quot;;IF([.E674]=&quot;1 - 5&quot;;&quot;LP, UP&quot;;IF([.E674]=&quot;5 - 10&quot;;&quot;UP, HS&quot;;IF([.E674]=&quot;1 - 7&quot;;&quot;LP, UP&quot;;IF([.E674]=&quot;1 -10&quot;;&quot;LP, UP, HS&quot;;IF([.E674]=&quot;1 - 12&quot;;&quot;LP, UP, HS, HSS&quot;;IF([.E674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674" calcext:value-type="float">
            <text:p>674</text:p>
          </table:table-cell>
          <table:table-cell table:style-name="ce17" office:value-type="float" office:value="17255" calcext:value-type="float">
            <text:p>17255</text:p>
          </table:table-cell>
          <table:table-cell table:style-name="ce17" office:value-type="string" calcext:value-type="string">
            <text:p>C. S. I. E. M. School.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675]=&quot;11 - 12&quot;;&quot;HSS&quot;;IF([.E675]=&quot;8 - 12&quot;;&quot;HS, HSS&quot;;IF([.E675]=&quot;8 - 10&quot;;&quot;HS&quot;;IF([.E675]=&quot;1 - 4&quot;;&quot;LP&quot;;IF([.E675]=&quot;5 -7&quot;;&quot;UP&quot;;IF([.E675]=&quot;1 - 5&quot;;&quot;LP, UP&quot;;IF([.E675]=&quot;5 - 10&quot;;&quot;UP, HS&quot;;IF([.E675]=&quot;1 - 7&quot;;&quot;LP, UP&quot;;IF([.E675]=&quot;1 -10&quot;;&quot;LP, UP, HS&quot;;IF([.E675]=&quot;1 - 12&quot;;&quot;LP, UP, HS, HSS&quot;;IF([.E675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675" calcext:value-type="float">
            <text:p>675</text:p>
          </table:table-cell>
          <table:table-cell table:style-name="ce17" office:value-type="float" office:value="17264" calcext:value-type="float">
            <text:p>17264</text:p>
          </table:table-cell>
          <table:table-cell table:style-name="ce17" office:value-type="string" calcext:value-type="string">
            <text:p>St.Michael's EM SchoolWesthill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676]=&quot;11 - 12&quot;;&quot;HSS&quot;;IF([.E676]=&quot;8 - 12&quot;;&quot;HS, HSS&quot;;IF([.E676]=&quot;8 - 10&quot;;&quot;HS&quot;;IF([.E676]=&quot;1 - 4&quot;;&quot;LP&quot;;IF([.E676]=&quot;5 -7&quot;;&quot;UP&quot;;IF([.E676]=&quot;1 - 5&quot;;&quot;LP, UP&quot;;IF([.E676]=&quot;5 - 10&quot;;&quot;UP, HS&quot;;IF([.E676]=&quot;1 - 7&quot;;&quot;LP, UP&quot;;IF([.E676]=&quot;1 -10&quot;;&quot;LP, UP, HS&quot;;IF([.E676]=&quot;1 - 12&quot;;&quot;LP, UP, HS, HSS&quot;;IF([.E676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676" calcext:value-type="float">
            <text:p>676</text:p>
          </table:table-cell>
          <table:table-cell table:style-name="ce17" office:value-type="float" office:value="17266" calcext:value-type="float">
            <text:p>17266</text:p>
          </table:table-cell>
          <table:table-cell table:style-name="ce17" office:value-type="string" calcext:value-type="string">
            <text:p>St. George's English MediumSchool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677]=&quot;11 - 12&quot;;&quot;HSS&quot;;IF([.E677]=&quot;8 - 12&quot;;&quot;HS, HSS&quot;;IF([.E677]=&quot;8 - 10&quot;;&quot;HS&quot;;IF([.E677]=&quot;1 - 4&quot;;&quot;LP&quot;;IF([.E677]=&quot;5 -7&quot;;&quot;UP&quot;;IF([.E677]=&quot;1 - 5&quot;;&quot;LP, UP&quot;;IF([.E677]=&quot;5 - 10&quot;;&quot;UP, HS&quot;;IF([.E677]=&quot;1 - 7&quot;;&quot;LP, UP&quot;;IF([.E677]=&quot;1 -10&quot;;&quot;LP, UP, HS&quot;;IF([.E677]=&quot;1 - 12&quot;;&quot;LP, UP, HS, HSS&quot;;IF([.E677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677" calcext:value-type="float">
            <text:p>677</text:p>
          </table:table-cell>
          <table:table-cell table:style-name="ce17" office:value-type="float" office:value="17267" calcext:value-type="float">
            <text:p>17267</text:p>
          </table:table-cell>
          <table:table-cell table:style-name="ce17" office:value-type="string" calcext:value-type="string">
            <text:p>Providence Junior School,Kozhikode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678]=&quot;11 - 12&quot;;&quot;HSS&quot;;IF([.E678]=&quot;8 - 12&quot;;&quot;HS, HSS&quot;;IF([.E678]=&quot;8 - 10&quot;;&quot;HS&quot;;IF([.E678]=&quot;1 - 4&quot;;&quot;LP&quot;;IF([.E678]=&quot;5 -7&quot;;&quot;UP&quot;;IF([.E678]=&quot;1 - 5&quot;;&quot;LP, UP&quot;;IF([.E678]=&quot;5 - 10&quot;;&quot;UP, HS&quot;;IF([.E678]=&quot;1 - 7&quot;;&quot;LP, UP&quot;;IF([.E678]=&quot;1 -10&quot;;&quot;LP, UP, HS&quot;;IF([.E678]=&quot;1 - 12&quot;;&quot;LP, UP, HS, HSS&quot;;IF([.E678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zhikode city </text:p>
          </table:table-cell>
          <table:table-cell table:number-columns-repeated="1016"/>
        </table:table-row>
        <table:table-row table:style-name="ro2">
          <table:table-cell table:style-name="ce17" office:value-type="float" office:value="678" calcext:value-type="float">
            <text:p>678</text:p>
          </table:table-cell>
          <table:table-cell table:style-name="ce17" office:value-type="float" office:value="17034" calcext:value-type="float">
            <text:p>17034</text:p>
          </table:table-cell>
          <table:table-cell table:style-name="ce17" office:value-type="string" calcext:value-type="string">
            <text:p>G. H. S. S Iringallur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12</text:p>
          </table:table-cell>
          <table:table-cell table:style-name="ce17" table:formula="of:=IF([.E679]=&quot;11 - 12&quot;;&quot;HSS&quot;;IF([.E679]=&quot;8 - 12&quot;;&quot;HS, HSS&quot;;IF([.E679]=&quot;8 - 10&quot;;&quot;HS&quot;;IF([.E679]=&quot;1 - 4&quot;;&quot;LP&quot;;IF([.E679]=&quot;5 -7&quot;;&quot;UP&quot;;IF([.E679]=&quot;1 - 5&quot;;&quot;LP, UP&quot;;IF([.E679]=&quot;5 - 10&quot;;&quot;UP, HS&quot;;IF([.E679]=&quot;1 - 7&quot;;&quot;LP, UP&quot;;IF([.E679]=&quot;1 -10&quot;;&quot;LP, UP, HS&quot;;IF([.E679]=&quot;1 - 12&quot;;&quot;LP, UP, HS, HSS&quot;;IF([.E679]=&quot;5 - 12&quot;;&quot;UP, HS, HSS&quot;;&quot;&quot;)))))))))))" office:value-type="string" office:string-value="LP, UP, HS, HSS" calcext:value-type="string">
            <text:p>LP, UP, HS, HSS</text:p>
          </table:table-cell>
          <table:table-cell office:value-type="string" calcext:value-type="string">
            <text:p>Kozhikode rural </text:p>
          </table:table-cell>
          <table:table-cell table:number-columns-repeated="1016"/>
        </table:table-row>
        <table:table-row table:style-name="ro2">
          <table:table-cell table:style-name="ce17" office:value-type="float" office:value="679" calcext:value-type="float">
            <text:p>679</text:p>
          </table:table-cell>
          <table:table-cell table:style-name="ce17" office:value-type="float" office:value="17054" calcext:value-type="float">
            <text:p>17054</text:p>
          </table:table-cell>
          <table:table-cell table:style-name="ce17" office:value-type="string" calcext:value-type="string">
            <text:p>G. H. S. S. Kuttikattur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5 - 12</text:p>
          </table:table-cell>
          <table:table-cell table:style-name="ce17" table:formula="of:=IF([.E680]=&quot;11 - 12&quot;;&quot;HSS&quot;;IF([.E680]=&quot;8 - 12&quot;;&quot;HS, HSS&quot;;IF([.E680]=&quot;8 - 10&quot;;&quot;HS&quot;;IF([.E680]=&quot;1 - 4&quot;;&quot;LP&quot;;IF([.E680]=&quot;5 -7&quot;;&quot;UP&quot;;IF([.E680]=&quot;1 - 5&quot;;&quot;LP, UP&quot;;IF([.E680]=&quot;5 - 10&quot;;&quot;UP, HS&quot;;IF([.E680]=&quot;1 - 7&quot;;&quot;LP, UP&quot;;IF([.E680]=&quot;1 -10&quot;;&quot;LP, UP, HS&quot;;IF([.E680]=&quot;1 - 12&quot;;&quot;LP, UP, HS, HSS&quot;;IF([.E680]=&quot;5 - 12&quot;;&quot;UP, HS, HSS&quot;;&quot;&quot;)))))))))))" office:value-type="string" office:string-value="UP, HS, HSS" calcext:value-type="string">
            <text:p>UP, HS, HSS</text:p>
          </table:table-cell>
          <table:table-cell office:value-type="string" calcext:value-type="string">
            <text:p>Kozhikode rural </text:p>
          </table:table-cell>
          <table:table-cell table:number-columns-repeated="1016"/>
        </table:table-row>
        <table:table-row table:style-name="ro2">
          <table:table-cell table:style-name="ce17" office:value-type="float" office:value="680" calcext:value-type="float">
            <text:p>680</text:p>
          </table:table-cell>
          <table:table-cell table:style-name="ce17" office:value-type="float" office:value="17059" calcext:value-type="float">
            <text:p>17059</text:p>
          </table:table-cell>
          <table:table-cell table:style-name="ce17" office:value-type="string" calcext:value-type="string">
            <text:p>G. H. S. S. Medical CollegeCampus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12</text:p>
          </table:table-cell>
          <table:table-cell table:style-name="ce17" table:formula="of:=IF([.E681]=&quot;11 - 12&quot;;&quot;HSS&quot;;IF([.E681]=&quot;8 - 12&quot;;&quot;HS, HSS&quot;;IF([.E681]=&quot;8 - 10&quot;;&quot;HS&quot;;IF([.E681]=&quot;1 - 4&quot;;&quot;LP&quot;;IF([.E681]=&quot;5 -7&quot;;&quot;UP&quot;;IF([.E681]=&quot;1 - 5&quot;;&quot;LP, UP&quot;;IF([.E681]=&quot;5 - 10&quot;;&quot;UP, HS&quot;;IF([.E681]=&quot;1 - 7&quot;;&quot;LP, UP&quot;;IF([.E681]=&quot;1 -10&quot;;&quot;LP, UP, HS&quot;;IF([.E681]=&quot;1 - 12&quot;;&quot;LP, UP, HS, HSS&quot;;IF([.E681]=&quot;5 - 12&quot;;&quot;UP, HS, HSS&quot;;&quot;&quot;)))))))))))" office:value-type="string" office:string-value="LP, UP, HS, HSS" calcext:value-type="string">
            <text:p>LP, UP, HS, HSS</text:p>
          </table:table-cell>
          <table:table-cell office:value-type="string" calcext:value-type="string">
            <text:p>Kozhikode rural </text:p>
          </table:table-cell>
          <table:table-cell table:number-columns-repeated="1016"/>
        </table:table-row>
        <table:table-row table:style-name="ro2">
          <table:table-cell table:style-name="ce17" office:value-type="float" office:value="681" calcext:value-type="float">
            <text:p>681</text:p>
          </table:table-cell>
          <table:table-cell table:style-name="ce17" office:value-type="float" office:value="17062" calcext:value-type="float">
            <text:p>17062</text:p>
          </table:table-cell>
          <table:table-cell table:style-name="ce17" office:value-type="string" calcext:value-type="string">
            <text:p>G. H. S. S Peringolam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12</text:p>
          </table:table-cell>
          <table:table-cell table:style-name="ce17" table:formula="of:=IF([.E682]=&quot;11 - 12&quot;;&quot;HSS&quot;;IF([.E682]=&quot;8 - 12&quot;;&quot;HS, HSS&quot;;IF([.E682]=&quot;8 - 10&quot;;&quot;HS&quot;;IF([.E682]=&quot;1 - 4&quot;;&quot;LP&quot;;IF([.E682]=&quot;5 -7&quot;;&quot;UP&quot;;IF([.E682]=&quot;1 - 5&quot;;&quot;LP, UP&quot;;IF([.E682]=&quot;5 - 10&quot;;&quot;UP, HS&quot;;IF([.E682]=&quot;1 - 7&quot;;&quot;LP, UP&quot;;IF([.E682]=&quot;1 -10&quot;;&quot;LP, UP, HS&quot;;IF([.E682]=&quot;1 - 12&quot;;&quot;LP, UP, HS, HSS&quot;;IF([.E682]=&quot;5 - 12&quot;;&quot;UP, HS, HSS&quot;;&quot;&quot;)))))))))))" office:value-type="string" office:string-value="LP, UP, HS, HSS" calcext:value-type="string">
            <text:p>LP, UP, HS, HSS</text:p>
          </table:table-cell>
          <table:table-cell office:value-type="string" calcext:value-type="string">
            <text:p>Kozhikode rural </text:p>
          </table:table-cell>
          <table:table-cell table:number-columns-repeated="1016"/>
        </table:table-row>
        <table:table-row table:style-name="ro2">
          <table:table-cell table:style-name="ce17" office:value-type="float" office:value="682" calcext:value-type="float">
            <text:p>682</text:p>
          </table:table-cell>
          <table:table-cell table:style-name="ce17" office:value-type="float" office:value="17083" calcext:value-type="float">
            <text:p>17083</text:p>
          </table:table-cell>
          <table:table-cell table:style-name="ce17" office:value-type="string" calcext:value-type="string">
            <text:p>G. H. S. S. Mavoor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8 - 12</text:p>
          </table:table-cell>
          <table:table-cell table:style-name="ce17" table:formula="of:=IF([.E683]=&quot;11 - 12&quot;;&quot;HSS&quot;;IF([.E683]=&quot;8 - 12&quot;;&quot;HS, HSS&quot;;IF([.E683]=&quot;8 - 10&quot;;&quot;HS&quot;;IF([.E683]=&quot;1 - 4&quot;;&quot;LP&quot;;IF([.E683]=&quot;5 -7&quot;;&quot;UP&quot;;IF([.E683]=&quot;1 - 5&quot;;&quot;LP, UP&quot;;IF([.E683]=&quot;5 - 10&quot;;&quot;UP, HS&quot;;IF([.E683]=&quot;1 - 7&quot;;&quot;LP, UP&quot;;IF([.E683]=&quot;1 -10&quot;;&quot;LP, UP, HS&quot;;IF([.E683]=&quot;1 - 12&quot;;&quot;LP, UP, HS, HSS&quot;;IF([.E683]=&quot;5 - 12&quot;;&quot;UP, HS, HSS&quot;;&quot;&quot;)))))))))))" office:value-type="string" office:string-value="HS, HSS" calcext:value-type="string">
            <text:p>HS, HSS</text:p>
          </table:table-cell>
          <table:table-cell office:value-type="string" calcext:value-type="string">
            <text:p>Kozhikode rural </text:p>
          </table:table-cell>
          <table:table-cell table:number-columns-repeated="1016"/>
        </table:table-row>
        <table:table-row table:style-name="ro2">
          <table:table-cell table:style-name="ce17" office:value-type="float" office:value="683" calcext:value-type="float">
            <text:p>683</text:p>
          </table:table-cell>
          <table:table-cell table:style-name="ce17" office:value-type="float" office:value="17110" calcext:value-type="float">
            <text:p>17110</text:p>
          </table:table-cell>
          <table:table-cell table:style-name="ce17" office:value-type="string" calcext:value-type="string">
            <text:p>E M S Govt HighSchool,Perumanna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8 - 12</text:p>
          </table:table-cell>
          <table:table-cell table:style-name="ce17" table:formula="of:=IF([.E684]=&quot;11 - 12&quot;;&quot;HSS&quot;;IF([.E684]=&quot;8 - 12&quot;;&quot;HS, HSS&quot;;IF([.E684]=&quot;8 - 10&quot;;&quot;HS&quot;;IF([.E684]=&quot;1 - 4&quot;;&quot;LP&quot;;IF([.E684]=&quot;5 -7&quot;;&quot;UP&quot;;IF([.E684]=&quot;1 - 5&quot;;&quot;LP, UP&quot;;IF([.E684]=&quot;5 - 10&quot;;&quot;UP, HS&quot;;IF([.E684]=&quot;1 - 7&quot;;&quot;LP, UP&quot;;IF([.E684]=&quot;1 -10&quot;;&quot;LP, UP, HS&quot;;IF([.E684]=&quot;1 - 12&quot;;&quot;LP, UP, HS, HSS&quot;;IF([.E684]=&quot;5 - 12&quot;;&quot;UP, HS, HSS&quot;;&quot;&quot;)))))))))))" office:value-type="string" office:string-value="HS, HSS" calcext:value-type="string">
            <text:p>HS, HSS</text:p>
          </table:table-cell>
          <table:table-cell office:value-type="string" calcext:value-type="string">
            <text:p>Kozhikode rural </text:p>
          </table:table-cell>
          <table:table-cell table:number-columns-repeated="1016"/>
        </table:table-row>
        <table:table-row table:style-name="ro2">
          <table:table-cell table:style-name="ce17" office:value-type="float" office:value="684" calcext:value-type="float">
            <text:p>684</text:p>
          </table:table-cell>
          <table:table-cell table:style-name="ce17" office:value-type="float" office:value="17301" calcext:value-type="float">
            <text:p>17301</text:p>
          </table:table-cell>
          <table:table-cell table:style-name="ce17" office:value-type="string" calcext:value-type="string">
            <text:p>G. L. P. S. Cheruppa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685]=&quot;11 - 12&quot;;&quot;HSS&quot;;IF([.E685]=&quot;8 - 12&quot;;&quot;HS, HSS&quot;;IF([.E685]=&quot;8 - 10&quot;;&quot;HS&quot;;IF([.E685]=&quot;1 - 4&quot;;&quot;LP&quot;;IF([.E685]=&quot;5 -7&quot;;&quot;UP&quot;;IF([.E685]=&quot;1 - 5&quot;;&quot;LP, UP&quot;;IF([.E685]=&quot;5 - 10&quot;;&quot;UP, HS&quot;;IF([.E685]=&quot;1 - 7&quot;;&quot;LP, UP&quot;;IF([.E685]=&quot;1 -10&quot;;&quot;LP, UP, HS&quot;;IF([.E685]=&quot;1 - 12&quot;;&quot;LP, UP, HS, HSS&quot;;IF([.E685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zhikode rural </text:p>
          </table:table-cell>
          <table:table-cell table:number-columns-repeated="1016"/>
        </table:table-row>
        <table:table-row table:style-name="ro2">
          <table:table-cell table:style-name="ce17" office:value-type="float" office:value="685" calcext:value-type="float">
            <text:p>685</text:p>
          </table:table-cell>
          <table:table-cell table:style-name="ce17" office:value-type="float" office:value="17302" calcext:value-type="float">
            <text:p>17302</text:p>
          </table:table-cell>
          <table:table-cell table:style-name="ce17" office:value-type="string" calcext:value-type="string">
            <text:p>G. L. P. S. Cherukulathur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686]=&quot;11 - 12&quot;;&quot;HSS&quot;;IF([.E686]=&quot;8 - 12&quot;;&quot;HS, HSS&quot;;IF([.E686]=&quot;8 - 10&quot;;&quot;HS&quot;;IF([.E686]=&quot;1 - 4&quot;;&quot;LP&quot;;IF([.E686]=&quot;5 -7&quot;;&quot;UP&quot;;IF([.E686]=&quot;1 - 5&quot;;&quot;LP, UP&quot;;IF([.E686]=&quot;5 - 10&quot;;&quot;UP, HS&quot;;IF([.E686]=&quot;1 - 7&quot;;&quot;LP, UP&quot;;IF([.E686]=&quot;1 -10&quot;;&quot;LP, UP, HS&quot;;IF([.E686]=&quot;1 - 12&quot;;&quot;LP, UP, HS, HSS&quot;;IF([.E686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zhikode rural </text:p>
          </table:table-cell>
          <table:table-cell table:number-columns-repeated="1016"/>
        </table:table-row>
        <table:table-row table:style-name="ro2">
          <table:table-cell table:style-name="ce17" office:value-type="float" office:value="686" calcext:value-type="float">
            <text:p>686</text:p>
          </table:table-cell>
          <table:table-cell table:style-name="ce17" office:value-type="float" office:value="17303" calcext:value-type="float">
            <text:p>17303</text:p>
          </table:table-cell>
          <table:table-cell table:style-name="ce17" office:value-type="string" calcext:value-type="string">
            <text:p>G. L. P. S. Kanniparmba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687]=&quot;11 - 12&quot;;&quot;HSS&quot;;IF([.E687]=&quot;8 - 12&quot;;&quot;HS, HSS&quot;;IF([.E687]=&quot;8 - 10&quot;;&quot;HS&quot;;IF([.E687]=&quot;1 - 4&quot;;&quot;LP&quot;;IF([.E687]=&quot;5 -7&quot;;&quot;UP&quot;;IF([.E687]=&quot;1 - 5&quot;;&quot;LP, UP&quot;;IF([.E687]=&quot;5 - 10&quot;;&quot;UP, HS&quot;;IF([.E687]=&quot;1 - 7&quot;;&quot;LP, UP&quot;;IF([.E687]=&quot;1 -10&quot;;&quot;LP, UP, HS&quot;;IF([.E687]=&quot;1 - 12&quot;;&quot;LP, UP, HS, HSS&quot;;IF([.E687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zhikode rural </text:p>
          </table:table-cell>
          <table:table-cell table:number-columns-repeated="1016"/>
        </table:table-row>
        <table:table-row table:style-name="ro2">
          <table:table-cell table:style-name="ce17" office:value-type="float" office:value="687" calcext:value-type="float">
            <text:p>687</text:p>
          </table:table-cell>
          <table:table-cell table:style-name="ce17" office:value-type="float" office:value="17304" calcext:value-type="float">
            <text:p>17304</text:p>
          </table:table-cell>
          <table:table-cell table:style-name="ce17" office:value-type="string" calcext:value-type="string">
            <text:p>G. L. P. S. Koodathumpara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688]=&quot;11 - 12&quot;;&quot;HSS&quot;;IF([.E688]=&quot;8 - 12&quot;;&quot;HS, HSS&quot;;IF([.E688]=&quot;8 - 10&quot;;&quot;HS&quot;;IF([.E688]=&quot;1 - 4&quot;;&quot;LP&quot;;IF([.E688]=&quot;5 -7&quot;;&quot;UP&quot;;IF([.E688]=&quot;1 - 5&quot;;&quot;LP, UP&quot;;IF([.E688]=&quot;5 - 10&quot;;&quot;UP, HS&quot;;IF([.E688]=&quot;1 - 7&quot;;&quot;LP, UP&quot;;IF([.E688]=&quot;1 -10&quot;;&quot;LP, UP, HS&quot;;IF([.E688]=&quot;1 - 12&quot;;&quot;LP, UP, HS, HSS&quot;;IF([.E688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zhikode rural </text:p>
          </table:table-cell>
          <table:table-cell table:number-columns-repeated="1016"/>
        </table:table-row>
        <table:table-row table:style-name="ro2">
          <table:table-cell table:style-name="ce17" office:value-type="float" office:value="688" calcext:value-type="float">
            <text:p>688</text:p>
          </table:table-cell>
          <table:table-cell table:style-name="ce17" office:value-type="float" office:value="17305" calcext:value-type="float">
            <text:p>17305</text:p>
          </table:table-cell>
          <table:table-cell table:style-name="ce17" office:value-type="string" calcext:value-type="string">
            <text:p>G. L. P. S. Mundakkal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689]=&quot;11 - 12&quot;;&quot;HSS&quot;;IF([.E689]=&quot;8 - 12&quot;;&quot;HS, HSS&quot;;IF([.E689]=&quot;8 - 10&quot;;&quot;HS&quot;;IF([.E689]=&quot;1 - 4&quot;;&quot;LP&quot;;IF([.E689]=&quot;5 -7&quot;;&quot;UP&quot;;IF([.E689]=&quot;1 - 5&quot;;&quot;LP, UP&quot;;IF([.E689]=&quot;5 - 10&quot;;&quot;UP, HS&quot;;IF([.E689]=&quot;1 - 7&quot;;&quot;LP, UP&quot;;IF([.E689]=&quot;1 -10&quot;;&quot;LP, UP, HS&quot;;IF([.E689]=&quot;1 - 12&quot;;&quot;LP, UP, HS, HSS&quot;;IF([.E689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zhikode rural </text:p>
          </table:table-cell>
          <table:table-cell table:number-columns-repeated="1016"/>
        </table:table-row>
        <table:table-row table:style-name="ro2">
          <table:table-cell table:style-name="ce17" office:value-type="float" office:value="689" calcext:value-type="float">
            <text:p>689</text:p>
          </table:table-cell>
          <table:table-cell table:style-name="ce17" office:value-type="float" office:value="17306" calcext:value-type="float">
            <text:p>17306</text:p>
          </table:table-cell>
          <table:table-cell table:style-name="ce17" office:value-type="string" calcext:value-type="string">
            <text:p>G. L. P. S. Olavanna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690]=&quot;11 - 12&quot;;&quot;HSS&quot;;IF([.E690]=&quot;8 - 12&quot;;&quot;HS, HSS&quot;;IF([.E690]=&quot;8 - 10&quot;;&quot;HS&quot;;IF([.E690]=&quot;1 - 4&quot;;&quot;LP&quot;;IF([.E690]=&quot;5 -7&quot;;&quot;UP&quot;;IF([.E690]=&quot;1 - 5&quot;;&quot;LP, UP&quot;;IF([.E690]=&quot;5 - 10&quot;;&quot;UP, HS&quot;;IF([.E690]=&quot;1 - 7&quot;;&quot;LP, UP&quot;;IF([.E690]=&quot;1 -10&quot;;&quot;LP, UP, HS&quot;;IF([.E690]=&quot;1 - 12&quot;;&quot;LP, UP, HS, HSS&quot;;IF([.E690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zhikode rural </text:p>
          </table:table-cell>
          <table:table-cell table:number-columns-repeated="1016"/>
        </table:table-row>
        <table:table-row table:style-name="ro2">
          <table:table-cell table:style-name="ce17" office:value-type="float" office:value="690" calcext:value-type="float">
            <text:p>690</text:p>
          </table:table-cell>
          <table:table-cell table:style-name="ce17" office:value-type="float" office:value="17307" calcext:value-type="float">
            <text:p>17307</text:p>
          </table:table-cell>
          <table:table-cell table:style-name="ce17" office:value-type="string" calcext:value-type="string">
            <text:p>G. L. P. S. Payyadimeethal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691]=&quot;11 - 12&quot;;&quot;HSS&quot;;IF([.E691]=&quot;8 - 12&quot;;&quot;HS, HSS&quot;;IF([.E691]=&quot;8 - 10&quot;;&quot;HS&quot;;IF([.E691]=&quot;1 - 4&quot;;&quot;LP&quot;;IF([.E691]=&quot;5 -7&quot;;&quot;UP&quot;;IF([.E691]=&quot;1 - 5&quot;;&quot;LP, UP&quot;;IF([.E691]=&quot;5 - 10&quot;;&quot;UP, HS&quot;;IF([.E691]=&quot;1 - 7&quot;;&quot;LP, UP&quot;;IF([.E691]=&quot;1 -10&quot;;&quot;LP, UP, HS&quot;;IF([.E691]=&quot;1 - 12&quot;;&quot;LP, UP, HS, HSS&quot;;IF([.E691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zhikode rural </text:p>
          </table:table-cell>
          <table:table-cell table:number-columns-repeated="1016"/>
        </table:table-row>
        <table:table-row table:style-name="ro2">
          <table:table-cell table:style-name="ce17" office:value-type="float" office:value="691" calcext:value-type="float">
            <text:p>691</text:p>
          </table:table-cell>
          <table:table-cell table:style-name="ce17" office:value-type="float" office:value="17308" calcext:value-type="float">
            <text:p>17308</text:p>
          </table:table-cell>
          <table:table-cell table:style-name="ce17" office:value-type="string" calcext:value-type="string">
            <text:p>G. L. P. S. Valayannur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692]=&quot;11 - 12&quot;;&quot;HSS&quot;;IF([.E692]=&quot;8 - 12&quot;;&quot;HS, HSS&quot;;IF([.E692]=&quot;8 - 10&quot;;&quot;HS&quot;;IF([.E692]=&quot;1 - 4&quot;;&quot;LP&quot;;IF([.E692]=&quot;5 -7&quot;;&quot;UP&quot;;IF([.E692]=&quot;1 - 5&quot;;&quot;LP, UP&quot;;IF([.E692]=&quot;5 - 10&quot;;&quot;UP, HS&quot;;IF([.E692]=&quot;1 - 7&quot;;&quot;LP, UP&quot;;IF([.E692]=&quot;1 -10&quot;;&quot;LP, UP, HS&quot;;IF([.E692]=&quot;1 - 12&quot;;&quot;LP, UP, HS, HSS&quot;;IF([.E692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zhikode rural </text:p>
          </table:table-cell>
          <table:table-cell table:number-columns-repeated="1016"/>
        </table:table-row>
        <table:table-row table:style-name="ro2">
          <table:table-cell table:style-name="ce17" office:value-type="float" office:value="692" calcext:value-type="float">
            <text:p>692</text:p>
          </table:table-cell>
          <table:table-cell table:style-name="ce17" office:value-type="float" office:value="17309" calcext:value-type="float">
            <text:p>17309</text:p>
          </table:table-cell>
          <table:table-cell table:style-name="ce17" office:value-type="string" calcext:value-type="string">
            <text:p>G. L. P. S. Velliparamba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693]=&quot;11 - 12&quot;;&quot;HSS&quot;;IF([.E693]=&quot;8 - 12&quot;;&quot;HS, HSS&quot;;IF([.E693]=&quot;8 - 10&quot;;&quot;HS&quot;;IF([.E693]=&quot;1 - 4&quot;;&quot;LP&quot;;IF([.E693]=&quot;5 -7&quot;;&quot;UP&quot;;IF([.E693]=&quot;1 - 5&quot;;&quot;LP, UP&quot;;IF([.E693]=&quot;5 - 10&quot;;&quot;UP, HS&quot;;IF([.E693]=&quot;1 - 7&quot;;&quot;LP, UP&quot;;IF([.E693]=&quot;1 -10&quot;;&quot;LP, UP, HS&quot;;IF([.E693]=&quot;1 - 12&quot;;&quot;LP, UP, HS, HSS&quot;;IF([.E693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zhikode rural </text:p>
          </table:table-cell>
          <table:table-cell table:number-columns-repeated="1016"/>
        </table:table-row>
        <table:table-row table:style-name="ro2">
          <table:table-cell table:style-name="ce17" office:value-type="float" office:value="693" calcext:value-type="float">
            <text:p>693</text:p>
          </table:table-cell>
          <table:table-cell table:style-name="ce17" office:value-type="float" office:value="17320" calcext:value-type="float">
            <text:p>17320</text:p>
          </table:table-cell>
          <table:table-cell table:style-name="ce17" office:value-type="string" calcext:value-type="string">
            <text:p>G L P S IRINGALLUR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694]=&quot;11 - 12&quot;;&quot;HSS&quot;;IF([.E694]=&quot;8 - 12&quot;;&quot;HS, HSS&quot;;IF([.E694]=&quot;8 - 10&quot;;&quot;HS&quot;;IF([.E694]=&quot;1 - 4&quot;;&quot;LP&quot;;IF([.E694]=&quot;5 -7&quot;;&quot;UP&quot;;IF([.E694]=&quot;1 - 5&quot;;&quot;LP, UP&quot;;IF([.E694]=&quot;5 - 10&quot;;&quot;UP, HS&quot;;IF([.E694]=&quot;1 - 7&quot;;&quot;LP, UP&quot;;IF([.E694]=&quot;1 -10&quot;;&quot;LP, UP, HS&quot;;IF([.E694]=&quot;1 - 12&quot;;&quot;LP, UP, HS, HSS&quot;;IF([.E694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zhikode rural </text:p>
          </table:table-cell>
          <table:table-cell table:number-columns-repeated="1016"/>
        </table:table-row>
        <table:table-row table:style-name="ro2">
          <table:table-cell table:style-name="ce17" office:value-type="float" office:value="694" calcext:value-type="float">
            <text:p>694</text:p>
          </table:table-cell>
          <table:table-cell table:style-name="ce17" office:value-type="float" office:value="17332" calcext:value-type="float">
            <text:p>17332</text:p>
          </table:table-cell>
          <table:table-cell table:style-name="ce17" office:value-type="string" calcext:value-type="string">
            <text:p>G. U. P. S. Kodal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695]=&quot;11 - 12&quot;;&quot;HSS&quot;;IF([.E695]=&quot;8 - 12&quot;;&quot;HS, HSS&quot;;IF([.E695]=&quot;8 - 10&quot;;&quot;HS&quot;;IF([.E695]=&quot;1 - 4&quot;;&quot;LP&quot;;IF([.E695]=&quot;5 -7&quot;;&quot;UP&quot;;IF([.E695]=&quot;1 - 5&quot;;&quot;LP, UP&quot;;IF([.E695]=&quot;5 - 10&quot;;&quot;UP, HS&quot;;IF([.E695]=&quot;1 - 7&quot;;&quot;LP, UP&quot;;IF([.E695]=&quot;1 -10&quot;;&quot;LP, UP, HS&quot;;IF([.E695]=&quot;1 - 12&quot;;&quot;LP, UP, HS, HSS&quot;;IF([.E695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ozhikode rural </text:p>
          </table:table-cell>
          <table:table-cell table:number-columns-repeated="1016"/>
        </table:table-row>
        <table:table-row table:style-name="ro2">
          <table:table-cell table:style-name="ce17" office:value-type="float" office:value="695" calcext:value-type="float">
            <text:p>695</text:p>
          </table:table-cell>
          <table:table-cell table:style-name="ce17" office:value-type="float" office:value="17333" calcext:value-type="float">
            <text:p>17333</text:p>
          </table:table-cell>
          <table:table-cell table:style-name="ce17" office:value-type="string" calcext:value-type="string">
            <text:p>G. U. P. S. Manakkad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696]=&quot;11 - 12&quot;;&quot;HSS&quot;;IF([.E696]=&quot;8 - 12&quot;;&quot;HS, HSS&quot;;IF([.E696]=&quot;8 - 10&quot;;&quot;HS&quot;;IF([.E696]=&quot;1 - 4&quot;;&quot;LP&quot;;IF([.E696]=&quot;5 -7&quot;;&quot;UP&quot;;IF([.E696]=&quot;1 - 5&quot;;&quot;LP, UP&quot;;IF([.E696]=&quot;5 - 10&quot;;&quot;UP, HS&quot;;IF([.E696]=&quot;1 - 7&quot;;&quot;LP, UP&quot;;IF([.E696]=&quot;1 -10&quot;;&quot;LP, UP, HS&quot;;IF([.E696]=&quot;1 - 12&quot;;&quot;LP, UP, HS, HSS&quot;;IF([.E696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ozhikode rural </text:p>
          </table:table-cell>
          <table:table-cell table:number-columns-repeated="1016"/>
        </table:table-row>
        <table:table-row table:style-name="ro2">
          <table:table-cell table:style-name="ce17" office:value-type="float" office:value="696" calcext:value-type="float">
            <text:p>696</text:p>
          </table:table-cell>
          <table:table-cell table:style-name="ce17" office:value-type="float" office:value="17334" calcext:value-type="float">
            <text:p>17334</text:p>
          </table:table-cell>
          <table:table-cell table:style-name="ce17" office:value-type="string" calcext:value-type="string">
            <text:p>G. M. U. P. S. Mavoor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697]=&quot;11 - 12&quot;;&quot;HSS&quot;;IF([.E697]=&quot;8 - 12&quot;;&quot;HS, HSS&quot;;IF([.E697]=&quot;8 - 10&quot;;&quot;HS&quot;;IF([.E697]=&quot;1 - 4&quot;;&quot;LP&quot;;IF([.E697]=&quot;5 -7&quot;;&quot;UP&quot;;IF([.E697]=&quot;1 - 5&quot;;&quot;LP, UP&quot;;IF([.E697]=&quot;5 - 10&quot;;&quot;UP, HS&quot;;IF([.E697]=&quot;1 - 7&quot;;&quot;LP, UP&quot;;IF([.E697]=&quot;1 -10&quot;;&quot;LP, UP, HS&quot;;IF([.E697]=&quot;1 - 12&quot;;&quot;LP, UP, HS, HSS&quot;;IF([.E697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ozhikode rural </text:p>
          </table:table-cell>
          <table:table-cell table:number-columns-repeated="1016"/>
        </table:table-row>
        <table:table-row table:style-name="ro2">
          <table:table-cell table:style-name="ce17" office:value-type="float" office:value="697" calcext:value-type="float">
            <text:p>697</text:p>
          </table:table-cell>
          <table:table-cell table:style-name="ce17" office:value-type="float" office:value="99934" calcext:value-type="float">
            <text:p>99934</text:p>
          </table:table-cell>
          <table:table-cell table:style-name="ce17" office:value-type="string" calcext:value-type="string">
            <text:p>Sampoorna Test SchoolKozhikode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5 - 10</text:p>
          </table:table-cell>
          <table:table-cell table:style-name="ce17" table:formula="of:=IF([.E698]=&quot;11 - 12&quot;;&quot;HSS&quot;;IF([.E698]=&quot;8 - 12&quot;;&quot;HS, HSS&quot;;IF([.E698]=&quot;8 - 10&quot;;&quot;HS&quot;;IF([.E698]=&quot;1 - 4&quot;;&quot;LP&quot;;IF([.E698]=&quot;5 -7&quot;;&quot;UP&quot;;IF([.E698]=&quot;1 - 5&quot;;&quot;LP, UP&quot;;IF([.E698]=&quot;5 - 10&quot;;&quot;UP, HS&quot;;IF([.E698]=&quot;1 - 7&quot;;&quot;LP, UP&quot;;IF([.E698]=&quot;1 -10&quot;;&quot;LP, UP, HS&quot;;IF([.E698]=&quot;1 - 12&quot;;&quot;LP, UP, HS, HSS&quot;;IF([.E698]=&quot;5 - 12&quot;;&quot;UP, HS, HSS&quot;;&quot;&quot;)))))))))))" office:value-type="string" office:string-value="UP, HS" calcext:value-type="string">
            <text:p>UP, HS</text:p>
          </table:table-cell>
          <table:table-cell office:value-type="string" calcext:value-type="string">
            <text:p>Kozhikode rural </text:p>
          </table:table-cell>
          <table:table-cell table:number-columns-repeated="1016"/>
        </table:table-row>
        <table:table-row table:style-name="ro2">
          <table:table-cell table:style-name="ce17" office:value-type="float" office:value="698" calcext:value-type="float">
            <text:p>698</text:p>
          </table:table-cell>
          <table:table-cell table:style-name="ce17" office:value-type="float" office:value="17006" calcext:value-type="float">
            <text:p>17006</text:p>
          </table:table-cell>
          <table:table-cell table:style-name="ce17" office:value-type="string" calcext:value-type="string">
            <text:p>Pantheerankave H. S.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5 - 12</text:p>
          </table:table-cell>
          <table:table-cell table:style-name="ce17" table:formula="of:=IF([.E699]=&quot;11 - 12&quot;;&quot;HSS&quot;;IF([.E699]=&quot;8 - 12&quot;;&quot;HS, HSS&quot;;IF([.E699]=&quot;8 - 10&quot;;&quot;HS&quot;;IF([.E699]=&quot;1 - 4&quot;;&quot;LP&quot;;IF([.E699]=&quot;5 -7&quot;;&quot;UP&quot;;IF([.E699]=&quot;1 - 5&quot;;&quot;LP, UP&quot;;IF([.E699]=&quot;5 - 10&quot;;&quot;UP, HS&quot;;IF([.E699]=&quot;1 - 7&quot;;&quot;LP, UP&quot;;IF([.E699]=&quot;1 -10&quot;;&quot;LP, UP, HS&quot;;IF([.E699]=&quot;1 - 12&quot;;&quot;LP, UP, HS, HSS&quot;;IF([.E699]=&quot;5 - 12&quot;;&quot;UP, HS, HSS&quot;;&quot;&quot;)))))))))))" office:value-type="string" office:string-value="UP, HS, HSS" calcext:value-type="string">
            <text:p>UP, HS, HSS</text:p>
          </table:table-cell>
          <table:table-cell office:value-type="string" calcext:value-type="string">
            <text:p>Kozhikode rural </text:p>
          </table:table-cell>
          <table:table-cell table:number-columns-repeated="1016"/>
        </table:table-row>
        <table:table-row table:style-name="ro2">
          <table:table-cell table:style-name="ce17" office:value-type="float" office:value="699" calcext:value-type="float">
            <text:p>699</text:p>
          </table:table-cell>
          <table:table-cell table:style-name="ce17" office:value-type="float" office:value="17052" calcext:value-type="float">
            <text:p>17052</text:p>
          </table:table-cell>
          <table:table-cell table:style-name="ce17" office:value-type="string" calcext:value-type="string">
            <text:p>SAVIO H. S. S. Devagiri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5 - 12</text:p>
          </table:table-cell>
          <table:table-cell table:style-name="ce17" table:formula="of:=IF([.E700]=&quot;11 - 12&quot;;&quot;HSS&quot;;IF([.E700]=&quot;8 - 12&quot;;&quot;HS, HSS&quot;;IF([.E700]=&quot;8 - 10&quot;;&quot;HS&quot;;IF([.E700]=&quot;1 - 4&quot;;&quot;LP&quot;;IF([.E700]=&quot;5 -7&quot;;&quot;UP&quot;;IF([.E700]=&quot;1 - 5&quot;;&quot;LP, UP&quot;;IF([.E700]=&quot;5 - 10&quot;;&quot;UP, HS&quot;;IF([.E700]=&quot;1 - 7&quot;;&quot;LP, UP&quot;;IF([.E700]=&quot;1 -10&quot;;&quot;LP, UP, HS&quot;;IF([.E700]=&quot;1 - 12&quot;;&quot;LP, UP, HS, HSS&quot;;IF([.E700]=&quot;5 - 12&quot;;&quot;UP, HS, HSS&quot;;&quot;&quot;)))))))))))" office:value-type="string" office:string-value="UP, HS, HSS" calcext:value-type="string">
            <text:p>UP, HS, HSS</text:p>
          </table:table-cell>
          <table:table-cell office:value-type="string" calcext:value-type="string">
            <text:p>Kozhikode rural </text:p>
          </table:table-cell>
          <table:table-cell table:number-columns-repeated="1016"/>
        </table:table-row>
        <table:table-row table:style-name="ro2">
          <table:table-cell table:style-name="ce17" office:value-type="float" office:value="700" calcext:value-type="float">
            <text:p>700</text:p>
          </table:table-cell>
          <table:table-cell table:style-name="ce17" office:value-type="float" office:value="17310" calcext:value-type="float">
            <text:p>17310</text:p>
          </table:table-cell>
          <table:table-cell table:style-name="ce17" office:value-type="string" calcext:value-type="string">
            <text:p>A. L. P. S. Aduvad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701]=&quot;11 - 12&quot;;&quot;HSS&quot;;IF([.E701]=&quot;8 - 12&quot;;&quot;HS, HSS&quot;;IF([.E701]=&quot;8 - 10&quot;;&quot;HS&quot;;IF([.E701]=&quot;1 - 4&quot;;&quot;LP&quot;;IF([.E701]=&quot;5 -7&quot;;&quot;UP&quot;;IF([.E701]=&quot;1 - 5&quot;;&quot;LP, UP&quot;;IF([.E701]=&quot;5 - 10&quot;;&quot;UP, HS&quot;;IF([.E701]=&quot;1 - 7&quot;;&quot;LP, UP&quot;;IF([.E701]=&quot;1 -10&quot;;&quot;LP, UP, HS&quot;;IF([.E701]=&quot;1 - 12&quot;;&quot;LP, UP, HS, HSS&quot;;IF([.E701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zhikode rural </text:p>
          </table:table-cell>
          <table:table-cell table:number-columns-repeated="1016"/>
        </table:table-row>
        <table:table-row table:style-name="ro2">
          <table:table-cell table:style-name="ce17" office:value-type="float" office:value="701" calcext:value-type="float">
            <text:p>701</text:p>
          </table:table-cell>
          <table:table-cell table:style-name="ce17" office:value-type="float" office:value="17311" calcext:value-type="float">
            <text:p>17311</text:p>
          </table:table-cell>
          <table:table-cell table:style-name="ce17" office:value-type="string" calcext:value-type="string">
            <text:p>A. L. P. S. Cherukulathur East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702]=&quot;11 - 12&quot;;&quot;HSS&quot;;IF([.E702]=&quot;8 - 12&quot;;&quot;HS, HSS&quot;;IF([.E702]=&quot;8 - 10&quot;;&quot;HS&quot;;IF([.E702]=&quot;1 - 4&quot;;&quot;LP&quot;;IF([.E702]=&quot;5 -7&quot;;&quot;UP&quot;;IF([.E702]=&quot;1 - 5&quot;;&quot;LP, UP&quot;;IF([.E702]=&quot;5 - 10&quot;;&quot;UP, HS&quot;;IF([.E702]=&quot;1 - 7&quot;;&quot;LP, UP&quot;;IF([.E702]=&quot;1 -10&quot;;&quot;LP, UP, HS&quot;;IF([.E702]=&quot;1 - 12&quot;;&quot;LP, UP, HS, HSS&quot;;IF([.E702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zhikode rural </text:p>
          </table:table-cell>
          <table:table-cell table:number-columns-repeated="1016"/>
        </table:table-row>
        <table:table-row table:style-name="ro2">
          <table:table-cell table:style-name="ce17" office:value-type="float" office:value="702" calcext:value-type="float">
            <text:p>702</text:p>
          </table:table-cell>
          <table:table-cell table:style-name="ce17" office:value-type="float" office:value="17312" calcext:value-type="float">
            <text:p>17312</text:p>
          </table:table-cell>
          <table:table-cell table:style-name="ce17" office:value-type="string" calcext:value-type="string">
            <text:p>A. L. P. S. Kanniparamba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703]=&quot;11 - 12&quot;;&quot;HSS&quot;;IF([.E703]=&quot;8 - 12&quot;;&quot;HS, HSS&quot;;IF([.E703]=&quot;8 - 10&quot;;&quot;HS&quot;;IF([.E703]=&quot;1 - 4&quot;;&quot;LP&quot;;IF([.E703]=&quot;5 -7&quot;;&quot;UP&quot;;IF([.E703]=&quot;1 - 5&quot;;&quot;LP, UP&quot;;IF([.E703]=&quot;5 - 10&quot;;&quot;UP, HS&quot;;IF([.E703]=&quot;1 - 7&quot;;&quot;LP, UP&quot;;IF([.E703]=&quot;1 -10&quot;;&quot;LP, UP, HS&quot;;IF([.E703]=&quot;1 - 12&quot;;&quot;LP, UP, HS, HSS&quot;;IF([.E703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zhikode rural </text:p>
          </table:table-cell>
          <table:table-cell table:number-columns-repeated="1016"/>
        </table:table-row>
        <table:table-row table:style-name="ro2">
          <table:table-cell table:style-name="ce17" office:value-type="float" office:value="703" calcext:value-type="float">
            <text:p>703</text:p>
          </table:table-cell>
          <table:table-cell table:style-name="ce17" office:value-type="float" office:value="17313" calcext:value-type="float">
            <text:p>17313</text:p>
          </table:table-cell>
          <table:table-cell table:style-name="ce17" office:value-type="string" calcext:value-type="string">
            <text:p>A. L. P. S. Kayalam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704]=&quot;11 - 12&quot;;&quot;HSS&quot;;IF([.E704]=&quot;8 - 12&quot;;&quot;HS, HSS&quot;;IF([.E704]=&quot;8 - 10&quot;;&quot;HS&quot;;IF([.E704]=&quot;1 - 4&quot;;&quot;LP&quot;;IF([.E704]=&quot;5 -7&quot;;&quot;UP&quot;;IF([.E704]=&quot;1 - 5&quot;;&quot;LP, UP&quot;;IF([.E704]=&quot;5 - 10&quot;;&quot;UP, HS&quot;;IF([.E704]=&quot;1 - 7&quot;;&quot;LP, UP&quot;;IF([.E704]=&quot;1 -10&quot;;&quot;LP, UP, HS&quot;;IF([.E704]=&quot;1 - 12&quot;;&quot;LP, UP, HS, HSS&quot;;IF([.E704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zhikode rural </text:p>
          </table:table-cell>
          <table:table-cell table:number-columns-repeated="1016"/>
        </table:table-row>
        <table:table-row table:style-name="ro2">
          <table:table-cell table:style-name="ce17" office:value-type="float" office:value="704" calcext:value-type="float">
            <text:p>704</text:p>
          </table:table-cell>
          <table:table-cell table:style-name="ce17" office:value-type="float" office:value="17314" calcext:value-type="float">
            <text:p>17314</text:p>
          </table:table-cell>
          <table:table-cell table:style-name="ce17" office:value-type="string" calcext:value-type="string">
            <text:p>A. L. P. S. Kunnamkulangara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705]=&quot;11 - 12&quot;;&quot;HSS&quot;;IF([.E705]=&quot;8 - 12&quot;;&quot;HS, HSS&quot;;IF([.E705]=&quot;8 - 10&quot;;&quot;HS&quot;;IF([.E705]=&quot;1 - 4&quot;;&quot;LP&quot;;IF([.E705]=&quot;5 -7&quot;;&quot;UP&quot;;IF([.E705]=&quot;1 - 5&quot;;&quot;LP, UP&quot;;IF([.E705]=&quot;5 - 10&quot;;&quot;UP, HS&quot;;IF([.E705]=&quot;1 - 7&quot;;&quot;LP, UP&quot;;IF([.E705]=&quot;1 -10&quot;;&quot;LP, UP, HS&quot;;IF([.E705]=&quot;1 - 12&quot;;&quot;LP, UP, HS, HSS&quot;;IF([.E705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zhikode rural </text:p>
          </table:table-cell>
          <table:table-cell table:number-columns-repeated="1016"/>
        </table:table-row>
        <table:table-row table:style-name="ro2">
          <table:table-cell table:style-name="ce17" office:value-type="float" office:value="705" calcext:value-type="float">
            <text:p>705</text:p>
          </table:table-cell>
          <table:table-cell table:style-name="ce17" office:value-type="float" office:value="17315" calcext:value-type="float">
            <text:p>17315</text:p>
          </table:table-cell>
          <table:table-cell table:style-name="ce17" office:value-type="string" calcext:value-type="string">
            <text:p>A. L. P. S. Kuttikattur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706]=&quot;11 - 12&quot;;&quot;HSS&quot;;IF([.E706]=&quot;8 - 12&quot;;&quot;HS, HSS&quot;;IF([.E706]=&quot;8 - 10&quot;;&quot;HS&quot;;IF([.E706]=&quot;1 - 4&quot;;&quot;LP&quot;;IF([.E706]=&quot;5 -7&quot;;&quot;UP&quot;;IF([.E706]=&quot;1 - 5&quot;;&quot;LP, UP&quot;;IF([.E706]=&quot;5 - 10&quot;;&quot;UP, HS&quot;;IF([.E706]=&quot;1 - 7&quot;;&quot;LP, UP&quot;;IF([.E706]=&quot;1 -10&quot;;&quot;LP, UP, HS&quot;;IF([.E706]=&quot;1 - 12&quot;;&quot;LP, UP, HS, HSS&quot;;IF([.E706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zhikode rural </text:p>
          </table:table-cell>
          <table:table-cell table:number-columns-repeated="1016"/>
        </table:table-row>
        <table:table-row table:style-name="ro2">
          <table:table-cell table:style-name="ce17" office:value-type="float" office:value="706" calcext:value-type="float">
            <text:p>706</text:p>
          </table:table-cell>
          <table:table-cell table:style-name="ce17" office:value-type="float" office:value="17316" calcext:value-type="float">
            <text:p>17316</text:p>
          </table:table-cell>
          <table:table-cell table:style-name="ce17" office:value-type="string" calcext:value-type="string">
            <text:p>A. L. P. S. Moorkkanad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707]=&quot;11 - 12&quot;;&quot;HSS&quot;;IF([.E707]=&quot;8 - 12&quot;;&quot;HS, HSS&quot;;IF([.E707]=&quot;8 - 10&quot;;&quot;HS&quot;;IF([.E707]=&quot;1 - 4&quot;;&quot;LP&quot;;IF([.E707]=&quot;5 -7&quot;;&quot;UP&quot;;IF([.E707]=&quot;1 - 5&quot;;&quot;LP, UP&quot;;IF([.E707]=&quot;5 - 10&quot;;&quot;UP, HS&quot;;IF([.E707]=&quot;1 - 7&quot;;&quot;LP, UP&quot;;IF([.E707]=&quot;1 -10&quot;;&quot;LP, UP, HS&quot;;IF([.E707]=&quot;1 - 12&quot;;&quot;LP, UP, HS, HSS&quot;;IF([.E707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zhikode rural </text:p>
          </table:table-cell>
          <table:table-cell table:number-columns-repeated="1016"/>
        </table:table-row>
        <table:table-row table:style-name="ro2">
          <table:table-cell table:style-name="ce17" office:value-type="float" office:value="707" calcext:value-type="float">
            <text:p>707</text:p>
          </table:table-cell>
          <table:table-cell table:style-name="ce17" office:value-type="float" office:value="17317" calcext:value-type="float">
            <text:p>17317</text:p>
          </table:table-cell>
          <table:table-cell table:style-name="ce17" office:value-type="string" calcext:value-type="string">
            <text:p>A. L. P. S. Naduvattom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708]=&quot;11 - 12&quot;;&quot;HSS&quot;;IF([.E708]=&quot;8 - 12&quot;;&quot;HS, HSS&quot;;IF([.E708]=&quot;8 - 10&quot;;&quot;HS&quot;;IF([.E708]=&quot;1 - 4&quot;;&quot;LP&quot;;IF([.E708]=&quot;5 -7&quot;;&quot;UP&quot;;IF([.E708]=&quot;1 - 5&quot;;&quot;LP, UP&quot;;IF([.E708]=&quot;5 - 10&quot;;&quot;UP, HS&quot;;IF([.E708]=&quot;1 - 7&quot;;&quot;LP, UP&quot;;IF([.E708]=&quot;1 -10&quot;;&quot;LP, UP, HS&quot;;IF([.E708]=&quot;1 - 12&quot;;&quot;LP, UP, HS, HSS&quot;;IF([.E708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zhikode rural </text:p>
          </table:table-cell>
          <table:table-cell table:number-columns-repeated="1016"/>
        </table:table-row>
        <table:table-row table:style-name="ro2">
          <table:table-cell table:style-name="ce17" office:value-type="float" office:value="708" calcext:value-type="float">
            <text:p>708</text:p>
          </table:table-cell>
          <table:table-cell table:style-name="ce17" office:value-type="float" office:value="17318" calcext:value-type="float">
            <text:p>17318</text:p>
          </table:table-cell>
          <table:table-cell table:style-name="ce17" office:value-type="string" calcext:value-type="string">
            <text:p>A. L. P. S. Odumbra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709]=&quot;11 - 12&quot;;&quot;HSS&quot;;IF([.E709]=&quot;8 - 12&quot;;&quot;HS, HSS&quot;;IF([.E709]=&quot;8 - 10&quot;;&quot;HS&quot;;IF([.E709]=&quot;1 - 4&quot;;&quot;LP&quot;;IF([.E709]=&quot;5 -7&quot;;&quot;UP&quot;;IF([.E709]=&quot;1 - 5&quot;;&quot;LP, UP&quot;;IF([.E709]=&quot;5 - 10&quot;;&quot;UP, HS&quot;;IF([.E709]=&quot;1 - 7&quot;;&quot;LP, UP&quot;;IF([.E709]=&quot;1 -10&quot;;&quot;LP, UP, HS&quot;;IF([.E709]=&quot;1 - 12&quot;;&quot;LP, UP, HS, HSS&quot;;IF([.E709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zhikode rural </text:p>
          </table:table-cell>
          <table:table-cell table:number-columns-repeated="1016"/>
        </table:table-row>
        <table:table-row table:style-name="ro2">
          <table:table-cell table:style-name="ce17" office:value-type="float" office:value="709" calcext:value-type="float">
            <text:p>709</text:p>
          </table:table-cell>
          <table:table-cell table:style-name="ce17" office:value-type="float" office:value="17319" calcext:value-type="float">
            <text:p>17319</text:p>
          </table:table-cell>
          <table:table-cell table:style-name="ce17" office:value-type="string" calcext:value-type="string">
            <text:p>A. L. P. S. Olavanna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710]=&quot;11 - 12&quot;;&quot;HSS&quot;;IF([.E710]=&quot;8 - 12&quot;;&quot;HS, HSS&quot;;IF([.E710]=&quot;8 - 10&quot;;&quot;HS&quot;;IF([.E710]=&quot;1 - 4&quot;;&quot;LP&quot;;IF([.E710]=&quot;5 -7&quot;;&quot;UP&quot;;IF([.E710]=&quot;1 - 5&quot;;&quot;LP, UP&quot;;IF([.E710]=&quot;5 - 10&quot;;&quot;UP, HS&quot;;IF([.E710]=&quot;1 - 7&quot;;&quot;LP, UP&quot;;IF([.E710]=&quot;1 -10&quot;;&quot;LP, UP, HS&quot;;IF([.E710]=&quot;1 - 12&quot;;&quot;LP, UP, HS, HSS&quot;;IF([.E710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zhikode rural </text:p>
          </table:table-cell>
          <table:table-cell table:number-columns-repeated="1016"/>
        </table:table-row>
        <table:table-row table:style-name="ro2">
          <table:table-cell table:style-name="ce17" office:value-type="float" office:value="710" calcext:value-type="float">
            <text:p>710</text:p>
          </table:table-cell>
          <table:table-cell table:style-name="ce17" office:value-type="float" office:value="17321" calcext:value-type="float">
            <text:p>17321</text:p>
          </table:table-cell>
          <table:table-cell table:style-name="ce17" office:value-type="string" calcext:value-type="string">
            <text:p>A. L. P. S. Paingottupuram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711]=&quot;11 - 12&quot;;&quot;HSS&quot;;IF([.E711]=&quot;8 - 12&quot;;&quot;HS, HSS&quot;;IF([.E711]=&quot;8 - 10&quot;;&quot;HS&quot;;IF([.E711]=&quot;1 - 4&quot;;&quot;LP&quot;;IF([.E711]=&quot;5 -7&quot;;&quot;UP&quot;;IF([.E711]=&quot;1 - 5&quot;;&quot;LP, UP&quot;;IF([.E711]=&quot;5 - 10&quot;;&quot;UP, HS&quot;;IF([.E711]=&quot;1 - 7&quot;;&quot;LP, UP&quot;;IF([.E711]=&quot;1 -10&quot;;&quot;LP, UP, HS&quot;;IF([.E711]=&quot;1 - 12&quot;;&quot;LP, UP, HS, HSS&quot;;IF([.E711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zhikode rural </text:p>
          </table:table-cell>
          <table:table-cell table:number-columns-repeated="1016"/>
        </table:table-row>
        <table:table-row table:style-name="ro2">
          <table:table-cell table:style-name="ce17" office:value-type="float" office:value="711" calcext:value-type="float">
            <text:p>711</text:p>
          </table:table-cell>
          <table:table-cell table:style-name="ce17" office:value-type="float" office:value="17322" calcext:value-type="float">
            <text:p>17322</text:p>
          </table:table-cell>
          <table:table-cell table:style-name="ce17" office:value-type="string" calcext:value-type="string">
            <text:p>A. L. P. S. Perumanna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712]=&quot;11 - 12&quot;;&quot;HSS&quot;;IF([.E712]=&quot;8 - 12&quot;;&quot;HS, HSS&quot;;IF([.E712]=&quot;8 - 10&quot;;&quot;HS&quot;;IF([.E712]=&quot;1 - 4&quot;;&quot;LP&quot;;IF([.E712]=&quot;5 -7&quot;;&quot;UP&quot;;IF([.E712]=&quot;1 - 5&quot;;&quot;LP, UP&quot;;IF([.E712]=&quot;5 - 10&quot;;&quot;UP, HS&quot;;IF([.E712]=&quot;1 - 7&quot;;&quot;LP, UP&quot;;IF([.E712]=&quot;1 -10&quot;;&quot;LP, UP, HS&quot;;IF([.E712]=&quot;1 - 12&quot;;&quot;LP, UP, HS, HSS&quot;;IF([.E712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zhikode rural </text:p>
          </table:table-cell>
          <table:table-cell table:number-columns-repeated="1016"/>
        </table:table-row>
        <table:table-row table:style-name="ro2">
          <table:table-cell table:style-name="ce17" office:value-type="float" office:value="712" calcext:value-type="float">
            <text:p>712</text:p>
          </table:table-cell>
          <table:table-cell table:style-name="ce17" office:value-type="float" office:value="17323" calcext:value-type="float">
            <text:p>17323</text:p>
          </table:table-cell>
          <table:table-cell table:style-name="ce17" office:value-type="string" calcext:value-type="string">
            <text:p>A T AHAMMED MEMORIAL ALPSCHOOL POOVATTUPARAMBA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713]=&quot;11 - 12&quot;;&quot;HSS&quot;;IF([.E713]=&quot;8 - 12&quot;;&quot;HS, HSS&quot;;IF([.E713]=&quot;8 - 10&quot;;&quot;HS&quot;;IF([.E713]=&quot;1 - 4&quot;;&quot;LP&quot;;IF([.E713]=&quot;5 -7&quot;;&quot;UP&quot;;IF([.E713]=&quot;1 - 5&quot;;&quot;LP, UP&quot;;IF([.E713]=&quot;5 - 10&quot;;&quot;UP, HS&quot;;IF([.E713]=&quot;1 - 7&quot;;&quot;LP, UP&quot;;IF([.E713]=&quot;1 -10&quot;;&quot;LP, UP, HS&quot;;IF([.E713]=&quot;1 - 12&quot;;&quot;LP, UP, HS, HSS&quot;;IF([.E713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zhikode rural </text:p>
          </table:table-cell>
          <table:table-cell table:number-columns-repeated="1016"/>
        </table:table-row>
        <table:table-row table:style-name="ro2">
          <table:table-cell table:style-name="ce17" office:value-type="float" office:value="713" calcext:value-type="float">
            <text:p>713</text:p>
          </table:table-cell>
          <table:table-cell table:style-name="ce17" office:value-type="float" office:value="17324" calcext:value-type="float">
            <text:p>17324</text:p>
          </table:table-cell>
          <table:table-cell table:style-name="ce17" office:value-type="string" calcext:value-type="string">
            <text:p>A. L. P. S. Savio Devagiri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714]=&quot;11 - 12&quot;;&quot;HSS&quot;;IF([.E714]=&quot;8 - 12&quot;;&quot;HS, HSS&quot;;IF([.E714]=&quot;8 - 10&quot;;&quot;HS&quot;;IF([.E714]=&quot;1 - 4&quot;;&quot;LP&quot;;IF([.E714]=&quot;5 -7&quot;;&quot;UP&quot;;IF([.E714]=&quot;1 - 5&quot;;&quot;LP, UP&quot;;IF([.E714]=&quot;5 - 10&quot;;&quot;UP, HS&quot;;IF([.E714]=&quot;1 - 7&quot;;&quot;LP, UP&quot;;IF([.E714]=&quot;1 -10&quot;;&quot;LP, UP, HS&quot;;IF([.E714]=&quot;1 - 12&quot;;&quot;LP, UP, HS, HSS&quot;;IF([.E714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zhikode rural </text:p>
          </table:table-cell>
          <table:table-cell table:number-columns-repeated="1016"/>
        </table:table-row>
        <table:table-row table:style-name="ro2">
          <table:table-cell table:style-name="ce17" office:value-type="float" office:value="714" calcext:value-type="float">
            <text:p>714</text:p>
          </table:table-cell>
          <table:table-cell table:style-name="ce17" office:value-type="float" office:value="17325" calcext:value-type="float">
            <text:p>17325</text:p>
          </table:table-cell>
          <table:table-cell table:style-name="ce17" office:value-type="string" calcext:value-type="string">
            <text:p>A. M. L. P. S. Arathilparamba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715]=&quot;11 - 12&quot;;&quot;HSS&quot;;IF([.E715]=&quot;8 - 12&quot;;&quot;HS, HSS&quot;;IF([.E715]=&quot;8 - 10&quot;;&quot;HS&quot;;IF([.E715]=&quot;1 - 4&quot;;&quot;LP&quot;;IF([.E715]=&quot;5 -7&quot;;&quot;UP&quot;;IF([.E715]=&quot;1 - 5&quot;;&quot;LP, UP&quot;;IF([.E715]=&quot;5 - 10&quot;;&quot;UP, HS&quot;;IF([.E715]=&quot;1 - 7&quot;;&quot;LP, UP&quot;;IF([.E715]=&quot;1 -10&quot;;&quot;LP, UP, HS&quot;;IF([.E715]=&quot;1 - 12&quot;;&quot;LP, UP, HS, HSS&quot;;IF([.E715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zhikode rural </text:p>
          </table:table-cell>
          <table:table-cell table:number-columns-repeated="1016"/>
        </table:table-row>
        <table:table-row table:style-name="ro2">
          <table:table-cell table:style-name="ce17" office:value-type="float" office:value="715" calcext:value-type="float">
            <text:p>715</text:p>
          </table:table-cell>
          <table:table-cell table:style-name="ce17" office:value-type="float" office:value="17326" calcext:value-type="float">
            <text:p>17326</text:p>
          </table:table-cell>
          <table:table-cell table:style-name="ce17" office:value-type="string" calcext:value-type="string">
            <text:p>A. M. L. P. S. Kailamadam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716]=&quot;11 - 12&quot;;&quot;HSS&quot;;IF([.E716]=&quot;8 - 12&quot;;&quot;HS, HSS&quot;;IF([.E716]=&quot;8 - 10&quot;;&quot;HS&quot;;IF([.E716]=&quot;1 - 4&quot;;&quot;LP&quot;;IF([.E716]=&quot;5 -7&quot;;&quot;UP&quot;;IF([.E716]=&quot;1 - 5&quot;;&quot;LP, UP&quot;;IF([.E716]=&quot;5 - 10&quot;;&quot;UP, HS&quot;;IF([.E716]=&quot;1 - 7&quot;;&quot;LP, UP&quot;;IF([.E716]=&quot;1 -10&quot;;&quot;LP, UP, HS&quot;;IF([.E716]=&quot;1 - 12&quot;;&quot;LP, UP, HS, HSS&quot;;IF([.E716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zhikode rural </text:p>
          </table:table-cell>
          <table:table-cell table:number-columns-repeated="1016"/>
        </table:table-row>
        <table:table-row table:style-name="ro2">
          <table:table-cell table:style-name="ce17" office:value-type="float" office:value="716" calcext:value-type="float">
            <text:p>716</text:p>
          </table:table-cell>
          <table:table-cell table:style-name="ce17" office:value-type="float" office:value="17327" calcext:value-type="float">
            <text:p>17327</text:p>
          </table:table-cell>
          <table:table-cell table:style-name="ce17" office:value-type="string" calcext:value-type="string">
            <text:p>A. M. L. P. S. Kuttikattur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717]=&quot;11 - 12&quot;;&quot;HSS&quot;;IF([.E717]=&quot;8 - 12&quot;;&quot;HS, HSS&quot;;IF([.E717]=&quot;8 - 10&quot;;&quot;HS&quot;;IF([.E717]=&quot;1 - 4&quot;;&quot;LP&quot;;IF([.E717]=&quot;5 -7&quot;;&quot;UP&quot;;IF([.E717]=&quot;1 - 5&quot;;&quot;LP, UP&quot;;IF([.E717]=&quot;5 - 10&quot;;&quot;UP, HS&quot;;IF([.E717]=&quot;1 - 7&quot;;&quot;LP, UP&quot;;IF([.E717]=&quot;1 -10&quot;;&quot;LP, UP, HS&quot;;IF([.E717]=&quot;1 - 12&quot;;&quot;LP, UP, HS, HSS&quot;;IF([.E717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zhikode rural </text:p>
          </table:table-cell>
          <table:table-cell table:number-columns-repeated="1016"/>
        </table:table-row>
        <table:table-row table:style-name="ro2">
          <table:table-cell table:style-name="ce17" office:value-type="float" office:value="717" calcext:value-type="float">
            <text:p>717</text:p>
          </table:table-cell>
          <table:table-cell table:style-name="ce17" office:value-type="float" office:value="17328" calcext:value-type="float">
            <text:p>17328</text:p>
          </table:table-cell>
          <table:table-cell table:style-name="ce17" office:value-type="string" calcext:value-type="string">
            <text:p>A. M. L. P. S. Thumbayil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718]=&quot;11 - 12&quot;;&quot;HSS&quot;;IF([.E718]=&quot;8 - 12&quot;;&quot;HS, HSS&quot;;IF([.E718]=&quot;8 - 10&quot;;&quot;HS&quot;;IF([.E718]=&quot;1 - 4&quot;;&quot;LP&quot;;IF([.E718]=&quot;5 -7&quot;;&quot;UP&quot;;IF([.E718]=&quot;1 - 5&quot;;&quot;LP, UP&quot;;IF([.E718]=&quot;5 - 10&quot;;&quot;UP, HS&quot;;IF([.E718]=&quot;1 - 7&quot;;&quot;LP, UP&quot;;IF([.E718]=&quot;1 -10&quot;;&quot;LP, UP, HS&quot;;IF([.E718]=&quot;1 - 12&quot;;&quot;LP, UP, HS, HSS&quot;;IF([.E718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zhikode rural </text:p>
          </table:table-cell>
          <table:table-cell table:number-columns-repeated="1016"/>
        </table:table-row>
        <table:table-row table:style-name="ro2">
          <table:table-cell table:style-name="ce17" office:value-type="float" office:value="718" calcext:value-type="float">
            <text:p>718</text:p>
          </table:table-cell>
          <table:table-cell table:style-name="ce17" office:value-type="float" office:value="17329" calcext:value-type="float">
            <text:p>17329</text:p>
          </table:table-cell>
          <table:table-cell table:style-name="ce17" office:value-type="string" calcext:value-type="string">
            <text:p>A. M. L. P. S. Vellayicode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719]=&quot;11 - 12&quot;;&quot;HSS&quot;;IF([.E719]=&quot;8 - 12&quot;;&quot;HS, HSS&quot;;IF([.E719]=&quot;8 - 10&quot;;&quot;HS&quot;;IF([.E719]=&quot;1 - 4&quot;;&quot;LP&quot;;IF([.E719]=&quot;5 -7&quot;;&quot;UP&quot;;IF([.E719]=&quot;1 - 5&quot;;&quot;LP, UP&quot;;IF([.E719]=&quot;5 - 10&quot;;&quot;UP, HS&quot;;IF([.E719]=&quot;1 - 7&quot;;&quot;LP, UP&quot;;IF([.E719]=&quot;1 -10&quot;;&quot;LP, UP, HS&quot;;IF([.E719]=&quot;1 - 12&quot;;&quot;LP, UP, HS, HSS&quot;;IF([.E719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zhikode rural </text:p>
          </table:table-cell>
          <table:table-cell table:number-columns-repeated="1016"/>
        </table:table-row>
        <table:table-row table:style-name="ro2">
          <table:table-cell table:style-name="ce17" office:value-type="float" office:value="719" calcext:value-type="float">
            <text:p>719</text:p>
          </table:table-cell>
          <table:table-cell table:style-name="ce17" office:value-type="float" office:value="17330" calcext:value-type="float">
            <text:p>17330</text:p>
          </table:table-cell>
          <table:table-cell table:style-name="ce17" office:value-type="string" calcext:value-type="string">
            <text:p>A. M. L. P. S. Velliparamba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720]=&quot;11 - 12&quot;;&quot;HSS&quot;;IF([.E720]=&quot;8 - 12&quot;;&quot;HS, HSS&quot;;IF([.E720]=&quot;8 - 10&quot;;&quot;HS&quot;;IF([.E720]=&quot;1 - 4&quot;;&quot;LP&quot;;IF([.E720]=&quot;5 -7&quot;;&quot;UP&quot;;IF([.E720]=&quot;1 - 5&quot;;&quot;LP, UP&quot;;IF([.E720]=&quot;5 - 10&quot;;&quot;UP, HS&quot;;IF([.E720]=&quot;1 - 7&quot;;&quot;LP, UP&quot;;IF([.E720]=&quot;1 -10&quot;;&quot;LP, UP, HS&quot;;IF([.E720]=&quot;1 - 12&quot;;&quot;LP, UP, HS, HSS&quot;;IF([.E720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zhikode rural </text:p>
          </table:table-cell>
          <table:table-cell table:number-columns-repeated="1016"/>
        </table:table-row>
        <table:table-row table:style-name="ro2">
          <table:table-cell table:style-name="ce17" office:value-type="float" office:value="720" calcext:value-type="float">
            <text:p>720</text:p>
          </table:table-cell>
          <table:table-cell table:style-name="ce17" office:value-type="float" office:value="17331" calcext:value-type="float">
            <text:p>17331</text:p>
          </table:table-cell>
          <table:table-cell table:style-name="ce17" office:value-type="string" calcext:value-type="string">
            <text:p>A. L. P. S. Kovoor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5</text:p>
          </table:table-cell>
          <table:table-cell table:style-name="ce17" table:formula="of:=IF([.E721]=&quot;11 - 12&quot;;&quot;HSS&quot;;IF([.E721]=&quot;8 - 12&quot;;&quot;HS, HSS&quot;;IF([.E721]=&quot;8 - 10&quot;;&quot;HS&quot;;IF([.E721]=&quot;1 - 4&quot;;&quot;LP&quot;;IF([.E721]=&quot;5 -7&quot;;&quot;UP&quot;;IF([.E721]=&quot;1 - 5&quot;;&quot;LP, UP&quot;;IF([.E721]=&quot;5 - 10&quot;;&quot;UP, HS&quot;;IF([.E721]=&quot;1 - 7&quot;;&quot;LP, UP&quot;;IF([.E721]=&quot;1 -10&quot;;&quot;LP, UP, HS&quot;;IF([.E721]=&quot;1 - 12&quot;;&quot;LP, UP, HS, HSS&quot;;IF([.E721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ozhikode rural </text:p>
          </table:table-cell>
          <table:table-cell table:number-columns-repeated="1016"/>
        </table:table-row>
        <table:table-row table:style-name="ro2">
          <table:table-cell table:style-name="ce17" office:value-type="float" office:value="721" calcext:value-type="float">
            <text:p>721</text:p>
          </table:table-cell>
          <table:table-cell table:style-name="ce17" office:value-type="float" office:value="17335" calcext:value-type="float">
            <text:p>17335</text:p>
          </table:table-cell>
          <table:table-cell table:style-name="ce17" office:value-type="string" calcext:value-type="string">
            <text:p>A. M. U. P. S. Kambliparamba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722]=&quot;11 - 12&quot;;&quot;HSS&quot;;IF([.E722]=&quot;8 - 12&quot;;&quot;HS, HSS&quot;;IF([.E722]=&quot;8 - 10&quot;;&quot;HS&quot;;IF([.E722]=&quot;1 - 4&quot;;&quot;LP&quot;;IF([.E722]=&quot;5 -7&quot;;&quot;UP&quot;;IF([.E722]=&quot;1 - 5&quot;;&quot;LP, UP&quot;;IF([.E722]=&quot;5 - 10&quot;;&quot;UP, HS&quot;;IF([.E722]=&quot;1 - 7&quot;;&quot;LP, UP&quot;;IF([.E722]=&quot;1 -10&quot;;&quot;LP, UP, HS&quot;;IF([.E722]=&quot;1 - 12&quot;;&quot;LP, UP, HS, HSS&quot;;IF([.E722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ozhikode rural </text:p>
          </table:table-cell>
          <table:table-cell table:number-columns-repeated="1016"/>
        </table:table-row>
        <table:table-row table:style-name="ro2">
          <table:table-cell table:style-name="ce17" office:value-type="float" office:value="722" calcext:value-type="float">
            <text:p>722</text:p>
          </table:table-cell>
          <table:table-cell table:style-name="ce17" office:value-type="float" office:value="17336" calcext:value-type="float">
            <text:p>17336</text:p>
          </table:table-cell>
          <table:table-cell table:style-name="ce17" office:value-type="string" calcext:value-type="string">
            <text:p>A. M. U. P. S. Kunnamkulangara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723]=&quot;11 - 12&quot;;&quot;HSS&quot;;IF([.E723]=&quot;8 - 12&quot;;&quot;HS, HSS&quot;;IF([.E723]=&quot;8 - 10&quot;;&quot;HS&quot;;IF([.E723]=&quot;1 - 4&quot;;&quot;LP&quot;;IF([.E723]=&quot;5 -7&quot;;&quot;UP&quot;;IF([.E723]=&quot;1 - 5&quot;;&quot;LP, UP&quot;;IF([.E723]=&quot;5 - 10&quot;;&quot;UP, HS&quot;;IF([.E723]=&quot;1 - 7&quot;;&quot;LP, UP&quot;;IF([.E723]=&quot;1 -10&quot;;&quot;LP, UP, HS&quot;;IF([.E723]=&quot;1 - 12&quot;;&quot;LP, UP, HS, HSS&quot;;IF([.E723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ozhikode rural </text:p>
          </table:table-cell>
          <table:table-cell table:number-columns-repeated="1016"/>
        </table:table-row>
        <table:table-row table:style-name="ro2">
          <table:table-cell table:style-name="ce17" office:value-type="float" office:value="723" calcext:value-type="float">
            <text:p>723</text:p>
          </table:table-cell>
          <table:table-cell table:style-name="ce17" office:value-type="float" office:value="17337" calcext:value-type="float">
            <text:p>17337</text:p>
          </table:table-cell>
          <table:table-cell table:style-name="ce17" office:value-type="string" calcext:value-type="string">
            <text:p>A. M. U. P. S. Puthurmadam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724]=&quot;11 - 12&quot;;&quot;HSS&quot;;IF([.E724]=&quot;8 - 12&quot;;&quot;HS, HSS&quot;;IF([.E724]=&quot;8 - 10&quot;;&quot;HS&quot;;IF([.E724]=&quot;1 - 4&quot;;&quot;LP&quot;;IF([.E724]=&quot;5 -7&quot;;&quot;UP&quot;;IF([.E724]=&quot;1 - 5&quot;;&quot;LP, UP&quot;;IF([.E724]=&quot;5 - 10&quot;;&quot;UP, HS&quot;;IF([.E724]=&quot;1 - 7&quot;;&quot;LP, UP&quot;;IF([.E724]=&quot;1 -10&quot;;&quot;LP, UP, HS&quot;;IF([.E724]=&quot;1 - 12&quot;;&quot;LP, UP, HS, HSS&quot;;IF([.E724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ozhikode rural </text:p>
          </table:table-cell>
          <table:table-cell table:number-columns-repeated="1016"/>
        </table:table-row>
        <table:table-row table:style-name="ro2">
          <table:table-cell table:style-name="ce17" office:value-type="float" office:value="724" calcext:value-type="float">
            <text:p>724</text:p>
          </table:table-cell>
          <table:table-cell table:style-name="ce17" office:value-type="float" office:value="17338" calcext:value-type="float">
            <text:p>17338</text:p>
          </table:table-cell>
          <table:table-cell table:style-name="ce17" office:value-type="string" calcext:value-type="string">
            <text:p>A. U. P. S. Pantheerankavu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725]=&quot;11 - 12&quot;;&quot;HSS&quot;;IF([.E725]=&quot;8 - 12&quot;;&quot;HS, HSS&quot;;IF([.E725]=&quot;8 - 10&quot;;&quot;HS&quot;;IF([.E725]=&quot;1 - 4&quot;;&quot;LP&quot;;IF([.E725]=&quot;5 -7&quot;;&quot;UP&quot;;IF([.E725]=&quot;1 - 5&quot;;&quot;LP, UP&quot;;IF([.E725]=&quot;5 - 10&quot;;&quot;UP, HS&quot;;IF([.E725]=&quot;1 - 7&quot;;&quot;LP, UP&quot;;IF([.E725]=&quot;1 -10&quot;;&quot;LP, UP, HS&quot;;IF([.E725]=&quot;1 - 12&quot;;&quot;LP, UP, HS, HSS&quot;;IF([.E725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ozhikode rural </text:p>
          </table:table-cell>
          <table:table-cell table:number-columns-repeated="1016"/>
        </table:table-row>
        <table:table-row table:style-name="ro2">
          <table:table-cell table:style-name="ce17" office:value-type="float" office:value="725" calcext:value-type="float">
            <text:p>725</text:p>
          </table:table-cell>
          <table:table-cell table:style-name="ce17" office:value-type="float" office:value="17339" calcext:value-type="float">
            <text:p>17339</text:p>
          </table:table-cell>
          <table:table-cell table:style-name="ce17" office:value-type="string" calcext:value-type="string">
            <text:p>K. C. M. U. P. S. Kachilatt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726]=&quot;11 - 12&quot;;&quot;HSS&quot;;IF([.E726]=&quot;8 - 12&quot;;&quot;HS, HSS&quot;;IF([.E726]=&quot;8 - 10&quot;;&quot;HS&quot;;IF([.E726]=&quot;1 - 4&quot;;&quot;LP&quot;;IF([.E726]=&quot;5 -7&quot;;&quot;UP&quot;;IF([.E726]=&quot;1 - 5&quot;;&quot;LP, UP&quot;;IF([.E726]=&quot;5 - 10&quot;;&quot;UP, HS&quot;;IF([.E726]=&quot;1 - 7&quot;;&quot;LP, UP&quot;;IF([.E726]=&quot;1 -10&quot;;&quot;LP, UP, HS&quot;;IF([.E726]=&quot;1 - 12&quot;;&quot;LP, UP, HS, HSS&quot;;IF([.E726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ozhikode rural </text:p>
          </table:table-cell>
          <table:table-cell table:number-columns-repeated="1016"/>
        </table:table-row>
        <table:table-row table:style-name="ro2">
          <table:table-cell table:style-name="ce17" office:value-type="float" office:value="726" calcext:value-type="float">
            <text:p>726</text:p>
          </table:table-cell>
          <table:table-cell table:style-name="ce17" office:value-type="float" office:value="17340" calcext:value-type="float">
            <text:p>17340</text:p>
          </table:table-cell>
          <table:table-cell table:style-name="ce17" office:value-type="string" calcext:value-type="string">
            <text:p>St. Xavier`s U. P.S. Peruvayal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727]=&quot;11 - 12&quot;;&quot;HSS&quot;;IF([.E727]=&quot;8 - 12&quot;;&quot;HS, HSS&quot;;IF([.E727]=&quot;8 - 10&quot;;&quot;HS&quot;;IF([.E727]=&quot;1 - 4&quot;;&quot;LP&quot;;IF([.E727]=&quot;5 -7&quot;;&quot;UP&quot;;IF([.E727]=&quot;1 - 5&quot;;&quot;LP, UP&quot;;IF([.E727]=&quot;5 - 10&quot;;&quot;UP, HS&quot;;IF([.E727]=&quot;1 - 7&quot;;&quot;LP, UP&quot;;IF([.E727]=&quot;1 -10&quot;;&quot;LP, UP, HS&quot;;IF([.E727]=&quot;1 - 12&quot;;&quot;LP, UP, HS, HSS&quot;;IF([.E727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ozhikode rural </text:p>
          </table:table-cell>
          <table:table-cell table:number-columns-repeated="1016"/>
        </table:table-row>
        <table:table-row table:style-name="ro2">
          <table:table-cell table:style-name="ce17" office:value-type="float" office:value="727" calcext:value-type="float">
            <text:p>727</text:p>
          </table:table-cell>
          <table:table-cell table:style-name="ce17" office:value-type="float" office:value="17023" calcext:value-type="float">
            <text:p>17023</text:p>
          </table:table-cell>
          <table:table-cell table:style-name="ce17" office:value-type="string" calcext:value-type="string">
            <text:p>CALICUT ISLAMIC RESIDENTIAL H.S. S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1 - 12</text:p>
          </table:table-cell>
          <table:table-cell table:style-name="ce17" table:formula="of:=IF([.E728]=&quot;11 - 12&quot;;&quot;HSS&quot;;IF([.E728]=&quot;8 - 12&quot;;&quot;HS, HSS&quot;;IF([.E728]=&quot;8 - 10&quot;;&quot;HS&quot;;IF([.E728]=&quot;1 - 4&quot;;&quot;LP&quot;;IF([.E728]=&quot;5 -7&quot;;&quot;UP&quot;;IF([.E728]=&quot;1 - 5&quot;;&quot;LP, UP&quot;;IF([.E728]=&quot;5 - 10&quot;;&quot;UP, HS&quot;;IF([.E728]=&quot;1 - 7&quot;;&quot;LP, UP&quot;;IF([.E728]=&quot;1 -10&quot;;&quot;LP, UP, HS&quot;;IF([.E728]=&quot;1 - 12&quot;;&quot;LP, UP, HS, HSS&quot;;IF([.E728]=&quot;5 - 12&quot;;&quot;UP, HS, HSS&quot;;&quot;&quot;)))))))))))" office:value-type="string" office:string-value="LP, UP, HS, HSS" calcext:value-type="string">
            <text:p>LP, UP, HS, HSS</text:p>
          </table:table-cell>
          <table:table-cell office:value-type="string" calcext:value-type="string">
            <text:p>Kozhikode rural </text:p>
          </table:table-cell>
          <table:table-cell table:number-columns-repeated="1016"/>
        </table:table-row>
        <table:table-row table:style-name="ro2">
          <table:table-cell table:style-name="ce17" office:value-type="float" office:value="728" calcext:value-type="float">
            <text:p>728</text:p>
          </table:table-cell>
          <table:table-cell table:style-name="ce17" office:value-type="float" office:value="17109" calcext:value-type="float">
            <text:p>17109</text:p>
          </table:table-cell>
          <table:table-cell table:style-name="ce17" office:value-type="string" calcext:value-type="string">
            <text:p>Crescent Public School Mavoor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1 -10</text:p>
          </table:table-cell>
          <table:table-cell table:style-name="ce17" table:formula="of:=IF([.E729]=&quot;11 - 12&quot;;&quot;HSS&quot;;IF([.E729]=&quot;8 - 12&quot;;&quot;HS, HSS&quot;;IF([.E729]=&quot;8 - 10&quot;;&quot;HS&quot;;IF([.E729]=&quot;1 - 4&quot;;&quot;LP&quot;;IF([.E729]=&quot;5 -7&quot;;&quot;UP&quot;;IF([.E729]=&quot;1 - 5&quot;;&quot;LP, UP&quot;;IF([.E729]=&quot;5 - 10&quot;;&quot;UP, HS&quot;;IF([.E729]=&quot;1 - 7&quot;;&quot;LP, UP&quot;;IF([.E729]=&quot;1 -10&quot;;&quot;LP, UP, HS&quot;;IF([.E729]=&quot;1 - 12&quot;;&quot;LP, UP, HS, HSS&quot;;IF([.E729]=&quot;5 - 12&quot;;&quot;UP, HS, HSS&quot;;&quot;&quot;)))))))))))" office:value-type="string" office:string-value="LP, UP, HS" calcext:value-type="string">
            <text:p>LP, UP, HS</text:p>
          </table:table-cell>
          <table:table-cell office:value-type="string" calcext:value-type="string">
            <text:p>Kozhikode rural </text:p>
          </table:table-cell>
          <table:table-cell table:number-columns-repeated="1016"/>
        </table:table-row>
        <table:table-row table:style-name="ro2">
          <table:table-cell table:style-name="ce17" office:value-type="float" office:value="729" calcext:value-type="float">
            <text:p>729</text:p>
          </table:table-cell>
          <table:table-cell table:style-name="ce17" office:value-type="float" office:value="17115" calcext:value-type="float">
            <text:p>17115</text:p>
          </table:table-cell>
          <table:table-cell table:style-name="ce17" office:value-type="string" calcext:value-type="string">
            <text:p>Saraswathi Vidya NikethanEnglish Medium High School,Pantheerankavu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1 -10</text:p>
          </table:table-cell>
          <table:table-cell table:style-name="ce17" table:formula="of:=IF([.E730]=&quot;11 - 12&quot;;&quot;HSS&quot;;IF([.E730]=&quot;8 - 12&quot;;&quot;HS, HSS&quot;;IF([.E730]=&quot;8 - 10&quot;;&quot;HS&quot;;IF([.E730]=&quot;1 - 4&quot;;&quot;LP&quot;;IF([.E730]=&quot;5 -7&quot;;&quot;UP&quot;;IF([.E730]=&quot;1 - 5&quot;;&quot;LP, UP&quot;;IF([.E730]=&quot;5 - 10&quot;;&quot;UP, HS&quot;;IF([.E730]=&quot;1 - 7&quot;;&quot;LP, UP&quot;;IF([.E730]=&quot;1 -10&quot;;&quot;LP, UP, HS&quot;;IF([.E730]=&quot;1 - 12&quot;;&quot;LP, UP, HS, HSS&quot;;IF([.E730]=&quot;5 - 12&quot;;&quot;UP, HS, HSS&quot;;&quot;&quot;)))))))))))" office:value-type="string" office:string-value="LP, UP, HS" calcext:value-type="string">
            <text:p>LP, UP, HS</text:p>
          </table:table-cell>
          <table:table-cell office:value-type="string" calcext:value-type="string">
            <text:p>Kozhikode rural </text:p>
          </table:table-cell>
          <table:table-cell table:number-columns-repeated="1016"/>
        </table:table-row>
        <table:table-row table:style-name="ro2">
          <table:table-cell table:style-name="ce17" office:value-type="float" office:value="730" calcext:value-type="float">
            <text:p>730</text:p>
          </table:table-cell>
          <table:table-cell table:style-name="ce17" office:value-type="float" office:value="17344" calcext:value-type="float">
            <text:p>17344</text:p>
          </table:table-cell>
          <table:table-cell table:style-name="ce17" office:value-type="string" calcext:value-type="string">
            <text:p>Emerald EM School, Palazhi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731]=&quot;11 - 12&quot;;&quot;HSS&quot;;IF([.E731]=&quot;8 - 12&quot;;&quot;HS, HSS&quot;;IF([.E731]=&quot;8 - 10&quot;;&quot;HS&quot;;IF([.E731]=&quot;1 - 4&quot;;&quot;LP&quot;;IF([.E731]=&quot;5 -7&quot;;&quot;UP&quot;;IF([.E731]=&quot;1 - 5&quot;;&quot;LP, UP&quot;;IF([.E731]=&quot;5 - 10&quot;;&quot;UP, HS&quot;;IF([.E731]=&quot;1 - 7&quot;;&quot;LP, UP&quot;;IF([.E731]=&quot;1 -10&quot;;&quot;LP, UP, HS&quot;;IF([.E731]=&quot;1 - 12&quot;;&quot;LP, UP, HS, HSS&quot;;IF([.E731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zhikode rural </text:p>
          </table:table-cell>
          <table:table-cell table:number-columns-repeated="1016"/>
        </table:table-row>
        <table:table-row table:style-name="ro2">
          <table:table-cell table:style-name="ce17" office:value-type="float" office:value="731" calcext:value-type="float">
            <text:p>731</text:p>
          </table:table-cell>
          <table:table-cell table:style-name="ce17" office:value-type="float" office:value="17345" calcext:value-type="float">
            <text:p>17345</text:p>
          </table:table-cell>
          <table:table-cell table:style-name="ce17" office:value-type="string" calcext:value-type="string">
            <text:p>Gayathri Vidyanikethan,Peruvayal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732]=&quot;11 - 12&quot;;&quot;HSS&quot;;IF([.E732]=&quot;8 - 12&quot;;&quot;HS, HSS&quot;;IF([.E732]=&quot;8 - 10&quot;;&quot;HS&quot;;IF([.E732]=&quot;1 - 4&quot;;&quot;LP&quot;;IF([.E732]=&quot;5 -7&quot;;&quot;UP&quot;;IF([.E732]=&quot;1 - 5&quot;;&quot;LP, UP&quot;;IF([.E732]=&quot;5 - 10&quot;;&quot;UP, HS&quot;;IF([.E732]=&quot;1 - 7&quot;;&quot;LP, UP&quot;;IF([.E732]=&quot;1 -10&quot;;&quot;LP, UP, HS&quot;;IF([.E732]=&quot;1 - 12&quot;;&quot;LP, UP, HS, HSS&quot;;IF([.E732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zhikode rural </text:p>
          </table:table-cell>
          <table:table-cell table:number-columns-repeated="1016"/>
        </table:table-row>
        <table:table-row table:style-name="ro2">
          <table:table-cell table:style-name="ce17" office:value-type="float" office:value="732" calcext:value-type="float">
            <text:p>732</text:p>
          </table:table-cell>
          <table:table-cell table:style-name="ce17" office:value-type="float" office:value="17346" calcext:value-type="float">
            <text:p>17346</text:p>
          </table:table-cell>
          <table:table-cell table:style-name="ce17" office:value-type="string" calcext:value-type="string">
            <text:p>Hidaya E M School , Palazhi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733]=&quot;11 - 12&quot;;&quot;HSS&quot;;IF([.E733]=&quot;8 - 12&quot;;&quot;HS, HSS&quot;;IF([.E733]=&quot;8 - 10&quot;;&quot;HS&quot;;IF([.E733]=&quot;1 - 4&quot;;&quot;LP&quot;;IF([.E733]=&quot;5 -7&quot;;&quot;UP&quot;;IF([.E733]=&quot;1 - 5&quot;;&quot;LP, UP&quot;;IF([.E733]=&quot;5 - 10&quot;;&quot;UP, HS&quot;;IF([.E733]=&quot;1 - 7&quot;;&quot;LP, UP&quot;;IF([.E733]=&quot;1 -10&quot;;&quot;LP, UP, HS&quot;;IF([.E733]=&quot;1 - 12&quot;;&quot;LP, UP, HS, HSS&quot;;IF([.E733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ozhikode rural </text:p>
          </table:table-cell>
          <table:table-cell table:number-columns-repeated="1016"/>
        </table:table-row>
        <table:table-row table:style-name="ro2">
          <table:table-cell table:style-name="ce17" office:value-type="float" office:value="733" calcext:value-type="float">
            <text:p>733</text:p>
          </table:table-cell>
          <table:table-cell table:style-name="ce17" office:value-type="float" office:value="17347" calcext:value-type="float">
            <text:p>17347</text:p>
          </table:table-cell>
          <table:table-cell table:style-name="ce17" office:value-type="string" calcext:value-type="string">
            <text:p>I C C English Medium School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734]=&quot;11 - 12&quot;;&quot;HSS&quot;;IF([.E734]=&quot;8 - 12&quot;;&quot;HS, HSS&quot;;IF([.E734]=&quot;8 - 10&quot;;&quot;HS&quot;;IF([.E734]=&quot;1 - 4&quot;;&quot;LP&quot;;IF([.E734]=&quot;5 -7&quot;;&quot;UP&quot;;IF([.E734]=&quot;1 - 5&quot;;&quot;LP, UP&quot;;IF([.E734]=&quot;5 - 10&quot;;&quot;UP, HS&quot;;IF([.E734]=&quot;1 - 7&quot;;&quot;LP, UP&quot;;IF([.E734]=&quot;1 -10&quot;;&quot;LP, UP, HS&quot;;IF([.E734]=&quot;1 - 12&quot;;&quot;LP, UP, HS, HSS&quot;;IF([.E734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zhikode rural </text:p>
          </table:table-cell>
          <table:table-cell table:number-columns-repeated="1016"/>
        </table:table-row>
        <table:table-row table:style-name="ro2">
          <table:table-cell table:style-name="ce17" office:value-type="float" office:value="734" calcext:value-type="float">
            <text:p>734</text:p>
          </table:table-cell>
          <table:table-cell table:style-name="ce17" office:value-type="float" office:value="17707" calcext:value-type="float">
            <text:p>17707</text:p>
          </table:table-cell>
          <table:table-cell table:style-name="ce17" office:value-type="string" calcext:value-type="string">
            <text:p>PRASANTHI SCHOOL FOR CHILDRENWITH SPECIAL NEEDS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735]=&quot;11 - 12&quot;;&quot;HSS&quot;;IF([.E735]=&quot;8 - 12&quot;;&quot;HS, HSS&quot;;IF([.E735]=&quot;8 - 10&quot;;&quot;HS&quot;;IF([.E735]=&quot;1 - 4&quot;;&quot;LP&quot;;IF([.E735]=&quot;5 -7&quot;;&quot;UP&quot;;IF([.E735]=&quot;1 - 5&quot;;&quot;LP, UP&quot;;IF([.E735]=&quot;5 - 10&quot;;&quot;UP, HS&quot;;IF([.E735]=&quot;1 - 7&quot;;&quot;LP, UP&quot;;IF([.E735]=&quot;1 -10&quot;;&quot;LP, UP, HS&quot;;IF([.E735]=&quot;1 - 12&quot;;&quot;LP, UP, HS, HSS&quot;;IF([.E735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ozhikode rural </text:p>
          </table:table-cell>
          <table:table-cell table:number-columns-repeated="1016"/>
        </table:table-row>
        <table:table-row table:style-name="ro2">
          <table:table-cell table:style-name="ce17" office:value-type="float" office:value="735" calcext:value-type="float">
            <text:p>735</text:p>
          </table:table-cell>
          <table:table-cell table:style-name="ce17" office:value-type="float" office:value="42296" calcext:value-type="float">
            <text:p>42296</text:p>
          </table:table-cell>
          <table:table-cell table:style-name="ce17" office:value-type="string" calcext:value-type="string">
            <text:p>Devagiri C M I Public School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1 - 12</text:p>
          </table:table-cell>
          <table:table-cell table:style-name="ce17" table:formula="of:=IF([.E736]=&quot;11 - 12&quot;;&quot;HSS&quot;;IF([.E736]=&quot;8 - 12&quot;;&quot;HS, HSS&quot;;IF([.E736]=&quot;8 - 10&quot;;&quot;HS&quot;;IF([.E736]=&quot;1 - 4&quot;;&quot;LP&quot;;IF([.E736]=&quot;5 -7&quot;;&quot;UP&quot;;IF([.E736]=&quot;1 - 5&quot;;&quot;LP, UP&quot;;IF([.E736]=&quot;5 - 10&quot;;&quot;UP, HS&quot;;IF([.E736]=&quot;1 - 7&quot;;&quot;LP, UP&quot;;IF([.E736]=&quot;1 -10&quot;;&quot;LP, UP, HS&quot;;IF([.E736]=&quot;1 - 12&quot;;&quot;LP, UP, HS, HSS&quot;;IF([.E736]=&quot;5 - 12&quot;;&quot;UP, HS, HSS&quot;;&quot;&quot;)))))))))))" office:value-type="string" office:string-value="LP, UP, HS, HSS" calcext:value-type="string">
            <text:p>LP, UP, HS, HSS</text:p>
          </table:table-cell>
          <table:table-cell office:value-type="string" calcext:value-type="string">
            <text:p>Kozhikode rural </text:p>
          </table:table-cell>
          <table:table-cell table:number-columns-repeated="1016"/>
        </table:table-row>
        <table:table-row table:style-name="ro2">
          <table:table-cell table:style-name="ce17" office:value-type="float" office:value="736" calcext:value-type="float">
            <text:p>736</text:p>
          </table:table-cell>
          <table:table-cell table:style-name="ce17" office:value-type="float" office:value="42300" calcext:value-type="float">
            <text:p>42300</text:p>
          </table:table-cell>
          <table:table-cell table:style-name="ce17" office:value-type="string" calcext:value-type="string">
            <text:p>Ashakiran School for thediffrently abled, Devagiri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1 -10</text:p>
          </table:table-cell>
          <table:table-cell table:style-name="ce17" table:formula="of:=IF([.E737]=&quot;11 - 12&quot;;&quot;HSS&quot;;IF([.E737]=&quot;8 - 12&quot;;&quot;HS, HSS&quot;;IF([.E737]=&quot;8 - 10&quot;;&quot;HS&quot;;IF([.E737]=&quot;1 - 4&quot;;&quot;LP&quot;;IF([.E737]=&quot;5 -7&quot;;&quot;UP&quot;;IF([.E737]=&quot;1 - 5&quot;;&quot;LP, UP&quot;;IF([.E737]=&quot;5 - 10&quot;;&quot;UP, HS&quot;;IF([.E737]=&quot;1 - 7&quot;;&quot;LP, UP&quot;;IF([.E737]=&quot;1 -10&quot;;&quot;LP, UP, HS&quot;;IF([.E737]=&quot;1 - 12&quot;;&quot;LP, UP, HS, HSS&quot;;IF([.E737]=&quot;5 - 12&quot;;&quot;UP, HS, HSS&quot;;&quot;&quot;)))))))))))" office:value-type="string" office:string-value="LP, UP, HS" calcext:value-type="string">
            <text:p>LP, UP, HS</text:p>
          </table:table-cell>
          <table:table-cell office:value-type="string" calcext:value-type="string">
            <text:p>Kozhikode rural </text:p>
          </table:table-cell>
          <table:table-cell table:number-columns-repeated="1016"/>
        </table:table-row>
        <table:table-row table:style-name="ro2">
          <table:table-cell table:style-name="ce17" office:value-type="float" office:value="737" calcext:value-type="float">
            <text:p>737</text:p>
          </table:table-cell>
          <table:table-cell table:style-name="ce17" office:value-type="float" office:value="17030" calcext:value-type="float">
            <text:p>17030</text:p>
          </table:table-cell>
          <table:table-cell table:style-name="ce17" office:value-type="string" calcext:value-type="string">
            <text:p>Govt. Boys H. S.S.Parayanchery &amp; G.V.H.S.SPuthiyara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5 - 12</text:p>
          </table:table-cell>
          <table:table-cell table:style-name="ce17" table:formula="of:=IF([.E738]=&quot;11 - 12&quot;;&quot;HSS&quot;;IF([.E738]=&quot;8 - 12&quot;;&quot;HS, HSS&quot;;IF([.E738]=&quot;8 - 10&quot;;&quot;HS&quot;;IF([.E738]=&quot;1 - 4&quot;;&quot;LP&quot;;IF([.E738]=&quot;5 -7&quot;;&quot;UP&quot;;IF([.E738]=&quot;1 - 5&quot;;&quot;LP, UP&quot;;IF([.E738]=&quot;5 - 10&quot;;&quot;UP, HS&quot;;IF([.E738]=&quot;1 - 7&quot;;&quot;LP, UP&quot;;IF([.E738]=&quot;1 -10&quot;;&quot;LP, UP, HS&quot;;IF([.E738]=&quot;1 - 12&quot;;&quot;LP, UP, HS, HSS&quot;;IF([.E738]=&quot;5 - 12&quot;;&quot;UP, HS, HSS&quot;;&quot;&quot;)))))))))))" office:value-type="string" office:string-value="UP, HS, HSS" calcext:value-type="string">
            <text:p>UP, HS, HSS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738" calcext:value-type="float">
            <text:p>738</text:p>
          </table:table-cell>
          <table:table-cell table:style-name="ce17" office:value-type="float" office:value="17033" calcext:value-type="float">
            <text:p>17033</text:p>
          </table:table-cell>
          <table:table-cell table:style-name="ce17" office:value-type="string" calcext:value-type="string">
            <text:p>Govt. Girls H. S. Parayancheri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5 - 12</text:p>
          </table:table-cell>
          <table:table-cell table:style-name="ce17" table:formula="of:=IF([.E739]=&quot;11 - 12&quot;;&quot;HSS&quot;;IF([.E739]=&quot;8 - 12&quot;;&quot;HS, HSS&quot;;IF([.E739]=&quot;8 - 10&quot;;&quot;HS&quot;;IF([.E739]=&quot;1 - 4&quot;;&quot;LP&quot;;IF([.E739]=&quot;5 -7&quot;;&quot;UP&quot;;IF([.E739]=&quot;1 - 5&quot;;&quot;LP, UP&quot;;IF([.E739]=&quot;5 - 10&quot;;&quot;UP, HS&quot;;IF([.E739]=&quot;1 - 7&quot;;&quot;LP, UP&quot;;IF([.E739]=&quot;1 -10&quot;;&quot;LP, UP, HS&quot;;IF([.E739]=&quot;1 - 12&quot;;&quot;LP, UP, HS, HSS&quot;;IF([.E739]=&quot;5 - 12&quot;;&quot;UP, HS, HSS&quot;;&quot;&quot;)))))))))))" office:value-type="string" office:string-value="UP, HS, HSS" calcext:value-type="string">
            <text:p>UP, HS, HSS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739" calcext:value-type="float">
            <text:p>739</text:p>
          </table:table-cell>
          <table:table-cell table:style-name="ce17" office:value-type="float" office:value="17049" calcext:value-type="float">
            <text:p>17049</text:p>
          </table:table-cell>
          <table:table-cell table:style-name="ce17" office:value-type="string" calcext:value-type="string">
            <text:p>N G O Quarters H S SVellimadukunnu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12</text:p>
          </table:table-cell>
          <table:table-cell table:style-name="ce17" table:formula="of:=IF([.E740]=&quot;11 - 12&quot;;&quot;HSS&quot;;IF([.E740]=&quot;8 - 12&quot;;&quot;HS, HSS&quot;;IF([.E740]=&quot;8 - 10&quot;;&quot;HS&quot;;IF([.E740]=&quot;1 - 4&quot;;&quot;LP&quot;;IF([.E740]=&quot;5 -7&quot;;&quot;UP&quot;;IF([.E740]=&quot;1 - 5&quot;;&quot;LP, UP&quot;;IF([.E740]=&quot;5 - 10&quot;;&quot;UP, HS&quot;;IF([.E740]=&quot;1 - 7&quot;;&quot;LP, UP&quot;;IF([.E740]=&quot;1 -10&quot;;&quot;LP, UP, HS&quot;;IF([.E740]=&quot;1 - 12&quot;;&quot;LP, UP, HS, HSS&quot;;IF([.E740]=&quot;5 - 12&quot;;&quot;UP, HS, HSS&quot;;&quot;&quot;)))))))))))" office:value-type="string" office:string-value="LP, UP, HS, HSS" calcext:value-type="string">
            <text:p>LP, UP, HS, HSS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740" calcext:value-type="float">
            <text:p>740</text:p>
          </table:table-cell>
          <table:table-cell table:style-name="ce17" office:value-type="float" office:value="17057" calcext:value-type="float">
            <text:p>17057</text:p>
          </table:table-cell>
          <table:table-cell table:style-name="ce17" office:value-type="string" calcext:value-type="string">
            <text:p>G. F. H. S. S. Puthiyappa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12</text:p>
          </table:table-cell>
          <table:table-cell table:style-name="ce17" table:formula="of:=IF([.E741]=&quot;11 - 12&quot;;&quot;HSS&quot;;IF([.E741]=&quot;8 - 12&quot;;&quot;HS, HSS&quot;;IF([.E741]=&quot;8 - 10&quot;;&quot;HS&quot;;IF([.E741]=&quot;1 - 4&quot;;&quot;LP&quot;;IF([.E741]=&quot;5 -7&quot;;&quot;UP&quot;;IF([.E741]=&quot;1 - 5&quot;;&quot;LP, UP&quot;;IF([.E741]=&quot;5 - 10&quot;;&quot;UP, HS&quot;;IF([.E741]=&quot;1 - 7&quot;;&quot;LP, UP&quot;;IF([.E741]=&quot;1 -10&quot;;&quot;LP, UP, HS&quot;;IF([.E741]=&quot;1 - 12&quot;;&quot;LP, UP, HS, HSS&quot;;IF([.E741]=&quot;5 - 12&quot;;&quot;UP, HS, HSS&quot;;&quot;&quot;)))))))))))" office:value-type="string" office:string-value="LP, UP, HS, HSS" calcext:value-type="string">
            <text:p>LP, UP, HS, HSS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741" calcext:value-type="float">
            <text:p>741</text:p>
          </table:table-cell>
          <table:table-cell table:style-name="ce17" office:value-type="float" office:value="17081" calcext:value-type="float">
            <text:p>17081</text:p>
          </table:table-cell>
          <table:table-cell table:style-name="ce17" office:value-type="string" calcext:value-type="string">
            <text:p>G. H. S. Kakkodi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8 - 12</text:p>
          </table:table-cell>
          <table:table-cell table:style-name="ce17" table:formula="of:=IF([.E742]=&quot;11 - 12&quot;;&quot;HSS&quot;;IF([.E742]=&quot;8 - 12&quot;;&quot;HS, HSS&quot;;IF([.E742]=&quot;8 - 10&quot;;&quot;HS&quot;;IF([.E742]=&quot;1 - 4&quot;;&quot;LP&quot;;IF([.E742]=&quot;5 -7&quot;;&quot;UP&quot;;IF([.E742]=&quot;1 - 5&quot;;&quot;LP, UP&quot;;IF([.E742]=&quot;5 - 10&quot;;&quot;UP, HS&quot;;IF([.E742]=&quot;1 - 7&quot;;&quot;LP, UP&quot;;IF([.E742]=&quot;1 -10&quot;;&quot;LP, UP, HS&quot;;IF([.E742]=&quot;1 - 12&quot;;&quot;LP, UP, HS, HSS&quot;;IF([.E742]=&quot;5 - 12&quot;;&quot;UP, HS, HSS&quot;;&quot;&quot;)))))))))))" office:value-type="string" office:string-value="HS, HSS" calcext:value-type="string">
            <text:p>HS, HSS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742" calcext:value-type="float">
            <text:p>742</text:p>
          </table:table-cell>
          <table:table-cell table:style-name="ce17" office:value-type="float" office:value="17100" calcext:value-type="float">
            <text:p>17100</text:p>
          </table:table-cell>
          <table:table-cell table:style-name="ce17" office:value-type="string" calcext:value-type="string">
            <text:p>G. H. S. Kunduparamba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12</text:p>
          </table:table-cell>
          <table:table-cell table:style-name="ce17" table:formula="of:=IF([.E743]=&quot;11 - 12&quot;;&quot;HSS&quot;;IF([.E743]=&quot;8 - 12&quot;;&quot;HS, HSS&quot;;IF([.E743]=&quot;8 - 10&quot;;&quot;HS&quot;;IF([.E743]=&quot;1 - 4&quot;;&quot;LP&quot;;IF([.E743]=&quot;5 -7&quot;;&quot;UP&quot;;IF([.E743]=&quot;1 - 5&quot;;&quot;LP, UP&quot;;IF([.E743]=&quot;5 - 10&quot;;&quot;UP, HS&quot;;IF([.E743]=&quot;1 - 7&quot;;&quot;LP, UP&quot;;IF([.E743]=&quot;1 -10&quot;;&quot;LP, UP, HS&quot;;IF([.E743]=&quot;1 - 12&quot;;&quot;LP, UP, HS, HSS&quot;;IF([.E743]=&quot;5 - 12&quot;;&quot;UP, HS, HSS&quot;;&quot;&quot;)))))))))))" office:value-type="string" office:string-value="LP, UP, HS, HSS" calcext:value-type="string">
            <text:p>LP, UP, HS, HSS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743" calcext:value-type="float">
            <text:p>743</text:p>
          </table:table-cell>
          <table:table-cell table:style-name="ce17" office:value-type="float" office:value="17401" calcext:value-type="float">
            <text:p>17401</text:p>
          </table:table-cell>
          <table:table-cell table:style-name="ce17" office:value-type="string" calcext:value-type="string">
            <text:p>G. L. P. S. Annassery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744]=&quot;11 - 12&quot;;&quot;HSS&quot;;IF([.E744]=&quot;8 - 12&quot;;&quot;HS, HSS&quot;;IF([.E744]=&quot;8 - 10&quot;;&quot;HS&quot;;IF([.E744]=&quot;1 - 4&quot;;&quot;LP&quot;;IF([.E744]=&quot;5 -7&quot;;&quot;UP&quot;;IF([.E744]=&quot;1 - 5&quot;;&quot;LP, UP&quot;;IF([.E744]=&quot;5 - 10&quot;;&quot;UP, HS&quot;;IF([.E744]=&quot;1 - 7&quot;;&quot;LP, UP&quot;;IF([.E744]=&quot;1 -10&quot;;&quot;LP, UP, HS&quot;;IF([.E744]=&quot;1 - 12&quot;;&quot;LP, UP, HS, HSS&quot;;IF([.E744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744" calcext:value-type="float">
            <text:p>744</text:p>
          </table:table-cell>
          <table:table-cell table:style-name="ce17" office:value-type="float" office:value="17402" calcext:value-type="float">
            <text:p>17402</text:p>
          </table:table-cell>
          <table:table-cell table:style-name="ce17" office:value-type="string" calcext:value-type="string">
            <text:p>G. L. P. S. ChelannurThamarassery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745]=&quot;11 - 12&quot;;&quot;HSS&quot;;IF([.E745]=&quot;8 - 12&quot;;&quot;HS, HSS&quot;;IF([.E745]=&quot;8 - 10&quot;;&quot;HS&quot;;IF([.E745]=&quot;1 - 4&quot;;&quot;LP&quot;;IF([.E745]=&quot;5 -7&quot;;&quot;UP&quot;;IF([.E745]=&quot;1 - 5&quot;;&quot;LP, UP&quot;;IF([.E745]=&quot;5 - 10&quot;;&quot;UP, HS&quot;;IF([.E745]=&quot;1 - 7&quot;;&quot;LP, UP&quot;;IF([.E745]=&quot;1 -10&quot;;&quot;LP, UP, HS&quot;;IF([.E745]=&quot;1 - 12&quot;;&quot;LP, UP, HS, HSS&quot;;IF([.E745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745" calcext:value-type="float">
            <text:p>745</text:p>
          </table:table-cell>
          <table:table-cell table:style-name="ce17" office:value-type="float" office:value="17403" calcext:value-type="float">
            <text:p>17403</text:p>
          </table:table-cell>
          <table:table-cell table:style-name="ce17" office:value-type="string" calcext:value-type="string">
            <text:p>G. L. P. S. Chevayur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746]=&quot;11 - 12&quot;;&quot;HSS&quot;;IF([.E746]=&quot;8 - 12&quot;;&quot;HS, HSS&quot;;IF([.E746]=&quot;8 - 10&quot;;&quot;HS&quot;;IF([.E746]=&quot;1 - 4&quot;;&quot;LP&quot;;IF([.E746]=&quot;5 -7&quot;;&quot;UP&quot;;IF([.E746]=&quot;1 - 5&quot;;&quot;LP, UP&quot;;IF([.E746]=&quot;5 - 10&quot;;&quot;UP, HS&quot;;IF([.E746]=&quot;1 - 7&quot;;&quot;LP, UP&quot;;IF([.E746]=&quot;1 -10&quot;;&quot;LP, UP, HS&quot;;IF([.E746]=&quot;1 - 12&quot;;&quot;LP, UP, HS, HSS&quot;;IF([.E746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746" calcext:value-type="float">
            <text:p>746</text:p>
          </table:table-cell>
          <table:table-cell table:style-name="ce17" office:value-type="float" office:value="17404" calcext:value-type="float">
            <text:p>17404</text:p>
          </table:table-cell>
          <table:table-cell table:style-name="ce17" office:value-type="string" calcext:value-type="string">
            <text:p>G. L. P. S. Kakkodi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747]=&quot;11 - 12&quot;;&quot;HSS&quot;;IF([.E747]=&quot;8 - 12&quot;;&quot;HS, HSS&quot;;IF([.E747]=&quot;8 - 10&quot;;&quot;HS&quot;;IF([.E747]=&quot;1 - 4&quot;;&quot;LP&quot;;IF([.E747]=&quot;5 -7&quot;;&quot;UP&quot;;IF([.E747]=&quot;1 - 5&quot;;&quot;LP, UP&quot;;IF([.E747]=&quot;5 - 10&quot;;&quot;UP, HS&quot;;IF([.E747]=&quot;1 - 7&quot;;&quot;LP, UP&quot;;IF([.E747]=&quot;1 -10&quot;;&quot;LP, UP, HS&quot;;IF([.E747]=&quot;1 - 12&quot;;&quot;LP, UP, HS, HSS&quot;;IF([.E747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747" calcext:value-type="float">
            <text:p>747</text:p>
          </table:table-cell>
          <table:table-cell table:style-name="ce17" office:value-type="float" office:value="17405" calcext:value-type="float">
            <text:p>17405</text:p>
          </table:table-cell>
          <table:table-cell table:style-name="ce17" office:value-type="string" calcext:value-type="string">
            <text:p>G. L. P. S. Kottooli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748]=&quot;11 - 12&quot;;&quot;HSS&quot;;IF([.E748]=&quot;8 - 12&quot;;&quot;HS, HSS&quot;;IF([.E748]=&quot;8 - 10&quot;;&quot;HS&quot;;IF([.E748]=&quot;1 - 4&quot;;&quot;LP&quot;;IF([.E748]=&quot;5 -7&quot;;&quot;UP&quot;;IF([.E748]=&quot;1 - 5&quot;;&quot;LP, UP&quot;;IF([.E748]=&quot;5 - 10&quot;;&quot;UP, HS&quot;;IF([.E748]=&quot;1 - 7&quot;;&quot;LP, UP&quot;;IF([.E748]=&quot;1 -10&quot;;&quot;LP, UP, HS&quot;;IF([.E748]=&quot;1 - 12&quot;;&quot;LP, UP, HS, HSS&quot;;IF([.E748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748" calcext:value-type="float">
            <text:p>748</text:p>
          </table:table-cell>
          <table:table-cell table:style-name="ce17" office:value-type="float" office:value="17406" calcext:value-type="float">
            <text:p>17406</text:p>
          </table:table-cell>
          <table:table-cell table:style-name="ce17" office:value-type="string" calcext:value-type="string">
            <text:p>G. L. P. S. Parayancheri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749]=&quot;11 - 12&quot;;&quot;HSS&quot;;IF([.E749]=&quot;8 - 12&quot;;&quot;HS, HSS&quot;;IF([.E749]=&quot;8 - 10&quot;;&quot;HS&quot;;IF([.E749]=&quot;1 - 4&quot;;&quot;LP&quot;;IF([.E749]=&quot;5 -7&quot;;&quot;UP&quot;;IF([.E749]=&quot;1 - 5&quot;;&quot;LP, UP&quot;;IF([.E749]=&quot;5 - 10&quot;;&quot;UP, HS&quot;;IF([.E749]=&quot;1 - 7&quot;;&quot;LP, UP&quot;;IF([.E749]=&quot;1 -10&quot;;&quot;LP, UP, HS&quot;;IF([.E749]=&quot;1 - 12&quot;;&quot;LP, UP, HS, HSS&quot;;IF([.E749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749" calcext:value-type="float">
            <text:p>749</text:p>
          </table:table-cell>
          <table:table-cell table:style-name="ce17" office:value-type="float" office:value="17407" calcext:value-type="float">
            <text:p>17407</text:p>
          </table:table-cell>
          <table:table-cell table:style-name="ce17" office:value-type="string" calcext:value-type="string">
            <text:p>G. L. P. S. Vengeri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750]=&quot;11 - 12&quot;;&quot;HSS&quot;;IF([.E750]=&quot;8 - 12&quot;;&quot;HS, HSS&quot;;IF([.E750]=&quot;8 - 10&quot;;&quot;HS&quot;;IF([.E750]=&quot;1 - 4&quot;;&quot;LP&quot;;IF([.E750]=&quot;5 -7&quot;;&quot;UP&quot;;IF([.E750]=&quot;1 - 5&quot;;&quot;LP, UP&quot;;IF([.E750]=&quot;5 - 10&quot;;&quot;UP, HS&quot;;IF([.E750]=&quot;1 - 7&quot;;&quot;LP, UP&quot;;IF([.E750]=&quot;1 -10&quot;;&quot;LP, UP, HS&quot;;IF([.E750]=&quot;1 - 12&quot;;&quot;LP, UP, HS, HSS&quot;;IF([.E750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750" calcext:value-type="float">
            <text:p>750</text:p>
          </table:table-cell>
          <table:table-cell table:style-name="ce17" office:value-type="float" office:value="17408" calcext:value-type="float">
            <text:p>17408</text:p>
          </table:table-cell>
          <table:table-cell table:style-name="ce17" office:value-type="string" calcext:value-type="string">
            <text:p>G. L. P. S Chelavur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751]=&quot;11 - 12&quot;;&quot;HSS&quot;;IF([.E751]=&quot;8 - 12&quot;;&quot;HS, HSS&quot;;IF([.E751]=&quot;8 - 10&quot;;&quot;HS&quot;;IF([.E751]=&quot;1 - 4&quot;;&quot;LP&quot;;IF([.E751]=&quot;5 -7&quot;;&quot;UP&quot;;IF([.E751]=&quot;1 - 5&quot;;&quot;LP, UP&quot;;IF([.E751]=&quot;5 - 10&quot;;&quot;UP, HS&quot;;IF([.E751]=&quot;1 - 7&quot;;&quot;LP, UP&quot;;IF([.E751]=&quot;1 -10&quot;;&quot;LP, UP, HS&quot;;IF([.E751]=&quot;1 - 12&quot;;&quot;LP, UP, HS, HSS&quot;;IF([.E751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751" calcext:value-type="float">
            <text:p>751</text:p>
          </table:table-cell>
          <table:table-cell table:style-name="ce17" office:value-type="float" office:value="17409" calcext:value-type="float">
            <text:p>17409</text:p>
          </table:table-cell>
          <table:table-cell table:style-name="ce17" office:value-type="string" calcext:value-type="string">
            <text:p>K T Muhammed Smaraka G L P SPUTHIYANGADI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752]=&quot;11 - 12&quot;;&quot;HSS&quot;;IF([.E752]=&quot;8 - 12&quot;;&quot;HS, HSS&quot;;IF([.E752]=&quot;8 - 10&quot;;&quot;HS&quot;;IF([.E752]=&quot;1 - 4&quot;;&quot;LP&quot;;IF([.E752]=&quot;5 -7&quot;;&quot;UP&quot;;IF([.E752]=&quot;1 - 5&quot;;&quot;LP, UP&quot;;IF([.E752]=&quot;5 - 10&quot;;&quot;UP, HS&quot;;IF([.E752]=&quot;1 - 7&quot;;&quot;LP, UP&quot;;IF([.E752]=&quot;1 -10&quot;;&quot;LP, UP, HS&quot;;IF([.E752]=&quot;1 - 12&quot;;&quot;LP, UP, HS, HSS&quot;;IF([.E752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752" calcext:value-type="float">
            <text:p>752</text:p>
          </table:table-cell>
          <table:table-cell table:style-name="ce17" office:value-type="float" office:value="17410" calcext:value-type="float">
            <text:p>17410</text:p>
          </table:table-cell>
          <table:table-cell table:style-name="ce17" office:value-type="string" calcext:value-type="string">
            <text:p>G. M. L. P. S. Elathur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753]=&quot;11 - 12&quot;;&quot;HSS&quot;;IF([.E753]=&quot;8 - 12&quot;;&quot;HS, HSS&quot;;IF([.E753]=&quot;8 - 10&quot;;&quot;HS&quot;;IF([.E753]=&quot;1 - 4&quot;;&quot;LP&quot;;IF([.E753]=&quot;5 -7&quot;;&quot;UP&quot;;IF([.E753]=&quot;1 - 5&quot;;&quot;LP, UP&quot;;IF([.E753]=&quot;5 - 10&quot;;&quot;UP, HS&quot;;IF([.E753]=&quot;1 - 7&quot;;&quot;LP, UP&quot;;IF([.E753]=&quot;1 -10&quot;;&quot;LP, UP, HS&quot;;IF([.E753]=&quot;1 - 12&quot;;&quot;LP, UP, HS, HSS&quot;;IF([.E753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753" calcext:value-type="float">
            <text:p>753</text:p>
          </table:table-cell>
          <table:table-cell table:style-name="ce17" office:value-type="float" office:value="17411" calcext:value-type="float">
            <text:p>17411</text:p>
          </table:table-cell>
          <table:table-cell table:style-name="ce17" office:value-type="string" calcext:value-type="string">
            <text:p>G. M. L. P. S. Thalakkulathur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754]=&quot;11 - 12&quot;;&quot;HSS&quot;;IF([.E754]=&quot;8 - 12&quot;;&quot;HS, HSS&quot;;IF([.E754]=&quot;8 - 10&quot;;&quot;HS&quot;;IF([.E754]=&quot;1 - 4&quot;;&quot;LP&quot;;IF([.E754]=&quot;5 -7&quot;;&quot;UP&quot;;IF([.E754]=&quot;1 - 5&quot;;&quot;LP, UP&quot;;IF([.E754]=&quot;5 - 10&quot;;&quot;UP, HS&quot;;IF([.E754]=&quot;1 - 7&quot;;&quot;LP, UP&quot;;IF([.E754]=&quot;1 -10&quot;;&quot;LP, UP, HS&quot;;IF([.E754]=&quot;1 - 12&quot;;&quot;LP, UP, HS, HSS&quot;;IF([.E754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754" calcext:value-type="float">
            <text:p>754</text:p>
          </table:table-cell>
          <table:table-cell table:style-name="ce17" office:value-type="float" office:value="17412" calcext:value-type="float">
            <text:p>17412</text:p>
          </table:table-cell>
          <table:table-cell table:style-name="ce17" office:value-type="string" calcext:value-type="string">
            <text:p>G. W. L. P. S. Palath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755]=&quot;11 - 12&quot;;&quot;HSS&quot;;IF([.E755]=&quot;8 - 12&quot;;&quot;HS, HSS&quot;;IF([.E755]=&quot;8 - 10&quot;;&quot;HS&quot;;IF([.E755]=&quot;1 - 4&quot;;&quot;LP&quot;;IF([.E755]=&quot;5 -7&quot;;&quot;UP&quot;;IF([.E755]=&quot;1 - 5&quot;;&quot;LP, UP&quot;;IF([.E755]=&quot;5 - 10&quot;;&quot;UP, HS&quot;;IF([.E755]=&quot;1 - 7&quot;;&quot;LP, UP&quot;;IF([.E755]=&quot;1 -10&quot;;&quot;LP, UP, HS&quot;;IF([.E755]=&quot;1 - 12&quot;;&quot;LP, UP, HS, HSS&quot;;IF([.E755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755" calcext:value-type="float">
            <text:p>755</text:p>
          </table:table-cell>
          <table:table-cell table:style-name="ce17" office:value-type="float" office:value="17443" calcext:value-type="float">
            <text:p>17443</text:p>
          </table:table-cell>
          <table:table-cell table:style-name="ce17" office:value-type="string" calcext:value-type="string">
            <text:p>G. L. P. S. Eranhikkal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5</text:p>
          </table:table-cell>
          <table:table-cell table:style-name="ce17" table:formula="of:=IF([.E756]=&quot;11 - 12&quot;;&quot;HSS&quot;;IF([.E756]=&quot;8 - 12&quot;;&quot;HS, HSS&quot;;IF([.E756]=&quot;8 - 10&quot;;&quot;HS&quot;;IF([.E756]=&quot;1 - 4&quot;;&quot;LP&quot;;IF([.E756]=&quot;5 -7&quot;;&quot;UP&quot;;IF([.E756]=&quot;1 - 5&quot;;&quot;LP, UP&quot;;IF([.E756]=&quot;5 - 10&quot;;&quot;UP, HS&quot;;IF([.E756]=&quot;1 - 7&quot;;&quot;LP, UP&quot;;IF([.E756]=&quot;1 -10&quot;;&quot;LP, UP, HS&quot;;IF([.E756]=&quot;1 - 12&quot;;&quot;LP, UP, HS, HSS&quot;;IF([.E756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756" calcext:value-type="float">
            <text:p>756</text:p>
          </table:table-cell>
          <table:table-cell table:style-name="ce17" office:value-type="float" office:value="17444" calcext:value-type="float">
            <text:p>17444</text:p>
          </table:table-cell>
          <table:table-cell table:style-name="ce17" office:value-type="string" calcext:value-type="string">
            <text:p>G. L. P. S. Varuthur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5</text:p>
          </table:table-cell>
          <table:table-cell table:style-name="ce17" table:formula="of:=IF([.E757]=&quot;11 - 12&quot;;&quot;HSS&quot;;IF([.E757]=&quot;8 - 12&quot;;&quot;HS, HSS&quot;;IF([.E757]=&quot;8 - 10&quot;;&quot;HS&quot;;IF([.E757]=&quot;1 - 4&quot;;&quot;LP&quot;;IF([.E757]=&quot;5 -7&quot;;&quot;UP&quot;;IF([.E757]=&quot;1 - 5&quot;;&quot;LP, UP&quot;;IF([.E757]=&quot;5 - 10&quot;;&quot;UP, HS&quot;;IF([.E757]=&quot;1 - 7&quot;;&quot;LP, UP&quot;;IF([.E757]=&quot;1 -10&quot;;&quot;LP, UP, HS&quot;;IF([.E757]=&quot;1 - 12&quot;;&quot;LP, UP, HS, HSS&quot;;IF([.E757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757" calcext:value-type="float">
            <text:p>757</text:p>
          </table:table-cell>
          <table:table-cell table:style-name="ce17" office:value-type="float" office:value="17449" calcext:value-type="float">
            <text:p>17449</text:p>
          </table:table-cell>
          <table:table-cell table:style-name="ce17" office:value-type="string" calcext:value-type="string">
            <text:p>G. M. U. P. S. Puthiyangadi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758]=&quot;11 - 12&quot;;&quot;HSS&quot;;IF([.E758]=&quot;8 - 12&quot;;&quot;HS, HSS&quot;;IF([.E758]=&quot;8 - 10&quot;;&quot;HS&quot;;IF([.E758]=&quot;1 - 4&quot;;&quot;LP&quot;;IF([.E758]=&quot;5 -7&quot;;&quot;UP&quot;;IF([.E758]=&quot;1 - 5&quot;;&quot;LP, UP&quot;;IF([.E758]=&quot;5 - 10&quot;;&quot;UP, HS&quot;;IF([.E758]=&quot;1 - 7&quot;;&quot;LP, UP&quot;;IF([.E758]=&quot;1 -10&quot;;&quot;LP, UP, HS&quot;;IF([.E758]=&quot;1 - 12&quot;;&quot;LP, UP, HS, HSS&quot;;IF([.E758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758" calcext:value-type="float">
            <text:p>758</text:p>
          </table:table-cell>
          <table:table-cell table:style-name="ce17" office:value-type="float" office:value="17450" calcext:value-type="float">
            <text:p>17450</text:p>
          </table:table-cell>
          <table:table-cell table:style-name="ce17" office:value-type="string" calcext:value-type="string">
            <text:p>G. U. P. S. Iruvallur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759]=&quot;11 - 12&quot;;&quot;HSS&quot;;IF([.E759]=&quot;8 - 12&quot;;&quot;HS, HSS&quot;;IF([.E759]=&quot;8 - 10&quot;;&quot;HS&quot;;IF([.E759]=&quot;1 - 4&quot;;&quot;LP&quot;;IF([.E759]=&quot;5 -7&quot;;&quot;UP&quot;;IF([.E759]=&quot;1 - 5&quot;;&quot;LP, UP&quot;;IF([.E759]=&quot;5 - 10&quot;;&quot;UP, HS&quot;;IF([.E759]=&quot;1 - 7&quot;;&quot;LP, UP&quot;;IF([.E759]=&quot;1 -10&quot;;&quot;LP, UP, HS&quot;;IF([.E759]=&quot;1 - 12&quot;;&quot;LP, UP, HS, HSS&quot;;IF([.E759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759" calcext:value-type="float">
            <text:p>759</text:p>
          </table:table-cell>
          <table:table-cell table:style-name="ce17" office:value-type="float" office:value="17451" calcext:value-type="float">
            <text:p>17451</text:p>
          </table:table-cell>
          <table:table-cell table:style-name="ce17" office:value-type="string" calcext:value-type="string">
            <text:p>G. U. P. S. Padinhattummuri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760]=&quot;11 - 12&quot;;&quot;HSS&quot;;IF([.E760]=&quot;8 - 12&quot;;&quot;HS, HSS&quot;;IF([.E760]=&quot;8 - 10&quot;;&quot;HS&quot;;IF([.E760]=&quot;1 - 4&quot;;&quot;LP&quot;;IF([.E760]=&quot;5 -7&quot;;&quot;UP&quot;;IF([.E760]=&quot;1 - 5&quot;;&quot;LP, UP&quot;;IF([.E760]=&quot;5 - 10&quot;;&quot;UP, HS&quot;;IF([.E760]=&quot;1 - 7&quot;;&quot;LP, UP&quot;;IF([.E760]=&quot;1 -10&quot;;&quot;LP, UP, HS&quot;;IF([.E760]=&quot;1 - 12&quot;;&quot;LP, UP, HS, HSS&quot;;IF([.E760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760" calcext:value-type="float">
            <text:p>760</text:p>
          </table:table-cell>
          <table:table-cell table:style-name="ce17" office:value-type="float" office:value="17452" calcext:value-type="float">
            <text:p>17452</text:p>
          </table:table-cell>
          <table:table-cell table:style-name="ce17" office:value-type="string" calcext:value-type="string">
            <text:p>G. U. P. S. Westhill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761]=&quot;11 - 12&quot;;&quot;HSS&quot;;IF([.E761]=&quot;8 - 12&quot;;&quot;HS, HSS&quot;;IF([.E761]=&quot;8 - 10&quot;;&quot;HS&quot;;IF([.E761]=&quot;1 - 4&quot;;&quot;LP&quot;;IF([.E761]=&quot;5 -7&quot;;&quot;UP&quot;;IF([.E761]=&quot;1 - 5&quot;;&quot;LP, UP&quot;;IF([.E761]=&quot;5 - 10&quot;;&quot;UP, HS&quot;;IF([.E761]=&quot;1 - 7&quot;;&quot;LP, UP&quot;;IF([.E761]=&quot;1 -10&quot;;&quot;LP, UP, HS&quot;;IF([.E761]=&quot;1 - 12&quot;;&quot;LP, UP, HS, HSS&quot;;IF([.E761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761" calcext:value-type="float">
            <text:p>761</text:p>
          </table:table-cell>
          <table:table-cell table:style-name="ce17" office:value-type="float" office:value="17472" calcext:value-type="float">
            <text:p>17472</text:p>
          </table:table-cell>
          <table:table-cell table:style-name="ce17" office:value-type="string" calcext:value-type="string">
            <text:p>Kakkodi Grama Panchayath,Govt. U. P. S. Ottathengu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5 -7</text:p>
          </table:table-cell>
          <table:table-cell table:style-name="ce17" table:formula="of:=IF([.E762]=&quot;11 - 12&quot;;&quot;HSS&quot;;IF([.E762]=&quot;8 - 12&quot;;&quot;HS, HSS&quot;;IF([.E762]=&quot;8 - 10&quot;;&quot;HS&quot;;IF([.E762]=&quot;1 - 4&quot;;&quot;LP&quot;;IF([.E762]=&quot;5 -7&quot;;&quot;UP&quot;;IF([.E762]=&quot;1 - 5&quot;;&quot;LP, UP&quot;;IF([.E762]=&quot;5 - 10&quot;;&quot;UP, HS&quot;;IF([.E762]=&quot;1 - 7&quot;;&quot;LP, UP&quot;;IF([.E762]=&quot;1 -10&quot;;&quot;LP, UP, HS&quot;;IF([.E762]=&quot;1 - 12&quot;;&quot;LP, UP, HS, HSS&quot;;IF([.E762]=&quot;5 - 12&quot;;&quot;UP, HS, HSS&quot;;&quot;&quot;)))))))))))" office:value-type="string" office:string-value="UP" calcext:value-type="string">
            <text:p>UP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762" calcext:value-type="float">
            <text:p>762</text:p>
          </table:table-cell>
          <table:table-cell table:style-name="ce17" office:value-type="float" office:value="17048" calcext:value-type="float">
            <text:p>17048</text:p>
          </table:table-cell>
          <table:table-cell table:style-name="ce17" office:value-type="string" calcext:value-type="string">
            <text:p>J D T Islam H S S Merikkunnu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5 - 12</text:p>
          </table:table-cell>
          <table:table-cell table:style-name="ce17" table:formula="of:=IF([.E763]=&quot;11 - 12&quot;;&quot;HSS&quot;;IF([.E763]=&quot;8 - 12&quot;;&quot;HS, HSS&quot;;IF([.E763]=&quot;8 - 10&quot;;&quot;HS&quot;;IF([.E763]=&quot;1 - 4&quot;;&quot;LP&quot;;IF([.E763]=&quot;5 -7&quot;;&quot;UP&quot;;IF([.E763]=&quot;1 - 5&quot;;&quot;LP, UP&quot;;IF([.E763]=&quot;5 - 10&quot;;&quot;UP, HS&quot;;IF([.E763]=&quot;1 - 7&quot;;&quot;LP, UP&quot;;IF([.E763]=&quot;1 -10&quot;;&quot;LP, UP, HS&quot;;IF([.E763]=&quot;1 - 12&quot;;&quot;LP, UP, HS, HSS&quot;;IF([.E763]=&quot;5 - 12&quot;;&quot;UP, HS, HSS&quot;;&quot;&quot;)))))))))))" office:value-type="string" office:string-value="UP, HS, HSS" calcext:value-type="string">
            <text:p>UP, HS, HSS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763" calcext:value-type="float">
            <text:p>763</text:p>
          </table:table-cell>
          <table:table-cell table:style-name="ce17" office:value-type="float" office:value="17055" calcext:value-type="float">
            <text:p>17055</text:p>
          </table:table-cell>
          <table:table-cell table:style-name="ce17" office:value-type="string" calcext:value-type="string">
            <text:p>C. M. C. Boys. H. S. Elathur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5 - 10</text:p>
          </table:table-cell>
          <table:table-cell table:style-name="ce17" table:formula="of:=IF([.E764]=&quot;11 - 12&quot;;&quot;HSS&quot;;IF([.E764]=&quot;8 - 12&quot;;&quot;HS, HSS&quot;;IF([.E764]=&quot;8 - 10&quot;;&quot;HS&quot;;IF([.E764]=&quot;1 - 4&quot;;&quot;LP&quot;;IF([.E764]=&quot;5 -7&quot;;&quot;UP&quot;;IF([.E764]=&quot;1 - 5&quot;;&quot;LP, UP&quot;;IF([.E764]=&quot;5 - 10&quot;;&quot;UP, HS&quot;;IF([.E764]=&quot;1 - 7&quot;;&quot;LP, UP&quot;;IF([.E764]=&quot;1 -10&quot;;&quot;LP, UP, HS&quot;;IF([.E764]=&quot;1 - 12&quot;;&quot;LP, UP, HS, HSS&quot;;IF([.E764]=&quot;5 - 12&quot;;&quot;UP, HS, HSS&quot;;&quot;&quot;)))))))))))" office:value-type="string" office:string-value="UP, HS" calcext:value-type="string">
            <text:p>UP, HS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764" calcext:value-type="float">
            <text:p>764</text:p>
          </table:table-cell>
          <table:table-cell table:style-name="ce17" office:value-type="float" office:value="17056" calcext:value-type="float">
            <text:p>17056</text:p>
          </table:table-cell>
          <table:table-cell table:style-name="ce17" office:value-type="string" calcext:value-type="string">
            <text:p>C. M. C. Girls. H. S. Elathur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5 - 10</text:p>
          </table:table-cell>
          <table:table-cell table:style-name="ce17" table:formula="of:=IF([.E765]=&quot;11 - 12&quot;;&quot;HSS&quot;;IF([.E765]=&quot;8 - 12&quot;;&quot;HS, HSS&quot;;IF([.E765]=&quot;8 - 10&quot;;&quot;HS&quot;;IF([.E765]=&quot;1 - 4&quot;;&quot;LP&quot;;IF([.E765]=&quot;5 -7&quot;;&quot;UP&quot;;IF([.E765]=&quot;1 - 5&quot;;&quot;LP, UP&quot;;IF([.E765]=&quot;5 - 10&quot;;&quot;UP, HS&quot;;IF([.E765]=&quot;1 - 7&quot;;&quot;LP, UP&quot;;IF([.E765]=&quot;1 -10&quot;;&quot;LP, UP, HS&quot;;IF([.E765]=&quot;1 - 12&quot;;&quot;LP, UP, HS, HSS&quot;;IF([.E765]=&quot;5 - 12&quot;;&quot;UP, HS, HSS&quot;;&quot;&quot;)))))))))))" office:value-type="string" office:string-value="UP, HS" calcext:value-type="string">
            <text:p>UP, HS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765" calcext:value-type="float">
            <text:p>765</text:p>
          </table:table-cell>
          <table:table-cell table:style-name="ce17" office:value-type="float" office:value="17058" calcext:value-type="float">
            <text:p>17058</text:p>
          </table:table-cell>
          <table:table-cell table:style-name="ce17" office:value-type="string" calcext:value-type="string">
            <text:p>P. V. S. H. S. Eranhikkal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8 - 12</text:p>
          </table:table-cell>
          <table:table-cell table:style-name="ce17" table:formula="of:=IF([.E766]=&quot;11 - 12&quot;;&quot;HSS&quot;;IF([.E766]=&quot;8 - 12&quot;;&quot;HS, HSS&quot;;IF([.E766]=&quot;8 - 10&quot;;&quot;HS&quot;;IF([.E766]=&quot;1 - 4&quot;;&quot;LP&quot;;IF([.E766]=&quot;5 -7&quot;;&quot;UP&quot;;IF([.E766]=&quot;1 - 5&quot;;&quot;LP, UP&quot;;IF([.E766]=&quot;5 - 10&quot;;&quot;UP, HS&quot;;IF([.E766]=&quot;1 - 7&quot;;&quot;LP, UP&quot;;IF([.E766]=&quot;1 -10&quot;;&quot;LP, UP, HS&quot;;IF([.E766]=&quot;1 - 12&quot;;&quot;LP, UP, HS, HSS&quot;;IF([.E766]=&quot;5 - 12&quot;;&quot;UP, HS, HSS&quot;;&quot;&quot;)))))))))))" office:value-type="string" office:string-value="HS, HSS" calcext:value-type="string">
            <text:p>HS, HSS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766" calcext:value-type="float">
            <text:p>766</text:p>
          </table:table-cell>
          <table:table-cell table:style-name="ce17" office:value-type="float" office:value="17073" calcext:value-type="float">
            <text:p>17073</text:p>
          </table:table-cell>
          <table:table-cell table:style-name="ce17" office:value-type="string" calcext:value-type="string">
            <text:p>A. K. K. R. Boys. H. S.Chelannur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5 - 10</text:p>
          </table:table-cell>
          <table:table-cell table:style-name="ce17" table:formula="of:=IF([.E767]=&quot;11 - 12&quot;;&quot;HSS&quot;;IF([.E767]=&quot;8 - 12&quot;;&quot;HS, HSS&quot;;IF([.E767]=&quot;8 - 10&quot;;&quot;HS&quot;;IF([.E767]=&quot;1 - 4&quot;;&quot;LP&quot;;IF([.E767]=&quot;5 -7&quot;;&quot;UP&quot;;IF([.E767]=&quot;1 - 5&quot;;&quot;LP, UP&quot;;IF([.E767]=&quot;5 - 10&quot;;&quot;UP, HS&quot;;IF([.E767]=&quot;1 - 7&quot;;&quot;LP, UP&quot;;IF([.E767]=&quot;1 -10&quot;;&quot;LP, UP, HS&quot;;IF([.E767]=&quot;1 - 12&quot;;&quot;LP, UP, HS, HSS&quot;;IF([.E767]=&quot;5 - 12&quot;;&quot;UP, HS, HSS&quot;;&quot;&quot;)))))))))))" office:value-type="string" office:string-value="UP, HS" calcext:value-type="string">
            <text:p>UP, HS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767" calcext:value-type="float">
            <text:p>767</text:p>
          </table:table-cell>
          <table:table-cell table:style-name="ce17" office:value-type="float" office:value="17074" calcext:value-type="float">
            <text:p>17074</text:p>
          </table:table-cell>
          <table:table-cell table:style-name="ce17" office:value-type="string" calcext:value-type="string">
            <text:p>A K K R Girls H S S. Chelannur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5 - 12</text:p>
          </table:table-cell>
          <table:table-cell table:style-name="ce17" table:formula="of:=IF([.E768]=&quot;11 - 12&quot;;&quot;HSS&quot;;IF([.E768]=&quot;8 - 12&quot;;&quot;HS, HSS&quot;;IF([.E768]=&quot;8 - 10&quot;;&quot;HS&quot;;IF([.E768]=&quot;1 - 4&quot;;&quot;LP&quot;;IF([.E768]=&quot;5 -7&quot;;&quot;UP&quot;;IF([.E768]=&quot;1 - 5&quot;;&quot;LP, UP&quot;;IF([.E768]=&quot;5 - 10&quot;;&quot;UP, HS&quot;;IF([.E768]=&quot;1 - 7&quot;;&quot;LP, UP&quot;;IF([.E768]=&quot;1 -10&quot;;&quot;LP, UP, HS&quot;;IF([.E768]=&quot;1 - 12&quot;;&quot;LP, UP, HS, HSS&quot;;IF([.E768]=&quot;5 - 12&quot;;&quot;UP, HS, HSS&quot;;&quot;&quot;)))))))))))" office:value-type="string" office:string-value="UP, HS, HSS" calcext:value-type="string">
            <text:p>UP, HS, HSS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768" calcext:value-type="float">
            <text:p>768</text:p>
          </table:table-cell>
          <table:table-cell table:style-name="ce17" office:value-type="float" office:value="17086" calcext:value-type="float">
            <text:p>17086</text:p>
          </table:table-cell>
          <table:table-cell table:style-name="ce17" office:value-type="string" calcext:value-type="string">
            <text:p>C. M. M. H. S. Thalakkulathur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8 - 12</text:p>
          </table:table-cell>
          <table:table-cell table:style-name="ce17" table:formula="of:=IF([.E769]=&quot;11 - 12&quot;;&quot;HSS&quot;;IF([.E769]=&quot;8 - 12&quot;;&quot;HS, HSS&quot;;IF([.E769]=&quot;8 - 10&quot;;&quot;HS&quot;;IF([.E769]=&quot;1 - 4&quot;;&quot;LP&quot;;IF([.E769]=&quot;5 -7&quot;;&quot;UP&quot;;IF([.E769]=&quot;1 - 5&quot;;&quot;LP, UP&quot;;IF([.E769]=&quot;5 - 10&quot;;&quot;UP, HS&quot;;IF([.E769]=&quot;1 - 7&quot;;&quot;LP, UP&quot;;IF([.E769]=&quot;1 -10&quot;;&quot;LP, UP, HS&quot;;IF([.E769]=&quot;1 - 12&quot;;&quot;LP, UP, HS, HSS&quot;;IF([.E769]=&quot;5 - 12&quot;;&quot;UP, HS, HSS&quot;;&quot;&quot;)))))))))))" office:value-type="string" office:string-value="HS, HSS" calcext:value-type="string">
            <text:p>HS, HSS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769" calcext:value-type="float">
            <text:p>769</text:p>
          </table:table-cell>
          <table:table-cell table:style-name="ce17" office:value-type="float" office:value="17107" calcext:value-type="float">
            <text:p>17107</text:p>
          </table:table-cell>
          <table:table-cell table:style-name="ce17" office:value-type="string" calcext:value-type="string">
            <text:p>Sree narayana Trusts. H. S. S.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8 - 12</text:p>
          </table:table-cell>
          <table:table-cell table:style-name="ce17" table:formula="of:=IF([.E770]=&quot;11 - 12&quot;;&quot;HSS&quot;;IF([.E770]=&quot;8 - 12&quot;;&quot;HS, HSS&quot;;IF([.E770]=&quot;8 - 10&quot;;&quot;HS&quot;;IF([.E770]=&quot;1 - 4&quot;;&quot;LP&quot;;IF([.E770]=&quot;5 -7&quot;;&quot;UP&quot;;IF([.E770]=&quot;1 - 5&quot;;&quot;LP, UP&quot;;IF([.E770]=&quot;5 - 10&quot;;&quot;UP, HS&quot;;IF([.E770]=&quot;1 - 7&quot;;&quot;LP, UP&quot;;IF([.E770]=&quot;1 -10&quot;;&quot;LP, UP, HS&quot;;IF([.E770]=&quot;1 - 12&quot;;&quot;LP, UP, HS, HSS&quot;;IF([.E770]=&quot;5 - 12&quot;;&quot;UP, HS, HSS&quot;;&quot;&quot;)))))))))))" office:value-type="string" office:string-value="HS, HSS" calcext:value-type="string">
            <text:p>HS, HSS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770" calcext:value-type="float">
            <text:p>770</text:p>
          </table:table-cell>
          <table:table-cell table:style-name="ce17" office:value-type="float" office:value="17413" calcext:value-type="float">
            <text:p>17413</text:p>
          </table:table-cell>
          <table:table-cell table:style-name="ce17" office:value-type="string" calcext:value-type="string">
            <text:p>A. L. P. S. Muthuvad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771]=&quot;11 - 12&quot;;&quot;HSS&quot;;IF([.E771]=&quot;8 - 12&quot;;&quot;HS, HSS&quot;;IF([.E771]=&quot;8 - 10&quot;;&quot;HS&quot;;IF([.E771]=&quot;1 - 4&quot;;&quot;LP&quot;;IF([.E771]=&quot;5 -7&quot;;&quot;UP&quot;;IF([.E771]=&quot;1 - 5&quot;;&quot;LP, UP&quot;;IF([.E771]=&quot;5 - 10&quot;;&quot;UP, HS&quot;;IF([.E771]=&quot;1 - 7&quot;;&quot;LP, UP&quot;;IF([.E771]=&quot;1 -10&quot;;&quot;LP, UP, HS&quot;;IF([.E771]=&quot;1 - 12&quot;;&quot;LP, UP, HS, HSS&quot;;IF([.E771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771" calcext:value-type="float">
            <text:p>771</text:p>
          </table:table-cell>
          <table:table-cell table:style-name="ce17" office:value-type="float" office:value="17414" calcext:value-type="float">
            <text:p>17414</text:p>
          </table:table-cell>
          <table:table-cell table:style-name="ce17" office:value-type="string" calcext:value-type="string">
            <text:p>A. L. P. S. Palath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772]=&quot;11 - 12&quot;;&quot;HSS&quot;;IF([.E772]=&quot;8 - 12&quot;;&quot;HS, HSS&quot;;IF([.E772]=&quot;8 - 10&quot;;&quot;HS&quot;;IF([.E772]=&quot;1 - 4&quot;;&quot;LP&quot;;IF([.E772]=&quot;5 -7&quot;;&quot;UP&quot;;IF([.E772]=&quot;1 - 5&quot;;&quot;LP, UP&quot;;IF([.E772]=&quot;5 - 10&quot;;&quot;UP, HS&quot;;IF([.E772]=&quot;1 - 7&quot;;&quot;LP, UP&quot;;IF([.E772]=&quot;1 -10&quot;;&quot;LP, UP, HS&quot;;IF([.E772]=&quot;1 - 12&quot;;&quot;LP, UP, HS, HSS&quot;;IF([.E772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772" calcext:value-type="float">
            <text:p>772</text:p>
          </table:table-cell>
          <table:table-cell table:style-name="ce17" office:value-type="float" office:value="17415" calcext:value-type="float">
            <text:p>17415</text:p>
          </table:table-cell>
          <table:table-cell table:style-name="ce17" office:value-type="string" calcext:value-type="string">
            <text:p>A. M. L. P. S. Kottamparamba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773]=&quot;11 - 12&quot;;&quot;HSS&quot;;IF([.E773]=&quot;8 - 12&quot;;&quot;HS, HSS&quot;;IF([.E773]=&quot;8 - 10&quot;;&quot;HS&quot;;IF([.E773]=&quot;1 - 4&quot;;&quot;LP&quot;;IF([.E773]=&quot;5 -7&quot;;&quot;UP&quot;;IF([.E773]=&quot;1 - 5&quot;;&quot;LP, UP&quot;;IF([.E773]=&quot;5 - 10&quot;;&quot;UP, HS&quot;;IF([.E773]=&quot;1 - 7&quot;;&quot;LP, UP&quot;;IF([.E773]=&quot;1 -10&quot;;&quot;LP, UP, HS&quot;;IF([.E773]=&quot;1 - 12&quot;;&quot;LP, UP, HS, HSS&quot;;IF([.E773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773" calcext:value-type="float">
            <text:p>773</text:p>
          </table:table-cell>
          <table:table-cell table:style-name="ce17" office:value-type="float" office:value="17416" calcext:value-type="float">
            <text:p>17416</text:p>
          </table:table-cell>
          <table:table-cell table:style-name="ce17" office:value-type="string" calcext:value-type="string">
            <text:p>A. P. L. P. S. Elathur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774]=&quot;11 - 12&quot;;&quot;HSS&quot;;IF([.E774]=&quot;8 - 12&quot;;&quot;HS, HSS&quot;;IF([.E774]=&quot;8 - 10&quot;;&quot;HS&quot;;IF([.E774]=&quot;1 - 4&quot;;&quot;LP&quot;;IF([.E774]=&quot;5 -7&quot;;&quot;UP&quot;;IF([.E774]=&quot;1 - 5&quot;;&quot;LP, UP&quot;;IF([.E774]=&quot;5 - 10&quot;;&quot;UP, HS&quot;;IF([.E774]=&quot;1 - 7&quot;;&quot;LP, UP&quot;;IF([.E774]=&quot;1 -10&quot;;&quot;LP, UP, HS&quot;;IF([.E774]=&quot;1 - 12&quot;;&quot;LP, UP, HS, HSS&quot;;IF([.E774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774" calcext:value-type="float">
            <text:p>774</text:p>
          </table:table-cell>
          <table:table-cell table:style-name="ce17" office:value-type="float" office:value="17417" calcext:value-type="float">
            <text:p>17417</text:p>
          </table:table-cell>
          <table:table-cell table:style-name="ce17" office:value-type="string" calcext:value-type="string">
            <text:p>A. L. P. S. Badirur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775]=&quot;11 - 12&quot;;&quot;HSS&quot;;IF([.E775]=&quot;8 - 12&quot;;&quot;HS, HSS&quot;;IF([.E775]=&quot;8 - 10&quot;;&quot;HS&quot;;IF([.E775]=&quot;1 - 4&quot;;&quot;LP&quot;;IF([.E775]=&quot;5 -7&quot;;&quot;UP&quot;;IF([.E775]=&quot;1 - 5&quot;;&quot;LP, UP&quot;;IF([.E775]=&quot;5 - 10&quot;;&quot;UP, HS&quot;;IF([.E775]=&quot;1 - 7&quot;;&quot;LP, UP&quot;;IF([.E775]=&quot;1 -10&quot;;&quot;LP, UP, HS&quot;;IF([.E775]=&quot;1 - 12&quot;;&quot;LP, UP, HS, HSS&quot;;IF([.E775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775" calcext:value-type="float">
            <text:p>775</text:p>
          </table:table-cell>
          <table:table-cell table:style-name="ce17" office:value-type="float" office:value="17418" calcext:value-type="float">
            <text:p>17418</text:p>
          </table:table-cell>
          <table:table-cell table:style-name="ce17" office:value-type="string" calcext:value-type="string">
            <text:p>B. E. M.A.L. P. S. Annasseri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776]=&quot;11 - 12&quot;;&quot;HSS&quot;;IF([.E776]=&quot;8 - 12&quot;;&quot;HS, HSS&quot;;IF([.E776]=&quot;8 - 10&quot;;&quot;HS&quot;;IF([.E776]=&quot;1 - 4&quot;;&quot;LP&quot;;IF([.E776]=&quot;5 -7&quot;;&quot;UP&quot;;IF([.E776]=&quot;1 - 5&quot;;&quot;LP, UP&quot;;IF([.E776]=&quot;5 - 10&quot;;&quot;UP, HS&quot;;IF([.E776]=&quot;1 - 7&quot;;&quot;LP, UP&quot;;IF([.E776]=&quot;1 -10&quot;;&quot;LP, UP, HS&quot;;IF([.E776]=&quot;1 - 12&quot;;&quot;LP, UP, HS, HSS&quot;;IF([.E776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776" calcext:value-type="float">
            <text:p>776</text:p>
          </table:table-cell>
          <table:table-cell table:style-name="ce17" office:value-type="float" office:value="17419" calcext:value-type="float">
            <text:p>17419</text:p>
          </table:table-cell>
          <table:table-cell table:style-name="ce17" office:value-type="string" calcext:value-type="string">
            <text:p>A. L. P. S. Chelannur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777]=&quot;11 - 12&quot;;&quot;HSS&quot;;IF([.E777]=&quot;8 - 12&quot;;&quot;HS, HSS&quot;;IF([.E777]=&quot;8 - 10&quot;;&quot;HS&quot;;IF([.E777]=&quot;1 - 4&quot;;&quot;LP&quot;;IF([.E777]=&quot;5 -7&quot;;&quot;UP&quot;;IF([.E777]=&quot;1 - 5&quot;;&quot;LP, UP&quot;;IF([.E777]=&quot;5 - 10&quot;;&quot;UP, HS&quot;;IF([.E777]=&quot;1 - 7&quot;;&quot;LP, UP&quot;;IF([.E777]=&quot;1 -10&quot;;&quot;LP, UP, HS&quot;;IF([.E777]=&quot;1 - 12&quot;;&quot;LP, UP, HS, HSS&quot;;IF([.E777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777" calcext:value-type="float">
            <text:p>777</text:p>
          </table:table-cell>
          <table:table-cell table:style-name="ce17" office:value-type="float" office:value="17420" calcext:value-type="float">
            <text:p>17420</text:p>
          </table:table-cell>
          <table:table-cell table:style-name="ce17" office:value-type="string" calcext:value-type="string">
            <text:p>A. M. L. P. S. ChelavurMuzhikkal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778]=&quot;11 - 12&quot;;&quot;HSS&quot;;IF([.E778]=&quot;8 - 12&quot;;&quot;HS, HSS&quot;;IF([.E778]=&quot;8 - 10&quot;;&quot;HS&quot;;IF([.E778]=&quot;1 - 4&quot;;&quot;LP&quot;;IF([.E778]=&quot;5 -7&quot;;&quot;UP&quot;;IF([.E778]=&quot;1 - 5&quot;;&quot;LP, UP&quot;;IF([.E778]=&quot;5 - 10&quot;;&quot;UP, HS&quot;;IF([.E778]=&quot;1 - 7&quot;;&quot;LP, UP&quot;;IF([.E778]=&quot;1 -10&quot;;&quot;LP, UP, HS&quot;;IF([.E778]=&quot;1 - 12&quot;;&quot;LP, UP, HS, HSS&quot;;IF([.E778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778" calcext:value-type="float">
            <text:p>778</text:p>
          </table:table-cell>
          <table:table-cell table:style-name="ce17" office:value-type="float" office:value="17421" calcext:value-type="float">
            <text:p>17421</text:p>
          </table:table-cell>
          <table:table-cell table:style-name="ce17" office:value-type="string" calcext:value-type="string">
            <text:p>Edakkad Union A. L. P. S. <text:s/>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779]=&quot;11 - 12&quot;;&quot;HSS&quot;;IF([.E779]=&quot;8 - 12&quot;;&quot;HS, HSS&quot;;IF([.E779]=&quot;8 - 10&quot;;&quot;HS&quot;;IF([.E779]=&quot;1 - 4&quot;;&quot;LP&quot;;IF([.E779]=&quot;5 -7&quot;;&quot;UP&quot;;IF([.E779]=&quot;1 - 5&quot;;&quot;LP, UP&quot;;IF([.E779]=&quot;5 - 10&quot;;&quot;UP, HS&quot;;IF([.E779]=&quot;1 - 7&quot;;&quot;LP, UP&quot;;IF([.E779]=&quot;1 -10&quot;;&quot;LP, UP, HS&quot;;IF([.E779]=&quot;1 - 12&quot;;&quot;LP, UP, HS, HSS&quot;;IF([.E779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779" calcext:value-type="float">
            <text:p>779</text:p>
          </table:table-cell>
          <table:table-cell table:style-name="ce17" office:value-type="float" office:value="17422" calcext:value-type="float">
            <text:p>17422</text:p>
          </table:table-cell>
          <table:table-cell table:style-name="ce17" office:value-type="string" calcext:value-type="string">
            <text:p>National A. L. P. S. Elathur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780]=&quot;11 - 12&quot;;&quot;HSS&quot;;IF([.E780]=&quot;8 - 12&quot;;&quot;HS, HSS&quot;;IF([.E780]=&quot;8 - 10&quot;;&quot;HS&quot;;IF([.E780]=&quot;1 - 4&quot;;&quot;LP&quot;;IF([.E780]=&quot;5 -7&quot;;&quot;UP&quot;;IF([.E780]=&quot;1 - 5&quot;;&quot;LP, UP&quot;;IF([.E780]=&quot;5 - 10&quot;;&quot;UP, HS&quot;;IF([.E780]=&quot;1 - 7&quot;;&quot;LP, UP&quot;;IF([.E780]=&quot;1 -10&quot;;&quot;LP, UP, HS&quot;;IF([.E780]=&quot;1 - 12&quot;;&quot;LP, UP, HS, HSS&quot;;IF([.E780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780" calcext:value-type="float">
            <text:p>780</text:p>
          </table:table-cell>
          <table:table-cell table:style-name="ce17" office:value-type="float" office:value="17423" calcext:value-type="float">
            <text:p>17423</text:p>
          </table:table-cell>
          <table:table-cell table:style-name="ce17" office:value-type="string" calcext:value-type="string">
            <text:p>H. I. L. P. S. Eranhikal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781]=&quot;11 - 12&quot;;&quot;HSS&quot;;IF([.E781]=&quot;8 - 12&quot;;&quot;HS, HSS&quot;;IF([.E781]=&quot;8 - 10&quot;;&quot;HS&quot;;IF([.E781]=&quot;1 - 4&quot;;&quot;LP&quot;;IF([.E781]=&quot;5 -7&quot;;&quot;UP&quot;;IF([.E781]=&quot;1 - 5&quot;;&quot;LP, UP&quot;;IF([.E781]=&quot;5 - 10&quot;;&quot;UP, HS&quot;;IF([.E781]=&quot;1 - 7&quot;;&quot;LP, UP&quot;;IF([.E781]=&quot;1 -10&quot;;&quot;LP, UP, HS&quot;;IF([.E781]=&quot;1 - 12&quot;;&quot;LP, UP, HS, HSS&quot;;IF([.E781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781" calcext:value-type="float">
            <text:p>781</text:p>
          </table:table-cell>
          <table:table-cell table:style-name="ce17" office:value-type="float" office:value="17424" calcext:value-type="float">
            <text:p>17424</text:p>
          </table:table-cell>
          <table:table-cell table:style-name="ce17" office:value-type="string" calcext:value-type="string">
            <text:p>J. D. T. Islam .A.L. P. S.Merikkunnu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782]=&quot;11 - 12&quot;;&quot;HSS&quot;;IF([.E782]=&quot;8 - 12&quot;;&quot;HS, HSS&quot;;IF([.E782]=&quot;8 - 10&quot;;&quot;HS&quot;;IF([.E782]=&quot;1 - 4&quot;;&quot;LP&quot;;IF([.E782]=&quot;5 -7&quot;;&quot;UP&quot;;IF([.E782]=&quot;1 - 5&quot;;&quot;LP, UP&quot;;IF([.E782]=&quot;5 - 10&quot;;&quot;UP, HS&quot;;IF([.E782]=&quot;1 - 7&quot;;&quot;LP, UP&quot;;IF([.E782]=&quot;1 -10&quot;;&quot;LP, UP, HS&quot;;IF([.E782]=&quot;1 - 12&quot;;&quot;LP, UP, HS, HSS&quot;;IF([.E782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782" calcext:value-type="float">
            <text:p>782</text:p>
          </table:table-cell>
          <table:table-cell table:style-name="ce17" office:value-type="float" office:value="17425" calcext:value-type="float">
            <text:p>17425</text:p>
          </table:table-cell>
          <table:table-cell table:style-name="ce17" office:value-type="string" calcext:value-type="string">
            <text:p>A. M. L. P. S. Kandannur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783]=&quot;11 - 12&quot;;&quot;HSS&quot;;IF([.E783]=&quot;8 - 12&quot;;&quot;HS, HSS&quot;;IF([.E783]=&quot;8 - 10&quot;;&quot;HS&quot;;IF([.E783]=&quot;1 - 4&quot;;&quot;LP&quot;;IF([.E783]=&quot;5 -7&quot;;&quot;UP&quot;;IF([.E783]=&quot;1 - 5&quot;;&quot;LP, UP&quot;;IF([.E783]=&quot;5 - 10&quot;;&quot;UP, HS&quot;;IF([.E783]=&quot;1 - 7&quot;;&quot;LP, UP&quot;;IF([.E783]=&quot;1 -10&quot;;&quot;LP, UP, HS&quot;;IF([.E783]=&quot;1 - 12&quot;;&quot;LP, UP, HS, HSS&quot;;IF([.E783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783" calcext:value-type="float">
            <text:p>783</text:p>
          </table:table-cell>
          <table:table-cell table:style-name="ce17" office:value-type="float" office:value="17426" calcext:value-type="float">
            <text:p>17426</text:p>
          </table:table-cell>
          <table:table-cell table:style-name="ce17" office:value-type="string" calcext:value-type="string">
            <text:p>A. L. P. S. Karannur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784]=&quot;11 - 12&quot;;&quot;HSS&quot;;IF([.E784]=&quot;8 - 12&quot;;&quot;HS, HSS&quot;;IF([.E784]=&quot;8 - 10&quot;;&quot;HS&quot;;IF([.E784]=&quot;1 - 4&quot;;&quot;LP&quot;;IF([.E784]=&quot;5 -7&quot;;&quot;UP&quot;;IF([.E784]=&quot;1 - 5&quot;;&quot;LP, UP&quot;;IF([.E784]=&quot;5 - 10&quot;;&quot;UP, HS&quot;;IF([.E784]=&quot;1 - 7&quot;;&quot;LP, UP&quot;;IF([.E784]=&quot;1 -10&quot;;&quot;LP, UP, HS&quot;;IF([.E784]=&quot;1 - 12&quot;;&quot;LP, UP, HS, HSS&quot;;IF([.E784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784" calcext:value-type="float">
            <text:p>784</text:p>
          </table:table-cell>
          <table:table-cell table:style-name="ce17" office:value-type="float" office:value="17427" calcext:value-type="float">
            <text:p>17427</text:p>
          </table:table-cell>
          <table:table-cell table:style-name="ce17" office:value-type="string" calcext:value-type="string">
            <text:p>A. L. P. S. Makkada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785]=&quot;11 - 12&quot;;&quot;HSS&quot;;IF([.E785]=&quot;8 - 12&quot;;&quot;HS, HSS&quot;;IF([.E785]=&quot;8 - 10&quot;;&quot;HS&quot;;IF([.E785]=&quot;1 - 4&quot;;&quot;LP&quot;;IF([.E785]=&quot;5 -7&quot;;&quot;UP&quot;;IF([.E785]=&quot;1 - 5&quot;;&quot;LP, UP&quot;;IF([.E785]=&quot;5 - 10&quot;;&quot;UP, HS&quot;;IF([.E785]=&quot;1 - 7&quot;;&quot;LP, UP&quot;;IF([.E785]=&quot;1 -10&quot;;&quot;LP, UP, HS&quot;;IF([.E785]=&quot;1 - 12&quot;;&quot;LP, UP, HS, HSS&quot;;IF([.E785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785" calcext:value-type="float">
            <text:p>785</text:p>
          </table:table-cell>
          <table:table-cell table:style-name="ce17" office:value-type="float" office:value="17428" calcext:value-type="float">
            <text:p>17428</text:p>
          </table:table-cell>
          <table:table-cell table:style-name="ce17" office:value-type="string" calcext:value-type="string">
            <text:p>A. L. P. S. Makkada Perinchila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786]=&quot;11 - 12&quot;;&quot;HSS&quot;;IF([.E786]=&quot;8 - 12&quot;;&quot;HS, HSS&quot;;IF([.E786]=&quot;8 - 10&quot;;&quot;HS&quot;;IF([.E786]=&quot;1 - 4&quot;;&quot;LP&quot;;IF([.E786]=&quot;5 -7&quot;;&quot;UP&quot;;IF([.E786]=&quot;1 - 5&quot;;&quot;LP, UP&quot;;IF([.E786]=&quot;5 - 10&quot;;&quot;UP, HS&quot;;IF([.E786]=&quot;1 - 7&quot;;&quot;LP, UP&quot;;IF([.E786]=&quot;1 -10&quot;;&quot;LP, UP, HS&quot;;IF([.E786]=&quot;1 - 12&quot;;&quot;LP, UP, HS, HSS&quot;;IF([.E786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786" calcext:value-type="float">
            <text:p>786</text:p>
          </table:table-cell>
          <table:table-cell table:style-name="ce17" office:value-type="float" office:value="17429" calcext:value-type="float">
            <text:p>17429</text:p>
          </table:table-cell>
          <table:table-cell table:style-name="ce17" office:value-type="string" calcext:value-type="string">
            <text:p>A. L. P. S. Makkada West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787]=&quot;11 - 12&quot;;&quot;HSS&quot;;IF([.E787]=&quot;8 - 12&quot;;&quot;HS, HSS&quot;;IF([.E787]=&quot;8 - 10&quot;;&quot;HS&quot;;IF([.E787]=&quot;1 - 4&quot;;&quot;LP&quot;;IF([.E787]=&quot;5 -7&quot;;&quot;UP&quot;;IF([.E787]=&quot;1 - 5&quot;;&quot;LP, UP&quot;;IF([.E787]=&quot;5 - 10&quot;;&quot;UP, HS&quot;;IF([.E787]=&quot;1 - 7&quot;;&quot;LP, UP&quot;;IF([.E787]=&quot;1 -10&quot;;&quot;LP, UP, HS&quot;;IF([.E787]=&quot;1 - 12&quot;;&quot;LP, UP, HS, HSS&quot;;IF([.E787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787" calcext:value-type="float">
            <text:p>787</text:p>
          </table:table-cell>
          <table:table-cell table:style-name="ce17" office:value-type="float" office:value="17430" calcext:value-type="float">
            <text:p>17430</text:p>
          </table:table-cell>
          <table:table-cell table:style-name="ce17" office:value-type="string" calcext:value-type="string">
            <text:p>A. L. P. S. Manathanath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788]=&quot;11 - 12&quot;;&quot;HSS&quot;;IF([.E788]=&quot;8 - 12&quot;;&quot;HS, HSS&quot;;IF([.E788]=&quot;8 - 10&quot;;&quot;HS&quot;;IF([.E788]=&quot;1 - 4&quot;;&quot;LP&quot;;IF([.E788]=&quot;5 -7&quot;;&quot;UP&quot;;IF([.E788]=&quot;1 - 5&quot;;&quot;LP, UP&quot;;IF([.E788]=&quot;5 - 10&quot;;&quot;UP, HS&quot;;IF([.E788]=&quot;1 - 7&quot;;&quot;LP, UP&quot;;IF([.E788]=&quot;1 -10&quot;;&quot;LP, UP, HS&quot;;IF([.E788]=&quot;1 - 12&quot;;&quot;LP, UP, HS, HSS&quot;;IF([.E788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788" calcext:value-type="float">
            <text:p>788</text:p>
          </table:table-cell>
          <table:table-cell table:style-name="ce17" office:value-type="float" office:value="17431" calcext:value-type="float">
            <text:p>17431</text:p>
          </table:table-cell>
          <table:table-cell table:style-name="ce17" office:value-type="string" calcext:value-type="string">
            <text:p>A. M. L. P. S. Mayanad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789]=&quot;11 - 12&quot;;&quot;HSS&quot;;IF([.E789]=&quot;8 - 12&quot;;&quot;HS, HSS&quot;;IF([.E789]=&quot;8 - 10&quot;;&quot;HS&quot;;IF([.E789]=&quot;1 - 4&quot;;&quot;LP&quot;;IF([.E789]=&quot;5 -7&quot;;&quot;UP&quot;;IF([.E789]=&quot;1 - 5&quot;;&quot;LP, UP&quot;;IF([.E789]=&quot;5 - 10&quot;;&quot;UP, HS&quot;;IF([.E789]=&quot;1 - 7&quot;;&quot;LP, UP&quot;;IF([.E789]=&quot;1 -10&quot;;&quot;LP, UP, HS&quot;;IF([.E789]=&quot;1 - 12&quot;;&quot;LP, UP, HS, HSS&quot;;IF([.E789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789" calcext:value-type="float">
            <text:p>789</text:p>
          </table:table-cell>
          <table:table-cell table:style-name="ce17" office:value-type="float" office:value="17432" calcext:value-type="float">
            <text:p>17432</text:p>
          </table:table-cell>
          <table:table-cell table:style-name="ce17" office:value-type="string" calcext:value-type="string">
            <text:p>M. I. L. P. S. Annasseri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790]=&quot;11 - 12&quot;;&quot;HSS&quot;;IF([.E790]=&quot;8 - 12&quot;;&quot;HS, HSS&quot;;IF([.E790]=&quot;8 - 10&quot;;&quot;HS&quot;;IF([.E790]=&quot;1 - 4&quot;;&quot;LP&quot;;IF([.E790]=&quot;5 -7&quot;;&quot;UP&quot;;IF([.E790]=&quot;1 - 5&quot;;&quot;LP, UP&quot;;IF([.E790]=&quot;5 - 10&quot;;&quot;UP, HS&quot;;IF([.E790]=&quot;1 - 7&quot;;&quot;LP, UP&quot;;IF([.E790]=&quot;1 -10&quot;;&quot;LP, UP, HS&quot;;IF([.E790]=&quot;1 - 12&quot;;&quot;LP, UP, HS, HSS&quot;;IF([.E790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790" calcext:value-type="float">
            <text:p>790</text:p>
          </table:table-cell>
          <table:table-cell table:style-name="ce17" office:value-type="float" office:value="17433" calcext:value-type="float">
            <text:p>17433</text:p>
          </table:table-cell>
          <table:table-cell table:style-name="ce17" office:value-type="string" calcext:value-type="string">
            <text:p>M. I. L. P. S. Kakkodi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791]=&quot;11 - 12&quot;;&quot;HSS&quot;;IF([.E791]=&quot;8 - 12&quot;;&quot;HS, HSS&quot;;IF([.E791]=&quot;8 - 10&quot;;&quot;HS&quot;;IF([.E791]=&quot;1 - 4&quot;;&quot;LP&quot;;IF([.E791]=&quot;5 -7&quot;;&quot;UP&quot;;IF([.E791]=&quot;1 - 5&quot;;&quot;LP, UP&quot;;IF([.E791]=&quot;5 - 10&quot;;&quot;UP, HS&quot;;IF([.E791]=&quot;1 - 7&quot;;&quot;LP, UP&quot;;IF([.E791]=&quot;1 -10&quot;;&quot;LP, UP, HS&quot;;IF([.E791]=&quot;1 - 12&quot;;&quot;LP, UP, HS, HSS&quot;;IF([.E791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791" calcext:value-type="float">
            <text:p>791</text:p>
          </table:table-cell>
          <table:table-cell table:style-name="ce17" office:value-type="float" office:value="17434" calcext:value-type="float">
            <text:p>17434</text:p>
          </table:table-cell>
          <table:table-cell table:style-name="ce17" office:value-type="string" calcext:value-type="string">
            <text:p>A. L. P. S. Mokavoor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792]=&quot;11 - 12&quot;;&quot;HSS&quot;;IF([.E792]=&quot;8 - 12&quot;;&quot;HS, HSS&quot;;IF([.E792]=&quot;8 - 10&quot;;&quot;HS&quot;;IF([.E792]=&quot;1 - 4&quot;;&quot;LP&quot;;IF([.E792]=&quot;5 -7&quot;;&quot;UP&quot;;IF([.E792]=&quot;1 - 5&quot;;&quot;LP, UP&quot;;IF([.E792]=&quot;5 - 10&quot;;&quot;UP, HS&quot;;IF([.E792]=&quot;1 - 7&quot;;&quot;LP, UP&quot;;IF([.E792]=&quot;1 -10&quot;;&quot;LP, UP, HS&quot;;IF([.E792]=&quot;1 - 12&quot;;&quot;LP, UP, HS, HSS&quot;;IF([.E792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792" calcext:value-type="float">
            <text:p>792</text:p>
          </table:table-cell>
          <table:table-cell table:style-name="ce17" office:value-type="float" office:value="17435" calcext:value-type="float">
            <text:p>17435</text:p>
          </table:table-cell>
          <table:table-cell table:style-name="ce17" office:value-type="string" calcext:value-type="string">
            <text:p>A. L. P. S. Morikkara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793]=&quot;11 - 12&quot;;&quot;HSS&quot;;IF([.E793]=&quot;8 - 12&quot;;&quot;HS, HSS&quot;;IF([.E793]=&quot;8 - 10&quot;;&quot;HS&quot;;IF([.E793]=&quot;1 - 4&quot;;&quot;LP&quot;;IF([.E793]=&quot;5 -7&quot;;&quot;UP&quot;;IF([.E793]=&quot;1 - 5&quot;;&quot;LP, UP&quot;;IF([.E793]=&quot;5 - 10&quot;;&quot;UP, HS&quot;;IF([.E793]=&quot;1 - 7&quot;;&quot;LP, UP&quot;;IF([.E793]=&quot;1 -10&quot;;&quot;LP, UP, HS&quot;;IF([.E793]=&quot;1 - 12&quot;;&quot;LP, UP, HS, HSS&quot;;IF([.E793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793" calcext:value-type="float">
            <text:p>793</text:p>
          </table:table-cell>
          <table:table-cell table:style-name="ce17" office:value-type="float" office:value="17436" calcext:value-type="float">
            <text:p>17436</text:p>
          </table:table-cell>
          <table:table-cell table:style-name="ce17" office:value-type="string" calcext:value-type="string">
            <text:p>A. M. L. P. S. Puthiyanirathu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794]=&quot;11 - 12&quot;;&quot;HSS&quot;;IF([.E794]=&quot;8 - 12&quot;;&quot;HS, HSS&quot;;IF([.E794]=&quot;8 - 10&quot;;&quot;HS&quot;;IF([.E794]=&quot;1 - 4&quot;;&quot;LP&quot;;IF([.E794]=&quot;5 -7&quot;;&quot;UP&quot;;IF([.E794]=&quot;1 - 5&quot;;&quot;LP, UP&quot;;IF([.E794]=&quot;5 - 10&quot;;&quot;UP, HS&quot;;IF([.E794]=&quot;1 - 7&quot;;&quot;LP, UP&quot;;IF([.E794]=&quot;1 -10&quot;;&quot;LP, UP, HS&quot;;IF([.E794]=&quot;1 - 12&quot;;&quot;LP, UP, HS, HSS&quot;;IF([.E794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794" calcext:value-type="float">
            <text:p>794</text:p>
          </table:table-cell>
          <table:table-cell table:style-name="ce17" office:value-type="float" office:value="17437" calcext:value-type="float">
            <text:p>17437</text:p>
          </table:table-cell>
          <table:table-cell table:style-name="ce17" office:value-type="string" calcext:value-type="string">
            <text:p>St. Filomina's A. L. P. S. <text:s/>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795]=&quot;11 - 12&quot;;&quot;HSS&quot;;IF([.E795]=&quot;8 - 12&quot;;&quot;HS, HSS&quot;;IF([.E795]=&quot;8 - 10&quot;;&quot;HS&quot;;IF([.E795]=&quot;1 - 4&quot;;&quot;LP&quot;;IF([.E795]=&quot;5 -7&quot;;&quot;UP&quot;;IF([.E795]=&quot;1 - 5&quot;;&quot;LP, UP&quot;;IF([.E795]=&quot;5 - 10&quot;;&quot;UP, HS&quot;;IF([.E795]=&quot;1 - 7&quot;;&quot;LP, UP&quot;;IF([.E795]=&quot;1 -10&quot;;&quot;LP, UP, HS&quot;;IF([.E795]=&quot;1 - 12&quot;;&quot;LP, UP, HS, HSS&quot;;IF([.E795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795" calcext:value-type="float">
            <text:p>795</text:p>
          </table:table-cell>
          <table:table-cell table:style-name="ce17" office:value-type="float" office:value="17438" calcext:value-type="float">
            <text:p>17438</text:p>
          </table:table-cell>
          <table:table-cell table:style-name="ce17" office:value-type="string" calcext:value-type="string">
            <text:p>Sethu Sitharam A. L. P. S. <text:s/>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796]=&quot;11 - 12&quot;;&quot;HSS&quot;;IF([.E796]=&quot;8 - 12&quot;;&quot;HS, HSS&quot;;IF([.E796]=&quot;8 - 10&quot;;&quot;HS&quot;;IF([.E796]=&quot;1 - 4&quot;;&quot;LP&quot;;IF([.E796]=&quot;5 -7&quot;;&quot;UP&quot;;IF([.E796]=&quot;1 - 5&quot;;&quot;LP, UP&quot;;IF([.E796]=&quot;5 - 10&quot;;&quot;UP, HS&quot;;IF([.E796]=&quot;1 - 7&quot;;&quot;LP, UP&quot;;IF([.E796]=&quot;1 -10&quot;;&quot;LP, UP, HS&quot;;IF([.E796]=&quot;1 - 12&quot;;&quot;LP, UP, HS, HSS&quot;;IF([.E796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796" calcext:value-type="float">
            <text:p>796</text:p>
          </table:table-cell>
          <table:table-cell table:style-name="ce17" office:value-type="float" office:value="17439" calcext:value-type="float">
            <text:p>17439</text:p>
          </table:table-cell>
          <table:table-cell table:style-name="ce17" office:value-type="string" calcext:value-type="string">
            <text:p>Sreekrishna Sahayam A .L. P.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797]=&quot;11 - 12&quot;;&quot;HSS&quot;;IF([.E797]=&quot;8 - 12&quot;;&quot;HS, HSS&quot;;IF([.E797]=&quot;8 - 10&quot;;&quot;HS&quot;;IF([.E797]=&quot;1 - 4&quot;;&quot;LP&quot;;IF([.E797]=&quot;5 -7&quot;;&quot;UP&quot;;IF([.E797]=&quot;1 - 5&quot;;&quot;LP, UP&quot;;IF([.E797]=&quot;5 - 10&quot;;&quot;UP, HS&quot;;IF([.E797]=&quot;1 - 7&quot;;&quot;LP, UP&quot;;IF([.E797]=&quot;1 -10&quot;;&quot;LP, UP, HS&quot;;IF([.E797]=&quot;1 - 12&quot;;&quot;LP, UP, HS, HSS&quot;;IF([.E797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797" calcext:value-type="float">
            <text:p>797</text:p>
          </table:table-cell>
          <table:table-cell table:style-name="ce17" office:value-type="float" office:value="17440" calcext:value-type="float">
            <text:p>17440</text:p>
          </table:table-cell>
          <table:table-cell table:style-name="ce17" office:value-type="string" calcext:value-type="string">
            <text:p>Sreekumarasram A. L. P. S. <text:s/>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798]=&quot;11 - 12&quot;;&quot;HSS&quot;;IF([.E798]=&quot;8 - 12&quot;;&quot;HS, HSS&quot;;IF([.E798]=&quot;8 - 10&quot;;&quot;HS&quot;;IF([.E798]=&quot;1 - 4&quot;;&quot;LP&quot;;IF([.E798]=&quot;5 -7&quot;;&quot;UP&quot;;IF([.E798]=&quot;1 - 5&quot;;&quot;LP, UP&quot;;IF([.E798]=&quot;5 - 10&quot;;&quot;UP, HS&quot;;IF([.E798]=&quot;1 - 7&quot;;&quot;LP, UP&quot;;IF([.E798]=&quot;1 -10&quot;;&quot;LP, UP, HS&quot;;IF([.E798]=&quot;1 - 12&quot;;&quot;LP, UP, HS, HSS&quot;;IF([.E798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798" calcext:value-type="float">
            <text:p>798</text:p>
          </table:table-cell>
          <table:table-cell table:style-name="ce17" office:value-type="float" office:value="17441" calcext:value-type="float">
            <text:p>17441</text:p>
          </table:table-cell>
          <table:table-cell table:style-name="ce17" office:value-type="string" calcext:value-type="string">
            <text:p>Sreevidyamandiram A. L. P. S. <text:s/>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799]=&quot;11 - 12&quot;;&quot;HSS&quot;;IF([.E799]=&quot;8 - 12&quot;;&quot;HS, HSS&quot;;IF([.E799]=&quot;8 - 10&quot;;&quot;HS&quot;;IF([.E799]=&quot;1 - 4&quot;;&quot;LP&quot;;IF([.E799]=&quot;5 -7&quot;;&quot;UP&quot;;IF([.E799]=&quot;1 - 5&quot;;&quot;LP, UP&quot;;IF([.E799]=&quot;5 - 10&quot;;&quot;UP, HS&quot;;IF([.E799]=&quot;1 - 7&quot;;&quot;LP, UP&quot;;IF([.E799]=&quot;1 -10&quot;;&quot;LP, UP, HS&quot;;IF([.E799]=&quot;1 - 12&quot;;&quot;LP, UP, HS, HSS&quot;;IF([.E799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799" calcext:value-type="float">
            <text:p>799</text:p>
          </table:table-cell>
          <table:table-cell table:style-name="ce17" office:value-type="float" office:value="17442" calcext:value-type="float">
            <text:p>17442</text:p>
          </table:table-cell>
          <table:table-cell table:style-name="ce17" office:value-type="string" calcext:value-type="string">
            <text:p>Union A. L. P. S. Palath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800]=&quot;11 - 12&quot;;&quot;HSS&quot;;IF([.E800]=&quot;8 - 12&quot;;&quot;HS, HSS&quot;;IF([.E800]=&quot;8 - 10&quot;;&quot;HS&quot;;IF([.E800]=&quot;1 - 4&quot;;&quot;LP&quot;;IF([.E800]=&quot;5 -7&quot;;&quot;UP&quot;;IF([.E800]=&quot;1 - 5&quot;;&quot;LP, UP&quot;;IF([.E800]=&quot;5 - 10&quot;;&quot;UP, HS&quot;;IF([.E800]=&quot;1 - 7&quot;;&quot;LP, UP&quot;;IF([.E800]=&quot;1 -10&quot;;&quot;LP, UP, HS&quot;;IF([.E800]=&quot;1 - 12&quot;;&quot;LP, UP, HS, HSS&quot;;IF([.E800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800" calcext:value-type="float">
            <text:p>800</text:p>
          </table:table-cell>
          <table:table-cell table:style-name="ce17" office:value-type="float" office:value="17445" calcext:value-type="float">
            <text:p>17445</text:p>
          </table:table-cell>
          <table:table-cell table:style-name="ce17" office:value-type="string" calcext:value-type="string">
            <text:p>A. L.. P. S. Gurudevavilasam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5</text:p>
          </table:table-cell>
          <table:table-cell table:style-name="ce17" table:formula="of:=IF([.E801]=&quot;11 - 12&quot;;&quot;HSS&quot;;IF([.E801]=&quot;8 - 12&quot;;&quot;HS, HSS&quot;;IF([.E801]=&quot;8 - 10&quot;;&quot;HS&quot;;IF([.E801]=&quot;1 - 4&quot;;&quot;LP&quot;;IF([.E801]=&quot;5 -7&quot;;&quot;UP&quot;;IF([.E801]=&quot;1 - 5&quot;;&quot;LP, UP&quot;;IF([.E801]=&quot;5 - 10&quot;;&quot;UP, HS&quot;;IF([.E801]=&quot;1 - 7&quot;;&quot;LP, UP&quot;;IF([.E801]=&quot;1 -10&quot;;&quot;LP, UP, HS&quot;;IF([.E801]=&quot;1 - 12&quot;;&quot;LP, UP, HS, HSS&quot;;IF([.E801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801" calcext:value-type="float">
            <text:p>801</text:p>
          </table:table-cell>
          <table:table-cell table:style-name="ce17" office:value-type="float" office:value="17446" calcext:value-type="float">
            <text:p>17446</text:p>
          </table:table-cell>
          <table:table-cell table:style-name="ce17" office:value-type="string" calcext:value-type="string">
            <text:p>A. M. L. P. S. Poolakkadavu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5</text:p>
          </table:table-cell>
          <table:table-cell table:style-name="ce17" table:formula="of:=IF([.E802]=&quot;11 - 12&quot;;&quot;HSS&quot;;IF([.E802]=&quot;8 - 12&quot;;&quot;HS, HSS&quot;;IF([.E802]=&quot;8 - 10&quot;;&quot;HS&quot;;IF([.E802]=&quot;1 - 4&quot;;&quot;LP&quot;;IF([.E802]=&quot;5 -7&quot;;&quot;UP&quot;;IF([.E802]=&quot;1 - 5&quot;;&quot;LP, UP&quot;;IF([.E802]=&quot;5 - 10&quot;;&quot;UP, HS&quot;;IF([.E802]=&quot;1 - 7&quot;;&quot;LP, UP&quot;;IF([.E802]=&quot;1 -10&quot;;&quot;LP, UP, HS&quot;;IF([.E802]=&quot;1 - 12&quot;;&quot;LP, UP, HS, HSS&quot;;IF([.E802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802" calcext:value-type="float">
            <text:p>802</text:p>
          </table:table-cell>
          <table:table-cell table:style-name="ce17" office:value-type="float" office:value="17447" calcext:value-type="float">
            <text:p>17447</text:p>
          </table:table-cell>
          <table:table-cell table:style-name="ce17" office:value-type="string" calcext:value-type="string">
            <text:p>A. L. P. S. Gnanodayam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5</text:p>
          </table:table-cell>
          <table:table-cell table:style-name="ce17" table:formula="of:=IF([.E803]=&quot;11 - 12&quot;;&quot;HSS&quot;;IF([.E803]=&quot;8 - 12&quot;;&quot;HS, HSS&quot;;IF([.E803]=&quot;8 - 10&quot;;&quot;HS&quot;;IF([.E803]=&quot;1 - 4&quot;;&quot;LP&quot;;IF([.E803]=&quot;5 -7&quot;;&quot;UP&quot;;IF([.E803]=&quot;1 - 5&quot;;&quot;LP, UP&quot;;IF([.E803]=&quot;5 - 10&quot;;&quot;UP, HS&quot;;IF([.E803]=&quot;1 - 7&quot;;&quot;LP, UP&quot;;IF([.E803]=&quot;1 -10&quot;;&quot;LP, UP, HS&quot;;IF([.E803]=&quot;1 - 12&quot;;&quot;LP, UP, HS, HSS&quot;;IF([.E803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803" calcext:value-type="float">
            <text:p>803</text:p>
          </table:table-cell>
          <table:table-cell table:style-name="ce17" office:value-type="float" office:value="17448" calcext:value-type="float">
            <text:p>17448</text:p>
          </table:table-cell>
          <table:table-cell table:style-name="ce17" office:value-type="string" calcext:value-type="string">
            <text:p>A. L. P. S. Prabhakaravilasam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5</text:p>
          </table:table-cell>
          <table:table-cell table:style-name="ce17" table:formula="of:=IF([.E804]=&quot;11 - 12&quot;;&quot;HSS&quot;;IF([.E804]=&quot;8 - 12&quot;;&quot;HS, HSS&quot;;IF([.E804]=&quot;8 - 10&quot;;&quot;HS&quot;;IF([.E804]=&quot;1 - 4&quot;;&quot;LP&quot;;IF([.E804]=&quot;5 -7&quot;;&quot;UP&quot;;IF([.E804]=&quot;1 - 5&quot;;&quot;LP, UP&quot;;IF([.E804]=&quot;5 - 10&quot;;&quot;UP, HS&quot;;IF([.E804]=&quot;1 - 7&quot;;&quot;LP, UP&quot;;IF([.E804]=&quot;1 -10&quot;;&quot;LP, UP, HS&quot;;IF([.E804]=&quot;1 - 12&quot;;&quot;LP, UP, HS, HSS&quot;;IF([.E804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804" calcext:value-type="float">
            <text:p>804</text:p>
          </table:table-cell>
          <table:table-cell table:style-name="ce17" office:value-type="float" office:value="17453" calcext:value-type="float">
            <text:p>17453</text:p>
          </table:table-cell>
          <table:table-cell table:style-name="ce17" office:value-type="string" calcext:value-type="string">
            <text:p>A. U. P. S. Makkancheri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805]=&quot;11 - 12&quot;;&quot;HSS&quot;;IF([.E805]=&quot;8 - 12&quot;;&quot;HS, HSS&quot;;IF([.E805]=&quot;8 - 10&quot;;&quot;HS&quot;;IF([.E805]=&quot;1 - 4&quot;;&quot;LP&quot;;IF([.E805]=&quot;5 -7&quot;;&quot;UP&quot;;IF([.E805]=&quot;1 - 5&quot;;&quot;LP, UP&quot;;IF([.E805]=&quot;5 - 10&quot;;&quot;UP, HS&quot;;IF([.E805]=&quot;1 - 7&quot;;&quot;LP, UP&quot;;IF([.E805]=&quot;1 -10&quot;;&quot;LP, UP, HS&quot;;IF([.E805]=&quot;1 - 12&quot;;&quot;LP, UP, HS, HSS&quot;;IF([.E805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805" calcext:value-type="float">
            <text:p>805</text:p>
          </table:table-cell>
          <table:table-cell table:style-name="ce17" office:value-type="float" office:value="17454" calcext:value-type="float">
            <text:p>17454</text:p>
          </table:table-cell>
          <table:table-cell table:style-name="ce17" office:value-type="string" calcext:value-type="string">
            <text:p>A. U. P. S. Puthur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806]=&quot;11 - 12&quot;;&quot;HSS&quot;;IF([.E806]=&quot;8 - 12&quot;;&quot;HS, HSS&quot;;IF([.E806]=&quot;8 - 10&quot;;&quot;HS&quot;;IF([.E806]=&quot;1 - 4&quot;;&quot;LP&quot;;IF([.E806]=&quot;5 -7&quot;;&quot;UP&quot;;IF([.E806]=&quot;1 - 5&quot;;&quot;LP, UP&quot;;IF([.E806]=&quot;5 - 10&quot;;&quot;UP, HS&quot;;IF([.E806]=&quot;1 - 7&quot;;&quot;LP, UP&quot;;IF([.E806]=&quot;1 -10&quot;;&quot;LP, UP, HS&quot;;IF([.E806]=&quot;1 - 12&quot;;&quot;LP, UP, HS, HSS&quot;;IF([.E806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806" calcext:value-type="float">
            <text:p>806</text:p>
          </table:table-cell>
          <table:table-cell table:style-name="ce17" office:value-type="float" office:value="17455" calcext:value-type="float">
            <text:p>17455</text:p>
          </table:table-cell>
          <table:table-cell table:style-name="ce17" office:value-type="string" calcext:value-type="string">
            <text:p>B. E. M. U. P. S. Puthiyangadi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807]=&quot;11 - 12&quot;;&quot;HSS&quot;;IF([.E807]=&quot;8 - 12&quot;;&quot;HS, HSS&quot;;IF([.E807]=&quot;8 - 10&quot;;&quot;HS&quot;;IF([.E807]=&quot;1 - 4&quot;;&quot;LP&quot;;IF([.E807]=&quot;5 -7&quot;;&quot;UP&quot;;IF([.E807]=&quot;1 - 5&quot;;&quot;LP, UP&quot;;IF([.E807]=&quot;5 - 10&quot;;&quot;UP, HS&quot;;IF([.E807]=&quot;1 - 7&quot;;&quot;LP, UP&quot;;IF([.E807]=&quot;1 -10&quot;;&quot;LP, UP, HS&quot;;IF([.E807]=&quot;1 - 12&quot;;&quot;LP, UP, HS, HSS&quot;;IF([.E807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807" calcext:value-type="float">
            <text:p>807</text:p>
          </table:table-cell>
          <table:table-cell table:style-name="ce17" office:value-type="float" office:value="17456" calcext:value-type="float">
            <text:p>17456</text:p>
          </table:table-cell>
          <table:table-cell table:style-name="ce17" office:value-type="string" calcext:value-type="string">
            <text:p>Certified U. P. S. Merikkunnu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808]=&quot;11 - 12&quot;;&quot;HSS&quot;;IF([.E808]=&quot;8 - 12&quot;;&quot;HS, HSS&quot;;IF([.E808]=&quot;8 - 10&quot;;&quot;HS&quot;;IF([.E808]=&quot;1 - 4&quot;;&quot;LP&quot;;IF([.E808]=&quot;5 -7&quot;;&quot;UP&quot;;IF([.E808]=&quot;1 - 5&quot;;&quot;LP, UP&quot;;IF([.E808]=&quot;5 - 10&quot;;&quot;UP, HS&quot;;IF([.E808]=&quot;1 - 7&quot;;&quot;LP, UP&quot;;IF([.E808]=&quot;1 -10&quot;;&quot;LP, UP, HS&quot;;IF([.E808]=&quot;1 - 12&quot;;&quot;LP, UP, HS, HSS&quot;;IF([.E808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808" calcext:value-type="float">
            <text:p>808</text:p>
          </table:table-cell>
          <table:table-cell table:style-name="ce17" office:value-type="float" office:value="17457" calcext:value-type="float">
            <text:p>17457</text:p>
          </table:table-cell>
          <table:table-cell table:style-name="ce17" office:value-type="string" calcext:value-type="string">
            <text:p>A. U. P. S. Chevayur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809]=&quot;11 - 12&quot;;&quot;HSS&quot;;IF([.E809]=&quot;8 - 12&quot;;&quot;HS, HSS&quot;;IF([.E809]=&quot;8 - 10&quot;;&quot;HS&quot;;IF([.E809]=&quot;1 - 4&quot;;&quot;LP&quot;;IF([.E809]=&quot;5 -7&quot;;&quot;UP&quot;;IF([.E809]=&quot;1 - 5&quot;;&quot;LP, UP&quot;;IF([.E809]=&quot;5 - 10&quot;;&quot;UP, HS&quot;;IF([.E809]=&quot;1 - 7&quot;;&quot;LP, UP&quot;;IF([.E809]=&quot;1 -10&quot;;&quot;LP, UP, HS&quot;;IF([.E809]=&quot;1 - 12&quot;;&quot;LP, UP, HS, HSS&quot;;IF([.E809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809" calcext:value-type="float">
            <text:p>809</text:p>
          </table:table-cell>
          <table:table-cell table:style-name="ce17" office:value-type="float" office:value="17458" calcext:value-type="float">
            <text:p>17458</text:p>
          </table:table-cell>
          <table:table-cell table:style-name="ce17" office:value-type="string" calcext:value-type="string">
            <text:p>A. U. P. S. Cholappurath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810]=&quot;11 - 12&quot;;&quot;HSS&quot;;IF([.E810]=&quot;8 - 12&quot;;&quot;HS, HSS&quot;;IF([.E810]=&quot;8 - 10&quot;;&quot;HS&quot;;IF([.E810]=&quot;1 - 4&quot;;&quot;LP&quot;;IF([.E810]=&quot;5 -7&quot;;&quot;UP&quot;;IF([.E810]=&quot;1 - 5&quot;;&quot;LP, UP&quot;;IF([.E810]=&quot;5 - 10&quot;;&quot;UP, HS&quot;;IF([.E810]=&quot;1 - 7&quot;;&quot;LP, UP&quot;;IF([.E810]=&quot;1 -10&quot;;&quot;LP, UP, HS&quot;;IF([.E810]=&quot;1 - 12&quot;;&quot;LP, UP, HS, HSS&quot;;IF([.E810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810" calcext:value-type="float">
            <text:p>810</text:p>
          </table:table-cell>
          <table:table-cell table:style-name="ce17" office:value-type="float" office:value="17459" calcext:value-type="float">
            <text:p>17459</text:p>
          </table:table-cell>
          <table:table-cell table:style-name="ce17" office:value-type="string" calcext:value-type="string">
            <text:p>Ganapath. A. U. P. S.Kuthiravattom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811]=&quot;11 - 12&quot;;&quot;HSS&quot;;IF([.E811]=&quot;8 - 12&quot;;&quot;HS, HSS&quot;;IF([.E811]=&quot;8 - 10&quot;;&quot;HS&quot;;IF([.E811]=&quot;1 - 4&quot;;&quot;LP&quot;;IF([.E811]=&quot;5 -7&quot;;&quot;UP&quot;;IF([.E811]=&quot;1 - 5&quot;;&quot;LP, UP&quot;;IF([.E811]=&quot;5 - 10&quot;;&quot;UP, HS&quot;;IF([.E811]=&quot;1 - 7&quot;;&quot;LP, UP&quot;;IF([.E811]=&quot;1 -10&quot;;&quot;LP, UP, HS&quot;;IF([.E811]=&quot;1 - 12&quot;;&quot;LP, UP, HS, HSS&quot;;IF([.E811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811" calcext:value-type="float">
            <text:p>811</text:p>
          </table:table-cell>
          <table:table-cell table:style-name="ce17" office:value-type="float" office:value="17460" calcext:value-type="float">
            <text:p>17460</text:p>
          </table:table-cell>
          <table:table-cell table:style-name="ce17" office:value-type="string" calcext:value-type="string">
            <text:p>A. U. P. S. Ichannur.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812]=&quot;11 - 12&quot;;&quot;HSS&quot;;IF([.E812]=&quot;8 - 12&quot;;&quot;HS, HSS&quot;;IF([.E812]=&quot;8 - 10&quot;;&quot;HS&quot;;IF([.E812]=&quot;1 - 4&quot;;&quot;LP&quot;;IF([.E812]=&quot;5 -7&quot;;&quot;UP&quot;;IF([.E812]=&quot;1 - 5&quot;;&quot;LP, UP&quot;;IF([.E812]=&quot;5 - 10&quot;;&quot;UP, HS&quot;;IF([.E812]=&quot;1 - 7&quot;;&quot;LP, UP&quot;;IF([.E812]=&quot;1 -10&quot;;&quot;LP, UP, HS&quot;;IF([.E812]=&quot;1 - 12&quot;;&quot;LP, UP, HS, HSS&quot;;IF([.E812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812" calcext:value-type="float">
            <text:p>812</text:p>
          </table:table-cell>
          <table:table-cell table:style-name="ce17" office:value-type="float" office:value="17461" calcext:value-type="float">
            <text:p>17461</text:p>
          </table:table-cell>
          <table:table-cell table:style-name="ce17" office:value-type="string" calcext:value-type="string">
            <text:p>A. U. P. S. Kirallur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813]=&quot;11 - 12&quot;;&quot;HSS&quot;;IF([.E813]=&quot;8 - 12&quot;;&quot;HS, HSS&quot;;IF([.E813]=&quot;8 - 10&quot;;&quot;HS&quot;;IF([.E813]=&quot;1 - 4&quot;;&quot;LP&quot;;IF([.E813]=&quot;5 -7&quot;;&quot;UP&quot;;IF([.E813]=&quot;1 - 5&quot;;&quot;LP, UP&quot;;IF([.E813]=&quot;5 - 10&quot;;&quot;UP, HS&quot;;IF([.E813]=&quot;1 - 7&quot;;&quot;LP, UP&quot;;IF([.E813]=&quot;1 -10&quot;;&quot;LP, UP, HS&quot;;IF([.E813]=&quot;1 - 12&quot;;&quot;LP, UP, HS, HSS&quot;;IF([.E813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813" calcext:value-type="float">
            <text:p>813</text:p>
          </table:table-cell>
          <table:table-cell table:style-name="ce17" office:value-type="float" office:value="17462" calcext:value-type="float">
            <text:p>17462</text:p>
          </table:table-cell>
          <table:table-cell table:style-name="ce17" office:value-type="string" calcext:value-type="string">
            <text:p>A. U. P. S. Kottooli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814]=&quot;11 - 12&quot;;&quot;HSS&quot;;IF([.E814]=&quot;8 - 12&quot;;&quot;HS, HSS&quot;;IF([.E814]=&quot;8 - 10&quot;;&quot;HS&quot;;IF([.E814]=&quot;1 - 4&quot;;&quot;LP&quot;;IF([.E814]=&quot;5 -7&quot;;&quot;UP&quot;;IF([.E814]=&quot;1 - 5&quot;;&quot;LP, UP&quot;;IF([.E814]=&quot;5 - 10&quot;;&quot;UP, HS&quot;;IF([.E814]=&quot;1 - 7&quot;;&quot;LP, UP&quot;;IF([.E814]=&quot;1 -10&quot;;&quot;LP, UP, HS&quot;;IF([.E814]=&quot;1 - 12&quot;;&quot;LP, UP, HS, HSS&quot;;IF([.E814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814" calcext:value-type="float">
            <text:p>814</text:p>
          </table:table-cell>
          <table:table-cell table:style-name="ce17" office:value-type="float" office:value="17463" calcext:value-type="float">
            <text:p>17463</text:p>
          </table:table-cell>
          <table:table-cell table:style-name="ce17" office:value-type="string" calcext:value-type="string">
            <text:p>A.U.P.S Mayanad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815]=&quot;11 - 12&quot;;&quot;HSS&quot;;IF([.E815]=&quot;8 - 12&quot;;&quot;HS, HSS&quot;;IF([.E815]=&quot;8 - 10&quot;;&quot;HS&quot;;IF([.E815]=&quot;1 - 4&quot;;&quot;LP&quot;;IF([.E815]=&quot;5 -7&quot;;&quot;UP&quot;;IF([.E815]=&quot;1 - 5&quot;;&quot;LP, UP&quot;;IF([.E815]=&quot;5 - 10&quot;;&quot;UP, HS&quot;;IF([.E815]=&quot;1 - 7&quot;;&quot;LP, UP&quot;;IF([.E815]=&quot;1 -10&quot;;&quot;LP, UP, HS&quot;;IF([.E815]=&quot;1 - 12&quot;;&quot;LP, UP, HS, HSS&quot;;IF([.E815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815" calcext:value-type="float">
            <text:p>815</text:p>
          </table:table-cell>
          <table:table-cell table:style-name="ce17" office:value-type="float" office:value="17464" calcext:value-type="float">
            <text:p>17464</text:p>
          </table:table-cell>
          <table:table-cell table:style-name="ce17" office:value-type="string" calcext:value-type="string">
            <text:p>Sreenarayana vilasam A.U.P.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816]=&quot;11 - 12&quot;;&quot;HSS&quot;;IF([.E816]=&quot;8 - 12&quot;;&quot;HS, HSS&quot;;IF([.E816]=&quot;8 - 10&quot;;&quot;HS&quot;;IF([.E816]=&quot;1 - 4&quot;;&quot;LP&quot;;IF([.E816]=&quot;5 -7&quot;;&quot;UP&quot;;IF([.E816]=&quot;1 - 5&quot;;&quot;LP, UP&quot;;IF([.E816]=&quot;5 - 10&quot;;&quot;UP, HS&quot;;IF([.E816]=&quot;1 - 7&quot;;&quot;LP, UP&quot;;IF([.E816]=&quot;1 -10&quot;;&quot;LP, UP, HS&quot;;IF([.E816]=&quot;1 - 12&quot;;&quot;LP, UP, HS, HSS&quot;;IF([.E816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816" calcext:value-type="float">
            <text:p>816</text:p>
          </table:table-cell>
          <table:table-cell table:style-name="ce17" office:value-type="float" office:value="17465" calcext:value-type="float">
            <text:p>17465</text:p>
          </table:table-cell>
          <table:table-cell table:style-name="ce17" office:value-type="string" calcext:value-type="string">
            <text:p>A.U.P.S. Vengery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817]=&quot;11 - 12&quot;;&quot;HSS&quot;;IF([.E817]=&quot;8 - 12&quot;;&quot;HS, HSS&quot;;IF([.E817]=&quot;8 - 10&quot;;&quot;HS&quot;;IF([.E817]=&quot;1 - 4&quot;;&quot;LP&quot;;IF([.E817]=&quot;5 -7&quot;;&quot;UP&quot;;IF([.E817]=&quot;1 - 5&quot;;&quot;LP, UP&quot;;IF([.E817]=&quot;5 - 10&quot;;&quot;UP, HS&quot;;IF([.E817]=&quot;1 - 7&quot;;&quot;LP, UP&quot;;IF([.E817]=&quot;1 -10&quot;;&quot;LP, UP, HS&quot;;IF([.E817]=&quot;1 - 12&quot;;&quot;LP, UP, HS, HSS&quot;;IF([.E817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817" calcext:value-type="float">
            <text:p>817</text:p>
          </table:table-cell>
          <table:table-cell table:style-name="ce17" office:value-type="float" office:value="17470" calcext:value-type="float">
            <text:p>17470</text:p>
          </table:table-cell>
          <table:table-cell table:style-name="ce17" office:value-type="string" calcext:value-type="string">
            <text:p>A. U. P. S. Chelannur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5 -7</text:p>
          </table:table-cell>
          <table:table-cell table:style-name="ce17" table:formula="of:=IF([.E818]=&quot;11 - 12&quot;;&quot;HSS&quot;;IF([.E818]=&quot;8 - 12&quot;;&quot;HS, HSS&quot;;IF([.E818]=&quot;8 - 10&quot;;&quot;HS&quot;;IF([.E818]=&quot;1 - 4&quot;;&quot;LP&quot;;IF([.E818]=&quot;5 -7&quot;;&quot;UP&quot;;IF([.E818]=&quot;1 - 5&quot;;&quot;LP, UP&quot;;IF([.E818]=&quot;5 - 10&quot;;&quot;UP, HS&quot;;IF([.E818]=&quot;1 - 7&quot;;&quot;LP, UP&quot;;IF([.E818]=&quot;1 -10&quot;;&quot;LP, UP, HS&quot;;IF([.E818]=&quot;1 - 12&quot;;&quot;LP, UP, HS, HSS&quot;;IF([.E818]=&quot;5 - 12&quot;;&quot;UP, HS, HSS&quot;;&quot;&quot;)))))))))))" office:value-type="string" office:string-value="UP" calcext:value-type="string">
            <text:p>UP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818" calcext:value-type="float">
            <text:p>818</text:p>
          </table:table-cell>
          <table:table-cell table:style-name="ce17" office:value-type="float" office:value="17471" calcext:value-type="float">
            <text:p>17471</text:p>
          </table:table-cell>
          <table:table-cell table:style-name="ce17" office:value-type="string" calcext:value-type="string">
            <text:p>Janatha A. U. P. S. Palath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5 -7</text:p>
          </table:table-cell>
          <table:table-cell table:style-name="ce17" table:formula="of:=IF([.E819]=&quot;11 - 12&quot;;&quot;HSS&quot;;IF([.E819]=&quot;8 - 12&quot;;&quot;HS, HSS&quot;;IF([.E819]=&quot;8 - 10&quot;;&quot;HS&quot;;IF([.E819]=&quot;1 - 4&quot;;&quot;LP&quot;;IF([.E819]=&quot;5 -7&quot;;&quot;UP&quot;;IF([.E819]=&quot;1 - 5&quot;;&quot;LP, UP&quot;;IF([.E819]=&quot;5 - 10&quot;;&quot;UP, HS&quot;;IF([.E819]=&quot;1 - 7&quot;;&quot;LP, UP&quot;;IF([.E819]=&quot;1 -10&quot;;&quot;LP, UP, HS&quot;;IF([.E819]=&quot;1 - 12&quot;;&quot;LP, UP, HS, HSS&quot;;IF([.E819]=&quot;5 - 12&quot;;&quot;UP, HS, HSS&quot;;&quot;&quot;)))))))))))" office:value-type="string" office:string-value="UP" calcext:value-type="string">
            <text:p>UP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819" calcext:value-type="float">
            <text:p>819</text:p>
          </table:table-cell>
          <table:table-cell table:style-name="ce17" office:value-type="float" office:value="17473" calcext:value-type="float">
            <text:p>17473</text:p>
          </table:table-cell>
          <table:table-cell table:style-name="ce17" office:value-type="string" calcext:value-type="string">
            <text:p>Karannur U. P School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5 -7</text:p>
          </table:table-cell>
          <table:table-cell table:style-name="ce17" table:formula="of:=IF([.E820]=&quot;11 - 12&quot;;&quot;HSS&quot;;IF([.E820]=&quot;8 - 12&quot;;&quot;HS, HSS&quot;;IF([.E820]=&quot;8 - 10&quot;;&quot;HS&quot;;IF([.E820]=&quot;1 - 4&quot;;&quot;LP&quot;;IF([.E820]=&quot;5 -7&quot;;&quot;UP&quot;;IF([.E820]=&quot;1 - 5&quot;;&quot;LP, UP&quot;;IF([.E820]=&quot;5 - 10&quot;;&quot;UP, HS&quot;;IF([.E820]=&quot;1 - 7&quot;;&quot;LP, UP&quot;;IF([.E820]=&quot;1 -10&quot;;&quot;LP, UP, HS&quot;;IF([.E820]=&quot;1 - 12&quot;;&quot;LP, UP, HS, HSS&quot;;IF([.E820]=&quot;5 - 12&quot;;&quot;UP, HS, HSS&quot;;&quot;&quot;)))))))))))" office:value-type="string" office:string-value="UP" calcext:value-type="string">
            <text:p>UP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820" calcext:value-type="float">
            <text:p>820</text:p>
          </table:table-cell>
          <table:table-cell table:style-name="ce17" office:value-type="float" office:value="17474" calcext:value-type="float">
            <text:p>17474</text:p>
          </table:table-cell>
          <table:table-cell table:style-name="ce17" office:value-type="string" calcext:value-type="string">
            <text:p>MATHRUBANDHU VIDYASALA A.U.PSCHOOL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5 -7</text:p>
          </table:table-cell>
          <table:table-cell table:style-name="ce17" table:formula="of:=IF([.E821]=&quot;11 - 12&quot;;&quot;HSS&quot;;IF([.E821]=&quot;8 - 12&quot;;&quot;HS, HSS&quot;;IF([.E821]=&quot;8 - 10&quot;;&quot;HS&quot;;IF([.E821]=&quot;1 - 4&quot;;&quot;LP&quot;;IF([.E821]=&quot;5 -7&quot;;&quot;UP&quot;;IF([.E821]=&quot;1 - 5&quot;;&quot;LP, UP&quot;;IF([.E821]=&quot;5 - 10&quot;;&quot;UP, HS&quot;;IF([.E821]=&quot;1 - 7&quot;;&quot;LP, UP&quot;;IF([.E821]=&quot;1 -10&quot;;&quot;LP, UP, HS&quot;;IF([.E821]=&quot;1 - 12&quot;;&quot;LP, UP, HS, HSS&quot;;IF([.E821]=&quot;5 - 12&quot;;&quot;UP, HS, HSS&quot;;&quot;&quot;)))))))))))" office:value-type="string" office:string-value="UP" calcext:value-type="string">
            <text:p>UP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821" calcext:value-type="float">
            <text:p>821</text:p>
          </table:table-cell>
          <table:table-cell table:style-name="ce17" office:value-type="float" office:value="17475" calcext:value-type="float">
            <text:p>17475</text:p>
          </table:table-cell>
          <table:table-cell table:style-name="ce17" office:value-type="string" calcext:value-type="string">
            <text:p>R. A. K. M. A. U. P. S.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5 -7</text:p>
          </table:table-cell>
          <table:table-cell table:style-name="ce17" table:formula="of:=IF([.E822]=&quot;11 - 12&quot;;&quot;HSS&quot;;IF([.E822]=&quot;8 - 12&quot;;&quot;HS, HSS&quot;;IF([.E822]=&quot;8 - 10&quot;;&quot;HS&quot;;IF([.E822]=&quot;1 - 4&quot;;&quot;LP&quot;;IF([.E822]=&quot;5 -7&quot;;&quot;UP&quot;;IF([.E822]=&quot;1 - 5&quot;;&quot;LP, UP&quot;;IF([.E822]=&quot;5 - 10&quot;;&quot;UP, HS&quot;;IF([.E822]=&quot;1 - 7&quot;;&quot;LP, UP&quot;;IF([.E822]=&quot;1 -10&quot;;&quot;LP, UP, HS&quot;;IF([.E822]=&quot;1 - 12&quot;;&quot;LP, UP, HS, HSS&quot;;IF([.E822]=&quot;5 - 12&quot;;&quot;UP, HS, HSS&quot;;&quot;&quot;)))))))))))" office:value-type="string" office:string-value="UP" calcext:value-type="string">
            <text:p>UP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822" calcext:value-type="float">
            <text:p>822</text:p>
          </table:table-cell>
          <table:table-cell table:style-name="ce17" office:value-type="float" office:value="17476" calcext:value-type="float">
            <text:p>17476</text:p>
          </table:table-cell>
          <table:table-cell table:style-name="ce17" office:value-type="string" calcext:value-type="string">
            <text:p>Vijayalakshmi A. U. P. S.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5 -7</text:p>
          </table:table-cell>
          <table:table-cell table:style-name="ce17" table:formula="of:=IF([.E823]=&quot;11 - 12&quot;;&quot;HSS&quot;;IF([.E823]=&quot;8 - 12&quot;;&quot;HS, HSS&quot;;IF([.E823]=&quot;8 - 10&quot;;&quot;HS&quot;;IF([.E823]=&quot;1 - 4&quot;;&quot;LP&quot;;IF([.E823]=&quot;5 -7&quot;;&quot;UP&quot;;IF([.E823]=&quot;1 - 5&quot;;&quot;LP, UP&quot;;IF([.E823]=&quot;5 - 10&quot;;&quot;UP, HS&quot;;IF([.E823]=&quot;1 - 7&quot;;&quot;LP, UP&quot;;IF([.E823]=&quot;1 -10&quot;;&quot;LP, UP, HS&quot;;IF([.E823]=&quot;1 - 12&quot;;&quot;LP, UP, HS, HSS&quot;;IF([.E823]=&quot;5 - 12&quot;;&quot;UP, HS, HSS&quot;;&quot;&quot;)))))))))))" office:value-type="string" office:string-value="UP" calcext:value-type="string">
            <text:p>UP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823" calcext:value-type="float">
            <text:p>823</text:p>
          </table:table-cell>
          <table:table-cell table:style-name="ce17" office:value-type="float" office:value="17801" calcext:value-type="float">
            <text:p>17801</text:p>
          </table:table-cell>
          <table:table-cell table:style-name="ce17" office:value-type="string" calcext:value-type="string">
            <text:p>RAHMANIYA SCHOOL FORHANDICAPPED, CALICUT-8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12</text:p>
          </table:table-cell>
          <table:table-cell table:style-name="ce17" table:formula="of:=IF([.E824]=&quot;11 - 12&quot;;&quot;HSS&quot;;IF([.E824]=&quot;8 - 12&quot;;&quot;HS, HSS&quot;;IF([.E824]=&quot;8 - 10&quot;;&quot;HS&quot;;IF([.E824]=&quot;1 - 4&quot;;&quot;LP&quot;;IF([.E824]=&quot;5 -7&quot;;&quot;UP&quot;;IF([.E824]=&quot;1 - 5&quot;;&quot;LP, UP&quot;;IF([.E824]=&quot;5 - 10&quot;;&quot;UP, HS&quot;;IF([.E824]=&quot;1 - 7&quot;;&quot;LP, UP&quot;;IF([.E824]=&quot;1 -10&quot;;&quot;LP, UP, HS&quot;;IF([.E824]=&quot;1 - 12&quot;;&quot;LP, UP, HS, HSS&quot;;IF([.E824]=&quot;5 - 12&quot;;&quot;UP, HS, HSS&quot;;&quot;&quot;)))))))))))" office:value-type="string" office:string-value="LP, UP, HS, HSS" calcext:value-type="string">
            <text:p>LP, UP, HS, HSS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824" calcext:value-type="float">
            <text:p>824</text:p>
          </table:table-cell>
          <table:table-cell table:style-name="ce17" office:value-type="float" office:value="17032" calcext:value-type="float">
            <text:p>17032</text:p>
          </table:table-cell>
          <table:table-cell table:style-name="ce17" office:value-type="string" calcext:value-type="string">
            <text:p>Chinmaya E. M. H. S. S.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1 - 12</text:p>
          </table:table-cell>
          <table:table-cell table:style-name="ce17" table:formula="of:=IF([.E825]=&quot;11 - 12&quot;;&quot;HSS&quot;;IF([.E825]=&quot;8 - 12&quot;;&quot;HS, HSS&quot;;IF([.E825]=&quot;8 - 10&quot;;&quot;HS&quot;;IF([.E825]=&quot;1 - 4&quot;;&quot;LP&quot;;IF([.E825]=&quot;5 -7&quot;;&quot;UP&quot;;IF([.E825]=&quot;1 - 5&quot;;&quot;LP, UP&quot;;IF([.E825]=&quot;5 - 10&quot;;&quot;UP, HS&quot;;IF([.E825]=&quot;1 - 7&quot;;&quot;LP, UP&quot;;IF([.E825]=&quot;1 -10&quot;;&quot;LP, UP, HS&quot;;IF([.E825]=&quot;1 - 12&quot;;&quot;LP, UP, HS, HSS&quot;;IF([.E825]=&quot;5 - 12&quot;;&quot;UP, HS, HSS&quot;;&quot;&quot;)))))))))))" office:value-type="string" office:string-value="LP, UP, HS, HSS" calcext:value-type="string">
            <text:p>LP, UP, HS, HSS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825" calcext:value-type="float">
            <text:p>825</text:p>
          </table:table-cell>
          <table:table-cell table:style-name="ce17" office:value-type="float" office:value="17051" calcext:value-type="float">
            <text:p>17051</text:p>
          </table:table-cell>
          <table:table-cell table:style-name="ce17" office:value-type="string" calcext:value-type="string">
            <text:p>Silver Hills H. S. S.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1 - 12</text:p>
          </table:table-cell>
          <table:table-cell table:style-name="ce17" table:formula="of:=IF([.E826]=&quot;11 - 12&quot;;&quot;HSS&quot;;IF([.E826]=&quot;8 - 12&quot;;&quot;HS, HSS&quot;;IF([.E826]=&quot;8 - 10&quot;;&quot;HS&quot;;IF([.E826]=&quot;1 - 4&quot;;&quot;LP&quot;;IF([.E826]=&quot;5 -7&quot;;&quot;UP&quot;;IF([.E826]=&quot;1 - 5&quot;;&quot;LP, UP&quot;;IF([.E826]=&quot;5 - 10&quot;;&quot;UP, HS&quot;;IF([.E826]=&quot;1 - 7&quot;;&quot;LP, UP&quot;;IF([.E826]=&quot;1 -10&quot;;&quot;LP, UP, HS&quot;;IF([.E826]=&quot;1 - 12&quot;;&quot;LP, UP, HS, HSS&quot;;IF([.E826]=&quot;5 - 12&quot;;&quot;UP, HS, HSS&quot;;&quot;&quot;)))))))))))" office:value-type="string" office:string-value="LP, UP, HS, HSS" calcext:value-type="string">
            <text:p>LP, UP, HS, HSS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826" calcext:value-type="float">
            <text:p>826</text:p>
          </table:table-cell>
          <table:table-cell table:style-name="ce17" office:value-type="float" office:value="17053" calcext:value-type="float">
            <text:p>17053</text:p>
          </table:table-cell>
          <table:table-cell table:style-name="ce17" office:value-type="string" calcext:value-type="string">
            <text:p>Presentation H. S. S.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1 - 12</text:p>
          </table:table-cell>
          <table:table-cell table:style-name="ce17" table:formula="of:=IF([.E827]=&quot;11 - 12&quot;;&quot;HSS&quot;;IF([.E827]=&quot;8 - 12&quot;;&quot;HS, HSS&quot;;IF([.E827]=&quot;8 - 10&quot;;&quot;HS&quot;;IF([.E827]=&quot;1 - 4&quot;;&quot;LP&quot;;IF([.E827]=&quot;5 -7&quot;;&quot;UP&quot;;IF([.E827]=&quot;1 - 5&quot;;&quot;LP, UP&quot;;IF([.E827]=&quot;5 - 10&quot;;&quot;UP, HS&quot;;IF([.E827]=&quot;1 - 7&quot;;&quot;LP, UP&quot;;IF([.E827]=&quot;1 -10&quot;;&quot;LP, UP, HS&quot;;IF([.E827]=&quot;1 - 12&quot;;&quot;LP, UP, HS, HSS&quot;;IF([.E827]=&quot;5 - 12&quot;;&quot;UP, HS, HSS&quot;;&quot;&quot;)))))))))))" office:value-type="string" office:string-value="LP, UP, HS, HSS" calcext:value-type="string">
            <text:p>LP, UP, HS, HSS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827" calcext:value-type="float">
            <text:p>827</text:p>
          </table:table-cell>
          <table:table-cell table:style-name="ce17" office:value-type="float" office:value="17113" calcext:value-type="float">
            <text:p>17113</text:p>
          </table:table-cell>
          <table:table-cell table:style-name="ce17" office:value-type="string" calcext:value-type="string">
            <text:p>SARASWATHI VIDYA MANDIRAMENGLISH MEDIUM HIGH SCHOOL,KOTTOOLI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1 -10</text:p>
          </table:table-cell>
          <table:table-cell table:style-name="ce17" table:formula="of:=IF([.E828]=&quot;11 - 12&quot;;&quot;HSS&quot;;IF([.E828]=&quot;8 - 12&quot;;&quot;HS, HSS&quot;;IF([.E828]=&quot;8 - 10&quot;;&quot;HS&quot;;IF([.E828]=&quot;1 - 4&quot;;&quot;LP&quot;;IF([.E828]=&quot;5 -7&quot;;&quot;UP&quot;;IF([.E828]=&quot;1 - 5&quot;;&quot;LP, UP&quot;;IF([.E828]=&quot;5 - 10&quot;;&quot;UP, HS&quot;;IF([.E828]=&quot;1 - 7&quot;;&quot;LP, UP&quot;;IF([.E828]=&quot;1 -10&quot;;&quot;LP, UP, HS&quot;;IF([.E828]=&quot;1 - 12&quot;;&quot;LP, UP, HS, HSS&quot;;IF([.E828]=&quot;5 - 12&quot;;&quot;UP, HS, HSS&quot;;&quot;&quot;)))))))))))" office:value-type="string" office:string-value="LP, UP, HS" calcext:value-type="string">
            <text:p>LP, UP, HS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828" calcext:value-type="float">
            <text:p>828</text:p>
          </table:table-cell>
          <table:table-cell table:style-name="ce17" office:value-type="float" office:value="17467" calcext:value-type="float">
            <text:p>17467</text:p>
          </table:table-cell>
          <table:table-cell table:style-name="ce17" office:value-type="string" calcext:value-type="string">
            <text:p>Eden U. P. S.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829]=&quot;11 - 12&quot;;&quot;HSS&quot;;IF([.E829]=&quot;8 - 12&quot;;&quot;HS, HSS&quot;;IF([.E829]=&quot;8 - 10&quot;;&quot;HS&quot;;IF([.E829]=&quot;1 - 4&quot;;&quot;LP&quot;;IF([.E829]=&quot;5 -7&quot;;&quot;UP&quot;;IF([.E829]=&quot;1 - 5&quot;;&quot;LP, UP&quot;;IF([.E829]=&quot;5 - 10&quot;;&quot;UP, HS&quot;;IF([.E829]=&quot;1 - 7&quot;;&quot;LP, UP&quot;;IF([.E829]=&quot;1 -10&quot;;&quot;LP, UP, HS&quot;;IF([.E829]=&quot;1 - 12&quot;;&quot;LP, UP, HS, HSS&quot;;IF([.E829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829" calcext:value-type="float">
            <text:p>829</text:p>
          </table:table-cell>
          <table:table-cell table:style-name="ce17" office:value-type="float" office:value="17468" calcext:value-type="float">
            <text:p>17468</text:p>
          </table:table-cell>
          <table:table-cell table:style-name="ce17" office:value-type="string" calcext:value-type="string">
            <text:p>Guardian`s E. M. S. Athanikkal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830]=&quot;11 - 12&quot;;&quot;HSS&quot;;IF([.E830]=&quot;8 - 12&quot;;&quot;HS, HSS&quot;;IF([.E830]=&quot;8 - 10&quot;;&quot;HS&quot;;IF([.E830]=&quot;1 - 4&quot;;&quot;LP&quot;;IF([.E830]=&quot;5 -7&quot;;&quot;UP&quot;;IF([.E830]=&quot;1 - 5&quot;;&quot;LP, UP&quot;;IF([.E830]=&quot;5 - 10&quot;;&quot;UP, HS&quot;;IF([.E830]=&quot;1 - 7&quot;;&quot;LP, UP&quot;;IF([.E830]=&quot;1 -10&quot;;&quot;LP, UP, HS&quot;;IF([.E830]=&quot;1 - 12&quot;;&quot;LP, UP, HS, HSS&quot;;IF([.E830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830" calcext:value-type="float">
            <text:p>830</text:p>
          </table:table-cell>
          <table:table-cell table:style-name="ce17" office:value-type="float" office:value="17469" calcext:value-type="float">
            <text:p>17469</text:p>
          </table:table-cell>
          <table:table-cell table:style-name="ce17" office:value-type="string" calcext:value-type="string">
            <text:p>S. D. S. M. E. M. School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831]=&quot;11 - 12&quot;;&quot;HSS&quot;;IF([.E831]=&quot;8 - 12&quot;;&quot;HS, HSS&quot;;IF([.E831]=&quot;8 - 10&quot;;&quot;HS&quot;;IF([.E831]=&quot;1 - 4&quot;;&quot;LP&quot;;IF([.E831]=&quot;5 -7&quot;;&quot;UP&quot;;IF([.E831]=&quot;1 - 5&quot;;&quot;LP, UP&quot;;IF([.E831]=&quot;5 - 10&quot;;&quot;UP, HS&quot;;IF([.E831]=&quot;1 - 7&quot;;&quot;LP, UP&quot;;IF([.E831]=&quot;1 -10&quot;;&quot;LP, UP, HS&quot;;IF([.E831]=&quot;1 - 12&quot;;&quot;LP, UP, HS, HSS&quot;;IF([.E831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831" calcext:value-type="float">
            <text:p>831</text:p>
          </table:table-cell>
          <table:table-cell table:style-name="ce17" office:value-type="float" office:value="17477" calcext:value-type="float">
            <text:p>17477</text:p>
          </table:table-cell>
          <table:table-cell table:style-name="ce17" office:value-type="string" calcext:value-type="string">
            <text:p>ST.JOSEPH'S ENGLISH MEDIUMSCHOOL MARIKUNNU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832]=&quot;11 - 12&quot;;&quot;HSS&quot;;IF([.E832]=&quot;8 - 12&quot;;&quot;HS, HSS&quot;;IF([.E832]=&quot;8 - 10&quot;;&quot;HS&quot;;IF([.E832]=&quot;1 - 4&quot;;&quot;LP&quot;;IF([.E832]=&quot;5 -7&quot;;&quot;UP&quot;;IF([.E832]=&quot;1 - 5&quot;;&quot;LP, UP&quot;;IF([.E832]=&quot;5 - 10&quot;;&quot;UP, HS&quot;;IF([.E832]=&quot;1 - 7&quot;;&quot;LP, UP&quot;;IF([.E832]=&quot;1 -10&quot;;&quot;LP, UP, HS&quot;;IF([.E832]=&quot;1 - 12&quot;;&quot;LP, UP, HS, HSS&quot;;IF([.E832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Chevazhur</text:p>
          </table:table-cell>
          <table:table-cell table:number-columns-repeated="1016"/>
        </table:table-row>
        <table:table-row table:style-name="ro2">
          <table:table-cell table:style-name="ce17" office:value-type="float" office:value="832" calcext:value-type="float">
            <text:p>832</text:p>
          </table:table-cell>
          <table:table-cell table:style-name="ce17" office:value-type="float" office:value="17035" calcext:value-type="float">
            <text:p>17035</text:p>
          </table:table-cell>
          <table:table-cell table:style-name="ce17" office:value-type="string" calcext:value-type="string">
            <text:p>G. H. S. S. Beypore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5 - 12</text:p>
          </table:table-cell>
          <table:table-cell table:style-name="ce17" table:formula="of:=IF([.E833]=&quot;11 - 12&quot;;&quot;HSS&quot;;IF([.E833]=&quot;8 - 12&quot;;&quot;HS, HSS&quot;;IF([.E833]=&quot;8 - 10&quot;;&quot;HS&quot;;IF([.E833]=&quot;1 - 4&quot;;&quot;LP&quot;;IF([.E833]=&quot;5 -7&quot;;&quot;UP&quot;;IF([.E833]=&quot;1 - 5&quot;;&quot;LP, UP&quot;;IF([.E833]=&quot;5 - 10&quot;;&quot;UP, HS&quot;;IF([.E833]=&quot;1 - 7&quot;;&quot;LP, UP&quot;;IF([.E833]=&quot;1 -10&quot;;&quot;LP, UP, HS&quot;;IF([.E833]=&quot;1 - 12&quot;;&quot;LP, UP, HS, HSS&quot;;IF([.E833]=&quot;5 - 12&quot;;&quot;UP, HS, HSS&quot;;&quot;&quot;)))))))))))" office:value-type="string" office:string-value="UP, HS, HSS" calcext:value-type="string">
            <text:p>UP, HS, HSS</text:p>
          </table:table-cell>
          <table:table-cell office:value-type="string" calcext:value-type="string">
            <text:p>Feroke</text:p>
          </table:table-cell>
          <table:table-cell table:number-columns-repeated="1016"/>
        </table:table-row>
        <table:table-row table:style-name="ro2">
          <table:table-cell table:style-name="ce17" office:value-type="float" office:value="833" calcext:value-type="float">
            <text:p>833</text:p>
          </table:table-cell>
          <table:table-cell table:style-name="ce17" office:value-type="float" office:value="17036" calcext:value-type="float">
            <text:p>17036</text:p>
          </table:table-cell>
          <table:table-cell table:style-name="ce17" office:value-type="string" calcext:value-type="string">
            <text:p>G. R. F. T. H. S. And V. H. S.S. Beypore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8 - 10</text:p>
          </table:table-cell>
          <table:table-cell table:style-name="ce17" table:formula="of:=IF([.E834]=&quot;11 - 12&quot;;&quot;HSS&quot;;IF([.E834]=&quot;8 - 12&quot;;&quot;HS, HSS&quot;;IF([.E834]=&quot;8 - 10&quot;;&quot;HS&quot;;IF([.E834]=&quot;1 - 4&quot;;&quot;LP&quot;;IF([.E834]=&quot;5 -7&quot;;&quot;UP&quot;;IF([.E834]=&quot;1 - 5&quot;;&quot;LP, UP&quot;;IF([.E834]=&quot;5 - 10&quot;;&quot;UP, HS&quot;;IF([.E834]=&quot;1 - 7&quot;;&quot;LP, UP&quot;;IF([.E834]=&quot;1 -10&quot;;&quot;LP, UP, HS&quot;;IF([.E834]=&quot;1 - 12&quot;;&quot;LP, UP, HS, HSS&quot;;IF([.E834]=&quot;5 - 12&quot;;&quot;UP, HS, HSS&quot;;&quot;&quot;)))))))))))" office:value-type="string" office:string-value="HS" calcext:value-type="string">
            <text:p>HS</text:p>
          </table:table-cell>
          <table:table-cell office:value-type="string" calcext:value-type="string">
            <text:p>Feroke</text:p>
          </table:table-cell>
          <table:table-cell table:number-columns-repeated="1016"/>
        </table:table-row>
        <table:table-row table:style-name="ro2">
          <table:table-cell table:style-name="ce17" office:value-type="float" office:value="834" calcext:value-type="float">
            <text:p>834</text:p>
          </table:table-cell>
          <table:table-cell table:style-name="ce17" office:value-type="float" office:value="17075" calcext:value-type="float">
            <text:p>17075</text:p>
          </table:table-cell>
          <table:table-cell table:style-name="ce17" office:value-type="string" calcext:value-type="string">
            <text:p>G. G. V. H. S. S. Feroke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5 - 12</text:p>
          </table:table-cell>
          <table:table-cell table:style-name="ce17" table:formula="of:=IF([.E835]=&quot;11 - 12&quot;;&quot;HSS&quot;;IF([.E835]=&quot;8 - 12&quot;;&quot;HS, HSS&quot;;IF([.E835]=&quot;8 - 10&quot;;&quot;HS&quot;;IF([.E835]=&quot;1 - 4&quot;;&quot;LP&quot;;IF([.E835]=&quot;5 -7&quot;;&quot;UP&quot;;IF([.E835]=&quot;1 - 5&quot;;&quot;LP, UP&quot;;IF([.E835]=&quot;5 - 10&quot;;&quot;UP, HS&quot;;IF([.E835]=&quot;1 - 7&quot;;&quot;LP, UP&quot;;IF([.E835]=&quot;1 -10&quot;;&quot;LP, UP, HS&quot;;IF([.E835]=&quot;1 - 12&quot;;&quot;LP, UP, HS, HSS&quot;;IF([.E835]=&quot;5 - 12&quot;;&quot;UP, HS, HSS&quot;;&quot;&quot;)))))))))))" office:value-type="string" office:string-value="UP, HS, HSS" calcext:value-type="string">
            <text:p>UP, HS, HSS</text:p>
          </table:table-cell>
          <table:table-cell office:value-type="string" calcext:value-type="string">
            <text:p>Feroke</text:p>
          </table:table-cell>
          <table:table-cell table:number-columns-repeated="1016"/>
        </table:table-row>
        <table:table-row table:style-name="ro2">
          <table:table-cell table:style-name="ce17" office:value-type="float" office:value="835" calcext:value-type="float">
            <text:p>835</text:p>
          </table:table-cell>
          <table:table-cell table:style-name="ce17" office:value-type="float" office:value="17093" calcext:value-type="float">
            <text:p>17093</text:p>
          </table:table-cell>
          <table:table-cell table:style-name="ce17" office:value-type="string" calcext:value-type="string">
            <text:p>G. V. H. S. S. Cheruvannur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12</text:p>
          </table:table-cell>
          <table:table-cell table:style-name="ce17" table:formula="of:=IF([.E836]=&quot;11 - 12&quot;;&quot;HSS&quot;;IF([.E836]=&quot;8 - 12&quot;;&quot;HS, HSS&quot;;IF([.E836]=&quot;8 - 10&quot;;&quot;HS&quot;;IF([.E836]=&quot;1 - 4&quot;;&quot;LP&quot;;IF([.E836]=&quot;5 -7&quot;;&quot;UP&quot;;IF([.E836]=&quot;1 - 5&quot;;&quot;LP, UP&quot;;IF([.E836]=&quot;5 - 10&quot;;&quot;UP, HS&quot;;IF([.E836]=&quot;1 - 7&quot;;&quot;LP, UP&quot;;IF([.E836]=&quot;1 -10&quot;;&quot;LP, UP, HS&quot;;IF([.E836]=&quot;1 - 12&quot;;&quot;LP, UP, HS, HSS&quot;;IF([.E836]=&quot;5 - 12&quot;;&quot;UP, HS, HSS&quot;;&quot;&quot;)))))))))))" office:value-type="string" office:string-value="LP, UP, HS, HSS" calcext:value-type="string">
            <text:p>LP, UP, HS, HSS</text:p>
          </table:table-cell>
          <table:table-cell office:value-type="string" calcext:value-type="string">
            <text:p>Feroke</text:p>
          </table:table-cell>
          <table:table-cell table:number-columns-repeated="1016"/>
        </table:table-row>
        <table:table-row table:style-name="ro2">
          <table:table-cell table:style-name="ce17" office:value-type="float" office:value="836" calcext:value-type="float">
            <text:p>836</text:p>
          </table:table-cell>
          <table:table-cell table:style-name="ce17" office:value-type="float" office:value="17111" calcext:value-type="float">
            <text:p>17111</text:p>
          </table:table-cell>
          <table:table-cell table:style-name="ce17" office:value-type="string" calcext:value-type="string">
            <text:p>G H S Nallalam <text:s/>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10</text:p>
          </table:table-cell>
          <table:table-cell table:style-name="ce17" table:formula="of:=IF([.E837]=&quot;11 - 12&quot;;&quot;HSS&quot;;IF([.E837]=&quot;8 - 12&quot;;&quot;HS, HSS&quot;;IF([.E837]=&quot;8 - 10&quot;;&quot;HS&quot;;IF([.E837]=&quot;1 - 4&quot;;&quot;LP&quot;;IF([.E837]=&quot;5 -7&quot;;&quot;UP&quot;;IF([.E837]=&quot;1 - 5&quot;;&quot;LP, UP&quot;;IF([.E837]=&quot;5 - 10&quot;;&quot;UP, HS&quot;;IF([.E837]=&quot;1 - 7&quot;;&quot;LP, UP&quot;;IF([.E837]=&quot;1 -10&quot;;&quot;LP, UP, HS&quot;;IF([.E837]=&quot;1 - 12&quot;;&quot;LP, UP, HS, HSS&quot;;IF([.E837]=&quot;5 - 12&quot;;&quot;UP, HS, HSS&quot;;&quot;&quot;)))))))))))" office:value-type="string" office:string-value="LP, UP, HS" calcext:value-type="string">
            <text:p>LP, UP, HS</text:p>
          </table:table-cell>
          <table:table-cell office:value-type="string" calcext:value-type="string">
            <text:p>Feroke</text:p>
          </table:table-cell>
          <table:table-cell table:number-columns-repeated="1016"/>
        </table:table-row>
        <table:table-row table:style-name="ro2">
          <table:table-cell table:style-name="ce17" office:value-type="float" office:value="837" calcext:value-type="float">
            <text:p>837</text:p>
          </table:table-cell>
          <table:table-cell table:style-name="ce17" office:value-type="float" office:value="17502" calcext:value-type="float">
            <text:p>17502</text:p>
          </table:table-cell>
          <table:table-cell table:style-name="ce17" office:value-type="string" calcext:value-type="string">
            <text:p>G. L. P. S. Beypore South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838]=&quot;11 - 12&quot;;&quot;HSS&quot;;IF([.E838]=&quot;8 - 12&quot;;&quot;HS, HSS&quot;;IF([.E838]=&quot;8 - 10&quot;;&quot;HS&quot;;IF([.E838]=&quot;1 - 4&quot;;&quot;LP&quot;;IF([.E838]=&quot;5 -7&quot;;&quot;UP&quot;;IF([.E838]=&quot;1 - 5&quot;;&quot;LP, UP&quot;;IF([.E838]=&quot;5 - 10&quot;;&quot;UP, HS&quot;;IF([.E838]=&quot;1 - 7&quot;;&quot;LP, UP&quot;;IF([.E838]=&quot;1 -10&quot;;&quot;LP, UP, HS&quot;;IF([.E838]=&quot;1 - 12&quot;;&quot;LP, UP, HS, HSS&quot;;IF([.E838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Feroke</text:p>
          </table:table-cell>
          <table:table-cell table:number-columns-repeated="1016"/>
        </table:table-row>
        <table:table-row table:style-name="ro2">
          <table:table-cell table:style-name="ce17" office:value-type="float" office:value="838" calcext:value-type="float">
            <text:p>838</text:p>
          </table:table-cell>
          <table:table-cell table:style-name="ce17" office:value-type="float" office:value="17503" calcext:value-type="float">
            <text:p>17503</text:p>
          </table:table-cell>
          <table:table-cell table:style-name="ce17" office:value-type="string" calcext:value-type="string">
            <text:p>G. L. P. S. Mukkathukadavu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839]=&quot;11 - 12&quot;;&quot;HSS&quot;;IF([.E839]=&quot;8 - 12&quot;;&quot;HS, HSS&quot;;IF([.E839]=&quot;8 - 10&quot;;&quot;HS&quot;;IF([.E839]=&quot;1 - 4&quot;;&quot;LP&quot;;IF([.E839]=&quot;5 -7&quot;;&quot;UP&quot;;IF([.E839]=&quot;1 - 5&quot;;&quot;LP, UP&quot;;IF([.E839]=&quot;5 - 10&quot;;&quot;UP, HS&quot;;IF([.E839]=&quot;1 - 7&quot;;&quot;LP, UP&quot;;IF([.E839]=&quot;1 -10&quot;;&quot;LP, UP, HS&quot;;IF([.E839]=&quot;1 - 12&quot;;&quot;LP, UP, HS, HSS&quot;;IF([.E839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Feroke</text:p>
          </table:table-cell>
          <table:table-cell table:number-columns-repeated="1016"/>
        </table:table-row>
        <table:table-row table:style-name="ro2">
          <table:table-cell table:style-name="ce17" office:value-type="float" office:value="839" calcext:value-type="float">
            <text:p>839</text:p>
          </table:table-cell>
          <table:table-cell table:style-name="ce17" office:value-type="float" office:value="17504" calcext:value-type="float">
            <text:p>17504</text:p>
          </table:table-cell>
          <table:table-cell table:style-name="ce17" office:value-type="string" calcext:value-type="string">
            <text:p>G. L. P. S. West Nallur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840]=&quot;11 - 12&quot;;&quot;HSS&quot;;IF([.E840]=&quot;8 - 12&quot;;&quot;HS, HSS&quot;;IF([.E840]=&quot;8 - 10&quot;;&quot;HS&quot;;IF([.E840]=&quot;1 - 4&quot;;&quot;LP&quot;;IF([.E840]=&quot;5 -7&quot;;&quot;UP&quot;;IF([.E840]=&quot;1 - 5&quot;;&quot;LP, UP&quot;;IF([.E840]=&quot;5 - 10&quot;;&quot;UP, HS&quot;;IF([.E840]=&quot;1 - 7&quot;;&quot;LP, UP&quot;;IF([.E840]=&quot;1 -10&quot;;&quot;LP, UP, HS&quot;;IF([.E840]=&quot;1 - 12&quot;;&quot;LP, UP, HS, HSS&quot;;IF([.E840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Feroke</text:p>
          </table:table-cell>
          <table:table-cell table:number-columns-repeated="1016"/>
        </table:table-row>
        <table:table-row table:style-name="ro2">
          <table:table-cell table:style-name="ce17" office:value-type="float" office:value="840" calcext:value-type="float">
            <text:p>840</text:p>
          </table:table-cell>
          <table:table-cell table:style-name="ce17" office:value-type="float" office:value="17505" calcext:value-type="float">
            <text:p>17505</text:p>
          </table:table-cell>
          <table:table-cell table:style-name="ce17" office:value-type="string" calcext:value-type="string">
            <text:p>G. L. P. S. Beypore West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841]=&quot;11 - 12&quot;;&quot;HSS&quot;;IF([.E841]=&quot;8 - 12&quot;;&quot;HS, HSS&quot;;IF([.E841]=&quot;8 - 10&quot;;&quot;HS&quot;;IF([.E841]=&quot;1 - 4&quot;;&quot;LP&quot;;IF([.E841]=&quot;5 -7&quot;;&quot;UP&quot;;IF([.E841]=&quot;1 - 5&quot;;&quot;LP, UP&quot;;IF([.E841]=&quot;5 - 10&quot;;&quot;UP, HS&quot;;IF([.E841]=&quot;1 - 7&quot;;&quot;LP, UP&quot;;IF([.E841]=&quot;1 -10&quot;;&quot;LP, UP, HS&quot;;IF([.E841]=&quot;1 - 12&quot;;&quot;LP, UP, HS, HSS&quot;;IF([.E841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Feroke</text:p>
          </table:table-cell>
          <table:table-cell table:number-columns-repeated="1016"/>
        </table:table-row>
        <table:table-row table:style-name="ro2">
          <table:table-cell table:style-name="ce17" office:value-type="float" office:value="841" calcext:value-type="float">
            <text:p>841</text:p>
          </table:table-cell>
          <table:table-cell table:style-name="ce17" office:value-type="float" office:value="17506" calcext:value-type="float">
            <text:p>17506</text:p>
          </table:table-cell>
          <table:table-cell table:style-name="ce17" office:value-type="string" calcext:value-type="string">
            <text:p>G. L. P. S. Chaliyam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842]=&quot;11 - 12&quot;;&quot;HSS&quot;;IF([.E842]=&quot;8 - 12&quot;;&quot;HS, HSS&quot;;IF([.E842]=&quot;8 - 10&quot;;&quot;HS&quot;;IF([.E842]=&quot;1 - 4&quot;;&quot;LP&quot;;IF([.E842]=&quot;5 -7&quot;;&quot;UP&quot;;IF([.E842]=&quot;1 - 5&quot;;&quot;LP, UP&quot;;IF([.E842]=&quot;5 - 10&quot;;&quot;UP, HS&quot;;IF([.E842]=&quot;1 - 7&quot;;&quot;LP, UP&quot;;IF([.E842]=&quot;1 -10&quot;;&quot;LP, UP, HS&quot;;IF([.E842]=&quot;1 - 12&quot;;&quot;LP, UP, HS, HSS&quot;;IF([.E842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Feroke</text:p>
          </table:table-cell>
          <table:table-cell table:number-columns-repeated="1016"/>
        </table:table-row>
        <table:table-row table:style-name="ro2">
          <table:table-cell table:style-name="ce17" office:value-type="float" office:value="842" calcext:value-type="float">
            <text:p>842</text:p>
          </table:table-cell>
          <table:table-cell table:style-name="ce17" office:value-type="float" office:value="17507" calcext:value-type="float">
            <text:p>17507</text:p>
          </table:table-cell>
          <table:table-cell table:style-name="ce17" office:value-type="string" calcext:value-type="string">
            <text:p>G. L. P. S. Nallur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843]=&quot;11 - 12&quot;;&quot;HSS&quot;;IF([.E843]=&quot;8 - 12&quot;;&quot;HS, HSS&quot;;IF([.E843]=&quot;8 - 10&quot;;&quot;HS&quot;;IF([.E843]=&quot;1 - 4&quot;;&quot;LP&quot;;IF([.E843]=&quot;5 -7&quot;;&quot;UP&quot;;IF([.E843]=&quot;1 - 5&quot;;&quot;LP, UP&quot;;IF([.E843]=&quot;5 - 10&quot;;&quot;UP, HS&quot;;IF([.E843]=&quot;1 - 7&quot;;&quot;LP, UP&quot;;IF([.E843]=&quot;1 -10&quot;;&quot;LP, UP, HS&quot;;IF([.E843]=&quot;1 - 12&quot;;&quot;LP, UP, HS, HSS&quot;;IF([.E843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Feroke</text:p>
          </table:table-cell>
          <table:table-cell table:number-columns-repeated="1016"/>
        </table:table-row>
        <table:table-row table:style-name="ro2">
          <table:table-cell table:style-name="ce17" office:value-type="float" office:value="843" calcext:value-type="float">
            <text:p>843</text:p>
          </table:table-cell>
          <table:table-cell table:style-name="ce17" office:value-type="float" office:value="17508" calcext:value-type="float">
            <text:p>17508</text:p>
          </table:table-cell>
          <table:table-cell table:style-name="ce17" office:value-type="string" calcext:value-type="string">
            <text:p>G. M. L. P. S. Karinkallai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844]=&quot;11 - 12&quot;;&quot;HSS&quot;;IF([.E844]=&quot;8 - 12&quot;;&quot;HS, HSS&quot;;IF([.E844]=&quot;8 - 10&quot;;&quot;HS&quot;;IF([.E844]=&quot;1 - 4&quot;;&quot;LP&quot;;IF([.E844]=&quot;5 -7&quot;;&quot;UP&quot;;IF([.E844]=&quot;1 - 5&quot;;&quot;LP, UP&quot;;IF([.E844]=&quot;5 - 10&quot;;&quot;UP, HS&quot;;IF([.E844]=&quot;1 - 7&quot;;&quot;LP, UP&quot;;IF([.E844]=&quot;1 -10&quot;;&quot;LP, UP, HS&quot;;IF([.E844]=&quot;1 - 12&quot;;&quot;LP, UP, HS, HSS&quot;;IF([.E844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Feroke</text:p>
          </table:table-cell>
          <table:table-cell table:number-columns-repeated="1016"/>
        </table:table-row>
        <table:table-row table:style-name="ro2">
          <table:table-cell table:style-name="ce17" office:value-type="float" office:value="844" calcext:value-type="float">
            <text:p>844</text:p>
          </table:table-cell>
          <table:table-cell table:style-name="ce17" office:value-type="float" office:value="17509" calcext:value-type="float">
            <text:p>17509</text:p>
          </table:table-cell>
          <table:table-cell table:style-name="ce17" office:value-type="string" calcext:value-type="string">
            <text:p>G. M. L. P. S. Karuvanthuruthi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845]=&quot;11 - 12&quot;;&quot;HSS&quot;;IF([.E845]=&quot;8 - 12&quot;;&quot;HS, HSS&quot;;IF([.E845]=&quot;8 - 10&quot;;&quot;HS&quot;;IF([.E845]=&quot;1 - 4&quot;;&quot;LP&quot;;IF([.E845]=&quot;5 -7&quot;;&quot;UP&quot;;IF([.E845]=&quot;1 - 5&quot;;&quot;LP, UP&quot;;IF([.E845]=&quot;5 - 10&quot;;&quot;UP, HS&quot;;IF([.E845]=&quot;1 - 7&quot;;&quot;LP, UP&quot;;IF([.E845]=&quot;1 -10&quot;;&quot;LP, UP, HS&quot;;IF([.E845]=&quot;1 - 12&quot;;&quot;LP, UP, HS, HSS&quot;;IF([.E845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Feroke</text:p>
          </table:table-cell>
          <table:table-cell table:number-columns-repeated="1016"/>
        </table:table-row>
        <table:table-row table:style-name="ro2">
          <table:table-cell table:style-name="ce17" office:value-type="float" office:value="845" calcext:value-type="float">
            <text:p>845</text:p>
          </table:table-cell>
          <table:table-cell table:style-name="ce17" office:value-type="float" office:value="17532" calcext:value-type="float">
            <text:p>17532</text:p>
          </table:table-cell>
          <table:table-cell table:style-name="ce17" office:value-type="string" calcext:value-type="string">
            <text:p>Govt. Fisheries L. P. S.Chaliyam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5</text:p>
          </table:table-cell>
          <table:table-cell table:style-name="ce17" table:formula="of:=IF([.E846]=&quot;11 - 12&quot;;&quot;HSS&quot;;IF([.E846]=&quot;8 - 12&quot;;&quot;HS, HSS&quot;;IF([.E846]=&quot;8 - 10&quot;;&quot;HS&quot;;IF([.E846]=&quot;1 - 4&quot;;&quot;LP&quot;;IF([.E846]=&quot;5 -7&quot;;&quot;UP&quot;;IF([.E846]=&quot;1 - 5&quot;;&quot;LP, UP&quot;;IF([.E846]=&quot;5 - 10&quot;;&quot;UP, HS&quot;;IF([.E846]=&quot;1 - 7&quot;;&quot;LP, UP&quot;;IF([.E846]=&quot;1 -10&quot;;&quot;LP, UP, HS&quot;;IF([.E846]=&quot;1 - 12&quot;;&quot;LP, UP, HS, HSS&quot;;IF([.E846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Feroke</text:p>
          </table:table-cell>
          <table:table-cell table:number-columns-repeated="1016"/>
        </table:table-row>
        <table:table-row table:style-name="ro2">
          <table:table-cell table:style-name="ce17" office:value-type="float" office:value="846" calcext:value-type="float">
            <text:p>846</text:p>
          </table:table-cell>
          <table:table-cell table:style-name="ce17" office:value-type="float" office:value="17533" calcext:value-type="float">
            <text:p>17533</text:p>
          </table:table-cell>
          <table:table-cell table:style-name="ce17" office:value-type="string" calcext:value-type="string">
            <text:p>G. F. L. P. S. Naduvattam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5</text:p>
          </table:table-cell>
          <table:table-cell table:style-name="ce17" table:formula="of:=IF([.E847]=&quot;11 - 12&quot;;&quot;HSS&quot;;IF([.E847]=&quot;8 - 12&quot;;&quot;HS, HSS&quot;;IF([.E847]=&quot;8 - 10&quot;;&quot;HS&quot;;IF([.E847]=&quot;1 - 4&quot;;&quot;LP&quot;;IF([.E847]=&quot;5 -7&quot;;&quot;UP&quot;;IF([.E847]=&quot;1 - 5&quot;;&quot;LP, UP&quot;;IF([.E847]=&quot;5 - 10&quot;;&quot;UP, HS&quot;;IF([.E847]=&quot;1 - 7&quot;;&quot;LP, UP&quot;;IF([.E847]=&quot;1 -10&quot;;&quot;LP, UP, HS&quot;;IF([.E847]=&quot;1 - 12&quot;;&quot;LP, UP, HS, HSS&quot;;IF([.E847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Feroke</text:p>
          </table:table-cell>
          <table:table-cell table:number-columns-repeated="1016"/>
        </table:table-row>
        <table:table-row table:style-name="ro2">
          <table:table-cell table:style-name="ce17" office:value-type="float" office:value="847" calcext:value-type="float">
            <text:p>847</text:p>
          </table:table-cell>
          <table:table-cell table:style-name="ce17" office:value-type="float" office:value="17534" calcext:value-type="float">
            <text:p>17534</text:p>
          </table:table-cell>
          <table:table-cell table:style-name="ce17" office:value-type="string" calcext:value-type="string">
            <text:p>G. L. P. S. Kadalundi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5</text:p>
          </table:table-cell>
          <table:table-cell table:style-name="ce17" table:formula="of:=IF([.E848]=&quot;11 - 12&quot;;&quot;HSS&quot;;IF([.E848]=&quot;8 - 12&quot;;&quot;HS, HSS&quot;;IF([.E848]=&quot;8 - 10&quot;;&quot;HS&quot;;IF([.E848]=&quot;1 - 4&quot;;&quot;LP&quot;;IF([.E848]=&quot;5 -7&quot;;&quot;UP&quot;;IF([.E848]=&quot;1 - 5&quot;;&quot;LP, UP&quot;;IF([.E848]=&quot;5 - 10&quot;;&quot;UP, HS&quot;;IF([.E848]=&quot;1 - 7&quot;;&quot;LP, UP&quot;;IF([.E848]=&quot;1 -10&quot;;&quot;LP, UP, HS&quot;;IF([.E848]=&quot;1 - 12&quot;;&quot;LP, UP, HS, HSS&quot;;IF([.E848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Feroke</text:p>
          </table:table-cell>
          <table:table-cell table:number-columns-repeated="1016"/>
        </table:table-row>
        <table:table-row table:style-name="ro2">
          <table:table-cell table:style-name="ce17" office:value-type="float" office:value="848" calcext:value-type="float">
            <text:p>848</text:p>
          </table:table-cell>
          <table:table-cell table:style-name="ce17" office:value-type="float" office:value="17535" calcext:value-type="float">
            <text:p>17535</text:p>
          </table:table-cell>
          <table:table-cell table:style-name="ce17" office:value-type="string" calcext:value-type="string">
            <text:p>G. L. P. S. Beypore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5</text:p>
          </table:table-cell>
          <table:table-cell table:style-name="ce17" table:formula="of:=IF([.E849]=&quot;11 - 12&quot;;&quot;HSS&quot;;IF([.E849]=&quot;8 - 12&quot;;&quot;HS, HSS&quot;;IF([.E849]=&quot;8 - 10&quot;;&quot;HS&quot;;IF([.E849]=&quot;1 - 4&quot;;&quot;LP&quot;;IF([.E849]=&quot;5 -7&quot;;&quot;UP&quot;;IF([.E849]=&quot;1 - 5&quot;;&quot;LP, UP&quot;;IF([.E849]=&quot;5 - 10&quot;;&quot;UP, HS&quot;;IF([.E849]=&quot;1 - 7&quot;;&quot;LP, UP&quot;;IF([.E849]=&quot;1 -10&quot;;&quot;LP, UP, HS&quot;;IF([.E849]=&quot;1 - 12&quot;;&quot;LP, UP, HS, HSS&quot;;IF([.E849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Feroke</text:p>
          </table:table-cell>
          <table:table-cell table:number-columns-repeated="1016"/>
        </table:table-row>
        <table:table-row table:style-name="ro2">
          <table:table-cell table:style-name="ce17" office:value-type="float" office:value="849" calcext:value-type="float">
            <text:p>849</text:p>
          </table:table-cell>
          <table:table-cell table:style-name="ce17" office:value-type="float" office:value="17536" calcext:value-type="float">
            <text:p>17536</text:p>
          </table:table-cell>
          <table:table-cell table:style-name="ce17" office:value-type="string" calcext:value-type="string">
            <text:p>G. W. L. P. S. Feroke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5</text:p>
          </table:table-cell>
          <table:table-cell table:style-name="ce17" table:formula="of:=IF([.E850]=&quot;11 - 12&quot;;&quot;HSS&quot;;IF([.E850]=&quot;8 - 12&quot;;&quot;HS, HSS&quot;;IF([.E850]=&quot;8 - 10&quot;;&quot;HS&quot;;IF([.E850]=&quot;1 - 4&quot;;&quot;LP&quot;;IF([.E850]=&quot;5 -7&quot;;&quot;UP&quot;;IF([.E850]=&quot;1 - 5&quot;;&quot;LP, UP&quot;;IF([.E850]=&quot;5 - 10&quot;;&quot;UP, HS&quot;;IF([.E850]=&quot;1 - 7&quot;;&quot;LP, UP&quot;;IF([.E850]=&quot;1 -10&quot;;&quot;LP, UP, HS&quot;;IF([.E850]=&quot;1 - 12&quot;;&quot;LP, UP, HS, HSS&quot;;IF([.E850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Feroke</text:p>
          </table:table-cell>
          <table:table-cell table:number-columns-repeated="1016"/>
        </table:table-row>
        <table:table-row table:style-name="ro2">
          <table:table-cell table:style-name="ce17" office:value-type="float" office:value="850" calcext:value-type="float">
            <text:p>850</text:p>
          </table:table-cell>
          <table:table-cell table:style-name="ce17" office:value-type="float" office:value="17538" calcext:value-type="float">
            <text:p>17538</text:p>
          </table:table-cell>
          <table:table-cell table:style-name="ce17" office:value-type="string" calcext:value-type="string">
            <text:p>G. G. U. P. S. Feroke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851]=&quot;11 - 12&quot;;&quot;HSS&quot;;IF([.E851]=&quot;8 - 12&quot;;&quot;HS, HSS&quot;;IF([.E851]=&quot;8 - 10&quot;;&quot;HS&quot;;IF([.E851]=&quot;1 - 4&quot;;&quot;LP&quot;;IF([.E851]=&quot;5 -7&quot;;&quot;UP&quot;;IF([.E851]=&quot;1 - 5&quot;;&quot;LP, UP&quot;;IF([.E851]=&quot;5 - 10&quot;;&quot;UP, HS&quot;;IF([.E851]=&quot;1 - 7&quot;;&quot;LP, UP&quot;;IF([.E851]=&quot;1 -10&quot;;&quot;LP, UP, HS&quot;;IF([.E851]=&quot;1 - 12&quot;;&quot;LP, UP, HS, HSS&quot;;IF([.E851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Feroke</text:p>
          </table:table-cell>
          <table:table-cell table:number-columns-repeated="1016"/>
        </table:table-row>
        <table:table-row table:style-name="ro2">
          <table:table-cell table:style-name="ce17" office:value-type="float" office:value="851" calcext:value-type="float">
            <text:p>851</text:p>
          </table:table-cell>
          <table:table-cell table:style-name="ce17" office:value-type="float" office:value="17539" calcext:value-type="float">
            <text:p>17539</text:p>
          </table:table-cell>
          <table:table-cell table:style-name="ce17" office:value-type="string" calcext:value-type="string">
            <text:p>G. M. U. P. S. Feroke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852]=&quot;11 - 12&quot;;&quot;HSS&quot;;IF([.E852]=&quot;8 - 12&quot;;&quot;HS, HSS&quot;;IF([.E852]=&quot;8 - 10&quot;;&quot;HS&quot;;IF([.E852]=&quot;1 - 4&quot;;&quot;LP&quot;;IF([.E852]=&quot;5 -7&quot;;&quot;UP&quot;;IF([.E852]=&quot;1 - 5&quot;;&quot;LP, UP&quot;;IF([.E852]=&quot;5 - 10&quot;;&quot;UP, HS&quot;;IF([.E852]=&quot;1 - 7&quot;;&quot;LP, UP&quot;;IF([.E852]=&quot;1 -10&quot;;&quot;LP, UP, HS&quot;;IF([.E852]=&quot;1 - 12&quot;;&quot;LP, UP, HS, HSS&quot;;IF([.E852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Feroke</text:p>
          </table:table-cell>
          <table:table-cell table:number-columns-repeated="1016"/>
        </table:table-row>
        <table:table-row table:style-name="ro2">
          <table:table-cell table:style-name="ce17" office:value-type="float" office:value="852" calcext:value-type="float">
            <text:p>852</text:p>
          </table:table-cell>
          <table:table-cell table:style-name="ce17" office:value-type="float" office:value="17541" calcext:value-type="float">
            <text:p>17541</text:p>
          </table:table-cell>
          <table:table-cell table:style-name="ce17" office:value-type="string" calcext:value-type="string">
            <text:p>G. U. P. S. Ramanattukara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853]=&quot;11 - 12&quot;;&quot;HSS&quot;;IF([.E853]=&quot;8 - 12&quot;;&quot;HS, HSS&quot;;IF([.E853]=&quot;8 - 10&quot;;&quot;HS&quot;;IF([.E853]=&quot;1 - 4&quot;;&quot;LP&quot;;IF([.E853]=&quot;5 -7&quot;;&quot;UP&quot;;IF([.E853]=&quot;1 - 5&quot;;&quot;LP, UP&quot;;IF([.E853]=&quot;5 - 10&quot;;&quot;UP, HS&quot;;IF([.E853]=&quot;1 - 7&quot;;&quot;LP, UP&quot;;IF([.E853]=&quot;1 -10&quot;;&quot;LP, UP, HS&quot;;IF([.E853]=&quot;1 - 12&quot;;&quot;LP, UP, HS, HSS&quot;;IF([.E853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Feroke</text:p>
          </table:table-cell>
          <table:table-cell table:number-columns-repeated="1016"/>
        </table:table-row>
        <table:table-row table:style-name="ro2">
          <table:table-cell table:style-name="ce17" office:value-type="float" office:value="853" calcext:value-type="float">
            <text:p>853</text:p>
          </table:table-cell>
          <table:table-cell table:style-name="ce17" office:value-type="float" office:value="17542" calcext:value-type="float">
            <text:p>17542</text:p>
          </table:table-cell>
          <table:table-cell table:style-name="ce17" office:value-type="string" calcext:value-type="string">
            <text:p>G. U. P. S. Naduvattam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854]=&quot;11 - 12&quot;;&quot;HSS&quot;;IF([.E854]=&quot;8 - 12&quot;;&quot;HS, HSS&quot;;IF([.E854]=&quot;8 - 10&quot;;&quot;HS&quot;;IF([.E854]=&quot;1 - 4&quot;;&quot;LP&quot;;IF([.E854]=&quot;5 -7&quot;;&quot;UP&quot;;IF([.E854]=&quot;1 - 5&quot;;&quot;LP, UP&quot;;IF([.E854]=&quot;5 - 10&quot;;&quot;UP, HS&quot;;IF([.E854]=&quot;1 - 7&quot;;&quot;LP, UP&quot;;IF([.E854]=&quot;1 -10&quot;;&quot;LP, UP, HS&quot;;IF([.E854]=&quot;1 - 12&quot;;&quot;LP, UP, HS, HSS&quot;;IF([.E854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Feroke</text:p>
          </table:table-cell>
          <table:table-cell table:number-columns-repeated="1016"/>
        </table:table-row>
        <table:table-row table:style-name="ro2">
          <table:table-cell table:style-name="ce17" office:value-type="float" office:value="854" calcext:value-type="float">
            <text:p>854</text:p>
          </table:table-cell>
          <table:table-cell table:style-name="ce17" office:value-type="float" office:value="17558" calcext:value-type="float">
            <text:p>17558</text:p>
          </table:table-cell>
          <table:table-cell table:style-name="ce17" office:value-type="string" calcext:value-type="string">
            <text:p>GLPS KARINKALLAI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855]=&quot;11 - 12&quot;;&quot;HSS&quot;;IF([.E855]=&quot;8 - 12&quot;;&quot;HS, HSS&quot;;IF([.E855]=&quot;8 - 10&quot;;&quot;HS&quot;;IF([.E855]=&quot;1 - 4&quot;;&quot;LP&quot;;IF([.E855]=&quot;5 -7&quot;;&quot;UP&quot;;IF([.E855]=&quot;1 - 5&quot;;&quot;LP, UP&quot;;IF([.E855]=&quot;5 - 10&quot;;&quot;UP, HS&quot;;IF([.E855]=&quot;1 - 7&quot;;&quot;LP, UP&quot;;IF([.E855]=&quot;1 -10&quot;;&quot;LP, UP, HS&quot;;IF([.E855]=&quot;1 - 12&quot;;&quot;LP, UP, HS, HSS&quot;;IF([.E855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Feroke</text:p>
          </table:table-cell>
          <table:table-cell table:number-columns-repeated="1016"/>
        </table:table-row>
        <table:table-row table:style-name="ro2">
          <table:table-cell table:style-name="ce17" office:value-type="float" office:value="855" calcext:value-type="float">
            <text:p>855</text:p>
          </table:table-cell>
          <table:table-cell table:style-name="ce17" office:value-type="float" office:value="17076" calcext:value-type="float">
            <text:p>17076</text:p>
          </table:table-cell>
          <table:table-cell table:style-name="ce17" office:value-type="string" calcext:value-type="string">
            <text:p>Farook Higher SecondarySchool, Farook College (PO)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5 - 12</text:p>
          </table:table-cell>
          <table:table-cell table:style-name="ce17" table:formula="of:=IF([.E856]=&quot;11 - 12&quot;;&quot;HSS&quot;;IF([.E856]=&quot;8 - 12&quot;;&quot;HS, HSS&quot;;IF([.E856]=&quot;8 - 10&quot;;&quot;HS&quot;;IF([.E856]=&quot;1 - 4&quot;;&quot;LP&quot;;IF([.E856]=&quot;5 -7&quot;;&quot;UP&quot;;IF([.E856]=&quot;1 - 5&quot;;&quot;LP, UP&quot;;IF([.E856]=&quot;5 - 10&quot;;&quot;UP, HS&quot;;IF([.E856]=&quot;1 - 7&quot;;&quot;LP, UP&quot;;IF([.E856]=&quot;1 -10&quot;;&quot;LP, UP, HS&quot;;IF([.E856]=&quot;1 - 12&quot;;&quot;LP, UP, HS, HSS&quot;;IF([.E856]=&quot;5 - 12&quot;;&quot;UP, HS, HSS&quot;;&quot;&quot;)))))))))))" office:value-type="string" office:string-value="UP, HS, HSS" calcext:value-type="string">
            <text:p>UP, HS, HSS</text:p>
          </table:table-cell>
          <table:table-cell office:value-type="string" calcext:value-type="string">
            <text:p>Feroke</text:p>
          </table:table-cell>
          <table:table-cell table:number-columns-repeated="1016"/>
        </table:table-row>
        <table:table-row table:style-name="ro2">
          <table:table-cell table:style-name="ce17" office:value-type="float" office:value="856" calcext:value-type="float">
            <text:p>856</text:p>
          </table:table-cell>
          <table:table-cell table:style-name="ce17" office:value-type="float" office:value="17078" calcext:value-type="float">
            <text:p>17078</text:p>
          </table:table-cell>
          <table:table-cell table:style-name="ce17" office:value-type="string" calcext:value-type="string">
            <text:p>U. H. H. S. S. Chaliyam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5 - 12</text:p>
          </table:table-cell>
          <table:table-cell table:style-name="ce17" table:formula="of:=IF([.E857]=&quot;11 - 12&quot;;&quot;HSS&quot;;IF([.E857]=&quot;8 - 12&quot;;&quot;HS, HSS&quot;;IF([.E857]=&quot;8 - 10&quot;;&quot;HS&quot;;IF([.E857]=&quot;1 - 4&quot;;&quot;LP&quot;;IF([.E857]=&quot;5 -7&quot;;&quot;UP&quot;;IF([.E857]=&quot;1 - 5&quot;;&quot;LP, UP&quot;;IF([.E857]=&quot;5 - 10&quot;;&quot;UP, HS&quot;;IF([.E857]=&quot;1 - 7&quot;;&quot;LP, UP&quot;;IF([.E857]=&quot;1 -10&quot;;&quot;LP, UP, HS&quot;;IF([.E857]=&quot;1 - 12&quot;;&quot;LP, UP, HS, HSS&quot;;IF([.E857]=&quot;5 - 12&quot;;&quot;UP, HS, HSS&quot;;&quot;&quot;)))))))))))" office:value-type="string" office:string-value="UP, HS, HSS" calcext:value-type="string">
            <text:p>UP, HS, HSS</text:p>
          </table:table-cell>
          <table:table-cell office:value-type="string" calcext:value-type="string">
            <text:p>Feroke</text:p>
          </table:table-cell>
          <table:table-cell table:number-columns-repeated="1016"/>
        </table:table-row>
        <table:table-row table:style-name="ro2">
          <table:table-cell table:style-name="ce17" office:value-type="float" office:value="857" calcext:value-type="float">
            <text:p>857</text:p>
          </table:table-cell>
          <table:table-cell table:style-name="ce17" office:value-type="float" office:value="17079" calcext:value-type="float">
            <text:p>17079</text:p>
          </table:table-cell>
          <table:table-cell table:style-name="ce17" office:value-type="string" calcext:value-type="string">
            <text:p>Sevamandir Post Basic School,Ramanattukara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8 - 12</text:p>
          </table:table-cell>
          <table:table-cell table:style-name="ce17" table:formula="of:=IF([.E858]=&quot;11 - 12&quot;;&quot;HSS&quot;;IF([.E858]=&quot;8 - 12&quot;;&quot;HS, HSS&quot;;IF([.E858]=&quot;8 - 10&quot;;&quot;HS&quot;;IF([.E858]=&quot;1 - 4&quot;;&quot;LP&quot;;IF([.E858]=&quot;5 -7&quot;;&quot;UP&quot;;IF([.E858]=&quot;1 - 5&quot;;&quot;LP, UP&quot;;IF([.E858]=&quot;5 - 10&quot;;&quot;UP, HS&quot;;IF([.E858]=&quot;1 - 7&quot;;&quot;LP, UP&quot;;IF([.E858]=&quot;1 -10&quot;;&quot;LP, UP, HS&quot;;IF([.E858]=&quot;1 - 12&quot;;&quot;LP, UP, HS, HSS&quot;;IF([.E858]=&quot;5 - 12&quot;;&quot;UP, HS, HSS&quot;;&quot;&quot;)))))))))))" office:value-type="string" office:string-value="HS, HSS" calcext:value-type="string">
            <text:p>HS, HSS</text:p>
          </table:table-cell>
          <table:table-cell office:value-type="string" calcext:value-type="string">
            <text:p>Feroke</text:p>
          </table:table-cell>
          <table:table-cell table:number-columns-repeated="1016"/>
        </table:table-row>
        <table:table-row table:style-name="ro2">
          <table:table-cell table:style-name="ce17" office:value-type="float" office:value="858" calcext:value-type="float">
            <text:p>858</text:p>
          </table:table-cell>
          <table:table-cell table:style-name="ce17" office:value-type="float" office:value="17097" calcext:value-type="float">
            <text:p>17097</text:p>
          </table:table-cell>
          <table:table-cell table:style-name="ce17" office:value-type="string" calcext:value-type="string">
            <text:p>C. M. High School Mannur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8 - 12</text:p>
          </table:table-cell>
          <table:table-cell table:style-name="ce17" table:formula="of:=IF([.E859]=&quot;11 - 12&quot;;&quot;HSS&quot;;IF([.E859]=&quot;8 - 12&quot;;&quot;HS, HSS&quot;;IF([.E859]=&quot;8 - 10&quot;;&quot;HS&quot;;IF([.E859]=&quot;1 - 4&quot;;&quot;LP&quot;;IF([.E859]=&quot;5 -7&quot;;&quot;UP&quot;;IF([.E859]=&quot;1 - 5&quot;;&quot;LP, UP&quot;;IF([.E859]=&quot;5 - 10&quot;;&quot;UP, HS&quot;;IF([.E859]=&quot;1 - 7&quot;;&quot;LP, UP&quot;;IF([.E859]=&quot;1 -10&quot;;&quot;LP, UP, HS&quot;;IF([.E859]=&quot;1 - 12&quot;;&quot;LP, UP, HS, HSS&quot;;IF([.E859]=&quot;5 - 12&quot;;&quot;UP, HS, HSS&quot;;&quot;&quot;)))))))))))" office:value-type="string" office:string-value="HS, HSS" calcext:value-type="string">
            <text:p>HS, HSS</text:p>
          </table:table-cell>
          <table:table-cell office:value-type="string" calcext:value-type="string">
            <text:p>Feroke</text:p>
          </table:table-cell>
          <table:table-cell table:number-columns-repeated="1016"/>
        </table:table-row>
        <table:table-row table:style-name="ro2">
          <table:table-cell table:style-name="ce17" office:value-type="float" office:value="859" calcext:value-type="float">
            <text:p>859</text:p>
          </table:table-cell>
          <table:table-cell table:style-name="ce17" office:value-type="float" office:value="17510" calcext:value-type="float">
            <text:p>17510</text:p>
          </table:table-cell>
          <table:table-cell table:style-name="ce17" office:value-type="string" calcext:value-type="string">
            <text:p>Calicut Orphanage A. L. P. S.Kolathara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860]=&quot;11 - 12&quot;;&quot;HSS&quot;;IF([.E860]=&quot;8 - 12&quot;;&quot;HS, HSS&quot;;IF([.E860]=&quot;8 - 10&quot;;&quot;HS&quot;;IF([.E860]=&quot;1 - 4&quot;;&quot;LP&quot;;IF([.E860]=&quot;5 -7&quot;;&quot;UP&quot;;IF([.E860]=&quot;1 - 5&quot;;&quot;LP, UP&quot;;IF([.E860]=&quot;5 - 10&quot;;&quot;UP, HS&quot;;IF([.E860]=&quot;1 - 7&quot;;&quot;LP, UP&quot;;IF([.E860]=&quot;1 -10&quot;;&quot;LP, UP, HS&quot;;IF([.E860]=&quot;1 - 12&quot;;&quot;LP, UP, HS, HSS&quot;;IF([.E860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Feroke</text:p>
          </table:table-cell>
          <table:table-cell table:number-columns-repeated="1016"/>
        </table:table-row>
        <table:table-row table:style-name="ro2">
          <table:table-cell table:style-name="ce17" office:value-type="float" office:value="860" calcext:value-type="float">
            <text:p>860</text:p>
          </table:table-cell>
          <table:table-cell table:style-name="ce17" office:value-type="float" office:value="17512" calcext:value-type="float">
            <text:p>17512</text:p>
          </table:table-cell>
          <table:table-cell table:style-name="ce17" office:value-type="string" calcext:value-type="string">
            <text:p>Cheruvannur West A.L.P.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861]=&quot;11 - 12&quot;;&quot;HSS&quot;;IF([.E861]=&quot;8 - 12&quot;;&quot;HS, HSS&quot;;IF([.E861]=&quot;8 - 10&quot;;&quot;HS&quot;;IF([.E861]=&quot;1 - 4&quot;;&quot;LP&quot;;IF([.E861]=&quot;5 -7&quot;;&quot;UP&quot;;IF([.E861]=&quot;1 - 5&quot;;&quot;LP, UP&quot;;IF([.E861]=&quot;5 - 10&quot;;&quot;UP, HS&quot;;IF([.E861]=&quot;1 - 7&quot;;&quot;LP, UP&quot;;IF([.E861]=&quot;1 -10&quot;;&quot;LP, UP, HS&quot;;IF([.E861]=&quot;1 - 12&quot;;&quot;LP, UP, HS, HSS&quot;;IF([.E861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Feroke</text:p>
          </table:table-cell>
          <table:table-cell table:number-columns-repeated="1016"/>
        </table:table-row>
        <table:table-row table:style-name="ro2">
          <table:table-cell table:style-name="ce17" office:value-type="float" office:value="861" calcext:value-type="float">
            <text:p>861</text:p>
          </table:table-cell>
          <table:table-cell table:style-name="ce17" office:value-type="float" office:value="17513" calcext:value-type="float">
            <text:p>17513</text:p>
          </table:table-cell>
          <table:table-cell table:style-name="ce17" office:value-type="string" calcext:value-type="string">
            <text:p>Farook A. L. P. S. FarookCollege (PO)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862]=&quot;11 - 12&quot;;&quot;HSS&quot;;IF([.E862]=&quot;8 - 12&quot;;&quot;HS, HSS&quot;;IF([.E862]=&quot;8 - 10&quot;;&quot;HS&quot;;IF([.E862]=&quot;1 - 4&quot;;&quot;LP&quot;;IF([.E862]=&quot;5 -7&quot;;&quot;UP&quot;;IF([.E862]=&quot;1 - 5&quot;;&quot;LP, UP&quot;;IF([.E862]=&quot;5 - 10&quot;;&quot;UP, HS&quot;;IF([.E862]=&quot;1 - 7&quot;;&quot;LP, UP&quot;;IF([.E862]=&quot;1 -10&quot;;&quot;LP, UP, HS&quot;;IF([.E862]=&quot;1 - 12&quot;;&quot;LP, UP, HS, HSS&quot;;IF([.E862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Feroke</text:p>
          </table:table-cell>
          <table:table-cell table:number-columns-repeated="1016"/>
        </table:table-row>
        <table:table-row table:style-name="ro2">
          <table:table-cell table:style-name="ce17" office:value-type="float" office:value="862" calcext:value-type="float">
            <text:p>862</text:p>
          </table:table-cell>
          <table:table-cell table:style-name="ce17" office:value-type="float" office:value="17514" calcext:value-type="float">
            <text:p>17514</text:p>
          </table:table-cell>
          <table:table-cell table:style-name="ce17" office:value-type="string" calcext:value-type="string">
            <text:p>I. E. M. L. P. S. Thumbapadam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863]=&quot;11 - 12&quot;;&quot;HSS&quot;;IF([.E863]=&quot;8 - 12&quot;;&quot;HS, HSS&quot;;IF([.E863]=&quot;8 - 10&quot;;&quot;HS&quot;;IF([.E863]=&quot;1 - 4&quot;;&quot;LP&quot;;IF([.E863]=&quot;5 -7&quot;;&quot;UP&quot;;IF([.E863]=&quot;1 - 5&quot;;&quot;LP, UP&quot;;IF([.E863]=&quot;5 - 10&quot;;&quot;UP, HS&quot;;IF([.E863]=&quot;1 - 7&quot;;&quot;LP, UP&quot;;IF([.E863]=&quot;1 -10&quot;;&quot;LP, UP, HS&quot;;IF([.E863]=&quot;1 - 12&quot;;&quot;LP, UP, HS, HSS&quot;;IF([.E863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Feroke</text:p>
          </table:table-cell>
          <table:table-cell table:number-columns-repeated="1016"/>
        </table:table-row>
        <table:table-row table:style-name="ro2">
          <table:table-cell table:style-name="ce17" office:value-type="float" office:value="863" calcext:value-type="float">
            <text:p>863</text:p>
          </table:table-cell>
          <table:table-cell table:style-name="ce17" office:value-type="float" office:value="17515" calcext:value-type="float">
            <text:p>17515</text:p>
          </table:table-cell>
          <table:table-cell table:style-name="ce17" office:value-type="string" calcext:value-type="string">
            <text:p>Jinarajadas A. L. P. S.Naduvattam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864]=&quot;11 - 12&quot;;&quot;HSS&quot;;IF([.E864]=&quot;8 - 12&quot;;&quot;HS, HSS&quot;;IF([.E864]=&quot;8 - 10&quot;;&quot;HS&quot;;IF([.E864]=&quot;1 - 4&quot;;&quot;LP&quot;;IF([.E864]=&quot;5 -7&quot;;&quot;UP&quot;;IF([.E864]=&quot;1 - 5&quot;;&quot;LP, UP&quot;;IF([.E864]=&quot;5 - 10&quot;;&quot;UP, HS&quot;;IF([.E864]=&quot;1 - 7&quot;;&quot;LP, UP&quot;;IF([.E864]=&quot;1 -10&quot;;&quot;LP, UP, HS&quot;;IF([.E864]=&quot;1 - 12&quot;;&quot;LP, UP, HS, HSS&quot;;IF([.E864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Feroke</text:p>
          </table:table-cell>
          <table:table-cell table:number-columns-repeated="1016"/>
        </table:table-row>
        <table:table-row table:style-name="ro2">
          <table:table-cell table:style-name="ce17" office:value-type="float" office:value="864" calcext:value-type="float">
            <text:p>864</text:p>
          </table:table-cell>
          <table:table-cell table:style-name="ce17" office:value-type="float" office:value="17516" calcext:value-type="float">
            <text:p>17516</text:p>
          </table:table-cell>
          <table:table-cell table:style-name="ce17" office:value-type="string" calcext:value-type="string">
            <text:p>Kacheripparamba A. M. L. P. S.Kolathara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865]=&quot;11 - 12&quot;;&quot;HSS&quot;;IF([.E865]=&quot;8 - 12&quot;;&quot;HS, HSS&quot;;IF([.E865]=&quot;8 - 10&quot;;&quot;HS&quot;;IF([.E865]=&quot;1 - 4&quot;;&quot;LP&quot;;IF([.E865]=&quot;5 -7&quot;;&quot;UP&quot;;IF([.E865]=&quot;1 - 5&quot;;&quot;LP, UP&quot;;IF([.E865]=&quot;5 - 10&quot;;&quot;UP, HS&quot;;IF([.E865]=&quot;1 - 7&quot;;&quot;LP, UP&quot;;IF([.E865]=&quot;1 -10&quot;;&quot;LP, UP, HS&quot;;IF([.E865]=&quot;1 - 12&quot;;&quot;LP, UP, HS, HSS&quot;;IF([.E865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Feroke</text:p>
          </table:table-cell>
          <table:table-cell table:number-columns-repeated="1016"/>
        </table:table-row>
        <table:table-row table:style-name="ro2">
          <table:table-cell table:style-name="ce17" office:value-type="float" office:value="865" calcext:value-type="float">
            <text:p>865</text:p>
          </table:table-cell>
          <table:table-cell table:style-name="ce17" office:value-type="float" office:value="17517" calcext:value-type="float">
            <text:p>17517</text:p>
          </table:table-cell>
          <table:table-cell table:style-name="ce17" office:value-type="string" calcext:value-type="string">
            <text:p>Kadalundi A. L. P. S.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866]=&quot;11 - 12&quot;;&quot;HSS&quot;;IF([.E866]=&quot;8 - 12&quot;;&quot;HS, HSS&quot;;IF([.E866]=&quot;8 - 10&quot;;&quot;HS&quot;;IF([.E866]=&quot;1 - 4&quot;;&quot;LP&quot;;IF([.E866]=&quot;5 -7&quot;;&quot;UP&quot;;IF([.E866]=&quot;1 - 5&quot;;&quot;LP, UP&quot;;IF([.E866]=&quot;5 - 10&quot;;&quot;UP, HS&quot;;IF([.E866]=&quot;1 - 7&quot;;&quot;LP, UP&quot;;IF([.E866]=&quot;1 -10&quot;;&quot;LP, UP, HS&quot;;IF([.E866]=&quot;1 - 12&quot;;&quot;LP, UP, HS, HSS&quot;;IF([.E866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Feroke</text:p>
          </table:table-cell>
          <table:table-cell table:number-columns-repeated="1016"/>
        </table:table-row>
        <table:table-row table:style-name="ro2">
          <table:table-cell table:style-name="ce17" office:value-type="float" office:value="866" calcext:value-type="float">
            <text:p>866</text:p>
          </table:table-cell>
          <table:table-cell table:style-name="ce17" office:value-type="float" office:value="17518" calcext:value-type="float">
            <text:p>17518</text:p>
          </table:table-cell>
          <table:table-cell table:style-name="ce17" office:value-type="string" calcext:value-type="string">
            <text:p>Kadalundi A. M. L. P. S.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867]=&quot;11 - 12&quot;;&quot;HSS&quot;;IF([.E867]=&quot;8 - 12&quot;;&quot;HS, HSS&quot;;IF([.E867]=&quot;8 - 10&quot;;&quot;HS&quot;;IF([.E867]=&quot;1 - 4&quot;;&quot;LP&quot;;IF([.E867]=&quot;5 -7&quot;;&quot;UP&quot;;IF([.E867]=&quot;1 - 5&quot;;&quot;LP, UP&quot;;IF([.E867]=&quot;5 - 10&quot;;&quot;UP, HS&quot;;IF([.E867]=&quot;1 - 7&quot;;&quot;LP, UP&quot;;IF([.E867]=&quot;1 -10&quot;;&quot;LP, UP, HS&quot;;IF([.E867]=&quot;1 - 12&quot;;&quot;LP, UP, HS, HSS&quot;;IF([.E867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Feroke</text:p>
          </table:table-cell>
          <table:table-cell table:number-columns-repeated="1016"/>
        </table:table-row>
        <table:table-row table:style-name="ro2">
          <table:table-cell table:style-name="ce17" office:value-type="float" office:value="867" calcext:value-type="float">
            <text:p>867</text:p>
          </table:table-cell>
          <table:table-cell table:style-name="ce17" office:value-type="float" office:value="17519" calcext:value-type="float">
            <text:p>17519</text:p>
          </table:table-cell>
          <table:table-cell table:style-name="ce17" office:value-type="string" calcext:value-type="string">
            <text:p>Karinkallai A. L. P. S.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868]=&quot;11 - 12&quot;;&quot;HSS&quot;;IF([.E868]=&quot;8 - 12&quot;;&quot;HS, HSS&quot;;IF([.E868]=&quot;8 - 10&quot;;&quot;HS&quot;;IF([.E868]=&quot;1 - 4&quot;;&quot;LP&quot;;IF([.E868]=&quot;5 -7&quot;;&quot;UP&quot;;IF([.E868]=&quot;1 - 5&quot;;&quot;LP, UP&quot;;IF([.E868]=&quot;5 - 10&quot;;&quot;UP, HS&quot;;IF([.E868]=&quot;1 - 7&quot;;&quot;LP, UP&quot;;IF([.E868]=&quot;1 -10&quot;;&quot;LP, UP, HS&quot;;IF([.E868]=&quot;1 - 12&quot;;&quot;LP, UP, HS, HSS&quot;;IF([.E868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Feroke</text:p>
          </table:table-cell>
          <table:table-cell table:number-columns-repeated="1016"/>
        </table:table-row>
        <table:table-row table:style-name="ro2">
          <table:table-cell table:style-name="ce17" office:value-type="float" office:value="868" calcext:value-type="float">
            <text:p>868</text:p>
          </table:table-cell>
          <table:table-cell table:style-name="ce17" office:value-type="float" office:value="17520" calcext:value-type="float">
            <text:p>17520</text:p>
          </table:table-cell>
          <table:table-cell table:style-name="ce17" office:value-type="string" calcext:value-type="string">
            <text:p>M. I. A. M. L. P. S.Perumugham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869]=&quot;11 - 12&quot;;&quot;HSS&quot;;IF([.E869]=&quot;8 - 12&quot;;&quot;HS, HSS&quot;;IF([.E869]=&quot;8 - 10&quot;;&quot;HS&quot;;IF([.E869]=&quot;1 - 4&quot;;&quot;LP&quot;;IF([.E869]=&quot;5 -7&quot;;&quot;UP&quot;;IF([.E869]=&quot;1 - 5&quot;;&quot;LP, UP&quot;;IF([.E869]=&quot;5 - 10&quot;;&quot;UP, HS&quot;;IF([.E869]=&quot;1 - 7&quot;;&quot;LP, UP&quot;;IF([.E869]=&quot;1 -10&quot;;&quot;LP, UP, HS&quot;;IF([.E869]=&quot;1 - 12&quot;;&quot;LP, UP, HS, HSS&quot;;IF([.E869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Feroke</text:p>
          </table:table-cell>
          <table:table-cell table:number-columns-repeated="1016"/>
        </table:table-row>
        <table:table-row table:style-name="ro2">
          <table:table-cell table:style-name="ce17" office:value-type="float" office:value="869" calcext:value-type="float">
            <text:p>869</text:p>
          </table:table-cell>
          <table:table-cell table:style-name="ce17" office:value-type="float" office:value="17521" calcext:value-type="float">
            <text:p>17521</text:p>
          </table:table-cell>
          <table:table-cell table:style-name="ce17" office:value-type="string" calcext:value-type="string">
            <text:p>M. K. A. M. L. P. S. Mannur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870]=&quot;11 - 12&quot;;&quot;HSS&quot;;IF([.E870]=&quot;8 - 12&quot;;&quot;HS, HSS&quot;;IF([.E870]=&quot;8 - 10&quot;;&quot;HS&quot;;IF([.E870]=&quot;1 - 4&quot;;&quot;LP&quot;;IF([.E870]=&quot;5 -7&quot;;&quot;UP&quot;;IF([.E870]=&quot;1 - 5&quot;;&quot;LP, UP&quot;;IF([.E870]=&quot;5 - 10&quot;;&quot;UP, HS&quot;;IF([.E870]=&quot;1 - 7&quot;;&quot;LP, UP&quot;;IF([.E870]=&quot;1 -10&quot;;&quot;LP, UP, HS&quot;;IF([.E870]=&quot;1 - 12&quot;;&quot;LP, UP, HS, HSS&quot;;IF([.E870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Feroke</text:p>
          </table:table-cell>
          <table:table-cell table:number-columns-repeated="1016"/>
        </table:table-row>
        <table:table-row table:style-name="ro2">
          <table:table-cell table:style-name="ce17" office:value-type="float" office:value="870" calcext:value-type="float">
            <text:p>870</text:p>
          </table:table-cell>
          <table:table-cell table:style-name="ce17" office:value-type="float" office:value="17522" calcext:value-type="float">
            <text:p>17522</text:p>
          </table:table-cell>
          <table:table-cell table:style-name="ce17" office:value-type="string" calcext:value-type="string">
            <text:p>M. M. L. P. S. Chaliyam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871]=&quot;11 - 12&quot;;&quot;HSS&quot;;IF([.E871]=&quot;8 - 12&quot;;&quot;HS, HSS&quot;;IF([.E871]=&quot;8 - 10&quot;;&quot;HS&quot;;IF([.E871]=&quot;1 - 4&quot;;&quot;LP&quot;;IF([.E871]=&quot;5 -7&quot;;&quot;UP&quot;;IF([.E871]=&quot;1 - 5&quot;;&quot;LP, UP&quot;;IF([.E871]=&quot;5 - 10&quot;;&quot;UP, HS&quot;;IF([.E871]=&quot;1 - 7&quot;;&quot;LP, UP&quot;;IF([.E871]=&quot;1 -10&quot;;&quot;LP, UP, HS&quot;;IF([.E871]=&quot;1 - 12&quot;;&quot;LP, UP, HS, HSS&quot;;IF([.E871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Feroke</text:p>
          </table:table-cell>
          <table:table-cell table:number-columns-repeated="1016"/>
        </table:table-row>
        <table:table-row table:style-name="ro2">
          <table:table-cell table:style-name="ce17" office:value-type="float" office:value="871" calcext:value-type="float">
            <text:p>871</text:p>
          </table:table-cell>
          <table:table-cell table:style-name="ce17" office:value-type="float" office:value="17523" calcext:value-type="float">
            <text:p>17523</text:p>
          </table:table-cell>
          <table:table-cell table:style-name="ce17" office:value-type="string" calcext:value-type="string">
            <text:p>Nallalam A. L. P. S. Areekkad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872]=&quot;11 - 12&quot;;&quot;HSS&quot;;IF([.E872]=&quot;8 - 12&quot;;&quot;HS, HSS&quot;;IF([.E872]=&quot;8 - 10&quot;;&quot;HS&quot;;IF([.E872]=&quot;1 - 4&quot;;&quot;LP&quot;;IF([.E872]=&quot;5 -7&quot;;&quot;UP&quot;;IF([.E872]=&quot;1 - 5&quot;;&quot;LP, UP&quot;;IF([.E872]=&quot;5 - 10&quot;;&quot;UP, HS&quot;;IF([.E872]=&quot;1 - 7&quot;;&quot;LP, UP&quot;;IF([.E872]=&quot;1 -10&quot;;&quot;LP, UP, HS&quot;;IF([.E872]=&quot;1 - 12&quot;;&quot;LP, UP, HS, HSS&quot;;IF([.E872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Feroke</text:p>
          </table:table-cell>
          <table:table-cell table:number-columns-repeated="1016"/>
        </table:table-row>
        <table:table-row table:style-name="ro2">
          <table:table-cell table:style-name="ce17" office:value-type="float" office:value="872" calcext:value-type="float">
            <text:p>872</text:p>
          </table:table-cell>
          <table:table-cell table:style-name="ce17" office:value-type="float" office:value="17524" calcext:value-type="float">
            <text:p>17524</text:p>
          </table:table-cell>
          <table:table-cell table:style-name="ce17" office:value-type="string" calcext:value-type="string">
            <text:p>Nallur Narayana L. P. B. S.,Feroke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873]=&quot;11 - 12&quot;;&quot;HSS&quot;;IF([.E873]=&quot;8 - 12&quot;;&quot;HS, HSS&quot;;IF([.E873]=&quot;8 - 10&quot;;&quot;HS&quot;;IF([.E873]=&quot;1 - 4&quot;;&quot;LP&quot;;IF([.E873]=&quot;5 -7&quot;;&quot;UP&quot;;IF([.E873]=&quot;1 - 5&quot;;&quot;LP, UP&quot;;IF([.E873]=&quot;5 - 10&quot;;&quot;UP, HS&quot;;IF([.E873]=&quot;1 - 7&quot;;&quot;LP, UP&quot;;IF([.E873]=&quot;1 -10&quot;;&quot;LP, UP, HS&quot;;IF([.E873]=&quot;1 - 12&quot;;&quot;LP, UP, HS, HSS&quot;;IF([.E873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Feroke</text:p>
          </table:table-cell>
          <table:table-cell table:number-columns-repeated="1016"/>
        </table:table-row>
        <table:table-row table:style-name="ro2">
          <table:table-cell table:style-name="ce17" office:value-type="float" office:value="873" calcext:value-type="float">
            <text:p>873</text:p>
          </table:table-cell>
          <table:table-cell table:style-name="ce17" office:value-type="float" office:value="17525" calcext:value-type="float">
            <text:p>17525</text:p>
          </table:table-cell>
          <table:table-cell table:style-name="ce17" office:value-type="string" calcext:value-type="string">
            <text:p>Padmaraj A. L. P. S. Mannur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874]=&quot;11 - 12&quot;;&quot;HSS&quot;;IF([.E874]=&quot;8 - 12&quot;;&quot;HS, HSS&quot;;IF([.E874]=&quot;8 - 10&quot;;&quot;HS&quot;;IF([.E874]=&quot;1 - 4&quot;;&quot;LP&quot;;IF([.E874]=&quot;5 -7&quot;;&quot;UP&quot;;IF([.E874]=&quot;1 - 5&quot;;&quot;LP, UP&quot;;IF([.E874]=&quot;5 - 10&quot;;&quot;UP, HS&quot;;IF([.E874]=&quot;1 - 7&quot;;&quot;LP, UP&quot;;IF([.E874]=&quot;1 -10&quot;;&quot;LP, UP, HS&quot;;IF([.E874]=&quot;1 - 12&quot;;&quot;LP, UP, HS, HSS&quot;;IF([.E874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Feroke</text:p>
          </table:table-cell>
          <table:table-cell table:number-columns-repeated="1016"/>
        </table:table-row>
        <table:table-row table:style-name="ro2">
          <table:table-cell table:style-name="ce17" office:value-type="float" office:value="874" calcext:value-type="float">
            <text:p>874</text:p>
          </table:table-cell>
          <table:table-cell table:style-name="ce17" office:value-type="float" office:value="17526" calcext:value-type="float">
            <text:p>17526</text:p>
          </table:table-cell>
          <table:table-cell table:style-name="ce17" office:value-type="string" calcext:value-type="string">
            <text:p>Puttekkad A. M. L. P. S.,Feroke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875]=&quot;11 - 12&quot;;&quot;HSS&quot;;IF([.E875]=&quot;8 - 12&quot;;&quot;HS, HSS&quot;;IF([.E875]=&quot;8 - 10&quot;;&quot;HS&quot;;IF([.E875]=&quot;1 - 4&quot;;&quot;LP&quot;;IF([.E875]=&quot;5 -7&quot;;&quot;UP&quot;;IF([.E875]=&quot;1 - 5&quot;;&quot;LP, UP&quot;;IF([.E875]=&quot;5 - 10&quot;;&quot;UP, HS&quot;;IF([.E875]=&quot;1 - 7&quot;;&quot;LP, UP&quot;;IF([.E875]=&quot;1 -10&quot;;&quot;LP, UP, HS&quot;;IF([.E875]=&quot;1 - 12&quot;;&quot;LP, UP, HS, HSS&quot;;IF([.E875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Feroke</text:p>
          </table:table-cell>
          <table:table-cell table:number-columns-repeated="1016"/>
        </table:table-row>
        <table:table-row table:style-name="ro2">
          <table:table-cell table:style-name="ce17" office:value-type="float" office:value="875" calcext:value-type="float">
            <text:p>875</text:p>
          </table:table-cell>
          <table:table-cell table:style-name="ce17" office:value-type="float" office:value="17527" calcext:value-type="float">
            <text:p>17527</text:p>
          </table:table-cell>
          <table:table-cell table:style-name="ce17" office:value-type="string" calcext:value-type="string">
            <text:p>Mannur St. Pauls A. L. P. S.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876]=&quot;11 - 12&quot;;&quot;HSS&quot;;IF([.E876]=&quot;8 - 12&quot;;&quot;HS, HSS&quot;;IF([.E876]=&quot;8 - 10&quot;;&quot;HS&quot;;IF([.E876]=&quot;1 - 4&quot;;&quot;LP&quot;;IF([.E876]=&quot;5 -7&quot;;&quot;UP&quot;;IF([.E876]=&quot;1 - 5&quot;;&quot;LP, UP&quot;;IF([.E876]=&quot;5 - 10&quot;;&quot;UP, HS&quot;;IF([.E876]=&quot;1 - 7&quot;;&quot;LP, UP&quot;;IF([.E876]=&quot;1 -10&quot;;&quot;LP, UP, HS&quot;;IF([.E876]=&quot;1 - 12&quot;;&quot;LP, UP, HS, HSS&quot;;IF([.E876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Feroke</text:p>
          </table:table-cell>
          <table:table-cell table:number-columns-repeated="1016"/>
        </table:table-row>
        <table:table-row table:style-name="ro2">
          <table:table-cell table:style-name="ce17" office:value-type="float" office:value="876" calcext:value-type="float">
            <text:p>876</text:p>
          </table:table-cell>
          <table:table-cell table:style-name="ce17" office:value-type="float" office:value="17528" calcext:value-type="float">
            <text:p>17528</text:p>
          </table:table-cell>
          <table:table-cell table:style-name="ce17" office:value-type="string" calcext:value-type="string">
            <text:p>T.M.Madrassa A.L.P.S.Kolathara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877]=&quot;11 - 12&quot;;&quot;HSS&quot;;IF([.E877]=&quot;8 - 12&quot;;&quot;HS, HSS&quot;;IF([.E877]=&quot;8 - 10&quot;;&quot;HS&quot;;IF([.E877]=&quot;1 - 4&quot;;&quot;LP&quot;;IF([.E877]=&quot;5 -7&quot;;&quot;UP&quot;;IF([.E877]=&quot;1 - 5&quot;;&quot;LP, UP&quot;;IF([.E877]=&quot;5 - 10&quot;;&quot;UP, HS&quot;;IF([.E877]=&quot;1 - 7&quot;;&quot;LP, UP&quot;;IF([.E877]=&quot;1 -10&quot;;&quot;LP, UP, HS&quot;;IF([.E877]=&quot;1 - 12&quot;;&quot;LP, UP, HS, HSS&quot;;IF([.E877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Feroke</text:p>
          </table:table-cell>
          <table:table-cell table:number-columns-repeated="1016"/>
        </table:table-row>
        <table:table-row table:style-name="ro2">
          <table:table-cell table:style-name="ce17" office:value-type="float" office:value="877" calcext:value-type="float">
            <text:p>877</text:p>
          </table:table-cell>
          <table:table-cell table:style-name="ce17" office:value-type="float" office:value="17529" calcext:value-type="float">
            <text:p>17529</text:p>
          </table:table-cell>
          <table:table-cell table:style-name="ce17" office:value-type="string" calcext:value-type="string">
            <text:p>Thattadathumkave A. M. L. P.S. Naduvattam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878]=&quot;11 - 12&quot;;&quot;HSS&quot;;IF([.E878]=&quot;8 - 12&quot;;&quot;HS, HSS&quot;;IF([.E878]=&quot;8 - 10&quot;;&quot;HS&quot;;IF([.E878]=&quot;1 - 4&quot;;&quot;LP&quot;;IF([.E878]=&quot;5 -7&quot;;&quot;UP&quot;;IF([.E878]=&quot;1 - 5&quot;;&quot;LP, UP&quot;;IF([.E878]=&quot;5 - 10&quot;;&quot;UP, HS&quot;;IF([.E878]=&quot;1 - 7&quot;;&quot;LP, UP&quot;;IF([.E878]=&quot;1 -10&quot;;&quot;LP, UP, HS&quot;;IF([.E878]=&quot;1 - 12&quot;;&quot;LP, UP, HS, HSS&quot;;IF([.E878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Feroke</text:p>
          </table:table-cell>
          <table:table-cell table:number-columns-repeated="1016"/>
        </table:table-row>
        <table:table-row table:style-name="ro2">
          <table:table-cell table:style-name="ce17" office:value-type="float" office:value="878" calcext:value-type="float">
            <text:p>878</text:p>
          </table:table-cell>
          <table:table-cell table:style-name="ce17" office:value-type="float" office:value="17530" calcext:value-type="float">
            <text:p>17530</text:p>
          </table:table-cell>
          <table:table-cell table:style-name="ce17" office:value-type="string" calcext:value-type="string">
            <text:p>Karinkallai V. P. A. L. P. S. <text:s/>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879]=&quot;11 - 12&quot;;&quot;HSS&quot;;IF([.E879]=&quot;8 - 12&quot;;&quot;HS, HSS&quot;;IF([.E879]=&quot;8 - 10&quot;;&quot;HS&quot;;IF([.E879]=&quot;1 - 4&quot;;&quot;LP&quot;;IF([.E879]=&quot;5 -7&quot;;&quot;UP&quot;;IF([.E879]=&quot;1 - 5&quot;;&quot;LP, UP&quot;;IF([.E879]=&quot;5 - 10&quot;;&quot;UP, HS&quot;;IF([.E879]=&quot;1 - 7&quot;;&quot;LP, UP&quot;;IF([.E879]=&quot;1 -10&quot;;&quot;LP, UP, HS&quot;;IF([.E879]=&quot;1 - 12&quot;;&quot;LP, UP, HS, HSS&quot;;IF([.E879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Feroke</text:p>
          </table:table-cell>
          <table:table-cell table:number-columns-repeated="1016"/>
        </table:table-row>
        <table:table-row table:style-name="ro2">
          <table:table-cell table:style-name="ce17" office:value-type="float" office:value="879" calcext:value-type="float">
            <text:p>879</text:p>
          </table:table-cell>
          <table:table-cell table:style-name="ce17" office:value-type="float" office:value="17537" calcext:value-type="float">
            <text:p>17537</text:p>
          </table:table-cell>
          <table:table-cell table:style-name="ce17" office:value-type="string" calcext:value-type="string">
            <text:p>Govindavilas A. L. P. SNaduvattam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5</text:p>
          </table:table-cell>
          <table:table-cell table:style-name="ce17" table:formula="of:=IF([.E880]=&quot;11 - 12&quot;;&quot;HSS&quot;;IF([.E880]=&quot;8 - 12&quot;;&quot;HS, HSS&quot;;IF([.E880]=&quot;8 - 10&quot;;&quot;HS&quot;;IF([.E880]=&quot;1 - 4&quot;;&quot;LP&quot;;IF([.E880]=&quot;5 -7&quot;;&quot;UP&quot;;IF([.E880]=&quot;1 - 5&quot;;&quot;LP, UP&quot;;IF([.E880]=&quot;5 - 10&quot;;&quot;UP, HS&quot;;IF([.E880]=&quot;1 - 7&quot;;&quot;LP, UP&quot;;IF([.E880]=&quot;1 -10&quot;;&quot;LP, UP, HS&quot;;IF([.E880]=&quot;1 - 12&quot;;&quot;LP, UP, HS, HSS&quot;;IF([.E880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Feroke</text:p>
          </table:table-cell>
          <table:table-cell table:number-columns-repeated="1016"/>
        </table:table-row>
        <table:table-row table:style-name="ro2">
          <table:table-cell table:style-name="ce17" office:value-type="float" office:value="880" calcext:value-type="float">
            <text:p>880</text:p>
          </table:table-cell>
          <table:table-cell table:style-name="ce17" office:value-type="float" office:value="17543" calcext:value-type="float">
            <text:p>17543</text:p>
          </table:table-cell>
          <table:table-cell table:style-name="ce17" office:value-type="string" calcext:value-type="string">
            <text:p>A. E. A. U. P. B. S.Ramanattukara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881]=&quot;11 - 12&quot;;&quot;HSS&quot;;IF([.E881]=&quot;8 - 12&quot;;&quot;HS, HSS&quot;;IF([.E881]=&quot;8 - 10&quot;;&quot;HS&quot;;IF([.E881]=&quot;1 - 4&quot;;&quot;LP&quot;;IF([.E881]=&quot;5 -7&quot;;&quot;UP&quot;;IF([.E881]=&quot;1 - 5&quot;;&quot;LP, UP&quot;;IF([.E881]=&quot;5 - 10&quot;;&quot;UP, HS&quot;;IF([.E881]=&quot;1 - 7&quot;;&quot;LP, UP&quot;;IF([.E881]=&quot;1 -10&quot;;&quot;LP, UP, HS&quot;;IF([.E881]=&quot;1 - 12&quot;;&quot;LP, UP, HS, HSS&quot;;IF([.E881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Feroke</text:p>
          </table:table-cell>
          <table:table-cell table:number-columns-repeated="1016"/>
        </table:table-row>
        <table:table-row table:style-name="ro2">
          <table:table-cell table:style-name="ce17" office:value-type="float" office:value="881" calcext:value-type="float">
            <text:p>881</text:p>
          </table:table-cell>
          <table:table-cell table:style-name="ce17" office:value-type="float" office:value="17544" calcext:value-type="float">
            <text:p>17544</text:p>
          </table:table-cell>
          <table:table-cell table:style-name="ce17" office:value-type="string" calcext:value-type="string">
            <text:p>Athmavidya Sangham U. P .S.,Cheruvannur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882]=&quot;11 - 12&quot;;&quot;HSS&quot;;IF([.E882]=&quot;8 - 12&quot;;&quot;HS, HSS&quot;;IF([.E882]=&quot;8 - 10&quot;;&quot;HS&quot;;IF([.E882]=&quot;1 - 4&quot;;&quot;LP&quot;;IF([.E882]=&quot;5 -7&quot;;&quot;UP&quot;;IF([.E882]=&quot;1 - 5&quot;;&quot;LP, UP&quot;;IF([.E882]=&quot;5 - 10&quot;;&quot;UP, HS&quot;;IF([.E882]=&quot;1 - 7&quot;;&quot;LP, UP&quot;;IF([.E882]=&quot;1 -10&quot;;&quot;LP, UP, HS&quot;;IF([.E882]=&quot;1 - 12&quot;;&quot;LP, UP, HS, HSS&quot;;IF([.E882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Feroke</text:p>
          </table:table-cell>
          <table:table-cell table:number-columns-repeated="1016"/>
        </table:table-row>
        <table:table-row table:style-name="ro2">
          <table:table-cell table:style-name="ce17" office:value-type="float" office:value="882" calcext:value-type="float">
            <text:p>882</text:p>
          </table:table-cell>
          <table:table-cell table:style-name="ce17" office:value-type="float" office:value="17545" calcext:value-type="float">
            <text:p>17545</text:p>
          </table:table-cell>
          <table:table-cell table:style-name="ce17" office:value-type="string" calcext:value-type="string">
            <text:p>B. E. M. U. P. S. Feroke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883]=&quot;11 - 12&quot;;&quot;HSS&quot;;IF([.E883]=&quot;8 - 12&quot;;&quot;HS, HSS&quot;;IF([.E883]=&quot;8 - 10&quot;;&quot;HS&quot;;IF([.E883]=&quot;1 - 4&quot;;&quot;LP&quot;;IF([.E883]=&quot;5 -7&quot;;&quot;UP&quot;;IF([.E883]=&quot;1 - 5&quot;;&quot;LP, UP&quot;;IF([.E883]=&quot;5 - 10&quot;;&quot;UP, HS&quot;;IF([.E883]=&quot;1 - 7&quot;;&quot;LP, UP&quot;;IF([.E883]=&quot;1 -10&quot;;&quot;LP, UP, HS&quot;;IF([.E883]=&quot;1 - 12&quot;;&quot;LP, UP, HS, HSS&quot;;IF([.E883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Feroke</text:p>
          </table:table-cell>
          <table:table-cell table:number-columns-repeated="1016"/>
        </table:table-row>
        <table:table-row table:style-name="ro2">
          <table:table-cell table:style-name="ce17" office:value-type="float" office:value="883" calcext:value-type="float">
            <text:p>883</text:p>
          </table:table-cell>
          <table:table-cell table:style-name="ce17" office:value-type="float" office:value="17546" calcext:value-type="float">
            <text:p>17546</text:p>
          </table:table-cell>
          <table:table-cell table:style-name="ce17" office:value-type="string" calcext:value-type="string">
            <text:p>Kadalundi Sreedevi A. U. P. S.Chaliyam (PO)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884]=&quot;11 - 12&quot;;&quot;HSS&quot;;IF([.E884]=&quot;8 - 12&quot;;&quot;HS, HSS&quot;;IF([.E884]=&quot;8 - 10&quot;;&quot;HS&quot;;IF([.E884]=&quot;1 - 4&quot;;&quot;LP&quot;;IF([.E884]=&quot;5 -7&quot;;&quot;UP&quot;;IF([.E884]=&quot;1 - 5&quot;;&quot;LP, UP&quot;;IF([.E884]=&quot;5 - 10&quot;;&quot;UP, HS&quot;;IF([.E884]=&quot;1 - 7&quot;;&quot;LP, UP&quot;;IF([.E884]=&quot;1 -10&quot;;&quot;LP, UP, HS&quot;;IF([.E884]=&quot;1 - 12&quot;;&quot;LP, UP, HS, HSS&quot;;IF([.E884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Feroke</text:p>
          </table:table-cell>
          <table:table-cell table:number-columns-repeated="1016"/>
        </table:table-row>
        <table:table-row table:style-name="ro2">
          <table:table-cell table:style-name="ce17" office:value-type="float" office:value="884" calcext:value-type="float">
            <text:p>884</text:p>
          </table:table-cell>
          <table:table-cell table:style-name="ce17" office:value-type="float" office:value="17547" calcext:value-type="float">
            <text:p>17547</text:p>
          </table:table-cell>
          <table:table-cell table:style-name="ce17" office:value-type="string" calcext:value-type="string">
            <text:p>Little Flower A. U. P. S.Cheruvannur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885]=&quot;11 - 12&quot;;&quot;HSS&quot;;IF([.E885]=&quot;8 - 12&quot;;&quot;HS, HSS&quot;;IF([.E885]=&quot;8 - 10&quot;;&quot;HS&quot;;IF([.E885]=&quot;1 - 4&quot;;&quot;LP&quot;;IF([.E885]=&quot;5 -7&quot;;&quot;UP&quot;;IF([.E885]=&quot;1 - 5&quot;;&quot;LP, UP&quot;;IF([.E885]=&quot;5 - 10&quot;;&quot;UP, HS&quot;;IF([.E885]=&quot;1 - 7&quot;;&quot;LP, UP&quot;;IF([.E885]=&quot;1 -10&quot;;&quot;LP, UP, HS&quot;;IF([.E885]=&quot;1 - 12&quot;;&quot;LP, UP, HS, HSS&quot;;IF([.E885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Feroke</text:p>
          </table:table-cell>
          <table:table-cell table:number-columns-repeated="1016"/>
        </table:table-row>
        <table:table-row table:style-name="ro2">
          <table:table-cell table:style-name="ce17" office:value-type="float" office:value="885" calcext:value-type="float">
            <text:p>885</text:p>
          </table:table-cell>
          <table:table-cell table:style-name="ce17" office:value-type="float" office:value="17548" calcext:value-type="float">
            <text:p>17548</text:p>
          </table:table-cell>
          <table:table-cell table:style-name="ce17" office:value-type="string" calcext:value-type="string">
            <text:p>Mannur Krishna A. U. P. S.Kadalundi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886]=&quot;11 - 12&quot;;&quot;HSS&quot;;IF([.E886]=&quot;8 - 12&quot;;&quot;HS, HSS&quot;;IF([.E886]=&quot;8 - 10&quot;;&quot;HS&quot;;IF([.E886]=&quot;1 - 4&quot;;&quot;LP&quot;;IF([.E886]=&quot;5 -7&quot;;&quot;UP&quot;;IF([.E886]=&quot;1 - 5&quot;;&quot;LP, UP&quot;;IF([.E886]=&quot;5 - 10&quot;;&quot;UP, HS&quot;;IF([.E886]=&quot;1 - 7&quot;;&quot;LP, UP&quot;;IF([.E886]=&quot;1 -10&quot;;&quot;LP, UP, HS&quot;;IF([.E886]=&quot;1 - 12&quot;;&quot;LP, UP, HS, HSS&quot;;IF([.E886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Feroke</text:p>
          </table:table-cell>
          <table:table-cell table:number-columns-repeated="1016"/>
        </table:table-row>
        <table:table-row table:style-name="ro2">
          <table:table-cell table:style-name="ce17" office:value-type="float" office:value="886" calcext:value-type="float">
            <text:p>886</text:p>
          </table:table-cell>
          <table:table-cell table:style-name="ce17" office:value-type="float" office:value="17549" calcext:value-type="float">
            <text:p>17549</text:p>
          </table:table-cell>
          <table:table-cell table:style-name="ce17" office:value-type="string" calcext:value-type="string">
            <text:p>Mannur North A. U. P. S.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887]=&quot;11 - 12&quot;;&quot;HSS&quot;;IF([.E887]=&quot;8 - 12&quot;;&quot;HS, HSS&quot;;IF([.E887]=&quot;8 - 10&quot;;&quot;HS&quot;;IF([.E887]=&quot;1 - 4&quot;;&quot;LP&quot;;IF([.E887]=&quot;5 -7&quot;;&quot;UP&quot;;IF([.E887]=&quot;1 - 5&quot;;&quot;LP, UP&quot;;IF([.E887]=&quot;5 - 10&quot;;&quot;UP, HS&quot;;IF([.E887]=&quot;1 - 7&quot;;&quot;LP, UP&quot;;IF([.E887]=&quot;1 -10&quot;;&quot;LP, UP, HS&quot;;IF([.E887]=&quot;1 - 12&quot;;&quot;LP, UP, HS, HSS&quot;;IF([.E887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Feroke</text:p>
          </table:table-cell>
          <table:table-cell table:number-columns-repeated="1016"/>
        </table:table-row>
        <table:table-row table:style-name="ro2">
          <table:table-cell table:style-name="ce17" office:value-type="float" office:value="887" calcext:value-type="float">
            <text:p>887</text:p>
          </table:table-cell>
          <table:table-cell table:style-name="ce17" office:value-type="float" office:value="17550" calcext:value-type="float">
            <text:p>17550</text:p>
          </table:table-cell>
          <table:table-cell table:style-name="ce17" office:value-type="string" calcext:value-type="string">
            <text:p>Nallur East A. U. P. S.Perumugham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888]=&quot;11 - 12&quot;;&quot;HSS&quot;;IF([.E888]=&quot;8 - 12&quot;;&quot;HS, HSS&quot;;IF([.E888]=&quot;8 - 10&quot;;&quot;HS&quot;;IF([.E888]=&quot;1 - 4&quot;;&quot;LP&quot;;IF([.E888]=&quot;5 -7&quot;;&quot;UP&quot;;IF([.E888]=&quot;1 - 5&quot;;&quot;LP, UP&quot;;IF([.E888]=&quot;5 - 10&quot;;&quot;UP, HS&quot;;IF([.E888]=&quot;1 - 7&quot;;&quot;LP, UP&quot;;IF([.E888]=&quot;1 -10&quot;;&quot;LP, UP, HS&quot;;IF([.E888]=&quot;1 - 12&quot;;&quot;LP, UP, HS, HSS&quot;;IF([.E888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Feroke</text:p>
          </table:table-cell>
          <table:table-cell table:number-columns-repeated="1016"/>
        </table:table-row>
        <table:table-row table:style-name="ro2">
          <table:table-cell table:style-name="ce17" office:value-type="float" office:value="888" calcext:value-type="float">
            <text:p>888</text:p>
          </table:table-cell>
          <table:table-cell table:style-name="ce17" office:value-type="float" office:value="17551" calcext:value-type="float">
            <text:p>17551</text:p>
          </table:table-cell>
          <table:table-cell table:style-name="ce17" office:value-type="string" calcext:value-type="string">
            <text:p>B. M. O. U. P. S.Karuvanthuruthi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5 -7</text:p>
          </table:table-cell>
          <table:table-cell table:style-name="ce17" table:formula="of:=IF([.E889]=&quot;11 - 12&quot;;&quot;HSS&quot;;IF([.E889]=&quot;8 - 12&quot;;&quot;HS, HSS&quot;;IF([.E889]=&quot;8 - 10&quot;;&quot;HS&quot;;IF([.E889]=&quot;1 - 4&quot;;&quot;LP&quot;;IF([.E889]=&quot;5 -7&quot;;&quot;UP&quot;;IF([.E889]=&quot;1 - 5&quot;;&quot;LP, UP&quot;;IF([.E889]=&quot;5 - 10&quot;;&quot;UP, HS&quot;;IF([.E889]=&quot;1 - 7&quot;;&quot;LP, UP&quot;;IF([.E889]=&quot;1 -10&quot;;&quot;LP, UP, HS&quot;;IF([.E889]=&quot;1 - 12&quot;;&quot;LP, UP, HS, HSS&quot;;IF([.E889]=&quot;5 - 12&quot;;&quot;UP, HS, HSS&quot;;&quot;&quot;)))))))))))" office:value-type="string" office:string-value="UP" calcext:value-type="string">
            <text:p>UP</text:p>
          </table:table-cell>
          <table:table-cell office:value-type="string" calcext:value-type="string">
            <text:p>Feroke</text:p>
          </table:table-cell>
          <table:table-cell table:number-columns-repeated="1016"/>
        </table:table-row>
        <table:table-row table:style-name="ro2">
          <table:table-cell table:style-name="ce17" office:value-type="float" office:value="889" calcext:value-type="float">
            <text:p>889</text:p>
          </table:table-cell>
          <table:table-cell table:style-name="ce17" office:value-type="float" office:value="17554" calcext:value-type="float">
            <text:p>17554</text:p>
          </table:table-cell>
          <table:table-cell table:style-name="ce17" office:value-type="string" calcext:value-type="string">
            <text:p>Nallalam A. U P S. <text:s/>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5 -7</text:p>
          </table:table-cell>
          <table:table-cell table:style-name="ce17" table:formula="of:=IF([.E890]=&quot;11 - 12&quot;;&quot;HSS&quot;;IF([.E890]=&quot;8 - 12&quot;;&quot;HS, HSS&quot;;IF([.E890]=&quot;8 - 10&quot;;&quot;HS&quot;;IF([.E890]=&quot;1 - 4&quot;;&quot;LP&quot;;IF([.E890]=&quot;5 -7&quot;;&quot;UP&quot;;IF([.E890]=&quot;1 - 5&quot;;&quot;LP, UP&quot;;IF([.E890]=&quot;5 - 10&quot;;&quot;UP, HS&quot;;IF([.E890]=&quot;1 - 7&quot;;&quot;LP, UP&quot;;IF([.E890]=&quot;1 -10&quot;;&quot;LP, UP, HS&quot;;IF([.E890]=&quot;1 - 12&quot;;&quot;LP, UP, HS, HSS&quot;;IF([.E890]=&quot;5 - 12&quot;;&quot;UP, HS, HSS&quot;;&quot;&quot;)))))))))))" office:value-type="string" office:string-value="UP" calcext:value-type="string">
            <text:p>UP</text:p>
          </table:table-cell>
          <table:table-cell office:value-type="string" calcext:value-type="string">
            <text:p>Feroke</text:p>
          </table:table-cell>
          <table:table-cell table:number-columns-repeated="1016"/>
        </table:table-row>
        <table:table-row table:style-name="ro2">
          <table:table-cell table:style-name="ce17" office:value-type="float" office:value="890" calcext:value-type="float">
            <text:p>890</text:p>
          </table:table-cell>
          <table:table-cell table:style-name="ce17" office:value-type="float" office:value="17555" calcext:value-type="float">
            <text:p>17555</text:p>
          </table:table-cell>
          <table:table-cell table:style-name="ce17" office:value-type="string" calcext:value-type="string">
            <text:p>Ganapat A. U. P. S.Karinkallai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5 -7</text:p>
          </table:table-cell>
          <table:table-cell table:style-name="ce17" table:formula="of:=IF([.E891]=&quot;11 - 12&quot;;&quot;HSS&quot;;IF([.E891]=&quot;8 - 12&quot;;&quot;HS, HSS&quot;;IF([.E891]=&quot;8 - 10&quot;;&quot;HS&quot;;IF([.E891]=&quot;1 - 4&quot;;&quot;LP&quot;;IF([.E891]=&quot;5 -7&quot;;&quot;UP&quot;;IF([.E891]=&quot;1 - 5&quot;;&quot;LP, UP&quot;;IF([.E891]=&quot;5 - 10&quot;;&quot;UP, HS&quot;;IF([.E891]=&quot;1 - 7&quot;;&quot;LP, UP&quot;;IF([.E891]=&quot;1 -10&quot;;&quot;LP, UP, HS&quot;;IF([.E891]=&quot;1 - 12&quot;;&quot;LP, UP, HS, HSS&quot;;IF([.E891]=&quot;5 - 12&quot;;&quot;UP, HS, HSS&quot;;&quot;&quot;)))))))))))" office:value-type="string" office:string-value="UP" calcext:value-type="string">
            <text:p>UP</text:p>
          </table:table-cell>
          <table:table-cell office:value-type="string" calcext:value-type="string">
            <text:p>Feroke</text:p>
          </table:table-cell>
          <table:table-cell table:number-columns-repeated="1016"/>
        </table:table-row>
        <table:table-row table:style-name="ro2">
          <table:table-cell table:style-name="ce17" office:value-type="float" office:value="891" calcext:value-type="float">
            <text:p>891</text:p>
          </table:table-cell>
          <table:table-cell table:style-name="ce17" office:value-type="float" office:value="17556" calcext:value-type="float">
            <text:p>17556</text:p>
          </table:table-cell>
          <table:table-cell table:style-name="ce17" office:value-type="string" calcext:value-type="string">
            <text:p>Ganapat A. U. P. S.Ramanattukara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5 -7</text:p>
          </table:table-cell>
          <table:table-cell table:style-name="ce17" table:formula="of:=IF([.E892]=&quot;11 - 12&quot;;&quot;HSS&quot;;IF([.E892]=&quot;8 - 12&quot;;&quot;HS, HSS&quot;;IF([.E892]=&quot;8 - 10&quot;;&quot;HS&quot;;IF([.E892]=&quot;1 - 4&quot;;&quot;LP&quot;;IF([.E892]=&quot;5 -7&quot;;&quot;UP&quot;;IF([.E892]=&quot;1 - 5&quot;;&quot;LP, UP&quot;;IF([.E892]=&quot;5 - 10&quot;;&quot;UP, HS&quot;;IF([.E892]=&quot;1 - 7&quot;;&quot;LP, UP&quot;;IF([.E892]=&quot;1 -10&quot;;&quot;LP, UP, HS&quot;;IF([.E892]=&quot;1 - 12&quot;;&quot;LP, UP, HS, HSS&quot;;IF([.E892]=&quot;5 - 12&quot;;&quot;UP, HS, HSS&quot;;&quot;&quot;)))))))))))" office:value-type="string" office:string-value="UP" calcext:value-type="string">
            <text:p>UP</text:p>
          </table:table-cell>
          <table:table-cell office:value-type="string" calcext:value-type="string">
            <text:p>Feroke</text:p>
          </table:table-cell>
          <table:table-cell table:number-columns-repeated="1016"/>
        </table:table-row>
        <table:table-row table:style-name="ro2">
          <table:table-cell table:style-name="ce17" office:value-type="float" office:value="892" calcext:value-type="float">
            <text:p>892</text:p>
          </table:table-cell>
          <table:table-cell table:style-name="ce17" office:value-type="float" office:value="17563" calcext:value-type="float">
            <text:p>17563</text:p>
          </table:table-cell>
          <table:table-cell table:style-name="ce17" office:value-type="string" calcext:value-type="string">
            <text:p>Calicut H. S. S. ForHandicapped, Kolathara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12</text:p>
          </table:table-cell>
          <table:table-cell table:style-name="ce17" table:formula="of:=IF([.E893]=&quot;11 - 12&quot;;&quot;HSS&quot;;IF([.E893]=&quot;8 - 12&quot;;&quot;HS, HSS&quot;;IF([.E893]=&quot;8 - 10&quot;;&quot;HS&quot;;IF([.E893]=&quot;1 - 4&quot;;&quot;LP&quot;;IF([.E893]=&quot;5 -7&quot;;&quot;UP&quot;;IF([.E893]=&quot;1 - 5&quot;;&quot;LP, UP&quot;;IF([.E893]=&quot;5 - 10&quot;;&quot;UP, HS&quot;;IF([.E893]=&quot;1 - 7&quot;;&quot;LP, UP&quot;;IF([.E893]=&quot;1 -10&quot;;&quot;LP, UP, HS&quot;;IF([.E893]=&quot;1 - 12&quot;;&quot;LP, UP, HS, HSS&quot;;IF([.E893]=&quot;5 - 12&quot;;&quot;UP, HS, HSS&quot;;&quot;&quot;)))))))))))" office:value-type="string" office:string-value="LP, UP, HS, HSS" calcext:value-type="string">
            <text:p>LP, UP, HS, HSS</text:p>
          </table:table-cell>
          <table:table-cell office:value-type="string" calcext:value-type="string">
            <text:p>Feroke</text:p>
          </table:table-cell>
          <table:table-cell table:number-columns-repeated="1016"/>
        </table:table-row>
        <table:table-row table:style-name="ro2">
          <table:table-cell table:style-name="ce17" office:value-type="float" office:value="893" calcext:value-type="float">
            <text:p>893</text:p>
          </table:table-cell>
          <table:table-cell table:style-name="ce17" office:value-type="float" office:value="17077" calcext:value-type="float">
            <text:p>17077</text:p>
          </table:table-cell>
          <table:table-cell table:style-name="ce17" office:value-type="string" calcext:value-type="string">
            <text:p>Venerini E. M. H. S. S.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1 - 12</text:p>
          </table:table-cell>
          <table:table-cell table:style-name="ce17" table:formula="of:=IF([.E894]=&quot;11 - 12&quot;;&quot;HSS&quot;;IF([.E894]=&quot;8 - 12&quot;;&quot;HS, HSS&quot;;IF([.E894]=&quot;8 - 10&quot;;&quot;HS&quot;;IF([.E894]=&quot;1 - 4&quot;;&quot;LP&quot;;IF([.E894]=&quot;5 -7&quot;;&quot;UP&quot;;IF([.E894]=&quot;1 - 5&quot;;&quot;LP, UP&quot;;IF([.E894]=&quot;5 - 10&quot;;&quot;UP, HS&quot;;IF([.E894]=&quot;1 - 7&quot;;&quot;LP, UP&quot;;IF([.E894]=&quot;1 -10&quot;;&quot;LP, UP, HS&quot;;IF([.E894]=&quot;1 - 12&quot;;&quot;LP, UP, HS, HSS&quot;;IF([.E894]=&quot;5 - 12&quot;;&quot;UP, HS, HSS&quot;;&quot;&quot;)))))))))))" office:value-type="string" office:string-value="LP, UP, HS, HSS" calcext:value-type="string">
            <text:p>LP, UP, HS, HSS</text:p>
          </table:table-cell>
          <table:table-cell office:value-type="string" calcext:value-type="string">
            <text:p>Feroke</text:p>
          </table:table-cell>
          <table:table-cell table:number-columns-repeated="1016"/>
        </table:table-row>
        <table:table-row table:style-name="ro2">
          <table:table-cell table:style-name="ce17" office:value-type="float" office:value="894" calcext:value-type="float">
            <text:p>894</text:p>
          </table:table-cell>
          <table:table-cell table:style-name="ce17" office:value-type="float" office:value="17108" calcext:value-type="float">
            <text:p>17108</text:p>
          </table:table-cell>
          <table:table-cell table:style-name="ce17" office:value-type="string" calcext:value-type="string">
            <text:p>Calicut Orphanage H. S.,Kolathara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5 - 10</text:p>
          </table:table-cell>
          <table:table-cell table:style-name="ce17" table:formula="of:=IF([.E895]=&quot;11 - 12&quot;;&quot;HSS&quot;;IF([.E895]=&quot;8 - 12&quot;;&quot;HS, HSS&quot;;IF([.E895]=&quot;8 - 10&quot;;&quot;HS&quot;;IF([.E895]=&quot;1 - 4&quot;;&quot;LP&quot;;IF([.E895]=&quot;5 -7&quot;;&quot;UP&quot;;IF([.E895]=&quot;1 - 5&quot;;&quot;LP, UP&quot;;IF([.E895]=&quot;5 - 10&quot;;&quot;UP, HS&quot;;IF([.E895]=&quot;1 - 7&quot;;&quot;LP, UP&quot;;IF([.E895]=&quot;1 -10&quot;;&quot;LP, UP, HS&quot;;IF([.E895]=&quot;1 - 12&quot;;&quot;LP, UP, HS, HSS&quot;;IF([.E895]=&quot;5 - 12&quot;;&quot;UP, HS, HSS&quot;;&quot;&quot;)))))))))))" office:value-type="string" office:string-value="UP, HS" calcext:value-type="string">
            <text:p>UP, HS</text:p>
          </table:table-cell>
          <table:table-cell office:value-type="string" calcext:value-type="string">
            <text:p>Feroke</text:p>
          </table:table-cell>
          <table:table-cell table:number-columns-repeated="1016"/>
        </table:table-row>
        <table:table-row table:style-name="ro2">
          <table:table-cell table:style-name="ce17" office:value-type="float" office:value="895" calcext:value-type="float">
            <text:p>895</text:p>
          </table:table-cell>
          <table:table-cell table:style-name="ce17" office:value-type="float" office:value="17112" calcext:value-type="float">
            <text:p>17112</text:p>
          </table:table-cell>
          <table:table-cell table:style-name="ce17" office:value-type="string" calcext:value-type="string">
            <text:p>QADISIYA ENGLISH SCHOOL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1 -10</text:p>
          </table:table-cell>
          <table:table-cell table:style-name="ce17" table:formula="of:=IF([.E896]=&quot;11 - 12&quot;;&quot;HSS&quot;;IF([.E896]=&quot;8 - 12&quot;;&quot;HS, HSS&quot;;IF([.E896]=&quot;8 - 10&quot;;&quot;HS&quot;;IF([.E896]=&quot;1 - 4&quot;;&quot;LP&quot;;IF([.E896]=&quot;5 -7&quot;;&quot;UP&quot;;IF([.E896]=&quot;1 - 5&quot;;&quot;LP, UP&quot;;IF([.E896]=&quot;5 - 10&quot;;&quot;UP, HS&quot;;IF([.E896]=&quot;1 - 7&quot;;&quot;LP, UP&quot;;IF([.E896]=&quot;1 -10&quot;;&quot;LP, UP, HS&quot;;IF([.E896]=&quot;1 - 12&quot;;&quot;LP, UP, HS, HSS&quot;;IF([.E896]=&quot;5 - 12&quot;;&quot;UP, HS, HSS&quot;;&quot;&quot;)))))))))))" office:value-type="string" office:string-value="LP, UP, HS" calcext:value-type="string">
            <text:p>LP, UP, HS</text:p>
          </table:table-cell>
          <table:table-cell office:value-type="string" calcext:value-type="string">
            <text:p>Feroke</text:p>
          </table:table-cell>
          <table:table-cell table:number-columns-repeated="1016"/>
        </table:table-row>
        <table:table-row table:style-name="ro2">
          <table:table-cell table:style-name="ce17" office:value-type="float" office:value="896" calcext:value-type="float">
            <text:p>896</text:p>
          </table:table-cell>
          <table:table-cell table:style-name="ce17" office:value-type="float" office:value="17114" calcext:value-type="float">
            <text:p>17114</text:p>
          </table:table-cell>
          <table:table-cell table:style-name="ce17" office:value-type="string" calcext:value-type="string">
            <text:p>NIVEDITHA VIDYA PEEDAM ENGLISHMEDIUM HIGH SCHOOL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1 -10</text:p>
          </table:table-cell>
          <table:table-cell table:style-name="ce17" table:formula="of:=IF([.E897]=&quot;11 - 12&quot;;&quot;HSS&quot;;IF([.E897]=&quot;8 - 12&quot;;&quot;HS, HSS&quot;;IF([.E897]=&quot;8 - 10&quot;;&quot;HS&quot;;IF([.E897]=&quot;1 - 4&quot;;&quot;LP&quot;;IF([.E897]=&quot;5 -7&quot;;&quot;UP&quot;;IF([.E897]=&quot;1 - 5&quot;;&quot;LP, UP&quot;;IF([.E897]=&quot;5 - 10&quot;;&quot;UP, HS&quot;;IF([.E897]=&quot;1 - 7&quot;;&quot;LP, UP&quot;;IF([.E897]=&quot;1 -10&quot;;&quot;LP, UP, HS&quot;;IF([.E897]=&quot;1 - 12&quot;;&quot;LP, UP, HS, HSS&quot;;IF([.E897]=&quot;5 - 12&quot;;&quot;UP, HS, HSS&quot;;&quot;&quot;)))))))))))" office:value-type="string" office:string-value="LP, UP, HS" calcext:value-type="string">
            <text:p>LP, UP, HS</text:p>
          </table:table-cell>
          <table:table-cell office:value-type="string" calcext:value-type="string">
            <text:p>Feroke</text:p>
          </table:table-cell>
          <table:table-cell table:number-columns-repeated="1016"/>
        </table:table-row>
        <table:table-row table:style-name="ro2">
          <table:table-cell table:style-name="ce17" office:value-type="float" office:value="897" calcext:value-type="float">
            <text:p>897</text:p>
          </table:table-cell>
          <table:table-cell table:style-name="ce17" office:value-type="float" office:value="17531" calcext:value-type="float">
            <text:p>17531</text:p>
          </table:table-cell>
          <table:table-cell table:style-name="ce17" office:value-type="string" calcext:value-type="string">
            <text:p>Salafi E. M. L. P. SchoolMathottam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898]=&quot;11 - 12&quot;;&quot;HSS&quot;;IF([.E898]=&quot;8 - 12&quot;;&quot;HS, HSS&quot;;IF([.E898]=&quot;8 - 10&quot;;&quot;HS&quot;;IF([.E898]=&quot;1 - 4&quot;;&quot;LP&quot;;IF([.E898]=&quot;5 -7&quot;;&quot;UP&quot;;IF([.E898]=&quot;1 - 5&quot;;&quot;LP, UP&quot;;IF([.E898]=&quot;5 - 10&quot;;&quot;UP, HS&quot;;IF([.E898]=&quot;1 - 7&quot;;&quot;LP, UP&quot;;IF([.E898]=&quot;1 -10&quot;;&quot;LP, UP, HS&quot;;IF([.E898]=&quot;1 - 12&quot;;&quot;LP, UP, HS, HSS&quot;;IF([.E898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Feroke</text:p>
          </table:table-cell>
          <table:table-cell table:number-columns-repeated="1016"/>
        </table:table-row>
        <table:table-row table:style-name="ro2">
          <table:table-cell table:style-name="ce17" office:value-type="float" office:value="898" calcext:value-type="float">
            <text:p>898</text:p>
          </table:table-cell>
          <table:table-cell table:style-name="ce17" office:value-type="float" office:value="17552" calcext:value-type="float">
            <text:p>17552</text:p>
          </table:table-cell>
          <table:table-cell table:style-name="ce17" office:value-type="string" calcext:value-type="string">
            <text:p>Hajee P. B. M. K. U. P. S.Chaliyam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899]=&quot;11 - 12&quot;;&quot;HSS&quot;;IF([.E899]=&quot;8 - 12&quot;;&quot;HS, HSS&quot;;IF([.E899]=&quot;8 - 10&quot;;&quot;HS&quot;;IF([.E899]=&quot;1 - 4&quot;;&quot;LP&quot;;IF([.E899]=&quot;5 -7&quot;;&quot;UP&quot;;IF([.E899]=&quot;1 - 5&quot;;&quot;LP, UP&quot;;IF([.E899]=&quot;5 - 10&quot;;&quot;UP, HS&quot;;IF([.E899]=&quot;1 - 7&quot;;&quot;LP, UP&quot;;IF([.E899]=&quot;1 -10&quot;;&quot;LP, UP, HS&quot;;IF([.E899]=&quot;1 - 12&quot;;&quot;LP, UP, HS, HSS&quot;;IF([.E899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Feroke</text:p>
          </table:table-cell>
          <table:table-cell table:number-columns-repeated="1016"/>
        </table:table-row>
        <table:table-row table:style-name="ro2">
          <table:table-cell table:style-name="ce17" office:value-type="float" office:value="899" calcext:value-type="float">
            <text:p>899</text:p>
          </table:table-cell>
          <table:table-cell table:style-name="ce17" office:value-type="float" office:value="17553" calcext:value-type="float">
            <text:p>17553</text:p>
          </table:table-cell>
          <table:table-cell table:style-name="ce17" office:value-type="string" calcext:value-type="string">
            <text:p>N. S. S. U. P. S. Beypore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5 -7</text:p>
          </table:table-cell>
          <table:table-cell table:style-name="ce17" table:formula="of:=IF([.E900]=&quot;11 - 12&quot;;&quot;HSS&quot;;IF([.E900]=&quot;8 - 12&quot;;&quot;HS, HSS&quot;;IF([.E900]=&quot;8 - 10&quot;;&quot;HS&quot;;IF([.E900]=&quot;1 - 4&quot;;&quot;LP&quot;;IF([.E900]=&quot;5 -7&quot;;&quot;UP&quot;;IF([.E900]=&quot;1 - 5&quot;;&quot;LP, UP&quot;;IF([.E900]=&quot;5 - 10&quot;;&quot;UP, HS&quot;;IF([.E900]=&quot;1 - 7&quot;;&quot;LP, UP&quot;;IF([.E900]=&quot;1 -10&quot;;&quot;LP, UP, HS&quot;;IF([.E900]=&quot;1 - 12&quot;;&quot;LP, UP, HS, HSS&quot;;IF([.E900]=&quot;5 - 12&quot;;&quot;UP, HS, HSS&quot;;&quot;&quot;)))))))))))" office:value-type="string" office:string-value="UP" calcext:value-type="string">
            <text:p>UP</text:p>
          </table:table-cell>
          <table:table-cell office:value-type="string" calcext:value-type="string">
            <text:p>Feroke</text:p>
          </table:table-cell>
          <table:table-cell table:number-columns-repeated="1016"/>
        </table:table-row>
        <table:table-row table:style-name="ro2">
          <table:table-cell table:style-name="ce17" office:value-type="float" office:value="900" calcext:value-type="float">
            <text:p>900</text:p>
          </table:table-cell>
          <table:table-cell table:style-name="ce17" office:value-type="float" office:value="17557" calcext:value-type="float">
            <text:p>17557</text:p>
          </table:table-cell>
          <table:table-cell table:style-name="ce17" office:value-type="string" calcext:value-type="string">
            <text:p>M. M. J. U. P. SchoolKadalundi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901]=&quot;11 - 12&quot;;&quot;HSS&quot;;IF([.E901]=&quot;8 - 12&quot;;&quot;HS, HSS&quot;;IF([.E901]=&quot;8 - 10&quot;;&quot;HS&quot;;IF([.E901]=&quot;1 - 4&quot;;&quot;LP&quot;;IF([.E901]=&quot;5 -7&quot;;&quot;UP&quot;;IF([.E901]=&quot;1 - 5&quot;;&quot;LP, UP&quot;;IF([.E901]=&quot;5 - 10&quot;;&quot;UP, HS&quot;;IF([.E901]=&quot;1 - 7&quot;;&quot;LP, UP&quot;;IF([.E901]=&quot;1 -10&quot;;&quot;LP, UP, HS&quot;;IF([.E901]=&quot;1 - 12&quot;;&quot;LP, UP, HS, HSS&quot;;IF([.E901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Feroke</text:p>
          </table:table-cell>
          <table:table-cell table:number-columns-repeated="1016"/>
        </table:table-row>
        <table:table-row table:style-name="ro2">
          <table:table-cell table:style-name="ce17" office:value-type="float" office:value="901" calcext:value-type="float">
            <text:p>901</text:p>
          </table:table-cell>
          <table:table-cell table:style-name="ce17" office:value-type="float" office:value="17565" calcext:value-type="float">
            <text:p>17565</text:p>
          </table:table-cell>
          <table:table-cell table:style-name="ce17" office:value-type="string" calcext:value-type="string">
            <text:p>I.E.M.U.P. School,Thumbappadam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5 -7</text:p>
          </table:table-cell>
          <table:table-cell table:style-name="ce17" table:formula="of:=IF([.E902]=&quot;11 - 12&quot;;&quot;HSS&quot;;IF([.E902]=&quot;8 - 12&quot;;&quot;HS, HSS&quot;;IF([.E902]=&quot;8 - 10&quot;;&quot;HS&quot;;IF([.E902]=&quot;1 - 4&quot;;&quot;LP&quot;;IF([.E902]=&quot;5 -7&quot;;&quot;UP&quot;;IF([.E902]=&quot;1 - 5&quot;;&quot;LP, UP&quot;;IF([.E902]=&quot;5 - 10&quot;;&quot;UP, HS&quot;;IF([.E902]=&quot;1 - 7&quot;;&quot;LP, UP&quot;;IF([.E902]=&quot;1 -10&quot;;&quot;LP, UP, HS&quot;;IF([.E902]=&quot;1 - 12&quot;;&quot;LP, UP, HS, HSS&quot;;IF([.E902]=&quot;5 - 12&quot;;&quot;UP, HS, HSS&quot;;&quot;&quot;)))))))))))" office:value-type="string" office:string-value="UP" calcext:value-type="string">
            <text:p>UP</text:p>
          </table:table-cell>
          <table:table-cell office:value-type="string" calcext:value-type="string">
            <text:p>Feroke</text:p>
          </table:table-cell>
          <table:table-cell table:number-columns-repeated="1016"/>
        </table:table-row>
        <table:table-row table:style-name="ro2">
          <table:table-cell table:style-name="ce17" office:value-type="float" office:value="902" calcext:value-type="float">
            <text:p>902</text:p>
          </table:table-cell>
          <table:table-cell table:style-name="ce17" office:value-type="float" office:value="17567" calcext:value-type="float">
            <text:p>17567</text:p>
          </table:table-cell>
          <table:table-cell table:style-name="ce17" office:value-type="string" calcext:value-type="string">
            <text:p>MIFTHAHUL ULOOM ENGLISH MEDIUMSCHOOL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903]=&quot;11 - 12&quot;;&quot;HSS&quot;;IF([.E903]=&quot;8 - 12&quot;;&quot;HS, HSS&quot;;IF([.E903]=&quot;8 - 10&quot;;&quot;HS&quot;;IF([.E903]=&quot;1 - 4&quot;;&quot;LP&quot;;IF([.E903]=&quot;5 -7&quot;;&quot;UP&quot;;IF([.E903]=&quot;1 - 5&quot;;&quot;LP, UP&quot;;IF([.E903]=&quot;5 - 10&quot;;&quot;UP, HS&quot;;IF([.E903]=&quot;1 - 7&quot;;&quot;LP, UP&quot;;IF([.E903]=&quot;1 -10&quot;;&quot;LP, UP, HS&quot;;IF([.E903]=&quot;1 - 12&quot;;&quot;LP, UP, HS, HSS&quot;;IF([.E903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Feroke</text:p>
          </table:table-cell>
          <table:table-cell table:number-columns-repeated="1016"/>
        </table:table-row>
        <table:table-row table:style-name="ro2">
          <table:table-cell table:style-name="ce17" office:value-type="float" office:value="903" calcext:value-type="float">
            <text:p>903</text:p>
          </table:table-cell>
          <table:table-cell table:style-name="ce17" office:value-type="float" office:value="47063" calcext:value-type="float">
            <text:p>47063</text:p>
          </table:table-cell>
          <table:table-cell table:style-name="ce17" office:value-type="string" calcext:value-type="string">
            <text:p>G H S S Payambra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12</text:p>
          </table:table-cell>
          <table:table-cell table:style-name="ce17" table:formula="of:=IF([.E904]=&quot;11 - 12&quot;;&quot;HSS&quot;;IF([.E904]=&quot;8 - 12&quot;;&quot;HS, HSS&quot;;IF([.E904]=&quot;8 - 10&quot;;&quot;HS&quot;;IF([.E904]=&quot;1 - 4&quot;;&quot;LP&quot;;IF([.E904]=&quot;5 -7&quot;;&quot;UP&quot;;IF([.E904]=&quot;1 - 5&quot;;&quot;LP, UP&quot;;IF([.E904]=&quot;5 - 10&quot;;&quot;UP, HS&quot;;IF([.E904]=&quot;1 - 7&quot;;&quot;LP, UP&quot;;IF([.E904]=&quot;1 -10&quot;;&quot;LP, UP, HS&quot;;IF([.E904]=&quot;1 - 12&quot;;&quot;LP, UP, HS, HSS&quot;;IF([.E904]=&quot;5 - 12&quot;;&quot;UP, HS, HSS&quot;;&quot;&quot;)))))))))))" office:value-type="string" office:string-value="LP, UP, HS, HSS" calcext:value-type="string">
            <text:p>LP, UP, HS, HSS</text:p>
          </table:table-cell>
          <table:table-cell office:value-type="string" calcext:value-type="string">
            <text:p>Kunnamangalam</text:p>
          </table:table-cell>
          <table:table-cell table:number-columns-repeated="1016"/>
        </table:table-row>
        <table:table-row table:style-name="ro2">
          <table:table-cell table:style-name="ce17" office:value-type="float" office:value="904" calcext:value-type="float">
            <text:p>904</text:p>
          </table:table-cell>
          <table:table-cell table:style-name="ce17" office:value-type="float" office:value="47069" calcext:value-type="float">
            <text:p>47069</text:p>
          </table:table-cell>
          <table:table-cell table:style-name="ce17" office:value-type="string" calcext:value-type="string">
            <text:p>GHSS Nayarkuzhi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12</text:p>
          </table:table-cell>
          <table:table-cell table:style-name="ce17" table:formula="of:=IF([.E905]=&quot;11 - 12&quot;;&quot;HSS&quot;;IF([.E905]=&quot;8 - 12&quot;;&quot;HS, HSS&quot;;IF([.E905]=&quot;8 - 10&quot;;&quot;HS&quot;;IF([.E905]=&quot;1 - 4&quot;;&quot;LP&quot;;IF([.E905]=&quot;5 -7&quot;;&quot;UP&quot;;IF([.E905]=&quot;1 - 5&quot;;&quot;LP, UP&quot;;IF([.E905]=&quot;5 - 10&quot;;&quot;UP, HS&quot;;IF([.E905]=&quot;1 - 7&quot;;&quot;LP, UP&quot;;IF([.E905]=&quot;1 -10&quot;;&quot;LP, UP, HS&quot;;IF([.E905]=&quot;1 - 12&quot;;&quot;LP, UP, HS, HSS&quot;;IF([.E905]=&quot;5 - 12&quot;;&quot;UP, HS, HSS&quot;;&quot;&quot;)))))))))))" office:value-type="string" office:string-value="LP, UP, HS, HSS" calcext:value-type="string">
            <text:p>LP, UP, HS, HSS</text:p>
          </table:table-cell>
          <table:table-cell office:value-type="string" calcext:value-type="string">
            <text:p>Kunnamangalam</text:p>
          </table:table-cell>
          <table:table-cell table:number-columns-repeated="1016"/>
        </table:table-row>
        <table:table-row table:style-name="ro2">
          <table:table-cell table:style-name="ce17" office:value-type="float" office:value="905" calcext:value-type="float">
            <text:p>905</text:p>
          </table:table-cell>
          <table:table-cell table:style-name="ce17" office:value-type="float" office:value="47080" calcext:value-type="float">
            <text:p>47080</text:p>
          </table:table-cell>
          <table:table-cell table:style-name="ce17" office:value-type="string" calcext:value-type="string">
            <text:p>R E C G V H S S Chathamangalam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12</text:p>
          </table:table-cell>
          <table:table-cell table:style-name="ce17" table:formula="of:=IF([.E906]=&quot;11 - 12&quot;;&quot;HSS&quot;;IF([.E906]=&quot;8 - 12&quot;;&quot;HS, HSS&quot;;IF([.E906]=&quot;8 - 10&quot;;&quot;HS&quot;;IF([.E906]=&quot;1 - 4&quot;;&quot;LP&quot;;IF([.E906]=&quot;5 -7&quot;;&quot;UP&quot;;IF([.E906]=&quot;1 - 5&quot;;&quot;LP, UP&quot;;IF([.E906]=&quot;5 - 10&quot;;&quot;UP, HS&quot;;IF([.E906]=&quot;1 - 7&quot;;&quot;LP, UP&quot;;IF([.E906]=&quot;1 -10&quot;;&quot;LP, UP, HS&quot;;IF([.E906]=&quot;1 - 12&quot;;&quot;LP, UP, HS, HSS&quot;;IF([.E906]=&quot;5 - 12&quot;;&quot;UP, HS, HSS&quot;;&quot;&quot;)))))))))))" office:value-type="string" office:string-value="LP, UP, HS, HSS" calcext:value-type="string">
            <text:p>LP, UP, HS, HSS</text:p>
          </table:table-cell>
          <table:table-cell office:value-type="string" calcext:value-type="string">
            <text:p>Kunnamangalam</text:p>
          </table:table-cell>
          <table:table-cell table:number-columns-repeated="1016"/>
        </table:table-row>
        <table:table-row table:style-name="ro2">
          <table:table-cell table:style-name="ce17" office:value-type="float" office:value="906" calcext:value-type="float">
            <text:p>906</text:p>
          </table:table-cell>
          <table:table-cell table:style-name="ce17" office:value-type="float" office:value="47109" calcext:value-type="float">
            <text:p>47109</text:p>
          </table:table-cell>
          <table:table-cell table:style-name="ce17" office:value-type="string" calcext:value-type="string">
            <text:p>GHSS Parambil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8 - 12</text:p>
          </table:table-cell>
          <table:table-cell table:style-name="ce17" table:formula="of:=IF([.E907]=&quot;11 - 12&quot;;&quot;HSS&quot;;IF([.E907]=&quot;8 - 12&quot;;&quot;HS, HSS&quot;;IF([.E907]=&quot;8 - 10&quot;;&quot;HS&quot;;IF([.E907]=&quot;1 - 4&quot;;&quot;LP&quot;;IF([.E907]=&quot;5 -7&quot;;&quot;UP&quot;;IF([.E907]=&quot;1 - 5&quot;;&quot;LP, UP&quot;;IF([.E907]=&quot;5 - 10&quot;;&quot;UP, HS&quot;;IF([.E907]=&quot;1 - 7&quot;;&quot;LP, UP&quot;;IF([.E907]=&quot;1 -10&quot;;&quot;LP, UP, HS&quot;;IF([.E907]=&quot;1 - 12&quot;;&quot;LP, UP, HS, HSS&quot;;IF([.E907]=&quot;5 - 12&quot;;&quot;UP, HS, HSS&quot;;&quot;&quot;)))))))))))" office:value-type="string" office:string-value="HS, HSS" calcext:value-type="string">
            <text:p>HS, HSS</text:p>
          </table:table-cell>
          <table:table-cell office:value-type="string" calcext:value-type="string">
            <text:p>Kunnamangalam</text:p>
          </table:table-cell>
          <table:table-cell table:number-columns-repeated="1016"/>
        </table:table-row>
        <table:table-row table:style-name="ro2">
          <table:table-cell table:style-name="ce17" office:value-type="float" office:value="907" calcext:value-type="float">
            <text:p>907</text:p>
          </table:table-cell>
          <table:table-cell table:style-name="ce17" office:value-type="float" office:value="47201" calcext:value-type="float">
            <text:p>47201</text:p>
          </table:table-cell>
          <table:table-cell table:style-name="ce17" office:value-type="string" calcext:value-type="string">
            <text:p>GLPS Chathamangalam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908]=&quot;11 - 12&quot;;&quot;HSS&quot;;IF([.E908]=&quot;8 - 12&quot;;&quot;HS, HSS&quot;;IF([.E908]=&quot;8 - 10&quot;;&quot;HS&quot;;IF([.E908]=&quot;1 - 4&quot;;&quot;LP&quot;;IF([.E908]=&quot;5 -7&quot;;&quot;UP&quot;;IF([.E908]=&quot;1 - 5&quot;;&quot;LP, UP&quot;;IF([.E908]=&quot;5 - 10&quot;;&quot;UP, HS&quot;;IF([.E908]=&quot;1 - 7&quot;;&quot;LP, UP&quot;;IF([.E908]=&quot;1 -10&quot;;&quot;LP, UP, HS&quot;;IF([.E908]=&quot;1 - 12&quot;;&quot;LP, UP, HS, HSS&quot;;IF([.E908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unnamangalam</text:p>
          </table:table-cell>
          <table:table-cell table:number-columns-repeated="1016"/>
        </table:table-row>
        <table:table-row table:style-name="ro2">
          <table:table-cell table:style-name="ce17" office:value-type="float" office:value="908" calcext:value-type="float">
            <text:p>908</text:p>
          </table:table-cell>
          <table:table-cell table:style-name="ce17" office:value-type="float" office:value="47202" calcext:value-type="float">
            <text:p>47202</text:p>
          </table:table-cell>
          <table:table-cell table:style-name="ce17" office:value-type="string" calcext:value-type="string">
            <text:p>GWLPS Chathamangalam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909]=&quot;11 - 12&quot;;&quot;HSS&quot;;IF([.E909]=&quot;8 - 12&quot;;&quot;HS, HSS&quot;;IF([.E909]=&quot;8 - 10&quot;;&quot;HS&quot;;IF([.E909]=&quot;1 - 4&quot;;&quot;LP&quot;;IF([.E909]=&quot;5 -7&quot;;&quot;UP&quot;;IF([.E909]=&quot;1 - 5&quot;;&quot;LP, UP&quot;;IF([.E909]=&quot;5 - 10&quot;;&quot;UP, HS&quot;;IF([.E909]=&quot;1 - 7&quot;;&quot;LP, UP&quot;;IF([.E909]=&quot;1 -10&quot;;&quot;LP, UP, HS&quot;;IF([.E909]=&quot;1 - 12&quot;;&quot;LP, UP, HS, HSS&quot;;IF([.E909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unnamangalam</text:p>
          </table:table-cell>
          <table:table-cell table:number-columns-repeated="1016"/>
        </table:table-row>
        <table:table-row table:style-name="ro2">
          <table:table-cell table:style-name="ce17" office:value-type="float" office:value="909" calcext:value-type="float">
            <text:p>909</text:p>
          </table:table-cell>
          <table:table-cell table:style-name="ce17" office:value-type="float" office:value="47203" calcext:value-type="float">
            <text:p>47203</text:p>
          </table:table-cell>
          <table:table-cell table:style-name="ce17" office:value-type="string" calcext:value-type="string">
            <text:p>GLPS Chenoth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910]=&quot;11 - 12&quot;;&quot;HSS&quot;;IF([.E910]=&quot;8 - 12&quot;;&quot;HS, HSS&quot;;IF([.E910]=&quot;8 - 10&quot;;&quot;HS&quot;;IF([.E910]=&quot;1 - 4&quot;;&quot;LP&quot;;IF([.E910]=&quot;5 -7&quot;;&quot;UP&quot;;IF([.E910]=&quot;1 - 5&quot;;&quot;LP, UP&quot;;IF([.E910]=&quot;5 - 10&quot;;&quot;UP, HS&quot;;IF([.E910]=&quot;1 - 7&quot;;&quot;LP, UP&quot;;IF([.E910]=&quot;1 -10&quot;;&quot;LP, UP, HS&quot;;IF([.E910]=&quot;1 - 12&quot;;&quot;LP, UP, HS, HSS&quot;;IF([.E910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unnamangalam</text:p>
          </table:table-cell>
          <table:table-cell table:number-columns-repeated="1016"/>
        </table:table-row>
        <table:table-row table:style-name="ro2">
          <table:table-cell table:style-name="ce17" office:value-type="float" office:value="910" calcext:value-type="float">
            <text:p>910</text:p>
          </table:table-cell>
          <table:table-cell table:style-name="ce17" office:value-type="float" office:value="47204" calcext:value-type="float">
            <text:p>47204</text:p>
          </table:table-cell>
          <table:table-cell table:style-name="ce17" office:value-type="string" calcext:value-type="string">
            <text:p>GLPS Earimala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911]=&quot;11 - 12&quot;;&quot;HSS&quot;;IF([.E911]=&quot;8 - 12&quot;;&quot;HS, HSS&quot;;IF([.E911]=&quot;8 - 10&quot;;&quot;HS&quot;;IF([.E911]=&quot;1 - 4&quot;;&quot;LP&quot;;IF([.E911]=&quot;5 -7&quot;;&quot;UP&quot;;IF([.E911]=&quot;1 - 5&quot;;&quot;LP, UP&quot;;IF([.E911]=&quot;5 - 10&quot;;&quot;UP, HS&quot;;IF([.E911]=&quot;1 - 7&quot;;&quot;LP, UP&quot;;IF([.E911]=&quot;1 -10&quot;;&quot;LP, UP, HS&quot;;IF([.E911]=&quot;1 - 12&quot;;&quot;LP, UP, HS, HSS&quot;;IF([.E911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unnamangalam</text:p>
          </table:table-cell>
          <table:table-cell table:number-columns-repeated="1016"/>
        </table:table-row>
        <table:table-row table:style-name="ro2">
          <table:table-cell table:style-name="ce17" office:value-type="float" office:value="911" calcext:value-type="float">
            <text:p>911</text:p>
          </table:table-cell>
          <table:table-cell table:style-name="ce17" office:value-type="float" office:value="47205" calcext:value-type="float">
            <text:p>47205</text:p>
          </table:table-cell>
          <table:table-cell table:style-name="ce17" office:value-type="string" calcext:value-type="string">
            <text:p>GLPS Padanilam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912]=&quot;11 - 12&quot;;&quot;HSS&quot;;IF([.E912]=&quot;8 - 12&quot;;&quot;HS, HSS&quot;;IF([.E912]=&quot;8 - 10&quot;;&quot;HS&quot;;IF([.E912]=&quot;1 - 4&quot;;&quot;LP&quot;;IF([.E912]=&quot;5 -7&quot;;&quot;UP&quot;;IF([.E912]=&quot;1 - 5&quot;;&quot;LP, UP&quot;;IF([.E912]=&quot;5 - 10&quot;;&quot;UP, HS&quot;;IF([.E912]=&quot;1 - 7&quot;;&quot;LP, UP&quot;;IF([.E912]=&quot;1 -10&quot;;&quot;LP, UP, HS&quot;;IF([.E912]=&quot;1 - 12&quot;;&quot;LP, UP, HS, HSS&quot;;IF([.E912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unnamangalam</text:p>
          </table:table-cell>
          <table:table-cell table:number-columns-repeated="1016"/>
        </table:table-row>
        <table:table-row table:style-name="ro2">
          <table:table-cell table:style-name="ce17" office:value-type="float" office:value="912" calcext:value-type="float">
            <text:p>912</text:p>
          </table:table-cell>
          <table:table-cell table:style-name="ce17" office:value-type="float" office:value="47206" calcext:value-type="float">
            <text:p>47206</text:p>
          </table:table-cell>
          <table:table-cell table:style-name="ce17" office:value-type="string" calcext:value-type="string">
            <text:p>GWLPS Payambra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913]=&quot;11 - 12&quot;;&quot;HSS&quot;;IF([.E913]=&quot;8 - 12&quot;;&quot;HS, HSS&quot;;IF([.E913]=&quot;8 - 10&quot;;&quot;HS&quot;;IF([.E913]=&quot;1 - 4&quot;;&quot;LP&quot;;IF([.E913]=&quot;5 -7&quot;;&quot;UP&quot;;IF([.E913]=&quot;1 - 5&quot;;&quot;LP, UP&quot;;IF([.E913]=&quot;5 - 10&quot;;&quot;UP, HS&quot;;IF([.E913]=&quot;1 - 7&quot;;&quot;LP, UP&quot;;IF([.E913]=&quot;1 -10&quot;;&quot;LP, UP, HS&quot;;IF([.E913]=&quot;1 - 12&quot;;&quot;LP, UP, HS, HSS&quot;;IF([.E913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unnamangalam</text:p>
          </table:table-cell>
          <table:table-cell table:number-columns-repeated="1016"/>
        </table:table-row>
        <table:table-row table:style-name="ro2">
          <table:table-cell table:style-name="ce17" office:value-type="float" office:value="913" calcext:value-type="float">
            <text:p>913</text:p>
          </table:table-cell>
          <table:table-cell table:style-name="ce17" office:value-type="float" office:value="47207" calcext:value-type="float">
            <text:p>47207</text:p>
          </table:table-cell>
          <table:table-cell table:style-name="ce17" office:value-type="string" calcext:value-type="string">
            <text:p>GLPS Poolakode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914]=&quot;11 - 12&quot;;&quot;HSS&quot;;IF([.E914]=&quot;8 - 12&quot;;&quot;HS, HSS&quot;;IF([.E914]=&quot;8 - 10&quot;;&quot;HS&quot;;IF([.E914]=&quot;1 - 4&quot;;&quot;LP&quot;;IF([.E914]=&quot;5 -7&quot;;&quot;UP&quot;;IF([.E914]=&quot;1 - 5&quot;;&quot;LP, UP&quot;;IF([.E914]=&quot;5 - 10&quot;;&quot;UP, HS&quot;;IF([.E914]=&quot;1 - 7&quot;;&quot;LP, UP&quot;;IF([.E914]=&quot;1 -10&quot;;&quot;LP, UP, HS&quot;;IF([.E914]=&quot;1 - 12&quot;;&quot;LP, UP, HS, HSS&quot;;IF([.E914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unnamangalam</text:p>
          </table:table-cell>
          <table:table-cell table:number-columns-repeated="1016"/>
        </table:table-row>
        <table:table-row table:style-name="ro2">
          <table:table-cell table:style-name="ce17" office:value-type="float" office:value="914" calcext:value-type="float">
            <text:p>914</text:p>
          </table:table-cell>
          <table:table-cell table:style-name="ce17" office:value-type="float" office:value="47208" calcext:value-type="float">
            <text:p>47208</text:p>
          </table:table-cell>
          <table:table-cell table:style-name="ce17" office:value-type="string" calcext:value-type="string">
            <text:p>GLPS Pullannur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915]=&quot;11 - 12&quot;;&quot;HSS&quot;;IF([.E915]=&quot;8 - 12&quot;;&quot;HS, HSS&quot;;IF([.E915]=&quot;8 - 10&quot;;&quot;HS&quot;;IF([.E915]=&quot;1 - 4&quot;;&quot;LP&quot;;IF([.E915]=&quot;5 -7&quot;;&quot;UP&quot;;IF([.E915]=&quot;1 - 5&quot;;&quot;LP, UP&quot;;IF([.E915]=&quot;5 - 10&quot;;&quot;UP, HS&quot;;IF([.E915]=&quot;1 - 7&quot;;&quot;LP, UP&quot;;IF([.E915]=&quot;1 -10&quot;;&quot;LP, UP, HS&quot;;IF([.E915]=&quot;1 - 12&quot;;&quot;LP, UP, HS, HSS&quot;;IF([.E915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unnamangalam</text:p>
          </table:table-cell>
          <table:table-cell table:number-columns-repeated="1016"/>
        </table:table-row>
        <table:table-row table:style-name="ro2">
          <table:table-cell table:style-name="ce17" office:value-type="float" office:value="915" calcext:value-type="float">
            <text:p>915</text:p>
          </table:table-cell>
          <table:table-cell table:style-name="ce17" office:value-type="float" office:value="47209" calcext:value-type="float">
            <text:p>47209</text:p>
          </table:table-cell>
          <table:table-cell table:style-name="ce17" office:value-type="string" calcext:value-type="string">
            <text:p>GLPS Pullannur New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916]=&quot;11 - 12&quot;;&quot;HSS&quot;;IF([.E916]=&quot;8 - 12&quot;;&quot;HS, HSS&quot;;IF([.E916]=&quot;8 - 10&quot;;&quot;HS&quot;;IF([.E916]=&quot;1 - 4&quot;;&quot;LP&quot;;IF([.E916]=&quot;5 -7&quot;;&quot;UP&quot;;IF([.E916]=&quot;1 - 5&quot;;&quot;LP, UP&quot;;IF([.E916]=&quot;5 - 10&quot;;&quot;UP, HS&quot;;IF([.E916]=&quot;1 - 7&quot;;&quot;LP, UP&quot;;IF([.E916]=&quot;1 -10&quot;;&quot;LP, UP, HS&quot;;IF([.E916]=&quot;1 - 12&quot;;&quot;LP, UP, HS, HSS&quot;;IF([.E916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unnamangalam</text:p>
          </table:table-cell>
          <table:table-cell table:number-columns-repeated="1016"/>
        </table:table-row>
        <table:table-row table:style-name="ro2">
          <table:table-cell table:style-name="ce17" office:value-type="float" office:value="916" calcext:value-type="float">
            <text:p>916</text:p>
          </table:table-cell>
          <table:table-cell table:style-name="ce17" office:value-type="float" office:value="47210" calcext:value-type="float">
            <text:p>47210</text:p>
          </table:table-cell>
          <table:table-cell table:style-name="ce17" office:value-type="string" calcext:value-type="string">
            <text:p>GLPS Vellannur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917]=&quot;11 - 12&quot;;&quot;HSS&quot;;IF([.E917]=&quot;8 - 12&quot;;&quot;HS, HSS&quot;;IF([.E917]=&quot;8 - 10&quot;;&quot;HS&quot;;IF([.E917]=&quot;1 - 4&quot;;&quot;LP&quot;;IF([.E917]=&quot;5 -7&quot;;&quot;UP&quot;;IF([.E917]=&quot;1 - 5&quot;;&quot;LP, UP&quot;;IF([.E917]=&quot;5 - 10&quot;;&quot;UP, HS&quot;;IF([.E917]=&quot;1 - 7&quot;;&quot;LP, UP&quot;;IF([.E917]=&quot;1 -10&quot;;&quot;LP, UP, HS&quot;;IF([.E917]=&quot;1 - 12&quot;;&quot;LP, UP, HS, HSS&quot;;IF([.E917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unnamangalam</text:p>
          </table:table-cell>
          <table:table-cell table:number-columns-repeated="1016"/>
        </table:table-row>
        <table:table-row table:style-name="ro2">
          <table:table-cell table:style-name="ce17" office:value-type="float" office:value="917" calcext:value-type="float">
            <text:p>917</text:p>
          </table:table-cell>
          <table:table-cell table:style-name="ce17" office:value-type="float" office:value="47060" calcext:value-type="float">
            <text:p>47060</text:p>
          </table:table-cell>
          <table:table-cell table:style-name="ce17" office:value-type="string" calcext:value-type="string">
            <text:p>Kunnamangalam HSSKunnamangalam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5 - 12</text:p>
          </table:table-cell>
          <table:table-cell table:style-name="ce17" table:formula="of:=IF([.E918]=&quot;11 - 12&quot;;&quot;HSS&quot;;IF([.E918]=&quot;8 - 12&quot;;&quot;HS, HSS&quot;;IF([.E918]=&quot;8 - 10&quot;;&quot;HS&quot;;IF([.E918]=&quot;1 - 4&quot;;&quot;LP&quot;;IF([.E918]=&quot;5 -7&quot;;&quot;UP&quot;;IF([.E918]=&quot;1 - 5&quot;;&quot;LP, UP&quot;;IF([.E918]=&quot;5 - 10&quot;;&quot;UP, HS&quot;;IF([.E918]=&quot;1 - 7&quot;;&quot;LP, UP&quot;;IF([.E918]=&quot;1 -10&quot;;&quot;LP, UP, HS&quot;;IF([.E918]=&quot;1 - 12&quot;;&quot;LP, UP, HS, HSS&quot;;IF([.E918]=&quot;5 - 12&quot;;&quot;UP, HS, HSS&quot;;&quot;&quot;)))))))))))" office:value-type="string" office:string-value="UP, HS, HSS" calcext:value-type="string">
            <text:p>UP, HS, HSS</text:p>
          </table:table-cell>
          <table:table-cell office:value-type="string" calcext:value-type="string">
            <text:p>Kunnamangalam</text:p>
          </table:table-cell>
          <table:table-cell table:number-columns-repeated="1016"/>
        </table:table-row>
        <table:table-row table:style-name="ro2">
          <table:table-cell table:style-name="ce17" office:value-type="float" office:value="918" calcext:value-type="float">
            <text:p>918</text:p>
          </table:table-cell>
          <table:table-cell table:style-name="ce17" office:value-type="float" office:value="47061" calcext:value-type="float">
            <text:p>47061</text:p>
          </table:table-cell>
          <table:table-cell table:style-name="ce17" office:value-type="string" calcext:value-type="string">
            <text:p>Markaz HSS Karanthur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5 - 12</text:p>
          </table:table-cell>
          <table:table-cell table:style-name="ce17" table:formula="of:=IF([.E919]=&quot;11 - 12&quot;;&quot;HSS&quot;;IF([.E919]=&quot;8 - 12&quot;;&quot;HS, HSS&quot;;IF([.E919]=&quot;8 - 10&quot;;&quot;HS&quot;;IF([.E919]=&quot;1 - 4&quot;;&quot;LP&quot;;IF([.E919]=&quot;5 -7&quot;;&quot;UP&quot;;IF([.E919]=&quot;1 - 5&quot;;&quot;LP, UP&quot;;IF([.E919]=&quot;5 - 10&quot;;&quot;UP, HS&quot;;IF([.E919]=&quot;1 - 7&quot;;&quot;LP, UP&quot;;IF([.E919]=&quot;1 -10&quot;;&quot;LP, UP, HS&quot;;IF([.E919]=&quot;1 - 12&quot;;&quot;LP, UP, HS, HSS&quot;;IF([.E919]=&quot;5 - 12&quot;;&quot;UP, HS, HSS&quot;;&quot;&quot;)))))))))))" office:value-type="string" office:string-value="UP, HS, HSS" calcext:value-type="string">
            <text:p>UP, HS, HSS</text:p>
          </table:table-cell>
          <table:table-cell office:value-type="string" calcext:value-type="string">
            <text:p>Kunnamangalam</text:p>
          </table:table-cell>
          <table:table-cell table:number-columns-repeated="1016"/>
        </table:table-row>
        <table:table-row table:style-name="ro2">
          <table:table-cell table:style-name="ce17" office:value-type="float" office:value="919" calcext:value-type="float">
            <text:p>919</text:p>
          </table:table-cell>
          <table:table-cell table:style-name="ce17" office:value-type="float" office:value="47102" calcext:value-type="float">
            <text:p>47102</text:p>
          </table:table-cell>
          <table:table-cell table:style-name="ce17" office:value-type="string" calcext:value-type="string">
            <text:p>Markaz Girls HS Karanthur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5 - 12</text:p>
          </table:table-cell>
          <table:table-cell table:style-name="ce17" table:formula="of:=IF([.E920]=&quot;11 - 12&quot;;&quot;HSS&quot;;IF([.E920]=&quot;8 - 12&quot;;&quot;HS, HSS&quot;;IF([.E920]=&quot;8 - 10&quot;;&quot;HS&quot;;IF([.E920]=&quot;1 - 4&quot;;&quot;LP&quot;;IF([.E920]=&quot;5 -7&quot;;&quot;UP&quot;;IF([.E920]=&quot;1 - 5&quot;;&quot;LP, UP&quot;;IF([.E920]=&quot;5 - 10&quot;;&quot;UP, HS&quot;;IF([.E920]=&quot;1 - 7&quot;;&quot;LP, UP&quot;;IF([.E920]=&quot;1 -10&quot;;&quot;LP, UP, HS&quot;;IF([.E920]=&quot;1 - 12&quot;;&quot;LP, UP, HS, HSS&quot;;IF([.E920]=&quot;5 - 12&quot;;&quot;UP, HS, HSS&quot;;&quot;&quot;)))))))))))" office:value-type="string" office:string-value="UP, HS, HSS" calcext:value-type="string">
            <text:p>UP, HS, HSS</text:p>
          </table:table-cell>
          <table:table-cell office:value-type="string" calcext:value-type="string">
            <text:p>Kunnamangalam</text:p>
          </table:table-cell>
          <table:table-cell table:number-columns-repeated="1016"/>
        </table:table-row>
        <table:table-row table:style-name="ro2">
          <table:table-cell table:style-name="ce17" office:value-type="float" office:value="920" calcext:value-type="float">
            <text:p>920</text:p>
          </table:table-cell>
          <table:table-cell table:style-name="ce17" office:value-type="float" office:value="47211" calcext:value-type="float">
            <text:p>47211</text:p>
          </table:table-cell>
          <table:table-cell table:style-name="ce17" office:value-type="string" calcext:value-type="string">
            <text:p>AMLPS Cheruvatta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921]=&quot;11 - 12&quot;;&quot;HSS&quot;;IF([.E921]=&quot;8 - 12&quot;;&quot;HS, HSS&quot;;IF([.E921]=&quot;8 - 10&quot;;&quot;HS&quot;;IF([.E921]=&quot;1 - 4&quot;;&quot;LP&quot;;IF([.E921]=&quot;5 -7&quot;;&quot;UP&quot;;IF([.E921]=&quot;1 - 5&quot;;&quot;LP, UP&quot;;IF([.E921]=&quot;5 - 10&quot;;&quot;UP, HS&quot;;IF([.E921]=&quot;1 - 7&quot;;&quot;LP, UP&quot;;IF([.E921]=&quot;1 -10&quot;;&quot;LP, UP, HS&quot;;IF([.E921]=&quot;1 - 12&quot;;&quot;LP, UP, HS, HSS&quot;;IF([.E921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unnamangalam</text:p>
          </table:table-cell>
          <table:table-cell table:number-columns-repeated="1016"/>
        </table:table-row>
        <table:table-row table:style-name="ro2">
          <table:table-cell table:style-name="ce17" office:value-type="float" office:value="921" calcext:value-type="float">
            <text:p>921</text:p>
          </table:table-cell>
          <table:table-cell table:style-name="ce17" office:value-type="float" office:value="47212" calcext:value-type="float">
            <text:p>47212</text:p>
          </table:table-cell>
          <table:table-cell table:style-name="ce17" office:value-type="string" calcext:value-type="string">
            <text:p>ALPS Choolur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922]=&quot;11 - 12&quot;;&quot;HSS&quot;;IF([.E922]=&quot;8 - 12&quot;;&quot;HS, HSS&quot;;IF([.E922]=&quot;8 - 10&quot;;&quot;HS&quot;;IF([.E922]=&quot;1 - 4&quot;;&quot;LP&quot;;IF([.E922]=&quot;5 -7&quot;;&quot;UP&quot;;IF([.E922]=&quot;1 - 5&quot;;&quot;LP, UP&quot;;IF([.E922]=&quot;5 - 10&quot;;&quot;UP, HS&quot;;IF([.E922]=&quot;1 - 7&quot;;&quot;LP, UP&quot;;IF([.E922]=&quot;1 -10&quot;;&quot;LP, UP, HS&quot;;IF([.E922]=&quot;1 - 12&quot;;&quot;LP, UP, HS, HSS&quot;;IF([.E922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unnamangalam</text:p>
          </table:table-cell>
          <table:table-cell table:number-columns-repeated="1016"/>
        </table:table-row>
        <table:table-row table:style-name="ro2">
          <table:table-cell table:style-name="ce17" office:value-type="float" office:value="922" calcext:value-type="float">
            <text:p>922</text:p>
          </table:table-cell>
          <table:table-cell table:style-name="ce17" office:value-type="float" office:value="47213" calcext:value-type="float">
            <text:p>47213</text:p>
          </table:table-cell>
          <table:table-cell table:style-name="ce17" office:value-type="string" calcext:value-type="string">
            <text:p>SGM ALPS Karanthur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923]=&quot;11 - 12&quot;;&quot;HSS&quot;;IF([.E923]=&quot;8 - 12&quot;;&quot;HS, HSS&quot;;IF([.E923]=&quot;8 - 10&quot;;&quot;HS&quot;;IF([.E923]=&quot;1 - 4&quot;;&quot;LP&quot;;IF([.E923]=&quot;5 -7&quot;;&quot;UP&quot;;IF([.E923]=&quot;1 - 5&quot;;&quot;LP, UP&quot;;IF([.E923]=&quot;5 - 10&quot;;&quot;UP, HS&quot;;IF([.E923]=&quot;1 - 7&quot;;&quot;LP, UP&quot;;IF([.E923]=&quot;1 -10&quot;;&quot;LP, UP, HS&quot;;IF([.E923]=&quot;1 - 12&quot;;&quot;LP, UP, HS, HSS&quot;;IF([.E923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unnamangalam</text:p>
          </table:table-cell>
          <table:table-cell table:number-columns-repeated="1016"/>
        </table:table-row>
        <table:table-row table:style-name="ro2">
          <table:table-cell table:style-name="ce17" office:value-type="float" office:value="923" calcext:value-type="float">
            <text:p>923</text:p>
          </table:table-cell>
          <table:table-cell table:style-name="ce17" office:value-type="float" office:value="47214" calcext:value-type="float">
            <text:p>47214</text:p>
          </table:table-cell>
          <table:table-cell table:style-name="ce17" office:value-type="string" calcext:value-type="string">
            <text:p>ALPS Kizhur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924]=&quot;11 - 12&quot;;&quot;HSS&quot;;IF([.E924]=&quot;8 - 12&quot;;&quot;HS, HSS&quot;;IF([.E924]=&quot;8 - 10&quot;;&quot;HS&quot;;IF([.E924]=&quot;1 - 4&quot;;&quot;LP&quot;;IF([.E924]=&quot;5 -7&quot;;&quot;UP&quot;;IF([.E924]=&quot;1 - 5&quot;;&quot;LP, UP&quot;;IF([.E924]=&quot;5 - 10&quot;;&quot;UP, HS&quot;;IF([.E924]=&quot;1 - 7&quot;;&quot;LP, UP&quot;;IF([.E924]=&quot;1 -10&quot;;&quot;LP, UP, HS&quot;;IF([.E924]=&quot;1 - 12&quot;;&quot;LP, UP, HS, HSS&quot;;IF([.E924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unnamangalam</text:p>
          </table:table-cell>
          <table:table-cell table:number-columns-repeated="1016"/>
        </table:table-row>
        <table:table-row table:style-name="ro2">
          <table:table-cell table:style-name="ce17" office:value-type="float" office:value="924" calcext:value-type="float">
            <text:p>924</text:p>
          </table:table-cell>
          <table:table-cell table:style-name="ce17" office:value-type="float" office:value="47215" calcext:value-type="float">
            <text:p>47215</text:p>
          </table:table-cell>
          <table:table-cell table:style-name="ce17" office:value-type="string" calcext:value-type="string">
            <text:p>ALPS Kolai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925]=&quot;11 - 12&quot;;&quot;HSS&quot;;IF([.E925]=&quot;8 - 12&quot;;&quot;HS, HSS&quot;;IF([.E925]=&quot;8 - 10&quot;;&quot;HS&quot;;IF([.E925]=&quot;1 - 4&quot;;&quot;LP&quot;;IF([.E925]=&quot;5 -7&quot;;&quot;UP&quot;;IF([.E925]=&quot;1 - 5&quot;;&quot;LP, UP&quot;;IF([.E925]=&quot;5 - 10&quot;;&quot;UP, HS&quot;;IF([.E925]=&quot;1 - 7&quot;;&quot;LP, UP&quot;;IF([.E925]=&quot;1 -10&quot;;&quot;LP, UP, HS&quot;;IF([.E925]=&quot;1 - 12&quot;;&quot;LP, UP, HS, HSS&quot;;IF([.E925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unnamangalam</text:p>
          </table:table-cell>
          <table:table-cell table:number-columns-repeated="1016"/>
        </table:table-row>
        <table:table-row table:style-name="ro2">
          <table:table-cell table:style-name="ce17" office:value-type="float" office:value="925" calcext:value-type="float">
            <text:p>925</text:p>
          </table:table-cell>
          <table:table-cell table:style-name="ce17" office:value-type="float" office:value="47216" calcext:value-type="float">
            <text:p>47216</text:p>
          </table:table-cell>
          <table:table-cell table:style-name="ce17" office:value-type="string" calcext:value-type="string">
            <text:p>ALPS Konott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926]=&quot;11 - 12&quot;;&quot;HSS&quot;;IF([.E926]=&quot;8 - 12&quot;;&quot;HS, HSS&quot;;IF([.E926]=&quot;8 - 10&quot;;&quot;HS&quot;;IF([.E926]=&quot;1 - 4&quot;;&quot;LP&quot;;IF([.E926]=&quot;5 -7&quot;;&quot;UP&quot;;IF([.E926]=&quot;1 - 5&quot;;&quot;LP, UP&quot;;IF([.E926]=&quot;5 - 10&quot;;&quot;UP, HS&quot;;IF([.E926]=&quot;1 - 7&quot;;&quot;LP, UP&quot;;IF([.E926]=&quot;1 -10&quot;;&quot;LP, UP, HS&quot;;IF([.E926]=&quot;1 - 12&quot;;&quot;LP, UP, HS, HSS&quot;;IF([.E926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unnamangalam</text:p>
          </table:table-cell>
          <table:table-cell table:number-columns-repeated="1016"/>
        </table:table-row>
        <table:table-row table:style-name="ro2">
          <table:table-cell table:style-name="ce17" office:value-type="float" office:value="926" calcext:value-type="float">
            <text:p>926</text:p>
          </table:table-cell>
          <table:table-cell table:style-name="ce17" office:value-type="float" office:value="47217" calcext:value-type="float">
            <text:p>47217</text:p>
          </table:table-cell>
          <table:table-cell table:style-name="ce17" office:value-type="string" calcext:value-type="string">
            <text:p>AMLPS Kunnamangalam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927]=&quot;11 - 12&quot;;&quot;HSS&quot;;IF([.E927]=&quot;8 - 12&quot;;&quot;HS, HSS&quot;;IF([.E927]=&quot;8 - 10&quot;;&quot;HS&quot;;IF([.E927]=&quot;1 - 4&quot;;&quot;LP&quot;;IF([.E927]=&quot;5 -7&quot;;&quot;UP&quot;;IF([.E927]=&quot;1 - 5&quot;;&quot;LP, UP&quot;;IF([.E927]=&quot;5 - 10&quot;;&quot;UP, HS&quot;;IF([.E927]=&quot;1 - 7&quot;;&quot;LP, UP&quot;;IF([.E927]=&quot;1 -10&quot;;&quot;LP, UP, HS&quot;;IF([.E927]=&quot;1 - 12&quot;;&quot;LP, UP, HS, HSS&quot;;IF([.E927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unnamangalam</text:p>
          </table:table-cell>
          <table:table-cell table:number-columns-repeated="1016"/>
        </table:table-row>
        <table:table-row table:style-name="ro2">
          <table:table-cell table:style-name="ce17" office:value-type="float" office:value="927" calcext:value-type="float">
            <text:p>927</text:p>
          </table:table-cell>
          <table:table-cell table:style-name="ce17" office:value-type="float" office:value="47218" calcext:value-type="float">
            <text:p>47218</text:p>
          </table:table-cell>
          <table:table-cell table:style-name="ce17" office:value-type="string" calcext:value-type="string">
            <text:p>ALPS Kuruvattur West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928]=&quot;11 - 12&quot;;&quot;HSS&quot;;IF([.E928]=&quot;8 - 12&quot;;&quot;HS, HSS&quot;;IF([.E928]=&quot;8 - 10&quot;;&quot;HS&quot;;IF([.E928]=&quot;1 - 4&quot;;&quot;LP&quot;;IF([.E928]=&quot;5 -7&quot;;&quot;UP&quot;;IF([.E928]=&quot;1 - 5&quot;;&quot;LP, UP&quot;;IF([.E928]=&quot;5 - 10&quot;;&quot;UP, HS&quot;;IF([.E928]=&quot;1 - 7&quot;;&quot;LP, UP&quot;;IF([.E928]=&quot;1 -10&quot;;&quot;LP, UP, HS&quot;;IF([.E928]=&quot;1 - 12&quot;;&quot;LP, UP, HS, HSS&quot;;IF([.E928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unnamangalam</text:p>
          </table:table-cell>
          <table:table-cell table:number-columns-repeated="1016"/>
        </table:table-row>
        <table:table-row table:style-name="ro2">
          <table:table-cell table:style-name="ce17" office:value-type="float" office:value="928" calcext:value-type="float">
            <text:p>928</text:p>
          </table:table-cell>
          <table:table-cell table:style-name="ce17" office:value-type="float" office:value="47219" calcext:value-type="float">
            <text:p>47219</text:p>
          </table:table-cell>
          <table:table-cell table:style-name="ce17" office:value-type="string" calcext:value-type="string">
            <text:p>AMLPS Kuruvattur West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929]=&quot;11 - 12&quot;;&quot;HSS&quot;;IF([.E929]=&quot;8 - 12&quot;;&quot;HS, HSS&quot;;IF([.E929]=&quot;8 - 10&quot;;&quot;HS&quot;;IF([.E929]=&quot;1 - 4&quot;;&quot;LP&quot;;IF([.E929]=&quot;5 -7&quot;;&quot;UP&quot;;IF([.E929]=&quot;1 - 5&quot;;&quot;LP, UP&quot;;IF([.E929]=&quot;5 - 10&quot;;&quot;UP, HS&quot;;IF([.E929]=&quot;1 - 7&quot;;&quot;LP, UP&quot;;IF([.E929]=&quot;1 -10&quot;;&quot;LP, UP, HS&quot;;IF([.E929]=&quot;1 - 12&quot;;&quot;LP, UP, HS, HSS&quot;;IF([.E929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unnamangalam</text:p>
          </table:table-cell>
          <table:table-cell table:number-columns-repeated="1016"/>
        </table:table-row>
        <table:table-row table:style-name="ro2">
          <table:table-cell table:style-name="ce17" office:value-type="float" office:value="929" calcext:value-type="float">
            <text:p>929</text:p>
          </table:table-cell>
          <table:table-cell table:style-name="ce17" office:value-type="float" office:value="47220" calcext:value-type="float">
            <text:p>47220</text:p>
          </table:table-cell>
          <table:table-cell table:style-name="ce17" office:value-type="string" calcext:value-type="string">
            <text:p>ALPS Mavoor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930]=&quot;11 - 12&quot;;&quot;HSS&quot;;IF([.E930]=&quot;8 - 12&quot;;&quot;HS, HSS&quot;;IF([.E930]=&quot;8 - 10&quot;;&quot;HS&quot;;IF([.E930]=&quot;1 - 4&quot;;&quot;LP&quot;;IF([.E930]=&quot;5 -7&quot;;&quot;UP&quot;;IF([.E930]=&quot;1 - 5&quot;;&quot;LP, UP&quot;;IF([.E930]=&quot;5 - 10&quot;;&quot;UP, HS&quot;;IF([.E930]=&quot;1 - 7&quot;;&quot;LP, UP&quot;;IF([.E930]=&quot;1 -10&quot;;&quot;LP, UP, HS&quot;;IF([.E930]=&quot;1 - 12&quot;;&quot;LP, UP, HS, HSS&quot;;IF([.E930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unnamangalam</text:p>
          </table:table-cell>
          <table:table-cell table:number-columns-repeated="1016"/>
        </table:table-row>
        <table:table-row table:style-name="ro2">
          <table:table-cell table:style-name="ce17" office:value-type="float" office:value="930" calcext:value-type="float">
            <text:p>930</text:p>
          </table:table-cell>
          <table:table-cell table:style-name="ce17" office:value-type="float" office:value="47221" calcext:value-type="float">
            <text:p>47221</text:p>
          </table:table-cell>
          <table:table-cell table:style-name="ce17" office:value-type="string" calcext:value-type="string">
            <text:p>ALPS Payambra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931]=&quot;11 - 12&quot;;&quot;HSS&quot;;IF([.E931]=&quot;8 - 12&quot;;&quot;HS, HSS&quot;;IF([.E931]=&quot;8 - 10&quot;;&quot;HS&quot;;IF([.E931]=&quot;1 - 4&quot;;&quot;LP&quot;;IF([.E931]=&quot;5 -7&quot;;&quot;UP&quot;;IF([.E931]=&quot;1 - 5&quot;;&quot;LP, UP&quot;;IF([.E931]=&quot;5 - 10&quot;;&quot;UP, HS&quot;;IF([.E931]=&quot;1 - 7&quot;;&quot;LP, UP&quot;;IF([.E931]=&quot;1 -10&quot;;&quot;LP, UP, HS&quot;;IF([.E931]=&quot;1 - 12&quot;;&quot;LP, UP, HS, HSS&quot;;IF([.E931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unnamangalam</text:p>
          </table:table-cell>
          <table:table-cell table:number-columns-repeated="1016"/>
        </table:table-row>
        <table:table-row table:style-name="ro2">
          <table:table-cell table:style-name="ce17" office:value-type="float" office:value="931" calcext:value-type="float">
            <text:p>931</text:p>
          </table:table-cell>
          <table:table-cell table:style-name="ce17" office:value-type="float" office:value="47222" calcext:value-type="float">
            <text:p>47222</text:p>
          </table:table-cell>
          <table:table-cell table:style-name="ce17" office:value-type="string" calcext:value-type="string">
            <text:p>ALPS Peruvazhikadave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932]=&quot;11 - 12&quot;;&quot;HSS&quot;;IF([.E932]=&quot;8 - 12&quot;;&quot;HS, HSS&quot;;IF([.E932]=&quot;8 - 10&quot;;&quot;HS&quot;;IF([.E932]=&quot;1 - 4&quot;;&quot;LP&quot;;IF([.E932]=&quot;5 -7&quot;;&quot;UP&quot;;IF([.E932]=&quot;1 - 5&quot;;&quot;LP, UP&quot;;IF([.E932]=&quot;5 - 10&quot;;&quot;UP, HS&quot;;IF([.E932]=&quot;1 - 7&quot;;&quot;LP, UP&quot;;IF([.E932]=&quot;1 -10&quot;;&quot;LP, UP, HS&quot;;IF([.E932]=&quot;1 - 12&quot;;&quot;LP, UP, HS, HSS&quot;;IF([.E932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unnamangalam</text:p>
          </table:table-cell>
          <table:table-cell table:number-columns-repeated="1016"/>
        </table:table-row>
        <table:table-row table:style-name="ro2">
          <table:table-cell table:style-name="ce17" office:value-type="float" office:value="932" calcext:value-type="float">
            <text:p>932</text:p>
          </table:table-cell>
          <table:table-cell table:style-name="ce17" office:value-type="float" office:value="47223" calcext:value-type="float">
            <text:p>47223</text:p>
          </table:table-cell>
          <table:table-cell table:style-name="ce17" office:value-type="string" calcext:value-type="string">
            <text:p>AMLPS Polur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933]=&quot;11 - 12&quot;;&quot;HSS&quot;;IF([.E933]=&quot;8 - 12&quot;;&quot;HS, HSS&quot;;IF([.E933]=&quot;8 - 10&quot;;&quot;HS&quot;;IF([.E933]=&quot;1 - 4&quot;;&quot;LP&quot;;IF([.E933]=&quot;5 -7&quot;;&quot;UP&quot;;IF([.E933]=&quot;1 - 5&quot;;&quot;LP, UP&quot;;IF([.E933]=&quot;5 - 10&quot;;&quot;UP, HS&quot;;IF([.E933]=&quot;1 - 7&quot;;&quot;LP, UP&quot;;IF([.E933]=&quot;1 -10&quot;;&quot;LP, UP, HS&quot;;IF([.E933]=&quot;1 - 12&quot;;&quot;LP, UP, HS, HSS&quot;;IF([.E933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unnamangalam</text:p>
          </table:table-cell>
          <table:table-cell table:number-columns-repeated="1016"/>
        </table:table-row>
        <table:table-row table:style-name="ro2">
          <table:table-cell table:style-name="ce17" office:value-type="float" office:value="933" calcext:value-type="float">
            <text:p>933</text:p>
          </table:table-cell>
          <table:table-cell table:style-name="ce17" office:value-type="float" office:value="47224" calcext:value-type="float">
            <text:p>47224</text:p>
          </table:table-cell>
          <table:table-cell table:style-name="ce17" office:value-type="string" calcext:value-type="string">
            <text:p>AMLPS Thathur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934]=&quot;11 - 12&quot;;&quot;HSS&quot;;IF([.E934]=&quot;8 - 12&quot;;&quot;HS, HSS&quot;;IF([.E934]=&quot;8 - 10&quot;;&quot;HS&quot;;IF([.E934]=&quot;1 - 4&quot;;&quot;LP&quot;;IF([.E934]=&quot;5 -7&quot;;&quot;UP&quot;;IF([.E934]=&quot;1 - 5&quot;;&quot;LP, UP&quot;;IF([.E934]=&quot;5 - 10&quot;;&quot;UP, HS&quot;;IF([.E934]=&quot;1 - 7&quot;;&quot;LP, UP&quot;;IF([.E934]=&quot;1 -10&quot;;&quot;LP, UP, HS&quot;;IF([.E934]=&quot;1 - 12&quot;;&quot;LP, UP, HS, HSS&quot;;IF([.E934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unnamangalam</text:p>
          </table:table-cell>
          <table:table-cell table:number-columns-repeated="1016"/>
        </table:table-row>
        <table:table-row table:style-name="ro2">
          <table:table-cell table:style-name="ce17" office:value-type="float" office:value="934" calcext:value-type="float">
            <text:p>934</text:p>
          </table:table-cell>
          <table:table-cell table:style-name="ce17" office:value-type="float" office:value="47225" calcext:value-type="float">
            <text:p>47225</text:p>
          </table:table-cell>
          <table:table-cell table:style-name="ce17" office:value-type="string" calcext:value-type="string">
            <text:p>ALPS Kalarikandy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5</text:p>
          </table:table-cell>
          <table:table-cell table:style-name="ce17" table:formula="of:=IF([.E935]=&quot;11 - 12&quot;;&quot;HSS&quot;;IF([.E935]=&quot;8 - 12&quot;;&quot;HS, HSS&quot;;IF([.E935]=&quot;8 - 10&quot;;&quot;HS&quot;;IF([.E935]=&quot;1 - 4&quot;;&quot;LP&quot;;IF([.E935]=&quot;5 -7&quot;;&quot;UP&quot;;IF([.E935]=&quot;1 - 5&quot;;&quot;LP, UP&quot;;IF([.E935]=&quot;5 - 10&quot;;&quot;UP, HS&quot;;IF([.E935]=&quot;1 - 7&quot;;&quot;LP, UP&quot;;IF([.E935]=&quot;1 -10&quot;;&quot;LP, UP, HS&quot;;IF([.E935]=&quot;1 - 12&quot;;&quot;LP, UP, HS, HSS&quot;;IF([.E935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unnamangalam</text:p>
          </table:table-cell>
          <table:table-cell table:number-columns-repeated="1016"/>
        </table:table-row>
        <table:table-row table:style-name="ro2">
          <table:table-cell table:style-name="ce17" office:value-type="float" office:value="935" calcext:value-type="float">
            <text:p>935</text:p>
          </table:table-cell>
          <table:table-cell table:style-name="ce17" office:value-type="float" office:value="47226" calcext:value-type="float">
            <text:p>47226</text:p>
          </table:table-cell>
          <table:table-cell table:style-name="ce17" office:value-type="string" calcext:value-type="string">
            <text:p>AMLPS Karanthur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5</text:p>
          </table:table-cell>
          <table:table-cell table:style-name="ce17" table:formula="of:=IF([.E936]=&quot;11 - 12&quot;;&quot;HSS&quot;;IF([.E936]=&quot;8 - 12&quot;;&quot;HS, HSS&quot;;IF([.E936]=&quot;8 - 10&quot;;&quot;HS&quot;;IF([.E936]=&quot;1 - 4&quot;;&quot;LP&quot;;IF([.E936]=&quot;5 -7&quot;;&quot;UP&quot;;IF([.E936]=&quot;1 - 5&quot;;&quot;LP, UP&quot;;IF([.E936]=&quot;5 - 10&quot;;&quot;UP, HS&quot;;IF([.E936]=&quot;1 - 7&quot;;&quot;LP, UP&quot;;IF([.E936]=&quot;1 -10&quot;;&quot;LP, UP, HS&quot;;IF([.E936]=&quot;1 - 12&quot;;&quot;LP, UP, HS, HSS&quot;;IF([.E936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unnamangalam</text:p>
          </table:table-cell>
          <table:table-cell table:number-columns-repeated="1016"/>
        </table:table-row>
        <table:table-row table:style-name="ro2">
          <table:table-cell table:style-name="ce17" office:value-type="float" office:value="936" calcext:value-type="float">
            <text:p>936</text:p>
          </table:table-cell>
          <table:table-cell table:style-name="ce17" office:value-type="float" office:value="47227" calcext:value-type="float">
            <text:p>47227</text:p>
          </table:table-cell>
          <table:table-cell table:style-name="ce17" office:value-type="string" calcext:value-type="string">
            <text:p>AMLPS Parambil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5</text:p>
          </table:table-cell>
          <table:table-cell table:style-name="ce17" table:formula="of:=IF([.E937]=&quot;11 - 12&quot;;&quot;HSS&quot;;IF([.E937]=&quot;8 - 12&quot;;&quot;HS, HSS&quot;;IF([.E937]=&quot;8 - 10&quot;;&quot;HS&quot;;IF([.E937]=&quot;1 - 4&quot;;&quot;LP&quot;;IF([.E937]=&quot;5 -7&quot;;&quot;UP&quot;;IF([.E937]=&quot;1 - 5&quot;;&quot;LP, UP&quot;;IF([.E937]=&quot;5 - 10&quot;;&quot;UP, HS&quot;;IF([.E937]=&quot;1 - 7&quot;;&quot;LP, UP&quot;;IF([.E937]=&quot;1 -10&quot;;&quot;LP, UP, HS&quot;;IF([.E937]=&quot;1 - 12&quot;;&quot;LP, UP, HS, HSS&quot;;IF([.E937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unnamangalam</text:p>
          </table:table-cell>
          <table:table-cell table:number-columns-repeated="1016"/>
        </table:table-row>
        <table:table-row table:style-name="ro2">
          <table:table-cell table:style-name="ce17" office:value-type="float" office:value="937" calcext:value-type="float">
            <text:p>937</text:p>
          </table:table-cell>
          <table:table-cell table:style-name="ce17" office:value-type="float" office:value="47228" calcext:value-type="float">
            <text:p>47228</text:p>
          </table:table-cell>
          <table:table-cell table:style-name="ce17" office:value-type="string" calcext:value-type="string">
            <text:p>ALPS Polur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5</text:p>
          </table:table-cell>
          <table:table-cell table:style-name="ce17" table:formula="of:=IF([.E938]=&quot;11 - 12&quot;;&quot;HSS&quot;;IF([.E938]=&quot;8 - 12&quot;;&quot;HS, HSS&quot;;IF([.E938]=&quot;8 - 10&quot;;&quot;HS&quot;;IF([.E938]=&quot;1 - 4&quot;;&quot;LP&quot;;IF([.E938]=&quot;5 -7&quot;;&quot;UP&quot;;IF([.E938]=&quot;1 - 5&quot;;&quot;LP, UP&quot;;IF([.E938]=&quot;5 - 10&quot;;&quot;UP, HS&quot;;IF([.E938]=&quot;1 - 7&quot;;&quot;LP, UP&quot;;IF([.E938]=&quot;1 -10&quot;;&quot;LP, UP, HS&quot;;IF([.E938]=&quot;1 - 12&quot;;&quot;LP, UP, HS, HSS&quot;;IF([.E938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unnamangalam</text:p>
          </table:table-cell>
          <table:table-cell table:number-columns-repeated="1016"/>
        </table:table-row>
        <table:table-row table:style-name="ro2">
          <table:table-cell table:style-name="ce17" office:value-type="float" office:value="938" calcext:value-type="float">
            <text:p>938</text:p>
          </table:table-cell>
          <table:table-cell table:style-name="ce17" office:value-type="float" office:value="47229" calcext:value-type="float">
            <text:p>47229</text:p>
          </table:table-cell>
          <table:table-cell table:style-name="ce17" office:value-type="string" calcext:value-type="string">
            <text:p>AUPS Choolur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939]=&quot;11 - 12&quot;;&quot;HSS&quot;;IF([.E939]=&quot;8 - 12&quot;;&quot;HS, HSS&quot;;IF([.E939]=&quot;8 - 10&quot;;&quot;HS&quot;;IF([.E939]=&quot;1 - 4&quot;;&quot;LP&quot;;IF([.E939]=&quot;5 -7&quot;;&quot;UP&quot;;IF([.E939]=&quot;1 - 5&quot;;&quot;LP, UP&quot;;IF([.E939]=&quot;5 - 10&quot;;&quot;UP, HS&quot;;IF([.E939]=&quot;1 - 7&quot;;&quot;LP, UP&quot;;IF([.E939]=&quot;1 -10&quot;;&quot;LP, UP, HS&quot;;IF([.E939]=&quot;1 - 12&quot;;&quot;LP, UP, HS, HSS&quot;;IF([.E939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unnamangalam</text:p>
          </table:table-cell>
          <table:table-cell table:number-columns-repeated="1016"/>
        </table:table-row>
        <table:table-row table:style-name="ro2">
          <table:table-cell table:style-name="ce17" office:value-type="float" office:value="939" calcext:value-type="float">
            <text:p>939</text:p>
          </table:table-cell>
          <table:table-cell table:style-name="ce17" office:value-type="float" office:value="47230" calcext:value-type="float">
            <text:p>47230</text:p>
          </table:table-cell>
          <table:table-cell table:style-name="ce17" office:value-type="string" calcext:value-type="string">
            <text:p>AUPS Koozhakode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940]=&quot;11 - 12&quot;;&quot;HSS&quot;;IF([.E940]=&quot;8 - 12&quot;;&quot;HS, HSS&quot;;IF([.E940]=&quot;8 - 10&quot;;&quot;HS&quot;;IF([.E940]=&quot;1 - 4&quot;;&quot;LP&quot;;IF([.E940]=&quot;5 -7&quot;;&quot;UP&quot;;IF([.E940]=&quot;1 - 5&quot;;&quot;LP, UP&quot;;IF([.E940]=&quot;5 - 10&quot;;&quot;UP, HS&quot;;IF([.E940]=&quot;1 - 7&quot;;&quot;LP, UP&quot;;IF([.E940]=&quot;1 -10&quot;;&quot;LP, UP, HS&quot;;IF([.E940]=&quot;1 - 12&quot;;&quot;LP, UP, HS, HSS&quot;;IF([.E940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unnamangalam</text:p>
          </table:table-cell>
          <table:table-cell table:number-columns-repeated="1016"/>
        </table:table-row>
        <table:table-row table:style-name="ro2">
          <table:table-cell table:style-name="ce17" office:value-type="float" office:value="940" calcext:value-type="float">
            <text:p>940</text:p>
          </table:table-cell>
          <table:table-cell table:style-name="ce17" office:value-type="float" office:value="47231" calcext:value-type="float">
            <text:p>47231</text:p>
          </table:table-cell>
          <table:table-cell table:style-name="ce17" office:value-type="string" calcext:value-type="string">
            <text:p>AUPS Kunnamangalam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941]=&quot;11 - 12&quot;;&quot;HSS&quot;;IF([.E941]=&quot;8 - 12&quot;;&quot;HS, HSS&quot;;IF([.E941]=&quot;8 - 10&quot;;&quot;HS&quot;;IF([.E941]=&quot;1 - 4&quot;;&quot;LP&quot;;IF([.E941]=&quot;5 -7&quot;;&quot;UP&quot;;IF([.E941]=&quot;1 - 5&quot;;&quot;LP, UP&quot;;IF([.E941]=&quot;5 - 10&quot;;&quot;UP, HS&quot;;IF([.E941]=&quot;1 - 7&quot;;&quot;LP, UP&quot;;IF([.E941]=&quot;1 -10&quot;;&quot;LP, UP, HS&quot;;IF([.E941]=&quot;1 - 12&quot;;&quot;LP, UP, HS, HSS&quot;;IF([.E941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unnamangalam</text:p>
          </table:table-cell>
          <table:table-cell table:number-columns-repeated="1016"/>
        </table:table-row>
        <table:table-row table:style-name="ro2">
          <table:table-cell table:style-name="ce17" office:value-type="float" office:value="941" calcext:value-type="float">
            <text:p>941</text:p>
          </table:table-cell>
          <table:table-cell table:style-name="ce17" office:value-type="float" office:value="47232" calcext:value-type="float">
            <text:p>47232</text:p>
          </table:table-cell>
          <table:table-cell table:style-name="ce17" office:value-type="string" calcext:value-type="string">
            <text:p>AUPS Kunnamangalam East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942]=&quot;11 - 12&quot;;&quot;HSS&quot;;IF([.E942]=&quot;8 - 12&quot;;&quot;HS, HSS&quot;;IF([.E942]=&quot;8 - 10&quot;;&quot;HS&quot;;IF([.E942]=&quot;1 - 4&quot;;&quot;LP&quot;;IF([.E942]=&quot;5 -7&quot;;&quot;UP&quot;;IF([.E942]=&quot;1 - 5&quot;;&quot;LP, UP&quot;;IF([.E942]=&quot;5 - 10&quot;;&quot;UP, HS&quot;;IF([.E942]=&quot;1 - 7&quot;;&quot;LP, UP&quot;;IF([.E942]=&quot;1 -10&quot;;&quot;LP, UP, HS&quot;;IF([.E942]=&quot;1 - 12&quot;;&quot;LP, UP, HS, HSS&quot;;IF([.E942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unnamangalam</text:p>
          </table:table-cell>
          <table:table-cell table:number-columns-repeated="1016"/>
        </table:table-row>
        <table:table-row table:style-name="ro2">
          <table:table-cell table:style-name="ce17" office:value-type="float" office:value="942" calcext:value-type="float">
            <text:p>942</text:p>
          </table:table-cell>
          <table:table-cell table:style-name="ce17" office:value-type="float" office:value="47233" calcext:value-type="float">
            <text:p>47233</text:p>
          </table:table-cell>
          <table:table-cell table:style-name="ce17" office:value-type="string" calcext:value-type="string">
            <text:p>AUPS Kuruvattur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943]=&quot;11 - 12&quot;;&quot;HSS&quot;;IF([.E943]=&quot;8 - 12&quot;;&quot;HS, HSS&quot;;IF([.E943]=&quot;8 - 10&quot;;&quot;HS&quot;;IF([.E943]=&quot;1 - 4&quot;;&quot;LP&quot;;IF([.E943]=&quot;5 -7&quot;;&quot;UP&quot;;IF([.E943]=&quot;1 - 5&quot;;&quot;LP, UP&quot;;IF([.E943]=&quot;5 - 10&quot;;&quot;UP, HS&quot;;IF([.E943]=&quot;1 - 7&quot;;&quot;LP, UP&quot;;IF([.E943]=&quot;1 -10&quot;;&quot;LP, UP, HS&quot;;IF([.E943]=&quot;1 - 12&quot;;&quot;LP, UP, HS, HSS&quot;;IF([.E943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unnamangalam</text:p>
          </table:table-cell>
          <table:table-cell table:number-columns-repeated="1016"/>
        </table:table-row>
        <table:table-row table:style-name="ro2">
          <table:table-cell table:style-name="ce17" office:value-type="float" office:value="943" calcext:value-type="float">
            <text:p>943</text:p>
          </table:table-cell>
          <table:table-cell table:style-name="ce17" office:value-type="float" office:value="47234" calcext:value-type="float">
            <text:p>47234</text:p>
          </table:table-cell>
          <table:table-cell table:style-name="ce17" office:value-type="string" calcext:value-type="string">
            <text:p>AMUPS Makkoottam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944]=&quot;11 - 12&quot;;&quot;HSS&quot;;IF([.E944]=&quot;8 - 12&quot;;&quot;HS, HSS&quot;;IF([.E944]=&quot;8 - 10&quot;;&quot;HS&quot;;IF([.E944]=&quot;1 - 4&quot;;&quot;LP&quot;;IF([.E944]=&quot;5 -7&quot;;&quot;UP&quot;;IF([.E944]=&quot;1 - 5&quot;;&quot;LP, UP&quot;;IF([.E944]=&quot;5 - 10&quot;;&quot;UP, HS&quot;;IF([.E944]=&quot;1 - 7&quot;;&quot;LP, UP&quot;;IF([.E944]=&quot;1 -10&quot;;&quot;LP, UP, HS&quot;;IF([.E944]=&quot;1 - 12&quot;;&quot;LP, UP, HS, HSS&quot;;IF([.E944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unnamangalam</text:p>
          </table:table-cell>
          <table:table-cell table:number-columns-repeated="1016"/>
        </table:table-row>
        <table:table-row table:style-name="ro2">
          <table:table-cell table:style-name="ce17" office:value-type="float" office:value="944" calcext:value-type="float">
            <text:p>944</text:p>
          </table:table-cell>
          <table:table-cell table:style-name="ce17" office:value-type="float" office:value="47235" calcext:value-type="float">
            <text:p>47235</text:p>
          </table:table-cell>
          <table:table-cell table:style-name="ce17" office:value-type="string" calcext:value-type="string">
            <text:p>AUPS Malayamma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945]=&quot;11 - 12&quot;;&quot;HSS&quot;;IF([.E945]=&quot;8 - 12&quot;;&quot;HS, HSS&quot;;IF([.E945]=&quot;8 - 10&quot;;&quot;HS&quot;;IF([.E945]=&quot;1 - 4&quot;;&quot;LP&quot;;IF([.E945]=&quot;5 -7&quot;;&quot;UP&quot;;IF([.E945]=&quot;1 - 5&quot;;&quot;LP, UP&quot;;IF([.E945]=&quot;5 - 10&quot;;&quot;UP, HS&quot;;IF([.E945]=&quot;1 - 7&quot;;&quot;LP, UP&quot;;IF([.E945]=&quot;1 -10&quot;;&quot;LP, UP, HS&quot;;IF([.E945]=&quot;1 - 12&quot;;&quot;LP, UP, HS, HSS&quot;;IF([.E945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unnamangalam</text:p>
          </table:table-cell>
          <table:table-cell table:number-columns-repeated="1016"/>
        </table:table-row>
        <table:table-row table:style-name="ro2">
          <table:table-cell table:style-name="ce17" office:value-type="float" office:value="945" calcext:value-type="float">
            <text:p>945</text:p>
          </table:table-cell>
          <table:table-cell table:style-name="ce17" office:value-type="float" office:value="47236" calcext:value-type="float">
            <text:p>47236</text:p>
          </table:table-cell>
          <table:table-cell table:style-name="ce17" office:value-type="string" calcext:value-type="string">
            <text:p>MAMUPS Parambilkadave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946]=&quot;11 - 12&quot;;&quot;HSS&quot;;IF([.E946]=&quot;8 - 12&quot;;&quot;HS, HSS&quot;;IF([.E946]=&quot;8 - 10&quot;;&quot;HS&quot;;IF([.E946]=&quot;1 - 4&quot;;&quot;LP&quot;;IF([.E946]=&quot;5 -7&quot;;&quot;UP&quot;;IF([.E946]=&quot;1 - 5&quot;;&quot;LP, UP&quot;;IF([.E946]=&quot;5 - 10&quot;;&quot;UP, HS&quot;;IF([.E946]=&quot;1 - 7&quot;;&quot;LP, UP&quot;;IF([.E946]=&quot;1 -10&quot;;&quot;LP, UP, HS&quot;;IF([.E946]=&quot;1 - 12&quot;;&quot;LP, UP, HS, HSS&quot;;IF([.E946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unnamangalam</text:p>
          </table:table-cell>
          <table:table-cell table:number-columns-repeated="1016"/>
        </table:table-row>
        <table:table-row table:style-name="ro2">
          <table:table-cell table:style-name="ce17" office:value-type="float" office:value="946" calcext:value-type="float">
            <text:p>946</text:p>
          </table:table-cell>
          <table:table-cell table:style-name="ce17" office:value-type="float" office:value="47237" calcext:value-type="float">
            <text:p>47237</text:p>
          </table:table-cell>
          <table:table-cell table:style-name="ce17" office:value-type="string" calcext:value-type="string">
            <text:p>AUPS Pazhur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947]=&quot;11 - 12&quot;;&quot;HSS&quot;;IF([.E947]=&quot;8 - 12&quot;;&quot;HS, HSS&quot;;IF([.E947]=&quot;8 - 10&quot;;&quot;HS&quot;;IF([.E947]=&quot;1 - 4&quot;;&quot;LP&quot;;IF([.E947]=&quot;5 -7&quot;;&quot;UP&quot;;IF([.E947]=&quot;1 - 5&quot;;&quot;LP, UP&quot;;IF([.E947]=&quot;5 - 10&quot;;&quot;UP, HS&quot;;IF([.E947]=&quot;1 - 7&quot;;&quot;LP, UP&quot;;IF([.E947]=&quot;1 -10&quot;;&quot;LP, UP, HS&quot;;IF([.E947]=&quot;1 - 12&quot;;&quot;LP, UP, HS, HSS&quot;;IF([.E947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unnamangalam</text:p>
          </table:table-cell>
          <table:table-cell table:number-columns-repeated="1016"/>
        </table:table-row>
        <table:table-row table:style-name="ro2">
          <table:table-cell table:style-name="ce17" office:value-type="float" office:value="947" calcext:value-type="float">
            <text:p>947</text:p>
          </table:table-cell>
          <table:table-cell table:style-name="ce17" office:value-type="float" office:value="47238" calcext:value-type="float">
            <text:p>47238</text:p>
          </table:table-cell>
          <table:table-cell table:style-name="ce17" office:value-type="string" calcext:value-type="string">
            <text:p>AUPS Pilassery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948]=&quot;11 - 12&quot;;&quot;HSS&quot;;IF([.E948]=&quot;8 - 12&quot;;&quot;HS, HSS&quot;;IF([.E948]=&quot;8 - 10&quot;;&quot;HS&quot;;IF([.E948]=&quot;1 - 4&quot;;&quot;LP&quot;;IF([.E948]=&quot;5 -7&quot;;&quot;UP&quot;;IF([.E948]=&quot;1 - 5&quot;;&quot;LP, UP&quot;;IF([.E948]=&quot;5 - 10&quot;;&quot;UP, HS&quot;;IF([.E948]=&quot;1 - 7&quot;;&quot;LP, UP&quot;;IF([.E948]=&quot;1 -10&quot;;&quot;LP, UP, HS&quot;;IF([.E948]=&quot;1 - 12&quot;;&quot;LP, UP, HS, HSS&quot;;IF([.E948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unnamangalam</text:p>
          </table:table-cell>
          <table:table-cell table:number-columns-repeated="1016"/>
        </table:table-row>
        <table:table-row table:style-name="ro2">
          <table:table-cell table:style-name="ce17" office:value-type="float" office:value="948" calcext:value-type="float">
            <text:p>948</text:p>
          </table:table-cell>
          <table:table-cell table:style-name="ce17" office:value-type="float" office:value="47239" calcext:value-type="float">
            <text:p>47239</text:p>
          </table:table-cell>
          <table:table-cell table:style-name="ce17" office:value-type="string" calcext:value-type="string">
            <text:p>AUPS Chathamangalam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5 -7</text:p>
          </table:table-cell>
          <table:table-cell table:style-name="ce17" table:formula="of:=IF([.E949]=&quot;11 - 12&quot;;&quot;HSS&quot;;IF([.E949]=&quot;8 - 12&quot;;&quot;HS, HSS&quot;;IF([.E949]=&quot;8 - 10&quot;;&quot;HS&quot;;IF([.E949]=&quot;1 - 4&quot;;&quot;LP&quot;;IF([.E949]=&quot;5 -7&quot;;&quot;UP&quot;;IF([.E949]=&quot;1 - 5&quot;;&quot;LP, UP&quot;;IF([.E949]=&quot;5 - 10&quot;;&quot;UP, HS&quot;;IF([.E949]=&quot;1 - 7&quot;;&quot;LP, UP&quot;;IF([.E949]=&quot;1 -10&quot;;&quot;LP, UP, HS&quot;;IF([.E949]=&quot;1 - 12&quot;;&quot;LP, UP, HS, HSS&quot;;IF([.E949]=&quot;5 - 12&quot;;&quot;UP, HS, HSS&quot;;&quot;&quot;)))))))))))" office:value-type="string" office:string-value="UP" calcext:value-type="string">
            <text:p>UP</text:p>
          </table:table-cell>
          <table:table-cell office:value-type="string" calcext:value-type="string">
            <text:p>Kunnamangalam</text:p>
          </table:table-cell>
          <table:table-cell table:number-columns-repeated="1016"/>
        </table:table-row>
        <table:table-row table:style-name="ro2">
          <table:table-cell table:style-name="ce17" office:value-type="float" office:value="949" calcext:value-type="float">
            <text:p>949</text:p>
          </table:table-cell>
          <table:table-cell table:style-name="ce17" office:value-type="float" office:value="99935" calcext:value-type="float">
            <text:p>99935</text:p>
          </table:table-cell>
          <table:table-cell table:style-name="ce17" office:value-type="string" calcext:value-type="string">
            <text:p>Sampoorna Test SchoolThamarassery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10</text:p>
          </table:table-cell>
          <table:table-cell table:style-name="ce17" table:formula="of:=IF([.E950]=&quot;11 - 12&quot;;&quot;HSS&quot;;IF([.E950]=&quot;8 - 12&quot;;&quot;HS, HSS&quot;;IF([.E950]=&quot;8 - 10&quot;;&quot;HS&quot;;IF([.E950]=&quot;1 - 4&quot;;&quot;LP&quot;;IF([.E950]=&quot;5 -7&quot;;&quot;UP&quot;;IF([.E950]=&quot;1 - 5&quot;;&quot;LP, UP&quot;;IF([.E950]=&quot;5 - 10&quot;;&quot;UP, HS&quot;;IF([.E950]=&quot;1 - 7&quot;;&quot;LP, UP&quot;;IF([.E950]=&quot;1 -10&quot;;&quot;LP, UP, HS&quot;;IF([.E950]=&quot;1 - 12&quot;;&quot;LP, UP, HS, HSS&quot;;IF([.E950]=&quot;5 - 12&quot;;&quot;UP, HS, HSS&quot;;&quot;&quot;)))))))))))" office:value-type="string" office:string-value="LP, UP, HS" calcext:value-type="string">
            <text:p>LP, UP, HS</text:p>
          </table:table-cell>
          <table:table-cell office:value-type="string" calcext:value-type="string">
            <text:p>Kunnamangalam</text:p>
          </table:table-cell>
          <table:table-cell table:number-columns-repeated="1016"/>
        </table:table-row>
        <table:table-row table:style-name="ro2">
          <table:table-cell table:style-name="ce17" office:value-type="float" office:value="950" calcext:value-type="float">
            <text:p>950</text:p>
          </table:table-cell>
          <table:table-cell table:style-name="ce17" office:value-type="float" office:value="47241" calcext:value-type="float">
            <text:p>47241</text:p>
          </table:table-cell>
          <table:table-cell table:style-name="ce17" office:value-type="string" calcext:value-type="string">
            <text:p>St. Aloysious E.M.L.P. School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951]=&quot;11 - 12&quot;;&quot;HSS&quot;;IF([.E951]=&quot;8 - 12&quot;;&quot;HS, HSS&quot;;IF([.E951]=&quot;8 - 10&quot;;&quot;HS&quot;;IF([.E951]=&quot;1 - 4&quot;;&quot;LP&quot;;IF([.E951]=&quot;5 -7&quot;;&quot;UP&quot;;IF([.E951]=&quot;1 - 5&quot;;&quot;LP, UP&quot;;IF([.E951]=&quot;5 - 10&quot;;&quot;UP, HS&quot;;IF([.E951]=&quot;1 - 7&quot;;&quot;LP, UP&quot;;IF([.E951]=&quot;1 -10&quot;;&quot;LP, UP, HS&quot;;IF([.E951]=&quot;1 - 12&quot;;&quot;LP, UP, HS, HSS&quot;;IF([.E951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unnamangalam</text:p>
          </table:table-cell>
          <table:table-cell table:number-columns-repeated="1016"/>
        </table:table-row>
        <table:table-row table:style-name="ro2">
          <table:table-cell table:style-name="ce17" office:value-type="float" office:value="951" calcext:value-type="float">
            <text:p>951</text:p>
          </table:table-cell>
          <table:table-cell table:style-name="ce17" office:value-type="float" office:value="47242" calcext:value-type="float">
            <text:p>47242</text:p>
          </table:table-cell>
          <table:table-cell table:style-name="ce17" office:value-type="string" calcext:value-type="string">
            <text:p>AL NAJATH LP SCHOOL EMKALANTHODE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952]=&quot;11 - 12&quot;;&quot;HSS&quot;;IF([.E952]=&quot;8 - 12&quot;;&quot;HS, HSS&quot;;IF([.E952]=&quot;8 - 10&quot;;&quot;HS&quot;;IF([.E952]=&quot;1 - 4&quot;;&quot;LP&quot;;IF([.E952]=&quot;5 -7&quot;;&quot;UP&quot;;IF([.E952]=&quot;1 - 5&quot;;&quot;LP, UP&quot;;IF([.E952]=&quot;5 - 10&quot;;&quot;UP, HS&quot;;IF([.E952]=&quot;1 - 7&quot;;&quot;LP, UP&quot;;IF([.E952]=&quot;1 -10&quot;;&quot;LP, UP, HS&quot;;IF([.E952]=&quot;1 - 12&quot;;&quot;LP, UP, HS, HSS&quot;;IF([.E952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unnamangalam</text:p>
          </table:table-cell>
          <table:table-cell table:number-columns-repeated="1016"/>
        </table:table-row>
        <table:table-row table:style-name="ro2">
          <table:table-cell table:style-name="ce17" office:value-type="float" office:value="952" calcext:value-type="float">
            <text:p>952</text:p>
          </table:table-cell>
          <table:table-cell table:style-name="ce17" office:value-type="float" office:value="47243" calcext:value-type="float">
            <text:p>47243</text:p>
          </table:table-cell>
          <table:table-cell table:style-name="ce17" office:value-type="string" calcext:value-type="string">
            <text:p>AL JAUHAR PUBLIC SCHOOL EMPATHIMANGALAM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953]=&quot;11 - 12&quot;;&quot;HSS&quot;;IF([.E953]=&quot;8 - 12&quot;;&quot;HS, HSS&quot;;IF([.E953]=&quot;8 - 10&quot;;&quot;HS&quot;;IF([.E953]=&quot;1 - 4&quot;;&quot;LP&quot;;IF([.E953]=&quot;5 -7&quot;;&quot;UP&quot;;IF([.E953]=&quot;1 - 5&quot;;&quot;LP, UP&quot;;IF([.E953]=&quot;5 - 10&quot;;&quot;UP, HS&quot;;IF([.E953]=&quot;1 - 7&quot;;&quot;LP, UP&quot;;IF([.E953]=&quot;1 -10&quot;;&quot;LP, UP, HS&quot;;IF([.E953]=&quot;1 - 12&quot;;&quot;LP, UP, HS, HSS&quot;;IF([.E953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unnamangalam</text:p>
          </table:table-cell>
          <table:table-cell table:number-columns-repeated="1016"/>
        </table:table-row>
        <table:table-row table:style-name="ro2">
          <table:table-cell table:style-name="ce17" office:value-type="float" office:value="953" calcext:value-type="float">
            <text:p>953</text:p>
          </table:table-cell>
          <table:table-cell table:style-name="ce17" office:value-type="float" office:value="47244" calcext:value-type="float">
            <text:p>47244</text:p>
          </table:table-cell>
          <table:table-cell table:style-name="ce17" office:value-type="string" calcext:value-type="string">
            <text:p>Sri Aravinda Vidya Nikethan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954]=&quot;11 - 12&quot;;&quot;HSS&quot;;IF([.E954]=&quot;8 - 12&quot;;&quot;HS, HSS&quot;;IF([.E954]=&quot;8 - 10&quot;;&quot;HS&quot;;IF([.E954]=&quot;1 - 4&quot;;&quot;LP&quot;;IF([.E954]=&quot;5 -7&quot;;&quot;UP&quot;;IF([.E954]=&quot;1 - 5&quot;;&quot;LP, UP&quot;;IF([.E954]=&quot;5 - 10&quot;;&quot;UP, HS&quot;;IF([.E954]=&quot;1 - 7&quot;;&quot;LP, UP&quot;;IF([.E954]=&quot;1 -10&quot;;&quot;LP, UP, HS&quot;;IF([.E954]=&quot;1 - 12&quot;;&quot;LP, UP, HS, HSS&quot;;IF([.E954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unnamangalam</text:p>
          </table:table-cell>
          <table:table-cell table:number-columns-repeated="1016"/>
        </table:table-row>
        <table:table-row table:style-name="ro2">
          <table:table-cell table:style-name="ce17" office:value-type="float" office:value="954" calcext:value-type="float">
            <text:p>954</text:p>
          </table:table-cell>
          <table:table-cell table:style-name="ce17" office:value-type="float" office:value="47250" calcext:value-type="float">
            <text:p>47250</text:p>
          </table:table-cell>
          <table:table-cell table:style-name="ce17" office:value-type="string" calcext:value-type="string">
            <text:p>Auxilium Nava Jyoti School,Kunnamangalam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11 - 12</text:p>
          </table:table-cell>
          <table:table-cell table:style-name="ce17" table:formula="of:=IF([.E955]=&quot;11 - 12&quot;;&quot;HSS&quot;;IF([.E955]=&quot;8 - 12&quot;;&quot;HS, HSS&quot;;IF([.E955]=&quot;8 - 10&quot;;&quot;HS&quot;;IF([.E955]=&quot;1 - 4&quot;;&quot;LP&quot;;IF([.E955]=&quot;5 -7&quot;;&quot;UP&quot;;IF([.E955]=&quot;1 - 5&quot;;&quot;LP, UP&quot;;IF([.E955]=&quot;5 - 10&quot;;&quot;UP, HS&quot;;IF([.E955]=&quot;1 - 7&quot;;&quot;LP, UP&quot;;IF([.E955]=&quot;1 -10&quot;;&quot;LP, UP, HS&quot;;IF([.E955]=&quot;1 - 12&quot;;&quot;LP, UP, HS, HSS&quot;;IF([.E955]=&quot;5 - 12&quot;;&quot;UP, HS, HSS&quot;;&quot;&quot;)))))))))))" office:value-type="string" office:string-value="HSS" calcext:value-type="string">
            <text:p>HSS</text:p>
          </table:table-cell>
          <table:table-cell office:value-type="string" calcext:value-type="string">
            <text:p>Kunnamangalam</text:p>
          </table:table-cell>
          <table:table-cell table:number-columns-repeated="1016"/>
        </table:table-row>
        <table:table-row table:style-name="ro2">
          <table:table-cell table:style-name="ce17" office:value-type="float" office:value="955" calcext:value-type="float">
            <text:p>955</text:p>
          </table:table-cell>
          <table:table-cell table:style-name="ce17" office:value-type="float" office:value="47042" calcext:value-type="float">
            <text:p>47042</text:p>
          </table:table-cell>
          <table:table-cell table:style-name="ce17" office:value-type="string" calcext:value-type="string">
            <text:p>GHSS Neeleswaram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12</text:p>
          </table:table-cell>
          <table:table-cell table:style-name="ce17" table:formula="of:=IF([.E956]=&quot;11 - 12&quot;;&quot;HSS&quot;;IF([.E956]=&quot;8 - 12&quot;;&quot;HS, HSS&quot;;IF([.E956]=&quot;8 - 10&quot;;&quot;HS&quot;;IF([.E956]=&quot;1 - 4&quot;;&quot;LP&quot;;IF([.E956]=&quot;5 -7&quot;;&quot;UP&quot;;IF([.E956]=&quot;1 - 5&quot;;&quot;LP, UP&quot;;IF([.E956]=&quot;5 - 10&quot;;&quot;UP, HS&quot;;IF([.E956]=&quot;1 - 7&quot;;&quot;LP, UP&quot;;IF([.E956]=&quot;1 -10&quot;;&quot;LP, UP, HS&quot;;IF([.E956]=&quot;1 - 12&quot;;&quot;LP, UP, HS, HSS&quot;;IF([.E956]=&quot;5 - 12&quot;;&quot;UP, HS, HSS&quot;;&quot;&quot;)))))))))))" office:value-type="string" office:string-value="LP, UP, HS, HSS" calcext:value-type="string">
            <text:p>LP, UP, HS, HSS</text:p>
          </table:table-cell>
          <table:table-cell office:value-type="string" calcext:value-type="string">
            <text:p>Mukkam</text:p>
          </table:table-cell>
          <table:table-cell table:number-columns-repeated="1016"/>
        </table:table-row>
        <table:table-row table:style-name="ro2">
          <table:table-cell table:style-name="ce17" office:value-type="float" office:value="956" calcext:value-type="float">
            <text:p>956</text:p>
          </table:table-cell>
          <table:table-cell table:style-name="ce17" office:value-type="float" office:value="47116" calcext:value-type="float">
            <text:p>47116</text:p>
          </table:table-cell>
          <table:table-cell table:style-name="ce17" office:value-type="string" calcext:value-type="string">
            <text:p>G H S Cheruvadi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12</text:p>
          </table:table-cell>
          <table:table-cell table:style-name="ce17" table:formula="of:=IF([.E957]=&quot;11 - 12&quot;;&quot;HSS&quot;;IF([.E957]=&quot;8 - 12&quot;;&quot;HS, HSS&quot;;IF([.E957]=&quot;8 - 10&quot;;&quot;HS&quot;;IF([.E957]=&quot;1 - 4&quot;;&quot;LP&quot;;IF([.E957]=&quot;5 -7&quot;;&quot;UP&quot;;IF([.E957]=&quot;1 - 5&quot;;&quot;LP, UP&quot;;IF([.E957]=&quot;5 - 10&quot;;&quot;UP, HS&quot;;IF([.E957]=&quot;1 - 7&quot;;&quot;LP, UP&quot;;IF([.E957]=&quot;1 -10&quot;;&quot;LP, UP, HS&quot;;IF([.E957]=&quot;1 - 12&quot;;&quot;LP, UP, HS, HSS&quot;;IF([.E957]=&quot;5 - 12&quot;;&quot;UP, HS, HSS&quot;;&quot;&quot;)))))))))))" office:value-type="string" office:string-value="LP, UP, HS, HSS" calcext:value-type="string">
            <text:p>LP, UP, HS, HSS</text:p>
          </table:table-cell>
          <table:table-cell office:value-type="string" calcext:value-type="string">
            <text:p>Mukkam</text:p>
          </table:table-cell>
          <table:table-cell table:number-columns-repeated="1016"/>
        </table:table-row>
        <table:table-row table:style-name="ro2">
          <table:table-cell table:style-name="ce17" office:value-type="float" office:value="957" calcext:value-type="float">
            <text:p>957</text:p>
          </table:table-cell>
          <table:table-cell table:style-name="ce17" office:value-type="float" office:value="47301" calcext:value-type="float">
            <text:p>47301</text:p>
          </table:table-cell>
          <table:table-cell table:style-name="ce17" office:value-type="string" calcext:value-type="string">
            <text:p>GLPS Poolappoyil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958]=&quot;11 - 12&quot;;&quot;HSS&quot;;IF([.E958]=&quot;8 - 12&quot;;&quot;HS, HSS&quot;;IF([.E958]=&quot;8 - 10&quot;;&quot;HS&quot;;IF([.E958]=&quot;1 - 4&quot;;&quot;LP&quot;;IF([.E958]=&quot;5 -7&quot;;&quot;UP&quot;;IF([.E958]=&quot;1 - 5&quot;;&quot;LP, UP&quot;;IF([.E958]=&quot;5 - 10&quot;;&quot;UP, HS&quot;;IF([.E958]=&quot;1 - 7&quot;;&quot;LP, UP&quot;;IF([.E958]=&quot;1 -10&quot;;&quot;LP, UP, HS&quot;;IF([.E958]=&quot;1 - 12&quot;;&quot;LP, UP, HS, HSS&quot;;IF([.E958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Mukkam</text:p>
          </table:table-cell>
          <table:table-cell table:number-columns-repeated="1016"/>
        </table:table-row>
        <table:table-row table:style-name="ro2">
          <table:table-cell table:style-name="ce17" office:value-type="float" office:value="958" calcext:value-type="float">
            <text:p>958</text:p>
          </table:table-cell>
          <table:table-cell table:style-name="ce17" office:value-type="float" office:value="47302" calcext:value-type="float">
            <text:p>47302</text:p>
          </table:table-cell>
          <table:table-cell table:style-name="ce17" office:value-type="string" calcext:value-type="string">
            <text:p>GLPS Thazhakode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959]=&quot;11 - 12&quot;;&quot;HSS&quot;;IF([.E959]=&quot;8 - 12&quot;;&quot;HS, HSS&quot;;IF([.E959]=&quot;8 - 10&quot;;&quot;HS&quot;;IF([.E959]=&quot;1 - 4&quot;;&quot;LP&quot;;IF([.E959]=&quot;5 -7&quot;;&quot;UP&quot;;IF([.E959]=&quot;1 - 5&quot;;&quot;LP, UP&quot;;IF([.E959]=&quot;5 - 10&quot;;&quot;UP, HS&quot;;IF([.E959]=&quot;1 - 7&quot;;&quot;LP, UP&quot;;IF([.E959]=&quot;1 -10&quot;;&quot;LP, UP, HS&quot;;IF([.E959]=&quot;1 - 12&quot;;&quot;LP, UP, HS, HSS&quot;;IF([.E959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Mukkam</text:p>
          </table:table-cell>
          <table:table-cell table:number-columns-repeated="1016"/>
        </table:table-row>
        <table:table-row table:style-name="ro2">
          <table:table-cell table:style-name="ce17" office:value-type="float" office:value="959" calcext:value-type="float">
            <text:p>959</text:p>
          </table:table-cell>
          <table:table-cell table:style-name="ce17" office:value-type="float" office:value="47308" calcext:value-type="float">
            <text:p>47308</text:p>
          </table:table-cell>
          <table:table-cell table:style-name="ce17" office:value-type="string" calcext:value-type="string">
            <text:p>GLPS Chullikkaparamba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960]=&quot;11 - 12&quot;;&quot;HSS&quot;;IF([.E960]=&quot;8 - 12&quot;;&quot;HS, HSS&quot;;IF([.E960]=&quot;8 - 10&quot;;&quot;HS&quot;;IF([.E960]=&quot;1 - 4&quot;;&quot;LP&quot;;IF([.E960]=&quot;5 -7&quot;;&quot;UP&quot;;IF([.E960]=&quot;1 - 5&quot;;&quot;LP, UP&quot;;IF([.E960]=&quot;5 - 10&quot;;&quot;UP, HS&quot;;IF([.E960]=&quot;1 - 7&quot;;&quot;LP, UP&quot;;IF([.E960]=&quot;1 -10&quot;;&quot;LP, UP, HS&quot;;IF([.E960]=&quot;1 - 12&quot;;&quot;LP, UP, HS, HSS&quot;;IF([.E960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Mukkam</text:p>
          </table:table-cell>
          <table:table-cell table:number-columns-repeated="1016"/>
        </table:table-row>
        <table:table-row table:style-name="ro2">
          <table:table-cell table:style-name="ce17" office:value-type="float" office:value="960" calcext:value-type="float">
            <text:p>960</text:p>
          </table:table-cell>
          <table:table-cell table:style-name="ce17" office:value-type="float" office:value="47309" calcext:value-type="float">
            <text:p>47309</text:p>
          </table:table-cell>
          <table:table-cell table:style-name="ce17" office:value-type="string" calcext:value-type="string">
            <text:p>GLPS Kazhuthuttipuraya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961]=&quot;11 - 12&quot;;&quot;HSS&quot;;IF([.E961]=&quot;8 - 12&quot;;&quot;HS, HSS&quot;;IF([.E961]=&quot;8 - 10&quot;;&quot;HS&quot;;IF([.E961]=&quot;1 - 4&quot;;&quot;LP&quot;;IF([.E961]=&quot;5 -7&quot;;&quot;UP&quot;;IF([.E961]=&quot;1 - 5&quot;;&quot;LP, UP&quot;;IF([.E961]=&quot;5 - 10&quot;;&quot;UP, HS&quot;;IF([.E961]=&quot;1 - 7&quot;;&quot;LP, UP&quot;;IF([.E961]=&quot;1 -10&quot;;&quot;LP, UP, HS&quot;;IF([.E961]=&quot;1 - 12&quot;;&quot;LP, UP, HS, HSS&quot;;IF([.E961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Mukkam</text:p>
          </table:table-cell>
          <table:table-cell table:number-columns-repeated="1016"/>
        </table:table-row>
        <table:table-row table:style-name="ro2">
          <table:table-cell table:style-name="ce17" office:value-type="float" office:value="961" calcext:value-type="float">
            <text:p>961</text:p>
          </table:table-cell>
          <table:table-cell table:style-name="ce17" office:value-type="float" office:value="47310" calcext:value-type="float">
            <text:p>47310</text:p>
          </table:table-cell>
          <table:table-cell table:style-name="ce17" office:value-type="string" calcext:value-type="string">
            <text:p>GLPS Pannicode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962]=&quot;11 - 12&quot;;&quot;HSS&quot;;IF([.E962]=&quot;8 - 12&quot;;&quot;HS, HSS&quot;;IF([.E962]=&quot;8 - 10&quot;;&quot;HS&quot;;IF([.E962]=&quot;1 - 4&quot;;&quot;LP&quot;;IF([.E962]=&quot;5 -7&quot;;&quot;UP&quot;;IF([.E962]=&quot;1 - 5&quot;;&quot;LP, UP&quot;;IF([.E962]=&quot;5 - 10&quot;;&quot;UP, HS&quot;;IF([.E962]=&quot;1 - 7&quot;;&quot;LP, UP&quot;;IF([.E962]=&quot;1 -10&quot;;&quot;LP, UP, HS&quot;;IF([.E962]=&quot;1 - 12&quot;;&quot;LP, UP, HS, HSS&quot;;IF([.E962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Mukkam</text:p>
          </table:table-cell>
          <table:table-cell table:number-columns-repeated="1016"/>
        </table:table-row>
        <table:table-row table:style-name="ro2">
          <table:table-cell table:style-name="ce17" office:value-type="float" office:value="962" calcext:value-type="float">
            <text:p>962</text:p>
          </table:table-cell>
          <table:table-cell table:style-name="ce17" office:value-type="float" office:value="47311" calcext:value-type="float">
            <text:p>47311</text:p>
          </table:table-cell>
          <table:table-cell table:style-name="ce17" office:value-type="string" calcext:value-type="string">
            <text:p>GLPS Karakkutty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963]=&quot;11 - 12&quot;;&quot;HSS&quot;;IF([.E963]=&quot;8 - 12&quot;;&quot;HS, HSS&quot;;IF([.E963]=&quot;8 - 10&quot;;&quot;HS&quot;;IF([.E963]=&quot;1 - 4&quot;;&quot;LP&quot;;IF([.E963]=&quot;5 -7&quot;;&quot;UP&quot;;IF([.E963]=&quot;1 - 5&quot;;&quot;LP, UP&quot;;IF([.E963]=&quot;5 - 10&quot;;&quot;UP, HS&quot;;IF([.E963]=&quot;1 - 7&quot;;&quot;LP, UP&quot;;IF([.E963]=&quot;1 -10&quot;;&quot;LP, UP, HS&quot;;IF([.E963]=&quot;1 - 12&quot;;&quot;LP, UP, HS, HSS&quot;;IF([.E963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Mukkam</text:p>
          </table:table-cell>
          <table:table-cell table:number-columns-repeated="1016"/>
        </table:table-row>
        <table:table-row table:style-name="ro2">
          <table:table-cell table:style-name="ce17" office:value-type="float" office:value="963" calcext:value-type="float">
            <text:p>963</text:p>
          </table:table-cell>
          <table:table-cell table:style-name="ce17" office:value-type="float" office:value="47312" calcext:value-type="float">
            <text:p>47312</text:p>
          </table:table-cell>
          <table:table-cell table:style-name="ce17" office:value-type="string" calcext:value-type="string">
            <text:p>GLPS Manjakkadavu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964]=&quot;11 - 12&quot;;&quot;HSS&quot;;IF([.E964]=&quot;8 - 12&quot;;&quot;HS, HSS&quot;;IF([.E964]=&quot;8 - 10&quot;;&quot;HS&quot;;IF([.E964]=&quot;1 - 4&quot;;&quot;LP&quot;;IF([.E964]=&quot;5 -7&quot;;&quot;UP&quot;;IF([.E964]=&quot;1 - 5&quot;;&quot;LP, UP&quot;;IF([.E964]=&quot;5 - 10&quot;;&quot;UP, HS&quot;;IF([.E964]=&quot;1 - 7&quot;;&quot;LP, UP&quot;;IF([.E964]=&quot;1 -10&quot;;&quot;LP, UP, HS&quot;;IF([.E964]=&quot;1 - 12&quot;;&quot;LP, UP, HS, HSS&quot;;IF([.E964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Mukkam</text:p>
          </table:table-cell>
          <table:table-cell table:number-columns-repeated="1016"/>
        </table:table-row>
        <table:table-row table:style-name="ro2">
          <table:table-cell table:style-name="ce17" office:value-type="float" office:value="964" calcext:value-type="float">
            <text:p>964</text:p>
          </table:table-cell>
          <table:table-cell table:style-name="ce17" office:value-type="float" office:value="47313" calcext:value-type="float">
            <text:p>47313</text:p>
          </table:table-cell>
          <table:table-cell table:style-name="ce17" office:value-type="string" calcext:value-type="string">
            <text:p>G L P S Poovaranthode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965]=&quot;11 - 12&quot;;&quot;HSS&quot;;IF([.E965]=&quot;8 - 12&quot;;&quot;HS, HSS&quot;;IF([.E965]=&quot;8 - 10&quot;;&quot;HS&quot;;IF([.E965]=&quot;1 - 4&quot;;&quot;LP&quot;;IF([.E965]=&quot;5 -7&quot;;&quot;UP&quot;;IF([.E965]=&quot;1 - 5&quot;;&quot;LP, UP&quot;;IF([.E965]=&quot;5 - 10&quot;;&quot;UP, HS&quot;;IF([.E965]=&quot;1 - 7&quot;;&quot;LP, UP&quot;;IF([.E965]=&quot;1 -10&quot;;&quot;LP, UP, HS&quot;;IF([.E965]=&quot;1 - 12&quot;;&quot;LP, UP, HS, HSS&quot;;IF([.E965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Mukkam</text:p>
          </table:table-cell>
          <table:table-cell table:number-columns-repeated="1016"/>
        </table:table-row>
        <table:table-row table:style-name="ro2">
          <table:table-cell table:style-name="ce17" office:value-type="float" office:value="965" calcext:value-type="float">
            <text:p>965</text:p>
          </table:table-cell>
          <table:table-cell table:style-name="ce17" office:value-type="float" office:value="47314" calcext:value-type="float">
            <text:p>47314</text:p>
          </table:table-cell>
          <table:table-cell table:style-name="ce17" office:value-type="string" calcext:value-type="string">
            <text:p>GTLPS Koombara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966]=&quot;11 - 12&quot;;&quot;HSS&quot;;IF([.E966]=&quot;8 - 12&quot;;&quot;HS, HSS&quot;;IF([.E966]=&quot;8 - 10&quot;;&quot;HS&quot;;IF([.E966]=&quot;1 - 4&quot;;&quot;LP&quot;;IF([.E966]=&quot;5 -7&quot;;&quot;UP&quot;;IF([.E966]=&quot;1 - 5&quot;;&quot;LP, UP&quot;;IF([.E966]=&quot;5 - 10&quot;;&quot;UP, HS&quot;;IF([.E966]=&quot;1 - 7&quot;;&quot;LP, UP&quot;;IF([.E966]=&quot;1 -10&quot;;&quot;LP, UP, HS&quot;;IF([.E966]=&quot;1 - 12&quot;;&quot;LP, UP, HS, HSS&quot;;IF([.E966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Mukkam</text:p>
          </table:table-cell>
          <table:table-cell table:number-columns-repeated="1016"/>
        </table:table-row>
        <table:table-row table:style-name="ro2">
          <table:table-cell table:style-name="ce17" office:value-type="float" office:value="966" calcext:value-type="float">
            <text:p>966</text:p>
          </table:table-cell>
          <table:table-cell table:style-name="ce17" office:value-type="float" office:value="47315" calcext:value-type="float">
            <text:p>47315</text:p>
          </table:table-cell>
          <table:table-cell table:style-name="ce17" office:value-type="string" calcext:value-type="string">
            <text:p>GLPS Kakkadampoyil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967]=&quot;11 - 12&quot;;&quot;HSS&quot;;IF([.E967]=&quot;8 - 12&quot;;&quot;HS, HSS&quot;;IF([.E967]=&quot;8 - 10&quot;;&quot;HS&quot;;IF([.E967]=&quot;1 - 4&quot;;&quot;LP&quot;;IF([.E967]=&quot;5 -7&quot;;&quot;UP&quot;;IF([.E967]=&quot;1 - 5&quot;;&quot;LP, UP&quot;;IF([.E967]=&quot;5 - 10&quot;;&quot;UP, HS&quot;;IF([.E967]=&quot;1 - 7&quot;;&quot;LP, UP&quot;;IF([.E967]=&quot;1 -10&quot;;&quot;LP, UP, HS&quot;;IF([.E967]=&quot;1 - 12&quot;;&quot;LP, UP, HS, HSS&quot;;IF([.E967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Mukkam</text:p>
          </table:table-cell>
          <table:table-cell table:number-columns-repeated="1016"/>
        </table:table-row>
        <table:table-row table:style-name="ro2">
          <table:table-cell table:style-name="ce17" office:value-type="float" office:value="967" calcext:value-type="float">
            <text:p>967</text:p>
          </table:table-cell>
          <table:table-cell table:style-name="ce17" office:value-type="float" office:value="47318" calcext:value-type="float">
            <text:p>47318</text:p>
          </table:table-cell>
          <table:table-cell table:style-name="ce17" office:value-type="string" calcext:value-type="string">
            <text:p>GLPS Anayamkunnu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968]=&quot;11 - 12&quot;;&quot;HSS&quot;;IF([.E968]=&quot;8 - 12&quot;;&quot;HS, HSS&quot;;IF([.E968]=&quot;8 - 10&quot;;&quot;HS&quot;;IF([.E968]=&quot;1 - 4&quot;;&quot;LP&quot;;IF([.E968]=&quot;5 -7&quot;;&quot;UP&quot;;IF([.E968]=&quot;1 - 5&quot;;&quot;LP, UP&quot;;IF([.E968]=&quot;5 - 10&quot;;&quot;UP, HS&quot;;IF([.E968]=&quot;1 - 7&quot;;&quot;LP, UP&quot;;IF([.E968]=&quot;1 -10&quot;;&quot;LP, UP, HS&quot;;IF([.E968]=&quot;1 - 12&quot;;&quot;LP, UP, HS, HSS&quot;;IF([.E968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Mukkam</text:p>
          </table:table-cell>
          <table:table-cell table:number-columns-repeated="1016"/>
        </table:table-row>
        <table:table-row table:style-name="ro2">
          <table:table-cell table:style-name="ce17" office:value-type="float" office:value="968" calcext:value-type="float">
            <text:p>968</text:p>
          </table:table-cell>
          <table:table-cell table:style-name="ce17" office:value-type="float" office:value="47319" calcext:value-type="float">
            <text:p>47319</text:p>
          </table:table-cell>
          <table:table-cell table:style-name="ce17" office:value-type="string" calcext:value-type="string">
            <text:p>GLPS Kumaranallur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969]=&quot;11 - 12&quot;;&quot;HSS&quot;;IF([.E969]=&quot;8 - 12&quot;;&quot;HS, HSS&quot;;IF([.E969]=&quot;8 - 10&quot;;&quot;HS&quot;;IF([.E969]=&quot;1 - 4&quot;;&quot;LP&quot;;IF([.E969]=&quot;5 -7&quot;;&quot;UP&quot;;IF([.E969]=&quot;1 - 5&quot;;&quot;LP, UP&quot;;IF([.E969]=&quot;5 - 10&quot;;&quot;UP, HS&quot;;IF([.E969]=&quot;1 - 7&quot;;&quot;LP, UP&quot;;IF([.E969]=&quot;1 -10&quot;;&quot;LP, UP, HS&quot;;IF([.E969]=&quot;1 - 12&quot;;&quot;LP, UP, HS, HSS&quot;;IF([.E969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Mukkam</text:p>
          </table:table-cell>
          <table:table-cell table:number-columns-repeated="1016"/>
        </table:table-row>
        <table:table-row table:style-name="ro2">
          <table:table-cell table:style-name="ce17" office:value-type="float" office:value="969" calcext:value-type="float">
            <text:p>969</text:p>
          </table:table-cell>
          <table:table-cell table:style-name="ce17" office:value-type="float" office:value="47320" calcext:value-type="float">
            <text:p>47320</text:p>
          </table:table-cell>
          <table:table-cell table:style-name="ce17" office:value-type="string" calcext:value-type="string">
            <text:p>GLPS Kakkad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970]=&quot;11 - 12&quot;;&quot;HSS&quot;;IF([.E970]=&quot;8 - 12&quot;;&quot;HS, HSS&quot;;IF([.E970]=&quot;8 - 10&quot;;&quot;HS&quot;;IF([.E970]=&quot;1 - 4&quot;;&quot;LP&quot;;IF([.E970]=&quot;5 -7&quot;;&quot;UP&quot;;IF([.E970]=&quot;1 - 5&quot;;&quot;LP, UP&quot;;IF([.E970]=&quot;5 - 10&quot;;&quot;UP, HS&quot;;IF([.E970]=&quot;1 - 7&quot;;&quot;LP, UP&quot;;IF([.E970]=&quot;1 -10&quot;;&quot;LP, UP, HS&quot;;IF([.E970]=&quot;1 - 12&quot;;&quot;LP, UP, HS, HSS&quot;;IF([.E970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Mukkam</text:p>
          </table:table-cell>
          <table:table-cell table:number-columns-repeated="1016"/>
        </table:table-row>
        <table:table-row table:style-name="ro2">
          <table:table-cell table:style-name="ce17" office:value-type="float" office:value="970" calcext:value-type="float">
            <text:p>970</text:p>
          </table:table-cell>
          <table:table-cell table:style-name="ce17" office:value-type="float" office:value="47323" calcext:value-type="float">
            <text:p>47323</text:p>
          </table:table-cell>
          <table:table-cell table:style-name="ce17" office:value-type="string" calcext:value-type="string">
            <text:p>GLPS Anakkampoyil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971]=&quot;11 - 12&quot;;&quot;HSS&quot;;IF([.E971]=&quot;8 - 12&quot;;&quot;HS, HSS&quot;;IF([.E971]=&quot;8 - 10&quot;;&quot;HS&quot;;IF([.E971]=&quot;1 - 4&quot;;&quot;LP&quot;;IF([.E971]=&quot;5 -7&quot;;&quot;UP&quot;;IF([.E971]=&quot;1 - 5&quot;;&quot;LP, UP&quot;;IF([.E971]=&quot;5 - 10&quot;;&quot;UP, HS&quot;;IF([.E971]=&quot;1 - 7&quot;;&quot;LP, UP&quot;;IF([.E971]=&quot;1 -10&quot;;&quot;LP, UP, HS&quot;;IF([.E971]=&quot;1 - 12&quot;;&quot;LP, UP, HS, HSS&quot;;IF([.E971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Mukkam</text:p>
          </table:table-cell>
          <table:table-cell table:number-columns-repeated="1016"/>
        </table:table-row>
        <table:table-row table:style-name="ro2">
          <table:table-cell table:style-name="ce17" office:value-type="float" office:value="971" calcext:value-type="float">
            <text:p>971</text:p>
          </table:table-cell>
          <table:table-cell table:style-name="ce17" office:value-type="float" office:value="47324" calcext:value-type="float">
            <text:p>47324</text:p>
          </table:table-cell>
          <table:table-cell table:style-name="ce17" office:value-type="string" calcext:value-type="string">
            <text:p>GLPS Thondimmal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972]=&quot;11 - 12&quot;;&quot;HSS&quot;;IF([.E972]=&quot;8 - 12&quot;;&quot;HS, HSS&quot;;IF([.E972]=&quot;8 - 10&quot;;&quot;HS&quot;;IF([.E972]=&quot;1 - 4&quot;;&quot;LP&quot;;IF([.E972]=&quot;5 -7&quot;;&quot;UP&quot;;IF([.E972]=&quot;1 - 5&quot;;&quot;LP, UP&quot;;IF([.E972]=&quot;5 - 10&quot;;&quot;UP, HS&quot;;IF([.E972]=&quot;1 - 7&quot;;&quot;LP, UP&quot;;IF([.E972]=&quot;1 -10&quot;;&quot;LP, UP, HS&quot;;IF([.E972]=&quot;1 - 12&quot;;&quot;LP, UP, HS, HSS&quot;;IF([.E972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Mukkam</text:p>
          </table:table-cell>
          <table:table-cell table:number-columns-repeated="1016"/>
        </table:table-row>
        <table:table-row table:style-name="ro2">
          <table:table-cell table:style-name="ce17" office:value-type="float" office:value="972" calcext:value-type="float">
            <text:p>972</text:p>
          </table:table-cell>
          <table:table-cell table:style-name="ce17" office:value-type="float" office:value="47329" calcext:value-type="float">
            <text:p>47329</text:p>
          </table:table-cell>
          <table:table-cell table:style-name="ce17" office:value-type="string" calcext:value-type="string">
            <text:p>GMLPS Chathavennacode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973]=&quot;11 - 12&quot;;&quot;HSS&quot;;IF([.E973]=&quot;8 - 12&quot;;&quot;HS, HSS&quot;;IF([.E973]=&quot;8 - 10&quot;;&quot;HS&quot;;IF([.E973]=&quot;1 - 4&quot;;&quot;LP&quot;;IF([.E973]=&quot;5 -7&quot;;&quot;UP&quot;;IF([.E973]=&quot;1 - 5&quot;;&quot;LP, UP&quot;;IF([.E973]=&quot;5 - 10&quot;;&quot;UP, HS&quot;;IF([.E973]=&quot;1 - 7&quot;;&quot;LP, UP&quot;;IF([.E973]=&quot;1 -10&quot;;&quot;LP, UP, HS&quot;;IF([.E973]=&quot;1 - 12&quot;;&quot;LP, UP, HS, HSS&quot;;IF([.E973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Mukkam</text:p>
          </table:table-cell>
          <table:table-cell table:number-columns-repeated="1016"/>
        </table:table-row>
        <table:table-row table:style-name="ro2">
          <table:table-cell table:style-name="ce17" office:value-type="float" office:value="973" calcext:value-type="float">
            <text:p>973</text:p>
          </table:table-cell>
          <table:table-cell table:style-name="ce17" office:value-type="float" office:value="47336" calcext:value-type="float">
            <text:p>47336</text:p>
          </table:table-cell>
          <table:table-cell table:style-name="ce17" office:value-type="string" calcext:value-type="string">
            <text:p>GMUPS Kodiyathur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974]=&quot;11 - 12&quot;;&quot;HSS&quot;;IF([.E974]=&quot;8 - 12&quot;;&quot;HS, HSS&quot;;IF([.E974]=&quot;8 - 10&quot;;&quot;HS&quot;;IF([.E974]=&quot;1 - 4&quot;;&quot;LP&quot;;IF([.E974]=&quot;5 -7&quot;;&quot;UP&quot;;IF([.E974]=&quot;1 - 5&quot;;&quot;LP, UP&quot;;IF([.E974]=&quot;5 - 10&quot;;&quot;UP, HS&quot;;IF([.E974]=&quot;1 - 7&quot;;&quot;LP, UP&quot;;IF([.E974]=&quot;1 -10&quot;;&quot;LP, UP, HS&quot;;IF([.E974]=&quot;1 - 12&quot;;&quot;LP, UP, HS, HSS&quot;;IF([.E974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Mukkam</text:p>
          </table:table-cell>
          <table:table-cell table:number-columns-repeated="1016"/>
        </table:table-row>
        <table:table-row table:style-name="ro2">
          <table:table-cell table:style-name="ce17" office:value-type="float" office:value="974" calcext:value-type="float">
            <text:p>974</text:p>
          </table:table-cell>
          <table:table-cell table:style-name="ce17" office:value-type="float" office:value="47337" calcext:value-type="float">
            <text:p>47337</text:p>
          </table:table-cell>
          <table:table-cell table:style-name="ce17" office:value-type="string" calcext:value-type="string">
            <text:p>GUPS Thottumukkam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975]=&quot;11 - 12&quot;;&quot;HSS&quot;;IF([.E975]=&quot;8 - 12&quot;;&quot;HS, HSS&quot;;IF([.E975]=&quot;8 - 10&quot;;&quot;HS&quot;;IF([.E975]=&quot;1 - 4&quot;;&quot;LP&quot;;IF([.E975]=&quot;5 -7&quot;;&quot;UP&quot;;IF([.E975]=&quot;1 - 5&quot;;&quot;LP, UP&quot;;IF([.E975]=&quot;5 - 10&quot;;&quot;UP, HS&quot;;IF([.E975]=&quot;1 - 7&quot;;&quot;LP, UP&quot;;IF([.E975]=&quot;1 -10&quot;;&quot;LP, UP, HS&quot;;IF([.E975]=&quot;1 - 12&quot;;&quot;LP, UP, HS, HSS&quot;;IF([.E975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Mukkam</text:p>
          </table:table-cell>
          <table:table-cell table:number-columns-repeated="1016"/>
        </table:table-row>
        <table:table-row table:style-name="ro2">
          <table:table-cell table:style-name="ce17" office:value-type="float" office:value="975" calcext:value-type="float">
            <text:p>975</text:p>
          </table:table-cell>
          <table:table-cell table:style-name="ce17" office:value-type="float" office:value="47339" calcext:value-type="float">
            <text:p>47339</text:p>
          </table:table-cell>
          <table:table-cell table:style-name="ce17" office:value-type="string" calcext:value-type="string">
            <text:p>GMUPS Chennamangallur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976]=&quot;11 - 12&quot;;&quot;HSS&quot;;IF([.E976]=&quot;8 - 12&quot;;&quot;HS, HSS&quot;;IF([.E976]=&quot;8 - 10&quot;;&quot;HS&quot;;IF([.E976]=&quot;1 - 4&quot;;&quot;LP&quot;;IF([.E976]=&quot;5 -7&quot;;&quot;UP&quot;;IF([.E976]=&quot;1 - 5&quot;;&quot;LP, UP&quot;;IF([.E976]=&quot;5 - 10&quot;;&quot;UP, HS&quot;;IF([.E976]=&quot;1 - 7&quot;;&quot;LP, UP&quot;;IF([.E976]=&quot;1 -10&quot;;&quot;LP, UP, HS&quot;;IF([.E976]=&quot;1 - 12&quot;;&quot;LP, UP, HS, HSS&quot;;IF([.E976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Mukkam</text:p>
          </table:table-cell>
          <table:table-cell table:number-columns-repeated="1016"/>
        </table:table-row>
        <table:table-row table:style-name="ro3">
          <table:table-cell table:style-name="ce17" office:value-type="float" office:value="976" calcext:value-type="float">
            <text:p>976</text:p>
          </table:table-cell>
          <table:table-cell table:style-name="ce17" office:value-type="float" office:value="47340" calcext:value-type="float">
            <text:p>47340</text:p>
          </table:table-cell>
          <table:table-cell table:style-name="ce17" office:value-type="string" calcext:value-type="string">
            <text:p>GUPS Manassery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977]=&quot;11 - 12&quot;;&quot;HSS&quot;;IF([.E977]=&quot;8 - 12&quot;;&quot;HS, HSS&quot;;IF([.E977]=&quot;8 - 10&quot;;&quot;HS&quot;;IF([.E977]=&quot;1 - 4&quot;;&quot;LP&quot;;IF([.E977]=&quot;5 -7&quot;;&quot;UP&quot;;IF([.E977]=&quot;1 - 5&quot;;&quot;LP, UP&quot;;IF([.E977]=&quot;5 - 10&quot;;&quot;UP, HS&quot;;IF([.E977]=&quot;1 - 7&quot;;&quot;LP, UP&quot;;IF([.E977]=&quot;1 -10&quot;;&quot;LP, UP, HS&quot;;IF([.E977]=&quot;1 - 12&quot;;&quot;LP, UP, HS, HSS&quot;;IF([.E977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Mukkam</text:p>
          </table:table-cell>
          <table:table-cell table:number-columns-repeated="1016"/>
        </table:table-row>
        <table:table-row table:style-name="ro3">
          <table:table-cell table:style-name="ce17" office:value-type="float" office:value="977" calcext:value-type="float">
            <text:p>977</text:p>
          </table:table-cell>
          <table:table-cell table:style-name="ce17" office:value-type="float" office:value="47341" calcext:value-type="float">
            <text:p>47341</text:p>
          </table:table-cell>
          <table:table-cell table:style-name="ce17" office:value-type="string" calcext:value-type="string">
            <text:p>G U P S Muthery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978]=&quot;11 - 12&quot;;&quot;HSS&quot;;IF([.E978]=&quot;8 - 12&quot;;&quot;HS, HSS&quot;;IF([.E978]=&quot;8 - 10&quot;;&quot;HS&quot;;IF([.E978]=&quot;1 - 4&quot;;&quot;LP&quot;;IF([.E978]=&quot;5 -7&quot;;&quot;UP&quot;;IF([.E978]=&quot;1 - 5&quot;;&quot;LP, UP&quot;;IF([.E978]=&quot;5 - 10&quot;;&quot;UP, HS&quot;;IF([.E978]=&quot;1 - 7&quot;;&quot;LP, UP&quot;;IF([.E978]=&quot;1 -10&quot;;&quot;LP, UP, HS&quot;;IF([.E978]=&quot;1 - 12&quot;;&quot;LP, UP, HS, HSS&quot;;IF([.E978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Mukkam</text:p>
          </table:table-cell>
          <table:table-cell table:number-columns-repeated="1016"/>
        </table:table-row>
        <table:table-row table:style-name="ro3">
          <table:table-cell table:style-name="ce17" office:value-type="float" office:value="978" calcext:value-type="float">
            <text:p>978</text:p>
          </table:table-cell>
          <table:table-cell table:style-name="ce17" office:value-type="float" office:value="47039" calcext:value-type="float">
            <text:p>47039</text:p>
          </table:table-cell>
          <table:table-cell table:style-name="ce17" office:value-type="string" calcext:value-type="string">
            <text:p>Holy Family H S S Venappara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8 - 12</text:p>
          </table:table-cell>
          <table:table-cell table:style-name="ce17" table:formula="of:=IF([.E979]=&quot;11 - 12&quot;;&quot;HSS&quot;;IF([.E979]=&quot;8 - 12&quot;;&quot;HS, HSS&quot;;IF([.E979]=&quot;8 - 10&quot;;&quot;HS&quot;;IF([.E979]=&quot;1 - 4&quot;;&quot;LP&quot;;IF([.E979]=&quot;5 -7&quot;;&quot;UP&quot;;IF([.E979]=&quot;1 - 5&quot;;&quot;LP, UP&quot;;IF([.E979]=&quot;5 - 10&quot;;&quot;UP, HS&quot;;IF([.E979]=&quot;1 - 7&quot;;&quot;LP, UP&quot;;IF([.E979]=&quot;1 -10&quot;;&quot;LP, UP, HS&quot;;IF([.E979]=&quot;1 - 12&quot;;&quot;LP, UP, HS, HSS&quot;;IF([.E979]=&quot;5 - 12&quot;;&quot;UP, HS, HSS&quot;;&quot;&quot;)))))))))))" office:value-type="string" office:string-value="HS, HSS" calcext:value-type="string">
            <text:p>HS, HSS</text:p>
          </table:table-cell>
          <table:table-cell office:value-type="string" calcext:value-type="string">
            <text:p>Mukkam</text:p>
          </table:table-cell>
          <table:table-cell table:number-columns-repeated="1016"/>
        </table:table-row>
        <table:table-row table:style-name="ro3">
          <table:table-cell table:style-name="ce17" office:value-type="float" office:value="979" calcext:value-type="float">
            <text:p>979</text:p>
          </table:table-cell>
          <table:table-cell table:style-name="ce17" office:value-type="float" office:value="47040" calcext:value-type="float">
            <text:p>47040</text:p>
          </table:table-cell>
          <table:table-cell table:style-name="ce17" office:value-type="string" calcext:value-type="string">
            <text:p>Sacred Heart HSS Thiruvambady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5 - 12</text:p>
          </table:table-cell>
          <table:table-cell table:style-name="ce17" table:formula="of:=IF([.E980]=&quot;11 - 12&quot;;&quot;HSS&quot;;IF([.E980]=&quot;8 - 12&quot;;&quot;HS, HSS&quot;;IF([.E980]=&quot;8 - 10&quot;;&quot;HS&quot;;IF([.E980]=&quot;1 - 4&quot;;&quot;LP&quot;;IF([.E980]=&quot;5 -7&quot;;&quot;UP&quot;;IF([.E980]=&quot;1 - 5&quot;;&quot;LP, UP&quot;;IF([.E980]=&quot;5 - 10&quot;;&quot;UP, HS&quot;;IF([.E980]=&quot;1 - 7&quot;;&quot;LP, UP&quot;;IF([.E980]=&quot;1 -10&quot;;&quot;LP, UP, HS&quot;;IF([.E980]=&quot;1 - 12&quot;;&quot;LP, UP, HS, HSS&quot;;IF([.E980]=&quot;5 - 12&quot;;&quot;UP, HS, HSS&quot;;&quot;&quot;)))))))))))" office:value-type="string" office:string-value="UP, HS, HSS" calcext:value-type="string">
            <text:p>UP, HS, HSS</text:p>
          </table:table-cell>
          <table:table-cell office:value-type="string" calcext:value-type="string">
            <text:p>Mukkam</text:p>
          </table:table-cell>
          <table:table-cell table:number-columns-repeated="1016"/>
        </table:table-row>
        <table:table-row table:style-name="ro3">
          <table:table-cell table:style-name="ce17" office:value-type="float" office:value="980" calcext:value-type="float">
            <text:p>980</text:p>
          </table:table-cell>
          <table:table-cell table:style-name="ce17" office:value-type="float" office:value="47041" calcext:value-type="float">
            <text:p>47041</text:p>
          </table:table-cell>
          <table:table-cell table:style-name="ce17" office:value-type="string" calcext:value-type="string">
            <text:p>St. Sebastian`s HS Punnakkal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8 - 10</text:p>
          </table:table-cell>
          <table:table-cell table:style-name="ce17" table:formula="of:=IF([.E981]=&quot;11 - 12&quot;;&quot;HSS&quot;;IF([.E981]=&quot;8 - 12&quot;;&quot;HS, HSS&quot;;IF([.E981]=&quot;8 - 10&quot;;&quot;HS&quot;;IF([.E981]=&quot;1 - 4&quot;;&quot;LP&quot;;IF([.E981]=&quot;5 -7&quot;;&quot;UP&quot;;IF([.E981]=&quot;1 - 5&quot;;&quot;LP, UP&quot;;IF([.E981]=&quot;5 - 10&quot;;&quot;UP, HS&quot;;IF([.E981]=&quot;1 - 7&quot;;&quot;LP, UP&quot;;IF([.E981]=&quot;1 -10&quot;;&quot;LP, UP, HS&quot;;IF([.E981]=&quot;1 - 12&quot;;&quot;LP, UP, HS, HSS&quot;;IF([.E981]=&quot;5 - 12&quot;;&quot;UP, HS, HSS&quot;;&quot;&quot;)))))))))))" office:value-type="string" office:string-value="HS" calcext:value-type="string">
            <text:p>HS</text:p>
          </table:table-cell>
          <table:table-cell office:value-type="string" calcext:value-type="string">
            <text:p>Mukkam</text:p>
          </table:table-cell>
          <table:table-cell table:number-columns-repeated="1016"/>
        </table:table-row>
        <table:table-row table:style-name="ro3">
          <table:table-cell table:style-name="ce17" office:value-type="float" office:value="981" calcext:value-type="float">
            <text:p>981</text:p>
          </table:table-cell>
          <table:table-cell table:style-name="ce17" office:value-type="float" office:value="47043" calcext:value-type="float">
            <text:p>47043</text:p>
          </table:table-cell>
          <table:table-cell table:style-name="ce17" office:value-type="string" calcext:value-type="string">
            <text:p>St. Thomas HS Thottumukkam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8 - 12</text:p>
          </table:table-cell>
          <table:table-cell table:style-name="ce17" table:formula="of:=IF([.E982]=&quot;11 - 12&quot;;&quot;HSS&quot;;IF([.E982]=&quot;8 - 12&quot;;&quot;HS, HSS&quot;;IF([.E982]=&quot;8 - 10&quot;;&quot;HS&quot;;IF([.E982]=&quot;1 - 4&quot;;&quot;LP&quot;;IF([.E982]=&quot;5 -7&quot;;&quot;UP&quot;;IF([.E982]=&quot;1 - 5&quot;;&quot;LP, UP&quot;;IF([.E982]=&quot;5 - 10&quot;;&quot;UP, HS&quot;;IF([.E982]=&quot;1 - 7&quot;;&quot;LP, UP&quot;;IF([.E982]=&quot;1 -10&quot;;&quot;LP, UP, HS&quot;;IF([.E982]=&quot;1 - 12&quot;;&quot;LP, UP, HS, HSS&quot;;IF([.E982]=&quot;5 - 12&quot;;&quot;UP, HS, HSS&quot;;&quot;&quot;)))))))))))" office:value-type="string" office:string-value="HS, HSS" calcext:value-type="string">
            <text:p>HS, HSS</text:p>
          </table:table-cell>
          <table:table-cell office:value-type="string" calcext:value-type="string">
            <text:p>Mukkam</text:p>
          </table:table-cell>
          <table:table-cell table:number-columns-repeated="1016"/>
        </table:table-row>
        <table:table-row table:style-name="ro3">
          <table:table-cell table:style-name="ce17" office:value-type="float" office:value="982" calcext:value-type="float">
            <text:p>982</text:p>
          </table:table-cell>
          <table:table-cell table:style-name="ce17" office:value-type="float" office:value="47044" calcext:value-type="float">
            <text:p>47044</text:p>
          </table:table-cell>
          <table:table-cell table:style-name="ce17" office:value-type="string" calcext:value-type="string">
            <text:p>Marygiri HS Maramchatty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8 - 10</text:p>
          </table:table-cell>
          <table:table-cell table:style-name="ce17" table:formula="of:=IF([.E983]=&quot;11 - 12&quot;;&quot;HSS&quot;;IF([.E983]=&quot;8 - 12&quot;;&quot;HS, HSS&quot;;IF([.E983]=&quot;8 - 10&quot;;&quot;HS&quot;;IF([.E983]=&quot;1 - 4&quot;;&quot;LP&quot;;IF([.E983]=&quot;5 -7&quot;;&quot;UP&quot;;IF([.E983]=&quot;1 - 5&quot;;&quot;LP, UP&quot;;IF([.E983]=&quot;5 - 10&quot;;&quot;UP, HS&quot;;IF([.E983]=&quot;1 - 7&quot;;&quot;LP, UP&quot;;IF([.E983]=&quot;1 -10&quot;;&quot;LP, UP, HS&quot;;IF([.E983]=&quot;1 - 12&quot;;&quot;LP, UP, HS, HSS&quot;;IF([.E983]=&quot;5 - 12&quot;;&quot;UP, HS, HSS&quot;;&quot;&quot;)))))))))))" office:value-type="string" office:string-value="HS" calcext:value-type="string">
            <text:p>HS</text:p>
          </table:table-cell>
          <table:table-cell office:value-type="string" calcext:value-type="string">
            <text:p>Mukkam</text:p>
          </table:table-cell>
          <table:table-cell table:number-columns-repeated="1016"/>
        </table:table-row>
        <table:table-row table:style-name="ro3">
          <table:table-cell table:style-name="ce17" office:value-type="float" office:value="983" calcext:value-type="float">
            <text:p>983</text:p>
          </table:table-cell>
          <table:table-cell table:style-name="ce17" office:value-type="float" office:value="47045" calcext:value-type="float">
            <text:p>47045</text:p>
          </table:table-cell>
          <table:table-cell table:style-name="ce17" office:value-type="string" calcext:value-type="string">
            <text:p>Fathimabi Memorial HS Koombara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5 - 12</text:p>
          </table:table-cell>
          <table:table-cell table:style-name="ce17" table:formula="of:=IF([.E984]=&quot;11 - 12&quot;;&quot;HSS&quot;;IF([.E984]=&quot;8 - 12&quot;;&quot;HS, HSS&quot;;IF([.E984]=&quot;8 - 10&quot;;&quot;HS&quot;;IF([.E984]=&quot;1 - 4&quot;;&quot;LP&quot;;IF([.E984]=&quot;5 -7&quot;;&quot;UP&quot;;IF([.E984]=&quot;1 - 5&quot;;&quot;LP, UP&quot;;IF([.E984]=&quot;5 - 10&quot;;&quot;UP, HS&quot;;IF([.E984]=&quot;1 - 7&quot;;&quot;LP, UP&quot;;IF([.E984]=&quot;1 -10&quot;;&quot;LP, UP, HS&quot;;IF([.E984]=&quot;1 - 12&quot;;&quot;LP, UP, HS, HSS&quot;;IF([.E984]=&quot;5 - 12&quot;;&quot;UP, HS, HSS&quot;;&quot;&quot;)))))))))))" office:value-type="string" office:string-value="UP, HS, HSS" calcext:value-type="string">
            <text:p>UP, HS, HSS</text:p>
          </table:table-cell>
          <table:table-cell office:value-type="string" calcext:value-type="string">
            <text:p>Mukkam</text:p>
          </table:table-cell>
          <table:table-cell table:number-columns-repeated="1016"/>
        </table:table-row>
        <table:table-row table:style-name="ro3">
          <table:table-cell table:style-name="ce17" office:value-type="float" office:value="984" calcext:value-type="float">
            <text:p>984</text:p>
          </table:table-cell>
          <table:table-cell table:style-name="ce17" office:value-type="float" office:value="47046" calcext:value-type="float">
            <text:p>47046</text:p>
          </table:table-cell>
          <table:table-cell table:style-name="ce17" office:value-type="string" calcext:value-type="string">
            <text:p>St. Mary`s HS Kakkadampoil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5 - 10</text:p>
          </table:table-cell>
          <table:table-cell table:style-name="ce17" table:formula="of:=IF([.E985]=&quot;11 - 12&quot;;&quot;HSS&quot;;IF([.E985]=&quot;8 - 12&quot;;&quot;HS, HSS&quot;;IF([.E985]=&quot;8 - 10&quot;;&quot;HS&quot;;IF([.E985]=&quot;1 - 4&quot;;&quot;LP&quot;;IF([.E985]=&quot;5 -7&quot;;&quot;UP&quot;;IF([.E985]=&quot;1 - 5&quot;;&quot;LP, UP&quot;;IF([.E985]=&quot;5 - 10&quot;;&quot;UP, HS&quot;;IF([.E985]=&quot;1 - 7&quot;;&quot;LP, UP&quot;;IF([.E985]=&quot;1 -10&quot;;&quot;LP, UP, HS&quot;;IF([.E985]=&quot;1 - 12&quot;;&quot;LP, UP, HS, HSS&quot;;IF([.E985]=&quot;5 - 12&quot;;&quot;UP, HS, HSS&quot;;&quot;&quot;)))))))))))" office:value-type="string" office:string-value="UP, HS" calcext:value-type="string">
            <text:p>UP, HS</text:p>
          </table:table-cell>
          <table:table-cell office:value-type="string" calcext:value-type="string">
            <text:p>Mukkam</text:p>
          </table:table-cell>
          <table:table-cell table:number-columns-repeated="1016"/>
        </table:table-row>
        <table:table-row table:style-name="ro3">
          <table:table-cell table:style-name="ce17" office:value-type="float" office:value="985" calcext:value-type="float">
            <text:p>985</text:p>
          </table:table-cell>
          <table:table-cell table:style-name="ce17" office:value-type="float" office:value="47047" calcext:value-type="float">
            <text:p>47047</text:p>
          </table:table-cell>
          <table:table-cell table:style-name="ce17" office:value-type="string" calcext:value-type="string">
            <text:p>St. Sebastians H S SKoodaranhi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5 - 12</text:p>
          </table:table-cell>
          <table:table-cell table:style-name="ce17" table:formula="of:=IF([.E986]=&quot;11 - 12&quot;;&quot;HSS&quot;;IF([.E986]=&quot;8 - 12&quot;;&quot;HS, HSS&quot;;IF([.E986]=&quot;8 - 10&quot;;&quot;HS&quot;;IF([.E986]=&quot;1 - 4&quot;;&quot;LP&quot;;IF([.E986]=&quot;5 -7&quot;;&quot;UP&quot;;IF([.E986]=&quot;1 - 5&quot;;&quot;LP, UP&quot;;IF([.E986]=&quot;5 - 10&quot;;&quot;UP, HS&quot;;IF([.E986]=&quot;1 - 7&quot;;&quot;LP, UP&quot;;IF([.E986]=&quot;1 -10&quot;;&quot;LP, UP, HS&quot;;IF([.E986]=&quot;1 - 12&quot;;&quot;LP, UP, HS, HSS&quot;;IF([.E986]=&quot;5 - 12&quot;;&quot;UP, HS, HSS&quot;;&quot;&quot;)))))))))))" office:value-type="string" office:string-value="UP, HS, HSS" calcext:value-type="string">
            <text:p>UP, HS, HSS</text:p>
          </table:table-cell>
          <table:table-cell office:value-type="string" calcext:value-type="string">
            <text:p>Mukkam</text:p>
          </table:table-cell>
          <table:table-cell table:number-columns-repeated="1016"/>
        </table:table-row>
        <table:table-row table:style-name="ro3">
          <table:table-cell table:style-name="ce17" office:value-type="float" office:value="986" calcext:value-type="float">
            <text:p>986</text:p>
          </table:table-cell>
          <table:table-cell table:style-name="ce17" office:value-type="float" office:value="47066" calcext:value-type="float">
            <text:p>47066</text:p>
          </table:table-cell>
          <table:table-cell table:style-name="ce17" office:value-type="string" calcext:value-type="string">
            <text:p>Mokkam HS Mokkam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5 - 12</text:p>
          </table:table-cell>
          <table:table-cell table:style-name="ce17" table:formula="of:=IF([.E987]=&quot;11 - 12&quot;;&quot;HSS&quot;;IF([.E987]=&quot;8 - 12&quot;;&quot;HS, HSS&quot;;IF([.E987]=&quot;8 - 10&quot;;&quot;HS&quot;;IF([.E987]=&quot;1 - 4&quot;;&quot;LP&quot;;IF([.E987]=&quot;5 -7&quot;;&quot;UP&quot;;IF([.E987]=&quot;1 - 5&quot;;&quot;LP, UP&quot;;IF([.E987]=&quot;5 - 10&quot;;&quot;UP, HS&quot;;IF([.E987]=&quot;1 - 7&quot;;&quot;LP, UP&quot;;IF([.E987]=&quot;1 -10&quot;;&quot;LP, UP, HS&quot;;IF([.E987]=&quot;1 - 12&quot;;&quot;LP, UP, HS, HSS&quot;;IF([.E987]=&quot;5 - 12&quot;;&quot;UP, HS, HSS&quot;;&quot;&quot;)))))))))))" office:value-type="string" office:string-value="UP, HS, HSS" calcext:value-type="string">
            <text:p>UP, HS, HSS</text:p>
          </table:table-cell>
          <table:table-cell office:value-type="string" calcext:value-type="string">
            <text:p>Mukkam</text:p>
          </table:table-cell>
          <table:table-cell table:number-columns-repeated="1016"/>
        </table:table-row>
        <table:table-row table:style-name="ro3">
          <table:table-cell table:style-name="ce17" office:value-type="float" office:value="987" calcext:value-type="float">
            <text:p>987</text:p>
          </table:table-cell>
          <table:table-cell table:style-name="ce17" office:value-type="float" office:value="47067" calcext:value-type="float">
            <text:p>47067</text:p>
          </table:table-cell>
          <table:table-cell table:style-name="ce17" office:value-type="string" calcext:value-type="string">
            <text:p>VMHMHS Anayamkunnu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5 - 12</text:p>
          </table:table-cell>
          <table:table-cell table:style-name="ce17" table:formula="of:=IF([.E988]=&quot;11 - 12&quot;;&quot;HSS&quot;;IF([.E988]=&quot;8 - 12&quot;;&quot;HS, HSS&quot;;IF([.E988]=&quot;8 - 10&quot;;&quot;HS&quot;;IF([.E988]=&quot;1 - 4&quot;;&quot;LP&quot;;IF([.E988]=&quot;5 -7&quot;;&quot;UP&quot;;IF([.E988]=&quot;1 - 5&quot;;&quot;LP, UP&quot;;IF([.E988]=&quot;5 - 10&quot;;&quot;UP, HS&quot;;IF([.E988]=&quot;1 - 7&quot;;&quot;LP, UP&quot;;IF([.E988]=&quot;1 -10&quot;;&quot;LP, UP, HS&quot;;IF([.E988]=&quot;1 - 12&quot;;&quot;LP, UP, HS, HSS&quot;;IF([.E988]=&quot;5 - 12&quot;;&quot;UP, HS, HSS&quot;;&quot;&quot;)))))))))))" office:value-type="string" office:string-value="UP, HS, HSS" calcext:value-type="string">
            <text:p>UP, HS, HSS</text:p>
          </table:table-cell>
          <table:table-cell office:value-type="string" calcext:value-type="string">
            <text:p>Mukkam</text:p>
          </table:table-cell>
          <table:table-cell table:number-columns-repeated="1016"/>
        </table:table-row>
        <table:table-row table:style-name="ro3">
          <table:table-cell table:style-name="ce17" office:value-type="float" office:value="988" calcext:value-type="float">
            <text:p>988</text:p>
          </table:table-cell>
          <table:table-cell table:style-name="ce17" office:value-type="float" office:value="47068" calcext:value-type="float">
            <text:p>47068</text:p>
          </table:table-cell>
          <table:table-cell table:style-name="ce17" office:value-type="string" calcext:value-type="string">
            <text:p>Chennamangallur HS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8 - 12</text:p>
          </table:table-cell>
          <table:table-cell table:style-name="ce17" table:formula="of:=IF([.E989]=&quot;11 - 12&quot;;&quot;HSS&quot;;IF([.E989]=&quot;8 - 12&quot;;&quot;HS, HSS&quot;;IF([.E989]=&quot;8 - 10&quot;;&quot;HS&quot;;IF([.E989]=&quot;1 - 4&quot;;&quot;LP&quot;;IF([.E989]=&quot;5 -7&quot;;&quot;UP&quot;;IF([.E989]=&quot;1 - 5&quot;;&quot;LP, UP&quot;;IF([.E989]=&quot;5 - 10&quot;;&quot;UP, HS&quot;;IF([.E989]=&quot;1 - 7&quot;;&quot;LP, UP&quot;;IF([.E989]=&quot;1 -10&quot;;&quot;LP, UP, HS&quot;;IF([.E989]=&quot;1 - 12&quot;;&quot;LP, UP, HS, HSS&quot;;IF([.E989]=&quot;5 - 12&quot;;&quot;UP, HS, HSS&quot;;&quot;&quot;)))))))))))" office:value-type="string" office:string-value="HS, HSS" calcext:value-type="string">
            <text:p>HS, HSS</text:p>
          </table:table-cell>
          <table:table-cell office:value-type="string" calcext:value-type="string">
            <text:p>Mukkam</text:p>
          </table:table-cell>
          <table:table-cell table:number-columns-repeated="1016"/>
        </table:table-row>
        <table:table-row table:style-name="ro3">
          <table:table-cell table:style-name="ce17" office:value-type="float" office:value="989" calcext:value-type="float">
            <text:p>989</text:p>
          </table:table-cell>
          <table:table-cell table:style-name="ce17" office:value-type="float" office:value="47085" calcext:value-type="float">
            <text:p>47085</text:p>
          </table:table-cell>
          <table:table-cell table:style-name="ce17" office:value-type="string" calcext:value-type="string">
            <text:p>St. Joseph`s HS Pulloorampara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8 - 12</text:p>
          </table:table-cell>
          <table:table-cell table:style-name="ce17" table:formula="of:=IF([.E990]=&quot;11 - 12&quot;;&quot;HSS&quot;;IF([.E990]=&quot;8 - 12&quot;;&quot;HS, HSS&quot;;IF([.E990]=&quot;8 - 10&quot;;&quot;HS&quot;;IF([.E990]=&quot;1 - 4&quot;;&quot;LP&quot;;IF([.E990]=&quot;5 -7&quot;;&quot;UP&quot;;IF([.E990]=&quot;1 - 5&quot;;&quot;LP, UP&quot;;IF([.E990]=&quot;5 - 10&quot;;&quot;UP, HS&quot;;IF([.E990]=&quot;1 - 7&quot;;&quot;LP, UP&quot;;IF([.E990]=&quot;1 -10&quot;;&quot;LP, UP, HS&quot;;IF([.E990]=&quot;1 - 12&quot;;&quot;LP, UP, HS, HSS&quot;;IF([.E990]=&quot;5 - 12&quot;;&quot;UP, HS, HSS&quot;;&quot;&quot;)))))))))))" office:value-type="string" office:string-value="HS, HSS" calcext:value-type="string">
            <text:p>HS, HSS</text:p>
          </table:table-cell>
          <table:table-cell office:value-type="string" calcext:value-type="string">
            <text:p>Mukkam</text:p>
          </table:table-cell>
          <table:table-cell table:number-columns-repeated="1016"/>
        </table:table-row>
        <table:table-row table:style-name="ro3">
          <table:table-cell table:style-name="ce17" office:value-type="float" office:value="990" calcext:value-type="float">
            <text:p>990</text:p>
          </table:table-cell>
          <table:table-cell table:style-name="ce17" office:value-type="float" office:value="47087" calcext:value-type="float">
            <text:p>47087</text:p>
          </table:table-cell>
          <table:table-cell table:style-name="ce17" office:value-type="string" calcext:value-type="string">
            <text:p>MKH MMO VHSS For Girls Mukkam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5 - 12</text:p>
          </table:table-cell>
          <table:table-cell table:style-name="ce17" table:formula="of:=IF([.E991]=&quot;11 - 12&quot;;&quot;HSS&quot;;IF([.E991]=&quot;8 - 12&quot;;&quot;HS, HSS&quot;;IF([.E991]=&quot;8 - 10&quot;;&quot;HS&quot;;IF([.E991]=&quot;1 - 4&quot;;&quot;LP&quot;;IF([.E991]=&quot;5 -7&quot;;&quot;UP&quot;;IF([.E991]=&quot;1 - 5&quot;;&quot;LP, UP&quot;;IF([.E991]=&quot;5 - 10&quot;;&quot;UP, HS&quot;;IF([.E991]=&quot;1 - 7&quot;;&quot;LP, UP&quot;;IF([.E991]=&quot;1 -10&quot;;&quot;LP, UP, HS&quot;;IF([.E991]=&quot;1 - 12&quot;;&quot;LP, UP, HS, HSS&quot;;IF([.E991]=&quot;5 - 12&quot;;&quot;UP, HS, HSS&quot;;&quot;&quot;)))))))))))" office:value-type="string" office:string-value="UP, HS, HSS" calcext:value-type="string">
            <text:p>UP, HS, HSS</text:p>
          </table:table-cell>
          <table:table-cell office:value-type="string" calcext:value-type="string">
            <text:p>Mukkam</text:p>
          </table:table-cell>
          <table:table-cell table:number-columns-repeated="1016"/>
        </table:table-row>
        <table:table-row table:style-name="ro3">
          <table:table-cell table:style-name="ce17" office:value-type="float" office:value="991" calcext:value-type="float">
            <text:p>991</text:p>
          </table:table-cell>
          <table:table-cell table:style-name="ce17" office:value-type="float" office:value="47089" calcext:value-type="float">
            <text:p>47089</text:p>
          </table:table-cell>
          <table:table-cell table:style-name="ce17" office:value-type="string" calcext:value-type="string">
            <text:p>MKH MMO HSS Manassery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5 - 12</text:p>
          </table:table-cell>
          <table:table-cell table:style-name="ce17" table:formula="of:=IF([.E992]=&quot;11 - 12&quot;;&quot;HSS&quot;;IF([.E992]=&quot;8 - 12&quot;;&quot;HS, HSS&quot;;IF([.E992]=&quot;8 - 10&quot;;&quot;HS&quot;;IF([.E992]=&quot;1 - 4&quot;;&quot;LP&quot;;IF([.E992]=&quot;5 -7&quot;;&quot;UP&quot;;IF([.E992]=&quot;1 - 5&quot;;&quot;LP, UP&quot;;IF([.E992]=&quot;5 - 10&quot;;&quot;UP, HS&quot;;IF([.E992]=&quot;1 - 7&quot;;&quot;LP, UP&quot;;IF([.E992]=&quot;1 -10&quot;;&quot;LP, UP, HS&quot;;IF([.E992]=&quot;1 - 12&quot;;&quot;LP, UP, HS, HSS&quot;;IF([.E992]=&quot;5 - 12&quot;;&quot;UP, HS, HSS&quot;;&quot;&quot;)))))))))))" office:value-type="string" office:string-value="UP, HS, HSS" calcext:value-type="string">
            <text:p>UP, HS, HSS</text:p>
          </table:table-cell>
          <table:table-cell office:value-type="string" calcext:value-type="string">
            <text:p>Mukkam</text:p>
          </table:table-cell>
          <table:table-cell table:number-columns-repeated="1016"/>
        </table:table-row>
        <table:table-row table:style-name="ro3">
          <table:table-cell table:style-name="ce17" office:value-type="float" office:value="992" calcext:value-type="float">
            <text:p>992</text:p>
          </table:table-cell>
          <table:table-cell table:style-name="ce17" office:value-type="float" office:value="47098" calcext:value-type="float">
            <text:p>47098</text:p>
          </table:table-cell>
          <table:table-cell table:style-name="ce17" office:value-type="string" calcext:value-type="string">
            <text:p>P T M H S Kodiyathur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8 - 12</text:p>
          </table:table-cell>
          <table:table-cell table:style-name="ce17" table:formula="of:=IF([.E993]=&quot;11 - 12&quot;;&quot;HSS&quot;;IF([.E993]=&quot;8 - 12&quot;;&quot;HS, HSS&quot;;IF([.E993]=&quot;8 - 10&quot;;&quot;HS&quot;;IF([.E993]=&quot;1 - 4&quot;;&quot;LP&quot;;IF([.E993]=&quot;5 -7&quot;;&quot;UP&quot;;IF([.E993]=&quot;1 - 5&quot;;&quot;LP, UP&quot;;IF([.E993]=&quot;5 - 10&quot;;&quot;UP, HS&quot;;IF([.E993]=&quot;1 - 7&quot;;&quot;LP, UP&quot;;IF([.E993]=&quot;1 -10&quot;;&quot;LP, UP, HS&quot;;IF([.E993]=&quot;1 - 12&quot;;&quot;LP, UP, HS, HSS&quot;;IF([.E993]=&quot;5 - 12&quot;;&quot;UP, HS, HSS&quot;;&quot;&quot;)))))))))))" office:value-type="string" office:string-value="HS, HSS" calcext:value-type="string">
            <text:p>HS, HSS</text:p>
          </table:table-cell>
          <table:table-cell office:value-type="string" calcext:value-type="string">
            <text:p>Mukkam</text:p>
          </table:table-cell>
          <table:table-cell table:number-columns-repeated="1016"/>
        </table:table-row>
        <table:table-row table:style-name="ro3">
          <table:table-cell table:style-name="ce17" office:value-type="float" office:value="993" calcext:value-type="float">
            <text:p>993</text:p>
          </table:table-cell>
          <table:table-cell table:style-name="ce17" office:value-type="float" office:value="47303" calcext:value-type="float">
            <text:p>47303</text:p>
          </table:table-cell>
          <table:table-cell table:style-name="ce17" office:value-type="string" calcext:value-type="string">
            <text:p>ALPS Katchery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994]=&quot;11 - 12&quot;;&quot;HSS&quot;;IF([.E994]=&quot;8 - 12&quot;;&quot;HS, HSS&quot;;IF([.E994]=&quot;8 - 10&quot;;&quot;HS&quot;;IF([.E994]=&quot;1 - 4&quot;;&quot;LP&quot;;IF([.E994]=&quot;5 -7&quot;;&quot;UP&quot;;IF([.E994]=&quot;1 - 5&quot;;&quot;LP, UP&quot;;IF([.E994]=&quot;5 - 10&quot;;&quot;UP, HS&quot;;IF([.E994]=&quot;1 - 7&quot;;&quot;LP, UP&quot;;IF([.E994]=&quot;1 -10&quot;;&quot;LP, UP, HS&quot;;IF([.E994]=&quot;1 - 12&quot;;&quot;LP, UP, HS, HSS&quot;;IF([.E994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Mukkam</text:p>
          </table:table-cell>
          <table:table-cell table:number-columns-repeated="1016"/>
        </table:table-row>
        <table:table-row table:style-name="ro3">
          <table:table-cell table:style-name="ce17" office:value-type="float" office:value="994" calcext:value-type="float">
            <text:p>994</text:p>
          </table:table-cell>
          <table:table-cell table:style-name="ce17" office:value-type="float" office:value="47304" calcext:value-type="float">
            <text:p>47304</text:p>
          </table:table-cell>
          <table:table-cell table:style-name="ce17" office:value-type="string" calcext:value-type="string">
            <text:p>MMOLPS Mukkam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995]=&quot;11 - 12&quot;;&quot;HSS&quot;;IF([.E995]=&quot;8 - 12&quot;;&quot;HS, HSS&quot;;IF([.E995]=&quot;8 - 10&quot;;&quot;HS&quot;;IF([.E995]=&quot;1 - 4&quot;;&quot;LP&quot;;IF([.E995]=&quot;5 -7&quot;;&quot;UP&quot;;IF([.E995]=&quot;1 - 5&quot;;&quot;LP, UP&quot;;IF([.E995]=&quot;5 - 10&quot;;&quot;UP, HS&quot;;IF([.E995]=&quot;1 - 7&quot;;&quot;LP, UP&quot;;IF([.E995]=&quot;1 -10&quot;;&quot;LP, UP, HS&quot;;IF([.E995]=&quot;1 - 12&quot;;&quot;LP, UP, HS, HSS&quot;;IF([.E995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Mukkam</text:p>
          </table:table-cell>
          <table:table-cell table:number-columns-repeated="1016"/>
        </table:table-row>
        <table:table-row table:style-name="ro3">
          <table:table-cell table:style-name="ce17" office:value-type="float" office:value="995" calcext:value-type="float">
            <text:p>995</text:p>
          </table:table-cell>
          <table:table-cell table:style-name="ce17" office:value-type="float" office:value="47305" calcext:value-type="float">
            <text:p>47305</text:p>
          </table:table-cell>
          <table:table-cell table:style-name="ce17" office:value-type="string" calcext:value-type="string">
            <text:p>MMOLPS Nellikkunnu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996]=&quot;11 - 12&quot;;&quot;HSS&quot;;IF([.E996]=&quot;8 - 12&quot;;&quot;HS, HSS&quot;;IF([.E996]=&quot;8 - 10&quot;;&quot;HS&quot;;IF([.E996]=&quot;1 - 4&quot;;&quot;LP&quot;;IF([.E996]=&quot;5 -7&quot;;&quot;UP&quot;;IF([.E996]=&quot;1 - 5&quot;;&quot;LP, UP&quot;;IF([.E996]=&quot;5 - 10&quot;;&quot;UP, HS&quot;;IF([.E996]=&quot;1 - 7&quot;;&quot;LP, UP&quot;;IF([.E996]=&quot;1 -10&quot;;&quot;LP, UP, HS&quot;;IF([.E996]=&quot;1 - 12&quot;;&quot;LP, UP, HS, HSS&quot;;IF([.E996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Mukkam</text:p>
          </table:table-cell>
          <table:table-cell table:number-columns-repeated="1016"/>
        </table:table-row>
        <table:table-row table:style-name="ro3">
          <table:table-cell table:style-name="ce17" office:value-type="float" office:value="996" calcext:value-type="float">
            <text:p>996</text:p>
          </table:table-cell>
          <table:table-cell table:style-name="ce17" office:value-type="float" office:value="47306" calcext:value-type="float">
            <text:p>47306</text:p>
          </table:table-cell>
          <table:table-cell table:style-name="ce17" office:value-type="string" calcext:value-type="string">
            <text:p>St. Thomas LPS Neeleswaram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997]=&quot;11 - 12&quot;;&quot;HSS&quot;;IF([.E997]=&quot;8 - 12&quot;;&quot;HS, HSS&quot;;IF([.E997]=&quot;8 - 10&quot;;&quot;HS&quot;;IF([.E997]=&quot;1 - 4&quot;;&quot;LP&quot;;IF([.E997]=&quot;5 -7&quot;;&quot;UP&quot;;IF([.E997]=&quot;1 - 5&quot;;&quot;LP, UP&quot;;IF([.E997]=&quot;5 - 10&quot;;&quot;UP, HS&quot;;IF([.E997]=&quot;1 - 7&quot;;&quot;LP, UP&quot;;IF([.E997]=&quot;1 -10&quot;;&quot;LP, UP, HS&quot;;IF([.E997]=&quot;1 - 12&quot;;&quot;LP, UP, HS, HSS&quot;;IF([.E997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Mukkam</text:p>
          </table:table-cell>
          <table:table-cell table:number-columns-repeated="1016"/>
        </table:table-row>
        <table:table-row table:style-name="ro3">
          <table:table-cell table:style-name="ce17" office:value-type="float" office:value="997" calcext:value-type="float">
            <text:p>997</text:p>
          </table:table-cell>
          <table:table-cell table:style-name="ce17" office:value-type="float" office:value="47316" calcext:value-type="float">
            <text:p>47316</text:p>
          </table:table-cell>
          <table:table-cell table:style-name="ce17" office:value-type="string" calcext:value-type="string">
            <text:p>DUALPS Thazhe Koodaranhi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998]=&quot;11 - 12&quot;;&quot;HSS&quot;;IF([.E998]=&quot;8 - 12&quot;;&quot;HS, HSS&quot;;IF([.E998]=&quot;8 - 10&quot;;&quot;HS&quot;;IF([.E998]=&quot;1 - 4&quot;;&quot;LP&quot;;IF([.E998]=&quot;5 -7&quot;;&quot;UP&quot;;IF([.E998]=&quot;1 - 5&quot;;&quot;LP, UP&quot;;IF([.E998]=&quot;5 - 10&quot;;&quot;UP, HS&quot;;IF([.E998]=&quot;1 - 7&quot;;&quot;LP, UP&quot;;IF([.E998]=&quot;1 -10&quot;;&quot;LP, UP, HS&quot;;IF([.E998]=&quot;1 - 12&quot;;&quot;LP, UP, HS, HSS&quot;;IF([.E998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Mukkam</text:p>
          </table:table-cell>
          <table:table-cell table:number-columns-repeated="1016"/>
        </table:table-row>
        <table:table-row table:style-name="ro3">
          <table:table-cell table:style-name="ce17" office:value-type="float" office:value="998" calcext:value-type="float">
            <text:p>998</text:p>
          </table:table-cell>
          <table:table-cell table:style-name="ce17" office:value-type="float" office:value="47317" calcext:value-type="float">
            <text:p>47317</text:p>
          </table:table-cell>
          <table:table-cell table:style-name="ce17" office:value-type="string" calcext:value-type="string">
            <text:p>LFLPS Pushpagiri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999]=&quot;11 - 12&quot;;&quot;HSS&quot;;IF([.E999]=&quot;8 - 12&quot;;&quot;HS, HSS&quot;;IF([.E999]=&quot;8 - 10&quot;;&quot;HS&quot;;IF([.E999]=&quot;1 - 4&quot;;&quot;LP&quot;;IF([.E999]=&quot;5 -7&quot;;&quot;UP&quot;;IF([.E999]=&quot;1 - 5&quot;;&quot;LP, UP&quot;;IF([.E999]=&quot;5 - 10&quot;;&quot;UP, HS&quot;;IF([.E999]=&quot;1 - 7&quot;;&quot;LP, UP&quot;;IF([.E999]=&quot;1 -10&quot;;&quot;LP, UP, HS&quot;;IF([.E999]=&quot;1 - 12&quot;;&quot;LP, UP, HS, HSS&quot;;IF([.E999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Mukkam</text:p>
          </table:table-cell>
          <table:table-cell table:number-columns-repeated="1016"/>
        </table:table-row>
        <table:table-row table:style-name="ro3">
          <table:table-cell table:style-name="ce17" office:value-type="float" office:value="999" calcext:value-type="float">
            <text:p>999</text:p>
          </table:table-cell>
          <table:table-cell table:style-name="ce17" office:value-type="float" office:value="47321" calcext:value-type="float">
            <text:p>47321</text:p>
          </table:table-cell>
          <table:table-cell table:style-name="ce17" office:value-type="string" calcext:value-type="string">
            <text:p>FMLPS Thekkumkutty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000]=&quot;11 - 12&quot;;&quot;HSS&quot;;IF([.E1000]=&quot;8 - 12&quot;;&quot;HS, HSS&quot;;IF([.E1000]=&quot;8 - 10&quot;;&quot;HS&quot;;IF([.E1000]=&quot;1 - 4&quot;;&quot;LP&quot;;IF([.E1000]=&quot;5 -7&quot;;&quot;UP&quot;;IF([.E1000]=&quot;1 - 5&quot;;&quot;LP, UP&quot;;IF([.E1000]=&quot;5 - 10&quot;;&quot;UP, HS&quot;;IF([.E1000]=&quot;1 - 7&quot;;&quot;LP, UP&quot;;IF([.E1000]=&quot;1 -10&quot;;&quot;LP, UP, HS&quot;;IF([.E1000]=&quot;1 - 12&quot;;&quot;LP, UP, HS, HSS&quot;;IF([.E1000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Mukkam</text:p>
          </table:table-cell>
          <table:table-cell table:number-columns-repeated="1016"/>
        </table:table-row>
        <table:table-row table:style-name="ro3">
          <table:table-cell table:style-name="ce17" office:value-type="float" office:value="1000" calcext:value-type="float">
            <text:p>1000</text:p>
          </table:table-cell>
          <table:table-cell table:style-name="ce17" office:value-type="float" office:value="47322" calcext:value-type="float">
            <text:p>47322</text:p>
          </table:table-cell>
          <table:table-cell table:style-name="ce17" office:value-type="string" calcext:value-type="string">
            <text:p>CHMLPS Nellikkaparambu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001]=&quot;11 - 12&quot;;&quot;HSS&quot;;IF([.E1001]=&quot;8 - 12&quot;;&quot;HS, HSS&quot;;IF([.E1001]=&quot;8 - 10&quot;;&quot;HS&quot;;IF([.E1001]=&quot;1 - 4&quot;;&quot;LP&quot;;IF([.E1001]=&quot;5 -7&quot;;&quot;UP&quot;;IF([.E1001]=&quot;1 - 5&quot;;&quot;LP, UP&quot;;IF([.E1001]=&quot;5 - 10&quot;;&quot;UP, HS&quot;;IF([.E1001]=&quot;1 - 7&quot;;&quot;LP, UP&quot;;IF([.E1001]=&quot;1 -10&quot;;&quot;LP, UP, HS&quot;;IF([.E1001]=&quot;1 - 12&quot;;&quot;LP, UP, HS, HSS&quot;;IF([.E1001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Mukkam</text:p>
          </table:table-cell>
          <table:table-cell table:number-columns-repeated="1016"/>
        </table:table-row>
        <table:table-row table:style-name="ro3">
          <table:table-cell table:style-name="ce17" office:value-type="float" office:value="1001" calcext:value-type="float">
            <text:p>1001</text:p>
          </table:table-cell>
          <table:table-cell table:style-name="ce17" office:value-type="float" office:value="47325" calcext:value-type="float">
            <text:p>47325</text:p>
          </table:table-cell>
          <table:table-cell table:style-name="ce17" office:value-type="string" calcext:value-type="string">
            <text:p>St. Sebastian`s LPSMuthappanpuzha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002]=&quot;11 - 12&quot;;&quot;HSS&quot;;IF([.E1002]=&quot;8 - 12&quot;;&quot;HS, HSS&quot;;IF([.E1002]=&quot;8 - 10&quot;;&quot;HS&quot;;IF([.E1002]=&quot;1 - 4&quot;;&quot;LP&quot;;IF([.E1002]=&quot;5 -7&quot;;&quot;UP&quot;;IF([.E1002]=&quot;1 - 5&quot;;&quot;LP, UP&quot;;IF([.E1002]=&quot;5 - 10&quot;;&quot;UP, HS&quot;;IF([.E1002]=&quot;1 - 7&quot;;&quot;LP, UP&quot;;IF([.E1002]=&quot;1 -10&quot;;&quot;LP, UP, HS&quot;;IF([.E1002]=&quot;1 - 12&quot;;&quot;LP, UP, HS, HSS&quot;;IF([.E1002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Mukkam</text:p>
          </table:table-cell>
          <table:table-cell table:number-columns-repeated="1016"/>
        </table:table-row>
        <table:table-row table:style-name="ro3">
          <table:table-cell table:style-name="ce17" office:value-type="float" office:value="1002" calcext:value-type="float">
            <text:p>1002</text:p>
          </table:table-cell>
          <table:table-cell table:style-name="ce17" office:value-type="float" office:value="47326" calcext:value-type="float">
            <text:p>47326</text:p>
          </table:table-cell>
          <table:table-cell table:style-name="ce17" office:value-type="string" calcext:value-type="string">
            <text:p>St. Sebastian`s LPS Koodaranhi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003]=&quot;11 - 12&quot;;&quot;HSS&quot;;IF([.E1003]=&quot;8 - 12&quot;;&quot;HS, HSS&quot;;IF([.E1003]=&quot;8 - 10&quot;;&quot;HS&quot;;IF([.E1003]=&quot;1 - 4&quot;;&quot;LP&quot;;IF([.E1003]=&quot;5 -7&quot;;&quot;UP&quot;;IF([.E1003]=&quot;1 - 5&quot;;&quot;LP, UP&quot;;IF([.E1003]=&quot;5 - 10&quot;;&quot;UP, HS&quot;;IF([.E1003]=&quot;1 - 7&quot;;&quot;LP, UP&quot;;IF([.E1003]=&quot;1 -10&quot;;&quot;LP, UP, HS&quot;;IF([.E1003]=&quot;1 - 12&quot;;&quot;LP, UP, HS, HSS&quot;;IF([.E1003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Mukkam</text:p>
          </table:table-cell>
          <table:table-cell table:number-columns-repeated="1016"/>
        </table:table-row>
        <table:table-row table:style-name="ro3">
          <table:table-cell table:style-name="ce17" office:value-type="float" office:value="1003" calcext:value-type="float">
            <text:p>1003</text:p>
          </table:table-cell>
          <table:table-cell table:style-name="ce17" office:value-type="float" office:value="47327" calcext:value-type="float">
            <text:p>47327</text:p>
          </table:table-cell>
          <table:table-cell table:style-name="ce17" office:value-type="string" calcext:value-type="string">
            <text:p>SNM ALPS Ponnamkayam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004]=&quot;11 - 12&quot;;&quot;HSS&quot;;IF([.E1004]=&quot;8 - 12&quot;;&quot;HS, HSS&quot;;IF([.E1004]=&quot;8 - 10&quot;;&quot;HS&quot;;IF([.E1004]=&quot;1 - 4&quot;;&quot;LP&quot;;IF([.E1004]=&quot;5 -7&quot;;&quot;UP&quot;;IF([.E1004]=&quot;1 - 5&quot;;&quot;LP, UP&quot;;IF([.E1004]=&quot;5 - 10&quot;;&quot;UP, HS&quot;;IF([.E1004]=&quot;1 - 7&quot;;&quot;LP, UP&quot;;IF([.E1004]=&quot;1 -10&quot;;&quot;LP, UP, HS&quot;;IF([.E1004]=&quot;1 - 12&quot;;&quot;LP, UP, HS, HSS&quot;;IF([.E1004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Mukkam</text:p>
          </table:table-cell>
          <table:table-cell table:number-columns-repeated="1016"/>
        </table:table-row>
        <table:table-row table:style-name="ro3">
          <table:table-cell table:style-name="ce17" office:value-type="float" office:value="1004" calcext:value-type="float">
            <text:p>1004</text:p>
          </table:table-cell>
          <table:table-cell table:style-name="ce17" office:value-type="float" office:value="47328" calcext:value-type="float">
            <text:p>47328</text:p>
          </table:table-cell>
          <table:table-cell table:style-name="ce17" office:value-type="string" calcext:value-type="string">
            <text:p>MAM ALPS Vilakkamthode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005]=&quot;11 - 12&quot;;&quot;HSS&quot;;IF([.E1005]=&quot;8 - 12&quot;;&quot;HS, HSS&quot;;IF([.E1005]=&quot;8 - 10&quot;;&quot;HS&quot;;IF([.E1005]=&quot;1 - 4&quot;;&quot;LP&quot;;IF([.E1005]=&quot;5 -7&quot;;&quot;UP&quot;;IF([.E1005]=&quot;1 - 5&quot;;&quot;LP, UP&quot;;IF([.E1005]=&quot;5 - 10&quot;;&quot;UP, HS&quot;;IF([.E1005]=&quot;1 - 7&quot;;&quot;LP, UP&quot;;IF([.E1005]=&quot;1 -10&quot;;&quot;LP, UP, HS&quot;;IF([.E1005]=&quot;1 - 12&quot;;&quot;LP, UP, HS, HSS&quot;;IF([.E1005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Mukkam</text:p>
          </table:table-cell>
          <table:table-cell table:number-columns-repeated="1016"/>
        </table:table-row>
        <table:table-row table:style-name="ro3">
          <table:table-cell table:style-name="ce17" office:value-type="float" office:value="1005" calcext:value-type="float">
            <text:p>1005</text:p>
          </table:table-cell>
          <table:table-cell table:style-name="ce17" office:value-type="float" office:value="47331" calcext:value-type="float">
            <text:p>47331</text:p>
          </table:table-cell>
          <table:table-cell table:style-name="ce17" office:value-type="string" calcext:value-type="string">
            <text:p>ALPS Muthalath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5</text:p>
          </table:table-cell>
          <table:table-cell table:style-name="ce17" table:formula="of:=IF([.E1006]=&quot;11 - 12&quot;;&quot;HSS&quot;;IF([.E1006]=&quot;8 - 12&quot;;&quot;HS, HSS&quot;;IF([.E1006]=&quot;8 - 10&quot;;&quot;HS&quot;;IF([.E1006]=&quot;1 - 4&quot;;&quot;LP&quot;;IF([.E1006]=&quot;5 -7&quot;;&quot;UP&quot;;IF([.E1006]=&quot;1 - 5&quot;;&quot;LP, UP&quot;;IF([.E1006]=&quot;5 - 10&quot;;&quot;UP, HS&quot;;IF([.E1006]=&quot;1 - 7&quot;;&quot;LP, UP&quot;;IF([.E1006]=&quot;1 -10&quot;;&quot;LP, UP, HS&quot;;IF([.E1006]=&quot;1 - 12&quot;;&quot;LP, UP, HS, HSS&quot;;IF([.E1006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Mukkam</text:p>
          </table:table-cell>
          <table:table-cell table:number-columns-repeated="1016"/>
        </table:table-row>
        <table:table-row table:style-name="ro3">
          <table:table-cell table:style-name="ce17" office:value-type="float" office:value="1006" calcext:value-type="float">
            <text:p>1006</text:p>
          </table:table-cell>
          <table:table-cell table:style-name="ce17" office:value-type="float" office:value="47332" calcext:value-type="float">
            <text:p>47332</text:p>
          </table:table-cell>
          <table:table-cell table:style-name="ce17" office:value-type="string" calcext:value-type="string">
            <text:p>Sacred Heart U P SThiruvambady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1007]=&quot;11 - 12&quot;;&quot;HSS&quot;;IF([.E1007]=&quot;8 - 12&quot;;&quot;HS, HSS&quot;;IF([.E1007]=&quot;8 - 10&quot;;&quot;HS&quot;;IF([.E1007]=&quot;1 - 4&quot;;&quot;LP&quot;;IF([.E1007]=&quot;5 -7&quot;;&quot;UP&quot;;IF([.E1007]=&quot;1 - 5&quot;;&quot;LP, UP&quot;;IF([.E1007]=&quot;5 - 10&quot;;&quot;UP, HS&quot;;IF([.E1007]=&quot;1 - 7&quot;;&quot;LP, UP&quot;;IF([.E1007]=&quot;1 -10&quot;;&quot;LP, UP, HS&quot;;IF([.E1007]=&quot;1 - 12&quot;;&quot;LP, UP, HS, HSS&quot;;IF([.E1007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Mukkam</text:p>
          </table:table-cell>
          <table:table-cell table:number-columns-repeated="1016"/>
        </table:table-row>
        <table:table-row table:style-name="ro3">
          <table:table-cell table:style-name="ce17" office:value-type="float" office:value="1007" calcext:value-type="float">
            <text:p>1007</text:p>
          </table:table-cell>
          <table:table-cell table:style-name="ce17" office:value-type="float" office:value="47333" calcext:value-type="float">
            <text:p>47333</text:p>
          </table:table-cell>
          <table:table-cell table:style-name="ce17" office:value-type="string" calcext:value-type="string">
            <text:p>HNCKM AUPS Karassery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1008]=&quot;11 - 12&quot;;&quot;HSS&quot;;IF([.E1008]=&quot;8 - 12&quot;;&quot;HS, HSS&quot;;IF([.E1008]=&quot;8 - 10&quot;;&quot;HS&quot;;IF([.E1008]=&quot;1 - 4&quot;;&quot;LP&quot;;IF([.E1008]=&quot;5 -7&quot;;&quot;UP&quot;;IF([.E1008]=&quot;1 - 5&quot;;&quot;LP, UP&quot;;IF([.E1008]=&quot;5 - 10&quot;;&quot;UP, HS&quot;;IF([.E1008]=&quot;1 - 7&quot;;&quot;LP, UP&quot;;IF([.E1008]=&quot;1 -10&quot;;&quot;LP, UP, HS&quot;;IF([.E1008]=&quot;1 - 12&quot;;&quot;LP, UP, HS, HSS&quot;;IF([.E1008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Mukkam</text:p>
          </table:table-cell>
          <table:table-cell table:number-columns-repeated="1016"/>
        </table:table-row>
        <table:table-row table:style-name="ro3">
          <table:table-cell table:style-name="ce17" office:value-type="float" office:value="1008" calcext:value-type="float">
            <text:p>1008</text:p>
          </table:table-cell>
          <table:table-cell table:style-name="ce17" office:value-type="float" office:value="47334" calcext:value-type="float">
            <text:p>47334</text:p>
          </table:table-cell>
          <table:table-cell table:style-name="ce17" office:value-type="string" calcext:value-type="string">
            <text:p>St. Joseph`s UPS Pulloorampara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1009]=&quot;11 - 12&quot;;&quot;HSS&quot;;IF([.E1009]=&quot;8 - 12&quot;;&quot;HS, HSS&quot;;IF([.E1009]=&quot;8 - 10&quot;;&quot;HS&quot;;IF([.E1009]=&quot;1 - 4&quot;;&quot;LP&quot;;IF([.E1009]=&quot;5 -7&quot;;&quot;UP&quot;;IF([.E1009]=&quot;1 - 5&quot;;&quot;LP, UP&quot;;IF([.E1009]=&quot;5 - 10&quot;;&quot;UP, HS&quot;;IF([.E1009]=&quot;1 - 7&quot;;&quot;LP, UP&quot;;IF([.E1009]=&quot;1 -10&quot;;&quot;LP, UP, HS&quot;;IF([.E1009]=&quot;1 - 12&quot;;&quot;LP, UP, HS, HSS&quot;;IF([.E1009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Mukkam</text:p>
          </table:table-cell>
          <table:table-cell table:number-columns-repeated="1016"/>
        </table:table-row>
        <table:table-row table:style-name="ro3">
          <table:table-cell table:style-name="ce17" office:value-type="float" office:value="1009" calcext:value-type="float">
            <text:p>1009</text:p>
          </table:table-cell>
          <table:table-cell table:style-name="ce17" office:value-type="float" office:value="47338" calcext:value-type="float">
            <text:p>47338</text:p>
          </table:table-cell>
          <table:table-cell table:style-name="ce17" office:value-type="string" calcext:value-type="string">
            <text:p>SKAUPS Kodiyathur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1010]=&quot;11 - 12&quot;;&quot;HSS&quot;;IF([.E1010]=&quot;8 - 12&quot;;&quot;HS, HSS&quot;;IF([.E1010]=&quot;8 - 10&quot;;&quot;HS&quot;;IF([.E1010]=&quot;1 - 4&quot;;&quot;LP&quot;;IF([.E1010]=&quot;5 -7&quot;;&quot;UP&quot;;IF([.E1010]=&quot;1 - 5&quot;;&quot;LP, UP&quot;;IF([.E1010]=&quot;5 - 10&quot;;&quot;UP, HS&quot;;IF([.E1010]=&quot;1 - 7&quot;;&quot;LP, UP&quot;;IF([.E1010]=&quot;1 -10&quot;;&quot;LP, UP, HS&quot;;IF([.E1010]=&quot;1 - 12&quot;;&quot;LP, UP, HS, HSS&quot;;IF([.E1010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Mukkam</text:p>
          </table:table-cell>
          <table:table-cell table:number-columns-repeated="1016"/>
        </table:table-row>
        <table:table-row table:style-name="ro3">
          <table:table-cell table:style-name="ce17" office:value-type="float" office:value="1010" calcext:value-type="float">
            <text:p>1010</text:p>
          </table:table-cell>
          <table:table-cell table:style-name="ce17" office:value-type="float" office:value="47342" calcext:value-type="float">
            <text:p>47342</text:p>
          </table:table-cell>
          <table:table-cell table:style-name="ce17" office:value-type="string" calcext:value-type="string">
            <text:p>LFUPS Venappara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1011]=&quot;11 - 12&quot;;&quot;HSS&quot;;IF([.E1011]=&quot;8 - 12&quot;;&quot;HS, HSS&quot;;IF([.E1011]=&quot;8 - 10&quot;;&quot;HS&quot;;IF([.E1011]=&quot;1 - 4&quot;;&quot;LP&quot;;IF([.E1011]=&quot;5 -7&quot;;&quot;UP&quot;;IF([.E1011]=&quot;1 - 5&quot;;&quot;LP, UP&quot;;IF([.E1011]=&quot;5 - 10&quot;;&quot;UP, HS&quot;;IF([.E1011]=&quot;1 - 7&quot;;&quot;LP, UP&quot;;IF([.E1011]=&quot;1 -10&quot;;&quot;LP, UP, HS&quot;;IF([.E1011]=&quot;1 - 12&quot;;&quot;LP, UP, HS, HSS&quot;;IF([.E1011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Mukkam</text:p>
          </table:table-cell>
          <table:table-cell table:number-columns-repeated="1016"/>
        </table:table-row>
        <table:table-row table:style-name="ro3">
          <table:table-cell table:style-name="ce17" office:value-type="float" office:value="1011" calcext:value-type="float">
            <text:p>1011</text:p>
          </table:table-cell>
          <table:table-cell table:style-name="ce17" office:value-type="float" office:value="47343" calcext:value-type="float">
            <text:p>47343</text:p>
          </table:table-cell>
          <table:table-cell table:style-name="ce17" office:value-type="string" calcext:value-type="string">
            <text:p>St. Mary`s UPS Anakkampoyil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5 -7</text:p>
          </table:table-cell>
          <table:table-cell table:style-name="ce17" table:formula="of:=IF([.E1012]=&quot;11 - 12&quot;;&quot;HSS&quot;;IF([.E1012]=&quot;8 - 12&quot;;&quot;HS, HSS&quot;;IF([.E1012]=&quot;8 - 10&quot;;&quot;HS&quot;;IF([.E1012]=&quot;1 - 4&quot;;&quot;LP&quot;;IF([.E1012]=&quot;5 -7&quot;;&quot;UP&quot;;IF([.E1012]=&quot;1 - 5&quot;;&quot;LP, UP&quot;;IF([.E1012]=&quot;5 - 10&quot;;&quot;UP, HS&quot;;IF([.E1012]=&quot;1 - 7&quot;;&quot;LP, UP&quot;;IF([.E1012]=&quot;1 -10&quot;;&quot;LP, UP, HS&quot;;IF([.E1012]=&quot;1 - 12&quot;;&quot;LP, UP, HS, HSS&quot;;IF([.E1012]=&quot;5 - 12&quot;;&quot;UP, HS, HSS&quot;;&quot;&quot;)))))))))))" office:value-type="string" office:string-value="UP" calcext:value-type="string">
            <text:p>UP</text:p>
          </table:table-cell>
          <table:table-cell office:value-type="string" calcext:value-type="string">
            <text:p>Mukkam</text:p>
          </table:table-cell>
          <table:table-cell table:number-columns-repeated="1016"/>
        </table:table-row>
        <table:table-row table:style-name="ro3">
          <table:table-cell table:style-name="ce17" office:value-type="float" office:value="1012" calcext:value-type="float">
            <text:p>1012</text:p>
          </table:table-cell>
          <table:table-cell table:style-name="ce17" office:value-type="float" office:value="47344" calcext:value-type="float">
            <text:p>47344</text:p>
          </table:table-cell>
          <table:table-cell table:style-name="ce17" office:value-type="string" calcext:value-type="string">
            <text:p>MAM UPS Vilakkamthode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5 -7</text:p>
          </table:table-cell>
          <table:table-cell table:style-name="ce17" table:formula="of:=IF([.E1013]=&quot;11 - 12&quot;;&quot;HSS&quot;;IF([.E1013]=&quot;8 - 12&quot;;&quot;HS, HSS&quot;;IF([.E1013]=&quot;8 - 10&quot;;&quot;HS&quot;;IF([.E1013]=&quot;1 - 4&quot;;&quot;LP&quot;;IF([.E1013]=&quot;5 -7&quot;;&quot;UP&quot;;IF([.E1013]=&quot;1 - 5&quot;;&quot;LP, UP&quot;;IF([.E1013]=&quot;5 - 10&quot;;&quot;UP, HS&quot;;IF([.E1013]=&quot;1 - 7&quot;;&quot;LP, UP&quot;;IF([.E1013]=&quot;1 -10&quot;;&quot;LP, UP, HS&quot;;IF([.E1013]=&quot;1 - 12&quot;;&quot;LP, UP, HS, HSS&quot;;IF([.E1013]=&quot;5 - 12&quot;;&quot;UP, HS, HSS&quot;;&quot;&quot;)))))))))))" office:value-type="string" office:string-value="UP" calcext:value-type="string">
            <text:p>UP</text:p>
          </table:table-cell>
          <table:table-cell office:value-type="string" calcext:value-type="string">
            <text:p>Mukkam</text:p>
          </table:table-cell>
          <table:table-cell table:number-columns-repeated="1016"/>
        </table:table-row>
        <table:table-row table:style-name="ro3">
          <table:table-cell table:style-name="ce17" office:value-type="float" office:value="1013" calcext:value-type="float">
            <text:p>1013</text:p>
          </table:table-cell>
          <table:table-cell table:style-name="ce17" office:value-type="float" office:value="47345" calcext:value-type="float">
            <text:p>47345</text:p>
          </table:table-cell>
          <table:table-cell table:style-name="ce17" office:value-type="string" calcext:value-type="string">
            <text:p>Azad Memorial UPS Kumaranallur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5 -7</text:p>
          </table:table-cell>
          <table:table-cell table:style-name="ce17" table:formula="of:=IF([.E1014]=&quot;11 - 12&quot;;&quot;HSS&quot;;IF([.E1014]=&quot;8 - 12&quot;;&quot;HS, HSS&quot;;IF([.E1014]=&quot;8 - 10&quot;;&quot;HS&quot;;IF([.E1014]=&quot;1 - 4&quot;;&quot;LP&quot;;IF([.E1014]=&quot;5 -7&quot;;&quot;UP&quot;;IF([.E1014]=&quot;1 - 5&quot;;&quot;LP, UP&quot;;IF([.E1014]=&quot;5 - 10&quot;;&quot;UP, HS&quot;;IF([.E1014]=&quot;1 - 7&quot;;&quot;LP, UP&quot;;IF([.E1014]=&quot;1 -10&quot;;&quot;LP, UP, HS&quot;;IF([.E1014]=&quot;1 - 12&quot;;&quot;LP, UP, HS, HSS&quot;;IF([.E1014]=&quot;5 - 12&quot;;&quot;UP, HS, HSS&quot;;&quot;&quot;)))))))))))" office:value-type="string" office:string-value="UP" calcext:value-type="string">
            <text:p>UP</text:p>
          </table:table-cell>
          <table:table-cell office:value-type="string" calcext:value-type="string">
            <text:p>Mukkam</text:p>
          </table:table-cell>
          <table:table-cell table:number-columns-repeated="1016"/>
        </table:table-row>
        <table:table-row table:style-name="ro3">
          <table:table-cell table:style-name="ce17" office:value-type="float" office:value="1014" calcext:value-type="float">
            <text:p>1014</text:p>
          </table:table-cell>
          <table:table-cell table:style-name="ce17" office:value-type="float" office:value="47346" calcext:value-type="float">
            <text:p>47346</text:p>
          </table:table-cell>
          <table:table-cell table:style-name="ce17" office:value-type="string" calcext:value-type="string">
            <text:p>LFUPS Pushpagiri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5 -7</text:p>
          </table:table-cell>
          <table:table-cell table:style-name="ce17" table:formula="of:=IF([.E1015]=&quot;11 - 12&quot;;&quot;HSS&quot;;IF([.E1015]=&quot;8 - 12&quot;;&quot;HS, HSS&quot;;IF([.E1015]=&quot;8 - 10&quot;;&quot;HS&quot;;IF([.E1015]=&quot;1 - 4&quot;;&quot;LP&quot;;IF([.E1015]=&quot;5 -7&quot;;&quot;UP&quot;;IF([.E1015]=&quot;1 - 5&quot;;&quot;LP, UP&quot;;IF([.E1015]=&quot;5 - 10&quot;;&quot;UP, HS&quot;;IF([.E1015]=&quot;1 - 7&quot;;&quot;LP, UP&quot;;IF([.E1015]=&quot;1 -10&quot;;&quot;LP, UP, HS&quot;;IF([.E1015]=&quot;1 - 12&quot;;&quot;LP, UP, HS, HSS&quot;;IF([.E1015]=&quot;5 - 12&quot;;&quot;UP, HS, HSS&quot;;&quot;&quot;)))))))))))" office:value-type="string" office:string-value="UP" calcext:value-type="string">
            <text:p>UP</text:p>
          </table:table-cell>
          <table:table-cell office:value-type="string" calcext:value-type="string">
            <text:p>Mukkam</text:p>
          </table:table-cell>
          <table:table-cell table:number-columns-repeated="1016"/>
        </table:table-row>
        <table:table-row table:style-name="ro3">
          <table:table-cell table:style-name="ce17" office:value-type="float" office:value="1015" calcext:value-type="float">
            <text:p>1015</text:p>
          </table:table-cell>
          <table:table-cell table:style-name="ce17" office:value-type="float" office:value="47347" calcext:value-type="float">
            <text:p>47347</text:p>
          </table:table-cell>
          <table:table-cell table:style-name="ce17" office:value-type="string" calcext:value-type="string">
            <text:p>AUPS Pannicode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5 -7</text:p>
          </table:table-cell>
          <table:table-cell table:style-name="ce17" table:formula="of:=IF([.E1016]=&quot;11 - 12&quot;;&quot;HSS&quot;;IF([.E1016]=&quot;8 - 12&quot;;&quot;HS, HSS&quot;;IF([.E1016]=&quot;8 - 10&quot;;&quot;HS&quot;;IF([.E1016]=&quot;1 - 4&quot;;&quot;LP&quot;;IF([.E1016]=&quot;5 -7&quot;;&quot;UP&quot;;IF([.E1016]=&quot;1 - 5&quot;;&quot;LP, UP&quot;;IF([.E1016]=&quot;5 - 10&quot;;&quot;UP, HS&quot;;IF([.E1016]=&quot;1 - 7&quot;;&quot;LP, UP&quot;;IF([.E1016]=&quot;1 -10&quot;;&quot;LP, UP, HS&quot;;IF([.E1016]=&quot;1 - 12&quot;;&quot;LP, UP, HS, HSS&quot;;IF([.E1016]=&quot;5 - 12&quot;;&quot;UP, HS, HSS&quot;;&quot;&quot;)))))))))))" office:value-type="string" office:string-value="UP" calcext:value-type="string">
            <text:p>UP</text:p>
          </table:table-cell>
          <table:table-cell office:value-type="string" calcext:value-type="string">
            <text:p>Mukkam</text:p>
          </table:table-cell>
          <table:table-cell table:number-columns-repeated="1016"/>
        </table:table-row>
        <table:table-row table:style-name="ro3">
          <table:table-cell table:style-name="ce17" office:value-type="float" office:value="1016" calcext:value-type="float">
            <text:p>1016</text:p>
          </table:table-cell>
          <table:table-cell table:style-name="ce17" office:value-type="float" office:value="47348" calcext:value-type="float">
            <text:p>47348</text:p>
          </table:table-cell>
          <table:table-cell table:style-name="ce17" office:value-type="string" calcext:value-type="string">
            <text:p>AUPS Thazhakode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5 -7</text:p>
          </table:table-cell>
          <table:table-cell table:style-name="ce17" table:formula="of:=IF([.E1017]=&quot;11 - 12&quot;;&quot;HSS&quot;;IF([.E1017]=&quot;8 - 12&quot;;&quot;HS, HSS&quot;;IF([.E1017]=&quot;8 - 10&quot;;&quot;HS&quot;;IF([.E1017]=&quot;1 - 4&quot;;&quot;LP&quot;;IF([.E1017]=&quot;5 -7&quot;;&quot;UP&quot;;IF([.E1017]=&quot;1 - 5&quot;;&quot;LP, UP&quot;;IF([.E1017]=&quot;5 - 10&quot;;&quot;UP, HS&quot;;IF([.E1017]=&quot;1 - 7&quot;;&quot;LP, UP&quot;;IF([.E1017]=&quot;1 -10&quot;;&quot;LP, UP, HS&quot;;IF([.E1017]=&quot;1 - 12&quot;;&quot;LP, UP, HS, HSS&quot;;IF([.E1017]=&quot;5 - 12&quot;;&quot;UP, HS, HSS&quot;;&quot;&quot;)))))))))))" office:value-type="string" office:string-value="UP" calcext:value-type="string">
            <text:p>UP</text:p>
          </table:table-cell>
          <table:table-cell office:value-type="string" calcext:value-type="string">
            <text:p>Mukkam</text:p>
          </table:table-cell>
          <table:table-cell table:number-columns-repeated="1016"/>
        </table:table-row>
        <table:table-row table:style-name="ro3">
          <table:table-cell table:style-name="ce17" office:value-type="float" office:value="1017" calcext:value-type="float">
            <text:p>1017</text:p>
          </table:table-cell>
          <table:table-cell table:style-name="ce17" office:value-type="float" office:value="47349" calcext:value-type="float">
            <text:p>47349</text:p>
          </table:table-cell>
          <table:table-cell table:style-name="ce17" office:value-type="string" calcext:value-type="string">
            <text:p>St. Thomas UPS Kallurutty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5 -7</text:p>
          </table:table-cell>
          <table:table-cell table:style-name="ce17" table:formula="of:=IF([.E1018]=&quot;11 - 12&quot;;&quot;HSS&quot;;IF([.E1018]=&quot;8 - 12&quot;;&quot;HS, HSS&quot;;IF([.E1018]=&quot;8 - 10&quot;;&quot;HS&quot;;IF([.E1018]=&quot;1 - 4&quot;;&quot;LP&quot;;IF([.E1018]=&quot;5 -7&quot;;&quot;UP&quot;;IF([.E1018]=&quot;1 - 5&quot;;&quot;LP, UP&quot;;IF([.E1018]=&quot;5 - 10&quot;;&quot;UP, HS&quot;;IF([.E1018]=&quot;1 - 7&quot;;&quot;LP, UP&quot;;IF([.E1018]=&quot;1 -10&quot;;&quot;LP, UP, HS&quot;;IF([.E1018]=&quot;1 - 12&quot;;&quot;LP, UP, HS, HSS&quot;;IF([.E1018]=&quot;5 - 12&quot;;&quot;UP, HS, HSS&quot;;&quot;&quot;)))))))))))" office:value-type="string" office:string-value="UP" calcext:value-type="string">
            <text:p>UP</text:p>
          </table:table-cell>
          <table:table-cell office:value-type="string" calcext:value-type="string">
            <text:p>Mukkam</text:p>
          </table:table-cell>
          <table:table-cell table:number-columns-repeated="1016"/>
        </table:table-row>
        <table:table-row table:style-name="ro3">
          <table:table-cell table:style-name="ce17" office:value-type="float" office:value="1018" calcext:value-type="float">
            <text:p>1018</text:p>
          </table:table-cell>
          <table:table-cell table:style-name="ce17" office:value-type="float" office:value="47353" calcext:value-type="float">
            <text:p>47353</text:p>
          </table:table-cell>
          <table:table-cell table:style-name="ce17" office:value-type="string" calcext:value-type="string">
            <text:p>Sanjoe Prathiksha BhavanSpecial School for mentallyChallenged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10</text:p>
          </table:table-cell>
          <table:table-cell table:style-name="ce17" table:formula="of:=IF([.E1019]=&quot;11 - 12&quot;;&quot;HSS&quot;;IF([.E1019]=&quot;8 - 12&quot;;&quot;HS, HSS&quot;;IF([.E1019]=&quot;8 - 10&quot;;&quot;HS&quot;;IF([.E1019]=&quot;1 - 4&quot;;&quot;LP&quot;;IF([.E1019]=&quot;5 -7&quot;;&quot;UP&quot;;IF([.E1019]=&quot;1 - 5&quot;;&quot;LP, UP&quot;;IF([.E1019]=&quot;5 - 10&quot;;&quot;UP, HS&quot;;IF([.E1019]=&quot;1 - 7&quot;;&quot;LP, UP&quot;;IF([.E1019]=&quot;1 -10&quot;;&quot;LP, UP, HS&quot;;IF([.E1019]=&quot;1 - 12&quot;;&quot;LP, UP, HS, HSS&quot;;IF([.E1019]=&quot;5 - 12&quot;;&quot;UP, HS, HSS&quot;;&quot;&quot;)))))))))))" office:value-type="string" office:string-value="LP, UP, HS" calcext:value-type="string">
            <text:p>LP, UP, HS</text:p>
          </table:table-cell>
          <table:table-cell office:value-type="string" calcext:value-type="string">
            <text:p>Mukkam</text:p>
          </table:table-cell>
          <table:table-cell table:number-columns-repeated="1016"/>
        </table:table-row>
        <table:table-row table:style-name="ro3">
          <table:table-cell table:style-name="ce17" office:value-type="float" office:value="1019" calcext:value-type="float">
            <text:p>1019</text:p>
          </table:table-cell>
          <table:table-cell table:style-name="ce17" office:value-type="float" office:value="42703" calcext:value-type="float">
            <text:p>42703</text:p>
          </table:table-cell>
          <table:table-cell table:style-name="ce17" office:value-type="string" calcext:value-type="string">
            <text:p>SCHOOL OF QURAN AND SCIENCE,Mukkam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5 -7</text:p>
          </table:table-cell>
          <table:table-cell table:style-name="ce17" table:formula="of:=IF([.E1020]=&quot;11 - 12&quot;;&quot;HSS&quot;;IF([.E1020]=&quot;8 - 12&quot;;&quot;HS, HSS&quot;;IF([.E1020]=&quot;8 - 10&quot;;&quot;HS&quot;;IF([.E1020]=&quot;1 - 4&quot;;&quot;LP&quot;;IF([.E1020]=&quot;5 -7&quot;;&quot;UP&quot;;IF([.E1020]=&quot;1 - 5&quot;;&quot;LP, UP&quot;;IF([.E1020]=&quot;5 - 10&quot;;&quot;UP, HS&quot;;IF([.E1020]=&quot;1 - 7&quot;;&quot;LP, UP&quot;;IF([.E1020]=&quot;1 -10&quot;;&quot;LP, UP, HS&quot;;IF([.E1020]=&quot;1 - 12&quot;;&quot;LP, UP, HS, HSS&quot;;IF([.E1020]=&quot;5 - 12&quot;;&quot;UP, HS, HSS&quot;;&quot;&quot;)))))))))))" office:value-type="string" office:string-value="UP" calcext:value-type="string">
            <text:p>UP</text:p>
          </table:table-cell>
          <table:table-cell office:value-type="string" calcext:value-type="string">
            <text:p>Mukkam</text:p>
          </table:table-cell>
          <table:table-cell table:number-columns-repeated="1016"/>
        </table:table-row>
        <table:table-row table:style-name="ro3">
          <table:table-cell table:style-name="ce17" office:value-type="float" office:value="1020" calcext:value-type="float">
            <text:p>1020</text:p>
          </table:table-cell>
          <table:table-cell table:style-name="ce17" office:value-type="float" office:value="42704" calcext:value-type="float">
            <text:p>42704</text:p>
          </table:table-cell>
          <table:table-cell table:style-name="ce17" office:value-type="string" calcext:value-type="string">
            <text:p>Hill Top Public SchoolPazhamparamba, Cheruvadi,Mavoor <text:s/>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1 -10</text:p>
          </table:table-cell>
          <table:table-cell table:style-name="ce17" table:formula="of:=IF([.E1021]=&quot;11 - 12&quot;;&quot;HSS&quot;;IF([.E1021]=&quot;8 - 12&quot;;&quot;HS, HSS&quot;;IF([.E1021]=&quot;8 - 10&quot;;&quot;HS&quot;;IF([.E1021]=&quot;1 - 4&quot;;&quot;LP&quot;;IF([.E1021]=&quot;5 -7&quot;;&quot;UP&quot;;IF([.E1021]=&quot;1 - 5&quot;;&quot;LP, UP&quot;;IF([.E1021]=&quot;5 - 10&quot;;&quot;UP, HS&quot;;IF([.E1021]=&quot;1 - 7&quot;;&quot;LP, UP&quot;;IF([.E1021]=&quot;1 -10&quot;;&quot;LP, UP, HS&quot;;IF([.E1021]=&quot;1 - 12&quot;;&quot;LP, UP, HS, HSS&quot;;IF([.E1021]=&quot;5 - 12&quot;;&quot;UP, HS, HSS&quot;;&quot;&quot;)))))))))))" office:value-type="string" office:string-value="LP, UP, HS" calcext:value-type="string">
            <text:p>LP, UP, HS</text:p>
          </table:table-cell>
          <table:table-cell office:value-type="string" calcext:value-type="string">
            <text:p>Mukkam</text:p>
          </table:table-cell>
          <table:table-cell table:number-columns-repeated="1016"/>
        </table:table-row>
        <table:table-row table:style-name="ro3">
          <table:table-cell table:style-name="ce17" office:value-type="float" office:value="1021" calcext:value-type="float">
            <text:p>1021</text:p>
          </table:table-cell>
          <table:table-cell table:style-name="ce17" office:value-type="float" office:value="47101" calcext:value-type="float">
            <text:p>47101</text:p>
          </table:table-cell>
          <table:table-cell table:style-name="ce17" office:value-type="string" calcext:value-type="string">
            <text:p>Infant Jesus EMHS Thiruvampady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1 -10</text:p>
          </table:table-cell>
          <table:table-cell table:style-name="ce17" table:formula="of:=IF([.E1022]=&quot;11 - 12&quot;;&quot;HSS&quot;;IF([.E1022]=&quot;8 - 12&quot;;&quot;HS, HSS&quot;;IF([.E1022]=&quot;8 - 10&quot;;&quot;HS&quot;;IF([.E1022]=&quot;1 - 4&quot;;&quot;LP&quot;;IF([.E1022]=&quot;5 -7&quot;;&quot;UP&quot;;IF([.E1022]=&quot;1 - 5&quot;;&quot;LP, UP&quot;;IF([.E1022]=&quot;5 - 10&quot;;&quot;UP, HS&quot;;IF([.E1022]=&quot;1 - 7&quot;;&quot;LP, UP&quot;;IF([.E1022]=&quot;1 -10&quot;;&quot;LP, UP, HS&quot;;IF([.E1022]=&quot;1 - 12&quot;;&quot;LP, UP, HS, HSS&quot;;IF([.E1022]=&quot;5 - 12&quot;;&quot;UP, HS, HSS&quot;;&quot;&quot;)))))))))))" office:value-type="string" office:string-value="LP, UP, HS" calcext:value-type="string">
            <text:p>LP, UP, HS</text:p>
          </table:table-cell>
          <table:table-cell office:value-type="string" calcext:value-type="string">
            <text:p>Mukkam</text:p>
          </table:table-cell>
          <table:table-cell table:number-columns-repeated="1016"/>
        </table:table-row>
        <table:table-row table:style-name="ro3">
          <table:table-cell table:style-name="ce17" office:value-type="float" office:value="1022" calcext:value-type="float">
            <text:p>1022</text:p>
          </table:table-cell>
          <table:table-cell table:style-name="ce17" office:value-type="float" office:value="47115" calcext:value-type="float">
            <text:p>47115</text:p>
          </table:table-cell>
          <table:table-cell table:style-name="ce17" office:value-type="string" calcext:value-type="string">
            <text:p>AL IRSHAD HIGH SCHOOL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5 - 10</text:p>
          </table:table-cell>
          <table:table-cell table:style-name="ce17" table:formula="of:=IF([.E1023]=&quot;11 - 12&quot;;&quot;HSS&quot;;IF([.E1023]=&quot;8 - 12&quot;;&quot;HS, HSS&quot;;IF([.E1023]=&quot;8 - 10&quot;;&quot;HS&quot;;IF([.E1023]=&quot;1 - 4&quot;;&quot;LP&quot;;IF([.E1023]=&quot;5 -7&quot;;&quot;UP&quot;;IF([.E1023]=&quot;1 - 5&quot;;&quot;LP, UP&quot;;IF([.E1023]=&quot;5 - 10&quot;;&quot;UP, HS&quot;;IF([.E1023]=&quot;1 - 7&quot;;&quot;LP, UP&quot;;IF([.E1023]=&quot;1 -10&quot;;&quot;LP, UP, HS&quot;;IF([.E1023]=&quot;1 - 12&quot;;&quot;LP, UP, HS, HSS&quot;;IF([.E1023]=&quot;5 - 12&quot;;&quot;UP, HS, HSS&quot;;&quot;&quot;)))))))))))" office:value-type="string" office:string-value="UP, HS" calcext:value-type="string">
            <text:p>UP, HS</text:p>
          </table:table-cell>
          <table:table-cell office:value-type="string" calcext:value-type="string">
            <text:p>Mukkam</text:p>
          </table:table-cell>
          <table:table-cell table:number-columns-repeated="1016"/>
        </table:table-row>
        <table:table-row table:style-name="ro3">
          <table:table-cell table:style-name="ce17" office:value-type="float" office:value="1023" calcext:value-type="float">
            <text:p>1023</text:p>
          </table:table-cell>
          <table:table-cell table:style-name="ce17" office:value-type="float" office:value="47307" calcext:value-type="float">
            <text:p>47307</text:p>
          </table:table-cell>
          <table:table-cell table:style-name="ce17" office:value-type="string" calcext:value-type="string">
            <text:p>Al Irshad Primary SchoolKallurutty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024]=&quot;11 - 12&quot;;&quot;HSS&quot;;IF([.E1024]=&quot;8 - 12&quot;;&quot;HS, HSS&quot;;IF([.E1024]=&quot;8 - 10&quot;;&quot;HS&quot;;IF([.E1024]=&quot;1 - 4&quot;;&quot;LP&quot;;IF([.E1024]=&quot;5 -7&quot;;&quot;UP&quot;;IF([.E1024]=&quot;1 - 5&quot;;&quot;LP, UP&quot;;IF([.E1024]=&quot;5 - 10&quot;;&quot;UP, HS&quot;;IF([.E1024]=&quot;1 - 7&quot;;&quot;LP, UP&quot;;IF([.E1024]=&quot;1 -10&quot;;&quot;LP, UP, HS&quot;;IF([.E1024]=&quot;1 - 12&quot;;&quot;LP, UP, HS, HSS&quot;;IF([.E1024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Mukkam</text:p>
          </table:table-cell>
          <table:table-cell table:number-columns-repeated="1016"/>
        </table:table-row>
        <table:table-row table:style-name="ro3">
          <table:table-cell table:style-name="ce17" office:value-type="float" office:value="1024" calcext:value-type="float">
            <text:p>1024</text:p>
          </table:table-cell>
          <table:table-cell table:style-name="ce17" office:value-type="float" office:value="47330" calcext:value-type="float">
            <text:p>47330</text:p>
          </table:table-cell>
          <table:table-cell table:style-name="ce17" office:value-type="string" calcext:value-type="string">
            <text:p>Salafi Primary SchoolKodiyathur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025]=&quot;11 - 12&quot;;&quot;HSS&quot;;IF([.E1025]=&quot;8 - 12&quot;;&quot;HS, HSS&quot;;IF([.E1025]=&quot;8 - 10&quot;;&quot;HS&quot;;IF([.E1025]=&quot;1 - 4&quot;;&quot;LP&quot;;IF([.E1025]=&quot;5 -7&quot;;&quot;UP&quot;;IF([.E1025]=&quot;1 - 5&quot;;&quot;LP, UP&quot;;IF([.E1025]=&quot;5 - 10&quot;;&quot;UP, HS&quot;;IF([.E1025]=&quot;1 - 7&quot;;&quot;LP, UP&quot;;IF([.E1025]=&quot;1 -10&quot;;&quot;LP, UP, HS&quot;;IF([.E1025]=&quot;1 - 12&quot;;&quot;LP, UP, HS, HSS&quot;;IF([.E1025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Mukkam</text:p>
          </table:table-cell>
          <table:table-cell table:number-columns-repeated="1016"/>
        </table:table-row>
        <table:table-row table:style-name="ro3">
          <table:table-cell table:style-name="ce17" office:value-type="float" office:value="1025" calcext:value-type="float">
            <text:p>1025</text:p>
          </table:table-cell>
          <table:table-cell table:style-name="ce17" office:value-type="float" office:value="47352" calcext:value-type="float">
            <text:p>47352</text:p>
          </table:table-cell>
          <table:table-cell table:style-name="ce17" office:value-type="string" calcext:value-type="string">
            <text:p>Pratheeksha Special School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1 - 12</text:p>
          </table:table-cell>
          <table:table-cell table:style-name="ce17" table:formula="of:=IF([.E1026]=&quot;11 - 12&quot;;&quot;HSS&quot;;IF([.E1026]=&quot;8 - 12&quot;;&quot;HS, HSS&quot;;IF([.E1026]=&quot;8 - 10&quot;;&quot;HS&quot;;IF([.E1026]=&quot;1 - 4&quot;;&quot;LP&quot;;IF([.E1026]=&quot;5 -7&quot;;&quot;UP&quot;;IF([.E1026]=&quot;1 - 5&quot;;&quot;LP, UP&quot;;IF([.E1026]=&quot;5 - 10&quot;;&quot;UP, HS&quot;;IF([.E1026]=&quot;1 - 7&quot;;&quot;LP, UP&quot;;IF([.E1026]=&quot;1 -10&quot;;&quot;LP, UP, HS&quot;;IF([.E1026]=&quot;1 - 12&quot;;&quot;LP, UP, HS, HSS&quot;;IF([.E1026]=&quot;5 - 12&quot;;&quot;UP, HS, HSS&quot;;&quot;&quot;)))))))))))" office:value-type="string" office:string-value="LP, UP, HS, HSS" calcext:value-type="string">
            <text:p>LP, UP, HS, HSS</text:p>
          </table:table-cell>
          <table:table-cell office:value-type="string" calcext:value-type="string">
            <text:p>Mukkam</text:p>
          </table:table-cell>
          <table:table-cell table:number-columns-repeated="1016"/>
        </table:table-row>
        <table:table-row table:style-name="ro3">
          <table:table-cell table:style-name="ce17" office:value-type="float" office:value="1026" calcext:value-type="float">
            <text:p>1026</text:p>
          </table:table-cell>
          <table:table-cell table:style-name="ce17" office:value-type="float" office:value="47354" calcext:value-type="float">
            <text:p>47354</text:p>
          </table:table-cell>
          <table:table-cell table:style-name="ce17" office:value-type="string" calcext:value-type="string">
            <text:p>Santhom E M School,Thottumukkom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1027]=&quot;11 - 12&quot;;&quot;HSS&quot;;IF([.E1027]=&quot;8 - 12&quot;;&quot;HS, HSS&quot;;IF([.E1027]=&quot;8 - 10&quot;;&quot;HS&quot;;IF([.E1027]=&quot;1 - 4&quot;;&quot;LP&quot;;IF([.E1027]=&quot;5 -7&quot;;&quot;UP&quot;;IF([.E1027]=&quot;1 - 5&quot;;&quot;LP, UP&quot;;IF([.E1027]=&quot;5 - 10&quot;;&quot;UP, HS&quot;;IF([.E1027]=&quot;1 - 7&quot;;&quot;LP, UP&quot;;IF([.E1027]=&quot;1 -10&quot;;&quot;LP, UP, HS&quot;;IF([.E1027]=&quot;1 - 12&quot;;&quot;LP, UP, HS, HSS&quot;;IF([.E1027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Mukkam</text:p>
          </table:table-cell>
          <table:table-cell table:number-columns-repeated="1016"/>
        </table:table-row>
        <table:table-row table:style-name="ro3">
          <table:table-cell table:style-name="ce17" office:value-type="float" office:value="1027" calcext:value-type="float">
            <text:p>1027</text:p>
          </table:table-cell>
          <table:table-cell table:style-name="ce17" office:value-type="float" office:value="47355" calcext:value-type="float">
            <text:p>47355</text:p>
          </table:table-cell>
          <table:table-cell table:style-name="ce17" office:value-type="string" calcext:value-type="string">
            <text:p>Good Hope E.M. School, Mukkam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028]=&quot;11 - 12&quot;;&quot;HSS&quot;;IF([.E1028]=&quot;8 - 12&quot;;&quot;HS, HSS&quot;;IF([.E1028]=&quot;8 - 10&quot;;&quot;HS&quot;;IF([.E1028]=&quot;1 - 4&quot;;&quot;LP&quot;;IF([.E1028]=&quot;5 -7&quot;;&quot;UP&quot;;IF([.E1028]=&quot;1 - 5&quot;;&quot;LP, UP&quot;;IF([.E1028]=&quot;5 - 10&quot;;&quot;UP, HS&quot;;IF([.E1028]=&quot;1 - 7&quot;;&quot;LP, UP&quot;;IF([.E1028]=&quot;1 -10&quot;;&quot;LP, UP, HS&quot;;IF([.E1028]=&quot;1 - 12&quot;;&quot;LP, UP, HS, HSS&quot;;IF([.E1028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Mukkam</text:p>
          </table:table-cell>
          <table:table-cell table:number-columns-repeated="1016"/>
        </table:table-row>
        <table:table-row table:style-name="ro3">
          <table:table-cell table:style-name="ce17" office:value-type="float" office:value="1028" calcext:value-type="float">
            <text:p>1028</text:p>
          </table:table-cell>
          <table:table-cell table:style-name="ce17" office:value-type="float" office:value="47356" calcext:value-type="float">
            <text:p>47356</text:p>
          </table:table-cell>
          <table:table-cell table:style-name="ce17" office:value-type="string" calcext:value-type="string">
            <text:p>St.Mary's EMS, Maranchatty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029]=&quot;11 - 12&quot;;&quot;HSS&quot;;IF([.E1029]=&quot;8 - 12&quot;;&quot;HS, HSS&quot;;IF([.E1029]=&quot;8 - 10&quot;;&quot;HS&quot;;IF([.E1029]=&quot;1 - 4&quot;;&quot;LP&quot;;IF([.E1029]=&quot;5 -7&quot;;&quot;UP&quot;;IF([.E1029]=&quot;1 - 5&quot;;&quot;LP, UP&quot;;IF([.E1029]=&quot;5 - 10&quot;;&quot;UP, HS&quot;;IF([.E1029]=&quot;1 - 7&quot;;&quot;LP, UP&quot;;IF([.E1029]=&quot;1 -10&quot;;&quot;LP, UP, HS&quot;;IF([.E1029]=&quot;1 - 12&quot;;&quot;LP, UP, HS, HSS&quot;;IF([.E1029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Mukkam</text:p>
          </table:table-cell>
          <table:table-cell table:number-columns-repeated="1016"/>
        </table:table-row>
        <table:table-row table:style-name="ro3">
          <table:table-cell table:style-name="ce17" office:value-type="float" office:value="1029" calcext:value-type="float">
            <text:p>1029</text:p>
          </table:table-cell>
          <table:table-cell table:style-name="ce17" office:value-type="float" office:value="47357" calcext:value-type="float">
            <text:p>47357</text:p>
          </table:table-cell>
          <table:table-cell table:style-name="ce17" office:value-type="string" calcext:value-type="string">
            <text:p>Vivekananda, Muthalam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1030]=&quot;11 - 12&quot;;&quot;HSS&quot;;IF([.E1030]=&quot;8 - 12&quot;;&quot;HS, HSS&quot;;IF([.E1030]=&quot;8 - 10&quot;;&quot;HS&quot;;IF([.E1030]=&quot;1 - 4&quot;;&quot;LP&quot;;IF([.E1030]=&quot;5 -7&quot;;&quot;UP&quot;;IF([.E1030]=&quot;1 - 5&quot;;&quot;LP, UP&quot;;IF([.E1030]=&quot;5 - 10&quot;;&quot;UP, HS&quot;;IF([.E1030]=&quot;1 - 7&quot;;&quot;LP, UP&quot;;IF([.E1030]=&quot;1 -10&quot;;&quot;LP, UP, HS&quot;;IF([.E1030]=&quot;1 - 12&quot;;&quot;LP, UP, HS, HSS&quot;;IF([.E1030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Mukkam</text:p>
          </table:table-cell>
          <table:table-cell table:number-columns-repeated="1016"/>
        </table:table-row>
        <table:table-row table:style-name="ro3">
          <table:table-cell table:style-name="ce17" office:value-type="float" office:value="1030" calcext:value-type="float">
            <text:p>1030</text:p>
          </table:table-cell>
          <table:table-cell table:style-name="ce17" office:value-type="float" office:value="47358" calcext:value-type="float">
            <text:p>47358</text:p>
          </table:table-cell>
          <table:table-cell table:style-name="ce17" office:value-type="string" calcext:value-type="string">
            <text:p>Infant Jesus English MediumSchool,Kakkadampoyil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031]=&quot;11 - 12&quot;;&quot;HSS&quot;;IF([.E1031]=&quot;8 - 12&quot;;&quot;HS, HSS&quot;;IF([.E1031]=&quot;8 - 10&quot;;&quot;HS&quot;;IF([.E1031]=&quot;1 - 4&quot;;&quot;LP&quot;;IF([.E1031]=&quot;5 -7&quot;;&quot;UP&quot;;IF([.E1031]=&quot;1 - 5&quot;;&quot;LP, UP&quot;;IF([.E1031]=&quot;5 - 10&quot;;&quot;UP, HS&quot;;IF([.E1031]=&quot;1 - 7&quot;;&quot;LP, UP&quot;;IF([.E1031]=&quot;1 -10&quot;;&quot;LP, UP, HS&quot;;IF([.E1031]=&quot;1 - 12&quot;;&quot;LP, UP, HS, HSS&quot;;IF([.E1031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Mukkam</text:p>
          </table:table-cell>
          <table:table-cell table:number-columns-repeated="1016"/>
        </table:table-row>
        <table:table-row table:style-name="ro3">
          <table:table-cell table:style-name="ce17" office:value-type="float" office:value="1031" calcext:value-type="float">
            <text:p>1031</text:p>
          </table:table-cell>
          <table:table-cell table:style-name="ce17" office:value-type="float" office:value="47072" calcext:value-type="float">
            <text:p>47072</text:p>
          </table:table-cell>
          <table:table-cell table:style-name="ce17" office:value-type="string" calcext:value-type="string">
            <text:p>GVHSS THAMARASSERY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5 - 12</text:p>
          </table:table-cell>
          <table:table-cell table:style-name="ce17" table:formula="of:=IF([.E1032]=&quot;11 - 12&quot;;&quot;HSS&quot;;IF([.E1032]=&quot;8 - 12&quot;;&quot;HS, HSS&quot;;IF([.E1032]=&quot;8 - 10&quot;;&quot;HS&quot;;IF([.E1032]=&quot;1 - 4&quot;;&quot;LP&quot;;IF([.E1032]=&quot;5 -7&quot;;&quot;UP&quot;;IF([.E1032]=&quot;1 - 5&quot;;&quot;LP, UP&quot;;IF([.E1032]=&quot;5 - 10&quot;;&quot;UP, HS&quot;;IF([.E1032]=&quot;1 - 7&quot;;&quot;LP, UP&quot;;IF([.E1032]=&quot;1 -10&quot;;&quot;LP, UP, HS&quot;;IF([.E1032]=&quot;1 - 12&quot;;&quot;LP, UP, HS, HSS&quot;;IF([.E1032]=&quot;5 - 12&quot;;&quot;UP, HS, HSS&quot;;&quot;&quot;)))))))))))" office:value-type="string" office:string-value="UP, HS, HSS" calcext:value-type="string">
            <text:p>UP, HS, HSS</text:p>
          </table:table-cell>
          <table:table-cell office:value-type="string" calcext:value-type="string">
            <text:p>Thamara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032" calcext:value-type="float">
            <text:p>1032</text:p>
          </table:table-cell>
          <table:table-cell table:style-name="ce17" office:value-type="float" office:value="47088" calcext:value-type="float">
            <text:p>47088</text:p>
          </table:table-cell>
          <table:table-cell table:style-name="ce17" office:value-type="string" calcext:value-type="string">
            <text:p>GOVT. H S S PUDUPPADI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8 - 12</text:p>
          </table:table-cell>
          <table:table-cell table:style-name="ce17" table:formula="of:=IF([.E1033]=&quot;11 - 12&quot;;&quot;HSS&quot;;IF([.E1033]=&quot;8 - 12&quot;;&quot;HS, HSS&quot;;IF([.E1033]=&quot;8 - 10&quot;;&quot;HS&quot;;IF([.E1033]=&quot;1 - 4&quot;;&quot;LP&quot;;IF([.E1033]=&quot;5 -7&quot;;&quot;UP&quot;;IF([.E1033]=&quot;1 - 5&quot;;&quot;LP, UP&quot;;IF([.E1033]=&quot;5 - 10&quot;;&quot;UP, HS&quot;;IF([.E1033]=&quot;1 - 7&quot;;&quot;LP, UP&quot;;IF([.E1033]=&quot;1 -10&quot;;&quot;LP, UP, HS&quot;;IF([.E1033]=&quot;1 - 12&quot;;&quot;LP, UP, HS, HSS&quot;;IF([.E1033]=&quot;5 - 12&quot;;&quot;UP, HS, HSS&quot;;&quot;&quot;)))))))))))" office:value-type="string" office:string-value="HS, HSS" calcext:value-type="string">
            <text:p>HS, HSS</text:p>
          </table:table-cell>
          <table:table-cell office:value-type="string" calcext:value-type="string">
            <text:p>Thamara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033" calcext:value-type="float">
            <text:p>1033</text:p>
          </table:table-cell>
          <table:table-cell table:style-name="ce17" office:value-type="float" office:value="47119" calcext:value-type="float">
            <text:p>47119</text:p>
          </table:table-cell>
          <table:table-cell table:style-name="ce17" office:value-type="string" calcext:value-type="string">
            <text:p>G M H S Raroth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10</text:p>
          </table:table-cell>
          <table:table-cell table:style-name="ce17" table:formula="of:=IF([.E1034]=&quot;11 - 12&quot;;&quot;HSS&quot;;IF([.E1034]=&quot;8 - 12&quot;;&quot;HS, HSS&quot;;IF([.E1034]=&quot;8 - 10&quot;;&quot;HS&quot;;IF([.E1034]=&quot;1 - 4&quot;;&quot;LP&quot;;IF([.E1034]=&quot;5 -7&quot;;&quot;UP&quot;;IF([.E1034]=&quot;1 - 5&quot;;&quot;LP, UP&quot;;IF([.E1034]=&quot;5 - 10&quot;;&quot;UP, HS&quot;;IF([.E1034]=&quot;1 - 7&quot;;&quot;LP, UP&quot;;IF([.E1034]=&quot;1 -10&quot;;&quot;LP, UP, HS&quot;;IF([.E1034]=&quot;1 - 12&quot;;&quot;LP, UP, HS, HSS&quot;;IF([.E1034]=&quot;5 - 12&quot;;&quot;UP, HS, HSS&quot;;&quot;&quot;)))))))))))" office:value-type="string" office:string-value="LP, UP, HS" calcext:value-type="string">
            <text:p>LP, UP, HS</text:p>
          </table:table-cell>
          <table:table-cell office:value-type="string" calcext:value-type="string">
            <text:p>Thamara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034" calcext:value-type="float">
            <text:p>1034</text:p>
          </table:table-cell>
          <table:table-cell table:style-name="ce17" office:value-type="float" office:value="47407" calcext:value-type="float">
            <text:p>47407</text:p>
          </table:table-cell>
          <table:table-cell table:style-name="ce17" office:value-type="string" calcext:value-type="string">
            <text:p>GLPS KORANGAD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035]=&quot;11 - 12&quot;;&quot;HSS&quot;;IF([.E1035]=&quot;8 - 12&quot;;&quot;HS, HSS&quot;;IF([.E1035]=&quot;8 - 10&quot;;&quot;HS&quot;;IF([.E1035]=&quot;1 - 4&quot;;&quot;LP&quot;;IF([.E1035]=&quot;5 -7&quot;;&quot;UP&quot;;IF([.E1035]=&quot;1 - 5&quot;;&quot;LP, UP&quot;;IF([.E1035]=&quot;5 - 10&quot;;&quot;UP, HS&quot;;IF([.E1035]=&quot;1 - 7&quot;;&quot;LP, UP&quot;;IF([.E1035]=&quot;1 -10&quot;;&quot;LP, UP, HS&quot;;IF([.E1035]=&quot;1 - 12&quot;;&quot;LP, UP, HS, HSS&quot;;IF([.E1035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Thamara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035" calcext:value-type="float">
            <text:p>1035</text:p>
          </table:table-cell>
          <table:table-cell table:style-name="ce17" office:value-type="float" office:value="47408" calcext:value-type="float">
            <text:p>47408</text:p>
          </table:table-cell>
          <table:table-cell table:style-name="ce17" office:value-type="string" calcext:value-type="string">
            <text:p>GLPS CHEMBRA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036]=&quot;11 - 12&quot;;&quot;HSS&quot;;IF([.E1036]=&quot;8 - 12&quot;;&quot;HS, HSS&quot;;IF([.E1036]=&quot;8 - 10&quot;;&quot;HS&quot;;IF([.E1036]=&quot;1 - 4&quot;;&quot;LP&quot;;IF([.E1036]=&quot;5 -7&quot;;&quot;UP&quot;;IF([.E1036]=&quot;1 - 5&quot;;&quot;LP, UP&quot;;IF([.E1036]=&quot;5 - 10&quot;;&quot;UP, HS&quot;;IF([.E1036]=&quot;1 - 7&quot;;&quot;LP, UP&quot;;IF([.E1036]=&quot;1 -10&quot;;&quot;LP, UP, HS&quot;;IF([.E1036]=&quot;1 - 12&quot;;&quot;LP, UP, HS, HSS&quot;;IF([.E1036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Thamara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036" calcext:value-type="float">
            <text:p>1036</text:p>
          </table:table-cell>
          <table:table-cell table:style-name="ce17" office:value-type="float" office:value="47409" calcext:value-type="float">
            <text:p>47409</text:p>
          </table:table-cell>
          <table:table-cell table:style-name="ce17" office:value-type="string" calcext:value-type="string">
            <text:p>GLPS VETTIOZHINJATHOTTAM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037]=&quot;11 - 12&quot;;&quot;HSS&quot;;IF([.E1037]=&quot;8 - 12&quot;;&quot;HS, HSS&quot;;IF([.E1037]=&quot;8 - 10&quot;;&quot;HS&quot;;IF([.E1037]=&quot;1 - 4&quot;;&quot;LP&quot;;IF([.E1037]=&quot;5 -7&quot;;&quot;UP&quot;;IF([.E1037]=&quot;1 - 5&quot;;&quot;LP, UP&quot;;IF([.E1037]=&quot;5 - 10&quot;;&quot;UP, HS&quot;;IF([.E1037]=&quot;1 - 7&quot;;&quot;LP, UP&quot;;IF([.E1037]=&quot;1 -10&quot;;&quot;LP, UP, HS&quot;;IF([.E1037]=&quot;1 - 12&quot;;&quot;LP, UP, HS, HSS&quot;;IF([.E1037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Thamara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037" calcext:value-type="float">
            <text:p>1037</text:p>
          </table:table-cell>
          <table:table-cell table:style-name="ce17" office:value-type="float" office:value="47427" calcext:value-type="float">
            <text:p>47427</text:p>
          </table:table-cell>
          <table:table-cell table:style-name="ce17" office:value-type="string" calcext:value-type="string">
            <text:p>GLPS MURAMPATHY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038]=&quot;11 - 12&quot;;&quot;HSS&quot;;IF([.E1038]=&quot;8 - 12&quot;;&quot;HS, HSS&quot;;IF([.E1038]=&quot;8 - 10&quot;;&quot;HS&quot;;IF([.E1038]=&quot;1 - 4&quot;;&quot;LP&quot;;IF([.E1038]=&quot;5 -7&quot;;&quot;UP&quot;;IF([.E1038]=&quot;1 - 5&quot;;&quot;LP, UP&quot;;IF([.E1038]=&quot;5 - 10&quot;;&quot;UP, HS&quot;;IF([.E1038]=&quot;1 - 7&quot;;&quot;LP, UP&quot;;IF([.E1038]=&quot;1 -10&quot;;&quot;LP, UP, HS&quot;;IF([.E1038]=&quot;1 - 12&quot;;&quot;LP, UP, HS, HSS&quot;;IF([.E1038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Thamara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038" calcext:value-type="float">
            <text:p>1038</text:p>
          </table:table-cell>
          <table:table-cell table:style-name="ce17" office:value-type="float" office:value="47443" calcext:value-type="float">
            <text:p>47443</text:p>
          </table:table-cell>
          <table:table-cell table:style-name="ce17" office:value-type="string" calcext:value-type="string">
            <text:p>GMLPS MALAPURAM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039]=&quot;11 - 12&quot;;&quot;HSS&quot;;IF([.E1039]=&quot;8 - 12&quot;;&quot;HS, HSS&quot;;IF([.E1039]=&quot;8 - 10&quot;;&quot;HS&quot;;IF([.E1039]=&quot;1 - 4&quot;;&quot;LP&quot;;IF([.E1039]=&quot;5 -7&quot;;&quot;UP&quot;;IF([.E1039]=&quot;1 - 5&quot;;&quot;LP, UP&quot;;IF([.E1039]=&quot;5 - 10&quot;;&quot;UP, HS&quot;;IF([.E1039]=&quot;1 - 7&quot;;&quot;LP, UP&quot;;IF([.E1039]=&quot;1 -10&quot;;&quot;LP, UP, HS&quot;;IF([.E1039]=&quot;1 - 12&quot;;&quot;LP, UP, HS, HSS&quot;;IF([.E1039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Thamara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039" calcext:value-type="float">
            <text:p>1039</text:p>
          </table:table-cell>
          <table:table-cell table:style-name="ce17" office:value-type="float" office:value="47458" calcext:value-type="float">
            <text:p>47458</text:p>
          </table:table-cell>
          <table:table-cell table:style-name="ce17" office:value-type="string" calcext:value-type="string">
            <text:p>GLPS CHAMAL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5</text:p>
          </table:table-cell>
          <table:table-cell table:style-name="ce17" table:formula="of:=IF([.E1040]=&quot;11 - 12&quot;;&quot;HSS&quot;;IF([.E1040]=&quot;8 - 12&quot;;&quot;HS, HSS&quot;;IF([.E1040]=&quot;8 - 10&quot;;&quot;HS&quot;;IF([.E1040]=&quot;1 - 4&quot;;&quot;LP&quot;;IF([.E1040]=&quot;5 -7&quot;;&quot;UP&quot;;IF([.E1040]=&quot;1 - 5&quot;;&quot;LP, UP&quot;;IF([.E1040]=&quot;5 - 10&quot;;&quot;UP, HS&quot;;IF([.E1040]=&quot;1 - 7&quot;;&quot;LP, UP&quot;;IF([.E1040]=&quot;1 -10&quot;;&quot;LP, UP, HS&quot;;IF([.E1040]=&quot;1 - 12&quot;;&quot;LP, UP, HS, HSS&quot;;IF([.E1040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Thamara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040" calcext:value-type="float">
            <text:p>1040</text:p>
          </table:table-cell>
          <table:table-cell table:style-name="ce17" office:value-type="float" office:value="47465" calcext:value-type="float">
            <text:p>47465</text:p>
          </table:table-cell>
          <table:table-cell table:style-name="ce17" office:value-type="string" calcext:value-type="string">
            <text:p>GMUPS KAITHAPOYIL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1041]=&quot;11 - 12&quot;;&quot;HSS&quot;;IF([.E1041]=&quot;8 - 12&quot;;&quot;HS, HSS&quot;;IF([.E1041]=&quot;8 - 10&quot;;&quot;HS&quot;;IF([.E1041]=&quot;1 - 4&quot;;&quot;LP&quot;;IF([.E1041]=&quot;5 -7&quot;;&quot;UP&quot;;IF([.E1041]=&quot;1 - 5&quot;;&quot;LP, UP&quot;;IF([.E1041]=&quot;5 - 10&quot;;&quot;UP, HS&quot;;IF([.E1041]=&quot;1 - 7&quot;;&quot;LP, UP&quot;;IF([.E1041]=&quot;1 -10&quot;;&quot;LP, UP, HS&quot;;IF([.E1041]=&quot;1 - 12&quot;;&quot;LP, UP, HS, HSS&quot;;IF([.E1041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Thamara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041" calcext:value-type="float">
            <text:p>1041</text:p>
          </table:table-cell>
          <table:table-cell table:style-name="ce17" office:value-type="float" office:value="47473" calcext:value-type="float">
            <text:p>47473</text:p>
          </table:table-cell>
          <table:table-cell table:style-name="ce17" office:value-type="string" calcext:value-type="string">
            <text:p>GUPS THAMARASSERY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1042]=&quot;11 - 12&quot;;&quot;HSS&quot;;IF([.E1042]=&quot;8 - 12&quot;;&quot;HS, HSS&quot;;IF([.E1042]=&quot;8 - 10&quot;;&quot;HS&quot;;IF([.E1042]=&quot;1 - 4&quot;;&quot;LP&quot;;IF([.E1042]=&quot;5 -7&quot;;&quot;UP&quot;;IF([.E1042]=&quot;1 - 5&quot;;&quot;LP, UP&quot;;IF([.E1042]=&quot;5 - 10&quot;;&quot;UP, HS&quot;;IF([.E1042]=&quot;1 - 7&quot;;&quot;LP, UP&quot;;IF([.E1042]=&quot;1 -10&quot;;&quot;LP, UP, HS&quot;;IF([.E1042]=&quot;1 - 12&quot;;&quot;LP, UP, HS, HSS&quot;;IF([.E1042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Thamara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042" calcext:value-type="float">
            <text:p>1042</text:p>
          </table:table-cell>
          <table:table-cell table:style-name="ce17" office:value-type="float" office:value="47474" calcext:value-type="float">
            <text:p>47474</text:p>
          </table:table-cell>
          <table:table-cell table:style-name="ce17" office:value-type="string" calcext:value-type="string">
            <text:p>GMUPS PALLIPPURAM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1043]=&quot;11 - 12&quot;;&quot;HSS&quot;;IF([.E1043]=&quot;8 - 12&quot;;&quot;HS, HSS&quot;;IF([.E1043]=&quot;8 - 10&quot;;&quot;HS&quot;;IF([.E1043]=&quot;1 - 4&quot;;&quot;LP&quot;;IF([.E1043]=&quot;5 -7&quot;;&quot;UP&quot;;IF([.E1043]=&quot;1 - 5&quot;;&quot;LP, UP&quot;;IF([.E1043]=&quot;5 - 10&quot;;&quot;UP, HS&quot;;IF([.E1043]=&quot;1 - 7&quot;;&quot;LP, UP&quot;;IF([.E1043]=&quot;1 -10&quot;;&quot;LP, UP, HS&quot;;IF([.E1043]=&quot;1 - 12&quot;;&quot;LP, UP, HS, HSS&quot;;IF([.E1043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Thamara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043" calcext:value-type="float">
            <text:p>1043</text:p>
          </table:table-cell>
          <table:table-cell table:style-name="ce17" office:value-type="float" office:value="47481" calcext:value-type="float">
            <text:p>47481</text:p>
          </table:table-cell>
          <table:table-cell table:style-name="ce17" office:value-type="string" calcext:value-type="string">
            <text:p>GUPS CHEMBUKADAVU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1044]=&quot;11 - 12&quot;;&quot;HSS&quot;;IF([.E1044]=&quot;8 - 12&quot;;&quot;HS, HSS&quot;;IF([.E1044]=&quot;8 - 10&quot;;&quot;HS&quot;;IF([.E1044]=&quot;1 - 4&quot;;&quot;LP&quot;;IF([.E1044]=&quot;5 -7&quot;;&quot;UP&quot;;IF([.E1044]=&quot;1 - 5&quot;;&quot;LP, UP&quot;;IF([.E1044]=&quot;5 - 10&quot;;&quot;UP, HS&quot;;IF([.E1044]=&quot;1 - 7&quot;;&quot;LP, UP&quot;;IF([.E1044]=&quot;1 -10&quot;;&quot;LP, UP, HS&quot;;IF([.E1044]=&quot;1 - 12&quot;;&quot;LP, UP, HS, HSS&quot;;IF([.E1044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Thamara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044" calcext:value-type="float">
            <text:p>1044</text:p>
          </table:table-cell>
          <table:table-cell table:style-name="ce17" office:value-type="float" office:value="47486" calcext:value-type="float">
            <text:p>47486</text:p>
          </table:table-cell>
          <table:table-cell table:style-name="ce17" office:value-type="string" calcext:value-type="string">
            <text:p>MGLC Nakilambadu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045]=&quot;11 - 12&quot;;&quot;HSS&quot;;IF([.E1045]=&quot;8 - 12&quot;;&quot;HS, HSS&quot;;IF([.E1045]=&quot;8 - 10&quot;;&quot;HS&quot;;IF([.E1045]=&quot;1 - 4&quot;;&quot;LP&quot;;IF([.E1045]=&quot;5 -7&quot;;&quot;UP&quot;;IF([.E1045]=&quot;1 - 5&quot;;&quot;LP, UP&quot;;IF([.E1045]=&quot;5 - 10&quot;;&quot;UP, HS&quot;;IF([.E1045]=&quot;1 - 7&quot;;&quot;LP, UP&quot;;IF([.E1045]=&quot;1 -10&quot;;&quot;LP, UP, HS&quot;;IF([.E1045]=&quot;1 - 12&quot;;&quot;LP, UP, HS, HSS&quot;;IF([.E1045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Thamara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045" calcext:value-type="float">
            <text:p>1045</text:p>
          </table:table-cell>
          <table:table-cell table:style-name="ce17" office:value-type="float" office:value="47487" calcext:value-type="float">
            <text:p>47487</text:p>
          </table:table-cell>
          <table:table-cell table:style-name="ce17" office:value-type="string" calcext:value-type="string">
            <text:p>Mglc Kurumarukandy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046]=&quot;11 - 12&quot;;&quot;HSS&quot;;IF([.E1046]=&quot;8 - 12&quot;;&quot;HS, HSS&quot;;IF([.E1046]=&quot;8 - 10&quot;;&quot;HS&quot;;IF([.E1046]=&quot;1 - 4&quot;;&quot;LP&quot;;IF([.E1046]=&quot;5 -7&quot;;&quot;UP&quot;;IF([.E1046]=&quot;1 - 5&quot;;&quot;LP, UP&quot;;IF([.E1046]=&quot;5 - 10&quot;;&quot;UP, HS&quot;;IF([.E1046]=&quot;1 - 7&quot;;&quot;LP, UP&quot;;IF([.E1046]=&quot;1 -10&quot;;&quot;LP, UP, HS&quot;;IF([.E1046]=&quot;1 - 12&quot;;&quot;LP, UP, HS, HSS&quot;;IF([.E1046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Thamara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046" calcext:value-type="float">
            <text:p>1046</text:p>
          </table:table-cell>
          <table:table-cell table:style-name="ce17" office:value-type="float" office:value="47495" calcext:value-type="float">
            <text:p>47495</text:p>
          </table:table-cell>
          <table:table-cell table:style-name="ce17" office:value-type="string" calcext:value-type="string">
            <text:p>MGLC KARUMBILODE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047]=&quot;11 - 12&quot;;&quot;HSS&quot;;IF([.E1047]=&quot;8 - 12&quot;;&quot;HS, HSS&quot;;IF([.E1047]=&quot;8 - 10&quot;;&quot;HS&quot;;IF([.E1047]=&quot;1 - 4&quot;;&quot;LP&quot;;IF([.E1047]=&quot;5 -7&quot;;&quot;UP&quot;;IF([.E1047]=&quot;1 - 5&quot;;&quot;LP, UP&quot;;IF([.E1047]=&quot;5 - 10&quot;;&quot;UP, HS&quot;;IF([.E1047]=&quot;1 - 7&quot;;&quot;LP, UP&quot;;IF([.E1047]=&quot;1 -10&quot;;&quot;LP, UP, HS&quot;;IF([.E1047]=&quot;1 - 12&quot;;&quot;LP, UP, HS, HSS&quot;;IF([.E1047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Thamara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047" calcext:value-type="float">
            <text:p>1047</text:p>
          </table:table-cell>
          <table:table-cell table:style-name="ce17" office:value-type="float" office:value="47496" calcext:value-type="float">
            <text:p>47496</text:p>
          </table:table-cell>
          <table:table-cell table:style-name="ce17" office:value-type="string" calcext:value-type="string">
            <text:p>MGLC Parassery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048]=&quot;11 - 12&quot;;&quot;HSS&quot;;IF([.E1048]=&quot;8 - 12&quot;;&quot;HS, HSS&quot;;IF([.E1048]=&quot;8 - 10&quot;;&quot;HS&quot;;IF([.E1048]=&quot;1 - 4&quot;;&quot;LP&quot;;IF([.E1048]=&quot;5 -7&quot;;&quot;UP&quot;;IF([.E1048]=&quot;1 - 5&quot;;&quot;LP, UP&quot;;IF([.E1048]=&quot;5 - 10&quot;;&quot;UP, HS&quot;;IF([.E1048]=&quot;1 - 7&quot;;&quot;LP, UP&quot;;IF([.E1048]=&quot;1 -10&quot;;&quot;LP, UP, HS&quot;;IF([.E1048]=&quot;1 - 12&quot;;&quot;LP, UP, HS, HSS&quot;;IF([.E1048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Thamara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048" calcext:value-type="float">
            <text:p>1048</text:p>
          </table:table-cell>
          <table:table-cell table:style-name="ce17" office:value-type="float" office:value="47497" calcext:value-type="float">
            <text:p>47497</text:p>
          </table:table-cell>
          <table:table-cell table:style-name="ce17" office:value-type="string" calcext:value-type="string">
            <text:p>MGLC Amarad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049]=&quot;11 - 12&quot;;&quot;HSS&quot;;IF([.E1049]=&quot;8 - 12&quot;;&quot;HS, HSS&quot;;IF([.E1049]=&quot;8 - 10&quot;;&quot;HS&quot;;IF([.E1049]=&quot;1 - 4&quot;;&quot;LP&quot;;IF([.E1049]=&quot;5 -7&quot;;&quot;UP&quot;;IF([.E1049]=&quot;1 - 5&quot;;&quot;LP, UP&quot;;IF([.E1049]=&quot;5 - 10&quot;;&quot;UP, HS&quot;;IF([.E1049]=&quot;1 - 7&quot;;&quot;LP, UP&quot;;IF([.E1049]=&quot;1 -10&quot;;&quot;LP, UP, HS&quot;;IF([.E1049]=&quot;1 - 12&quot;;&quot;LP, UP, HS, HSS&quot;;IF([.E1049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Thamara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049" calcext:value-type="float">
            <text:p>1049</text:p>
          </table:table-cell>
          <table:table-cell table:style-name="ce17" office:value-type="float" office:value="47499" calcext:value-type="float">
            <text:p>47499</text:p>
          </table:table-cell>
          <table:table-cell table:style-name="ce17" office:value-type="string" calcext:value-type="string">
            <text:p>MGLC Manavayal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050]=&quot;11 - 12&quot;;&quot;HSS&quot;;IF([.E1050]=&quot;8 - 12&quot;;&quot;HS, HSS&quot;;IF([.E1050]=&quot;8 - 10&quot;;&quot;HS&quot;;IF([.E1050]=&quot;1 - 4&quot;;&quot;LP&quot;;IF([.E1050]=&quot;5 -7&quot;;&quot;UP&quot;;IF([.E1050]=&quot;1 - 5&quot;;&quot;LP, UP&quot;;IF([.E1050]=&quot;5 - 10&quot;;&quot;UP, HS&quot;;IF([.E1050]=&quot;1 - 7&quot;;&quot;LP, UP&quot;;IF([.E1050]=&quot;1 -10&quot;;&quot;LP, UP, HS&quot;;IF([.E1050]=&quot;1 - 12&quot;;&quot;LP, UP, HS, HSS&quot;;IF([.E1050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Thamara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050" calcext:value-type="float">
            <text:p>1050</text:p>
          </table:table-cell>
          <table:table-cell table:style-name="ce17" office:value-type="float" office:value="17222" calcext:value-type="float">
            <text:p>17222</text:p>
          </table:table-cell>
          <table:table-cell table:style-name="ce17" office:value-type="string" calcext:value-type="string">
            <text:p>IHYA ULOOM M L P SCHOOLKannottippara <text:s/>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051]=&quot;11 - 12&quot;;&quot;HSS&quot;;IF([.E1051]=&quot;8 - 12&quot;;&quot;HS, HSS&quot;;IF([.E1051]=&quot;8 - 10&quot;;&quot;HS&quot;;IF([.E1051]=&quot;1 - 4&quot;;&quot;LP&quot;;IF([.E1051]=&quot;5 -7&quot;;&quot;UP&quot;;IF([.E1051]=&quot;1 - 5&quot;;&quot;LP, UP&quot;;IF([.E1051]=&quot;5 - 10&quot;;&quot;UP, HS&quot;;IF([.E1051]=&quot;1 - 7&quot;;&quot;LP, UP&quot;;IF([.E1051]=&quot;1 -10&quot;;&quot;LP, UP, HS&quot;;IF([.E1051]=&quot;1 - 12&quot;;&quot;LP, UP, HS, HSS&quot;;IF([.E1051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Thamara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051" calcext:value-type="float">
            <text:p>1051</text:p>
          </table:table-cell>
          <table:table-cell table:style-name="ce17" office:value-type="float" office:value="47026" calcext:value-type="float">
            <text:p>47026</text:p>
          </table:table-cell>
          <table:table-cell table:style-name="ce17" office:value-type="string" calcext:value-type="string">
            <text:p>St.George's H.S.S Velamcode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12</text:p>
          </table:table-cell>
          <table:table-cell table:style-name="ce17" table:formula="of:=IF([.E1052]=&quot;11 - 12&quot;;&quot;HSS&quot;;IF([.E1052]=&quot;8 - 12&quot;;&quot;HS, HSS&quot;;IF([.E1052]=&quot;8 - 10&quot;;&quot;HS&quot;;IF([.E1052]=&quot;1 - 4&quot;;&quot;LP&quot;;IF([.E1052]=&quot;5 -7&quot;;&quot;UP&quot;;IF([.E1052]=&quot;1 - 5&quot;;&quot;LP, UP&quot;;IF([.E1052]=&quot;5 - 10&quot;;&quot;UP, HS&quot;;IF([.E1052]=&quot;1 - 7&quot;;&quot;LP, UP&quot;;IF([.E1052]=&quot;1 -10&quot;;&quot;LP, UP, HS&quot;;IF([.E1052]=&quot;1 - 12&quot;;&quot;LP, UP, HS, HSS&quot;;IF([.E1052]=&quot;5 - 12&quot;;&quot;UP, HS, HSS&quot;;&quot;&quot;)))))))))))" office:value-type="string" office:string-value="LP, UP, HS, HSS" calcext:value-type="string">
            <text:p>LP, UP, HS, HSS</text:p>
          </table:table-cell>
          <table:table-cell office:value-type="string" calcext:value-type="string">
            <text:p>Thamara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052" calcext:value-type="float">
            <text:p>1052</text:p>
          </table:table-cell>
          <table:table-cell table:style-name="ce17" office:value-type="float" office:value="47071" calcext:value-type="float">
            <text:p>47071</text:p>
          </table:table-cell>
          <table:table-cell table:style-name="ce17" office:value-type="string" calcext:value-type="string">
            <text:p>HOLY FAMILY H S S KATTIPPARA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8 - 12</text:p>
          </table:table-cell>
          <table:table-cell table:style-name="ce17" table:formula="of:=IF([.E1053]=&quot;11 - 12&quot;;&quot;HSS&quot;;IF([.E1053]=&quot;8 - 12&quot;;&quot;HS, HSS&quot;;IF([.E1053]=&quot;8 - 10&quot;;&quot;HS&quot;;IF([.E1053]=&quot;1 - 4&quot;;&quot;LP&quot;;IF([.E1053]=&quot;5 -7&quot;;&quot;UP&quot;;IF([.E1053]=&quot;1 - 5&quot;;&quot;LP, UP&quot;;IF([.E1053]=&quot;5 - 10&quot;;&quot;UP, HS&quot;;IF([.E1053]=&quot;1 - 7&quot;;&quot;LP, UP&quot;;IF([.E1053]=&quot;1 -10&quot;;&quot;LP, UP, HS&quot;;IF([.E1053]=&quot;1 - 12&quot;;&quot;LP, UP, HS, HSS&quot;;IF([.E1053]=&quot;5 - 12&quot;;&quot;UP, HS, HSS&quot;;&quot;&quot;)))))))))))" office:value-type="string" office:string-value="HS, HSS" calcext:value-type="string">
            <text:p>HS, HSS</text:p>
          </table:table-cell>
          <table:table-cell office:value-type="string" calcext:value-type="string">
            <text:p>Thamara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053" calcext:value-type="float">
            <text:p>1053</text:p>
          </table:table-cell>
          <table:table-cell table:style-name="ce17" office:value-type="float" office:value="47084" calcext:value-type="float">
            <text:p>47084</text:p>
          </table:table-cell>
          <table:table-cell table:style-name="ce17" office:value-type="string" calcext:value-type="string">
            <text:p>ST. ANTONY`S HS KANNOTH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8 - 10</text:p>
          </table:table-cell>
          <table:table-cell table:style-name="ce17" table:formula="of:=IF([.E1054]=&quot;11 - 12&quot;;&quot;HSS&quot;;IF([.E1054]=&quot;8 - 12&quot;;&quot;HS, HSS&quot;;IF([.E1054]=&quot;8 - 10&quot;;&quot;HS&quot;;IF([.E1054]=&quot;1 - 4&quot;;&quot;LP&quot;;IF([.E1054]=&quot;5 -7&quot;;&quot;UP&quot;;IF([.E1054]=&quot;1 - 5&quot;;&quot;LP, UP&quot;;IF([.E1054]=&quot;5 - 10&quot;;&quot;UP, HS&quot;;IF([.E1054]=&quot;1 - 7&quot;;&quot;LP, UP&quot;;IF([.E1054]=&quot;1 -10&quot;;&quot;LP, UP, HS&quot;;IF([.E1054]=&quot;1 - 12&quot;;&quot;LP, UP, HS, HSS&quot;;IF([.E1054]=&quot;5 - 12&quot;;&quot;UP, HS, HSS&quot;;&quot;&quot;)))))))))))" office:value-type="string" office:string-value="HS" calcext:value-type="string">
            <text:p>HS</text:p>
          </table:table-cell>
          <table:table-cell office:value-type="string" calcext:value-type="string">
            <text:p>Thamara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054" calcext:value-type="float">
            <text:p>1054</text:p>
          </table:table-cell>
          <table:table-cell table:style-name="ce17" office:value-type="float" office:value="47090" calcext:value-type="float">
            <text:p>47090</text:p>
          </table:table-cell>
          <table:table-cell table:style-name="ce17" office:value-type="string" calcext:value-type="string">
            <text:p>MGMHS EANGAPUZHA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12</text:p>
          </table:table-cell>
          <table:table-cell table:style-name="ce17" table:formula="of:=IF([.E1055]=&quot;11 - 12&quot;;&quot;HSS&quot;;IF([.E1055]=&quot;8 - 12&quot;;&quot;HS, HSS&quot;;IF([.E1055]=&quot;8 - 10&quot;;&quot;HS&quot;;IF([.E1055]=&quot;1 - 4&quot;;&quot;LP&quot;;IF([.E1055]=&quot;5 -7&quot;;&quot;UP&quot;;IF([.E1055]=&quot;1 - 5&quot;;&quot;LP, UP&quot;;IF([.E1055]=&quot;5 - 10&quot;;&quot;UP, HS&quot;;IF([.E1055]=&quot;1 - 7&quot;;&quot;LP, UP&quot;;IF([.E1055]=&quot;1 -10&quot;;&quot;LP, UP, HS&quot;;IF([.E1055]=&quot;1 - 12&quot;;&quot;LP, UP, HS, HSS&quot;;IF([.E1055]=&quot;5 - 12&quot;;&quot;UP, HS, HSS&quot;;&quot;&quot;)))))))))))" office:value-type="string" office:string-value="LP, UP, HS, HSS" calcext:value-type="string">
            <text:p>LP, UP, HS, HSS</text:p>
          </table:table-cell>
          <table:table-cell office:value-type="string" calcext:value-type="string">
            <text:p>Thamara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055" calcext:value-type="float">
            <text:p>1055</text:p>
          </table:table-cell>
          <table:table-cell table:style-name="ce17" office:value-type="float" office:value="47106" calcext:value-type="float">
            <text:p>47106</text:p>
          </table:table-cell>
          <table:table-cell table:style-name="ce17" office:value-type="string" calcext:value-type="string">
            <text:p>ST. JOSEPH HSS KODENCHERY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5 - 12</text:p>
          </table:table-cell>
          <table:table-cell table:style-name="ce17" table:formula="of:=IF([.E1056]=&quot;11 - 12&quot;;&quot;HSS&quot;;IF([.E1056]=&quot;8 - 12&quot;;&quot;HS, HSS&quot;;IF([.E1056]=&quot;8 - 10&quot;;&quot;HS&quot;;IF([.E1056]=&quot;1 - 4&quot;;&quot;LP&quot;;IF([.E1056]=&quot;5 -7&quot;;&quot;UP&quot;;IF([.E1056]=&quot;1 - 5&quot;;&quot;LP, UP&quot;;IF([.E1056]=&quot;5 - 10&quot;;&quot;UP, HS&quot;;IF([.E1056]=&quot;1 - 7&quot;;&quot;LP, UP&quot;;IF([.E1056]=&quot;1 -10&quot;;&quot;LP, UP, HS&quot;;IF([.E1056]=&quot;1 - 12&quot;;&quot;LP, UP, HS, HSS&quot;;IF([.E1056]=&quot;5 - 12&quot;;&quot;UP, HS, HSS&quot;;&quot;&quot;)))))))))))" office:value-type="string" office:string-value="UP, HS, HSS" calcext:value-type="string">
            <text:p>UP, HS, HSS</text:p>
          </table:table-cell>
          <table:table-cell office:value-type="string" calcext:value-type="string">
            <text:p>Thamara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056" calcext:value-type="float">
            <text:p>1056</text:p>
          </table:table-cell>
          <table:table-cell table:style-name="ce17" office:value-type="float" office:value="47108" calcext:value-type="float">
            <text:p>47108</text:p>
          </table:table-cell>
          <table:table-cell table:style-name="ce17" office:value-type="string" calcext:value-type="string">
            <text:p>ST. JOHN`S HS NELLIPOIL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8 - 10</text:p>
          </table:table-cell>
          <table:table-cell table:style-name="ce17" table:formula="of:=IF([.E1057]=&quot;11 - 12&quot;;&quot;HSS&quot;;IF([.E1057]=&quot;8 - 12&quot;;&quot;HS, HSS&quot;;IF([.E1057]=&quot;8 - 10&quot;;&quot;HS&quot;;IF([.E1057]=&quot;1 - 4&quot;;&quot;LP&quot;;IF([.E1057]=&quot;5 -7&quot;;&quot;UP&quot;;IF([.E1057]=&quot;1 - 5&quot;;&quot;LP, UP&quot;;IF([.E1057]=&quot;5 - 10&quot;;&quot;UP, HS&quot;;IF([.E1057]=&quot;1 - 7&quot;;&quot;LP, UP&quot;;IF([.E1057]=&quot;1 -10&quot;;&quot;LP, UP, HS&quot;;IF([.E1057]=&quot;1 - 12&quot;;&quot;LP, UP, HS, HSS&quot;;IF([.E1057]=&quot;5 - 12&quot;;&quot;UP, HS, HSS&quot;;&quot;&quot;)))))))))))" office:value-type="string" office:string-value="HS" calcext:value-type="string">
            <text:p>HS</text:p>
          </table:table-cell>
          <table:table-cell office:value-type="string" calcext:value-type="string">
            <text:p>Thamara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057" calcext:value-type="float">
            <text:p>1057</text:p>
          </table:table-cell>
          <table:table-cell table:style-name="ce17" office:value-type="float" office:value="47401" calcext:value-type="float">
            <text:p>47401</text:p>
          </table:table-cell>
          <table:table-cell table:style-name="ce17" office:value-type="string" calcext:value-type="string">
            <text:p>ALPS AMBAYATHODE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058]=&quot;11 - 12&quot;;&quot;HSS&quot;;IF([.E1058]=&quot;8 - 12&quot;;&quot;HS, HSS&quot;;IF([.E1058]=&quot;8 - 10&quot;;&quot;HS&quot;;IF([.E1058]=&quot;1 - 4&quot;;&quot;LP&quot;;IF([.E1058]=&quot;5 -7&quot;;&quot;UP&quot;;IF([.E1058]=&quot;1 - 5&quot;;&quot;LP, UP&quot;;IF([.E1058]=&quot;5 - 10&quot;;&quot;UP, HS&quot;;IF([.E1058]=&quot;1 - 7&quot;;&quot;LP, UP&quot;;IF([.E1058]=&quot;1 -10&quot;;&quot;LP, UP, HS&quot;;IF([.E1058]=&quot;1 - 12&quot;;&quot;LP, UP, HS, HSS&quot;;IF([.E1058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Thamara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058" calcext:value-type="float">
            <text:p>1058</text:p>
          </table:table-cell>
          <table:table-cell table:style-name="ce17" office:value-type="float" office:value="47402" calcext:value-type="float">
            <text:p>47402</text:p>
          </table:table-cell>
          <table:table-cell table:style-name="ce17" office:value-type="string" calcext:value-type="string">
            <text:p>MMALPS KEDAVOOR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059]=&quot;11 - 12&quot;;&quot;HSS&quot;;IF([.E1059]=&quot;8 - 12&quot;;&quot;HS, HSS&quot;;IF([.E1059]=&quot;8 - 10&quot;;&quot;HS&quot;;IF([.E1059]=&quot;1 - 4&quot;;&quot;LP&quot;;IF([.E1059]=&quot;5 -7&quot;;&quot;UP&quot;;IF([.E1059]=&quot;1 - 5&quot;;&quot;LP, UP&quot;;IF([.E1059]=&quot;5 - 10&quot;;&quot;UP, HS&quot;;IF([.E1059]=&quot;1 - 7&quot;;&quot;LP, UP&quot;;IF([.E1059]=&quot;1 -10&quot;;&quot;LP, UP, HS&quot;;IF([.E1059]=&quot;1 - 12&quot;;&quot;LP, UP, HS, HSS&quot;;IF([.E1059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Thamara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059" calcext:value-type="float">
            <text:p>1059</text:p>
          </table:table-cell>
          <table:table-cell table:style-name="ce17" office:value-type="float" office:value="47403" calcext:value-type="float">
            <text:p>47403</text:p>
          </table:table-cell>
          <table:table-cell table:style-name="ce17" office:value-type="string" calcext:value-type="string">
            <text:p>NAZARATH LPS MOOTHOTTIKKAL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060]=&quot;11 - 12&quot;;&quot;HSS&quot;;IF([.E1060]=&quot;8 - 12&quot;;&quot;HS, HSS&quot;;IF([.E1060]=&quot;8 - 10&quot;;&quot;HS&quot;;IF([.E1060]=&quot;1 - 4&quot;;&quot;LP&quot;;IF([.E1060]=&quot;5 -7&quot;;&quot;UP&quot;;IF([.E1060]=&quot;1 - 5&quot;;&quot;LP, UP&quot;;IF([.E1060]=&quot;5 - 10&quot;;&quot;UP, HS&quot;;IF([.E1060]=&quot;1 - 7&quot;;&quot;LP, UP&quot;;IF([.E1060]=&quot;1 -10&quot;;&quot;LP, UP, HS&quot;;IF([.E1060]=&quot;1 - 12&quot;;&quot;LP, UP, HS, HSS&quot;;IF([.E1060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Thamara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060" calcext:value-type="float">
            <text:p>1060</text:p>
          </table:table-cell>
          <table:table-cell table:style-name="ce17" office:value-type="float" office:value="47404" calcext:value-type="float">
            <text:p>47404</text:p>
          </table:table-cell>
          <table:table-cell table:style-name="ce17" office:value-type="string" calcext:value-type="string">
            <text:p>AMLPS POONOOR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061]=&quot;11 - 12&quot;;&quot;HSS&quot;;IF([.E1061]=&quot;8 - 12&quot;;&quot;HS, HSS&quot;;IF([.E1061]=&quot;8 - 10&quot;;&quot;HS&quot;;IF([.E1061]=&quot;1 - 4&quot;;&quot;LP&quot;;IF([.E1061]=&quot;5 -7&quot;;&quot;UP&quot;;IF([.E1061]=&quot;1 - 5&quot;;&quot;LP, UP&quot;;IF([.E1061]=&quot;5 - 10&quot;;&quot;UP, HS&quot;;IF([.E1061]=&quot;1 - 7&quot;;&quot;LP, UP&quot;;IF([.E1061]=&quot;1 -10&quot;;&quot;LP, UP, HS&quot;;IF([.E1061]=&quot;1 - 12&quot;;&quot;LP, UP, HS, HSS&quot;;IF([.E1061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Thamara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061" calcext:value-type="float">
            <text:p>1061</text:p>
          </table:table-cell>
          <table:table-cell table:style-name="ce17" office:value-type="float" office:value="47405" calcext:value-type="float">
            <text:p>47405</text:p>
          </table:table-cell>
          <table:table-cell table:style-name="ce17" office:value-type="string" calcext:value-type="string">
            <text:p>ALPS VEZHUPUR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062]=&quot;11 - 12&quot;;&quot;HSS&quot;;IF([.E1062]=&quot;8 - 12&quot;;&quot;HS, HSS&quot;;IF([.E1062]=&quot;8 - 10&quot;;&quot;HS&quot;;IF([.E1062]=&quot;1 - 4&quot;;&quot;LP&quot;;IF([.E1062]=&quot;5 -7&quot;;&quot;UP&quot;;IF([.E1062]=&quot;1 - 5&quot;;&quot;LP, UP&quot;;IF([.E1062]=&quot;5 - 10&quot;;&quot;UP, HS&quot;;IF([.E1062]=&quot;1 - 7&quot;;&quot;LP, UP&quot;;IF([.E1062]=&quot;1 -10&quot;;&quot;LP, UP, HS&quot;;IF([.E1062]=&quot;1 - 12&quot;;&quot;LP, UP, HS, HSS&quot;;IF([.E1062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Thamara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062" calcext:value-type="float">
            <text:p>1062</text:p>
          </table:table-cell>
          <table:table-cell table:style-name="ce17" office:value-type="float" office:value="47406" calcext:value-type="float">
            <text:p>47406</text:p>
          </table:table-cell>
          <table:table-cell table:style-name="ce17" office:value-type="string" calcext:value-type="string">
            <text:p>ALPS PALLIPPURAM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063]=&quot;11 - 12&quot;;&quot;HSS&quot;;IF([.E1063]=&quot;8 - 12&quot;;&quot;HS, HSS&quot;;IF([.E1063]=&quot;8 - 10&quot;;&quot;HS&quot;;IF([.E1063]=&quot;1 - 4&quot;;&quot;LP&quot;;IF([.E1063]=&quot;5 -7&quot;;&quot;UP&quot;;IF([.E1063]=&quot;1 - 5&quot;;&quot;LP, UP&quot;;IF([.E1063]=&quot;5 - 10&quot;;&quot;UP, HS&quot;;IF([.E1063]=&quot;1 - 7&quot;;&quot;LP, UP&quot;;IF([.E1063]=&quot;1 -10&quot;;&quot;LP, UP, HS&quot;;IF([.E1063]=&quot;1 - 12&quot;;&quot;LP, UP, HS, HSS&quot;;IF([.E1063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Thamara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063" calcext:value-type="float">
            <text:p>1063</text:p>
          </table:table-cell>
          <table:table-cell table:style-name="ce17" office:value-type="float" office:value="47410" calcext:value-type="float">
            <text:p>47410</text:p>
          </table:table-cell>
          <table:table-cell table:style-name="ce17" office:value-type="string" calcext:value-type="string">
            <text:p>AMLPS EARPONA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064]=&quot;11 - 12&quot;;&quot;HSS&quot;;IF([.E1064]=&quot;8 - 12&quot;;&quot;HS, HSS&quot;;IF([.E1064]=&quot;8 - 10&quot;;&quot;HS&quot;;IF([.E1064]=&quot;1 - 4&quot;;&quot;LP&quot;;IF([.E1064]=&quot;5 -7&quot;;&quot;UP&quot;;IF([.E1064]=&quot;1 - 5&quot;;&quot;LP, UP&quot;;IF([.E1064]=&quot;5 - 10&quot;;&quot;UP, HS&quot;;IF([.E1064]=&quot;1 - 7&quot;;&quot;LP, UP&quot;;IF([.E1064]=&quot;1 -10&quot;;&quot;LP, UP, HS&quot;;IF([.E1064]=&quot;1 - 12&quot;;&quot;LP, UP, HS, HSS&quot;;IF([.E1064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Thamara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064" calcext:value-type="float">
            <text:p>1064</text:p>
          </table:table-cell>
          <table:table-cell table:style-name="ce17" office:value-type="float" office:value="47412" calcext:value-type="float">
            <text:p>47412</text:p>
          </table:table-cell>
          <table:table-cell table:style-name="ce17" office:value-type="string" calcext:value-type="string">
            <text:p>ST.GEORGE LPS THEYYAPPARA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065]=&quot;11 - 12&quot;;&quot;HSS&quot;;IF([.E1065]=&quot;8 - 12&quot;;&quot;HS, HSS&quot;;IF([.E1065]=&quot;8 - 10&quot;;&quot;HS&quot;;IF([.E1065]=&quot;1 - 4&quot;;&quot;LP&quot;;IF([.E1065]=&quot;5 -7&quot;;&quot;UP&quot;;IF([.E1065]=&quot;1 - 5&quot;;&quot;LP, UP&quot;;IF([.E1065]=&quot;5 - 10&quot;;&quot;UP, HS&quot;;IF([.E1065]=&quot;1 - 7&quot;;&quot;LP, UP&quot;;IF([.E1065]=&quot;1 -10&quot;;&quot;LP, UP, HS&quot;;IF([.E1065]=&quot;1 - 12&quot;;&quot;LP, UP, HS, HSS&quot;;IF([.E1065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Thamara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065" calcext:value-type="float">
            <text:p>1065</text:p>
          </table:table-cell>
          <table:table-cell table:style-name="ce17" office:value-type="float" office:value="47413" calcext:value-type="float">
            <text:p>47413</text:p>
          </table:table-cell>
          <table:table-cell table:style-name="ce17" office:value-type="string" calcext:value-type="string">
            <text:p>AMLPS NOORAMTHODE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066]=&quot;11 - 12&quot;;&quot;HSS&quot;;IF([.E1066]=&quot;8 - 12&quot;;&quot;HS, HSS&quot;;IF([.E1066]=&quot;8 - 10&quot;;&quot;HS&quot;;IF([.E1066]=&quot;1 - 4&quot;;&quot;LP&quot;;IF([.E1066]=&quot;5 -7&quot;;&quot;UP&quot;;IF([.E1066]=&quot;1 - 5&quot;;&quot;LP, UP&quot;;IF([.E1066]=&quot;5 - 10&quot;;&quot;UP, HS&quot;;IF([.E1066]=&quot;1 - 7&quot;;&quot;LP, UP&quot;;IF([.E1066]=&quot;1 -10&quot;;&quot;LP, UP, HS&quot;;IF([.E1066]=&quot;1 - 12&quot;;&quot;LP, UP, HS, HSS&quot;;IF([.E1066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Thamara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066" calcext:value-type="float">
            <text:p>1066</text:p>
          </table:table-cell>
          <table:table-cell table:style-name="ce17" office:value-type="float" office:value="47414" calcext:value-type="float">
            <text:p>47414</text:p>
          </table:table-cell>
          <table:table-cell table:style-name="ce17" office:value-type="string" calcext:value-type="string">
            <text:p>ST.THOMAS LPS NELLIPOYIL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067]=&quot;11 - 12&quot;;&quot;HSS&quot;;IF([.E1067]=&quot;8 - 12&quot;;&quot;HS, HSS&quot;;IF([.E1067]=&quot;8 - 10&quot;;&quot;HS&quot;;IF([.E1067]=&quot;1 - 4&quot;;&quot;LP&quot;;IF([.E1067]=&quot;5 -7&quot;;&quot;UP&quot;;IF([.E1067]=&quot;1 - 5&quot;;&quot;LP, UP&quot;;IF([.E1067]=&quot;5 - 10&quot;;&quot;UP, HS&quot;;IF([.E1067]=&quot;1 - 7&quot;;&quot;LP, UP&quot;;IF([.E1067]=&quot;1 -10&quot;;&quot;LP, UP, HS&quot;;IF([.E1067]=&quot;1 - 12&quot;;&quot;LP, UP, HS, HSS&quot;;IF([.E1067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Thamara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067" calcext:value-type="float">
            <text:p>1067</text:p>
          </table:table-cell>
          <table:table-cell table:style-name="ce17" office:value-type="float" office:value="47415" calcext:value-type="float">
            <text:p>47415</text:p>
          </table:table-cell>
          <table:table-cell table:style-name="ce17" office:value-type="string" calcext:value-type="string">
            <text:p>ST.JOSEPH LPS KOODATHAI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068]=&quot;11 - 12&quot;;&quot;HSS&quot;;IF([.E1068]=&quot;8 - 12&quot;;&quot;HS, HSS&quot;;IF([.E1068]=&quot;8 - 10&quot;;&quot;HS&quot;;IF([.E1068]=&quot;1 - 4&quot;;&quot;LP&quot;;IF([.E1068]=&quot;5 -7&quot;;&quot;UP&quot;;IF([.E1068]=&quot;1 - 5&quot;;&quot;LP, UP&quot;;IF([.E1068]=&quot;5 - 10&quot;;&quot;UP, HS&quot;;IF([.E1068]=&quot;1 - 7&quot;;&quot;LP, UP&quot;;IF([.E1068]=&quot;1 -10&quot;;&quot;LP, UP, HS&quot;;IF([.E1068]=&quot;1 - 12&quot;;&quot;LP, UP, HS, HSS&quot;;IF([.E1068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Thamara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068" calcext:value-type="float">
            <text:p>1068</text:p>
          </table:table-cell>
          <table:table-cell table:style-name="ce17" office:value-type="float" office:value="47416" calcext:value-type="float">
            <text:p>47416</text:p>
          </table:table-cell>
          <table:table-cell table:style-name="ce17" office:value-type="string" calcext:value-type="string">
            <text:p>ST.JOSEPH LPS KODENCHERY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069]=&quot;11 - 12&quot;;&quot;HSS&quot;;IF([.E1069]=&quot;8 - 12&quot;;&quot;HS, HSS&quot;;IF([.E1069]=&quot;8 - 10&quot;;&quot;HS&quot;;IF([.E1069]=&quot;1 - 4&quot;;&quot;LP&quot;;IF([.E1069]=&quot;5 -7&quot;;&quot;UP&quot;;IF([.E1069]=&quot;1 - 5&quot;;&quot;LP, UP&quot;;IF([.E1069]=&quot;5 - 10&quot;;&quot;UP, HS&quot;;IF([.E1069]=&quot;1 - 7&quot;;&quot;LP, UP&quot;;IF([.E1069]=&quot;1 -10&quot;;&quot;LP, UP, HS&quot;;IF([.E1069]=&quot;1 - 12&quot;;&quot;LP, UP, HS, HSS&quot;;IF([.E1069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Thamara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069" calcext:value-type="float">
            <text:p>1069</text:p>
          </table:table-cell>
          <table:table-cell table:style-name="ce17" office:value-type="float" office:value="47441" calcext:value-type="float">
            <text:p>47441</text:p>
          </table:table-cell>
          <table:table-cell table:style-name="ce17" office:value-type="string" calcext:value-type="string">
            <text:p>ALPS ADIVARAM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070]=&quot;11 - 12&quot;;&quot;HSS&quot;;IF([.E1070]=&quot;8 - 12&quot;;&quot;HS, HSS&quot;;IF([.E1070]=&quot;8 - 10&quot;;&quot;HS&quot;;IF([.E1070]=&quot;1 - 4&quot;;&quot;LP&quot;;IF([.E1070]=&quot;5 -7&quot;;&quot;UP&quot;;IF([.E1070]=&quot;1 - 5&quot;;&quot;LP, UP&quot;;IF([.E1070]=&quot;5 - 10&quot;;&quot;UP, HS&quot;;IF([.E1070]=&quot;1 - 7&quot;;&quot;LP, UP&quot;;IF([.E1070]=&quot;1 -10&quot;;&quot;LP, UP, HS&quot;;IF([.E1070]=&quot;1 - 12&quot;;&quot;LP, UP, HS, HSS&quot;;IF([.E1070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Thamara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070" calcext:value-type="float">
            <text:p>1070</text:p>
          </table:table-cell>
          <table:table-cell table:style-name="ce17" office:value-type="float" office:value="47442" calcext:value-type="float">
            <text:p>47442</text:p>
          </table:table-cell>
          <table:table-cell table:style-name="ce17" office:value-type="string" calcext:value-type="string">
            <text:p>AKTM ALPS MANALVAYAL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071]=&quot;11 - 12&quot;;&quot;HSS&quot;;IF([.E1071]=&quot;8 - 12&quot;;&quot;HS, HSS&quot;;IF([.E1071]=&quot;8 - 10&quot;;&quot;HS&quot;;IF([.E1071]=&quot;1 - 4&quot;;&quot;LP&quot;;IF([.E1071]=&quot;5 -7&quot;;&quot;UP&quot;;IF([.E1071]=&quot;1 - 5&quot;;&quot;LP, UP&quot;;IF([.E1071]=&quot;5 - 10&quot;;&quot;UP, HS&quot;;IF([.E1071]=&quot;1 - 7&quot;;&quot;LP, UP&quot;;IF([.E1071]=&quot;1 -10&quot;;&quot;LP, UP, HS&quot;;IF([.E1071]=&quot;1 - 12&quot;;&quot;LP, UP, HS, HSS&quot;;IF([.E1071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Thamara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071" calcext:value-type="float">
            <text:p>1071</text:p>
          </table:table-cell>
          <table:table-cell table:style-name="ce17" office:value-type="float" office:value="47469" calcext:value-type="float">
            <text:p>47469</text:p>
          </table:table-cell>
          <table:table-cell table:style-name="ce17" office:value-type="string" calcext:value-type="string">
            <text:p>AMUPS ANDONA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1072]=&quot;11 - 12&quot;;&quot;HSS&quot;;IF([.E1072]=&quot;8 - 12&quot;;&quot;HS, HSS&quot;;IF([.E1072]=&quot;8 - 10&quot;;&quot;HS&quot;;IF([.E1072]=&quot;1 - 4&quot;;&quot;LP&quot;;IF([.E1072]=&quot;5 -7&quot;;&quot;UP&quot;;IF([.E1072]=&quot;1 - 5&quot;;&quot;LP, UP&quot;;IF([.E1072]=&quot;5 - 10&quot;;&quot;UP, HS&quot;;IF([.E1072]=&quot;1 - 7&quot;;&quot;LP, UP&quot;;IF([.E1072]=&quot;1 -10&quot;;&quot;LP, UP, HS&quot;;IF([.E1072]=&quot;1 - 12&quot;;&quot;LP, UP, HS, HSS&quot;;IF([.E1072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Thamara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072" calcext:value-type="float">
            <text:p>1072</text:p>
          </table:table-cell>
          <table:table-cell table:style-name="ce17" office:value-type="float" office:value="47470" calcext:value-type="float">
            <text:p>47470</text:p>
          </table:table-cell>
          <table:table-cell table:style-name="ce17" office:value-type="string" calcext:value-type="string">
            <text:p>SSMUPS V.O THOTTAM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5 -7</text:p>
          </table:table-cell>
          <table:table-cell table:style-name="ce17" table:formula="of:=IF([.E1073]=&quot;11 - 12&quot;;&quot;HSS&quot;;IF([.E1073]=&quot;8 - 12&quot;;&quot;HS, HSS&quot;;IF([.E1073]=&quot;8 - 10&quot;;&quot;HS&quot;;IF([.E1073]=&quot;1 - 4&quot;;&quot;LP&quot;;IF([.E1073]=&quot;5 -7&quot;;&quot;UP&quot;;IF([.E1073]=&quot;1 - 5&quot;;&quot;LP, UP&quot;;IF([.E1073]=&quot;5 - 10&quot;;&quot;UP, HS&quot;;IF([.E1073]=&quot;1 - 7&quot;;&quot;LP, UP&quot;;IF([.E1073]=&quot;1 -10&quot;;&quot;LP, UP, HS&quot;;IF([.E1073]=&quot;1 - 12&quot;;&quot;LP, UP, HS, HSS&quot;;IF([.E1073]=&quot;5 - 12&quot;;&quot;UP, HS, HSS&quot;;&quot;&quot;)))))))))))" office:value-type="string" office:string-value="UP" calcext:value-type="string">
            <text:p>UP</text:p>
          </table:table-cell>
          <table:table-cell office:value-type="string" calcext:value-type="string">
            <text:p>Thamara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073" calcext:value-type="float">
            <text:p>1073</text:p>
          </table:table-cell>
          <table:table-cell table:style-name="ce17" office:value-type="float" office:value="47471" calcext:value-type="float">
            <text:p>47471</text:p>
          </table:table-cell>
          <table:table-cell table:style-name="ce17" office:value-type="string" calcext:value-type="string">
            <text:p>NIRMALA U P S CHAMAL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5 -7</text:p>
          </table:table-cell>
          <table:table-cell table:style-name="ce17" table:formula="of:=IF([.E1074]=&quot;11 - 12&quot;;&quot;HSS&quot;;IF([.E1074]=&quot;8 - 12&quot;;&quot;HS, HSS&quot;;IF([.E1074]=&quot;8 - 10&quot;;&quot;HS&quot;;IF([.E1074]=&quot;1 - 4&quot;;&quot;LP&quot;;IF([.E1074]=&quot;5 -7&quot;;&quot;UP&quot;;IF([.E1074]=&quot;1 - 5&quot;;&quot;LP, UP&quot;;IF([.E1074]=&quot;5 - 10&quot;;&quot;UP, HS&quot;;IF([.E1074]=&quot;1 - 7&quot;;&quot;LP, UP&quot;;IF([.E1074]=&quot;1 -10&quot;;&quot;LP, UP, HS&quot;;IF([.E1074]=&quot;1 - 12&quot;;&quot;LP, UP, HS, HSS&quot;;IF([.E1074]=&quot;5 - 12&quot;;&quot;UP, HS, HSS&quot;;&quot;&quot;)))))))))))" office:value-type="string" office:string-value="UP" calcext:value-type="string">
            <text:p>UP</text:p>
          </table:table-cell>
          <table:table-cell office:value-type="string" calcext:value-type="string">
            <text:p>Thamara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074" calcext:value-type="float">
            <text:p>1074</text:p>
          </table:table-cell>
          <table:table-cell table:style-name="ce17" office:value-type="float" office:value="47472" calcext:value-type="float">
            <text:p>47472</text:p>
          </table:table-cell>
          <table:table-cell table:style-name="ce17" office:value-type="string" calcext:value-type="string">
            <text:p>NAZRATH UPS KATTIPPARA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5 -7</text:p>
          </table:table-cell>
          <table:table-cell table:style-name="ce17" table:formula="of:=IF([.E1075]=&quot;11 - 12&quot;;&quot;HSS&quot;;IF([.E1075]=&quot;8 - 12&quot;;&quot;HS, HSS&quot;;IF([.E1075]=&quot;8 - 10&quot;;&quot;HS&quot;;IF([.E1075]=&quot;1 - 4&quot;;&quot;LP&quot;;IF([.E1075]=&quot;5 -7&quot;;&quot;UP&quot;;IF([.E1075]=&quot;1 - 5&quot;;&quot;LP, UP&quot;;IF([.E1075]=&quot;5 - 10&quot;;&quot;UP, HS&quot;;IF([.E1075]=&quot;1 - 7&quot;;&quot;LP, UP&quot;;IF([.E1075]=&quot;1 -10&quot;;&quot;LP, UP, HS&quot;;IF([.E1075]=&quot;1 - 12&quot;;&quot;LP, UP, HS, HSS&quot;;IF([.E1075]=&quot;5 - 12&quot;;&quot;UP, HS, HSS&quot;;&quot;&quot;)))))))))))" office:value-type="string" office:string-value="UP" calcext:value-type="string">
            <text:p>UP</text:p>
          </table:table-cell>
          <table:table-cell office:value-type="string" calcext:value-type="string">
            <text:p>Thamara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075" calcext:value-type="float">
            <text:p>1075</text:p>
          </table:table-cell>
          <table:table-cell table:style-name="ce17" office:value-type="float" office:value="47479" calcext:value-type="float">
            <text:p>47479</text:p>
          </table:table-cell>
          <table:table-cell table:style-name="ce17" office:value-type="string" calcext:value-type="string">
            <text:p>VIMALA UPS MANJUVAYAL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5 -7</text:p>
          </table:table-cell>
          <table:table-cell table:style-name="ce17" table:formula="of:=IF([.E1076]=&quot;11 - 12&quot;;&quot;HSS&quot;;IF([.E1076]=&quot;8 - 12&quot;;&quot;HS, HSS&quot;;IF([.E1076]=&quot;8 - 10&quot;;&quot;HS&quot;;IF([.E1076]=&quot;1 - 4&quot;;&quot;LP&quot;;IF([.E1076]=&quot;5 -7&quot;;&quot;UP&quot;;IF([.E1076]=&quot;1 - 5&quot;;&quot;LP, UP&quot;;IF([.E1076]=&quot;5 - 10&quot;;&quot;UP, HS&quot;;IF([.E1076]=&quot;1 - 7&quot;;&quot;LP, UP&quot;;IF([.E1076]=&quot;1 -10&quot;;&quot;LP, UP, HS&quot;;IF([.E1076]=&quot;1 - 12&quot;;&quot;LP, UP, HS, HSS&quot;;IF([.E1076]=&quot;5 - 12&quot;;&quot;UP, HS, HSS&quot;;&quot;&quot;)))))))))))" office:value-type="string" office:string-value="UP" calcext:value-type="string">
            <text:p>UP</text:p>
          </table:table-cell>
          <table:table-cell office:value-type="string" calcext:value-type="string">
            <text:p>Thamara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076" calcext:value-type="float">
            <text:p>1076</text:p>
          </table:table-cell>
          <table:table-cell table:style-name="ce17" office:value-type="float" office:value="47480" calcext:value-type="float">
            <text:p>47480</text:p>
          </table:table-cell>
          <table:table-cell table:style-name="ce17" office:value-type="string" calcext:value-type="string">
            <text:p>ST.THOMAS UPS THEYYAPPARA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5 -7</text:p>
          </table:table-cell>
          <table:table-cell table:style-name="ce17" table:formula="of:=IF([.E1077]=&quot;11 - 12&quot;;&quot;HSS&quot;;IF([.E1077]=&quot;8 - 12&quot;;&quot;HS, HSS&quot;;IF([.E1077]=&quot;8 - 10&quot;;&quot;HS&quot;;IF([.E1077]=&quot;1 - 4&quot;;&quot;LP&quot;;IF([.E1077]=&quot;5 -7&quot;;&quot;UP&quot;;IF([.E1077]=&quot;1 - 5&quot;;&quot;LP, UP&quot;;IF([.E1077]=&quot;5 - 10&quot;;&quot;UP, HS&quot;;IF([.E1077]=&quot;1 - 7&quot;;&quot;LP, UP&quot;;IF([.E1077]=&quot;1 -10&quot;;&quot;LP, UP, HS&quot;;IF([.E1077]=&quot;1 - 12&quot;;&quot;LP, UP, HS, HSS&quot;;IF([.E1077]=&quot;5 - 12&quot;;&quot;UP, HS, HSS&quot;;&quot;&quot;)))))))))))" office:value-type="string" office:string-value="UP" calcext:value-type="string">
            <text:p>UP</text:p>
          </table:table-cell>
          <table:table-cell office:value-type="string" calcext:value-type="string">
            <text:p>Thamara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077" calcext:value-type="float">
            <text:p>1077</text:p>
          </table:table-cell>
          <table:table-cell table:style-name="ce17" office:value-type="float" office:value="47482" calcext:value-type="float">
            <text:p>47482</text:p>
          </table:table-cell>
          <table:table-cell table:style-name="ce17" office:value-type="string" calcext:value-type="string">
            <text:p>ST. JOSEPH UPS MYLELALLAMPARA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5 -7</text:p>
          </table:table-cell>
          <table:table-cell table:style-name="ce17" table:formula="of:=IF([.E1078]=&quot;11 - 12&quot;;&quot;HSS&quot;;IF([.E1078]=&quot;8 - 12&quot;;&quot;HS, HSS&quot;;IF([.E1078]=&quot;8 - 10&quot;;&quot;HS&quot;;IF([.E1078]=&quot;1 - 4&quot;;&quot;LP&quot;;IF([.E1078]=&quot;5 -7&quot;;&quot;UP&quot;;IF([.E1078]=&quot;1 - 5&quot;;&quot;LP, UP&quot;;IF([.E1078]=&quot;5 - 10&quot;;&quot;UP, HS&quot;;IF([.E1078]=&quot;1 - 7&quot;;&quot;LP, UP&quot;;IF([.E1078]=&quot;1 -10&quot;;&quot;LP, UP, HS&quot;;IF([.E1078]=&quot;1 - 12&quot;;&quot;LP, UP, HS, HSS&quot;;IF([.E1078]=&quot;5 - 12&quot;;&quot;UP, HS, HSS&quot;;&quot;&quot;)))))))))))" office:value-type="string" office:string-value="UP" calcext:value-type="string">
            <text:p>UP</text:p>
          </table:table-cell>
          <table:table-cell office:value-type="string" calcext:value-type="string">
            <text:p>Thamara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078" calcext:value-type="float">
            <text:p>1078</text:p>
          </table:table-cell>
          <table:table-cell table:style-name="ce17" office:value-type="float" office:value="47485" calcext:value-type="float">
            <text:p>47485</text:p>
          </table:table-cell>
          <table:table-cell table:style-name="ce17" office:value-type="string" calcext:value-type="string">
            <text:p>ST.ANTONYS UPS KANNOTH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1079]=&quot;11 - 12&quot;;&quot;HSS&quot;;IF([.E1079]=&quot;8 - 12&quot;;&quot;HS, HSS&quot;;IF([.E1079]=&quot;8 - 10&quot;;&quot;HS&quot;;IF([.E1079]=&quot;1 - 4&quot;;&quot;LP&quot;;IF([.E1079]=&quot;5 -7&quot;;&quot;UP&quot;;IF([.E1079]=&quot;1 - 5&quot;;&quot;LP, UP&quot;;IF([.E1079]=&quot;5 - 10&quot;;&quot;UP, HS&quot;;IF([.E1079]=&quot;1 - 7&quot;;&quot;LP, UP&quot;;IF([.E1079]=&quot;1 -10&quot;;&quot;LP, UP, HS&quot;;IF([.E1079]=&quot;1 - 12&quot;;&quot;LP, UP, HS, HSS&quot;;IF([.E1079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Thamara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079" calcext:value-type="float">
            <text:p>1079</text:p>
          </table:table-cell>
          <table:table-cell table:style-name="ce17" office:value-type="float" office:value="47003" calcext:value-type="float">
            <text:p>47003</text:p>
          </table:table-cell>
          <table:table-cell table:style-name="ce17" office:value-type="string" calcext:value-type="string">
            <text:p>Chavara English Medium SchoolThamarassery, Kozhikode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1 - 5</text:p>
          </table:table-cell>
          <table:table-cell table:style-name="ce17" table:formula="of:=IF([.E1080]=&quot;11 - 12&quot;;&quot;HSS&quot;;IF([.E1080]=&quot;8 - 12&quot;;&quot;HS, HSS&quot;;IF([.E1080]=&quot;8 - 10&quot;;&quot;HS&quot;;IF([.E1080]=&quot;1 - 4&quot;;&quot;LP&quot;;IF([.E1080]=&quot;5 -7&quot;;&quot;UP&quot;;IF([.E1080]=&quot;1 - 5&quot;;&quot;LP, UP&quot;;IF([.E1080]=&quot;5 - 10&quot;;&quot;UP, HS&quot;;IF([.E1080]=&quot;1 - 7&quot;;&quot;LP, UP&quot;;IF([.E1080]=&quot;1 -10&quot;;&quot;LP, UP, HS&quot;;IF([.E1080]=&quot;1 - 12&quot;;&quot;LP, UP, HS, HSS&quot;;IF([.E1080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Thamara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080" calcext:value-type="float">
            <text:p>1080</text:p>
          </table:table-cell>
          <table:table-cell table:style-name="ce17" office:value-type="float" office:value="47004" calcext:value-type="float">
            <text:p>47004</text:p>
          </table:table-cell>
          <table:table-cell table:style-name="ce17" office:value-type="string" calcext:value-type="string">
            <text:p>ALPHONSA NURSERY And L PSCHOOL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081]=&quot;11 - 12&quot;;&quot;HSS&quot;;IF([.E1081]=&quot;8 - 12&quot;;&quot;HS, HSS&quot;;IF([.E1081]=&quot;8 - 10&quot;;&quot;HS&quot;;IF([.E1081]=&quot;1 - 4&quot;;&quot;LP&quot;;IF([.E1081]=&quot;5 -7&quot;;&quot;UP&quot;;IF([.E1081]=&quot;1 - 5&quot;;&quot;LP, UP&quot;;IF([.E1081]=&quot;5 - 10&quot;;&quot;UP, HS&quot;;IF([.E1081]=&quot;1 - 7&quot;;&quot;LP, UP&quot;;IF([.E1081]=&quot;1 -10&quot;;&quot;LP, UP, HS&quot;;IF([.E1081]=&quot;1 - 12&quot;;&quot;LP, UP, HS, HSS&quot;;IF([.E1081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Thamara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081" calcext:value-type="float">
            <text:p>1081</text:p>
          </table:table-cell>
          <table:table-cell table:style-name="ce17" office:value-type="float" office:value="47104" calcext:value-type="float">
            <text:p>47104</text:p>
          </table:table-cell>
          <table:table-cell table:style-name="ce17" office:value-type="string" calcext:value-type="string">
            <text:p>N I R H S PARAPPANPOYIL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5 - 10</text:p>
          </table:table-cell>
          <table:table-cell table:style-name="ce17" table:formula="of:=IF([.E1082]=&quot;11 - 12&quot;;&quot;HSS&quot;;IF([.E1082]=&quot;8 - 12&quot;;&quot;HS, HSS&quot;;IF([.E1082]=&quot;8 - 10&quot;;&quot;HS&quot;;IF([.E1082]=&quot;1 - 4&quot;;&quot;LP&quot;;IF([.E1082]=&quot;5 -7&quot;;&quot;UP&quot;;IF([.E1082]=&quot;1 - 5&quot;;&quot;LP, UP&quot;;IF([.E1082]=&quot;5 - 10&quot;;&quot;UP, HS&quot;;IF([.E1082]=&quot;1 - 7&quot;;&quot;LP, UP&quot;;IF([.E1082]=&quot;1 -10&quot;;&quot;LP, UP, HS&quot;;IF([.E1082]=&quot;1 - 12&quot;;&quot;LP, UP, HS, HSS&quot;;IF([.E1082]=&quot;5 - 12&quot;;&quot;UP, HS, HSS&quot;;&quot;&quot;)))))))))))" office:value-type="string" office:string-value="UP, HS" calcext:value-type="string">
            <text:p>UP, HS</text:p>
          </table:table-cell>
          <table:table-cell office:value-type="string" calcext:value-type="string">
            <text:p>Thamara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082" calcext:value-type="float">
            <text:p>1082</text:p>
          </table:table-cell>
          <table:table-cell table:style-name="ce17" office:value-type="float" office:value="47400" calcext:value-type="float">
            <text:p>47400</text:p>
          </table:table-cell>
          <table:table-cell table:style-name="ce17" office:value-type="string" calcext:value-type="string">
            <text:p>Pipo Buono English MediumSchool <text:s/>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1083]=&quot;11 - 12&quot;;&quot;HSS&quot;;IF([.E1083]=&quot;8 - 12&quot;;&quot;HS, HSS&quot;;IF([.E1083]=&quot;8 - 10&quot;;&quot;HS&quot;;IF([.E1083]=&quot;1 - 4&quot;;&quot;LP&quot;;IF([.E1083]=&quot;5 -7&quot;;&quot;UP&quot;;IF([.E1083]=&quot;1 - 5&quot;;&quot;LP, UP&quot;;IF([.E1083]=&quot;5 - 10&quot;;&quot;UP, HS&quot;;IF([.E1083]=&quot;1 - 7&quot;;&quot;LP, UP&quot;;IF([.E1083]=&quot;1 -10&quot;;&quot;LP, UP, HS&quot;;IF([.E1083]=&quot;1 - 12&quot;;&quot;LP, UP, HS, HSS&quot;;IF([.E1083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Thamara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083" calcext:value-type="float">
            <text:p>1083</text:p>
          </table:table-cell>
          <table:table-cell table:style-name="ce17" office:value-type="float" office:value="47906" calcext:value-type="float">
            <text:p>47906</text:p>
          </table:table-cell>
          <table:table-cell table:style-name="ce17" office:value-type="string" calcext:value-type="string">
            <text:p>MAR BASELIOS ENGLISH MEDIUMSCHOOL ENGAPUZHA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1 -10</text:p>
          </table:table-cell>
          <table:table-cell table:style-name="ce17" table:formula="of:=IF([.E1084]=&quot;11 - 12&quot;;&quot;HSS&quot;;IF([.E1084]=&quot;8 - 12&quot;;&quot;HS, HSS&quot;;IF([.E1084]=&quot;8 - 10&quot;;&quot;HS&quot;;IF([.E1084]=&quot;1 - 4&quot;;&quot;LP&quot;;IF([.E1084]=&quot;5 -7&quot;;&quot;UP&quot;;IF([.E1084]=&quot;1 - 5&quot;;&quot;LP, UP&quot;;IF([.E1084]=&quot;5 - 10&quot;;&quot;UP, HS&quot;;IF([.E1084]=&quot;1 - 7&quot;;&quot;LP, UP&quot;;IF([.E1084]=&quot;1 -10&quot;;&quot;LP, UP, HS&quot;;IF([.E1084]=&quot;1 - 12&quot;;&quot;LP, UP, HS, HSS&quot;;IF([.E1084]=&quot;5 - 12&quot;;&quot;UP, HS, HSS&quot;;&quot;&quot;)))))))))))" office:value-type="string" office:string-value="LP, UP, HS" calcext:value-type="string">
            <text:p>LP, UP, HS</text:p>
          </table:table-cell>
          <table:table-cell office:value-type="string" calcext:value-type="string">
            <text:p>Thamara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084" calcext:value-type="float">
            <text:p>1084</text:p>
          </table:table-cell>
          <table:table-cell table:style-name="ce17" office:value-type="float" office:value="47021" calcext:value-type="float">
            <text:p>47021</text:p>
          </table:table-cell>
          <table:table-cell table:style-name="ce17" office:value-type="string" calcext:value-type="string">
            <text:p>G H S S NADUVANNUR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12</text:p>
          </table:table-cell>
          <table:table-cell table:style-name="ce17" table:formula="of:=IF([.E1085]=&quot;11 - 12&quot;;&quot;HSS&quot;;IF([.E1085]=&quot;8 - 12&quot;;&quot;HS, HSS&quot;;IF([.E1085]=&quot;8 - 10&quot;;&quot;HS&quot;;IF([.E1085]=&quot;1 - 4&quot;;&quot;LP&quot;;IF([.E1085]=&quot;5 -7&quot;;&quot;UP&quot;;IF([.E1085]=&quot;1 - 5&quot;;&quot;LP, UP&quot;;IF([.E1085]=&quot;5 - 10&quot;;&quot;UP, HS&quot;;IF([.E1085]=&quot;1 - 7&quot;;&quot;LP, UP&quot;;IF([.E1085]=&quot;1 -10&quot;;&quot;LP, UP, HS&quot;;IF([.E1085]=&quot;1 - 12&quot;;&quot;LP, UP, HS, HSS&quot;;IF([.E1085]=&quot;5 - 12&quot;;&quot;UP, HS, HSS&quot;;&quot;&quot;)))))))))))" office:value-type="string" office:string-value="LP, UP, HS, HSS" calcext:value-type="string">
            <text:p>LP, UP, HS, HSS</text:p>
          </table:table-cell>
          <table:table-cell office:value-type="string" calcext:value-type="string">
            <text:p>Perambra</text:p>
          </table:table-cell>
          <table:table-cell table:number-columns-repeated="1016"/>
        </table:table-row>
        <table:table-row table:style-name="ro3">
          <table:table-cell table:style-name="ce17" office:value-type="float" office:value="1085" calcext:value-type="float">
            <text:p>1085</text:p>
          </table:table-cell>
          <table:table-cell table:style-name="ce17" office:value-type="float" office:value="47027" calcext:value-type="float">
            <text:p>47027</text:p>
          </table:table-cell>
          <table:table-cell table:style-name="ce17" office:value-type="string" calcext:value-type="string">
            <text:p>N N Kakkad Smaraka G H S SAVIDANALLUR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12</text:p>
          </table:table-cell>
          <table:table-cell table:style-name="ce17" table:formula="of:=IF([.E1086]=&quot;11 - 12&quot;;&quot;HSS&quot;;IF([.E1086]=&quot;8 - 12&quot;;&quot;HS, HSS&quot;;IF([.E1086]=&quot;8 - 10&quot;;&quot;HS&quot;;IF([.E1086]=&quot;1 - 4&quot;;&quot;LP&quot;;IF([.E1086]=&quot;5 -7&quot;;&quot;UP&quot;;IF([.E1086]=&quot;1 - 5&quot;;&quot;LP, UP&quot;;IF([.E1086]=&quot;5 - 10&quot;;&quot;UP, HS&quot;;IF([.E1086]=&quot;1 - 7&quot;;&quot;LP, UP&quot;;IF([.E1086]=&quot;1 -10&quot;;&quot;LP, UP, HS&quot;;IF([.E1086]=&quot;1 - 12&quot;;&quot;LP, UP, HS, HSS&quot;;IF([.E1086]=&quot;5 - 12&quot;;&quot;UP, HS, HSS&quot;;&quot;&quot;)))))))))))" office:value-type="string" office:string-value="LP, UP, HS, HSS" calcext:value-type="string">
            <text:p>LP, UP, HS, HSS</text:p>
          </table:table-cell>
          <table:table-cell office:value-type="string" calcext:value-type="string">
            <text:p>Perambra</text:p>
          </table:table-cell>
          <table:table-cell table:number-columns-repeated="1016"/>
        </table:table-row>
        <table:table-row table:style-name="ro3">
          <table:table-cell table:style-name="ce17" office:value-type="float" office:value="1086" calcext:value-type="float">
            <text:p>1086</text:p>
          </table:table-cell>
          <table:table-cell table:style-name="ce17" office:value-type="float" office:value="47117" calcext:value-type="float">
            <text:p>47117</text:p>
          </table:table-cell>
          <table:table-cell table:style-name="ce17" office:value-type="string" calcext:value-type="string">
            <text:p>G.H.S Perambra Plantation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10</text:p>
          </table:table-cell>
          <table:table-cell table:style-name="ce17" table:formula="of:=IF([.E1087]=&quot;11 - 12&quot;;&quot;HSS&quot;;IF([.E1087]=&quot;8 - 12&quot;;&quot;HS, HSS&quot;;IF([.E1087]=&quot;8 - 10&quot;;&quot;HS&quot;;IF([.E1087]=&quot;1 - 4&quot;;&quot;LP&quot;;IF([.E1087]=&quot;5 -7&quot;;&quot;UP&quot;;IF([.E1087]=&quot;1 - 5&quot;;&quot;LP, UP&quot;;IF([.E1087]=&quot;5 - 10&quot;;&quot;UP, HS&quot;;IF([.E1087]=&quot;1 - 7&quot;;&quot;LP, UP&quot;;IF([.E1087]=&quot;1 -10&quot;;&quot;LP, UP, HS&quot;;IF([.E1087]=&quot;1 - 12&quot;;&quot;LP, UP, HS, HSS&quot;;IF([.E1087]=&quot;5 - 12&quot;;&quot;UP, HS, HSS&quot;;&quot;&quot;)))))))))))" office:value-type="string" office:string-value="LP, UP, HS" calcext:value-type="string">
            <text:p>LP, UP, HS</text:p>
          </table:table-cell>
          <table:table-cell office:value-type="string" calcext:value-type="string">
            <text:p>Perambra</text:p>
          </table:table-cell>
          <table:table-cell table:number-columns-repeated="1016"/>
        </table:table-row>
        <table:table-row table:style-name="ro3">
          <table:table-cell table:style-name="ce17" office:value-type="float" office:value="1087" calcext:value-type="float">
            <text:p>1087</text:p>
          </table:table-cell>
          <table:table-cell table:style-name="ce17" office:value-type="float" office:value="47118" calcext:value-type="float">
            <text:p>47118</text:p>
          </table:table-cell>
          <table:table-cell table:style-name="ce17" office:value-type="string" calcext:value-type="string">
            <text:p>G.H.S Vengappatta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10</text:p>
          </table:table-cell>
          <table:table-cell table:style-name="ce17" table:formula="of:=IF([.E1088]=&quot;11 - 12&quot;;&quot;HSS&quot;;IF([.E1088]=&quot;8 - 12&quot;;&quot;HS, HSS&quot;;IF([.E1088]=&quot;8 - 10&quot;;&quot;HS&quot;;IF([.E1088]=&quot;1 - 4&quot;;&quot;LP&quot;;IF([.E1088]=&quot;5 -7&quot;;&quot;UP&quot;;IF([.E1088]=&quot;1 - 5&quot;;&quot;LP, UP&quot;;IF([.E1088]=&quot;5 - 10&quot;;&quot;UP, HS&quot;;IF([.E1088]=&quot;1 - 7&quot;;&quot;LP, UP&quot;;IF([.E1088]=&quot;1 -10&quot;;&quot;LP, UP, HS&quot;;IF([.E1088]=&quot;1 - 12&quot;;&quot;LP, UP, HS, HSS&quot;;IF([.E1088]=&quot;5 - 12&quot;;&quot;UP, HS, HSS&quot;;&quot;&quot;)))))))))))" office:value-type="string" office:string-value="LP, UP, HS" calcext:value-type="string">
            <text:p>LP, UP, HS</text:p>
          </table:table-cell>
          <table:table-cell office:value-type="string" calcext:value-type="string">
            <text:p>Perambra</text:p>
          </table:table-cell>
          <table:table-cell table:number-columns-repeated="1016"/>
        </table:table-row>
        <table:table-row table:style-name="ro3">
          <table:table-cell table:style-name="ce17" office:value-type="float" office:value="1088" calcext:value-type="float">
            <text:p>1088</text:p>
          </table:table-cell>
          <table:table-cell table:style-name="ce17" office:value-type="float" office:value="47605" calcext:value-type="float">
            <text:p>47605</text:p>
          </table:table-cell>
          <table:table-cell table:style-name="ce17" office:value-type="string" calcext:value-type="string">
            <text:p>GWLPS PERAMBRA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089]=&quot;11 - 12&quot;;&quot;HSS&quot;;IF([.E1089]=&quot;8 - 12&quot;;&quot;HS, HSS&quot;;IF([.E1089]=&quot;8 - 10&quot;;&quot;HS&quot;;IF([.E1089]=&quot;1 - 4&quot;;&quot;LP&quot;;IF([.E1089]=&quot;5 -7&quot;;&quot;UP&quot;;IF([.E1089]=&quot;1 - 5&quot;;&quot;LP, UP&quot;;IF([.E1089]=&quot;5 - 10&quot;;&quot;UP, HS&quot;;IF([.E1089]=&quot;1 - 7&quot;;&quot;LP, UP&quot;;IF([.E1089]=&quot;1 -10&quot;;&quot;LP, UP, HS&quot;;IF([.E1089]=&quot;1 - 12&quot;;&quot;LP, UP, HS, HSS&quot;;IF([.E1089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Perambra</text:p>
          </table:table-cell>
          <table:table-cell table:number-columns-repeated="1016"/>
        </table:table-row>
        <table:table-row table:style-name="ro3">
          <table:table-cell table:style-name="ce17" office:value-type="float" office:value="1089" calcext:value-type="float">
            <text:p>1089</text:p>
          </table:table-cell>
          <table:table-cell table:style-name="ce17" office:value-type="float" office:value="47610" calcext:value-type="float">
            <text:p>47610</text:p>
          </table:table-cell>
          <table:table-cell table:style-name="ce17" office:value-type="string" calcext:value-type="string">
            <text:p>NADUVANNUR GMLPS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090]=&quot;11 - 12&quot;;&quot;HSS&quot;;IF([.E1090]=&quot;8 - 12&quot;;&quot;HS, HSS&quot;;IF([.E1090]=&quot;8 - 10&quot;;&quot;HS&quot;;IF([.E1090]=&quot;1 - 4&quot;;&quot;LP&quot;;IF([.E1090]=&quot;5 -7&quot;;&quot;UP&quot;;IF([.E1090]=&quot;1 - 5&quot;;&quot;LP, UP&quot;;IF([.E1090]=&quot;5 - 10&quot;;&quot;UP, HS&quot;;IF([.E1090]=&quot;1 - 7&quot;;&quot;LP, UP&quot;;IF([.E1090]=&quot;1 -10&quot;;&quot;LP, UP, HS&quot;;IF([.E1090]=&quot;1 - 12&quot;;&quot;LP, UP, HS, HSS&quot;;IF([.E1090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Perambra</text:p>
          </table:table-cell>
          <table:table-cell table:number-columns-repeated="1016"/>
        </table:table-row>
        <table:table-row table:style-name="ro3">
          <table:table-cell table:style-name="ce17" office:value-type="float" office:value="1090" calcext:value-type="float">
            <text:p>1090</text:p>
          </table:table-cell>
          <table:table-cell table:style-name="ce17" office:value-type="float" office:value="47613" calcext:value-type="float">
            <text:p>47613</text:p>
          </table:table-cell>
          <table:table-cell table:style-name="ce17" office:value-type="string" calcext:value-type="string">
            <text:p>COLLECTIVE FARM GLPS MUTHUKAD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091]=&quot;11 - 12&quot;;&quot;HSS&quot;;IF([.E1091]=&quot;8 - 12&quot;;&quot;HS, HSS&quot;;IF([.E1091]=&quot;8 - 10&quot;;&quot;HS&quot;;IF([.E1091]=&quot;1 - 4&quot;;&quot;LP&quot;;IF([.E1091]=&quot;5 -7&quot;;&quot;UP&quot;;IF([.E1091]=&quot;1 - 5&quot;;&quot;LP, UP&quot;;IF([.E1091]=&quot;5 - 10&quot;;&quot;UP, HS&quot;;IF([.E1091]=&quot;1 - 7&quot;;&quot;LP, UP&quot;;IF([.E1091]=&quot;1 -10&quot;;&quot;LP, UP, HS&quot;;IF([.E1091]=&quot;1 - 12&quot;;&quot;LP, UP, HS, HSS&quot;;IF([.E1091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Perambra</text:p>
          </table:table-cell>
          <table:table-cell table:number-columns-repeated="1016"/>
        </table:table-row>
        <table:table-row table:style-name="ro3">
          <table:table-cell table:style-name="ce17" office:value-type="float" office:value="1091" calcext:value-type="float">
            <text:p>1091</text:p>
          </table:table-cell>
          <table:table-cell table:style-name="ce17" office:value-type="float" office:value="47614" calcext:value-type="float">
            <text:p>47614</text:p>
          </table:table-cell>
          <table:table-cell table:style-name="ce17" office:value-type="string" calcext:value-type="string">
            <text:p>PILLAPERUVANNA GLPS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092]=&quot;11 - 12&quot;;&quot;HSS&quot;;IF([.E1092]=&quot;8 - 12&quot;;&quot;HS, HSS&quot;;IF([.E1092]=&quot;8 - 10&quot;;&quot;HS&quot;;IF([.E1092]=&quot;1 - 4&quot;;&quot;LP&quot;;IF([.E1092]=&quot;5 -7&quot;;&quot;UP&quot;;IF([.E1092]=&quot;1 - 5&quot;;&quot;LP, UP&quot;;IF([.E1092]=&quot;5 - 10&quot;;&quot;UP, HS&quot;;IF([.E1092]=&quot;1 - 7&quot;;&quot;LP, UP&quot;;IF([.E1092]=&quot;1 -10&quot;;&quot;LP, UP, HS&quot;;IF([.E1092]=&quot;1 - 12&quot;;&quot;LP, UP, HS, HSS&quot;;IF([.E1092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Perambra</text:p>
          </table:table-cell>
          <table:table-cell table:number-columns-repeated="1016"/>
        </table:table-row>
        <table:table-row table:style-name="ro3">
          <table:table-cell table:style-name="ce17" office:value-type="float" office:value="1092" calcext:value-type="float">
            <text:p>1092</text:p>
          </table:table-cell>
          <table:table-cell table:style-name="ce17" office:value-type="float" office:value="47616" calcext:value-type="float">
            <text:p>47616</text:p>
          </table:table-cell>
          <table:table-cell table:style-name="ce17" office:value-type="string" calcext:value-type="string">
            <text:p>RAMALLUR GLPS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093]=&quot;11 - 12&quot;;&quot;HSS&quot;;IF([.E1093]=&quot;8 - 12&quot;;&quot;HS, HSS&quot;;IF([.E1093]=&quot;8 - 10&quot;;&quot;HS&quot;;IF([.E1093]=&quot;1 - 4&quot;;&quot;LP&quot;;IF([.E1093]=&quot;5 -7&quot;;&quot;UP&quot;;IF([.E1093]=&quot;1 - 5&quot;;&quot;LP, UP&quot;;IF([.E1093]=&quot;5 - 10&quot;;&quot;UP, HS&quot;;IF([.E1093]=&quot;1 - 7&quot;;&quot;LP, UP&quot;;IF([.E1093]=&quot;1 -10&quot;;&quot;LP, UP, HS&quot;;IF([.E1093]=&quot;1 - 12&quot;;&quot;LP, UP, HS, HSS&quot;;IF([.E1093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Perambra</text:p>
          </table:table-cell>
          <table:table-cell table:number-columns-repeated="1016"/>
        </table:table-row>
        <table:table-row table:style-name="ro3">
          <table:table-cell table:style-name="ce17" office:value-type="float" office:value="1093" calcext:value-type="float">
            <text:p>1093</text:p>
          </table:table-cell>
          <table:table-cell table:style-name="ce17" office:value-type="float" office:value="47617" calcext:value-type="float">
            <text:p>47617</text:p>
          </table:table-cell>
          <table:table-cell table:style-name="ce17" office:value-type="string" calcext:value-type="string">
            <text:p>CHERUVALOOR GLPS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094]=&quot;11 - 12&quot;;&quot;HSS&quot;;IF([.E1094]=&quot;8 - 12&quot;;&quot;HS, HSS&quot;;IF([.E1094]=&quot;8 - 10&quot;;&quot;HS&quot;;IF([.E1094]=&quot;1 - 4&quot;;&quot;LP&quot;;IF([.E1094]=&quot;5 -7&quot;;&quot;UP&quot;;IF([.E1094]=&quot;1 - 5&quot;;&quot;LP, UP&quot;;IF([.E1094]=&quot;5 - 10&quot;;&quot;UP, HS&quot;;IF([.E1094]=&quot;1 - 7&quot;;&quot;LP, UP&quot;;IF([.E1094]=&quot;1 -10&quot;;&quot;LP, UP, HS&quot;;IF([.E1094]=&quot;1 - 12&quot;;&quot;LP, UP, HS, HSS&quot;;IF([.E1094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Perambra</text:p>
          </table:table-cell>
          <table:table-cell table:number-columns-repeated="1016"/>
        </table:table-row>
        <table:table-row table:style-name="ro3">
          <table:table-cell table:style-name="ce17" office:value-type="float" office:value="1094" calcext:value-type="float">
            <text:p>1094</text:p>
          </table:table-cell>
          <table:table-cell table:style-name="ce17" office:value-type="float" office:value="47618" calcext:value-type="float">
            <text:p>47618</text:p>
          </table:table-cell>
          <table:table-cell table:style-name="ce17" office:value-type="string" calcext:value-type="string">
            <text:p>PUTTAD GLPS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095]=&quot;11 - 12&quot;;&quot;HSS&quot;;IF([.E1095]=&quot;8 - 12&quot;;&quot;HS, HSS&quot;;IF([.E1095]=&quot;8 - 10&quot;;&quot;HS&quot;;IF([.E1095]=&quot;1 - 4&quot;;&quot;LP&quot;;IF([.E1095]=&quot;5 -7&quot;;&quot;UP&quot;;IF([.E1095]=&quot;1 - 5&quot;;&quot;LP, UP&quot;;IF([.E1095]=&quot;5 - 10&quot;;&quot;UP, HS&quot;;IF([.E1095]=&quot;1 - 7&quot;;&quot;LP, UP&quot;;IF([.E1095]=&quot;1 -10&quot;;&quot;LP, UP, HS&quot;;IF([.E1095]=&quot;1 - 12&quot;;&quot;LP, UP, HS, HSS&quot;;IF([.E1095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Perambra</text:p>
          </table:table-cell>
          <table:table-cell table:number-columns-repeated="1016"/>
        </table:table-row>
        <table:table-row table:style-name="ro3">
          <table:table-cell table:style-name="ce17" office:value-type="float" office:value="1095" calcext:value-type="float">
            <text:p>1095</text:p>
          </table:table-cell>
          <table:table-cell table:style-name="ce17" office:value-type="float" office:value="47625" calcext:value-type="float">
            <text:p>47625</text:p>
          </table:table-cell>
          <table:table-cell table:style-name="ce17" office:value-type="string" calcext:value-type="string">
            <text:p>KALLODE GLPS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096]=&quot;11 - 12&quot;;&quot;HSS&quot;;IF([.E1096]=&quot;8 - 12&quot;;&quot;HS, HSS&quot;;IF([.E1096]=&quot;8 - 10&quot;;&quot;HS&quot;;IF([.E1096]=&quot;1 - 4&quot;;&quot;LP&quot;;IF([.E1096]=&quot;5 -7&quot;;&quot;UP&quot;;IF([.E1096]=&quot;1 - 5&quot;;&quot;LP, UP&quot;;IF([.E1096]=&quot;5 - 10&quot;;&quot;UP, HS&quot;;IF([.E1096]=&quot;1 - 7&quot;;&quot;LP, UP&quot;;IF([.E1096]=&quot;1 -10&quot;;&quot;LP, UP, HS&quot;;IF([.E1096]=&quot;1 - 12&quot;;&quot;LP, UP, HS, HSS&quot;;IF([.E1096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Perambra</text:p>
          </table:table-cell>
          <table:table-cell table:number-columns-repeated="1016"/>
        </table:table-row>
        <table:table-row table:style-name="ro3">
          <table:table-cell table:style-name="ce17" office:value-type="float" office:value="1096" calcext:value-type="float">
            <text:p>1096</text:p>
          </table:table-cell>
          <table:table-cell table:style-name="ce17" office:value-type="float" office:value="47626" calcext:value-type="float">
            <text:p>47626</text:p>
          </table:table-cell>
          <table:table-cell table:style-name="ce17" office:value-type="string" calcext:value-type="string">
            <text:p>PAITHOTH GLPS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097]=&quot;11 - 12&quot;;&quot;HSS&quot;;IF([.E1097]=&quot;8 - 12&quot;;&quot;HS, HSS&quot;;IF([.E1097]=&quot;8 - 10&quot;;&quot;HS&quot;;IF([.E1097]=&quot;1 - 4&quot;;&quot;LP&quot;;IF([.E1097]=&quot;5 -7&quot;;&quot;UP&quot;;IF([.E1097]=&quot;1 - 5&quot;;&quot;LP, UP&quot;;IF([.E1097]=&quot;5 - 10&quot;;&quot;UP, HS&quot;;IF([.E1097]=&quot;1 - 7&quot;;&quot;LP, UP&quot;;IF([.E1097]=&quot;1 -10&quot;;&quot;LP, UP, HS&quot;;IF([.E1097]=&quot;1 - 12&quot;;&quot;LP, UP, HS, HSS&quot;;IF([.E1097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Perambra</text:p>
          </table:table-cell>
          <table:table-cell table:number-columns-repeated="1016"/>
        </table:table-row>
        <table:table-row table:style-name="ro3">
          <table:table-cell table:style-name="ce17" office:value-type="float" office:value="1097" calcext:value-type="float">
            <text:p>1097</text:p>
          </table:table-cell>
          <table:table-cell table:style-name="ce17" office:value-type="float" office:value="47628" calcext:value-type="float">
            <text:p>47628</text:p>
          </table:table-cell>
          <table:table-cell table:style-name="ce17" office:value-type="string" calcext:value-type="string">
            <text:p>MUTHUVANNACHA GLPS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098]=&quot;11 - 12&quot;;&quot;HSS&quot;;IF([.E1098]=&quot;8 - 12&quot;;&quot;HS, HSS&quot;;IF([.E1098]=&quot;8 - 10&quot;;&quot;HS&quot;;IF([.E1098]=&quot;1 - 4&quot;;&quot;LP&quot;;IF([.E1098]=&quot;5 -7&quot;;&quot;UP&quot;;IF([.E1098]=&quot;1 - 5&quot;;&quot;LP, UP&quot;;IF([.E1098]=&quot;5 - 10&quot;;&quot;UP, HS&quot;;IF([.E1098]=&quot;1 - 7&quot;;&quot;LP, UP&quot;;IF([.E1098]=&quot;1 -10&quot;;&quot;LP, UP, HS&quot;;IF([.E1098]=&quot;1 - 12&quot;;&quot;LP, UP, HS, HSS&quot;;IF([.E1098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Perambra</text:p>
          </table:table-cell>
          <table:table-cell table:number-columns-repeated="1016"/>
        </table:table-row>
        <table:table-row table:style-name="ro3">
          <table:table-cell table:style-name="ce17" office:value-type="float" office:value="1098" calcext:value-type="float">
            <text:p>1098</text:p>
          </table:table-cell>
          <table:table-cell table:style-name="ce17" office:value-type="float" office:value="47629" calcext:value-type="float">
            <text:p>47629</text:p>
          </table:table-cell>
          <table:table-cell table:style-name="ce17" office:value-type="string" calcext:value-type="string">
            <text:p>GLPS KOONIYODE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099]=&quot;11 - 12&quot;;&quot;HSS&quot;;IF([.E1099]=&quot;8 - 12&quot;;&quot;HS, HSS&quot;;IF([.E1099]=&quot;8 - 10&quot;;&quot;HS&quot;;IF([.E1099]=&quot;1 - 4&quot;;&quot;LP&quot;;IF([.E1099]=&quot;5 -7&quot;;&quot;UP&quot;;IF([.E1099]=&quot;1 - 5&quot;;&quot;LP, UP&quot;;IF([.E1099]=&quot;5 - 10&quot;;&quot;UP, HS&quot;;IF([.E1099]=&quot;1 - 7&quot;;&quot;LP, UP&quot;;IF([.E1099]=&quot;1 -10&quot;;&quot;LP, UP, HS&quot;;IF([.E1099]=&quot;1 - 12&quot;;&quot;LP, UP, HS, HSS&quot;;IF([.E1099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Perambra</text:p>
          </table:table-cell>
          <table:table-cell table:number-columns-repeated="1016"/>
        </table:table-row>
        <table:table-row table:style-name="ro3">
          <table:table-cell table:style-name="ce17" office:value-type="float" office:value="1099" calcext:value-type="float">
            <text:p>1099</text:p>
          </table:table-cell>
          <table:table-cell table:style-name="ce17" office:value-type="float" office:value="47630" calcext:value-type="float">
            <text:p>47630</text:p>
          </table:table-cell>
          <table:table-cell table:style-name="ce17" office:value-type="string" calcext:value-type="string">
            <text:p>NEEROTH GLPS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100]=&quot;11 - 12&quot;;&quot;HSS&quot;;IF([.E1100]=&quot;8 - 12&quot;;&quot;HS, HSS&quot;;IF([.E1100]=&quot;8 - 10&quot;;&quot;HS&quot;;IF([.E1100]=&quot;1 - 4&quot;;&quot;LP&quot;;IF([.E1100]=&quot;5 -7&quot;;&quot;UP&quot;;IF([.E1100]=&quot;1 - 5&quot;;&quot;LP, UP&quot;;IF([.E1100]=&quot;5 - 10&quot;;&quot;UP, HS&quot;;IF([.E1100]=&quot;1 - 7&quot;;&quot;LP, UP&quot;;IF([.E1100]=&quot;1 -10&quot;;&quot;LP, UP, HS&quot;;IF([.E1100]=&quot;1 - 12&quot;;&quot;LP, UP, HS, HSS&quot;;IF([.E1100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Perambra</text:p>
          </table:table-cell>
          <table:table-cell table:number-columns-repeated="1016"/>
        </table:table-row>
        <table:table-row table:style-name="ro3">
          <table:table-cell table:style-name="ce17" office:value-type="float" office:value="1100" calcext:value-type="float">
            <text:p>1100</text:p>
          </table:table-cell>
          <table:table-cell table:style-name="ce17" office:value-type="float" office:value="47631" calcext:value-type="float">
            <text:p>47631</text:p>
          </table:table-cell>
          <table:table-cell table:style-name="ce17" office:value-type="string" calcext:value-type="string">
            <text:p>PERAVACHERY GLPS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101]=&quot;11 - 12&quot;;&quot;HSS&quot;;IF([.E1101]=&quot;8 - 12&quot;;&quot;HS, HSS&quot;;IF([.E1101]=&quot;8 - 10&quot;;&quot;HS&quot;;IF([.E1101]=&quot;1 - 4&quot;;&quot;LP&quot;;IF([.E1101]=&quot;5 -7&quot;;&quot;UP&quot;;IF([.E1101]=&quot;1 - 5&quot;;&quot;LP, UP&quot;;IF([.E1101]=&quot;5 - 10&quot;;&quot;UP, HS&quot;;IF([.E1101]=&quot;1 - 7&quot;;&quot;LP, UP&quot;;IF([.E1101]=&quot;1 -10&quot;;&quot;LP, UP, HS&quot;;IF([.E1101]=&quot;1 - 12&quot;;&quot;LP, UP, HS, HSS&quot;;IF([.E1101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Perambra</text:p>
          </table:table-cell>
          <table:table-cell table:number-columns-repeated="1016"/>
        </table:table-row>
        <table:table-row table:style-name="ro3">
          <table:table-cell table:style-name="ce17" office:value-type="float" office:value="1101" calcext:value-type="float">
            <text:p>1101</text:p>
          </table:table-cell>
          <table:table-cell table:style-name="ce17" office:value-type="float" office:value="47632" calcext:value-type="float">
            <text:p>47632</text:p>
          </table:table-cell>
          <table:table-cell table:style-name="ce17" office:value-type="string" calcext:value-type="string">
            <text:p>VAKAYAD GLPS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102]=&quot;11 - 12&quot;;&quot;HSS&quot;;IF([.E1102]=&quot;8 - 12&quot;;&quot;HS, HSS&quot;;IF([.E1102]=&quot;8 - 10&quot;;&quot;HS&quot;;IF([.E1102]=&quot;1 - 4&quot;;&quot;LP&quot;;IF([.E1102]=&quot;5 -7&quot;;&quot;UP&quot;;IF([.E1102]=&quot;1 - 5&quot;;&quot;LP, UP&quot;;IF([.E1102]=&quot;5 - 10&quot;;&quot;UP, HS&quot;;IF([.E1102]=&quot;1 - 7&quot;;&quot;LP, UP&quot;;IF([.E1102]=&quot;1 -10&quot;;&quot;LP, UP, HS&quot;;IF([.E1102]=&quot;1 - 12&quot;;&quot;LP, UP, HS, HSS&quot;;IF([.E1102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Perambra</text:p>
          </table:table-cell>
          <table:table-cell table:number-columns-repeated="1016"/>
        </table:table-row>
        <table:table-row table:style-name="ro3">
          <table:table-cell table:style-name="ce17" office:value-type="float" office:value="1102" calcext:value-type="float">
            <text:p>1102</text:p>
          </table:table-cell>
          <table:table-cell table:style-name="ce17" office:value-type="float" office:value="47640" calcext:value-type="float">
            <text:p>47640</text:p>
          </table:table-cell>
          <table:table-cell table:style-name="ce17" office:value-type="string" calcext:value-type="string">
            <text:p>KHEP GLPS, KAKKAYAM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103]=&quot;11 - 12&quot;;&quot;HSS&quot;;IF([.E1103]=&quot;8 - 12&quot;;&quot;HS, HSS&quot;;IF([.E1103]=&quot;8 - 10&quot;;&quot;HS&quot;;IF([.E1103]=&quot;1 - 4&quot;;&quot;LP&quot;;IF([.E1103]=&quot;5 -7&quot;;&quot;UP&quot;;IF([.E1103]=&quot;1 - 5&quot;;&quot;LP, UP&quot;;IF([.E1103]=&quot;5 - 10&quot;;&quot;UP, HS&quot;;IF([.E1103]=&quot;1 - 7&quot;;&quot;LP, UP&quot;;IF([.E1103]=&quot;1 -10&quot;;&quot;LP, UP, HS&quot;;IF([.E1103]=&quot;1 - 12&quot;;&quot;LP, UP, HS, HSS&quot;;IF([.E1103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Perambra</text:p>
          </table:table-cell>
          <table:table-cell table:number-columns-repeated="1016"/>
        </table:table-row>
        <table:table-row table:style-name="ro3">
          <table:table-cell table:style-name="ce17" office:value-type="float" office:value="1103" calcext:value-type="float">
            <text:p>1103</text:p>
          </table:table-cell>
          <table:table-cell table:style-name="ce17" office:value-type="float" office:value="47643" calcext:value-type="float">
            <text:p>47643</text:p>
          </table:table-cell>
          <table:table-cell table:style-name="ce17" office:value-type="string" calcext:value-type="string">
            <text:p>KAVUMTHARA GWLPS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104]=&quot;11 - 12&quot;;&quot;HSS&quot;;IF([.E1104]=&quot;8 - 12&quot;;&quot;HS, HSS&quot;;IF([.E1104]=&quot;8 - 10&quot;;&quot;HS&quot;;IF([.E1104]=&quot;1 - 4&quot;;&quot;LP&quot;;IF([.E1104]=&quot;5 -7&quot;;&quot;UP&quot;;IF([.E1104]=&quot;1 - 5&quot;;&quot;LP, UP&quot;;IF([.E1104]=&quot;5 - 10&quot;;&quot;UP, HS&quot;;IF([.E1104]=&quot;1 - 7&quot;;&quot;LP, UP&quot;;IF([.E1104]=&quot;1 -10&quot;;&quot;LP, UP, HS&quot;;IF([.E1104]=&quot;1 - 12&quot;;&quot;LP, UP, HS, HSS&quot;;IF([.E1104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Perambra</text:p>
          </table:table-cell>
          <table:table-cell table:number-columns-repeated="1016"/>
        </table:table-row>
        <table:table-row table:style-name="ro3">
          <table:table-cell table:style-name="ce17" office:value-type="float" office:value="1104" calcext:value-type="float">
            <text:p>1104</text:p>
          </table:table-cell>
          <table:table-cell table:style-name="ce17" office:value-type="float" office:value="47650" calcext:value-type="float">
            <text:p>47650</text:p>
          </table:table-cell>
          <table:table-cell table:style-name="ce17" office:value-type="string" calcext:value-type="string">
            <text:p>KARUVANNUR GUPS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1105]=&quot;11 - 12&quot;;&quot;HSS&quot;;IF([.E1105]=&quot;8 - 12&quot;;&quot;HS, HSS&quot;;IF([.E1105]=&quot;8 - 10&quot;;&quot;HS&quot;;IF([.E1105]=&quot;1 - 4&quot;;&quot;LP&quot;;IF([.E1105]=&quot;5 -7&quot;;&quot;UP&quot;;IF([.E1105]=&quot;1 - 5&quot;;&quot;LP, UP&quot;;IF([.E1105]=&quot;5 - 10&quot;;&quot;UP, HS&quot;;IF([.E1105]=&quot;1 - 7&quot;;&quot;LP, UP&quot;;IF([.E1105]=&quot;1 -10&quot;;&quot;LP, UP, HS&quot;;IF([.E1105]=&quot;1 - 12&quot;;&quot;LP, UP, HS, HSS&quot;;IF([.E1105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Perambra</text:p>
          </table:table-cell>
          <table:table-cell table:number-columns-repeated="1016"/>
        </table:table-row>
        <table:table-row table:style-name="ro3">
          <table:table-cell table:style-name="ce17" office:value-type="float" office:value="1105" calcext:value-type="float">
            <text:p>1105</text:p>
          </table:table-cell>
          <table:table-cell table:style-name="ce17" office:value-type="float" office:value="47651" calcext:value-type="float">
            <text:p>47651</text:p>
          </table:table-cell>
          <table:table-cell table:style-name="ce17" office:value-type="string" calcext:value-type="string">
            <text:p>GUPS THRIKUTTISSERY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1106]=&quot;11 - 12&quot;;&quot;HSS&quot;;IF([.E1106]=&quot;8 - 12&quot;;&quot;HS, HSS&quot;;IF([.E1106]=&quot;8 - 10&quot;;&quot;HS&quot;;IF([.E1106]=&quot;1 - 4&quot;;&quot;LP&quot;;IF([.E1106]=&quot;5 -7&quot;;&quot;UP&quot;;IF([.E1106]=&quot;1 - 5&quot;;&quot;LP, UP&quot;;IF([.E1106]=&quot;5 - 10&quot;;&quot;UP, HS&quot;;IF([.E1106]=&quot;1 - 7&quot;;&quot;LP, UP&quot;;IF([.E1106]=&quot;1 -10&quot;;&quot;LP, UP, HS&quot;;IF([.E1106]=&quot;1 - 12&quot;;&quot;LP, UP, HS, HSS&quot;;IF([.E1106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Perambra</text:p>
          </table:table-cell>
          <table:table-cell table:number-columns-repeated="1016"/>
        </table:table-row>
        <table:table-row table:style-name="ro3">
          <table:table-cell table:style-name="ce17" office:value-type="float" office:value="1106" calcext:value-type="float">
            <text:p>1106</text:p>
          </table:table-cell>
          <table:table-cell table:style-name="ce17" office:value-type="float" office:value="47657" calcext:value-type="float">
            <text:p>47657</text:p>
          </table:table-cell>
          <table:table-cell table:style-name="ce17" office:value-type="string" calcext:value-type="string">
            <text:p>KAYANNA GUPS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1107]=&quot;11 - 12&quot;;&quot;HSS&quot;;IF([.E1107]=&quot;8 - 12&quot;;&quot;HS, HSS&quot;;IF([.E1107]=&quot;8 - 10&quot;;&quot;HS&quot;;IF([.E1107]=&quot;1 - 4&quot;;&quot;LP&quot;;IF([.E1107]=&quot;5 -7&quot;;&quot;UP&quot;;IF([.E1107]=&quot;1 - 5&quot;;&quot;LP, UP&quot;;IF([.E1107]=&quot;5 - 10&quot;;&quot;UP, HS&quot;;IF([.E1107]=&quot;1 - 7&quot;;&quot;LP, UP&quot;;IF([.E1107]=&quot;1 -10&quot;;&quot;LP, UP, HS&quot;;IF([.E1107]=&quot;1 - 12&quot;;&quot;LP, UP, HS, HSS&quot;;IF([.E1107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Perambra</text:p>
          </table:table-cell>
          <table:table-cell table:number-columns-repeated="1016"/>
        </table:table-row>
        <table:table-row table:style-name="ro3">
          <table:table-cell table:style-name="ce17" office:value-type="float" office:value="1107" calcext:value-type="float">
            <text:p>1107</text:p>
          </table:table-cell>
          <table:table-cell table:style-name="ce17" office:value-type="float" office:value="47661" calcext:value-type="float">
            <text:p>47661</text:p>
          </table:table-cell>
          <table:table-cell table:style-name="ce17" office:value-type="string" calcext:value-type="string">
            <text:p>Govt U.P.S VENGAPATTA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1108]=&quot;11 - 12&quot;;&quot;HSS&quot;;IF([.E1108]=&quot;8 - 12&quot;;&quot;HS, HSS&quot;;IF([.E1108]=&quot;8 - 10&quot;;&quot;HS&quot;;IF([.E1108]=&quot;1 - 4&quot;;&quot;LP&quot;;IF([.E1108]=&quot;5 -7&quot;;&quot;UP&quot;;IF([.E1108]=&quot;1 - 5&quot;;&quot;LP, UP&quot;;IF([.E1108]=&quot;5 - 10&quot;;&quot;UP, HS&quot;;IF([.E1108]=&quot;1 - 7&quot;;&quot;LP, UP&quot;;IF([.E1108]=&quot;1 -10&quot;;&quot;LP, UP, HS&quot;;IF([.E1108]=&quot;1 - 12&quot;;&quot;LP, UP, HS, HSS&quot;;IF([.E1108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Perambra</text:p>
          </table:table-cell>
          <table:table-cell table:number-columns-repeated="1016"/>
        </table:table-row>
        <table:table-row table:style-name="ro3">
          <table:table-cell table:style-name="ce17" office:value-type="float" office:value="1108" calcext:value-type="float">
            <text:p>1108</text:p>
          </table:table-cell>
          <table:table-cell table:style-name="ce17" office:value-type="float" office:value="47663" calcext:value-type="float">
            <text:p>47663</text:p>
          </table:table-cell>
          <table:table-cell table:style-name="ce17" office:value-type="string" calcext:value-type="string">
            <text:p>VALOOR GUPS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1109]=&quot;11 - 12&quot;;&quot;HSS&quot;;IF([.E1109]=&quot;8 - 12&quot;;&quot;HS, HSS&quot;;IF([.E1109]=&quot;8 - 10&quot;;&quot;HS&quot;;IF([.E1109]=&quot;1 - 4&quot;;&quot;LP&quot;;IF([.E1109]=&quot;5 -7&quot;;&quot;UP&quot;;IF([.E1109]=&quot;1 - 5&quot;;&quot;LP, UP&quot;;IF([.E1109]=&quot;5 - 10&quot;;&quot;UP, HS&quot;;IF([.E1109]=&quot;1 - 7&quot;;&quot;LP, UP&quot;;IF([.E1109]=&quot;1 -10&quot;;&quot;LP, UP, HS&quot;;IF([.E1109]=&quot;1 - 12&quot;;&quot;LP, UP, HS, HSS&quot;;IF([.E1109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Perambra</text:p>
          </table:table-cell>
          <table:table-cell table:number-columns-repeated="1016"/>
        </table:table-row>
        <table:table-row table:style-name="ro3">
          <table:table-cell table:style-name="ce17" office:value-type="float" office:value="1109" calcext:value-type="float">
            <text:p>1109</text:p>
          </table:table-cell>
          <table:table-cell table:style-name="ce17" office:value-type="float" office:value="47666" calcext:value-type="float">
            <text:p>47666</text:p>
          </table:table-cell>
          <table:table-cell table:style-name="ce17" office:value-type="string" calcext:value-type="string">
            <text:p>GUPS PERAMBRA PLANTATION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1110]=&quot;11 - 12&quot;;&quot;HSS&quot;;IF([.E1110]=&quot;8 - 12&quot;;&quot;HS, HSS&quot;;IF([.E1110]=&quot;8 - 10&quot;;&quot;HS&quot;;IF([.E1110]=&quot;1 - 4&quot;;&quot;LP&quot;;IF([.E1110]=&quot;5 -7&quot;;&quot;UP&quot;;IF([.E1110]=&quot;1 - 5&quot;;&quot;LP, UP&quot;;IF([.E1110]=&quot;5 - 10&quot;;&quot;UP, HS&quot;;IF([.E1110]=&quot;1 - 7&quot;;&quot;LP, UP&quot;;IF([.E1110]=&quot;1 -10&quot;;&quot;LP, UP, HS&quot;;IF([.E1110]=&quot;1 - 12&quot;;&quot;LP, UP, HS, HSS&quot;;IF([.E1110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Perambra</text:p>
          </table:table-cell>
          <table:table-cell table:number-columns-repeated="1016"/>
        </table:table-row>
        <table:table-row table:style-name="ro3">
          <table:table-cell table:style-name="ce17" office:value-type="float" office:value="1110" calcext:value-type="float">
            <text:p>1110</text:p>
          </table:table-cell>
          <table:table-cell table:style-name="ce17" office:value-type="float" office:value="47670" calcext:value-type="float">
            <text:p>47670</text:p>
          </table:table-cell>
          <table:table-cell table:style-name="ce17" office:value-type="string" calcext:value-type="string">
            <text:p>GUPS SCHOOL PERAMBRA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1111]=&quot;11 - 12&quot;;&quot;HSS&quot;;IF([.E1111]=&quot;8 - 12&quot;;&quot;HS, HSS&quot;;IF([.E1111]=&quot;8 - 10&quot;;&quot;HS&quot;;IF([.E1111]=&quot;1 - 4&quot;;&quot;LP&quot;;IF([.E1111]=&quot;5 -7&quot;;&quot;UP&quot;;IF([.E1111]=&quot;1 - 5&quot;;&quot;LP, UP&quot;;IF([.E1111]=&quot;5 - 10&quot;;&quot;UP, HS&quot;;IF([.E1111]=&quot;1 - 7&quot;;&quot;LP, UP&quot;;IF([.E1111]=&quot;1 -10&quot;;&quot;LP, UP, HS&quot;;IF([.E1111]=&quot;1 - 12&quot;;&quot;LP, UP, HS, HSS&quot;;IF([.E1111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Perambra</text:p>
          </table:table-cell>
          <table:table-cell table:number-columns-repeated="1016"/>
        </table:table-row>
        <table:table-row table:style-name="ro3">
          <table:table-cell table:style-name="ce17" office:value-type="float" office:value="1111" calcext:value-type="float">
            <text:p>1111</text:p>
          </table:table-cell>
          <table:table-cell table:style-name="ce17" office:value-type="float" office:value="47017" calcext:value-type="float">
            <text:p>47017</text:p>
          </table:table-cell>
          <table:table-cell table:style-name="ce17" office:value-type="string" calcext:value-type="string">
            <text:p>ST MARY`S HS KALLANODE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5 - 12</text:p>
          </table:table-cell>
          <table:table-cell table:style-name="ce17" table:formula="of:=IF([.E1112]=&quot;11 - 12&quot;;&quot;HSS&quot;;IF([.E1112]=&quot;8 - 12&quot;;&quot;HS, HSS&quot;;IF([.E1112]=&quot;8 - 10&quot;;&quot;HS&quot;;IF([.E1112]=&quot;1 - 4&quot;;&quot;LP&quot;;IF([.E1112]=&quot;5 -7&quot;;&quot;UP&quot;;IF([.E1112]=&quot;1 - 5&quot;;&quot;LP, UP&quot;;IF([.E1112]=&quot;5 - 10&quot;;&quot;UP, HS&quot;;IF([.E1112]=&quot;1 - 7&quot;;&quot;LP, UP&quot;;IF([.E1112]=&quot;1 -10&quot;;&quot;LP, UP, HS&quot;;IF([.E1112]=&quot;1 - 12&quot;;&quot;LP, UP, HS, HSS&quot;;IF([.E1112]=&quot;5 - 12&quot;;&quot;UP, HS, HSS&quot;;&quot;&quot;)))))))))))" office:value-type="string" office:string-value="UP, HS, HSS" calcext:value-type="string">
            <text:p>UP, HS, HSS</text:p>
          </table:table-cell>
          <table:table-cell office:value-type="string" calcext:value-type="string">
            <text:p>Perambra</text:p>
          </table:table-cell>
          <table:table-cell table:number-columns-repeated="1016"/>
        </table:table-row>
        <table:table-row table:style-name="ro3">
          <table:table-cell table:style-name="ce17" office:value-type="float" office:value="1112" calcext:value-type="float">
            <text:p>1112</text:p>
          </table:table-cell>
          <table:table-cell table:style-name="ce17" office:value-type="float" office:value="47018" calcext:value-type="float">
            <text:p>47018</text:p>
          </table:table-cell>
          <table:table-cell table:style-name="ce17" office:value-type="string" calcext:value-type="string">
            <text:p>ST. GEORGE'S HSS KULATHUVAYAL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5 - 12</text:p>
          </table:table-cell>
          <table:table-cell table:style-name="ce17" table:formula="of:=IF([.E1113]=&quot;11 - 12&quot;;&quot;HSS&quot;;IF([.E1113]=&quot;8 - 12&quot;;&quot;HS, HSS&quot;;IF([.E1113]=&quot;8 - 10&quot;;&quot;HS&quot;;IF([.E1113]=&quot;1 - 4&quot;;&quot;LP&quot;;IF([.E1113]=&quot;5 -7&quot;;&quot;UP&quot;;IF([.E1113]=&quot;1 - 5&quot;;&quot;LP, UP&quot;;IF([.E1113]=&quot;5 - 10&quot;;&quot;UP, HS&quot;;IF([.E1113]=&quot;1 - 7&quot;;&quot;LP, UP&quot;;IF([.E1113]=&quot;1 -10&quot;;&quot;LP, UP, HS&quot;;IF([.E1113]=&quot;1 - 12&quot;;&quot;LP, UP, HS, HSS&quot;;IF([.E1113]=&quot;5 - 12&quot;;&quot;UP, HS, HSS&quot;;&quot;&quot;)))))))))))" office:value-type="string" office:string-value="UP, HS, HSS" calcext:value-type="string">
            <text:p>UP, HS, HSS</text:p>
          </table:table-cell>
          <table:table-cell office:value-type="string" calcext:value-type="string">
            <text:p>Perambra</text:p>
          </table:table-cell>
          <table:table-cell table:number-columns-repeated="1016"/>
        </table:table-row>
        <table:table-row table:style-name="ro3">
          <table:table-cell table:style-name="ce17" office:value-type="float" office:value="1113" calcext:value-type="float">
            <text:p>1113</text:p>
          </table:table-cell>
          <table:table-cell table:style-name="ce17" office:value-type="float" office:value="47020" calcext:value-type="float">
            <text:p>47020</text:p>
          </table:table-cell>
          <table:table-cell table:style-name="ce17" office:value-type="string" calcext:value-type="string">
            <text:p>NADUVANNUR H SS,VAKAYAD,KOZHIKKODE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8 - 12</text:p>
          </table:table-cell>
          <table:table-cell table:style-name="ce17" table:formula="of:=IF([.E1114]=&quot;11 - 12&quot;;&quot;HSS&quot;;IF([.E1114]=&quot;8 - 12&quot;;&quot;HS, HSS&quot;;IF([.E1114]=&quot;8 - 10&quot;;&quot;HS&quot;;IF([.E1114]=&quot;1 - 4&quot;;&quot;LP&quot;;IF([.E1114]=&quot;5 -7&quot;;&quot;UP&quot;;IF([.E1114]=&quot;1 - 5&quot;;&quot;LP, UP&quot;;IF([.E1114]=&quot;5 - 10&quot;;&quot;UP, HS&quot;;IF([.E1114]=&quot;1 - 7&quot;;&quot;LP, UP&quot;;IF([.E1114]=&quot;1 -10&quot;;&quot;LP, UP, HS&quot;;IF([.E1114]=&quot;1 - 12&quot;;&quot;LP, UP, HS, HSS&quot;;IF([.E1114]=&quot;5 - 12&quot;;&quot;UP, HS, HSS&quot;;&quot;&quot;)))))))))))" office:value-type="string" office:string-value="HS, HSS" calcext:value-type="string">
            <text:p>HS, HSS</text:p>
          </table:table-cell>
          <table:table-cell office:value-type="string" calcext:value-type="string">
            <text:p>Perambra</text:p>
          </table:table-cell>
          <table:table-cell table:number-columns-repeated="1016"/>
        </table:table-row>
        <table:table-row table:style-name="ro3">
          <table:table-cell table:style-name="ce17" office:value-type="float" office:value="1114" calcext:value-type="float">
            <text:p>1114</text:p>
          </table:table-cell>
          <table:table-cell table:style-name="ce17" office:value-type="float" office:value="47030" calcext:value-type="float">
            <text:p>47030</text:p>
          </table:table-cell>
          <table:table-cell table:style-name="ce17" office:value-type="string" calcext:value-type="string">
            <text:p>KOOTHALI VHS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8 - 12</text:p>
          </table:table-cell>
          <table:table-cell table:style-name="ce17" table:formula="of:=IF([.E1115]=&quot;11 - 12&quot;;&quot;HSS&quot;;IF([.E1115]=&quot;8 - 12&quot;;&quot;HS, HSS&quot;;IF([.E1115]=&quot;8 - 10&quot;;&quot;HS&quot;;IF([.E1115]=&quot;1 - 4&quot;;&quot;LP&quot;;IF([.E1115]=&quot;5 -7&quot;;&quot;UP&quot;;IF([.E1115]=&quot;1 - 5&quot;;&quot;LP, UP&quot;;IF([.E1115]=&quot;5 - 10&quot;;&quot;UP, HS&quot;;IF([.E1115]=&quot;1 - 7&quot;;&quot;LP, UP&quot;;IF([.E1115]=&quot;1 -10&quot;;&quot;LP, UP, HS&quot;;IF([.E1115]=&quot;1 - 12&quot;;&quot;LP, UP, HS, HSS&quot;;IF([.E1115]=&quot;5 - 12&quot;;&quot;UP, HS, HSS&quot;;&quot;&quot;)))))))))))" office:value-type="string" office:string-value="HS, HSS" calcext:value-type="string">
            <text:p>HS, HSS</text:p>
          </table:table-cell>
          <table:table-cell office:value-type="string" calcext:value-type="string">
            <text:p>Perambra</text:p>
          </table:table-cell>
          <table:table-cell table:number-columns-repeated="1016"/>
        </table:table-row>
        <table:table-row table:style-name="ro3">
          <table:table-cell table:style-name="ce17" office:value-type="float" office:value="1115" calcext:value-type="float">
            <text:p>1115</text:p>
          </table:table-cell>
          <table:table-cell table:style-name="ce17" office:value-type="float" office:value="47031" calcext:value-type="float">
            <text:p>47031</text:p>
          </table:table-cell>
          <table:table-cell table:style-name="ce17" office:value-type="string" calcext:value-type="string">
            <text:p>PERAMBRA HS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5 - 12</text:p>
          </table:table-cell>
          <table:table-cell table:style-name="ce17" table:formula="of:=IF([.E1116]=&quot;11 - 12&quot;;&quot;HSS&quot;;IF([.E1116]=&quot;8 - 12&quot;;&quot;HS, HSS&quot;;IF([.E1116]=&quot;8 - 10&quot;;&quot;HS&quot;;IF([.E1116]=&quot;1 - 4&quot;;&quot;LP&quot;;IF([.E1116]=&quot;5 -7&quot;;&quot;UP&quot;;IF([.E1116]=&quot;1 - 5&quot;;&quot;LP, UP&quot;;IF([.E1116]=&quot;5 - 10&quot;;&quot;UP, HS&quot;;IF([.E1116]=&quot;1 - 7&quot;;&quot;LP, UP&quot;;IF([.E1116]=&quot;1 -10&quot;;&quot;LP, UP, HS&quot;;IF([.E1116]=&quot;1 - 12&quot;;&quot;LP, UP, HS, HSS&quot;;IF([.E1116]=&quot;5 - 12&quot;;&quot;UP, HS, HSS&quot;;&quot;&quot;)))))))))))" office:value-type="string" office:string-value="UP, HS, HSS" calcext:value-type="string">
            <text:p>UP, HS, HSS</text:p>
          </table:table-cell>
          <table:table-cell office:value-type="string" calcext:value-type="string">
            <text:p>Perambra</text:p>
          </table:table-cell>
          <table:table-cell table:number-columns-repeated="1016"/>
        </table:table-row>
        <table:table-row table:style-name="ro3">
          <table:table-cell table:style-name="ce17" office:value-type="float" office:value="1116" calcext:value-type="float">
            <text:p>1116</text:p>
          </table:table-cell>
          <table:table-cell table:style-name="ce17" office:value-type="float" office:value="47037" calcext:value-type="float">
            <text:p>47037</text:p>
          </table:table-cell>
          <table:table-cell table:style-name="ce17" office:value-type="string" calcext:value-type="string">
            <text:p>ST THOMAS H S KOORACHUNDU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8 - 12</text:p>
          </table:table-cell>
          <table:table-cell table:style-name="ce17" table:formula="of:=IF([.E1117]=&quot;11 - 12&quot;;&quot;HSS&quot;;IF([.E1117]=&quot;8 - 12&quot;;&quot;HS, HSS&quot;;IF([.E1117]=&quot;8 - 10&quot;;&quot;HS&quot;;IF([.E1117]=&quot;1 - 4&quot;;&quot;LP&quot;;IF([.E1117]=&quot;5 -7&quot;;&quot;UP&quot;;IF([.E1117]=&quot;1 - 5&quot;;&quot;LP, UP&quot;;IF([.E1117]=&quot;5 - 10&quot;;&quot;UP, HS&quot;;IF([.E1117]=&quot;1 - 7&quot;;&quot;LP, UP&quot;;IF([.E1117]=&quot;1 -10&quot;;&quot;LP, UP, HS&quot;;IF([.E1117]=&quot;1 - 12&quot;;&quot;LP, UP, HS, HSS&quot;;IF([.E1117]=&quot;5 - 12&quot;;&quot;UP, HS, HSS&quot;;&quot;&quot;)))))))))))" office:value-type="string" office:string-value="HS, HSS" calcext:value-type="string">
            <text:p>HS, HSS</text:p>
          </table:table-cell>
          <table:table-cell office:value-type="string" calcext:value-type="string">
            <text:p>Perambra</text:p>
          </table:table-cell>
          <table:table-cell table:number-columns-repeated="1016"/>
        </table:table-row>
        <table:table-row table:style-name="ro3">
          <table:table-cell table:style-name="ce17" office:value-type="float" office:value="1117" calcext:value-type="float">
            <text:p>1117</text:p>
          </table:table-cell>
          <table:table-cell table:style-name="ce17" office:value-type="float" office:value="47075" calcext:value-type="float">
            <text:p>47075</text:p>
          </table:table-cell>
          <table:table-cell table:style-name="ce17" office:value-type="string" calcext:value-type="string">
            <text:p>ST. JOSEPH'S HS CHEMPANODA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8 - 10</text:p>
          </table:table-cell>
          <table:table-cell table:style-name="ce17" table:formula="of:=IF([.E1118]=&quot;11 - 12&quot;;&quot;HSS&quot;;IF([.E1118]=&quot;8 - 12&quot;;&quot;HS, HSS&quot;;IF([.E1118]=&quot;8 - 10&quot;;&quot;HS&quot;;IF([.E1118]=&quot;1 - 4&quot;;&quot;LP&quot;;IF([.E1118]=&quot;5 -7&quot;;&quot;UP&quot;;IF([.E1118]=&quot;1 - 5&quot;;&quot;LP, UP&quot;;IF([.E1118]=&quot;5 - 10&quot;;&quot;UP, HS&quot;;IF([.E1118]=&quot;1 - 7&quot;;&quot;LP, UP&quot;;IF([.E1118]=&quot;1 -10&quot;;&quot;LP, UP, HS&quot;;IF([.E1118]=&quot;1 - 12&quot;;&quot;LP, UP, HS, HSS&quot;;IF([.E1118]=&quot;5 - 12&quot;;&quot;UP, HS, HSS&quot;;&quot;&quot;)))))))))))" office:value-type="string" office:string-value="HS" calcext:value-type="string">
            <text:p>HS</text:p>
          </table:table-cell>
          <table:table-cell office:value-type="string" calcext:value-type="string">
            <text:p>Perambra</text:p>
          </table:table-cell>
          <table:table-cell table:number-columns-repeated="1016"/>
        </table:table-row>
        <table:table-row table:style-name="ro3">
          <table:table-cell table:style-name="ce17" office:value-type="float" office:value="1118" calcext:value-type="float">
            <text:p>1118</text:p>
          </table:table-cell>
          <table:table-cell table:style-name="ce17" office:value-type="float" office:value="47110" calcext:value-type="float">
            <text:p>47110</text:p>
          </table:table-cell>
          <table:table-cell table:style-name="ce17" office:value-type="string" calcext:value-type="string">
            <text:p>NOCHAD H S 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8 - 12</text:p>
          </table:table-cell>
          <table:table-cell table:style-name="ce17" table:formula="of:=IF([.E1119]=&quot;11 - 12&quot;;&quot;HSS&quot;;IF([.E1119]=&quot;8 - 12&quot;;&quot;HS, HSS&quot;;IF([.E1119]=&quot;8 - 10&quot;;&quot;HS&quot;;IF([.E1119]=&quot;1 - 4&quot;;&quot;LP&quot;;IF([.E1119]=&quot;5 -7&quot;;&quot;UP&quot;;IF([.E1119]=&quot;1 - 5&quot;;&quot;LP, UP&quot;;IF([.E1119]=&quot;5 - 10&quot;;&quot;UP, HS&quot;;IF([.E1119]=&quot;1 - 7&quot;;&quot;LP, UP&quot;;IF([.E1119]=&quot;1 -10&quot;;&quot;LP, UP, HS&quot;;IF([.E1119]=&quot;1 - 12&quot;;&quot;LP, UP, HS, HSS&quot;;IF([.E1119]=&quot;5 - 12&quot;;&quot;UP, HS, HSS&quot;;&quot;&quot;)))))))))))" office:value-type="string" office:string-value="HS, HSS" calcext:value-type="string">
            <text:p>HS, HSS</text:p>
          </table:table-cell>
          <table:table-cell office:value-type="string" calcext:value-type="string">
            <text:p>Perambra</text:p>
          </table:table-cell>
          <table:table-cell table:number-columns-repeated="1016"/>
        </table:table-row>
        <table:table-row table:style-name="ro3">
          <table:table-cell table:style-name="ce17" office:value-type="float" office:value="1119" calcext:value-type="float">
            <text:p>1119</text:p>
          </table:table-cell>
          <table:table-cell table:style-name="ce17" office:value-type="float" office:value="47601" calcext:value-type="float">
            <text:p>47601</text:p>
          </table:table-cell>
          <table:table-cell table:style-name="ce17" office:value-type="string" calcext:value-type="string">
            <text:p>ERAVATTOOR AM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120]=&quot;11 - 12&quot;;&quot;HSS&quot;;IF([.E1120]=&quot;8 - 12&quot;;&quot;HS, HSS&quot;;IF([.E1120]=&quot;8 - 10&quot;;&quot;HS&quot;;IF([.E1120]=&quot;1 - 4&quot;;&quot;LP&quot;;IF([.E1120]=&quot;5 -7&quot;;&quot;UP&quot;;IF([.E1120]=&quot;1 - 5&quot;;&quot;LP, UP&quot;;IF([.E1120]=&quot;5 - 10&quot;;&quot;UP, HS&quot;;IF([.E1120]=&quot;1 - 7&quot;;&quot;LP, UP&quot;;IF([.E1120]=&quot;1 -10&quot;;&quot;LP, UP, HS&quot;;IF([.E1120]=&quot;1 - 12&quot;;&quot;LP, UP, HS, HSS&quot;;IF([.E1120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Perambra</text:p>
          </table:table-cell>
          <table:table-cell table:number-columns-repeated="1016"/>
        </table:table-row>
        <table:table-row table:style-name="ro3">
          <table:table-cell table:style-name="ce17" office:value-type="float" office:value="1120" calcext:value-type="float">
            <text:p>1120</text:p>
          </table:table-cell>
          <table:table-cell table:style-name="ce17" office:value-type="float" office:value="47602" calcext:value-type="float">
            <text:p>47602</text:p>
          </table:table-cell>
          <table:table-cell table:style-name="ce17" office:value-type="string" calcext:value-type="string">
            <text:p>GNANODAYAM A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121]=&quot;11 - 12&quot;;&quot;HSS&quot;;IF([.E1121]=&quot;8 - 12&quot;;&quot;HS, HSS&quot;;IF([.E1121]=&quot;8 - 10&quot;;&quot;HS&quot;;IF([.E1121]=&quot;1 - 4&quot;;&quot;LP&quot;;IF([.E1121]=&quot;5 -7&quot;;&quot;UP&quot;;IF([.E1121]=&quot;1 - 5&quot;;&quot;LP, UP&quot;;IF([.E1121]=&quot;5 - 10&quot;;&quot;UP, HS&quot;;IF([.E1121]=&quot;1 - 7&quot;;&quot;LP, UP&quot;;IF([.E1121]=&quot;1 -10&quot;;&quot;LP, UP, HS&quot;;IF([.E1121]=&quot;1 - 12&quot;;&quot;LP, UP, HS, HSS&quot;;IF([.E1121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Perambra</text:p>
          </table:table-cell>
          <table:table-cell table:number-columns-repeated="1016"/>
        </table:table-row>
        <table:table-row table:style-name="ro3">
          <table:table-cell table:style-name="ce17" office:value-type="float" office:value="1121" calcext:value-type="float">
            <text:p>1121</text:p>
          </table:table-cell>
          <table:table-cell table:style-name="ce17" office:value-type="float" office:value="47603" calcext:value-type="float">
            <text:p>47603</text:p>
          </table:table-cell>
          <table:table-cell table:style-name="ce17" office:value-type="string" calcext:value-type="string">
            <text:p>EDAVARAD AM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122]=&quot;11 - 12&quot;;&quot;HSS&quot;;IF([.E1122]=&quot;8 - 12&quot;;&quot;HS, HSS&quot;;IF([.E1122]=&quot;8 - 10&quot;;&quot;HS&quot;;IF([.E1122]=&quot;1 - 4&quot;;&quot;LP&quot;;IF([.E1122]=&quot;5 -7&quot;;&quot;UP&quot;;IF([.E1122]=&quot;1 - 5&quot;;&quot;LP, UP&quot;;IF([.E1122]=&quot;5 - 10&quot;;&quot;UP, HS&quot;;IF([.E1122]=&quot;1 - 7&quot;;&quot;LP, UP&quot;;IF([.E1122]=&quot;1 -10&quot;;&quot;LP, UP, HS&quot;;IF([.E1122]=&quot;1 - 12&quot;;&quot;LP, UP, HS, HSS&quot;;IF([.E1122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Perambra</text:p>
          </table:table-cell>
          <table:table-cell table:number-columns-repeated="1016"/>
        </table:table-row>
        <table:table-row table:style-name="ro3">
          <table:table-cell table:style-name="ce17" office:value-type="float" office:value="1122" calcext:value-type="float">
            <text:p>1122</text:p>
          </table:table-cell>
          <table:table-cell table:style-name="ce17" office:value-type="float" office:value="47604" calcext:value-type="float">
            <text:p>47604</text:p>
          </table:table-cell>
          <table:table-cell table:style-name="ce17" office:value-type="string" calcext:value-type="string">
            <text:p>KALLODE A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123]=&quot;11 - 12&quot;;&quot;HSS&quot;;IF([.E1123]=&quot;8 - 12&quot;;&quot;HS, HSS&quot;;IF([.E1123]=&quot;8 - 10&quot;;&quot;HS&quot;;IF([.E1123]=&quot;1 - 4&quot;;&quot;LP&quot;;IF([.E1123]=&quot;5 -7&quot;;&quot;UP&quot;;IF([.E1123]=&quot;1 - 5&quot;;&quot;LP, UP&quot;;IF([.E1123]=&quot;5 - 10&quot;;&quot;UP, HS&quot;;IF([.E1123]=&quot;1 - 7&quot;;&quot;LP, UP&quot;;IF([.E1123]=&quot;1 -10&quot;;&quot;LP, UP, HS&quot;;IF([.E1123]=&quot;1 - 12&quot;;&quot;LP, UP, HS, HSS&quot;;IF([.E1123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Perambra</text:p>
          </table:table-cell>
          <table:table-cell table:number-columns-repeated="1016"/>
        </table:table-row>
        <table:table-row table:style-name="ro3">
          <table:table-cell table:style-name="ce17" office:value-type="float" office:value="1123" calcext:value-type="float">
            <text:p>1123</text:p>
          </table:table-cell>
          <table:table-cell table:style-name="ce17" office:value-type="float" office:value="47606" calcext:value-type="float">
            <text:p>47606</text:p>
          </table:table-cell>
          <table:table-cell table:style-name="ce17" office:value-type="string" calcext:value-type="string">
            <text:p>KIZHINHANIAM A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124]=&quot;11 - 12&quot;;&quot;HSS&quot;;IF([.E1124]=&quot;8 - 12&quot;;&quot;HS, HSS&quot;;IF([.E1124]=&quot;8 - 10&quot;;&quot;HS&quot;;IF([.E1124]=&quot;1 - 4&quot;;&quot;LP&quot;;IF([.E1124]=&quot;5 -7&quot;;&quot;UP&quot;;IF([.E1124]=&quot;1 - 5&quot;;&quot;LP, UP&quot;;IF([.E1124]=&quot;5 - 10&quot;;&quot;UP, HS&quot;;IF([.E1124]=&quot;1 - 7&quot;;&quot;LP, UP&quot;;IF([.E1124]=&quot;1 -10&quot;;&quot;LP, UP, HS&quot;;IF([.E1124]=&quot;1 - 12&quot;;&quot;LP, UP, HS, HSS&quot;;IF([.E1124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Perambra</text:p>
          </table:table-cell>
          <table:table-cell table:number-columns-repeated="1016"/>
        </table:table-row>
        <table:table-row table:style-name="ro3">
          <table:table-cell table:style-name="ce17" office:value-type="float" office:value="1124" calcext:value-type="float">
            <text:p>1124</text:p>
          </table:table-cell>
          <table:table-cell table:style-name="ce17" office:value-type="float" office:value="47607" calcext:value-type="float">
            <text:p>47607</text:p>
          </table:table-cell>
          <table:table-cell table:style-name="ce17" office:value-type="string" calcext:value-type="string">
            <text:p>MARUTHERI AM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125]=&quot;11 - 12&quot;;&quot;HSS&quot;;IF([.E1125]=&quot;8 - 12&quot;;&quot;HS, HSS&quot;;IF([.E1125]=&quot;8 - 10&quot;;&quot;HS&quot;;IF([.E1125]=&quot;1 - 4&quot;;&quot;LP&quot;;IF([.E1125]=&quot;5 -7&quot;;&quot;UP&quot;;IF([.E1125]=&quot;1 - 5&quot;;&quot;LP, UP&quot;;IF([.E1125]=&quot;5 - 10&quot;;&quot;UP, HS&quot;;IF([.E1125]=&quot;1 - 7&quot;;&quot;LP, UP&quot;;IF([.E1125]=&quot;1 -10&quot;;&quot;LP, UP, HS&quot;;IF([.E1125]=&quot;1 - 12&quot;;&quot;LP, UP, HS, HSS&quot;;IF([.E1125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Perambra</text:p>
          </table:table-cell>
          <table:table-cell table:number-columns-repeated="1016"/>
        </table:table-row>
        <table:table-row table:style-name="ro3">
          <table:table-cell table:style-name="ce17" office:value-type="float" office:value="1125" calcext:value-type="float">
            <text:p>1125</text:p>
          </table:table-cell>
          <table:table-cell table:style-name="ce17" office:value-type="float" office:value="47608" calcext:value-type="float">
            <text:p>47608</text:p>
          </table:table-cell>
          <table:table-cell table:style-name="ce17" office:value-type="string" calcext:value-type="string">
            <text:p>NIM LPS PERAMBRA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126]=&quot;11 - 12&quot;;&quot;HSS&quot;;IF([.E1126]=&quot;8 - 12&quot;;&quot;HS, HSS&quot;;IF([.E1126]=&quot;8 - 10&quot;;&quot;HS&quot;;IF([.E1126]=&quot;1 - 4&quot;;&quot;LP&quot;;IF([.E1126]=&quot;5 -7&quot;;&quot;UP&quot;;IF([.E1126]=&quot;1 - 5&quot;;&quot;LP, UP&quot;;IF([.E1126]=&quot;5 - 10&quot;;&quot;UP, HS&quot;;IF([.E1126]=&quot;1 - 7&quot;;&quot;LP, UP&quot;;IF([.E1126]=&quot;1 -10&quot;;&quot;LP, UP, HS&quot;;IF([.E1126]=&quot;1 - 12&quot;;&quot;LP, UP, HS, HSS&quot;;IF([.E1126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Perambra</text:p>
          </table:table-cell>
          <table:table-cell table:number-columns-repeated="1016"/>
        </table:table-row>
        <table:table-row table:style-name="ro3">
          <table:table-cell table:style-name="ce17" office:value-type="float" office:value="1126" calcext:value-type="float">
            <text:p>1126</text:p>
          </table:table-cell>
          <table:table-cell table:style-name="ce17" office:value-type="float" office:value="47611" calcext:value-type="float">
            <text:p>47611</text:p>
          </table:table-cell>
          <table:table-cell table:style-name="ce17" office:value-type="string" calcext:value-type="string">
            <text:p>ST.GEORGE'S LPS KULATHUVAYAL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127]=&quot;11 - 12&quot;;&quot;HSS&quot;;IF([.E1127]=&quot;8 - 12&quot;;&quot;HS, HSS&quot;;IF([.E1127]=&quot;8 - 10&quot;;&quot;HS&quot;;IF([.E1127]=&quot;1 - 4&quot;;&quot;LP&quot;;IF([.E1127]=&quot;5 -7&quot;;&quot;UP&quot;;IF([.E1127]=&quot;1 - 5&quot;;&quot;LP, UP&quot;;IF([.E1127]=&quot;5 - 10&quot;;&quot;UP, HS&quot;;IF([.E1127]=&quot;1 - 7&quot;;&quot;LP, UP&quot;;IF([.E1127]=&quot;1 -10&quot;;&quot;LP, UP, HS&quot;;IF([.E1127]=&quot;1 - 12&quot;;&quot;LP, UP, HS, HSS&quot;;IF([.E1127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Perambra</text:p>
          </table:table-cell>
          <table:table-cell table:number-columns-repeated="1016"/>
        </table:table-row>
        <table:table-row table:style-name="ro3">
          <table:table-cell table:style-name="ce17" office:value-type="float" office:value="1127" calcext:value-type="float">
            <text:p>1127</text:p>
          </table:table-cell>
          <table:table-cell table:style-name="ce17" office:value-type="float" office:value="47612" calcext:value-type="float">
            <text:p>47612</text:p>
          </table:table-cell>
          <table:table-cell table:style-name="ce17" office:value-type="string" calcext:value-type="string">
            <text:p>PUSHPA LPS NARINADA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128]=&quot;11 - 12&quot;;&quot;HSS&quot;;IF([.E1128]=&quot;8 - 12&quot;;&quot;HS, HSS&quot;;IF([.E1128]=&quot;8 - 10&quot;;&quot;HS&quot;;IF([.E1128]=&quot;1 - 4&quot;;&quot;LP&quot;;IF([.E1128]=&quot;5 -7&quot;;&quot;UP&quot;;IF([.E1128]=&quot;1 - 5&quot;;&quot;LP, UP&quot;;IF([.E1128]=&quot;5 - 10&quot;;&quot;UP, HS&quot;;IF([.E1128]=&quot;1 - 7&quot;;&quot;LP, UP&quot;;IF([.E1128]=&quot;1 -10&quot;;&quot;LP, UP, HS&quot;;IF([.E1128]=&quot;1 - 12&quot;;&quot;LP, UP, HS, HSS&quot;;IF([.E1128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Perambra</text:p>
          </table:table-cell>
          <table:table-cell table:number-columns-repeated="1016"/>
        </table:table-row>
        <table:table-row table:style-name="ro3">
          <table:table-cell table:style-name="ce17" office:value-type="float" office:value="1128" calcext:value-type="float">
            <text:p>1128</text:p>
          </table:table-cell>
          <table:table-cell table:style-name="ce17" office:value-type="float" office:value="47615" calcext:value-type="float">
            <text:p>47615</text:p>
          </table:table-cell>
          <table:table-cell table:style-name="ce17" office:value-type="string" calcext:value-type="string">
            <text:p>KALPATHUR A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129]=&quot;11 - 12&quot;;&quot;HSS&quot;;IF([.E1129]=&quot;8 - 12&quot;;&quot;HS, HSS&quot;;IF([.E1129]=&quot;8 - 10&quot;;&quot;HS&quot;;IF([.E1129]=&quot;1 - 4&quot;;&quot;LP&quot;;IF([.E1129]=&quot;5 -7&quot;;&quot;UP&quot;;IF([.E1129]=&quot;1 - 5&quot;;&quot;LP, UP&quot;;IF([.E1129]=&quot;5 - 10&quot;;&quot;UP, HS&quot;;IF([.E1129]=&quot;1 - 7&quot;;&quot;LP, UP&quot;;IF([.E1129]=&quot;1 -10&quot;;&quot;LP, UP, HS&quot;;IF([.E1129]=&quot;1 - 12&quot;;&quot;LP, UP, HS, HSS&quot;;IF([.E1129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Perambra</text:p>
          </table:table-cell>
          <table:table-cell table:number-columns-repeated="1016"/>
        </table:table-row>
        <table:table-row table:style-name="ro3">
          <table:table-cell table:style-name="ce17" office:value-type="float" office:value="1129" calcext:value-type="float">
            <text:p>1129</text:p>
          </table:table-cell>
          <table:table-cell table:style-name="ce17" office:value-type="float" office:value="47619" calcext:value-type="float">
            <text:p>47619</text:p>
          </table:table-cell>
          <table:table-cell table:style-name="ce17" office:value-type="string" calcext:value-type="string">
            <text:p>KANNAMBATH A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130]=&quot;11 - 12&quot;;&quot;HSS&quot;;IF([.E1130]=&quot;8 - 12&quot;;&quot;HS, HSS&quot;;IF([.E1130]=&quot;8 - 10&quot;;&quot;HS&quot;;IF([.E1130]=&quot;1 - 4&quot;;&quot;LP&quot;;IF([.E1130]=&quot;5 -7&quot;;&quot;UP&quot;;IF([.E1130]=&quot;1 - 5&quot;;&quot;LP, UP&quot;;IF([.E1130]=&quot;5 - 10&quot;;&quot;UP, HS&quot;;IF([.E1130]=&quot;1 - 7&quot;;&quot;LP, UP&quot;;IF([.E1130]=&quot;1 -10&quot;;&quot;LP, UP, HS&quot;;IF([.E1130]=&quot;1 - 12&quot;;&quot;LP, UP, HS, HSS&quot;;IF([.E1130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Perambra</text:p>
          </table:table-cell>
          <table:table-cell table:number-columns-repeated="1016"/>
        </table:table-row>
        <table:table-row table:style-name="ro3">
          <table:table-cell table:style-name="ce17" office:value-type="float" office:value="1130" calcext:value-type="float">
            <text:p>1130</text:p>
          </table:table-cell>
          <table:table-cell table:style-name="ce17" office:value-type="float" office:value="47620" calcext:value-type="float">
            <text:p>47620</text:p>
          </table:table-cell>
          <table:table-cell table:style-name="ce17" office:value-type="string" calcext:value-type="string">
            <text:p>ALPS CHENOLI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131]=&quot;11 - 12&quot;;&quot;HSS&quot;;IF([.E1131]=&quot;8 - 12&quot;;&quot;HS, HSS&quot;;IF([.E1131]=&quot;8 - 10&quot;;&quot;HS&quot;;IF([.E1131]=&quot;1 - 4&quot;;&quot;LP&quot;;IF([.E1131]=&quot;5 -7&quot;;&quot;UP&quot;;IF([.E1131]=&quot;1 - 5&quot;;&quot;LP, UP&quot;;IF([.E1131]=&quot;5 - 10&quot;;&quot;UP, HS&quot;;IF([.E1131]=&quot;1 - 7&quot;;&quot;LP, UP&quot;;IF([.E1131]=&quot;1 -10&quot;;&quot;LP, UP, HS&quot;;IF([.E1131]=&quot;1 - 12&quot;;&quot;LP, UP, HS, HSS&quot;;IF([.E1131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Perambra</text:p>
          </table:table-cell>
          <table:table-cell table:number-columns-repeated="1016"/>
        </table:table-row>
        <table:table-row table:style-name="ro3">
          <table:table-cell table:style-name="ce17" office:value-type="float" office:value="1131" calcext:value-type="float">
            <text:p>1131</text:p>
          </table:table-cell>
          <table:table-cell table:style-name="ce17" office:value-type="float" office:value="47621" calcext:value-type="float">
            <text:p>47621</text:p>
          </table:table-cell>
          <table:table-cell table:style-name="ce17" office:value-type="string" calcext:value-type="string">
            <text:p>AMLPS NOCHAD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132]=&quot;11 - 12&quot;;&quot;HSS&quot;;IF([.E1132]=&quot;8 - 12&quot;;&quot;HS, HSS&quot;;IF([.E1132]=&quot;8 - 10&quot;;&quot;HS&quot;;IF([.E1132]=&quot;1 - 4&quot;;&quot;LP&quot;;IF([.E1132]=&quot;5 -7&quot;;&quot;UP&quot;;IF([.E1132]=&quot;1 - 5&quot;;&quot;LP, UP&quot;;IF([.E1132]=&quot;5 - 10&quot;;&quot;UP, HS&quot;;IF([.E1132]=&quot;1 - 7&quot;;&quot;LP, UP&quot;;IF([.E1132]=&quot;1 -10&quot;;&quot;LP, UP, HS&quot;;IF([.E1132]=&quot;1 - 12&quot;;&quot;LP, UP, HS, HSS&quot;;IF([.E1132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Perambra</text:p>
          </table:table-cell>
          <table:table-cell table:number-columns-repeated="1016"/>
        </table:table-row>
        <table:table-row table:style-name="ro3">
          <table:table-cell table:style-name="ce17" office:value-type="float" office:value="1132" calcext:value-type="float">
            <text:p>1132</text:p>
          </table:table-cell>
          <table:table-cell table:style-name="ce17" office:value-type="float" office:value="47622" calcext:value-type="float">
            <text:p>47622</text:p>
          </table:table-cell>
          <table:table-cell table:style-name="ce17" office:value-type="string" calcext:value-type="string">
            <text:p>ALPS NOCHAD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133]=&quot;11 - 12&quot;;&quot;HSS&quot;;IF([.E1133]=&quot;8 - 12&quot;;&quot;HS, HSS&quot;;IF([.E1133]=&quot;8 - 10&quot;;&quot;HS&quot;;IF([.E1133]=&quot;1 - 4&quot;;&quot;LP&quot;;IF([.E1133]=&quot;5 -7&quot;;&quot;UP&quot;;IF([.E1133]=&quot;1 - 5&quot;;&quot;LP, UP&quot;;IF([.E1133]=&quot;5 - 10&quot;;&quot;UP, HS&quot;;IF([.E1133]=&quot;1 - 7&quot;;&quot;LP, UP&quot;;IF([.E1133]=&quot;1 -10&quot;;&quot;LP, UP, HS&quot;;IF([.E1133]=&quot;1 - 12&quot;;&quot;LP, UP, HS, HSS&quot;;IF([.E1133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Perambra</text:p>
          </table:table-cell>
          <table:table-cell table:number-columns-repeated="1016"/>
        </table:table-row>
        <table:table-row table:style-name="ro3">
          <table:table-cell table:style-name="ce17" office:value-type="float" office:value="1133" calcext:value-type="float">
            <text:p>1133</text:p>
          </table:table-cell>
          <table:table-cell table:style-name="ce17" office:value-type="float" office:value="47623" calcext:value-type="float">
            <text:p>47623</text:p>
          </table:table-cell>
          <table:table-cell table:style-name="ce17" office:value-type="string" calcext:value-type="string">
            <text:p>PERAMBRA EAST AM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134]=&quot;11 - 12&quot;;&quot;HSS&quot;;IF([.E1134]=&quot;8 - 12&quot;;&quot;HS, HSS&quot;;IF([.E1134]=&quot;8 - 10&quot;;&quot;HS&quot;;IF([.E1134]=&quot;1 - 4&quot;;&quot;LP&quot;;IF([.E1134]=&quot;5 -7&quot;;&quot;UP&quot;;IF([.E1134]=&quot;1 - 5&quot;;&quot;LP, UP&quot;;IF([.E1134]=&quot;5 - 10&quot;;&quot;UP, HS&quot;;IF([.E1134]=&quot;1 - 7&quot;;&quot;LP, UP&quot;;IF([.E1134]=&quot;1 -10&quot;;&quot;LP, UP, HS&quot;;IF([.E1134]=&quot;1 - 12&quot;;&quot;LP, UP, HS, HSS&quot;;IF([.E1134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Perambra</text:p>
          </table:table-cell>
          <table:table-cell table:number-columns-repeated="1016"/>
        </table:table-row>
        <table:table-row table:style-name="ro3">
          <table:table-cell table:style-name="ce17" office:value-type="float" office:value="1134" calcext:value-type="float">
            <text:p>1134</text:p>
          </table:table-cell>
          <table:table-cell table:style-name="ce17" office:value-type="float" office:value="47624" calcext:value-type="float">
            <text:p>47624</text:p>
          </table:table-cell>
          <table:table-cell table:style-name="ce17" office:value-type="string" calcext:value-type="string">
            <text:p>KALLOOR KOOTHALI AM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135]=&quot;11 - 12&quot;;&quot;HSS&quot;;IF([.E1135]=&quot;8 - 12&quot;;&quot;HS, HSS&quot;;IF([.E1135]=&quot;8 - 10&quot;;&quot;HS&quot;;IF([.E1135]=&quot;1 - 4&quot;;&quot;LP&quot;;IF([.E1135]=&quot;5 -7&quot;;&quot;UP&quot;;IF([.E1135]=&quot;1 - 5&quot;;&quot;LP, UP&quot;;IF([.E1135]=&quot;5 - 10&quot;;&quot;UP, HS&quot;;IF([.E1135]=&quot;1 - 7&quot;;&quot;LP, UP&quot;;IF([.E1135]=&quot;1 -10&quot;;&quot;LP, UP, HS&quot;;IF([.E1135]=&quot;1 - 12&quot;;&quot;LP, UP, HS, HSS&quot;;IF([.E1135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Perambra</text:p>
          </table:table-cell>
          <table:table-cell table:number-columns-repeated="1016"/>
        </table:table-row>
        <table:table-row table:style-name="ro3">
          <table:table-cell table:style-name="ce17" office:value-type="float" office:value="1135" calcext:value-type="float">
            <text:p>1135</text:p>
          </table:table-cell>
          <table:table-cell table:style-name="ce17" office:value-type="float" office:value="47627" calcext:value-type="float">
            <text:p>47627</text:p>
          </table:table-cell>
          <table:table-cell table:style-name="ce17" office:value-type="string" calcext:value-type="string">
            <text:p>KV ALPS CHERUKKAD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136]=&quot;11 - 12&quot;;&quot;HSS&quot;;IF([.E1136]=&quot;8 - 12&quot;;&quot;HS, HSS&quot;;IF([.E1136]=&quot;8 - 10&quot;;&quot;HS&quot;;IF([.E1136]=&quot;1 - 4&quot;;&quot;LP&quot;;IF([.E1136]=&quot;5 -7&quot;;&quot;UP&quot;;IF([.E1136]=&quot;1 - 5&quot;;&quot;LP, UP&quot;;IF([.E1136]=&quot;5 - 10&quot;;&quot;UP, HS&quot;;IF([.E1136]=&quot;1 - 7&quot;;&quot;LP, UP&quot;;IF([.E1136]=&quot;1 -10&quot;;&quot;LP, UP, HS&quot;;IF([.E1136]=&quot;1 - 12&quot;;&quot;LP, UP, HS, HSS&quot;;IF([.E1136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Perambra</text:p>
          </table:table-cell>
          <table:table-cell table:number-columns-repeated="1016"/>
        </table:table-row>
        <table:table-row table:style-name="ro3">
          <table:table-cell table:style-name="ce17" office:value-type="float" office:value="1136" calcext:value-type="float">
            <text:p>1136</text:p>
          </table:table-cell>
          <table:table-cell table:style-name="ce17" office:value-type="float" office:value="47633" calcext:value-type="float">
            <text:p>47633</text:p>
          </table:table-cell>
          <table:table-cell table:style-name="ce17" office:value-type="string" calcext:value-type="string">
            <text:p>KAVIL AMLPS <text:s/>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137]=&quot;11 - 12&quot;;&quot;HSS&quot;;IF([.E1137]=&quot;8 - 12&quot;;&quot;HS, HSS&quot;;IF([.E1137]=&quot;8 - 10&quot;;&quot;HS&quot;;IF([.E1137]=&quot;1 - 4&quot;;&quot;LP&quot;;IF([.E1137]=&quot;5 -7&quot;;&quot;UP&quot;;IF([.E1137]=&quot;1 - 5&quot;;&quot;LP, UP&quot;;IF([.E1137]=&quot;5 - 10&quot;;&quot;UP, HS&quot;;IF([.E1137]=&quot;1 - 7&quot;;&quot;LP, UP&quot;;IF([.E1137]=&quot;1 -10&quot;;&quot;LP, UP, HS&quot;;IF([.E1137]=&quot;1 - 12&quot;;&quot;LP, UP, HS, HSS&quot;;IF([.E1137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Perambra</text:p>
          </table:table-cell>
          <table:table-cell table:number-columns-repeated="1016"/>
        </table:table-row>
        <table:table-row table:style-name="ro3">
          <table:table-cell table:style-name="ce17" office:value-type="float" office:value="1137" calcext:value-type="float">
            <text:p>1137</text:p>
          </table:table-cell>
          <table:table-cell table:style-name="ce17" office:value-type="float" office:value="47634" calcext:value-type="float">
            <text:p>47634</text:p>
          </table:table-cell>
          <table:table-cell table:style-name="ce17" office:value-type="string" calcext:value-type="string">
            <text:p>AVITANALLUR A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138]=&quot;11 - 12&quot;;&quot;HSS&quot;;IF([.E1138]=&quot;8 - 12&quot;;&quot;HS, HSS&quot;;IF([.E1138]=&quot;8 - 10&quot;;&quot;HS&quot;;IF([.E1138]=&quot;1 - 4&quot;;&quot;LP&quot;;IF([.E1138]=&quot;5 -7&quot;;&quot;UP&quot;;IF([.E1138]=&quot;1 - 5&quot;;&quot;LP, UP&quot;;IF([.E1138]=&quot;5 - 10&quot;;&quot;UP, HS&quot;;IF([.E1138]=&quot;1 - 7&quot;;&quot;LP, UP&quot;;IF([.E1138]=&quot;1 -10&quot;;&quot;LP, UP, HS&quot;;IF([.E1138]=&quot;1 - 12&quot;;&quot;LP, UP, HS, HSS&quot;;IF([.E1138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Perambra</text:p>
          </table:table-cell>
          <table:table-cell table:number-columns-repeated="1016"/>
        </table:table-row>
        <table:table-row table:style-name="ro3">
          <table:table-cell table:style-name="ce17" office:value-type="float" office:value="1138" calcext:value-type="float">
            <text:p>1138</text:p>
          </table:table-cell>
          <table:table-cell table:style-name="ce17" office:value-type="float" office:value="47635" calcext:value-type="float">
            <text:p>47635</text:p>
          </table:table-cell>
          <table:table-cell table:style-name="ce17" office:value-type="string" calcext:value-type="string">
            <text:p>PALOLI AM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139]=&quot;11 - 12&quot;;&quot;HSS&quot;;IF([.E1139]=&quot;8 - 12&quot;;&quot;HS, HSS&quot;;IF([.E1139]=&quot;8 - 10&quot;;&quot;HS&quot;;IF([.E1139]=&quot;1 - 4&quot;;&quot;LP&quot;;IF([.E1139]=&quot;5 -7&quot;;&quot;UP&quot;;IF([.E1139]=&quot;1 - 5&quot;;&quot;LP, UP&quot;;IF([.E1139]=&quot;5 - 10&quot;;&quot;UP, HS&quot;;IF([.E1139]=&quot;1 - 7&quot;;&quot;LP, UP&quot;;IF([.E1139]=&quot;1 -10&quot;;&quot;LP, UP, HS&quot;;IF([.E1139]=&quot;1 - 12&quot;;&quot;LP, UP, HS, HSS&quot;;IF([.E1139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Perambra</text:p>
          </table:table-cell>
          <table:table-cell table:number-columns-repeated="1016"/>
        </table:table-row>
        <table:table-row table:style-name="ro3">
          <table:table-cell table:style-name="ce17" office:value-type="float" office:value="1139" calcext:value-type="float">
            <text:p>1139</text:p>
          </table:table-cell>
          <table:table-cell table:style-name="ce17" office:value-type="float" office:value="47636" calcext:value-type="float">
            <text:p>47636</text:p>
          </table:table-cell>
          <table:table-cell table:style-name="ce17" office:value-type="string" calcext:value-type="string">
            <text:p>POONATH MC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140]=&quot;11 - 12&quot;;&quot;HSS&quot;;IF([.E1140]=&quot;8 - 12&quot;;&quot;HS, HSS&quot;;IF([.E1140]=&quot;8 - 10&quot;;&quot;HS&quot;;IF([.E1140]=&quot;1 - 4&quot;;&quot;LP&quot;;IF([.E1140]=&quot;5 -7&quot;;&quot;UP&quot;;IF([.E1140]=&quot;1 - 5&quot;;&quot;LP, UP&quot;;IF([.E1140]=&quot;5 - 10&quot;;&quot;UP, HS&quot;;IF([.E1140]=&quot;1 - 7&quot;;&quot;LP, UP&quot;;IF([.E1140]=&quot;1 -10&quot;;&quot;LP, UP, HS&quot;;IF([.E1140]=&quot;1 - 12&quot;;&quot;LP, UP, HS, HSS&quot;;IF([.E1140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Perambra</text:p>
          </table:table-cell>
          <table:table-cell table:number-columns-repeated="1016"/>
        </table:table-row>
        <table:table-row table:style-name="ro3">
          <table:table-cell table:style-name="ce17" office:value-type="float" office:value="1140" calcext:value-type="float">
            <text:p>1140</text:p>
          </table:table-cell>
          <table:table-cell table:style-name="ce17" office:value-type="float" office:value="47637" calcext:value-type="float">
            <text:p>47637</text:p>
          </table:table-cell>
          <table:table-cell table:style-name="ce17" office:value-type="string" calcext:value-type="string">
            <text:p>THIRUVODE A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141]=&quot;11 - 12&quot;;&quot;HSS&quot;;IF([.E1141]=&quot;8 - 12&quot;;&quot;HS, HSS&quot;;IF([.E1141]=&quot;8 - 10&quot;;&quot;HS&quot;;IF([.E1141]=&quot;1 - 4&quot;;&quot;LP&quot;;IF([.E1141]=&quot;5 -7&quot;;&quot;UP&quot;;IF([.E1141]=&quot;1 - 5&quot;;&quot;LP, UP&quot;;IF([.E1141]=&quot;5 - 10&quot;;&quot;UP, HS&quot;;IF([.E1141]=&quot;1 - 7&quot;;&quot;LP, UP&quot;;IF([.E1141]=&quot;1 -10&quot;;&quot;LP, UP, HS&quot;;IF([.E1141]=&quot;1 - 12&quot;;&quot;LP, UP, HS, HSS&quot;;IF([.E1141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Perambra</text:p>
          </table:table-cell>
          <table:table-cell table:number-columns-repeated="1016"/>
        </table:table-row>
        <table:table-row table:style-name="ro3">
          <table:table-cell table:style-name="ce17" office:value-type="float" office:value="1141" calcext:value-type="float">
            <text:p>1141</text:p>
          </table:table-cell>
          <table:table-cell table:style-name="ce17" office:value-type="float" office:value="47638" calcext:value-type="float">
            <text:p>47638</text:p>
          </table:table-cell>
          <table:table-cell table:style-name="ce17" office:value-type="string" calcext:value-type="string">
            <text:p>AMLPS CHENOLI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142]=&quot;11 - 12&quot;;&quot;HSS&quot;;IF([.E1142]=&quot;8 - 12&quot;;&quot;HS, HSS&quot;;IF([.E1142]=&quot;8 - 10&quot;;&quot;HS&quot;;IF([.E1142]=&quot;1 - 4&quot;;&quot;LP&quot;;IF([.E1142]=&quot;5 -7&quot;;&quot;UP&quot;;IF([.E1142]=&quot;1 - 5&quot;;&quot;LP, UP&quot;;IF([.E1142]=&quot;5 - 10&quot;;&quot;UP, HS&quot;;IF([.E1142]=&quot;1 - 7&quot;;&quot;LP, UP&quot;;IF([.E1142]=&quot;1 -10&quot;;&quot;LP, UP, HS&quot;;IF([.E1142]=&quot;1 - 12&quot;;&quot;LP, UP, HS, HSS&quot;;IF([.E1142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Perambra</text:p>
          </table:table-cell>
          <table:table-cell table:number-columns-repeated="1016"/>
        </table:table-row>
        <table:table-row table:style-name="ro3">
          <table:table-cell table:style-name="ce17" office:value-type="float" office:value="1142" calcext:value-type="float">
            <text:p>1142</text:p>
          </table:table-cell>
          <table:table-cell table:style-name="ce17" office:value-type="float" office:value="47639" calcext:value-type="float">
            <text:p>47639</text:p>
          </table:table-cell>
          <table:table-cell table:style-name="ce17" office:value-type="string" calcext:value-type="string">
            <text:p>ST MARY'S LPS KALLANODE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143]=&quot;11 - 12&quot;;&quot;HSS&quot;;IF([.E1143]=&quot;8 - 12&quot;;&quot;HS, HSS&quot;;IF([.E1143]=&quot;8 - 10&quot;;&quot;HS&quot;;IF([.E1143]=&quot;1 - 4&quot;;&quot;LP&quot;;IF([.E1143]=&quot;5 -7&quot;;&quot;UP&quot;;IF([.E1143]=&quot;1 - 5&quot;;&quot;LP, UP&quot;;IF([.E1143]=&quot;5 - 10&quot;;&quot;UP, HS&quot;;IF([.E1143]=&quot;1 - 7&quot;;&quot;LP, UP&quot;;IF([.E1143]=&quot;1 -10&quot;;&quot;LP, UP, HS&quot;;IF([.E1143]=&quot;1 - 12&quot;;&quot;LP, UP, HS, HSS&quot;;IF([.E1143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Perambra</text:p>
          </table:table-cell>
          <table:table-cell table:number-columns-repeated="1016"/>
        </table:table-row>
        <table:table-row table:style-name="ro3">
          <table:table-cell table:style-name="ce17" office:value-type="float" office:value="1143" calcext:value-type="float">
            <text:p>1143</text:p>
          </table:table-cell>
          <table:table-cell table:style-name="ce17" office:value-type="float" office:value="47641" calcext:value-type="float">
            <text:p>47641</text:p>
          </table:table-cell>
          <table:table-cell table:style-name="ce17" office:value-type="string" calcext:value-type="string">
            <text:p>ELANKAMAL AM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144]=&quot;11 - 12&quot;;&quot;HSS&quot;;IF([.E1144]=&quot;8 - 12&quot;;&quot;HS, HSS&quot;;IF([.E1144]=&quot;8 - 10&quot;;&quot;HS&quot;;IF([.E1144]=&quot;1 - 4&quot;;&quot;LP&quot;;IF([.E1144]=&quot;5 -7&quot;;&quot;UP&quot;;IF([.E1144]=&quot;1 - 5&quot;;&quot;LP, UP&quot;;IF([.E1144]=&quot;5 - 10&quot;;&quot;UP, HS&quot;;IF([.E1144]=&quot;1 - 7&quot;;&quot;LP, UP&quot;;IF([.E1144]=&quot;1 -10&quot;;&quot;LP, UP, HS&quot;;IF([.E1144]=&quot;1 - 12&quot;;&quot;LP, UP, HS, HSS&quot;;IF([.E1144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Perambra</text:p>
          </table:table-cell>
          <table:table-cell table:number-columns-repeated="1016"/>
        </table:table-row>
        <table:table-row table:style-name="ro3">
          <table:table-cell table:style-name="ce17" office:value-type="float" office:value="1144" calcext:value-type="float">
            <text:p>1144</text:p>
          </table:table-cell>
          <table:table-cell table:style-name="ce17" office:value-type="float" office:value="47642" calcext:value-type="float">
            <text:p>47642</text:p>
          </table:table-cell>
          <table:table-cell table:style-name="ce17" office:value-type="string" calcext:value-type="string">
            <text:p>MANNANKAV A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145]=&quot;11 - 12&quot;;&quot;HSS&quot;;IF([.E1145]=&quot;8 - 12&quot;;&quot;HS, HSS&quot;;IF([.E1145]=&quot;8 - 10&quot;;&quot;HS&quot;;IF([.E1145]=&quot;1 - 4&quot;;&quot;LP&quot;;IF([.E1145]=&quot;5 -7&quot;;&quot;UP&quot;;IF([.E1145]=&quot;1 - 5&quot;;&quot;LP, UP&quot;;IF([.E1145]=&quot;5 - 10&quot;;&quot;UP, HS&quot;;IF([.E1145]=&quot;1 - 7&quot;;&quot;LP, UP&quot;;IF([.E1145]=&quot;1 -10&quot;;&quot;LP, UP, HS&quot;;IF([.E1145]=&quot;1 - 12&quot;;&quot;LP, UP, HS, HSS&quot;;IF([.E1145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Perambra</text:p>
          </table:table-cell>
          <table:table-cell table:number-columns-repeated="1016"/>
        </table:table-row>
        <table:table-row table:style-name="ro3">
          <table:table-cell table:style-name="ce17" office:value-type="float" office:value="1145" calcext:value-type="float">
            <text:p>1145</text:p>
          </table:table-cell>
          <table:table-cell table:style-name="ce17" office:value-type="float" office:value="47644" calcext:value-type="float">
            <text:p>47644</text:p>
          </table:table-cell>
          <table:table-cell table:style-name="ce17" office:value-type="string" calcext:value-type="string">
            <text:p>MOOLAD AM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146]=&quot;11 - 12&quot;;&quot;HSS&quot;;IF([.E1146]=&quot;8 - 12&quot;;&quot;HS, HSS&quot;;IF([.E1146]=&quot;8 - 10&quot;;&quot;HS&quot;;IF([.E1146]=&quot;1 - 4&quot;;&quot;LP&quot;;IF([.E1146]=&quot;5 -7&quot;;&quot;UP&quot;;IF([.E1146]=&quot;1 - 5&quot;;&quot;LP, UP&quot;;IF([.E1146]=&quot;5 - 10&quot;;&quot;UP, HS&quot;;IF([.E1146]=&quot;1 - 7&quot;;&quot;LP, UP&quot;;IF([.E1146]=&quot;1 -10&quot;;&quot;LP, UP, HS&quot;;IF([.E1146]=&quot;1 - 12&quot;;&quot;LP, UP, HS, HSS&quot;;IF([.E1146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Perambra</text:p>
          </table:table-cell>
          <table:table-cell table:number-columns-repeated="1016"/>
        </table:table-row>
        <table:table-row table:style-name="ro3">
          <table:table-cell table:style-name="ce17" office:value-type="float" office:value="1146" calcext:value-type="float">
            <text:p>1146</text:p>
          </table:table-cell>
          <table:table-cell table:style-name="ce17" office:value-type="float" office:value="47645" calcext:value-type="float">
            <text:p>47645</text:p>
          </table:table-cell>
          <table:table-cell table:style-name="ce17" office:value-type="string" calcext:value-type="string">
            <text:p>MOOLAD HINDU AL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5</text:p>
          </table:table-cell>
          <table:table-cell table:style-name="ce17" table:formula="of:=IF([.E1147]=&quot;11 - 12&quot;;&quot;HSS&quot;;IF([.E1147]=&quot;8 - 12&quot;;&quot;HS, HSS&quot;;IF([.E1147]=&quot;8 - 10&quot;;&quot;HS&quot;;IF([.E1147]=&quot;1 - 4&quot;;&quot;LP&quot;;IF([.E1147]=&quot;5 -7&quot;;&quot;UP&quot;;IF([.E1147]=&quot;1 - 5&quot;;&quot;LP, UP&quot;;IF([.E1147]=&quot;5 - 10&quot;;&quot;UP, HS&quot;;IF([.E1147]=&quot;1 - 7&quot;;&quot;LP, UP&quot;;IF([.E1147]=&quot;1 -10&quot;;&quot;LP, UP, HS&quot;;IF([.E1147]=&quot;1 - 12&quot;;&quot;LP, UP, HS, HSS&quot;;IF([.E1147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Perambra</text:p>
          </table:table-cell>
          <table:table-cell table:number-columns-repeated="1016"/>
        </table:table-row>
        <table:table-row table:style-name="ro3">
          <table:table-cell table:style-name="ce17" office:value-type="float" office:value="1147" calcext:value-type="float">
            <text:p>1147</text:p>
          </table:table-cell>
          <table:table-cell table:style-name="ce17" office:value-type="float" office:value="47646" calcext:value-type="float">
            <text:p>47646</text:p>
          </table:table-cell>
          <table:table-cell table:style-name="ce17" office:value-type="string" calcext:value-type="string">
            <text:p>ST.ANTONY'S LPS CHAKKITTAPARA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5</text:p>
          </table:table-cell>
          <table:table-cell table:style-name="ce17" table:formula="of:=IF([.E1148]=&quot;11 - 12&quot;;&quot;HSS&quot;;IF([.E1148]=&quot;8 - 12&quot;;&quot;HS, HSS&quot;;IF([.E1148]=&quot;8 - 10&quot;;&quot;HS&quot;;IF([.E1148]=&quot;1 - 4&quot;;&quot;LP&quot;;IF([.E1148]=&quot;5 -7&quot;;&quot;UP&quot;;IF([.E1148]=&quot;1 - 5&quot;;&quot;LP, UP&quot;;IF([.E1148]=&quot;5 - 10&quot;;&quot;UP, HS&quot;;IF([.E1148]=&quot;1 - 7&quot;;&quot;LP, UP&quot;;IF([.E1148]=&quot;1 -10&quot;;&quot;LP, UP, HS&quot;;IF([.E1148]=&quot;1 - 12&quot;;&quot;LP, UP, HS, HSS&quot;;IF([.E1148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Perambra</text:p>
          </table:table-cell>
          <table:table-cell table:number-columns-repeated="1016"/>
        </table:table-row>
        <table:table-row table:style-name="ro3">
          <table:table-cell table:style-name="ce17" office:value-type="float" office:value="1148" calcext:value-type="float">
            <text:p>1148</text:p>
          </table:table-cell>
          <table:table-cell table:style-name="ce17" office:value-type="float" office:value="47647" calcext:value-type="float">
            <text:p>47647</text:p>
          </table:table-cell>
          <table:table-cell table:style-name="ce17" office:value-type="string" calcext:value-type="string">
            <text:p>AUPS KAVUMTHARA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1149]=&quot;11 - 12&quot;;&quot;HSS&quot;;IF([.E1149]=&quot;8 - 12&quot;;&quot;HS, HSS&quot;;IF([.E1149]=&quot;8 - 10&quot;;&quot;HS&quot;;IF([.E1149]=&quot;1 - 4&quot;;&quot;LP&quot;;IF([.E1149]=&quot;5 -7&quot;;&quot;UP&quot;;IF([.E1149]=&quot;1 - 5&quot;;&quot;LP, UP&quot;;IF([.E1149]=&quot;5 - 10&quot;;&quot;UP, HS&quot;;IF([.E1149]=&quot;1 - 7&quot;;&quot;LP, UP&quot;;IF([.E1149]=&quot;1 -10&quot;;&quot;LP, UP, HS&quot;;IF([.E1149]=&quot;1 - 12&quot;;&quot;LP, UP, HS, HSS&quot;;IF([.E1149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Perambra</text:p>
          </table:table-cell>
          <table:table-cell table:number-columns-repeated="1016"/>
        </table:table-row>
        <table:table-row table:style-name="ro3">
          <table:table-cell table:style-name="ce17" office:value-type="float" office:value="1149" calcext:value-type="float">
            <text:p>1149</text:p>
          </table:table-cell>
          <table:table-cell table:style-name="ce17" office:value-type="float" office:value="47648" calcext:value-type="float">
            <text:p>47648</text:p>
          </table:table-cell>
          <table:table-cell table:style-name="ce17" office:value-type="string" calcext:value-type="string">
            <text:p>ST THOMAS UPS KOORACHUNDU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1150]=&quot;11 - 12&quot;;&quot;HSS&quot;;IF([.E1150]=&quot;8 - 12&quot;;&quot;HS, HSS&quot;;IF([.E1150]=&quot;8 - 10&quot;;&quot;HS&quot;;IF([.E1150]=&quot;1 - 4&quot;;&quot;LP&quot;;IF([.E1150]=&quot;5 -7&quot;;&quot;UP&quot;;IF([.E1150]=&quot;1 - 5&quot;;&quot;LP, UP&quot;;IF([.E1150]=&quot;5 - 10&quot;;&quot;UP, HS&quot;;IF([.E1150]=&quot;1 - 7&quot;;&quot;LP, UP&quot;;IF([.E1150]=&quot;1 -10&quot;;&quot;LP, UP, HS&quot;;IF([.E1150]=&quot;1 - 12&quot;;&quot;LP, UP, HS, HSS&quot;;IF([.E1150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Perambra</text:p>
          </table:table-cell>
          <table:table-cell table:number-columns-repeated="1016"/>
        </table:table-row>
        <table:table-row table:style-name="ro3">
          <table:table-cell table:style-name="ce17" office:value-type="float" office:value="1150" calcext:value-type="float">
            <text:p>1150</text:p>
          </table:table-cell>
          <table:table-cell table:style-name="ce17" office:value-type="float" office:value="47649" calcext:value-type="float">
            <text:p>47649</text:p>
          </table:table-cell>
          <table:table-cell table:style-name="ce17" office:value-type="string" calcext:value-type="string">
            <text:p>NADUVANNUR SOUTH AMU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1151]=&quot;11 - 12&quot;;&quot;HSS&quot;;IF([.E1151]=&quot;8 - 12&quot;;&quot;HS, HSS&quot;;IF([.E1151]=&quot;8 - 10&quot;;&quot;HS&quot;;IF([.E1151]=&quot;1 - 4&quot;;&quot;LP&quot;;IF([.E1151]=&quot;5 -7&quot;;&quot;UP&quot;;IF([.E1151]=&quot;1 - 5&quot;;&quot;LP, UP&quot;;IF([.E1151]=&quot;5 - 10&quot;;&quot;UP, HS&quot;;IF([.E1151]=&quot;1 - 7&quot;;&quot;LP, UP&quot;;IF([.E1151]=&quot;1 -10&quot;;&quot;LP, UP, HS&quot;;IF([.E1151]=&quot;1 - 12&quot;;&quot;LP, UP, HS, HSS&quot;;IF([.E1151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Perambra</text:p>
          </table:table-cell>
          <table:table-cell table:number-columns-repeated="1016"/>
        </table:table-row>
        <table:table-row table:style-name="ro3">
          <table:table-cell table:style-name="ce17" office:value-type="float" office:value="1151" calcext:value-type="float">
            <text:p>1151</text:p>
          </table:table-cell>
          <table:table-cell table:style-name="ce17" office:value-type="float" office:value="47652" calcext:value-type="float">
            <text:p>47652</text:p>
          </table:table-cell>
          <table:table-cell table:style-name="ce17" office:value-type="string" calcext:value-type="string">
            <text:p>NIRMALA UPS KATTULLAMALA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1152]=&quot;11 - 12&quot;;&quot;HSS&quot;;IF([.E1152]=&quot;8 - 12&quot;;&quot;HS, HSS&quot;;IF([.E1152]=&quot;8 - 10&quot;;&quot;HS&quot;;IF([.E1152]=&quot;1 - 4&quot;;&quot;LP&quot;;IF([.E1152]=&quot;5 -7&quot;;&quot;UP&quot;;IF([.E1152]=&quot;1 - 5&quot;;&quot;LP, UP&quot;;IF([.E1152]=&quot;5 - 10&quot;;&quot;UP, HS&quot;;IF([.E1152]=&quot;1 - 7&quot;;&quot;LP, UP&quot;;IF([.E1152]=&quot;1 -10&quot;;&quot;LP, UP, HS&quot;;IF([.E1152]=&quot;1 - 12&quot;;&quot;LP, UP, HS, HSS&quot;;IF([.E1152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Perambra</text:p>
          </table:table-cell>
          <table:table-cell table:number-columns-repeated="1016"/>
        </table:table-row>
        <table:table-row table:style-name="ro3">
          <table:table-cell table:style-name="ce17" office:value-type="float" office:value="1152" calcext:value-type="float">
            <text:p>1152</text:p>
          </table:table-cell>
          <table:table-cell table:style-name="ce17" office:value-type="float" office:value="47653" calcext:value-type="float">
            <text:p>47653</text:p>
          </table:table-cell>
          <table:table-cell table:style-name="ce17" office:value-type="string" calcext:value-type="string">
            <text:p>KOTTUR AU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1153]=&quot;11 - 12&quot;;&quot;HSS&quot;;IF([.E1153]=&quot;8 - 12&quot;;&quot;HS, HSS&quot;;IF([.E1153]=&quot;8 - 10&quot;;&quot;HS&quot;;IF([.E1153]=&quot;1 - 4&quot;;&quot;LP&quot;;IF([.E1153]=&quot;5 -7&quot;;&quot;UP&quot;;IF([.E1153]=&quot;1 - 5&quot;;&quot;LP, UP&quot;;IF([.E1153]=&quot;5 - 10&quot;;&quot;UP, HS&quot;;IF([.E1153]=&quot;1 - 7&quot;;&quot;LP, UP&quot;;IF([.E1153]=&quot;1 -10&quot;;&quot;LP, UP, HS&quot;;IF([.E1153]=&quot;1 - 12&quot;;&quot;LP, UP, HS, HSS&quot;;IF([.E1153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Perambra</text:p>
          </table:table-cell>
          <table:table-cell table:number-columns-repeated="1016"/>
        </table:table-row>
        <table:table-row table:style-name="ro3">
          <table:table-cell table:style-name="ce17" office:value-type="float" office:value="1153" calcext:value-type="float">
            <text:p>1153</text:p>
          </table:table-cell>
          <table:table-cell table:style-name="ce17" office:value-type="float" office:value="47654" calcext:value-type="float">
            <text:p>47654</text:p>
          </table:table-cell>
          <table:table-cell table:style-name="ce17" office:value-type="string" calcext:value-type="string">
            <text:p>NARAYAMKULAM AU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1154]=&quot;11 - 12&quot;;&quot;HSS&quot;;IF([.E1154]=&quot;8 - 12&quot;;&quot;HS, HSS&quot;;IF([.E1154]=&quot;8 - 10&quot;;&quot;HS&quot;;IF([.E1154]=&quot;1 - 4&quot;;&quot;LP&quot;;IF([.E1154]=&quot;5 -7&quot;;&quot;UP&quot;;IF([.E1154]=&quot;1 - 5&quot;;&quot;LP, UP&quot;;IF([.E1154]=&quot;5 - 10&quot;;&quot;UP, HS&quot;;IF([.E1154]=&quot;1 - 7&quot;;&quot;LP, UP&quot;;IF([.E1154]=&quot;1 -10&quot;;&quot;LP, UP, HS&quot;;IF([.E1154]=&quot;1 - 12&quot;;&quot;LP, UP, HS, HSS&quot;;IF([.E1154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Perambra</text:p>
          </table:table-cell>
          <table:table-cell table:number-columns-repeated="1016"/>
        </table:table-row>
        <table:table-row table:style-name="ro3">
          <table:table-cell table:style-name="ce17" office:value-type="float" office:value="1154" calcext:value-type="float">
            <text:p>1154</text:p>
          </table:table-cell>
          <table:table-cell table:style-name="ce17" office:value-type="float" office:value="47655" calcext:value-type="float">
            <text:p>47655</text:p>
          </table:table-cell>
          <table:table-cell table:style-name="ce17" office:value-type="string" calcext:value-type="string">
            <text:p>VAKAYAD AU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1155]=&quot;11 - 12&quot;;&quot;HSS&quot;;IF([.E1155]=&quot;8 - 12&quot;;&quot;HS, HSS&quot;;IF([.E1155]=&quot;8 - 10&quot;;&quot;HS&quot;;IF([.E1155]=&quot;1 - 4&quot;;&quot;LP&quot;;IF([.E1155]=&quot;5 -7&quot;;&quot;UP&quot;;IF([.E1155]=&quot;1 - 5&quot;;&quot;LP, UP&quot;;IF([.E1155]=&quot;5 - 10&quot;;&quot;UP, HS&quot;;IF([.E1155]=&quot;1 - 7&quot;;&quot;LP, UP&quot;;IF([.E1155]=&quot;1 -10&quot;;&quot;LP, UP, HS&quot;;IF([.E1155]=&quot;1 - 12&quot;;&quot;LP, UP, HS, HSS&quot;;IF([.E1155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Perambra</text:p>
          </table:table-cell>
          <table:table-cell table:number-columns-repeated="1016"/>
        </table:table-row>
        <table:table-row table:style-name="ro3">
          <table:table-cell table:style-name="ce17" office:value-type="float" office:value="1155" calcext:value-type="float">
            <text:p>1155</text:p>
          </table:table-cell>
          <table:table-cell table:style-name="ce17" office:value-type="float" office:value="47656" calcext:value-type="float">
            <text:p>47656</text:p>
          </table:table-cell>
          <table:table-cell table:style-name="ce17" office:value-type="string" calcext:value-type="string">
            <text:p>POONATH NELLISSERY AU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1156]=&quot;11 - 12&quot;;&quot;HSS&quot;;IF([.E1156]=&quot;8 - 12&quot;;&quot;HS, HSS&quot;;IF([.E1156]=&quot;8 - 10&quot;;&quot;HS&quot;;IF([.E1156]=&quot;1 - 4&quot;;&quot;LP&quot;;IF([.E1156]=&quot;5 -7&quot;;&quot;UP&quot;;IF([.E1156]=&quot;1 - 5&quot;;&quot;LP, UP&quot;;IF([.E1156]=&quot;5 - 10&quot;;&quot;UP, HS&quot;;IF([.E1156]=&quot;1 - 7&quot;;&quot;LP, UP&quot;;IF([.E1156]=&quot;1 -10&quot;;&quot;LP, UP, HS&quot;;IF([.E1156]=&quot;1 - 12&quot;;&quot;LP, UP, HS, HSS&quot;;IF([.E1156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Perambra</text:p>
          </table:table-cell>
          <table:table-cell table:number-columns-repeated="1016"/>
        </table:table-row>
        <table:table-row table:style-name="ro3">
          <table:table-cell table:style-name="ce17" office:value-type="float" office:value="1156" calcext:value-type="float">
            <text:p>1156</text:p>
          </table:table-cell>
          <table:table-cell table:style-name="ce17" office:value-type="float" office:value="47658" calcext:value-type="float">
            <text:p>47658</text:p>
          </table:table-cell>
          <table:table-cell table:style-name="ce17" office:value-type="string" calcext:value-type="string">
            <text:p>MATTANODE AU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1157]=&quot;11 - 12&quot;;&quot;HSS&quot;;IF([.E1157]=&quot;8 - 12&quot;;&quot;HS, HSS&quot;;IF([.E1157]=&quot;8 - 10&quot;;&quot;HS&quot;;IF([.E1157]=&quot;1 - 4&quot;;&quot;LP&quot;;IF([.E1157]=&quot;5 -7&quot;;&quot;UP&quot;;IF([.E1157]=&quot;1 - 5&quot;;&quot;LP, UP&quot;;IF([.E1157]=&quot;5 - 10&quot;;&quot;UP, HS&quot;;IF([.E1157]=&quot;1 - 7&quot;;&quot;LP, UP&quot;;IF([.E1157]=&quot;1 -10&quot;;&quot;LP, UP, HS&quot;;IF([.E1157]=&quot;1 - 12&quot;;&quot;LP, UP, HS, HSS&quot;;IF([.E1157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Perambra</text:p>
          </table:table-cell>
          <table:table-cell table:number-columns-repeated="1016"/>
        </table:table-row>
        <table:table-row table:style-name="ro3">
          <table:table-cell table:style-name="ce17" office:value-type="float" office:value="1157" calcext:value-type="float">
            <text:p>1157</text:p>
          </table:table-cell>
          <table:table-cell table:style-name="ce17" office:value-type="float" office:value="47659" calcext:value-type="float">
            <text:p>47659</text:p>
          </table:table-cell>
          <table:table-cell table:style-name="ce17" office:value-type="string" calcext:value-type="string">
            <text:p>PERAMBRA WEST AU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1158]=&quot;11 - 12&quot;;&quot;HSS&quot;;IF([.E1158]=&quot;8 - 12&quot;;&quot;HS, HSS&quot;;IF([.E1158]=&quot;8 - 10&quot;;&quot;HS&quot;;IF([.E1158]=&quot;1 - 4&quot;;&quot;LP&quot;;IF([.E1158]=&quot;5 -7&quot;;&quot;UP&quot;;IF([.E1158]=&quot;1 - 5&quot;;&quot;LP, UP&quot;;IF([.E1158]=&quot;5 - 10&quot;;&quot;UP, HS&quot;;IF([.E1158]=&quot;1 - 7&quot;;&quot;LP, UP&quot;;IF([.E1158]=&quot;1 -10&quot;;&quot;LP, UP, HS&quot;;IF([.E1158]=&quot;1 - 12&quot;;&quot;LP, UP, HS, HSS&quot;;IF([.E1158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Perambra</text:p>
          </table:table-cell>
          <table:table-cell table:number-columns-repeated="1016"/>
        </table:table-row>
        <table:table-row table:style-name="ro3">
          <table:table-cell table:style-name="ce17" office:value-type="float" office:value="1158" calcext:value-type="float">
            <text:p>1158</text:p>
          </table:table-cell>
          <table:table-cell table:style-name="ce17" office:value-type="float" office:value="47660" calcext:value-type="float">
            <text:p>47660</text:p>
          </table:table-cell>
          <table:table-cell table:style-name="ce17" office:value-type="string" calcext:value-type="string">
            <text:p>KOOTHALI AU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1159]=&quot;11 - 12&quot;;&quot;HSS&quot;;IF([.E1159]=&quot;8 - 12&quot;;&quot;HS, HSS&quot;;IF([.E1159]=&quot;8 - 10&quot;;&quot;HS&quot;;IF([.E1159]=&quot;1 - 4&quot;;&quot;LP&quot;;IF([.E1159]=&quot;5 -7&quot;;&quot;UP&quot;;IF([.E1159]=&quot;1 - 5&quot;;&quot;LP, UP&quot;;IF([.E1159]=&quot;5 - 10&quot;;&quot;UP, HS&quot;;IF([.E1159]=&quot;1 - 7&quot;;&quot;LP, UP&quot;;IF([.E1159]=&quot;1 -10&quot;;&quot;LP, UP, HS&quot;;IF([.E1159]=&quot;1 - 12&quot;;&quot;LP, UP, HS, HSS&quot;;IF([.E1159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Perambra</text:p>
          </table:table-cell>
          <table:table-cell table:number-columns-repeated="1016"/>
        </table:table-row>
        <table:table-row table:style-name="ro3">
          <table:table-cell table:style-name="ce17" office:value-type="float" office:value="1159" calcext:value-type="float">
            <text:p>1159</text:p>
          </table:table-cell>
          <table:table-cell table:style-name="ce17" office:value-type="float" office:value="47662" calcext:value-type="float">
            <text:p>47662</text:p>
          </table:table-cell>
          <table:table-cell table:style-name="ce17" office:value-type="string" calcext:value-type="string">
            <text:p>AUPS VELLIYOOR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1160]=&quot;11 - 12&quot;;&quot;HSS&quot;;IF([.E1160]=&quot;8 - 12&quot;;&quot;HS, HSS&quot;;IF([.E1160]=&quot;8 - 10&quot;;&quot;HS&quot;;IF([.E1160]=&quot;1 - 4&quot;;&quot;LP&quot;;IF([.E1160]=&quot;5 -7&quot;;&quot;UP&quot;;IF([.E1160]=&quot;1 - 5&quot;;&quot;LP, UP&quot;;IF([.E1160]=&quot;5 - 10&quot;;&quot;UP, HS&quot;;IF([.E1160]=&quot;1 - 7&quot;;&quot;LP, UP&quot;;IF([.E1160]=&quot;1 -10&quot;;&quot;LP, UP, HS&quot;;IF([.E1160]=&quot;1 - 12&quot;;&quot;LP, UP, HS, HSS&quot;;IF([.E1160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Perambra</text:p>
          </table:table-cell>
          <table:table-cell table:number-columns-repeated="1016"/>
        </table:table-row>
        <table:table-row table:style-name="ro3">
          <table:table-cell table:style-name="ce17" office:value-type="float" office:value="1160" calcext:value-type="float">
            <text:p>1160</text:p>
          </table:table-cell>
          <table:table-cell table:style-name="ce17" office:value-type="float" office:value="47664" calcext:value-type="float">
            <text:p>47664</text:p>
          </table:table-cell>
          <table:table-cell table:style-name="ce17" office:value-type="string" calcext:value-type="string">
            <text:p>VALIACODE AU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1161]=&quot;11 - 12&quot;;&quot;HSS&quot;;IF([.E1161]=&quot;8 - 12&quot;;&quot;HS, HSS&quot;;IF([.E1161]=&quot;8 - 10&quot;;&quot;HS&quot;;IF([.E1161]=&quot;1 - 4&quot;;&quot;LP&quot;;IF([.E1161]=&quot;5 -7&quot;;&quot;UP&quot;;IF([.E1161]=&quot;1 - 5&quot;;&quot;LP, UP&quot;;IF([.E1161]=&quot;5 - 10&quot;;&quot;UP, HS&quot;;IF([.E1161]=&quot;1 - 7&quot;;&quot;LP, UP&quot;;IF([.E1161]=&quot;1 -10&quot;;&quot;LP, UP, HS&quot;;IF([.E1161]=&quot;1 - 12&quot;;&quot;LP, UP, HS, HSS&quot;;IF([.E1161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Perambra</text:p>
          </table:table-cell>
          <table:table-cell table:number-columns-repeated="1016"/>
        </table:table-row>
        <table:table-row table:style-name="ro3">
          <table:table-cell table:style-name="ce17" office:value-type="float" office:value="1161" calcext:value-type="float">
            <text:p>1161</text:p>
          </table:table-cell>
          <table:table-cell table:style-name="ce17" office:value-type="float" office:value="47665" calcext:value-type="float">
            <text:p>47665</text:p>
          </table:table-cell>
          <table:table-cell table:style-name="ce17" office:value-type="string" calcext:value-type="string">
            <text:p>KALPATHUR AUPS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1162]=&quot;11 - 12&quot;;&quot;HSS&quot;;IF([.E1162]=&quot;8 - 12&quot;;&quot;HS, HSS&quot;;IF([.E1162]=&quot;8 - 10&quot;;&quot;HS&quot;;IF([.E1162]=&quot;1 - 4&quot;;&quot;LP&quot;;IF([.E1162]=&quot;5 -7&quot;;&quot;UP&quot;;IF([.E1162]=&quot;1 - 5&quot;;&quot;LP, UP&quot;;IF([.E1162]=&quot;5 - 10&quot;;&quot;UP, HS&quot;;IF([.E1162]=&quot;1 - 7&quot;;&quot;LP, UP&quot;;IF([.E1162]=&quot;1 -10&quot;;&quot;LP, UP, HS&quot;;IF([.E1162]=&quot;1 - 12&quot;;&quot;LP, UP, HS, HSS&quot;;IF([.E1162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Perambra</text:p>
          </table:table-cell>
          <table:table-cell table:number-columns-repeated="1016"/>
        </table:table-row>
        <table:table-row table:style-name="ro3">
          <table:table-cell table:style-name="ce17" office:value-type="float" office:value="1162" calcext:value-type="float">
            <text:p>1162</text:p>
          </table:table-cell>
          <table:table-cell table:style-name="ce17" office:value-type="float" office:value="47667" calcext:value-type="float">
            <text:p>47667</text:p>
          </table:table-cell>
          <table:table-cell table:style-name="ce17" office:value-type="string" calcext:value-type="string">
            <text:p>ST. JOSEPH'S AUPS CHEMPANODA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1163]=&quot;11 - 12&quot;;&quot;HSS&quot;;IF([.E1163]=&quot;8 - 12&quot;;&quot;HS, HSS&quot;;IF([.E1163]=&quot;8 - 10&quot;;&quot;HS&quot;;IF([.E1163]=&quot;1 - 4&quot;;&quot;LP&quot;;IF([.E1163]=&quot;5 -7&quot;;&quot;UP&quot;;IF([.E1163]=&quot;1 - 5&quot;;&quot;LP, UP&quot;;IF([.E1163]=&quot;5 - 10&quot;;&quot;UP, HS&quot;;IF([.E1163]=&quot;1 - 7&quot;;&quot;LP, UP&quot;;IF([.E1163]=&quot;1 -10&quot;;&quot;LP, UP, HS&quot;;IF([.E1163]=&quot;1 - 12&quot;;&quot;LP, UP, HS, HSS&quot;;IF([.E1163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Perambra</text:p>
          </table:table-cell>
          <table:table-cell table:number-columns-repeated="1016"/>
        </table:table-row>
        <table:table-row table:style-name="ro3">
          <table:table-cell table:style-name="ce17" office:value-type="float" office:value="1163" calcext:value-type="float">
            <text:p>1163</text:p>
          </table:table-cell>
          <table:table-cell table:style-name="ce17" office:value-type="float" office:value="47668" calcext:value-type="float">
            <text:p>47668</text:p>
          </table:table-cell>
          <table:table-cell table:style-name="ce17" office:value-type="string" calcext:value-type="string">
            <text:p>FATHIMA AUPS PERUVANNAMUZHI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1164]=&quot;11 - 12&quot;;&quot;HSS&quot;;IF([.E1164]=&quot;8 - 12&quot;;&quot;HS, HSS&quot;;IF([.E1164]=&quot;8 - 10&quot;;&quot;HS&quot;;IF([.E1164]=&quot;1 - 4&quot;;&quot;LP&quot;;IF([.E1164]=&quot;5 -7&quot;;&quot;UP&quot;;IF([.E1164]=&quot;1 - 5&quot;;&quot;LP, UP&quot;;IF([.E1164]=&quot;5 - 10&quot;;&quot;UP, HS&quot;;IF([.E1164]=&quot;1 - 7&quot;;&quot;LP, UP&quot;;IF([.E1164]=&quot;1 -10&quot;;&quot;LP, UP, HS&quot;;IF([.E1164]=&quot;1 - 12&quot;;&quot;LP, UP, HS, HSS&quot;;IF([.E1164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Perambra</text:p>
          </table:table-cell>
          <table:table-cell table:number-columns-repeated="1016"/>
        </table:table-row>
        <table:table-row table:style-name="ro3">
          <table:table-cell table:style-name="ce17" office:value-type="float" office:value="1164" calcext:value-type="float">
            <text:p>1164</text:p>
          </table:table-cell>
          <table:table-cell table:style-name="ce17" office:value-type="float" office:value="47669" calcext:value-type="float">
            <text:p>47669</text:p>
          </table:table-cell>
          <table:table-cell table:style-name="ce17" office:value-type="string" calcext:value-type="string">
            <text:p>ICUPS POOZHITHODE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1165]=&quot;11 - 12&quot;;&quot;HSS&quot;;IF([.E1165]=&quot;8 - 12&quot;;&quot;HS, HSS&quot;;IF([.E1165]=&quot;8 - 10&quot;;&quot;HS&quot;;IF([.E1165]=&quot;1 - 4&quot;;&quot;LP&quot;;IF([.E1165]=&quot;5 -7&quot;;&quot;UP&quot;;IF([.E1165]=&quot;1 - 5&quot;;&quot;LP, UP&quot;;IF([.E1165]=&quot;5 - 10&quot;;&quot;UP, HS&quot;;IF([.E1165]=&quot;1 - 7&quot;;&quot;LP, UP&quot;;IF([.E1165]=&quot;1 -10&quot;;&quot;LP, UP, HS&quot;;IF([.E1165]=&quot;1 - 12&quot;;&quot;LP, UP, HS, HSS&quot;;IF([.E1165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Perambra</text:p>
          </table:table-cell>
          <table:table-cell table:number-columns-repeated="1016"/>
        </table:table-row>
        <table:table-row table:style-name="ro3">
          <table:table-cell table:style-name="ce17" office:value-type="float" office:value="1165" calcext:value-type="float">
            <text:p>1165</text:p>
          </table:table-cell>
          <table:table-cell table:style-name="ce17" office:value-type="float" office:value="47671" calcext:value-type="float">
            <text:p>47671</text:p>
          </table:table-cell>
          <table:table-cell table:style-name="ce17" office:value-type="string" calcext:value-type="string">
            <text:p>NARAYANAVILASAM AUPS ERAVATTUR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1166]=&quot;11 - 12&quot;;&quot;HSS&quot;;IF([.E1166]=&quot;8 - 12&quot;;&quot;HS, HSS&quot;;IF([.E1166]=&quot;8 - 10&quot;;&quot;HS&quot;;IF([.E1166]=&quot;1 - 4&quot;;&quot;LP&quot;;IF([.E1166]=&quot;5 -7&quot;;&quot;UP&quot;;IF([.E1166]=&quot;1 - 5&quot;;&quot;LP, UP&quot;;IF([.E1166]=&quot;5 - 10&quot;;&quot;UP, HS&quot;;IF([.E1166]=&quot;1 - 7&quot;;&quot;LP, UP&quot;;IF([.E1166]=&quot;1 -10&quot;;&quot;LP, UP, HS&quot;;IF([.E1166]=&quot;1 - 12&quot;;&quot;LP, UP, HS, HSS&quot;;IF([.E1166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Perambra</text:p>
          </table:table-cell>
          <table:table-cell table:number-columns-repeated="1016"/>
        </table:table-row>
        <table:table-row table:style-name="ro3">
          <table:table-cell table:style-name="ce17" office:value-type="float" office:value="1166" calcext:value-type="float">
            <text:p>1166</text:p>
          </table:table-cell>
          <table:table-cell table:style-name="ce17" office:value-type="float" office:value="47672" calcext:value-type="float">
            <text:p>47672</text:p>
          </table:table-cell>
          <table:table-cell table:style-name="ce17" office:value-type="string" calcext:value-type="string">
            <text:p>BRINDAVANAM AUPS MENHANNIAM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1167]=&quot;11 - 12&quot;;&quot;HSS&quot;;IF([.E1167]=&quot;8 - 12&quot;;&quot;HS, HSS&quot;;IF([.E1167]=&quot;8 - 10&quot;;&quot;HS&quot;;IF([.E1167]=&quot;1 - 4&quot;;&quot;LP&quot;;IF([.E1167]=&quot;5 -7&quot;;&quot;UP&quot;;IF([.E1167]=&quot;1 - 5&quot;;&quot;LP, UP&quot;;IF([.E1167]=&quot;5 - 10&quot;;&quot;UP, HS&quot;;IF([.E1167]=&quot;1 - 7&quot;;&quot;LP, UP&quot;;IF([.E1167]=&quot;1 -10&quot;;&quot;LP, UP, HS&quot;;IF([.E1167]=&quot;1 - 12&quot;;&quot;LP, UP, HS, HSS&quot;;IF([.E1167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Perambra</text:p>
          </table:table-cell>
          <table:table-cell table:number-columns-repeated="1016"/>
        </table:table-row>
        <table:table-row table:style-name="ro3">
          <table:table-cell table:style-name="ce17" office:value-type="float" office:value="1167" calcext:value-type="float">
            <text:p>1167</text:p>
          </table:table-cell>
          <table:table-cell table:style-name="ce17" office:value-type="float" office:value="47673" calcext:value-type="float">
            <text:p>47673</text:p>
          </table:table-cell>
          <table:table-cell table:style-name="ce17" office:value-type="string" calcext:value-type="string">
            <text:p>AUPS PERAMBRA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1168]=&quot;11 - 12&quot;;&quot;HSS&quot;;IF([.E1168]=&quot;8 - 12&quot;;&quot;HS, HSS&quot;;IF([.E1168]=&quot;8 - 10&quot;;&quot;HS&quot;;IF([.E1168]=&quot;1 - 4&quot;;&quot;LP&quot;;IF([.E1168]=&quot;5 -7&quot;;&quot;UP&quot;;IF([.E1168]=&quot;1 - 5&quot;;&quot;LP, UP&quot;;IF([.E1168]=&quot;5 - 10&quot;;&quot;UP, HS&quot;;IF([.E1168]=&quot;1 - 7&quot;;&quot;LP, UP&quot;;IF([.E1168]=&quot;1 -10&quot;;&quot;LP, UP, HS&quot;;IF([.E1168]=&quot;1 - 12&quot;;&quot;LP, UP, HS, HSS&quot;;IF([.E1168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Perambra</text:p>
          </table:table-cell>
          <table:table-cell table:number-columns-repeated="1016"/>
        </table:table-row>
        <table:table-row table:style-name="ro3">
          <table:table-cell table:style-name="ce17" office:value-type="float" office:value="1168" calcext:value-type="float">
            <text:p>1168</text:p>
          </table:table-cell>
          <table:table-cell table:style-name="ce17" office:value-type="float" office:value="47120" calcext:value-type="float">
            <text:p>47120</text:p>
          </table:table-cell>
          <table:table-cell table:style-name="ce17" office:value-type="string" calcext:value-type="string">
            <text:p>St. FRANCIS English MediumHigh School Perambra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1 -10</text:p>
          </table:table-cell>
          <table:table-cell table:style-name="ce17" table:formula="of:=IF([.E1169]=&quot;11 - 12&quot;;&quot;HSS&quot;;IF([.E1169]=&quot;8 - 12&quot;;&quot;HS, HSS&quot;;IF([.E1169]=&quot;8 - 10&quot;;&quot;HS&quot;;IF([.E1169]=&quot;1 - 4&quot;;&quot;LP&quot;;IF([.E1169]=&quot;5 -7&quot;;&quot;UP&quot;;IF([.E1169]=&quot;1 - 5&quot;;&quot;LP, UP&quot;;IF([.E1169]=&quot;5 - 10&quot;;&quot;UP, HS&quot;;IF([.E1169]=&quot;1 - 7&quot;;&quot;LP, UP&quot;;IF([.E1169]=&quot;1 -10&quot;;&quot;LP, UP, HS&quot;;IF([.E1169]=&quot;1 - 12&quot;;&quot;LP, UP, HS, HSS&quot;;IF([.E1169]=&quot;5 - 12&quot;;&quot;UP, HS, HSS&quot;;&quot;&quot;)))))))))))" office:value-type="string" office:string-value="LP, UP, HS" calcext:value-type="string">
            <text:p>LP, UP, HS</text:p>
          </table:table-cell>
          <table:table-cell office:value-type="string" calcext:value-type="string">
            <text:p>Perambra</text:p>
          </table:table-cell>
          <table:table-cell table:number-columns-repeated="1016"/>
        </table:table-row>
        <table:table-row table:style-name="ro3">
          <table:table-cell table:style-name="ce17" office:value-type="float" office:value="1169" calcext:value-type="float">
            <text:p>1169</text:p>
          </table:table-cell>
          <table:table-cell table:style-name="ce17" office:value-type="float" office:value="47124" calcext:value-type="float">
            <text:p>47124</text:p>
          </table:table-cell>
          <table:table-cell table:style-name="ce17" office:value-type="string" calcext:value-type="string">
            <text:p>BUDS SCHOOL PERAMBRA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5 - 10</text:p>
          </table:table-cell>
          <table:table-cell table:style-name="ce17" table:formula="of:=IF([.E1170]=&quot;11 - 12&quot;;&quot;HSS&quot;;IF([.E1170]=&quot;8 - 12&quot;;&quot;HS, HSS&quot;;IF([.E1170]=&quot;8 - 10&quot;;&quot;HS&quot;;IF([.E1170]=&quot;1 - 4&quot;;&quot;LP&quot;;IF([.E1170]=&quot;5 -7&quot;;&quot;UP&quot;;IF([.E1170]=&quot;1 - 5&quot;;&quot;LP, UP&quot;;IF([.E1170]=&quot;5 - 10&quot;;&quot;UP, HS&quot;;IF([.E1170]=&quot;1 - 7&quot;;&quot;LP, UP&quot;;IF([.E1170]=&quot;1 -10&quot;;&quot;LP, UP, HS&quot;;IF([.E1170]=&quot;1 - 12&quot;;&quot;LP, UP, HS, HSS&quot;;IF([.E1170]=&quot;5 - 12&quot;;&quot;UP, HS, HSS&quot;;&quot;&quot;)))))))))))" office:value-type="string" office:string-value="UP, HS" calcext:value-type="string">
            <text:p>UP, HS</text:p>
          </table:table-cell>
          <table:table-cell office:value-type="string" calcext:value-type="string">
            <text:p>Perambra</text:p>
          </table:table-cell>
          <table:table-cell table:number-columns-repeated="1016"/>
        </table:table-row>
        <table:table-row table:style-name="ro3">
          <table:table-cell table:style-name="ce17" office:value-type="float" office:value="1170" calcext:value-type="float">
            <text:p>1170</text:p>
          </table:table-cell>
          <table:table-cell table:style-name="ce17" office:value-type="float" office:value="47064" calcext:value-type="float">
            <text:p>47064</text:p>
          </table:table-cell>
          <table:table-cell table:style-name="ce17" office:value-type="string" calcext:value-type="string">
            <text:p>GHSS KODUVALLY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5 - 12</text:p>
          </table:table-cell>
          <table:table-cell table:style-name="ce17" table:formula="of:=IF([.E1171]=&quot;11 - 12&quot;;&quot;HSS&quot;;IF([.E1171]=&quot;8 - 12&quot;;&quot;HS, HSS&quot;;IF([.E1171]=&quot;8 - 10&quot;;&quot;HS&quot;;IF([.E1171]=&quot;1 - 4&quot;;&quot;LP&quot;;IF([.E1171]=&quot;5 -7&quot;;&quot;UP&quot;;IF([.E1171]=&quot;1 - 5&quot;;&quot;LP, UP&quot;;IF([.E1171]=&quot;5 - 10&quot;;&quot;UP, HS&quot;;IF([.E1171]=&quot;1 - 7&quot;;&quot;LP, UP&quot;;IF([.E1171]=&quot;1 -10&quot;;&quot;LP, UP, HS&quot;;IF([.E1171]=&quot;1 - 12&quot;;&quot;LP, UP, HS, HSS&quot;;IF([.E1171]=&quot;5 - 12&quot;;&quot;UP, HS, HSS&quot;;&quot;&quot;)))))))))))" office:value-type="string" office:string-value="UP, HS, HSS" calcext:value-type="string">
            <text:p>UP, HS, HSS</text:p>
          </table:table-cell>
          <table:table-cell office:value-type="string" calcext:value-type="string">
            <text:p>Koduvally</text:p>
          </table:table-cell>
          <table:table-cell table:number-columns-repeated="1016"/>
        </table:table-row>
        <table:table-row table:style-name="ro3">
          <table:table-cell table:style-name="ce17" office:value-type="float" office:value="1171" calcext:value-type="float">
            <text:p>1171</text:p>
          </table:table-cell>
          <table:table-cell table:style-name="ce17" office:value-type="float" office:value="47094" calcext:value-type="float">
            <text:p>47094</text:p>
          </table:table-cell>
          <table:table-cell table:style-name="ce17" office:value-type="string" calcext:value-type="string">
            <text:p>GOVT. H S S NARIKUNNI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8 - 12</text:p>
          </table:table-cell>
          <table:table-cell table:style-name="ce17" table:formula="of:=IF([.E1172]=&quot;11 - 12&quot;;&quot;HSS&quot;;IF([.E1172]=&quot;8 - 12&quot;;&quot;HS, HSS&quot;;IF([.E1172]=&quot;8 - 10&quot;;&quot;HS&quot;;IF([.E1172]=&quot;1 - 4&quot;;&quot;LP&quot;;IF([.E1172]=&quot;5 -7&quot;;&quot;UP&quot;;IF([.E1172]=&quot;1 - 5&quot;;&quot;LP, UP&quot;;IF([.E1172]=&quot;5 - 10&quot;;&quot;UP, HS&quot;;IF([.E1172]=&quot;1 - 7&quot;;&quot;LP, UP&quot;;IF([.E1172]=&quot;1 -10&quot;;&quot;LP, UP, HS&quot;;IF([.E1172]=&quot;1 - 12&quot;;&quot;LP, UP, HS, HSS&quot;;IF([.E1172]=&quot;5 - 12&quot;;&quot;UP, HS, HSS&quot;;&quot;&quot;)))))))))))" office:value-type="string" office:string-value="HS, HSS" calcext:value-type="string">
            <text:p>HS, HSS</text:p>
          </table:table-cell>
          <table:table-cell office:value-type="string" calcext:value-type="string">
            <text:p>Koduvally</text:p>
          </table:table-cell>
          <table:table-cell table:number-columns-repeated="1016"/>
        </table:table-row>
        <table:table-row table:style-name="ro3">
          <table:table-cell table:style-name="ce17" office:value-type="float" office:value="1172" calcext:value-type="float">
            <text:p>1172</text:p>
          </table:table-cell>
          <table:table-cell table:style-name="ce17" office:value-type="float" office:value="47096" calcext:value-type="float">
            <text:p>47096</text:p>
          </table:table-cell>
          <table:table-cell table:style-name="ce17" office:value-type="string" calcext:value-type="string">
            <text:p>GHSS PANNUR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12</text:p>
          </table:table-cell>
          <table:table-cell table:style-name="ce17" table:formula="of:=IF([.E1173]=&quot;11 - 12&quot;;&quot;HSS&quot;;IF([.E1173]=&quot;8 - 12&quot;;&quot;HS, HSS&quot;;IF([.E1173]=&quot;8 - 10&quot;;&quot;HS&quot;;IF([.E1173]=&quot;1 - 4&quot;;&quot;LP&quot;;IF([.E1173]=&quot;5 -7&quot;;&quot;UP&quot;;IF([.E1173]=&quot;1 - 5&quot;;&quot;LP, UP&quot;;IF([.E1173]=&quot;5 - 10&quot;;&quot;UP, HS&quot;;IF([.E1173]=&quot;1 - 7&quot;;&quot;LP, UP&quot;;IF([.E1173]=&quot;1 -10&quot;;&quot;LP, UP, HS&quot;;IF([.E1173]=&quot;1 - 12&quot;;&quot;LP, UP, HS, HSS&quot;;IF([.E1173]=&quot;5 - 12&quot;;&quot;UP, HS, HSS&quot;;&quot;&quot;)))))))))))" office:value-type="string" office:string-value="LP, UP, HS, HSS" calcext:value-type="string">
            <text:p>LP, UP, HS, HSS</text:p>
          </table:table-cell>
          <table:table-cell office:value-type="string" calcext:value-type="string">
            <text:p>Koduvally</text:p>
          </table:table-cell>
          <table:table-cell table:number-columns-repeated="1016"/>
        </table:table-row>
        <table:table-row table:style-name="ro3">
          <table:table-cell table:style-name="ce17" office:value-type="float" office:value="1173" calcext:value-type="float">
            <text:p>1173</text:p>
          </table:table-cell>
          <table:table-cell table:style-name="ce17" office:value-type="float" office:value="47103" calcext:value-type="float">
            <text:p>47103</text:p>
          </table:table-cell>
          <table:table-cell table:style-name="ce17" office:value-type="string" calcext:value-type="string">
            <text:p>G H S S KARUVANPOYIL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8 - 12</text:p>
          </table:table-cell>
          <table:table-cell table:style-name="ce17" table:formula="of:=IF([.E1174]=&quot;11 - 12&quot;;&quot;HSS&quot;;IF([.E1174]=&quot;8 - 12&quot;;&quot;HS, HSS&quot;;IF([.E1174]=&quot;8 - 10&quot;;&quot;HS&quot;;IF([.E1174]=&quot;1 - 4&quot;;&quot;LP&quot;;IF([.E1174]=&quot;5 -7&quot;;&quot;UP&quot;;IF([.E1174]=&quot;1 - 5&quot;;&quot;LP, UP&quot;;IF([.E1174]=&quot;5 - 10&quot;;&quot;UP, HS&quot;;IF([.E1174]=&quot;1 - 7&quot;;&quot;LP, UP&quot;;IF([.E1174]=&quot;1 -10&quot;;&quot;LP, UP, HS&quot;;IF([.E1174]=&quot;1 - 12&quot;;&quot;LP, UP, HS, HSS&quot;;IF([.E1174]=&quot;5 - 12&quot;;&quot;UP, HS, HSS&quot;;&quot;&quot;)))))))))))" office:value-type="string" office:string-value="HS, HSS" calcext:value-type="string">
            <text:p>HS, HSS</text:p>
          </table:table-cell>
          <table:table-cell office:value-type="string" calcext:value-type="string">
            <text:p>Koduvally</text:p>
          </table:table-cell>
          <table:table-cell table:number-columns-repeated="1016"/>
        </table:table-row>
        <table:table-row table:style-name="ro3">
          <table:table-cell table:style-name="ce17" office:value-type="float" office:value="1174" calcext:value-type="float">
            <text:p>1174</text:p>
          </table:table-cell>
          <table:table-cell table:style-name="ce17" office:value-type="float" office:value="47411" calcext:value-type="float">
            <text:p>47411</text:p>
          </table:table-cell>
          <table:table-cell table:style-name="ce17" office:value-type="string" calcext:value-type="string">
            <text:p>GMLPS KEDAYATHUR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175]=&quot;11 - 12&quot;;&quot;HSS&quot;;IF([.E1175]=&quot;8 - 12&quot;;&quot;HS, HSS&quot;;IF([.E1175]=&quot;8 - 10&quot;;&quot;HS&quot;;IF([.E1175]=&quot;1 - 4&quot;;&quot;LP&quot;;IF([.E1175]=&quot;5 -7&quot;;&quot;UP&quot;;IF([.E1175]=&quot;1 - 5&quot;;&quot;LP, UP&quot;;IF([.E1175]=&quot;5 - 10&quot;;&quot;UP, HS&quot;;IF([.E1175]=&quot;1 - 7&quot;;&quot;LP, UP&quot;;IF([.E1175]=&quot;1 -10&quot;;&quot;LP, UP, HS&quot;;IF([.E1175]=&quot;1 - 12&quot;;&quot;LP, UP, HS, HSS&quot;;IF([.E1175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duvally</text:p>
          </table:table-cell>
          <table:table-cell table:number-columns-repeated="1016"/>
        </table:table-row>
        <table:table-row table:style-name="ro3">
          <table:table-cell table:style-name="ce17" office:value-type="float" office:value="1175" calcext:value-type="float">
            <text:p>1175</text:p>
          </table:table-cell>
          <table:table-cell table:style-name="ce17" office:value-type="float" office:value="47422" calcext:value-type="float">
            <text:p>47422</text:p>
          </table:table-cell>
          <table:table-cell table:style-name="ce17" office:value-type="string" calcext:value-type="string">
            <text:p>GLPS NEDIYANAD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176]=&quot;11 - 12&quot;;&quot;HSS&quot;;IF([.E1176]=&quot;8 - 12&quot;;&quot;HS, HSS&quot;;IF([.E1176]=&quot;8 - 10&quot;;&quot;HS&quot;;IF([.E1176]=&quot;1 - 4&quot;;&quot;LP&quot;;IF([.E1176]=&quot;5 -7&quot;;&quot;UP&quot;;IF([.E1176]=&quot;1 - 5&quot;;&quot;LP, UP&quot;;IF([.E1176]=&quot;5 - 10&quot;;&quot;UP, HS&quot;;IF([.E1176]=&quot;1 - 7&quot;;&quot;LP, UP&quot;;IF([.E1176]=&quot;1 -10&quot;;&quot;LP, UP, HS&quot;;IF([.E1176]=&quot;1 - 12&quot;;&quot;LP, UP, HS, HSS&quot;;IF([.E1176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duvally</text:p>
          </table:table-cell>
          <table:table-cell table:number-columns-repeated="1016"/>
        </table:table-row>
        <table:table-row table:style-name="ro3">
          <table:table-cell table:style-name="ce17" office:value-type="float" office:value="1176" calcext:value-type="float">
            <text:p>1176</text:p>
          </table:table-cell>
          <table:table-cell table:style-name="ce17" office:value-type="float" office:value="47423" calcext:value-type="float">
            <text:p>47423</text:p>
          </table:table-cell>
          <table:table-cell table:style-name="ce17" office:value-type="string" calcext:value-type="string">
            <text:p>GLPS PANNIKOOTTUR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177]=&quot;11 - 12&quot;;&quot;HSS&quot;;IF([.E1177]=&quot;8 - 12&quot;;&quot;HS, HSS&quot;;IF([.E1177]=&quot;8 - 10&quot;;&quot;HS&quot;;IF([.E1177]=&quot;1 - 4&quot;;&quot;LP&quot;;IF([.E1177]=&quot;5 -7&quot;;&quot;UP&quot;;IF([.E1177]=&quot;1 - 5&quot;;&quot;LP, UP&quot;;IF([.E1177]=&quot;5 - 10&quot;;&quot;UP, HS&quot;;IF([.E1177]=&quot;1 - 7&quot;;&quot;LP, UP&quot;;IF([.E1177]=&quot;1 -10&quot;;&quot;LP, UP, HS&quot;;IF([.E1177]=&quot;1 - 12&quot;;&quot;LP, UP, HS, HSS&quot;;IF([.E1177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duvally</text:p>
          </table:table-cell>
          <table:table-cell table:number-columns-repeated="1016"/>
        </table:table-row>
        <table:table-row table:style-name="ro3">
          <table:table-cell table:style-name="ce17" office:value-type="float" office:value="1177" calcext:value-type="float">
            <text:p>1177</text:p>
          </table:table-cell>
          <table:table-cell table:style-name="ce17" office:value-type="float" office:value="47424" calcext:value-type="float">
            <text:p>47424</text:p>
          </table:table-cell>
          <table:table-cell table:style-name="ce17" office:value-type="string" calcext:value-type="string">
            <text:p>GMLPS NEDIYANAD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178]=&quot;11 - 12&quot;;&quot;HSS&quot;;IF([.E1178]=&quot;8 - 12&quot;;&quot;HS, HSS&quot;;IF([.E1178]=&quot;8 - 10&quot;;&quot;HS&quot;;IF([.E1178]=&quot;1 - 4&quot;;&quot;LP&quot;;IF([.E1178]=&quot;5 -7&quot;;&quot;UP&quot;;IF([.E1178]=&quot;1 - 5&quot;;&quot;LP, UP&quot;;IF([.E1178]=&quot;5 - 10&quot;;&quot;UP, HS&quot;;IF([.E1178]=&quot;1 - 7&quot;;&quot;LP, UP&quot;;IF([.E1178]=&quot;1 -10&quot;;&quot;LP, UP, HS&quot;;IF([.E1178]=&quot;1 - 12&quot;;&quot;LP, UP, HS, HSS&quot;;IF([.E1178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duvally</text:p>
          </table:table-cell>
          <table:table-cell table:number-columns-repeated="1016"/>
        </table:table-row>
        <table:table-row table:style-name="ro3">
          <table:table-cell table:style-name="ce17" office:value-type="float" office:value="1178" calcext:value-type="float">
            <text:p>1178</text:p>
          </table:table-cell>
          <table:table-cell table:style-name="ce17" office:value-type="float" office:value="47425" calcext:value-type="float">
            <text:p>47425</text:p>
          </table:table-cell>
          <table:table-cell table:style-name="ce17" office:value-type="string" calcext:value-type="string">
            <text:p>GMLPS PARANNUR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179]=&quot;11 - 12&quot;;&quot;HSS&quot;;IF([.E1179]=&quot;8 - 12&quot;;&quot;HS, HSS&quot;;IF([.E1179]=&quot;8 - 10&quot;;&quot;HS&quot;;IF([.E1179]=&quot;1 - 4&quot;;&quot;LP&quot;;IF([.E1179]=&quot;5 -7&quot;;&quot;UP&quot;;IF([.E1179]=&quot;1 - 5&quot;;&quot;LP, UP&quot;;IF([.E1179]=&quot;5 - 10&quot;;&quot;UP, HS&quot;;IF([.E1179]=&quot;1 - 7&quot;;&quot;LP, UP&quot;;IF([.E1179]=&quot;1 -10&quot;;&quot;LP, UP, HS&quot;;IF([.E1179]=&quot;1 - 12&quot;;&quot;LP, UP, HS, HSS&quot;;IF([.E1179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duvally</text:p>
          </table:table-cell>
          <table:table-cell table:number-columns-repeated="1016"/>
        </table:table-row>
        <table:table-row table:style-name="ro3">
          <table:table-cell table:style-name="ce17" office:value-type="float" office:value="1179" calcext:value-type="float">
            <text:p>1179</text:p>
          </table:table-cell>
          <table:table-cell table:style-name="ce17" office:value-type="float" office:value="47426" calcext:value-type="float">
            <text:p>47426</text:p>
          </table:table-cell>
          <table:table-cell table:style-name="ce17" office:value-type="string" calcext:value-type="string">
            <text:p>GLPS NEDIYANAD WEST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180]=&quot;11 - 12&quot;;&quot;HSS&quot;;IF([.E1180]=&quot;8 - 12&quot;;&quot;HS, HSS&quot;;IF([.E1180]=&quot;8 - 10&quot;;&quot;HS&quot;;IF([.E1180]=&quot;1 - 4&quot;;&quot;LP&quot;;IF([.E1180]=&quot;5 -7&quot;;&quot;UP&quot;;IF([.E1180]=&quot;1 - 5&quot;;&quot;LP, UP&quot;;IF([.E1180]=&quot;5 - 10&quot;;&quot;UP, HS&quot;;IF([.E1180]=&quot;1 - 7&quot;;&quot;LP, UP&quot;;IF([.E1180]=&quot;1 -10&quot;;&quot;LP, UP, HS&quot;;IF([.E1180]=&quot;1 - 12&quot;;&quot;LP, UP, HS, HSS&quot;;IF([.E1180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duvally</text:p>
          </table:table-cell>
          <table:table-cell table:number-columns-repeated="1016"/>
        </table:table-row>
        <table:table-row table:style-name="ro3">
          <table:table-cell table:style-name="ce17" office:value-type="float" office:value="1180" calcext:value-type="float">
            <text:p>1180</text:p>
          </table:table-cell>
          <table:table-cell table:style-name="ce17" office:value-type="float" office:value="47437" calcext:value-type="float">
            <text:p>47437</text:p>
          </table:table-cell>
          <table:table-cell table:style-name="ce17" office:value-type="string" calcext:value-type="string">
            <text:p>GMLPS KALARANTHIRI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181]=&quot;11 - 12&quot;;&quot;HSS&quot;;IF([.E1181]=&quot;8 - 12&quot;;&quot;HS, HSS&quot;;IF([.E1181]=&quot;8 - 10&quot;;&quot;HS&quot;;IF([.E1181]=&quot;1 - 4&quot;;&quot;LP&quot;;IF([.E1181]=&quot;5 -7&quot;;&quot;UP&quot;;IF([.E1181]=&quot;1 - 5&quot;;&quot;LP, UP&quot;;IF([.E1181]=&quot;5 - 10&quot;;&quot;UP, HS&quot;;IF([.E1181]=&quot;1 - 7&quot;;&quot;LP, UP&quot;;IF([.E1181]=&quot;1 -10&quot;;&quot;LP, UP, HS&quot;;IF([.E1181]=&quot;1 - 12&quot;;&quot;LP, UP, HS, HSS&quot;;IF([.E1181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duvally</text:p>
          </table:table-cell>
          <table:table-cell table:number-columns-repeated="1016"/>
        </table:table-row>
        <table:table-row table:style-name="ro3">
          <table:table-cell table:style-name="ce17" office:value-type="float" office:value="1181" calcext:value-type="float">
            <text:p>1181</text:p>
          </table:table-cell>
          <table:table-cell table:style-name="ce17" office:value-type="float" office:value="47438" calcext:value-type="float">
            <text:p>47438</text:p>
          </table:table-cell>
          <table:table-cell table:style-name="ce17" office:value-type="string" calcext:value-type="string">
            <text:p>GMLPS VAVAD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182]=&quot;11 - 12&quot;;&quot;HSS&quot;;IF([.E1182]=&quot;8 - 12&quot;;&quot;HS, HSS&quot;;IF([.E1182]=&quot;8 - 10&quot;;&quot;HS&quot;;IF([.E1182]=&quot;1 - 4&quot;;&quot;LP&quot;;IF([.E1182]=&quot;5 -7&quot;;&quot;UP&quot;;IF([.E1182]=&quot;1 - 5&quot;;&quot;LP, UP&quot;;IF([.E1182]=&quot;5 - 10&quot;;&quot;UP, HS&quot;;IF([.E1182]=&quot;1 - 7&quot;;&quot;LP, UP&quot;;IF([.E1182]=&quot;1 -10&quot;;&quot;LP, UP, HS&quot;;IF([.E1182]=&quot;1 - 12&quot;;&quot;LP, UP, HS, HSS&quot;;IF([.E1182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duvally</text:p>
          </table:table-cell>
          <table:table-cell table:number-columns-repeated="1016"/>
        </table:table-row>
        <table:table-row table:style-name="ro3">
          <table:table-cell table:style-name="ce17" office:value-type="float" office:value="1182" calcext:value-type="float">
            <text:p>1182</text:p>
          </table:table-cell>
          <table:table-cell table:style-name="ce17" office:value-type="float" office:value="47439" calcext:value-type="float">
            <text:p>47439</text:p>
          </table:table-cell>
          <table:table-cell table:style-name="ce17" office:value-type="string" calcext:value-type="string">
            <text:p>GMLPS THALAPERUMANNA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183]=&quot;11 - 12&quot;;&quot;HSS&quot;;IF([.E1183]=&quot;8 - 12&quot;;&quot;HS, HSS&quot;;IF([.E1183]=&quot;8 - 10&quot;;&quot;HS&quot;;IF([.E1183]=&quot;1 - 4&quot;;&quot;LP&quot;;IF([.E1183]=&quot;5 -7&quot;;&quot;UP&quot;;IF([.E1183]=&quot;1 - 5&quot;;&quot;LP, UP&quot;;IF([.E1183]=&quot;5 - 10&quot;;&quot;UP, HS&quot;;IF([.E1183]=&quot;1 - 7&quot;;&quot;LP, UP&quot;;IF([.E1183]=&quot;1 -10&quot;;&quot;LP, UP, HS&quot;;IF([.E1183]=&quot;1 - 12&quot;;&quot;LP, UP, HS, HSS&quot;;IF([.E1183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duvally</text:p>
          </table:table-cell>
          <table:table-cell table:number-columns-repeated="1016"/>
        </table:table-row>
        <table:table-row table:style-name="ro3">
          <table:table-cell table:style-name="ce17" office:value-type="float" office:value="1183" calcext:value-type="float">
            <text:p>1183</text:p>
          </table:table-cell>
          <table:table-cell table:style-name="ce17" office:value-type="float" office:value="47440" calcext:value-type="float">
            <text:p>47440</text:p>
          </table:table-cell>
          <table:table-cell table:style-name="ce17" office:value-type="string" calcext:value-type="string">
            <text:p>GMLPS KODUVALLY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184]=&quot;11 - 12&quot;;&quot;HSS&quot;;IF([.E1184]=&quot;8 - 12&quot;;&quot;HS, HSS&quot;;IF([.E1184]=&quot;8 - 10&quot;;&quot;HS&quot;;IF([.E1184]=&quot;1 - 4&quot;;&quot;LP&quot;;IF([.E1184]=&quot;5 -7&quot;;&quot;UP&quot;;IF([.E1184]=&quot;1 - 5&quot;;&quot;LP, UP&quot;;IF([.E1184]=&quot;5 - 10&quot;;&quot;UP, HS&quot;;IF([.E1184]=&quot;1 - 7&quot;;&quot;LP, UP&quot;;IF([.E1184]=&quot;1 -10&quot;;&quot;LP, UP, HS&quot;;IF([.E1184]=&quot;1 - 12&quot;;&quot;LP, UP, HS, HSS&quot;;IF([.E1184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duvally</text:p>
          </table:table-cell>
          <table:table-cell table:number-columns-repeated="1016"/>
        </table:table-row>
        <table:table-row table:style-name="ro3">
          <table:table-cell table:style-name="ce17" office:value-type="float" office:value="1184" calcext:value-type="float">
            <text:p>1184</text:p>
          </table:table-cell>
          <table:table-cell table:style-name="ce17" office:value-type="float" office:value="47450" calcext:value-type="float">
            <text:p>47450</text:p>
          </table:table-cell>
          <table:table-cell table:style-name="ce17" office:value-type="string" calcext:value-type="string">
            <text:p>GLPS PAYAMBALASSERY.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185]=&quot;11 - 12&quot;;&quot;HSS&quot;;IF([.E1185]=&quot;8 - 12&quot;;&quot;HS, HSS&quot;;IF([.E1185]=&quot;8 - 10&quot;;&quot;HS&quot;;IF([.E1185]=&quot;1 - 4&quot;;&quot;LP&quot;;IF([.E1185]=&quot;5 -7&quot;;&quot;UP&quot;;IF([.E1185]=&quot;1 - 5&quot;;&quot;LP, UP&quot;;IF([.E1185]=&quot;5 - 10&quot;;&quot;UP, HS&quot;;IF([.E1185]=&quot;1 - 7&quot;;&quot;LP, UP&quot;;IF([.E1185]=&quot;1 -10&quot;;&quot;LP, UP, HS&quot;;IF([.E1185]=&quot;1 - 12&quot;;&quot;LP, UP, HS, HSS&quot;;IF([.E1185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duvally</text:p>
          </table:table-cell>
          <table:table-cell table:number-columns-repeated="1016"/>
        </table:table-row>
        <table:table-row table:style-name="ro3">
          <table:table-cell table:style-name="ce17" office:value-type="float" office:value="1185" calcext:value-type="float">
            <text:p>1185</text:p>
          </table:table-cell>
          <table:table-cell table:style-name="ce17" office:value-type="float" office:value="47453" calcext:value-type="float">
            <text:p>47453</text:p>
          </table:table-cell>
          <table:table-cell table:style-name="ce17" office:value-type="string" calcext:value-type="string">
            <text:p>GLPS KOODATHAI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186]=&quot;11 - 12&quot;;&quot;HSS&quot;;IF([.E1186]=&quot;8 - 12&quot;;&quot;HS, HSS&quot;;IF([.E1186]=&quot;8 - 10&quot;;&quot;HS&quot;;IF([.E1186]=&quot;1 - 4&quot;;&quot;LP&quot;;IF([.E1186]=&quot;5 -7&quot;;&quot;UP&quot;;IF([.E1186]=&quot;1 - 5&quot;;&quot;LP, UP&quot;;IF([.E1186]=&quot;5 - 10&quot;;&quot;UP, HS&quot;;IF([.E1186]=&quot;1 - 7&quot;;&quot;LP, UP&quot;;IF([.E1186]=&quot;1 -10&quot;;&quot;LP, UP, HS&quot;;IF([.E1186]=&quot;1 - 12&quot;;&quot;LP, UP, HS, HSS&quot;;IF([.E1186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duvally</text:p>
          </table:table-cell>
          <table:table-cell table:number-columns-repeated="1016"/>
        </table:table-row>
        <table:table-row table:style-name="ro3">
          <table:table-cell table:style-name="ce17" office:value-type="float" office:value="1186" calcext:value-type="float">
            <text:p>1186</text:p>
          </table:table-cell>
          <table:table-cell table:style-name="ce17" office:value-type="float" office:value="47454" calcext:value-type="float">
            <text:p>47454</text:p>
          </table:table-cell>
          <table:table-cell table:style-name="ce17" office:value-type="string" calcext:value-type="string">
            <text:p>GMLP AND UP SCHOOL VELIMANNA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1187]=&quot;11 - 12&quot;;&quot;HSS&quot;;IF([.E1187]=&quot;8 - 12&quot;;&quot;HS, HSS&quot;;IF([.E1187]=&quot;8 - 10&quot;;&quot;HS&quot;;IF([.E1187]=&quot;1 - 4&quot;;&quot;LP&quot;;IF([.E1187]=&quot;5 -7&quot;;&quot;UP&quot;;IF([.E1187]=&quot;1 - 5&quot;;&quot;LP, UP&quot;;IF([.E1187]=&quot;5 - 10&quot;;&quot;UP, HS&quot;;IF([.E1187]=&quot;1 - 7&quot;;&quot;LP, UP&quot;;IF([.E1187]=&quot;1 -10&quot;;&quot;LP, UP, HS&quot;;IF([.E1187]=&quot;1 - 12&quot;;&quot;LP, UP, HS, HSS&quot;;IF([.E1187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oduvally</text:p>
          </table:table-cell>
          <table:table-cell table:number-columns-repeated="1016"/>
        </table:table-row>
        <table:table-row table:style-name="ro3">
          <table:table-cell table:style-name="ce17" office:value-type="float" office:value="1187" calcext:value-type="float">
            <text:p>1187</text:p>
          </table:table-cell>
          <table:table-cell table:style-name="ce17" office:value-type="float" office:value="47461" calcext:value-type="float">
            <text:p>47461</text:p>
          </table:table-cell>
          <table:table-cell table:style-name="ce17" office:value-type="string" calcext:value-type="string">
            <text:p>GMUPS ELETTIL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1188]=&quot;11 - 12&quot;;&quot;HSS&quot;;IF([.E1188]=&quot;8 - 12&quot;;&quot;HS, HSS&quot;;IF([.E1188]=&quot;8 - 10&quot;;&quot;HS&quot;;IF([.E1188]=&quot;1 - 4&quot;;&quot;LP&quot;;IF([.E1188]=&quot;5 -7&quot;;&quot;UP&quot;;IF([.E1188]=&quot;1 - 5&quot;;&quot;LP, UP&quot;;IF([.E1188]=&quot;5 - 10&quot;;&quot;UP, HS&quot;;IF([.E1188]=&quot;1 - 7&quot;;&quot;LP, UP&quot;;IF([.E1188]=&quot;1 -10&quot;;&quot;LP, UP, HS&quot;;IF([.E1188]=&quot;1 - 12&quot;;&quot;LP, UP, HS, HSS&quot;;IF([.E1188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oduvally</text:p>
          </table:table-cell>
          <table:table-cell table:number-columns-repeated="1016"/>
        </table:table-row>
        <table:table-row table:style-name="ro3">
          <table:table-cell table:style-name="ce17" office:value-type="float" office:value="1188" calcext:value-type="float">
            <text:p>1188</text:p>
          </table:table-cell>
          <table:table-cell table:style-name="ce17" office:value-type="float" office:value="47463" calcext:value-type="float">
            <text:p>47463</text:p>
          </table:table-cell>
          <table:table-cell table:style-name="ce17" office:value-type="string" calcext:value-type="string">
            <text:p>GMUPS KARUVAMPOIL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1189]=&quot;11 - 12&quot;;&quot;HSS&quot;;IF([.E1189]=&quot;8 - 12&quot;;&quot;HS, HSS&quot;;IF([.E1189]=&quot;8 - 10&quot;;&quot;HS&quot;;IF([.E1189]=&quot;1 - 4&quot;;&quot;LP&quot;;IF([.E1189]=&quot;5 -7&quot;;&quot;UP&quot;;IF([.E1189]=&quot;1 - 5&quot;;&quot;LP, UP&quot;;IF([.E1189]=&quot;5 - 10&quot;;&quot;UP, HS&quot;;IF([.E1189]=&quot;1 - 7&quot;;&quot;LP, UP&quot;;IF([.E1189]=&quot;1 -10&quot;;&quot;LP, UP, HS&quot;;IF([.E1189]=&quot;1 - 12&quot;;&quot;LP, UP, HS, HSS&quot;;IF([.E1189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oduvally</text:p>
          </table:table-cell>
          <table:table-cell table:number-columns-repeated="1016"/>
        </table:table-row>
        <table:table-row table:style-name="ro3">
          <table:table-cell table:style-name="ce17" office:value-type="float" office:value="1189" calcext:value-type="float">
            <text:p>1189</text:p>
          </table:table-cell>
          <table:table-cell table:style-name="ce17" office:value-type="float" office:value="47464" calcext:value-type="float">
            <text:p>47464</text:p>
          </table:table-cell>
          <table:table-cell table:style-name="ce17" office:value-type="string" calcext:value-type="string">
            <text:p>GMUPS VENNAKKAD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1190]=&quot;11 - 12&quot;;&quot;HSS&quot;;IF([.E1190]=&quot;8 - 12&quot;;&quot;HS, HSS&quot;;IF([.E1190]=&quot;8 - 10&quot;;&quot;HS&quot;;IF([.E1190]=&quot;1 - 4&quot;;&quot;LP&quot;;IF([.E1190]=&quot;5 -7&quot;;&quot;UP&quot;;IF([.E1190]=&quot;1 - 5&quot;;&quot;LP, UP&quot;;IF([.E1190]=&quot;5 - 10&quot;;&quot;UP, HS&quot;;IF([.E1190]=&quot;1 - 7&quot;;&quot;LP, UP&quot;;IF([.E1190]=&quot;1 -10&quot;;&quot;LP, UP, HS&quot;;IF([.E1190]=&quot;1 - 12&quot;;&quot;LP, UP, HS, HSS&quot;;IF([.E1190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oduvally</text:p>
          </table:table-cell>
          <table:table-cell table:number-columns-repeated="1016"/>
        </table:table-row>
        <table:table-row table:style-name="ro3">
          <table:table-cell table:style-name="ce17" office:value-type="float" office:value="1190" calcext:value-type="float">
            <text:p>1190</text:p>
          </table:table-cell>
          <table:table-cell table:style-name="ce17" office:value-type="float" office:value="47483" calcext:value-type="float">
            <text:p>47483</text:p>
          </table:table-cell>
          <table:table-cell table:style-name="ce17" office:value-type="string" calcext:value-type="string">
            <text:p>GMUPS ARAMBRAM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1191]=&quot;11 - 12&quot;;&quot;HSS&quot;;IF([.E1191]=&quot;8 - 12&quot;;&quot;HS, HSS&quot;;IF([.E1191]=&quot;8 - 10&quot;;&quot;HS&quot;;IF([.E1191]=&quot;1 - 4&quot;;&quot;LP&quot;;IF([.E1191]=&quot;5 -7&quot;;&quot;UP&quot;;IF([.E1191]=&quot;1 - 5&quot;;&quot;LP, UP&quot;;IF([.E1191]=&quot;5 - 10&quot;;&quot;UP, HS&quot;;IF([.E1191]=&quot;1 - 7&quot;;&quot;LP, UP&quot;;IF([.E1191]=&quot;1 -10&quot;;&quot;LP, UP, HS&quot;;IF([.E1191]=&quot;1 - 12&quot;;&quot;LP, UP, HS, HSS&quot;;IF([.E1191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oduvally</text:p>
          </table:table-cell>
          <table:table-cell table:number-columns-repeated="1016"/>
        </table:table-row>
        <table:table-row table:style-name="ro3">
          <table:table-cell table:style-name="ce17" office:value-type="float" office:value="1191" calcext:value-type="float">
            <text:p>1191</text:p>
          </table:table-cell>
          <table:table-cell table:style-name="ce17" office:value-type="float" office:value="47484" calcext:value-type="float">
            <text:p>47484</text:p>
          </table:table-cell>
          <table:table-cell table:style-name="ce17" office:value-type="string" calcext:value-type="string">
            <text:p>GUPS PUTHUR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1192]=&quot;11 - 12&quot;;&quot;HSS&quot;;IF([.E1192]=&quot;8 - 12&quot;;&quot;HS, HSS&quot;;IF([.E1192]=&quot;8 - 10&quot;;&quot;HS&quot;;IF([.E1192]=&quot;1 - 4&quot;;&quot;LP&quot;;IF([.E1192]=&quot;5 -7&quot;;&quot;UP&quot;;IF([.E1192]=&quot;1 - 5&quot;;&quot;LP, UP&quot;;IF([.E1192]=&quot;5 - 10&quot;;&quot;UP, HS&quot;;IF([.E1192]=&quot;1 - 7&quot;;&quot;LP, UP&quot;;IF([.E1192]=&quot;1 -10&quot;;&quot;LP, UP, HS&quot;;IF([.E1192]=&quot;1 - 12&quot;;&quot;LP, UP, HS, HSS&quot;;IF([.E1192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oduvally</text:p>
          </table:table-cell>
          <table:table-cell table:number-columns-repeated="1016"/>
        </table:table-row>
        <table:table-row table:style-name="ro3">
          <table:table-cell table:style-name="ce17" office:value-type="float" office:value="1192" calcext:value-type="float">
            <text:p>1192</text:p>
          </table:table-cell>
          <table:table-cell table:style-name="ce17" office:value-type="float" office:value="47488" calcext:value-type="float">
            <text:p>47488</text:p>
          </table:table-cell>
          <table:table-cell table:style-name="ce17" office:value-type="string" calcext:value-type="string">
            <text:p>MGLC WEST VENNAKKODE </text:p>
          </table:table-cell>
          <table:table-cell table:style-name="ce17" office:value-type="string" calcext:value-type="string">
            <text:p>Government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193]=&quot;11 - 12&quot;;&quot;HSS&quot;;IF([.E1193]=&quot;8 - 12&quot;;&quot;HS, HSS&quot;;IF([.E1193]=&quot;8 - 10&quot;;&quot;HS&quot;;IF([.E1193]=&quot;1 - 4&quot;;&quot;LP&quot;;IF([.E1193]=&quot;5 -7&quot;;&quot;UP&quot;;IF([.E1193]=&quot;1 - 5&quot;;&quot;LP, UP&quot;;IF([.E1193]=&quot;5 - 10&quot;;&quot;UP, HS&quot;;IF([.E1193]=&quot;1 - 7&quot;;&quot;LP, UP&quot;;IF([.E1193]=&quot;1 -10&quot;;&quot;LP, UP, HS&quot;;IF([.E1193]=&quot;1 - 12&quot;;&quot;LP, UP, HS, HSS&quot;;IF([.E1193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duvally</text:p>
          </table:table-cell>
          <table:table-cell table:number-columns-repeated="1016"/>
        </table:table-row>
        <table:table-row table:style-name="ro3">
          <table:table-cell table:style-name="ce17" office:value-type="float" office:value="1193" calcext:value-type="float">
            <text:p>1193</text:p>
          </table:table-cell>
          <table:table-cell table:style-name="ce17" office:value-type="float" office:value="47070" calcext:value-type="float">
            <text:p>47070</text:p>
          </table:table-cell>
          <table:table-cell table:style-name="ce17" office:value-type="string" calcext:value-type="string">
            <text:p>St. Mary's Higher SecondarySchool, Koodathai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12</text:p>
          </table:table-cell>
          <table:table-cell table:style-name="ce17" table:formula="of:=IF([.E1194]=&quot;11 - 12&quot;;&quot;HSS&quot;;IF([.E1194]=&quot;8 - 12&quot;;&quot;HS, HSS&quot;;IF([.E1194]=&quot;8 - 10&quot;;&quot;HS&quot;;IF([.E1194]=&quot;1 - 4&quot;;&quot;LP&quot;;IF([.E1194]=&quot;5 -7&quot;;&quot;UP&quot;;IF([.E1194]=&quot;1 - 5&quot;;&quot;LP, UP&quot;;IF([.E1194]=&quot;5 - 10&quot;;&quot;UP, HS&quot;;IF([.E1194]=&quot;1 - 7&quot;;&quot;LP, UP&quot;;IF([.E1194]=&quot;1 -10&quot;;&quot;LP, UP, HS&quot;;IF([.E1194]=&quot;1 - 12&quot;;&quot;LP, UP, HS, HSS&quot;;IF([.E1194]=&quot;5 - 12&quot;;&quot;UP, HS, HSS&quot;;&quot;&quot;)))))))))))" office:value-type="string" office:string-value="LP, UP, HS, HSS" calcext:value-type="string">
            <text:p>LP, UP, HS, HSS</text:p>
          </table:table-cell>
          <table:table-cell office:value-type="string" calcext:value-type="string">
            <text:p>Koduvally</text:p>
          </table:table-cell>
          <table:table-cell table:number-columns-repeated="1016"/>
        </table:table-row>
        <table:table-row table:style-name="ro3">
          <table:table-cell table:style-name="ce17" office:value-type="float" office:value="1194" calcext:value-type="float">
            <text:p>1194</text:p>
          </table:table-cell>
          <table:table-cell table:style-name="ce17" office:value-type="float" office:value="47095" calcext:value-type="float">
            <text:p>47095</text:p>
          </table:table-cell>
          <table:table-cell table:style-name="ce17" office:value-type="string" calcext:value-type="string">
            <text:p>CHAKKALAKKAL HS MADAVOOR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8 - 12</text:p>
          </table:table-cell>
          <table:table-cell table:style-name="ce17" table:formula="of:=IF([.E1195]=&quot;11 - 12&quot;;&quot;HSS&quot;;IF([.E1195]=&quot;8 - 12&quot;;&quot;HS, HSS&quot;;IF([.E1195]=&quot;8 - 10&quot;;&quot;HS&quot;;IF([.E1195]=&quot;1 - 4&quot;;&quot;LP&quot;;IF([.E1195]=&quot;5 -7&quot;;&quot;UP&quot;;IF([.E1195]=&quot;1 - 5&quot;;&quot;LP, UP&quot;;IF([.E1195]=&quot;5 - 10&quot;;&quot;UP, HS&quot;;IF([.E1195]=&quot;1 - 7&quot;;&quot;LP, UP&quot;;IF([.E1195]=&quot;1 -10&quot;;&quot;LP, UP, HS&quot;;IF([.E1195]=&quot;1 - 12&quot;;&quot;LP, UP, HS, HSS&quot;;IF([.E1195]=&quot;5 - 12&quot;;&quot;UP, HS, HSS&quot;;&quot;&quot;)))))))))))" office:value-type="string" office:string-value="HS, HSS" calcext:value-type="string">
            <text:p>HS, HSS</text:p>
          </table:table-cell>
          <table:table-cell office:value-type="string" calcext:value-type="string">
            <text:p>Koduvally</text:p>
          </table:table-cell>
          <table:table-cell table:number-columns-repeated="1016"/>
        </table:table-row>
        <table:table-row table:style-name="ro3">
          <table:table-cell table:style-name="ce17" office:value-type="float" office:value="1195" calcext:value-type="float">
            <text:p>1195</text:p>
          </table:table-cell>
          <table:table-cell table:style-name="ce17" office:value-type="float" office:value="47099" calcext:value-type="float">
            <text:p>47099</text:p>
          </table:table-cell>
          <table:table-cell table:style-name="ce17" office:value-type="string" calcext:value-type="string">
            <text:p>M J H S S ELETTIL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8 - 12</text:p>
          </table:table-cell>
          <table:table-cell table:style-name="ce17" table:formula="of:=IF([.E1196]=&quot;11 - 12&quot;;&quot;HSS&quot;;IF([.E1196]=&quot;8 - 12&quot;;&quot;HS, HSS&quot;;IF([.E1196]=&quot;8 - 10&quot;;&quot;HS&quot;;IF([.E1196]=&quot;1 - 4&quot;;&quot;LP&quot;;IF([.E1196]=&quot;5 -7&quot;;&quot;UP&quot;;IF([.E1196]=&quot;1 - 5&quot;;&quot;LP, UP&quot;;IF([.E1196]=&quot;5 - 10&quot;;&quot;UP, HS&quot;;IF([.E1196]=&quot;1 - 7&quot;;&quot;LP, UP&quot;;IF([.E1196]=&quot;1 -10&quot;;&quot;LP, UP, HS&quot;;IF([.E1196]=&quot;1 - 12&quot;;&quot;LP, UP, HS, HSS&quot;;IF([.E1196]=&quot;5 - 12&quot;;&quot;UP, HS, HSS&quot;;&quot;&quot;)))))))))))" office:value-type="string" office:string-value="HS, HSS" calcext:value-type="string">
            <text:p>HS, HSS</text:p>
          </table:table-cell>
          <table:table-cell office:value-type="string" calcext:value-type="string">
            <text:p>Koduvally</text:p>
          </table:table-cell>
          <table:table-cell table:number-columns-repeated="1016"/>
        </table:table-row>
        <table:table-row table:style-name="ro3">
          <table:table-cell table:style-name="ce17" office:value-type="float" office:value="1196" calcext:value-type="float">
            <text:p>1196</text:p>
          </table:table-cell>
          <table:table-cell table:style-name="ce17" office:value-type="float" office:value="47417" calcext:value-type="float">
            <text:p>47417</text:p>
          </table:table-cell>
          <table:table-cell table:style-name="ce17" office:value-type="string" calcext:value-type="string">
            <text:p>AMLPS NEDIYANAD SOUTH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197]=&quot;11 - 12&quot;;&quot;HSS&quot;;IF([.E1197]=&quot;8 - 12&quot;;&quot;HS, HSS&quot;;IF([.E1197]=&quot;8 - 10&quot;;&quot;HS&quot;;IF([.E1197]=&quot;1 - 4&quot;;&quot;LP&quot;;IF([.E1197]=&quot;5 -7&quot;;&quot;UP&quot;;IF([.E1197]=&quot;1 - 5&quot;;&quot;LP, UP&quot;;IF([.E1197]=&quot;5 - 10&quot;;&quot;UP, HS&quot;;IF([.E1197]=&quot;1 - 7&quot;;&quot;LP, UP&quot;;IF([.E1197]=&quot;1 -10&quot;;&quot;LP, UP, HS&quot;;IF([.E1197]=&quot;1 - 12&quot;;&quot;LP, UP, HS, HSS&quot;;IF([.E1197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duvally</text:p>
          </table:table-cell>
          <table:table-cell table:number-columns-repeated="1016"/>
        </table:table-row>
        <table:table-row table:style-name="ro3">
          <table:table-cell table:style-name="ce17" office:value-type="float" office:value="1197" calcext:value-type="float">
            <text:p>1197</text:p>
          </table:table-cell>
          <table:table-cell table:style-name="ce17" office:value-type="float" office:value="47418" calcext:value-type="float">
            <text:p>47418</text:p>
          </table:table-cell>
          <table:table-cell table:style-name="ce17" office:value-type="string" calcext:value-type="string">
            <text:p>ALPS KUNDAYI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198]=&quot;11 - 12&quot;;&quot;HSS&quot;;IF([.E1198]=&quot;8 - 12&quot;;&quot;HS, HSS&quot;;IF([.E1198]=&quot;8 - 10&quot;;&quot;HS&quot;;IF([.E1198]=&quot;1 - 4&quot;;&quot;LP&quot;;IF([.E1198]=&quot;5 -7&quot;;&quot;UP&quot;;IF([.E1198]=&quot;1 - 5&quot;;&quot;LP, UP&quot;;IF([.E1198]=&quot;5 - 10&quot;;&quot;UP, HS&quot;;IF([.E1198]=&quot;1 - 7&quot;;&quot;LP, UP&quot;;IF([.E1198]=&quot;1 -10&quot;;&quot;LP, UP, HS&quot;;IF([.E1198]=&quot;1 - 12&quot;;&quot;LP, UP, HS, HSS&quot;;IF([.E1198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duvally</text:p>
          </table:table-cell>
          <table:table-cell table:number-columns-repeated="1016"/>
        </table:table-row>
        <table:table-row table:style-name="ro3">
          <table:table-cell table:style-name="ce17" office:value-type="float" office:value="1198" calcext:value-type="float">
            <text:p>1198</text:p>
          </table:table-cell>
          <table:table-cell table:style-name="ce17" office:value-type="float" office:value="47419" calcext:value-type="float">
            <text:p>47419</text:p>
          </table:table-cell>
          <table:table-cell table:style-name="ce17" office:value-type="string" calcext:value-type="string">
            <text:p>AMLPS PALANGAD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199]=&quot;11 - 12&quot;;&quot;HSS&quot;;IF([.E1199]=&quot;8 - 12&quot;;&quot;HS, HSS&quot;;IF([.E1199]=&quot;8 - 10&quot;;&quot;HS&quot;;IF([.E1199]=&quot;1 - 4&quot;;&quot;LP&quot;;IF([.E1199]=&quot;5 -7&quot;;&quot;UP&quot;;IF([.E1199]=&quot;1 - 5&quot;;&quot;LP, UP&quot;;IF([.E1199]=&quot;5 - 10&quot;;&quot;UP, HS&quot;;IF([.E1199]=&quot;1 - 7&quot;;&quot;LP, UP&quot;;IF([.E1199]=&quot;1 -10&quot;;&quot;LP, UP, HS&quot;;IF([.E1199]=&quot;1 - 12&quot;;&quot;LP, UP, HS, HSS&quot;;IF([.E1199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duvally</text:p>
          </table:table-cell>
          <table:table-cell table:number-columns-repeated="1016"/>
        </table:table-row>
        <table:table-row table:style-name="ro3">
          <table:table-cell table:style-name="ce17" office:value-type="float" office:value="1199" calcext:value-type="float">
            <text:p>1199</text:p>
          </table:table-cell>
          <table:table-cell table:style-name="ce17" office:value-type="float" office:value="47420" calcext:value-type="float">
            <text:p>47420</text:p>
          </table:table-cell>
          <table:table-cell table:style-name="ce17" office:value-type="string" calcext:value-type="string">
            <text:p>AMLPS PARANNUR WEST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200]=&quot;11 - 12&quot;;&quot;HSS&quot;;IF([.E1200]=&quot;8 - 12&quot;;&quot;HS, HSS&quot;;IF([.E1200]=&quot;8 - 10&quot;;&quot;HS&quot;;IF([.E1200]=&quot;1 - 4&quot;;&quot;LP&quot;;IF([.E1200]=&quot;5 -7&quot;;&quot;UP&quot;;IF([.E1200]=&quot;1 - 5&quot;;&quot;LP, UP&quot;;IF([.E1200]=&quot;5 - 10&quot;;&quot;UP, HS&quot;;IF([.E1200]=&quot;1 - 7&quot;;&quot;LP, UP&quot;;IF([.E1200]=&quot;1 -10&quot;;&quot;LP, UP, HS&quot;;IF([.E1200]=&quot;1 - 12&quot;;&quot;LP, UP, HS, HSS&quot;;IF([.E1200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duvally</text:p>
          </table:table-cell>
          <table:table-cell table:number-columns-repeated="1016"/>
        </table:table-row>
        <table:table-row table:style-name="ro3">
          <table:table-cell table:style-name="ce17" office:value-type="float" office:value="1200" calcext:value-type="float">
            <text:p>1200</text:p>
          </table:table-cell>
          <table:table-cell table:style-name="ce17" office:value-type="float" office:value="47421" calcext:value-type="float">
            <text:p>47421</text:p>
          </table:table-cell>
          <table:table-cell table:style-name="ce17" office:value-type="string" calcext:value-type="string">
            <text:p>JANAKEEYA ALPS KOTOLY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201]=&quot;11 - 12&quot;;&quot;HSS&quot;;IF([.E1201]=&quot;8 - 12&quot;;&quot;HS, HSS&quot;;IF([.E1201]=&quot;8 - 10&quot;;&quot;HS&quot;;IF([.E1201]=&quot;1 - 4&quot;;&quot;LP&quot;;IF([.E1201]=&quot;5 -7&quot;;&quot;UP&quot;;IF([.E1201]=&quot;1 - 5&quot;;&quot;LP, UP&quot;;IF([.E1201]=&quot;5 - 10&quot;;&quot;UP, HS&quot;;IF([.E1201]=&quot;1 - 7&quot;;&quot;LP, UP&quot;;IF([.E1201]=&quot;1 -10&quot;;&quot;LP, UP, HS&quot;;IF([.E1201]=&quot;1 - 12&quot;;&quot;LP, UP, HS, HSS&quot;;IF([.E1201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duvally</text:p>
          </table:table-cell>
          <table:table-cell table:number-columns-repeated="1016"/>
        </table:table-row>
        <table:table-row table:style-name="ro3">
          <table:table-cell table:style-name="ce17" office:value-type="float" office:value="1201" calcext:value-type="float">
            <text:p>1201</text:p>
          </table:table-cell>
          <table:table-cell table:style-name="ce17" office:value-type="float" office:value="47428" calcext:value-type="float">
            <text:p>47428</text:p>
          </table:table-cell>
          <table:table-cell table:style-name="ce17" office:value-type="string" calcext:value-type="string">
            <text:p>AMLPS ELETTIL EAST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202]=&quot;11 - 12&quot;;&quot;HSS&quot;;IF([.E1202]=&quot;8 - 12&quot;;&quot;HS, HSS&quot;;IF([.E1202]=&quot;8 - 10&quot;;&quot;HS&quot;;IF([.E1202]=&quot;1 - 4&quot;;&quot;LP&quot;;IF([.E1202]=&quot;5 -7&quot;;&quot;UP&quot;;IF([.E1202]=&quot;1 - 5&quot;;&quot;LP, UP&quot;;IF([.E1202]=&quot;5 - 10&quot;;&quot;UP, HS&quot;;IF([.E1202]=&quot;1 - 7&quot;;&quot;LP, UP&quot;;IF([.E1202]=&quot;1 -10&quot;;&quot;LP, UP, HS&quot;;IF([.E1202]=&quot;1 - 12&quot;;&quot;LP, UP, HS, HSS&quot;;IF([.E1202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duvally</text:p>
          </table:table-cell>
          <table:table-cell table:number-columns-repeated="1016"/>
        </table:table-row>
        <table:table-row table:style-name="ro3">
          <table:table-cell table:style-name="ce17" office:value-type="float" office:value="1202" calcext:value-type="float">
            <text:p>1202</text:p>
          </table:table-cell>
          <table:table-cell table:style-name="ce17" office:value-type="float" office:value="47429" calcext:value-type="float">
            <text:p>47429</text:p>
          </table:table-cell>
          <table:table-cell table:style-name="ce17" office:value-type="string" calcext:value-type="string">
            <text:p>AMLPS ELETTIL NORTH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203]=&quot;11 - 12&quot;;&quot;HSS&quot;;IF([.E1203]=&quot;8 - 12&quot;;&quot;HS, HSS&quot;;IF([.E1203]=&quot;8 - 10&quot;;&quot;HS&quot;;IF([.E1203]=&quot;1 - 4&quot;;&quot;LP&quot;;IF([.E1203]=&quot;5 -7&quot;;&quot;UP&quot;;IF([.E1203]=&quot;1 - 5&quot;;&quot;LP, UP&quot;;IF([.E1203]=&quot;5 - 10&quot;;&quot;UP, HS&quot;;IF([.E1203]=&quot;1 - 7&quot;;&quot;LP, UP&quot;;IF([.E1203]=&quot;1 -10&quot;;&quot;LP, UP, HS&quot;;IF([.E1203]=&quot;1 - 12&quot;;&quot;LP, UP, HS, HSS&quot;;IF([.E1203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duvally</text:p>
          </table:table-cell>
          <table:table-cell table:number-columns-repeated="1016"/>
        </table:table-row>
        <table:table-row table:style-name="ro3">
          <table:table-cell table:style-name="ce17" office:value-type="float" office:value="1203" calcext:value-type="float">
            <text:p>1203</text:p>
          </table:table-cell>
          <table:table-cell table:style-name="ce17" office:value-type="float" office:value="47430" calcext:value-type="float">
            <text:p>47430</text:p>
          </table:table-cell>
          <table:table-cell table:style-name="ce17" office:value-type="string" calcext:value-type="string">
            <text:p>A.M.M.A.L.P SCHOOL KIZHAKKOTH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204]=&quot;11 - 12&quot;;&quot;HSS&quot;;IF([.E1204]=&quot;8 - 12&quot;;&quot;HS, HSS&quot;;IF([.E1204]=&quot;8 - 10&quot;;&quot;HS&quot;;IF([.E1204]=&quot;1 - 4&quot;;&quot;LP&quot;;IF([.E1204]=&quot;5 -7&quot;;&quot;UP&quot;;IF([.E1204]=&quot;1 - 5&quot;;&quot;LP, UP&quot;;IF([.E1204]=&quot;5 - 10&quot;;&quot;UP, HS&quot;;IF([.E1204]=&quot;1 - 7&quot;;&quot;LP, UP&quot;;IF([.E1204]=&quot;1 -10&quot;;&quot;LP, UP, HS&quot;;IF([.E1204]=&quot;1 - 12&quot;;&quot;LP, UP, HS, HSS&quot;;IF([.E1204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duvally</text:p>
          </table:table-cell>
          <table:table-cell table:number-columns-repeated="1016"/>
        </table:table-row>
        <table:table-row table:style-name="ro3">
          <table:table-cell table:style-name="ce17" office:value-type="float" office:value="1204" calcext:value-type="float">
            <text:p>1204</text:p>
          </table:table-cell>
          <table:table-cell table:style-name="ce17" office:value-type="float" office:value="47431" calcext:value-type="float">
            <text:p>47431</text:p>
          </table:table-cell>
          <table:table-cell table:style-name="ce17" office:value-type="string" calcext:value-type="string">
            <text:p>AMLPS KIZHAKKOTH NEW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5</text:p>
          </table:table-cell>
          <table:table-cell table:style-name="ce17" table:formula="of:=IF([.E1205]=&quot;11 - 12&quot;;&quot;HSS&quot;;IF([.E1205]=&quot;8 - 12&quot;;&quot;HS, HSS&quot;;IF([.E1205]=&quot;8 - 10&quot;;&quot;HS&quot;;IF([.E1205]=&quot;1 - 4&quot;;&quot;LP&quot;;IF([.E1205]=&quot;5 -7&quot;;&quot;UP&quot;;IF([.E1205]=&quot;1 - 5&quot;;&quot;LP, UP&quot;;IF([.E1205]=&quot;5 - 10&quot;;&quot;UP, HS&quot;;IF([.E1205]=&quot;1 - 7&quot;;&quot;LP, UP&quot;;IF([.E1205]=&quot;1 -10&quot;;&quot;LP, UP, HS&quot;;IF([.E1205]=&quot;1 - 12&quot;;&quot;LP, UP, HS, HSS&quot;;IF([.E1205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oduvally</text:p>
          </table:table-cell>
          <table:table-cell table:number-columns-repeated="1016"/>
        </table:table-row>
        <table:table-row table:style-name="ro3">
          <table:table-cell table:style-name="ce17" office:value-type="float" office:value="1205" calcext:value-type="float">
            <text:p>1205</text:p>
          </table:table-cell>
          <table:table-cell table:style-name="ce17" office:value-type="float" office:value="47432" calcext:value-type="float">
            <text:p>47432</text:p>
          </table:table-cell>
          <table:table-cell table:style-name="ce17" office:value-type="string" calcext:value-type="string">
            <text:p>Vadi Husna A.L.P.SOzhalakkunnu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206]=&quot;11 - 12&quot;;&quot;HSS&quot;;IF([.E1206]=&quot;8 - 12&quot;;&quot;HS, HSS&quot;;IF([.E1206]=&quot;8 - 10&quot;;&quot;HS&quot;;IF([.E1206]=&quot;1 - 4&quot;;&quot;LP&quot;;IF([.E1206]=&quot;5 -7&quot;;&quot;UP&quot;;IF([.E1206]=&quot;1 - 5&quot;;&quot;LP, UP&quot;;IF([.E1206]=&quot;5 - 10&quot;;&quot;UP, HS&quot;;IF([.E1206]=&quot;1 - 7&quot;;&quot;LP, UP&quot;;IF([.E1206]=&quot;1 -10&quot;;&quot;LP, UP, HS&quot;;IF([.E1206]=&quot;1 - 12&quot;;&quot;LP, UP, HS, HSS&quot;;IF([.E1206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duvally</text:p>
          </table:table-cell>
          <table:table-cell table:number-columns-repeated="1016"/>
        </table:table-row>
        <table:table-row table:style-name="ro3">
          <table:table-cell table:style-name="ce17" office:value-type="float" office:value="1206" calcext:value-type="float">
            <text:p>1206</text:p>
          </table:table-cell>
          <table:table-cell table:style-name="ce17" office:value-type="float" office:value="47433" calcext:value-type="float">
            <text:p>47433</text:p>
          </table:table-cell>
          <table:table-cell table:style-name="ce17" office:value-type="string" calcext:value-type="string">
            <text:p>AMLPS PANNUR EAST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207]=&quot;11 - 12&quot;;&quot;HSS&quot;;IF([.E1207]=&quot;8 - 12&quot;;&quot;HS, HSS&quot;;IF([.E1207]=&quot;8 - 10&quot;;&quot;HS&quot;;IF([.E1207]=&quot;1 - 4&quot;;&quot;LP&quot;;IF([.E1207]=&quot;5 -7&quot;;&quot;UP&quot;;IF([.E1207]=&quot;1 - 5&quot;;&quot;LP, UP&quot;;IF([.E1207]=&quot;5 - 10&quot;;&quot;UP, HS&quot;;IF([.E1207]=&quot;1 - 7&quot;;&quot;LP, UP&quot;;IF([.E1207]=&quot;1 -10&quot;;&quot;LP, UP, HS&quot;;IF([.E1207]=&quot;1 - 12&quot;;&quot;LP, UP, HS, HSS&quot;;IF([.E1207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duvally</text:p>
          </table:table-cell>
          <table:table-cell table:number-columns-repeated="1016"/>
        </table:table-row>
        <table:table-row table:style-name="ro3">
          <table:table-cell table:style-name="ce17" office:value-type="float" office:value="1207" calcext:value-type="float">
            <text:p>1207</text:p>
          </table:table-cell>
          <table:table-cell table:style-name="ce17" office:value-type="float" office:value="47434" calcext:value-type="float">
            <text:p>47434</text:p>
          </table:table-cell>
          <table:table-cell table:style-name="ce17" office:value-type="string" calcext:value-type="string">
            <text:p>AMLPS PANNUR WEST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208]=&quot;11 - 12&quot;;&quot;HSS&quot;;IF([.E1208]=&quot;8 - 12&quot;;&quot;HS, HSS&quot;;IF([.E1208]=&quot;8 - 10&quot;;&quot;HS&quot;;IF([.E1208]=&quot;1 - 4&quot;;&quot;LP&quot;;IF([.E1208]=&quot;5 -7&quot;;&quot;UP&quot;;IF([.E1208]=&quot;1 - 5&quot;;&quot;LP, UP&quot;;IF([.E1208]=&quot;5 - 10&quot;;&quot;UP, HS&quot;;IF([.E1208]=&quot;1 - 7&quot;;&quot;LP, UP&quot;;IF([.E1208]=&quot;1 -10&quot;;&quot;LP, UP, HS&quot;;IF([.E1208]=&quot;1 - 12&quot;;&quot;LP, UP, HS, HSS&quot;;IF([.E1208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duvally</text:p>
          </table:table-cell>
          <table:table-cell table:number-columns-repeated="1016"/>
        </table:table-row>
        <table:table-row table:style-name="ro3">
          <table:table-cell table:style-name="ce17" office:value-type="float" office:value="1208" calcext:value-type="float">
            <text:p>1208</text:p>
          </table:table-cell>
          <table:table-cell table:style-name="ce17" office:value-type="float" office:value="47435" calcext:value-type="float">
            <text:p>47435</text:p>
          </table:table-cell>
          <table:table-cell table:style-name="ce17" office:value-type="string" calcext:value-type="string">
            <text:p>AMLPS PALAKKUTTY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209]=&quot;11 - 12&quot;;&quot;HSS&quot;;IF([.E1209]=&quot;8 - 12&quot;;&quot;HS, HSS&quot;;IF([.E1209]=&quot;8 - 10&quot;;&quot;HS&quot;;IF([.E1209]=&quot;1 - 4&quot;;&quot;LP&quot;;IF([.E1209]=&quot;5 -7&quot;;&quot;UP&quot;;IF([.E1209]=&quot;1 - 5&quot;;&quot;LP, UP&quot;;IF([.E1209]=&quot;5 - 10&quot;;&quot;UP, HS&quot;;IF([.E1209]=&quot;1 - 7&quot;;&quot;LP, UP&quot;;IF([.E1209]=&quot;1 -10&quot;;&quot;LP, UP, HS&quot;;IF([.E1209]=&quot;1 - 12&quot;;&quot;LP, UP, HS, HSS&quot;;IF([.E1209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duvally</text:p>
          </table:table-cell>
          <table:table-cell table:number-columns-repeated="1016"/>
        </table:table-row>
        <table:table-row table:style-name="ro3">
          <table:table-cell table:style-name="ce17" office:value-type="float" office:value="1209" calcext:value-type="float">
            <text:p>1209</text:p>
          </table:table-cell>
          <table:table-cell table:style-name="ce17" office:value-type="float" office:value="47436" calcext:value-type="float">
            <text:p>47436</text:p>
          </table:table-cell>
          <table:table-cell table:style-name="ce17" office:value-type="string" calcext:value-type="string">
            <text:p>AMLPS PARAMBATHKAVU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210]=&quot;11 - 12&quot;;&quot;HSS&quot;;IF([.E1210]=&quot;8 - 12&quot;;&quot;HS, HSS&quot;;IF([.E1210]=&quot;8 - 10&quot;;&quot;HS&quot;;IF([.E1210]=&quot;1 - 4&quot;;&quot;LP&quot;;IF([.E1210]=&quot;5 -7&quot;;&quot;UP&quot;;IF([.E1210]=&quot;1 - 5&quot;;&quot;LP, UP&quot;;IF([.E1210]=&quot;5 - 10&quot;;&quot;UP, HS&quot;;IF([.E1210]=&quot;1 - 7&quot;;&quot;LP, UP&quot;;IF([.E1210]=&quot;1 -10&quot;;&quot;LP, UP, HS&quot;;IF([.E1210]=&quot;1 - 12&quot;;&quot;LP, UP, HS, HSS&quot;;IF([.E1210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duvally</text:p>
          </table:table-cell>
          <table:table-cell table:number-columns-repeated="1016"/>
        </table:table-row>
        <table:table-row table:style-name="ro3">
          <table:table-cell table:style-name="ce17" office:value-type="float" office:value="1210" calcext:value-type="float">
            <text:p>1210</text:p>
          </table:table-cell>
          <table:table-cell table:style-name="ce17" office:value-type="float" office:value="47444" calcext:value-type="float">
            <text:p>47444</text:p>
          </table:table-cell>
          <table:table-cell table:style-name="ce17" office:value-type="string" calcext:value-type="string">
            <text:p>AMLPS PAYAMBALASSERY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211]=&quot;11 - 12&quot;;&quot;HSS&quot;;IF([.E1211]=&quot;8 - 12&quot;;&quot;HS, HSS&quot;;IF([.E1211]=&quot;8 - 10&quot;;&quot;HS&quot;;IF([.E1211]=&quot;1 - 4&quot;;&quot;LP&quot;;IF([.E1211]=&quot;5 -7&quot;;&quot;UP&quot;;IF([.E1211]=&quot;1 - 5&quot;;&quot;LP, UP&quot;;IF([.E1211]=&quot;5 - 10&quot;;&quot;UP, HS&quot;;IF([.E1211]=&quot;1 - 7&quot;;&quot;LP, UP&quot;;IF([.E1211]=&quot;1 -10&quot;;&quot;LP, UP, HS&quot;;IF([.E1211]=&quot;1 - 12&quot;;&quot;LP, UP, HS, HSS&quot;;IF([.E1211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duvally</text:p>
          </table:table-cell>
          <table:table-cell table:number-columns-repeated="1016"/>
        </table:table-row>
        <table:table-row table:style-name="ro3">
          <table:table-cell table:style-name="ce17" office:value-type="float" office:value="1211" calcext:value-type="float">
            <text:p>1211</text:p>
          </table:table-cell>
          <table:table-cell table:style-name="ce17" office:value-type="float" office:value="47445" calcext:value-type="float">
            <text:p>47445</text:p>
          </table:table-cell>
          <table:table-cell table:style-name="ce17" office:value-type="string" calcext:value-type="string">
            <text:p>A L P S PULLALOOR NORTH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212]=&quot;11 - 12&quot;;&quot;HSS&quot;;IF([.E1212]=&quot;8 - 12&quot;;&quot;HS, HSS&quot;;IF([.E1212]=&quot;8 - 10&quot;;&quot;HS&quot;;IF([.E1212]=&quot;1 - 4&quot;;&quot;LP&quot;;IF([.E1212]=&quot;5 -7&quot;;&quot;UP&quot;;IF([.E1212]=&quot;1 - 5&quot;;&quot;LP, UP&quot;;IF([.E1212]=&quot;5 - 10&quot;;&quot;UP, HS&quot;;IF([.E1212]=&quot;1 - 7&quot;;&quot;LP, UP&quot;;IF([.E1212]=&quot;1 -10&quot;;&quot;LP, UP, HS&quot;;IF([.E1212]=&quot;1 - 12&quot;;&quot;LP, UP, HS, HSS&quot;;IF([.E1212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duvally</text:p>
          </table:table-cell>
          <table:table-cell table:number-columns-repeated="1016"/>
        </table:table-row>
        <table:table-row table:style-name="ro3">
          <table:table-cell table:style-name="ce17" office:value-type="float" office:value="1212" calcext:value-type="float">
            <text:p>1212</text:p>
          </table:table-cell>
          <table:table-cell table:style-name="ce17" office:value-type="float" office:value="47446" calcext:value-type="float">
            <text:p>47446</text:p>
          </table:table-cell>
          <table:table-cell table:style-name="ce17" office:value-type="string" calcext:value-type="string">
            <text:p>AMLPS ERAVANNUR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213]=&quot;11 - 12&quot;;&quot;HSS&quot;;IF([.E1213]=&quot;8 - 12&quot;;&quot;HS, HSS&quot;;IF([.E1213]=&quot;8 - 10&quot;;&quot;HS&quot;;IF([.E1213]=&quot;1 - 4&quot;;&quot;LP&quot;;IF([.E1213]=&quot;5 -7&quot;;&quot;UP&quot;;IF([.E1213]=&quot;1 - 5&quot;;&quot;LP, UP&quot;;IF([.E1213]=&quot;5 - 10&quot;;&quot;UP, HS&quot;;IF([.E1213]=&quot;1 - 7&quot;;&quot;LP, UP&quot;;IF([.E1213]=&quot;1 -10&quot;;&quot;LP, UP, HS&quot;;IF([.E1213]=&quot;1 - 12&quot;;&quot;LP, UP, HS, HSS&quot;;IF([.E1213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duvally</text:p>
          </table:table-cell>
          <table:table-cell table:number-columns-repeated="1016"/>
        </table:table-row>
        <table:table-row table:style-name="ro3">
          <table:table-cell table:style-name="ce17" office:value-type="float" office:value="1213" calcext:value-type="float">
            <text:p>1213</text:p>
          </table:table-cell>
          <table:table-cell table:style-name="ce17" office:value-type="float" office:value="47447" calcext:value-type="float">
            <text:p>47447</text:p>
          </table:table-cell>
          <table:table-cell table:style-name="ce17" office:value-type="string" calcext:value-type="string">
            <text:p>AKM ALPS KOTTAKKAVAYAL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214]=&quot;11 - 12&quot;;&quot;HSS&quot;;IF([.E1214]=&quot;8 - 12&quot;;&quot;HS, HSS&quot;;IF([.E1214]=&quot;8 - 10&quot;;&quot;HS&quot;;IF([.E1214]=&quot;1 - 4&quot;;&quot;LP&quot;;IF([.E1214]=&quot;5 -7&quot;;&quot;UP&quot;;IF([.E1214]=&quot;1 - 5&quot;;&quot;LP, UP&quot;;IF([.E1214]=&quot;5 - 10&quot;;&quot;UP, HS&quot;;IF([.E1214]=&quot;1 - 7&quot;;&quot;LP, UP&quot;;IF([.E1214]=&quot;1 -10&quot;;&quot;LP, UP, HS&quot;;IF([.E1214]=&quot;1 - 12&quot;;&quot;LP, UP, HS, HSS&quot;;IF([.E1214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duvally</text:p>
          </table:table-cell>
          <table:table-cell table:number-columns-repeated="1016"/>
        </table:table-row>
        <table:table-row table:style-name="ro3">
          <table:table-cell table:style-name="ce17" office:value-type="float" office:value="1214" calcext:value-type="float">
            <text:p>1214</text:p>
          </table:table-cell>
          <table:table-cell table:style-name="ce17" office:value-type="float" office:value="47448" calcext:value-type="float">
            <text:p>47448</text:p>
          </table:table-cell>
          <table:table-cell table:style-name="ce17" office:value-type="string" calcext:value-type="string">
            <text:p>ALPS MUTTANCHERY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215]=&quot;11 - 12&quot;;&quot;HSS&quot;;IF([.E1215]=&quot;8 - 12&quot;;&quot;HS, HSS&quot;;IF([.E1215]=&quot;8 - 10&quot;;&quot;HS&quot;;IF([.E1215]=&quot;1 - 4&quot;;&quot;LP&quot;;IF([.E1215]=&quot;5 -7&quot;;&quot;UP&quot;;IF([.E1215]=&quot;1 - 5&quot;;&quot;LP, UP&quot;;IF([.E1215]=&quot;5 - 10&quot;;&quot;UP, HS&quot;;IF([.E1215]=&quot;1 - 7&quot;;&quot;LP, UP&quot;;IF([.E1215]=&quot;1 -10&quot;;&quot;LP, UP, HS&quot;;IF([.E1215]=&quot;1 - 12&quot;;&quot;LP, UP, HS, HSS&quot;;IF([.E1215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duvally</text:p>
          </table:table-cell>
          <table:table-cell table:number-columns-repeated="1016"/>
        </table:table-row>
        <table:table-row table:style-name="ro3">
          <table:table-cell table:style-name="ce17" office:value-type="float" office:value="1215" calcext:value-type="float">
            <text:p>1215</text:p>
          </table:table-cell>
          <table:table-cell table:style-name="ce17" office:value-type="float" office:value="47449" calcext:value-type="float">
            <text:p>47449</text:p>
          </table:table-cell>
          <table:table-cell table:style-name="ce17" office:value-type="string" calcext:value-type="string">
            <text:p>AMLPS MADAVOOR NORTH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216]=&quot;11 - 12&quot;;&quot;HSS&quot;;IF([.E1216]=&quot;8 - 12&quot;;&quot;HS, HSS&quot;;IF([.E1216]=&quot;8 - 10&quot;;&quot;HS&quot;;IF([.E1216]=&quot;1 - 4&quot;;&quot;LP&quot;;IF([.E1216]=&quot;5 -7&quot;;&quot;UP&quot;;IF([.E1216]=&quot;1 - 5&quot;;&quot;LP, UP&quot;;IF([.E1216]=&quot;5 - 10&quot;;&quot;UP, HS&quot;;IF([.E1216]=&quot;1 - 7&quot;;&quot;LP, UP&quot;;IF([.E1216]=&quot;1 -10&quot;;&quot;LP, UP, HS&quot;;IF([.E1216]=&quot;1 - 12&quot;;&quot;LP, UP, HS, HSS&quot;;IF([.E1216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duvally</text:p>
          </table:table-cell>
          <table:table-cell table:number-columns-repeated="1016"/>
        </table:table-row>
        <table:table-row table:style-name="ro3">
          <table:table-cell table:style-name="ce17" office:value-type="float" office:value="1216" calcext:value-type="float">
            <text:p>1216</text:p>
          </table:table-cell>
          <table:table-cell table:style-name="ce17" office:value-type="float" office:value="47451" calcext:value-type="float">
            <text:p>47451</text:p>
          </table:table-cell>
          <table:table-cell table:style-name="ce17" office:value-type="string" calcext:value-type="string">
            <text:p>AZAD MEMORIAL LPS KOODATHAI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217]=&quot;11 - 12&quot;;&quot;HSS&quot;;IF([.E1217]=&quot;8 - 12&quot;;&quot;HS, HSS&quot;;IF([.E1217]=&quot;8 - 10&quot;;&quot;HS&quot;;IF([.E1217]=&quot;1 - 4&quot;;&quot;LP&quot;;IF([.E1217]=&quot;5 -7&quot;;&quot;UP&quot;;IF([.E1217]=&quot;1 - 5&quot;;&quot;LP, UP&quot;;IF([.E1217]=&quot;5 - 10&quot;;&quot;UP, HS&quot;;IF([.E1217]=&quot;1 - 7&quot;;&quot;LP, UP&quot;;IF([.E1217]=&quot;1 -10&quot;;&quot;LP, UP, HS&quot;;IF([.E1217]=&quot;1 - 12&quot;;&quot;LP, UP, HS, HSS&quot;;IF([.E1217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duvally</text:p>
          </table:table-cell>
          <table:table-cell table:number-columns-repeated="1016"/>
        </table:table-row>
        <table:table-row table:style-name="ro3">
          <table:table-cell table:style-name="ce17" office:value-type="float" office:value="1217" calcext:value-type="float">
            <text:p>1217</text:p>
          </table:table-cell>
          <table:table-cell table:style-name="ce17" office:value-type="float" office:value="47452" calcext:value-type="float">
            <text:p>47452</text:p>
          </table:table-cell>
          <table:table-cell table:style-name="ce17" office:value-type="string" calcext:value-type="string">
            <text:p>VP ALPS OMASSERY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218]=&quot;11 - 12&quot;;&quot;HSS&quot;;IF([.E1218]=&quot;8 - 12&quot;;&quot;HS, HSS&quot;;IF([.E1218]=&quot;8 - 10&quot;;&quot;HS&quot;;IF([.E1218]=&quot;1 - 4&quot;;&quot;LP&quot;;IF([.E1218]=&quot;5 -7&quot;;&quot;UP&quot;;IF([.E1218]=&quot;1 - 5&quot;;&quot;LP, UP&quot;;IF([.E1218]=&quot;5 - 10&quot;;&quot;UP, HS&quot;;IF([.E1218]=&quot;1 - 7&quot;;&quot;LP, UP&quot;;IF([.E1218]=&quot;1 -10&quot;;&quot;LP, UP, HS&quot;;IF([.E1218]=&quot;1 - 12&quot;;&quot;LP, UP, HS, HSS&quot;;IF([.E1218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duvally</text:p>
          </table:table-cell>
          <table:table-cell table:number-columns-repeated="1016"/>
        </table:table-row>
        <table:table-row table:style-name="ro3">
          <table:table-cell table:style-name="ce17" office:value-type="float" office:value="1218" calcext:value-type="float">
            <text:p>1218</text:p>
          </table:table-cell>
          <table:table-cell table:style-name="ce17" office:value-type="float" office:value="47455" calcext:value-type="float">
            <text:p>47455</text:p>
          </table:table-cell>
          <table:table-cell table:style-name="ce17" office:value-type="string" calcext:value-type="string">
            <text:p>ALPS PULLALOOR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219]=&quot;11 - 12&quot;;&quot;HSS&quot;;IF([.E1219]=&quot;8 - 12&quot;;&quot;HS, HSS&quot;;IF([.E1219]=&quot;8 - 10&quot;;&quot;HS&quot;;IF([.E1219]=&quot;1 - 4&quot;;&quot;LP&quot;;IF([.E1219]=&quot;5 -7&quot;;&quot;UP&quot;;IF([.E1219]=&quot;1 - 5&quot;;&quot;LP, UP&quot;;IF([.E1219]=&quot;5 - 10&quot;;&quot;UP, HS&quot;;IF([.E1219]=&quot;1 - 7&quot;;&quot;LP, UP&quot;;IF([.E1219]=&quot;1 -10&quot;;&quot;LP, UP, HS&quot;;IF([.E1219]=&quot;1 - 12&quot;;&quot;LP, UP, HS, HSS&quot;;IF([.E1219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duvally</text:p>
          </table:table-cell>
          <table:table-cell table:number-columns-repeated="1016"/>
        </table:table-row>
        <table:table-row table:style-name="ro3">
          <table:table-cell table:style-name="ce17" office:value-type="float" office:value="1219" calcext:value-type="float">
            <text:p>1219</text:p>
          </table:table-cell>
          <table:table-cell table:style-name="ce17" office:value-type="float" office:value="47459" calcext:value-type="float">
            <text:p>47459</text:p>
          </table:table-cell>
          <table:table-cell table:style-name="ce17" office:value-type="string" calcext:value-type="string">
            <text:p>M M A U P S AVILORA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1220]=&quot;11 - 12&quot;;&quot;HSS&quot;;IF([.E1220]=&quot;8 - 12&quot;;&quot;HS, HSS&quot;;IF([.E1220]=&quot;8 - 10&quot;;&quot;HS&quot;;IF([.E1220]=&quot;1 - 4&quot;;&quot;LP&quot;;IF([.E1220]=&quot;5 -7&quot;;&quot;UP&quot;;IF([.E1220]=&quot;1 - 5&quot;;&quot;LP, UP&quot;;IF([.E1220]=&quot;5 - 10&quot;;&quot;UP, HS&quot;;IF([.E1220]=&quot;1 - 7&quot;;&quot;LP, UP&quot;;IF([.E1220]=&quot;1 -10&quot;;&quot;LP, UP, HS&quot;;IF([.E1220]=&quot;1 - 12&quot;;&quot;LP, UP, HS, HSS&quot;;IF([.E1220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oduvally</text:p>
          </table:table-cell>
          <table:table-cell table:number-columns-repeated="1016"/>
        </table:table-row>
        <table:table-row table:style-name="ro3">
          <table:table-cell table:style-name="ce17" office:value-type="float" office:value="1220" calcext:value-type="float">
            <text:p>1220</text:p>
          </table:table-cell>
          <table:table-cell table:style-name="ce17" office:value-type="float" office:value="47460" calcext:value-type="float">
            <text:p>47460</text:p>
          </table:table-cell>
          <table:table-cell table:style-name="ce17" office:value-type="string" calcext:value-type="string">
            <text:p>AMUPS VALIYAPARAMBA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1221]=&quot;11 - 12&quot;;&quot;HSS&quot;;IF([.E1221]=&quot;8 - 12&quot;;&quot;HS, HSS&quot;;IF([.E1221]=&quot;8 - 10&quot;;&quot;HS&quot;;IF([.E1221]=&quot;1 - 4&quot;;&quot;LP&quot;;IF([.E1221]=&quot;5 -7&quot;;&quot;UP&quot;;IF([.E1221]=&quot;1 - 5&quot;;&quot;LP, UP&quot;;IF([.E1221]=&quot;5 - 10&quot;;&quot;UP, HS&quot;;IF([.E1221]=&quot;1 - 7&quot;;&quot;LP, UP&quot;;IF([.E1221]=&quot;1 -10&quot;;&quot;LP, UP, HS&quot;;IF([.E1221]=&quot;1 - 12&quot;;&quot;LP, UP, HS, HSS&quot;;IF([.E1221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oduvally</text:p>
          </table:table-cell>
          <table:table-cell table:number-columns-repeated="1016"/>
        </table:table-row>
        <table:table-row table:style-name="ro3">
          <table:table-cell table:style-name="ce17" office:value-type="float" office:value="1221" calcext:value-type="float">
            <text:p>1221</text:p>
          </table:table-cell>
          <table:table-cell table:style-name="ce17" office:value-type="float" office:value="47462" calcext:value-type="float">
            <text:p>47462</text:p>
          </table:table-cell>
          <table:table-cell table:style-name="ce17" office:value-type="string" calcext:value-type="string">
            <text:p>AUPS MANIPURAM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1222]=&quot;11 - 12&quot;;&quot;HSS&quot;;IF([.E1222]=&quot;8 - 12&quot;;&quot;HS, HSS&quot;;IF([.E1222]=&quot;8 - 10&quot;;&quot;HS&quot;;IF([.E1222]=&quot;1 - 4&quot;;&quot;LP&quot;;IF([.E1222]=&quot;5 -7&quot;;&quot;UP&quot;;IF([.E1222]=&quot;1 - 5&quot;;&quot;LP, UP&quot;;IF([.E1222]=&quot;5 - 10&quot;;&quot;UP, HS&quot;;IF([.E1222]=&quot;1 - 7&quot;;&quot;LP, UP&quot;;IF([.E1222]=&quot;1 -10&quot;;&quot;LP, UP, HS&quot;;IF([.E1222]=&quot;1 - 12&quot;;&quot;LP, UP, HS, HSS&quot;;IF([.E1222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oduvally</text:p>
          </table:table-cell>
          <table:table-cell table:number-columns-repeated="1016"/>
        </table:table-row>
        <table:table-row table:style-name="ro3">
          <table:table-cell table:style-name="ce17" office:value-type="float" office:value="1222" calcext:value-type="float">
            <text:p>1222</text:p>
          </table:table-cell>
          <table:table-cell table:style-name="ce17" office:value-type="float" office:value="47466" calcext:value-type="float">
            <text:p>47466</text:p>
          </table:table-cell>
          <table:table-cell table:style-name="ce17" office:value-type="string" calcext:value-type="string">
            <text:p>AUPS MADAVOOR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1223]=&quot;11 - 12&quot;;&quot;HSS&quot;;IF([.E1223]=&quot;8 - 12&quot;;&quot;HS, HSS&quot;;IF([.E1223]=&quot;8 - 10&quot;;&quot;HS&quot;;IF([.E1223]=&quot;1 - 4&quot;;&quot;LP&quot;;IF([.E1223]=&quot;5 -7&quot;;&quot;UP&quot;;IF([.E1223]=&quot;1 - 5&quot;;&quot;LP, UP&quot;;IF([.E1223]=&quot;5 - 10&quot;;&quot;UP, HS&quot;;IF([.E1223]=&quot;1 - 7&quot;;&quot;LP, UP&quot;;IF([.E1223]=&quot;1 -10&quot;;&quot;LP, UP, HS&quot;;IF([.E1223]=&quot;1 - 12&quot;;&quot;LP, UP, HS, HSS&quot;;IF([.E1223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oduvally</text:p>
          </table:table-cell>
          <table:table-cell table:number-columns-repeated="1016"/>
        </table:table-row>
        <table:table-row table:style-name="ro3">
          <table:table-cell table:style-name="ce17" office:value-type="float" office:value="1223" calcext:value-type="float">
            <text:p>1223</text:p>
          </table:table-cell>
          <table:table-cell table:style-name="ce17" office:value-type="float" office:value="47467" calcext:value-type="float">
            <text:p>47467</text:p>
          </table:table-cell>
          <table:table-cell table:style-name="ce17" office:value-type="string" calcext:value-type="string">
            <text:p>AUPS ERAVANNUR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1224]=&quot;11 - 12&quot;;&quot;HSS&quot;;IF([.E1224]=&quot;8 - 12&quot;;&quot;HS, HSS&quot;;IF([.E1224]=&quot;8 - 10&quot;;&quot;HS&quot;;IF([.E1224]=&quot;1 - 4&quot;;&quot;LP&quot;;IF([.E1224]=&quot;5 -7&quot;;&quot;UP&quot;;IF([.E1224]=&quot;1 - 5&quot;;&quot;LP, UP&quot;;IF([.E1224]=&quot;5 - 10&quot;;&quot;UP, HS&quot;;IF([.E1224]=&quot;1 - 7&quot;;&quot;LP, UP&quot;;IF([.E1224]=&quot;1 -10&quot;;&quot;LP, UP, HS&quot;;IF([.E1224]=&quot;1 - 12&quot;;&quot;LP, UP, HS, HSS&quot;;IF([.E1224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oduvally</text:p>
          </table:table-cell>
          <table:table-cell table:number-columns-repeated="1016"/>
        </table:table-row>
        <table:table-row table:style-name="ro3">
          <table:table-cell table:style-name="ce17" office:value-type="float" office:value="1224" calcext:value-type="float">
            <text:p>1224</text:p>
          </table:table-cell>
          <table:table-cell table:style-name="ce17" office:value-type="float" office:value="47468" calcext:value-type="float">
            <text:p>47468</text:p>
          </table:table-cell>
          <table:table-cell table:style-name="ce17" office:value-type="string" calcext:value-type="string">
            <text:p>HAZANIYA AUPS MUTTANCHERY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1225]=&quot;11 - 12&quot;;&quot;HSS&quot;;IF([.E1225]=&quot;8 - 12&quot;;&quot;HS, HSS&quot;;IF([.E1225]=&quot;8 - 10&quot;;&quot;HS&quot;;IF([.E1225]=&quot;1 - 4&quot;;&quot;LP&quot;;IF([.E1225]=&quot;5 -7&quot;;&quot;UP&quot;;IF([.E1225]=&quot;1 - 5&quot;;&quot;LP, UP&quot;;IF([.E1225]=&quot;5 - 10&quot;;&quot;UP, HS&quot;;IF([.E1225]=&quot;1 - 7&quot;;&quot;LP, UP&quot;;IF([.E1225]=&quot;1 -10&quot;;&quot;LP, UP, HS&quot;;IF([.E1225]=&quot;1 - 12&quot;;&quot;LP, UP, HS, HSS&quot;;IF([.E1225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oduvally</text:p>
          </table:table-cell>
          <table:table-cell table:number-columns-repeated="1016"/>
        </table:table-row>
        <table:table-row table:style-name="ro3">
          <table:table-cell table:style-name="ce17" office:value-type="float" office:value="1225" calcext:value-type="float">
            <text:p>1225</text:p>
          </table:table-cell>
          <table:table-cell table:style-name="ce17" office:value-type="float" office:value="47476" calcext:value-type="float">
            <text:p>47476</text:p>
          </table:table-cell>
          <table:table-cell table:style-name="ce17" office:value-type="string" calcext:value-type="string">
            <text:p>AUPS PUNNASSERY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1226]=&quot;11 - 12&quot;;&quot;HSS&quot;;IF([.E1226]=&quot;8 - 12&quot;;&quot;HS, HSS&quot;;IF([.E1226]=&quot;8 - 10&quot;;&quot;HS&quot;;IF([.E1226]=&quot;1 - 4&quot;;&quot;LP&quot;;IF([.E1226]=&quot;5 -7&quot;;&quot;UP&quot;;IF([.E1226]=&quot;1 - 5&quot;;&quot;LP, UP&quot;;IF([.E1226]=&quot;5 - 10&quot;;&quot;UP, HS&quot;;IF([.E1226]=&quot;1 - 7&quot;;&quot;LP, UP&quot;;IF([.E1226]=&quot;1 -10&quot;;&quot;LP, UP, HS&quot;;IF([.E1226]=&quot;1 - 12&quot;;&quot;LP, UP, HS, HSS&quot;;IF([.E1226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oduvally</text:p>
          </table:table-cell>
          <table:table-cell table:number-columns-repeated="1016"/>
        </table:table-row>
        <table:table-row table:style-name="ro3">
          <table:table-cell table:style-name="ce17" office:value-type="float" office:value="1226" calcext:value-type="float">
            <text:p>1226</text:p>
          </table:table-cell>
          <table:table-cell table:style-name="ce17" office:value-type="float" office:value="47477" calcext:value-type="float">
            <text:p>47477</text:p>
          </table:table-cell>
          <table:table-cell table:style-name="ce17" office:value-type="string" calcext:value-type="string">
            <text:p>AUPS NARIKKUNI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1 - 7</text:p>
          </table:table-cell>
          <table:table-cell table:style-name="ce17" table:formula="of:=IF([.E1227]=&quot;11 - 12&quot;;&quot;HSS&quot;;IF([.E1227]=&quot;8 - 12&quot;;&quot;HS, HSS&quot;;IF([.E1227]=&quot;8 - 10&quot;;&quot;HS&quot;;IF([.E1227]=&quot;1 - 4&quot;;&quot;LP&quot;;IF([.E1227]=&quot;5 -7&quot;;&quot;UP&quot;;IF([.E1227]=&quot;1 - 5&quot;;&quot;LP, UP&quot;;IF([.E1227]=&quot;5 - 10&quot;;&quot;UP, HS&quot;;IF([.E1227]=&quot;1 - 7&quot;;&quot;LP, UP&quot;;IF([.E1227]=&quot;1 -10&quot;;&quot;LP, UP, HS&quot;;IF([.E1227]=&quot;1 - 12&quot;;&quot;LP, UP, HS, HSS&quot;;IF([.E1227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Koduvally</text:p>
          </table:table-cell>
          <table:table-cell table:number-columns-repeated="1016"/>
        </table:table-row>
        <table:table-row table:style-name="ro3">
          <table:table-cell table:style-name="ce17" office:value-type="float" office:value="1227" calcext:value-type="float">
            <text:p>1227</text:p>
          </table:table-cell>
          <table:table-cell table:style-name="ce17" office:value-type="float" office:value="47478" calcext:value-type="float">
            <text:p>47478</text:p>
          </table:table-cell>
          <table:table-cell table:style-name="ce17" office:value-type="string" calcext:value-type="string">
            <text:p>AUPS NEDIYANAD </text:p>
          </table:table-cell>
          <table:table-cell table:style-name="ce17" office:value-type="string" calcext:value-type="string">
            <text:p>Aided</text:p>
          </table:table-cell>
          <table:table-cell table:style-name="ce17" office:value-type="string" calcext:value-type="string">
            <text:p>5 -7</text:p>
          </table:table-cell>
          <table:table-cell table:style-name="ce17" table:formula="of:=IF([.E1228]=&quot;11 - 12&quot;;&quot;HSS&quot;;IF([.E1228]=&quot;8 - 12&quot;;&quot;HS, HSS&quot;;IF([.E1228]=&quot;8 - 10&quot;;&quot;HS&quot;;IF([.E1228]=&quot;1 - 4&quot;;&quot;LP&quot;;IF([.E1228]=&quot;5 -7&quot;;&quot;UP&quot;;IF([.E1228]=&quot;1 - 5&quot;;&quot;LP, UP&quot;;IF([.E1228]=&quot;5 - 10&quot;;&quot;UP, HS&quot;;IF([.E1228]=&quot;1 - 7&quot;;&quot;LP, UP&quot;;IF([.E1228]=&quot;1 -10&quot;;&quot;LP, UP, HS&quot;;IF([.E1228]=&quot;1 - 12&quot;;&quot;LP, UP, HS, HSS&quot;;IF([.E1228]=&quot;5 - 12&quot;;&quot;UP, HS, HSS&quot;;&quot;&quot;)))))))))))" office:value-type="string" office:string-value="UP" calcext:value-type="string">
            <text:p>UP</text:p>
          </table:table-cell>
          <table:table-cell office:value-type="string" calcext:value-type="string">
            <text:p>Koduvally</text:p>
          </table:table-cell>
          <table:table-cell table:number-columns-repeated="1016"/>
        </table:table-row>
        <table:table-row table:style-name="ro3">
          <table:table-cell table:style-name="ce17" office:value-type="float" office:value="1228" calcext:value-type="float">
            <text:p>1228</text:p>
          </table:table-cell>
          <table:table-cell table:style-name="ce17" office:value-type="float" office:value="47065" calcext:value-type="float">
            <text:p>47065</text:p>
          </table:table-cell>
          <table:table-cell table:style-name="ce17" office:value-type="string" calcext:value-type="string">
            <text:p>KMO H S S KODUVALLY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1 - 12</text:p>
          </table:table-cell>
          <table:table-cell table:style-name="ce17" table:formula="of:=IF([.E1229]=&quot;11 - 12&quot;;&quot;HSS&quot;;IF([.E1229]=&quot;8 - 12&quot;;&quot;HS, HSS&quot;;IF([.E1229]=&quot;8 - 10&quot;;&quot;HS&quot;;IF([.E1229]=&quot;1 - 4&quot;;&quot;LP&quot;;IF([.E1229]=&quot;5 -7&quot;;&quot;UP&quot;;IF([.E1229]=&quot;1 - 5&quot;;&quot;LP, UP&quot;;IF([.E1229]=&quot;5 - 10&quot;;&quot;UP, HS&quot;;IF([.E1229]=&quot;1 - 7&quot;;&quot;LP, UP&quot;;IF([.E1229]=&quot;1 -10&quot;;&quot;LP, UP, HS&quot;;IF([.E1229]=&quot;1 - 12&quot;;&quot;LP, UP, HS, HSS&quot;;IF([.E1229]=&quot;5 - 12&quot;;&quot;UP, HS, HSS&quot;;&quot;&quot;)))))))))))" office:value-type="string" office:string-value="LP, UP, HS, HSS" calcext:value-type="string">
            <text:p>LP, UP, HS, HSS</text:p>
          </table:table-cell>
          <table:table-cell office:value-type="string" calcext:value-type="string">
            <text:p>Koduvally</text:p>
          </table:table-cell>
          <table:table-cell table:number-columns-repeated="1016"/>
        </table:table-row>
        <table:table-row table:style-name="ro3">
          <table:table-cell table:style-name="ce17" office:value-type="float" office:value="1229" calcext:value-type="float">
            <text:p>1229</text:p>
          </table:table-cell>
          <table:table-cell table:style-name="ce17" office:value-type="float" office:value="47105" calcext:value-type="float">
            <text:p>47105</text:p>
          </table:table-cell>
          <table:table-cell table:style-name="ce17" office:value-type="string" calcext:value-type="string">
            <text:p>CM CENTRE HS MADAVOOR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8 - 10</text:p>
          </table:table-cell>
          <table:table-cell table:style-name="ce17" table:formula="of:=IF([.E1230]=&quot;11 - 12&quot;;&quot;HSS&quot;;IF([.E1230]=&quot;8 - 12&quot;;&quot;HS, HSS&quot;;IF([.E1230]=&quot;8 - 10&quot;;&quot;HS&quot;;IF([.E1230]=&quot;1 - 4&quot;;&quot;LP&quot;;IF([.E1230]=&quot;5 -7&quot;;&quot;UP&quot;;IF([.E1230]=&quot;1 - 5&quot;;&quot;LP, UP&quot;;IF([.E1230]=&quot;5 - 10&quot;;&quot;UP, HS&quot;;IF([.E1230]=&quot;1 - 7&quot;;&quot;LP, UP&quot;;IF([.E1230]=&quot;1 -10&quot;;&quot;LP, UP, HS&quot;;IF([.E1230]=&quot;1 - 12&quot;;&quot;LP, UP, HS, HSS&quot;;IF([.E1230]=&quot;5 - 12&quot;;&quot;UP, HS, HSS&quot;;&quot;&quot;)))))))))))" office:value-type="string" office:string-value="HS" calcext:value-type="string">
            <text:p>HS</text:p>
          </table:table-cell>
          <table:table-cell office:value-type="string" calcext:value-type="string">
            <text:p>Koduvally</text:p>
          </table:table-cell>
          <table:table-cell table:number-columns-repeated="1016"/>
        </table:table-row>
        <table:table-row table:style-name="ro3">
          <table:table-cell table:style-name="ce17" office:value-type="float" office:value="1230" calcext:value-type="float">
            <text:p>1230</text:p>
          </table:table-cell>
          <table:table-cell table:style-name="ce17" office:value-type="float" office:value="47113" calcext:value-type="float">
            <text:p>47113</text:p>
          </table:table-cell>
          <table:table-cell table:style-name="ce17" office:value-type="string" calcext:value-type="string">
            <text:p>Vadihuda HS Omassery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5 - 10</text:p>
          </table:table-cell>
          <table:table-cell table:style-name="ce17" table:formula="of:=IF([.E1231]=&quot;11 - 12&quot;;&quot;HSS&quot;;IF([.E1231]=&quot;8 - 12&quot;;&quot;HS, HSS&quot;;IF([.E1231]=&quot;8 - 10&quot;;&quot;HS&quot;;IF([.E1231]=&quot;1 - 4&quot;;&quot;LP&quot;;IF([.E1231]=&quot;5 -7&quot;;&quot;UP&quot;;IF([.E1231]=&quot;1 - 5&quot;;&quot;LP, UP&quot;;IF([.E1231]=&quot;5 - 10&quot;;&quot;UP, HS&quot;;IF([.E1231]=&quot;1 - 7&quot;;&quot;LP, UP&quot;;IF([.E1231]=&quot;1 -10&quot;;&quot;LP, UP, HS&quot;;IF([.E1231]=&quot;1 - 12&quot;;&quot;LP, UP, HS, HSS&quot;;IF([.E1231]=&quot;5 - 12&quot;;&quot;UP, HS, HSS&quot;;&quot;&quot;)))))))))))" office:value-type="string" office:string-value="UP, HS" calcext:value-type="string">
            <text:p>UP, HS</text:p>
          </table:table-cell>
          <table:table-cell office:value-type="string" calcext:value-type="string">
            <text:p>Koduvally</text:p>
          </table:table-cell>
          <table:table-cell table:number-columns-repeated="1016"/>
        </table:table-row>
        <table:table-row table:style-name="ro3">
          <table:table-cell table:style-name="ce17" office:value-type="float" office:value="1231" calcext:value-type="float">
            <text:p>1231</text:p>
          </table:table-cell>
          <table:table-cell table:style-name="ce17" office:value-type="float" office:value="47123" calcext:value-type="float">
            <text:p>47123</text:p>
          </table:table-cell>
          <table:table-cell table:style-name="ce17" office:value-type="string" calcext:value-type="string">
            <text:p>ANSAR English Medium School,Karuvanpoyil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1 -10</text:p>
          </table:table-cell>
          <table:table-cell table:style-name="ce17" table:formula="of:=IF([.E1232]=&quot;11 - 12&quot;;&quot;HSS&quot;;IF([.E1232]=&quot;8 - 12&quot;;&quot;HS, HSS&quot;;IF([.E1232]=&quot;8 - 10&quot;;&quot;HS&quot;;IF([.E1232]=&quot;1 - 4&quot;;&quot;LP&quot;;IF([.E1232]=&quot;5 -7&quot;;&quot;UP&quot;;IF([.E1232]=&quot;1 - 5&quot;;&quot;LP, UP&quot;;IF([.E1232]=&quot;5 - 10&quot;;&quot;UP, HS&quot;;IF([.E1232]=&quot;1 - 7&quot;;&quot;LP, UP&quot;;IF([.E1232]=&quot;1 -10&quot;;&quot;LP, UP, HS&quot;;IF([.E1232]=&quot;1 - 12&quot;;&quot;LP, UP, HS, HSS&quot;;IF([.E1232]=&quot;5 - 12&quot;;&quot;UP, HS, HSS&quot;;&quot;&quot;)))))))))))" office:value-type="string" office:string-value="LP, UP, HS" calcext:value-type="string">
            <text:p>LP, UP, HS</text:p>
          </table:table-cell>
          <table:table-cell office:value-type="string" calcext:value-type="string">
            <text:p>Koduvally</text:p>
          </table:table-cell>
          <table:table-cell table:number-columns-repeated="1016"/>
        </table:table-row>
        <table:table-row table:style-name="ro3">
          <table:table-cell table:style-name="ce17" office:value-type="float" office:value="1232" calcext:value-type="float">
            <text:p>1232</text:p>
          </table:table-cell>
          <table:table-cell table:style-name="ce17" office:value-type="float" office:value="47456" calcext:value-type="float">
            <text:p>47456</text:p>
          </table:table-cell>
          <table:table-cell table:style-name="ce17" office:value-type="string" calcext:value-type="string">
            <text:p>SIRAJUL HUDA LPS KODUVALLY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233]=&quot;11 - 12&quot;;&quot;HSS&quot;;IF([.E1233]=&quot;8 - 12&quot;;&quot;HS, HSS&quot;;IF([.E1233]=&quot;8 - 10&quot;;&quot;HS&quot;;IF([.E1233]=&quot;1 - 4&quot;;&quot;LP&quot;;IF([.E1233]=&quot;5 -7&quot;;&quot;UP&quot;;IF([.E1233]=&quot;1 - 5&quot;;&quot;LP, UP&quot;;IF([.E1233]=&quot;5 - 10&quot;;&quot;UP, HS&quot;;IF([.E1233]=&quot;1 - 7&quot;;&quot;LP, UP&quot;;IF([.E1233]=&quot;1 -10&quot;;&quot;LP, UP, HS&quot;;IF([.E1233]=&quot;1 - 12&quot;;&quot;LP, UP, HS, HSS&quot;;IF([.E1233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duvally</text:p>
          </table:table-cell>
          <table:table-cell table:number-columns-repeated="1016"/>
        </table:table-row>
        <table:table-row table:style-name="ro3">
          <table:table-cell table:style-name="ce17" office:value-type="float" office:value="1233" calcext:value-type="float">
            <text:p>1233</text:p>
          </table:table-cell>
          <table:table-cell table:style-name="ce17" office:value-type="float" office:value="47457" calcext:value-type="float">
            <text:p>47457</text:p>
          </table:table-cell>
          <table:table-cell table:style-name="ce17" office:value-type="string" calcext:value-type="string">
            <text:p>SHAMSUL HUDA LPSKAREETIPARAMBA </text:p>
          </table:table-cell>
          <table:table-cell table:style-name="ce17" office:value-type="string" calcext:value-type="string">
            <text:p>Unaided Recognised</text:p>
          </table:table-cell>
          <table:table-cell table:style-name="ce17" office:value-type="string" calcext:value-type="string">
            <text:p>1 - 4</text:p>
          </table:table-cell>
          <table:table-cell table:style-name="ce17" table:formula="of:=IF([.E1234]=&quot;11 - 12&quot;;&quot;HSS&quot;;IF([.E1234]=&quot;8 - 12&quot;;&quot;HS, HSS&quot;;IF([.E1234]=&quot;8 - 10&quot;;&quot;HS&quot;;IF([.E1234]=&quot;1 - 4&quot;;&quot;LP&quot;;IF([.E1234]=&quot;5 -7&quot;;&quot;UP&quot;;IF([.E1234]=&quot;1 - 5&quot;;&quot;LP, UP&quot;;IF([.E1234]=&quot;5 - 10&quot;;&quot;UP, HS&quot;;IF([.E1234]=&quot;1 - 7&quot;;&quot;LP, UP&quot;;IF([.E1234]=&quot;1 -10&quot;;&quot;LP, UP, HS&quot;;IF([.E1234]=&quot;1 - 12&quot;;&quot;LP, UP, HS, HSS&quot;;IF([.E1234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Koduvally</text:p>
          </table:table-cell>
          <table:table-cell table:number-columns-repeated="1016"/>
        </table:table-row>
        <table:table-row table:style-name="ro3">
          <table:table-cell table:style-name="ce17" office:value-type="float" office:value="1234" calcext:value-type="float">
            <text:p>1234</text:p>
          </table:table-cell>
          <table:table-cell table:style-name="ce18" office:value-type="float" office:value="47023" calcext:value-type="float">
            <text:p>47023</text:p>
          </table:table-cell>
          <table:table-cell table:style-name="ce18" office:value-type="string" calcext:value-type="string">
            <text:p>GHSS SIVAPURAM </text:p>
          </table:table-cell>
          <table:table-cell table:style-name="ce18" office:value-type="string" calcext:value-type="string">
            <text:p>Government</text:p>
          </table:table-cell>
          <table:table-cell table:style-name="ce18" office:value-type="string" calcext:value-type="string">
            <text:p>1 - 12</text:p>
          </table:table-cell>
          <table:table-cell table:style-name="ce17" table:formula="of:=IF([.E1235]=&quot;11 - 12&quot;;&quot;HSS&quot;;IF([.E1235]=&quot;8 - 12&quot;;&quot;HS, HSS&quot;;IF([.E1235]=&quot;8 - 10&quot;;&quot;HS&quot;;IF([.E1235]=&quot;1 - 4&quot;;&quot;LP&quot;;IF([.E1235]=&quot;5 -7&quot;;&quot;UP&quot;;IF([.E1235]=&quot;1 - 5&quot;;&quot;LP, UP&quot;;IF([.E1235]=&quot;5 - 10&quot;;&quot;UP, HS&quot;;IF([.E1235]=&quot;1 - 7&quot;;&quot;LP, UP&quot;;IF([.E1235]=&quot;1 -10&quot;;&quot;LP, UP, HS&quot;;IF([.E1235]=&quot;1 - 12&quot;;&quot;LP, UP, HS, HSS&quot;;IF([.E1235]=&quot;5 - 12&quot;;&quot;UP, HS, HSS&quot;;&quot;&quot;)))))))))))" office:value-type="string" office:string-value="LP, UP, HS, HSS" calcext:value-type="string">
            <text:p>LP, UP, HS, HSS</text:p>
          </table:table-cell>
          <table:table-cell office:value-type="string" calcext:value-type="string">
            <text:p>Balu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235" calcext:value-type="float">
            <text:p>1235</text:p>
          </table:table-cell>
          <table:table-cell table:style-name="ce18" office:value-type="float" office:value="47028" calcext:value-type="float">
            <text:p>47028</text:p>
          </table:table-cell>
          <table:table-cell table:style-name="ce18" office:value-type="string" calcext:value-type="string">
            <text:p>G G H S S BALUSSERY </text:p>
          </table:table-cell>
          <table:table-cell table:style-name="ce18" office:value-type="string" calcext:value-type="string">
            <text:p>Government</text:p>
          </table:table-cell>
          <table:table-cell table:style-name="ce18" office:value-type="string" calcext:value-type="string">
            <text:p>5 - 12</text:p>
          </table:table-cell>
          <table:table-cell table:style-name="ce17" table:formula="of:=IF([.E1236]=&quot;11 - 12&quot;;&quot;HSS&quot;;IF([.E1236]=&quot;8 - 12&quot;;&quot;HS, HSS&quot;;IF([.E1236]=&quot;8 - 10&quot;;&quot;HS&quot;;IF([.E1236]=&quot;1 - 4&quot;;&quot;LP&quot;;IF([.E1236]=&quot;5 -7&quot;;&quot;UP&quot;;IF([.E1236]=&quot;1 - 5&quot;;&quot;LP, UP&quot;;IF([.E1236]=&quot;5 - 10&quot;;&quot;UP, HS&quot;;IF([.E1236]=&quot;1 - 7&quot;;&quot;LP, UP&quot;;IF([.E1236]=&quot;1 -10&quot;;&quot;LP, UP, HS&quot;;IF([.E1236]=&quot;1 - 12&quot;;&quot;LP, UP, HS, HSS&quot;;IF([.E1236]=&quot;5 - 12&quot;;&quot;UP, HS, HSS&quot;;&quot;&quot;)))))))))))" office:value-type="string" office:string-value="UP, HS, HSS" calcext:value-type="string">
            <text:p>UP, HS, HSS</text:p>
          </table:table-cell>
          <table:table-cell office:value-type="string" calcext:value-type="string">
            <text:p>Balu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236" calcext:value-type="float">
            <text:p>1236</text:p>
          </table:table-cell>
          <table:table-cell table:style-name="ce18" office:value-type="float" office:value="47029" calcext:value-type="float">
            <text:p>47029</text:p>
          </table:table-cell>
          <table:table-cell table:style-name="ce18" office:value-type="string" calcext:value-type="string">
            <text:p>GHSS POONOOR </text:p>
          </table:table-cell>
          <table:table-cell table:style-name="ce18" office:value-type="string" calcext:value-type="string">
            <text:p>Government</text:p>
          </table:table-cell>
          <table:table-cell table:style-name="ce18" office:value-type="string" calcext:value-type="string">
            <text:p>8 - 12</text:p>
          </table:table-cell>
          <table:table-cell table:style-name="ce17" table:formula="of:=IF([.E1237]=&quot;11 - 12&quot;;&quot;HSS&quot;;IF([.E1237]=&quot;8 - 12&quot;;&quot;HS, HSS&quot;;IF([.E1237]=&quot;8 - 10&quot;;&quot;HS&quot;;IF([.E1237]=&quot;1 - 4&quot;;&quot;LP&quot;;IF([.E1237]=&quot;5 -7&quot;;&quot;UP&quot;;IF([.E1237]=&quot;1 - 5&quot;;&quot;LP, UP&quot;;IF([.E1237]=&quot;5 - 10&quot;;&quot;UP, HS&quot;;IF([.E1237]=&quot;1 - 7&quot;;&quot;LP, UP&quot;;IF([.E1237]=&quot;1 -10&quot;;&quot;LP, UP, HS&quot;;IF([.E1237]=&quot;1 - 12&quot;;&quot;LP, UP, HS, HSS&quot;;IF([.E1237]=&quot;5 - 12&quot;;&quot;UP, HS, HSS&quot;;&quot;&quot;)))))))))))" office:value-type="string" office:string-value="HS, HSS" calcext:value-type="string">
            <text:p>HS, HSS</text:p>
          </table:table-cell>
          <table:table-cell office:value-type="string" calcext:value-type="string">
            <text:p>Balu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237" calcext:value-type="float">
            <text:p>1237</text:p>
          </table:table-cell>
          <table:table-cell table:style-name="ce18" office:value-type="float" office:value="47050" calcext:value-type="float">
            <text:p>47050</text:p>
          </table:table-cell>
          <table:table-cell table:style-name="ce18" office:value-type="string" calcext:value-type="string">
            <text:p>GHSS KOKKALLUR </text:p>
          </table:table-cell>
          <table:table-cell table:style-name="ce18" office:value-type="string" calcext:value-type="string">
            <text:p>Government</text:p>
          </table:table-cell>
          <table:table-cell table:style-name="ce18" office:value-type="string" calcext:value-type="string">
            <text:p>1 - 12</text:p>
          </table:table-cell>
          <table:table-cell table:style-name="ce17" table:formula="of:=IF([.E1238]=&quot;11 - 12&quot;;&quot;HSS&quot;;IF([.E1238]=&quot;8 - 12&quot;;&quot;HS, HSS&quot;;IF([.E1238]=&quot;8 - 10&quot;;&quot;HS&quot;;IF([.E1238]=&quot;1 - 4&quot;;&quot;LP&quot;;IF([.E1238]=&quot;5 -7&quot;;&quot;UP&quot;;IF([.E1238]=&quot;1 - 5&quot;;&quot;LP, UP&quot;;IF([.E1238]=&quot;5 - 10&quot;;&quot;UP, HS&quot;;IF([.E1238]=&quot;1 - 7&quot;;&quot;LP, UP&quot;;IF([.E1238]=&quot;1 -10&quot;;&quot;LP, UP, HS&quot;;IF([.E1238]=&quot;1 - 12&quot;;&quot;LP, UP, HS, HSS&quot;;IF([.E1238]=&quot;5 - 12&quot;;&quot;UP, HS, HSS&quot;;&quot;&quot;)))))))))))" office:value-type="string" office:string-value="LP, UP, HS, HSS" calcext:value-type="string">
            <text:p>LP, UP, HS, HSS</text:p>
          </table:table-cell>
          <table:table-cell office:value-type="string" calcext:value-type="string">
            <text:p>Balu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238" calcext:value-type="float">
            <text:p>1238</text:p>
          </table:table-cell>
          <table:table-cell table:style-name="ce18" office:value-type="float" office:value="47058" calcext:value-type="float">
            <text:p>47058</text:p>
          </table:table-cell>
          <table:table-cell table:style-name="ce18" office:value-type="string" calcext:value-type="string">
            <text:p>Swami Guruvarananda MemorialGovt. HSS Kolathur </text:p>
          </table:table-cell>
          <table:table-cell table:style-name="ce18" office:value-type="string" calcext:value-type="string">
            <text:p>Government</text:p>
          </table:table-cell>
          <table:table-cell table:style-name="ce18" office:value-type="string" calcext:value-type="string">
            <text:p>8 - 12</text:p>
          </table:table-cell>
          <table:table-cell table:style-name="ce17" table:formula="of:=IF([.E1239]=&quot;11 - 12&quot;;&quot;HSS&quot;;IF([.E1239]=&quot;8 - 12&quot;;&quot;HS, HSS&quot;;IF([.E1239]=&quot;8 - 10&quot;;&quot;HS&quot;;IF([.E1239]=&quot;1 - 4&quot;;&quot;LP&quot;;IF([.E1239]=&quot;5 -7&quot;;&quot;UP&quot;;IF([.E1239]=&quot;1 - 5&quot;;&quot;LP, UP&quot;;IF([.E1239]=&quot;5 - 10&quot;;&quot;UP, HS&quot;;IF([.E1239]=&quot;1 - 7&quot;;&quot;LP, UP&quot;;IF([.E1239]=&quot;1 -10&quot;;&quot;LP, UP, HS&quot;;IF([.E1239]=&quot;1 - 12&quot;;&quot;LP, UP, HS, HSS&quot;;IF([.E1239]=&quot;5 - 12&quot;;&quot;UP, HS, HSS&quot;;&quot;&quot;)))))))))))" office:value-type="string" office:string-value="HS, HSS" calcext:value-type="string">
            <text:p>HS, HSS</text:p>
          </table:table-cell>
          <table:table-cell office:value-type="string" calcext:value-type="string">
            <text:p>Balu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239" calcext:value-type="float">
            <text:p>1239</text:p>
          </table:table-cell>
          <table:table-cell table:style-name="ce18" office:value-type="float" office:value="47107" calcext:value-type="float">
            <text:p>47107</text:p>
          </table:table-cell>
          <table:table-cell table:style-name="ce18" office:value-type="string" calcext:value-type="string">
            <text:p>G V H S S BALUSSERY </text:p>
          </table:table-cell>
          <table:table-cell table:style-name="ce18" office:value-type="string" calcext:value-type="string">
            <text:p>Government</text:p>
          </table:table-cell>
          <table:table-cell table:style-name="ce18" office:value-type="string" calcext:value-type="string">
            <text:p>5 - 12</text:p>
          </table:table-cell>
          <table:table-cell table:style-name="ce17" table:formula="of:=IF([.E1240]=&quot;11 - 12&quot;;&quot;HSS&quot;;IF([.E1240]=&quot;8 - 12&quot;;&quot;HS, HSS&quot;;IF([.E1240]=&quot;8 - 10&quot;;&quot;HS&quot;;IF([.E1240]=&quot;1 - 4&quot;;&quot;LP&quot;;IF([.E1240]=&quot;5 -7&quot;;&quot;UP&quot;;IF([.E1240]=&quot;1 - 5&quot;;&quot;LP, UP&quot;;IF([.E1240]=&quot;5 - 10&quot;;&quot;UP, HS&quot;;IF([.E1240]=&quot;1 - 7&quot;;&quot;LP, UP&quot;;IF([.E1240]=&quot;1 -10&quot;;&quot;LP, UP, HS&quot;;IF([.E1240]=&quot;1 - 12&quot;;&quot;LP, UP, HS, HSS&quot;;IF([.E1240]=&quot;5 - 12&quot;;&quot;UP, HS, HSS&quot;;&quot;&quot;)))))))))))" office:value-type="string" office:string-value="UP, HS, HSS" calcext:value-type="string">
            <text:p>UP, HS, HSS</text:p>
          </table:table-cell>
          <table:table-cell office:value-type="string" calcext:value-type="string">
            <text:p>Balu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240" calcext:value-type="float">
            <text:p>1240</text:p>
          </table:table-cell>
          <table:table-cell table:style-name="ce18" office:value-type="float" office:value="47501" calcext:value-type="float">
            <text:p>47501</text:p>
          </table:table-cell>
          <table:table-cell table:style-name="ce18" office:value-type="string" calcext:value-type="string">
            <text:p>GLPS BALUSSERY </text:p>
          </table:table-cell>
          <table:table-cell table:style-name="ce18" office:value-type="string" calcext:value-type="string">
            <text:p>Government</text:p>
          </table:table-cell>
          <table:table-cell table:style-name="ce18" office:value-type="string" calcext:value-type="string">
            <text:p>1 - 4</text:p>
          </table:table-cell>
          <table:table-cell table:style-name="ce17" table:formula="of:=IF([.E1241]=&quot;11 - 12&quot;;&quot;HSS&quot;;IF([.E1241]=&quot;8 - 12&quot;;&quot;HS, HSS&quot;;IF([.E1241]=&quot;8 - 10&quot;;&quot;HS&quot;;IF([.E1241]=&quot;1 - 4&quot;;&quot;LP&quot;;IF([.E1241]=&quot;5 -7&quot;;&quot;UP&quot;;IF([.E1241]=&quot;1 - 5&quot;;&quot;LP, UP&quot;;IF([.E1241]=&quot;5 - 10&quot;;&quot;UP, HS&quot;;IF([.E1241]=&quot;1 - 7&quot;;&quot;LP, UP&quot;;IF([.E1241]=&quot;1 -10&quot;;&quot;LP, UP, HS&quot;;IF([.E1241]=&quot;1 - 12&quot;;&quot;LP, UP, HS, HSS&quot;;IF([.E1241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Balu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241" calcext:value-type="float">
            <text:p>1241</text:p>
          </table:table-cell>
          <table:table-cell table:style-name="ce18" office:value-type="float" office:value="47502" calcext:value-type="float">
            <text:p>47502</text:p>
          </table:table-cell>
          <table:table-cell table:style-name="ce18" office:value-type="string" calcext:value-type="string">
            <text:p>GLPS MANNAMPOYIL </text:p>
          </table:table-cell>
          <table:table-cell table:style-name="ce18" office:value-type="string" calcext:value-type="string">
            <text:p>Government</text:p>
          </table:table-cell>
          <table:table-cell table:style-name="ce18" office:value-type="string" calcext:value-type="string">
            <text:p>1 - 4</text:p>
          </table:table-cell>
          <table:table-cell table:style-name="ce17" table:formula="of:=IF([.E1242]=&quot;11 - 12&quot;;&quot;HSS&quot;;IF([.E1242]=&quot;8 - 12&quot;;&quot;HS, HSS&quot;;IF([.E1242]=&quot;8 - 10&quot;;&quot;HS&quot;;IF([.E1242]=&quot;1 - 4&quot;;&quot;LP&quot;;IF([.E1242]=&quot;5 -7&quot;;&quot;UP&quot;;IF([.E1242]=&quot;1 - 5&quot;;&quot;LP, UP&quot;;IF([.E1242]=&quot;5 - 10&quot;;&quot;UP, HS&quot;;IF([.E1242]=&quot;1 - 7&quot;;&quot;LP, UP&quot;;IF([.E1242]=&quot;1 -10&quot;;&quot;LP, UP, HS&quot;;IF([.E1242]=&quot;1 - 12&quot;;&quot;LP, UP, HS, HSS&quot;;IF([.E1242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Balu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242" calcext:value-type="float">
            <text:p>1242</text:p>
          </table:table-cell>
          <table:table-cell table:style-name="ce18" office:value-type="float" office:value="47503" calcext:value-type="float">
            <text:p>47503</text:p>
          </table:table-cell>
          <table:table-cell table:style-name="ce18" office:value-type="string" calcext:value-type="string">
            <text:p>GLPS PANAYI </text:p>
          </table:table-cell>
          <table:table-cell table:style-name="ce18" office:value-type="string" calcext:value-type="string">
            <text:p>Government</text:p>
          </table:table-cell>
          <table:table-cell table:style-name="ce18" office:value-type="string" calcext:value-type="string">
            <text:p>1 - 4</text:p>
          </table:table-cell>
          <table:table-cell table:style-name="ce17" table:formula="of:=IF([.E1243]=&quot;11 - 12&quot;;&quot;HSS&quot;;IF([.E1243]=&quot;8 - 12&quot;;&quot;HS, HSS&quot;;IF([.E1243]=&quot;8 - 10&quot;;&quot;HS&quot;;IF([.E1243]=&quot;1 - 4&quot;;&quot;LP&quot;;IF([.E1243]=&quot;5 -7&quot;;&quot;UP&quot;;IF([.E1243]=&quot;1 - 5&quot;;&quot;LP, UP&quot;;IF([.E1243]=&quot;5 - 10&quot;;&quot;UP, HS&quot;;IF([.E1243]=&quot;1 - 7&quot;;&quot;LP, UP&quot;;IF([.E1243]=&quot;1 -10&quot;;&quot;LP, UP, HS&quot;;IF([.E1243]=&quot;1 - 12&quot;;&quot;LP, UP, HS, HSS&quot;;IF([.E1243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Balu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243" calcext:value-type="float">
            <text:p>1243</text:p>
          </table:table-cell>
          <table:table-cell table:style-name="ce18" office:value-type="float" office:value="47509" calcext:value-type="float">
            <text:p>47509</text:p>
          </table:table-cell>
          <table:table-cell table:style-name="ce18" office:value-type="string" calcext:value-type="string">
            <text:p>GLPS ERAMANGALAM </text:p>
          </table:table-cell>
          <table:table-cell table:style-name="ce18" office:value-type="string" calcext:value-type="string">
            <text:p>Government</text:p>
          </table:table-cell>
          <table:table-cell table:style-name="ce18" office:value-type="string" calcext:value-type="string">
            <text:p>1 - 4</text:p>
          </table:table-cell>
          <table:table-cell table:style-name="ce17" table:formula="of:=IF([.E1244]=&quot;11 - 12&quot;;&quot;HSS&quot;;IF([.E1244]=&quot;8 - 12&quot;;&quot;HS, HSS&quot;;IF([.E1244]=&quot;8 - 10&quot;;&quot;HS&quot;;IF([.E1244]=&quot;1 - 4&quot;;&quot;LP&quot;;IF([.E1244]=&quot;5 -7&quot;;&quot;UP&quot;;IF([.E1244]=&quot;1 - 5&quot;;&quot;LP, UP&quot;;IF([.E1244]=&quot;5 - 10&quot;;&quot;UP, HS&quot;;IF([.E1244]=&quot;1 - 7&quot;;&quot;LP, UP&quot;;IF([.E1244]=&quot;1 -10&quot;;&quot;LP, UP, HS&quot;;IF([.E1244]=&quot;1 - 12&quot;;&quot;LP, UP, HS, HSS&quot;;IF([.E1244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Balu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244" calcext:value-type="float">
            <text:p>1244</text:p>
          </table:table-cell>
          <table:table-cell table:style-name="ce18" office:value-type="float" office:value="47525" calcext:value-type="float">
            <text:p>47525</text:p>
          </table:table-cell>
          <table:table-cell table:style-name="ce18" office:value-type="string" calcext:value-type="string">
            <text:p>GLPS KINALUR EAST </text:p>
          </table:table-cell>
          <table:table-cell table:style-name="ce18" office:value-type="string" calcext:value-type="string">
            <text:p>Government</text:p>
          </table:table-cell>
          <table:table-cell table:style-name="ce18" office:value-type="string" calcext:value-type="string">
            <text:p>1 - 4</text:p>
          </table:table-cell>
          <table:table-cell table:style-name="ce17" table:formula="of:=IF([.E1245]=&quot;11 - 12&quot;;&quot;HSS&quot;;IF([.E1245]=&quot;8 - 12&quot;;&quot;HS, HSS&quot;;IF([.E1245]=&quot;8 - 10&quot;;&quot;HS&quot;;IF([.E1245]=&quot;1 - 4&quot;;&quot;LP&quot;;IF([.E1245]=&quot;5 -7&quot;;&quot;UP&quot;;IF([.E1245]=&quot;1 - 5&quot;;&quot;LP, UP&quot;;IF([.E1245]=&quot;5 - 10&quot;;&quot;UP, HS&quot;;IF([.E1245]=&quot;1 - 7&quot;;&quot;LP, UP&quot;;IF([.E1245]=&quot;1 -10&quot;;&quot;LP, UP, HS&quot;;IF([.E1245]=&quot;1 - 12&quot;;&quot;LP, UP, HS, HSS&quot;;IF([.E1245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Balu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245" calcext:value-type="float">
            <text:p>1245</text:p>
          </table:table-cell>
          <table:table-cell table:style-name="ce18" office:value-type="float" office:value="47526" calcext:value-type="float">
            <text:p>47526</text:p>
          </table:table-cell>
          <table:table-cell table:style-name="ce18" office:value-type="string" calcext:value-type="string">
            <text:p>GLPS KANTHAPURAM </text:p>
          </table:table-cell>
          <table:table-cell table:style-name="ce18" office:value-type="string" calcext:value-type="string">
            <text:p>Government</text:p>
          </table:table-cell>
          <table:table-cell table:style-name="ce18" office:value-type="string" calcext:value-type="string">
            <text:p>1 - 4</text:p>
          </table:table-cell>
          <table:table-cell table:style-name="ce17" table:formula="of:=IF([.E1246]=&quot;11 - 12&quot;;&quot;HSS&quot;;IF([.E1246]=&quot;8 - 12&quot;;&quot;HS, HSS&quot;;IF([.E1246]=&quot;8 - 10&quot;;&quot;HS&quot;;IF([.E1246]=&quot;1 - 4&quot;;&quot;LP&quot;;IF([.E1246]=&quot;5 -7&quot;;&quot;UP&quot;;IF([.E1246]=&quot;1 - 5&quot;;&quot;LP, UP&quot;;IF([.E1246]=&quot;5 - 10&quot;;&quot;UP, HS&quot;;IF([.E1246]=&quot;1 - 7&quot;;&quot;LP, UP&quot;;IF([.E1246]=&quot;1 -10&quot;;&quot;LP, UP, HS&quot;;IF([.E1246]=&quot;1 - 12&quot;;&quot;LP, UP, HS, HSS&quot;;IF([.E1246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Balu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246" calcext:value-type="float">
            <text:p>1246</text:p>
          </table:table-cell>
          <table:table-cell table:style-name="ce18" office:value-type="float" office:value="47527" calcext:value-type="float">
            <text:p>47527</text:p>
          </table:table-cell>
          <table:table-cell table:style-name="ce18" office:value-type="string" calcext:value-type="string">
            <text:p>GMLPS KANTHAPURAM </text:p>
          </table:table-cell>
          <table:table-cell table:style-name="ce18" office:value-type="string" calcext:value-type="string">
            <text:p>Government</text:p>
          </table:table-cell>
          <table:table-cell table:style-name="ce18" office:value-type="string" calcext:value-type="string">
            <text:p>1 - 4</text:p>
          </table:table-cell>
          <table:table-cell table:style-name="ce17" table:formula="of:=IF([.E1247]=&quot;11 - 12&quot;;&quot;HSS&quot;;IF([.E1247]=&quot;8 - 12&quot;;&quot;HS, HSS&quot;;IF([.E1247]=&quot;8 - 10&quot;;&quot;HS&quot;;IF([.E1247]=&quot;1 - 4&quot;;&quot;LP&quot;;IF([.E1247]=&quot;5 -7&quot;;&quot;UP&quot;;IF([.E1247]=&quot;1 - 5&quot;;&quot;LP, UP&quot;;IF([.E1247]=&quot;5 - 10&quot;;&quot;UP, HS&quot;;IF([.E1247]=&quot;1 - 7&quot;;&quot;LP, UP&quot;;IF([.E1247]=&quot;1 -10&quot;;&quot;LP, UP, HS&quot;;IF([.E1247]=&quot;1 - 12&quot;;&quot;LP, UP, HS, HSS&quot;;IF([.E1247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Balu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247" calcext:value-type="float">
            <text:p>1247</text:p>
          </table:table-cell>
          <table:table-cell table:style-name="ce18" office:value-type="float" office:value="47528" calcext:value-type="float">
            <text:p>47528</text:p>
          </table:table-cell>
          <table:table-cell table:style-name="ce18" office:value-type="string" calcext:value-type="string">
            <text:p>GLPS MADATHUMPOYIL </text:p>
          </table:table-cell>
          <table:table-cell table:style-name="ce18" office:value-type="string" calcext:value-type="string">
            <text:p>Government</text:p>
          </table:table-cell>
          <table:table-cell table:style-name="ce18" office:value-type="string" calcext:value-type="string">
            <text:p>1 - 4</text:p>
          </table:table-cell>
          <table:table-cell table:style-name="ce17" table:formula="of:=IF([.E1248]=&quot;11 - 12&quot;;&quot;HSS&quot;;IF([.E1248]=&quot;8 - 12&quot;;&quot;HS, HSS&quot;;IF([.E1248]=&quot;8 - 10&quot;;&quot;HS&quot;;IF([.E1248]=&quot;1 - 4&quot;;&quot;LP&quot;;IF([.E1248]=&quot;5 -7&quot;;&quot;UP&quot;;IF([.E1248]=&quot;1 - 5&quot;;&quot;LP, UP&quot;;IF([.E1248]=&quot;5 - 10&quot;;&quot;UP, HS&quot;;IF([.E1248]=&quot;1 - 7&quot;;&quot;LP, UP&quot;;IF([.E1248]=&quot;1 -10&quot;;&quot;LP, UP, HS&quot;;IF([.E1248]=&quot;1 - 12&quot;;&quot;LP, UP, HS, HSS&quot;;IF([.E1248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Balu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248" calcext:value-type="float">
            <text:p>1248</text:p>
          </table:table-cell>
          <table:table-cell table:style-name="ce18" office:value-type="float" office:value="47529" calcext:value-type="float">
            <text:p>47529</text:p>
          </table:table-cell>
          <table:table-cell table:style-name="ce18" office:value-type="string" calcext:value-type="string">
            <text:p>GLPS PALLIYOTH </text:p>
          </table:table-cell>
          <table:table-cell table:style-name="ce18" office:value-type="string" calcext:value-type="string">
            <text:p>Government</text:p>
          </table:table-cell>
          <table:table-cell table:style-name="ce18" office:value-type="string" calcext:value-type="string">
            <text:p>1 - 4</text:p>
          </table:table-cell>
          <table:table-cell table:style-name="ce17" table:formula="of:=IF([.E1249]=&quot;11 - 12&quot;;&quot;HSS&quot;;IF([.E1249]=&quot;8 - 12&quot;;&quot;HS, HSS&quot;;IF([.E1249]=&quot;8 - 10&quot;;&quot;HS&quot;;IF([.E1249]=&quot;1 - 4&quot;;&quot;LP&quot;;IF([.E1249]=&quot;5 -7&quot;;&quot;UP&quot;;IF([.E1249]=&quot;1 - 5&quot;;&quot;LP, UP&quot;;IF([.E1249]=&quot;5 - 10&quot;;&quot;UP, HS&quot;;IF([.E1249]=&quot;1 - 7&quot;;&quot;LP, UP&quot;;IF([.E1249]=&quot;1 -10&quot;;&quot;LP, UP, HS&quot;;IF([.E1249]=&quot;1 - 12&quot;;&quot;LP, UP, HS, HSS&quot;;IF([.E1249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Balu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249" calcext:value-type="float">
            <text:p>1249</text:p>
          </table:table-cell>
          <table:table-cell table:style-name="ce18" office:value-type="float" office:value="47530" calcext:value-type="float">
            <text:p>47530</text:p>
          </table:table-cell>
          <table:table-cell table:style-name="ce18" office:value-type="string" calcext:value-type="string">
            <text:p>GLPS POONOOR </text:p>
          </table:table-cell>
          <table:table-cell table:style-name="ce18" office:value-type="string" calcext:value-type="string">
            <text:p>Government</text:p>
          </table:table-cell>
          <table:table-cell table:style-name="ce18" office:value-type="string" calcext:value-type="string">
            <text:p>1 - 4</text:p>
          </table:table-cell>
          <table:table-cell table:style-name="ce17" table:formula="of:=IF([.E1250]=&quot;11 - 12&quot;;&quot;HSS&quot;;IF([.E1250]=&quot;8 - 12&quot;;&quot;HS, HSS&quot;;IF([.E1250]=&quot;8 - 10&quot;;&quot;HS&quot;;IF([.E1250]=&quot;1 - 4&quot;;&quot;LP&quot;;IF([.E1250]=&quot;5 -7&quot;;&quot;UP&quot;;IF([.E1250]=&quot;1 - 5&quot;;&quot;LP, UP&quot;;IF([.E1250]=&quot;5 - 10&quot;;&quot;UP, HS&quot;;IF([.E1250]=&quot;1 - 7&quot;;&quot;LP, UP&quot;;IF([.E1250]=&quot;1 -10&quot;;&quot;LP, UP, HS&quot;;IF([.E1250]=&quot;1 - 12&quot;;&quot;LP, UP, HS, HSS&quot;;IF([.E1250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Balu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250" calcext:value-type="float">
            <text:p>1250</text:p>
          </table:table-cell>
          <table:table-cell table:style-name="ce18" office:value-type="float" office:value="47531" calcext:value-type="float">
            <text:p>47531</text:p>
          </table:table-cell>
          <table:table-cell table:style-name="ce18" office:value-type="string" calcext:value-type="string">
            <text:p>GMLPS POONOOR </text:p>
          </table:table-cell>
          <table:table-cell table:style-name="ce18" office:value-type="string" calcext:value-type="string">
            <text:p>Government</text:p>
          </table:table-cell>
          <table:table-cell table:style-name="ce18" office:value-type="string" calcext:value-type="string">
            <text:p>1 - 4</text:p>
          </table:table-cell>
          <table:table-cell table:style-name="ce17" table:formula="of:=IF([.E1251]=&quot;11 - 12&quot;;&quot;HSS&quot;;IF([.E1251]=&quot;8 - 12&quot;;&quot;HS, HSS&quot;;IF([.E1251]=&quot;8 - 10&quot;;&quot;HS&quot;;IF([.E1251]=&quot;1 - 4&quot;;&quot;LP&quot;;IF([.E1251]=&quot;5 -7&quot;;&quot;UP&quot;;IF([.E1251]=&quot;1 - 5&quot;;&quot;LP, UP&quot;;IF([.E1251]=&quot;5 - 10&quot;;&quot;UP, HS&quot;;IF([.E1251]=&quot;1 - 7&quot;;&quot;LP, UP&quot;;IF([.E1251]=&quot;1 -10&quot;;&quot;LP, UP, HS&quot;;IF([.E1251]=&quot;1 - 12&quot;;&quot;LP, UP, HS, HSS&quot;;IF([.E1251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Balu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251" calcext:value-type="float">
            <text:p>1251</text:p>
          </table:table-cell>
          <table:table-cell table:style-name="ce18" office:value-type="float" office:value="47532" calcext:value-type="float">
            <text:p>47532</text:p>
          </table:table-cell>
          <table:table-cell table:style-name="ce18" office:value-type="string" calcext:value-type="string">
            <text:p>GMLPS UNNIKULAM </text:p>
          </table:table-cell>
          <table:table-cell table:style-name="ce18" office:value-type="string" calcext:value-type="string">
            <text:p>Government</text:p>
          </table:table-cell>
          <table:table-cell table:style-name="ce18" office:value-type="string" calcext:value-type="string">
            <text:p>1 - 4</text:p>
          </table:table-cell>
          <table:table-cell table:style-name="ce17" table:formula="of:=IF([.E1252]=&quot;11 - 12&quot;;&quot;HSS&quot;;IF([.E1252]=&quot;8 - 12&quot;;&quot;HS, HSS&quot;;IF([.E1252]=&quot;8 - 10&quot;;&quot;HS&quot;;IF([.E1252]=&quot;1 - 4&quot;;&quot;LP&quot;;IF([.E1252]=&quot;5 -7&quot;;&quot;UP&quot;;IF([.E1252]=&quot;1 - 5&quot;;&quot;LP, UP&quot;;IF([.E1252]=&quot;5 - 10&quot;;&quot;UP, HS&quot;;IF([.E1252]=&quot;1 - 7&quot;;&quot;LP, UP&quot;;IF([.E1252]=&quot;1 -10&quot;;&quot;LP, UP, HS&quot;;IF([.E1252]=&quot;1 - 12&quot;;&quot;LP, UP, HS, HSS&quot;;IF([.E1252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Balu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252" calcext:value-type="float">
            <text:p>1252</text:p>
          </table:table-cell>
          <table:table-cell table:style-name="ce18" office:value-type="float" office:value="47536" calcext:value-type="float">
            <text:p>47536</text:p>
          </table:table-cell>
          <table:table-cell table:style-name="ce18" office:value-type="string" calcext:value-type="string">
            <text:p>GLPS MUNDOTH </text:p>
          </table:table-cell>
          <table:table-cell table:style-name="ce18" office:value-type="string" calcext:value-type="string">
            <text:p>Government</text:p>
          </table:table-cell>
          <table:table-cell table:style-name="ce18" office:value-type="string" calcext:value-type="string">
            <text:p>1 - 4</text:p>
          </table:table-cell>
          <table:table-cell table:style-name="ce17" table:formula="of:=IF([.E1253]=&quot;11 - 12&quot;;&quot;HSS&quot;;IF([.E1253]=&quot;8 - 12&quot;;&quot;HS, HSS&quot;;IF([.E1253]=&quot;8 - 10&quot;;&quot;HS&quot;;IF([.E1253]=&quot;1 - 4&quot;;&quot;LP&quot;;IF([.E1253]=&quot;5 -7&quot;;&quot;UP&quot;;IF([.E1253]=&quot;1 - 5&quot;;&quot;LP, UP&quot;;IF([.E1253]=&quot;5 - 10&quot;;&quot;UP, HS&quot;;IF([.E1253]=&quot;1 - 7&quot;;&quot;LP, UP&quot;;IF([.E1253]=&quot;1 -10&quot;;&quot;LP, UP, HS&quot;;IF([.E1253]=&quot;1 - 12&quot;;&quot;LP, UP, HS, HSS&quot;;IF([.E1253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Balu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253" calcext:value-type="float">
            <text:p>1253</text:p>
          </table:table-cell>
          <table:table-cell table:style-name="ce18" office:value-type="float" office:value="47537" calcext:value-type="float">
            <text:p>47537</text:p>
          </table:table-cell>
          <table:table-cell table:style-name="ce18" office:value-type="string" calcext:value-type="string">
            <text:p>GLPS ORAVIL </text:p>
          </table:table-cell>
          <table:table-cell table:style-name="ce18" office:value-type="string" calcext:value-type="string">
            <text:p>Government</text:p>
          </table:table-cell>
          <table:table-cell table:style-name="ce18" office:value-type="string" calcext:value-type="string">
            <text:p>1 - 4</text:p>
          </table:table-cell>
          <table:table-cell table:style-name="ce17" table:formula="of:=IF([.E1254]=&quot;11 - 12&quot;;&quot;HSS&quot;;IF([.E1254]=&quot;8 - 12&quot;;&quot;HS, HSS&quot;;IF([.E1254]=&quot;8 - 10&quot;;&quot;HS&quot;;IF([.E1254]=&quot;1 - 4&quot;;&quot;LP&quot;;IF([.E1254]=&quot;5 -7&quot;;&quot;UP&quot;;IF([.E1254]=&quot;1 - 5&quot;;&quot;LP, UP&quot;;IF([.E1254]=&quot;5 - 10&quot;;&quot;UP, HS&quot;;IF([.E1254]=&quot;1 - 7&quot;;&quot;LP, UP&quot;;IF([.E1254]=&quot;1 -10&quot;;&quot;LP, UP, HS&quot;;IF([.E1254]=&quot;1 - 12&quot;;&quot;LP, UP, HS, HSS&quot;;IF([.E1254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Balu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254" calcext:value-type="float">
            <text:p>1254</text:p>
          </table:table-cell>
          <table:table-cell table:style-name="ce18" office:value-type="float" office:value="47538" calcext:value-type="float">
            <text:p>47538</text:p>
          </table:table-cell>
          <table:table-cell table:style-name="ce18" office:value-type="string" calcext:value-type="string">
            <text:p>GLPS ULLIYERI </text:p>
          </table:table-cell>
          <table:table-cell table:style-name="ce18" office:value-type="string" calcext:value-type="string">
            <text:p>Government</text:p>
          </table:table-cell>
          <table:table-cell table:style-name="ce18" office:value-type="string" calcext:value-type="string">
            <text:p>1 - 4</text:p>
          </table:table-cell>
          <table:table-cell table:style-name="ce17" table:formula="of:=IF([.E1255]=&quot;11 - 12&quot;;&quot;HSS&quot;;IF([.E1255]=&quot;8 - 12&quot;;&quot;HS, HSS&quot;;IF([.E1255]=&quot;8 - 10&quot;;&quot;HS&quot;;IF([.E1255]=&quot;1 - 4&quot;;&quot;LP&quot;;IF([.E1255]=&quot;5 -7&quot;;&quot;UP&quot;;IF([.E1255]=&quot;1 - 5&quot;;&quot;LP, UP&quot;;IF([.E1255]=&quot;5 - 10&quot;;&quot;UP, HS&quot;;IF([.E1255]=&quot;1 - 7&quot;;&quot;LP, UP&quot;;IF([.E1255]=&quot;1 -10&quot;;&quot;LP, UP, HS&quot;;IF([.E1255]=&quot;1 - 12&quot;;&quot;LP, UP, HS, HSS&quot;;IF([.E1255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Balu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255" calcext:value-type="float">
            <text:p>1255</text:p>
          </table:table-cell>
          <table:table-cell table:style-name="ce18" office:value-type="float" office:value="47552" calcext:value-type="float">
            <text:p>47552</text:p>
          </table:table-cell>
          <table:table-cell table:style-name="ce18" office:value-type="string" calcext:value-type="string">
            <text:p>GUPS UNNIKULAM </text:p>
          </table:table-cell>
          <table:table-cell table:style-name="ce18" office:value-type="string" calcext:value-type="string">
            <text:p>Government</text:p>
          </table:table-cell>
          <table:table-cell table:style-name="ce18" office:value-type="string" calcext:value-type="string">
            <text:p>1 - 7</text:p>
          </table:table-cell>
          <table:table-cell table:style-name="ce17" table:formula="of:=IF([.E1256]=&quot;11 - 12&quot;;&quot;HSS&quot;;IF([.E1256]=&quot;8 - 12&quot;;&quot;HS, HSS&quot;;IF([.E1256]=&quot;8 - 10&quot;;&quot;HS&quot;;IF([.E1256]=&quot;1 - 4&quot;;&quot;LP&quot;;IF([.E1256]=&quot;5 -7&quot;;&quot;UP&quot;;IF([.E1256]=&quot;1 - 5&quot;;&quot;LP, UP&quot;;IF([.E1256]=&quot;5 - 10&quot;;&quot;UP, HS&quot;;IF([.E1256]=&quot;1 - 7&quot;;&quot;LP, UP&quot;;IF([.E1256]=&quot;1 -10&quot;;&quot;LP, UP, HS&quot;;IF([.E1256]=&quot;1 - 12&quot;;&quot;LP, UP, HS, HSS&quot;;IF([.E1256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Balu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256" calcext:value-type="float">
            <text:p>1256</text:p>
          </table:table-cell>
          <table:table-cell table:style-name="ce18" office:value-type="float" office:value="47553" calcext:value-type="float">
            <text:p>47553</text:p>
          </table:table-cell>
          <table:table-cell table:style-name="ce18" office:value-type="string" calcext:value-type="string">
            <text:p>GUPS KINALUR </text:p>
          </table:table-cell>
          <table:table-cell table:style-name="ce18" office:value-type="string" calcext:value-type="string">
            <text:p>Government</text:p>
          </table:table-cell>
          <table:table-cell table:style-name="ce18" office:value-type="string" calcext:value-type="string">
            <text:p>1 - 7</text:p>
          </table:table-cell>
          <table:table-cell table:style-name="ce17" table:formula="of:=IF([.E1257]=&quot;11 - 12&quot;;&quot;HSS&quot;;IF([.E1257]=&quot;8 - 12&quot;;&quot;HS, HSS&quot;;IF([.E1257]=&quot;8 - 10&quot;;&quot;HS&quot;;IF([.E1257]=&quot;1 - 4&quot;;&quot;LP&quot;;IF([.E1257]=&quot;5 -7&quot;;&quot;UP&quot;;IF([.E1257]=&quot;1 - 5&quot;;&quot;LP, UP&quot;;IF([.E1257]=&quot;5 - 10&quot;;&quot;UP, HS&quot;;IF([.E1257]=&quot;1 - 7&quot;;&quot;LP, UP&quot;;IF([.E1257]=&quot;1 -10&quot;;&quot;LP, UP, HS&quot;;IF([.E1257]=&quot;1 - 12&quot;;&quot;LP, UP, HS, HSS&quot;;IF([.E1257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Balu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257" calcext:value-type="float">
            <text:p>1257</text:p>
          </table:table-cell>
          <table:table-cell table:style-name="ce18" office:value-type="float" office:value="47571" calcext:value-type="float">
            <text:p>47571</text:p>
          </table:table-cell>
          <table:table-cell table:style-name="ce18" office:value-type="string" calcext:value-type="string">
            <text:p>GMUPS POONOOR </text:p>
          </table:table-cell>
          <table:table-cell table:style-name="ce18" office:value-type="string" calcext:value-type="string">
            <text:p>Government</text:p>
          </table:table-cell>
          <table:table-cell table:style-name="ce18" office:value-type="string" calcext:value-type="string">
            <text:p>5 -7</text:p>
          </table:table-cell>
          <table:table-cell table:style-name="ce17" table:formula="of:=IF([.E1258]=&quot;11 - 12&quot;;&quot;HSS&quot;;IF([.E1258]=&quot;8 - 12&quot;;&quot;HS, HSS&quot;;IF([.E1258]=&quot;8 - 10&quot;;&quot;HS&quot;;IF([.E1258]=&quot;1 - 4&quot;;&quot;LP&quot;;IF([.E1258]=&quot;5 -7&quot;;&quot;UP&quot;;IF([.E1258]=&quot;1 - 5&quot;;&quot;LP, UP&quot;;IF([.E1258]=&quot;5 - 10&quot;;&quot;UP, HS&quot;;IF([.E1258]=&quot;1 - 7&quot;;&quot;LP, UP&quot;;IF([.E1258]=&quot;1 -10&quot;;&quot;LP, UP, HS&quot;;IF([.E1258]=&quot;1 - 12&quot;;&quot;LP, UP, HS, HSS&quot;;IF([.E1258]=&quot;5 - 12&quot;;&quot;UP, HS, HSS&quot;;&quot;&quot;)))))))))))" office:value-type="string" office:string-value="UP" calcext:value-type="string">
            <text:p>UP</text:p>
          </table:table-cell>
          <table:table-cell office:value-type="string" calcext:value-type="string">
            <text:p>Balu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258" calcext:value-type="float">
            <text:p>1258</text:p>
          </table:table-cell>
          <table:table-cell table:style-name="ce18" office:value-type="float" office:value="47022" calcext:value-type="float">
            <text:p>47022</text:p>
          </table:table-cell>
          <table:table-cell table:style-name="ce18" office:value-type="string" calcext:value-type="string">
            <text:p>NANMINDA HSS NANMINDA </text:p>
          </table:table-cell>
          <table:table-cell table:style-name="ce18" office:value-type="string" calcext:value-type="string">
            <text:p>Aided</text:p>
          </table:table-cell>
          <table:table-cell table:style-name="ce18" office:value-type="string" calcext:value-type="string">
            <text:p>5 - 12</text:p>
          </table:table-cell>
          <table:table-cell table:style-name="ce17" table:formula="of:=IF([.E1259]=&quot;11 - 12&quot;;&quot;HSS&quot;;IF([.E1259]=&quot;8 - 12&quot;;&quot;HS, HSS&quot;;IF([.E1259]=&quot;8 - 10&quot;;&quot;HS&quot;;IF([.E1259]=&quot;1 - 4&quot;;&quot;LP&quot;;IF([.E1259]=&quot;5 -7&quot;;&quot;UP&quot;;IF([.E1259]=&quot;1 - 5&quot;;&quot;LP, UP&quot;;IF([.E1259]=&quot;5 - 10&quot;;&quot;UP, HS&quot;;IF([.E1259]=&quot;1 - 7&quot;;&quot;LP, UP&quot;;IF([.E1259]=&quot;1 -10&quot;;&quot;LP, UP, HS&quot;;IF([.E1259]=&quot;1 - 12&quot;;&quot;LP, UP, HS, HSS&quot;;IF([.E1259]=&quot;5 - 12&quot;;&quot;UP, HS, HSS&quot;;&quot;&quot;)))))))))))" office:value-type="string" office:string-value="UP, HS, HSS" calcext:value-type="string">
            <text:p>UP, HS, HSS</text:p>
          </table:table-cell>
          <table:table-cell office:value-type="string" calcext:value-type="string">
            <text:p>Balu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259" calcext:value-type="float">
            <text:p>1259</text:p>
          </table:table-cell>
          <table:table-cell table:style-name="ce18" office:value-type="float" office:value="47024" calcext:value-type="float">
            <text:p>47024</text:p>
          </table:table-cell>
          <table:table-cell table:style-name="ce18" office:value-type="string" calcext:value-type="string">
            <text:p>KUTTAMBOOR H S </text:p>
          </table:table-cell>
          <table:table-cell table:style-name="ce18" office:value-type="string" calcext:value-type="string">
            <text:p>Aided</text:p>
          </table:table-cell>
          <table:table-cell table:style-name="ce18" office:value-type="string" calcext:value-type="string">
            <text:p>8 - 12</text:p>
          </table:table-cell>
          <table:table-cell table:style-name="ce17" table:formula="of:=IF([.E1260]=&quot;11 - 12&quot;;&quot;HSS&quot;;IF([.E1260]=&quot;8 - 12&quot;;&quot;HS, HSS&quot;;IF([.E1260]=&quot;8 - 10&quot;;&quot;HS&quot;;IF([.E1260]=&quot;1 - 4&quot;;&quot;LP&quot;;IF([.E1260]=&quot;5 -7&quot;;&quot;UP&quot;;IF([.E1260]=&quot;1 - 5&quot;;&quot;LP, UP&quot;;IF([.E1260]=&quot;5 - 10&quot;;&quot;UP, HS&quot;;IF([.E1260]=&quot;1 - 7&quot;;&quot;LP, UP&quot;;IF([.E1260]=&quot;1 -10&quot;;&quot;LP, UP, HS&quot;;IF([.E1260]=&quot;1 - 12&quot;;&quot;LP, UP, HS, HSS&quot;;IF([.E1260]=&quot;5 - 12&quot;;&quot;UP, HS, HSS&quot;;&quot;&quot;)))))))))))" office:value-type="string" office:string-value="HS, HSS" calcext:value-type="string">
            <text:p>HS, HSS</text:p>
          </table:table-cell>
          <table:table-cell office:value-type="string" calcext:value-type="string">
            <text:p>Balu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260" calcext:value-type="float">
            <text:p>1260</text:p>
          </table:table-cell>
          <table:table-cell table:style-name="ce18" office:value-type="float" office:value="47025" calcext:value-type="float">
            <text:p>47025</text:p>
          </table:table-cell>
          <table:table-cell table:style-name="ce18" office:value-type="string" calcext:value-type="string">
            <text:p>PAVANDOOR H S S </text:p>
          </table:table-cell>
          <table:table-cell table:style-name="ce18" office:value-type="string" calcext:value-type="string">
            <text:p>Aided</text:p>
          </table:table-cell>
          <table:table-cell table:style-name="ce18" office:value-type="string" calcext:value-type="string">
            <text:p>8 - 12</text:p>
          </table:table-cell>
          <table:table-cell table:style-name="ce17" table:formula="of:=IF([.E1261]=&quot;11 - 12&quot;;&quot;HSS&quot;;IF([.E1261]=&quot;8 - 12&quot;;&quot;HS, HSS&quot;;IF([.E1261]=&quot;8 - 10&quot;;&quot;HS&quot;;IF([.E1261]=&quot;1 - 4&quot;;&quot;LP&quot;;IF([.E1261]=&quot;5 -7&quot;;&quot;UP&quot;;IF([.E1261]=&quot;1 - 5&quot;;&quot;LP, UP&quot;;IF([.E1261]=&quot;5 - 10&quot;;&quot;UP, HS&quot;;IF([.E1261]=&quot;1 - 7&quot;;&quot;LP, UP&quot;;IF([.E1261]=&quot;1 -10&quot;;&quot;LP, UP, HS&quot;;IF([.E1261]=&quot;1 - 12&quot;;&quot;LP, UP, HS, HSS&quot;;IF([.E1261]=&quot;5 - 12&quot;;&quot;UP, HS, HSS&quot;;&quot;&quot;)))))))))))" office:value-type="string" office:string-value="HS, HSS" calcext:value-type="string">
            <text:p>HS, HSS</text:p>
          </table:table-cell>
          <table:table-cell office:value-type="string" calcext:value-type="string">
            <text:p>Balu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261" calcext:value-type="float">
            <text:p>1261</text:p>
          </table:table-cell>
          <table:table-cell table:style-name="ce18" office:value-type="float" office:value="47049" calcext:value-type="float">
            <text:p>47049</text:p>
          </table:table-cell>
          <table:table-cell table:style-name="ce18" office:value-type="string" calcext:value-type="string">
            <text:p>PALORA HSS ULLIYERI </text:p>
          </table:table-cell>
          <table:table-cell table:style-name="ce18" office:value-type="string" calcext:value-type="string">
            <text:p>Aided</text:p>
          </table:table-cell>
          <table:table-cell table:style-name="ce18" office:value-type="string" calcext:value-type="string">
            <text:p>8 - 12</text:p>
          </table:table-cell>
          <table:table-cell table:style-name="ce17" table:formula="of:=IF([.E1262]=&quot;11 - 12&quot;;&quot;HSS&quot;;IF([.E1262]=&quot;8 - 12&quot;;&quot;HS, HSS&quot;;IF([.E1262]=&quot;8 - 10&quot;;&quot;HS&quot;;IF([.E1262]=&quot;1 - 4&quot;;&quot;LP&quot;;IF([.E1262]=&quot;5 -7&quot;;&quot;UP&quot;;IF([.E1262]=&quot;1 - 5&quot;;&quot;LP, UP&quot;;IF([.E1262]=&quot;5 - 10&quot;;&quot;UP, HS&quot;;IF([.E1262]=&quot;1 - 7&quot;;&quot;LP, UP&quot;;IF([.E1262]=&quot;1 -10&quot;;&quot;LP, UP, HS&quot;;IF([.E1262]=&quot;1 - 12&quot;;&quot;LP, UP, HS, HSS&quot;;IF([.E1262]=&quot;5 - 12&quot;;&quot;UP, HS, HSS&quot;;&quot;&quot;)))))))))))" office:value-type="string" office:string-value="HS, HSS" calcext:value-type="string">
            <text:p>HS, HSS</text:p>
          </table:table-cell>
          <table:table-cell office:value-type="string" calcext:value-type="string">
            <text:p>Balu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262" calcext:value-type="float">
            <text:p>1262</text:p>
          </table:table-cell>
          <table:table-cell table:style-name="ce18" office:value-type="float" office:value="47111" calcext:value-type="float">
            <text:p>47111</text:p>
          </table:table-cell>
          <table:table-cell table:style-name="ce18" office:value-type="string" calcext:value-type="string">
            <text:p>AMHS POOVAMBAYI </text:p>
          </table:table-cell>
          <table:table-cell table:style-name="ce18" office:value-type="string" calcext:value-type="string">
            <text:p>Aided</text:p>
          </table:table-cell>
          <table:table-cell table:style-name="ce18" office:value-type="string" calcext:value-type="string">
            <text:p>1 - 12</text:p>
          </table:table-cell>
          <table:table-cell table:style-name="ce17" table:formula="of:=IF([.E1263]=&quot;11 - 12&quot;;&quot;HSS&quot;;IF([.E1263]=&quot;8 - 12&quot;;&quot;HS, HSS&quot;;IF([.E1263]=&quot;8 - 10&quot;;&quot;HS&quot;;IF([.E1263]=&quot;1 - 4&quot;;&quot;LP&quot;;IF([.E1263]=&quot;5 -7&quot;;&quot;UP&quot;;IF([.E1263]=&quot;1 - 5&quot;;&quot;LP, UP&quot;;IF([.E1263]=&quot;5 - 10&quot;;&quot;UP, HS&quot;;IF([.E1263]=&quot;1 - 7&quot;;&quot;LP, UP&quot;;IF([.E1263]=&quot;1 -10&quot;;&quot;LP, UP, HS&quot;;IF([.E1263]=&quot;1 - 12&quot;;&quot;LP, UP, HS, HSS&quot;;IF([.E1263]=&quot;5 - 12&quot;;&quot;UP, HS, HSS&quot;;&quot;&quot;)))))))))))" office:value-type="string" office:string-value="LP, UP, HS, HSS" calcext:value-type="string">
            <text:p>LP, UP, HS, HSS</text:p>
          </table:table-cell>
          <table:table-cell office:value-type="string" calcext:value-type="string">
            <text:p>Balu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263" calcext:value-type="float">
            <text:p>1263</text:p>
          </table:table-cell>
          <table:table-cell table:style-name="ce18" office:value-type="float" office:value="47504" calcext:value-type="float">
            <text:p>47504</text:p>
          </table:table-cell>
          <table:table-cell table:style-name="ce18" office:value-type="string" calcext:value-type="string">
            <text:p>KCALPS ERAMANGALAM </text:p>
          </table:table-cell>
          <table:table-cell table:style-name="ce18" office:value-type="string" calcext:value-type="string">
            <text:p>Aided</text:p>
          </table:table-cell>
          <table:table-cell table:style-name="ce18" office:value-type="string" calcext:value-type="string">
            <text:p>1 - 4</text:p>
          </table:table-cell>
          <table:table-cell table:style-name="ce17" table:formula="of:=IF([.E1264]=&quot;11 - 12&quot;;&quot;HSS&quot;;IF([.E1264]=&quot;8 - 12&quot;;&quot;HS, HSS&quot;;IF([.E1264]=&quot;8 - 10&quot;;&quot;HS&quot;;IF([.E1264]=&quot;1 - 4&quot;;&quot;LP&quot;;IF([.E1264]=&quot;5 -7&quot;;&quot;UP&quot;;IF([.E1264]=&quot;1 - 5&quot;;&quot;LP, UP&quot;;IF([.E1264]=&quot;5 - 10&quot;;&quot;UP, HS&quot;;IF([.E1264]=&quot;1 - 7&quot;;&quot;LP, UP&quot;;IF([.E1264]=&quot;1 -10&quot;;&quot;LP, UP, HS&quot;;IF([.E1264]=&quot;1 - 12&quot;;&quot;LP, UP, HS, HSS&quot;;IF([.E1264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Balu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264" calcext:value-type="float">
            <text:p>1264</text:p>
          </table:table-cell>
          <table:table-cell table:style-name="ce18" office:value-type="float" office:value="47505" calcext:value-type="float">
            <text:p>47505</text:p>
          </table:table-cell>
          <table:table-cell table:style-name="ce18" office:value-type="string" calcext:value-type="string">
            <text:p>ALPS KANHIKAVE </text:p>
          </table:table-cell>
          <table:table-cell table:style-name="ce18" office:value-type="string" calcext:value-type="string">
            <text:p>Aided</text:p>
          </table:table-cell>
          <table:table-cell table:style-name="ce18" office:value-type="string" calcext:value-type="string">
            <text:p>1 - 4</text:p>
          </table:table-cell>
          <table:table-cell table:style-name="ce17" table:formula="of:=IF([.E1265]=&quot;11 - 12&quot;;&quot;HSS&quot;;IF([.E1265]=&quot;8 - 12&quot;;&quot;HS, HSS&quot;;IF([.E1265]=&quot;8 - 10&quot;;&quot;HS&quot;;IF([.E1265]=&quot;1 - 4&quot;;&quot;LP&quot;;IF([.E1265]=&quot;5 -7&quot;;&quot;UP&quot;;IF([.E1265]=&quot;1 - 5&quot;;&quot;LP, UP&quot;;IF([.E1265]=&quot;5 - 10&quot;;&quot;UP, HS&quot;;IF([.E1265]=&quot;1 - 7&quot;;&quot;LP, UP&quot;;IF([.E1265]=&quot;1 -10&quot;;&quot;LP, UP, HS&quot;;IF([.E1265]=&quot;1 - 12&quot;;&quot;LP, UP, HS, HSS&quot;;IF([.E1265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Balu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265" calcext:value-type="float">
            <text:p>1265</text:p>
          </table:table-cell>
          <table:table-cell table:style-name="ce18" office:value-type="float" office:value="47506" calcext:value-type="float">
            <text:p>47506</text:p>
          </table:table-cell>
          <table:table-cell table:style-name="ce18" office:value-type="string" calcext:value-type="string">
            <text:p>ALPS KOONANCHERY </text:p>
          </table:table-cell>
          <table:table-cell table:style-name="ce18" office:value-type="string" calcext:value-type="string">
            <text:p>Aided</text:p>
          </table:table-cell>
          <table:table-cell table:style-name="ce18" office:value-type="string" calcext:value-type="string">
            <text:p>1 - 4</text:p>
          </table:table-cell>
          <table:table-cell table:style-name="ce17" table:formula="of:=IF([.E1266]=&quot;11 - 12&quot;;&quot;HSS&quot;;IF([.E1266]=&quot;8 - 12&quot;;&quot;HS, HSS&quot;;IF([.E1266]=&quot;8 - 10&quot;;&quot;HS&quot;;IF([.E1266]=&quot;1 - 4&quot;;&quot;LP&quot;;IF([.E1266]=&quot;5 -7&quot;;&quot;UP&quot;;IF([.E1266]=&quot;1 - 5&quot;;&quot;LP, UP&quot;;IF([.E1266]=&quot;5 - 10&quot;;&quot;UP, HS&quot;;IF([.E1266]=&quot;1 - 7&quot;;&quot;LP, UP&quot;;IF([.E1266]=&quot;1 -10&quot;;&quot;LP, UP, HS&quot;;IF([.E1266]=&quot;1 - 12&quot;;&quot;LP, UP, HS, HSS&quot;;IF([.E1266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Balu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266" calcext:value-type="float">
            <text:p>1266</text:p>
          </table:table-cell>
          <table:table-cell table:style-name="ce18" office:value-type="float" office:value="47507" calcext:value-type="float">
            <text:p>47507</text:p>
          </table:table-cell>
          <table:table-cell table:style-name="ce18" office:value-type="string" calcext:value-type="string">
            <text:p>AMLPS PUTHURVATTAM </text:p>
          </table:table-cell>
          <table:table-cell table:style-name="ce18" office:value-type="string" calcext:value-type="string">
            <text:p>Aided</text:p>
          </table:table-cell>
          <table:table-cell table:style-name="ce18" office:value-type="string" calcext:value-type="string">
            <text:p>1 - 4</text:p>
          </table:table-cell>
          <table:table-cell table:style-name="ce17" table:formula="of:=IF([.E1267]=&quot;11 - 12&quot;;&quot;HSS&quot;;IF([.E1267]=&quot;8 - 12&quot;;&quot;HS, HSS&quot;;IF([.E1267]=&quot;8 - 10&quot;;&quot;HS&quot;;IF([.E1267]=&quot;1 - 4&quot;;&quot;LP&quot;;IF([.E1267]=&quot;5 -7&quot;;&quot;UP&quot;;IF([.E1267]=&quot;1 - 5&quot;;&quot;LP, UP&quot;;IF([.E1267]=&quot;5 - 10&quot;;&quot;UP, HS&quot;;IF([.E1267]=&quot;1 - 7&quot;;&quot;LP, UP&quot;;IF([.E1267]=&quot;1 -10&quot;;&quot;LP, UP, HS&quot;;IF([.E1267]=&quot;1 - 12&quot;;&quot;LP, UP, HS, HSS&quot;;IF([.E1267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Balu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267" calcext:value-type="float">
            <text:p>1267</text:p>
          </table:table-cell>
          <table:table-cell table:style-name="ce18" office:value-type="float" office:value="47508" calcext:value-type="float">
            <text:p>47508</text:p>
          </table:table-cell>
          <table:table-cell table:style-name="ce18" office:value-type="string" calcext:value-type="string">
            <text:p>ALPS THURUTHIAD </text:p>
          </table:table-cell>
          <table:table-cell table:style-name="ce18" office:value-type="string" calcext:value-type="string">
            <text:p>Aided</text:p>
          </table:table-cell>
          <table:table-cell table:style-name="ce18" office:value-type="string" calcext:value-type="string">
            <text:p>1 - 4</text:p>
          </table:table-cell>
          <table:table-cell table:style-name="ce17" table:formula="of:=IF([.E1268]=&quot;11 - 12&quot;;&quot;HSS&quot;;IF([.E1268]=&quot;8 - 12&quot;;&quot;HS, HSS&quot;;IF([.E1268]=&quot;8 - 10&quot;;&quot;HS&quot;;IF([.E1268]=&quot;1 - 4&quot;;&quot;LP&quot;;IF([.E1268]=&quot;5 -7&quot;;&quot;UP&quot;;IF([.E1268]=&quot;1 - 5&quot;;&quot;LP, UP&quot;;IF([.E1268]=&quot;5 - 10&quot;;&quot;UP, HS&quot;;IF([.E1268]=&quot;1 - 7&quot;;&quot;LP, UP&quot;;IF([.E1268]=&quot;1 -10&quot;;&quot;LP, UP, HS&quot;;IF([.E1268]=&quot;1 - 12&quot;;&quot;LP, UP, HS, HSS&quot;;IF([.E1268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Balu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268" calcext:value-type="float">
            <text:p>1268</text:p>
          </table:table-cell>
          <table:table-cell table:style-name="ce18" office:value-type="float" office:value="47510" calcext:value-type="float">
            <text:p>47510</text:p>
          </table:table-cell>
          <table:table-cell table:style-name="ce18" office:value-type="string" calcext:value-type="string">
            <text:p>ALPS INTHAD </text:p>
          </table:table-cell>
          <table:table-cell table:style-name="ce18" office:value-type="string" calcext:value-type="string">
            <text:p>Aided</text:p>
          </table:table-cell>
          <table:table-cell table:style-name="ce18" office:value-type="string" calcext:value-type="string">
            <text:p>1 - 4</text:p>
          </table:table-cell>
          <table:table-cell table:style-name="ce17" table:formula="of:=IF([.E1269]=&quot;11 - 12&quot;;&quot;HSS&quot;;IF([.E1269]=&quot;8 - 12&quot;;&quot;HS, HSS&quot;;IF([.E1269]=&quot;8 - 10&quot;;&quot;HS&quot;;IF([.E1269]=&quot;1 - 4&quot;;&quot;LP&quot;;IF([.E1269]=&quot;5 -7&quot;;&quot;UP&quot;;IF([.E1269]=&quot;1 - 5&quot;;&quot;LP, UP&quot;;IF([.E1269]=&quot;5 - 10&quot;;&quot;UP, HS&quot;;IF([.E1269]=&quot;1 - 7&quot;;&quot;LP, UP&quot;;IF([.E1269]=&quot;1 -10&quot;;&quot;LP, UP, HS&quot;;IF([.E1269]=&quot;1 - 12&quot;;&quot;LP, UP, HS, HSS&quot;;IF([.E1269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Balu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269" calcext:value-type="float">
            <text:p>1269</text:p>
          </table:table-cell>
          <table:table-cell table:style-name="ce18" office:value-type="float" office:value="47511" calcext:value-type="float">
            <text:p>47511</text:p>
          </table:table-cell>
          <table:table-cell table:style-name="ce18" office:value-type="string" calcext:value-type="string">
            <text:p>ALPS KAKKUR </text:p>
          </table:table-cell>
          <table:table-cell table:style-name="ce18" office:value-type="string" calcext:value-type="string">
            <text:p>Aided</text:p>
          </table:table-cell>
          <table:table-cell table:style-name="ce18" office:value-type="string" calcext:value-type="string">
            <text:p>1 - 4</text:p>
          </table:table-cell>
          <table:table-cell table:style-name="ce17" table:formula="of:=IF([.E1270]=&quot;11 - 12&quot;;&quot;HSS&quot;;IF([.E1270]=&quot;8 - 12&quot;;&quot;HS, HSS&quot;;IF([.E1270]=&quot;8 - 10&quot;;&quot;HS&quot;;IF([.E1270]=&quot;1 - 4&quot;;&quot;LP&quot;;IF([.E1270]=&quot;5 -7&quot;;&quot;UP&quot;;IF([.E1270]=&quot;1 - 5&quot;;&quot;LP, UP&quot;;IF([.E1270]=&quot;5 - 10&quot;;&quot;UP, HS&quot;;IF([.E1270]=&quot;1 - 7&quot;;&quot;LP, UP&quot;;IF([.E1270]=&quot;1 -10&quot;;&quot;LP, UP, HS&quot;;IF([.E1270]=&quot;1 - 12&quot;;&quot;LP, UP, HS, HSS&quot;;IF([.E1270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Balu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270" calcext:value-type="float">
            <text:p>1270</text:p>
          </table:table-cell>
          <table:table-cell table:style-name="ce18" office:value-type="float" office:value="47512" calcext:value-type="float">
            <text:p>47512</text:p>
          </table:table-cell>
          <table:table-cell table:style-name="ce18" office:value-type="string" calcext:value-type="string">
            <text:p>AMLPS NADUVALLUR </text:p>
          </table:table-cell>
          <table:table-cell table:style-name="ce18" office:value-type="string" calcext:value-type="string">
            <text:p>Aided</text:p>
          </table:table-cell>
          <table:table-cell table:style-name="ce18" office:value-type="string" calcext:value-type="string">
            <text:p>1 - 4</text:p>
          </table:table-cell>
          <table:table-cell table:style-name="ce17" table:formula="of:=IF([.E1271]=&quot;11 - 12&quot;;&quot;HSS&quot;;IF([.E1271]=&quot;8 - 12&quot;;&quot;HS, HSS&quot;;IF([.E1271]=&quot;8 - 10&quot;;&quot;HS&quot;;IF([.E1271]=&quot;1 - 4&quot;;&quot;LP&quot;;IF([.E1271]=&quot;5 -7&quot;;&quot;UP&quot;;IF([.E1271]=&quot;1 - 5&quot;;&quot;LP, UP&quot;;IF([.E1271]=&quot;5 - 10&quot;;&quot;UP, HS&quot;;IF([.E1271]=&quot;1 - 7&quot;;&quot;LP, UP&quot;;IF([.E1271]=&quot;1 -10&quot;;&quot;LP, UP, HS&quot;;IF([.E1271]=&quot;1 - 12&quot;;&quot;LP, UP, HS, HSS&quot;;IF([.E1271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Balu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271" calcext:value-type="float">
            <text:p>1271</text:p>
          </table:table-cell>
          <table:table-cell table:style-name="ce18" office:value-type="float" office:value="47513" calcext:value-type="float">
            <text:p>47513</text:p>
          </table:table-cell>
          <table:table-cell table:style-name="ce18" office:value-type="string" calcext:value-type="string">
            <text:p>IPC AMLPS P.C.PALAM </text:p>
          </table:table-cell>
          <table:table-cell table:style-name="ce18" office:value-type="string" calcext:value-type="string">
            <text:p>Aided</text:p>
          </table:table-cell>
          <table:table-cell table:style-name="ce18" office:value-type="string" calcext:value-type="string">
            <text:p>1 - 4</text:p>
          </table:table-cell>
          <table:table-cell table:style-name="ce17" table:formula="of:=IF([.E1272]=&quot;11 - 12&quot;;&quot;HSS&quot;;IF([.E1272]=&quot;8 - 12&quot;;&quot;HS, HSS&quot;;IF([.E1272]=&quot;8 - 10&quot;;&quot;HS&quot;;IF([.E1272]=&quot;1 - 4&quot;;&quot;LP&quot;;IF([.E1272]=&quot;5 -7&quot;;&quot;UP&quot;;IF([.E1272]=&quot;1 - 5&quot;;&quot;LP, UP&quot;;IF([.E1272]=&quot;5 - 10&quot;;&quot;UP, HS&quot;;IF([.E1272]=&quot;1 - 7&quot;;&quot;LP, UP&quot;;IF([.E1272]=&quot;1 -10&quot;;&quot;LP, UP, HS&quot;;IF([.E1272]=&quot;1 - 12&quot;;&quot;LP, UP, HS, HSS&quot;;IF([.E1272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Balu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272" calcext:value-type="float">
            <text:p>1272</text:p>
          </table:table-cell>
          <table:table-cell table:style-name="ce18" office:value-type="float" office:value="47514" calcext:value-type="float">
            <text:p>47514</text:p>
          </table:table-cell>
          <table:table-cell table:style-name="ce18" office:value-type="string" calcext:value-type="string">
            <text:p>AMLPS PUNNASSERY SOUTH </text:p>
          </table:table-cell>
          <table:table-cell table:style-name="ce18" office:value-type="string" calcext:value-type="string">
            <text:p>Aided</text:p>
          </table:table-cell>
          <table:table-cell table:style-name="ce18" office:value-type="string" calcext:value-type="string">
            <text:p>1 - 4</text:p>
          </table:table-cell>
          <table:table-cell table:style-name="ce17" table:formula="of:=IF([.E1273]=&quot;11 - 12&quot;;&quot;HSS&quot;;IF([.E1273]=&quot;8 - 12&quot;;&quot;HS, HSS&quot;;IF([.E1273]=&quot;8 - 10&quot;;&quot;HS&quot;;IF([.E1273]=&quot;1 - 4&quot;;&quot;LP&quot;;IF([.E1273]=&quot;5 -7&quot;;&quot;UP&quot;;IF([.E1273]=&quot;1 - 5&quot;;&quot;LP, UP&quot;;IF([.E1273]=&quot;5 - 10&quot;;&quot;UP, HS&quot;;IF([.E1273]=&quot;1 - 7&quot;;&quot;LP, UP&quot;;IF([.E1273]=&quot;1 -10&quot;;&quot;LP, UP, HS&quot;;IF([.E1273]=&quot;1 - 12&quot;;&quot;LP, UP, HS, HSS&quot;;IF([.E1273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Balu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273" calcext:value-type="float">
            <text:p>1273</text:p>
          </table:table-cell>
          <table:table-cell table:style-name="ce18" office:value-type="float" office:value="47515" calcext:value-type="float">
            <text:p>47515</text:p>
          </table:table-cell>
          <table:table-cell table:style-name="ce18" office:value-type="string" calcext:value-type="string">
            <text:p>ALPS BALABODHINI </text:p>
          </table:table-cell>
          <table:table-cell table:style-name="ce18" office:value-type="string" calcext:value-type="string">
            <text:p>Aided</text:p>
          </table:table-cell>
          <table:table-cell table:style-name="ce18" office:value-type="string" calcext:value-type="string">
            <text:p>1 - 4</text:p>
          </table:table-cell>
          <table:table-cell table:style-name="ce17" table:formula="of:=IF([.E1274]=&quot;11 - 12&quot;;&quot;HSS&quot;;IF([.E1274]=&quot;8 - 12&quot;;&quot;HS, HSS&quot;;IF([.E1274]=&quot;8 - 10&quot;;&quot;HS&quot;;IF([.E1274]=&quot;1 - 4&quot;;&quot;LP&quot;;IF([.E1274]=&quot;5 -7&quot;;&quot;UP&quot;;IF([.E1274]=&quot;1 - 5&quot;;&quot;LP, UP&quot;;IF([.E1274]=&quot;5 - 10&quot;;&quot;UP, HS&quot;;IF([.E1274]=&quot;1 - 7&quot;;&quot;LP, UP&quot;;IF([.E1274]=&quot;1 -10&quot;;&quot;LP, UP, HS&quot;;IF([.E1274]=&quot;1 - 12&quot;;&quot;LP, UP, HS, HSS&quot;;IF([.E1274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Balu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274" calcext:value-type="float">
            <text:p>1274</text:p>
          </table:table-cell>
          <table:table-cell table:style-name="ce18" office:value-type="float" office:value="47516" calcext:value-type="float">
            <text:p>47516</text:p>
          </table:table-cell>
          <table:table-cell table:style-name="ce18" office:value-type="string" calcext:value-type="string">
            <text:p>AMLPS CHEEKKILODE </text:p>
          </table:table-cell>
          <table:table-cell table:style-name="ce18" office:value-type="string" calcext:value-type="string">
            <text:p>Aided</text:p>
          </table:table-cell>
          <table:table-cell table:style-name="ce18" office:value-type="string" calcext:value-type="string">
            <text:p>1 - 4</text:p>
          </table:table-cell>
          <table:table-cell table:style-name="ce17" table:formula="of:=IF([.E1275]=&quot;11 - 12&quot;;&quot;HSS&quot;;IF([.E1275]=&quot;8 - 12&quot;;&quot;HS, HSS&quot;;IF([.E1275]=&quot;8 - 10&quot;;&quot;HS&quot;;IF([.E1275]=&quot;1 - 4&quot;;&quot;LP&quot;;IF([.E1275]=&quot;5 -7&quot;;&quot;UP&quot;;IF([.E1275]=&quot;1 - 5&quot;;&quot;LP, UP&quot;;IF([.E1275]=&quot;5 - 10&quot;;&quot;UP, HS&quot;;IF([.E1275]=&quot;1 - 7&quot;;&quot;LP, UP&quot;;IF([.E1275]=&quot;1 -10&quot;;&quot;LP, UP, HS&quot;;IF([.E1275]=&quot;1 - 12&quot;;&quot;LP, UP, HS, HSS&quot;;IF([.E1275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Balu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275" calcext:value-type="float">
            <text:p>1275</text:p>
          </table:table-cell>
          <table:table-cell table:style-name="ce18" office:value-type="float" office:value="47517" calcext:value-type="float">
            <text:p>47517</text:p>
          </table:table-cell>
          <table:table-cell table:style-name="ce18" office:value-type="string" calcext:value-type="string">
            <text:p>ALPS GNANAPRADAYANI </text:p>
          </table:table-cell>
          <table:table-cell table:style-name="ce18" office:value-type="string" calcext:value-type="string">
            <text:p>Aided</text:p>
          </table:table-cell>
          <table:table-cell table:style-name="ce18" office:value-type="string" calcext:value-type="string">
            <text:p>1 - 4</text:p>
          </table:table-cell>
          <table:table-cell table:style-name="ce17" table:formula="of:=IF([.E1276]=&quot;11 - 12&quot;;&quot;HSS&quot;;IF([.E1276]=&quot;8 - 12&quot;;&quot;HS, HSS&quot;;IF([.E1276]=&quot;8 - 10&quot;;&quot;HS&quot;;IF([.E1276]=&quot;1 - 4&quot;;&quot;LP&quot;;IF([.E1276]=&quot;5 -7&quot;;&quot;UP&quot;;IF([.E1276]=&quot;1 - 5&quot;;&quot;LP, UP&quot;;IF([.E1276]=&quot;5 - 10&quot;;&quot;UP, HS&quot;;IF([.E1276]=&quot;1 - 7&quot;;&quot;LP, UP&quot;;IF([.E1276]=&quot;1 -10&quot;;&quot;LP, UP, HS&quot;;IF([.E1276]=&quot;1 - 12&quot;;&quot;LP, UP, HS, HSS&quot;;IF([.E1276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Balu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276" calcext:value-type="float">
            <text:p>1276</text:p>
          </table:table-cell>
          <table:table-cell table:style-name="ce18" office:value-type="float" office:value="47518" calcext:value-type="float">
            <text:p>47518</text:p>
          </table:table-cell>
          <table:table-cell table:style-name="ce18" office:value-type="string" calcext:value-type="string">
            <text:p>AMLPS NANMINDA </text:p>
          </table:table-cell>
          <table:table-cell table:style-name="ce18" office:value-type="string" calcext:value-type="string">
            <text:p>Aided</text:p>
          </table:table-cell>
          <table:table-cell table:style-name="ce18" office:value-type="string" calcext:value-type="string">
            <text:p>1 - 4</text:p>
          </table:table-cell>
          <table:table-cell table:style-name="ce17" table:formula="of:=IF([.E1277]=&quot;11 - 12&quot;;&quot;HSS&quot;;IF([.E1277]=&quot;8 - 12&quot;;&quot;HS, HSS&quot;;IF([.E1277]=&quot;8 - 10&quot;;&quot;HS&quot;;IF([.E1277]=&quot;1 - 4&quot;;&quot;LP&quot;;IF([.E1277]=&quot;5 -7&quot;;&quot;UP&quot;;IF([.E1277]=&quot;1 - 5&quot;;&quot;LP, UP&quot;;IF([.E1277]=&quot;5 - 10&quot;;&quot;UP, HS&quot;;IF([.E1277]=&quot;1 - 7&quot;;&quot;LP, UP&quot;;IF([.E1277]=&quot;1 -10&quot;;&quot;LP, UP, HS&quot;;IF([.E1277]=&quot;1 - 12&quot;;&quot;LP, UP, HS, HSS&quot;;IF([.E1277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Balu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277" calcext:value-type="float">
            <text:p>1277</text:p>
          </table:table-cell>
          <table:table-cell table:style-name="ce18" office:value-type="float" office:value="47519" calcext:value-type="float">
            <text:p>47519</text:p>
          </table:table-cell>
          <table:table-cell table:style-name="ce18" office:value-type="string" calcext:value-type="string">
            <text:p>ALPS NANMINDA NATIONAL </text:p>
          </table:table-cell>
          <table:table-cell table:style-name="ce18" office:value-type="string" calcext:value-type="string">
            <text:p>Aided</text:p>
          </table:table-cell>
          <table:table-cell table:style-name="ce18" office:value-type="string" calcext:value-type="string">
            <text:p>1 - 4</text:p>
          </table:table-cell>
          <table:table-cell table:style-name="ce17" table:formula="of:=IF([.E1278]=&quot;11 - 12&quot;;&quot;HSS&quot;;IF([.E1278]=&quot;8 - 12&quot;;&quot;HS, HSS&quot;;IF([.E1278]=&quot;8 - 10&quot;;&quot;HS&quot;;IF([.E1278]=&quot;1 - 4&quot;;&quot;LP&quot;;IF([.E1278]=&quot;5 -7&quot;;&quot;UP&quot;;IF([.E1278]=&quot;1 - 5&quot;;&quot;LP, UP&quot;;IF([.E1278]=&quot;5 - 10&quot;;&quot;UP, HS&quot;;IF([.E1278]=&quot;1 - 7&quot;;&quot;LP, UP&quot;;IF([.E1278]=&quot;1 -10&quot;;&quot;LP, UP, HS&quot;;IF([.E1278]=&quot;1 - 12&quot;;&quot;LP, UP, HS, HSS&quot;;IF([.E1278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Balu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278" calcext:value-type="float">
            <text:p>1278</text:p>
          </table:table-cell>
          <table:table-cell table:style-name="ce18" office:value-type="float" office:value="47520" calcext:value-type="float">
            <text:p>47520</text:p>
          </table:table-cell>
          <table:table-cell table:style-name="ce18" office:value-type="string" calcext:value-type="string">
            <text:p>PCALPS NANMINDA </text:p>
          </table:table-cell>
          <table:table-cell table:style-name="ce18" office:value-type="string" calcext:value-type="string">
            <text:p>Aided</text:p>
          </table:table-cell>
          <table:table-cell table:style-name="ce18" office:value-type="string" calcext:value-type="string">
            <text:p>1 - 4</text:p>
          </table:table-cell>
          <table:table-cell table:style-name="ce17" table:formula="of:=IF([.E1279]=&quot;11 - 12&quot;;&quot;HSS&quot;;IF([.E1279]=&quot;8 - 12&quot;;&quot;HS, HSS&quot;;IF([.E1279]=&quot;8 - 10&quot;;&quot;HS&quot;;IF([.E1279]=&quot;1 - 4&quot;;&quot;LP&quot;;IF([.E1279]=&quot;5 -7&quot;;&quot;UP&quot;;IF([.E1279]=&quot;1 - 5&quot;;&quot;LP, UP&quot;;IF([.E1279]=&quot;5 - 10&quot;;&quot;UP, HS&quot;;IF([.E1279]=&quot;1 - 7&quot;;&quot;LP, UP&quot;;IF([.E1279]=&quot;1 -10&quot;;&quot;LP, UP, HS&quot;;IF([.E1279]=&quot;1 - 12&quot;;&quot;LP, UP, HS, HSS&quot;;IF([.E1279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Balu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279" calcext:value-type="float">
            <text:p>1279</text:p>
          </table:table-cell>
          <table:table-cell table:style-name="ce18" office:value-type="float" office:value="47521" calcext:value-type="float">
            <text:p>47521</text:p>
          </table:table-cell>
          <table:table-cell table:style-name="ce18" office:value-type="string" calcext:value-type="string">
            <text:p>ALPS LOHIA MEMORIAL NIRMALLUR </text:p>
          </table:table-cell>
          <table:table-cell table:style-name="ce18" office:value-type="string" calcext:value-type="string">
            <text:p>Aided</text:p>
          </table:table-cell>
          <table:table-cell table:style-name="ce18" office:value-type="string" calcext:value-type="string">
            <text:p>1 - 4</text:p>
          </table:table-cell>
          <table:table-cell table:style-name="ce17" table:formula="of:=IF([.E1280]=&quot;11 - 12&quot;;&quot;HSS&quot;;IF([.E1280]=&quot;8 - 12&quot;;&quot;HS, HSS&quot;;IF([.E1280]=&quot;8 - 10&quot;;&quot;HS&quot;;IF([.E1280]=&quot;1 - 4&quot;;&quot;LP&quot;;IF([.E1280]=&quot;5 -7&quot;;&quot;UP&quot;;IF([.E1280]=&quot;1 - 5&quot;;&quot;LP, UP&quot;;IF([.E1280]=&quot;5 - 10&quot;;&quot;UP, HS&quot;;IF([.E1280]=&quot;1 - 7&quot;;&quot;LP, UP&quot;;IF([.E1280]=&quot;1 -10&quot;;&quot;LP, UP, HS&quot;;IF([.E1280]=&quot;1 - 12&quot;;&quot;LP, UP, HS, HSS&quot;;IF([.E1280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Balu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280" calcext:value-type="float">
            <text:p>1280</text:p>
          </table:table-cell>
          <table:table-cell table:style-name="ce18" office:value-type="float" office:value="47522" calcext:value-type="float">
            <text:p>47522</text:p>
          </table:table-cell>
          <table:table-cell table:style-name="ce18" office:value-type="string" calcext:value-type="string">
            <text:p>AMLPS PANANGAD WEST </text:p>
          </table:table-cell>
          <table:table-cell table:style-name="ce18" office:value-type="string" calcext:value-type="string">
            <text:p>Aided</text:p>
          </table:table-cell>
          <table:table-cell table:style-name="ce18" office:value-type="string" calcext:value-type="string">
            <text:p>1 - 4</text:p>
          </table:table-cell>
          <table:table-cell table:style-name="ce17" table:formula="of:=IF([.E1281]=&quot;11 - 12&quot;;&quot;HSS&quot;;IF([.E1281]=&quot;8 - 12&quot;;&quot;HS, HSS&quot;;IF([.E1281]=&quot;8 - 10&quot;;&quot;HS&quot;;IF([.E1281]=&quot;1 - 4&quot;;&quot;LP&quot;;IF([.E1281]=&quot;5 -7&quot;;&quot;UP&quot;;IF([.E1281]=&quot;1 - 5&quot;;&quot;LP, UP&quot;;IF([.E1281]=&quot;5 - 10&quot;;&quot;UP, HS&quot;;IF([.E1281]=&quot;1 - 7&quot;;&quot;LP, UP&quot;;IF([.E1281]=&quot;1 -10&quot;;&quot;LP, UP, HS&quot;;IF([.E1281]=&quot;1 - 12&quot;;&quot;LP, UP, HS, HSS&quot;;IF([.E1281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Balu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281" calcext:value-type="float">
            <text:p>1281</text:p>
          </table:table-cell>
          <table:table-cell table:style-name="ce18" office:value-type="float" office:value="47523" calcext:value-type="float">
            <text:p>47523</text:p>
          </table:table-cell>
          <table:table-cell table:style-name="ce18" office:value-type="string" calcext:value-type="string">
            <text:p>ALPS THALAYAD </text:p>
          </table:table-cell>
          <table:table-cell table:style-name="ce18" office:value-type="string" calcext:value-type="string">
            <text:p>Aided</text:p>
          </table:table-cell>
          <table:table-cell table:style-name="ce18" office:value-type="string" calcext:value-type="string">
            <text:p>1 - 4</text:p>
          </table:table-cell>
          <table:table-cell table:style-name="ce17" table:formula="of:=IF([.E1282]=&quot;11 - 12&quot;;&quot;HSS&quot;;IF([.E1282]=&quot;8 - 12&quot;;&quot;HS, HSS&quot;;IF([.E1282]=&quot;8 - 10&quot;;&quot;HS&quot;;IF([.E1282]=&quot;1 - 4&quot;;&quot;LP&quot;;IF([.E1282]=&quot;5 -7&quot;;&quot;UP&quot;;IF([.E1282]=&quot;1 - 5&quot;;&quot;LP, UP&quot;;IF([.E1282]=&quot;5 - 10&quot;;&quot;UP, HS&quot;;IF([.E1282]=&quot;1 - 7&quot;;&quot;LP, UP&quot;;IF([.E1282]=&quot;1 -10&quot;;&quot;LP, UP, HS&quot;;IF([.E1282]=&quot;1 - 12&quot;;&quot;LP, UP, HS, HSS&quot;;IF([.E1282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Balu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282" calcext:value-type="float">
            <text:p>1282</text:p>
          </table:table-cell>
          <table:table-cell table:style-name="ce18" office:value-type="float" office:value="47524" calcext:value-type="float">
            <text:p>47524</text:p>
          </table:table-cell>
          <table:table-cell table:style-name="ce18" office:value-type="string" calcext:value-type="string">
            <text:p>ALPS VAYALADA </text:p>
          </table:table-cell>
          <table:table-cell table:style-name="ce18" office:value-type="string" calcext:value-type="string">
            <text:p>Aided</text:p>
          </table:table-cell>
          <table:table-cell table:style-name="ce18" office:value-type="string" calcext:value-type="string">
            <text:p>1 - 4</text:p>
          </table:table-cell>
          <table:table-cell table:style-name="ce17" table:formula="of:=IF([.E1283]=&quot;11 - 12&quot;;&quot;HSS&quot;;IF([.E1283]=&quot;8 - 12&quot;;&quot;HS, HSS&quot;;IF([.E1283]=&quot;8 - 10&quot;;&quot;HS&quot;;IF([.E1283]=&quot;1 - 4&quot;;&quot;LP&quot;;IF([.E1283]=&quot;5 -7&quot;;&quot;UP&quot;;IF([.E1283]=&quot;1 - 5&quot;;&quot;LP, UP&quot;;IF([.E1283]=&quot;5 - 10&quot;;&quot;UP, HS&quot;;IF([.E1283]=&quot;1 - 7&quot;;&quot;LP, UP&quot;;IF([.E1283]=&quot;1 -10&quot;;&quot;LP, UP, HS&quot;;IF([.E1283]=&quot;1 - 12&quot;;&quot;LP, UP, HS, HSS&quot;;IF([.E1283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Balu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283" calcext:value-type="float">
            <text:p>1283</text:p>
          </table:table-cell>
          <table:table-cell table:style-name="ce18" office:value-type="float" office:value="47533" calcext:value-type="float">
            <text:p>47533</text:p>
          </table:table-cell>
          <table:table-cell table:style-name="ce18" office:value-type="string" calcext:value-type="string">
            <text:p>AMLPS KANTHAPURAM EAST </text:p>
          </table:table-cell>
          <table:table-cell table:style-name="ce18" office:value-type="string" calcext:value-type="string">
            <text:p>Aided</text:p>
          </table:table-cell>
          <table:table-cell table:style-name="ce18" office:value-type="string" calcext:value-type="string">
            <text:p>1 - 4</text:p>
          </table:table-cell>
          <table:table-cell table:style-name="ce17" table:formula="of:=IF([.E1284]=&quot;11 - 12&quot;;&quot;HSS&quot;;IF([.E1284]=&quot;8 - 12&quot;;&quot;HS, HSS&quot;;IF([.E1284]=&quot;8 - 10&quot;;&quot;HS&quot;;IF([.E1284]=&quot;1 - 4&quot;;&quot;LP&quot;;IF([.E1284]=&quot;5 -7&quot;;&quot;UP&quot;;IF([.E1284]=&quot;1 - 5&quot;;&quot;LP, UP&quot;;IF([.E1284]=&quot;5 - 10&quot;;&quot;UP, HS&quot;;IF([.E1284]=&quot;1 - 7&quot;;&quot;LP, UP&quot;;IF([.E1284]=&quot;1 -10&quot;;&quot;LP, UP, HS&quot;;IF([.E1284]=&quot;1 - 12&quot;;&quot;LP, UP, HS, HSS&quot;;IF([.E1284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Balu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284" calcext:value-type="float">
            <text:p>1284</text:p>
          </table:table-cell>
          <table:table-cell table:style-name="ce18" office:value-type="float" office:value="47534" calcext:value-type="float">
            <text:p>47534</text:p>
          </table:table-cell>
          <table:table-cell table:style-name="ce18" office:value-type="string" calcext:value-type="string">
            <text:p>AMLPS KARIMALA </text:p>
          </table:table-cell>
          <table:table-cell table:style-name="ce18" office:value-type="string" calcext:value-type="string">
            <text:p>Aided</text:p>
          </table:table-cell>
          <table:table-cell table:style-name="ce18" office:value-type="string" calcext:value-type="string">
            <text:p>1 - 4</text:p>
          </table:table-cell>
          <table:table-cell table:style-name="ce17" table:formula="of:=IF([.E1285]=&quot;11 - 12&quot;;&quot;HSS&quot;;IF([.E1285]=&quot;8 - 12&quot;;&quot;HS, HSS&quot;;IF([.E1285]=&quot;8 - 10&quot;;&quot;HS&quot;;IF([.E1285]=&quot;1 - 4&quot;;&quot;LP&quot;;IF([.E1285]=&quot;5 -7&quot;;&quot;UP&quot;;IF([.E1285]=&quot;1 - 5&quot;;&quot;LP, UP&quot;;IF([.E1285]=&quot;5 - 10&quot;;&quot;UP, HS&quot;;IF([.E1285]=&quot;1 - 7&quot;;&quot;LP, UP&quot;;IF([.E1285]=&quot;1 -10&quot;;&quot;LP, UP, HS&quot;;IF([.E1285]=&quot;1 - 12&quot;;&quot;LP, UP, HS, HSS&quot;;IF([.E1285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Balu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285" calcext:value-type="float">
            <text:p>1285</text:p>
          </table:table-cell>
          <table:table-cell table:style-name="ce18" office:value-type="float" office:value="47535" calcext:value-type="float">
            <text:p>47535</text:p>
          </table:table-cell>
          <table:table-cell table:style-name="ce18" office:value-type="string" calcext:value-type="string">
            <text:p>AMLPS VALLIYOTH </text:p>
          </table:table-cell>
          <table:table-cell table:style-name="ce18" office:value-type="string" calcext:value-type="string">
            <text:p>Aided</text:p>
          </table:table-cell>
          <table:table-cell table:style-name="ce18" office:value-type="string" calcext:value-type="string">
            <text:p>1 - 4</text:p>
          </table:table-cell>
          <table:table-cell table:style-name="ce17" table:formula="of:=IF([.E1286]=&quot;11 - 12&quot;;&quot;HSS&quot;;IF([.E1286]=&quot;8 - 12&quot;;&quot;HS, HSS&quot;;IF([.E1286]=&quot;8 - 10&quot;;&quot;HS&quot;;IF([.E1286]=&quot;1 - 4&quot;;&quot;LP&quot;;IF([.E1286]=&quot;5 -7&quot;;&quot;UP&quot;;IF([.E1286]=&quot;1 - 5&quot;;&quot;LP, UP&quot;;IF([.E1286]=&quot;5 - 10&quot;;&quot;UP, HS&quot;;IF([.E1286]=&quot;1 - 7&quot;;&quot;LP, UP&quot;;IF([.E1286]=&quot;1 -10&quot;;&quot;LP, UP, HS&quot;;IF([.E1286]=&quot;1 - 12&quot;;&quot;LP, UP, HS, HSS&quot;;IF([.E1286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Balu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286" calcext:value-type="float">
            <text:p>1286</text:p>
          </table:table-cell>
          <table:table-cell table:style-name="ce18" office:value-type="float" office:value="47539" calcext:value-type="float">
            <text:p>47539</text:p>
          </table:table-cell>
          <table:table-cell table:style-name="ce18" office:value-type="string" calcext:value-type="string">
            <text:p>AMLPS ULLIYERI </text:p>
          </table:table-cell>
          <table:table-cell table:style-name="ce18" office:value-type="string" calcext:value-type="string">
            <text:p>Aided</text:p>
          </table:table-cell>
          <table:table-cell table:style-name="ce18" office:value-type="string" calcext:value-type="string">
            <text:p>1 - 4</text:p>
          </table:table-cell>
          <table:table-cell table:style-name="ce17" table:formula="of:=IF([.E1287]=&quot;11 - 12&quot;;&quot;HSS&quot;;IF([.E1287]=&quot;8 - 12&quot;;&quot;HS, HSS&quot;;IF([.E1287]=&quot;8 - 10&quot;;&quot;HS&quot;;IF([.E1287]=&quot;1 - 4&quot;;&quot;LP&quot;;IF([.E1287]=&quot;5 -7&quot;;&quot;UP&quot;;IF([.E1287]=&quot;1 - 5&quot;;&quot;LP, UP&quot;;IF([.E1287]=&quot;5 - 10&quot;;&quot;UP, HS&quot;;IF([.E1287]=&quot;1 - 7&quot;;&quot;LP, UP&quot;;IF([.E1287]=&quot;1 -10&quot;;&quot;LP, UP, HS&quot;;IF([.E1287]=&quot;1 - 12&quot;;&quot;LP, UP, HS, HSS&quot;;IF([.E1287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Balu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287" calcext:value-type="float">
            <text:p>1287</text:p>
          </table:table-cell>
          <table:table-cell table:style-name="ce18" office:value-type="float" office:value="47540" calcext:value-type="float">
            <text:p>47540</text:p>
          </table:table-cell>
          <table:table-cell table:style-name="ce18" office:value-type="string" calcext:value-type="string">
            <text:p>AMLPS BALUSSERY </text:p>
          </table:table-cell>
          <table:table-cell table:style-name="ce18" office:value-type="string" calcext:value-type="string">
            <text:p>Aided</text:p>
          </table:table-cell>
          <table:table-cell table:style-name="ce18" office:value-type="string" calcext:value-type="string">
            <text:p>1 - 5</text:p>
          </table:table-cell>
          <table:table-cell table:style-name="ce17" table:formula="of:=IF([.E1288]=&quot;11 - 12&quot;;&quot;HSS&quot;;IF([.E1288]=&quot;8 - 12&quot;;&quot;HS, HSS&quot;;IF([.E1288]=&quot;8 - 10&quot;;&quot;HS&quot;;IF([.E1288]=&quot;1 - 4&quot;;&quot;LP&quot;;IF([.E1288]=&quot;5 -7&quot;;&quot;UP&quot;;IF([.E1288]=&quot;1 - 5&quot;;&quot;LP, UP&quot;;IF([.E1288]=&quot;5 - 10&quot;;&quot;UP, HS&quot;;IF([.E1288]=&quot;1 - 7&quot;;&quot;LP, UP&quot;;IF([.E1288]=&quot;1 -10&quot;;&quot;LP, UP, HS&quot;;IF([.E1288]=&quot;1 - 12&quot;;&quot;LP, UP, HS, HSS&quot;;IF([.E1288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Balu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288" calcext:value-type="float">
            <text:p>1288</text:p>
          </table:table-cell>
          <table:table-cell table:style-name="ce18" office:value-type="float" office:value="47541" calcext:value-type="float">
            <text:p>47541</text:p>
          </table:table-cell>
          <table:table-cell table:style-name="ce18" office:value-type="string" calcext:value-type="string">
            <text:p>ALPS PUTHURVATTOM NEW </text:p>
          </table:table-cell>
          <table:table-cell table:style-name="ce18" office:value-type="string" calcext:value-type="string">
            <text:p>Aided</text:p>
          </table:table-cell>
          <table:table-cell table:style-name="ce18" office:value-type="string" calcext:value-type="string">
            <text:p>1 - 5</text:p>
          </table:table-cell>
          <table:table-cell table:style-name="ce17" table:formula="of:=IF([.E1289]=&quot;11 - 12&quot;;&quot;HSS&quot;;IF([.E1289]=&quot;8 - 12&quot;;&quot;HS, HSS&quot;;IF([.E1289]=&quot;8 - 10&quot;;&quot;HS&quot;;IF([.E1289]=&quot;1 - 4&quot;;&quot;LP&quot;;IF([.E1289]=&quot;5 -7&quot;;&quot;UP&quot;;IF([.E1289]=&quot;1 - 5&quot;;&quot;LP, UP&quot;;IF([.E1289]=&quot;5 - 10&quot;;&quot;UP, HS&quot;;IF([.E1289]=&quot;1 - 7&quot;;&quot;LP, UP&quot;;IF([.E1289]=&quot;1 -10&quot;;&quot;LP, UP, HS&quot;;IF([.E1289]=&quot;1 - 12&quot;;&quot;LP, UP, HS, HSS&quot;;IF([.E1289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Balu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289" calcext:value-type="float">
            <text:p>1289</text:p>
          </table:table-cell>
          <table:table-cell table:style-name="ce18" office:value-type="float" office:value="47542" calcext:value-type="float">
            <text:p>47542</text:p>
          </table:table-cell>
          <table:table-cell table:style-name="ce18" office:value-type="string" calcext:value-type="string">
            <text:p>ALPS RAMALLUR </text:p>
          </table:table-cell>
          <table:table-cell table:style-name="ce18" office:value-type="string" calcext:value-type="string">
            <text:p>Aided</text:p>
          </table:table-cell>
          <table:table-cell table:style-name="ce18" office:value-type="string" calcext:value-type="string">
            <text:p>1 - 5</text:p>
          </table:table-cell>
          <table:table-cell table:style-name="ce17" table:formula="of:=IF([.E1290]=&quot;11 - 12&quot;;&quot;HSS&quot;;IF([.E1290]=&quot;8 - 12&quot;;&quot;HS, HSS&quot;;IF([.E1290]=&quot;8 - 10&quot;;&quot;HS&quot;;IF([.E1290]=&quot;1 - 4&quot;;&quot;LP&quot;;IF([.E1290]=&quot;5 -7&quot;;&quot;UP&quot;;IF([.E1290]=&quot;1 - 5&quot;;&quot;LP, UP&quot;;IF([.E1290]=&quot;5 - 10&quot;;&quot;UP, HS&quot;;IF([.E1290]=&quot;1 - 7&quot;;&quot;LP, UP&quot;;IF([.E1290]=&quot;1 -10&quot;;&quot;LP, UP, HS&quot;;IF([.E1290]=&quot;1 - 12&quot;;&quot;LP, UP, HS, HSS&quot;;IF([.E1290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Balu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290" calcext:value-type="float">
            <text:p>1290</text:p>
          </table:table-cell>
          <table:table-cell table:style-name="ce18" office:value-type="float" office:value="47543" calcext:value-type="float">
            <text:p>47543</text:p>
          </table:table-cell>
          <table:table-cell table:style-name="ce18" office:value-type="string" calcext:value-type="string">
            <text:p>ALPS NANMINDA WEST </text:p>
          </table:table-cell>
          <table:table-cell table:style-name="ce18" office:value-type="string" calcext:value-type="string">
            <text:p>Aided</text:p>
          </table:table-cell>
          <table:table-cell table:style-name="ce18" office:value-type="string" calcext:value-type="string">
            <text:p>1 - 5</text:p>
          </table:table-cell>
          <table:table-cell table:style-name="ce17" table:formula="of:=IF([.E1291]=&quot;11 - 12&quot;;&quot;HSS&quot;;IF([.E1291]=&quot;8 - 12&quot;;&quot;HS, HSS&quot;;IF([.E1291]=&quot;8 - 10&quot;;&quot;HS&quot;;IF([.E1291]=&quot;1 - 4&quot;;&quot;LP&quot;;IF([.E1291]=&quot;5 -7&quot;;&quot;UP&quot;;IF([.E1291]=&quot;1 - 5&quot;;&quot;LP, UP&quot;;IF([.E1291]=&quot;5 - 10&quot;;&quot;UP, HS&quot;;IF([.E1291]=&quot;1 - 7&quot;;&quot;LP, UP&quot;;IF([.E1291]=&quot;1 -10&quot;;&quot;LP, UP, HS&quot;;IF([.E1291]=&quot;1 - 12&quot;;&quot;LP, UP, HS, HSS&quot;;IF([.E1291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Balu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291" calcext:value-type="float">
            <text:p>1291</text:p>
          </table:table-cell>
          <table:table-cell table:style-name="ce18" office:value-type="float" office:value="47544" calcext:value-type="float">
            <text:p>47544</text:p>
          </table:table-cell>
          <table:table-cell table:style-name="ce18" office:value-type="string" calcext:value-type="string">
            <text:p>ALPS NIRMALLUR EAST </text:p>
          </table:table-cell>
          <table:table-cell table:style-name="ce18" office:value-type="string" calcext:value-type="string">
            <text:p>Aided</text:p>
          </table:table-cell>
          <table:table-cell table:style-name="ce18" office:value-type="string" calcext:value-type="string">
            <text:p>1 - 5</text:p>
          </table:table-cell>
          <table:table-cell table:style-name="ce17" table:formula="of:=IF([.E1292]=&quot;11 - 12&quot;;&quot;HSS&quot;;IF([.E1292]=&quot;8 - 12&quot;;&quot;HS, HSS&quot;;IF([.E1292]=&quot;8 - 10&quot;;&quot;HS&quot;;IF([.E1292]=&quot;1 - 4&quot;;&quot;LP&quot;;IF([.E1292]=&quot;5 -7&quot;;&quot;UP&quot;;IF([.E1292]=&quot;1 - 5&quot;;&quot;LP, UP&quot;;IF([.E1292]=&quot;5 - 10&quot;;&quot;UP, HS&quot;;IF([.E1292]=&quot;1 - 7&quot;;&quot;LP, UP&quot;;IF([.E1292]=&quot;1 -10&quot;;&quot;LP, UP, HS&quot;;IF([.E1292]=&quot;1 - 12&quot;;&quot;LP, UP, HS, HSS&quot;;IF([.E1292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Balu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292" calcext:value-type="float">
            <text:p>1292</text:p>
          </table:table-cell>
          <table:table-cell table:style-name="ce18" office:value-type="float" office:value="47545" calcext:value-type="float">
            <text:p>47545</text:p>
          </table:table-cell>
          <table:table-cell table:style-name="ce18" office:value-type="string" calcext:value-type="string">
            <text:p>ALPS SIVAPURAM NEW </text:p>
          </table:table-cell>
          <table:table-cell table:style-name="ce18" office:value-type="string" calcext:value-type="string">
            <text:p>Aided</text:p>
          </table:table-cell>
          <table:table-cell table:style-name="ce18" office:value-type="string" calcext:value-type="string">
            <text:p>1 - 5</text:p>
          </table:table-cell>
          <table:table-cell table:style-name="ce17" table:formula="of:=IF([.E1293]=&quot;11 - 12&quot;;&quot;HSS&quot;;IF([.E1293]=&quot;8 - 12&quot;;&quot;HS, HSS&quot;;IF([.E1293]=&quot;8 - 10&quot;;&quot;HS&quot;;IF([.E1293]=&quot;1 - 4&quot;;&quot;LP&quot;;IF([.E1293]=&quot;5 -7&quot;;&quot;UP&quot;;IF([.E1293]=&quot;1 - 5&quot;;&quot;LP, UP&quot;;IF([.E1293]=&quot;5 - 10&quot;;&quot;UP, HS&quot;;IF([.E1293]=&quot;1 - 7&quot;;&quot;LP, UP&quot;;IF([.E1293]=&quot;1 -10&quot;;&quot;LP, UP, HS&quot;;IF([.E1293]=&quot;1 - 12&quot;;&quot;LP, UP, HS, HSS&quot;;IF([.E1293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Balu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293" calcext:value-type="float">
            <text:p>1293</text:p>
          </table:table-cell>
          <table:table-cell table:style-name="ce18" office:value-type="float" office:value="47546" calcext:value-type="float">
            <text:p>47546</text:p>
          </table:table-cell>
          <table:table-cell table:style-name="ce18" office:value-type="string" calcext:value-type="string">
            <text:p>NMMAUPS NARATH </text:p>
          </table:table-cell>
          <table:table-cell table:style-name="ce18" office:value-type="string" calcext:value-type="string">
            <text:p>Aided</text:p>
          </table:table-cell>
          <table:table-cell table:style-name="ce18" office:value-type="string" calcext:value-type="string">
            <text:p>1 - 7</text:p>
          </table:table-cell>
          <table:table-cell table:style-name="ce17" table:formula="of:=IF([.E1294]=&quot;11 - 12&quot;;&quot;HSS&quot;;IF([.E1294]=&quot;8 - 12&quot;;&quot;HS, HSS&quot;;IF([.E1294]=&quot;8 - 10&quot;;&quot;HS&quot;;IF([.E1294]=&quot;1 - 4&quot;;&quot;LP&quot;;IF([.E1294]=&quot;5 -7&quot;;&quot;UP&quot;;IF([.E1294]=&quot;1 - 5&quot;;&quot;LP, UP&quot;;IF([.E1294]=&quot;5 - 10&quot;;&quot;UP, HS&quot;;IF([.E1294]=&quot;1 - 7&quot;;&quot;LP, UP&quot;;IF([.E1294]=&quot;1 -10&quot;;&quot;LP, UP, HS&quot;;IF([.E1294]=&quot;1 - 12&quot;;&quot;LP, UP, HS, HSS&quot;;IF([.E1294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Balu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294" calcext:value-type="float">
            <text:p>1294</text:p>
          </table:table-cell>
          <table:table-cell table:style-name="ce18" office:value-type="float" office:value="47547" calcext:value-type="float">
            <text:p>47547</text:p>
          </table:table-cell>
          <table:table-cell table:style-name="ce18" office:value-type="string" calcext:value-type="string">
            <text:p>ASVUPS EDAKKARA </text:p>
          </table:table-cell>
          <table:table-cell table:style-name="ce18" office:value-type="string" calcext:value-type="string">
            <text:p>Aided</text:p>
          </table:table-cell>
          <table:table-cell table:style-name="ce18" office:value-type="string" calcext:value-type="string">
            <text:p>1 - 7</text:p>
          </table:table-cell>
          <table:table-cell table:style-name="ce17" table:formula="of:=IF([.E1295]=&quot;11 - 12&quot;;&quot;HSS&quot;;IF([.E1295]=&quot;8 - 12&quot;;&quot;HS, HSS&quot;;IF([.E1295]=&quot;8 - 10&quot;;&quot;HS&quot;;IF([.E1295]=&quot;1 - 4&quot;;&quot;LP&quot;;IF([.E1295]=&quot;5 -7&quot;;&quot;UP&quot;;IF([.E1295]=&quot;1 - 5&quot;;&quot;LP, UP&quot;;IF([.E1295]=&quot;5 - 10&quot;;&quot;UP, HS&quot;;IF([.E1295]=&quot;1 - 7&quot;;&quot;LP, UP&quot;;IF([.E1295]=&quot;1 -10&quot;;&quot;LP, UP, HS&quot;;IF([.E1295]=&quot;1 - 12&quot;;&quot;LP, UP, HS, HSS&quot;;IF([.E1295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Balu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295" calcext:value-type="float">
            <text:p>1295</text:p>
          </table:table-cell>
          <table:table-cell table:style-name="ce18" office:value-type="float" office:value="47548" calcext:value-type="float">
            <text:p>47548</text:p>
          </table:table-cell>
          <table:table-cell table:style-name="ce18" office:value-type="string" calcext:value-type="string">
            <text:p>CCUPS IYYAD </text:p>
          </table:table-cell>
          <table:table-cell table:style-name="ce18" office:value-type="string" calcext:value-type="string">
            <text:p>Aided</text:p>
          </table:table-cell>
          <table:table-cell table:style-name="ce18" office:value-type="string" calcext:value-type="string">
            <text:p>1 - 7</text:p>
          </table:table-cell>
          <table:table-cell table:style-name="ce17" table:formula="of:=IF([.E1296]=&quot;11 - 12&quot;;&quot;HSS&quot;;IF([.E1296]=&quot;8 - 12&quot;;&quot;HS, HSS&quot;;IF([.E1296]=&quot;8 - 10&quot;;&quot;HS&quot;;IF([.E1296]=&quot;1 - 4&quot;;&quot;LP&quot;;IF([.E1296]=&quot;5 -7&quot;;&quot;UP&quot;;IF([.E1296]=&quot;1 - 5&quot;;&quot;LP, UP&quot;;IF([.E1296]=&quot;5 - 10&quot;;&quot;UP, HS&quot;;IF([.E1296]=&quot;1 - 7&quot;;&quot;LP, UP&quot;;IF([.E1296]=&quot;1 -10&quot;;&quot;LP, UP, HS&quot;;IF([.E1296]=&quot;1 - 12&quot;;&quot;LP, UP, HS, HSS&quot;;IF([.E1296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Balu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296" calcext:value-type="float">
            <text:p>1296</text:p>
          </table:table-cell>
          <table:table-cell table:style-name="ce18" office:value-type="float" office:value="47549" calcext:value-type="float">
            <text:p>47549</text:p>
          </table:table-cell>
          <table:table-cell table:style-name="ce18" office:value-type="string" calcext:value-type="string">
            <text:p>MIUPS IYYAD </text:p>
          </table:table-cell>
          <table:table-cell table:style-name="ce18" office:value-type="string" calcext:value-type="string">
            <text:p>Aided</text:p>
          </table:table-cell>
          <table:table-cell table:style-name="ce18" office:value-type="string" calcext:value-type="string">
            <text:p>1 - 7</text:p>
          </table:table-cell>
          <table:table-cell table:style-name="ce17" table:formula="of:=IF([.E1297]=&quot;11 - 12&quot;;&quot;HSS&quot;;IF([.E1297]=&quot;8 - 12&quot;;&quot;HS, HSS&quot;;IF([.E1297]=&quot;8 - 10&quot;;&quot;HS&quot;;IF([.E1297]=&quot;1 - 4&quot;;&quot;LP&quot;;IF([.E1297]=&quot;5 -7&quot;;&quot;UP&quot;;IF([.E1297]=&quot;1 - 5&quot;;&quot;LP, UP&quot;;IF([.E1297]=&quot;5 - 10&quot;;&quot;UP, HS&quot;;IF([.E1297]=&quot;1 - 7&quot;;&quot;LP, UP&quot;;IF([.E1297]=&quot;1 -10&quot;;&quot;LP, UP, HS&quot;;IF([.E1297]=&quot;1 - 12&quot;;&quot;LP, UP, HS, HSS&quot;;IF([.E1297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Balu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297" calcext:value-type="float">
            <text:p>1297</text:p>
          </table:table-cell>
          <table:table-cell table:style-name="ce18" office:value-type="float" office:value="47550" calcext:value-type="float">
            <text:p>47550</text:p>
          </table:table-cell>
          <table:table-cell table:style-name="ce18" office:value-type="string" calcext:value-type="string">
            <text:p>AUPS MANGAD </text:p>
          </table:table-cell>
          <table:table-cell table:style-name="ce18" office:value-type="string" calcext:value-type="string">
            <text:p>Aided</text:p>
          </table:table-cell>
          <table:table-cell table:style-name="ce18" office:value-type="string" calcext:value-type="string">
            <text:p>1 - 7</text:p>
          </table:table-cell>
          <table:table-cell table:style-name="ce17" table:formula="of:=IF([.E1298]=&quot;11 - 12&quot;;&quot;HSS&quot;;IF([.E1298]=&quot;8 - 12&quot;;&quot;HS, HSS&quot;;IF([.E1298]=&quot;8 - 10&quot;;&quot;HS&quot;;IF([.E1298]=&quot;1 - 4&quot;;&quot;LP&quot;;IF([.E1298]=&quot;5 -7&quot;;&quot;UP&quot;;IF([.E1298]=&quot;1 - 5&quot;;&quot;LP, UP&quot;;IF([.E1298]=&quot;5 - 10&quot;;&quot;UP, HS&quot;;IF([.E1298]=&quot;1 - 7&quot;;&quot;LP, UP&quot;;IF([.E1298]=&quot;1 -10&quot;;&quot;LP, UP, HS&quot;;IF([.E1298]=&quot;1 - 12&quot;;&quot;LP, UP, HS, HSS&quot;;IF([.E1298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Balu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298" calcext:value-type="float">
            <text:p>1298</text:p>
          </table:table-cell>
          <table:table-cell table:style-name="ce18" office:value-type="float" office:value="47551" calcext:value-type="float">
            <text:p>47551</text:p>
          </table:table-cell>
          <table:table-cell table:style-name="ce18" office:value-type="string" calcext:value-type="string">
            <text:p>S M M A U P S SIVAPURAM </text:p>
          </table:table-cell>
          <table:table-cell table:style-name="ce18" office:value-type="string" calcext:value-type="string">
            <text:p>Aided</text:p>
          </table:table-cell>
          <table:table-cell table:style-name="ce18" office:value-type="string" calcext:value-type="string">
            <text:p>1 - 7</text:p>
          </table:table-cell>
          <table:table-cell table:style-name="ce17" table:formula="of:=IF([.E1299]=&quot;11 - 12&quot;;&quot;HSS&quot;;IF([.E1299]=&quot;8 - 12&quot;;&quot;HS, HSS&quot;;IF([.E1299]=&quot;8 - 10&quot;;&quot;HS&quot;;IF([.E1299]=&quot;1 - 4&quot;;&quot;LP&quot;;IF([.E1299]=&quot;5 -7&quot;;&quot;UP&quot;;IF([.E1299]=&quot;1 - 5&quot;;&quot;LP, UP&quot;;IF([.E1299]=&quot;5 - 10&quot;;&quot;UP, HS&quot;;IF([.E1299]=&quot;1 - 7&quot;;&quot;LP, UP&quot;;IF([.E1299]=&quot;1 -10&quot;;&quot;LP, UP, HS&quot;;IF([.E1299]=&quot;1 - 12&quot;;&quot;LP, UP, HS, HSS&quot;;IF([.E1299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Balu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299" calcext:value-type="float">
            <text:p>1299</text:p>
          </table:table-cell>
          <table:table-cell table:style-name="ce18" office:value-type="float" office:value="47554" calcext:value-type="float">
            <text:p>47554</text:p>
          </table:table-cell>
          <table:table-cell table:style-name="ce18" office:value-type="string" calcext:value-type="string">
            <text:p>AUPS DESASEVA KURUMPOYIL </text:p>
          </table:table-cell>
          <table:table-cell table:style-name="ce18" office:value-type="string" calcext:value-type="string">
            <text:p>Aided</text:p>
          </table:table-cell>
          <table:table-cell table:style-name="ce18" office:value-type="string" calcext:value-type="string">
            <text:p>1 - 7</text:p>
          </table:table-cell>
          <table:table-cell table:style-name="ce17" table:formula="of:=IF([.E1300]=&quot;11 - 12&quot;;&quot;HSS&quot;;IF([.E1300]=&quot;8 - 12&quot;;&quot;HS, HSS&quot;;IF([.E1300]=&quot;8 - 10&quot;;&quot;HS&quot;;IF([.E1300]=&quot;1 - 4&quot;;&quot;LP&quot;;IF([.E1300]=&quot;5 -7&quot;;&quot;UP&quot;;IF([.E1300]=&quot;1 - 5&quot;;&quot;LP, UP&quot;;IF([.E1300]=&quot;5 - 10&quot;;&quot;UP, HS&quot;;IF([.E1300]=&quot;1 - 7&quot;;&quot;LP, UP&quot;;IF([.E1300]=&quot;1 -10&quot;;&quot;LP, UP, HS&quot;;IF([.E1300]=&quot;1 - 12&quot;;&quot;LP, UP, HS, HSS&quot;;IF([.E1300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Balu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300" calcext:value-type="float">
            <text:p>1300</text:p>
          </table:table-cell>
          <table:table-cell table:style-name="ce18" office:value-type="float" office:value="47555" calcext:value-type="float">
            <text:p>47555</text:p>
          </table:table-cell>
          <table:table-cell table:style-name="ce18" office:value-type="string" calcext:value-type="string">
            <text:p>AUPS MUNDAKKARA </text:p>
          </table:table-cell>
          <table:table-cell table:style-name="ce18" office:value-type="string" calcext:value-type="string">
            <text:p>Aided</text:p>
          </table:table-cell>
          <table:table-cell table:style-name="ce18" office:value-type="string" calcext:value-type="string">
            <text:p>1 - 7</text:p>
          </table:table-cell>
          <table:table-cell table:style-name="ce17" table:formula="of:=IF([.E1301]=&quot;11 - 12&quot;;&quot;HSS&quot;;IF([.E1301]=&quot;8 - 12&quot;;&quot;HS, HSS&quot;;IF([.E1301]=&quot;8 - 10&quot;;&quot;HS&quot;;IF([.E1301]=&quot;1 - 4&quot;;&quot;LP&quot;;IF([.E1301]=&quot;5 -7&quot;;&quot;UP&quot;;IF([.E1301]=&quot;1 - 5&quot;;&quot;LP, UP&quot;;IF([.E1301]=&quot;5 - 10&quot;;&quot;UP, HS&quot;;IF([.E1301]=&quot;1 - 7&quot;;&quot;LP, UP&quot;;IF([.E1301]=&quot;1 -10&quot;;&quot;LP, UP, HS&quot;;IF([.E1301]=&quot;1 - 12&quot;;&quot;LP, UP, HS, HSS&quot;;IF([.E1301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Balu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301" calcext:value-type="float">
            <text:p>1301</text:p>
          </table:table-cell>
          <table:table-cell table:style-name="ce18" office:value-type="float" office:value="47556" calcext:value-type="float">
            <text:p>47556</text:p>
          </table:table-cell>
          <table:table-cell table:style-name="ce18" office:value-type="string" calcext:value-type="string">
            <text:p>AUPS PANANGAD NORTH </text:p>
          </table:table-cell>
          <table:table-cell table:style-name="ce18" office:value-type="string" calcext:value-type="string">
            <text:p>Aided</text:p>
          </table:table-cell>
          <table:table-cell table:style-name="ce18" office:value-type="string" calcext:value-type="string">
            <text:p>1 - 7</text:p>
          </table:table-cell>
          <table:table-cell table:style-name="ce17" table:formula="of:=IF([.E1302]=&quot;11 - 12&quot;;&quot;HSS&quot;;IF([.E1302]=&quot;8 - 12&quot;;&quot;HS, HSS&quot;;IF([.E1302]=&quot;8 - 10&quot;;&quot;HS&quot;;IF([.E1302]=&quot;1 - 4&quot;;&quot;LP&quot;;IF([.E1302]=&quot;5 -7&quot;;&quot;UP&quot;;IF([.E1302]=&quot;1 - 5&quot;;&quot;LP, UP&quot;;IF([.E1302]=&quot;5 - 10&quot;;&quot;UP, HS&quot;;IF([.E1302]=&quot;1 - 7&quot;;&quot;LP, UP&quot;;IF([.E1302]=&quot;1 -10&quot;;&quot;LP, UP, HS&quot;;IF([.E1302]=&quot;1 - 12&quot;;&quot;LP, UP, HS, HSS&quot;;IF([.E1302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Balu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302" calcext:value-type="float">
            <text:p>1302</text:p>
          </table:table-cell>
          <table:table-cell table:style-name="ce18" office:value-type="float" office:value="47557" calcext:value-type="float">
            <text:p>47557</text:p>
          </table:table-cell>
          <table:table-cell table:style-name="ce18" office:value-type="string" calcext:value-type="string">
            <text:p>AUPS PANANGAD SOUTH </text:p>
          </table:table-cell>
          <table:table-cell table:style-name="ce18" office:value-type="string" calcext:value-type="string">
            <text:p>Aided</text:p>
          </table:table-cell>
          <table:table-cell table:style-name="ce18" office:value-type="string" calcext:value-type="string">
            <text:p>1 - 7</text:p>
          </table:table-cell>
          <table:table-cell table:style-name="ce17" table:formula="of:=IF([.E1303]=&quot;11 - 12&quot;;&quot;HSS&quot;;IF([.E1303]=&quot;8 - 12&quot;;&quot;HS, HSS&quot;;IF([.E1303]=&quot;8 - 10&quot;;&quot;HS&quot;;IF([.E1303]=&quot;1 - 4&quot;;&quot;LP&quot;;IF([.E1303]=&quot;5 -7&quot;;&quot;UP&quot;;IF([.E1303]=&quot;1 - 5&quot;;&quot;LP, UP&quot;;IF([.E1303]=&quot;5 - 10&quot;;&quot;UP, HS&quot;;IF([.E1303]=&quot;1 - 7&quot;;&quot;LP, UP&quot;;IF([.E1303]=&quot;1 -10&quot;;&quot;LP, UP, HS&quot;;IF([.E1303]=&quot;1 - 12&quot;;&quot;LP, UP, HS, HSS&quot;;IF([.E1303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Balu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303" calcext:value-type="float">
            <text:p>1303</text:p>
          </table:table-cell>
          <table:table-cell table:style-name="ce18" office:value-type="float" office:value="47558" calcext:value-type="float">
            <text:p>47558</text:p>
          </table:table-cell>
          <table:table-cell table:style-name="ce18" office:value-type="string" calcext:value-type="string">
            <text:p>AUPS CHEEKKILODE </text:p>
          </table:table-cell>
          <table:table-cell table:style-name="ce18" office:value-type="string" calcext:value-type="string">
            <text:p>Aided</text:p>
          </table:table-cell>
          <table:table-cell table:style-name="ce18" office:value-type="string" calcext:value-type="string">
            <text:p>1 - 7</text:p>
          </table:table-cell>
          <table:table-cell table:style-name="ce17" table:formula="of:=IF([.E1304]=&quot;11 - 12&quot;;&quot;HSS&quot;;IF([.E1304]=&quot;8 - 12&quot;;&quot;HS, HSS&quot;;IF([.E1304]=&quot;8 - 10&quot;;&quot;HS&quot;;IF([.E1304]=&quot;1 - 4&quot;;&quot;LP&quot;;IF([.E1304]=&quot;5 -7&quot;;&quot;UP&quot;;IF([.E1304]=&quot;1 - 5&quot;;&quot;LP, UP&quot;;IF([.E1304]=&quot;5 - 10&quot;;&quot;UP, HS&quot;;IF([.E1304]=&quot;1 - 7&quot;;&quot;LP, UP&quot;;IF([.E1304]=&quot;1 -10&quot;;&quot;LP, UP, HS&quot;;IF([.E1304]=&quot;1 - 12&quot;;&quot;LP, UP, HS, HSS&quot;;IF([.E1304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Balu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304" calcext:value-type="float">
            <text:p>1304</text:p>
          </table:table-cell>
          <table:table-cell table:style-name="ce18" office:value-type="float" office:value="47559" calcext:value-type="float">
            <text:p>47559</text:p>
          </table:table-cell>
          <table:table-cell table:style-name="ce18" office:value-type="string" calcext:value-type="string">
            <text:p>AUPS KARUNARAM </text:p>
          </table:table-cell>
          <table:table-cell table:style-name="ce18" office:value-type="string" calcext:value-type="string">
            <text:p>Aided</text:p>
          </table:table-cell>
          <table:table-cell table:style-name="ce18" office:value-type="string" calcext:value-type="string">
            <text:p>1 - 7</text:p>
          </table:table-cell>
          <table:table-cell table:style-name="ce17" table:formula="of:=IF([.E1305]=&quot;11 - 12&quot;;&quot;HSS&quot;;IF([.E1305]=&quot;8 - 12&quot;;&quot;HS, HSS&quot;;IF([.E1305]=&quot;8 - 10&quot;;&quot;HS&quot;;IF([.E1305]=&quot;1 - 4&quot;;&quot;LP&quot;;IF([.E1305]=&quot;5 -7&quot;;&quot;UP&quot;;IF([.E1305]=&quot;1 - 5&quot;;&quot;LP, UP&quot;;IF([.E1305]=&quot;5 - 10&quot;;&quot;UP, HS&quot;;IF([.E1305]=&quot;1 - 7&quot;;&quot;LP, UP&quot;;IF([.E1305]=&quot;1 -10&quot;;&quot;LP, UP, HS&quot;;IF([.E1305]=&quot;1 - 12&quot;;&quot;LP, UP, HS, HSS&quot;;IF([.E1305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Balu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305" calcext:value-type="float">
            <text:p>1305</text:p>
          </table:table-cell>
          <table:table-cell table:style-name="ce18" office:value-type="float" office:value="47560" calcext:value-type="float">
            <text:p>47560</text:p>
          </table:table-cell>
          <table:table-cell table:style-name="ce18" office:value-type="string" calcext:value-type="string">
            <text:p>AUPS KOLATHUR </text:p>
          </table:table-cell>
          <table:table-cell table:style-name="ce18" office:value-type="string" calcext:value-type="string">
            <text:p>Aided</text:p>
          </table:table-cell>
          <table:table-cell table:style-name="ce18" office:value-type="string" calcext:value-type="string">
            <text:p>1 - 7</text:p>
          </table:table-cell>
          <table:table-cell table:style-name="ce17" table:formula="of:=IF([.E1306]=&quot;11 - 12&quot;;&quot;HSS&quot;;IF([.E1306]=&quot;8 - 12&quot;;&quot;HS, HSS&quot;;IF([.E1306]=&quot;8 - 10&quot;;&quot;HS&quot;;IF([.E1306]=&quot;1 - 4&quot;;&quot;LP&quot;;IF([.E1306]=&quot;5 -7&quot;;&quot;UP&quot;;IF([.E1306]=&quot;1 - 5&quot;;&quot;LP, UP&quot;;IF([.E1306]=&quot;5 - 10&quot;;&quot;UP, HS&quot;;IF([.E1306]=&quot;1 - 7&quot;;&quot;LP, UP&quot;;IF([.E1306]=&quot;1 -10&quot;;&quot;LP, UP, HS&quot;;IF([.E1306]=&quot;1 - 12&quot;;&quot;LP, UP, HS, HSS&quot;;IF([.E1306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Balu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306" calcext:value-type="float">
            <text:p>1306</text:p>
          </table:table-cell>
          <table:table-cell table:style-name="ce18" office:value-type="float" office:value="47561" calcext:value-type="float">
            <text:p>47561</text:p>
          </table:table-cell>
          <table:table-cell table:style-name="ce18" office:value-type="string" calcext:value-type="string">
            <text:p>A U P S NANMINDA </text:p>
          </table:table-cell>
          <table:table-cell table:style-name="ce18" office:value-type="string" calcext:value-type="string">
            <text:p>Aided</text:p>
          </table:table-cell>
          <table:table-cell table:style-name="ce18" office:value-type="string" calcext:value-type="string">
            <text:p>1 - 7</text:p>
          </table:table-cell>
          <table:table-cell table:style-name="ce17" table:formula="of:=IF([.E1307]=&quot;11 - 12&quot;;&quot;HSS&quot;;IF([.E1307]=&quot;8 - 12&quot;;&quot;HS, HSS&quot;;IF([.E1307]=&quot;8 - 10&quot;;&quot;HS&quot;;IF([.E1307]=&quot;1 - 4&quot;;&quot;LP&quot;;IF([.E1307]=&quot;5 -7&quot;;&quot;UP&quot;;IF([.E1307]=&quot;1 - 5&quot;;&quot;LP, UP&quot;;IF([.E1307]=&quot;5 - 10&quot;;&quot;UP, HS&quot;;IF([.E1307]=&quot;1 - 7&quot;;&quot;LP, UP&quot;;IF([.E1307]=&quot;1 -10&quot;;&quot;LP, UP, HS&quot;;IF([.E1307]=&quot;1 - 12&quot;;&quot;LP, UP, HS, HSS&quot;;IF([.E1307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Balu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307" calcext:value-type="float">
            <text:p>1307</text:p>
          </table:table-cell>
          <table:table-cell table:style-name="ce18" office:value-type="float" office:value="47562" calcext:value-type="float">
            <text:p>47562</text:p>
          </table:table-cell>
          <table:table-cell table:style-name="ce18" office:value-type="string" calcext:value-type="string">
            <text:p>AUPS NANMINDA EAST </text:p>
          </table:table-cell>
          <table:table-cell table:style-name="ce18" office:value-type="string" calcext:value-type="string">
            <text:p>Aided</text:p>
          </table:table-cell>
          <table:table-cell table:style-name="ce18" office:value-type="string" calcext:value-type="string">
            <text:p>1 - 7</text:p>
          </table:table-cell>
          <table:table-cell table:style-name="ce17" table:formula="of:=IF([.E1308]=&quot;11 - 12&quot;;&quot;HSS&quot;;IF([.E1308]=&quot;8 - 12&quot;;&quot;HS, HSS&quot;;IF([.E1308]=&quot;8 - 10&quot;;&quot;HS&quot;;IF([.E1308]=&quot;1 - 4&quot;;&quot;LP&quot;;IF([.E1308]=&quot;5 -7&quot;;&quot;UP&quot;;IF([.E1308]=&quot;1 - 5&quot;;&quot;LP, UP&quot;;IF([.E1308]=&quot;5 - 10&quot;;&quot;UP, HS&quot;;IF([.E1308]=&quot;1 - 7&quot;;&quot;LP, UP&quot;;IF([.E1308]=&quot;1 -10&quot;;&quot;LP, UP, HS&quot;;IF([.E1308]=&quot;1 - 12&quot;;&quot;LP, UP, HS, HSS&quot;;IF([.E1308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Balu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308" calcext:value-type="float">
            <text:p>1308</text:p>
          </table:table-cell>
          <table:table-cell table:style-name="ce18" office:value-type="float" office:value="47563" calcext:value-type="float">
            <text:p>47563</text:p>
          </table:table-cell>
          <table:table-cell table:style-name="ce18" office:value-type="string" calcext:value-type="string">
            <text:p>AUPS NANMINDA EZHUKULAM </text:p>
          </table:table-cell>
          <table:table-cell table:style-name="ce18" office:value-type="string" calcext:value-type="string">
            <text:p>Aided</text:p>
          </table:table-cell>
          <table:table-cell table:style-name="ce18" office:value-type="string" calcext:value-type="string">
            <text:p>1 - 7</text:p>
          </table:table-cell>
          <table:table-cell table:style-name="ce17" table:formula="of:=IF([.E1309]=&quot;11 - 12&quot;;&quot;HSS&quot;;IF([.E1309]=&quot;8 - 12&quot;;&quot;HS, HSS&quot;;IF([.E1309]=&quot;8 - 10&quot;;&quot;HS&quot;;IF([.E1309]=&quot;1 - 4&quot;;&quot;LP&quot;;IF([.E1309]=&quot;5 -7&quot;;&quot;UP&quot;;IF([.E1309]=&quot;1 - 5&quot;;&quot;LP, UP&quot;;IF([.E1309]=&quot;5 - 10&quot;;&quot;UP, HS&quot;;IF([.E1309]=&quot;1 - 7&quot;;&quot;LP, UP&quot;;IF([.E1309]=&quot;1 -10&quot;;&quot;LP, UP, HS&quot;;IF([.E1309]=&quot;1 - 12&quot;;&quot;LP, UP, HS, HSS&quot;;IF([.E1309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Balu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309" calcext:value-type="float">
            <text:p>1309</text:p>
          </table:table-cell>
          <table:table-cell table:style-name="ce18" office:value-type="float" office:value="47564" calcext:value-type="float">
            <text:p>47564</text:p>
          </table:table-cell>
          <table:table-cell table:style-name="ce18" office:value-type="string" calcext:value-type="string">
            <text:p>AUPS NADUVALLUR </text:p>
          </table:table-cell>
          <table:table-cell table:style-name="ce18" office:value-type="string" calcext:value-type="string">
            <text:p>Aided</text:p>
          </table:table-cell>
          <table:table-cell table:style-name="ce18" office:value-type="string" calcext:value-type="string">
            <text:p>1 - 7</text:p>
          </table:table-cell>
          <table:table-cell table:style-name="ce17" table:formula="of:=IF([.E1310]=&quot;11 - 12&quot;;&quot;HSS&quot;;IF([.E1310]=&quot;8 - 12&quot;;&quot;HS, HSS&quot;;IF([.E1310]=&quot;8 - 10&quot;;&quot;HS&quot;;IF([.E1310]=&quot;1 - 4&quot;;&quot;LP&quot;;IF([.E1310]=&quot;5 -7&quot;;&quot;UP&quot;;IF([.E1310]=&quot;1 - 5&quot;;&quot;LP, UP&quot;;IF([.E1310]=&quot;5 - 10&quot;;&quot;UP, HS&quot;;IF([.E1310]=&quot;1 - 7&quot;;&quot;LP, UP&quot;;IF([.E1310]=&quot;1 -10&quot;;&quot;LP, UP, HS&quot;;IF([.E1310]=&quot;1 - 12&quot;;&quot;LP, UP, HS, HSS&quot;;IF([.E1310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Balu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310" calcext:value-type="float">
            <text:p>1310</text:p>
          </table:table-cell>
          <table:table-cell table:style-name="ce18" office:value-type="float" office:value="47565" calcext:value-type="float">
            <text:p>47565</text:p>
          </table:table-cell>
          <table:table-cell table:style-name="ce18" office:value-type="string" calcext:value-type="string">
            <text:p>AUPS PC PALAM </text:p>
          </table:table-cell>
          <table:table-cell table:style-name="ce18" office:value-type="string" calcext:value-type="string">
            <text:p>Aided</text:p>
          </table:table-cell>
          <table:table-cell table:style-name="ce18" office:value-type="string" calcext:value-type="string">
            <text:p>1 - 7</text:p>
          </table:table-cell>
          <table:table-cell table:style-name="ce17" table:formula="of:=IF([.E1311]=&quot;11 - 12&quot;;&quot;HSS&quot;;IF([.E1311]=&quot;8 - 12&quot;;&quot;HS, HSS&quot;;IF([.E1311]=&quot;8 - 10&quot;;&quot;HS&quot;;IF([.E1311]=&quot;1 - 4&quot;;&quot;LP&quot;;IF([.E1311]=&quot;5 -7&quot;;&quot;UP&quot;;IF([.E1311]=&quot;1 - 5&quot;;&quot;LP, UP&quot;;IF([.E1311]=&quot;5 - 10&quot;;&quot;UP, HS&quot;;IF([.E1311]=&quot;1 - 7&quot;;&quot;LP, UP&quot;;IF([.E1311]=&quot;1 -10&quot;;&quot;LP, UP, HS&quot;;IF([.E1311]=&quot;1 - 12&quot;;&quot;LP, UP, HS, HSS&quot;;IF([.E1311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Balu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311" calcext:value-type="float">
            <text:p>1311</text:p>
          </table:table-cell>
          <table:table-cell table:style-name="ce18" office:value-type="float" office:value="47566" calcext:value-type="float">
            <text:p>47566</text:p>
          </table:table-cell>
          <table:table-cell table:style-name="ce18" office:value-type="string" calcext:value-type="string">
            <text:p>AMUPS PUNNASSERY </text:p>
          </table:table-cell>
          <table:table-cell table:style-name="ce18" office:value-type="string" calcext:value-type="string">
            <text:p>Aided</text:p>
          </table:table-cell>
          <table:table-cell table:style-name="ce18" office:value-type="string" calcext:value-type="string">
            <text:p>1 - 7</text:p>
          </table:table-cell>
          <table:table-cell table:style-name="ce17" table:formula="of:=IF([.E1312]=&quot;11 - 12&quot;;&quot;HSS&quot;;IF([.E1312]=&quot;8 - 12&quot;;&quot;HS, HSS&quot;;IF([.E1312]=&quot;8 - 10&quot;;&quot;HS&quot;;IF([.E1312]=&quot;1 - 4&quot;;&quot;LP&quot;;IF([.E1312]=&quot;5 -7&quot;;&quot;UP&quot;;IF([.E1312]=&quot;1 - 5&quot;;&quot;LP, UP&quot;;IF([.E1312]=&quot;5 - 10&quot;;&quot;UP, HS&quot;;IF([.E1312]=&quot;1 - 7&quot;;&quot;LP, UP&quot;;IF([.E1312]=&quot;1 -10&quot;;&quot;LP, UP, HS&quot;;IF([.E1312]=&quot;1 - 12&quot;;&quot;LP, UP, HS, HSS&quot;;IF([.E1312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Balu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312" calcext:value-type="float">
            <text:p>1312</text:p>
          </table:table-cell>
          <table:table-cell table:style-name="ce18" office:value-type="float" office:value="47567" calcext:value-type="float">
            <text:p>47567</text:p>
          </table:table-cell>
          <table:table-cell table:style-name="ce18" office:value-type="string" calcext:value-type="string">
            <text:p>AUPS PUNNASSERY WEST </text:p>
          </table:table-cell>
          <table:table-cell table:style-name="ce18" office:value-type="string" calcext:value-type="string">
            <text:p>Aided</text:p>
          </table:table-cell>
          <table:table-cell table:style-name="ce18" office:value-type="string" calcext:value-type="string">
            <text:p>1 - 7</text:p>
          </table:table-cell>
          <table:table-cell table:style-name="ce17" table:formula="of:=IF([.E1313]=&quot;11 - 12&quot;;&quot;HSS&quot;;IF([.E1313]=&quot;8 - 12&quot;;&quot;HS, HSS&quot;;IF([.E1313]=&quot;8 - 10&quot;;&quot;HS&quot;;IF([.E1313]=&quot;1 - 4&quot;;&quot;LP&quot;;IF([.E1313]=&quot;5 -7&quot;;&quot;UP&quot;;IF([.E1313]=&quot;1 - 5&quot;;&quot;LP, UP&quot;;IF([.E1313]=&quot;5 - 10&quot;;&quot;UP, HS&quot;;IF([.E1313]=&quot;1 - 7&quot;;&quot;LP, UP&quot;;IF([.E1313]=&quot;1 -10&quot;;&quot;LP, UP, HS&quot;;IF([.E1313]=&quot;1 - 12&quot;;&quot;LP, UP, HS, HSS&quot;;IF([.E1313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Balu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313" calcext:value-type="float">
            <text:p>1313</text:p>
          </table:table-cell>
          <table:table-cell table:style-name="ce18" office:value-type="float" office:value="47568" calcext:value-type="float">
            <text:p>47568</text:p>
          </table:table-cell>
          <table:table-cell table:style-name="ce18" office:value-type="string" calcext:value-type="string">
            <text:p>AUPS BALUSSERY </text:p>
          </table:table-cell>
          <table:table-cell table:style-name="ce18" office:value-type="string" calcext:value-type="string">
            <text:p>Aided</text:p>
          </table:table-cell>
          <table:table-cell table:style-name="ce18" office:value-type="string" calcext:value-type="string">
            <text:p>1 - 7</text:p>
          </table:table-cell>
          <table:table-cell table:style-name="ce17" table:formula="of:=IF([.E1314]=&quot;11 - 12&quot;;&quot;HSS&quot;;IF([.E1314]=&quot;8 - 12&quot;;&quot;HS, HSS&quot;;IF([.E1314]=&quot;8 - 10&quot;;&quot;HS&quot;;IF([.E1314]=&quot;1 - 4&quot;;&quot;LP&quot;;IF([.E1314]=&quot;5 -7&quot;;&quot;UP&quot;;IF([.E1314]=&quot;1 - 5&quot;;&quot;LP, UP&quot;;IF([.E1314]=&quot;5 - 10&quot;;&quot;UP, HS&quot;;IF([.E1314]=&quot;1 - 7&quot;;&quot;LP, UP&quot;;IF([.E1314]=&quot;1 -10&quot;;&quot;LP, UP, HS&quot;;IF([.E1314]=&quot;1 - 12&quot;;&quot;LP, UP, HS, HSS&quot;;IF([.E1314]=&quot;5 - 12&quot;;&quot;UP, HS, HSS&quot;;&quot;&quot;)))))))))))" office:value-type="string" office:string-value="LP, UP" calcext:value-type="string">
            <text:p>LP, UP</text:p>
          </table:table-cell>
          <table:table-cell office:value-type="string" calcext:value-type="string">
            <text:p>Balu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314" calcext:value-type="float">
            <text:p>1314</text:p>
          </table:table-cell>
          <table:table-cell table:style-name="ce18" office:value-type="float" office:value="47569" calcext:value-type="float">
            <text:p>47569</text:p>
          </table:table-cell>
          <table:table-cell table:style-name="ce18" office:value-type="string" calcext:value-type="string">
            <text:p>AUPS ERAMANGALAM </text:p>
          </table:table-cell>
          <table:table-cell table:style-name="ce18" office:value-type="string" calcext:value-type="string">
            <text:p>Aided</text:p>
          </table:table-cell>
          <table:table-cell table:style-name="ce18" office:value-type="string" calcext:value-type="string">
            <text:p>5 -7</text:p>
          </table:table-cell>
          <table:table-cell table:style-name="ce17" table:formula="of:=IF([.E1315]=&quot;11 - 12&quot;;&quot;HSS&quot;;IF([.E1315]=&quot;8 - 12&quot;;&quot;HS, HSS&quot;;IF([.E1315]=&quot;8 - 10&quot;;&quot;HS&quot;;IF([.E1315]=&quot;1 - 4&quot;;&quot;LP&quot;;IF([.E1315]=&quot;5 -7&quot;;&quot;UP&quot;;IF([.E1315]=&quot;1 - 5&quot;;&quot;LP, UP&quot;;IF([.E1315]=&quot;5 - 10&quot;;&quot;UP, HS&quot;;IF([.E1315]=&quot;1 - 7&quot;;&quot;LP, UP&quot;;IF([.E1315]=&quot;1 -10&quot;;&quot;LP, UP, HS&quot;;IF([.E1315]=&quot;1 - 12&quot;;&quot;LP, UP, HS, HSS&quot;;IF([.E1315]=&quot;5 - 12&quot;;&quot;UP, HS, HSS&quot;;&quot;&quot;)))))))))))" office:value-type="string" office:string-value="UP" calcext:value-type="string">
            <text:p>UP</text:p>
          </table:table-cell>
          <table:table-cell office:value-type="string" calcext:value-type="string">
            <text:p>Balu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315" calcext:value-type="float">
            <text:p>1315</text:p>
          </table:table-cell>
          <table:table-cell table:style-name="ce18" office:value-type="float" office:value="47570" calcext:value-type="float">
            <text:p>47570</text:p>
          </table:table-cell>
          <table:table-cell table:style-name="ce18" office:value-type="string" calcext:value-type="string">
            <text:p>AUPS ULLIYERI </text:p>
          </table:table-cell>
          <table:table-cell table:style-name="ce18" office:value-type="string" calcext:value-type="string">
            <text:p>Aided</text:p>
          </table:table-cell>
          <table:table-cell table:style-name="ce18" office:value-type="string" calcext:value-type="string">
            <text:p>5 -7</text:p>
          </table:table-cell>
          <table:table-cell table:style-name="ce17" table:formula="of:=IF([.E1316]=&quot;11 - 12&quot;;&quot;HSS&quot;;IF([.E1316]=&quot;8 - 12&quot;;&quot;HS, HSS&quot;;IF([.E1316]=&quot;8 - 10&quot;;&quot;HS&quot;;IF([.E1316]=&quot;1 - 4&quot;;&quot;LP&quot;;IF([.E1316]=&quot;5 -7&quot;;&quot;UP&quot;;IF([.E1316]=&quot;1 - 5&quot;;&quot;LP, UP&quot;;IF([.E1316]=&quot;5 - 10&quot;;&quot;UP, HS&quot;;IF([.E1316]=&quot;1 - 7&quot;;&quot;LP, UP&quot;;IF([.E1316]=&quot;1 -10&quot;;&quot;LP, UP, HS&quot;;IF([.E1316]=&quot;1 - 12&quot;;&quot;LP, UP, HS, HSS&quot;;IF([.E1316]=&quot;5 - 12&quot;;&quot;UP, HS, HSS&quot;;&quot;&quot;)))))))))))" office:value-type="string" office:string-value="UP" calcext:value-type="string">
            <text:p>UP</text:p>
          </table:table-cell>
          <table:table-cell office:value-type="string" calcext:value-type="string">
            <text:p>Balu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316" calcext:value-type="float">
            <text:p>1316</text:p>
          </table:table-cell>
          <table:table-cell table:style-name="ce18" office:value-type="float" office:value="47572" calcext:value-type="float">
            <text:p>47572</text:p>
          </table:table-cell>
          <table:table-cell table:style-name="ce18" office:value-type="string" calcext:value-type="string">
            <text:p>PTMUPS PALLIYOTH </text:p>
          </table:table-cell>
          <table:table-cell table:style-name="ce18" office:value-type="string" calcext:value-type="string">
            <text:p>Aided</text:p>
          </table:table-cell>
          <table:table-cell table:style-name="ce18" office:value-type="string" calcext:value-type="string">
            <text:p>5 -7</text:p>
          </table:table-cell>
          <table:table-cell table:style-name="ce17" table:formula="of:=IF([.E1317]=&quot;11 - 12&quot;;&quot;HSS&quot;;IF([.E1317]=&quot;8 - 12&quot;;&quot;HS, HSS&quot;;IF([.E1317]=&quot;8 - 10&quot;;&quot;HS&quot;;IF([.E1317]=&quot;1 - 4&quot;;&quot;LP&quot;;IF([.E1317]=&quot;5 -7&quot;;&quot;UP&quot;;IF([.E1317]=&quot;1 - 5&quot;;&quot;LP, UP&quot;;IF([.E1317]=&quot;5 - 10&quot;;&quot;UP, HS&quot;;IF([.E1317]=&quot;1 - 7&quot;;&quot;LP, UP&quot;;IF([.E1317]=&quot;1 -10&quot;;&quot;LP, UP, HS&quot;;IF([.E1317]=&quot;1 - 12&quot;;&quot;LP, UP, HS, HSS&quot;;IF([.E1317]=&quot;5 - 12&quot;;&quot;UP, HS, HSS&quot;;&quot;&quot;)))))))))))" office:value-type="string" office:string-value="UP" calcext:value-type="string">
            <text:p>UP</text:p>
          </table:table-cell>
          <table:table-cell office:value-type="string" calcext:value-type="string">
            <text:p>Balu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317" calcext:value-type="float">
            <text:p>1317</text:p>
          </table:table-cell>
          <table:table-cell table:style-name="ce18" office:value-type="float" office:value="47083" calcext:value-type="float">
            <text:p>47083</text:p>
          </table:table-cell>
          <table:table-cell table:style-name="ce18" office:value-type="string" calcext:value-type="string">
            <text:p>Saraswathy Vidyamandir EnglishMedium High School, Nanminda -14 </text:p>
          </table:table-cell>
          <table:table-cell table:style-name="ce18" office:value-type="string" calcext:value-type="string">
            <text:p>Unaided Recognised</text:p>
          </table:table-cell>
          <table:table-cell table:style-name="ce18" office:value-type="string" calcext:value-type="string">
            <text:p>1 -10</text:p>
          </table:table-cell>
          <table:table-cell table:style-name="ce17" table:formula="of:=IF([.E1318]=&quot;11 - 12&quot;;&quot;HSS&quot;;IF([.E1318]=&quot;8 - 12&quot;;&quot;HS, HSS&quot;;IF([.E1318]=&quot;8 - 10&quot;;&quot;HS&quot;;IF([.E1318]=&quot;1 - 4&quot;;&quot;LP&quot;;IF([.E1318]=&quot;5 -7&quot;;&quot;UP&quot;;IF([.E1318]=&quot;1 - 5&quot;;&quot;LP, UP&quot;;IF([.E1318]=&quot;5 - 10&quot;;&quot;UP, HS&quot;;IF([.E1318]=&quot;1 - 7&quot;;&quot;LP, UP&quot;;IF([.E1318]=&quot;1 -10&quot;;&quot;LP, UP, HS&quot;;IF([.E1318]=&quot;1 - 12&quot;;&quot;LP, UP, HS, HSS&quot;;IF([.E1318]=&quot;5 - 12&quot;;&quot;UP, HS, HSS&quot;;&quot;&quot;)))))))))))" office:value-type="string" office:string-value="LP, UP, HS" calcext:value-type="string">
            <text:p>LP, UP, HS</text:p>
          </table:table-cell>
          <table:table-cell office:value-type="string" calcext:value-type="string">
            <text:p>Balu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318" calcext:value-type="float">
            <text:p>1318</text:p>
          </table:table-cell>
          <table:table-cell table:style-name="ce18" office:value-type="float" office:value="47114" calcext:value-type="float">
            <text:p>47114</text:p>
          </table:table-cell>
          <table:table-cell table:style-name="ce18" office:value-type="string" calcext:value-type="string">
            <text:p>DARURRAHMA HIGH SCHOOL THALAYAD </text:p>
          </table:table-cell>
          <table:table-cell table:style-name="ce18" office:value-type="string" calcext:value-type="string">
            <text:p>Unaided Recognised</text:p>
          </table:table-cell>
          <table:table-cell table:style-name="ce18" office:value-type="string" calcext:value-type="string">
            <text:p>1 -10</text:p>
          </table:table-cell>
          <table:table-cell table:style-name="ce17" table:formula="of:=IF([.E1319]=&quot;11 - 12&quot;;&quot;HSS&quot;;IF([.E1319]=&quot;8 - 12&quot;;&quot;HS, HSS&quot;;IF([.E1319]=&quot;8 - 10&quot;;&quot;HS&quot;;IF([.E1319]=&quot;1 - 4&quot;;&quot;LP&quot;;IF([.E1319]=&quot;5 -7&quot;;&quot;UP&quot;;IF([.E1319]=&quot;1 - 5&quot;;&quot;LP, UP&quot;;IF([.E1319]=&quot;5 - 10&quot;;&quot;UP, HS&quot;;IF([.E1319]=&quot;1 - 7&quot;;&quot;LP, UP&quot;;IF([.E1319]=&quot;1 -10&quot;;&quot;LP, UP, HS&quot;;IF([.E1319]=&quot;1 - 12&quot;;&quot;LP, UP, HS, HSS&quot;;IF([.E1319]=&quot;5 - 12&quot;;&quot;UP, HS, HSS&quot;;&quot;&quot;)))))))))))" office:value-type="string" office:string-value="LP, UP, HS" calcext:value-type="string">
            <text:p>LP, UP, HS</text:p>
          </table:table-cell>
          <table:table-cell office:value-type="string" calcext:value-type="string">
            <text:p>Balu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319" calcext:value-type="float">
            <text:p>1319</text:p>
          </table:table-cell>
          <table:table-cell table:style-name="ce18" office:value-type="float" office:value="47573" calcext:value-type="float">
            <text:p>47573</text:p>
          </table:table-cell>
          <table:table-cell table:style-name="ce18" office:value-type="string" calcext:value-type="string">
            <text:p>JAI RANI EMLPS BALUSSERY </text:p>
          </table:table-cell>
          <table:table-cell table:style-name="ce18" office:value-type="string" calcext:value-type="string">
            <text:p>Unaided Recognised</text:p>
          </table:table-cell>
          <table:table-cell table:style-name="ce18" office:value-type="string" calcext:value-type="string">
            <text:p>1 - 4</text:p>
          </table:table-cell>
          <table:table-cell table:style-name="ce17" table:formula="of:=IF([.E1320]=&quot;11 - 12&quot;;&quot;HSS&quot;;IF([.E1320]=&quot;8 - 12&quot;;&quot;HS, HSS&quot;;IF([.E1320]=&quot;8 - 10&quot;;&quot;HS&quot;;IF([.E1320]=&quot;1 - 4&quot;;&quot;LP&quot;;IF([.E1320]=&quot;5 -7&quot;;&quot;UP&quot;;IF([.E1320]=&quot;1 - 5&quot;;&quot;LP, UP&quot;;IF([.E1320]=&quot;5 - 10&quot;;&quot;UP, HS&quot;;IF([.E1320]=&quot;1 - 7&quot;;&quot;LP, UP&quot;;IF([.E1320]=&quot;1 -10&quot;;&quot;LP, UP, HS&quot;;IF([.E1320]=&quot;1 - 12&quot;;&quot;LP, UP, HS, HSS&quot;;IF([.E1320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Balu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320" calcext:value-type="float">
            <text:p>1320</text:p>
          </table:table-cell>
          <table:table-cell table:style-name="ce18" office:value-type="float" office:value="47576" calcext:value-type="float">
            <text:p>47576</text:p>
          </table:table-cell>
          <table:table-cell table:style-name="ce18" office:value-type="string" calcext:value-type="string">
            <text:p>INDUS ENGLISH SCHOOL, Karumala </text:p>
          </table:table-cell>
          <table:table-cell table:style-name="ce18" office:value-type="string" calcext:value-type="string">
            <text:p>Unaided Recognised</text:p>
          </table:table-cell>
          <table:table-cell table:style-name="ce20" office:value-type="string" calcext:value-type="string">
            <text:p>1-8</text:p>
          </table:table-cell>
          <table:table-cell table:style-name="ce17" table:formula="of:=IF([.E1321]=&quot;11 - 12&quot;;&quot;HSS&quot;;IF([.E1321]=&quot;8 - 12&quot;;&quot;HS, HSS&quot;;IF([.E1321]=&quot;8 - 10&quot;;&quot;HS&quot;;IF([.E1321]=&quot;1 - 4&quot;;&quot;LP&quot;;IF([.E1321]=&quot;5 -7&quot;;&quot;UP&quot;;IF([.E1321]=&quot;1 - 5&quot;;&quot;LP, UP&quot;;IF([.E1321]=&quot;5 - 10&quot;;&quot;UP, HS&quot;;IF([.E1321]=&quot;1 - 7&quot;;&quot;LP, UP&quot;;IF([.E1321]=&quot;1 -10&quot;;&quot;LP, UP, HS&quot;;IF([.E1321]=&quot;1 - 12&quot;;&quot;LP, UP, HS, HSS&quot;;IF([.E1321]=&quot;5 - 12&quot;;&quot;UP, HS, HSS&quot;;&quot;&quot;)))))))))))">
            <text:p/>
          </table:table-cell>
          <table:table-cell office:value-type="string" calcext:value-type="string">
            <text:p>Balussery</text:p>
          </table:table-cell>
          <table:table-cell table:number-columns-repeated="1016"/>
        </table:table-row>
        <table:table-row table:style-name="ro3">
          <table:table-cell table:style-name="ce17" office:value-type="float" office:value="1321" calcext:value-type="float">
            <text:p>1321</text:p>
          </table:table-cell>
          <table:table-cell table:style-name="ce18" office:value-type="float" office:value="47577" calcext:value-type="float">
            <text:p>47577</text:p>
          </table:table-cell>
          <table:table-cell table:style-name="ce18" office:value-type="string" calcext:value-type="string">
            <text:p>Green Valley Public School </text:p>
          </table:table-cell>
          <table:table-cell table:style-name="ce18" office:value-type="string" calcext:value-type="string">
            <text:p>Unaided Recognised</text:p>
          </table:table-cell>
          <table:table-cell table:style-name="ce18" office:value-type="string" calcext:value-type="string">
            <text:p>1 - 4</text:p>
          </table:table-cell>
          <table:table-cell table:style-name="ce17" table:formula="of:=IF([.E1322]=&quot;11 - 12&quot;;&quot;HSS&quot;;IF([.E1322]=&quot;8 - 12&quot;;&quot;HS, HSS&quot;;IF([.E1322]=&quot;8 - 10&quot;;&quot;HS&quot;;IF([.E1322]=&quot;1 - 4&quot;;&quot;LP&quot;;IF([.E1322]=&quot;5 -7&quot;;&quot;UP&quot;;IF([.E1322]=&quot;1 - 5&quot;;&quot;LP, UP&quot;;IF([.E1322]=&quot;5 - 10&quot;;&quot;UP, HS&quot;;IF([.E1322]=&quot;1 - 7&quot;;&quot;LP, UP&quot;;IF([.E1322]=&quot;1 -10&quot;;&quot;LP, UP, HS&quot;;IF([.E1322]=&quot;1 - 12&quot;;&quot;LP, UP, HS, HSS&quot;;IF([.E1322]=&quot;5 - 12&quot;;&quot;UP, HS, HSS&quot;;&quot;&quot;)))))))))))" office:value-type="string" office:string-value="LP" calcext:value-type="string">
            <text:p>LP</text:p>
          </table:table-cell>
          <table:table-cell office:value-type="string" calcext:value-type="string">
            <text:p>Balussery</text:p>
          </table:table-cell>
          <table:table-cell table:number-columns-repeated="1016"/>
        </table:table-row>
        <table:table-row table:style-name="ro3" table:number-rows-repeated="1047223">
          <table:table-cell table:number-columns-repeated="1023"/>
        </table:table-row>
        <table:table-row table:style-name="ro4" table:number-rows-repeated="30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  <table:database-ranges>
        <table:database-range table:name="__Anonymous_Sheet_DB__0" table:target-range-address="Schools.A1:Schools.K1234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5P0"/>
    </number:currency-style>
    <number:number-style style:name="N10154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4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4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4" number:language="en" number:country="US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1015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0P0"/>
    </number:currency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currency-style style:name="N1014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5" number:language="en" number:country="US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currency-style style:name="N1012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4P2" style:volatile="true" number:language="en" number:country="US">
      <number:currency-symbol/>
      <number:fill-character> </number:fill-character>
      <number:text>- </number:text>
    </number:currency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time-style style:name="N10137" number:language="en" number:country="US">
      <number:hours/>
      <number:text>:</number:text>
      <number:minutes number:style="long"/>
      <number:text> </number:text>
      <number:am-pm/>
    </number:time-style>
    <number:number-style style:name="N10128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8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8P2" style:volatile="true" number:language="en" number:country="US">
      <number:text> </number:text>
      <number:fill-character> </number:fill-character>
      <number:text>- </number:text>
    </number:number-style>
    <number:text-style style:name="N10128" number:language="en" number:country="US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date-style style:name="N10141" number:language="en" number:country="US">
      <number:month/>
      <number:text>/</number:text>
      <number:day/>
      <number:text>/</number:text>
      <number:year number:style="long"/>
    </number:date-style>
    <number:number-style style:name="N10130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38" number:language="en" number:country="US">
      <number:month number:textual="true"/>
      <number:text>-</number:text>
      <number:year/>
    </number:date-style>
    <number:date-style style:name="N10139" number:language="en" number:country="US">
      <number:day/>
      <number:text>-</number:text>
      <number:month number:textual="true"/>
    </number:date-style>
    <number:date-style style:name="N10140" number:language="en" number:country="US">
      <number:day/>
      <number:text>-</number:text>
      <number:month number:textual="true"/>
      <number:text>-</number:text>
      <number:year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51cm"/>
      </style:header-style>
      <style:footer-style>
        <style:header-footer-properties fo:min-height="2.604cm" fo:margin-left="0cm" fo:margin-right="0cm" fo:margin-top="2.251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PageStyle_5f_chombala" style:display-name="PageStyle_chombala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6-01-16T14:08:21.145503001</dc:date>
    <meta:editing-duration>PT10M27S</meta:editing-duration>
    <meta:editing-cycles>4</meta:editing-cycles>
    <meta:document-statistic meta:table-count="1" meta:cell-count="9258" meta:object-count="0"/>
  </office:meta>
</office:document-meta>
</file>